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5.609cm"/>
    </style:style>
    <style:style style:name="co3" style:family="table-column">
      <style:table-column-properties fo:break-before="auto" style:column-width="18.191cm"/>
    </style:style>
    <style:style style:name="co4" style:family="table-column">
      <style:table-column-properties fo:break-before="auto" style:column-width="5.69cm"/>
    </style:style>
    <style:style style:name="ro1" style:family="table-row">
      <style:table-row-properties style:row-height="0.529cm" fo:break-before="auto" style:use-optimal-row-height="true"/>
    </style:style>
    <style:style style:name="ta1" style:family="table" style:master-page-name="PageStyle_5f_Ac24horas_20_Scraping">
      <style:table-properties table:display="true" style:writing-mode="lr-tb"/>
    </style:style>
    <style:style style:name="ta2" style:family="table" style:master-page-name="PageStyle_5f_Cameli">
      <style:table-properties table:display="true" style:writing-mode="lr-tb"/>
    </style:style>
    <style:style style:name="ta3" style:family="table" style:master-page-name="PageStyle_5f_Bocalom">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24horas Scraping" table:style-name="ta1">
        <office:forms form:automatic-focus="false" form:apply-design-mode="false"/>
        <table:table-column table:style-name="co1" table:number-columns-repeated="16384" table:default-cell-style-name="Default"/>
        <table:table-row table:style-name="ro1">
          <table:table-cell office:value-type="string" calcext:value-type="string">
            <text:p>28/11/2022</text:p>
          </table:table-cell>
          <table:table-cell office:value-type="string" calcext:value-type="string">
            <text:p>https://i0.wp.com/ac24horas.com/wp-content/uploads/2022/07/TESTE-COVID-NOVO.jpg?resize=400%2C240&amp;ssl=1</text:p>
          </table:table-cell>
          <table:table-cell office:value-type="string" calcext:value-type="string">
            <text:p>Cotidiano</text:p>
          </table:table-cell>
          <table:table-cell office:value-type="string" calcext:value-type="string">
            <text:p>Acre registra 2 novos casos de Covid-19 nesta segunda-feira e segue sem internação</text:p>
          </table:table-cell>
          <table:table-cell office:value-type="string" calcext:value-type="string">
            <text:p>https://ac24horas.com/2022/11/28/acre-registra-2-novos-casos-de-covid-19-nesta-segunda-feira-e-segue-sem-internacao-pela-doenca/</text:p>
          </table:table-cell>
          <table:table-cell office:value-type="string" calcext:value-type="string">
            <text:p>Em novo boletim da Secretaria de Saúde do Acre (Sesacre), desta segunda-feira, 28, dois casos de Covid-19 foram notificados no Acre. Com isso, o número de infectados chega a 153.687.O informativa também indicou que não ocorreu nenhuma morte, assim, o registro de óbitos pela doença é mantido em 2.029. O Estado segue sem nenhuma pessoa internada.Até o momento, existe 360.475 notificações de contaminação pela doença, sendo que 206.765 casos foram descartados e 23 exames de RT-PCR aguardam análise do Laboratório Central de Saúde Pública do Acre (Lacen).Os dados de vacinação contra a covid-19 no Acre podem ser acessados no Painel de Monitoramento da Vacinação, disponível no endereço eletrônico:http://covid19.ac.gov.br/vacina/inicio.As informações são atualizadas na plataforma do Ministério da Saúde (MS) e estão sujeitas a alterações constantes, em razão das informações inseridas a partir de cada municíp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novo boletim da Secretaria de Saúde do Acre (Sesacre), desta segunda-feira, 28, dois casos de Covid-19 foram notificados no Acre. Com isso, o número d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CRISTIUANO.jpg?resize=400%2C240&amp;ssl=1</text:p>
          </table:table-cell>
          <table:table-cell office:value-type="string" calcext:value-type="string">
            <text:p>Destaque 3</text:p>
          </table:table-cell>
          <table:table-cell office:value-type="string" calcext:value-type="string">
            <text:p>Portugal vence, se classifica às oitavas de final e complica o Uruguai na Copa do Mundo</text:p>
          </table:table-cell>
          <table:table-cell office:value-type="string" calcext:value-type="string">
            <text:p>https://ac24horas.com/2022/11/28/portugal-vence-se-classifica-as-oitavas-e-complica-o-uruguai-na-copa-do-mundo/</text:p>
          </table:table-cell>
          <table:table-cell office:value-type="string" calcext:value-type="string">
            <text:p>Portugal venceu o Uruguai por 2 a 0 nesta segunda-feira (28) e garantiu a classificação para as oitavas de final da Copa do Mundo. A Celeste, por sua vez, ficou em situação complicada no Grupo H e não depende mais apenas de si para avançar.O primeiro gol foi marcado aos oito minutos do segundo tempo, quando Bruno Fernandes cruzou, Cristiano Ronaldo subiu para cabecear e a bola acabou passando e morrendo no fundo da rede. Já nos acréscimos, depois pênalti marcado com a ajuda do VAR, Bruno Fernandes cobrou e fechou o placar.Após sofrer o primeiro gol, o Uruguai se atirou ao ataque com a entrada de Suárez e Arrascaeta. A Celeste teve diversas chances para empatar e acabou carimbando a trave portuguesa, mas não conseguiu marcar e levou um balde de água fria com o pênalti no s minutos finais de jogo.Como Portugal já havia vencido a seleção de Gana na estreia, chegou a seis pontos e confirmou a classificação. Agora, a equipe de Cristiano Ronaldo vai enfrentar a Coreia do Sul na última rodada em busca de garantir a primeira colocação do grupo.Já o Uruguai vinha de empate sem gols com a Coreia do Sul na estreia e soma apenas um ponto. A Celeste terá pela frente Gana e precisa vencer para sonhar com a classificação. Mesmo se ganhar, precisará torcer para a Coreia do Sul não derrotar Portugal por uma vantagem de gols maior.Isso porque Uruguai e Coreia do Sul somam um ponto cada no grupo, mas a Celeste tem um gol a menos de saldo. Ou seja, se as duas seleções vencerem na última rodada, a vantagem de gols será decisiva.Por fim, Gana avança se vencer o Uruguai. Caso haja empate, a seleção africana terá de torcer pelo tropeço da Coreia do Sul diante de Portugal. A disputa será intensa pela segunda vaga do Grupo H, com os jogos realizados na próxima sexta-feira (2), às 12h (de Brasília).VEJA OS MELHORES MOMENTOS:Please enable JavaScriptplay-rounded-fillLink06:2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tugal venceu o Uruguai por 2 a 0 nesta segunda-feira (28) e garantiu a classificação para as oitavas de final da Copa do Mundo. A Celeste,...</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5.49.19.jpeg?resize=400%2C240&amp;ssl=1</text:p>
          </table:table-cell>
          <table:table-cell office:value-type="string" calcext:value-type="string">
            <text:p>Acre 01</text:p>
          </table:table-cell>
          <table:table-cell office:value-type="string" calcext:value-type="string">
            <text:p>Motoristas de aplicativo fazem manifestação em frente a Defla após latrocínio ocorrido em ramal</text:p>
          </table:table-cell>
          <table:table-cell office:value-type="string" calcext:value-type="string">
            <text:p>https://ac24horas.com/2022/11/28/motoristas-de-aplicativo-fazem-manifestacao-em-frente-a-defla-apos-latrocinio-ocorrido-em-ramal/</text:p>
          </table:table-cell>
          <table:table-cell office:value-type="string" calcext:value-type="string">
            <text:p>Na tarde desta segunda-feira, 28, dezenas de condutores de aplicativos resolveram protestar em frente a Delegacia de Flagrantes, em Rio Branco, contra o latrocínio de José Francisco Rodrigues das Chaga, de 31 anos, que foi achado morto no Ramal Santo Onofre, no Apolônio Sales.A reportagem do ac24horas ouviu um dos colegas de Chagas que lamentaram a onda de violência. Segundo ele, é necessário reforçar a segurança para evitar novas mortes violentas. “Tinha dado uma acalmada, agora retornou com força, nosso amigo não era bandido e o caso merece ser elucidada”, revelou Francisco Silva.No entanto, a Polícia Civil informou que prendeu dois suspeitos do crime, sendo que um deles confessou ter matado a vítima. O suspeito tem 21 anos e foi conduzido pela Polícia Militar no mesmo dia para a Delegacia de Flagrantes por uma ocorrência de fur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tarde desta segunda-feira, 28, dezenas de condutores de aplicativos resolveram protestar em frente a Delegacia de Flagrantes, em Rio Branco, contra o latrocínio de José...</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09.20.05.jpeg?resize=400%2C240&amp;ssl=1</text:p>
          </table:table-cell>
          <table:table-cell office:value-type="string" calcext:value-type="string">
            <text:p>Acre</text:p>
          </table:table-cell>
          <table:table-cell office:value-type="string" calcext:value-type="string">
            <text:p>Programa Mais Luz para a Amazônia leva energia solar no interior do Acre</text:p>
          </table:table-cell>
          <table:table-cell office:value-type="string" calcext:value-type="string">
            <text:p>https://ac24horas.com/2022/11/28/programa-mais-luz-para-a-amazonia-leva-energia-solar-para-localidades-remotas/</text:p>
          </table:table-cell>
          <table:table-cell office:value-type="string" calcext:value-type="string">
            <text:p>A vida de centenas de famílias acreanas mudou em 2022 com a chegada da energia elétrica. A Energisa realizou 1.368 novas ligações com energia solar em casas localizadas nos pontos mais remotos do estado, levando energia limpa, segura e sustentável 24 horas por dia, por meio do programa Mais Luz para a Amazônia, do Governo Federal.As instalações dos sistemas de geração de energia solar são feitas em áreas de difícil acesso, distantes das redes elétricas convencionais. Em muitos casos, as famílias nunca tiveram acesso à eletricidade. Em outros, a iniciativa substitui o uso de pequenos geradores a diesel ou gasolina, que funcionam apenas por algumas horas ao dia, e hoje são a fonte de energia elétrica de muitas famílias que vivem nestas regiões.A Energisa ainda faz a instalação da parte elétrica dentro do imóvel, e fornece lâmpadas de LED, que são mais eficientes e econômicas, além de tomadas e interruptores. Os moradores também recebem um kit com instruções sobre o uso adequado de energia e como garantir o bom funcionamento do sistema solar.“Nosso compromisso é levar energia de qualidade, limpa e segura para essas pessoas que hoje têm pouco ou nenhum acesso à eletricidade. Por meio da geração de energia solar, estamos contribuindo com a melhoria da qualidade de vida de milhares de acreanos”, afirma o diretor-presidente da Energisa Acre, José Adriano Mendes Silva.O programa ainda tem grande valor social, pois promove a inclusão de cidadãos e permite usufruir de itens básicos na sociedade como a conservação de alimentos, a educação por meio da internet e a geração de renda.Zacarias é o presidente da Associação da Comunidade São Salvador, localizada no Rio Moa, em Mâncio Lima. Lá, a energia chegou e transformou a realidade dos moradores. “Já mudou muito a nossa vida. Todo mundo está gostando, aproveitando muito. Não tem nem explicação”, comemora Zacarias.Apesar das dificuldades logísticas e chuvas intensas em parte do ano, a execução do programa seguiu em ritmo acelerado. Todas as ligações previstas para 2022 já foram realizadas. E a previsão é que muito mais seja feito nos próximos anos.A Energisa está presente no Acre desde 2018, onde desenvolve projetos que estimulam a descarbonização, impulsionam o desenvolvimento sustentável e promovem qualidade de vida para a população. A empresa também está à frente do maior projeto de desligamento de termelétricas, que pretende desativar cinco usinas no estado até 2025.Veja detalhes sobre as ações de sustentabilidade do Grupo através do portalwww.energisajuntos.com.brO que é o Mais Luz Para Amazônia?O Mais Luz para a Amazônia é um programa do Governo Federal, operacionalizado pela Eletrobras, que foi lançado em fevereiro de 2020 e tem como objetivo levar energia limpa e renovável à população de regiões remotas dos estados que compõem a Amazônia Legal e que ainda não têm acesso à energia elétrica, como Acre, Amapá, Amazonas, Mato Grosso, Pará, Rondônia, Tocantins e Maranh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2022, as ligações foram realizadas pela Energisa em 10 municípios do Acre</text:p>
          </table:table-cell>
          <table:table-cell office:value-type="string" calcext:value-type="string">
            <text:p>Assessori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MORTE-APP.jpg?resize=400%2C240&amp;ssl=1</text:p>
          </table:table-cell>
          <table:table-cell office:value-type="string" calcext:value-type="string">
            <text:p>Acre 01</text:p>
          </table:table-cell>
          <table:table-cell office:value-type="string" calcext:value-type="string">
            <text:p>Polícia prende dois suspeitos de assassinar motorista de aplicativo durante corrida</text:p>
          </table:table-cell>
          <table:table-cell office:value-type="string" calcext:value-type="string">
            <text:p>https://ac24horas.com/2022/11/28/policia-prende-dois-suspeitos-da-morte-de-motorista-de-aplicativo-assassinado-apos-atender-chamada/</text:p>
          </table:table-cell>
          <table:table-cell office:value-type="string" calcext:value-type="string">
            <text:p>Foram identificados e presos dois suspeitos de matar o motorista de aplicativo José Francisco Rodrigues das Chagas, de 31 anos, assassinado a facadas na madrugada desta segunda-feira, 28.A vítima foi morta após receber um chamado para uma corrida pelo aplicativo até ao Ramal Santo Onofre, no final da Estrada Jarbas Passarinho, no bairro Apolônio Sales, em Rio Branco.Os suspeitos foram presos como resultado do trabalho investigativo da Polícia Civil por meio da Equipe de Pronto Emprego (EPE). Eles são: R. B. de S., de 21 anos, e D. de O. S. N., de 22 anos.O primeiro já havia sido conduzido no mesmo dia para a Delegacia de Flagrantes (DEFLA) por uma ocorrência de furto, tendo sido identificado, após as investigações preliminares, como autor do crime contra o motorista.A partir da confissão do primeiro suspeito, a Polícia Civil identificou o segundo investigado como participante no crime de latrocínio (roubo seguido de morte) praticado contra o profissional. Ambos foram colocados à disposição da justiç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ram identificados e presos dois suspeitos de matar o motorista de aplicativo José Francisco Rodrigues das Chagas, de 31 anos, assassinado a facadas na madrugada dest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4.31.08-1.jpeg?resize=400%2C240&amp;ssl=1</text:p>
          </table:table-cell>
          <table:table-cell office:value-type="string" calcext:value-type="string">
            <text:p>Acre</text:p>
          </table:table-cell>
          <table:table-cell office:value-type="string" calcext:value-type="string">
            <text:p>PRF apreende mais de 180 kg de cocaína em Rio Branco</text:p>
          </table:table-cell>
          <table:table-cell office:value-type="string" calcext:value-type="string">
            <text:p>https://ac24horas.com/2022/11/28/prf-apreende-mais-de-180-kg-de-cocaina-em-rio-branco/</text:p>
          </table:table-cell>
          <table:table-cell office:value-type="string" calcext:value-type="string">
            <text:p>Na manhã desta segunda-feira, 28, durante patrulhamento na BR 364, foi realizada a abordagem de uma caminhonete e, após as verificações, constatou-se que o veículo transportava grande quantidade de droga em um compartimento na estrutura de sua carroceria.Após a abordagem, foram apreendidos 181,88 kg de drogas, dos quais 167,42 kg são de pasta base e 14,46 kg de cloridrato de cocaína.Após as diligências, duas pessoas e um veículo foram encaminhados à Polícia Federal de Rio Branco-AC para as providências legais cabíve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28, durante patrulhamento na BR 364, foi realizada a abordagem de uma caminhonete e, após as verificações, constatou-se que o veículo transportav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4.20.02-1.jpeg?resize=400%2C240&amp;ssl=1</text:p>
          </table:table-cell>
          <table:table-cell office:value-type="string" calcext:value-type="string">
            <text:p>Na rede</text:p>
          </table:table-cell>
          <table:table-cell office:value-type="string" calcext:value-type="string">
            <text:p>Trabalhadores de Cruzeiro do Sul não perdem jogo do Brasil</text:p>
          </table:table-cell>
          <table:table-cell office:value-type="string" calcext:value-type="string">
            <text:p>https://ac24horas.com/2022/11/28/trabalhadores-de-cruzeiro-do-sul-nao-perdem-jogo-do-brasil/</text:p>
          </table:table-cell>
          <table:table-cell office:value-type="string" calcext:value-type="string">
            <text:p>Nesta segunda-feira, 28, muitos funcionários de empresas que não fecharam na hora do jogo do Brasil assistiram à partida entre Brasil e Suíça em Cruzeiro do Sul, nos próprios locais de trabalho.Na Rodoviária da cidade, os funcionários das empresas de transporte terrestre e demais estabelecimentos comerciais, se juntaram na hora da disputa para acompanhar os lances em uma televisão instalada no corredor.Adão Aquino diz que foi bom estar com os colegas e não perder tempo no deslocamento da empresa pra casa e depois do jogo, na volta para o trabalho.“Já estávamos aqui, vimos o jogo nos divertindo juntos e em seguida voltamos a trabalhar muito mais animados com a vitória do Brasil “, relataA frentista de um posto de combustível, Beatriz Rocha, conta que quase não apareceram carros para abastecer e conseguiu ver a maior parte dos 90 minutos do jogo entre Brasil e Suíça. “Agora com a vitória até o trabalho ficou mais leve e animado”, desta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gunda-feira, 28, muitos funcionários de empresas que não fecharam na hora do jogo do Brasil assistiram à partida entre Brasil e Suíça em Cruzeiro 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EDUARDO.jpg?resize=400%2C240&amp;ssl=1</text:p>
          </table:table-cell>
          <table:table-cell office:value-type="string" calcext:value-type="string">
            <text:p>Cotidiano</text:p>
          </table:table-cell>
          <table:table-cell office:value-type="string" calcext:value-type="string">
            <text:p>Enquanto Bolsonaristas estão na frente de quartel, filho de presidente assiste jogo do Brasil no Catar</text:p>
          </table:table-cell>
          <table:table-cell office:value-type="string" calcext:value-type="string">
            <text:p>https://ac24horas.com/2022/11/28/enquanto-bolsonaristas-estao-na-frente-de-quartel-filho-de-presidente-assiste-jogo-do-brasil-no-catar/</text:p>
          </table:table-cell>
          <table:table-cell office:value-type="string" calcext:value-type="string">
            <text:p>O deputado federal Eduardo Bolsonaro (PL-SP) foi flagrado, em imagens oficiais da FIFA, no Estádio 974 em Doha, no Catar nesta segunda-feira (28). O político e filho de Jair Bolsonaro (PL) assistiu a partida entre Brasil e Suíça pela segunda rodada do grupo G na Copa do Mundo.O filho do presidente da República não publicou sobre a Copa, nem sobre a viagem ao Catar nas redes sociais. No vídeo, ele posa ao lado de um torcedor fantasiado e com a esposa dele, Heloísa Bolsonaro, que veste uma camisa preta da seleção brasileira.Nas redes sociais, Heloísa fez uma publicação com a roupa da Seleção e maquiagem verde e amarela, mas sem divulgar que ia para a partida da Seleção Brasileira no Catar. Já Eduardo Bolsonaro fez publicações sobre questões de armamento civil.O Brasil já garantiu a vaga antecipada nas oitavas de final da Copa do Mundo. A Seleção volta aos campos na sexta-feira (2), contra Camarões, para confirmar o primeiro lugar no grup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federal Eduardo Bolsonaro (PL-SP) foi flagrado, em imagens oficiais da FIFA, no Estádio 974 em Doha, no Catar nesta segunda-feira (28). O político e...</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3.36.17-1.jpeg?resize=400%2C240&amp;ssl=1</text:p>
          </table:table-cell>
          <table:table-cell office:value-type="string" calcext:value-type="string">
            <text:p>Na rede</text:p>
          </table:table-cell>
          <table:table-cell office:value-type="string" calcext:value-type="string">
            <text:p>Em Cruzeiro do Sul, Francesa e Chileno torcem para o Brasil na Copa</text:p>
          </table:table-cell>
          <table:table-cell office:value-type="string" calcext:value-type="string">
            <text:p>https://ac24horas.com/2022/11/28/em-cruzeiro-do-sul-francesa-e-chileno-torcem-para-o-brasil-na-copa/</text:p>
          </table:table-cell>
          <table:table-cell office:value-type="string" calcext:value-type="string">
            <text:p>Muitos estrangeiros que estão em busca de conhecer as terras indígenas e a Ayahuasca, passam e/ou moram em Cruzeiro do Sul, a segunda maior cidade do Acre. Na hora dos jogos da Copa do Mundo, 5 pessoas que moram juntas em Cruzeiro, incluindo um chileno e uma francesa, torcem pelo Brasil.Nesta segunda-feira, 28, a taróloga francesa Clara Merazi, 26 anos, gostou do resultado 1 a 0 pro Brasil em cima da Suíça. “A França já é a atual campeã então eu torço pelo Brasil, que tão bem me acolheu “, conta ela, que está percorrendo vários lugares do mundo.Já o chileno Guido Valenzuela Assis, 26, lamenta o fato do país dele não estar na Copa do Mundo 2022 no Catar. “Estou torcendo muito pelo Brasil, que é uma terra muito Hospitaleira e tem um futebol espetacular “, co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uitos estrangeiros que estão em busca de conhecer as terras indígenas e a Ayahuasca, passam e/ou moram em Cruzeiro do Sul, a segunda maior cidade 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3.45.40.jpeg?resize=400%2C240&amp;ssl=1</text:p>
          </table:table-cell>
          <table:table-cell office:value-type="string" calcext:value-type="string">
            <text:p>Destaque 2</text:p>
          </table:table-cell>
          <table:table-cell office:value-type="string" calcext:value-type="string">
            <text:p>Confira as fotos da torcida acreana na vitória do Brasil sobre a Suíça</text:p>
          </table:table-cell>
          <table:table-cell office:value-type="string" calcext:value-type="string">
            <text:p>https://ac24horas.com/2022/11/28/confira-as-fotos-da-torcida-acreana-na-vitoria-do-brasil-sobre-a-suica/</text:p>
          </table:table-cell>
          <table:table-cell office:value-type="string" calcext:value-type="string">
            <text:p>Fotos de Sérgio Val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s de Sérgio Vale:</text:p>
          </table:table-cell>
          <table:table-cell office:value-type="string" calcext:value-type="string">
            <text:p>Sérgio Vale</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317572275_6674975952518195_8927661130863884500_n.jpg?resize=400%2C240&amp;ssl=1</text:p>
          </table:table-cell>
          <table:table-cell office:value-type="string" calcext:value-type="string">
            <text:p>Extra Total</text:p>
          </table:table-cell>
          <table:table-cell office:value-type="string" calcext:value-type="string">
            <text:p>Brasil vence Suíça com gol de Casemiro e carimba vaga nas oitavas da Copa</text:p>
          </table:table-cell>
          <table:table-cell office:value-type="string" calcext:value-type="string">
            <text:p>https://ac24horas.com/2022/11/28/brasil-vence-suica-com-gol-de-casemiro-e-carimba-vaga-nas-oitavas-da-copa/</text:p>
          </table:table-cell>
          <table:table-cell office:value-type="string" calcext:value-type="string">
            <text:p>O Brasil está nas oitavas de final da Copa do Mundo do Catar. Nesta segunda-feira (28), a seleção brasileira venceu a Suíça por 1 a 0 no estádio 974, pela 2ª rodada do Grupo G do Mundial. O único gol do confronto foi marcado pelo volante Casemiro, no segundo tempo. O Brasil não se classificava de forma antecipada na Copa desde 2010.Com seis pontos, a equipe canarinho está classificada no Grupo G, ainda sem garantir posição. Na última rodada, o Brasil enfrenta Camarões, que ainda tem chance de se classificar. O outro confronto da chave será entre Suíça e Sérvia. Na próxima fase, a seleção brasileira vai enfrentar um dos classificados do Grupo H, que conta com Portugal, Gana, Uruguai e Coreia do Sul.O jogoA seleção brasileira iniciou o confronto com mais presença no campo de ataque, mas tendo dificuldade para entrar na defesa da Suíça. A Canarinho ainda desperdiçou algumas chances por errar passes ou por falta de refinamento, como em um domínio errado de Richarlison. Equilibrado, o jogo ficou parado sobretudo no meio de campo.O Brasil conseguiu uma primeira oportunidade aos 26 minutos. Raphinha partiu pela direita e cruzou para Vinícius Júnior, que entrou sozinho, mas não pegou muito bem na bola; o goleiro Sommer mandou para escanteio. Depois do lance, a equipe de Tite até chegou a ensaiar uma pressão, mas novamente ficou travada nas linhas de defesa da seleção suíça.No fim, a Canarinho teve duas cobranças de escanteio, ambas afastadas pela defesa adversária. O primeiro tempo terminou amarrado, sem grandes oportunidades e com o placar zerado.Brazil’s players celebrate their team’s first goal which was later disallowed during the Qatar 2022 World Cup Group G football match between Brazil and Switzerland at Stadium 974 in Doha on November 28, 2022. (Photo by Jewel SAMAD / AFP) (Photo by JEWEL SAMAD/AFP via Getty Images)Tite voltou para o segundo tempo com o atacante Rodrygo no lugar de Lucas Paquetá, que teve primeiro tempo apagado. Com a mudança, o Brasil ganhou mais velocidade no campo de ataque. No entanto, foi a Suíça quem atacou nos primeiros instantes da etapa final, dando desconforto para a defesa brasileira.Sem uma melhora expressiva no segundo tempo, o técnico da Canarinho resolveu fazer outra mudança rapidamente. Amarelado, Fred deu lugar para o volante Bruno Guimarães. E foi do volante a jogada que quase mudou o panorama do jogo. Aos 18, Bruno Guimarães girou na defesa e tocou por dentro. A bola passou por Alex Sandro, mas Richarlison conseguiu ganhar da defesa. No fim da jogada, Casemiro serviu Vinícius Júnior, que saiu sozinho e venceu Sommer cara a cara. Porém, o gol foi anulado por impedimento de Richarlison na jogada.As alterações seguiram na Canarinho. O ponta-direita Antony e o atacante Gabriel Jesus também foram levados a campo. Empurrando a Suíça para trás, o Brasil conseguiu abrir o placar aos 38 minutos. Vini Júnior partiu pela direita e serviu Rodrygo por dentro, que deixou para Casemiro, e o camisa 5 acertou um belo chute de primeira, forte, no canto.Na sequência, Rodrygo e Antony chegaram mais duas vezes, novamente com o Brasil apertando depois de marcar. Sem sofrer na defesa, a seleção brasileira garantiu mais uma vitória com a meta zeada: 1 a 0 para a equipe de Tite.VEJA OS MELHORES MOMENTOS:Please enable JavaScriptplay-rounded-fillLink05:4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rasil está nas oitavas de final da Copa do Mundo do Catar. Nesta segunda-feira (28), a seleção brasileira venceu a Suíça por 1 a 0...</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GOL-BRA.jpg?resize=400%2C240&amp;ssl=1</text:p>
          </table:table-cell>
          <table:table-cell office:value-type="string" calcext:value-type="string">
            <text:p>Acre</text:p>
          </table:table-cell>
          <table:table-cell office:value-type="string" calcext:value-type="string">
            <text:p>Torcedores vibram com gol de Casemiro que classificou o Brasil</text:p>
          </table:table-cell>
          <table:table-cell office:value-type="string" calcext:value-type="string">
            <text:p>https://ac24horas.com/2022/11/28/torcedores-vibram-com-gol-de-casemiro-que-classifica-brasil-para-as-oitavas-de-final-da-copa/</text:p>
          </table:table-cell>
          <table:table-cell office:value-type="string" calcext:value-type="string">
            <text:p>Os milhares de torcedores presentes no Via Verde Shopping nesta segunda-feira, 28, vibraram bastante com o primeiro gol da Seleção Brasileira marcado em meados do segundo tempo contra a seleção suíça, no estádio 974, em Doha, no Catar, válido pela segunda rodada da competição.O gol foi marcado pelo volante Casemiro do Manchester United após boa jogada da equipe canarinha. Após o gol, os torcedores comemoraram bastante o gol que vai classificando a seleção para a segunda fase da competição mundial.Antes disso, os torcedores ficaram revoltados e entristecidos com o gol anulado do atacante Vinícius Júnior do Real Madrid.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milhares de torcedores presentes no Via Verde Shopping nesta segunda-feira, 28, vibraram bastante com o primeiro gol da Seleção Brasileira marcado em meados do segun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ANULA.jpg?resize=400%2C240&amp;ssl=1</text:p>
          </table:table-cell>
          <table:table-cell office:value-type="string" calcext:value-type="string">
            <text:p>Acre</text:p>
          </table:table-cell>
          <table:table-cell office:value-type="string" calcext:value-type="string">
            <text:p>Torcedores se revoltam com gol anulado de Vinícius Júnior</text:p>
          </table:table-cell>
          <table:table-cell office:value-type="string" calcext:value-type="string">
            <text:p>https://ac24horas.com/2022/11/28/no-shopping-torcedores-se-revoltam-com-gol-anulado-de-vinicius-junior-contra-a-suica/</text:p>
          </table:table-cell>
          <table:table-cell office:value-type="string" calcext:value-type="string">
            <text:p>Na segunda rodada da Copa do Mundo do Catar, nesta segunda-feira, 28, os comandados de Tite, seguem empatando com a Suíça em 0 a 0. Porém, no segundo tempo da partida, os torcedores canarinhos ficaram revoltados e entristecidos com o gol anulado do atacante Vinícius Júnior do Real Madrid.Na hora do gol, os torcedores entraram em euforia coletiva, mas, após a equipe de arbitragem anular o primeiro gol da seleção brasileira, milhares de pessoas presentes na praça de alimentação ficaram em silêncio – lamentando a decisão do árbitro de vídeo que percebeu que o atacante Richarlison estava voltando do impedi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segunda rodada da Copa do Mundo do Catar, nesta segunda-feira, 28, os comandados de Tite, seguem empatando com a Suíça em 0 a 0. Porém,...</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1.25.14.jpeg?resize=400%2C240&amp;ssl=1</text:p>
          </table:table-cell>
          <table:table-cell office:value-type="string" calcext:value-type="string">
            <text:p>Acre</text:p>
          </table:table-cell>
          <table:table-cell office:value-type="string" calcext:value-type="string">
            <text:p>Funcionários do shopping reclamam por não assistir jogo</text:p>
          </table:table-cell>
          <table:table-cell office:value-type="string" calcext:value-type="string">
            <text:p>https://ac24horas.com/2022/11/28/funcionarios-de-estabelecimentos-no-shopping-reclamam-por-nao-conseguir-assistir-jogo-do-brasil/</text:p>
          </table:table-cell>
          <table:table-cell office:value-type="string" calcext:value-type="string">
            <text:p>No fim da manhã desta segunda-feira, 28, a Seleção Brasileira volta a campo contra a Suíça, no Estádio 974, em Doha, no Catar. No Via Verde Shopping, um dos locais que torcedores se reúnem para acompanhar a partida, alguns funcionários de lojas e da praça da alimentação não andam satisfeitos por não poderem acompanhar o jogo do Brasil.A reportagem doac24horasouviu alguns que disseram que, apesar da insatisfação, entendem a situação. Um funcionário de um restaurante contou que não gosta da situação, mas, se mostrou compreensivo. “Não gostamos, é óbvio, mas durante o jogo quem vem assistir quer comer e beber, então, temos que trabalhar”, declarou um dos servidores que não se identificou.Já outro que trabalha em uma loja de moda no shopping revelou que, para não ficar chateado no serviço, resolveu não comparecer enquanto o jogo não acabar. “Só vou depois do jogo e pronto”, afirmou outro torcedor brasilei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fim da manhã desta segunda-feira, 28, a Seleção Brasileira volta a campo contra a Suíça, no Estádio 974, em Doha, no Catar. No Via Ver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0.45.43.jpeg?resize=400%2C240&amp;ssl=1</text:p>
          </table:table-cell>
          <table:table-cell office:value-type="string" calcext:value-type="string">
            <text:p>Acre</text:p>
          </table:table-cell>
          <table:table-cell office:value-type="string" calcext:value-type="string">
            <text:p>Via Verde Shopping começa a ser tomado por torcedores do Brasil</text:p>
          </table:table-cell>
          <table:table-cell office:value-type="string" calcext:value-type="string">
            <text:p>https://ac24horas.com/2022/11/28/em-rio-branco-via-verde-shopping-comeca-a-ser-tomado-por-torcedores-do-brasil/</text:p>
          </table:table-cell>
          <table:table-cell office:value-type="string" calcext:value-type="string">
            <text:p>A Seleção Brasileira volta a campo, pela segunda rodada da Copa do Mundo do Catar, nesta segunda-feira, 28, às 11h. Os comandados de Tite enfrentam a Suíça, no Estádio 974, em Doha. No Via Verde Shopping os torcedores centenas de torcedores começam a chegar para acompanhar a partidaO jogo que poderá classificar o Brasil para a segunda fase da competição reúne pessoas de todos os tipos, jovens, adultos e crianças que escolheram o local pela boa localização, climatização e segurança.A expectativa dos torcedores também é grande, o DJ Pablo Germano está bastante confiante e arriscou o placar de 3 a 0 para a Seleção Canarinho. “Três gols de Richarlyson e um do Vinny Júnior”,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leção Brasileira volta a campo, pela segunda rodada da Copa do Mundo do Catar, nesta segunda-feira, 28, às 11h. Os comandados de Tite enfrentam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0.30.11.jpeg?resize=400%2C240&amp;ssl=1</text:p>
          </table:table-cell>
          <table:table-cell office:value-type="string" calcext:value-type="string">
            <text:p>Acre 01</text:p>
          </table:table-cell>
          <table:table-cell office:value-type="string" calcext:value-type="string">
            <text:p>Após reclamações do público, governo põe tenda em arquibancada da Concha Acústica</text:p>
          </table:table-cell>
          <table:table-cell office:value-type="string" calcext:value-type="string">
            <text:p>https://ac24horas.com/2022/11/28/apos-reclamacoes-do-publico-governo-poe-tenda-em-arquibancada-da-concha-acustica/</text:p>
          </table:table-cell>
          <table:table-cell office:value-type="string" calcext:value-type="string">
            <text:p>Após uma série de problemas ocorridos na transmissão do primeiro jogo do Brasil na copa, a Secretaria de Turismo e Empreendedorismo do governo do Acre resolveu colocar uma tenda na arquibancada da Concha Acústica, no Canal da Maternidade, na manhã desta segunda-feira, 28.Além disso, a transmissão do jogo, que havia sido feita pela internet na primeira vitória da seleção, agora é feita por meio digital com uma antena sincronizada diretamente à TV Globo, emissora detentora dos direitos de transmissão da Copa.Assista a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uma série de problemas ocorridos na transmissão do primeiro jogo do Brasil na copa, a Secretaria de Turismo e Empreendedorismo do governo do Acre resolveu...</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317433541_6674066139275843_3602148587271381475_n.jpg?resize=400%2C240&amp;ssl=1</text:p>
          </table:table-cell>
          <table:table-cell office:value-type="string" calcext:value-type="string">
            <text:p>Destaque 2</text:p>
          </table:table-cell>
          <table:table-cell office:value-type="string" calcext:value-type="string">
            <text:p>Gana segura a Coreia do Sul e vence a primeira em jogo eletrizante</text:p>
          </table:table-cell>
          <table:table-cell office:value-type="string" calcext:value-type="string">
            <text:p>https://ac24horas.com/2022/11/28/gana-segura-a-coreia-do-sul-e-vence-a-primeira-em-jogo-eletrizante/</text:p>
          </table:table-cell>
          <table:table-cell office:value-type="string" calcext:value-type="string">
            <text:p>Gana venceu na manhã desta segunda-feira (28) a Coreia do Sul por 3 a 2, em partida válida pela segunda rodada do Grupo H. O jogo foi eletrizante do início ao fim. A seleção africana abriu 2 a 0 no primeiro tempo, e os sul-coreanos devolveram o placar na segunda etapa, mas Kudus decretou a vitória ganesa.Com o resultado, a seleção de Gana pulou para a segunda colocação da chave, com três pontos. A Coreia do Sul é a lanterna, com apenas um ponto somado. Ainda nesta segunda, o líder Portugal, com três, encara o Uruguai, que ocupa o terceiro lugar, também com um ponto.O jogoA Coreia do Sul começou melhor, dominando as ações do jogo e explorando exaustivamente cruzamentos em direção à área. Foram sete escanteios a favor dos sul-coreanos nos 20 primeiros minutos de bola rolando.Mas todo o volume apresentado no começo da etapa inicial pela seleção asiática não foi convertido em gols. Melhor para Gana, que não desperdiçou a melhor chance que teve e abriu o placar. Aos 23, André Ayew cobrou falta em direção à área, e Salisu aproveitou a sobra para estufar a rede.O gol foi como um balde de água fria para os sul-coreanos, e Gana sentiu que poderia ampliar. Aos 33, Jordan Ayew cruzou em direção à área, e encontrou Kudus livre, que desviou de cabeça e marcou o segundo da seleção africana.Com a vantagem no marcador, Gana optou por começar a segunda etapa recuada. A ideia do técnico Otto Addo foi chamar a Coreia do Sul para o campo defensivo e tentar golpeá-la nos contra-ataques. Mas não deu certo.Aos 12, os sul-coreanos diminuíram. Lee Kang-In, que tinha acabado de entrar, roubou a bola de Lamptey pela esquerda e cruzou na medida para Cho Gue-Sung mandar para o fundo do gol. Embalada, a seleção asiática empatou. Aos 15, Kim Jin-Su cruzou, e Cho Gue-Sung balançou a rede novamente.O jogo dava indícios de que a Coreia do Sul iria virar, mas o futebol prega peças. Aos 22, Mensah cruzou rasteiro para a área, e Iñaki Williams furou. Na sobra, Kudus bateu cruzado e colocou a seleção de Gana novamente na frente do placar.A Coreia do Sul voltou a ditar as ações do jogo, mas o cansaço falou mais alto. Gana recuou as linhas e repetiu a tática de tentar aplicar um golpe fatal, enquanto os sul-coreanos buscavam retomar a igualdade. O jogo seguiu frenético até o apito final, mas sem alterações no marcador.VEJA OS MELHORES MOMENTOS:Please enable JavaScriptplay-rounded-fillLink06:4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Gana venceu na manhã desta segunda-feira (28) a Coreia do Sul por 3 a 2, em partida válida pela segunda rodada do Grupo H. O jogo...</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naom_6383b9b7870b2.jpg?resize=400%2C240&amp;ssl=1</text:p>
          </table:table-cell>
          <table:table-cell office:value-type="string" calcext:value-type="string">
            <text:p>Cotidiano</text:p>
          </table:table-cell>
          <table:table-cell office:value-type="string" calcext:value-type="string">
            <text:p>Escalação da Seleção: Tite confirma time com Militão e Fred contra a Suíça</text:p>
          </table:table-cell>
          <table:table-cell office:value-type="string" calcext:value-type="string">
            <text:p>https://ac24horas.com/2022/11/28/escalacao-da-selecao-tite-confirma-time-com-militao-e-fred-contra-a-suica/</text:p>
          </table:table-cell>
          <table:table-cell office:value-type="string" calcext:value-type="string">
            <text:p>A seleção brasileira vai a campo contra a Suíça, às 13h (Brasília), com a escalação que o ge antecipou no domingo: Alisson; Militão, Marquinhos, Thiago Silva e Alex Sandro; Casemiro, Fred e Paquetá; Raphinha, Richarlison e Vinicius Junior.Com o empate mais cedo entre Camarões e Sérvia por 3 a 3, o Brasil se classificará para as oitavas de final caso vença a Suíça. Na sexta, a Seleção encerrará a fase de grupos contra Camarões, às 16h (Brasíl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leção brasileira vai a campo contra a Suíça, às 13h (Brasília), com a escalação que o ge antecipou no domingo: Alisson; Militão, Marquinhos, Thiago Silva...</text:p>
          </table:table-cell>
          <table:table-cell office:value-type="string" calcext:value-type="string">
            <text:p>globo esporte</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08.55.52.jpeg?resize=400%2C240&amp;ssl=1</text:p>
          </table:table-cell>
          <table:table-cell office:value-type="string" calcext:value-type="string">
            <text:p>Na rede</text:p>
          </table:table-cell>
          <table:table-cell office:value-type="string" calcext:value-type="string">
            <text:p>Em Cruzeiro do Sul, resultado do concurso “Minha rua é louca pelo Brasil” será anunciado quarta</text:p>
          </table:table-cell>
          <table:table-cell office:value-type="string" calcext:value-type="string">
            <text:p>https://ac24horas.com/2022/11/28/em-cruzeiro-do-sul-resultado-do-concurso-minha-rua-e-louca-pelo-brasil-sera-anunciado-quarta/</text:p>
          </table:table-cell>
          <table:table-cell office:value-type="string" calcext:value-type="string">
            <text:p>Neste domingo, 27, a comissão organizadora do Concurso Minha Rua é Louca pelo Brasil de Cruzeiro do Sul, visitou as 8 vias que concorrem à premiação. A rua vencedora será divulgada na quarta-feira, 30, e os prêmios entregues na quinta-feira, 2 de dezembro, antes do jogo entre Brasil e Camarões.“As avaliações foram feitas e na quarta faremos a contagem das notas. Vamos entregar a premiação das três primeiras colocadas na quinta-feira antes do terceiro jogo do Brasil”, ressalta o presidente da Associação Comercial do Alto Juruá, Luis Cunha.O investimento na ornamentação é alto e além de tirar do bolso, em forma de cotas e individualmente, os moradores buscam patrocínios. Na Rua Mâncio Lima, no Bairro Aeroporto Velho, o investimento total chega a R$ 5 mil. Francisco Virgulino cita que os moradores fizeram uma cota de R$ 2.800, mas esta foi apenas uma parte do valor empregado na ornamentação. “Esses R$2.800 foi da cota geral. Além disso, tivemos as colaborações individuais e também conseguimos patrocínio. No total o investimento foi de cerca de R$ 5 mil”, relata Virgulino.O trabalho dos moradores foi intenso para garantir a decoração da via com as cores do Brasil. Virgulino conta que estão todos com esperança na vitória. “Nós nos empenhamos muito e estamos na torcida pela vitória. Mas se não ganharmos o fato de termos ficado juntos em clima de muita animação já valeu a pena”, ressaltaNa Rua Antônio Costeira, nem as ladeiras impediram os vizinhos de enfeitar a via. “Trabalhamos todos juntos e foi muito boa essa confraternização entre os vizinho”, pontua João Dias, um dos moradores.Além dos bairros Vila São Pedro e Liberdade, na zona rural de Cruzeiro do Sul, também buscam a premi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e domingo, 27, a comissão organizadora do Concurso Minha Rua é Louca pelo Brasil de Cruzeiro do Sul, visitou as 8 vias que concorrem à premiaçã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real_moeda_dinheiro_mcajr_2904223669.jpg?resize=400%2C240&amp;ssl=1</text:p>
          </table:table-cell>
          <table:table-cell office:value-type="string" calcext:value-type="string">
            <text:p>Cotidiano</text:p>
          </table:table-cell>
          <table:table-cell office:value-type="string" calcext:value-type="string">
            <text:p>Mercado financeiro eleva projeção da inflação de 5,88% para 5,91%</text:p>
          </table:table-cell>
          <table:table-cell office:value-type="string" calcext:value-type="string">
            <text:p>https://ac24horas.com/2022/11/28/mercado-financeiro-eleva-projecao-da-inflacao-de-588-para-591/</text:p>
          </table:table-cell>
          <table:table-cell office:value-type="string" calcext:value-type="string">
            <text:p>A previsão do mercado financeiro para o Índice Nacional de Preços ao Consumidor Amplo (IPCA), considerada a inflação oficial do país, subiu de 5,88% para 5,91% para este ano. A estimativa consta do Boletim Focus de hoje (28), pesquisa divulgada semanalmente pelo Banco Central (BC) com a expectativa de instituições financeiras para os principais indicadores econômicos.Para 2023, a projeção da inflação ficou em 5,02%. Para 2024 e 2025, as previsões são de inflação em 3,5% e 3%, respectivamente.A previsão para 2022 está acima do teto da meta de inflação que deve ser perseguida pelo BC. Definida pelo Conselho Monetário Nacional, a meta é de 3,5% para este ano, com intervalo de tolerância de 1,5 ponto percentual para cima ou para baixo. Ou seja, o limite inferior é de 2% e o superior de 5%.Da mesma forma, a projeção do mercado para a inflação de 2023 também está acima do teto previsto. Para 2023 e 2024, as metas fixadas são de 3,25% e 3%, respectivamente, também com os intervalos de tolerância de 1,5 ponto percentual. Ou seja, para 2023 os limites são 1,75% e 4,75%.Em outubro, a inflação subiu 0,59%, após três meses de deflação. Com o resultado, o IPCA acumula alta de 4,7% no ano e 6,47% em 12 meses, segundo o Instituto Brasileiro de Geografia e Estatística (IBGE). Para novembro, o Índice de Preços ao Consumidor Amplo-15 (IPCA-15), que é a prévia da inflação, também teve aumento de 1,17% [https://agenciabrasil.ebc.com.br/economia/noticia/2021-11/ipca-15-previa-da-inflacao-sobe-117-em-novembro].Taxa de jurosPara alcançar a meta de inflação, o Banco Central usa como principal instrumento a taxa básica de juros, a Selic, definida em 13,75% ao ano pelo Comitê de Política Monetária (Copom). A taxa está no maior nível desde janeiro de 2017, quando também estava nesse patamar.Para o mercado financeiro, a expectativa é de que a Selic encerre o ano nos mesmos 13,75%. Para o fim de 2023, a estimativa é de que a taxa básica caia para 11,5% ao ano. Já para 2024 e 2025, a previsão é de Selic em 8,25% ao ano e 8% ao ano, respectivamente.Quando o Copom aumenta a taxa básica de juros, a finalidade é conter a demanda aquecida, e isso causa reflexos nos preços porque os juros mais altos encarecem o crédito e estimulam a poupança. Desse modo, taxas mais altas também podem dificultar a expansão da economia. Além da Selic, os bancos consideram outros fatores na hora de definir os juros cobrados dos consumidores, como risco de inadimplência, lucro e despesas administrativas.Quando o Copom diminui a Selic, a tendência é de que o crédito fique mais barato, com incentivo à produção e ao consumo, reduzindo o controle sobre a inflação e estimulando a atividade econômica.PIB e câmbioA projeção das instituições financeiras para o crescimento da economia brasileira neste ano também variou, de 2,8% para 2,81%. Para 2023, a expectativa para o Produto Interno Bruto (PIB) – a soma de todos os bens e serviços produzidos no país – é de crescimento de 0,7%. Para 2024 e 2025, o mercado financeiro projeta expansão do PIB em 1,7% e 2%, respectivamente.A expectativa para a cotação do dólar está em R$ 5,27 para o final deste ano. Para o fim de 2023, a previsão é de que a moeda americana fique em R$ 5,2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visão do mercado financeiro para o Índice Nacional de Preços ao Consumidor Amplo (IPCA), considerada a inflação oficial do país, subiu de 5,88% para 5,91%...</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comitiva-Lula-cop27-16nov-2022-848x477-1.png?resize=400%2C240&amp;ssl=1</text:p>
          </table:table-cell>
          <table:table-cell office:value-type="string" calcext:value-type="string">
            <text:p>Destaque 6</text:p>
          </table:table-cell>
          <table:table-cell office:value-type="string" calcext:value-type="string">
            <text:p>Aliados de Lula veem chances de aprovar PEC com prazo de 2 anos</text:p>
          </table:table-cell>
          <table:table-cell office:value-type="string" calcext:value-type="string">
            <text:p>https://ac24horas.com/2022/11/28/aliados-de-lula-veem-chances-de-aprovar-pec-com-prazo-de-2-anos/</text:p>
          </table:table-cell>
          <table:table-cell office:value-type="string" calcext:value-type="string">
            <text:p>Integrantes do grupo de transição avaliam que há mais chances de aprovar a PEC que viabiliza o Auxílio Brasil, que voltará a ser chamado de Bolsa Família pelo governo eleito, de R$ 600 com prazo de 2 anos fora do teto fiscal – o que duraria, pelo menos, metade do mandato do novo governo.A ideia inicial do governo eleito era garantir Auxílio Brasil permanentemente livre da regra fiscal.Diante das resistências, a equipe de Lula-Alckmin admitiu outra versão que restringe o furo no teto para o pagamento do benefício a 4 anos, portanto, até o fim do governo.No entanto, o texto não andou mesmo assim.Agora, há avaliação de que uma proposta de meio termo reúne mais consensos.“Se um ano é pouco, quatro era demais, então vamos com dois anos”, afirmou à CNN um presidente de partido que faz parte da base de apoio ao novo governo.O Congresso tem dado sinais claros ao governo eleito de que não irá aprovar o texto inicialmente apresentado, no formato de minuta.Enquanto a ideia do governo é de PEC de no mínimo R$ 175 bilhões; textos alternativos propostos por senadores preveem menos da metade de espaço fiscal.O vice-presidente eleito, Geraldo Alckmin, durante reunião com parlamentares das bancadas aliadas na sede do governo de transição no Centro Cultural Banco do Brasil (CCBB). / Marcelo Camargo/Agência BrasilO presidente eleito Luiz Inácio Lula da Silva (PT) e o vice presidente eleito Geraldo Alckmin têm reunião nesta segunda-feira (28) no gabinete de transição, no Centro Cultural Banco do Brasil (CCBB), em Brasília.O primeiro relatório do governo de transição com diagnóstico do atual cenário das políticas públicas do país deve ser entregue nesta seman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Integrantes do grupo de transição avaliam que há mais chances de aprovar a PEC que viabiliza o Auxílio Brasil, que voltará a ser chamado de Bolsa...</text:p>
          </table:table-cell>
          <table:table-cell office:value-type="string" calcext:value-type="string">
            <text:p>CNN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42144440614_4f2c73a381_o.jpg?resize=400%2C240&amp;ssl=1</text:p>
          </table:table-cell>
          <table:table-cell office:value-type="string" calcext:value-type="string">
            <text:p>Destaque 6</text:p>
          </table:table-cell>
          <table:table-cell office:value-type="string" calcext:value-type="string">
            <text:p>Brasil tenta vencer a Suíça pela primeira vez em uma Copa</text:p>
          </table:table-cell>
          <table:table-cell office:value-type="string" calcext:value-type="string">
            <text:p>https://ac24horas.com/2022/11/28/brasil-tenta-vencer-a-suica-pela-primeira-vez-em-uma-copa/</text:p>
          </table:table-cell>
          <table:table-cell office:value-type="string" calcext:value-type="string">
            <text:p>São Paulo parou no dia 28 de junho de 1950, uma quarta-feira. Mais de 42 mil paulistanos rumaram para o estádio do Pacaembu, no qual a seleção brasileira comandada pelo técnico Flávio Costa enfrentaria a Suíça, um time que tinha sido humilhado pela Iugoslávia na primeira rodada da Copa, derrota de 3 a 0.Flávio Costa treinava o Vasco, mas quis fazer média com os paulistas e mudou a seleção, incluindo a famosa linha média do São Paulo naquela partida: Ruy Campos, Bauer e Noronha. O Brasil fez 1 a 0, num lance no qual, segundo a filmagem da época indica, a bola saiu pela linha de fundo antes de Ademir (do Vasco) cruzar e Alfredo II (do Vasco) balançar as redes do goleiro suíço.A Suíça empatou a seguir numa falha do zagueiro Juvenal (do Flamengo) e do goleiro Barbosa (do Vasco). O Brasil voltou à frente do placar com uma cabeçada de Baltazar (do Corinthians) no ângulo. Mas, quando faltavam apenas dois minutos para o término da partida: “A Suíça empatou novamente. O ponta-esquerda Fatton chutou, a bola passou entre os braços de Barbosa. Saímos, ficamos todos aqui na frente do estádio, a torcida esperando o Flávio Costa. Ficamos uma hora aqui na porta. Por fim, ele saiu no carro da polícia. Não sei se queriam agredir, mas, pelo menos, queríamos falar umas boas para ele, sabe”, relembrou o aposentado Nelson Xavier, que em 1950 era um dos muitos meninos que estavam no Pacaembu naquela tarde, em entrevista ao programa Caminhos da Reportagem, da TV Brasil.Foi apenas um tropeço. Curiosamente, outro confronto entre as duas seleções em Copas só ocorreu no Mundial da Rússia em 2018. Philippe Coutinho fez 1 a 0, em chute de fora da área, no 1º tempo. Mas, assim como em 1950, a Suíça empatou: Zuber, de cabeça, no 2º tempo. Tite colocou em campo diversos jogadores que mantém no elenco atual, como Alisson, Danilo, Thiago Silva, Casemiro, Neymar e Gabriel Jesus. De lá para cá, enquanto a CBF conservou o mesmo treinador, a Suíça apostou no novo. Trouxe Murat Yakin para o lugar do bósnio Vladimir Petkovic. Mas o time vermelho continua incomodando os grandes. Nas Eliminatórias tirou a Itália da liderança do grupo na última rodada e se classificou para a Copa diretamente, sem a necessidade de passar pela repescagem.Nesta segunda-feira, a partir das 13 horas (horário de Brasília), o Brasil tem a terceira chance de vencer a Suíça pela primeira vez em Copas. Não é impossível vencê-los. Isso já ocorreu em três amistosos: em 1980 (Brasil 2 a 0, em Cuiabá), em 1983 (Brasil 2 a 1, em Basel) e em 2006 (Brasil 2 a 1, em Basel).Mas há uma história curiosa. Em 1989, durante uma desastrosa excursão à Europa, a seleção comandada pelo técnico Sebastião Lazaroni já tinha perdido da Suécia (1 a 2), da Dinamarca (0 a 4) e, enfim, da Suíça (0 a 1, gol de pênalti). Essa derrota foi a gota d´água e fez com que a emissora de TV detentora dos direitos dos jogos da seleção brasileira à época desistisse de transmitir a quarta partida do Brasil (um amistoso contra o Milan, que ficou mesmo no 0 a 0).Como já parece tradição neste mundo globalizado, a Suíça traz três jogadores naturalizados: o goleiro reserva Philipp Köhn, originalmente é alemão, o meia Xherdan Shaqiri, que nasceu no Kosovo (à época ainda parte da Iugoslávia), e o atacante Breel Embolo, que é camaronês.Sempre que o Brasil jogar contra a Suíça será o favorito, mas a seleção europeia tem sido sempre uma pedra do sapato da equipe canarinho.E é bom evitar decepções como a que os antigos já tiveram: “Os suíços fizeram o suficiente para a conquista de um resultado estupendo. Para os helvéticos, o empate constitui uma esplêndida vitória e, mais do que isso, o maior feito do futebol da Suíça de todos os tempos”, resumiu o Diário da Noite após o resultado imprevisível de 19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ão Paulo parou no dia 28 de junho de 1950, uma quarta-feira. Mais de 42 mil paulistanos rumaram para o estádio do Pacaembu, no qual 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08/zap-zap.jpeg?resize=400%2C240&amp;ssl=1</text:p>
          </table:table-cell>
          <table:table-cell office:value-type="string" calcext:value-type="string">
            <text:p>Cotidiano</text:p>
          </table:table-cell>
          <table:table-cell office:value-type="string" calcext:value-type="string">
            <text:p>WhatsApp libera atalho para que usuários mandem mensagens para si mesmos</text:p>
          </table:table-cell>
          <table:table-cell office:value-type="string" calcext:value-type="string">
            <text:p>https://ac24horas.com/2022/11/28/whatsapp-libera-atalho-para-que-usuarios-mandem-mensagens-para-si-mesmos/</text:p>
          </table:table-cell>
          <table:table-cell office:value-type="string" calcext:value-type="string">
            <text:p>O WhatsApp começou a disponibilizar, gradativamente, um atalho para que usuários não precisem mais criar grupos e remover contatos para que seja possível conversar com si mesmos.Liberada a partir desta segunda-feira (28), a funcionalidade – disponível para Android e iPhone – trará o contato do usuário no topo da lista para iniciar uma conversa.Anteriormente, não havia essa opção, por mais que o consumidor do aplicativo salvasse o próprio número.Em nota, o Whats App informou que “essa funcionalidade traz a conveniência de poder enviar notas para sua lista de tarefas, lembretes, listas de compras e qualquer outra anotação que o usuário queira ter acesso facilmente, na palma da sua mão, no aplicativo que ele já usa com frequência.”.Também recentemente, a empresa liberou a possibilidade de criar ‘enquetes’ dentro de conversas. Como próxima funcionalidade, o WhatsApp já informou que está testando a opção de pesquisar empresas e realizar compras dentro do aplicativo.“Essa experiência de finalização de compra integrada será um divisor de águas para pessoas e empresas que desejam comprar e vender no WhatsApp sem precisar acessar sites, abrir outros apps ou pagar pessoalmente”, informou a empres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WhatsApp começou a disponibilizar, gradativamente, um atalho para que usuários não precisem mais criar grupos e remover contatos para que seja possível conversar com si...</text:p>
          </table:table-cell>
          <table:table-cell office:value-type="string" calcext:value-type="string">
            <text:p>CNN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19/10/AGENCIA.jpg?resize=400%2C240&amp;ssl=1</text:p>
          </table:table-cell>
          <table:table-cell office:value-type="string" calcext:value-type="string">
            <text:p>Acre</text:p>
          </table:table-cell>
          <table:table-cell office:value-type="string" calcext:value-type="string">
            <text:p>Plataformas digitais do governo ficam fora do ar até o início da tarde</text:p>
          </table:table-cell>
          <table:table-cell office:value-type="string" calcext:value-type="string">
            <text:p>https://ac24horas.com/2022/11/28/plataformas-digitais-do-governo-ficam-fora-do-ar-ate-o-inicio-da-tarde/</text:p>
          </table:table-cell>
          <table:table-cell office:value-type="string" calcext:value-type="string">
            <text:p>Na manhã desta segunda-feira, 28, dia do segundo jogo da seleção brasileira de futebol contra a Suíça, em Doha, no Catar, o governo do Estado do Acre informou que o site Agência de Notícias do Acre está fora do ar – pelo menos até o início da tarde.Sendo assim, não somente o site de notícias do Estado está fora do ar, como também, o Diário Oficial do Estado (DOE), o site do Departamento Estadual de Trânsito (Detran) e as demais plataformas digitais se encontram indisponíveis para acesso ao público.De acordo com a assessoria da gestão de Gladson Cameli, o problema ocorreu devido ao link da OI estar off-line. A previsão da equipe técnica é que a normalidade de estabilização ocorra às 13h – após a partida do Brasil na Copa do Mundo do Cat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28, dia do segundo jogo da seleção brasileira de futebol contra a Suíça, em Doha, no Catar, o governo do Estado 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MORTO-UVER.jpg?resize=400%2C240&amp;ssl=1</text:p>
          </table:table-cell>
          <table:table-cell office:value-type="string" calcext:value-type="string">
            <text:p>Destaque 4</text:p>
          </table:table-cell>
          <table:table-cell office:value-type="string" calcext:value-type="string">
            <text:p>Motorista de aplicativo recebe chamada e é morto a golpes de faca em Ramal de Rio Branco</text:p>
          </table:table-cell>
          <table:table-cell office:value-type="string" calcext:value-type="string">
            <text:p>https://ac24horas.com/2022/11/28/motorista-de-aplicativo-recebe-chamada-e-e-morto-a-golpes-de-faca-em-ramal-de-rio-branco/</text:p>
          </table:table-cell>
          <table:table-cell office:value-type="string" calcext:value-type="string">
            <text:p>O motorista de aplicativo José Francisco Rodrigues das Chagas, de 31 anos, foi morto a golpes de faca na madrugada desta segunda-feira, 28, após receber uma corrida pelo aplicativo até ao Ramal Santo Onofre, no final da Estrada Jarbas Passarinho, no bairro Apolônio Sales, em Rio Branco.De acordo com informações da Polícia, o motorista chegou no seu veículo no local indicado pelo aplicativo, quando foi abordado por uma pessoa não identificada, que em posse de uma faca desferiu dois golpes que atingiram o peito da vítima, que ainda conseguiu sair do carro pedindo ajuda e caiu no ramal.Moradores relataram aos policiais que chegaram a ouvir vários gritos pedindo ajuda, e após alguns minutos quando saíram de suas casas encontraram José Francisco caído, sagrando muito.A ambulância do suporte avançado do Serviço de Atendimento Móvel de Urgência (SAMU) foi acionada, mas quando os paramédicos chegaram ao local, nada puderam fazer pelo motorista de aplicativo que já se encontrava morto.Policiais Militares estiveram no local e isolaram a área para os trabalhos do Perito em criminalística, em seguida fizeram patrulhamento na região em busca de prender o autor do crime, mas ele não foi encontrado.O corpo de José Francisco foi removido e encaminhado ao Instituto Médico Legal (IML) para os exames cadavéricos.A Polícia informou ainda que o carro do motorista de aplicativo foi encontrado a uma distância de 500 metros do corpo.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otorista de aplicativo José Francisco Rodrigues das Chagas, de 31 anos, foi morto a golpes de faca na madrugada desta segunda-feira, 28, após receber uma...</text:p>
          </table:table-cell>
          <table:table-cell office:value-type="string" calcext:value-type="string">
            <text:p>Davi Sahid</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0/07/MPF-ACRE.jpg?resize=400%2C240&amp;ssl=1</text:p>
          </table:table-cell>
          <table:table-cell office:value-type="string" calcext:value-type="string">
            <text:p>Destaque 4</text:p>
          </table:table-cell>
          <table:table-cell office:value-type="string" calcext:value-type="string">
            <text:p>MPF pede que justiça obrigue INSS a cuidar de terreno abandonado no Conjunto Universitário</text:p>
          </table:table-cell>
          <table:table-cell office:value-type="string" calcext:value-type="string">
            <text:p>https://ac24horas.com/2022/11/28/mpf-pede-que-justica-obrigue-inss-a-cuidar-de-terreno-abandonado-no-conjunto-universitario/</text:p>
          </table:table-cell>
          <table:table-cell office:value-type="string" calcext:value-type="string">
            <text:p>O Ministério Público Federal (MPF) no Acre ajuizou uma ação civil pública visando obrigar o Instituto Nacional do Seguro Social (INSS) a manter limpo o INSS a manter limpo um lote de terra localizado em Rio Branco (AC), no bairro Universitário, que atualmente está abandonado, tomado por mato, lixo, entulhos e outros materiais que propiciam um ambiente favorável à proliferação de animais e insetos peçonhentos e a ocorrência de queimadas, além de ser alvo de pessoas de práticas ilegais, de forma a causar prejuízo ao bem público e à comunidade no entorno do imóvel.O caso foi encaminhado ao MPF a partir de representação da Associação de Moradores do Bairro Universitário, que denunciou o abandono de um lote de terra com área de 56.000 m², localizado no Conjunto Universitário II, em Rio Branco, de propriedade do INSS, que estaria tomada por mato, lixo, entulhos, entre outros materiais, devido à falta de intervenção pública, transformando-se em ambiente propício para a proliferação de animais e insetos peçonhentos e, até mesmo, venenosos, e a consequente transmissão e propagação das doenças transmitidas por eles, bem como a ocorrência de queimadas, além de expor a integridade física e a vida dos moradores da vizinhança.No caso deste imóvel, o problema é antigo, sendo que pelo menos desde 2008 o MPF já interveio extrajudicialmente para que fosse realizada a manutenção, porém a autarquia proprietária da área não toma para si a responsabilidade da limpeza, sendo a recorrência da intervenção ministerial também prova da leniência do órgão com relação ao patrimônio em tela.A ação também ressalta que a prática de abandono não é exclusiva para este imóvel, já tendo sido ajuizada ação no mesmo sentido visando a limpeza e conservação de um galpão do INSS em Brasiléia, a 230km de Rio Branco, sendo que nesta ação a autarquia chegou a informar a realização de uma licitação que contemplaria o imóvel de Brasiléia e os de Rio Branco.Para Lucas Almeida Costa Dias, procurador que assina a ação, a postura do INSS fere o princípio da eficiência, que rege a administração pública, especialmente quando se coloca lado a lado também a situação do imóvel de Brasiléia, que também está sem solução há anos.Além disso, o Departamento de Vigilância Sanitária do município de Rio Branco atestou que a situação do terreno está em desacordo com a Lei Municipal n. 1.623/2006 (Código Sanitário do Município), que estabelece que o proprietário ou ocupante a qualquer título, é responsável pela limpeza e conservação do imóvel.O pedido da ação é para que, no prazo de 30 dias O INSS remova o lixo e os detritos (acúmulo de telhas, tijolos, sobras de construções, excesso de plantas) do terreno, além de demarcar a área em que está situado o imóvel, ficando também obrigado a realizar mensalmente serviço de limpeza e roça no loc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Lote está abandonado há anos, trazendo inúmeros perigos para a vizinhança</text:p>
          </table:table-cell>
          <table:table-cell office:value-type="string" calcext:value-type="string">
            <text:p>Assessori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1/10/TEMPO-JURUA.jpg?resize=400%2C240&amp;ssl=1</text:p>
          </table:table-cell>
          <table:table-cell office:value-type="string" calcext:value-type="string">
            <text:p>Cotidiano</text:p>
          </table:table-cell>
          <table:table-cell office:value-type="string" calcext:value-type="string">
            <text:p>Em dia de jogo do Brasil na Copa, Acre tem segunda-feira quente, com sol e nuvens</text:p>
          </table:table-cell>
          <table:table-cell office:value-type="string" calcext:value-type="string">
            <text:p>https://ac24horas.com/2022/11/28/em-dia-de-jogo-do-brasil-na-copa-acre-tem-segunda-feira-quente-com-sol-e-nuvens/</text:p>
          </table:table-cell>
          <table:table-cell office:value-type="string" calcext:value-type="string">
            <text:p>O tempo quente, com sol e nuvens, continua a predominar no Acre, nesta segunda-feira, 28, segundo dia de jogos do Brasil na Copa do Mundo. Os termômetros marcam a máxima de 36°C na maioria dos municípiosEm Rio Branco, Brasileia e Sena Madureira não há a probabilidade de chuvas, mas caso ocorram serão rápidas e fracas. Já nas microrregiões de Cruzeiro do Sul e Tarauacá, pode chover rápido em alguns pontos, os ventos sopram, entre fracos e moderados.Temperaturas:– Rio Branco, Senador Guiomard, Bujari e Porto Acre, com mínimas oscilando entre 21 e 23ºC, e máximas, entre 34 e 36ºC;– Brasileia, Epitaciolândia, Xapuri, Capixaba, Assis Brasil e Santa Rosa do Purus, com mínimas oscilando entre 21 e 23ºC, e máximas, entre 34 e 36ºC;– Plácido de Castro e Acrelândia, com mínimas oscilando entre 21 e 23ºC, e máximas, entre 34 e 36ºC;– Sena Madureira e Manuel Urbano, com mínimas oscilando entre 21 e 23ºC, e máximas, entre 34 e 36ºC;– Tarauacá e Feijó, com mínimas oscilando entre 23 e 25ºC, e máximas, entre 35 e 37ºC;– Cruzeiro do Sul, Mâncio Lima e Rodrigues Alves, com mínimas oscilando entre 23 e 25ºC, e máximas, entre 33 e 35ºC;– Marechal Thaumaturgo, Porto Walter e Jordão, com mínimas oscilando entre 22 e 24ºC, e máximas, entre 34 e 36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quente, com sol e nuvens, continua a predominar no Acre, nesta segunda-feira, 28, segundo dia de jogos do Brasil na Copa do Mundo. 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rede-gov-1170x500-1.jpg?resize=400%2C240&amp;ssl=1</text:p>
          </table:table-cell>
          <table:table-cell office:value-type="string" calcext:value-type="string">
            <text:p>Cotidiano</text:p>
          </table:table-cell>
          <table:table-cell office:value-type="string" calcext:value-type="string">
            <text:p>Acre faz integração e ajuda expandir Rede Transforma.Gov no País</text:p>
          </table:table-cell>
          <table:table-cell office:value-type="string" calcext:value-type="string">
            <text:p>https://ac24horas.com/2022/11/28/acre-faz-integracao-e-ajuda-expandir-rede-transforma-gov-no-pais/</text:p>
          </table:table-cell>
          <table:table-cell office:value-type="string" calcext:value-type="string">
            <text:p>A Rede TransformaGov.BR de Gestão Estratégica e Transformação do Estado agora está presente em todo o Brasil. Criada em novembro de 2019, a rede completou, neste mês de novembro, sua expansão pelo país com a integração dos estados do Acre, Amapá e Roraima. Coordenada pela Secretaria de Gestão (Seges) do Ministério da Economia (ME), a rede faz parte do programa TransformaGov.BR, para simplificar e a modernizar a gestão dos órgãos e entidades da Administração Pública Federal direta, autárquica e fundacional em todas as representações regionais.Na prática, o TransformaGov.BR promove ações que resultem na redução de custos e no aumento da efetividade no gasto dos recursos públicos. Em suas ações, o TransformaGov.BR apresenta soluções em temas relacionados à gestão pública desenvolvidas pelo Ministério da Economia, como órgão central, e difunde propostas de outros colaboradores, como a Escola Nacional de Administração Pública (Enap).Entre as soluções disseminadas pela rede, estão as atas de contratação centralizadas promovidas pela Central de Compras, como o TaxiGov e o Almoxarifado Virtual Nacional; o projeto em parceria da Seges com a Secretaria do Patrimônio da União (SPU) de racionalização da ocupação predial pelo serviço público, o RacionalizaGov; e a capacitação de servidores públicos em temas-chave para o aprimoramento da gestão na ponta, em parceria com o programa Enap em Rede.O secretário de Gestão, Renato Fenili, destaca a importância da abrangência nacional da Rede TransformaGov.BR com o propósito de inspirar e conectar pessoas e instituições, por meio da colaboração e democratização de saber, gerando capacidades, sinergias e valor público. “O TransformaGov.BR estimula a inovação e a difusão do conhecimento produzido nos diversos órgãos e entidades que integram a rede. Atualmente, presente nas 26 unidades da federação brasileira, ela alcança mais de mil representações do governo federal fora de Brasília”, disse Fenili.No Distrito Federal, as ações do Programa TransformaGov.BR são levadas às unidades centrais de órgãos e entidades do governo federal pelo Departamento de Transformação Governamental da Seg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Rede TransformaGov.BR de Gestão Estratégica e Transformação do Estado agora está presente em todo o Brasil. Criada em novembro de 2019, a rede completou, neste...</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1/10/empresa-1.jpg?resize=400%2C240&amp;ssl=1</text:p>
          </table:table-cell>
          <table:table-cell office:value-type="string" calcext:value-type="string">
            <text:p>Acre</text:p>
          </table:table-cell>
          <table:table-cell office:value-type="string" calcext:value-type="string">
            <text:p>Acre adere ao Balcão Único para agilizar abertura de novas empresas</text:p>
          </table:table-cell>
          <table:table-cell office:value-type="string" calcext:value-type="string">
            <text:p>https://ac24horas.com/2022/11/28/acre-adere-ao-balcao-unico-para-agilizar-abertura-de-novas-empresas/</text:p>
          </table:table-cell>
          <table:table-cell office:value-type="string" calcext:value-type="string">
            <text:p>O Balcão Único, sistema lançado pelo Governo Federal que permite a qualquer cidadão abrir uma empresa de forma simplificada e automática, já está presente nas Juntas Comerciais de 24 unidades da federação, reduzindo o tempo e os custos para abrir um negócio. Nesta última semana de novembro, Acre e mais seis estados implementaram a iniciativa: Amapá, Amazonas, Ceará, Mato Grosso, Mato Grosso do Sul e Roraima. Com isso, o país avança cada vez mais na implementação de medidas que melhoram o ambiente de negócios e facilitam a vida do empreendedor.As Juntas Comerciais desses estados fazem parte do projeto Empreendedor Digital, em parceria com o Sebrae e apoio do Departamento Nacional de Registro Empresarial e Integração do Ministério da Economia. A solução tecnológica utilizada no Balcão Único integra os dados entre órgãos de cada esfera do governo e unifica a coleta de todos os dados necessários para a abertura e funcionamento de uma empresa. Tudo é feito através de um formulário eletrônico único, pela internet.O processo de simplificação vem sendo trabalhado desde a promulgação da Lei 11598/2007, bem como com a aquisição de ferramentas tecnológicas que requalificaram a prestação de serviços no âmbito das juntasRio Grande do Sul e Distrito Federal, unidades federativas que implementaram o Balcão Único no final do passado, e o estado Ceará, estão evoluindo seus respectivos sistemas para que todas as respostas do processo de abertura de empresas sejam realizadas de forma automática em alguns municípios.O projeto do Balcão Único é liderado pela Secretaria Especial de Desburocratização, Gestão e Governo Digital e conta com a atuação das equipes da Secretaria Especial da Receita Federal, do Sebrae, das Juntas Comerciais e da Secretaria Especial de Modernização do Estado (Seme) da Secretaria-geral da Presidência da República.A agilidade permite que o empreendedor efetue o registro do negócio e já obtenha na hora o número do Cadastro Nacional de Pessoa Jurídica (CNPJ), nos casos em que as licenças e alvarás sejam dispensados ou que permitem autodeclaração do usuário no cumprimento dos requisitos necessários para emissão automática do alvará.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alcão Único, sistema lançado pelo Governo Federal que permite a qualquer cidadão abrir uma empresa de forma simplificada e automática, já está presente nas Junta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MPT-AC-RO.jpg?resize=400%2C240&amp;ssl=1</text:p>
          </table:table-cell>
          <table:table-cell office:value-type="string" calcext:value-type="string">
            <text:p>Cotidiano</text:p>
          </table:table-cell>
          <table:table-cell office:value-type="string" calcext:value-type="string">
            <text:p>Procuradoria do Trabalho em Rio Branco tem novo telefone de contato</text:p>
          </table:table-cell>
          <table:table-cell office:value-type="string" calcext:value-type="string">
            <text:p>https://ac24horas.com/2022/11/28/procuradoria-do-trabalho-em-rio-branco-tem-novo-telefone-de-contato/</text:p>
          </table:table-cell>
          <table:table-cell office:value-type="string" calcext:value-type="string">
            <text:p>A Procuradoria Regional do Trabalho, sede do Ministério Público do Trabalho (MPT) na 14ª Região, informa aos advogados, às partes em procedimentos e processos, aos órgãos públicos e ao público em geral que os números para contato telefônico com a Procuradoria do Trabalho em Rio Branco.Na capital do Acre os novos números são: (68) 3212-4600 e (68) 3212-4601.A Procuradoria de Ji-Paraná, em Rondônia, também mudou de telefone mas por um prazo de noventa dias, as chamadas para ambas os órgãos feitas pelos números antigos serão informados aos usuários os novos números por meio de atendente virtu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ocuradoria Regional do Trabalho, sede do Ministério Público do Trabalho (MPT) na 14ª Região, informa aos advogados, às partes em procedimentos e processos, aos órgão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07/TESTE-COVID-NOVO.jpg?resize=400%2C240&amp;ssl=1</text:p>
          </table:table-cell>
          <table:table-cell office:value-type="string" calcext:value-type="string">
            <text:p>Cotidiano</text:p>
          </table:table-cell>
          <table:table-cell office:value-type="string" calcext:value-type="string">
            <text:p>Acre registra 2 novos casos de Covid-19 nesta segunda-feira e segue sem internação</text:p>
          </table:table-cell>
          <table:table-cell office:value-type="string" calcext:value-type="string">
            <text:p>https://ac24horas.com/2022/11/28/acre-registra-2-novos-casos-de-covid-19-nesta-segunda-feira-e-segue-sem-internacao-pela-doenca/</text:p>
          </table:table-cell>
          <table:table-cell office:value-type="string" calcext:value-type="string">
            <text:p>Em novo boletim da Secretaria de Saúde do Acre (Sesacre), desta segunda-feira, 28, dois casos de Covid-19 foram notificados no Acre. Com isso, o número de infectados chega a 153.687.O informativa também indicou que não ocorreu nenhuma morte, assim, o registro de óbitos pela doença é mantido em 2.029. O Estado segue sem nenhuma pessoa internada.Até o momento, existe 360.475 notificações de contaminação pela doença, sendo que 206.765 casos foram descartados e 23 exames de RT-PCR aguardam análise do Laboratório Central de Saúde Pública do Acre (Lacen).Os dados de vacinação contra a covid-19 no Acre podem ser acessados no Painel de Monitoramento da Vacinação, disponível no endereço eletrônico:http://covid19.ac.gov.br/vacina/inicio.As informações são atualizadas na plataforma do Ministério da Saúde (MS) e estão sujeitas a alterações constantes, em razão das informações inseridas a partir de cada municíp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novo boletim da Secretaria de Saúde do Acre (Sesacre), desta segunda-feira, 28, dois casos de Covid-19 foram notificados no Acre. Com isso, o número d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CRISTIUANO.jpg?resize=400%2C240&amp;ssl=1</text:p>
          </table:table-cell>
          <table:table-cell office:value-type="string" calcext:value-type="string">
            <text:p>Destaque 3</text:p>
          </table:table-cell>
          <table:table-cell office:value-type="string" calcext:value-type="string">
            <text:p>Portugal vence, se classifica às oitavas de final e complica o Uruguai na Copa do Mundo</text:p>
          </table:table-cell>
          <table:table-cell office:value-type="string" calcext:value-type="string">
            <text:p>https://ac24horas.com/2022/11/28/portugal-vence-se-classifica-as-oitavas-e-complica-o-uruguai-na-copa-do-mundo/</text:p>
          </table:table-cell>
          <table:table-cell office:value-type="string" calcext:value-type="string">
            <text:p>Portugal venceu o Uruguai por 2 a 0 nesta segunda-feira (28) e garantiu a classificação para as oitavas de final da Copa do Mundo. A Celeste, por sua vez, ficou em situação complicada no Grupo H e não depende mais apenas de si para avançar.O primeiro gol foi marcado aos oito minutos do segundo tempo, quando Bruno Fernandes cruzou, Cristiano Ronaldo subiu para cabecear e a bola acabou passando e morrendo no fundo da rede. Já nos acréscimos, depois pênalti marcado com a ajuda do VAR, Bruno Fernandes cobrou e fechou o placar.Após sofrer o primeiro gol, o Uruguai se atirou ao ataque com a entrada de Suárez e Arrascaeta. A Celeste teve diversas chances para empatar e acabou carimbando a trave portuguesa, mas não conseguiu marcar e levou um balde de água fria com o pênalti no s minutos finais de jogo.Como Portugal já havia vencido a seleção de Gana na estreia, chegou a seis pontos e confirmou a classificação. Agora, a equipe de Cristiano Ronaldo vai enfrentar a Coreia do Sul na última rodada em busca de garantir a primeira colocação do grupo.Já o Uruguai vinha de empate sem gols com a Coreia do Sul na estreia e soma apenas um ponto. A Celeste terá pela frente Gana e precisa vencer para sonhar com a classificação. Mesmo se ganhar, precisará torcer para a Coreia do Sul não derrotar Portugal por uma vantagem de gols maior.Isso porque Uruguai e Coreia do Sul somam um ponto cada no grupo, mas a Celeste tem um gol a menos de saldo. Ou seja, se as duas seleções vencerem na última rodada, a vantagem de gols será decisiva.Por fim, Gana avança se vencer o Uruguai. Caso haja empate, a seleção africana terá de torcer pelo tropeço da Coreia do Sul diante de Portugal. A disputa será intensa pela segunda vaga do Grupo H, com os jogos realizados na próxima sexta-feira (2), às 12h (de Brasília).VEJA OS MELHORES MOMENTOS:Please enable JavaScriptplay-rounded-fillLink06:2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tugal venceu o Uruguai por 2 a 0 nesta segunda-feira (28) e garantiu a classificação para as oitavas de final da Copa do Mundo. A Celeste,...</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5.49.19.jpeg?resize=400%2C240&amp;ssl=1</text:p>
          </table:table-cell>
          <table:table-cell office:value-type="string" calcext:value-type="string">
            <text:p>Acre 01</text:p>
          </table:table-cell>
          <table:table-cell office:value-type="string" calcext:value-type="string">
            <text:p>Motoristas de aplicativo fazem manifestação em frente a Defla após latrocínio ocorrido em ramal</text:p>
          </table:table-cell>
          <table:table-cell office:value-type="string" calcext:value-type="string">
            <text:p>https://ac24horas.com/2022/11/28/motoristas-de-aplicativo-fazem-manifestacao-em-frente-a-defla-apos-latrocinio-ocorrido-em-ramal/</text:p>
          </table:table-cell>
          <table:table-cell office:value-type="string" calcext:value-type="string">
            <text:p>Na tarde desta segunda-feira, 28, dezenas de condutores de aplicativos resolveram protestar em frente a Delegacia de Flagrantes, em Rio Branco, contra o latrocínio de José Francisco Rodrigues das Chaga, de 31 anos, que foi achado morto no Ramal Santo Onofre, no Apolônio Sales.A reportagem do ac24horas ouviu um dos colegas de Chagas que lamentaram a onda de violência. Segundo ele, é necessário reforçar a segurança para evitar novas mortes violentas. “Tinha dado uma acalmada, agora retornou com força, nosso amigo não era bandido e o caso merece ser elucidada”, revelou Francisco Silva.No entanto, a Polícia Civil informou que prendeu dois suspeitos do crime, sendo que um deles confessou ter matado a vítima. O suspeito tem 21 anos e foi conduzido pela Polícia Militar no mesmo dia para a Delegacia de Flagrantes por uma ocorrência de fur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tarde desta segunda-feira, 28, dezenas de condutores de aplicativos resolveram protestar em frente a Delegacia de Flagrantes, em Rio Branco, contra o latrocínio de José...</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09.20.05.jpeg?resize=400%2C240&amp;ssl=1</text:p>
          </table:table-cell>
          <table:table-cell office:value-type="string" calcext:value-type="string">
            <text:p>Acre</text:p>
          </table:table-cell>
          <table:table-cell office:value-type="string" calcext:value-type="string">
            <text:p>Programa Mais Luz para a Amazônia leva energia solar no interior do Acre</text:p>
          </table:table-cell>
          <table:table-cell office:value-type="string" calcext:value-type="string">
            <text:p>https://ac24horas.com/2022/11/28/programa-mais-luz-para-a-amazonia-leva-energia-solar-para-localidades-remotas/</text:p>
          </table:table-cell>
          <table:table-cell office:value-type="string" calcext:value-type="string">
            <text:p>A vida de centenas de famílias acreanas mudou em 2022 com a chegada da energia elétrica. A Energisa realizou 1.368 novas ligações com energia solar em casas localizadas nos pontos mais remotos do estado, levando energia limpa, segura e sustentável 24 horas por dia, por meio do programa Mais Luz para a Amazônia, do Governo Federal.As instalações dos sistemas de geração de energia solar são feitas em áreas de difícil acesso, distantes das redes elétricas convencionais. Em muitos casos, as famílias nunca tiveram acesso à eletricidade. Em outros, a iniciativa substitui o uso de pequenos geradores a diesel ou gasolina, que funcionam apenas por algumas horas ao dia, e hoje são a fonte de energia elétrica de muitas famílias que vivem nestas regiões.A Energisa ainda faz a instalação da parte elétrica dentro do imóvel, e fornece lâmpadas de LED, que são mais eficientes e econômicas, além de tomadas e interruptores. Os moradores também recebem um kit com instruções sobre o uso adequado de energia e como garantir o bom funcionamento do sistema solar.“Nosso compromisso é levar energia de qualidade, limpa e segura para essas pessoas que hoje têm pouco ou nenhum acesso à eletricidade. Por meio da geração de energia solar, estamos contribuindo com a melhoria da qualidade de vida de milhares de acreanos”, afirma o diretor-presidente da Energisa Acre, José Adriano Mendes Silva.O programa ainda tem grande valor social, pois promove a inclusão de cidadãos e permite usufruir de itens básicos na sociedade como a conservação de alimentos, a educação por meio da internet e a geração de renda.Zacarias é o presidente da Associação da Comunidade São Salvador, localizada no Rio Moa, em Mâncio Lima. Lá, a energia chegou e transformou a realidade dos moradores. “Já mudou muito a nossa vida. Todo mundo está gostando, aproveitando muito. Não tem nem explicação”, comemora Zacarias.Apesar das dificuldades logísticas e chuvas intensas em parte do ano, a execução do programa seguiu em ritmo acelerado. Todas as ligações previstas para 2022 já foram realizadas. E a previsão é que muito mais seja feito nos próximos anos.A Energisa está presente no Acre desde 2018, onde desenvolve projetos que estimulam a descarbonização, impulsionam o desenvolvimento sustentável e promovem qualidade de vida para a população. A empresa também está à frente do maior projeto de desligamento de termelétricas, que pretende desativar cinco usinas no estado até 2025.Veja detalhes sobre as ações de sustentabilidade do Grupo através do portalwww.energisajuntos.com.brO que é o Mais Luz Para Amazônia?O Mais Luz para a Amazônia é um programa do Governo Federal, operacionalizado pela Eletrobras, que foi lançado em fevereiro de 2020 e tem como objetivo levar energia limpa e renovável à população de regiões remotas dos estados que compõem a Amazônia Legal e que ainda não têm acesso à energia elétrica, como Acre, Amapá, Amazonas, Mato Grosso, Pará, Rondônia, Tocantins e Maranh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2022, as ligações foram realizadas pela Energisa em 10 municípios do Acre</text:p>
          </table:table-cell>
          <table:table-cell office:value-type="string" calcext:value-type="string">
            <text:p>Assessori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MORTE-APP.jpg?resize=400%2C240&amp;ssl=1</text:p>
          </table:table-cell>
          <table:table-cell office:value-type="string" calcext:value-type="string">
            <text:p>Acre 01</text:p>
          </table:table-cell>
          <table:table-cell office:value-type="string" calcext:value-type="string">
            <text:p>Polícia prende dois suspeitos de assassinar motorista de aplicativo durante corrida</text:p>
          </table:table-cell>
          <table:table-cell office:value-type="string" calcext:value-type="string">
            <text:p>https://ac24horas.com/2022/11/28/policia-prende-dois-suspeitos-da-morte-de-motorista-de-aplicativo-assassinado-apos-atender-chamada/</text:p>
          </table:table-cell>
          <table:table-cell office:value-type="string" calcext:value-type="string">
            <text:p>Foram identificados e presos dois suspeitos de matar o motorista de aplicativo José Francisco Rodrigues das Chagas, de 31 anos, assassinado a facadas na madrugada desta segunda-feira, 28.A vítima foi morta após receber um chamado para uma corrida pelo aplicativo até ao Ramal Santo Onofre, no final da Estrada Jarbas Passarinho, no bairro Apolônio Sales, em Rio Branco.Os suspeitos foram presos como resultado do trabalho investigativo da Polícia Civil por meio da Equipe de Pronto Emprego (EPE). Eles são: R. B. de S., de 21 anos, e D. de O. S. N., de 22 anos.O primeiro já havia sido conduzido no mesmo dia para a Delegacia de Flagrantes (DEFLA) por uma ocorrência de furto, tendo sido identificado, após as investigações preliminares, como autor do crime contra o motorista.A partir da confissão do primeiro suspeito, a Polícia Civil identificou o segundo investigado como participante no crime de latrocínio (roubo seguido de morte) praticado contra o profissional. Ambos foram colocados à disposição da justiç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ram identificados e presos dois suspeitos de matar o motorista de aplicativo José Francisco Rodrigues das Chagas, de 31 anos, assassinado a facadas na madrugada dest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4.31.08-1.jpeg?resize=400%2C240&amp;ssl=1</text:p>
          </table:table-cell>
          <table:table-cell office:value-type="string" calcext:value-type="string">
            <text:p>Acre</text:p>
          </table:table-cell>
          <table:table-cell office:value-type="string" calcext:value-type="string">
            <text:p>PRF apreende mais de 180 kg de cocaína em Rio Branco</text:p>
          </table:table-cell>
          <table:table-cell office:value-type="string" calcext:value-type="string">
            <text:p>https://ac24horas.com/2022/11/28/prf-apreende-mais-de-180-kg-de-cocaina-em-rio-branco/</text:p>
          </table:table-cell>
          <table:table-cell office:value-type="string" calcext:value-type="string">
            <text:p>Na manhã desta segunda-feira, 28, durante patrulhamento na BR 364, foi realizada a abordagem de uma caminhonete e, após as verificações, constatou-se que o veículo transportava grande quantidade de droga em um compartimento na estrutura de sua carroceria.Após a abordagem, foram apreendidos 181,88 kg de drogas, dos quais 167,42 kg são de pasta base e 14,46 kg de cloridrato de cocaína.Após as diligências, duas pessoas e um veículo foram encaminhados à Polícia Federal de Rio Branco-AC para as providências legais cabíve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28, durante patrulhamento na BR 364, foi realizada a abordagem de uma caminhonete e, após as verificações, constatou-se que o veículo transportav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4.20.02-1.jpeg?resize=400%2C240&amp;ssl=1</text:p>
          </table:table-cell>
          <table:table-cell office:value-type="string" calcext:value-type="string">
            <text:p>Na rede</text:p>
          </table:table-cell>
          <table:table-cell office:value-type="string" calcext:value-type="string">
            <text:p>Trabalhadores de Cruzeiro do Sul não perdem jogo do Brasil</text:p>
          </table:table-cell>
          <table:table-cell office:value-type="string" calcext:value-type="string">
            <text:p>https://ac24horas.com/2022/11/28/trabalhadores-de-cruzeiro-do-sul-nao-perdem-jogo-do-brasil/</text:p>
          </table:table-cell>
          <table:table-cell office:value-type="string" calcext:value-type="string">
            <text:p>Nesta segunda-feira, 28, muitos funcionários de empresas que não fecharam na hora do jogo do Brasil assistiram à partida entre Brasil e Suíça em Cruzeiro do Sul, nos próprios locais de trabalho.Na Rodoviária da cidade, os funcionários das empresas de transporte terrestre e demais estabelecimentos comerciais, se juntaram na hora da disputa para acompanhar os lances em uma televisão instalada no corredor.Adão Aquino diz que foi bom estar com os colegas e não perder tempo no deslocamento da empresa pra casa e depois do jogo, na volta para o trabalho.“Já estávamos aqui, vimos o jogo nos divertindo juntos e em seguida voltamos a trabalhar muito mais animados com a vitória do Brasil “, relataA frentista de um posto de combustível, Beatriz Rocha, conta que quase não apareceram carros para abastecer e conseguiu ver a maior parte dos 90 minutos do jogo entre Brasil e Suíça. “Agora com a vitória até o trabalho ficou mais leve e animado”, desta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gunda-feira, 28, muitos funcionários de empresas que não fecharam na hora do jogo do Brasil assistiram à partida entre Brasil e Suíça em Cruzeiro 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EDUARDO.jpg?resize=400%2C240&amp;ssl=1</text:p>
          </table:table-cell>
          <table:table-cell office:value-type="string" calcext:value-type="string">
            <text:p>Cotidiano</text:p>
          </table:table-cell>
          <table:table-cell office:value-type="string" calcext:value-type="string">
            <text:p>Enquanto Bolsonaristas estão na frente de quartel, filho de presidente assiste jogo do Brasil no Catar</text:p>
          </table:table-cell>
          <table:table-cell office:value-type="string" calcext:value-type="string">
            <text:p>https://ac24horas.com/2022/11/28/enquanto-bolsonaristas-estao-na-frente-de-quartel-filho-de-presidente-assiste-jogo-do-brasil-no-catar/</text:p>
          </table:table-cell>
          <table:table-cell office:value-type="string" calcext:value-type="string">
            <text:p>O deputado federal Eduardo Bolsonaro (PL-SP) foi flagrado, em imagens oficiais da FIFA, no Estádio 974 em Doha, no Catar nesta segunda-feira (28). O político e filho de Jair Bolsonaro (PL) assistiu a partida entre Brasil e Suíça pela segunda rodada do grupo G na Copa do Mundo.O filho do presidente da República não publicou sobre a Copa, nem sobre a viagem ao Catar nas redes sociais. No vídeo, ele posa ao lado de um torcedor fantasiado e com a esposa dele, Heloísa Bolsonaro, que veste uma camisa preta da seleção brasileira.Nas redes sociais, Heloísa fez uma publicação com a roupa da Seleção e maquiagem verde e amarela, mas sem divulgar que ia para a partida da Seleção Brasileira no Catar. Já Eduardo Bolsonaro fez publicações sobre questões de armamento civil.O Brasil já garantiu a vaga antecipada nas oitavas de final da Copa do Mundo. A Seleção volta aos campos na sexta-feira (2), contra Camarões, para confirmar o primeiro lugar no grup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federal Eduardo Bolsonaro (PL-SP) foi flagrado, em imagens oficiais da FIFA, no Estádio 974 em Doha, no Catar nesta segunda-feira (28). O político e...</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3.36.17-1.jpeg?resize=400%2C240&amp;ssl=1</text:p>
          </table:table-cell>
          <table:table-cell office:value-type="string" calcext:value-type="string">
            <text:p>Na rede</text:p>
          </table:table-cell>
          <table:table-cell office:value-type="string" calcext:value-type="string">
            <text:p>Em Cruzeiro do Sul, Francesa e Chileno torcem para o Brasil na Copa</text:p>
          </table:table-cell>
          <table:table-cell office:value-type="string" calcext:value-type="string">
            <text:p>https://ac24horas.com/2022/11/28/em-cruzeiro-do-sul-francesa-e-chileno-torcem-para-o-brasil-na-copa/</text:p>
          </table:table-cell>
          <table:table-cell office:value-type="string" calcext:value-type="string">
            <text:p>Muitos estrangeiros que estão em busca de conhecer as terras indígenas e a Ayahuasca, passam e/ou moram em Cruzeiro do Sul, a segunda maior cidade do Acre. Na hora dos jogos da Copa do Mundo, 5 pessoas que moram juntas em Cruzeiro, incluindo um chileno e uma francesa, torcem pelo Brasil.Nesta segunda-feira, 28, a taróloga francesa Clara Merazi, 26 anos, gostou do resultado 1 a 0 pro Brasil em cima da Suíça. “A França já é a atual campeã então eu torço pelo Brasil, que tão bem me acolheu “, conta ela, que está percorrendo vários lugares do mundo.Já o chileno Guido Valenzuela Assis, 26, lamenta o fato do país dele não estar na Copa do Mundo 2022 no Catar. “Estou torcendo muito pelo Brasil, que é uma terra muito Hospitaleira e tem um futebol espetacular “, co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uitos estrangeiros que estão em busca de conhecer as terras indígenas e a Ayahuasca, passam e/ou moram em Cruzeiro do Sul, a segunda maior cidade 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3.45.40.jpeg?resize=400%2C240&amp;ssl=1</text:p>
          </table:table-cell>
          <table:table-cell office:value-type="string" calcext:value-type="string">
            <text:p>Destaque 2</text:p>
          </table:table-cell>
          <table:table-cell office:value-type="string" calcext:value-type="string">
            <text:p>Confira as fotos da torcida acreana na vitória do Brasil sobre a Suíça</text:p>
          </table:table-cell>
          <table:table-cell office:value-type="string" calcext:value-type="string">
            <text:p>https://ac24horas.com/2022/11/28/confira-as-fotos-da-torcida-acreana-na-vitoria-do-brasil-sobre-a-suica/</text:p>
          </table:table-cell>
          <table:table-cell office:value-type="string" calcext:value-type="string">
            <text:p>Fotos de Sérgio Val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s de Sérgio Vale:</text:p>
          </table:table-cell>
          <table:table-cell office:value-type="string" calcext:value-type="string">
            <text:p>Sérgio Vale</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317572275_6674975952518195_8927661130863884500_n.jpg?resize=400%2C240&amp;ssl=1</text:p>
          </table:table-cell>
          <table:table-cell office:value-type="string" calcext:value-type="string">
            <text:p>Extra Total</text:p>
          </table:table-cell>
          <table:table-cell office:value-type="string" calcext:value-type="string">
            <text:p>Brasil vence Suíça com gol de Casemiro e carimba vaga nas oitavas da Copa</text:p>
          </table:table-cell>
          <table:table-cell office:value-type="string" calcext:value-type="string">
            <text:p>https://ac24horas.com/2022/11/28/brasil-vence-suica-com-gol-de-casemiro-e-carimba-vaga-nas-oitavas-da-copa/</text:p>
          </table:table-cell>
          <table:table-cell office:value-type="string" calcext:value-type="string">
            <text:p>O Brasil está nas oitavas de final da Copa do Mundo do Catar. Nesta segunda-feira (28), a seleção brasileira venceu a Suíça por 1 a 0 no estádio 974, pela 2ª rodada do Grupo G do Mundial. O único gol do confronto foi marcado pelo volante Casemiro, no segundo tempo. O Brasil não se classificava de forma antecipada na Copa desde 2010.Com seis pontos, a equipe canarinho está classificada no Grupo G, ainda sem garantir posição. Na última rodada, o Brasil enfrenta Camarões, que ainda tem chance de se classificar. O outro confronto da chave será entre Suíça e Sérvia. Na próxima fase, a seleção brasileira vai enfrentar um dos classificados do Grupo H, que conta com Portugal, Gana, Uruguai e Coreia do Sul.O jogoA seleção brasileira iniciou o confronto com mais presença no campo de ataque, mas tendo dificuldade para entrar na defesa da Suíça. A Canarinho ainda desperdiçou algumas chances por errar passes ou por falta de refinamento, como em um domínio errado de Richarlison. Equilibrado, o jogo ficou parado sobretudo no meio de campo.O Brasil conseguiu uma primeira oportunidade aos 26 minutos. Raphinha partiu pela direita e cruzou para Vinícius Júnior, que entrou sozinho, mas não pegou muito bem na bola; o goleiro Sommer mandou para escanteio. Depois do lance, a equipe de Tite até chegou a ensaiar uma pressão, mas novamente ficou travada nas linhas de defesa da seleção suíça.No fim, a Canarinho teve duas cobranças de escanteio, ambas afastadas pela defesa adversária. O primeiro tempo terminou amarrado, sem grandes oportunidades e com o placar zerado.Brazil’s players celebrate their team’s first goal which was later disallowed during the Qatar 2022 World Cup Group G football match between Brazil and Switzerland at Stadium 974 in Doha on November 28, 2022. (Photo by Jewel SAMAD / AFP) (Photo by JEWEL SAMAD/AFP via Getty Images)Tite voltou para o segundo tempo com o atacante Rodrygo no lugar de Lucas Paquetá, que teve primeiro tempo apagado. Com a mudança, o Brasil ganhou mais velocidade no campo de ataque. No entanto, foi a Suíça quem atacou nos primeiros instantes da etapa final, dando desconforto para a defesa brasileira.Sem uma melhora expressiva no segundo tempo, o técnico da Canarinho resolveu fazer outra mudança rapidamente. Amarelado, Fred deu lugar para o volante Bruno Guimarães. E foi do volante a jogada que quase mudou o panorama do jogo. Aos 18, Bruno Guimarães girou na defesa e tocou por dentro. A bola passou por Alex Sandro, mas Richarlison conseguiu ganhar da defesa. No fim da jogada, Casemiro serviu Vinícius Júnior, que saiu sozinho e venceu Sommer cara a cara. Porém, o gol foi anulado por impedimento de Richarlison na jogada.As alterações seguiram na Canarinho. O ponta-direita Antony e o atacante Gabriel Jesus também foram levados a campo. Empurrando a Suíça para trás, o Brasil conseguiu abrir o placar aos 38 minutos. Vini Júnior partiu pela direita e serviu Rodrygo por dentro, que deixou para Casemiro, e o camisa 5 acertou um belo chute de primeira, forte, no canto.Na sequência, Rodrygo e Antony chegaram mais duas vezes, novamente com o Brasil apertando depois de marcar. Sem sofrer na defesa, a seleção brasileira garantiu mais uma vitória com a meta zeada: 1 a 0 para a equipe de Tite.VEJA OS MELHORES MOMENTOS:Please enable JavaScriptplay-rounded-fillLink05:4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rasil está nas oitavas de final da Copa do Mundo do Catar. Nesta segunda-feira (28), a seleção brasileira venceu a Suíça por 1 a 0...</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GOL-BRA.jpg?resize=400%2C240&amp;ssl=1</text:p>
          </table:table-cell>
          <table:table-cell office:value-type="string" calcext:value-type="string">
            <text:p>Acre</text:p>
          </table:table-cell>
          <table:table-cell office:value-type="string" calcext:value-type="string">
            <text:p>Torcedores vibram com gol de Casemiro que classificou o Brasil</text:p>
          </table:table-cell>
          <table:table-cell office:value-type="string" calcext:value-type="string">
            <text:p>https://ac24horas.com/2022/11/28/torcedores-vibram-com-gol-de-casemiro-que-classifica-brasil-para-as-oitavas-de-final-da-copa/</text:p>
          </table:table-cell>
          <table:table-cell office:value-type="string" calcext:value-type="string">
            <text:p>Os milhares de torcedores presentes no Via Verde Shopping nesta segunda-feira, 28, vibraram bastante com o primeiro gol da Seleção Brasileira marcado em meados do segundo tempo contra a seleção suíça, no estádio 974, em Doha, no Catar, válido pela segunda rodada da competição.O gol foi marcado pelo volante Casemiro do Manchester United após boa jogada da equipe canarinha. Após o gol, os torcedores comemoraram bastante o gol que vai classificando a seleção para a segunda fase da competição mundial.Antes disso, os torcedores ficaram revoltados e entristecidos com o gol anulado do atacante Vinícius Júnior do Real Madrid.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milhares de torcedores presentes no Via Verde Shopping nesta segunda-feira, 28, vibraram bastante com o primeiro gol da Seleção Brasileira marcado em meados do segun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ANULA.jpg?resize=400%2C240&amp;ssl=1</text:p>
          </table:table-cell>
          <table:table-cell office:value-type="string" calcext:value-type="string">
            <text:p>Acre</text:p>
          </table:table-cell>
          <table:table-cell office:value-type="string" calcext:value-type="string">
            <text:p>Torcedores se revoltam com gol anulado de Vinícius Júnior</text:p>
          </table:table-cell>
          <table:table-cell office:value-type="string" calcext:value-type="string">
            <text:p>https://ac24horas.com/2022/11/28/no-shopping-torcedores-se-revoltam-com-gol-anulado-de-vinicius-junior-contra-a-suica/</text:p>
          </table:table-cell>
          <table:table-cell office:value-type="string" calcext:value-type="string">
            <text:p>Na segunda rodada da Copa do Mundo do Catar, nesta segunda-feira, 28, os comandados de Tite, seguem empatando com a Suíça em 0 a 0. Porém, no segundo tempo da partida, os torcedores canarinhos ficaram revoltados e entristecidos com o gol anulado do atacante Vinícius Júnior do Real Madrid.Na hora do gol, os torcedores entraram em euforia coletiva, mas, após a equipe de arbitragem anular o primeiro gol da seleção brasileira, milhares de pessoas presentes na praça de alimentação ficaram em silêncio – lamentando a decisão do árbitro de vídeo que percebeu que o atacante Richarlison estava voltando do impedi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segunda rodada da Copa do Mundo do Catar, nesta segunda-feira, 28, os comandados de Tite, seguem empatando com a Suíça em 0 a 0. Porém,...</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1.25.14.jpeg?resize=400%2C240&amp;ssl=1</text:p>
          </table:table-cell>
          <table:table-cell office:value-type="string" calcext:value-type="string">
            <text:p>Acre</text:p>
          </table:table-cell>
          <table:table-cell office:value-type="string" calcext:value-type="string">
            <text:p>Funcionários do shopping reclamam por não assistir jogo</text:p>
          </table:table-cell>
          <table:table-cell office:value-type="string" calcext:value-type="string">
            <text:p>https://ac24horas.com/2022/11/28/funcionarios-de-estabelecimentos-no-shopping-reclamam-por-nao-conseguir-assistir-jogo-do-brasil/</text:p>
          </table:table-cell>
          <table:table-cell office:value-type="string" calcext:value-type="string">
            <text:p>No fim da manhã desta segunda-feira, 28, a Seleção Brasileira volta a campo contra a Suíça, no Estádio 974, em Doha, no Catar. No Via Verde Shopping, um dos locais que torcedores se reúnem para acompanhar a partida, alguns funcionários de lojas e da praça da alimentação não andam satisfeitos por não poderem acompanhar o jogo do Brasil.A reportagem doac24horasouviu alguns que disseram que, apesar da insatisfação, entendem a situação. Um funcionário de um restaurante contou que não gosta da situação, mas, se mostrou compreensivo. “Não gostamos, é óbvio, mas durante o jogo quem vem assistir quer comer e beber, então, temos que trabalhar”, declarou um dos servidores que não se identificou.Já outro que trabalha em uma loja de moda no shopping revelou que, para não ficar chateado no serviço, resolveu não comparecer enquanto o jogo não acabar. “Só vou depois do jogo e pronto”, afirmou outro torcedor brasilei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fim da manhã desta segunda-feira, 28, a Seleção Brasileira volta a campo contra a Suíça, no Estádio 974, em Doha, no Catar. No Via Ver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0.45.43.jpeg?resize=400%2C240&amp;ssl=1</text:p>
          </table:table-cell>
          <table:table-cell office:value-type="string" calcext:value-type="string">
            <text:p>Acre</text:p>
          </table:table-cell>
          <table:table-cell office:value-type="string" calcext:value-type="string">
            <text:p>Via Verde Shopping começa a ser tomado por torcedores do Brasil</text:p>
          </table:table-cell>
          <table:table-cell office:value-type="string" calcext:value-type="string">
            <text:p>https://ac24horas.com/2022/11/28/em-rio-branco-via-verde-shopping-comeca-a-ser-tomado-por-torcedores-do-brasil/</text:p>
          </table:table-cell>
          <table:table-cell office:value-type="string" calcext:value-type="string">
            <text:p>A Seleção Brasileira volta a campo, pela segunda rodada da Copa do Mundo do Catar, nesta segunda-feira, 28, às 11h. Os comandados de Tite enfrentam a Suíça, no Estádio 974, em Doha. No Via Verde Shopping os torcedores centenas de torcedores começam a chegar para acompanhar a partidaO jogo que poderá classificar o Brasil para a segunda fase da competição reúne pessoas de todos os tipos, jovens, adultos e crianças que escolheram o local pela boa localização, climatização e segurança.A expectativa dos torcedores também é grande, o DJ Pablo Germano está bastante confiante e arriscou o placar de 3 a 0 para a Seleção Canarinho. “Três gols de Richarlyson e um do Vinny Júnior”,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leção Brasileira volta a campo, pela segunda rodada da Copa do Mundo do Catar, nesta segunda-feira, 28, às 11h. Os comandados de Tite enfrentam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10.30.11.jpeg?resize=400%2C240&amp;ssl=1</text:p>
          </table:table-cell>
          <table:table-cell office:value-type="string" calcext:value-type="string">
            <text:p>Acre 01</text:p>
          </table:table-cell>
          <table:table-cell office:value-type="string" calcext:value-type="string">
            <text:p>Após reclamações do público, governo põe tenda em arquibancada da Concha Acústica</text:p>
          </table:table-cell>
          <table:table-cell office:value-type="string" calcext:value-type="string">
            <text:p>https://ac24horas.com/2022/11/28/apos-reclamacoes-do-publico-governo-poe-tenda-em-arquibancada-da-concha-acustica/</text:p>
          </table:table-cell>
          <table:table-cell office:value-type="string" calcext:value-type="string">
            <text:p>Após uma série de problemas ocorridos na transmissão do primeiro jogo do Brasil na copa, a Secretaria de Turismo e Empreendedorismo do governo do Acre resolveu colocar uma tenda na arquibancada da Concha Acústica, no Canal da Maternidade, na manhã desta segunda-feira, 28.Além disso, a transmissão do jogo, que havia sido feita pela internet na primeira vitória da seleção, agora é feita por meio digital com uma antena sincronizada diretamente à TV Globo, emissora detentora dos direitos de transmissão da Copa.Assista a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uma série de problemas ocorridos na transmissão do primeiro jogo do Brasil na copa, a Secretaria de Turismo e Empreendedorismo do governo do Acre resolveu...</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317433541_6674066139275843_3602148587271381475_n.jpg?resize=400%2C240&amp;ssl=1</text:p>
          </table:table-cell>
          <table:table-cell office:value-type="string" calcext:value-type="string">
            <text:p>Destaque 2</text:p>
          </table:table-cell>
          <table:table-cell office:value-type="string" calcext:value-type="string">
            <text:p>Gana segura a Coreia do Sul e vence a primeira em jogo eletrizante</text:p>
          </table:table-cell>
          <table:table-cell office:value-type="string" calcext:value-type="string">
            <text:p>https://ac24horas.com/2022/11/28/gana-segura-a-coreia-do-sul-e-vence-a-primeira-em-jogo-eletrizante/</text:p>
          </table:table-cell>
          <table:table-cell office:value-type="string" calcext:value-type="string">
            <text:p>Gana venceu na manhã desta segunda-feira (28) a Coreia do Sul por 3 a 2, em partida válida pela segunda rodada do Grupo H. O jogo foi eletrizante do início ao fim. A seleção africana abriu 2 a 0 no primeiro tempo, e os sul-coreanos devolveram o placar na segunda etapa, mas Kudus decretou a vitória ganesa.Com o resultado, a seleção de Gana pulou para a segunda colocação da chave, com três pontos. A Coreia do Sul é a lanterna, com apenas um ponto somado. Ainda nesta segunda, o líder Portugal, com três, encara o Uruguai, que ocupa o terceiro lugar, também com um ponto.O jogoA Coreia do Sul começou melhor, dominando as ações do jogo e explorando exaustivamente cruzamentos em direção à área. Foram sete escanteios a favor dos sul-coreanos nos 20 primeiros minutos de bola rolando.Mas todo o volume apresentado no começo da etapa inicial pela seleção asiática não foi convertido em gols. Melhor para Gana, que não desperdiçou a melhor chance que teve e abriu o placar. Aos 23, André Ayew cobrou falta em direção à área, e Salisu aproveitou a sobra para estufar a rede.O gol foi como um balde de água fria para os sul-coreanos, e Gana sentiu que poderia ampliar. Aos 33, Jordan Ayew cruzou em direção à área, e encontrou Kudus livre, que desviou de cabeça e marcou o segundo da seleção africana.Com a vantagem no marcador, Gana optou por começar a segunda etapa recuada. A ideia do técnico Otto Addo foi chamar a Coreia do Sul para o campo defensivo e tentar golpeá-la nos contra-ataques. Mas não deu certo.Aos 12, os sul-coreanos diminuíram. Lee Kang-In, que tinha acabado de entrar, roubou a bola de Lamptey pela esquerda e cruzou na medida para Cho Gue-Sung mandar para o fundo do gol. Embalada, a seleção asiática empatou. Aos 15, Kim Jin-Su cruzou, e Cho Gue-Sung balançou a rede novamente.O jogo dava indícios de que a Coreia do Sul iria virar, mas o futebol prega peças. Aos 22, Mensah cruzou rasteiro para a área, e Iñaki Williams furou. Na sobra, Kudus bateu cruzado e colocou a seleção de Gana novamente na frente do placar.A Coreia do Sul voltou a ditar as ações do jogo, mas o cansaço falou mais alto. Gana recuou as linhas e repetiu a tática de tentar aplicar um golpe fatal, enquanto os sul-coreanos buscavam retomar a igualdade. O jogo seguiu frenético até o apito final, mas sem alterações no marcador.VEJA OS MELHORES MOMENTOS:Please enable JavaScriptplay-rounded-fillLink06:4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Gana venceu na manhã desta segunda-feira (28) a Coreia do Sul por 3 a 2, em partida válida pela segunda rodada do Grupo H. O jogo...</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naom_6383b9b7870b2.jpg?resize=400%2C240&amp;ssl=1</text:p>
          </table:table-cell>
          <table:table-cell office:value-type="string" calcext:value-type="string">
            <text:p>Cotidiano</text:p>
          </table:table-cell>
          <table:table-cell office:value-type="string" calcext:value-type="string">
            <text:p>Escalação da Seleção: Tite confirma time com Militão e Fred contra a Suíça</text:p>
          </table:table-cell>
          <table:table-cell office:value-type="string" calcext:value-type="string">
            <text:p>https://ac24horas.com/2022/11/28/escalacao-da-selecao-tite-confirma-time-com-militao-e-fred-contra-a-suica/</text:p>
          </table:table-cell>
          <table:table-cell office:value-type="string" calcext:value-type="string">
            <text:p>A seleção brasileira vai a campo contra a Suíça, às 13h (Brasília), com a escalação que o ge antecipou no domingo: Alisson; Militão, Marquinhos, Thiago Silva e Alex Sandro; Casemiro, Fred e Paquetá; Raphinha, Richarlison e Vinicius Junior.Com o empate mais cedo entre Camarões e Sérvia por 3 a 3, o Brasil se classificará para as oitavas de final caso vença a Suíça. Na sexta, a Seleção encerrará a fase de grupos contra Camarões, às 16h (Brasíl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leção brasileira vai a campo contra a Suíça, às 13h (Brasília), com a escalação que o ge antecipou no domingo: Alisson; Militão, Marquinhos, Thiago Silva...</text:p>
          </table:table-cell>
          <table:table-cell office:value-type="string" calcext:value-type="string">
            <text:p>globo esporte</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WhatsApp-Image-2022-11-28-at-08.55.52.jpeg?resize=400%2C240&amp;ssl=1</text:p>
          </table:table-cell>
          <table:table-cell office:value-type="string" calcext:value-type="string">
            <text:p>Na rede</text:p>
          </table:table-cell>
          <table:table-cell office:value-type="string" calcext:value-type="string">
            <text:p>Em Cruzeiro do Sul, resultado do concurso “Minha rua é louca pelo Brasil” será anunciado quarta</text:p>
          </table:table-cell>
          <table:table-cell office:value-type="string" calcext:value-type="string">
            <text:p>https://ac24horas.com/2022/11/28/em-cruzeiro-do-sul-resultado-do-concurso-minha-rua-e-louca-pelo-brasil-sera-anunciado-quarta/</text:p>
          </table:table-cell>
          <table:table-cell office:value-type="string" calcext:value-type="string">
            <text:p>Neste domingo, 27, a comissão organizadora do Concurso Minha Rua é Louca pelo Brasil de Cruzeiro do Sul, visitou as 8 vias que concorrem à premiação. A rua vencedora será divulgada na quarta-feira, 30, e os prêmios entregues na quinta-feira, 2 de dezembro, antes do jogo entre Brasil e Camarões.“As avaliações foram feitas e na quarta faremos a contagem das notas. Vamos entregar a premiação das três primeiras colocadas na quinta-feira antes do terceiro jogo do Brasil”, ressalta o presidente da Associação Comercial do Alto Juruá, Luis Cunha.O investimento na ornamentação é alto e além de tirar do bolso, em forma de cotas e individualmente, os moradores buscam patrocínios. Na Rua Mâncio Lima, no Bairro Aeroporto Velho, o investimento total chega a R$ 5 mil. Francisco Virgulino cita que os moradores fizeram uma cota de R$ 2.800, mas esta foi apenas uma parte do valor empregado na ornamentação. “Esses R$2.800 foi da cota geral. Além disso, tivemos as colaborações individuais e também conseguimos patrocínio. No total o investimento foi de cerca de R$ 5 mil”, relata Virgulino.O trabalho dos moradores foi intenso para garantir a decoração da via com as cores do Brasil. Virgulino conta que estão todos com esperança na vitória. “Nós nos empenhamos muito e estamos na torcida pela vitória. Mas se não ganharmos o fato de termos ficado juntos em clima de muita animação já valeu a pena”, ressaltaNa Rua Antônio Costeira, nem as ladeiras impediram os vizinhos de enfeitar a via. “Trabalhamos todos juntos e foi muito boa essa confraternização entre os vizinho”, pontua João Dias, um dos moradores.Além dos bairros Vila São Pedro e Liberdade, na zona rural de Cruzeiro do Sul, também buscam a premi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e domingo, 27, a comissão organizadora do Concurso Minha Rua é Louca pelo Brasil de Cruzeiro do Sul, visitou as 8 vias que concorrem à premiaçã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real_moeda_dinheiro_mcajr_2904223669.jpg?resize=400%2C240&amp;ssl=1</text:p>
          </table:table-cell>
          <table:table-cell office:value-type="string" calcext:value-type="string">
            <text:p>Cotidiano</text:p>
          </table:table-cell>
          <table:table-cell office:value-type="string" calcext:value-type="string">
            <text:p>Mercado financeiro eleva projeção da inflação de 5,88% para 5,91%</text:p>
          </table:table-cell>
          <table:table-cell office:value-type="string" calcext:value-type="string">
            <text:p>https://ac24horas.com/2022/11/28/mercado-financeiro-eleva-projecao-da-inflacao-de-588-para-591/</text:p>
          </table:table-cell>
          <table:table-cell office:value-type="string" calcext:value-type="string">
            <text:p>A previsão do mercado financeiro para o Índice Nacional de Preços ao Consumidor Amplo (IPCA), considerada a inflação oficial do país, subiu de 5,88% para 5,91% para este ano. A estimativa consta do Boletim Focus de hoje (28), pesquisa divulgada semanalmente pelo Banco Central (BC) com a expectativa de instituições financeiras para os principais indicadores econômicos.Para 2023, a projeção da inflação ficou em 5,02%. Para 2024 e 2025, as previsões são de inflação em 3,5% e 3%, respectivamente.A previsão para 2022 está acima do teto da meta de inflação que deve ser perseguida pelo BC. Definida pelo Conselho Monetário Nacional, a meta é de 3,5% para este ano, com intervalo de tolerância de 1,5 ponto percentual para cima ou para baixo. Ou seja, o limite inferior é de 2% e o superior de 5%.Da mesma forma, a projeção do mercado para a inflação de 2023 também está acima do teto previsto. Para 2023 e 2024, as metas fixadas são de 3,25% e 3%, respectivamente, também com os intervalos de tolerância de 1,5 ponto percentual. Ou seja, para 2023 os limites são 1,75% e 4,75%.Em outubro, a inflação subiu 0,59%, após três meses de deflação. Com o resultado, o IPCA acumula alta de 4,7% no ano e 6,47% em 12 meses, segundo o Instituto Brasileiro de Geografia e Estatística (IBGE). Para novembro, o Índice de Preços ao Consumidor Amplo-15 (IPCA-15), que é a prévia da inflação, também teve aumento de 1,17% [https://agenciabrasil.ebc.com.br/economia/noticia/2021-11/ipca-15-previa-da-inflacao-sobe-117-em-novembro].Taxa de jurosPara alcançar a meta de inflação, o Banco Central usa como principal instrumento a taxa básica de juros, a Selic, definida em 13,75% ao ano pelo Comitê de Política Monetária (Copom). A taxa está no maior nível desde janeiro de 2017, quando também estava nesse patamar.Para o mercado financeiro, a expectativa é de que a Selic encerre o ano nos mesmos 13,75%. Para o fim de 2023, a estimativa é de que a taxa básica caia para 11,5% ao ano. Já para 2024 e 2025, a previsão é de Selic em 8,25% ao ano e 8% ao ano, respectivamente.Quando o Copom aumenta a taxa básica de juros, a finalidade é conter a demanda aquecida, e isso causa reflexos nos preços porque os juros mais altos encarecem o crédito e estimulam a poupança. Desse modo, taxas mais altas também podem dificultar a expansão da economia. Além da Selic, os bancos consideram outros fatores na hora de definir os juros cobrados dos consumidores, como risco de inadimplência, lucro e despesas administrativas.Quando o Copom diminui a Selic, a tendência é de que o crédito fique mais barato, com incentivo à produção e ao consumo, reduzindo o controle sobre a inflação e estimulando a atividade econômica.PIB e câmbioA projeção das instituições financeiras para o crescimento da economia brasileira neste ano também variou, de 2,8% para 2,81%. Para 2023, a expectativa para o Produto Interno Bruto (PIB) – a soma de todos os bens e serviços produzidos no país – é de crescimento de 0,7%. Para 2024 e 2025, o mercado financeiro projeta expansão do PIB em 1,7% e 2%, respectivamente.A expectativa para a cotação do dólar está em R$ 5,27 para o final deste ano. Para o fim de 2023, a previsão é de que a moeda americana fique em R$ 5,2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visão do mercado financeiro para o Índice Nacional de Preços ao Consumidor Amplo (IPCA), considerada a inflação oficial do país, subiu de 5,88% para 5,91%...</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comitiva-Lula-cop27-16nov-2022-848x477-1.png?resize=400%2C240&amp;ssl=1</text:p>
          </table:table-cell>
          <table:table-cell office:value-type="string" calcext:value-type="string">
            <text:p>Destaque 6</text:p>
          </table:table-cell>
          <table:table-cell office:value-type="string" calcext:value-type="string">
            <text:p>Aliados de Lula veem chances de aprovar PEC com prazo de 2 anos</text:p>
          </table:table-cell>
          <table:table-cell office:value-type="string" calcext:value-type="string">
            <text:p>https://ac24horas.com/2022/11/28/aliados-de-lula-veem-chances-de-aprovar-pec-com-prazo-de-2-anos/</text:p>
          </table:table-cell>
          <table:table-cell office:value-type="string" calcext:value-type="string">
            <text:p>Integrantes do grupo de transição avaliam que há mais chances de aprovar a PEC que viabiliza o Auxílio Brasil, que voltará a ser chamado de Bolsa Família pelo governo eleito, de R$ 600 com prazo de 2 anos fora do teto fiscal – o que duraria, pelo menos, metade do mandato do novo governo.A ideia inicial do governo eleito era garantir Auxílio Brasil permanentemente livre da regra fiscal.Diante das resistências, a equipe de Lula-Alckmin admitiu outra versão que restringe o furo no teto para o pagamento do benefício a 4 anos, portanto, até o fim do governo.No entanto, o texto não andou mesmo assim.Agora, há avaliação de que uma proposta de meio termo reúne mais consensos.“Se um ano é pouco, quatro era demais, então vamos com dois anos”, afirmou à CNN um presidente de partido que faz parte da base de apoio ao novo governo.O Congresso tem dado sinais claros ao governo eleito de que não irá aprovar o texto inicialmente apresentado, no formato de minuta.Enquanto a ideia do governo é de PEC de no mínimo R$ 175 bilhões; textos alternativos propostos por senadores preveem menos da metade de espaço fiscal.O vice-presidente eleito, Geraldo Alckmin, durante reunião com parlamentares das bancadas aliadas na sede do governo de transição no Centro Cultural Banco do Brasil (CCBB). / Marcelo Camargo/Agência BrasilO presidente eleito Luiz Inácio Lula da Silva (PT) e o vice presidente eleito Geraldo Alckmin têm reunião nesta segunda-feira (28) no gabinete de transição, no Centro Cultural Banco do Brasil (CCBB), em Brasília.O primeiro relatório do governo de transição com diagnóstico do atual cenário das políticas públicas do país deve ser entregue nesta seman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Integrantes do grupo de transição avaliam que há mais chances de aprovar a PEC que viabiliza o Auxílio Brasil, que voltará a ser chamado de Bolsa...</text:p>
          </table:table-cell>
          <table:table-cell office:value-type="string" calcext:value-type="string">
            <text:p>CNN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42144440614_4f2c73a381_o.jpg?resize=400%2C240&amp;ssl=1</text:p>
          </table:table-cell>
          <table:table-cell office:value-type="string" calcext:value-type="string">
            <text:p>Destaque 6</text:p>
          </table:table-cell>
          <table:table-cell office:value-type="string" calcext:value-type="string">
            <text:p>Brasil tenta vencer a Suíça pela primeira vez em uma Copa</text:p>
          </table:table-cell>
          <table:table-cell office:value-type="string" calcext:value-type="string">
            <text:p>https://ac24horas.com/2022/11/28/brasil-tenta-vencer-a-suica-pela-primeira-vez-em-uma-copa/</text:p>
          </table:table-cell>
          <table:table-cell office:value-type="string" calcext:value-type="string">
            <text:p>São Paulo parou no dia 28 de junho de 1950, uma quarta-feira. Mais de 42 mil paulistanos rumaram para o estádio do Pacaembu, no qual a seleção brasileira comandada pelo técnico Flávio Costa enfrentaria a Suíça, um time que tinha sido humilhado pela Iugoslávia na primeira rodada da Copa, derrota de 3 a 0.Flávio Costa treinava o Vasco, mas quis fazer média com os paulistas e mudou a seleção, incluindo a famosa linha média do São Paulo naquela partida: Ruy Campos, Bauer e Noronha. O Brasil fez 1 a 0, num lance no qual, segundo a filmagem da época indica, a bola saiu pela linha de fundo antes de Ademir (do Vasco) cruzar e Alfredo II (do Vasco) balançar as redes do goleiro suíço.A Suíça empatou a seguir numa falha do zagueiro Juvenal (do Flamengo) e do goleiro Barbosa (do Vasco). O Brasil voltou à frente do placar com uma cabeçada de Baltazar (do Corinthians) no ângulo. Mas, quando faltavam apenas dois minutos para o término da partida: “A Suíça empatou novamente. O ponta-esquerda Fatton chutou, a bola passou entre os braços de Barbosa. Saímos, ficamos todos aqui na frente do estádio, a torcida esperando o Flávio Costa. Ficamos uma hora aqui na porta. Por fim, ele saiu no carro da polícia. Não sei se queriam agredir, mas, pelo menos, queríamos falar umas boas para ele, sabe”, relembrou o aposentado Nelson Xavier, que em 1950 era um dos muitos meninos que estavam no Pacaembu naquela tarde, em entrevista ao programa Caminhos da Reportagem, da TV Brasil.Foi apenas um tropeço. Curiosamente, outro confronto entre as duas seleções em Copas só ocorreu no Mundial da Rússia em 2018. Philippe Coutinho fez 1 a 0, em chute de fora da área, no 1º tempo. Mas, assim como em 1950, a Suíça empatou: Zuber, de cabeça, no 2º tempo. Tite colocou em campo diversos jogadores que mantém no elenco atual, como Alisson, Danilo, Thiago Silva, Casemiro, Neymar e Gabriel Jesus. De lá para cá, enquanto a CBF conservou o mesmo treinador, a Suíça apostou no novo. Trouxe Murat Yakin para o lugar do bósnio Vladimir Petkovic. Mas o time vermelho continua incomodando os grandes. Nas Eliminatórias tirou a Itália da liderança do grupo na última rodada e se classificou para a Copa diretamente, sem a necessidade de passar pela repescagem.Nesta segunda-feira, a partir das 13 horas (horário de Brasília), o Brasil tem a terceira chance de vencer a Suíça pela primeira vez em Copas. Não é impossível vencê-los. Isso já ocorreu em três amistosos: em 1980 (Brasil 2 a 0, em Cuiabá), em 1983 (Brasil 2 a 1, em Basel) e em 2006 (Brasil 2 a 1, em Basel).Mas há uma história curiosa. Em 1989, durante uma desastrosa excursão à Europa, a seleção comandada pelo técnico Sebastião Lazaroni já tinha perdido da Suécia (1 a 2), da Dinamarca (0 a 4) e, enfim, da Suíça (0 a 1, gol de pênalti). Essa derrota foi a gota d´água e fez com que a emissora de TV detentora dos direitos dos jogos da seleção brasileira à época desistisse de transmitir a quarta partida do Brasil (um amistoso contra o Milan, que ficou mesmo no 0 a 0).Como já parece tradição neste mundo globalizado, a Suíça traz três jogadores naturalizados: o goleiro reserva Philipp Köhn, originalmente é alemão, o meia Xherdan Shaqiri, que nasceu no Kosovo (à época ainda parte da Iugoslávia), e o atacante Breel Embolo, que é camaronês.Sempre que o Brasil jogar contra a Suíça será o favorito, mas a seleção europeia tem sido sempre uma pedra do sapato da equipe canarinho.E é bom evitar decepções como a que os antigos já tiveram: “Os suíços fizeram o suficiente para a conquista de um resultado estupendo. Para os helvéticos, o empate constitui uma esplêndida vitória e, mais do que isso, o maior feito do futebol da Suíça de todos os tempos”, resumiu o Diário da Noite após o resultado imprevisível de 19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ão Paulo parou no dia 28 de junho de 1950, uma quarta-feira. Mais de 42 mil paulistanos rumaram para o estádio do Pacaembu, no qual 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08/zap-zap.jpeg?resize=400%2C240&amp;ssl=1</text:p>
          </table:table-cell>
          <table:table-cell office:value-type="string" calcext:value-type="string">
            <text:p>Cotidiano</text:p>
          </table:table-cell>
          <table:table-cell office:value-type="string" calcext:value-type="string">
            <text:p>WhatsApp libera atalho para que usuários mandem mensagens para si mesmos</text:p>
          </table:table-cell>
          <table:table-cell office:value-type="string" calcext:value-type="string">
            <text:p>https://ac24horas.com/2022/11/28/whatsapp-libera-atalho-para-que-usuarios-mandem-mensagens-para-si-mesmos/</text:p>
          </table:table-cell>
          <table:table-cell office:value-type="string" calcext:value-type="string">
            <text:p>O WhatsApp começou a disponibilizar, gradativamente, um atalho para que usuários não precisem mais criar grupos e remover contatos para que seja possível conversar com si mesmos.Liberada a partir desta segunda-feira (28), a funcionalidade – disponível para Android e iPhone – trará o contato do usuário no topo da lista para iniciar uma conversa.Anteriormente, não havia essa opção, por mais que o consumidor do aplicativo salvasse o próprio número.Em nota, o Whats App informou que “essa funcionalidade traz a conveniência de poder enviar notas para sua lista de tarefas, lembretes, listas de compras e qualquer outra anotação que o usuário queira ter acesso facilmente, na palma da sua mão, no aplicativo que ele já usa com frequência.”.Também recentemente, a empresa liberou a possibilidade de criar ‘enquetes’ dentro de conversas. Como próxima funcionalidade, o WhatsApp já informou que está testando a opção de pesquisar empresas e realizar compras dentro do aplicativo.“Essa experiência de finalização de compra integrada será um divisor de águas para pessoas e empresas que desejam comprar e vender no WhatsApp sem precisar acessar sites, abrir outros apps ou pagar pessoalmente”, informou a empres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WhatsApp começou a disponibilizar, gradativamente, um atalho para que usuários não precisem mais criar grupos e remover contatos para que seja possível conversar com si...</text:p>
          </table:table-cell>
          <table:table-cell office:value-type="string" calcext:value-type="string">
            <text:p>CNN Brasil</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19/10/AGENCIA.jpg?resize=400%2C240&amp;ssl=1</text:p>
          </table:table-cell>
          <table:table-cell office:value-type="string" calcext:value-type="string">
            <text:p>Acre</text:p>
          </table:table-cell>
          <table:table-cell office:value-type="string" calcext:value-type="string">
            <text:p>Plataformas digitais do governo ficam fora do ar até o início da tarde</text:p>
          </table:table-cell>
          <table:table-cell office:value-type="string" calcext:value-type="string">
            <text:p>https://ac24horas.com/2022/11/28/plataformas-digitais-do-governo-ficam-fora-do-ar-ate-o-inicio-da-tarde/</text:p>
          </table:table-cell>
          <table:table-cell office:value-type="string" calcext:value-type="string">
            <text:p>Na manhã desta segunda-feira, 28, dia do segundo jogo da seleção brasileira de futebol contra a Suíça, em Doha, no Catar, o governo do Estado do Acre informou que o site Agência de Notícias do Acre está fora do ar – pelo menos até o início da tarde.Sendo assim, não somente o site de notícias do Estado está fora do ar, como também, o Diário Oficial do Estado (DOE), o site do Departamento Estadual de Trânsito (Detran) e as demais plataformas digitais se encontram indisponíveis para acesso ao público.De acordo com a assessoria da gestão de Gladson Cameli, o problema ocorreu devido ao link da OI estar off-line. A previsão da equipe técnica é que a normalidade de estabilização ocorra às 13h – após a partida do Brasil na Copa do Mundo do Cat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28, dia do segundo jogo da seleção brasileira de futebol contra a Suíça, em Doha, no Catar, o governo do Estado 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MORTO-UVER.jpg?resize=400%2C240&amp;ssl=1</text:p>
          </table:table-cell>
          <table:table-cell office:value-type="string" calcext:value-type="string">
            <text:p>Destaque 4</text:p>
          </table:table-cell>
          <table:table-cell office:value-type="string" calcext:value-type="string">
            <text:p>Motorista de aplicativo recebe chamada e é morto a golpes de faca em Ramal de Rio Branco</text:p>
          </table:table-cell>
          <table:table-cell office:value-type="string" calcext:value-type="string">
            <text:p>https://ac24horas.com/2022/11/28/motorista-de-aplicativo-recebe-chamada-e-e-morto-a-golpes-de-faca-em-ramal-de-rio-branco/</text:p>
          </table:table-cell>
          <table:table-cell office:value-type="string" calcext:value-type="string">
            <text:p>O motorista de aplicativo José Francisco Rodrigues das Chagas, de 31 anos, foi morto a golpes de faca na madrugada desta segunda-feira, 28, após receber uma corrida pelo aplicativo até ao Ramal Santo Onofre, no final da Estrada Jarbas Passarinho, no bairro Apolônio Sales, em Rio Branco.De acordo com informações da Polícia, o motorista chegou no seu veículo no local indicado pelo aplicativo, quando foi abordado por uma pessoa não identificada, que em posse de uma faca desferiu dois golpes que atingiram o peito da vítima, que ainda conseguiu sair do carro pedindo ajuda e caiu no ramal.Moradores relataram aos policiais que chegaram a ouvir vários gritos pedindo ajuda, e após alguns minutos quando saíram de suas casas encontraram José Francisco caído, sagrando muito.A ambulância do suporte avançado do Serviço de Atendimento Móvel de Urgência (SAMU) foi acionada, mas quando os paramédicos chegaram ao local, nada puderam fazer pelo motorista de aplicativo que já se encontrava morto.Policiais Militares estiveram no local e isolaram a área para os trabalhos do Perito em criminalística, em seguida fizeram patrulhamento na região em busca de prender o autor do crime, mas ele não foi encontrado.O corpo de José Francisco foi removido e encaminhado ao Instituto Médico Legal (IML) para os exames cadavéricos.A Polícia informou ainda que o carro do motorista de aplicativo foi encontrado a uma distância de 500 metros do corpo.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otorista de aplicativo José Francisco Rodrigues das Chagas, de 31 anos, foi morto a golpes de faca na madrugada desta segunda-feira, 28, após receber uma...</text:p>
          </table:table-cell>
          <table:table-cell office:value-type="string" calcext:value-type="string">
            <text:p>Davi Sahid</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0/07/MPF-ACRE.jpg?resize=400%2C240&amp;ssl=1</text:p>
          </table:table-cell>
          <table:table-cell office:value-type="string" calcext:value-type="string">
            <text:p>Destaque 4</text:p>
          </table:table-cell>
          <table:table-cell office:value-type="string" calcext:value-type="string">
            <text:p>MPF pede que justiça obrigue INSS a cuidar de terreno abandonado no Conjunto Universitário</text:p>
          </table:table-cell>
          <table:table-cell office:value-type="string" calcext:value-type="string">
            <text:p>https://ac24horas.com/2022/11/28/mpf-pede-que-justica-obrigue-inss-a-cuidar-de-terreno-abandonado-no-conjunto-universitario/</text:p>
          </table:table-cell>
          <table:table-cell office:value-type="string" calcext:value-type="string">
            <text:p>O Ministério Público Federal (MPF) no Acre ajuizou uma ação civil pública visando obrigar o Instituto Nacional do Seguro Social (INSS) a manter limpo o INSS a manter limpo um lote de terra localizado em Rio Branco (AC), no bairro Universitário, que atualmente está abandonado, tomado por mato, lixo, entulhos e outros materiais que propiciam um ambiente favorável à proliferação de animais e insetos peçonhentos e a ocorrência de queimadas, além de ser alvo de pessoas de práticas ilegais, de forma a causar prejuízo ao bem público e à comunidade no entorno do imóvel.O caso foi encaminhado ao MPF a partir de representação da Associação de Moradores do Bairro Universitário, que denunciou o abandono de um lote de terra com área de 56.000 m², localizado no Conjunto Universitário II, em Rio Branco, de propriedade do INSS, que estaria tomada por mato, lixo, entulhos, entre outros materiais, devido à falta de intervenção pública, transformando-se em ambiente propício para a proliferação de animais e insetos peçonhentos e, até mesmo, venenosos, e a consequente transmissão e propagação das doenças transmitidas por eles, bem como a ocorrência de queimadas, além de expor a integridade física e a vida dos moradores da vizinhança.No caso deste imóvel, o problema é antigo, sendo que pelo menos desde 2008 o MPF já interveio extrajudicialmente para que fosse realizada a manutenção, porém a autarquia proprietária da área não toma para si a responsabilidade da limpeza, sendo a recorrência da intervenção ministerial também prova da leniência do órgão com relação ao patrimônio em tela.A ação também ressalta que a prática de abandono não é exclusiva para este imóvel, já tendo sido ajuizada ação no mesmo sentido visando a limpeza e conservação de um galpão do INSS em Brasiléia, a 230km de Rio Branco, sendo que nesta ação a autarquia chegou a informar a realização de uma licitação que contemplaria o imóvel de Brasiléia e os de Rio Branco.Para Lucas Almeida Costa Dias, procurador que assina a ação, a postura do INSS fere o princípio da eficiência, que rege a administração pública, especialmente quando se coloca lado a lado também a situação do imóvel de Brasiléia, que também está sem solução há anos.Além disso, o Departamento de Vigilância Sanitária do município de Rio Branco atestou que a situação do terreno está em desacordo com a Lei Municipal n. 1.623/2006 (Código Sanitário do Município), que estabelece que o proprietário ou ocupante a qualquer título, é responsável pela limpeza e conservação do imóvel.O pedido da ação é para que, no prazo de 30 dias O INSS remova o lixo e os detritos (acúmulo de telhas, tijolos, sobras de construções, excesso de plantas) do terreno, além de demarcar a área em que está situado o imóvel, ficando também obrigado a realizar mensalmente serviço de limpeza e roça no loc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Lote está abandonado há anos, trazendo inúmeros perigos para a vizinhança</text:p>
          </table:table-cell>
          <table:table-cell office:value-type="string" calcext:value-type="string">
            <text:p>Assessori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1/10/TEMPO-JURUA.jpg?resize=400%2C240&amp;ssl=1</text:p>
          </table:table-cell>
          <table:table-cell office:value-type="string" calcext:value-type="string">
            <text:p>Cotidiano</text:p>
          </table:table-cell>
          <table:table-cell office:value-type="string" calcext:value-type="string">
            <text:p>Em dia de jogo do Brasil na Copa, Acre tem segunda-feira quente, com sol e nuvens</text:p>
          </table:table-cell>
          <table:table-cell office:value-type="string" calcext:value-type="string">
            <text:p>https://ac24horas.com/2022/11/28/em-dia-de-jogo-do-brasil-na-copa-acre-tem-segunda-feira-quente-com-sol-e-nuvens/</text:p>
          </table:table-cell>
          <table:table-cell office:value-type="string" calcext:value-type="string">
            <text:p>O tempo quente, com sol e nuvens, continua a predominar no Acre, nesta segunda-feira, 28, segundo dia de jogos do Brasil na Copa do Mundo. Os termômetros marcam a máxima de 36°C na maioria dos municípiosEm Rio Branco, Brasileia e Sena Madureira não há a probabilidade de chuvas, mas caso ocorram serão rápidas e fracas. Já nas microrregiões de Cruzeiro do Sul e Tarauacá, pode chover rápido em alguns pontos, os ventos sopram, entre fracos e moderados.Temperaturas:– Rio Branco, Senador Guiomard, Bujari e Porto Acre, com mínimas oscilando entre 21 e 23ºC, e máximas, entre 34 e 36ºC;– Brasileia, Epitaciolândia, Xapuri, Capixaba, Assis Brasil e Santa Rosa do Purus, com mínimas oscilando entre 21 e 23ºC, e máximas, entre 34 e 36ºC;– Plácido de Castro e Acrelândia, com mínimas oscilando entre 21 e 23ºC, e máximas, entre 34 e 36ºC;– Sena Madureira e Manuel Urbano, com mínimas oscilando entre 21 e 23ºC, e máximas, entre 34 e 36ºC;– Tarauacá e Feijó, com mínimas oscilando entre 23 e 25ºC, e máximas, entre 35 e 37ºC;– Cruzeiro do Sul, Mâncio Lima e Rodrigues Alves, com mínimas oscilando entre 23 e 25ºC, e máximas, entre 33 e 35ºC;– Marechal Thaumaturgo, Porto Walter e Jordão, com mínimas oscilando entre 22 e 24ºC, e máximas, entre 34 e 36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quente, com sol e nuvens, continua a predominar no Acre, nesta segunda-feira, 28, segundo dia de jogos do Brasil na Copa do Mundo. 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rede-gov-1170x500-1.jpg?resize=400%2C240&amp;ssl=1</text:p>
          </table:table-cell>
          <table:table-cell office:value-type="string" calcext:value-type="string">
            <text:p>Cotidiano</text:p>
          </table:table-cell>
          <table:table-cell office:value-type="string" calcext:value-type="string">
            <text:p>Acre faz integração e ajuda expandir Rede Transforma.Gov no País</text:p>
          </table:table-cell>
          <table:table-cell office:value-type="string" calcext:value-type="string">
            <text:p>https://ac24horas.com/2022/11/28/acre-faz-integracao-e-ajuda-expandir-rede-transforma-gov-no-pais/</text:p>
          </table:table-cell>
          <table:table-cell office:value-type="string" calcext:value-type="string">
            <text:p>A Rede TransformaGov.BR de Gestão Estratégica e Transformação do Estado agora está presente em todo o Brasil. Criada em novembro de 2019, a rede completou, neste mês de novembro, sua expansão pelo país com a integração dos estados do Acre, Amapá e Roraima. Coordenada pela Secretaria de Gestão (Seges) do Ministério da Economia (ME), a rede faz parte do programa TransformaGov.BR, para simplificar e a modernizar a gestão dos órgãos e entidades da Administração Pública Federal direta, autárquica e fundacional em todas as representações regionais.Na prática, o TransformaGov.BR promove ações que resultem na redução de custos e no aumento da efetividade no gasto dos recursos públicos. Em suas ações, o TransformaGov.BR apresenta soluções em temas relacionados à gestão pública desenvolvidas pelo Ministério da Economia, como órgão central, e difunde propostas de outros colaboradores, como a Escola Nacional de Administração Pública (Enap).Entre as soluções disseminadas pela rede, estão as atas de contratação centralizadas promovidas pela Central de Compras, como o TaxiGov e o Almoxarifado Virtual Nacional; o projeto em parceria da Seges com a Secretaria do Patrimônio da União (SPU) de racionalização da ocupação predial pelo serviço público, o RacionalizaGov; e a capacitação de servidores públicos em temas-chave para o aprimoramento da gestão na ponta, em parceria com o programa Enap em Rede.O secretário de Gestão, Renato Fenili, destaca a importância da abrangência nacional da Rede TransformaGov.BR com o propósito de inspirar e conectar pessoas e instituições, por meio da colaboração e democratização de saber, gerando capacidades, sinergias e valor público. “O TransformaGov.BR estimula a inovação e a difusão do conhecimento produzido nos diversos órgãos e entidades que integram a rede. Atualmente, presente nas 26 unidades da federação brasileira, ela alcança mais de mil representações do governo federal fora de Brasília”, disse Fenili.No Distrito Federal, as ações do Programa TransformaGov.BR são levadas às unidades centrais de órgãos e entidades do governo federal pelo Departamento de Transformação Governamental da Seg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Rede TransformaGov.BR de Gestão Estratégica e Transformação do Estado agora está presente em todo o Brasil. Criada em novembro de 2019, a rede completou, neste...</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1/10/empresa-1.jpg?resize=400%2C240&amp;ssl=1</text:p>
          </table:table-cell>
          <table:table-cell office:value-type="string" calcext:value-type="string">
            <text:p>Acre</text:p>
          </table:table-cell>
          <table:table-cell office:value-type="string" calcext:value-type="string">
            <text:p>Acre adere ao Balcão Único para agilizar abertura de novas empresas</text:p>
          </table:table-cell>
          <table:table-cell office:value-type="string" calcext:value-type="string">
            <text:p>https://ac24horas.com/2022/11/28/acre-adere-ao-balcao-unico-para-agilizar-abertura-de-novas-empresas/</text:p>
          </table:table-cell>
          <table:table-cell office:value-type="string" calcext:value-type="string">
            <text:p>O Balcão Único, sistema lançado pelo Governo Federal que permite a qualquer cidadão abrir uma empresa de forma simplificada e automática, já está presente nas Juntas Comerciais de 24 unidades da federação, reduzindo o tempo e os custos para abrir um negócio. Nesta última semana de novembro, Acre e mais seis estados implementaram a iniciativa: Amapá, Amazonas, Ceará, Mato Grosso, Mato Grosso do Sul e Roraima. Com isso, o país avança cada vez mais na implementação de medidas que melhoram o ambiente de negócios e facilitam a vida do empreendedor.As Juntas Comerciais desses estados fazem parte do projeto Empreendedor Digital, em parceria com o Sebrae e apoio do Departamento Nacional de Registro Empresarial e Integração do Ministério da Economia. A solução tecnológica utilizada no Balcão Único integra os dados entre órgãos de cada esfera do governo e unifica a coleta de todos os dados necessários para a abertura e funcionamento de uma empresa. Tudo é feito através de um formulário eletrônico único, pela internet.O processo de simplificação vem sendo trabalhado desde a promulgação da Lei 11598/2007, bem como com a aquisição de ferramentas tecnológicas que requalificaram a prestação de serviços no âmbito das juntasRio Grande do Sul e Distrito Federal, unidades federativas que implementaram o Balcão Único no final do passado, e o estado Ceará, estão evoluindo seus respectivos sistemas para que todas as respostas do processo de abertura de empresas sejam realizadas de forma automática em alguns municípios.O projeto do Balcão Único é liderado pela Secretaria Especial de Desburocratização, Gestão e Governo Digital e conta com a atuação das equipes da Secretaria Especial da Receita Federal, do Sebrae, das Juntas Comerciais e da Secretaria Especial de Modernização do Estado (Seme) da Secretaria-geral da Presidência da República.A agilidade permite que o empreendedor efetue o registro do negócio e já obtenha na hora o número do Cadastro Nacional de Pessoa Jurídica (CNPJ), nos casos em que as licenças e alvarás sejam dispensados ou que permitem autodeclaração do usuário no cumprimento dos requisitos necessários para emissão automática do alvará.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alcão Único, sistema lançado pelo Governo Federal que permite a qualquer cidadão abrir uma empresa de forma simplificada e automática, já está presente nas Junta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MPT-AC-RO.jpg?resize=400%2C240&amp;ssl=1</text:p>
          </table:table-cell>
          <table:table-cell office:value-type="string" calcext:value-type="string">
            <text:p>Cotidiano</text:p>
          </table:table-cell>
          <table:table-cell office:value-type="string" calcext:value-type="string">
            <text:p>Procuradoria do Trabalho em Rio Branco tem novo telefone de contato</text:p>
          </table:table-cell>
          <table:table-cell office:value-type="string" calcext:value-type="string">
            <text:p>https://ac24horas.com/2022/11/28/procuradoria-do-trabalho-em-rio-branco-tem-novo-telefone-de-contato/</text:p>
          </table:table-cell>
          <table:table-cell office:value-type="string" calcext:value-type="string">
            <text:p>A Procuradoria Regional do Trabalho, sede do Ministério Público do Trabalho (MPT) na 14ª Região, informa aos advogados, às partes em procedimentos e processos, aos órgãos públicos e ao público em geral que os números para contato telefônico com a Procuradoria do Trabalho em Rio Branco.Na capital do Acre os novos números são: (68) 3212-4600 e (68) 3212-4601.A Procuradoria de Ji-Paraná, em Rondônia, também mudou de telefone mas por um prazo de noventa dias, as chamadas para ambas os órgãos feitas pelos números antigos serão informados aos usuários os novos números por meio de atendente virtu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ocuradoria Regional do Trabalho, sede do Ministério Público do Trabalho (MPT) na 14ª Região, informa aos advogados, às partes em procedimentos e processos, aos órgão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SERVITUDE.jpg?resize=400%2C240&amp;ssl=1</text:p>
          </table:table-cell>
          <table:table-cell office:value-type="string" calcext:value-type="string">
            <text:p>Notícias</text:p>
          </table:table-cell>
          <table:table-cell office:value-type="string" calcext:value-type="string">
            <text:p>Brevíssima reflexão sobre a servidão voluntária – 2022</text:p>
          </table:table-cell>
          <table:table-cell office:value-type="string" calcext:value-type="string">
            <text:p>https://ac24horas.com/2022/11/28/brevissima-reflexao-sobre-a-servidao-voluntaria-2022/</text:p>
          </table:table-cell>
          <table:table-cell office:value-type="string" calcext:value-type="string">
            <text:p>“Disponham-se de um lado cinquenta homens armados e outros tantos de outro lado; ponham-se em ordem de batalha, prontos para o combate, sendo uns livres e lutando pela liberdade, enquanto os outros tentam arrebatá-la dos primeiros: a quais deles, por conjectura, se atribui a vitória? Quais deles irão para a luta com maior entusiasmo: os que, em recompensa deste trabalho receberão o prêmio de conservar a liberdade ou os que, dos golpes que derem ou receberem, esperam tão-somente a servidão?”A questão acima foi colocada por Étienne de La Boétie em uma passagem do “Discurso Sobre a Servidão Voluntária” (1563) e me parece adequada para o momento que vivemos no Brasil, considerando, obviamente, o impasse político decorrente do processo eleitoral mal-acabado e as reações que permanecem há trinta dias em todo o Brasil. Queiram ou não, está sendo travada uma batalha, na qual uns querem se manter livres, enquanto outros querem subjugar-nos e tolher nossa liberdade. Mesmo que alguns ignorantes não a reconheçam, essa é a luta.Não pretendo desta vez “gastar tinta” em esmiuçar as causas ou o processo que nos trouxe até aqui. Me satisfaria em fazer pensar sobre a disposição que muitos entre nós possuem de simplesmente não lutar, de observar os acontecimentos e aguardar os resultados do embate entre o brutal Sistema jurídico-político-midiático e uma parcela importante da sociedade brasileira. O primeiro a serviço de um modelo de controle social global e o segundo em resistência declarada ao progressismo globalista.La Boétie extrai que nas condições que propôs, evidentemente, aqueles que lutam pela liberdade o fazem com maior vigor, tenacidade e entrega, o que lhes garante a vitória e, para isto, dá vários exemplos históricos em que exércitos menores resistiram ao assalto de exércitos estrangeiros. Contudo, entre outras conclusões, chama a atenção para os que, podendo lutar se deixam levar por um sentimento que ordena em primeiro a segurança, de modo que as pessoas são capazes de ceder parte e ou toda a liberdade, em troca de um certo conforto em sua vida cotidiana, ainda que miserável. É o que denomina de servidão voluntária.Imagino que, hoje, o jovem filósofo francês não se surpreenderia ao ver certas criaturas abaixarem-se para beijar as saias imundas da tirania togada como fazem tantos por aí. Uns, por ignorância, sequer advinham que hordas bárbaras se escondem para ocuparem o território conquistado destruindo todos os pilares – religião, propriedade, direitos, liberdade; outros, como urubus sobrevoam a luta sabendo de antemão que sobrarão restos a serem devorados e, outros, ainda, porque gostariam de estar entre os tiranos, torcem por eles, possuem a mesma alma sebosa usurpadora e autoritária.Felizmente, há os que lutam. São os corajosos, os guerreiros, os audazes, homens e mulheres que sentem o despertar de uma causa, de valores e princípios aos quais não estão dispostos a renunciar, que enxergam mais adiante um cenário de supressão de suas liberdades, de miséria e humilhação. São os que estão hoje nas ruas e estradas ou, dependendo de suas condições, em trincheiras de suporte, orações e informação. Em qualquer hipótese, estes vencerão.Embora escondam criminosamente as imagens, vemos na mídia a insistente tentativa de “bolsonarização” do movimento de resistência civil em curso. É uma solerte estratégia de personificação do adversário para criar no imaginário popular um espantalho ao qual se possa agredir (Schopenhauer explica). Hipócritas e oportunistas se valem desse discurso sem nenhuma vergonha. Já está claro que não se trata de personagens, nem de um lado nem de outro, é algo muito mais profundo e importante e, acreditem, não se encerrará em primeiro de janeiro.Os homens passam. Bolsonaro é apenas o atual representante de uma legítima e crescente fração da sociedade que se quer livre, e Lula é apenas um ex-presidiário indecente e decrépito que simboliza o assalto ao erário. Não é contra ele que se movem multidões, é contra o que ele representa e prenuncia de nocivo, autoritário, criminoso e amoral.Outra tática é a inversão (Acuse-os do que você faz – Lenin) de narrativas. De uma hora para outra, milhões de pessoas nas ruas viraram “golpistas” porque não aceitam passivamente uma provável inconsistência de urnas eletrônicas. Tratado nestes termos, se poderia falar em contragolpe. Nenhum brasileiro sairia de sua casa para contestar um resultado crível, isso nunca aconteceu. O que está ocorrendo é que o resultado apresentado, desprovido da segurança devida, não bate com as ruas apesar de todo o esforço midiático empreendido neste sentido, e muitas pessoas não estão dispostas a ouvir um sim porque sim de um togado qualquer. Sei que para algumas pústulas da imprensa, o “perdeu Mané” do Barroso soa como um chiste merecido, mas para quem tem honra e princípios, é um insulto inaceitável.Para surpresa de ninguém, enquanto as ruas se manifestam, na alta(?) política brasileira, notoriamente farsesca, espraia-se a ideia de uma espécie de “pacto de Munique”, sancionado por líderes das duas casas junto ao Sistema tirano e seu candidato. Nos conta a história que se tratou de um apaziguamento fake. Hitler invadiu a Tchecoslováquia, a Polônia e em pouco tempo desfilava solenemente em Paris.Voltando a La Boétie, parece cabível repeti-lo de certo modo desolado com a percepção de que a servidão voluntária também é uma renúncia às responsabilidades dela decorrentes: “É o povo que se escraviza, que se decapita, que, podendo escolher entre ser livre e ser escravo, se decide pela falta de liberdade e prefere o jugo, é ele que aceita o seu mal, que o procura por todos os meios”. Que lhe sirva de reflexão antes de decidir de que lado estará postado neste momento da vida brasileira.Valterlucio Bessa Campelo escreve às sextas-feiras no site ac24horas e, eventualmente, no seuBLOG, no site Liberais e Conservadores doPuggin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isponham-se de um lado cinquenta homens armados e outros tantos de outro lado; ponham-se em ordem de batalha, prontos para o combate, sendo uns livres e...</text:p>
          </table:table-cell>
          <table:table-cell office:value-type="string" calcext:value-type="string">
            <text:p>Valterlucio Campelo</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0/PETECAO_ENTREVIST.jpg?resize=400%2C240&amp;ssl=1</text:p>
          </table:table-cell>
          <table:table-cell office:value-type="string" calcext:value-type="string">
            <text:p>Blog do Crica</text:p>
          </table:table-cell>
          <table:table-cell office:value-type="string" calcext:value-type="string">
            <text:p>Petecão contesta Jorge Viana e vê apoio para a reeleição de Bocalom indefinido</text:p>
          </table:table-cell>
          <table:table-cell office:value-type="string" calcext:value-type="string">
            <text:p>https://ac24horas.com/2022/11/28/petecao-contesta-jorge-viana-e-ve-apoio-para-a-reeleicao-de-bocalom-indefinido/</text:p>
          </table:table-cell>
          <table:table-cell office:value-type="string" calcext:value-type="string">
            <text:p>NUMA CONVERSA ONTEM COM O BLOG, o senador Sérgio Petecão (PSD) negou que tenha feito qualquer movimento para apoiar uma frente de oposição defendida pelo ex-senador Jorge Viana (PT). “Ele deveria ter pensado nisso na última eleição, quando impediu a formação de uma aliança de todos os partidos de oposição, com a sua candidatura ao governo. É uma proposta que está chegando tarde, vou conversar sobre alianças para a disputa da PMRB bem mais adiante”, falou Petecão. Mas, colocou em dúvida estar no palanque da reeleição do prefeito Tião Bocalom em 2024. “Depois que me disse numa conversa que a sua meta será ser reeleito, depois de se afastar para ser candidato a senador, entrou em confronto com o meu projeto, vou analisar isso mais na frente. Como é que vou apoiar alguém para no futuro disputar o Senado comigo?”. Foi a indagação do senador Sérgio Petecão (PSD). Falando sobre o seu posicionamento no Senado, Petecão garantiu que estará na base de sustentação do futuro governo do petista Lula.VAI INDICAR NOMESPODE-SE prever uma disputa por cargos federais no estado entre o senador Sérgio Petecão (PSD) e o ex-senador Jorge Viana (PT). “Tenho voto no Senado, já conversei com lideranças nacionais, e com certeza indicarei ocupantes a cargos federais no estado”, falou Petecão.PONTO MARCADOO SECRETÁRIO de Educação, Aberson Carvalho, além de estar fazendo uma boa gestão, tem o apoio da futura deputada federal Socorro Neri (PP) para permanecer. Por isso, será difícil ao Minoru Kinpara ser indicado à pasta.AINDA TEM MANDATODEPOIS de ser escorraçado de todos os seus projetos na eleição passada, não se sabe se o senador Márcio Bittar (União Brasil) continuará aliado do governador Gladson Cameli. Não terá nenhum prestígio no governo Lula, mas ainda tem emendas parlamentares para serem liberadas.LADEIRA ABAIXOO SEU GRANDE PROJETO, que era o de fazer da Márcia Bittar (PL) vice-governadora foi ladeira abaixo.PERDERAM TEMPOOS QUE SE POSTARAM na porta dos quartéis na defesa de uma intervenção militar e pela volta da ditadura, podem voltar para casa, não haverá golpe militar e o Lula vai assumir a presidência, pois, ganhou a eleição. E, ponto!GRANDE INTERROGAÇÃONOS MEIOS PETISTAS regionais a grande interrogação, é sobre se o Jorge Viana será ministro no governo Lula. Se for, ele vai colocar o PT no protagonismo, no estado.NÃO ESTAVA NAS CONTASCANDIDATO do PDT que não se reelegeu me falou ontem que, não contava com a boa votação do deputado Pedro Longo (PDT). “Eu o colocava entre os candidatos que não conseguiriam se reeleger, sua votação inesperada foi uma zebra com qual não contava”, lamentou.LIVRE E SOLTOO GRANDE DIFERENCIAL do governador Gladson Cameli para o segundo mandato é que estará livre e solto para escolher seus secretários, porque foi uma reeleição focada no seu carisma pessoal, sem dono da sua vitória.SÉRIE DE TRAPALHADASNESTE primeiro mandato preste a se encerrar, cometeu trapalhadas em série na escolha do seu secretariado.FOI TUDOA DERROTA do Flaviano Melo (MDB) na última eleição para a Câmara Federal, não apaga a sua brilhante trajetória na política. Foi prefeito de Rio Branco, deputado federal, senador e governador. Natural que abra o caminho para a turma nova do MDB. Foi tudo.REQUESITOS ESSENCIAISCASO a deputada estadual eleita Michelle Melo (PDT) queira se projetar para futuras disputas majoritárias, ela terá de cumprir um mandato independente e propositivo, e ter o suporte de uma boa estrutura de divulgação.NOVO ROUNDO PREFEITO Mazinho Serafim (União Brasil) e o deputado Gérlen Diniz (PP), adversários ferrenhos, terão novo enfrentamento em 2024, com cada um lançando candidato a prefeito de Sena Madureira.ANOTEM PARA CONFERIRA LÓGICA é o Gladson se afastar no último ano de mandato para disputar uma das vagas para o Senado. A vice Mailza Gomes vai assumir, e ninguém fique surpreso, casa ela queira ser candidata a governadora em 2026.MUITO NATURALÉ MUITO natural, que este seja o seu caminho, só abdicou do direito de ser candidata a um novo mandato no Senado, depois que lhe foi oferecida a vaga da vice.ACORDO PARA O FUTUROOUVI do próprio senador Márcio Bittar (União Brasil) que vai jogar as suas emendas parlamentares na prefeitura da capital, apoiar a reeleição do Tião Bocalom à PMRB e, posteriormente, ao Senado. Não disse qual será o troco, mas no mínimo deve ser lhe apoiar para governador.PONTO DE REFERÊNCIAO DEPUTADO Edvaldo Magalhães (PCdoB) deverá ser o principal ponto de referência da oposição ao governo do Gladson. E, é bom que seja, porque um parlamento sem uma oposição forte vira armazém de secos e molhados.NÃO PODESER A CASA DO AMÉMO Legislativo não pode ser a casa do amém e sim senhor.A FARINHA DO LULAENQUANTO alguns assessores do Gladson se esgoelam pedindo a ditadura militar para impedir a posse do Lula, ele já prometeu ao Lula que vai lhe levar farinha de Cruzeiro do Sul no próximo encontro que tiverem. Isso se chama de pragmatismo político pela governabilidade.FALTA COERÊNCIAAS URNAS que elegeram o Bolsonaro em 2018, não são as mesmas que elegeram agora o Lula? Se não foi fraude ontem, não pode ser hoje, ora pois. Quer dizer que a eleição só seria legal se o Bolsonaro tivesse ganhado? Falta coerência na contestação do último pleito eleitoral.QUATRO NA TRANSIÇÃOO PT do Acre colocou três filiados na equipe da transição do Lula: Jorge Viana, Binho Marques e Léo de Brito. E o PV, a Shirley Torres.FRASE MARCANTE“Tua casa pode substituir o mundo, mas jamais o mundo substituir tua casa”. Ditado alem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UMA CONVERSA ONTEM COM O BLOG, o senador Sérgio Petecão (PSD) negou que tenha feito qualquer movimento para apoiar uma frente de oposição defendida pelo ex-senador...</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08/BOCALOM-E-PETECAO-.jpg?resize=400%2C240&amp;ssl=1</text:p>
          </table:table-cell>
          <table:table-cell office:value-type="string" calcext:value-type="string">
            <text:p>Coluna do Astério</text:p>
          </table:table-cell>
          <table:table-cell office:value-type="string" calcext:value-type="string">
            <text:p>Opções políticas de Bocalom!</text:p>
          </table:table-cell>
          <table:table-cell office:value-type="string" calcext:value-type="string">
            <text:p>https://ac24horas.com/2022/11/28/opcoes-politicas-de-bocalom/</text:p>
          </table:table-cell>
          <table:table-cell office:value-type="string" calcext:value-type="string">
            <text:p>É fato que depois das eleições o senador Sérgio Petecão (PSD) se afasta cada vez mais da gestão do prefeito Tião Bocalom (PROGRESSISTA). Por certo, os dois não estarão no mesmo palanque em 2024. É o que se escuta dos assessores mais próximos do senador acreano que não tem poupado críticas ao ex-aliado, o velho Boca.Como ficará a chapa de Bocalom em 2024 é outra incógnita, já que a mulher de Sérgio Petecão, Marfisa, é a vice do atual prefeito de Rio Branco. Outra questão é que o senador 100% popular também tem se aproximado de velhos aliados como Jorge Viana (PT), Edvaldo Magalhães (PC do B) e por conseguinte do presidente eleito, Luís Inácio Lula da Silva.Bocalom precisa encontrar mil e uma maneiras de se articular politicamente para construir um bom arco de alianças para a sua reeleição. O ideal seria conseguir o apoio do governador Gladson Cameli (PROGRESSISTA), porém, comenta-se que a ex-prefeita e deputada federal eleita, Socorro Neri (PROGRESSISTA), que perdeu para o atual prefeito, possa enfrentá-lo nas urnas novamente. Entretanto, Bocalom está no cargo e não pode ser subestimado pelos adversários.“Quem quiser ser líder deve ser primeiro servo. Se você quiser liderar, deve servir”. (Jesus Cristo). A morte pede passagem novamente!. Um conceituado médico de Rio Brando revelou que, “muitos servidores da saúde já estão se contaminando com a nova onda da Covid-19 que surge no Brasil”.. Em várias partes do mundo, as sub variantes do corona ameaçam uma nova pandemia, inclusive na China, berço originário do vírus.. Apesar das vacinas, o risco ainda é alto, principalmente para funcionários com comorbidade.. Portanto, é necessário ampliar recursos e proteção para todos que trabalham nos hospitais e demais unidades de saúde com inclusão dos municípios.. Nada mais propício à propagação do vírus do que uma Copa do Mundo e festas de final de ano. Faz tão pouco tempo, será que já esquecemos o que aconteceu?. Nem mesmo os jogos da seleção estão conseguindo quebrar a polarização política estabelecida no país.. O presidente Bolsonaro está quem nem curió de muda:. Não dá um pio!. É os políticos brigando e o povo se lascando!. O povo também gosta de um perrengue!. A violência está tomando uma proporção que nem nas chácaras, colônias e seringais dá para se esconder, viver em paz.. Melhor ficar enclausurado dentro das casas, de preferência em condomínios com muros, câmeras, cercas elétricas e grades.. Segundo Macunaíma, muitos cristãos querem soluções políticas e econômicas para seus problemas; esse negócio de esperar as coisas melhorarem em outra vida, outro reino é muito demorado.. Não são todos, disseste bem!.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É fato que depois das eleições o senador Sérgio Petecão (PSD) se afasta cada vez mais da gestão do prefeito Tião Bocalom (PROGRESSISTA). Por certo, o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1/10/ABRE-E-FECHA-FERIADO.jpg?resize=400%2C240&amp;ssl=1</text:p>
          </table:table-cell>
          <table:table-cell office:value-type="string" calcext:value-type="string">
            <text:p>Acre</text:p>
          </table:table-cell>
          <table:table-cell office:value-type="string" calcext:value-type="string">
            <text:p>Por conta do jogo do Brasil, órgãos públicos não abrem hoje</text:p>
          </table:table-cell>
          <table:table-cell office:value-type="string" calcext:value-type="string">
            <text:p>https://ac24horas.com/2022/11/28/por-conta-do-jogo-do-brasil-orgaos-publicos-nao-abrem-hoje-bancos-funcionam-ate-as-9h30/</text:p>
          </table:table-cell>
          <table:table-cell office:value-type="string" calcext:value-type="string">
            <text:p>A seleção brasileira entra em campo mais uma vez na segunda-feira, 28, contra a Suíça, às 11h, e, por conta da transmissão da Copa do Mundo do Catar, muitos setores do serviço público terão mudanças.Os bancos só funcionam de 6h30 às 9h30, incluindo a Caixa Econômica Federal. Já o serviço público não funciona, incluindo OCA e DETRAN.No entanto, em relação à saúde pública, apenas os postos de saúde não irão funcionar, somente upas e hospitais de urgência e emergência.No caso da segurança pública, as delegacias de Polícia Civil só abrem às que funcionam 24 horas, no caso – Defla, DIC e DEA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leção brasileira entra em campo mais uma vez na segunda-feira, 28, contra a Suíça, às 11h, e, por conta da transmissão da Copa do Mun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316801414_6673520702663720_1488883473838003256_n.jpg?resize=400%2C240&amp;ssl=1</text:p>
          </table:table-cell>
          <table:table-cell office:value-type="string" calcext:value-type="string">
            <text:p>Destaque 3</text:p>
          </table:table-cell>
          <table:table-cell office:value-type="string" calcext:value-type="string">
            <text:p>Jogaço: Camarões e Sérvia empatam por 3 a 3 em partida pela chave do Brasil na Copa</text:p>
          </table:table-cell>
          <table:table-cell office:value-type="string" calcext:value-type="string">
            <text:p>https://ac24horas.com/2022/11/28/jogaco-camaroes-e-servia-empatam-por-3-a-3-em-partida-pela-chave-do-brasil/</text:p>
          </table:table-cell>
          <table:table-cell office:value-type="string" calcext:value-type="string">
            <text:p>Sérvia e Camarões fizeram um jogaço e empataram por 3 a 3 na manhã desta segunda-feira (28), no estádio Al Janoub, pela 2ª rodada do Grupo G da Copa do Mundo. A partida bastante movimentada contou com gols de Castelletto, Aboubakar e Choupo-Moting para os camaroneses, e Pavlovic, Sergej Milinkovic-Savic e Mitrovic, para os sérvios. Adversárias do Brasil na chave, as duas equipes somaram o primeiro ponto no Mundial do Catar.Com o resultado, a Canarinho pode se classificar de maneira antecipada se vencer a Suíça. Na 3ª rodada, a Sérvia vai encarar a seleção suíça, enquanto o Brasil terá Camarões pela frente. Nesta segunda-feira (28), o torcedor pode acompanhar a Futlive do SBT Sports após o confronto da seleção brasileira diante da Suíça.O jogoA Sérvia começou a partida no campo de ataque. Um dos principais nomes da equipe, Mitrovic acertou a trave de Camarões logo aos 16 minutos. A seleção africana, que sofreu no início, resolveu atacar na sequência. A primeira chance foi com Kunde, que bateu forte e exigiu defesa de Milinkovic-Savic. Pouco depois, os camaroneses abriram o placar com Castelletto, aproveitou desvio em cobrança de escanteio e completou para as redes no segundo pau.Em desvantagem, os sérvios partiram novamente para o ataque. Aos 45, Tadic cobrou falta na cabeça do zagueiro Pavlovic, que acertou o cantinho de Epassy e deixou tudo igual. E bastaram apenas dois minutos para a virada: após troca de passes, Sergej Milinkovic-Savic bateu de fora da área para confirmar a virada antes do intervalo.Na volta, a equipe comandada pelo técnico Dragan Stojkovic voltou determinada a ampliar a vantagem no duelo. Aos sete, a Sérvia envolveu a defesa camaronesa, trocou passes dentro da área, e Mitrovic aproveitou assistência de Zivkovic para anotar o terceiro – foi o primeiro gol do camisa 9 na competição.No entanto, a seleção sérvia demonstrou relaxamento na sequência, e o preço da atitude foi cobrado. Aos 18, Aboubakar saiu sozinho, na cara de Milinkovic-Savic, e mandou para as redes de cobertura – o golaço foi confirmado após revisão do VAR. Dois minutos depois, Camarões chegou ao empate com Choupo-Moting, que recebeu passe açucarado de Aboubakar e só completou para as redes.O jogo ficou aberto na reta final do segundo tempo, com as duas equipes encaixando oportunidades no ataque. Quem chegou mais foi a Sérvia, mas a equipe europeia desperdiçou as chances que teve. Afobada, a seleção sérvia não teve calma para buscar um novo gol. Empate por 3 a 3 entre africanos e europeus.VEJA OS MELHORES MOMENTOS:Please enable JavaScriptplay-rounded-fillLink05:2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érvia e Camarões fizeram um jogaço e empataram por 3 a 3 na manhã desta segunda-feira (28), no estádio Al Janoub, pela 2ª rodada do Grupo...</text:p>
          </table:table-cell>
          <table:table-cell office:value-type="string" calcext:value-type="string">
            <text:p>web</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1/RUA_1-.jpg?resize=400%2C240&amp;ssl=1</text:p>
          </table:table-cell>
          <table:table-cell office:value-type="string" calcext:value-type="string">
            <text:p>Extra Total 2</text:p>
          </table:table-cell>
          <table:table-cell office:value-type="string" calcext:value-type="string">
            <text:p>Rua da Cohab do Bosque ganha 1ª rodada do concurso “Minha rua é louca pelo Brasil”</text:p>
          </table:table-cell>
          <table:table-cell office:value-type="string" calcext:value-type="string">
            <text:p>https://ac24horas.com/2022/11/28/rua-da-cohab-do-bosque-ganha-1a-rodada-do-concurso-minha-rua-e-louca-pelo-brasil/</text:p>
          </table:table-cell>
          <table:table-cell office:value-type="string" calcext:value-type="string">
            <text:p>A Acisa realizou na tarde deste domingo, 27, a primeira fase do Concurso “Minha rua é louca pelo Brasil”, visitando as ruas e escolhendo os primeiros bairros campeões na véspera do jogo da seleção brasileira contra a Suíça. Em primeiro lugar ficou a Rua Dr. Adalberto Costa e Silva, Cohab do Bosque com 332 pontos, seguido da Rua Jaubaté, Residencial Novo Eldorado ,que obteve 289 pontos.Para chegar ao resultado, os jurados avaliaram adequação da decoração ao tema copa, criatividade e originalidade, alegria e interação dos moradores, a utilização da marca dos promotores do concurso na decoração e respeito à natureza, ao bem público e limpeza.A grande campeã terá de premiação 60 Kg de carnes e embutidos, 10 Caixas de Cerveja em Lata, 18 Refrigerantes 2 L, 8 pacotes de garrafas de água de 500Ml, 1 troféu grande e um kit esportivo: 1 bola de futebol, 1 de futsal, 1 bola de voleibol, 1 de handebol e 1 de basquete.Já a segunda colocada, Rua Jaubaté, Residencial Novo Eldorado, vai receber 40 kg de carnes e embutidos, 06 caixas de cerveja em lata, 12 refrigerantes de 2lt, 04 pacotes de garrafas de água 500ml, 1 troféu médio e também o kit esportivo: 01 bola de futebol, 1 de futsal, 1 de voleibol, 1 de handebol, 1 de basquete. Os demais participantes foram Rua Jaguar, Loteamento Santa Luzia com 239 pontos e a Rua México México, Baixada da Habitasa que somou 214 pontos.Os prêmios só devem ser entregues na manhã desta segunda-feira, 28, para que os campeões aproveitem o jogo do Brasil contra a Suíça.A reportagem doac24horasesteve no bairro e observou os detalhes da ornamentação que conta com inúmeras bandeirinhas da Seleção Brasileira, pinturas relacionados a arte do futebol no meio da rua e acessórios futebolísticos.Caracterizados com utensílios “árabes” – em referência a Copa do Mundo do Catar, alguns moradores se mostraram otimistas com o desempenho do Brasil no segundo duelo contra a seleção suíça. Geiza Milena de Oliveira, representante do bairro, contou que o placar será elástico. “Tá todo mundo otimista, será 3 a 0 para o Brasil contra a Suíça”, revelou.Os demais integrantes do bairro também deram seus palpites que variam de 2 a 3 gols de diferença.Próxima faseA próxima fase disputam os bairros: Avenida Eugênio Bezerra, 100 (Condomínio Green Garden), Rua Railson Nascimento, Setor III (Cidade do Povo), Rua 16 de Outubro (Quinze) e Rua Amoty Pascoal (Wanderley Dantas).A comissão de jurados é composta pelos representantes do realizadores: Governo do Estado do Acre, Prefeitura de Rio Branco, Acisa e Federacre e dos apoiadores: Caldeirão Cores e Tintas, Simão Festas e Grupo Star.Assista ao vídeo:Please enable JavaScriptplay-rounded-fillLink05:1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cisa realizou na tarde deste domingo, 27, a primeira fase do Concurso “Minha rua é louca pelo Brasil”, visitando as ruas e escolhendo os primeir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0/06/palacio.jpg?resize=400%2C240&amp;ssl=1</text:p>
          </table:table-cell>
          <table:table-cell office:value-type="string" calcext:value-type="string">
            <text:p>Acre</text:p>
          </table:table-cell>
          <table:table-cell office:value-type="string" calcext:value-type="string">
            <text:p>Governo institui gabinete de crise para enfrentar onda de homicídios</text:p>
          </table:table-cell>
          <table:table-cell office:value-type="string" calcext:value-type="string">
            <text:p>https://ac24horas.com/2022/11/27/governo-institui-gabinete-de-crise-para-enfrentar-nova-onda-de-homicidios-no-acre/</text:p>
          </table:table-cell>
          <table:table-cell office:value-type="string" calcext:value-type="string">
            <text:p>O governo do Acre anunciou neste domingo (27) a criação de gabinete de crise para acompanhar em tempo real os fatos relacionados a episódios de violência que voltaram a assustar o estado nas últimas semanas.O anúncio ocorreu por meio de nota assinada pelo comandante-geral da Polícia Militar, Luciano Fonseca, pelo diretor-geral da Polícia Civil, Henrique Maciel, e pelo secretário de Estado de Justiça e Segurança Pública, Paulo Cézar Rocha dos Santos.No comunicado, a cúpula da Segurança Pública do Acre promete adotar providências por meio de recursos humanos e logísticos necessários para conter os fatos que vêm se sucedendo, principalmente com a ocorrência de homicídios.“Da análise sobre as últimas ocorrências de crimes violentos intencionais foi possível extrair que eles ocorrem em razão do enfrentamento entre organizações criminosas, enquanto outros exigem das Forças de Segurança um aprofundamento maior para uma conclusão efetiva sobre do que se tratam”, diz a nota.O documento também ressalta que investigações estão em andamento pela Polícia Civil e que a Polícia Militar reforçará o policiamento ostensivo nos bairros onde foram identificadas as maiores possibilidades de violência contra a vi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o Acre anunciou neste domingo (27) a criação de gabinete de crise para acompanhar em tempo real os fatos relacionados a episódios de violênci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1/07/concurso-sesacre-destaque.jpeg?resize=400%2C240&amp;ssl=1</text:p>
          </table:table-cell>
          <table:table-cell office:value-type="string" calcext:value-type="string">
            <text:p>Cotidiano</text:p>
          </table:table-cell>
          <table:table-cell office:value-type="string" calcext:value-type="string">
            <text:p>Acre tem 90 novos casos de Covid-19 neste domingo, mas não há internações pela doença</text:p>
          </table:table-cell>
          <table:table-cell office:value-type="string" calcext:value-type="string">
            <text:p>https://ac24horas.com/2022/11/27/acre-tem-90-novos-casos-de-covid-19-neste-domingo-mas-nao-ha-internacoes-pela-doenca/</text:p>
          </table:table-cell>
          <table:table-cell office:value-type="string" calcext:value-type="string">
            <text:p>Foram registrados 90 novos casos de coronavírus neste domingo, 27 de novembro. O número de infectados notificados é de 153.685 em todo o estado, mas não há registro de internações pela doença nesta data.Os dados estão no boletim da Secretaria de Estado de Saúde do Acre (Sesacre), divulgado por meio do Departamento de Vigilância em Saúde (DVS).São 360.470 notificações de contaminação pela doença no Acre até o momento, sendo que 206.764 casos foram descartados e 21 exames de RT-PCR aguardam análise do Laboratório Central de Saúde Pública do Acre (Lacen).Pelo menos 150.232 pessoas já receberam alta médica desde o começo da pandemia.Também não foi notificado nenhum óbito no atual boletim, permanecendo o número oficial de mortes por Covid-19 em 2.029 em todo o est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ram registrados 90 novos casos de coronavírus neste domingo, 27 de novembro. O número de infectados notificados é de 153.685 em todo o estado, mas nã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IMG-20221127-WA0034.jpeg?resize=400%2C240&amp;ssl=1</text:p>
          </table:table-cell>
          <table:table-cell office:value-type="string" calcext:value-type="string">
            <text:p>Na rede</text:p>
          </table:table-cell>
          <table:table-cell office:value-type="string" calcext:value-type="string">
            <text:p>Gerente do aeródromo de Porto Walter diz que aviões pousam e decolam dentro das normas</text:p>
          </table:table-cell>
          <table:table-cell office:value-type="string" calcext:value-type="string">
            <text:p>https://ac24horas.com/2022/11/27/gerente-do-aerodromo-de-porto-walter-diz-que-avioes-pousam-e-decolam-dentro-das-normas/</text:p>
          </table:table-cell>
          <table:table-cell office:value-type="string" calcext:value-type="string">
            <text:p>A responsável pelo aeródromo de Porto Wálter, Cleide Silva, afirmou jamais ter presenciado pilotos desembarcarem aparentando estar sob efeito álcool ou que aviões decolem ou pousem com excesso de passageiros.As denúncias acima constam em informações repassadas ao ac24horas por pessoas que fazem viagens frequentes para os municípios de Porto Walter e Marechal Thaumaturgo. Segundo os relatos, as aeronaves que operam na região voam com excesso de peso e não oferecem condições de segurança.Passageiros afirmam, sem citar a que empresas pertencem, que alguns aviões trafegam com bancos soltos e cintos de segurança improvisados com cordas. Em um dos relatos, um dos viajantes diz que o piloto pediu os pesos dos passageiros, somou e disse que voava com “sobrepeso”.“Último voo o cara pegou um papel e começou a pedir nossos pesos, aí quando somou no celular ele disse que estava arriscando a vida dele, que estava voando em sobrepeso e que já tinha falado pro pessoal da empresa que era pra por balanças pras bagagens e pessoas”, disse.A gerente do aeródromo de Porto Walter diz que não cabe a ela fiscalizar as condições estruturais das aeronaves, o que a impede de confirmar ou negar o que está sendo denunciado. Quanto ao que ela afirma ter a condição de observar, garante que não há problemas que possa relatar.“A mim não compete fiscalizar dentro da aeronave, mas nas vezes em que viajei, no avião havia cinto de segurança e não havia problemas com as cadeiras. Não vou dizer que é verdade ou mentira o que está sendo dito, mas nunca presenciei nada desse tipo. Se presenciais, eu seria a primeira a ficar do lado da população”, afirmou.Sobre o possível excesso de peso nas aeronaves, a gerente afirmou que não há no aeródromo controle de peso de passageiros e bagagens. Ela diz que nunca presenciou passageiros com muita bagagem e que nesse ponto é necessário que haja consciência de quem viaja com relação ao porte dos aviões.“Geralmente a bagagem do passageiro é uma mala de viagem pequena. Eu nunca presenciei nem um passageiro com muita bagagem, aqui é um aeródromo de pequeno porte, na minha opinião cada passageiro tem que ser consciente que as aeronaves que operam aqui são de pequeno porte, então nunca vi muita bagagem a serem embarcadas não, apenas maletas bolsas pequenas”, garantiu.Cleide Silva, que também é vereadora na cidade, aproveitou para informar que as condições de operação do aeródromo da cidade são muito boas e que não há ocorrência de problemas, como buracos na pista de pouso.“Todos os dias eu e os demais funcionários andamos em toda pista 3 vezes por dia pra ver se tem algo err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responsável pelo aeródromo de Porto Wálter, Cleide Silva, afirmou jamais ter presenciado pilotos desembarcarem aparentando estar sob efeito álcool ou que aviões decolem ou pousem...</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35786428.jpeg?resize=400%2C240&amp;ssl=1</text:p>
          </table:table-cell>
          <table:table-cell office:value-type="string" calcext:value-type="string">
            <text:p>Destaque 3</text:p>
          </table:table-cell>
          <table:table-cell office:value-type="string" calcext:value-type="string">
            <text:p>Espanha e Alemanha empatam e deixam definição dos classificados para a última rodada</text:p>
          </table:table-cell>
          <table:table-cell office:value-type="string" calcext:value-type="string">
            <text:p>https://ac24horas.com/2022/11/27/espanha-e-alemanha-empatam-e-deixam-definicao-dos-classificados-para-a-ultima-rodada/</text:p>
          </table:table-cell>
          <table:table-cell office:value-type="string" calcext:value-type="string">
            <text:p>O duelo mais esperado da fase de grupos da Copa do Mundo do Catar fez jus à expectativa. Quem assistiu ao empate em 1 a 1 entre Espanha e Alemanha, na tarde deste domingo (27), pela segunda rodada do Grupo E, viu duas grandes seleções atuarem em alto nível, com estratégias bem diferentes. Morata abriu o placar para os espanhóis, aos 16 minutos do segundo tempo, mas Füllkrug deixou tudo igual aos 37 da etapa final.O resultado mantém todos os times da chave com chance de classificação. A Espanha segue na liderança, com quatro pontos, e os alemães na lanterna, com apenas um. Porém, como a Costa Rica venceu o Japão pela manhã e ambos ficaram com três pontos, a definição de quem avança às oitavas de final ficou para a última rodada. A Fúria precisa vencer ou empatar para não depender de outros resultados, já a Alemanha precisa ganhar da Costa Rica e secar os japoneses para seguir na competição.Os artilheiros da Copa do Mundo 2022E as duas equipes foram a campo no Estádio Al Bayt, em Al Khor, com mudanças em relação à estreia. Na Espanha, que goleou a Costa Rica por 7 a 0 no primeiro jogo, Luis Enrique trocou Azpilicueta por Carvajal. Do outro lado, Hans-Dieter Flick fez duas modificações na comparação com a derrota por 2 a 1 para o Japão: saíram Schlotterbeck e Havertz e entraram Kehrer e Goretzka.Mas, dentro de campo, a Espanha impôs seu ritmo de posse de bola e marcação alta desde o início, enquanto a Alemanha ficava com as linhas baixas e tentava explorar a velocidade dos atacantes de lado. Os espanhóis começaram melhor e quase abriram o placar aos seis minutos, quando Dani Olmo arriscou uma pancada de fora da área. O goleiro Manuel Neuer salvou o gol, mas a bola ainda bateu no travessão, para susto dos alemães.A resposta dos tetracampeões mundiais saiu em contra-ataque, aos nove. Goretzka arrancou pelo meio e lançou Gnabry, que chutou para defesa de Unai Simon. Contudo, o árbitro Danny Makkelie assinalou impedimento. Foi a primeira chegada perigosa da Alemanha na partida.Apesar do susto, era a Espanha quem dominava o jogo. Com boas trocas de passes no meio-campo, o time de Luis Enrique quase abriu o placar aos 21, quando Busquets lançou Jordi Alba pela esquerda. O lateral driblou Kehrer e finalizou, de perna direita, para fora. Mas os alemães estavam ligados na partida e, aos 24, Gnabry aproveitou erro do goleiro Unai Simón na saída de bola, passou por Alba e bateu para fora.Mesmo sem gols, o jogo era bom. Cada seleção com suas características, mas ambas ameaçavam o adversário. A Espanha criou grande chance para marcar aos 32, quando Dani Olmo cruzou rasteiro para Ferran Torres, que mandou por cima do gol. Para sorte do atacante espanhol, foi assinalado impedimento, porque seria um gol perdido daqueles.E no momento em que a Espanha estava melhor no jogo, veio o susto, aos 39. O zagueiro Rudiger, da Alemanha, aproveitou cruzamento e balançou as redes. Contudo, rapidamente a arbitragem assinalou o impedimento, já que o defensor alemão estava à frente dos marcadores. No final do primeiro tempo, Rudiger teve mais uma chance, mas Simón faz a defesa em dois tempos.Os dois treinadores optaram por voltar do intervalo sem mudanças. E a Alemanha foi quem começou em cima, tentando buscar a vitória. O time até chegou à área espanhola com Raum e Müller, mas sem perigo.O técnico Luis Enrique resolveu mexer na equipe aos oito minutos, com a saída de Ferran Torres e entrada de Morata. Mas quem quase abriu o placar foi a Alemanha, aos 11. Simón, mais uma vez, saiu jogando errado e os alemães roubaram a bola. Gundogan encontrou Kimmich, que chutou para grande defesa do goleiro espanhol.E, quando a Alemanha era melhor, foi a Espanha quem soube aproveitar os espaços. Em sua primeira participação efetiva no jogo, Morata recebeu bom cruzamento rasteiro de Alba e mandou de primeira para o fundo do gol aos 16 minutos, para fazer 1 a 0 para a Fúria.Logo após o gol, a seleção espanhola fez mais duas mudanças: saíram Asensio e Gavi para as entradas de Nico Williams e Koke. Os alemães responderam pouco depois com as entradas de Klostermann, Sané e Füllkrug nas vagas de Kehrer, Muller e Gundogan. E quase a Alemanha empatou com Füllkrug, aos 26, e Musiala, aos 28, mas Unai Simón salvou a Espanha.Os alemães seguiram em cima e, aos 37, Füllkrug deixou tudo igual. Klostermann arrancou pela direita e tocou para Musiala, que passou pela marcação e deixou para Fullkrug. O centroavante bateu forte para fazer 1 a 1 e manter viva a esperança da Alemanha para a última rodada da fase de grupos.A reta final do jogo foi aberta, com as duas seleções buscando o ataque. Porém, nenhuma das equipes criou chance clara e o jogo terminou empatado. Agora, os dois times terão três dias de descanso até voltarem a campo, às 16h de quinta-feira (1º). A Espanha encara o Japão, no Estádio Internacional Khalifa, enquanto a Alemanha enfrenta a Costa Rica, neste mesmo Estádio Al Bayt, em Al Khor.ASSISTA OS MELHORES MOMENTOSPlease enable JavaScriptplay-rounded-fillLink05:2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uelo mais esperado da fase de grupos da Copa do Mundo do Catar fez jus à expectativa. Quem assistiu ao empate em 1 a 1...</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101330030_croatias-forward-.jpeg?resize=400%2C240&amp;ssl=1</text:p>
          </table:table-cell>
          <table:table-cell office:value-type="string" calcext:value-type="string">
            <text:p>Destaque 3</text:p>
          </table:table-cell>
          <table:table-cell office:value-type="string" calcext:value-type="string">
            <text:p>Croácia impõe fim do sonho e elimina o Canadá da Copa do Mundo: 4 a 1</text:p>
          </table:table-cell>
          <table:table-cell office:value-type="string" calcext:value-type="string">
            <text:p>https://ac24horas.com/2022/11/27/croacia-impoe-fim-do-sonho-e-elimina-o-canada-da-copa-do-mundo-4-a-1/</text:p>
          </table:table-cell>
          <table:table-cell office:value-type="string" calcext:value-type="string">
            <text:p>Fim do sonho canadense na Copa do Mundo. Atual vice-campeã, a Croácia encontrou a inspiração que faltou na estreia para virar o jogo e impor uma dolorosa goleada por 4 a 1 à seleção norte-americana, que acabou eliminada de seu segundo Mundial após duas derrotas.A tarde começou histórica: Alphonso Davies subiu de cabeça e marcou o primeiro canadense em mundiais em bonito contra-ataque. Também foi o gol mais rápido da Copa do Catar, com 1 minutos e 7 segundos de jogo.Mas a Croácia, que precisava do resultado após o empate na estreia, tinha Perisic e Kramaric inspirados. A dupla protagonizou assistência e gol, respectivamente, duas vezes, no primeiro e no terceiro tentos. No primeiro, um passe em profundidade. No terceiro, um cruzamento que exigiu habilidade de Kramaric para tirar do zagueiro antes de marcar.Livaja marcou o segundo em chute preciso da entrada da área, e Majer completou, no fim, em falha da defesa que acabou nos pés de Orsic. Com o resultado, os croatas lideram o grupo F, com os mesmos 4 pontos do Marrocos.Na próxima rodada, encaram a Bélgica, terceira colocada com três pontos. Nada definido, o grupo F terá emoção até o fi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im do sonho canadense na Copa do Mundo. Atual vice-campeã, a Croácia encontrou a inspiração que faltou na estreia para virar o jogo e impor um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WhatsApp-Image-2022-11-27-at-10.23.00.jpeg?resize=400%2C240&amp;ssl=1</text:p>
          </table:table-cell>
          <table:table-cell office:value-type="string" calcext:value-type="string">
            <text:p>Cotidiano</text:p>
          </table:table-cell>
          <table:table-cell office:value-type="string" calcext:value-type="string">
            <text:p>PRF apreende veículos com mais de 63 kg de drogas na BR-364 em Rio Branco</text:p>
          </table:table-cell>
          <table:table-cell office:value-type="string" calcext:value-type="string">
            <text:p>https://ac24horas.com/2022/11/27/prf-apreende-veiculos-com-mais-de-63-kg-de-drogas-na-br-364-em-rio-branco/</text:p>
          </table:table-cell>
          <table:table-cell office:value-type="string" calcext:value-type="string">
            <text:p>Na tarde de sábado, 26, durante patrulhamento na BR 364, a Polícia Rodoviária Federal (PRF), realizou a abordagem de um caminhão cegonha e, após as verificações, constatou-se que dois dos veículos que seriam transportados continham grande quantidade de substâncias análogas à cocaína.De acordo com o órgão, no total foram apreendidos 63,5 kgs, sendo 46,76 kgs de pasta base e 15,74 kgs de cloridrato de cocaína.Após os procedimentos de praxe, o ilícito e os 2 veículos foram encaminhados à Polícia Federal de Rio Branco para as medidas cabíve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tarde de sábado, 26, durante patrulhamento na BR 364, a Polícia Rodoviária Federal (PRF), realizou a abordagem de um caminhão cegonha e, após as verificaçõe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7/11/2022</text:p>
          </table:table-cell>
          <table:table-cell office:value-type="string" calcext:value-type="string">
            <text:p>Imagem não encontrada</text:p>
          </table:table-cell>
          <table:table-cell office:value-type="string" calcext:value-type="string">
            <text:p>Cotidiano</text:p>
          </table:table-cell>
          <table:table-cell office:value-type="string" calcext:value-type="string">
            <text:p>Casos de família: Pai estupra filha de 12 anos em Xapuri e é preso pela Polícia Civil</text:p>
          </table:table-cell>
          <table:table-cell office:value-type="string" calcext:value-type="string">
            <text:p>https://ac24horas.com/2022/11/27/casos-de-familia-pai-estupra-filha-de-12-anos-em-xapuri-e-e-preso-pela-policia-civil/</text:p>
          </table:table-cell>
          <table:table-cell office:value-type="string" calcext:value-type="string">
            <text:p>A Polícia Civil em Xapuri prendeu neste sábado, 26, dois homens que vinham praticando estupro de vulnerável dentro da própria família.O caso mais assustador envolve um homem de 30 anos, R.D.S.M., que segundo as investigações vinha mantendo relações sexuais contra a própria filha, de 12 anos de idade.Após o pedido de prisão ter sido atendido pela justiça, ele localizado e preso na casa da namorada, localizada no bairro Cerâmica.Horas antes, a polícia havia prendido A.L.D. C., de 20 anos, que se encontrava em sua residência localizada no Polo Jequiá, bairro do Pantanal, também por crime de estupro contra familiar.De acordo com as investigações, ele abusava sexualmente de sua sobrinha de 7 anos de idade mediante ameaça.O autor e a vítima moravam juntos na casa da avó da menina e os estupros ocorriam quando a mulher saía de casa para trabalhar.A Polícia Civil iniciou as investigações há aproximadamente 6 dias, quando tomou conhecimento dos crimes que vinham sendo praticados contra as duas crianças.Os presos foram conduzidos para a Delegacia de Xapuri e em seguida transferidos para o Complexo Penitenciário Francisco Oliveira em Rio Branco.Com informações da Assessoria da Polícia Civil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Civil em Xapuri prendeu neste sábado, 26, dois homens que vinham praticando estupro de vulnerável dentro da própria família. O caso mais assustador envolv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1669561342241-scaled.jpeg?resize=400%2C240&amp;ssl=1</text:p>
          </table:table-cell>
          <table:table-cell office:value-type="string" calcext:value-type="string">
            <text:p>Acre</text:p>
          </table:table-cell>
          <table:table-cell office:value-type="string" calcext:value-type="string">
            <text:p>Veículo usado em homícidio no Amapá é incendiado por criminosos</text:p>
          </table:table-cell>
          <table:table-cell office:value-type="string" calcext:value-type="string">
            <text:p>https://ac24horas.com/2022/11/27/veiculo-usado-em-homicidio-no-amapa-e-incendiado-por-criminosos-na-baixada-da-sobral/</text:p>
          </table:table-cell>
          <table:table-cell office:value-type="string" calcext:value-type="string">
            <text:p>Um veículo modelo Hyundai IX35 2012, de cor prata, placa MZW-4473, que segundo a Polícia pode ter sido usado em várias ações criminosas, foi incendiado na noite deste sábado, 26, e ficou totalmente destruído pela chamas, na rua Tabosa, no Residencial Bom Sucesso, na região da Baixada da Sobral, em Rio Branco.De acordo com informações de populares que presenciaram o crime, três homens não identificados saíram de dentro do carro jogaram combustível em todo veículo e atearam fogo. Após a ação os criminosos fugiram correndo.Segundo a Polícia, o veículo que não possui restrição de roubo ou furto pode ter sido usado na morte de Elismar de Souza Cunha, de 33 anos, mais conhecido como “Mazinho” que executado a tiros no final da tarde deste sábado, 26, em uma residência situada na Travessa da Amizade, no Ramal do Pica Pau, no bairro Amapá no segundo distrito de Rio Branco.De acordo com informações da Polícia, Elismar era um dos acusados de ter matado William Borges Soares, de 29 anos, vulgo “Tanaka” que foi morto na tarde desta quarta-feira, 23, durante um ataque de uma organização em uma residência situada na rua Rua 27 de julho no bairro Plácido de Castro na região da Baixada da Sobral.Os criminosos chegaram no veículo Hyundai IX35 2012, de cor prata, pararam no meio do ramal, e em posse de armas de fogo invadiram a residência aonde Elismar estava assistindo ao jogo, anunciaram aos moradores do local ser policial, o proprietário foi rendido no chão e Elismar ao perceber que eram criminosos querendo o matar, correu para dentro da residência do seu vizinho, foi abordado e ferido com seis tiros na região da cabeça, costas e mãos.Após a ação, os criminosos fugiram do local no veículo até rua Tabosa no Residencial Bom Sucesso, na região da Baixada da Sobral e o incendiaram. O corpo de Bombeiros foi acionado e apagou as chamas que já havia consumido do carro.Policiais Militares estiveram no local e isolaram a área para os trabalhos do Perito em criminalística, em seguida o veículo foi removido por guincho.O caso segue sob investigação d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veículo modelo Hyundai IX35 2012, de cor prata, placa MZW-4473, que segundo a Polícia pode ter sido usado em várias ações criminosas, foi incendiado na...</text:p>
          </table:table-cell>
          <table:table-cell office:value-type="string" calcext:value-type="string">
            <text:p>Davi Sahid</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35786268.jpeg?resize=400%2C240&amp;ssl=1</text:p>
          </table:table-cell>
          <table:table-cell office:value-type="string" calcext:value-type="string">
            <text:p>Destaque 3</text:p>
          </table:table-cell>
          <table:table-cell office:value-type="string" calcext:value-type="string">
            <text:p>Marrocos vence a poderosa Bélgica e assume a liderança do Grupo F da Copa do Mundo</text:p>
          </table:table-cell>
          <table:table-cell office:value-type="string" calcext:value-type="string">
            <text:p>https://ac24horas.com/2022/11/27/marrocos-vence-a-belgica-e-assume-a-lideranca-do-grupo-f-da-copa-do-mundo/</text:p>
          </table:table-cell>
          <table:table-cell office:value-type="string" calcext:value-type="string">
            <text:p>Após segurar o empate com a atual vice-campeã do mundo Croácia na estreia, Marrocos foi além. Neste domingo (27), a seleção marroquina surpreendeu novamente e conseguiu vencer a favorita Bélgica por 2 a 0, pela segunda rodada do Grupo F da Copa do Mundo. Sabiri, de falta, e Aboukhlal, nos acréscimos, marcaram os gols marroquinos. A vitória sobre a Bélgica foi apenas a terceira de Marrocos em Copas do Mundo. Antes havia derrotado Portugal por 3 a 1, em 1986, e a Escócia por 3 a 0, em 1998.Com a vitória, Marrocos chegou a quatro pontos e assumiu a liderança da chave. A Bélgica parou em três. A última rodada do grupo está marcada para as 12h de quinta-feira (1º). Marrocos vai enfrentar o Canadá, enquanto a Bélgica terá pela frente a Croácia.Apesar de ter vencido o Canadá, a Bélgica ficou devendo um melhor futebol em sua primeira partida. Para enfrentar Marrocos, o técnico Roberto Martínez apostou em três mudanças na escalação. Meunier entrou no sistema defensivo, Onana como volante e Thorgan Hazard no lado esquerdo do meio-campo. O sistema tático também foi alterado. Com Meunier de lateral, a Bélgica saiu de uma linha de cinco defensores da estreia para jogar quatro homens atrás.A seleção marroquina teve apenas uma mudança na escalação, Munir entrou no gol no lugar de Bounou, que sofreu um problema intestinal. O curioso foi que o goleiro titular chegou a entrar em campo e participar da cerimônia de execução do hino antes de dar lugar a seu reserva.E Monir foi testado logo no primeiro minuto de jogo. Thorgan Hazard deu um passe em profundidade para Batshuayi, que finalizou de primeira, mas o goleiro marroquino.A Bélgica iniciou pressionando. Foram seis escanteios em 15 minutos. Mas apenas em um levou perigo, quando Onana desviou de cabeça para fora. Meunier ainda arriscou um chute de fora da área defendido por Munir.Marrocos ameaçou pela primeira vez aos 34 minutos. Hakimi avançou pela direita e chutou forte uma bola que saiu pela linha de fundo.Como na estreia, a Bélgica não conseguiu ter a força ofensiva esperada nos primeiros 45 minutos. Se Courtois salvou contra o Canadá, dessa vez os belgas só não foram para o intervalo em desvantagem porque Marrocos teve um gol anulado nos acréscimos. Em posição irregular, Saiss atrapalhou Courtois em falta cobrada por Ziyech. O árbitro Cesar Ramos chegou a validar o gol no campo, mas voltou atrás após interferência do VAR.Como foram os lances de Bélgica x MarrocosA essa altura estava clara a mudança de postura de Marrocos. Depois de se postar de forma mais defensiva no primeiro tempo, a equipe passou a ocupar o campo de ataque com maior frequência. Roberto Martínez tentou frear o crescimento adversário com trocas. Aos 15, Mertens e Tielemans entraram por Eden Hazard e Onana.Mertens entrou mostrando sua credencial. Com apenas cinco minutos em campo, ele arriscou um chute de fora da área que obrigou Monir a fazer uma difícil defesa. Na sequência, a tentativa foi de Batshuayi para outra defesa do goleiro marroquino.Walid Regragui também mexeu em sua seleção. Aos 21, Allah e Sabiri entraram por Hakimi e Amallah. Jogador do PSG e uma das estrelas de Marrocos, Hakimi saiu porque sentiu lesão. Seis minutos depois, mais duas alterações: Handallah e Aboukhlal por Boufal e Nesyri.Essas trocas ocorreram quando Marrocos tinha uma falta para bater. Em lance parecido com o do primeiro tempo, Sabiri bateu cruzado e venceu Courtois. Dessa vez, porém, não havia impedimento e gol valeu: 1 a 0 Marrocos.Em desvantagem, Martínez mandou Trossard e De Ketelaere a campo nos lugares de Batshuayi e Thorgan Hazard.Faltando 10 minutos para o término do tempo regulamentar, Martínez mandou a campo Lukaku. O centroavante, que volta de lesão, entrou no lugar do lateral Meunier como última arma em busca do empate, mas sem resultado. Nos acréscimos, Aboukhlal, que havia entrada no segundo tempo – assim como Sabiri – acertou um belo chute para vencer Courtois e garantir o 2 a 0.A Bélgica perdeu um jogo inesperado e viu sua situação na Copa do Mundo complicar. Marrocos vai mais viva que nunca em busca de uma vaga nas oitavas de final, o que não consegue desde 1986.ASSISTA OS MELHORES MOMENTOSPlease enable JavaScriptplay-rounded-fillLink06:2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segurar o empate com a atual vice-campeã do mundo Croácia na estreia, Marrocos foi além. Neste domingo (27), a seleção marroquina surpreendeu novamente e conseguiu...</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mega_sena_mcajr_abr_2904223680.jpg?resize=400%2C240&amp;ssl=1</text:p>
          </table:table-cell>
          <table:table-cell office:value-type="string" calcext:value-type="string">
            <text:p>Cotidiano</text:p>
          </table:table-cell>
          <table:table-cell office:value-type="string" calcext:value-type="string">
            <text:p>Mega-Sena, concurso 2.543: prêmio acumula e deve chegar a R$ 65 milhões</text:p>
          </table:table-cell>
          <table:table-cell office:value-type="string" calcext:value-type="string">
            <text:p>https://ac24horas.com/2022/11/27/mega-sena-concurso-2-543-premio-acumula-e-deve-chegar-a-r-65-milhoes/</text:p>
          </table:table-cell>
          <table:table-cell office:value-type="string" calcext:value-type="string">
            <text:p>O sorteio do concurso 2.543 da Mega-Sena foi realizado na noite deste sábado (26) em São Paulo. O prêmio acumulou e deve chegar a 65 milhões de reais na próxima quarta (30).Veja as dezenas sorteadas: 02 – 05 – 27 – 30 – 46 – 53.Ninguém acertou as seis dezenas. Já 138 apostadores acertaram a quina e levam 29.679 reais cada. A quadra foi dividida entre 7.475 apostadores, que levam 782 reais cada.O próximo sorteio, 2544, será realizado na próxima quarta-feira (30).Para apostar na Mega-SenaAs apostas podem ser feitas até as 19h (horário de Brasília), em qualquer lotérica do país ou pela internet, no site da Caixa Econômica Federal – acessível por celular, computador ou outros dispositivos. É necessário fazer um cadastro, ser maior de idade (18 anos ou mais) e preencher o número do cartão de crédito.ProbabilidadesA probabilidade de vencer em cada concurso varia de acordo com o número de dezenas jogadas e do tipo de aposta realizada. Para a aposta simples, com apenas seis dezenas, com preço de R$ 4,50, a probabilidade de ganhar o prêmio milionário é de 1 em 50.063.860, segundo a Caixa.Já para uma aposta com 15 dezenas (limite máximo), com o preço de R$ 22.522,50, a probabilidade de acertar o prêmio é de 1 em 10.003, ainda segundo a Caix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orteio do concurso 2.543 da Mega-Sena foi realizado na noite deste sábado (26) em São Paulo. O prêmio acumulou e deve chegar a 65 milhõe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diploma.jpeg?resize=400%2C240&amp;ssl=1</text:p>
          </table:table-cell>
          <table:table-cell office:value-type="string" calcext:value-type="string">
            <text:p>Cotidiano</text:p>
          </table:table-cell>
          <table:table-cell office:value-type="string" calcext:value-type="string">
            <text:p>Ifac de Xapuri abre prazo para jubilamento de alunos dos cursos de graduação</text:p>
          </table:table-cell>
          <table:table-cell office:value-type="string" calcext:value-type="string">
            <text:p>https://ac24horas.com/2022/11/27/ifac-de-xapuri-abre-prazo-para-jubilamento-de-alunos-dos-cursos-de-graduacao/</text:p>
          </table:table-cell>
          <table:table-cell office:value-type="string" calcext:value-type="string">
            <text:p>O termo jubilamento significa o desligamento de alunos de graduação que ultrapassarem o prazo máximo de tempo para a conclusão de seus cursos.Perderá o vínculo com o curso o estudante que não integralizar os componentes curriculares no prazo estabelecido. No entanto, o aluno jubilado poderá participar de novo processo seletivo e, uma vez aprovado, fará jus ao aproveitamento de estudos.A Coordenação de Registro Escolar do Ifac Campus Xapuri publicou o edital do processo de jubilamento de estudantes dos cursos superiores da unidade. O documento contém as listas de estudantes em risco de jubilamento no período letivo 2022.2 e em situação de provável jubilamento no semestre letivo 2023.1.Os estudantes que estão em risco de jubilamento devem comparecer na coordenação do seu curso ou na Diretoria de Ensino, Pesquisa e Extensão do Ifac até o dia 22 de dezembro para preenchimento do termo de compromisso, que visa organizar a realização das atividades faltantes para conclusão do curso, dentro do prazo restante para o estudante.O edital também notifica os estudantes que ultrapassaram o tempo máximo para a integralização do curso, especificado no projeto pedagógico, a apresentarem defesa escrita no período de 22 de novembro a 22 de dezembro a ser protocolada junto à Coordenação de Curso. Na oportunidade, o estudante poderá alegar toda a matéria que entender como relevante ao exercício de suas defesas, inclusive com a juntada de documentos.O edital ainda poderá sofrer alteraç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rmo jubilamento significa o desligamento de alunos de graduação que ultrapassarem o prazo máximo de tempo para a conclusão de seus cursos. Perderá o víncul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Aeroporto-Marechal-Thaumaturgo-1024x576-1.jpeg?resize=400%2C240&amp;ssl=1</text:p>
          </table:table-cell>
          <table:table-cell office:value-type="string" calcext:value-type="string">
            <text:p>Destaque 4</text:p>
          </table:table-cell>
          <table:table-cell office:value-type="string" calcext:value-type="string">
            <text:p>Passageiros relatam insegurança em voos de “teco-teco” para Porto Wálter e Marechal Thaumaturgo</text:p>
          </table:table-cell>
          <table:table-cell office:value-type="string" calcext:value-type="string">
            <text:p>https://ac24horas.com/2022/11/27/passageiros-relatam-inseguranca-em-voos-de-teco-teco-para-mancio-lima-e-marechal-thaumaturgo/</text:p>
          </table:table-cell>
          <table:table-cell office:value-type="string" calcext:value-type="string">
            <text:p>Os voos realizados em aeronaves pequenas para a região do Vale do Juruá estão sendo motivo de preocupação e medo por parte de quem necessita enfrentar viagens a bordo dos conhecidos “teco-tecos”.O ac24horas recebeu o relato de uma passageira que, alegando motivos de trabalho, pediu para ter a sua identidade preservada. Ela conta ter passado por uma situação de “verdadeiro terrorismo psicológico”.“No último voo realizado, o piloto passou 45 minutos de tensão. Porque mesmo com 7 passageiros, a maioria era de grande porte. Juntando a isso as bagagens dos passageiros. O tempo todo o piloto falava que o avião não ia aguentar. Pelo vento e peso acima do permitido”, contou.De acordo com o relato, as aeronaves não possuem estrutura nenhuma de voo, com bancos soltos e cintos improvisados com corda. A passageira ainda acrescentou a falta de fiscalização no aeroporto de Cruzeiro do Sul.“No aeroporto não existe fiscalização alguma com relação ao peso dos passageiros e bagagens. Também não existe nenhum representante ou fiscalização da Agência Nacional de Aviação Civil – ANAC”, afirmou.Relatos de outros passageiros que também os trajetos para Porto Wálter e Marechal Thaumaturgo com frequência dão conta de que, em alguns momentos, o piloto aparenta estar sob efeito de bebida alcoólica.A reportagem tentou manter contato telefônico com a única empresa de Táxi Aéreo que opera na região, segundo as mesmas fontes, mas as chamadas não foram atendidas.Informações posteriormente indicam que há outras empresas operando na região.Oac24horasse coloca à disposição das partes citadas na matéria para que possam se manifestar a respeito dos fatos narrados pelos passageir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voos realizados em aeronaves pequenas para a região do Vale do Juruá estão sendo motivo de preocupação e medo por parte de quem necessita enfrentar...</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WhatsApp-Image-2022-11-26-at-08.42.05.jpeg?resize=400%2C240&amp;ssl=1</text:p>
          </table:table-cell>
          <table:table-cell office:value-type="string" calcext:value-type="string">
            <text:p>Destaque 4</text:p>
          </table:table-cell>
          <table:table-cell office:value-type="string" calcext:value-type="string">
            <text:p>Policiamento do Interior vai atender reivindicações em barreira policial na fronteira</text:p>
          </table:table-cell>
          <table:table-cell office:value-type="string" calcext:value-type="string">
            <text:p>https://ac24horas.com/2022/11/27/policiamento-do-interior-vai-atender-reivindicacoes-em-barreira-policial-na-fronteira/</text:p>
          </table:table-cell>
          <table:table-cell office:value-type="string" calcext:value-type="string">
            <text:p>Após oac24horasveicular denúncia de policiais do 4º Batalhão da Polícia Militar do Acre sobre a instalação de uma barreira policial na divisa de Plácido de Castro com a Bolívia sem condições de trabalho para os policiais, a Associação dos Militares do Acre (AME) se manifestou sobre o assunto.A entidade informou por meio das redes sociais que o comandante do Policiamento do Interior, tenente-coronel M. Jorge foi contatado por telefone e que garantiu atender as reivindicações dos policiais no sentido de fornecer as condições logísticas e estruturais para que o trabalho seja desenvolvido no local.A AME lembrou que o policiamento na região fronteiriça é atribuição de outras forças e informou que os policiais que foram vítimas de um acidente de carro quando retornavam do primeiro serviço prestado na referida barreira não sofrerem ferimentos graves e já estão bem após receber atendimento médico.A medida tomada pelo 4º Batalhão da Polícia Militar de colocar uma barreira na divisa com o lado boliviano com apenas dois policiais não agradou aos militares lotados naquela região do estado. Denominado de “Operação Barreira”, o serviço consta nas escalas deste sábado (26), domingo (27) e segunda (28).Os policiais não contestaram a implantação da barreira em si, mas denunciaram a falta de estrutura como a medida foi posta em prática. Segundo as informações prestadas, não há qualquer logística ou infraestrutura para a permanência dos policiais no local em turnos de 12 horas.“Os policiais ficarão largados lá, no máximo com uma viatura ao lado, o dia e a noite toda em turnos de 12 horas. Sem nenhuma tenda ou uma base móvel, sem água para beber ou lavar as mãos ou objetos, sem banheiro para as necessidades, além do baixo efetivo para combater os criminosos”, disseram os militar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o ac24horas veicular denúncia de policiais do 4º Batalhão da Polícia Militar do Acre sobre a instalação de uma barreira policial na divisa de Plácid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morta.jpg?resize=400%2C240&amp;ssl=1</text:p>
          </table:table-cell>
          <table:table-cell office:value-type="string" calcext:value-type="string">
            <text:p>Na rede</text:p>
          </table:table-cell>
          <table:table-cell office:value-type="string" calcext:value-type="string">
            <text:p>Mulher é morta com 16 facadas na véspera de completar 28 anos</text:p>
          </table:table-cell>
          <table:table-cell office:value-type="string" calcext:value-type="string">
            <text:p>https://ac24horas.com/2022/11/27/mulher-e-morta-com-16-facadas-na-vespera-de-completar-28-anos/</text:p>
          </table:table-cell>
          <table:table-cell office:value-type="string" calcext:value-type="string">
            <text:p>Suziane da Silva Pereira, 27 anos, foi assassinada com 16 facadas na tarde deste sábado na área central do município de Mâncio Lima. A mulher foi encontrada com uma faca cravada nas costas e havia outra arma branca na cena do crime. Ela completaria 28 anos neste domingo, 27.Uma testemunha contou ter ouvido gritos de Suziane e viu um homem sair correndo do local, mas ele não foi identificado e ninguém foi preso até agora.De acordo com a perícia, Suziane foi inicialmente atacada dentro da casa dela e tentou fugir,, mas foi encurralada em um beco e morta a facadas, sendo a maioria nas costas.O Samu foi chamado, mas estava transportando uma vítima de acidente de trânsito para Cruzeiro do Sul e foi um enfermeiro que atestou o óbito da mulher. A equipe do Instituto Médico Legal- IML, levou o corpo de Suziane para o necrotério em Cruzeiro do Sul.Acerto de contasA Polícia Civil trata o caso como acerto de contas. Suziane é acusada e chegou a ser presa pela morte de uma adolescente, que seria sobrinha dela, Ana Clara da Silva Sampaio, de 15 anos, em novembro de 2020. Ana Clara também foi morta à facadas.Suziane deixou 4 filhos, incluindo um bebê de 1 ano. O caso é investigado pelo delegado José Obetân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uziane da Silva Pereira, 27 anos, foi assassinada com 16 facadas na tarde deste sábado na área central do município de Mâncio Lima. A mulher foi...</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1669527530523.jpeg?resize=400%2C240&amp;ssl=1</text:p>
          </table:table-cell>
          <table:table-cell office:value-type="string" calcext:value-type="string">
            <text:p>Acre</text:p>
          </table:table-cell>
          <table:table-cell office:value-type="string" calcext:value-type="string">
            <text:p>Dupla em motocicleta fere homem com três tiros no Triângulo</text:p>
          </table:table-cell>
          <table:table-cell office:value-type="string" calcext:value-type="string">
            <text:p>https://ac24horas.com/2022/11/27/dupla-em-motocicleta-fere-homem-com-tres-tiros-no-triangulo/</text:p>
          </table:table-cell>
          <table:table-cell office:value-type="string" calcext:value-type="string">
            <text:p>Um homem identificado como Alessandro, de 30 anos, foi ferido com três tiros em via pública na noite deste sábado, 26, na Rua Padre José, no bairro Triângulo Novo, no Segundo Distrito de Rio Branco.De acordo com informações da Polícia, Alessandro estava caminhando na rua, quando dois homens não identificados se aproximaram em uma motocicleta e o passageiro em posse de uma arma de fogo efetuou vários tiros na direção da vítima que foi atingida com três projéteis na região da boca, perna e testículos. Após a ação, os criminosos fugiram do local.A ambulância do SAMU foi acionada, os paramédicos prestaram os primeiros atendimentos e encaminharam Alessandro ao Pronto-Socorro de Rio Branco em estado de saúde grave.Policiais Militares estiveram no local, colheram as características dos criminosos e em seguida fizeram patrulhamento na região em busca de prendê-los, mas ninguém foi encontrado.A Polícia acredita que o crime está relacionado a guerra entre organizações criminosas.O caso será investigado pel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homem identificado como Alessandro, de 30 anos, foi ferido com três tiros em via pública na noite deste sábado, 26, na Rua Padre José, no...</text:p>
          </table:table-cell>
          <table:table-cell office:value-type="string" calcext:value-type="string">
            <text:p>Davi Sahid</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Captura-de-Tela-2022-11-27-às-07.08.27.png?resize=400%2C240&amp;ssl=1</text:p>
          </table:table-cell>
          <table:table-cell office:value-type="string" calcext:value-type="string">
            <text:p>Destaque 3</text:p>
          </table:table-cell>
          <table:table-cell office:value-type="string" calcext:value-type="string">
            <text:p>Costa Rica surpreende no fim, vence Japão e dá sobrevida à Alemanha na Copa do Mundo</text:p>
          </table:table-cell>
          <table:table-cell office:value-type="string" calcext:value-type="string">
            <text:p>https://ac24horas.com/2022/11/27/costa-rica-surpreende-no-fim-vence-japao-e-da-sobrevida-a-alemanha-na-copa-do-mundo/</text:p>
          </table:table-cell>
          <table:table-cell office:value-type="string" calcext:value-type="string">
            <text:p>Quando o primeiro jogo deste domingo da Copa do Mundo se encaminhava para um empate sem gols, Fuller acertou um belo chute e garantiu a vitória da Costa Rica em cima do Japão, por 1 a 0, em confronto válido pela segunda rodada do grupo E, no Estádio Al Rayyan, em Doha.No primeiro confronto entre as seleções na história dos Mundiais, o duelo foi de nível técnico abaixo do esperado e sem grandes emoções na primeira etapa, mas, na complementar, a situação mudou: os japoneses queriam o resultado, mas foram os costarriquenhos, em seu primeiro chute ao alvo no Mundial, que abriram o placar.Com o resultado, a chave está totalmente bagunçada: Espanha, Japão e Costa Rica somam três pontos cada, enquanto a Alemanha é a lanterna, sem pontuar. Ainda hoje, às 16h (de Brasília),espanhóis e alemães se encontramem jogo decisivo.Na última rodada da fase de grupos, o Japão enfrenta a Espanha, enquanto a Costa Rica pega a Alemanha, ambos os jogos na quinta-feira, às 16h (de Brasília).O jogoPrimeiro tempo mornoEmbalados pelo primeiro resultado, os japoneses foram para o ataque desde o início, enquanto os costarriquenhos apostavam em bolas alçadas na área, principalmente em faltas sofridas perto do setor. No entanto, nenhuma grande chance de abertura do placar na primeira metade de primeiro tempo, com vários erros na troca de passes.O primeiro chute aconteceu apenas aos 34 minutos. Em bola cruzada na área japonesa e cortada pela defesa, Campbell pegou o rebote e arriscou, mas muito longe do gol.Japoneses melhoram, mas Fuller fazDiferentemente da etapa inicial, a complementar começou já com uma grande defesa de Navas em chute cruzado dos japoneses, com menos de um minuto de boa rolando. Pouco depois, troca rápida de passes e nova chegada, mas com intervenção mais tranquila do goleiro.Aos 11 minutos, Soma tentou jogada individual, invadiu a área e chutou, mas a bola acabou abrindo demais e foi para fora. Do outro lado, a Costa Rica não conseguia se manter muito com a bola, com pouca criação. Adiante, aos 25 minutos, Calvo parou Ito com falta na entrada da área em grande investida japonesa. Mas, na cobrança, a bola ficou na barreira.Faltando apenas dez minutos para o fim do duelo, a Costa Rica surpreendeu e, quando menos se esperava, no primeiro chute a gol em dois jogos, Fuller recebeu na entrada da área e finalizou colocado, para estufar as redes de Gonda, que chegou a tocar na bola.Quase nos acréscimos, Mitoma invadiu a área e cruzou, mas Navas conseguiu defender após o chute. No bate-rebate perigoso, o goleiro segurou a bola.ASSISTA OS MELHORES MOMENTOSPlease enable JavaScriptplay-rounded-fillLink03:1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ando o primeiro jogo deste domingo da Copa do Mundo se encaminhava para um empate sem gols, Fuller acertou um belo chute e garantiu a vitóri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FOGO-QUEIMADA-1.jpeg?resize=400%2C240&amp;ssl=1</text:p>
          </table:table-cell>
          <table:table-cell office:value-type="string" calcext:value-type="string">
            <text:p>Destaque 2</text:p>
          </table:table-cell>
          <table:table-cell office:value-type="string" calcext:value-type="string">
            <text:p>Feijó, no Acre, se consolida como um dos campeões de queimadas do Brasil</text:p>
          </table:table-cell>
          <table:table-cell office:value-type="string" calcext:value-type="string">
            <text:p>https://ac24horas.com/2022/11/27/feijo-no-acre-se-consolida-como-um-dos-campeoes-de-queimadas-do-brasil/</text:p>
          </table:table-cell>
          <table:table-cell office:value-type="string" calcext:value-type="string">
            <text:p>Famoso por produzir o melhor açaí do Acre, o município de Feijó, localizado na região central do estado mais ocidental da Amazônia, carrega nos últimos cinco anos uma marca indigesta para uma unidade da federação que possui forte vínculo histórico com a luta pela preservação ambiental.De acordo com os dados Programa Queimadas, do Instituto Nacional de Pesquisas Espaciais (INPE), com base no satélite de referência AQUA Tarde, os índices de queimadas no município triplicaram entre os anos de 2018, quando foram detectados 839 focos, e 2022, que até o momento registra 2.417 ocorrências.Esses números colocam Feijó no indesejável ranking dos 10 municípios brasileiros com os maiores índices de queimadas em meia década de registros do INPE, ocupando a 8ª posição, a mesma caso sejam considerados apenas os números referentes a 2022, entre janeiro e novembro.Os altos níveis de queimadas em Feijó tem relação direta com o desmatamento, uma vez que o município, no cenário estadual, também é o que mais desmata e degrada florestas. É uma situação que também cresce a cada ano, fomentando, consequentemente, o crescimento das queimadas.De acordo com os dados da Plataforma Terra Brasilis, também do INPE, o município de Feijó possui a maior quantidade de alertas de desmatamento emitidos no período de 17 de novembro de 2021 a 17 de novembro de 2022, com 100.83 km² de área total abrangida pelos avisos.Quanto às queimadas, o Acre já acumula, em 2022, o segundo maior volume desde que o INPE começou a fazer o monitoramento de focos ativos por estado, no ano de 1998. São 11.818 focos de queimadas no ano, quantidade inferior apenas à registrada em 2005, quando ocorreu o grande incêndio da Resex Chico Mend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amoso por produzir o melhor açaí do Acre, o município de Feijó, localizado na região central do estado mais ocidental da Amazônia, carrega nos últimos cinc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7/11/2022</text:p>
          </table:table-cell>
          <table:table-cell office:value-type="string" calcext:value-type="string">
            <text:p>https://i0.wp.com/ac24horas.com/wp-content/uploads/2022/11/JUSTICA_MARTELO.jpg?resize=400%2C240&amp;ssl=1</text:p>
          </table:table-cell>
          <table:table-cell office:value-type="string" calcext:value-type="string">
            <text:p>Notícias</text:p>
          </table:table-cell>
          <table:table-cell office:value-type="string" calcext:value-type="string">
            <text:p>Quem pode impetrar habeas corpus?</text:p>
          </table:table-cell>
          <table:table-cell office:value-type="string" calcext:value-type="string">
            <text:p>https://ac24horas.com/2022/11/27/quem-pode-impetrar-habeas-corpus/</text:p>
          </table:table-cell>
          <table:table-cell office:value-type="string" calcext:value-type="string">
            <text:p>foto – PixbayQuer saber quem pode impetrar habeas corpus? Qualquer pessoa pode impetrar um habeas corpus, até mesmo o cidadão comum. Ou seja, não é preciso ter a competência postulatória, que nada mais é que a competência para atuar em juízo dos advogados.Chama-se de impetrante a pessoa que impetra o habeas corpus e de paciente aquele que é beneficiado por ele. É verdade que existem determinadas ações legais que somente um advogado pode executar. Contudo, o habeas corpus não é uma delas.Porque, trata-se de um instrumento jurídico que assegura o comprimento de uma garantia constitucional que defende o direito fundamental de ir e vir.Acompanhe e descubra de forma detalhada quem pode impetrar habeas corpus e mais algumas dicas.Saiba quem pode impetrar habeas corpusOhabeas corpus protege o direito de ir e vir garantido pela constituição, pois, o seu papel é o de atuar como remédio constitucional para libertar quem sofre prisão ilegal ou esteja na iminência de ser preso ilegalmente.Um habeas corpus também pode ser impetrado quando alguém tiver seu direito de ir e vir restringido por abuso de autoridade. Além disso, o habeas corpus não é um recurso jurídico. Ou seja, um tipo de ação judicial utilizada antes que a sentença final de um processo criminal seja dada.Por esse motivo, além de ser impetrado por qualquer pessoa, o habeas corpus também pode ser impetrado a qualquer momento.Então, não é preciso ser advogado?Quem pode impetrar habeas corpus? Qualquer pessoa, até mesmo o próprio beneficiado. Embora, qualquer cidadão também possa emprestar um habeas corpus para proteger o direito de terceiro.De acordo com texto da advogada Luana Selva publicado no Blog Jurídico do Marco Jean, cidadãos comuns, advogados, pessoas jurídicas, seja nacional ou estrangeira, e até membros do Ministério Público e da Defensoria Pública. Todos estão aptos a impetrar um habeas corpus.No entanto, existe somente uma exceção: juízes por decorrência da sua função. Salvo se o próprio juiz for o paciente, ou seja, o beneficiado.Portanto, quando se depara com uma prisão ilegal ou ameaça de prisão que seja ilegal, o juiz pode expedir uma ordem de ofício para relaxamento da prisão. No entanto, esse é um mecanismo diferente do habeas corpus. E que precisa ser analisado por instância superior antes de ser concedido.Quem pode impetrar habeas corpus e quando pode ser utilizado?O habeas corpus pode ser utilizado somente em situações específicas previstas em lei que tornam a prisão ilegal, como segue:Se não há justa causa;Quando o paciente está preso por tempo maior do que a lei determina;O paciente está preso por ordem de pessoa sem competência para ordenar coação legal;Quando o motivo que levou a prisão tivesse cessado;Se o processo for declarado nulo;Nos casos em que a punibilidade foi extinta.Além desses casos, o habeas corpus também pode ser impetrado quando o paciente não for admitido para solicitar fiança. Mas, deve ser uma situação em que a lei autorize.Dicas finaisDe acordo como Portal Guanambi Comunicação, existem dois tipos de habeas corpus: o preventivo, que se utiliza quando o direito de locomoção do paciente está ameaçado. E o repressivo, que se utiliza quando o paciente já está preso.É importante lembrar, contudo, que embora a pessoa jurídica possa impetrar habeas corpus, ela não pode ser paciente. Pois, o habeas corpus protege o direito de locomoção, que só se aplica a pessoas físicas.Ficou com alguma dúvida sobre quem pode impetrar habeas corpus? Deixe o seu comentário, os comentários dos nossos leitores são muito importantes e podem servir de norte de base para novas matérias!Agora que você já sabe quem pode impetrar habeas corpus, compartilhe este texto nas suas redes sociais, para que outras pessoas possam ficar por dentro do assu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 – Pixbay Quer saber quem pode impetrar habeas corpus? Qualquer pessoa pode impetrar um habeas corpus, até mesmo o cidadão comum. Ou seja, não é...</text:p>
          </table:table-cell>
          <table:table-cell office:value-type="string" calcext:value-type="string">
            <text:p>Assessoria</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1669518179708-scaled.jpeg?resize=400%2C240&amp;ssl=1</text:p>
          </table:table-cell>
          <table:table-cell office:value-type="string" calcext:value-type="string">
            <text:p>Cotidiano</text:p>
          </table:table-cell>
          <table:table-cell office:value-type="string" calcext:value-type="string">
            <text:p>Ataque de faccionados deixa um morto a tiros e uma mulher ferida na Cidade do Povo</text:p>
          </table:table-cell>
          <table:table-cell office:value-type="string" calcext:value-type="string">
            <text:p>https://ac24horas.com/2022/11/26/ataque-de-faccionados-deixa-um-morto-a-tiros-e-uma-mulher-ferida-na-cidade-do-povo/</text:p>
          </table:table-cell>
          <table:table-cell office:value-type="string" calcext:value-type="string">
            <text:p>Kennedy Rafael dos Santos Cavalcante, de 16 anos, foi morto a tiros em via pública e uma mulher identificada como Maria José, 38 anos, foi ferida com um projétil durante um ataque de faccionados em uma praça situada na rua Geraldo Leite, quadra 15 A, no conjunto Habitacional Cidade do Povo, em Rio Branco.Segundo informações da Polícia, Kenedy estava na praça com amigos, quando homens não identificados se aproximaram e em posse de uma arma de fogo efetuaram vários tiros na direção do adolescente que foi atingido com vários projeteis na região das costas. Mesmo ferido, Kennedy ainda conseguiu correr aproximadamente 50 m e caiu em via pública. Durante a ação dos criminosos, Maria José que estava na frente de sua residência, foi atingida com um projétil na região do abdômen. Após o ataque, os criminosos fugiram do local.A ambulância de suporte avançado do serviço de atendimento móvel de urgência (SAMU) foi acionada, mas quando os paramédicos chegaram ao local o adolescente Kenedy já se encontrava sem vida. Já Maria José foi encaminhada por terceiros a Unidade de Pronto Atendimento (UPA Cidade do Povo) e em seguida levada pela ambulância 01 do SAMU ao Pronto-Socorro de Rio Branco, em estado de saúde grave.Policiais Militares isolaram a área para os trabalhos do Perito em criminalística. Os autores dos crimes não foram presos.O corpo de Kenedy foi removido e encaminhado ao Instituto Médico Legal (IML) para os exames cadavéricos.O caso segue sob investigação d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Kennedy Rafael dos Santos Cavalcante, de 16 anos, foi morto a tiros em via pública e uma mulher identificada como Maria José, 38 anos, foi ferida...</text:p>
          </table:table-cell>
          <table:table-cell office:value-type="string" calcext:value-type="string">
            <text:p>Davi Sahid</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argentinos_comemoram_vitoria_sobre_mexico_catar_2022.jpeg?resize=400%2C240&amp;ssl=1</text:p>
          </table:table-cell>
          <table:table-cell office:value-type="string" calcext:value-type="string">
            <text:p>Destaque 3</text:p>
          </table:table-cell>
          <table:table-cell office:value-type="string" calcext:value-type="string">
            <text:p>Messi e Fernández garantem vitória da Argentina sobre o México na Copa do Mundo</text:p>
          </table:table-cell>
          <table:table-cell office:value-type="string" calcext:value-type="string">
            <text:p>https://ac24horas.com/2022/11/26/messi-e-fernandez-garantem-vitoria-da-argentina-sobre-o-mexico-na-copa-do-mundo-do-catar/</text:p>
          </table:table-cell>
          <table:table-cell office:value-type="string" calcext:value-type="string">
            <text:p>Com gols de Lionel Messi e Enzo Fernández, a Argentina superou o México por 2 a 0, no estádio Lusail, neste sábado (26), na segunda rodada da Copa do Catar. O resultado deixa a seleção sul-americana em segundo lugar no Grupo C, com três pontos, um a menos que a líder Polônia. Apesar disso, o grupo segue embolado, já que todas as seleções da chave ainda têm chances matemáticas de se classificar para as oitavas de final.Apesar da maior posse de bola (67%), a Argentina não conseguiu no insosso primeiro tempo transformar em gols esta vantagem sobre os mexicanos. O panorama repetia-se na etapa final até que Lionel Messi acertou as redes do goleiro Guillermo Ochoa, com um chute rasteiro e cruzado de fora da área. Aos 35 anos e participando pela quinta vez de uma Mundial, Messi igualou-se a Maradona em número de jogos (21) e gols (oito) na competição.Entretanto, o lance mais bonito da partida coube ao jovem Enzo Fernandéz, de apenas 21 anos. O volante do Benfica (Portugal) recebeu a bola dentro da grande área, driblou o marcador e acertou um golaço no ângulo, sem chances para Ochoa.A definição do Grupo C ocorrerá na próxima quarta-feira (30), às 16h (horário de Brasília), quando simultaneamente a Argentina (três pontos) enfrenta a líder a líder da chave Polônia (quatro pontos), e a Arábia Saudita (tres pontos) encara o México.ASSISTA OS MELHORES MOMENTOSPlease enable JavaScriptplay-rounded-fillLink04:19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gols de Lionel Messi e Enzo Fernández, a Argentina superou o México por 2 a 0, no estádio Lusail, neste sábado (26), na segunda rodad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1669512511365.jpeg?resize=400%2C240&amp;ssl=1</text:p>
          </table:table-cell>
          <table:table-cell office:value-type="string" calcext:value-type="string">
            <text:p>Acre</text:p>
          </table:table-cell>
          <table:table-cell office:value-type="string" calcext:value-type="string">
            <text:p>Envolvido na morte de “Tanaka” é executado a tiros</text:p>
          </table:table-cell>
          <table:table-cell office:value-type="string" calcext:value-type="string">
            <text:p>https://ac24horas.com/2022/11/26/envolvido-na-morte-de-tanaka-e-executado-a-tiros-dentro-de-residencia-no-amapa/</text:p>
          </table:table-cell>
          <table:table-cell office:value-type="string" calcext:value-type="string">
            <text:p>A guerra entre facções não cessa e mais um homícidio foi registrado na capital. Elismar de Souza Cunha, de 33 anos, mais conhecido como “Mazinho”, foi executado a tiros no final da tarde deste sábado, 26, em uma residência situada na Travessa da Amizade, no Ramal do Pica Pau, no bairro Amapá, no segundo distrito de Rio Branco.De acordo com informações da Polícia, Elismar era um dos acusados de ter matado William Borges Soares, de 29 anos, vulgo “Tanaka”, que foi morto na tarde desta quarta-feira, 23, durante um ataque de uma organização em uma residência situada na rua Rua 27 de julho, no bairro Plácido de Castro, na região da Baixada da Sobral.Após o homícidio de “Tanaka”, Elismar foi morar numa casa no ramal do Pica Pau. No final da tarde deste sábado, enquanto roçava o quintal resolveu ir a casa de seu vizinho, quando dois homens não identificados, um deles encapuzado, chegou no local num veículo modelo HB 20, de cor prata, e em posse de armas de fogo anunciaram aos moradores do local ser policial. O proprietário foi rendido no chão e Elismar ao perceber que eram criminosos querendo o matar, correu para dentro da residência do seu vizinho. Ele foi abordado e ferido com seis tiros na região da cabeça, costas e mãos. Após a ação, os criminosos fugiram do local.A ambulância do suporte avançado do Serviço de Atendimento Móvel de Urgência (SAMU) foi acionada, mas quando os paramédicos chegaram ao local, nada puderam fazer por Elismar que já se encontrava morto.A área foi isolada pela Polícia Militar para os trabalhos do Perito em criminalística.  Em seguida os policiais fizeram patrulhamento na região em busca de prender os autores do crime, mas eles não foram encontrados.O corpo foi removido e encaminhado ao Instituto Médico Legal (IML) para os exames cadavéricos.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guerra entre facções não cessa e mais um homícidio foi registrado na capital. Elismar de Souza Cunha, de 33 anos, mais conhecido como “Mazinho”, foi...</text:p>
          </table:table-cell>
          <table:table-cell office:value-type="string" calcext:value-type="string">
            <text:p>Davi Sahid</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asdasd.jpeg?resize=400%2C240&amp;ssl=1</text:p>
          </table:table-cell>
          <table:table-cell office:value-type="string" calcext:value-type="string">
            <text:p>Destaque 3</text:p>
          </table:table-cell>
          <table:table-cell office:value-type="string" calcext:value-type="string">
            <text:p>Mbappé decide, França bate Dinamarca e é 1ª seleção no mata-mata da Copa do Mundo</text:p>
          </table:table-cell>
          <table:table-cell office:value-type="string" calcext:value-type="string">
            <text:p>https://ac24horas.com/2022/11/26/mbappe-decide-franca-bate-dinamarca-e-e-1a-selecao-no-mata-mata-da-copa-do-mundo/</text:p>
          </table:table-cell>
          <table:table-cell office:value-type="string" calcext:value-type="string">
            <text:p>Atual campeã do mundo, a seleção francesa se tornou a primeira a se classificar para o mata-mata da Copa do Mundo de 2022, no Qatar. Nesta tarde (26), a França venceu a Dinamarca por 2 a 1, no Estádio 974, em Doha, pela segunda rodada do Grupo D, e se isolou na liderança da chave. Mbappé marcou os dois gols franceses, enquanto Christensen descontou para a equipe dinamarquesa.A França somou seis pontos na tabela com a segunda vitória no torneio e garantiu matematicamente a sua vaga nas oitavas de final do Mundial. A Dinamarca está atualmente fora da zona de classificação da chave, com um ponto. A segunda colocação está com a Austrália, que venceu a Tunísia por 1 a 0 mais cedo. A seleção africana, por sua vez, está na lanterna, também com um ponto.A terceira e última rodada do Grupo D será disputada na próxima quarta-feira (30). A Austrália enfrenta a Dinamarca, e a Tunísia encara a França.ASSISTA OS MELHORES MOMENTOSPlease enable JavaScriptplay-rounded-fillLink07:0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tual campeã do mundo, a seleção francesa se tornou a primeira a se classificar para o mata-mata da Copa do Mundo de 2022, no Qatar. Nest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Captura-de-Tela-2022-11-26-às-10.47.18.png?resize=400%2C240&amp;ssl=1</text:p>
          </table:table-cell>
          <table:table-cell office:value-type="string" calcext:value-type="string">
            <text:p>Acre</text:p>
          </table:table-cell>
          <table:table-cell office:value-type="string" calcext:value-type="string">
            <text:p>Viatura capota na estrada com dois PMs que saiam do plantão</text:p>
          </table:table-cell>
          <table:table-cell office:value-type="string" calcext:value-type="string">
            <text:p>https://ac24horas.com/2022/11/26/viatura-da-pm-capota-na-estrada-com-dois-militares/</text:p>
          </table:table-cell>
          <table:table-cell office:value-type="string" calcext:value-type="string">
            <text:p>Na manhã deste sábado, 26, dois policiais militares acabaram se envolvendo em um acidente na rodovia AC-40 em Senador Guiomard.De acordo com informações repassadas à reportagem do ac24horas, os dois estavam de plantão na barreira entre a divisa de Plácido de Castro com a Bolívia, desde às 19 horas da noite de sexta-feira, 25. Após o plantão, os PMs voltavam para o município de Senador Guiomard quando acabaram capotando a viatura na estrada.Uma outra equipe da Polícia Militar prestou socorro e encaminhou os militares – sargento Nunes e soldado Freitas ao hospital de Senador Guiomard, no interior do Acre, onde passam por exames de imagem.Contudo, apesar do susto, os militares se encontram em estado de saúde estáve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e sábado, 26, dois policiais militares acabaram se envolvendo em um acidente na rodovia AC-40 em Senador Guiomard. De acordo com informações repassadas à...</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levandowski_polonia_2_a_0_arabia_catar.jpeg?resize=400%2C240&amp;ssl=1</text:p>
          </table:table-cell>
          <table:table-cell office:value-type="string" calcext:value-type="string">
            <text:p>Destaque 3</text:p>
          </table:table-cell>
          <table:table-cell office:value-type="string" calcext:value-type="string">
            <text:p>Lewandowski desencanta e Polônia espanta zebra saudita no Grupo C da Copa do Mundo</text:p>
          </table:table-cell>
          <table:table-cell office:value-type="string" calcext:value-type="string">
            <text:p>https://ac24horas.com/2022/11/26/lewandowski-desencanta-e-polonia-espanta-zebra-saudita-no-grupo-c-da-copa-do-mundo/</text:p>
          </table:table-cell>
          <table:table-cell office:value-type="string" calcext:value-type="string">
            <text:p>Duas vezes ganhador do The Best, prêmio da Federação Internacional de Futebol (Fifa) ao melhor jogador do ano no mundo, em 2020 e 2021, Robert Lewandowski ainda não tinha balançado as redes em Copas do Mundo. A espera chegou ao fim neste sábado (26), na quinta partida dele em um Mundial. Com gol do atacante do Barcelona (Espanha), a Polônia derrotou a Arábia Saudita, a surpresa da primeira rodada da competição realizada no Catar, por 2 a 0, no Estádio Cidade da Educação, na capital Doha.Os poloneses, que estrearam empatando sem gols com o México (Lewandowski, inclusive, teve um pênalti defendido pelo goleiro Guilhermo Ochoa), foram a quatro pontos, liderando, de forma provisória, o Grupo C. Os sauditas, que derrotaram a Argentina do atacante Lionel Messi por 2 a 1 na primeira rodada, permanece com três pontos, em segundo. Argentinos e mexicanos, aliás, jogam ainda neste sábado, às 16h (horário de Brasília), no Estádio de Lusail.As seleções encerram a participação na primeira fase na próxima quarta-feira (30), às 16h. A Arábia Saudita enfrenta o México em Lusail e a Polônia desafia a Argentina no Estádio 974, em Doha. Os dois primeiros da chave avançam às oitavas de final.Szczesny e Zielinski punem sauditasO técnico da equipe saudita, o francês Hervé Renard, teve que mexer na escalação que surpreendeu a Argentina. Sem o lateral Yasser Al-Shahrani, que levou uma joelhada acidental do goleiro Mohammed Al-Owais na partida anterior e está fora da Copa, Saud Abdulhamid foi o titular no lado esquerdo da defesa. O capitão Salman Al-Faraj, que chegou ao Mundial recém recuperado de lesão e deixou o primeiro jogo no intervalo, deu lugar ao também meia Sami Al-Naji.Na Polônia, o treinador Czeslaw Michniewicz fez três alterações, insatisfeito com o rendimento da equipe na estreia. O volante Krystian Bielik, o meia Przemyslaw Frankwoski e o atacante Arkadiusz Milik ganharam as vagas, respectivamente, dos meias Nicola Zalewski, Sebastian Szymanski e Jakub Kaminski. As duas primeiras trocas já haviam sido feitas durante o empate com o México.A empolgação pela vitória sobre os argentinos era visível no time asiático, que tomou a iniciativa e pressionou a Polônia no campo defensivo. Aos 12 minutos, o volante Mohamed Kanno tabelou pela esquerda e bateu da entrada da área, forçando o goleiro Wojciech Szczesny a se esticar para salvar. Com dificuldades para conter a rápida transição saudita, os europeus receberam três amarelos do árbitro brasileiro Wilton Pereira Sampaio, antes mesmo dos 20 minutos.Aos poucos, os poloneses foram diminuindo o ritmo da Arábia Saudita, chegando à área dos asiáticos e, enfim, balançando as redes. Aos 38 minutos, o lateral Matty Cash lançou Lewandowski na área. O astro se antecipou a Al-Owais e rolou para o meia Piotr Zielinski chegar batendo e fazer o primeiro gol da equipe europeia no Catar. No lance seguinte, o centroavante do Barcelona recebeu pela direita e finalizou cruzado, rasteiro, mas ninguém apareceu na área para concluir.Os sauditas tentaram retomar a concentração rapidamente e teriam conseguiram o empate antes do intervalo, não fosse Szczesny. Aos 42 minutos, Saleh Al-Shehri foi derrubado por Bielik na área. Com auxílio do árbitro de vídeo (VAR), Wilton Pereira Sampaio deu pênalti. O também atacante Feras Al-Brikan teve a cobrança, rasteira, defendida pelo goleiro, que ainda salvou o rebote, nos pés do meia Salem Al-Dawsari.“Lewa” decide em segundo tempo agitadoAs equipes mantiveram o ritmo na volta do intervalo. A seleção asiática no ataque. Aos nove minutos, na sobra de um bate-rebate na marca do pênalti, Al-Dawsari ficou à frente do goleiro, que conseguiu bloquear o chute na pequena área. Cinco minutos depois, Al-Brikan recebeu na área pela esquerda, após boa troca de passes, mas a finalização saiu rente à trave direita polonesa. No ataque seguinte, Kanno aproveitou o desarme de Al-Shehri para cima do zagueiro Jakub Kiwior e soltou a bomba quase na pequena área, mas sem direção.Em meio à pressão saudita, a Polônia assustou com duas bolas na trave. Primeiro, aos 17 minutos, com Milik, de cabeça, após cruzamento de Frankowski pela esquerda. Três minutos depois, foi a vez de Lewandowski ser frustrado pelo poste. A Arábia teve chance de punir as oportunidades desperdiçadas pelos rivais aos 32, em chute do meia Nawaf Al-Abid, livre na meia-lua, na sobra de uma jogada individual pela direita, mas a batida saiu à esquerda da meta.No fim, foi a seleção europeia quem fez valer a máxima do “quem não faz, leva”. Aos 36, o volante Abdulelah Al-Malki deixou a bola escapar na entrada da área, na frente de Lewandowski. O centroavante não desperdiçou e deu fim à seca de gols em Copas, decidindo a primeira vitória polonesa no Catar.ASSISTA OS MELHORES MOMENTOSPlease enable JavaScriptplay-rounded-fillLink07:3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uas vezes ganhador do The Best, prêmio da Federação Internacional de Futebol (Fifa) ao melhor jogador do ano no mundo, em 2020 e 2021, Robert Lewandowski...</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Andor.jpg?resize=400%2C240&amp;ssl=1</text:p>
          </table:table-cell>
          <table:table-cell office:value-type="string" calcext:value-type="string">
            <text:p>Charge</text:p>
          </table:table-cell>
          <table:table-cell office:value-type="string" calcext:value-type="string">
            <text:p>Tá tudo dominado…</text:p>
          </table:table-cell>
          <table:table-cell office:value-type="string" calcext:value-type="string">
            <text:p>https://ac24horas.com/2022/11/26/ta-tudo-dominado/</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WhatsApp-Image-2022-11-26-at-08.42.05.jpeg?resize=400%2C240&amp;ssl=1</text:p>
          </table:table-cell>
          <table:table-cell office:value-type="string" calcext:value-type="string">
            <text:p>Destaque 4</text:p>
          </table:table-cell>
          <table:table-cell office:value-type="string" calcext:value-type="string">
            <text:p>Barreira com dois policiais na divisa de Plácido de Castro com a Bolívia desagrada militares</text:p>
          </table:table-cell>
          <table:table-cell office:value-type="string" calcext:value-type="string">
            <text:p>https://ac24horas.com/2022/11/26/barreira-com-dois-policiais-na-divisa-de-placido-de-castro-com-a-bolivia-desagrada-militares/</text:p>
          </table:table-cell>
          <table:table-cell office:value-type="string" calcext:value-type="string">
            <text:p>A onda de violência que tem ocorrido na região rural dos municípios de Acrelândia e Plácido de Castro, próximo à fronteira com a Bolívia, com o registro de vários assaltos a propriedades nas últimas semanas, que têm como principal objetivo o roubo de veículos que são levados para o país vizinho, provocou a reação da Segurança Pública do Acre, com a tomada de várias medidas.Nesta semana, o patrulhamento nos municípios de Acrelândia, Plácido de Castro e Senador Guiomard foi reforçado para combater os roubos de veículos e sequestros de pessoas. Uma força-tarefa das polícias Militar e Civil do Estado do Acre estão em patrulhamento constante nas estradas estaduais e vicinais da região, desde o último dia 7 de novembro.No entanto, uma medida tomada pelo 4º Batalhão da Polícia Militar, com sede em Senador Guiomard, de colocar uma barreira na divisa de Plácido de Castro com o lado boliviano com apenas dois policiais não está agradando aos militares lotados naquela região do estado. Denominado de “Operação Barreira”, o serviço consta nas escalas deste sábado (26), domingo (27) e segunda (28).De acordo com um comunicado enviado por policiais militares em caráter de anonimato ao jornalista Jonathas Reis, de Acrelândia, eles não contestam a implantação da barreira em si, mas a falta de estrutura com a medida está posta em prática. Segundo as informações prestadas, não há qualquer logística ou infraestrutura para a permanência dos policiais no local em turnos de 12 horas.“Os policiais ficarão largados lá, no máximo com uma viatura ao lado, o dia e a noite toda em turnos de 12 horas. Sem nenhuma tenda ou uma base móvel, sem água para beber ou lavar as mãos ou objetos, sem banheiro para as necessidades além do baixo efetivo para combater os criminosos, que na grande maioria desses crimes, agem sempre com quatro ou mais pessoas para cometerem os crimes, todos fortemente armados”, dizem os militares.“É um absurdo colocar somente dois policiais nessa barreira, sem a mínima condição de trabalho, estrutura e segurança. De dia sol escaldante ou chuva, é um planejamento que visa apenas promover marketing para justificar ações, dizer que estão fazendo alguma coisa quando na verdade a medida não irá resolver nada, pois muito provavelmente os policiais não farão o serviço como deveria ser feito, o local ficará mais desguarnecido do que protegido se for implantado dessa maneira”, reafirma os policiais.A reportagem não conseguiu manter contato com o comando do 4º Batalhão, que faz parte do Comando de Policiamento do Interior (CPI), assim como com a Assessoria de Comunicação da Polícia Militar do Acre (PMAC). O espaço segue à disposição para qualquer esclarecimento sobre o assunto. Esta publicação será atualizada assim que uma resposta for obti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onda de violência que tem ocorrido na região rural dos municípios de Acrelândia e Plácido de Castro, próximo à fronteira com a Bolívia, com 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Captura-de-Tela-2022-11-26-às-08.28.57.png?resize=400%2C240&amp;ssl=1</text:p>
          </table:table-cell>
          <table:table-cell office:value-type="string" calcext:value-type="string">
            <text:p>Na rede</text:p>
          </table:table-cell>
          <table:table-cell office:value-type="string" calcext:value-type="string">
            <text:p>Loja de Cruzeiro do Sul abre meia-noite com fila gigantesca de clientes na Black Friday</text:p>
          </table:table-cell>
          <table:table-cell office:value-type="string" calcext:value-type="string">
            <text:p>https://ac24horas.com/2022/11/26/loja-de-cruzeiro-do-sul-abre-meia-noite-com-fila-gigantesca-de-clientes-na-black-friday/</text:p>
          </table:table-cell>
          <table:table-cell office:value-type="string" calcext:value-type="string">
            <text:p>A meia-noite da última quinta-feira, 24, quando as portas das lojas Americanas de Cruzeiro do Sul foram abertas, já havia uma multidão em frente ao local, na parte central da cidade. Traves colocadas na frente da loja e na porta foram derrubadas pelas pessoas que entraram correndo no local para aproveitar os descontos da Black friday, que chegam a 40% nas compras presenciais.Apesar do empurra-empurra, ninguém ficou machucado e as vendas transcorreram normalmente. A loja foi fechada às 3 horas da manhã e reaberta às 7, e permaneceu vendendo até as 20 horas. Os itens mais vendidos são o aparelho de televisão de 65 polegadas e a fritadeira Air fray. Os descontos nas compras presenciais chegam a 40% .A dona de casa Ana Cleide Assis e o marido contam que chegaram ao local pouco depois das 20:30 horas para garantir um aparelho de celular. “A gente vai levar quase pela metade do preço que estava antes por isso viemos”, conta.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eia-noite da última quinta-feira, 24, quando as portas das lojas Americanas de Cruzeiro do Sul foram abertas, já havia uma multidão em frente ao local,...</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1/09/ONIBUS-TERMINAL_SERGIO-VALE-25.jpeg?resize=400%2C240&amp;ssl=1</text:p>
          </table:table-cell>
          <table:table-cell office:value-type="string" calcext:value-type="string">
            <text:p>Cotidiano</text:p>
          </table:table-cell>
          <table:table-cell office:value-type="string" calcext:value-type="string">
            <text:p>Transporte público da capital volta a operar com 100% da frota após desbloqueio da BR-364</text:p>
          </table:table-cell>
          <table:table-cell office:value-type="string" calcext:value-type="string">
            <text:p>https://ac24horas.com/2022/11/26/transporte-publico-da-capital-volta-a-operar-com-100-da-frota-apos-desbloqueio-da-br-364/</text:p>
          </table:table-cell>
          <table:table-cell office:value-type="string" calcext:value-type="string">
            <text:p>A Superintendência Municipal de Transporte e Trânsito (RBTrans), informou que após o desbloqueio da BR-364 no estado de Rondônia, o transporte coletivo de Rio Branco voltou a operar normalmente com 100% da frota já na sexta-feira, 25.Na terça-feira, 22, ainda com a manifestação em andamento, a prefeitura da capital divulgou uma nota diminuindo a quantidade de ônibus de 101 para 71 carros devido a falta de combustível na cidade.Contudo, com a situação normalizada nos postos de combustíveis, os ônibus voltam a circular normalmente na capit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uperintendência Municipal de Transporte e Trânsito (RBTrans), informou que após o desbloqueio da BR-364 no estado de Rondônia, o transporte coletivo de Rio Branco voltou...</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australia.webp?resize=400%2C240&amp;ssl=1</text:p>
          </table:table-cell>
          <table:table-cell office:value-type="string" calcext:value-type="string">
            <text:p>Destaque 3</text:p>
          </table:table-cell>
          <table:table-cell office:value-type="string" calcext:value-type="string">
            <text:p>Austrália interrompe sequência de 7 jogos sem vencer em Copas após triunfo contra Tunisia</text:p>
          </table:table-cell>
          <table:table-cell office:value-type="string" calcext:value-type="string">
            <text:p>https://ac24horas.com/2022/11/26/australia-interrompe-sequencia-de-7-jogos-sem-vencer-em-copas-apos-triunfo/</text:p>
          </table:table-cell>
          <table:table-cell office:value-type="string" calcext:value-type="string">
            <text:p>Austrália venceu a Tunísia na manhã deste sábado, por 1 a 0, em duelo válido pelo grupo D da Copa do Mundo. O triunfo no Catar, com gol de Mitchell Duke, quebrou uma longa sequência incômoda para a seleção australiana no torneio mundial.O time da Oceania saiu vitorioso na competição após sete partidas seguidas sem vencer. A última vez que a equipe havia celebrado um triunfo no torneio foi em 23 de junho de 2010, por 2 a 1, sobre a Sérvia.De lá para cá, passou em branco no Mundial de 2014, no Brasil, e também no de 2018, na Rússia. Além disso, foi goleada pela França na estreia desta edição em 2022, por 4 a 1.A vitória sobre a Tunísia reacendeu a esperança australiana de buscar a classificação à fase de mata-mata da Copa do Mundo, algo que não acontece desde 2006. A equipe agora está em segundo lugar no grupo, com três pontos, mas ainda pode ser ultrapassada pela Dinamarca.França e Dinamarca se enfrentam ainda neste sábado, às 13 horas (de Brasília). Já a Austrália encerra sua participação na fase de grupos do Mundial na próxima quarta-feira, frente aos dinamarqueses. O jogo ocorre às 12h, no estádio Al Janoub.ASSISTA OS MELHORES MOMENTOSPlease enable JavaScriptplay-rounded-fillLink04:0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ustrália venceu a Tunísia na manhã deste sábado, por 1 a 0, em duelo válido pelo grupo D da Copa do Mundo. O triunfo no Catar,...</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0/11/Correios-1132x670-1.jpeg?resize=400%2C240&amp;ssl=1</text:p>
          </table:table-cell>
          <table:table-cell office:value-type="string" calcext:value-type="string">
            <text:p>Destaque 6</text:p>
          </table:table-cell>
          <table:table-cell office:value-type="string" calcext:value-type="string">
            <text:p>Correios lançam rastreamento de entregas em tempo real</text:p>
          </table:table-cell>
          <table:table-cell office:value-type="string" calcext:value-type="string">
            <text:p>https://ac24horas.com/2022/11/26/correios-lancam-rastreamento-de-entregas-em-tempo-real/</text:p>
          </table:table-cell>
          <table:table-cell office:value-type="string" calcext:value-type="string">
            <text:p>Em época de black friday, que aumenta a dinâmica do comércio online, os Correios anunciaram um aprimoramento no sistema de rastreamento de encomendas feitas por Sedex. Isso inclui o Sedex convencional, Sedex 10, Sedex 12 e Sedex Hoje. A partir de agora, o destinatário receberá as informações da entrega em tempo real.Para usufruir desse serviço de rastreamento, basta informar o número do telefone móvel do destinatário no ato da postagem (ou pré-postagem) para que ele possa receber as informações.Quando o carteiro sair para realizar a entrega do objeto, o destinatário será avisado de que a encomenda está na rota de distribuição. Quando o objeto estiver próximo do endereço de destino, o cliente receberá um link para acompanhamento em tempo real e interação com o entregador.A funcionalidade está disponível para clientes das seguintes regiões do País: Maceió; Salvador; Belo Horizonte, Brasília, Fortaleza, Vitória, Governador Valadares (MG), Varginha (MG), Montes Claros (MG), Uberlândia (MG), Cuiabá, Belém, João Pessoa, Jaboatão dos Guararapes (PE), Recife, Teresina, Maringá (PR), Curitiba, Londrina (PR), Rio de janeiro, Petrópolis (RJ), Campos dos Goytacazes (RJ), Natal, Novo Hamburgo (RS), Caxias do Sul (RS), Porto Alegre, Gravataí (RS), Santa Maria (RS), São José (SC), Florianópolis, Itajaí (SC), Aracaju, São José dos Campos (SP), Jundiaí (SP), Limeira (SP), Franca, São José do Rio Preto (SP), São Paulo, Barueri (SP), Santo André (SP), Osasco (SP), Guarulhos (SP), São Bernardo do Campo (SP), Palmas (TO).Para as demais modalidades de entrega, o serviço de rastreamento continua disponível para consulta pelo site ou pelo aplicativo dos Correi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época de black friday, que aumenta a dinâmica do comércio online, os Correios anunciaram um aprimoramento no sistema de rastreamento de encomendas feitas por Sedex....</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mca_abr0905182185.jpeg?resize=400%2C240&amp;ssl=1</text:p>
          </table:table-cell>
          <table:table-cell office:value-type="string" calcext:value-type="string">
            <text:p>Cotidiano</text:p>
          </table:table-cell>
          <table:table-cell office:value-type="string" calcext:value-type="string">
            <text:p>Governo federal edita decreto sobre privacidade de compartilhamento de dados</text:p>
          </table:table-cell>
          <table:table-cell office:value-type="string" calcext:value-type="string">
            <text:p>https://ac24horas.com/2022/11/26/governo-federal-edita-decreto-sobre-privacidade-de-compartilhamento-de-dados/</text:p>
          </table:table-cell>
          <table:table-cell office:value-type="string" calcext:value-type="string">
            <text:p>O presidente Jair Bolsonaro editou hoje (25) um ato para assegurar o respeito à privacidade dos cidadãos no compartilhamento de dados na administração pública federal.De acordo com a Subchefia de Assuntos Jurídicos da Presidência, a medida altera o Decreto 10.046 de 2019 para deixar claro que a preservação da intimidade e o tratamento de dados com propósitos legítimos devem seguir a Lei Geral de Proteção de Dados.O texto diz que o compartilhamento de dados pessoais deve ser utilizado para atendimento de finalidade que siga parâmetros constitucionais e que as hipóteses de acesso a bancos de dados sejam divulgadas publicamente.“Deixa-se claro que o tratamento de dados pessoais pelos órgãos e pelas entidades está sujeito ao atendimento dos parâmetros legais e constitucionais e importará a responsabilidade civil do Estado pelos danos suportados pelos particulares”, informou órgão.O ato também impede que o Cadastro Base do Cidadão seja utilizado para vigiar a vida privada de cidadãos sem consentimento prévio. Além disso, o Comitê Central de Governança de Dados passará a contar com representantes do Senado, Câmara dos Deputados e do Conselho Nacional de Justiça (CNJ).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Jair Bolsonaro editou hoje (25) um ato para assegurar o respeito à privacidade dos cidadãos no compartilhamento de dados na administração pública federal. 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01/auxilio_brasil_0812214994.jpg?resize=400%2C240&amp;ssl=1</text:p>
          </table:table-cell>
          <table:table-cell office:value-type="string" calcext:value-type="string">
            <text:p>Cotidiano</text:p>
          </table:table-cell>
          <table:table-cell office:value-type="string" calcext:value-type="string">
            <text:p>Auxílio Brasil: beneficiários com NIS 3 já podem movimentar dinheiro</text:p>
          </table:table-cell>
          <table:table-cell office:value-type="string" calcext:value-type="string">
            <text:p>https://ac24horas.com/2022/11/26/auxilio-brasil-beneficiarios-com-nis-3-ja-podem-movimentar-dinheiro/</text:p>
          </table:table-cell>
          <table:table-cell office:value-type="string" calcext:value-type="string">
            <text:p>A Caixa Econômica Federal antecipa hoje (26) a parcela de novembro do Auxílio Brasil aos beneficiários com Número de Inscrição Social (NIS) com final 8. Essa é a quarta parcela com o valor mínimo de R$ 600, que vigorará até dezembro conforme emenda constitucional promulgada em julho pelo Congresso Nacional.Oficialmente, o calendário do Auxílio Brasil prevê o pagamento aos beneficiários de NIS 8 na segunda-feira (28). No entanto, desde setembro, os beneficiários que recebem o Auxílio Brasil às segundas-feiras poderão movimentar o dinheiro a partir do sábado anterior.A menos que uma nova proposta de emenda à Constituição (PEC) seja aprovada, o valor mínimo do Auxílio Brasil voltará a R$ 400 em janeiro. No último dia 16, o vice-presidente eleito, Geraldo Alckmin, entregou uma PEC ao Congresso prevendo uma exceção de R$ 175 bilhões no teto federal de gastos que permitiria a manutenção do valor em R$ 600 e o pagamento de R$ 150 extras a famílias com crianças de até 6 anos . O programa voltaria a chamar-se Bolsa Família.A emenda constitucional aprovada em julho liberou a inclusão de 2,2 milhões de famílias no Auxílio Brasil. Com isso, o total de beneficiários atendidos pelo programa subiu para 20,2 milhões neste semestre a partir deste mês. Tradicionalmente, as datas do Auxílio Brasil seguem o modelo do Bolsa Família, que pagava os beneficiários nos dez últimos dias úteis do mês.O beneficiário poderá consultar informações sobre as datas de pagamento, o valor do benefício e a composição das parcelas em dois aplicativos: Auxílio Brasil, desenvolvido para o programa social, e o aplicativo Caixa Tem, usado para acompanhar as contas poupança digitais do b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ixa Econômica Federal antecipa hoje (26) a parcela de novembro do Auxílio Brasil aos beneficiários com Número de Inscrição Social (NIS) com final 8. Ess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19/02/enade.jpg?resize=400%2C240&amp;ssl=1</text:p>
          </table:table-cell>
          <table:table-cell office:value-type="string" calcext:value-type="string">
            <text:p>Cotidiano</text:p>
          </table:table-cell>
          <table:table-cell office:value-type="string" calcext:value-type="string">
            <text:p>Enade: termina neste sábado prazo para estudantes preencherem questionário</text:p>
          </table:table-cell>
          <table:table-cell office:value-type="string" calcext:value-type="string">
            <text:p>https://ac24horas.com/2022/11/26/enade-termina-neste-sabado-prazo-para-estudantes-preencherem-questionario/</text:p>
          </table:table-cell>
          <table:table-cell office:value-type="string" calcext:value-type="string">
            <text:p>Termina neste sábado (26) o prazo para preenchimento do Questionário do Estudante pelos inscritos no Exame Nacional de Desempenho dos Estudantes (Enade) 2022. O instrumento, que é obrigatório, deve ser respondido até as 23h59 (horário de Brasília) de hoje na página do Enade.A prova do exame será aplicada amanhã (27). Apenas após responder o questionário, é que o estudante conseguirá visualizar o cartão de confirmação da inscrição, que contém as informações sobre o local de prova.“O questionário deve ser respondido exclusivamente pelo estudante, não sendo admitidas quaisquer manipulações, influências ou pressões de terceiros”, alertou o Instituto Nacional de Estudos e Pesquisas Educacionais Anísio Teixeira (Inep). As respostas específicas de cada participante são sigilosas e serão tratadas em conjunto com as respostas dos demais, por curso de graduação, para a geração de estatísticas e indicadores educacionais, informou o Inep.A realização da prova e o preenchimento do Questionário do Estudante asseguram a regularidade dos no Enade. O não cumprimento de um desses instrumentos impossibilita a colação de grau do estudante.Neste ano, o Enade avaliará cursos de bacharelado das áreas de administração, administração pública, ciências contábeis, ciências econômicas, direito, jornalismo, psicologia, publicidade e propaganda, relações internacionais, secretariado executivo, serviço social, teologia e turismo.Também serão avaliados os cursos superiores de tecnologia das áreas de comércio exterior, design de interiores, design gráfico, design de moda, gastronomia, gestão comercial, gestão da qualidade, gestão pública, gestão de recursos humanos, gestão financeira, logística, marketing e processos gerenciais.O Enade avalia o rendimento dos estudantes concluintes dos cursos de graduação nos conteúdos programáticos previstos nas diretrizes curriculares dos cursos, o desenvolvimento de competências e habilidades necessárias ao aprofundamento da formação geral e profissional, bem como o nível de atualização dos estudantes com relação à realidade brasileira e mundial.Aplicado pelo Inep desde 2004, o Enade integra o Sistema Nacional de Avaliação da Educação Superior (Sinaes), composto também pela avaliação de cursos de graduação e pela avaliação institucional. Juntos eles formam o tripé avaliativo que permite conhecer a qualidade dos cursos e instituições de educação superior brasilei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Termina neste sábado (26) o prazo para preenchimento do Questionário do Estudante pelos inscritos no Exame Nacional de Desempenho dos Estudantes (Enade) 2022. O instrumento, qu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05/Aumento-de-energia-Nathalia-Alcantara-7.jpg?resize=400%2C240&amp;ssl=1</text:p>
          </table:table-cell>
          <table:table-cell office:value-type="string" calcext:value-type="string">
            <text:p>Acre</text:p>
          </table:table-cell>
          <table:table-cell office:value-type="string" calcext:value-type="string">
            <text:p>Bandeira tarifária segue verde na conta de luz em dezembro</text:p>
          </table:table-cell>
          <table:table-cell office:value-type="string" calcext:value-type="string">
            <text:p>https://ac24horas.com/2022/11/26/bandeira-tarifaria-segue-verde-na-conta-de-luz-em-dezembro/</text:p>
          </table:table-cell>
          <table:table-cell office:value-type="string" calcext:value-type="string">
            <text:p>A bandeira tarifária para o mês de dezembro segue verde, anunciou nesta sexta-feira (25) a Agência Nacional de Energia Elétrica (ANEEL). A decisão confirma projeções de que não haveria custos adicionais nas contas de luz na maior parte de 2022, desde abril até o final do ano, devido às boas condições de geração de energia no País.Com a chegada do período chuvoso, melhoram os níveis dos reservatórios e as condições de geração das usinas hidrelétricas, as quais possuem um custo mais baixo. Dessa forma, não é necessário acionar empreendimentos com energia mais cara, como é o caso das usinas termelétricas.Lançado pela ANEEL em 2015, o sistema de bandeiras tarifárias é uma importante ferramenta de transparência que permite aos consumidores acompanhar, mês a mês, as condições de geração de energia no País. Antes, esse custo era atualizado de uma única vez ao ano e os consumidores só conheciam depois, nas revisões anuais das tarifas de energia de cada distribuidora. Agora, as bandeiras sinalizam com antecedência o custo real da energia e permitem ao consumidor se programar e ter um consumo mais consciente, evitando o desperdíc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bandeira tarifária para o mês de dezembro segue verde, anunciou nesta sexta-feira (25) a Agência Nacional de Energia Elétrica (ANEEL). A decisão confirma projeções 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pau-de-peia.jpeg?resize=400%2C240&amp;ssl=1</text:p>
          </table:table-cell>
          <table:table-cell office:value-type="string" calcext:value-type="string">
            <text:p>Na rede</text:p>
          </table:table-cell>
          <table:table-cell office:value-type="string" calcext:value-type="string">
            <text:p>Evento com 12 lutas de boxe e jiu-jitsu será realizado neste sábado em Cruzeiro do Sul</text:p>
          </table:table-cell>
          <table:table-cell office:value-type="string" calcext:value-type="string">
            <text:p>https://ac24horas.com/2022/11/26/evento-com-12-lutas-de-boxe-e-jiu-jitsu-sera-realizado-neste-sabado-em-cruzeiro-do-sul/</text:p>
          </table:table-cell>
          <table:table-cell office:value-type="string" calcext:value-type="string">
            <text:p>Um evento com 12 lutas de boxe e jiu-jitsu, o IV Open Acre, será realizado neste sábado,26, no Teatro dos Náuas,em Cruzeiro do Sul. Os lutadores fazem parte de 6 academias e centros de treinamento de Cruzeiro, Mâncio Lima e Rodrigues Alves e entre os 24 participantes há 2 mulheres. O tempo total estimado de luta, segundo o organizador, Márcio Moraes, é de 2 horas.A entrada para o IV Open será a doação de 2 quilos de alimentos, que segundo Moraes, serão destinadas à famílias em situação de vulnerabilidade social do município.As lutas:1 – Com Kimono/Peso livre – Paizinho Ribeiro (CT Náuas Pitbull) x Juninho Carvalho (CT Zifa)2 – Sem Kimono/70kg – Alisson Souza (Academia Fênix/CT Nauas) x Bruno Jason (CT Zifa)3 – Com Pano/Até 65kg – Paulo Victor 03 (Jacaré Fight Team) x Dionatan Pitbull (CT Nauas Pitbull)4 – Sem Pano/Peso livre – Alexandre Castro (CT Nauas) x Donny Oliver (CT Zifa)5 – Sem Pano/até 74kg – Daniel Douglas (CT Faraó GFTEAM) x Arlem Ribeiro (CT Nauas)6 – Boxe/Peso livre – Amanda Dias (CT Swift) x Bruna Nascimento (Jacaré Fight Tem)7 – Sem Pano 70Kg – Marcelo Silva (Fênix/CT Zifa) x Isaac Massaranduba (CT Nauas)8 – Sem Pano/Peso Livre – Railson Silva (CT Nauas) x Alcimir dos Santos (CT Zifa)9 – Boxe – Disson Huanez (Jacaré Fight Team) x Rômulo Araújo (CT Zifa)10 – Com Kimono/Peso livre – Fabiano Melo (CT Zifa ML) x Ueverton Jacaré (Jacaré Fight Team)11 – Sem Kimono/Peso Livre – Zifa Carvalho (JR Jiu-jitsu) x Eriberto Ferreira (CT Nauas)12 – Boxe/75kg – Elisson do Miritizal (CT Zifa) x Geovane Fênix (Academia Fênix)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evento com 12 lutas de boxe e jiu-jitsu, o IV Open Acre, será realizado neste sábado,26, no Teatro dos Náuas,em Cruzeiro do Sul. Os lutadores...</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05/COMBUSTIVEL_DIESEL.jpg?resize=400%2C240&amp;ssl=1</text:p>
          </table:table-cell>
          <table:table-cell office:value-type="string" calcext:value-type="string">
            <text:p>Acre</text:p>
          </table:table-cell>
          <table:table-cell office:value-type="string" calcext:value-type="string">
            <text:p>Etanol e Diesel de Rio Branco são os mais caros entre as capitais</text:p>
          </table:table-cell>
          <table:table-cell office:value-type="string" calcext:value-type="string">
            <text:p>https://ac24horas.com/2022/11/26/etanol-e-diesel-de-rio-branco-sao-os-mais-caros-entre-as-capitais/</text:p>
          </table:table-cell>
          <table:table-cell office:value-type="string" calcext:value-type="string">
            <text:p>A Agência Nacional do Petróleo, Gás Natural e Biocombustíveis (ANP) atualizou nesta sexta-feira (25) o Sistema de Levantamento de Preços (SLP) mostrando que o litro do etanol hidratado é encontrado a R$4,09 em Rio Branco, o maior valor entre as capitais.O preço médio do litro do diesel comum em Rio Branco também é o maior das capitais, segundo a ANP. O combustível é vendido a R$7,46.Já a botija de 13 quilos do gás de cozinha é vendida a R$124,15 em seu preço médio. Esse valor é o 2º mais alto do País entre as capitais, perdendo apenas para o praticado em Cuiabá (MT), onde o produto é encontrado a R$124,75.Com valor médio de R$5,39, o litro da gasolina comum em Rio Branco segue entre os mais altos do País mas em uma posição distanciada dos preços mais elevados.Essa tendência de alta não é tão percebida no restante do País: os preços da gasolina comum nos postos do Brasil tiveram um ligeiro recuo de 0,2% esta semana ante a anterior, após avançar por seis semanas consecutivas, segundo pesquisa da AN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gência Nacional do Petróleo, Gás Natural e Biocombustíveis (ANP) atualizou nesta sexta-feira (25) o Sistema de Levantamento de Preços (SLP) mostrando que o litro d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17/11/maes-de-prematuros-podem-ter-licenca-maternidade-especial-54-389.jpg?resize=400%2C240&amp;ssl=1</text:p>
          </table:table-cell>
          <table:table-cell office:value-type="string" calcext:value-type="string">
            <text:p>Acre</text:p>
          </table:table-cell>
          <table:table-cell office:value-type="string" calcext:value-type="string">
            <text:p>29% das acreanas tem medo de demissão após licença-maternidade</text:p>
          </table:table-cell>
          <table:table-cell office:value-type="string" calcext:value-type="string">
            <text:p>https://ac24horas.com/2022/11/26/29-das-acreanas-tem-medo-de-demissao-apos-licenca-maternidade/</text:p>
          </table:table-cell>
          <table:table-cell office:value-type="string" calcext:value-type="string">
            <text:p>Divulgado neste fim de novembro, o estudo feito pela Famivita, portal especializado em reprodução humana, usando entrevista com mais de 2.100 mulheres entre 12 e 20 de setembro de 2022 mostra que 29% das acreanas tem medo de demissão após licença-maternidade.Essa taxa é a 11ª maior entre os Estados no ranking liderado por Distrito Federal, com 39% das mulheres afirmando esse temor. O último lugar é ocupado por Roraima: apenas 1% das mulheres roraimenses tem medo de perder o emprego na licença-maternidade.Dentre as mulheres que pegaram a licença-maternidade, 46% conseguiram retornar ao trabalho após quatro meses, ou seja, tiveram uma licença de 120 dias. Outras 20% retornaram depois de seis meses, com uma licença de 180 dias do setor público e empresas do programa Empresa Cidadã.Além disso, 34% não conseguiram voltar ao trabalho no prazo estabelecido. Assim, quando questionadas quanto ao prazo mais justo para a licença-maternidade com garantia de estabilidade do emprego, 40% das entrevistadas são favoráveis a 6 meses, 21% a 12 meses, e 15% a 9 meses.Em Santa Catarina, 56% das mulheres conseguiram voltar ao trabalho após o período da licença-maternidade. No Distrito Federal e em Minas Gerais, pelo menos 63% das participantes retornaram da licença.Já em São Paulo e no Rio de Janeiro, 65% e 68%, respectivamente, voltaram ao trabalho após o período da licença-maternidade.O direito à licença-maternidade foi regulamentado no Brasil em 1943, com a criação da Consolidação das Leis do Trabalho (CLT). O período da licença-maternidade estabelecido por lei é de 120 dias e neste período todas as mulheres que possuem a carteira assinada ou contribuem para a Previdência Social, têm direito ao salário-maternidade, que é ressarcido às empresas pelo INSS. Porém, algumas empresas podem oferecer 180 dias de licença, e neste caso, encarregaram-se da totalidade dos salários nos últimos dois meses.Desde 1988, após a criação da Constituição Brasileira, as mulheres passaram a ter garantia de estabilidade no emprego, antes e logo depois da gestação. Todavia, conforme constatamos em nosso mais recente estudo, 21% das trabalhadoras brasileiras já foram demitidas logo após voltarem da licença-maternidade, pelo fato de serem mães. Além disso, as mulheres que menos foram demitidas, após a licença, têm entre 35 e 39 anos, sendo 84% das entrevistad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ivulgado neste fim de novembro, o estudo feito pela Famivita, portal especializado em reprodução humana, usando entrevista com mais de 2.100 mulheres entre 12 e 20...</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09/RIO-BRANCO-PEDRO_DEVANIR-19-e1546527817215.jpg?resize=400%2C240&amp;ssl=1</text:p>
          </table:table-cell>
          <table:table-cell office:value-type="string" calcext:value-type="string">
            <text:p>Acre</text:p>
          </table:table-cell>
          <table:table-cell office:value-type="string" calcext:value-type="string">
            <text:p>Áreas urbanizadas avançam no Acre, mostra estudo do IBGE</text:p>
          </table:table-cell>
          <table:table-cell office:value-type="string" calcext:value-type="string">
            <text:p>https://ac24horas.com/2022/11/26/areas-urbanizadas-avancam-no-acre-mostra-estudo-do-ibge/</text:p>
          </table:table-cell>
          <table:table-cell office:value-type="string" calcext:value-type="string">
            <text:p>O Estado do Acre, de acordo com o mapeamento realizado para as áreas urbanizadas do Brasil divulgado nesta última semana de novembro pelo IBGE, representou a 26ª Unidade da Federação do Brasil, em termos de somatório das áreas urbanizadas densas e poucos densas e dos loteamentos vazios -0,46% das áreas identificadas em todo o território nacional. Os dados são referentes a 2019.Na distribuição por grandes regiões, salienta-se que a região norte abarca 8,93% as áreas urbanizadas e loteamentos vazios do Brasil.Do total de 221,69 Km² de áreas mapeadas no Acre, 55,49% representam áreas urbanizadas densas, enquanto cerca de 40% foram identificadas como pouco densas. Essas duas categorias se diferenciam pelo grau de ocupação da mancha urbanizada por edificações, sendo a segunda caracterizada pelo maior espaçamento entre elas. O Acre também tem uma pequena porção (5,55 Km²) classificada como loteamento vazio, representando menos de 3% da área total mapeada.“Na comparação com a edição de 2015 do mesmo mapeamento, contudo, realizado somente na Concentração Urbana de Rio Branco, a única do estado, foi identificada uma adição de 21,18 Km² em áreas urbanizadas circunscritas a esse recorte geográfico. Tal quantitativo representa a menor adição, em termos absolutos, quando analisa-se as contribuições por UF na Região Norte, sendo toda ela restrita à capital do estado. Em termos relativos, o Acre teve um crescimento dessas áreas de 31,97% em 2019, com relação à 2015, um percentual acima da média regional, que foi de 26,84% no Norte do Brasil”, diz o IBGE.Esses quantitativos, quando expressos em termos de distribuição das áreas urbanizadas e de loteamentos vazios dentro do Estado do Acre, evidenciam o destaque de Rio Branco como responsável por mais de 50% da área total identificada entre os 10 destaques de municípios acreanos, sendo que mais de 70% das áreas urbanizadas da capital é de áreas densas. Esse padrão de concentração também pode ser observado em termos espaciais, quando nota-se a maior mancha urbanizada em extensão do estado presente no Acre em sua capital, e outros pequenos núcleos nos demais municípios.Dentre estes, pode-se destacar, ainda, três municípios onde a área classificada como pouco densa é maior que a área densa, são eles: Mâncio Lima, Acrelândia e Bujari. E, quanto a Senador Guiomard, um outro ponto a ser enfatizado é o fato de que 10% das áreas mapeadas foi classificada como loteamentos vazios. Ambos os fenômenos identificados podem a indicar as frentes de expansão da área urbanizada recente nos loc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stado do Acre, de acordo com o mapeamento realizado para as áreas urbanizadas do Brasil divulgado nesta última semana de novembro pelo IBGE, representou 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16/01/fachadatrt1.jpg?resize=400%2C240&amp;ssl=1</text:p>
          </table:table-cell>
          <table:table-cell office:value-type="string" calcext:value-type="string">
            <text:p>Cotidiano</text:p>
          </table:table-cell>
          <table:table-cell office:value-type="string" calcext:value-type="string">
            <text:p>Tribunal Regional do Trabalho alerta para o Golpe do Precatório no Acre e em Rondônia</text:p>
          </table:table-cell>
          <table:table-cell office:value-type="string" calcext:value-type="string">
            <text:p>https://ac24horas.com/2022/11/26/tribunal-regional-do-trabalho-alerta-para-o-golpe-do-precatorio-no-acre-e-em-rondonia/</text:p>
          </table:table-cell>
          <table:table-cell office:value-type="string" calcext:value-type="string">
            <text:p>O Tribunal Regional do Trabalho de Rondônia e Acre emitiu na última quinta-feira (24) alerta ao público em geral afirmando que não envia comunicados referentes a pagamento de valores de precatórios por Whatsapp, tampouco exige depósito e o pagamento de taxas para liberação de valores de precatórios. “Toda mensagem nesse sentido deve ser denunciada às autoridades competentes”, pede o Tribunal.O TRT-14 orienta ainda aqueles que, eventualmente tenham recebido esse tipo de comunicação que não forneçam nenhum dos seus dados pessoais e não façam qualquer tipo de depósito a título de taxa ou qualquer nome que os golpistas atribuam.Em caso de dúvidas ou denúncias, o TRT pede fazer contato no telefone (69) 3218-6425, no e-mail[email protected]ou via Balcão Virtu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ribunal Regional do Trabalho de Rondônia e Acre emitiu na última quinta-feira (24) alerta ao público em geral afirmando que não envia comunicados referentes 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mega_sena_mcajr_abr_2904223680.jpg?resize=400%2C240&amp;ssl=1</text:p>
          </table:table-cell>
          <table:table-cell office:value-type="string" calcext:value-type="string">
            <text:p>Cotidiano</text:p>
          </table:table-cell>
          <table:table-cell office:value-type="string" calcext:value-type="string">
            <text:p>Mega-Sena sorteia premiação de R$ 57 milhões neste sábado; saiba como apostar</text:p>
          </table:table-cell>
          <table:table-cell office:value-type="string" calcext:value-type="string">
            <text:p>https://ac24horas.com/2022/11/26/mega-sena-sorteia-premiacao-de-r-57-milhoes-neste-sabado-saiba-como-apostar/</text:p>
          </table:table-cell>
          <table:table-cell office:value-type="string" calcext:value-type="string">
            <text:p>A Mega-Sena continua acumulando e o prêmio vem subindo cada vez mais: quem acertar os seis números no sorteio deste sábado (26) ganha R$ 57 milhões.Quando alguém acerta as seis dezenas da Mega-Sena, há um prazo de 90 dias a partir da data do sorteio para poder retirar o prêmio. O resgate é feito em qualquer agência da Caixa Econômica Federal.As apostas podem ser feitas até as 17 horas em qualquer lotérica do Acre ou pela internet, no site da Caixa Econômica Federal, que é acessível por celular, computador ou outros dispositivos. É necessário fazer um cadastro, ser maior de idade (18 anos ou mais) e preencher o número do cartão de crédi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ega-Sena continua acumulando e o prêmio vem subindo cada vez mais: quem acertar os seis números no sorteio deste sábado (26) ganha R$ 57 milhõe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screenshot-20211203-183522-2.webp?resize=400%2C240&amp;ssl=1</text:p>
          </table:table-cell>
          <table:table-cell office:value-type="string" calcext:value-type="string">
            <text:p>Acre</text:p>
          </table:table-cell>
          <table:table-cell office:value-type="string" calcext:value-type="string">
            <text:p>Estradas estaduais estão ruins no Acre, diz pesquisa da CNT</text:p>
          </table:table-cell>
          <table:table-cell office:value-type="string" calcext:value-type="string">
            <text:p>https://ac24horas.com/2022/11/26/estradas-estaduais-estao-ruins-pessimas-ou-regulares-no-acre-diz-pesquisa-da-cnt/</text:p>
          </table:table-cell>
          <table:table-cell office:value-type="string" calcext:value-type="string">
            <text:p>De acordo com a Confederação Nacional do Transporte (CNT) não são somente as rodovias federais -BRs 364 e 317 -que estão com sérios problemas no Acre mas também as estradas estaduais.No estudo divulgado na 1ª quinzena de novembro, a CNT alerta para estado geral, pavimento, sinalização e geometria em ruins ou péssimos nas rodovias AC-10, AC-40, AC-307 e AC-405.A CNT avaliou 163 quilômetros nessas rodovias, e concluiu que o pavimento é ruim em toda quase toda essa extensão, e apontado como regular em apenas 10km da AC-307. A sinalização é péssima ou ruim em todo o trecho analisado.O presidente do Departamento Estadual de Estradas de Rodagem (Deracre), Petrônio Antunes, explicou que essas rodovias são antigas e já não atendem às normas que o Departamento Nacional de Infraestrutura Terrestre (DNIT) adota atualmente -largura, declividade, geometria e outras – e devido à idade o pavimento está deteriorado, o que leva às classificações ruins nas avaliações.“Mas a gente está com um programa, e vamos licitar logo, para melhorar a qualidade. Logo licitamos R$126 milhões para fazer a manutenção e revitalização delas”, disse, lembrando que o Deracre realiza diretamente na melhoria de acostamento, entre outras ações.As rodovias federais estão em situação precária na maioria dos trechos, diz a CNT, demandando mais de R$1 bilhão para sua recuperação.Não é fácil conseguir recursos no atual momento. O governador Gladson Cameli está pedindo a suplementação de recursos no Orçamento Geral da União (OGU) de 2023 para a recuperação e manutenção da BR-364. Atualmente, segundo o governo, estão previstos no orçamento federal pouco mais de R$ 76 milhões para esses serviços na rodovia, valor considerado muito baixo pelo governo, que está pedindo mais R$ 70 milhões, elevando o valor global para mais de R$ 146 milh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 acordo com a Confederação Nacional do Transporte (CNT) não são somente as rodovias federais -BRs 364 e 317 -que estão com sérios problemas no Acr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ALEAC-MESA-DIRETORA-2023.webp?resize=400%2C240&amp;ssl=1</text:p>
          </table:table-cell>
          <table:table-cell office:value-type="string" calcext:value-type="string">
            <text:p>Acre</text:p>
          </table:table-cell>
          <table:table-cell office:value-type="string" calcext:value-type="string">
            <text:p>Eleição para presidência da Assembleia já está decidida</text:p>
          </table:table-cell>
          <table:table-cell office:value-type="string" calcext:value-type="string">
            <text:p>https://ac24horas.com/2022/11/26/eleicao-para-presidencia-da-assembleia-legislativa-do-acre-ja-esta-decidida/</text:p>
          </table:table-cell>
          <table:table-cell office:value-type="string" calcext:value-type="string">
            <text:p>EM QUE PESE os argumentos de que, pelo PDT ter a maior bancada na Assembleia Legislativa a presidência deve ficar com o partido, na figura do deputado Luiz Tchê (PDT); a realidade política nos bastidores da chamada “Casa do Povo” é outra, já existem votos combinados por uma maioria a favor da chapa formada pelo deputado Luiz Gonzaga (PSDB) para presidente e do deputado Nicolau Junior (PP) de primeiro secretário. Na verdade, deve acontecer apenas uma inversão de cargos: Nicolau é hoje o presidente e Gonzaga primeiro secretário. A chapa também tem o aval do governador Gladson Cameli, porque com ambos não teria problemas para aprovar os projetos que enviará ao Legislativo.NÃO TERÁ A PANDEMIAANTES da pandemia, as pesquisas registravam uma baixa aceitação do governo do Gladson. Sua ação na pandemia contra o negacionismo e a favor da vacina, inflaram a sua popularidade. No segundo governo terá que se reinventar, não terá mais a pandemia para dar um plus.VOLTANDO PARA A DISPUTADEPOIS DE NÃO se eleger deputado federal na última eleição, o ex-prefeito Rodrigo Damasceno (PODEMOS) deverá disputar a prefeitura de Tarauacá, com chance de sucesso. Não foi bem na sua gestão, mas é muito forte.BOM TRÂNSITOBASTA SE CONVERSAR com deputados da base do governo para sentir a simpatia pelo nome do Rômulo Grandidier para o gabinete civil. O fato de se relacionar bem com os políticos, é um ponto ao seu favor, o que lhe dá cacife para fazer uma ponte com a ALEAC.NÃO É BOI MORTOÉ CEDO para se dizer que ganhar do prefeito Tião Bocalom é um passeio, pela atual conjuntura da sua gestão. Ainda tem dois anos para tocar projetos. Em qualquer situação, o Bocalom não será um boi morto.NÃO É CITADOPODE ATÉ contrariar essas notícias, mas pelo que se lê dos grandes analistas nacionais da política, o Jorge Viana não aparece cotado para qualquer dos ministérios.APOSTA ERRADAOS RADICAIS BOLSONARISTAS fizeram duas apostas erradas, com as suas mobilizações: a primeira, foi que seus atos comoveriam os militares a darem um golpe; e segundo, que teriam a cobertura da imprensa. Nem uma coisa e nem outra. Não há clima para ditadura militar.NÃO SEGUE O PDTO DEPUTADO Pedro Longo (PDT) não deve se engajar na candidatura do deputado Luiz Tchê (PDT) para a presidência do partido na ALEAC. Deve se agarrar na possibilidade de ser o vice-presidente na chapa puxada pelo deputado Luiz Gonzaga (PSDB) para presidência.MAR DE TRANQUILADADENADA melhor para o prefeito Bocalom que as eleições para deputado dos vereadores Michelle Melo (PDT) e Emerson Jarude (MDB), justamente os seus calos na Câmara Municipal de Rio Branco. Ficará sem oposição.O QUE FARÁ O BITTAR?DEPOIS de tudo dar errado nos seus planos na última eleição estadual, não se sabe quais seus planos para 2026. Para o Senado e Governo, o senador Márcio Bittar (União Brasil) teria paradas duras. Não será de se admirar se optar por disputar vaga de deputado federal.OLHO NA PREFEITURAO deputado Antônio Pedro (União Brasil), que não conseguiu se eleger, está focado em ser candidato a prefeito de Xapuri em 2024, para não ficar fora da política por quatro anos. Sua derrota foi uma surpresa.PLANO ABORTADOA ELEIÇÃO do Lula podou o plano do primeiro suplente do União Brasil, Fábio Rueda. Com a permanência do Bolsonaro poderia negociar para ser puxado para o governo federal um dos deputados eleitos para o, e ele assumir.CEDO PARA COMPOSIÇÃOQUEM está próximo do senador Petecão (PSD) fala que, por enquanto, não deverá entrar em nenhuma frente da oposição. Quer deixar o quadro se aclarar, antes de tomar uma decisão. Acha cedo para o movimento.ENTRARAM EM MUTISMODEPOIS da derrota na última eleição os irmãos Rocha – Major Rocha e Mara Rocha – não voltaram ao cenário eleitoral, se recolheram sem falar no futuro político.FAXINA EM FEIJÓO eleitorado de Feijó fez uma faxina política na última eleição. Os dois deputados da região, Marcos Cavalcante (PTB) e Cadmiel Bonfin (PSDB), não se reelegeram.IRONIA DO DESTINOO CANDIDATO para o qual o presidente do PSDB, Correinha, não queria dar legenda, o deputado Luiz Gonzaga (PSDB), por ironia do destino, foi o único do partido a se reeleger para a Assembleia Legislativa.SENTIMENTO MAJORITÁRIOMESMO tendo perdido a eleição, há um sentimento majoritário dentro do MDB, para que o deputado federal Flaviano Melo continue na presidência da sigla.MUITO BEM CONDUZIDAPor trás do fato da Socorro Neri (PP) ter sido eleita a candidata a deputada federal mais votado na última eleição, além dos seus méritos, foi importante a coordenação da sua campanha pelo secretário de Educação, Aberson Carvalho.URNAS CRUÉISAS URNAS foram cruéis com os ex-deputados estaduais que tentaram retornar aos mandatos na Assembleia Legislativa, todos foram derrotados.O GLADSON É PRAGMÁTICOAo anunciar que, no próximo encontro com o Lula levará de mimo farinha de Cruzeiro do Sul, mostra que o governador Gladson Cameli é pragmático, pensa antes no estado do que na ideologia política. A eleição acabou.NÃO TEM GOLPE MILITARO GLADSON raciocina de forma coerente, sabe que não passam de esbirros antidemocráticos os pedidos pela volta da ditadura militar, e que o Lula assumirá.FRASE MARCANTE“Três grosserias do mundo: jovens caçoando dos velhos, sadios caçoando de doentes, sábios caçoando de tol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QUE PESE os argumentos de que, pelo PDT ter a maior bancada na Assembleia Legislativa a presidência deve ficar com o partido, na figura do...</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CALEGARIO-E-PR-FELIPE.jpg?resize=400%2C240&amp;ssl=1</text:p>
          </table:table-cell>
          <table:table-cell office:value-type="string" calcext:value-type="string">
            <text:p>Cotidiano</text:p>
          </table:table-cell>
          <table:table-cell office:value-type="string" calcext:value-type="string">
            <text:p>Palácio reúne parte da base de apoio na Aleac e causa mal estar entre deputados</text:p>
          </table:table-cell>
          <table:table-cell office:value-type="string" calcext:value-type="string">
            <text:p>https://ac24horas.com/2022/11/26/palacio-reune-parte-da-base-de-apoio-na-aleac-e-causa-mal-estar-entre-deputados/</text:p>
          </table:table-cell>
          <table:table-cell office:value-type="string" calcext:value-type="string">
            <text:p>O chefe da Casa Civil, Jonathan Donadoni, o secretário de governo, Alysson Bestene, e o secretário de planejamento e gestão, Ricardo Brandão, reuniram no início da semana parte dos deputados da base de apoio do Palácio Rio Branco na Assembleia Legislativa para tratar da Reforma Administrativa que será enviada ao parlamento na próxima semana. Na oportunidade, foram apresentadas mudanças que seriam feitas na nova gestão de Gladson Cameli para 2023.Atentos às demandas palacianas, alguns deputados, como o pastor Wagner Felipe (Republicanos), que não se reelegeu em outubro, aproveitaram a oportunidade para reclamar da falta de apoio do governo no pleito eleitoral. O descontentamento do parlamentar era ligado ao fato do governo não ter liberado parte de suas emendas no valor de R$ 50 mil, que segundo ele, poderia ter influenciado na sua reeleição. O deputado obteve 4.159 votos e ficou na primeira suplência do partido.Pondo panos quentes na situação, os secretários presentes na reunião informaram que os deputados têm até o próximo dia 30 para entregar a lista das emendas individuais no valor de R$ 2 milhões. Essas emendas serão executadas no orçamento de 2023, que deve ser aprovado na Assembleia Legislativa até o dia 15 de dezembro.O descontentamento não ficou por conta apenas de Wagner Felipe, como nem todos os parlamentares da base foram convidados para o encontro, o clima ficou pesado na Assembleia Legislativa. O deputado Fagner Calegário (Podemos), ao descobrir que ocorreu uma reunião da base e ele não teria sido convidado, tratou de ir no grupo de WhatsApp dos deputados da base e reclamar: “Eu sou da base?”, teria postado o parlamentar que obteve 7.112 votos nas eleições e se reelegeu para ocupar a cadeira de deputado por mais 4 an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hefe da Casa Civil, Jonathan Donadoni, o secretário de governo, Alysson Bestene, e o secretário de planejamento e gestão, Ricardo Brandão, reuniram no início da...</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WhatsApp-Image-2022-11-25-at-11.25.53.jpeg?resize=400%2C240&amp;ssl=1</text:p>
          </table:table-cell>
          <table:table-cell office:value-type="string" calcext:value-type="string">
            <text:p>Destaque 7</text:p>
          </table:table-cell>
          <table:table-cell office:value-type="string" calcext:value-type="string">
            <text:p>Reforma de Gladson terá Gestão e Planejamento desmembrados</text:p>
          </table:table-cell>
          <table:table-cell office:value-type="string" calcext:value-type="string">
            <text:p>https://ac24horas.com/2022/11/26/reforma-administrativa-de-gladson-tera-gestao-e-planejamento-desmembrados-e-secretaria-extinta/</text:p>
          </table:table-cell>
          <table:table-cell office:value-type="string" calcext:value-type="string">
            <text:p>O Palácio Rio Branco deve enviar na próxima semana para a Assembleia Legislativa a Reforma Administrativa que deve fazer mudanças na estrutura governamental do segundo mandato do governador Gladson Cameli a partir de 2023. A priori, o número de secretarias de Estado continuará o mesmo e o de cargos comissionados também, mas algumas nomenclaturas devem ser mudadas, conforme apurou o ac24horas.Entre as principais mudanças, está o desmembramento da Secretaria de Planejamento e Gestão (Seplag), que passará a ser duas pastas separadas: A secretaria de Planejamento e a Secretaria de Gestão Administrativa, assim como era nos governos da Frente Popular. A junção dessas pastas ocorreu no início do governo Cameli em 2019 e somente agora deve voltar a sua formação original. Com a adição de mais uma pasta, a Secretaria de Estado de Empreendedorismo e Turismo (SEET) deverá se extinta, porém suas políticas públicas devem ser incorporadas a Secretaria de Estado de Indústria, Ciência e Tecnologia (SEICT), que passará a ter departamentos de turismo e empreendedorismo.Outra mudança significativa será na Secretaria de Estado de Desenvolvimento Urbano e Regional (Sedur), que terá sua nomenclatura alterada para Secretaria de Habitação e Desenvolvimento Urbano. Com isso, a pasta que era responsável por elaborar projetos na atual gestão ficará responsável pelas políticas públicas de habitação do novo governo de Cameli, que recentemente prometeu construir 18 mil casas.Sobre a Secretaria da Mulher, que foi promessa de campanha do governo Gladson Cameli, haverá apenas uma pequena mudança na nomenclatura. A pasta que é denominada como Secretaria de Estado de Assistência Social dos Direitos Humanos e de Políticas para Mulheres passará a ter o nome de Secretaria da Mulher, Assistência Social e Direitos Humanos.Sobre mudanças na composição do primeiro escalão, alguns nomes já estão com seus passaportes garantidos para o próximo ano, como o chefe da Casa Civil, Jonathan Donadoni, o secretário de governo, Alysson Bestene, o Secretário de Planejamento, Ricardo Brandão e o secretário de segurança, coronel Paulo César. Outro nome que deve ser mantido é Petrônio Antunes, como diretor-presidente do Der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alácio Rio Branco deve enviar na próxima semana para a Assembleia Legislativa a Reforma Administrativa que deve fazer mudanças na estrutura governamental do segundo mandato...</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03/CHUVA-RIO-3.jpeg?resize=400%2C240&amp;ssl=1</text:p>
          </table:table-cell>
          <table:table-cell office:value-type="string" calcext:value-type="string">
            <text:p>Cotidiano</text:p>
          </table:table-cell>
          <table:table-cell office:value-type="string" calcext:value-type="string">
            <text:p>Sábado poderá ter chuvas intensas com ventos de até 60 km/h no Acre, alerta INMET</text:p>
          </table:table-cell>
          <table:table-cell office:value-type="string" calcext:value-type="string">
            <text:p>https://ac24horas.com/2022/11/26/sabado-podera-ter-chuvas-intensas-com-ventos-de-ate-60-km-h-no-acre-alerta-inmet/</text:p>
          </table:table-cell>
          <table:table-cell office:value-type="string" calcext:value-type="string">
            <text:p>O Instituto Nacional de Meteorologia (INMET), divulgou neste sábado, 26, que todo Acre está sob alerta amarelo, com ventos fortes e chuvas intensas durante o fim de semana.De acordo com os dados, as chuvas são entre 20 e 30 milímetros por hora ou até 50 milímetros por dia, e ventos intensos (40-60 km/h).Segundo o INMET, há baixo risco de corte de energia elétrica, queda de galhos de árvores, alagamentos e de descargas elétric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nstituto Nacional de Meteorologia (INMET), divulgou neste sábado, 26, que todo Acre está sob alerta amarelo, com ventos fortes e chuvas intensas durante o fim...</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JESSICA-WEB.jpg?resize=400%2C240&amp;ssl=1</text:p>
          </table:table-cell>
          <table:table-cell office:value-type="string" calcext:value-type="string">
            <text:p>Acre</text:p>
          </table:table-cell>
          <table:table-cell office:value-type="string" calcext:value-type="string">
            <text:p>Vídeo da acreana Jéssica Ingrede repercute em páginas famosas</text:p>
          </table:table-cell>
          <table:table-cell office:value-type="string" calcext:value-type="string">
            <text:p>https://ac24horas.com/2022/11/25/video-da-acreana-jessica-ingrede-repercute-em-paginas-famosas/</text:p>
          </table:table-cell>
          <table:table-cell office:value-type="string" calcext:value-type="string">
            <text:p>A Influenciadora acreana Jéssica Ingrede, que está no Catar acompanhado os jogos da Copa do Mundo, pela Confederação Brasileira de Futebol (CBF), teve um de seus vídeos viralizados na internet e repercutido em várias páginas famosas na rede social.Narrando o gol de Richarlison, que garantiu a vitória da seleção brasileira contra a Sérvia, por 2 a 0, as imagens ganharam espaço até em um noticiário da TV Globo. A blogueira comentou estar feliz demais com a conquista.“Socorro, olha onde estamos, Brasil”, comemorou Ingrede.A filmagem foi divulgada nas contas de ‘Gossip do Dia’, no ‘Mídia Ninja’, ‘100Critérios’ e ‘Futricas e ‘Fofocas’, Quase todos com mais de milhões de seguidores.E teve diversos comentários, pedindo que ela fosse a comentarista oficial na televisão. “A melhor narradora e os melhores stories no Catar”, disse um dos canais que publicou o vídeo.Jéssica garantiu a participação no maior evento de futebol do planeta, após um concurso da CBF, em que teve mais 14 mil votos e deve mostrar os bastidores e realizações de tudo que acontece no campeonato.Veja o vídeo:View this post on InstagramA post shared by Jéssica Ingrede (@jessicaingre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Influenciadora acreana Jéssica Ingrede, que está no Catar acompanhado os jogos da Copa do Mundo, pela Confederação Brasileira de Futebol (CBF), teve um de seu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0/ISE-AC.jpeg?resize=400%2C240&amp;ssl=1</text:p>
          </table:table-cell>
          <table:table-cell office:value-type="string" calcext:value-type="string">
            <text:p>Cotidiano</text:p>
          </table:table-cell>
          <table:table-cell office:value-type="string" calcext:value-type="string">
            <text:p>Governo convoca aprovados em concurso do ISE para curso de formação de agente</text:p>
          </table:table-cell>
          <table:table-cell office:value-type="string" calcext:value-type="string">
            <text:p>https://ac24horas.com/2022/11/25/governo-convoca-aprovados-em-concurso-do-ise-para-curso-de-formacao-de-agente/</text:p>
          </table:table-cell>
          <table:table-cell office:value-type="string" calcext:value-type="string">
            <text:p>Em edição extra do Diário Oficial do Estado (DOE)nesta sexta-feira, 25, a Secretaria de Estado de Planejamento e Gestão (Seplag) divulgou a lista com a convocação para o curso de formação de agente socioeducativo dos candidatos aprovados no concurso Concurso Público do Instituto Socioeducativo do Acre (ISE).Na publicação, a gestão também divulgou o resultado preliminar da classificação da 1ª e 2ª fases para os cargos de assistente social, psicólogo e técnico administrativo e operacional.Agora, o candidato possui dois dias para contestar o resultado preliminar das 1ª e 2ª fase. O requerimento pode ser feito por meio da página da banca organizadora do concurso, a Ibade, nos dias 28 e 29 de novembro, das 8 às 18h.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edição extra do Diário Oficial do Estado (DOE) nesta sexta-feira, 25, a Secretaria de Estado de Planejamento e Gestão (Seplag) divulgou a lista com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0/06/JOVEM-GRAVIDA-MANCIO-LIMA.jpeg?resize=400%2C240&amp;ssl=1</text:p>
          </table:table-cell>
          <table:table-cell office:value-type="string" calcext:value-type="string">
            <text:p>Cotidiano</text:p>
          </table:table-cell>
          <table:table-cell office:value-type="string" calcext:value-type="string">
            <text:p>Grupo é condenado há mais de 126 anos pela morte de adolescente grávida em Mâncio Lima</text:p>
          </table:table-cell>
          <table:table-cell office:value-type="string" calcext:value-type="string">
            <text:p>https://ac24horas.com/2022/11/25/grupo-e-condenado-ha-mais-de-126-anos-pela-morte-de-adolescente-gravida-em-mancio-lima/</text:p>
          </table:table-cell>
          <table:table-cell office:value-type="string" calcext:value-type="string">
            <text:p>O Ministério Público do Estado do Acre (MPAC) conseguiu na Justiça a condenação de cinco pessoas acusadas do homicídio de Rosiane Silva de Souza, de 14 anos, ocorrido em 2019, no município de Mâncio Lima. A decisão foi divulgada na página do órgão nesta sexta-feira, 25.O promotor de Justiça Ildon Maximiano Neto, que atuou no Tribunal do Júri, resultou que, baseado na denúncia, a adolescente estava grávida de 8 meses quando foi morta com dois tiros em sua própria casa.A jovem estava dormindo com seu companheiro, quando os criminosos chegaram, invadiram a residência e efetuaram disparos de arma de fogo. A vítima morreu no local.Contudo, o alvo seria o companheiro da adolescente, Enderson Silva, que também chegou a ser atingido com disparos, mas foi internado no Hospital do Juruá, em Cruzeiro do Sul, e conseguiu sobreviver.Os acusados foram julgados pelos crimes de homicídio e por participação em organização criminosa. Na decisão, os réus Sanderson da Silva Lima, Wallem Silva Barreto, Edmar Vieira da Silva, Leandro Melo Tavares e Uendel Yuri Rodrigues Maia foram condenados a penas, que somadas, chegam a mais de 126 anos de pris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Público do Estado do Acre (MPAC) conseguiu na Justiça a condenação de cinco pessoas acusadas do homicídio de Rosiane Silva de Souza, de 14...</text:p>
          </table:table-cell>
          <table:table-cell office:value-type="string" calcext:value-type="string">
            <text:p>Saimo Martins</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05/AGENDA-CULTURAL.jpeg?resize=400%2C240&amp;ssl=1</text:p>
          </table:table-cell>
          <table:table-cell office:value-type="string" calcext:value-type="string">
            <text:p>Cotidiano</text:p>
          </table:table-cell>
          <table:table-cell office:value-type="string" calcext:value-type="string">
            <text:p>Baile, bazar, filmes e muito mais: saiba onde aproveitar o fim de semana em Rio Branco</text:p>
          </table:table-cell>
          <table:table-cell office:value-type="string" calcext:value-type="string">
            <text:p>https://ac24horas.com/2022/11/25/baile-bazar-filmes-e-muito-mais-saiba-onde-aproveitar-o-fim-de-semana-em-rio-branco/</text:p>
          </table:table-cell>
          <table:table-cell office:value-type="string" calcext:value-type="string">
            <text:p>Quem busca opções de lazer e entretenimento neste final de semana em Rio Branco, tem à disposição diversas celebrações que movimentam os espaços públicos e privados da cidade.Oac24horasseparou as melhores atrações para se divertir com segurança. Acompanhe.– Baile 60+Nesta sexta-feira, 25, o Grupo Social de Idosos do Sesc preparou o Baile 60+, para a diversão do grupo da melhor idade. Além de som ao vivo, o espaço terá a venda de cervejas e petiscos.– Especial Legião UrbanaDiretamente de Minas Gerais, nessa sexta-feira, 25, o cover oficial de Renato Russo, o cantor Nilson Junior, se apresenta no Studio Beer no Especial Legião Urbana. O evento inicia a partir das 21 horas, em tributo a banda brasileira, com seus maiores sucessos.– Manjar DelíciaNesta sexta-feira, 25, tem o tradicional pagode no Manjar Delícia, com Paulo Heverton, com promoção de cervejas, caipirinha e pastelzinho.– Elas Fazem AcontecerO Coletivo Elas Fazem Acontecer se reuniu na Concha Acústica, garantindo diversão para toda família, nesta sexta-feira, 25, com um mega bazar, com música ao vivo, comidas, doces, vestiários, acessórios, artesanatos e um espaço para a criançada.O evento acontece até às 18 horas, e às 15h30, terá um aulão de Dança Cigana.– Serial KellyGaby Amarantos chega as telas do Cine Teatro Recreio, nesta sexta-feira, 25, às 19h, com a comédia Serial Kelly.O longa-metragem filmado no nordeste, acompanha a cantora de forró eletrônico, que cumpre sua agenda de shows no sertão, deixando um rastro de mortes pelo caminho.– Jupará – Galeria Center VilleNa Black Friday da Jupará, na Galeria Center Ville, em parceria com a cervejaria Altaneira, lançou o chopp em dobro e petisco com sim super desconto. A promoção é valida durante todo esse final de semana, das 17h às 00h.– Recanto Food&amp;BeerTem promoção na Black Friday do Recanto Food&amp;Beer, bar e restaurante na Estrada Dias Martins, com três noites especiais para aproveitar bem o fim de semana. Em novo horário de funcionamento, das 19h às 03h.No dia 25, acontece a festa ‘Sexta é no R’, com os Djs Lunnar e Neto, com a promoção de 3 copos de gummy por R$ 10. Já no sábado, 26, tem a ‘Baladinha do R’, com os DJs Roa e Gabs. O ‘Especial Legião Urbana’ fecha a semana, no domingo, 27, com Nilson Junior, cover oficial de Renato Russ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busca opções de lazer e entretenimento neste final de semana em Rio Branco, tem à disposição diversas celebrações que movimentam os espaços públicos e privad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17/09/TCE-AC_.jpg?resize=400%2C240&amp;ssl=1</text:p>
          </table:table-cell>
          <table:table-cell office:value-type="string" calcext:value-type="string">
            <text:p>Acre</text:p>
          </table:table-cell>
          <table:table-cell office:value-type="string" calcext:value-type="string">
            <text:p>Novo presidente do TCE será escolhido dia 1° de dezembro</text:p>
          </table:table-cell>
          <table:table-cell office:value-type="string" calcext:value-type="string">
            <text:p>https://ac24horas.com/2022/11/25/novo-presidente-do-tce-sera-escolhido-dia-1-de-dezembro/</text:p>
          </table:table-cell>
          <table:table-cell office:value-type="string" calcext:value-type="string">
            <text:p>O Tribunal de Contas do Estado do Acre deve ter seu novo presidente eleito na próxima semana, dia 1° de dezembro, na última sessão do ano. O novo gestor assumirá o cargo durante o biênio de 2023 a 2024.Atualmente, o representante da repartição pública municipal é o conselheiro Ronald Polanco. O ex-deputado cumpre o mandato desde 2021.Entre os aptos para concorrer o cargo, de acordo com a norma interna do TCE, estão os conselheiros Ribamar Trindade e Dulcinéia Benício, por nunca terem disputado eleição no órgão de control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ribunal de Contas do Estado do Acre deve ter seu novo presidente eleito na próxima semana, dia 1° de dezembro, na última sessão do ano....</text:p>
          </table:table-cell>
          <table:table-cell office:value-type="string" calcext:value-type="string">
            <text:p>Deylon Félix</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18/10/haddad-1.jpg?resize=400%2C240&amp;ssl=1</text:p>
          </table:table-cell>
          <table:table-cell office:value-type="string" calcext:value-type="string">
            <text:p>Destaque 6</text:p>
          </table:table-cell>
          <table:table-cell office:value-type="string" calcext:value-type="string">
            <text:p>Prioridade de Lula é reforma tributária, diz Fernando Haddad</text:p>
          </table:table-cell>
          <table:table-cell office:value-type="string" calcext:value-type="string">
            <text:p>https://ac24horas.com/2022/11/25/prioridade-de-lula-e-reforma-tributaria-diz-fernando-haddad/</text:p>
          </table:table-cell>
          <table:table-cell office:value-type="string" calcext:value-type="string">
            <text:p>Cotado para ser o novo ministro da Fazenda, Fernando Haddad afirmou, em evento em São Paulo nesta sexta-feira (25), que a prioridade do presidente eleito Luiz Inácio Lula da Silva será a reforma tributária.“A determinação clara de Lula é que possamos dar logo no início do próximo governo uma prioridade total à reforma tributária. Ele tentou por duas vezes ao logo dos seus últimos mandatos, com o apoio de todos os governadores. Na segunda vez, em 2007, encaminhou ao Congresso Nacional, uma Proposta de Emenda Constitucional para que promovêssemos a reforma tributária, e não obtivemos êxito”, afirmou.Haddad disse que o presidente eleito, além de priorizar a reforma tributária, também quer reformular impostos sobre renda e patrimônio.“Na sequência, [Lula] pretende encaminhar uma proposta de reformulação dos impostos sobre renda e patrimônio para completar o ciclo de reforma dos tributos no Brasil, que qualquer advogado tributarista consultado vai dizer que é um verdadeiro caos o que estamos vivendo no Brasil, afugentando investimentos e atrapalhando os investidores que estão sediados no Brasil”, disse.Sobre o Orçamento, o ex-ministro da Educação defendeu mais transparência, mas disse que Congresso ainda deve ser protagonista nesse quesito.“Temos uma tarefa de reconfigurar o Orçamento e dar a ele mais transparência. Insisto em um aspecto: sem tirar protagonismo do Congresso. Às vezes, as pessoas imaginam que mais transparência significa menos protagonismos, e não é verdade. Congresso pode e deve participar da gestão do Orçamento, no que diz respeito aos direcionamento dos recursos para despesas que os parlamentares consideram prioritárias, mas não significa se descomprometer com a transparência e com a eficiência do gasto público”, afirmou.Crescimento econômicoHaddad disse ainda que Lula foi criticado quando começou a acumular reservas internacionais. “Falava-se muito dos custos das reservas e ele dizia: ‘pelo o que estou olhando no mundo inteiro, Índia, China, eu preciso proteger o Brasil, porque está todo mundo dizendo que pode vir uma crise financeira que não sei quando vai acontecer. Mas, se acontecer no meu mandato, ou depois, quero estar preparado para ela’. Enfrentou o debate, tomou a decisão que hoje sustenta o Brasil e colocou o país em outro patamar de enfrentamento de crise”, disse.“Basta ver quem não tomou essa decisão o que está passando hoje. Está de novo de pires na mão pedindo empréstimo-ponte para conseguir superar seus desafios. São questões como essa que temos que fazer uma agenda para se preparar para o que vier do mundo. Se o mundo estiver bem, guerra acaba, tensões entre China e EUA diminuem, enfim, vamos estar preparados para crescer muito. Mas, se o mundo tiver mal, não podemos ser tão afetados porque nem temos o direito de depois de uma década de crescimento tão medíocre, ter que enfrentar um período em que a gente mantenha esse ritmo de crescimento da economia.”Para ele, “não é possível continuar crescendo 0,5% ao ano”. “Não vamos nos entender com esse crescimento. As tensões tendem a piorar, então, temos que colocar essa agenda na mesa, com começo, meio e fim, orçamentos, sistema de crédito, questões institucional e relação do Brasil com o mundo”.Evento na federação dos bancosO ex-ministro da Educação chegou com ares de convidado principal ao almoço anual da Febraban, a Federação Brasileira de Bancos, segundo o analista de economia da CNN Fernando Nakagawa.Minutos antes do início do evento, Haddad se dirigiu ao salão principal, que recebe 350 convidados, e foi o centro das atenções. Foi cumprimentado por diversos executivos presen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tado para ser o novo ministro da Fazenda, Fernando Haddad afirmou, em evento em São Paulo nesta sexta-feira (25), que a prioridade do presidente eleito Luiz...</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coletiva-min-justica_mcamgo_abr_281020221818-10.jpg?resize=400%2C240&amp;ssl=1</text:p>
          </table:table-cell>
          <table:table-cell office:value-type="string" calcext:value-type="string">
            <text:p>Destaque 6</text:p>
          </table:table-cell>
          <table:table-cell office:value-type="string" calcext:value-type="string">
            <text:p>Diretor-geral da PRF vira réu por improbidade administrativa</text:p>
          </table:table-cell>
          <table:table-cell office:value-type="string" calcext:value-type="string">
            <text:p>https://ac24horas.com/2022/11/25/diretor-geral-da-prf-vira-reu-por-improbidade-administrativa/</text:p>
          </table:table-cell>
          <table:table-cell office:value-type="string" calcext:value-type="string">
            <text:p>O diretor-geral da Polícia Rodoviária Federal (PRF), Silvinei Vasques, virou réu na ação civil movida pelo Ministério Público Federal por improbidade administrativa. Na ação, instaurada no dia 18 de outubro, o órgão alega que Vasques utilizou do cargo púbico para fazer campanha eleitoral para o então candidato à reeleição presidencial Jair Bolsonaro, entre agosto e outubro deste ano.“O requerido participou de eventos públicos oficiais, concedeu entrevista em meio de comunicação, bem como fez publicações em suas redes sociais, na qualidade de diretor-geral da PRF e usando da imagem da instituição, com vontade livre e consciente de promover efetivas manifestações, por vezes veladas e outras ostensivas, de apreço ao atual presidente da República e candidato à reeleição Jair Messias Bolsonaro, com o fim de obter proveito de natureza político-partidária, inequivocamente demonstrado no pedido explícito de voto as vésperas do segundo turno da eleição presidencial”, diz a inicial do MPF.A decisão do juiz federal Jose Arthur Diniz Borges determina a citação de Vasques para “oferecimento de defesa”, num prazo de 30 dias. O MPF pediu o afastamento imediato do diretor, mas a medida cautelar foi negada porque ele se encontra de férias até o dia 6 de dezembro.Em decisão de ontem (24), o juiz complementou o despacho determinando a intimação da União Federal, em 15 dias, para “manifestar se há interesse no feito” e oficiar a gestão de pessoal da PRF para que informe, até o dia 7, “qual situação funcional do policial rodoviário federal Silvinei Vaques ao término do afastamento das férias”.BloqueiosSilvinei também é investigado pela Polícia Federal por suposta omissão para impedir os bloqueios nas estradas federais após o segundo turno das eleições presidenciais e demora para agir na dissolução das manifestações.Diretores da Polícia Rodoviária Federal (PRF) negaram falta de ação do órgão para impedir que manifestantes que não aceitam o resultado das eleições interditassem o tráfego de veículos em trechos de algumas das principais rodovias federais do país.PRFEm nota, a Polícia Rodoviária Federal informou que acompanha com naturalidade a determinação de citação ao diretor-geral, “uma vez que é o procedimento normal após representação formulada pelo órgão ministerial”.“Saliente-se que o magistrado não acatou o pedido formulado pelo órgão ministerial de afastamento imediato do diretor-geral, sem a manifestação da parte contrária, determinando a citação do requerido para apresentação de contestação no prazo de 30 dias”, diz a nota.A PRF acrescenta não saber informar se Vasques já foi notificado da decisão, uma vez que ele se encontra de fér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iretor-geral da Polícia Rodoviária Federal (PRF), Silvinei Vasques, virou réu na ação civil movida pelo Ministério Público Federal por improbidade administrativa. Na ação, instaurada n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09/AVIAO-LATAM-ACRE.jpg?resize=400%2C240&amp;ssl=1</text:p>
          </table:table-cell>
          <table:table-cell office:value-type="string" calcext:value-type="string">
            <text:p>Destaque 7</text:p>
          </table:table-cell>
          <table:table-cell office:value-type="string" calcext:value-type="string">
            <text:p>Acre terá 561 voos na alta temporada de dezembro a março</text:p>
          </table:table-cell>
          <table:table-cell office:value-type="string" calcext:value-type="string">
            <text:p>https://ac24horas.com/2022/11/25/acre-tera-561-voos-na-alta-temporada-de-dezembro-a-marco/</text:p>
          </table:table-cell>
          <table:table-cell office:value-type="string" calcext:value-type="string">
            <text:p>A malha aérea da alta temporada 2022/2023 das empresas aéreas integrantes da Associação Brasileira das Empresas Aéreas (ABEAR) conta com 163,3 mil voos de dezembro de 2022 a março de 2023 em todo o país, segundo levantamento usando dados registrados na Agência Nacional de Aviação Civil (ANAC). O Acre terá 561 voos no período.Juntas, ABAETÉ, GOL, LATAM, RIMA e VOEPASS trazem um crescimento de 12,6% em relação ao registrado no mesmo período do ano passado, comprovando o cenário de retomada das operações aéreas no mercado doméstico.Na Região Norte, serão 6,8 mil voos de dezembro de 2022 a março de 2023, segundo levantamento da associação com dados da Agência Nacional de Aviação Civil (ANAC). O Pará terá 2.358 partidas, seguido por Amazonas (1.811), Tocantins (831), Rondônia (557), Amapá (506) e Roraima (243), além do já citado Acre.A malha aérea da Região Nordeste na alta temporada terá mais de 29,1 mil voos de dezembro de 2022 a março de 2023. A Bahia contará com 10.143 partidas, seguida por Ceará (6.151), Pernambuco (4.238), Rio Grande do Norte (2.143), Alagoas (2.014), Maranhão (1.311), Paraíba (1.289), Sergipe (1.001) e Piauí (861).A Região Centro-Oeste terá mais de 22,6 mil voos de dezembro de 2022 a março de 2023. O Distrito Federal contará com 16.219 partidas, seguido por Goiás (3.013), Mato Grosso (1.868) e Mato Grosso do Sul (1.544).A malha aérea da Região Sudeste na alta temporada terá mais de 83,8 mil voos de dezembro de 2022 a março de 2023. São Paulo contará com 57.098 partidas, seguido por Rio de Janeiro (16.738), Minas Gerais (6.761) e Espírito Santo (3.232).A alta temporada da Região Sul terá mais de 20,7 mil voos de dezembro de 2022 a março de 2023. O Paraná contará com 7.404 mil partidas, seguido por Santa Catarina (6.712) e Rio Grande do Sul (6.61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alha aérea da alta temporada 2022/2023 das empresas aéreas integrantes da Associação Brasileira das Empresas Aéreas (ABEAR) conta com 163,3 mil voos de dezembro de...</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COPA_2.jpg?resize=400%2C240&amp;ssl=1</text:p>
          </table:table-cell>
          <table:table-cell office:value-type="string" calcext:value-type="string">
            <text:p>Destaque 3</text:p>
          </table:table-cell>
          <table:table-cell office:value-type="string" calcext:value-type="string">
            <text:p>Holanda e Equador empatam em 1 a 1 e deixam vagas indefinidas para a rodada final</text:p>
          </table:table-cell>
          <table:table-cell office:value-type="string" calcext:value-type="string">
            <text:p>https://ac24horas.com/2022/11/25/holanda-e-equador-empatam-e-deixam-vagas-indefinidas-para-a-rodada-final/</text:p>
          </table:table-cell>
          <table:table-cell office:value-type="string" calcext:value-type="string">
            <text:p>Holanda e Equador empataram por 1 a 1 na tarde desta sexta-feira (25), em partida válida pela segunda rodada do Grupo A da Copa do Mundo. A seleção holandesa largou na frente do marcador com cinco minutos de bola rolando e estabeleceu o recorde de gol mais rápido do Mundial. Os equatorianos viraram no segundo tempo, mas não tiveram fôlego para virar.Com o resultado, os classificados do Grupo A para as oitavas serão definidos apenas na última rodada. A Holanda é líder, com quatro pontos, mesma pontuação do Equador, que ocupa a segunda colocação. Mais cedo, o Senegal venceu o Catar e assumiu a terceira colocação, com três.O jogoO primeiro tempo do jogo foi bastante equilibrado. Em busca da classificação antecipada às oitavas, a Holanda se impôs nos primeiros minutos e logo abriu o placar. Gapko aproveitou erro na saída de bola do Equador e arriscou da entrada da área para marcar o gol mais rápido da Copa do Catar, com cinco marcados no cronômetro.O Equador voltou ligado para o jogo e correu atrás do empate, explorando principalmente o lado esquerdo da defesa holandesa. A seleção sul-americana quase chegou à igualdade antes do fim do primeiro tempo, quando Estupiñán balançou a rede, mas teve o gol anulado.Apesar da frustração, não demorou para o Equador deixar tudo igual na segunda etapa. Com apenas dois minutos de bola rolando, Enner Valencia deixou o dele e assumiu a artilharia da Copa, com três gols marcados em dois jogos.O Equador não se acomodou com o empate e seguiu no ataque em busca da virada. Aos 13, Plata bateu colocado e acertou o travessão.A Holanda, por outro lado, abdicou da posse de bola, recuou as linhas e esperou por um contra-ataque. A tática de Louis van Gaal quase deu certo. Aos 28, Gakpo recebeu livre, invadiu a área e tocou por cima do goleiro, mas estava impedido.O cansaço fez o Equador tirar o pé do acelarador, e o duelo ficou truncado. Sem alterações no placar até o apito final, o duelo terminou empatado.VEJA OS MELHORES MOMENTOS:Please enable JavaScriptplay-rounded-fillLink03:59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Holanda e Equador empataram por 1 a 1 na tarde desta sexta-feira (25), em partida válida pela segunda rodada do Grupo A da Copa do Mundo....</text:p>
          </table:table-cell>
          <table:table-cell office:value-type="string" calcext:value-type="string">
            <text:p>web</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WhatsApp-Image-2022-11-25-at-12.13.56.jpeg?resize=400%2C240&amp;ssl=1</text:p>
          </table:table-cell>
          <table:table-cell office:value-type="string" calcext:value-type="string">
            <text:p>Destaque 4</text:p>
          </table:table-cell>
          <table:table-cell office:value-type="string" calcext:value-type="string">
            <text:p>Lojistas reclamam de alto preço do aluguel e terceirização do Shopping Aquiri, na Câmara</text:p>
          </table:table-cell>
          <table:table-cell office:value-type="string" calcext:value-type="string">
            <text:p>https://ac24horas.com/2022/11/25/lojistas-reclamam-de-alto-preco-do-aluguel-e-terceirizacao-do-shopping-aquiri-durante-audiencia-na-camara/</text:p>
          </table:table-cell>
          <table:table-cell office:value-type="string" calcext:value-type="string">
            <text:p>Ocorreu na manhã desta sexta-feira, 25, na Câmara Municipal de Rio Branco, uma audiência pública com os lojistas e gestores públicos para debater a terceirização da administração do Shopping Aquiri – que passou a ser administrado por uma empresa privada de Minas Gerais,Durante a audiência, os lojistas reclamaram aos parlamentares que deixaram de ser concessionários para serem locatários e que isso demanda um valor maior a ser gasto.O presidente do Sindicato dos Camelôs, Carlos Juruna, ex-vereador de Rio Branco, contou a dificuldade que os comerciantes enfrentam para vender os seus produtos na localidade. Segundo ele, com a mudança ao shopping, os lojistas perderam clientes. “O Terminal Urbano está literalmente quebrado. Com isso, perdemos muitos clientes, e não conseguimos acompanhar o fluxo da tabela de preços da empresa que ganhou a licitação para pagar o aluguel dos boxes. Eles querem cobrar um valor que não conseguimos pagar, isso é fato”, lamentou.Carlos afirmou que cerca de 90% dos proprietários não conseguem arcar com o aluguel no empreendimento. “Antes éramos concessionários, e agora somos locatários dos pontos, isso é errado. ‘Tem uns 10% que conseguem, os outros 90% não pagam. Se o lojista atrasar em dois meses o aluguel, é ‘rua’, ele é despejado e colocam outra pessoa no lugar. Estão cobrando R$ 100 por metro quadrado”, comentou.A vereadora Michele Melo (PDT), elogiou o prefeito Tião Bocalom por ter dialogado com os comerciantes. “Trouxemos a categoria para dentro da casa do povo, onde nós os representamos, convocamos os representantes do poder público municipal para que tenha essa conversa”.Melo também avaliou negativamente o alto valor do aluguel no espaço. “Existe a cobrança de um valor muito grande de aluguel para esses lojistas, e tememos que eles não possam pagar e percam o trabalho de uma vida”, ressaltou.Representando a prefeitura de Rio Branco, o coronel Ezequiel de Oliveira Bino, Chefe do Gabinete Militar da prefeitura, garantiu que os camelôs não serão prejudicados com a terceirização. “Quero deixar claro o total compromisso do prefeito Tião Bocalom com essa questão. O Executivo não irá desamparar esses trabalhadores”, decla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correu na manhã desta sexta-feira, 25, na Câmara Municipal de Rio Branco, uma audiência pública com os lojistas e gestores públicos para debater a terceirização d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WhatsApp-Image-2022-11-25-at-7.53.20-AM.jpeg?resize=400%2C240&amp;ssl=1</text:p>
          </table:table-cell>
          <table:table-cell office:value-type="string" calcext:value-type="string">
            <text:p>Cotidiano</text:p>
          </table:table-cell>
          <table:table-cell office:value-type="string" calcext:value-type="string">
            <text:p>MP do Acre deflagra operação contra organização criminosa com origem no RJ</text:p>
          </table:table-cell>
          <table:table-cell office:value-type="string" calcext:value-type="string">
            <text:p>https://ac24horas.com/2022/11/25/mp-do-acre-deflagra-operacao-contra-organizacao-criminosa-com-origem-no-rio-de-janeiro/</text:p>
          </table:table-cell>
          <table:table-cell office:value-type="string" calcext:value-type="string">
            <text:p>A operação batizada de “Red Card”, deflagrada pelo Ministério Público do Estado do Acre (MPAC), por meio do Grupo de Atuação Especial no Combate ao Crime Organizado (Gaeco), em conjunto com a Polícia Militar do Estado do Acre, cumpriu seis mandados judiciais expedidos pela Vara de Delitos de Organização Criminosa.Posta em ação nesta sexta-feira (25), a operação “Red Card” tem como objetivo desarticular o núcleo de uma organização criminosa com origem no Rio de Janeiro e atuação no estado do Acre que vinha se fortalecendo através da aquisição de armas de fogo e do tráfico de drogas.De acordo com o MPAC, evidências digitais encontradas em operações anteriores demonstraram que os investigados possuíam forte atuação dentro da organização criminosa e vinham atuando ativamente no confronto entre facções no Acre.Operação “Red Card”O nome da Operação Red Card ( cartão vermelho) denota o objetivo dos trabalhos: retirar de circulação criminosos que vinham causando intranquilidade no seio soci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operação batizada de “Red Card”, deflagrada pelo Ministério Público do Estado do Acre (MPAC), por meio do Grupo de Atuação Especial no Combate ao Crim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08/BALA-TIRO.jpg?resize=400%2C240&amp;ssl=1</text:p>
          </table:table-cell>
          <table:table-cell office:value-type="string" calcext:value-type="string">
            <text:p>Destaque 6</text:p>
          </table:table-cell>
          <table:table-cell office:value-type="string" calcext:value-type="string">
            <text:p>Ataques a tiros em escolas do Espírito Santo deixam três mortos</text:p>
          </table:table-cell>
          <table:table-cell office:value-type="string" calcext:value-type="string">
            <text:p>https://ac24horas.com/2022/11/25/ataques-a-tiros-em-escolas-do-espirito-santo-deixam-tres-mortos/</text:p>
          </table:table-cell>
          <table:table-cell office:value-type="string" calcext:value-type="string">
            <text:p>Um ataque a tiros executado por um estudante na cidade de Aracruz (ES) deixou pelo menos três mortos, além de oito feridos, em duas escolas do município. Segundo a Polícia Militar, o responsável pelo ataque é um aluno adolescente da Escola Estadual Primo Bitti, no bairro do Coqueiral.Ainda de acordo com a PM, ele entrou na sala dos professores e em outras salas da escola Primo Bitti, munido de uma pistola e vários carregadores, e efetuou vários disparos, matando duas pessoas e ferindo quatro.Depois disso, ele entrou em um carro e invadiu uma escola particular no mesmo bairro, o Centro Educacional Praia de Coqueiral (CEPC), efetuando novos disparos. Pelo menos uma pessoa morreu e quatro ficaram feridas.Os feridos foram levados a hospitais da região. O adolescente apontado como responsável pelos disparos já foi identificado.Por meio de seu perfil no Twitter, o governador do Espírito Santo, Renato Casagrande, lamentou o atentado. “Com sentimento de pesar e muita tristeza, estou acompanhando de perto a apuração da invasão nas Escolas Primo Bitti e Darwin, em Aracruz. Todas as nossas forças de segurança estão empenhadas. Determinei o deslocamento dos Sec. de Segurança e Educação para acompanhar os trabalhos”.A prefeitura de Aracruz divulgou nota informando que as aulas da rede municipal foram suspensas hoje a pedido da PM.* Com informações de Tâmara Freire, repórter da Rádio Nacion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ataque a tiros executado por um estudante na cidade de Aracruz (ES) deixou pelo menos três mortos, além de oito feridos, em duas escolas d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WhatsApp-Image-2022-11-25-at-09.05.15-1.jpeg?resize=400%2C240&amp;ssl=1</text:p>
          </table:table-cell>
          <table:table-cell office:value-type="string" calcext:value-type="string">
            <text:p>Cotidiano</text:p>
          </table:table-cell>
          <table:table-cell office:value-type="string" calcext:value-type="string">
            <text:p>Polícia combate onda de assaltos na zona rural de Acrelândia e Plácido de Castro</text:p>
          </table:table-cell>
          <table:table-cell office:value-type="string" calcext:value-type="string">
            <text:p>https://ac24horas.com/2022/11/25/policia-combate-onda-de-assaltos-na-zona-rural-de-acrelandia-e-placido-de-castro/</text:p>
          </table:table-cell>
          <table:table-cell office:value-type="string" calcext:value-type="string">
            <text:p>Na manhã desta sexta-feira, 25, a Polícia Civil do Acre deflagrou operação com o cumprimento de oito mandados judiciais e prendeu três pessoas envolvidas em roubo de veículos na região rural dos municípios de Acrelândia e Plácido de Castro.Durante a ação, foram presas três mulheres: M. D. S., 25 anos; S. B. M., 30 anos; e A. K. S. D. C., 28 anos. De acordo com a investigação, elas fazem parte de uma mesma quadrilha que age no cometimento de ações criminosas na região, dedicada ao roubo de veículos.Outros investigados não foram encontrados durante a ação policial, pois provavelmente estão abrigados na Bolívia.A operação policial acontece em razão do aumento de roubos de veículos naqueles municípios, que tem como principal destino a Bolívia, onde são trocados por drogas.Além desta operação da Polícia Civil, a Segurança Pública do Estado do Acre reforçou o policiamento ostensivo na área rural da cidade de Acrelândia e na ponte que dá acesso ao país vizinho para impedir a prática dos crimes.A Polícia Militar e a Polícia Civil irão desenvolver ações nos ramais das duas cidades para conter a onda de violência que vem ocorrendo na zona rural naquela região do estado.A Segurança Pública, com apoio do Ministério da Justiça, anunciou que vem reforçando o policiamento por meio de planejamento estratégico e execução ações que visam neutralizar crimes transfronteiriços, sobretudo o tráfico de drog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xta-feira, 25, a Polícia Civil do Acre deflagrou operação com o cumprimento de oito mandados judiciais e prendeu três pessoas envolvidas em roub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WhatsApp-Image-2022-11-25-at-09.47.56.jpeg?resize=400%2C240&amp;ssl=1</text:p>
          </table:table-cell>
          <table:table-cell office:value-type="string" calcext:value-type="string">
            <text:p>Cotidiano</text:p>
          </table:table-cell>
          <table:table-cell office:value-type="string" calcext:value-type="string">
            <text:p>Operação prende seis pessoas envolvidas com onda de crimes em Epitaciolândia e Brasiléia</text:p>
          </table:table-cell>
          <table:table-cell office:value-type="string" calcext:value-type="string">
            <text:p>https://ac24horas.com/2022/11/25/operacao-prende-seis-pessoas-envolvidas-com-onda-de-crimes-em-epitaciolandia-e-brasileia/</text:p>
          </table:table-cell>
          <table:table-cell office:value-type="string" calcext:value-type="string">
            <text:p>Nas primeiras horas desta sexta-feira, 25, a Polícia Civil em Brasiléia e Epitaciolândia, com apoio da delegacia de Xapuri, do Departamento de Polícia Civil da Capital e do Interior (DPCI), e da Coordenadoria de Operações e Recursos Especiais (CORE), deflagrou “Operação Controle”, coordenada pelo delegado Bruno Coelho, que culminou com a prisão de seis pessoas envolvidas nas ações criminosas cometidas nos últimos dias nos municípios.De acordo com a Assessoria de Comunicação da Polícia Civil do Acre, o trabalho investigativo da Polícia Judiciária já identificou os demais envolvidos nos ataques e busca a captura desses indivíduos. “O conjunto de ações desenvolvidas pelas forças de segurança em área de fronteira permanece com o intuito de conter a violência responsabilizar seus autores. Durante a operação foi possível apreender armas, drogas, munições e anotações as quais vinham determinando os ataques”, diz a Assessoria.Prisões feitas pela Operação Controle:R. P. T. da C., 40 anos;P. R. E. de C., 41 anos;C. C. do N., 51 anos;S. J. da S. S., 40 anos;R.S.M, 27 anos;D.A.A, 21 anos.As cidades acreanas que fazem fronteira com a Bolívia vêm sendo assoladas por uma recente onda de violência. A Polícia Civil do Estado do Acre reforçou o policiamento na região, sufocando ações criminosos e obtendo êxito em apreender diversas armas de fogo, munições, além de retirar de circulação indivíduos de alta periculosidade.O Ministério da Justiça, através da Operação Hórus, Programa Guardiões da Fronteira, vem prestando amplo auxílio a Polícia Civil do Estado do Acre.Apreensões feitas pela Operação Controle:– Espingarda, sem numeração aparente – R$ 3.000,00– Pistola Taurus, modelo G2C – R$ 4.000,00– 43 munições calibre 9mm – R$ 215,00– Cinco aparelhos celulares – R$ 7.000,00– 485,00 (quatrocentos e oitenta e cinco reais)– 25g de cocaína – R$ 250,0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s primeiras horas desta sexta-feira, 25, a Polícia Civil em Brasiléia e Epitaciolândia, com apoio da delegacia de Xapuri, do Departamento de Polícia Civil da Capital...</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06/VARIOLA-TESTE.jpg?resize=400%2C240&amp;ssl=1</text:p>
          </table:table-cell>
          <table:table-cell office:value-type="string" calcext:value-type="string">
            <text:p>Acre</text:p>
          </table:table-cell>
          <table:table-cell office:value-type="string" calcext:value-type="string">
            <text:p>Acre passa a realizar exames que detectam a Monkeypox</text:p>
          </table:table-cell>
          <table:table-cell office:value-type="string" calcext:value-type="string">
            <text:p>https://ac24horas.com/2022/11/25/acre-passa-a-realizar-exames-que-detectam-a-monkeypox/</text:p>
          </table:table-cell>
          <table:table-cell office:value-type="string" calcext:value-type="string">
            <text:p>Desde a última quinta-feira, 24, o Acre começou a fazer exames que detectam a Monkeypox. A iniciativa é realizada no Laboratório Central de Saúde Pública (Lacen). Antes, as amostras eram enviadas para fora do estado.O método de análise utilizado é o mesmo no caso da covid-19, que se chama PCR, ou Reação em Cadeia da Polimerase, que consiste na amplificação de uma região específica de DNA, facilitando o reconhecimento do vírus em questão.Foram enviados para a região, dois kits que rendem um total de 94 amostras cada, para análise. Segundo a gerente do Lacen, Janaína Mazaro, a quantidade é suficiente para suprir a demanda.“Felizmente não temos um grande número de suspeita de casos de monkeypox aqui no estado, então, esses dois kits são suficientes porque eles rendem 94 amostras cada”, explicou.O fluxo para a realização dos exames começa quando o paciente com suspeita da doença dá entrada em uma unidade de saúde e coleta a amostra, que será enviada para o Lacen e analisa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sde a última quinta-feira, 24, o Acre começou a fazer exames que detectam a Monkeypox. A iniciativa é realizada no Laboratório Central de Saúde Pública (Lacen)....</text:p>
          </table:table-cell>
          <table:table-cell office:value-type="string" calcext:value-type="string">
            <text:p>Deylon Félix</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317073868_6661815260500931_3807985875532685561_n.jpg?resize=400%2C240&amp;ssl=1</text:p>
          </table:table-cell>
          <table:table-cell office:value-type="string" calcext:value-type="string">
            <text:p>Destaque 3</text:p>
          </table:table-cell>
          <table:table-cell office:value-type="string" calcext:value-type="string">
            <text:p>Senegal vence seleção do Catar e acirra briga no Grupo A por vaga no mata-mata da Copa</text:p>
          </table:table-cell>
          <table:table-cell office:value-type="string" calcext:value-type="string">
            <text:p>https://ac24horas.com/2022/11/25/senegal-vence-selecao-do-catar-e-acirra-briga-no-grupo-a-por-vaga-no-mata-mata-da-copa/</text:p>
          </table:table-cell>
          <table:table-cell office:value-type="string" calcext:value-type="string">
            <text:p>Senegal venceu na manhã desta sexta-feira (25) o Catar por 3 a 1, em partida válida pela segunda rodada do Grupo A da Copa do Mundo. O Leão de Teranga dominou todo o primeiro tempo, quando abriu o placar, e decretou o resultado na segunda etapa. Os anfitriões conseguiram reduzir a desvantagem, mas não o suficiente para evitar a derrota.Com o resultado, Senegal igualou a pontuação do Equador, mas ainda segue atrás da seleção sul-americana, na terceira colocação, em razão do saldo de gols. Os equatorianos vão a campo diante da líder Holanda ainda nesta sexta.O jogoO primeiro tempo começou equilibrado, com o Catar bem organizado defensivamente e buscando o contra-ataque. Mas os anfitriões da Copa logo demonstraram uma série de fragilidades técnicas, que fizeram o equilíbrio desaparecer.Senegal soube aproveitar os erros do adversário e dominou as ações da partida. Apesar da superioridade, o Leão de Teranga só abriu o placar no final do primeiro tempo. Aos 39 minutos, o zagueiro Khoukhi falhou ao tentar afastar o perigo de dentro da área, e a bola sobrou para Dia mandar para o fundo da rede.O segundo tempo, em contrapartida, começou com gol relâmpago. Logo aos dois minutos, Diedhiou aproveitou boa cobrança de escanteio e ampliou para Senegal.Com a vantagem confortável no marcador, o Leão de Teranga afrouxou a marcação e viu o Catar dominar o jogo pela primeira vez. Aos 20 minutos, Mohamed subiu de cabeça na entrada da pequena área e obrigou Mendy a fazer uma defesa incrível. O gol dos anfitriões saiu aos 32, quando Muntari aproveitou bom cruzamento e diminuiu a desvantagem.Mas a reação dos anfitriões foi freada por Bamba Dieng. Aos 37, N’Diaye abriu pela direita e tocou para o atacante confirmar a primeira vitória de Senegal na Copa do Mundo.VEJA OS MELHORES MOMENTOS:Please enable JavaScriptplay-rounded-fillLink05:3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enegal venceu na manhã desta sexta-feira (25) o Catar por 3 a 1, em partida válida pela segunda rodada do Grupo A da Copa do Mundo....</text:p>
          </table:table-cell>
          <table:table-cell office:value-type="string" calcext:value-type="string">
            <text:p>web</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WhatsApp-Image-2022-11-24-at-15.05.15.jpeg?resize=400%2C240&amp;ssl=1</text:p>
          </table:table-cell>
          <table:table-cell office:value-type="string" calcext:value-type="string">
            <text:p>Acre</text:p>
          </table:table-cell>
          <table:table-cell office:value-type="string" calcext:value-type="string">
            <text:p>Descartadas tendas na Concha e problema em transmissão já foi resolvido</text:p>
          </table:table-cell>
          <table:table-cell office:value-type="string" calcext:value-type="string">
            <text:p>https://ac24horas.com/2022/11/25/secretario-descarta-tendas-na-concha-e-garante-que-problema-em-transmissao-foi-resolvido/</text:p>
          </table:table-cell>
          <table:table-cell office:value-type="string" calcext:value-type="string">
            <text:p>O secretário de turismo, Márcio Pereira, declarou aoac24horasna manhã desta sexta-feira, 25, que a gestão já está solucionando as reclamações ocorridas durante a transmissão do primeiro jogo da estreia do Brasil, realizado na Comcha Acústica, em Rio Branco, na última quinta-feira, 24.Durante o jogo, torcedores não gostaram de problemas técnicos ocorridos no momento da partida, como por exemplo, atraso de alguns segundos para um lance do jogo ocorrer – como por exemplo, na hora do gol da seleção. Em relação a isso, Pereira garantiu ter solucionado o caso. “Alí a transmissão já foi resolvida. Teve um probleminha da internet, já resolvido e contratamos uma empresa para o próximo jogo”, comentou.Acerca da outra reclamação de populares, como a falta de uma tenda no local, o gestor contou que não há como resolver esse problema. “Alí fica complicado, se colocarmos tenda fica ruim a transmissão. A programação foi feita para após os jogo”, declarou.No entanto, apesar do percalço, Márcio acredita que o espaço está conseguindo atrair o público e estimular a economia. “Quem quiser assistir pode ficar à vontade. A economia solidária vai continuar lá, as barraquinhas, brinquedos. Na segunda, a programação vai começar às 11h”, ressal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ecretário de turismo, Márcio Pereira, declarou ao ac24horas na manhã desta sexta-feira, 25, que a gestão já está solucionando as reclamações ocorridas durante a transmissã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NEYMAR_2.jpg?resize=400%2C240&amp;ssl=1</text:p>
          </table:table-cell>
          <table:table-cell office:value-type="string" calcext:value-type="string">
            <text:p>Cotidiano</text:p>
          </table:table-cell>
          <table:table-cell office:value-type="string" calcext:value-type="string">
            <text:p>Neymar e Danilo não jogam mais pela Seleção na primeira fase da Copa do Mundo</text:p>
          </table:table-cell>
          <table:table-cell office:value-type="string" calcext:value-type="string">
            <text:p>https://ac24horas.com/2022/11/25/neymar-e-danilo-nao-jogam-mais-pela-selecao-na-primeira-fase-da-copa-do-mundo/</text:p>
          </table:table-cell>
          <table:table-cell office:value-type="string" calcext:value-type="string">
            <text:p>O lateral-direito Danilo e o atacante Neymar estão fora dos próximos dois jogos da Seleção na primeira fase da Copa do Mundo do Catar. O Brasil enfrenta a Suíça na segunda-feira, às 13h (de Brasília) e Camarões, na sexta, às 16h.Com lesões nos tornozelos, Neymar e Danilo fizeram exames de imagem na manhã dessa sexta-feira e já iniciaram sessões de fisioterapia.Ambos se machucaram no segundo tempo da partida contra a Sérvia. O camisa 10 teve de ser substituído, enquanto o lateral seguiu em campo até o fim.Volte em instantes para mais informaç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lateral-direito Danilo e o atacante Neymar estão fora dos próximos dois jogos da Seleção na primeira fase da Copa do Mundo do Catar. O Brasil...</text:p>
          </table:table-cell>
          <table:table-cell office:value-type="string" calcext:value-type="string">
            <text:p>globo esporte</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SHEIK_GLAD.jpg?resize=400%2C240&amp;ssl=1</text:p>
          </table:table-cell>
          <table:table-cell office:value-type="string" calcext:value-type="string">
            <text:p>Charge</text:p>
          </table:table-cell>
          <table:table-cell office:value-type="string" calcext:value-type="string">
            <text:p>Um passeio nas arabias…</text:p>
          </table:table-cell>
          <table:table-cell office:value-type="string" calcext:value-type="string">
            <text:p>https://ac24horas.com/2022/11/25/um-passeio-nas-arabias/</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LULA-E-GLADSON.jpg?resize=400%2C240&amp;ssl=1</text:p>
          </table:table-cell>
          <table:table-cell office:value-type="string" calcext:value-type="string">
            <text:p>Acre</text:p>
          </table:table-cell>
          <table:table-cell office:value-type="string" calcext:value-type="string">
            <text:p>Lula teria pedido “farinha de Cruzeiro do Sul” a Gladson</text:p>
          </table:table-cell>
          <table:table-cell office:value-type="string" calcext:value-type="string">
            <text:p>https://ac24horas.com/2022/11/25/ele-me-pediu-a-farinha-de-cruzeiro-do-sul-diz-gladson-sobre-conversa-com-lula/</text:p>
          </table:table-cell>
          <table:table-cell office:value-type="string" calcext:value-type="string">
            <text:p>O governador Gladson Cameli (Progressistas), revelou a interlocutores nesta semana que o presidente eleito, Lula (PT), fez um pedido inusitado ao gestor durante o primeiro encontro ocorrido no Egito, na COP-27.Cameli adiantou que Lula deseja uma das iguarias mais conhecidas nacionalmente. “Ele me pediu a farinha de Cruzeiro do Sul e depois da posse já vou levar”, declarou.O chefe do executivo acreano, contudo, contou que aproveitou para fazer seus tradicionais pedidos ao novo presidente do Brasil que comandará o país no início de 2023. Um dos pedidos, foi ajuda para recuperar as BR-317 e 364. “Em dois minutos de conversa, já pedi dinheiro e falei das BRs”, ressal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revelou a interlocutores nesta semana que o presidente eleito, Lula (PT), fez um pedido inusitado ao gestor durante o primeiro encontr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0/DISCURSO-LULA.jpg?resize=400%2C240&amp;ssl=1</text:p>
          </table:table-cell>
          <table:table-cell office:value-type="string" calcext:value-type="string">
            <text:p>Cotidiano</text:p>
          </table:table-cell>
          <table:table-cell office:value-type="string" calcext:value-type="string">
            <text:p>Ministros de Lula devem ser anunciados no começo de dezembro; veja os cotados</text:p>
          </table:table-cell>
          <table:table-cell office:value-type="string" calcext:value-type="string">
            <text:p>https://ac24horas.com/2022/11/25/ministros-de-lula-devem-ser-anunciados-no-comeco-de-dezembro-veja-os-cotados/</text:p>
          </table:table-cell>
          <table:table-cell office:value-type="string" calcext:value-type="string">
            <text:p>Aliados ao presidente eleito Luiz Inácio Lula da Silva (PT) e integrantes da equipe de transição afirmam que ele tem sinalizado para uma data para anunciar os ministros do novo governo. Seria por volta de 10 de dezembro.Apesar da pressão do mercado para que os integrantes da equipe econômica sejam divulgados o quanto antes, a presidente do PT, Gleisi Hoffmann, disse na quinta-feira (24) que é preciso “respeitar o tempo de Lula, de avaliar quem ele quer nos ministérios, até porque isso é uma responsabilidade muito grande”.A necessidade de definição dos nomes por Lula vem em meio aos desafios de articulação política para conseguir avançar com a PEC apresentada pelo novo governo no Congresso Nacional para abrir espaço no orçamento além do teto de gastos e, também, com o andamento dos trabalhos dos grupos técnicos da equipe de transição.Os grupos têm até 30 de novembro para apresentar o relatório preliminar dos seus temas, com diagnóstico do setor. E o prazo para entregar o relatório final se esgotar em 11 de dezembro.Enquanto os nomes não são anunciados oficialmente, nos bastidores alguns ganham maior protagonismo.Um dos cotados para chefiar o Ministério do Planejamento é Pérsio Arida, ex-presidente do Banco Central e um dos pais do Plano Real.Para a pasta da Economia, o nome mais forte neste momento é o de Fernando Haddad.Já o Ministério do Desenvolvimento Regional tem sido cobiçada por pelo menos três partidos, além do próprio Partido dos Trabalhadores: MDB, PSD e Solidariedade. Marília Arraes (Solidariedade), nomeada recentemente para o grupo técnico, começou a ganhar força para comandar a pasta.Para o ministério da Agricultura, entre os principais cotados está o senador Carlos Fávaro (PSD).Na pasta da Justiça e Segurança Pública, que deve ser desmembrada, o senador eleito Flávio Dino (PSB) tem sido ventilado para chefiar um dos ministérios.Na nova gestão, a esplanada dos ministérios será ampliada e pode chegar a até 34 past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liados ao presidente eleito Luiz Inácio Lula da Silva (PT) e integrantes da equipe de transição afirmam que ele tem sinalizado para uma data para anunciar...</text:p>
          </table:table-cell>
          <table:table-cell office:value-type="string" calcext:value-type="string">
            <text:p>CNN Brasil</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MASCARA_2.jpg?resize=400%2C240&amp;ssl=1</text:p>
          </table:table-cell>
          <table:table-cell office:value-type="string" calcext:value-type="string">
            <text:p>Destaque 6</text:p>
          </table:table-cell>
          <table:table-cell office:value-type="string" calcext:value-type="string">
            <text:p>Máscaras em aviões e aeroportos são obrigatórias a partir de hoje</text:p>
          </table:table-cell>
          <table:table-cell office:value-type="string" calcext:value-type="string">
            <text:p>https://ac24horas.com/2022/11/25/mascaras-em-avioes-e-aeroportos-sao-obrigatorias-a-partir-de-hoje/</text:p>
          </table:table-cell>
          <table:table-cell office:value-type="string" calcext:value-type="string">
            <text:p>A partir de hoje (25), o uso de máscaras de proteção facial volta a ser obrigatório em aviões, aeroportos, meios de transporte e outros estabelecimentos localizados na área dos terminais. A decisão foi tomada pela Agência Nacional de Vigilância Sanitária (Anvisa) no início desta semana, visando a reduzir o risco de contágio de covid-19, diante do aumento expressivo de casos da doença nas últimas semanas.Conforme decisão da Anvisa de 13 de maio deste ano, permanece mantida a possibilidade dos serviços de bordo em voos nacionais. Dessa forma, será permitido remover a máscara para hidratação e alimentação no interior das aeronaves, bem como nas praças de alimentação ou áreas destinadas exclusivamente à realização de refeições nos terminais e demais ambientes dos aeroportos.De acordo com a resolução aprovada pela Diretoria Colegiada da Anvisa, as máscaras devem ser utilizadas ajustadas ao rosto, cobrindo o nariz, queixo e boca, minimizando espaços que permitam a entrada ou saída do ar e de gotículas respiratórias.A norma proíbe a utilização de máscaras de acrílico ou de plástico; máscaras dotadas de válvulas de expiração, incluindo as N95 e PFF2; lenços, bandanas de pano ou qualquer outro material que não seja caracterizado como máscara de proteção de uso profissional ou de uso não profissional; protetor facial (face shield) isoladamente; máscaras de proteção de uso não profissional confeccionadas com apenas uma camada ou que não observem os requisitos mínimos de fabricação, previstos na norma ABNT PR 1002.A obrigação do uso de máscaras será dispensada no caso de pessoas com transtorno do espectro autista, com deficiência intelectual, com deficiências sensoriais ou com quaisquer outras deficiências que as impeçam de fazer o uso adequado de máscara de proteção facial, bem como no caso de crianças com menos de 3 anos.Por fim, a norma aprovada prevê que, nos veículos de deslocamento para embarque ou desembarque em área remota, viajantes e motoristas mantenham o uso obrigatório e adequado das máscaras faciais.Cenário epidemiológicoPara subsidiar a decisão, a Anvisa realizou reunião com especialistas sobre o cenário epidemiológico atual da covid-19 no Brasil. Participaram representantes da Sociedade Brasileira de Infectologia, Conselho Nacional de Secretários de Saúde, Conselho Nacional de Secretarias Municipais de Saúde, Fundação Oswaldo Cruz e Associação Brasileira de Saúde Coletiva, além dos epidemiologistas Carla Domingues e Wanderson Oliveira.“Os participantes da reunião ressaltaram que os dados epidemiológicos demandam o retorno de medidas não farmacológicas de proteção, como o uso de máscaras, principalmente no transporte público, aeroportos e ambientes fechados/confinados”, explicou a agência na ocasião.A entidade destacou que o uso das máscaras estava previsto como recomendação desde agosto deste ano, principalmente para pessoas com sintomas gripais e para o público mais vulnerável, como imunocomprometidos, gestantes e idosos.Além dos dados epidemiológicos atuais, o comportamento com características de sazonalidade da pandemia também foi considerado pela Anvisa. “Nos últimos anos, observou-se no Brasil o aumento da transmissão do vírus no período de novembro a janeiro, quadro que pode ser agravado pelo maior fluxo esperado de viajantes, que se deslocam pelos aeroportos para as férias escolares e festas de fim de ano”, acrescentou a agência.A Anvisa lembrou que atua, mais uma vez, dentro de suas competências legais e “adaptando as regras atuais de forma proporcional ao risco para a saúde da população”. “A agência continuará atenta, avaliando e acompanhando os dados epidemiológicos, a fim de que as medidas possam ser revisitadas sempre que necessário, visando ao cumprimento de sua missão na proteção da saúde das pesso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artir de hoje (25), o uso de máscaras de proteção facial volta a ser obrigatório em aviões, aeroportos, meios de transporte e outros estabelecimentos localizado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06/ENEM-2022.jpg?resize=400%2C240&amp;ssl=1</text:p>
          </table:table-cell>
          <table:table-cell office:value-type="string" calcext:value-type="string">
            <text:p>Cotidiano</text:p>
          </table:table-cell>
          <table:table-cell office:value-type="string" calcext:value-type="string">
            <text:p>Prazo para candidatos pedirem reaplicação do Enem termina nesta sexta-feira</text:p>
          </table:table-cell>
          <table:table-cell office:value-type="string" calcext:value-type="string">
            <text:p>https://ac24horas.com/2022/11/25/prazo-para-candidatos-pedirem-reaplicacao-do-enem-termina-nesta-sexta-feira/</text:p>
          </table:table-cell>
          <table:table-cell office:value-type="string" calcext:value-type="string">
            <text:p>Termina nesta sexta-feira (25) o prazo para pedir a reaplicação do Exame Nacional do Ensino Médio (Enem).Pode solicitar reaplicação quem perdeu alguma das aplicações dos dias 13 e 20 de novembro, por problemas logísticos, como falta de energia no local de aplicação, ou sintomas de doenças infectocontagiosas, como covid-19.No caso de ausência por sintomas de doenças, o candidato vai ter que comprovar com um atestado médico. Em relação a problemas logísticos, as solicitações vão ser avaliadas de acordo com as possíveis intercorrências registradas.Agora, quem faltou às provas por outras razões que não estão previstas no edital, não tem direito à reaplicação.Caso o participante tenha comparecido a apenas um dia, ele vai receber o boletim de desempenho individual, mas a pontuação só vai servir para autoavaliação de conhecimento.A reaplicação será nos dias 10 e 11 de janeiro de 2023.O Enem é uma das principais portas de entrada para a educação superior no Brasil, em instituições públicas e privad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Termina nesta sexta-feira (25) o prazo para pedir a reaplicação do Exame Nacional do Ensino Médio (Enem). Pode solicitar reaplicação quem perdeu alguma das aplicações do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2022-03-08t215248z_1_lynxmpei27198_rtroptp_4_peru-novo-premie.jpg?resize=400%2C240&amp;ssl=1</text:p>
          </table:table-cell>
          <table:table-cell office:value-type="string" calcext:value-type="string">
            <text:p>Destaque 6</text:p>
          </table:table-cell>
          <table:table-cell office:value-type="string" calcext:value-type="string">
            <text:p>Premiê do Peru renuncia após Congresso recusar voto de confiança</text:p>
          </table:table-cell>
          <table:table-cell office:value-type="string" calcext:value-type="string">
            <text:p>https://ac24horas.com/2022/11/25/premie-do-peru-renuncia-apos-congresso-recusar-voto-de-confianca/</text:p>
          </table:table-cell>
          <table:table-cell office:value-type="string" calcext:value-type="string">
            <text:p>O presidente do Peru, Pedro Castillo, aceitou a renúncia do primeiro-ministro e vai reformular o ministério mais uma vez, anunciou nessa quinta-feira (24), em meio a longa batalha entre os poderes Executivo e Legislativo.O ex-primeiro-ministro Aníbal Torres, fiel aliado de Castillo, desafiou o Congresso controlado pela oposição a um voto de confiança na semana passada. Mas o Congresso se recusou a realizar a votação afirmando que as condições para isso não foram atendidas.“Tendo aceitado a renúncia do primeiro-ministro, a quem agradeço por seu trabalho em nome do país, renovarei o gabinete”, disse Castillo em rede nacional de televisão.O desafio do voto de confiança visava a pressionar o Congresso em meio às tensas relações entre os dois poderes.Os parlamentares da oposição buscaram duas vezes destituir Castillo, mas não conseguiram, embora tenham conseguido demitir vários ministros.“Peço ao Congresso que respeite o Estado de Direito, os direitos do povo, a democracia e o equilíbrio dos poderes do Estado”, acrescentou Castill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o Peru, Pedro Castillo, aceitou a renúncia do primeiro-ministro e vai reformular o ministério mais uma vez, anunciou nessa quinta-feira (24), em meio 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01/auxilio_brasil_0812214994.jpg?resize=400%2C240&amp;ssl=1</text:p>
          </table:table-cell>
          <table:table-cell office:value-type="string" calcext:value-type="string">
            <text:p>Destaque 7</text:p>
          </table:table-cell>
          <table:table-cell office:value-type="string" calcext:value-type="string">
            <text:p>Auxílio Brasil chega a 132.796 famílias e paga R$ 81,1 milhões</text:p>
          </table:table-cell>
          <table:table-cell office:value-type="string" calcext:value-type="string">
            <text:p>https://ac24horas.com/2022/11/25/auxilio-brasil-chega-a-132-796-familias-e-paga-r-811-milhoes-no-acre-em-novembro/</text:p>
          </table:table-cell>
          <table:table-cell office:value-type="string" calcext:value-type="string">
            <text:p>Auxílio Brasil, programa de transferência de renda do Ministério da Cidadania, vai chegar a 21,53 milhões de famílias brasileiras neste mês de novembro, a partir de um investimento de R$ 13 bilhões. No Acre, 132.796 famílias são contempladas no mês, cujo pagamento começou na 2ª quinzena. São injetados R$81.199.888,00 na economia com esses repasses.O calendário de repasses segue de forma escalonada, de acordo com o final do Número de Identificação Social (NIS) de cada beneficiário, até o dia 30 (confira abaixo). De outubro para novembro, 400 mil famílias foram incluídas, aumento de 1,89% em relação aos 21,13 milhões de contemplados no mês passado. O valor médio a ser repassado a cada família neste mês é de R$ 607,57..Na divisão por regiões, o Nordeste continua à frente no número de famílias contempladas pelo Auxílio Brasil. São 9,91 milhões de beneficiários em 1.794 municípios da região, a partir de um investimento de R$ 5,9 bilhões.Os números do Nordeste são puxados por quatro estados com mais de um milhão de famílias em novembro de 2022. A Bahia é a Unidade Federativa brasileira com maior número de integrantes do programa de transferência de renda. São 2,62 milhões de famílias beneficiárias em 417 municípios, a partir de um repasse de R$ 1,59 bilhão.Os outros três estados da região com mais de 1 milhão de beneficiários são Pernambuco (1,71 milhão), Ceará (1,5 milhão) e Maranhão (1,24 milhão).Veja quanto cada município do Acre está recebendo:AC ACRELANDIA R$ 1.482.037,00ASSIS BRASIL R$ 1.138.687,00BRASILEIA R$ 3.017.325,00BUJARI R$ 1.083.513,00CAPIXABA R$ 1.285.446,00CRUZEIRO DO SUL R$ 8.912.682,00EPITACIOLANDIA R$ 1.667.818,00FEIJO R$ 3.630.100,00JORDAO R$ 1.217.624,00MANCIO LIMA R$ 2.760.522,00ANOEL URBANO R$ 1.638.657,00MARECHAL THAUMATURGO R$ 2.671.163,00PLACIDO DE CASTRO R$ 1.437.629,00PORTO WALTER R$ 1.251.970,00RIO BRANCO R$ 27.529.145,00RODRIGUES ALVES R$ 2.106.500,00SANTA ROSA DO PURUS R$ 939.528,00SENADOR GUIOMARD R$ 2.874.708,00SENA MADUREIRA R$ 5.921.827,00TARAUACA R$ 6.276.227,00XAPURI R$ 1.624.122,00PORTO ACRE R$ 2.732.608,00TOTAL R$81.199.888,0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uxílio Brasil, programa de transferência de renda do Ministério da Cidadania, vai chegar a 21,53 milhões de famílias brasileiras neste mês de novembro, a partir de...</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0/12/NATAL-24.jpg?resize=400%2C240&amp;ssl=1</text:p>
          </table:table-cell>
          <table:table-cell office:value-type="string" calcext:value-type="string">
            <text:p>Acre</text:p>
          </table:table-cell>
          <table:table-cell office:value-type="string" calcext:value-type="string">
            <text:p>MP vai investigar contrato de R$ 3,4 milhões em decoração de Natal</text:p>
          </table:table-cell>
          <table:table-cell office:value-type="string" calcext:value-type="string">
            <text:p>https://ac24horas.com/2022/11/25/mp-vai-investigar-contrato-de-r-34-milhoes-para-decoracao-natalina-no-acre/</text:p>
          </table:table-cell>
          <table:table-cell office:value-type="string" calcext:value-type="string">
            <text:p>O Ministério Público do Estado do Acre (MP-AC) decidiu abrir uma investigação para apurar supostas irregularidades no contrato firmado pelo governo com a empresa que vai prestar serviço de locação de material para decoração natalina em prédios e locais públicos no Acre. O despacho foi publicado na edição do Diário Eletrônico de quarta-feira, 23.De acordo com a divulgação do contrato em 17 de novembro, a Secretaria de Empreendedorismo e Turismo, destacou que o contrato compreende transporte, instalação/desinstalação, montagem/desmontagem, eventual substituição e manutenção. Na ata consta que o contribuinte acreano irá pagar R$ R$ 3.474.4364 para a empresa VACC Indústria Comércio e Serviços Eireli. A empresa está sediada em Petrópolis, no Rio de Janeiro, e existe desde o ano de 2016.Contudo, o promotor Romeu Cordeiro Barbosa Filho, disse que o expediente CI/CAOP/DPP/N.º 59/2022, aponta a identificação da contratação em duplicidade da empresa VACCINDÚSTRIA, COMÉRCIO E SERVIÇOS EIRELI – ME para realização da iluminação natalina no Estado do Acre, conforme publicações no Diário Oficial do Estado, edições n.º 13.404.Além disso, as Adesões de Ata de Registro de Preços pela Secretaria de Estado de Empreendedorismo e Turismo – SEET e Secretaria da Casa Civil – SECC publicadas nas edições supramencionadas do Diário Oficial do Estado, totalizando na despesa de R$ 6.948.852,00 (seis milhões, novecentos e quarenta e oito mil reais e oitocentos e cinquenta e dois reais) ou seja, um valor superior ao mencionado anteriormente.Para melhor avaliar o caso, o órgão controlador decidiu abrir um procedimento preparatório – que antecede o inquérito civil – para investigar o contrato. “Abrir procedimento preparatório com fulcro no artigo 129, inciso III, da Constituição da República, combinado com o artigo 22, caput, da Lei nº 8.429/92 (Lei de Improbidade Administrativa), artigo 8º, § 1º, da Lei nº 7.347/85 (Lei da Ação Civil Pública), e artigo 26, inciso I, da Lei nº 8.625/93 (Lei Orgânica Nacional), com o fim de promover diligências investigatórias visando apurar os fatos noticiados”, diz trecho do despach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Público do Estado do Acre (MP-AC) decidiu abrir uma investigação para apurar supostas irregularidades no contrato firmado pelo governo com a empresa que vai...</text:p>
          </table:table-cell>
          <table:table-cell office:value-type="string" calcext:value-type="string">
            <text:p>Saimo Martins</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WhatsApp-Image-2022-11-24-at-20.30.18.jpeg?resize=400%2C240&amp;ssl=1</text:p>
          </table:table-cell>
          <table:table-cell office:value-type="string" calcext:value-type="string">
            <text:p>Na rede</text:p>
          </table:table-cell>
          <table:table-cell office:value-type="string" calcext:value-type="string">
            <text:p>Única lotérica de Jordão está fechada há uma semana e cidade fica sem movimentar dinheiro</text:p>
          </table:table-cell>
          <table:table-cell office:value-type="string" calcext:value-type="string">
            <text:p>https://ac24horas.com/2022/11/25/unica-loterica-de-jordao-esta-fechada-ha-uma-semana-e-cidade-fica-sem-movimentar-dinheiro/</text:p>
          </table:table-cell>
          <table:table-cell office:value-type="string" calcext:value-type="string">
            <text:p>No município do Jordão não há agências de bancos, mas apenas correspondentes bancários e é na única casa lotérica da cidade onde a população saca recursos de benefícios sociais, paga contas e recebe salários. Mas desde o último dia 16 a lotérica, que representa a Caixa Econômica Federal, está fechada.Segundo uma comerciante que não quer se identificar, a cidade está sem dinheiro e nos dois correspondentes bancários o máximo de movimentação financeira possível é de R$ 5 mil.“Não tem dinheiro circulando na cidade e está tudo parado. É na lotérica que a gente paga os boletos de mercadorias e agora os fornecedores estão querendo receber e nós vamos ter que pagar juros quando a lotérica voltar a funcionar. Ou então vamos ter que ir até Tarauacá , gastando na viagem”, relata a mulher.Em um grupo de mensagens de WhatsApp do Jordão, a responsável pela lotérica, Ana Carolina Maia, diz que não pode informar o motivo da suspensão dos serviços no município. Na fachada um aviso cita prazo estimado de dez dias, mas Ana Carolina não informa uma data precisa para a reabertura.“Como foi comunicado pelo proprietário pela manhã, estamos tentando solucionar o problema junto com a gerência de Tarauacá que é a agência de relacionamento de Jordão, porém não depende apenas de nós a solução. Pois se fosse por nós com certeza a lotérica não estaria fechada”, escreveu.Questionada sobre o motivo de a lotérica estar fechada, ela responde. “Não podemos inform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município do Jordão não há agências de bancos, mas apenas correspondentes bancários e é na única casa lotérica da cidade onde a população saca recursos...</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WhatsApp-Image-2022-11-24-at-16.33.09.jpeg?resize=400%2C240&amp;ssl=1</text:p>
          </table:table-cell>
          <table:table-cell office:value-type="string" calcext:value-type="string">
            <text:p>Na rede</text:p>
          </table:table-cell>
          <table:table-cell office:value-type="string" calcext:value-type="string">
            <text:p>Posto de monitoramento hidrológico é montado no Rio Japiim, em Mâncio Lima</text:p>
          </table:table-cell>
          <table:table-cell office:value-type="string" calcext:value-type="string">
            <text:p>https://ac24horas.com/2022/11/25/posto-de-monitoramento-hidrologico-e-montado-no-rio-japiim-em-mancio-lima/</text:p>
          </table:table-cell>
          <table:table-cell office:value-type="string" calcext:value-type="string">
            <text:p>A prefeitura de Mâncio Lima por meio da Defesa Civil Municipal e em parceria com o Governo do Estado instalou na manhã dessa quinta-feira, 24, um posto de monitoramento hidrológico do Rio Japiim, a primeira do município.O sonar do equipamento desenha o fundo do rio, possibilitando acompanhar o nível e desenvolvimento das águas, bem como velocidade, vazão, profundidade e a largura do rio. A leitura será feita diária e os números irão alimentar o banco de Dados da Defesa Civil Municipal para que medidas preventivas sejam tomadas em relação aos moradores que vivem nesta área.Além da estação no Rio Japiim, a comunidade São Salvador, no Rio Moa, possui uma coleta de plataforma de dados – PCD. Os instrumentos servem para medir as precipitações hidrológicas tanto no período de estiagem, verão, como nas cheias, inverno.O Prefeito em exercício de Mâncio Lima, Renan Costa, vai solicitar a instalação de mais duas réguas no Rio Azul e no Rio Moa.“Vou fazer um pedido formal ao prefeito Isaac para que junto a Defesa Civil Estadual possamos adquirir mais duas réguas para os Rios Moa e Azul visto que em seus entornos moram centenas de moradores e já tiveram sérios prejuízos com o transbordamento das águas. Muitas famílias tiveram que deixar suas casas e se abrigar em casa de parentes”, disse Renan Costa.Em 2020 e 2021 os rios Moa e Azul transbordaram e ultrapassaram o nível normal de suas cotas atingindo centenas de ribeirinh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feitura de Mâncio Lima por meio da Defesa Civil Municipal e em parceria com o Governo do Estado instalou na manhã dessa quinta-feira, 24, um...</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POSTE.jpg?resize=400%2C240&amp;ssl=1</text:p>
          </table:table-cell>
          <table:table-cell office:value-type="string" calcext:value-type="string">
            <text:p>Na rede</text:p>
          </table:table-cell>
          <table:table-cell office:value-type="string" calcext:value-type="string">
            <text:p>Eletricista fica pendurado em poste ao sofrer descarga elétrica no interior do Acre</text:p>
          </table:table-cell>
          <table:table-cell office:value-type="string" calcext:value-type="string">
            <text:p>https://ac24horas.com/2022/11/25/eletricista-fica-pendurado-em-poste-ao-sofrer-descarga-eletrica-no-interior-do-acre/</text:p>
          </table:table-cell>
          <table:table-cell office:value-type="string" calcext:value-type="string">
            <text:p>O eletricista Marcos Pereira sofreu uma descarga elétrica na noite dessa quarta-feira, 24, quando tocou na base de uma lâmpada da rede de iluminação pública no bairro Miritizal, em Cruzeiro do Sul. O Corpo de Bombeiros resgatou o homem que ficou pendurado no poste, usando técnica de rapel.Segundo o cabo Damasceno, o homem estava fazendo um serviço particular quando tocou na luminária e sofreu uma descarga elétrica, ficando pendurado no próprio equipamento de segurança até ser resgatado pela guarnição.“Ele estava consciente, mas um pouco desorientado e não tinha condições de descer porque estava fraco por conta da descarga. Nós fizemos o resgate com rapel e o entregamos para o Samu já estabilizado”. Marcos foi levado para o Pronto-Socorro de Cruzeiro do Su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letricista Marcos Pereira sofreu uma descarga elétrica na noite dessa quarta-feira, 24, quando tocou na base de uma lâmpada da rede de iluminação pública n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17/11/carteiradetrabalho1-e1510338914766.jpg?resize=400%2C240&amp;ssl=1</text:p>
          </table:table-cell>
          <table:table-cell office:value-type="string" calcext:value-type="string">
            <text:p>Cotidiano</text:p>
          </table:table-cell>
          <table:table-cell office:value-type="string" calcext:value-type="string">
            <text:p>Sine do Acre oferta 63 vagas de emprego nesta sexta-feira em Rio Branco</text:p>
          </table:table-cell>
          <table:table-cell office:value-type="string" calcext:value-type="string">
            <text:p>https://ac24horas.com/2022/11/25/sine-do-acre-oferta-63-vagas-de-emprego-nesta-sexta-feira-em-rio-branco/</text:p>
          </table:table-cell>
          <table:table-cell office:value-type="string" calcext:value-type="string">
            <text:p>O Sistema Nacional de Empregos do Acre (Sine), está disponibilizando 63 vagas de emprego para várias áreas em Rio Branco, nesta sexta-feira, 25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63 vagas de emprego para várias áreas em Rio Branco, nesta sexta-feira, 25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1/10/TEMPO-CHUVA.jpg?resize=400%2C240&amp;ssl=1</text:p>
          </table:table-cell>
          <table:table-cell office:value-type="string" calcext:value-type="string">
            <text:p>Cotidiano</text:p>
          </table:table-cell>
          <table:table-cell office:value-type="string" calcext:value-type="string">
            <text:p>Acre tem sexta-feira instável com sol, nuvens e chuvas passageiras, aponta previsão</text:p>
          </table:table-cell>
          <table:table-cell office:value-type="string" calcext:value-type="string">
            <text:p>https://ac24horas.com/2022/11/25/acre-tem-sexta-feira-instavel-com-sol-nuvens-e-chuvas-passageiras-aponta-previsao/</text:p>
          </table:table-cell>
          <table:table-cell office:value-type="string" calcext:value-type="string">
            <text:p>O sol com nuvens e chuvas, em geral, passageiras e pontuais, deve predominar no Acre, nesta sexta-feira, 25. Os termômetros marcam a máxima de 32°X na maioria dos municípios.Em Rio Branco, Brasileia e Sena Madureira pode chover intensamente em algumas áreas, com ventos soprando entre fracos e moderados e rajadas eventuais. Nas microrregiões de Cruzeiro do Sul e Tarauacá, também pode chover forte.Temperaturas:– Rio Branco, Senador Guiomard, Bujari e Porto Acre, com mínimas oscilando entre 21 e 23ºC, e máximas, entre 29 e 31ºC;– Brasileia, Epitaciolândia, Xapuri, Capixaba, Assis Brasil e Santa Rosa do Purus, com mínimas oscilando entre 21 e 23ºC, e máximas, entre 30 e 32ºC;– Plácido de Castro e Acrelândia, com mínimas oscilando entre 21 e 23ºC, e máximas, entre 30 e 32ºC;– Sena Madureira e Manuel Urbano, com mínimas oscilando entre 21 e 23ºC, e máximas, entre 29 e 31ºC;– Tarauacá e Feijó, com mínimas oscilando entre 22 e 24ºC, e máximas, entre 30 e 32ºC;– Cruzeiro do Sul, Mâncio Lima e Rodrigues Alves, com mínimas oscilando entre 22 e 24ºC, e máximas, entre 29 e 31ºC;– Marechal Thaumaturgo, Porto Walter e Jordão, com mínimas oscilando entre 22 e 24ºC, e máximas, entre 29 e 31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ol com nuvens e chuvas, em geral, passageiras e pontuais, deve predominar no Acre, nesta sexta-feira, 25. Os termômetros marcam a máxima de 32°X n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1/11/megasenadsc_5279.jpg?resize=400%2C240&amp;ssl=1</text:p>
          </table:table-cell>
          <table:table-cell office:value-type="string" calcext:value-type="string">
            <text:p>Cotidiano</text:p>
          </table:table-cell>
          <table:table-cell office:value-type="string" calcext:value-type="string">
            <text:p>Prêmio principal da Mega-Sena acumula e paga R$ 57 milhões neste sábado, 26/11</text:p>
          </table:table-cell>
          <table:table-cell office:value-type="string" calcext:value-type="string">
            <text:p>https://ac24horas.com/2022/11/25/premio-principal-da-mega-sena-acumula-e-paga-r-57-milhoes-neste-sabado-26-11/</text:p>
          </table:table-cell>
          <table:table-cell office:value-type="string" calcext:value-type="string">
            <text:p>Não houve acertadores dos seis números da Mega-Sena no sorteio desta quinta-feira (24). Os números sorteados foram:12 – 20 – 22 – 25 – 26 – 55. O próximo concurso será neste sábado (26). O prêmio é estimado em R$ 57 milhões.No entanto, duas apostas na Mega-Sena feitas em Brasília acertaram a quina e faturaram R$ 42.474,10.As apostas podem ser feitas até as 17h em qualquer lotérica do país ou pela internet, no site da Caixa Econômica Federal – acessível por celular, computador ou outros dispositivos. É necessário fazer um cadastro, ser maior de idade (18 anos ou mais) e preencher o número do cartão de crédi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ão houve acertadores dos seis números da Mega-Sena no sorteio desta quinta-feira (24). Os números sorteados foram: 12 – 20 – 22 – 25 – 26...</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07/1895648-ponto-de-interrogacao-no-do-fundo-do-quadro-vetor.jpg?resize=400%2C240&amp;ssl=1</text:p>
          </table:table-cell>
          <table:table-cell office:value-type="string" calcext:value-type="string">
            <text:p>Notícias</text:p>
          </table:table-cell>
          <table:table-cell office:value-type="string" calcext:value-type="string">
            <text:p>Quando o grito do povo não é ouvido…</text:p>
          </table:table-cell>
          <table:table-cell office:value-type="string" calcext:value-type="string">
            <text:p>https://ac24horas.com/2022/11/25/quando-o-grito-do-povo-nao-e-ouvido/</text:p>
          </table:table-cell>
          <table:table-cell office:value-type="string" calcext:value-type="string">
            <text:p>Bem, como esperado, o partido do presidente Bolsonaro, o PL, agiu nos termos da Lei, foi ao TSE e lá menosprezado duas vezes. Na primeira por uma decisão ilegal, como se coubesse ao julgador exigir à parte aditamento fora do pedido, exarada 13 minutos após a entrada da petição, obviamente sem ler qualquer dos fatos narrados. A decisão impondo medidas em prazo de 24 horas estava pronta de véspera, o que por si já indica o desleixo com que trata o processo.Na segunda vez, atendidas as exigências no prazo, o juiz novamente foi rápido no gatilho. Negou e aplicou uma multa esdrúxula, sem cabimento na lei e na moral. Um deboche que pretende arrancar dos partidos da coligação nada menos que 22 milhões de reais. (Se o número do candidato fosse 44 a tungada seria dobrada?). O conjunto da obra não encontra amparo em nenhum jurista, não há um sequer, mesmo entre os contratados por ocasião, para sustentar a porralouquice suprema.A conclusão óbvia é de que os alicerces da república foram quebrados, a Constituição Federal foi definitivamente vilipendiada, não há independência nem harmonia entre os poderes, estamos sob um regime totalitário, imperial, pois não há lei anterior que sustente tais decisões, nem interessa. Os indícios apontados, que dão razão à petição, encontrados em análises dos maiores experts brasileiros na área foram jogados no lixo por um ignorante na matéria. Para os decisores, importa é consumar o roubo, dar posse ao ex-presidiário e deixar que a malta tome conta do país e o leve ao progressismo comprometido com outras frações da política internacional. Não se enganem, o que está acontecendo tem mandado original fora do Brasil e tudo em conluio com a imprensa defunta, que respalda e aplaude o tirano diariamente.O que nos resta? me perguntou um agoniado irmão que mora no Nordeste. Resta aos brasileiros de bem, continuarmos a sermos o que somos, não sairmos das ruas, e confiarmos que há ainda um fio de esperança em que as forças constitucionalmente incumbidas de manter a Lei e a Ordem neste país, movam-se e o façam. Sem ultrapassar em milímetro a Constituição Brasileira, é possível ainda, extinguidas como parecem estar todas as tentativas jurídicas de recolocar nos trilhos a Lei e a Ordem, basta que, conforme assevera o maior jurista brasileiro vivoIves Gandra Martinsem várias entrevistas e escritos, as FFAA ajam para repor a Lei e a Ordem de modo pontual, o que não significa ocupar qualquer dos poderes. Seria induzir a sua harmonização quebrada sabemos por quem. Isto feito, operando cada um em seu quadrado, cessaria a tarefa requerida. Gandra não é golpista, golpista é o fã do roubo e o sabujo da ditadura togada.Interessa a qualquer brasileiro de bem que haja paz e harmonia entre todos nós, que apaziguemos a sociedade, que a vida volte ao seu curso normal. E isto não será alcançado com a maioria da população brasileira acreditando que foi vítima de uma fraude e, mais ainda, que sobre de tudo isso, um poder irrefreável, absoluto, que nos arranque a liberdade de expressão, de livre manifestação, de associação etc. Nenhuma “democracia” não pode ser tutelada por togas a serviço de ideologias e conceitos não autorizados pelo povo. Isto tem outro nome. Todo o poder, lembremos, emana do povo.E os políticos?  Onde se enfiaram? Fora uma meia dúzia, parece que se demitiram ou entraram em férias, ou que não estão a fim de se envolver. Uns porque levaram um chute nas eleições, outros porque ainda não é com eles e outros, ainda, olhando a biruta. Há uma espécie de vácuo em um campo primordial da democracia. Os interesses misturados, entre partidários, ideológicos, pessoais e corporativos, viraram uma espécie de acessório. O excelente deputado gaúcho Marcel van Rattem, conseguiu assinaturas e apresentou um pedido de uma CPI, seu alvo a CENSURA praticada escancaradamente sob o silencio de certos “jornalistas” contra parlamentares, usuários das mídias sociais etc. “Não podemos compactuar com censura de nenhum tipo, nós não podemos compactuar com bloqueios de contas ou de redes sociais sem o devido processo legal. Nós não podemos continuar compactuando com tantos abusos de autoridades que estamos vendo”, afirmou van Hattem.Np senado, foi alcançado o número mínimo para o pedido deImpeachmentdo ministro do STF, Luis Roberto Barroso, aquele que nos chama de manés e vem durante anos agindo de modo militante, expandindo a níveis inaceitáveis o ativismo judicial de esquerda. Pelo andar da carruagem, tem tudo pra ir pra gaveta do pachequinho, a ameba mineira. Pergunta-se sobre os efeitos de tais medidas neste momento crucial. Daqui, em que pesem a boa intenção e necessidade de ambas, me parecem um pouco de pó sobre um ambiente apodrecido pelo assalto à vontade do eleitor brasileiro.O excelente programaOeste Sem Filtrodesta quinta-feira deixa claro que aparentemente não há mais recursos jurídicos disponíveis, a insanidade tomou conta das Cortes. O momento que vivemos é de ação. Não vislumbro alternativas quando se trata com um presumido senhor de todas as razões e decisões, com um judiciário mouco que abandonou a fundamentação legal exigível em qualquer decisão, de um conluio que aplaude a ditadura togada e menospreza a verdade límpida que, aliás, a imprensa não mostrou, mas aconteceu hoje na estreia do Brasil na COPA, quando a multidão gritou “Lula, ladrão, seu lugar é na prisão!”.Valterlucio Bessa Campelo escreve às sextas-feiras no site ac24horas e, eventualmente, no seuBLOG, no site Liberais e Conservadores doPuggin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Bem, como esperado, o partido do presidente Bolsonaro, o PL, agiu nos termos da Lei, foi ao TSE e lá menosprezado duas vezes. Na primeira por...</text:p>
          </table:table-cell>
          <table:table-cell office:value-type="string" calcext:value-type="string">
            <text:p>Valterlucio Campelo</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316947408_6661325127216611_6599303049247474926_n.jpg?resize=400%2C240&amp;ssl=1</text:p>
          </table:table-cell>
          <table:table-cell office:value-type="string" calcext:value-type="string">
            <text:p>Destaque 3</text:p>
          </table:table-cell>
          <table:table-cell office:value-type="string" calcext:value-type="string">
            <text:p>Irã marca dois no fim e vence País de Gales na abertura da segunda rodada da Copa</text:p>
          </table:table-cell>
          <table:table-cell office:value-type="string" calcext:value-type="string">
            <text:p>https://ac24horas.com/2022/11/25/ira-marca-dois-no-fim-e-vence-pais-de-gales-na-abertura-da-segunda-rodada-da-copa/</text:p>
          </table:table-cell>
          <table:table-cell office:value-type="string" calcext:value-type="string">
            <text:p>A 2ª rodada da Copa do Mundo foi iniciada com uma vitória emocionante na manhã desta sexta-feira (25). No estádio Ahmad Bin Ali, o Irã acreditou até os últimos para vencer País de Gales por 2 a 0, com gols de Cheshmi e Rezaeian. Foi a primeira vitória da história da equipe árabe diante de uma seleção europeia em Copas do Mundo.Com o resultado, a seleção iraniana sonha com uma das vagas do Grupo B do Mundial do Catar. Com três pontos conquistados, o país árabe vai encarar os Estados Unidos na última rodada com chance de avançar ao mata-mata. Nesta sexta (25), a seleção norte-americana encara a Holanda pela 2ª rodada do torneio. Com apenas um ponto, País de Gales enfrenta a Laranja Mecânica no fechamento da fase de grupos.O jogoA primeira etapa do confronto ficou marcada por apenas dois momentos importantes, sendo que os lances ocorreram em um curto espaço de tempo. O primeiro, aos 11 minutos, foi um desvio bastante perigoso do atacante Moore, que viu o goleiro iraniano Hossein Hosseini fazer uma grande defesa. Cinco minutos depois, a equipe árabe aproveitou erro da defesa galesa e Ali Gholizadeh chegou a balançar a rede, mas o lance foi anulado por impedimento. No mais, o primeiro tempo teve bastante equilíbrio até o apito final.Mais intenso, o Irã voltou melhor para o segundo tempo. Aos cinco, Azmoun e Gholizadeh acertaram a trave no mesmo lance; no rebote da segunda finalização, Azmoun ainda tentou de cabeça, mas o galês Hennessey fez a defesa. Aos 27, Ezatolahi bateu cruzado da entrada da área, e Hennessey defendeu novamente, desta vez espalmando para fora.Pelo lado galês, a única finalização na segunda etapa foi de Ben Davies, que arriscou de fora da área e exigiu uma grande defesa de Hossein Hosseini. No minuto seguinte, o Irã puxou contra-ataque rápido, com Taremi sendo derrubado por Hennessey. Chamado pelo VAR depois de dar amarelo, o árbitro da partida resolveu expulsar o goleiro britânico.No fim, a pressão do Irã deu muito resultado. A três minutos do fim, o volante Cheshmi recebeu de fora da área e bateu forte, no canto, sem chance de defesa. Com o gol, País de Gales se entregou no jogo e, no último minuto, Rezaeian saiu cara a cara e deu um toquinho por cima para definir a vitória iraniana: 2 a 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2ª rodada da Copa do Mundo foi iniciada com uma vitória emocionante na manhã desta sexta-feira (25). No estádio Ahmad Bin Ali, o Irã acreditou...</text:p>
          </table:table-cell>
          <table:table-cell office:value-type="string" calcext:value-type="string">
            <text:p>web</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08/DECISAO-ALAN_RICK-.jpg?resize=400%2C240&amp;ssl=1</text:p>
          </table:table-cell>
          <table:table-cell office:value-type="string" calcext:value-type="string">
            <text:p>Blog do Crica</text:p>
          </table:table-cell>
          <table:table-cell office:value-type="string" calcext:value-type="string">
            <text:p>Nada contra as urnas</text:p>
          </table:table-cell>
          <table:table-cell office:value-type="string" calcext:value-type="string">
            <text:p>https://ac24horas.com/2022/11/25/nada-contra-as-urnas/</text:p>
          </table:table-cell>
          <table:table-cell office:value-type="string" calcext:value-type="string">
            <text:p>O deputado federal Alan Rick (União Brasil), esclareceu ontem ao BLOG que, não duvida da lisura das urnas eletrônicas, não se engaja nos pedidos de intervenção militar; e que o movimento ao qual se engajou na Câmara Federal foi no da formação de uma CPI para discutir o que chama de “ativismo judicial” de alguns ministros do STF, que ao seu ver tolhem a liberdade de expressão, indo contra a Constituição Federal, podando até o direito dos parlamentares de terem a palavra e posições políticas invioláveis em seu mandatos. Destacou que em momento algum defendeu ou pediu que as Forças Armadas dessem um golpe militar para impedir a posse do presidente eleito Lula.TOMA QUE O FILHO É TEUO PP E O REPUBLICANOS pediram ontem ao STF, que não os coloquem no mesmo cesto do presidente do PL, Valdemar da Costa Neto, cujo partido pegou uma multa de 22 milhões de reais por litigância de má-fé, ao propor sem provas a anulação do resultado que elegeu o Lula. Deixaram o PL só segurando o pincel sem escada, ao negar que endossaram o pedido golpista do Valdemar.SABER SE VAI ACEITARO ÚNICO nome palatável e com base eleitoral que o PT tem para disputar em 2024 o comando da PMRB, é o ex-prefeito Marcus Alexandre. A saber se aceita a missão.60 DIASEm 60 dias após suas posses, já se vai saber quais os deputados que vão figurar no alto clero dos debates na ALEAC, e os que ficarão relegados ao baixo clero da Casa. E, quem comporá ainda a bancada dos mudinhos.PEDRA CANTADAO LULA já se acertou com o Centrão e o PT deve apoiar a reeleição do deputado federal Artur Lira (PP), para a presidência da Câmara Federal. Isso se chama de pragmatismo político, para ter a maioria parlamentar.VOLTA POR CIMAO PP velho e cansado de guerra, deu um pulo na eleição municipal, elegendo os prefeitos da capital e de Cruzeiro do Sul; e na eleição estadual, elegeu o governador, três deputados federais e quatro estaduais. Virou o maior partido do Acre, destronando o MDB e o PT.FUGIR DO TRIVIALDESTINAR emendas parlamentares para prefeitos amigos, até um macaco treinado pode fazer. Um deputado federal tem que ter o seu mandato avaliado, pelas pautas que defende e os projetos apresentados.VOTOS PESSOAISCOM cerca de 21 mil votos, a Jéssica Sales (MDB) só não se reelegeu deputada federal, por seus companheiros de chapa terem obtido baixas votações; mas isso não abalou seu prestígio, para disputar a prefeitura de CZS, em 2024. Jéssica, de votos pessoais, será um nome forte.ABANDONADO NO BAILEO SENADOR SÉRGIO Petecão (PSD) saiu da eleição para o governo, como o candidato mais traído pelos aliados. Todos os ex-prefeitos do PSD lhe traíram na campanha.GILSON DA FUNERÁRIALIVRE dos processos que respondia, o ex-vereador Gilson da Funerária (PROS) deverá ser na próxima eleição para a prefeitura de Senador Guiomard, osso duro de roer.MARCA REGISTRADAPRAÇAS limpas e iluminadas, é uma marca registrada na gestão do prefeito Bocalom. Ponto para o secretário  Joabe Lira, que comanda a pasta da limpeza pública.MUITO MAIS PROVÁVELUM DISCO VOADOR lotado de Ets posando na Praça dos Três Poderes, em Brasília; é mais fácil de acontecer, que as Forças Armadas darem um golpe militar.SOBROU O MAGALHÃESDAQUELE partido com vários vereadores, deputados estaduais, deputados federais, o PCdoB ficou restrito ao mandato do deputado Edvaldo Magalhães (PCdoB).BANCADA DO BATOMA CHAMADA bancada do batom na ALEAC, será formada na próxima legislatura pelas deputadas Antônia Sales (MDB), Maria Antônia (PP) e Michelle Melo (PDT).MUITO RESOLUTIVAA violência permanece alta em Rio Branco e municípios do interior, mas o grau de resolutividade dos crimes e grande por parte da Secretaria de Segurança. O Paulo César é um dos melhores secretários do Gladson.COMPASSO DE ESPERAO PT no estado está em compasso de espera para saber se o Jorge Viana vai ou não virar ministro do Lula. Se virar, pode levar o PT novamente ao protagonismo, no Acre.FRASE MARCANTE“Viúva com dinheiro é sempre noiva,” Ditado brasilei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federal Alan Rick (União Brasil), esclareceu ontem ao BLOG que, não duvida da lisura das urnas eletrônicas, não se engaja nos pedidos de intervenção...</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DIVIDAS2B.jpg?resize=400%2C240&amp;ssl=1</text:p>
          </table:table-cell>
          <table:table-cell office:value-type="string" calcext:value-type="string">
            <text:p>Destaque 4</text:p>
          </table:table-cell>
          <table:table-cell office:value-type="string" calcext:value-type="string">
            <text:p>Dívida média do acreano inadimplente é R$328 maior que o resto do país</text:p>
          </table:table-cell>
          <table:table-cell office:value-type="string" calcext:value-type="string">
            <text:p>https://ac24horas.com/2022/11/25/divida-media-do-acreano-inadimplente-e-r328-maior-que-o-resto-do-pais/</text:p>
          </table:table-cell>
          <table:table-cell office:value-type="string" calcext:value-type="string">
            <text:p>Levantamento realizado pela Confederação Nacional de Dirigentes Lojistas (CNDL) e pelo Serviço de Proteção ao Crédito (SPC Brasil) aponta que em outubro de 2022, cada brasileiro negativado devia, em média, R$ 3.694,06 na soma de todas as dívidas. Esse valor é menor que a dívida média de cada acreano negativado, que chega a R$4.022,56.Ou seja: o devedor do Acre tem débitos que são R$328,56 superiores às dos moradores de outros Estados levando em conta a mesma condição de endividamento.O CNDL mostra ainda que quatro em cada dez brasileiros adultos (40,05%) estavam negativados em outubro de 2022 – o equivalente a 64,87 milhões de pessoas, um novo recorde da série histórica do levantamento, realizado há 8 anos. No último mês, o volume de consumidores com contas atrasadas cresceu 9,24% em relação ao mesmo período do ano anterior.No Acre, 44,58% da população adulta está endividada, segundo outro indicador, o Mapa da Inadimplência, produzido pela Serasa.Com base nos dados disponíveis em sua base, que abrangem informações de capitais e interior de todos os 26 Estados da federação, além do Distrito Federal, a CNDL e o SPC Brasil registram que a variação anual observada em outubro deste ano ficou abaixo da observada no mês anterior. Na passagem de setembro para outubro, o número de devedores cresceu 1,0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Levantamento realizado pela Confederação Nacional de Dirigentes Lojistas (CNDL) e pelo Serviço de Proteção ao Crédito (SPC Brasil) aponta que em outubro de 2022, cada brasileir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MORTOS2.jpg?resize=400%2C240&amp;ssl=1</text:p>
          </table:table-cell>
          <table:table-cell office:value-type="string" calcext:value-type="string">
            <text:p>Destaque 4</text:p>
          </table:table-cell>
          <table:table-cell office:value-type="string" calcext:value-type="string">
            <text:p>Rompimento entre B13 e PCC causa três mortes violentas em menos de 24 horas</text:p>
          </table:table-cell>
          <table:table-cell office:value-type="string" calcext:value-type="string">
            <text:p>https://ac24horas.com/2022/11/25/rompimento-entre-b13-e-pcc-causa-tres-mortes-violentas-em-menos-de-24-horas/</text:p>
          </table:table-cell>
          <table:table-cell office:value-type="string" calcext:value-type="string">
            <text:p>A guerra entre facções que até pouco tempo eram aliadas contra o Comando Vermelho causou uma onda de execuções nesta quinta-feira, 24. O confronto entre membros do PCC e Bonde dos 13 rendeu pelo menos três execuções violentas em Rio Branco.A primeira morte ocorreu durante a tarde, durante o jogo entre Brasil e Sérvia, quando o adolescente Saymon Medeiros da Silva Freitas, de 16 anos, foi morto com três tiros, na rua Alan Vitor, no Bairro São Sebastião, na região da Baixada da Sobral. De acordo com informações da Polícia, Saymon estava caminhando na rua quando foi abordado por um membro de uma organização em uma motocicleta. O criminoso em posse de uma arma de fogo efetuou vários tiros e a vítima foi atingida com três projéteis na região do abdômen e cabeça. Mesmo ferido, Saymon ainda conseguiu correr cerca de aproximadamente 50 metros e caiu. Após a ação o autor do crime fugiu do local. As investigações preliminares apontam que a motivação do crime seria que a vítima “rasgou a camisa” de uma facção para ingressar em outra.Já outra morte foi registrada na noite de quinta. Um jovem de aproximadamente 17 anos, ainda não identificado pela Polícia, foi morto a tiros em uma área de mata, situada na rua Raimundo Targino, no residencial Rosalinda, no segundo distrito de Rio Branco. De acordo com informações da Polícia, a vítima estava caminhando pelo residencial na rua Campo Novo quando foi abordado por dois membros de uma organização criminosa. Os criminosos em posse de armas de fogo, renderam o jovem e o arrastaram até a rua Raimundo Targino em uma área de mata e efetuaram vários tiros a queima roupa. A vítima foi atingida com pelo menos dois projéteis na região da cabeça. Após a ação, os autores do crime fugiram do local.A última execução da noite deixou Risomar Soares de Araújo, de 47 anos, sem vida. Nessa ação, Cirleudo Nascimento de Oliveira, de 34 anos, ficou ferido com dois tiros nas pernas, na área de uma residência situada na rua A, no bairro Naire Leite, no município de Senador Guiomard, distante 27 km da capital Rio Branco.De acordo com informações da Polícia, Risomar estava em uma rede conversando com Cirleudo ao lado na área da residência, quando seis homens não identificados, membros de uma organização em posse de armas de fogo chegaram no local a pé, invadiram a casa, renderam as vítimas, roubaram os celulares da família e em seguida efetuaram vários tiros na direção de Risomar e Cirleudo. Após a ação, os criminosos fugiram correndo e entraram em uma área de mata. Risomar foi atingido com vários projéteis na região do peito e abdômen e morreu dentro da rede. Já Cirleudo foi ferido com dois tiros nas pernas.Os três crimes estão sendo investigados pela Polícia Civil. Os corpos dos envolvidos foram encaminhados ao Instituto Médico Legal de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guerra entre facções que até pouco tempo eram aliadas contra o Comando Vermelho causou uma onda de execuções nesta quinta-feira, 24. O confronto entre membros...</text:p>
          </table:table-cell>
          <table:table-cell office:value-type="string" calcext:value-type="string">
            <text:p>Davi Sahid</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1669331380141.jpg?resize=400%2C240&amp;ssl=1</text:p>
          </table:table-cell>
          <table:table-cell office:value-type="string" calcext:value-type="string">
            <text:p>Cotidiano</text:p>
          </table:table-cell>
          <table:table-cell office:value-type="string" calcext:value-type="string">
            <text:p>Adolescente trai sua facção e é morto com três tiros na Baixada da Sobral</text:p>
          </table:table-cell>
          <table:table-cell office:value-type="string" calcext:value-type="string">
            <text:p>https://ac24horas.com/2022/11/24/adolescente-trai-sua-faccao-e-e-morto-com-tres-tiros-na-baixada-da-sobral/</text:p>
          </table:table-cell>
          <table:table-cell office:value-type="string" calcext:value-type="string">
            <text:p>O adolescente Saymon Medeiros da Silva Freitas, de 16 anos, foi morto com três tiros em via pública no final da tarde desta quinta-feira, 24, na rua Alan Vitor, no Bairro São Sebastião na região da Baixada da Sobral em Rio Branco.De acordo com informações da Polícia, Saymon estava caminhando na rua quando foi abordado por um membro de uma organização em uma motocicleta. O criminoso em posse de uma arma de fogo efetuou vários tiros e a vítima foi atingida com três projéteis na região do abdômen e cabeça. Mesmo ferido Saymon ainda conseguiu correr cerca de aproximadamente 50 metros e caiu. Após a ação o autor do crime fugiu do local.Populares acionaram ambulância do Serviço de Atendimento Móvel de Urgência (SAMU), mas quando os paramédicos chegaram ao local nada puderam fazer por Saymon que já se encontrava morto.Policiais Militares estiveram no local e isolaram a área para os trabalhos do Perito em criminalística, em seguida fizeram patrulhamento na região em busca de prender o criminoso, mas ele não não foi encontrado.A Polícia acredita que a motivação do crime está relacionado a guerra entre organizações criminosas, uma vez que Saymon que era membro de uma facção havia “rasgado a camisa” e entrado em outra facção.O caso será investigado pel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dolescente Saymon Medeiros da Silva Freitas, de 16 anos, foi morto com três tiros em via pública no final da tarde desta quinta-feira, 24, na...</text:p>
          </table:table-cell>
          <table:table-cell office:value-type="string" calcext:value-type="string">
            <text:p>Davi Sahid</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GLADSON_3.jpg?resize=400%2C240&amp;ssl=1</text:p>
          </table:table-cell>
          <table:table-cell office:value-type="string" calcext:value-type="string">
            <text:p>Acre</text:p>
          </table:table-cell>
          <table:table-cell office:value-type="string" calcext:value-type="string">
            <text:p>Gladson posta TBT de quando esteve no Egito vestido de Shake</text:p>
          </table:table-cell>
          <table:table-cell office:value-type="string" calcext:value-type="string">
            <text:p>https://ac24horas.com/2022/11/24/em-ritmo-de-copa-gladson-posta-tbt-de-quando-esteve-no-egito-com-vestimenta-local/</text:p>
          </table:table-cell>
          <table:table-cell office:value-type="string" calcext:value-type="string">
            <text:p>O governador Gladson Cameli (Progressistas) resolveu postar nesta quinta-feira, 24, dia que marcou a estreia da seleção brasileira na Copa do Catar, seu TBT de quando esteve em Sharm El Sheikh, no Egito, na 27ª Conferência do Clima da Organização das Nações Unidas, COP 27, vestido com vestimentas características do Oriente Médio –A roupa específica remete à vestimenta árabe é composta por Thobe, Gahfiya, Ghutra e Agal. Nas redes sociais, a postagem rendeu milhares de curtidas e centenas de comentários.A jornalista Júlia Beatriz entrou na onda e comentou chamando o chefe do executivo acreano de “Sheik Cameli”.View this post on InstagramA post shared by Gladson Cameli (@gladsoncamel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resolveu postar nesta quinta-feira, 24, dia que marcou a estreia da seleção brasileira na Copa do Catar, seu TBT de quand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SIMPATIA.jpg?resize=400%2C240&amp;ssl=1</text:p>
          </table:table-cell>
          <table:table-cell office:value-type="string" calcext:value-type="string">
            <text:p>Acre</text:p>
          </table:table-cell>
          <table:table-cell office:value-type="string" calcext:value-type="string">
            <text:p>No Acre, torcedora faz simpatia para garantir vitória do Brasil</text:p>
          </table:table-cell>
          <table:table-cell office:value-type="string" calcext:value-type="string">
            <text:p>https://ac24horas.com/2022/11/24/no-acre-torcedora-faz-simpatia-para-garantir-vitoria-do-brasil/</text:p>
          </table:table-cell>
          <table:table-cell office:value-type="string" calcext:value-type="string">
            <text:p>Cada um torce como pode pela seleção brasileira de futebol e em copas do mundo as simpatias ficam em alta. Vale tudo para garantir vitórias dentro do campo.A advogada Janaira Silva repetiu nesta quarta-feira, 24, a simpatia que faz em todas as Copas do Mundo: colocou o nome do adversário do Brasil no congelador.“É pra esfriar porque eles chegam fervendo. Aí a gente coloca o nome na geladeira , eles ficam frios e perdem. É um hábito meu, da minha filha Camila e da minha companheira e tem dado certo”, cita ela.Já a dona de casa Maria Sueli de Melo Pereira, 59 anos, apela para a padroeira do Brasil, Nossa Senhora Aparecida. Em todas as partidas do Brasil põe a imagem da santa ao lado da televisão e reza pela vitória. “Eu torço e rezo à nossa padroeira e a vitória é certa como foi hoje”, conta ela.Veja 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ada um torce como pode pela seleção brasileira de futebol e em copas do mundo as simpatias ficam em alta. Vale tudo para garantir vitórias dentr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WhatsApp-Image-2022-11-24-at-16.18.11-1.jpeg?resize=400%2C240&amp;ssl=1</text:p>
          </table:table-cell>
          <table:table-cell office:value-type="string" calcext:value-type="string">
            <text:p>Acre</text:p>
          </table:table-cell>
          <table:table-cell office:value-type="string" calcext:value-type="string">
            <text:p>Confira a galeria de fotos da torcida acreana na Copa do Mundo</text:p>
          </table:table-cell>
          <table:table-cell office:value-type="string" calcext:value-type="string">
            <text:p>https://ac24horas.com/2022/11/24/confira-a-galeria-de-fotos-da-torcida-acreana-no-primeiro-jogo-do-brasil-na-copa/</text:p>
          </table:table-cell>
          <table:table-cell office:value-type="string" calcext:value-type="string">
            <text:p>As fotos são de Sérgio Val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fotos são de Sérgio Vale:</text:p>
          </table:table-cell>
          <table:table-cell office:value-type="string" calcext:value-type="string">
            <text:p>Sérgio Vale</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BRASIL_2B.jpg?resize=400%2C240&amp;ssl=1</text:p>
          </table:table-cell>
          <table:table-cell office:value-type="string" calcext:value-type="string">
            <text:p>Acre</text:p>
          </table:table-cell>
          <table:table-cell office:value-type="string" calcext:value-type="string">
            <text:p>Blogueira acreana faz live e narra gol de ‘Pombo’ no Catar: “um monstro”</text:p>
          </table:table-cell>
          <table:table-cell office:value-type="string" calcext:value-type="string">
            <text:p>https://ac24horas.com/2022/11/24/blogueira-acreana-faz-live-e-narra-gol-de-pombo-no-catar/</text:p>
          </table:table-cell>
          <table:table-cell office:value-type="string" calcext:value-type="string">
            <text:p>Fazendo parte do time oficial de influenciadores digitais da seleção brasileira nesta Copa do Mundo 2022, a blogueira acreana Jéssica Ingrede alcançou milhares de visualizações em seu Instagram ao fazer transmissão ao vivo do jogo direto da arquibancada, no Catar.Ela filmou o momento exato em que o jogador Richarlison, o Pombo, fez o segundo gol pelo time em cima da Sérvia. Aos gritos, ela comemorou: “ele é um monstro”.O Brasil venceu a partida por 2×0 nesta estreia pelo grupo G.Veja o vídeo:View this post on InstagramA post shared by Jéssica Ingrede (@jessicaingre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azendo parte do time oficial de influenciadores digitais da seleção brasileira nesta Copa do Mundo 2022, a blogueira acreana Jéssica Ingrede alcançou milhares de visualizações em...</text:p>
          </table:table-cell>
          <table:table-cell office:value-type="string" calcext:value-type="string">
            <text:p>Thais Faria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IMG-20221124-WA0123.jpg?resize=400%2C240&amp;ssl=1</text:p>
          </table:table-cell>
          <table:table-cell office:value-type="string" calcext:value-type="string">
            <text:p>Na rede</text:p>
          </table:table-cell>
          <table:table-cell office:value-type="string" calcext:value-type="string">
            <text:p>Cruzeirenses lotam shopping para ver jogo do Brasil e comerciantes comemoram</text:p>
          </table:table-cell>
          <table:table-cell office:value-type="string" calcext:value-type="string">
            <text:p>https://ac24horas.com/2022/11/24/cruzeirenses-lotam-shopping-para-ver-jogo-do-brasil-e-comerciantes-comemoram/</text:p>
          </table:table-cell>
          <table:table-cell office:value-type="string" calcext:value-type="string">
            <text:p>A praça de alimentação do shopping de Cruzeiro do Sul ficou lotada de torcedores que acompanharam a estreia, com vitória de 2×0, da seleção brasileira de futebol na Copa do Mundo 2022. Cerca de 400 pessoas assistiram à partida entre Brasil e Sérvia no local.O jornalista Eliel Mesquita diz que preferiu ver a partida no Shopping por ser mais emocionante estar na companhia de outros torcedores.“Acredito que torcer pelo Brasil, em galera, a emoção é maior e a transmissão de energia positiva aos jogadores acontece. Além disso, a cidade oferece poucas opções como essa para que o torcedor possa apreciar os jogos da seleção, na copa”, contouOs donos de estabelecimento do shopping comemoraram as vendas de bebidas e alimentos para os torcedores. Ela contratou mais um funcionário e aumentou a quantidade de diaristas para dar conta da clientela na hora do jogo.“Geralmente as vendas são melhores em dezembro mas este ano com a Copa, a expectativa é que todo o final do ano seja boa. Por esse movimento neste primeiro jogo já sabemos como será nos próximos. Toda a estrutura de som e imagem está montada para garantir comodidade para a clientela assistir as partidas”, ressaltaO primeiro tempo da partida, sem gols, deixou os torcedores ainda mais ansiosos. Já a vitória conquistada no segundo tempo deu esperança para os cruzeirenses torcerem pelo hexa da Seleção Brasileira.“Viemos de camisa do Brasil e estamos confiantes na nossa seleção até o fim”, contou Jeferson Santiago, que levou toda a família para o shopping.Depois da partida os torcedores permaneceram comemorando a vitória do Brasil no Copacabana Shopping.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aça de alimentação do shopping de Cruzeiro do Sul ficou lotada de torcedores que acompanharam a estreia, com vitória de 2×0, da seleção brasileira de...</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317067168_6658891657459958_1151839769664828364_n.jpg?resize=400%2C240&amp;ssl=1</text:p>
          </table:table-cell>
          <table:table-cell office:value-type="string" calcext:value-type="string">
            <text:p>Destaque 3</text:p>
          </table:table-cell>
          <table:table-cell office:value-type="string" calcext:value-type="string">
            <text:p>Richarlison brilha marcando um golaço, e Brasil vence Sérvia em estreia na Copa do Catar</text:p>
          </table:table-cell>
          <table:table-cell office:value-type="string" calcext:value-type="string">
            <text:p>https://ac24horas.com/2022/11/24/rumo-ao-hexa-richarlison-brilha-e-brasil-vence-servia-na-estreia-da-copa/</text:p>
          </table:table-cell>
          <table:table-cell office:value-type="string" calcext:value-type="string">
            <text:p>FOTO: FIFA/GETTY IMAGENSEm busca do hexacampeonato, o Brasil estreou com vitória por 2 a 0 sobre a Sérvia, no Estádio Municipal de Lusail, pela primeira rodada do Grupo G da Copa do Mundo. O atacante Richarlison brilhou e anotou os dois gols do jogo, com direito a um golaço de voleio.Agora, depois do ótimo resultado, a seleção brasileira só precisa de uma vitória contra a Suíça, na segunda-feira (28), às 13h (Brasília), para carimbar a vaga nas oitavas de final. Os suíços venceram a seleção de Camarões também nesta quinta.A preocupação ficou por conta da substituição de Neymar, que deu lugar a Antony, foi ao banco de reservas chorando e prontamente fez gelo no tornozelo. Já o destaque positivo, além de Richarlison, foi Vinícius Júnior, que conseguiu boas jogadas pela direita, as quais ofereceram diversas oportunidades de gol.O jogoA Sérvia subiu o bloco de marcação desde o primeiro minuto de jogo, com o Brasil tendo dificuldade na saída de bola. Aos 13 minutos, em um escanteio nascido de bela jogada de Vini Jr, Neymar arriscou direto e quase conseguiu marcar um gol olímpico, mas o goleiro Milinkovic-Savic salvou quase em cima da linha.Após os 15, a Sérvia recuou e passou a marcar no seu campo defensivo, com a linha defensiva brasileira avançada até o meio campo, com a intenção de sair no contra-ataque. Aos 27, Thiago Silva deu lindo passe, quebrando as linhas da Sérvia, mas Vini Jr não conseguiu levar a melhor sobre o goleiro.Aos 34 minutos, o Brasil criou outra boa chance, dessa vez com Raphinha. O camisa 11 teve a bola no pé bom, o esquerdo, da entrada da área, mas finalizou fraco, nas mãos de Milinkovic-Savic. De longe, a Sérvia se arriscou a cruzar algumas bolas, mas nenhuma levou perigo ao gol de Alisson.Já no primeiro minuto da segunda etapa, a zaga sérvia errou, e a bola caiu nos pés de Raphinha, que até tinha opções de passe, mas bateu em cima do goleiro, na melhor chance do Brasil até esse momento. Aos 9, em outra boa jogada de Vini pela esquerda, o ponta do Real Madrid cruzou na perna esquerda de Neymar, dentro da área, mas o camisa 10 finalizou para fora.Se a muralha da Sérvia estava bem postada, Alex Sandro arriscou de fora da área, aos 14 minutos, e carimbou a trave direita de Milinkovic-Savic, em um momento de bom volume de jogo brasileiro. Logo na sequência, aos 16, o atacante mais sumido decidiu aparecer: Richarlison. Em boa jogada do Neymar, que penetrou a área, Vinicius Jr chutou, e o goleiro deu rebote para o meio da área, local perfeito para o 9 brasileiro só empurrar para as redes – 1 a 0 Brasil.Aos 25, a Sérvia chegou pela primeira vez com perigo no segundo tempo, de novo pelo alto, em escanteio perigoso. Mas o Brasil reagiu da melhor forma: ampliando o placar. Aos 27, Vini bagunçou pela esquerda e cruzou para Richarlison. O Pombo dominou e a bola subiu, foi quando o camisa 9 virou um lindo voleio, sem chance de defesa. Um golaço!A dez minutos do fim, Neymar deu lugar a Antony e, no banco, fez gelo no tornozelo. Mesmo com a vantagem, o Brasil seguiu pressionando, e Casemiro acertou novamente a trave, em chute da entrada da área. Outro que acabou a partida mancando foi o lateral-direito Danilo, que sentiu quando Tite já havia feito as cinco alterações e resistiu até o fim. A partida acabou ainda com o controle de jogo brasileiro, que afastou o nervosismo do primeiro tempo e confirmou a importante vitória.VEJA OS MELHORES MOEMENTOS:Please enable JavaScriptplay-rounded-fillLink09:0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 FIFA/GETTY IMAGENS Em busca do hexacampeonato, o Brasil estreou com vitória por 2 a 0 sobre a Sérvia, no Estádio Municipal de Lusail, pela primeira...</text:p>
          </table:table-cell>
          <table:table-cell office:value-type="string" calcext:value-type="string">
            <text:p>web</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GOL.jpg?resize=400%2C240&amp;ssl=1</text:p>
          </table:table-cell>
          <table:table-cell office:value-type="string" calcext:value-type="string">
            <text:p>Acre 01</text:p>
          </table:table-cell>
          <table:table-cell office:value-type="string" calcext:value-type="string">
            <text:p>Acreanos vibram com segundo gol do Brasil em transmissão da Copa no Via Verde Shopping</text:p>
          </table:table-cell>
          <table:table-cell office:value-type="string" calcext:value-type="string">
            <text:p>https://ac24horas.com/2022/11/24/acreanos-vibram-com-segundo-gol-do-brasil-em-transmissao-da-copa-no-via-verde-shopping/</text:p>
          </table:table-cell>
          <table:table-cell office:value-type="string" calcext:value-type="string">
            <text:p>Centenas de acreanos que decidiram assistir a estreia da seleção brasileira na Copa do Mundo 2022 no Via Verde Shopping, em Rio Branco, vibraram bastante com o segundo gol do time brasileiro contra a Sérvia na tarde desta quinta-feira (24).Jovens, adultos e crianças se reúnem de forma pacífica na Praça de Alimentação do estabelecimento, onde foi montado um telão para a transmissão dos jogos.As cores verde e amarela predominam e gritos de guerra fazem parte da comemoração. O segundo gol foi marcado no segundo tempo por Richarlison, o Pombo.Veja o víde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entenas de acreanos que decidiram assistir a estreia da seleção brasileira na Copa do Mundo 2022 no Via Verde Shopping, em Rio Branco, vibraram bastante com...</text:p>
          </table:table-cell>
          <table:table-cell office:value-type="string" calcext:value-type="string">
            <text:p>Thais Faria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VAIA-2B.jpg?resize=400%2C240&amp;ssl=1</text:p>
          </table:table-cell>
          <table:table-cell office:value-type="string" calcext:value-type="string">
            <text:p>Acre</text:p>
          </table:table-cell>
          <table:table-cell office:value-type="string" calcext:value-type="string">
            <text:p>Transmissão de jogo do Brasil na Concha falha e torcedores vaiam</text:p>
          </table:table-cell>
          <table:table-cell office:value-type="string" calcext:value-type="string">
            <text:p>https://ac24horas.com/2022/11/24/transmissao-de-jogo-do-brasil-na-concha-acustica-falha-e-torcedores-vaiam/</text:p>
          </table:table-cell>
          <table:table-cell office:value-type="string" calcext:value-type="string">
            <text:p>Mesmo sob o calor do sol em Rio Branco, diversos acreanos lotaram as arquibancadas da Concha Acústica para assistir a primeira partida do Brasil contra a Sérvia, na Copa do Mundo, mas as expectativas foram baixas, com problemas que ocorreram durante a transmissão.Por falhas na internet, o jogo foi pausado diversas vezes, com as imagens travadas em mais de um minuto, causando desconforto nos telespectadores, que chegaram a vaiar os momentos.“Acho que vai ser preciso eu ligar meu roteador para o governo transmitir esse jogo direito”, disse Luísa Santos.Antes do início do primeiro tempo, o sinal foi reestabelecido. Segundo um dos representantes da Secretaria de Estado de Empreendedorismo e Turismo (SEET), houve a sobrecarga de usuários no ponto de WEB do espaço, mas a situação foi resolvida.Fotos de Sérgio Val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esmo sob o calor do sol em Rio Branco, diversos acreanos lotaram as arquibancadas da Concha Acústica para assistir a primeira partida do Brasil contra 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7/CASOS-DE-COVID.jpg?resize=400%2C240&amp;ssl=1</text:p>
          </table:table-cell>
          <table:table-cell office:value-type="string" calcext:value-type="string">
            <text:p>Acre</text:p>
          </table:table-cell>
          <table:table-cell office:value-type="string" calcext:value-type="string">
            <text:p>Acre registra mais 214 novos casos de Covid-19 nesta quinta-feira</text:p>
          </table:table-cell>
          <table:table-cell office:value-type="string" calcext:value-type="string">
            <text:p>https://ac24horas.com/2022/11/24/acre-registra-mais-214-novos-casos-de-covid-19-nesta-quinta-feira/</text:p>
          </table:table-cell>
          <table:table-cell office:value-type="string" calcext:value-type="string">
            <text:p>O boletim diário da Secretaria de Estado de Saúde do Acre (Sesacre) desta quinta-feira (24) trouxe mais 214 novos casos confirmados de Covid-19.Agora, o número de casos confirmados no estado é de 153.350. Nenhum óbito foi notificado, fazendo com que o número oficial de mortes por covid-19 permaneça em 2.029 em todo o estado.Até o momento, o Acre registra 360.113 notificações de contaminação pela doença, sendo que 206.753 casos foram descartados e 10 exames de RT-PCR aguardam análise do Laboratório Central de Saúde Pública do Acre (Lacen).Pelo menos 150.232 pessoas já receberam alta médica da doença e não há registro de pessoas internadas até o fechamento do atual boleti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oletim diário da Secretaria de Estado de Saúde do Acre (Sesacre) desta quinta-feira (24) trouxe mais 214 novos casos confirmados de Covid-19. Agora, o númer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SOBRAL-1.jpg?resize=400%2C240&amp;ssl=1</text:p>
          </table:table-cell>
          <table:table-cell office:value-type="string" calcext:value-type="string">
            <text:p>Destaque 2</text:p>
          </table:table-cell>
          <table:table-cell office:value-type="string" calcext:value-type="string">
            <text:p>Acreanos homenageiam Weverton com boneco no Portal da Avenida Sobral, em Rio Branco</text:p>
          </table:table-cell>
          <table:table-cell office:value-type="string" calcext:value-type="string">
            <text:p>https://ac24horas.com/2022/11/24/acreanos-homenageiam-weverton-com-boneco-no-portal-da-avenida-sobral-em-rio-branco/</text:p>
          </table:table-cell>
          <table:table-cell office:value-type="string" calcext:value-type="string">
            <text:p>Vários torcedores residentes da Baixada da Sobral, resolveram se reunir nesta quinta-feira, 24, para mandar energias positivas ao goleiro acreano Weverton Pereira, arqueiro reserva de Alisson, que se tornou o primeiro atleta do Acre a ser convocado para uma Copa do Mundo.A reportagem do ac24horas esteve na Avenida Sobral antes da partida da Seleção Brasileira e ouviu alguns torcedores que se mostraram bastante entusiasmados para a estreia do Brasil contra a Sérvia. Além disso, os moradores colocaram um boneco do atleta com a camisa do Brasil no Portal da Avenida mais movimentada de Rio Branco.Um dos torcedores que não quis se identificar contou que é uma honra ter um descendente da Baixada da Sobral no mundial do Catar. “É uma alegria imensa e será 3 a 1 para o Brasil”, palpitou.Assista ao víde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Vários torcedores residentes da Baixada da Sobral, resolveram se reunir nesta quinta-feira, 24, para mandar energias positivas ao goleiro acreano Weverton Pereira, arqueiro reserva de Alisson,...</text:p>
          </table:table-cell>
          <table:table-cell office:value-type="string" calcext:value-type="string">
            <text:p>Saimo Martin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WhatsApp-Image-2022-11-24-at-13.13.23.jpeg?resize=400%2C240&amp;ssl=1</text:p>
          </table:table-cell>
          <table:table-cell office:value-type="string" calcext:value-type="string">
            <text:p>Acre</text:p>
          </table:table-cell>
          <table:table-cell office:value-type="string" calcext:value-type="string">
            <text:p>Geladinho alcoólico faz sucesso na Concha em jogo do Brasil</text:p>
          </table:table-cell>
          <table:table-cell office:value-type="string" calcext:value-type="string">
            <text:p>https://ac24horas.com/2022/11/24/geladinho-alcoolico-faz-sucesso-na-concha-acustica-em-transmissao-do-jogo-do-brasil/</text:p>
          </table:table-cell>
          <table:table-cell office:value-type="string" calcext:value-type="string">
            <text:p>Com transmissão ao vivo da primeira partida do Brasil na Copa do Mundo, nesta quinta-feira, 24, a Concha Acústica preparou diversas atrações para os torcedores que buscam um lugar para assistir o jogo.No espaço, o Coletivo Elas Fazem Acontecer reuniu mais de 50 empreendedoras, com a comercialização de diversos produtos, entre eles, o famoso geladinho, só que alcoólico, promete fazer sucesso.“Olha aqui o geladinho de caipirinha, docinho, gelado, para refrescar nesse calor e acompanhar nesse jogão que a gente vai assistir agora. Bora vir galera, todo mundo aqui na Concha”, disse Lucas Silva.Além disso, ainda é possível encontrar churrasquinho, caldos, doces, comidas de boteco, bebidas e artesanatos. O jogo Brasil X Sérvia inicia as 14 horas.Veja o víde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transmissão ao vivo da primeira partida do Brasil na Copa do Mundo, nesta quinta-feira, 24, a Concha Acústica preparou diversas atrações para os torcedores qu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CRSITINAO.jpg?resize=400%2C240&amp;ssl=1</text:p>
          </table:table-cell>
          <table:table-cell office:value-type="string" calcext:value-type="string">
            <text:p>Destaque 3</text:p>
          </table:table-cell>
          <table:table-cell office:value-type="string" calcext:value-type="string">
            <text:p>Portugal vence seleção da Gana em jogo com cinco gols e recorde de Cristiano Ronaldo</text:p>
          </table:table-cell>
          <table:table-cell office:value-type="string" calcext:value-type="string">
            <text:p>https://ac24horas.com/2022/11/24/portugal-vence-gana-em-jogo-com-cinco-gols-e-recorde-de-cristiano-ronaldo/</text:p>
          </table:table-cell>
          <table:table-cell office:value-type="string" calcext:value-type="string">
            <text:p>Portugal venceu Gana por 3 a 2, com os cinco gols marcados na etapa final, nesta quinta-feira (24), no estádio 974, pela primeira rodada do Grupo H da Copa do Mundo. O resultado deixou a seleção portuguesa na liderança isolada do grupo, já que, mais cedo, Uruguai e Coreia do Sul haviam ficado no empate sem gols.O primeiro gol de Portugal foi marcado por Cristiano Ronaldo, que tornou-se o único jogador da história a marcar em cinco Copas do Mundo. Ele deixou para trás simplesmente Pelé, além do argentino Messi e dos alemães Uwe Seeler e Klose.O jogoEm baixa na temporada e “desempregado” após ter o contrato rescindido com o Manchester United, Cristiano Ronaldo era a grande incógnita do jogo. O craque foi escalado como titular, inclusive com a braçadeira de capitão, e não decepcionou.No primeiro tempo, Cristiano Ronaldo perdeu boa chance ao subir mais alto que os zagueiros adversários e cabecear para fora. Aos 30 minutos, ele balançou a rede, mas teve o gol anulado pela arbitragem, que viu falta na disputa com Djiku.O jogo melhorou muito na etapa complementar. Aos 16, Cristiano Ronaldo dividiu com Salisu, ficou no chão e o juiz marcou pênalti em um lance bastante polêmico. O craque foi para a cobrança e abriu o placar.Gana conseguiu buscar o empate aos 27 minutos, com André Ayew. Só que Portugal reagiu rapidamente e voltou a ficar na frente do placar com o gol de João Féli aos 32 minutos. Pouco mais de um minuto depois, aos 34, Rafael Leão fez 3 a 1 para Portugal. E Gana ainda buscou a reação, com o gol de Bukari aos 43 minutos, mas depois não conseguiu o empate.Na próxima rodada, Portugal enfrenta o Uruguai em busca da vitória para conseguir a classificação antecipada às oitavas de final. Gana, por sua vez, encara a Coreia do Sul. Os dois jogos serão disputados na segunda-feira (28).VEJA OS MELHORES MOMENTOS:Please enable JavaScriptplay-rounded-fillLink05:1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tugal venceu Gana por 3 a 2, com os cinco gols marcados na etapa final, nesta quinta-feira (24), no estádio 974, pela primeira rodada do Grupo...</text:p>
          </table:table-cell>
          <table:table-cell office:value-type="string" calcext:value-type="string">
            <text:p>web</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2/bombeiros-acre.jpeg?resize=400%2C240&amp;ssl=1</text:p>
          </table:table-cell>
          <table:table-cell office:value-type="string" calcext:value-type="string">
            <text:p>Cotidiano</text:p>
          </table:table-cell>
          <table:table-cell office:value-type="string" calcext:value-type="string">
            <text:p>Corpo de Bombeiros do Acre homologa matrículas e incorpora mais de 230 soldados</text:p>
          </table:table-cell>
          <table:table-cell office:value-type="string" calcext:value-type="string">
            <text:p>https://ac24horas.com/2022/11/24/corpo-de-bombeiros-do-acre-homologa-matriculas-e-incorpora-mais-de-230-soldados/</text:p>
          </table:table-cell>
          <table:table-cell office:value-type="string" calcext:value-type="string">
            <text:p>O Corpo de Bombeiros do Acre publicou nesta quinta-feira, 24, no Diário Oficial (DOE) a homologação da matrícula no curso de formação dos 236 aprovados no concurso público.Assinado pelo comandante-geral, coronel Charles da Silva Santos, o decreto também incorpora os novos alunos nas fileiras do Corpo de Bombeiros Militar do Estado do Acre.Foram convocados 249 candidatos, que tinham até o dia 4 de novembro para comparecer na diretoria do órgão. A aula inaugural aconteceu dia 21 de novembro e contou com a participação do governador Gladson Cameli.“Esta portaria entra em vigor na data de sua publicação com efeito retroativo a 21 de novembro de 2022”, registra.Inicialmente, o certame previa o preenchimento de 153 vagas, mas após a retirada da cláusula de barreira do edital, o quantitativo foi aumentado para 249 oportunidades.O concurso tem validade de dois anos, podendo ser prorrogado por igual período. Durante o curso, cada aluno soldado combatente receberá, mensalmente, R$ 4.344,22.Veja a lista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rpo de Bombeiros do Acre publicou nesta quinta-feira, 24, no Diário Oficial (DOE) a homologação da matrícula no curso de formação dos 236 aprovados no...</text:p>
          </table:table-cell>
          <table:table-cell office:value-type="string" calcext:value-type="string">
            <text:p>Deylon Félix</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XAPURI_PERE.jpg?resize=400%2C240&amp;ssl=1</text:p>
          </table:table-cell>
          <table:table-cell office:value-type="string" calcext:value-type="string">
            <text:p>Acre</text:p>
          </table:table-cell>
          <table:table-cell office:value-type="string" calcext:value-type="string">
            <text:p>Em Xapuri, moradores fecham rua e criam espaço para jogo do Brasil</text:p>
          </table:table-cell>
          <table:table-cell office:value-type="string" calcext:value-type="string">
            <text:p>https://ac24horas.com/2022/11/24/em-xapuri-moradores-fecham-rua-e-criam-espaco-tematico-para-assistir-a-estreia-o-brasil/</text:p>
          </table:table-cell>
          <table:table-cell office:value-type="string" calcext:value-type="string">
            <text:p>Um trecho da rua Guilherme Ferreira, no bairro Raimundo Hermínio de Melo, em Xapuri, já é bastante conhecido na cidade pela reunião que os moradores fazem em momentos festivos, quando os vizinhos e convidados se reúnem para celebrar.Na Copa do Mundo não é diferente. O espaço conhecido como “Rua do Pereirão” ganha os motivos do Mundial e se torna em um dos locais mais bem ambientados da cidade para se assistir aos jogos da seleção brasileira.A ornamentação da rua chama a atenção de quem passa e neste ano os muros das casas ganharam pinturas que representam a “seleção dos moradores”. Horas antes das partidas, no entanto, o trecho é fechado ao tráfego.“Aqui a gente reúne as famílias e amigos mais próximos. Nesse ano, a gente viu que não haveria um espaço público destinado aos jogos do Brasil, então resolvemos fazer aqui essa brincadeira com os vizinhos, fazer uma comida e torcer muito”, diz Salazar Freitas, um dos moradores.A “Rua do Pereirão” compreende o espaço de um quarteirão e a iniciativa mantém uma tradição antiga de se enfeitar as ruas durante as copas do mundo, mas que em 2022 não tem sido tão comum quando se verifica o entusiasmo das pessoas em outros pontos da cida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trecho da rua Guilherme Ferreira, no bairro Raimundo Hermínio de Melo, em Xapuri, já é bastante conhecido na cidade pela reunião que os moradores fazem...</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1/09/POSTO-GASOLINA-SERGIO-VALE-1.jpeg?resize=400%2C240&amp;ssl=1</text:p>
          </table:table-cell>
          <table:table-cell office:value-type="string" calcext:value-type="string">
            <text:p>Cotidiano</text:p>
          </table:table-cell>
          <table:table-cell office:value-type="string" calcext:value-type="string">
            <text:p>Sindepac prevê normalização de estoques em postos de combustíveis até o fim de semana</text:p>
          </table:table-cell>
          <table:table-cell office:value-type="string" calcext:value-type="string">
            <text:p>https://ac24horas.com/2022/11/24/sindepac-preve-normalizacao-de-estoques-em-postos-de-combustiveis-ate-o-fim-de-semana/</text:p>
          </table:table-cell>
          <table:table-cell office:value-type="string" calcext:value-type="string">
            <text:p>O Sindicato do Comércio Varejista de Derivados de Petróleo do Estado do Acre – SINDEPAC – fez comunicado à imprensa e à população na manhã desta quinta-feira (24) prevendo a normalização dos estoques em postos de combustíveis do estado até o fim desta semana.“Tendo em vista a liberação da BR-364 dos bloqueios existentes em determinado trecho da estrada, informamos reabastecimento dos postos de combustíveis já está sendo realizado gradativamente e acreditamos que até o final da semana estará normalizado”, diz o Sindepac por meio de nota de esclarecimento.Após o anúncio de desbloqueio das rodovias federais pela Polícia Rodoviária Federal (PRF), especialmente a BR-364, em Rondônia, os primeiros caminhões-tanque começaram a chegar ao Acre a partir da madrugada da última quarta-feira (23).No começo da manhã, muitos postos de Rio Branco já tinham quantidade de combustíveis para operar por algumas horas. A informação das gerências de estabelecimentos era de que a normalização dependia da chegada de novas cargas que estavam em trânsito rumo ao estado.No Acre, segundo levantamento da ANP – Agência Nacional do Petróleo – são 157 postos de combustíveis. A previsão inicial era de que a normalização ocorreria até esta sexta-feira (25), mas esse prazo terminou sendo estendido pelo sindicato mediante o fluxo de cargas que chegam ao est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ndicato do Comércio Varejista de Derivados de Petróleo do Estado do Acre – SINDEPAC – fez comunicado à imprensa e à população na manhã dest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WhatsApp-Image-2022-11-24-at-10.34.04.jpeg?resize=400%2C240&amp;ssl=1</text:p>
          </table:table-cell>
          <table:table-cell office:value-type="string" calcext:value-type="string">
            <text:p>Na rede</text:p>
          </table:table-cell>
          <table:table-cell office:value-type="string" calcext:value-type="string">
            <text:p>Copa do mundo aumenta vendas e movimenta comércio em geral de Cruzeiro do Sul</text:p>
          </table:table-cell>
          <table:table-cell office:value-type="string" calcext:value-type="string">
            <text:p>https://ac24horas.com/2022/11/24/copa-do-mundo-aumenta-vendas-e-movimenta-comercio-em-geral-de-cruzeiro-do-sul/</text:p>
          </table:table-cell>
          <table:table-cell office:value-type="string" calcext:value-type="string">
            <text:p>Bebidas, roupas, tintas e adereços são os itens mais vendidos neste período de Copa do Mundo em Cruzeiro do Sul. Mas todo o comércio tem comemorado o período na cidade.As camisas da Seleção Brasileira são as mais procuradas pela clientela nesta semana. Uma loja vendeu mais de 400 peças no período. A gerente Marliuça Aguiar disse que terá de repor o estoque. “Só temos 20 camisas e vamos pedir mais”, cita.Em outra loja do Centro são vendidas 50 peças por dia. A gerente Vera Lúcia Lopes diz que a tendência é de aumento nas vendas. “À medida em que o Brasil avançar, as vendas aumentam. Então nossa torcida é dupla pela vitória do Brasil”.A professa Samile Silva, que já tinha comprado a camiseta da filha Gabriela, de 1 ano, buscou a dela nesta quinta-feira (24). ” Lá em casa vamos todos ver os jogos vestidos a caráter”.As tintas e adereços para enfeitar as ruas também têm vendas garantidas. Oito ruas estão inscritas na Promoção Minha Rua é Louca pelo Brasil, lançada pela Prefeitura e Associação Comercial. A premiação será 350 quilos de carne, cerveja e refrigerantes.30 mil caixas de cervejaEm um dos maiores comércios de bebidas de Cruzeiro do Sul, a média é de 20 mil caixas por mês. Mas para este período, o empresário Júnior Melo tem 30 mil caixas para a venda. “O movimento está grande e com certeza vamos vender tudo”, comemo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Bebidas, roupas, tintas e adereços são os itens mais vendidos neste período de Copa do Mundo em Cruzeiro do Sul. Mas todo o comércio tem comemora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WhatsApp-Image-2022-11-23-at-20.12.44.jpeg?resize=400%2C240&amp;ssl=1</text:p>
          </table:table-cell>
          <table:table-cell office:value-type="string" calcext:value-type="string">
            <text:p>Destaque 2</text:p>
          </table:table-cell>
          <table:table-cell office:value-type="string" calcext:value-type="string">
            <text:p>“Não há motivo para alarde”, diz governo sobre normalização de abastecimento no Acre</text:p>
          </table:table-cell>
          <table:table-cell office:value-type="string" calcext:value-type="string">
            <text:p>https://ac24horas.com/2022/11/24/nao-ha-motivo-para-alarde-diz-governo-sobre-normalizacao-de-abastecimento-no-acre/</text:p>
          </table:table-cell>
          <table:table-cell office:value-type="string" calcext:value-type="string">
            <text:p>O governo do Acre, por meio da Casa Civil, tranquilizou a população a respeito da ameaça de desabastecimento no estado e informou que será emitido um boletim diário a respeito da situação das rodovias e das medidas adotadas pelo recém-criado gabinete de crise para tratar da questão.O gabinete é responsável pelo monitoramento, discussão e adoção de medidas necessárias em decorrência das interdições rodoviárias. Para o secretário da Casa Civil, Jonathan Donadoni, não há motivo para alarde, pois a situação deverá se normalizar nos próximos dias.“O que temos hoje de atualização é de que o trânsito está correndo normal, as cargas começaram a chegar na cidade, deve entre hoje e amanhã estar normalizado o fornecimento para todo o estado, então não há mais motivo para alarde. O clima é de tranquilidade e normalidade”, disse.O presidente da Associação Comercial, Industrial, de Serviço e Agrícola do Acre (Acisa), Marcelo Moura, também tranquilizou a população e as empresas acreanas quanto ao abastecimento e estocagem de mercadorias e combustível.“A notícia de hoje é alentadora no sentido de que a BR, pelo menos nos trechos de Rondônia e Mato Grosso, que são essenciais para a integração com o Acre, ela se encontra desobstruída. O comitê de crise vai publicar diariamente um boletim informativo e também um plano emergencial caso a BR volte a ser bloqueada”, afirmou.O plano citado por Marcelo Moura será elaborado pelo Corpo de Bombeiros Militar e a Defesa Civil. Além disso, o governo do Acre encaminhou na última terça-feira, 22, um ofício ao Ministério da Justiça (MJ) e à Secretaria Nacional de Segurança Pública (Senasp) referente ao desabastecimento causado pelos bloqueios nas rodovias federais que dão acesso ao est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o Acre, por meio da Casa Civil, tranquilizou a população a respeito da ameaça de desabastecimento no estado e informou que será emitido um...</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1/08/CACAUmoniliase.jpg?resize=400%2C240&amp;ssl=1</text:p>
          </table:table-cell>
          <table:table-cell office:value-type="string" calcext:value-type="string">
            <text:p>Destaque 7</text:p>
          </table:table-cell>
          <table:table-cell office:value-type="string" calcext:value-type="string">
            <text:p>Governo Federal impõe quarentena ao Vale do Juruá e todo Amazonas contra Praga do Cacau</text:p>
          </table:table-cell>
          <table:table-cell office:value-type="string" calcext:value-type="string">
            <text:p>https://ac24horas.com/2022/11/24/governo-federal-impoe-quarentena-ao-vale-do-jurua-e-todo-amazonas-contra-praga-do-cacau/</text:p>
          </table:table-cell>
          <table:table-cell office:value-type="string" calcext:value-type="string">
            <text:p>O Ministério da Agricultura, Pecuária e Abastecimento (Mapa) publicou nesta última semana de novembro a portaria nº 703 em que declara os municípios de Cruzeiro do Sul, Mâncio Lima, Rodrigues Alves, Marechal Thaumaturgo e Porto Walter e todo o Estado do Amazonas como área sob quarentena para a praga quarentenária ausente Moniliophthora roreri, causadora da doença conhecida como Monilíase do Cacaueiro -a Praga do Cacau.A declaração implica na proibição do trânsito de materiais vegetais (frutos, plantas) hospedeiros da praga (espécies do gênero Theobroma e Herrania) para as demais unidades da Federação.“Essa é uma medida cautelar, que visa prover o suporte legal necessário às ações de fiscalização do trânsito de vegetais, executadas pelas agências estaduais de Defesa Agropecuária, com o objetivo de evitar a dispersão da praga para as áreas ainda indenes (onde não há presença da doença) do país, principalmente para as regiões produtoras de cacau e cupuaçu”, informou o Ministério da Agricultura.No Amazonas, até então, a área de quarentena abrangia somente o município de Guaja por causa da localização na divisa com o estado do Acre, devido à ocorrência do primeiro foco da praga confirmado no país, detectado no município de Cruzeiro do Sul em 2021. Agora, com o novo foco, todo o estado do Amazonas fica sob a área de quarentena.O status de “área sob quarentena” para todo o estado permanecerá vigente até que sejam concluídos os trabalhos de delimitação da área exata da ocorrência da praga e estruturadas as medidas previstas de prevenção e erradicação da praga previstas no Plano Nacional de Prevenção e Vigilância de Moniliophthora roreri.Um novo foco da doença Monilíase do Cacaueiro foi detectado no município de Tabatinga, no Amazonas, na região da tríplice fronteira entre o Brasil, Colômbia e Peru. Dessa vez, o caso foi detectado em comunidades rurais ribeirinhas.A monilíase é uma doença devastadora que afeta plantas do gênero Theobroma, como o cacau (Theobroma cacao L.) e o cupuaçu (Theobroma grandiflorum), causando perdas na produção e uma elevação nos custos devido à necessidade de medidas adicionais de manejo e aplicação de fungicidas para o controle da praga.Esta é uma doença que atinge somente as plantas hospedeiras do fungo, sem riscos à saúde humana.O Mapa alerta que devido ao potencial de danos é fundamental a notificação imediata de quaisquer suspeitas de ocorrência da praga nas demais regiões do país às autoridades fitossanitárias loc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da Agricultura, Pecuária e Abastecimento (Mapa) publicou nesta última semana de novembro a portaria nº 703 em que declara os municípios de Cruzeiro d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7/ZEN-NA-ALEAC.jpg?resize=400%2C240&amp;ssl=1</text:p>
          </table:table-cell>
          <table:table-cell office:value-type="string" calcext:value-type="string">
            <text:p>Acre</text:p>
          </table:table-cell>
          <table:table-cell office:value-type="string" calcext:value-type="string">
            <text:p>Zen crítica Alan Rick por defesa de atos Bolsonaristas ao assinar CPI</text:p>
          </table:table-cell>
          <table:table-cell office:value-type="string" calcext:value-type="string">
            <text:p>https://ac24horas.com/2022/11/24/zen-critica-alan-rick-por-defesa-de-atos-bolsonaristas-ao-assinar-cpi/</text:p>
          </table:table-cell>
          <table:table-cell office:value-type="string" calcext:value-type="string">
            <text:p>O deputado estadual Daniel Zen (PT), usou o Twitter para criticar, mesmo que indiretamente, a postura do deputado federal Alan Rick (UB) que assinou o requerimento que pede a abertura de CPI (Comissão Parlamentar de Inquérito) para investigar a conduta de ministros do Supremo Tribunal Federal (STF) e do Tribunal Superior Eleitoral (TSE) – em especial o ministro Alexandre de Moraes.Para Zen, o parlamentar eleito senador da República, está apenas tentando agradar a ala Bolsonarista. “Não é demais lembrar ao jovem mancebo, que se finge de desentendido (já que tem formação jurídica) apenas para agradar a massa ignara, que tais modalidades de intervenção não encontram respaldo no art. 142 da CF/88 – citado pelos manifestantes – e em nenhuma outra lei”, escreveu.Acerca da defesa das manifestações feita por Alan Rick, o petista destacou que a atitude atenta à “prática do crime de abolição violenta do Estado Democrático de Direito”. “Portanto, quem atenta contra a democracia na forma travestida de “protestos” incorre na conduta ilícita de incitação à prática do crime de abolição violenta do Estado Democrático de Direito, delito previsto no CP com a redação que lhe foi dada pela Lei nº 14.197/2021″, explic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estadual Daniel Zen (PT), usou o Twitter para criticar, mesmo que indiretamente, a postura do deputado federal Alan Rick (UB) que assinou o requeriment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WhatsApp-Image-2022-11-24-at-10.27.34.jpeg?resize=400%2C240&amp;ssl=1</text:p>
          </table:table-cell>
          <table:table-cell office:value-type="string" calcext:value-type="string">
            <text:p>Na rede</text:p>
          </table:table-cell>
          <table:table-cell office:value-type="string" calcext:value-type="string">
            <text:p>Com telões espalhados, shopping de Cruzeiro do Sul se prepara para receber torcedores na Copa</text:p>
          </table:table-cell>
          <table:table-cell office:value-type="string" calcext:value-type="string">
            <text:p>https://ac24horas.com/2022/11/24/com-teloes-espalhados-shopping-de-cruzeiro-do-sul-se-prepara-para-receber-torcedores-na-copa/</text:p>
          </table:table-cell>
          <table:table-cell office:value-type="string" calcext:value-type="string">
            <text:p>O único shopping center de Cruzeiro do Sul, no Vale do Juruá, está preparado para receber os torcedores que vão ao local assistir ao jogo da estreia do Brasil na Copa do Mundo 2022.Além de dois telões, há aparelhos de televisão espalhados por todo o local. “Quem for, encontrará espaço seguro, com comida e bebida garantida pelos estabelecimentos do shopping”, cita o dono do espaço, Assem Cameli.No Balneário Igarapé Preto, uma das barracas também estará com telão montado.Em várias empresas os funcionários e clientes poderão acompanhar os lances da partida entre Brasil e Sérvia. Em um posto de combustível vão acompanhar tudo no sistema de projeção. “Vamos torcendo e torcer trabalhando”, conta a frentista Beatriz.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único shopping center de Cruzeiro do Sul, no Vale do Juruá, está preparado para receber os torcedores que vão ao local assistir ao jogo d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CRECHE.jpg?resize=400%2C240&amp;ssl=1</text:p>
          </table:table-cell>
          <table:table-cell office:value-type="string" calcext:value-type="string">
            <text:p>Acre</text:p>
          </table:table-cell>
          <table:table-cell office:value-type="string" calcext:value-type="string">
            <text:p>Crianças de creche homenageiam Weverton: “é da Sobral”</text:p>
          </table:table-cell>
          <table:table-cell office:value-type="string" calcext:value-type="string">
            <text:p>https://ac24horas.com/2022/11/24/criancas-de-creche-homenageiam-weverton-na-estreia-do-brasil-na-copa-e-da-sobral/</text:p>
          </table:table-cell>
          <table:table-cell office:value-type="string" calcext:value-type="string">
            <text:p>Funcionários e alunos da creche Sorriso de Criança, localizada no bairro Palheiral, região da Baixada da Sobral, em Rio Branco, fizeram uma homenagem na manhã desta quinta-feira, 24, ao acreano Weverton Pereira, um dos goleiros convocados pela seleção brasileira nesta Copa do Mundo 2022, que ocorre no Catar.Weverton foi morador e iniciou sua vida no futebol em campos da Baixada da Sobral, na capital acreana. Na homenagem, a creche pintou cartazes, levou bandeiras, balões e mandou um recado especialmente ao acreano: “Weverton é nosso, é do Brasil, é do Acre, é da Sobral. Agora o hexa vem”.Por onde passa, o goleiro sempre faz questão de falar sobre sua origem humilde na região da Baixada. O time brasileiro enfrenta a Sérvia na tarde desta quinta-feira pelo Grupo G.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uncionários e alunos da creche Sorriso de Criança, localizada no bairro Palheiral, região da Baixada da Sobral, em Rio Branco, fizeram uma homenagem na manhã desta...</text:p>
          </table:table-cell>
          <table:table-cell office:value-type="string" calcext:value-type="string">
            <text:p>Thais Faria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5/Aumento-de-energia-Nathalia-Alcantara-7.jpg?resize=400%2C240&amp;ssl=1</text:p>
          </table:table-cell>
          <table:table-cell office:value-type="string" calcext:value-type="string">
            <text:p>Acre</text:p>
          </table:table-cell>
          <table:table-cell office:value-type="string" calcext:value-type="string">
            <text:p>Tarifa de energia elétrica deve subir 5,6% em 2023, diz Aneel</text:p>
          </table:table-cell>
          <table:table-cell office:value-type="string" calcext:value-type="string">
            <text:p>https://ac24horas.com/2022/11/24/tarifa-de-energia-eletrica-deve-subir-56-em-2023-diz-aneel/</text:p>
          </table:table-cell>
          <table:table-cell office:value-type="string" calcext:value-type="string">
            <text:p>A Agência Nacional de Energia Elétrica (Aneel) estima que a tarifa de energia elétrica deve subir, em média, 5,6% em 2023. O dado foi apresentado nessa quarta-feira (23) ao grupo de Minas e Energia do governo de transição.A projeção da agência é que, no próximo ano, sete distribuidoras tenham reajuste superior a 10%; 15 distribuidoras, reajuste entre 5% e 10%; 17 distribuidoras, reajuste entre 0% e 5%; e 13 distribuidoras, reajuste inferior a 0%.No relatório apresentado durante a reunião com o grupo de transição, a Aneel destacou que os percentuais de reajuste dependem de premissas que podem ser alteradas até a homologação dos processos tarifários.“A Aneel apresentou durante o encontro um panorama das principais questões em discussão no setor elétrico, relativas aos segmentos de geração, transmissão, distribuição e comercialização, além dos temas que estão atualmente em debate que merecem maior atenção da equipe de transição”, informou a agência.Fonte: Agência Bras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gência Nacional de Energia Elétrica (Aneel) estima que a tarifa de energia elétrica deve subir, em média, 5,6% em 2023. O dado foi apresentado nessa...</text:p>
          </table:table-cell>
          <table:table-cell office:value-type="string" calcext:value-type="string">
            <text:p>Thais Faria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TANACA.jpg?resize=400%2C240&amp;ssl=1</text:p>
          </table:table-cell>
          <table:table-cell office:value-type="string" calcext:value-type="string">
            <text:p>Destaque 4</text:p>
          </table:table-cell>
          <table:table-cell office:value-type="string" calcext:value-type="string">
            <text:p>Delegado acredita que execução de Tanaca pode ter sido por acerto de contas por morte de rival</text:p>
          </table:table-cell>
          <table:table-cell office:value-type="string" calcext:value-type="string">
            <text:p>https://ac24horas.com/2022/11/24/delegado-acredita-que-execucao-de-tanaca-pode-ter-sido-por-acerto-de-contas-por-morte-de-rival/</text:p>
          </table:table-cell>
          <table:table-cell office:value-type="string" calcext:value-type="string">
            <text:p>Em coletiva de imprensa realizada na manhã desta quinta-feira, 24, o delegado Cristiano Bastos da Polícia Civil, revelou que a morte de William Borges Soares, de 29 anos, conhecido no mundo do crime por “Tanaca”, executado a tiros dentro de uma residência na Rua 27 de Julho, no bairro Plácido de Castro, na região da Baixada da Sobral, em Rio Branco, pode ter ligação com uma recente execução de membro de membro de facção rival.Bastos contou que Tanaca é o principal suspeito da morte de Pedro Silva de Souza, no último dia 16 de novembro dentro de uma residência localizada próxima a umas mangueiras às margens do Rio Acre, no bairro Cidade Nova, na região do Segundo Distrito de Rio Branco. “A vítima estava envolvida em um episódio recente onde um adolescente foi morto e jogado no Rio. Nós já havíamos identificado ele, mas a facção chegou primeiro”, declarou.O delegado destacou ainda que Antônio Railan Mendonça, 26, e Gleison Roberto do Carmo, 21, outros envolvidos na morte do adolescente, foram feridos e estão em estado de saúde delicado no Pronto-Socorro da capital.Já acerca da guerra entre facções, o delegado Alcino Júnior contou que nos últimos 5 dias já foram registrados mais de 9 crimes – entre tentativa de homicídio e homicídios consuma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coletiva de imprensa realizada na manhã desta quinta-feira, 24, o delegado Cristiano Bastos da Polícia Civil, revelou que a morte de William Borges Soares, de...</text:p>
          </table:table-cell>
          <table:table-cell office:value-type="string" calcext:value-type="string">
            <text:p>Saimo Martin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20181119105025658383o.jpg?resize=400%2C240&amp;ssl=1</text:p>
          </table:table-cell>
          <table:table-cell office:value-type="string" calcext:value-type="string">
            <text:p>Luiz Calixto</text:p>
          </table:table-cell>
          <table:table-cell office:value-type="string" calcext:value-type="string">
            <text:p>A democracia e a revolta dos lambe-coturnos</text:p>
          </table:table-cell>
          <table:table-cell office:value-type="string" calcext:value-type="string">
            <text:p>https://ac24horas.com/2022/11/24/a-democracia-e-a-revolta-dos-lambe-coturnos/</text:p>
          </table:table-cell>
          <table:table-cell office:value-type="string" calcext:value-type="string">
            <text:p>Ao final do último debate promovido pela rede Globo, o presidente Jair Bolsonaro declarou à jornalista Renata Lo Prete que respeitaria o resultado das eleições. Às 18h44m do domingo, o TSE informou que o candidato Lula havia sido eleito com 50,80% dos votos.Para quem falou que respeitaria o veredito das urnas, no mínimo, esperava-se do derrotado que este telefonasse civilizadamente para parabenizar o vencedor, como fazem todos os estadistas mundiais.Não se trata de ser fanático bolsonarista tampouco um radical petista. O centro da questão é o respeito à democracia.Mas o que fez Bolsonaro? Sorumbático com o resultado das urnas, enfurnou-se no Palácio do Planalto. Somente 45 horas após a promulgação de sua sentença, este deu as caras para dizer meia dúzia de palavras, sem, no entanto, expressar nenhuma delas para reconhecer o resultado do pleito.Nesse longo intervalo de horas, baderneiros facistas fecharam estradas impedindo o livre direito de ir e vir consagrado na Constituição brasileira.Hoje, 24 de novembro, quase trinta dias após a proclamação do resultado eleitoral do segundo turno e de silêncio do rei morto, um segmento tresloucado da sociedade, alimentado por notícias falsas, clama por novas eleições sob a alegação de fraude nas urnas eletrônicas, as mesmas cujas teclas e memórias elegeu majoritariamente governadores, senadores e deputados com DNA bolsonarista.Essas reações são a demonstração de apenas um tira-gosto daquilo que Bolsonaro faria caso tivesse sido eleito: uma ditadura com adornos de democracia.O que assistimos hoje, ao vivo e em cores, um dia será contado nos livros de história para as gerações futuras.A história brasileira é rica em episódios de revoltas populares e revoluções, entre as quais, a Revolução Acreana, a Inconfidência Mineira, a Guerra de Canudos, a Cabanagem, a Revolta dos Farrapos, a Guerra do Paraguai etc. ⏤ cada uma destas com causas e objetivos capazes de encher de orgulho e inflar os brios, tanto dos que lutaram quanto dos que leram nos livros de história.No caso atual, para se fazer justiça aos motivos que levam os bolsonaristas a acamparem na frente de quartéis do Exército Brasileiro, a revolta, sem dúvida, será eternizada nos compêndios como “a revolta dos lambe-coturnos”.Vergonhosamente, nossas gerações vindouras terão que estudar esses momentos para responder nos exames do Enem que uma parcela significativa da população brasileira, estimulada pelo silêncio de um candidato derrotado, deu plantões na frente de quartéis do Exército clamando por uma intervenção militar, reclamando de urnas que foram honestas para eleger o clã Bolsonaro por 25 anos seguidos, incluindo centenas de aliados, e fraudadas para derrotar especificamente o presidente.Até o prefeito bolsonarista Tiao Bocalom, que foi eleito com 63% de votos eletrônicos, declarou que as urnas não são confiáveis.Fato é que os patriotas não estão sendo levados a sério nem pelas forças armadas, a qual tanto bajulam.Quem circulou ontem por Rio Branco teve a oportunidade de ver as filas de veículos tentando salvar-se da escassez de combustíveis em razão da interdição da BR-364, um dos métodos antidemocráticos usados na revolta dos lambe-coturnos.Lamentável que no futuro algum historiador tenha que anotar que essa os revoltosos batiam continência e cantavam o hino nacional para pneu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o final do último debate promovido pela rede Globo, o presidente Jair Bolsonaro declarou à jornalista Renata Lo Prete que respeitaria o resultado das eleições. Às...</text:p>
          </table:table-cell>
          <table:table-cell office:value-type="string" calcext:value-type="string">
            <text:p>Luiz Calixt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316406952_6657600130922444_3113939455305320455_n.jpg?resize=400%2C240&amp;ssl=1</text:p>
          </table:table-cell>
          <table:table-cell office:value-type="string" calcext:value-type="string">
            <text:p>Destaque 3</text:p>
          </table:table-cell>
          <table:table-cell office:value-type="string" calcext:value-type="string">
            <text:p>Com Arrascaeta no banco e jogo morno, Uruguai fica apenas no empate com a Coreia do Sul</text:p>
          </table:table-cell>
          <table:table-cell office:value-type="string" calcext:value-type="string">
            <text:p>https://ac24horas.com/2022/11/24/com-arrascaeta-no-banco-uruguai-fica-apenas-no-empate-com-a-coreia-do-sul/</text:p>
          </table:table-cell>
          <table:table-cell office:value-type="string" calcext:value-type="string">
            <text:p>O Uruguai estreou nesta quinta-feira (24) na Copa do Mundo com empate sem gols com a Coreia do Sul, no estádio Cidade da Educação, no Catar, pela primeira rodada do Grupo H. O confronto foi marcado por muito equilíbrio, mas com poucas chances efetivas de gol.Com o resultado, as duas seleções somaram um ponto e pularam para a primeira e segunda colocação da chave, que será definida ainda nesta quinta com o duelo entre Portugal e Gana. Mais cedo, a Suíça venceu Camarões, pela estreia do Grupo G.O jogoO primeiro tempo foi marcado por muito equilíbrio. A seleção sul-coreana começou pressionando, sem deixar o Uruguai jogar. Mas não demorou para a Celeste conseguir se impor, encontrando espaços a partir de lançamentos.Cada seleção teve uma grande oportunidade de abrir o placar na primeira etapa. Aos 33, Moon-Hwan cruzou na medida para Hwang Ui-Jo, que bateu de primeira, mas a bola passou por cima do gol. Já aos 44, após cobrança de escanteio, Godín cabeceou na trave.O equilíbrio se repetiu no segundo tempo. Os sul-coreanos começaram pressionando, enquanto os uruguaios recuaram as linhas e esperaram por um contra-ataque. Depois, as táticas se inverteram: os uruguaios se lançaram ao ataque e a seleção asiática se defendeu.O jogo seguiu truncado. Aos 18, o técnico Diego Alonso sacou Luis Suárez e colocou Cavani. Do outro lado, o técnico português Paulo Bento respondeu com três mudanças: Cho Gue-Sung entrou na vaga de Hwang Ui-Jo, Lee Kang-In no lugar de Na Sang-Ho e Son Jun-Ho assumiu o posto de Lee Jae-Sung.As alterações não surtiram efeito, mas renovaram o fôlego das duas seleções. Aos 33, Choque-Sung bateu da entrada da área, e a bola passou com perigo ao lado do gol. Aos 43, o Uruguai respondeu com Valverde, que também arriscou de fora da área e acertou a trave. Fim de jogo no Cidade da Educação: 0 a 0.VEJA OS MELHORES MOMENTOS:Please enable JavaScriptplay-rounded-fillLink03:3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Uruguai estreou nesta quinta-feira (24) na Copa do Mundo com empate sem gols com a Coreia do Sul, no estádio Cidade da Educação, no Catar,...</text:p>
          </table:table-cell>
          <table:table-cell office:value-type="string" calcext:value-type="string">
            <text:p>web</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WhatsApp-Image-2022-11-19-at-22.34.48.jpeg?resize=400%2C240&amp;ssl=1</text:p>
          </table:table-cell>
          <table:table-cell office:value-type="string" calcext:value-type="string">
            <text:p>Acre</text:p>
          </table:table-cell>
          <table:table-cell office:value-type="string" calcext:value-type="string">
            <text:p>Concurso “Minha rua é louca pelo Brasil” tem 15 ruas inscritas</text:p>
          </table:table-cell>
          <table:table-cell office:value-type="string" calcext:value-type="string">
            <text:p>https://ac24horas.com/2022/11/24/concurso-minha-rua-e-louca-pelo-brasil-tem-15-ruas-inscritas/</text:p>
          </table:table-cell>
          <table:table-cell office:value-type="string" calcext:value-type="string">
            <text:p>A Federação das Associações Comerciais e Empresariais do Estado do Acre (Federacre), Associação Comercial, Industrial, de Serviço e Agrícola do Acre (Acisa), Prefeitura de Rio Branco e Governo do Estado, divulgou nesta quinta-feira, 24, que a disputa contará com 15 ruas inscritas na capital.De acordo com a assessoria do evento, as ruas serão visitadas pela comissão organizadora e a avaliação será feita no próximo domingo, 27 de novembro – véspera do próximo jogo da seleção.As participantes do evento no jogo Brasil e Suíça serão: Rua Jaguar, no Loteamento Santa Luzia; Rua Jaubaté, no Residencial Novo Eldorado II; Rua México, Baixada da Habitasa e Rua Dr. Adalberto Costa e Silva, Cohab do Bosque.Ja no jogo Brasil e Camarões as ruas participantes serão: Avenida Eugênio Bezerra, no Condomínio Green Garden; Rua Railson Nascimento, Setor III Cidade do Povo; Rua 16 de Outubro, no Bairro Quinze; Rua Amoty Pascoal, no Wanderley Dantas; Rua Amoty Pascoal, no Wanderley Dantas; Rua Longuinho da Silva, no Tangará.Caso a Seleção Canarinho avançando, na véspera das oitavas de final, no 4 de dezembro, estão inscritas: Avenida São Pedro, no Raimundo Melo; Rua Formosa, no Bairro Nova Estação; Travessa Abacabeira, na Vila da Amizade; Rua Alameda Manacás, Chácara Ipê; Rua Nova Andira, no Cidade Nova e Condomínio Residencial Yumi, no Morada do Sol.As premiações ocorrerão a cada jogo do Brasil, quando a vencedora irá receber kits esportivos no valor de R$ 2 mil e um kit churrasco. Já na grande final, as ruas selecionadas irão concorrer a uma moto 0 k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Federação das Associações Comerciais e Empresariais do Estado do Acre (Federacre), Associação Comercial, Industrial, de Serviço e Agrícola do Acre (Acisa), Prefeitura de Rio Branc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GLADSON-HEXA.jpg?resize=400%2C240&amp;ssl=1</text:p>
          </table:table-cell>
          <table:table-cell office:value-type="string" calcext:value-type="string">
            <text:p>Acre</text:p>
          </table:table-cell>
          <table:table-cell office:value-type="string" calcext:value-type="string">
            <text:p>Gladson está animadíssimo com a seleção na Copa: “o hexa vem”</text:p>
          </table:table-cell>
          <table:table-cell office:value-type="string" calcext:value-type="string">
            <text:p>https://ac24horas.com/2022/11/24/gladson-esta-animadissimo-com-a-selecao-na-copa-o-hexa-vem/</text:p>
          </table:table-cell>
          <table:table-cell office:value-type="string" calcext:value-type="string">
            <text:p>O governador do Acre, Gladson Cameli, está muito otimista com a estreia da Seleção Brasileira logo mais contra a Sérvia -e diz que já vestiu o “manto” de tanta animação: “o hexa vem!”, profetiza o mandatário.Para aproveitar o ânimo em meio à problemas diversos, o governo está concluindo a primeira etapa da revitalização do Parque Maternidade para receber a população nos jogos do Brasil.Para dessa revitalização deve ser entregue nesta quinta-feira (24) com a estreia do Brasil. As partidas dos jogos com a seleção brasileira serão transmitidas na Concha Acúst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do Acre, Gladson Cameli, está muito otimista com a estreia da Seleção Brasileira logo mais contra a Sérvia -e diz que já vestiu 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0/doacoes-forca-nacional-1-_mcamgo_abr_090620211818-2.jpg?resize=400%2C240&amp;ssl=1</text:p>
          </table:table-cell>
          <table:table-cell office:value-type="string" calcext:value-type="string">
            <text:p>Acre</text:p>
          </table:table-cell>
          <table:table-cell office:value-type="string" calcext:value-type="string">
            <text:p>Bolsonaro garante Força Nacional até 7 de dezembro em RO</text:p>
          </table:table-cell>
          <table:table-cell office:value-type="string" calcext:value-type="string">
            <text:p>https://ac24horas.com/2022/11/24/bolsonaro-garante-forca-nacional-ate-7-de-dezembro-em-ro/</text:p>
          </table:table-cell>
          <table:table-cell office:value-type="string" calcext:value-type="string">
            <text:p>Para manter a BR-364 desbloqueada e garantir a manutenção do abastecimento do Acre com mercadorias e produtos, o Ministério da Justiça informou nesta quarta-feira (23) que a Força Nacional de Segurança permanece em Rondônia até o próximo dia 7 de dezembro.A informação foi repassada ao Governo do Acre pelo ministro da Justiça e Segurança Pública, Anderson Torres, em reposta ao pedido de garantir a trafegabilidade na BR-364.Assim, homens da Força Nacional seguem atuando em conjunto com a Polícia Rodoviária Federal (PRF) em Rondônia, onde já não há registros de fechamentos de estradas.Já em relação ao Mato Grosso, o ministro informou que não há rodovias bloqueadas no estado desde terça-feira (22).O governo acreano instalou um gabinete de crise para monitorar e adotar soluções aos eventuais bloqueios. O gabinete emitirá boletim diário sobre a situação das rodov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ara manter a BR-364 desbloqueada e garantir a manutenção do abastecimento do Acre com mercadorias e produtos, o Ministério da Justiça informou nesta quarta-feira (23) que...</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4/TEMPO-ACRE-1.jpeg?resize=400%2C240&amp;ssl=1</text:p>
          </table:table-cell>
          <table:table-cell office:value-type="string" calcext:value-type="string">
            <text:p>Cotidiano</text:p>
          </table:table-cell>
          <table:table-cell office:value-type="string" calcext:value-type="string">
            <text:p>Em estreia do Brasil, Acre tem quinta-feira instável, com sol, nuvens e chuvas passageiras</text:p>
          </table:table-cell>
          <table:table-cell office:value-type="string" calcext:value-type="string">
            <text:p>https://ac24horas.com/2022/11/24/em-estreia-do-brasil-na-copa-acre-tem-quinta-feira-instavel-com-sol-nuvens-e-chuvas-passageiras/</text:p>
          </table:table-cell>
          <table:table-cell office:value-type="string" calcext:value-type="string">
            <text:p>O tempo instável, com sol, nuvens e chuvas, em geral, passageiras e pontuais, vai predominar no Acre nesta quinta-feira, 24, dia em que o Brasil estreia na Copa do Mundo. Os termômetros marcam a máxima de 31°C na maioria dos municípios.Em Rio Branco, Brasileia e Sena Madureira pode chover intensamente em algumas áreas, com ventos soprando entre fracos e moderados e rajadas eventuais. Nas microrregiões de Cruzeiro do Sul e Tarauacá, também pode chover forte.Temperaturas:– Rio Branco, Senador Guiomard, Bujari e Porto Acre, com mínimas oscilando entre 21 e 23ºC, e máximas, entre 28 e 30ºC;– Brasileia, Epitaciolândia, Xapuri, Capixaba, Assis Brasil e Santa Rosa do Purus, com mínimas oscilando entre 21 e 23ºC, e máximas, entre 29 e 31ºC;– Plácido de Castro e Acrelândia, com mínimas oscilando entre 21 e 23ºC, e máximas, entre 29 e 31ºC;– Sena Madureira e Manuel Urbano, com mínimas oscilando entre 21 e 23ºC, e máximas, entre 29 e 31ºC;– Tarauacá e Feijó, com mínimas oscilando entre 22 e 24ºC, e máximas, entre 30 e 32ºC;– Cruzeiro do Sul, Mâncio Lima e Rodrigues Alves, com mínimas oscilando entre 22 e 24ºC, e máximas, entre 28 e 30ºC;– Marechal Thaumaturgo, Porto Walter e Jordão, com mínimas oscilando entre 22 e 24ºC, e máximas, entre 29 e 31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instável, com sol, nuvens e chuvas, em geral, passageiras e pontuais, vai predominar no Acre nesta quinta-feira, 24, dia em que o Brasil estrei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1/09/EMPREGO-1.jpg?resize=400%2C240&amp;ssl=1</text:p>
          </table:table-cell>
          <table:table-cell office:value-type="string" calcext:value-type="string">
            <text:p>Cotidiano</text:p>
          </table:table-cell>
          <table:table-cell office:value-type="string" calcext:value-type="string">
            <text:p>Sine do Acre oferta 60 vagas de emprego nesta quinta-feira em Rio Branco</text:p>
          </table:table-cell>
          <table:table-cell office:value-type="string" calcext:value-type="string">
            <text:p>https://ac24horas.com/2022/11/24/sine-do-acre-oferta-60-vagas-de-emprego-nesta-quinta-feira/</text:p>
          </table:table-cell>
          <table:table-cell office:value-type="string" calcext:value-type="string">
            <text:p>O Sistema Nacional de Empregos do Acre (Sine), está disponibilizando 60 vagas de emprego para várias áreas em Rio Branco, nesta quinta-feira, 24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60 vagas de emprego para várias áreas em Rio Branco, nesta quinta-feira, 24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1669274070274.jpg?resize=400%2C240&amp;ssl=1</text:p>
          </table:table-cell>
          <table:table-cell office:value-type="string" calcext:value-type="string">
            <text:p>Cotidiano</text:p>
          </table:table-cell>
          <table:table-cell office:value-type="string" calcext:value-type="string">
            <text:p>Residência onde ocorreu confronto entre facções é incendiada na Baixada da Sobral</text:p>
          </table:table-cell>
          <table:table-cell office:value-type="string" calcext:value-type="string">
            <text:p>https://ac24horas.com/2022/11/24/residencia-onde-ocorreu-confronto-entre-faccoes-e-incendiada-na-baixada-da-sobral/</text:p>
          </table:table-cell>
          <table:table-cell office:value-type="string" calcext:value-type="string">
            <text:p>A guerra entre facções não cessa e mais um crime foi registrado na capital. A residência aonde ocorreu a morte de William Borges Soares, de 29 anos, vulgo “Tanaka” e aonde foram feridos Antônio Railan Mendonça Ferreira, de 26 anos e Gleison Roberto do Carmo, de 21 anos, na tarde desta quarta-feira, 23, foi incendiada pela noite nesta quarta-feira. O crime aconteceu na rua 27 de Julho, no bairro Plácido de Castro, na Baixada da Sobral, em Rio Branco.De acordo com informações da Polícia, a casa incendiada é de um acusados de terem matado o “Tanaka”, faccionados amigos de William reagiram ao ocorrido e atearam fogo na residência que ficou totalmente destruída pelas chamas.Populares ao avistarem o fogo acionaram o Corpo de Bombeiros que consegui apagar o fogo, porém tudo na casa já havia sido consumido pelas chamas.Após o Corpo de Bombeiros fazer o rescaldo a área foi isolada para os trabalhos do Perito em criminalística.O caso será investigado pel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guerra entre facções não cessa e mais um crime foi registrado na capital. A residência aonde ocorreu a morte de William Borges Soares, de 29...</text:p>
          </table:table-cell>
          <table:table-cell office:value-type="string" calcext:value-type="string">
            <text:p>Davi Sahid</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1/11/BANCADA-ACRE-2021.jpg?resize=400%2C240&amp;ssl=1</text:p>
          </table:table-cell>
          <table:table-cell office:value-type="string" calcext:value-type="string">
            <text:p>Destaque 4</text:p>
          </table:table-cell>
          <table:table-cell office:value-type="string" calcext:value-type="string">
            <text:p>Seis parlamentares acreanos não direcionaram emendas para o Estado no OGU 2023</text:p>
          </table:table-cell>
          <table:table-cell office:value-type="string" calcext:value-type="string">
            <text:p>https://ac24horas.com/2022/11/24/seis-parlamentares-acreanos-nao-direcionaram-emendas-para-o-estado-no-ogu-2023/</text:p>
          </table:table-cell>
          <table:table-cell office:value-type="string" calcext:value-type="string">
            <text:p>Dos R$ 27,8 milhões que foram destinados para o Estado do Acre no Orçamento Geral da União (OGU) 2023 em emendas individuais, segundo planilha disponível no site da Representação do Governo do Acre em Brasília (Repac), constam indicações de apenas cinco dos 11 parlamentares federais do estado.Os montantes direcionados ao estado estão assim distribuídos na planilha: deputado Alan Rick (UB) – R$ 12.550.000,00; senadora Mailza Gomes (PP) – R$ 9.634.896,00; deputada Jéssica Sales (MDB) – R$ 3.800.000,00; deputado Léo de Brito (PT) – R$ 1.700.000,00; e deputada Mara Rocha (MDB) – R$ 150.000,00.Coincidência ou não, com exceção do deputado Jesus Sérgio (PDT), os parlamentares acreanos que não indicaram emendas para o Acre, os deputados Vanda Milani (Pros), Flaviano Melo (MDB) e Perpétua Almeida (PCdoB), além dos senadores Marcio Bittar (PSL) e Sérgio Petecão (PSD), formam um time de candidatos derrotados nas urnas pelo governador Gladson Cameli.Outros R$ 188,9 milhões foram para outras indicações, incluindo municípios. Já dos R$ 284,8 milhões do OGU relativos às emendas de bancada, R$ 250,3 milhões foram indicados para o Estado. O levantamento tem por base relatório da Comissão Mista de Planos, Orçamentos Públicos e Fiscalização (CMO) do Congresso Nacional.De acordo com publicação da Agência de Notícias do Acre, a indicação dos recursos não significa que todos estão garantidos e serão mantidos, uma vez que os parlamentares ainda poderão fazer alterações, além do fato de que muitas emendas ainda estão na modalidade “a definir” – aquelas genéricas cujo objeto, ou seja, a destinação, ainda não está especificada.“A expectativa e apelo do governo é para que os parlamentares mantenham os valores e façam logo a indicação dos objetos das emendas, para que se possa programar a execução das ações e entregar os benefícios para a população”, disse Ricardo França, chefe da Repac, órgão responsável pelo levantamento, elaboração e disponibilização das planilhas.MunicípiosAinda conforme o balanço, dos R$ 216,7 milhões de emendas individuais, cerca de 60%, ou seja, R$ 129,9 milhões, foram destinados para os municípios. Outros R$ 11,8 milhões foram para entidades privadas sem fins lucrativos, R$ 7,3 milhões para aplicação direta por órgãos do governo federal e R$ 36 milhões na modalidade a defini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os R$ 27,8 milhões que foram destinados para o Estado do Acre no Orçamento Geral da União (OGU) 2023 em emendas individuais, segundo planilha disponível n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7/ACRE-EMPREGO.jpg?resize=400%2C240&amp;ssl=1</text:p>
          </table:table-cell>
          <table:table-cell office:value-type="string" calcext:value-type="string">
            <text:p>Notícias</text:p>
          </table:table-cell>
          <table:table-cell office:value-type="string" calcext:value-type="string">
            <text:p>Em um ano, os empregos na Agropecuária cresceram 23,5% enquanto na Indústria e na Construção, caíram 21,4% e 8,7%, respectivamente</text:p>
          </table:table-cell>
          <table:table-cell office:value-type="string" calcext:value-type="string">
            <text:p>https://ac24horas.com/2022/11/24/em-um-ano-os-empregos-na-agropecuaria-cresceram-235-enquanto-na-industria-e-na-construcao-cairam-214-e-87-respectivamente/</text:p>
          </table:table-cell>
          <table:table-cell office:value-type="string" calcext:value-type="string">
            <text:p>O IBGE divulgou, no último dia 17, o resultado da Pesquisa Nacional por Amostra de Domicílios – PNAD Contínua, referente ao terceiro trimestre de 2022. Comparando os dados publicados com aqueles divulgados no ano passado, referentes ao mesmo trimestre, obtém-se alguns movimentos importantes na força de trabalho acreana. Conforme pode ser observado no gráfico a seguir, em um ano ocorreu um amplo deslocamento da força de trabalho para o setor primário da economia. O setor da agropecuária, que incluí atividades da agricultura, pecuária, produção florestal, pesca e aquicultura, apresentou um crescimento de 23,5% das pessoas ocupadas nesse setor, saindo de 34 mil para 42 mil pessoas, agregando, portanto, 8 mil pessoas ao mercado.Por outro lado, observa-se uma queda no número de pessoas ocupadas em dois setores importantes da nossa economia, a saber: a indústria, que caiu 21,4%, saindo de 28 para 22 mil pessoas ocupadas (perda de 6 mil pessoas); e a construção, que caiu 8,7%, perdendo 2.000 empregos, saindo de 23 mil para 21 mil pessoas ocupadas.Para os demais setores, observou-se uma estabilidade nos empregos gerados no setor do comércio, uma queda do setor de serviços (sem o setor público) -9,8% e um crescimento de 8,3% nos serviços da administração pública, um ganho de 7.000 ocupações.Em um ano, mesmo com 18 mil pessoas deixando o mercado de trabalho, a taxa de desemprego caiu de 13, 8% para 10,1%Conforme os dados apresentados no gráfico a seguir, em um ano, por algum motivo, principalmente por desalento, 18 mil pessoas deixaram o mercado de trabalho, ou seja, não procuraram mais emprego. Por esse motivo, mesmo com um pequeno aumento das pessoas ocupadas (2.000 pessoas) em um ano, a taxa de desemprego (medida pelos desocupados em relação a força de trabalho no mercado) caiu 30,8%, saindo de 52 mil pessoas (13,8%), em 2021, para 36 mil pessoas (10,1%) em 2022. A taxa do terceiro trimestre de 2022 é a menor desde o primeiro trimestre de 2016 (8,9%).Informalidade aumenta levemente e atinge 46,9% dos ocupados (mais de 151 mil pessoas).No cálculo da proxy de taxa de informalidade da população ocupada são considerados: os empregados no setor privado sem carteira de trabalho assinada; o empregado doméstico sem carteira de trabalho assinada; o empregador sem registro no CNPJ; o trabalhador por conta própria sem registro no CNPJ e o trabalhador familiar auxiliar.No gráfico a seguir temos em destaque a comparação das principais categorias componentes do setor informal. Observa-se que, embora verificando-se uma estabilidade no número total de trabalhadores no setor informal (pouco mais de 151 mil pessoas), observa-se mudanças significativas na composição das categorias do setor.Os empregados no setor privado sem carteira de trabalho assinada aumentaram 23,5%, saindo de 33 mil para 46 mil pessoas, e foram os únicos que aumentaram em um ano. Por outro lado, outro destaque importante, foi a queda dos ocupados que trabalham por conta própria e que não possuem CNPJ, saindo de 91 mil pessoas, em 2021, para 81 mil em 2022. É importante acompanhar a trajetória do trabalhador por conta própria, ou os autônomos, pois eles representam 27,6% de todas as ocupações no Acre.Com as medidas restritivas durante a pandemia, fechamento de empresas, elevação do desemprego e incertezas socioeconômicas, muitos acreanos passaram a buscar alternativas para continuarem no mercado de trabalho. Muitos se tornaram autônomos como uma estratégia de sobrevivência, realizando bicos e trabalhos temporários. Portanto, os dados que indicam que os autônomos estão criando seus CNPJ é muito importante, pois estudos indicam que os autônomos com registro (CNPJ) conseguem ter uma renda mais elevada do que aqueles sem registro.Enquanto o número de desalentados no terceiro trimestre de 2021 era de 47 mil pessoas, um anos depois, em 2022 era de 23 mil pessoas, uma queda de mais de 50% em termos absolutos. No 3º trimestre de 2022, 62,8% dos empregados do setor privado tinham carteira de trabalho assinada, abaixo dos 69,2% em 2021. No mesmo sentido, os ocupados como trabalhadores domésticos, que em 2021 tinham carteira de trabalho assinada eram 25%, em 2022, o percentual caiu para 17,6%.Portanto, embora a taxa de desemprego tenha caído significativamente em um ano, alguns indicadores demonstram sinais de precarização do mercado do trabalho, medida pelo aumento da taxa de informalidade e queda na renda. Os números indicam que o rendimento médio real habitual de todos os trabalhos das pessoas ocupadas e a massa de rendimentos real habitual de todos os trabalhos das pessoas ocupadas, caíram mais de 2,5% em um ano, não nos permitindo uma comemoração mais eloquente.Orlando Sabino escreve às quintas-feiras no ac24ho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BGE divulgou, no último dia 17, o resultado da Pesquisa Nacional por Amostra de Domicílios – PNAD Contínua, referente ao terceiro trimestre de 2022. Comparando...</text:p>
          </table:table-cell>
          <table:table-cell office:value-type="string" calcext:value-type="string">
            <text:p>Orlando Sabin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316834624_6657144864301304_7432922263955813714_n.jpg?resize=400%2C240&amp;ssl=1</text:p>
          </table:table-cell>
          <table:table-cell office:value-type="string" calcext:value-type="string">
            <text:p>Destaque 3</text:p>
          </table:table-cell>
          <table:table-cell office:value-type="string" calcext:value-type="string">
            <text:p>Suíça vence Camarões por 1 a 0 no primeiro jogo pelo grupo do Brasil na Copa</text:p>
          </table:table-cell>
          <table:table-cell office:value-type="string" calcext:value-type="string">
            <text:p>https://ac24horas.com/2022/11/24/suica-vence-camaroes-por-1-a-0-no-primeiro-jogo-pelo-grupo-do-brasil-na-copa/</text:p>
          </table:table-cell>
          <table:table-cell office:value-type="string" calcext:value-type="string">
            <text:p>Nesta quinta-feira (24), a Suíça estreou com vitória na primeira partida pelo Grupo G da Copa do Mundo, que é a chave que conta com o Brasil. Em duelo no estádio Al Janoub, a equipe europeia precisou suar a camisa para bater Camarões por 1 a 0. O único gol do duelo foi marcado pelo atacante Embolo, atleta que nasceu em solo camaronês e defende a seleção suíça.Com os três pontos, a tabela do Grupo G conta com a Suíça na liderança. Nesta quinta (24), a seleção brasileira tem a Sérvia pela frente no primeiro compromisso pela Copa do Mundo. A estreia do Brasil na competição conta com cobertura especial do SBT Sports, que terá pré-jogo na Twitch e a tradicional Futlive depois do duelo.O próximo compromisso da Suíça no torneio é justamente diante da Canarinho, na próxima segunda-feira (28). Derrotada nesta 1ª rodada, a seleção camaronesa vai enfrentar a Sérvia no próximo duelo pela Copa do Mundo.O jogoA Suíça teve a bola na maior parte do primeiro tempo, mas não conseguiu entrar na defesa camaronesa. Do outro lado, a seleção africana aproveitou contragolpes para criar as melhores chances da primeira etapa. Em uma delas, Choupo-Moting ganhou da defesa europeia e quase abriu o placar, em lance defendido pelo goleiro Sommer. No último minuto da etapa inicial, o zagueiro suíço Akanji desviou cobrança de escanteio e tirou tinta da trave.Se começou o primeiro tempo bem, a Suíça iniciou a segunda etapa ainda melhor. Aos dois minutos, Embolo recebeu cruzamento de Shaqiri e bateu forte para estufar a rede. Nascido em Camarões e naturalizado suíço, o camisa 7 da seleção europeia optou por não comemorar o gol contra o país que possui raízes. Depois do gol, a partida ficou mais aberta, principalmente pelos espaços cedidos pelos camaroneses.Com a vantagem, a seleção suíça passou a ter mais a bola para evitar o empate dos adversários. No fim, Camarões não conseguiu ter tranquilidade para chegar até a defesa da Suíça. Vitória dos suíços por 1 a 0.VEJA OS MELHORES MOMENTOS:Please enable JavaScriptplay-rounded-fillLink03:0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quinta-feira (24), a Suíça estreou com vitória na primeira partida pelo Grupo G da Copa do Mundo, que é a chave que conta com o...</text:p>
          </table:table-cell>
          <table:table-cell office:value-type="string" calcext:value-type="string">
            <text:p>web</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4/ALEAC-PLENARIO.jpg?resize=400%2C240&amp;ssl=1</text:p>
          </table:table-cell>
          <table:table-cell office:value-type="string" calcext:value-type="string">
            <text:p>Blog do Crica</text:p>
          </table:table-cell>
          <table:table-cell office:value-type="string" calcext:value-type="string">
            <text:p>Navegando em céu de brigadeiro no parlamento</text:p>
          </table:table-cell>
          <table:table-cell office:value-type="string" calcext:value-type="string">
            <text:p>https://ac24horas.com/2022/11/24/navegando-em-ceu-de-brigadeiro-no-parlamento/</text:p>
          </table:table-cell>
          <table:table-cell office:value-type="string" calcext:value-type="string">
            <text:p>O GLADSON não apenas foi eleito com folga no primeiro turno, mas também conseguiu eleger aliados, que serão majoritários na Câmara Federal e na Assembleia Legislativa. Na ALEAC, pode mandar um projeto loteando a Lua que será aprovado, tão é a folga de votos que terá. Não terá a mesma oposição ferrenha que teve no primeiro mandato, porque deputados importantes que lhe faziam oposição ou foram derrotados ou não estarão mais no parlamento estadual, como o deputado Jenilson Leite (PSB), que perdeu a eleição para o Senado.O cenário é de céu de brigadeiro. Se não fizer um bom segundo mandato não será por falta de apoio parlamentar. E, é bom que faça um mandato promissor, porque não terá mais a pandemia para lhe ancorar, como no seu primeiro mandato no Palácio Rio Branco.NOMES COTADOSRÔMULO GRANDIDIER, no Gabinete Civil; Aberson Carvalho, na Educação; Paulo César, na Segurança, são nomes citados na composição do segundo governo do Gladson. Nomes que deram certo no primeiro mandato.QUEM NÃO CERTO TEM DE SAIRSECRETÁRIO que num prazo de carência de quatro anos não se destacou na gestão, não há como o governador Gladson segurar. Quem não decolou, não vai decolar.ALAN RICKAS URNAS reservaram ao futuro senador Alan Rick (União Brasil) o papel de ser oposição ao governo do Lula. Pode-se não gostar de suas posições, mas ninguém pode lhe tirar o direito de não querer apoiar o Lula e o de contestar ações do judiciário. E, ademais, a oposição é essencial em todo governo. Assim, é na democracia.É ESSENCIALNA POLÍTICA, é essencial ser ter posições firmes. O condenável é o político com mandato mudar de posição ao sabor de quem chega ao poder, porque nunca será respeitado. Dono de mandato não pode ficar no muro.NOME PARA A PMRBO EX-DEPUTADO Ney Amorim (PODEMOS) tem mostrado intenção, nas conversas com seu círculo mais próximo, de ser candidato à PMRB, na eleição de 2024.BASE NA CAPITALNEY tem jogado com os argumentos de que não pode ficar sem mandato e fora do cenário político, sob pena de desaparecer, E, ainda que, sua base é na capital.PROJETO INOVADORO PROJETO do prefeito Tião Bocalom de construir em um dia 1001 casas populares, é inovador, e pode minorar o problema do déficit habitacional na capital.TEM QUE SER OUSADOO GESTOR que dá certo é o ousado, não aquele que fica no eterno arroz com feijão. Essa ação do Bocalom vai quebrar a mesmice do acomodamento administrativo.PAZ PARA GOVERNARA PRESENÇA da Mailza Gomes como vice-governadora vai permitir ao governador Gladson Cameli ter a garantia de que, ele não terá problemas no relacionamento, ao longo da sua administração. Terá paz para governar.ARMOU E SE DEU MALO PRESIDENTE do PL, Valdemar da Costa Neto, armou e se de mal com a chicana de propor a anulação de metade das urnas eletrônicas. Seu partido pegou uma multa de 22 milhões de reais por litigância de má-fé e a ação foi rejeitada. A eleição acabou, não terá golpe militar, e ponto final. O resultado não terá volta.É MUITA INGENUIDADEÉ SER MUITO ingênuo pensar que ficar se manifestando pela intervenção militar, pela volta da ditadura, na porta dos quartéis, as Forças Armadas iriam para as ruas.NÃO ACABOUÉ, entretanto, um erro imaginar também que a derrota do Bolsonaro significou o enterro da direita no país, o bolsonarismo vai sobreviver como movimento; e se o Lula não fizer um bom governo, pode voltar ao poder.DOBRADINHA CERTAPELO que se tem ouvido de deputados, a chapa formada por Luiz Gonzaga (PSDB) para presidente e Nicolau Junior (PP) de primeiro-secretário, tem maioria dos votos na ALEAC. Não há clima para chapa alternativa.A SABER COMO SERÁ NA ALEACOS VEREADORES Emerson Jarude (MDB) e Michelle Melo (PDT) foram um calo na gestão do prefeito Tião Bocalom. A saber como será o comportamento de ambos, como deputados, em relação ao atual governo.PAUTADA EDUCAÇÃONinguém se admire se a deputada federal eleita Socorro Neri (PP) tiver uma boa atuação no parlamento, principalmente, na defesa das pautas da Educação.NÃO FOI RECONHECIDONENHUM parlamentar trouxe tantos recursos para o estado como o senador Márcio Bittar (União Brasil). Mas fez uma avaliação errada ao focar que com isso, ele seria reconhecido ao ponto de ser representado na chapa majoritária que disputou o governo. Apostou errado.PERDEU O PODER DE BARGANHAO MDB perdeu o poder de barganha para abrir conversa e ter participação no governo, por um motivo: o Gladson tem votos de sobra na sua base parlamentar.MENOR QUE ENTROUO MDB saiu menor do que entrou na última eleição, além de perder os dois deputados federais que tinha, ficou distante de ganhar a eleição para o governo.NÃO É OPORTUNISMONÃO É oportunismo o apoio do senador Sérgio Petecão (PSD) ao futuro governo do Lula, com seu voto no Senado. Nunca escondeu que não votaria no Bolsonaro.RECONHECIMENTO INTERNACIONALNÃO CONCORDO com algumas das pautas que defende, mas não posso deixar de reconhecer que a Marina – que pode ser ministra do Meio-Ambiente – é uma personalidade de prestígio e reconhecimento internacional no meio ambiental. Muito respeitada.FOI PARA O SALCOM a vitória do Lula já foi para o sal o projeto de ligar Cruzeiro do Sul à Pucalpa (Peru) cortando a Serra do Divisor, defendido pelo senador Márcio Bittar (União Brasil). A Marina é totalmente contra a obra.INTUIÇÃOÉ O NOME do novo livro do jornalista Nelson Liano, que mostra na obra que o autoconhecimento é acessível a todos os campos religiosos através da meditação. O Nelson é um espiritualista, uma pessoa do bem.TUDO É COPAO BRASIL estreia logo mais. Vamos sair das pautas negativas do golpismo para a beleza contagiante do futebol. A eleição nacional tem o dom de unir a todos.FRASE MARCANTE“Os homens fazem as leis, mas as mulheres fazem os costumes.” Ditado franc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LADSON não apenas foi eleito com folga no primeiro turno, mas também conseguiu eleger aliados, que serão majoritários na Câmara Federal e na Assembleia Legislativa....</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TORCEDOR-CROACIA.jpg?resize=400%2C240&amp;ssl=1</text:p>
          </table:table-cell>
          <table:table-cell office:value-type="string" calcext:value-type="string">
            <text:p>Destaque 2</text:p>
          </table:table-cell>
          <table:table-cell office:value-type="string" calcext:value-type="string">
            <text:p>Rua do Habitasa se prepara para a Copa com torcedor fã da Croácia</text:p>
          </table:table-cell>
          <table:table-cell office:value-type="string" calcext:value-type="string">
            <text:p>https://ac24horas.com/2022/11/24/rua-do-habitasa-se-prepara-para-a-copa-com-torcedor-fa-da-croacia/</text:p>
          </table:table-cell>
          <table:table-cell office:value-type="string" calcext:value-type="string">
            <text:p>Em época de Copa do Mundo, no meio das cores verde e amarela na rua México, no bairro Habitasa, um morador afirma ser fanático pelo time da Croácia e torce por sua vitória no maior evento de futebol do planeta.João Paulo Santos, de 39 anos, é apaixonado pela seleção croata desde 2018, quando no campeonato mundial, o meio-campo, Luka Modrić fez um golaço e colocou a Argentina perto da eliminação.O amor pelo time é tão grande, que ele criou uma equipe de futebol, formada por seus amigos e atletas amadores, chamada ‘Croácia Futebol Clube’ e há 5 anos participam de campeonatos em todo o estado acreano.“Ficou na história o gol de Modrić e para mim, ele é o maior jogador do mundo. Eu sou o maior fã do futebol que o camisa 10 faz”, afirmou.Questionado para quem torceria em uma final entre Brasil e Croácia, Santos declarou que sua aposta vai para o seu país. “Claro que vai ser Brasil, eu sou brasileiro e tenho certeza que se nossa seleção for para a final, já ganhamos. Já deu certo”, destacou.Nesta quarta-feira, 23, a Croácia, que está no grupo F, empatou em sua estreia contra o Marrocos, em 0 a 0 e deve jogar contra o Canadá, dia 27.Com recursos próprios, o torcedor junto com vizinhos organizaram a rua para o jogo do Brasil X Sérvia, que acontecerá nesta quinta-feira, 24. A prefeitura de Rio Branco foi chamada para fazer a limpeza e tapar os buracos da área, que será pintada e decorada pelos próprios moradores.Assista ao vídeo:Please enable JavaScriptplay-rounded-fillLink02:37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época de Copa do Mundo, no meio das cores verde e amarela na rua México, no bairro Habitasa, um morador afirma ser fanático pelo tim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1669236768301.jpg?resize=400%2C240&amp;ssl=1</text:p>
          </table:table-cell>
          <table:table-cell office:value-type="string" calcext:value-type="string">
            <text:p>Acre</text:p>
          </table:table-cell>
          <table:table-cell office:value-type="string" calcext:value-type="string">
            <text:p>Copa do Mundo: Saiba onde assistir os jogos da Seleção Brasileira, em Rio Branco</text:p>
          </table:table-cell>
          <table:table-cell office:value-type="string" calcext:value-type="string">
            <text:p>https://ac24horas.com/2022/11/24/copa-do-mundo-saiba-onde-assistir-os-jogos-da-selecao-brasileira-em-rio-branco/</text:p>
          </table:table-cell>
          <table:table-cell office:value-type="string" calcext:value-type="string">
            <text:p>Com o maior evento de futebol do planeta acontecendo no Catar, bares e restaurantes se preparam para transmitir os jogos, assegurando uma programação especial para atrair os torcedores.Nesta quinta-feira, 24, a Seleção Brasileira faz sua estreia em campo contra a Servia, às 14h (horário do Acre). Durante a data, órgãos públicos municipais, estaduais e federais já decretaram ponto facultativo para os trabalhadores acompanharem a atração.Oac24horasseparou os locais com as melhores coberturas dos jogos, com garantia de segurança e diversão. Acompanhe.– Via Verde ShoppingO Via Verde Shopping, preparou uma estrutura completa para a transmissão da Copa do Mundo. Com dois telões disponíveis na Praça de alimentação, durante o jogo da Seleção Brasileira, nesta quinta-feira, terá ainda a apresentação da banda Novo Samba. O local funcionará das 10h às 22h.– Recanto Food&amp;BeerO Recanto Food&amp;Beer, bar e restaurante na Estrada Dias Martins, preparou uma promoção especial durante os jogos do Brasil. Além de assistir a seleção, terá uma DELICIOSA Feijoada + Um copo de caipirinha por apenas R$19,99. E para cada gol do Brasil, vai rolar uma dose de bananinha de graça para a casa inteira.– A Confraria GastrobarBrasil X Servia é na Confraria Gastrobar. O local estará aberto a partir das 12h, com a transmissão do jogo em telão e TVs.– Seringal BierO Seringal Bier acredita no hexa e para assistir os jogos do Brasil, garantiu desconto na cerveja mais gostosa da cidade. Além da entrada livre, durante a transmissão terá a venda de vários espetinhos. E a cada gol do Brasil, você ganha um copo de Pilsen grátis.– JUPARÁ CHOPERIA (VIA VERDE)Não vai faltar chopp durante as transmissões dos jogos do Brasil, na Copa do Mundo. A entrada no espaço será por ordem de chegada, não perca.– Casa do RioNa Casa do Rio, além de ser servido almoço, com aquela promoção especial nos peixes, durante os jogos da seleção brasileira, você poderá acompanhar nos telões disponíveis no espaço, aproveitar caipirinha em dobro e ainda participar do Bolão.– TARDEZINHA GRILL &amp; FISHESNesta. Quinta-feira, 24, o Tardezinha Grill e Fishes, irá transmitir os jogos Portugal X Canadá e Brasil X Servia, com shows de Samba Brother, Gil Cantor e DJ Felipe de Paula. Além da promoção de cerveja, o combo Feijoada + Caipirinha, custará apenas R$ 39,90.– Suprema Erva-mateQuer assistir os jogos do Brasil e ainda fugir do calor do Acre tomando aquele delicioso e gelado Tereré? A Suprema Erva-mate vai transmitir todas as partidas da nossa sele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o maior evento de futebol do planeta acontecendo no Catar, bares e restaurantes se preparam para transmitir os jogos, assegurando uma programação especial para atrair...</text:p>
          </table:table-cell>
          <table:table-cell office:value-type="string" calcext:value-type="string">
            <text:p>Deylon Félix</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WhatsApp-Image-2022-11-23-at-20.06.42.jpeg?resize=400%2C240&amp;ssl=1</text:p>
          </table:table-cell>
          <table:table-cell office:value-type="string" calcext:value-type="string">
            <text:p>Acre</text:p>
          </table:table-cell>
          <table:table-cell office:value-type="string" calcext:value-type="string">
            <text:p>Em clima de Copa do Mundo, Aleac ilumina-se de verde e amarelo</text:p>
          </table:table-cell>
          <table:table-cell office:value-type="string" calcext:value-type="string">
            <text:p>https://ac24horas.com/2022/11/24/em-clima-de-copa-do-mundo-aleac-ilumina-se-de-verde-e-amarelo/</text:p>
          </table:table-cell>
          <table:table-cell office:value-type="string" calcext:value-type="string">
            <text:p>Nesta quarta-feira (23), a Assembleia Legislativa do Acre (Aleac) foi iluminada nas cores verde, amarela, branca e azul em razão da Copa FIFA 2022. Realizada no Catar, a competição internacional de futebol é um dos principais eventos esportivos do mundo e a seleção brasileira tem chances de se tornar a primeira hexacampeã do torneio.Tido como “o esporte nacional”, o Brasil é o único pentacampeão da competição de futebol e sediou o evento em 2014 e 1950. A iluminação especial faz referência às cores da bandeira nacional.O parlamento acreano adotou a iluminação cênica no início do mês de novembro deste ano, quando aderiu à campanha Novembro Azul e iluminou a fachada do prédio com a cor da campanha.O presidente do Poder Legislativo, deputado Nicolau Júnior (PP), junto à mesa diretora, investiu na iluminação externa para reforçar as campanhas de conscientização temáticas. As luzes mudam de cor dependendo do tema a ser destacado.“A Aleac iluminada é o mais novo cartão postal de Rio Branco. Assim como ela dá cores às nossas importantes campanhas de conscientização, ela também ficará verde e amarela durante toda a realização da copa. Vamos juntos torcer para a nossa seleção. Vamos mentalizar o hexa porque esse ano ele virá”, enfatizou o presidente da Aleac, deputado Nicolau Júni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quarta-feira (23), a Assembleia Legislativa do Acre (Aleac) foi iluminada nas cores verde, amarela, branca e azul em razão da Copa FIFA 2022. Realizada n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4/alexandre-moraes-stf-bolsonaro.jpeg?resize=400%2C240&amp;ssl=1</text:p>
          </table:table-cell>
          <table:table-cell office:value-type="string" calcext:value-type="string">
            <text:p>Destaque 4</text:p>
          </table:table-cell>
          <table:table-cell office:value-type="string" calcext:value-type="string">
            <text:p>Moraes multa coligação de Bolsonaro em R$ 22,9 milhões após PL pedir anulação de votos</text:p>
          </table:table-cell>
          <table:table-cell office:value-type="string" calcext:value-type="string">
            <text:p>https://ac24horas.com/2022/11/24/moraes-multa-coligacao-de-bolsonaro-em-r-229-milhoes-apos-pl-pedir-anulacao-de-votos/</text:p>
          </table:table-cell>
          <table:table-cell office:value-type="string" calcext:value-type="string">
            <text:p>O presidente do Tribunal Superior Eleitoral (TSE), Alexandre de Moraes, negou o pedido de verificação extraordinária do resultado do segundo turno das eleições. O pedido foi apresentado na terça-feira (22) pelo PL, partido do presidente Jair Bolsonaro.Moraes considerou que a ação do partido não apresenta qualquer indício ou prova de fraude que justifique a reavaliação de parte dos votos registrados pelas urnas.O ministro ainda condenou a coligação da campanha à reeleição de Bolsonaro a pagar uma multa de quase R$ 23 milhões por litigância de má-fé — quando a Justiça é acionada de forma irresponsável.Moraes determinou ainda:o bloqueio e a suspensão dos repasses do fundo partidário às siglas até que a multa seja quitada;a abertura de um processo administrativo pela Corregedoria-Geral Eleitoral para apurar “eventual desvio de finalidade na utilização da estrutura partidária, inclusive de Fundo Partidário”;o envio de cópias do inquérito ao Supremo Tribunal Federal (STF), no âmbito da investigação sobre a atuação de uma suposta milícia digital para atacar a democracia e as instituições.Pedido ‘esdrúxulo’A ação do partido de Bolsonaro é baseada no relatório de uma consultoria privada que diz que as urnas anteriores ao modelo 2020, que têm um número de série único, deveriam apresentar um número individualizado. Segundo a auditoria, isso não permitiria que esses equipamentos passassem por uma auditagem — o que é desmentido por uma série de especialistas e entidades fiscalizadoras.Na terça, ao receber o pedido do PL, Moraes, deu 24 horas para o partido entregar os dados completos da consultoria, inclusive do primeiro turno, já que ambos os turnos usaram as mesmas urnas.Mas o partido não incluiu o primeiro turno na auditoria — na prática, incluir o primeiro turno levaria ao questionamento da eleição da bancada do PL: a maior da Câmara.Na decisão desta quarta, Moraes classificou o pedido do PL de “esdrúxulo”, “ilícito” e realizado de maneira inconsequente.Moraes disse que o partido atentou contra o Estado democrático de direito e usa o pedido para incentivar movimentos criminosos e antidemocráticos que estão ocorrendo nas estradas, inclusive com uso de violência.O presidente do TSE esclareceu ainda que é descabida a afirmação de que as urnas possuem o mesmo número de identificação, o que impediria o rastreamento. Para Moraes, esse argumento só pode ter sido levantado por ignorância — o que não parece ser o caso, segundo Moraes –, ou má fé.Moraes afirmou que os argumentos do PL são absolutamente falsos, já que todas as urnas utilizadas na eleições 2022 assinam digitalmente os resultados com chaves privativas de cada equipamento. E que essas assinaturas são acompanhadas dos certificados digitais únicos de cada urna. Portanto, a partir da assinatura digital, é possível rastrear a origem dos arquivos.O ministro afirmou ainda que não faz sentido verificar os votos do segundo turno apenas para presidente da República, porque é impossível dissociar um turno do outro, sendo que os equipamentos foram usados nos dois turn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o Tribunal Superior Eleitoral (TSE), Alexandre de Moraes, negou o pedido de verificação extraordinária do resultado do segundo turno das eleições. O pedido foi...</text:p>
          </table:table-cell>
          <table:table-cell office:value-type="string" calcext:value-type="string">
            <text:p>Com informações do G1</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ARVORE-PALACIO.jpg?resize=400%2C240&amp;ssl=1</text:p>
          </table:table-cell>
          <table:table-cell office:value-type="string" calcext:value-type="string">
            <text:p>Acre</text:p>
          </table:table-cell>
          <table:table-cell office:value-type="string" calcext:value-type="string">
            <text:p>Árvores da Praça da Catedral são cortadas por engano em Rio Branco</text:p>
          </table:table-cell>
          <table:table-cell office:value-type="string" calcext:value-type="string">
            <text:p>https://ac24horas.com/2022/11/23/arvores-da-praca-da-catedral-sao-cortadas-por-engano/</text:p>
          </table:table-cell>
          <table:table-cell office:value-type="string" calcext:value-type="string">
            <text:p>Na manhã desta quarta-feira, 23, algumas árvores da praça da Catedral Nossa Senhora de Nazaré, conhecida também como praça dos tocos, no Centro de Rio Branco, foram derrubadas. Segundo a prefeitura, a ação foi realizada por engano.Em conversa com à assessoria de comunicação da Secretaria Municipal de Meio Ambiente (Semeia) foi informado que o ocorrido teria acontecido por um erro humano, que ao invés de serem cortadas, as plantas deveriam ser podadas.“A Semeia está realizando a poda das árvores do centro da cidade e lamenta o ocorrido, foi um erro e apenas uma árvore foi cortada. Para tentar amenizar o equívoco, será plantando, no mesmo local, uma árvore do mesmo porte”, disse um dos representantes.O funcionário da equipe que realizou o corte, foi afastado e será aberto um processo administrativo interno para apurar quais medidas poderão ser tomadas a respeito da situação.Em um vídeo nas redes sociais, o fotojornalista Diego Gurgel chegou a flagrar o mo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quarta-feira, 23, algumas árvores da praça da Catedral Nossa Senhora de Nazaré, conhecida também como praça dos tocos, no Centro de Rio Branco,...</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1669238325691.jpg?resize=400%2C240&amp;ssl=1</text:p>
          </table:table-cell>
          <table:table-cell office:value-type="string" calcext:value-type="string">
            <text:p>Cotidiano</text:p>
          </table:table-cell>
          <table:table-cell office:value-type="string" calcext:value-type="string">
            <text:p>Pré-história do Acre será tema de curso no Sesc/Centro de Rio Branco</text:p>
          </table:table-cell>
          <table:table-cell office:value-type="string" calcext:value-type="string">
            <text:p>https://ac24horas.com/2022/11/23/pre-historia-do-acre-sera-tema-de-curso-no-sesc-centro-de-rio-branco/</text:p>
          </table:table-cell>
          <table:table-cell office:value-type="string" calcext:value-type="string">
            <text:p>Nos dias 25, 29 e 30 de novembro, das 13h às 17h acontecerá, em Rio Branco, no Sesc/Centro, o curso “Pré-História de Rio Branco e do Acre – Aquiry: povos construtores e paisagens míticas e culturais”.O evento será ministrado pelo professor Marcos Vinícius Neves, com produção da historiadora Flávia Burlamaqui e, tem como objetivo apresentar alguns resultados de pesquisas arqueológicas que vêm sendo realizadas desde o final da década de 1970, na região.“A história do Acre só inicia em 1850, quando começaram as primeiras expedições de não-indígenas na região? E as dezenas de povos originários que habitavam essas terras por milhares de anos antes disso? Onde fica? Essa é uma das questões centrais do curso Aquiri”, disse Vinicius.Gratuito, a formação tem duração de 16 horas e atividades presenciais e remotas, buscando alcançar professores da rede pública de ensino e fazedores culturais, especialmente os da área de Patrimônio Cultural, para difundir esses importantes saberes, de forma que cheguem às salas de aula e alcancem públicos amplos e diversos.“O que queremos é compartilhar informações necessárias à compreensão da pré-história acreana em suas muitas dimensões, incluindo conteúdos que vão desde as características teórico-metodológicas da pesquisa arqueológica na Amazônia, passando pelas áreas e sítios já pesquisados, até os resultados das interpretações científicas para a construção de uma historiografia indígena mais ampla, profunda e consistente”, defende Flávia.A iniciativa tem financiamento da Prefeitura de Rio Branco, através da Fundação Garibaldi Brasil (Fundo Municipal de Cultura). Para participar, é necessário contato prévio com a produção, no WhatsApp (68) 9.9988-901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s dias 25, 29 e 30 de novembro, das 13h às 17h acontecerá, em Rio Branco, no Sesc/Centro, o curso “Pré-História de Rio Branco e do...</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1/03/CENTRO-COVID-MASCARA-7.jpeg?resize=400%2C240&amp;ssl=1</text:p>
          </table:table-cell>
          <table:table-cell office:value-type="string" calcext:value-type="string">
            <text:p>Acre</text:p>
          </table:table-cell>
          <table:table-cell office:value-type="string" calcext:value-type="string">
            <text:p>Acre emite alerta contra ameaça tripla de Covid, influenza e vírus VSR</text:p>
          </table:table-cell>
          <table:table-cell office:value-type="string" calcext:value-type="string">
            <text:p>https://ac24horas.com/2022/11/23/acre-emite-alerta-contra-ameaca-tripla-de-covid-influenza-e-virus-vsr/</text:p>
          </table:table-cell>
          <table:table-cell office:value-type="string" calcext:value-type="string">
            <text:p>A Secretaria de Saúde do Acre (Sesacre) emitiu um alerta nesta quarta-feira, 23, recomenda os devidos cuidados para evitar a proliferação de três doenças que estão em iminência em todo o país. Neste mês de novembro houve aumento de casos de covid-19, influenza e vírus sincicial respiratório (VSR) nas américas. Não existe vacina para o vírus VSR, mas as estratégias utilizadas para limitar a propagação da covid-19 podem ser as mesmas, como o uso de máscaras e o distanciamento social.A covid-19 circula desde o final de 2019, já a influenza e o VSR existem há muito tempo. A suspeita dos especialistas em saúde é que muitas pessoas não foram expostas a esses vírus durante o período de isolamento social contra a covid-19 nos dois últimos anos.De acordo com o coordenador da Rede de Urgência e Emergência (RUE), Edvan Meneses, é importante falar sobre essa tríade viral que está em circulação em todo o Brasil, que causa síndromes gripais e respiratórias agudas graves. “Dois desses vírus nós já temos vacinas e fazemos um apelo para que a população se vacine, e não contraia dois ou mais desses vírus e ter um quadro infeccioso grave”, salientou Edvan Meneses.Os três vírus causam sintomas muito parecidos, como febre, coriza, dor de cabeça, dor nos olhos, obstrução nasal, espirros e dor de garganta. Os vírus sobrevivem melhor em temperaturas baixas e, com a temporada de chuvas no estado, a Saúde aconselha todos os cuidados necessários para evitar esses vírus, principalmente em crianças que estão sendo tão afetadas pelo VSR.“Procure uma unidade de saúde e vacine-se, assim você estará protegido e poderá evitar uma situação mais grave”, completou Edvan.Com informações da Ses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cretaria de Saúde do Acre (Sesacre) emitiu um alerta nesta quarta-feira, 23, recomenda os devidos cuidados para evitar a proliferação de três doenças que estão...</text:p>
          </table:table-cell>
          <table:table-cell office:value-type="string" calcext:value-type="string">
            <text:p>Thais Faria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07/covid-teste-hoje-1.jpg?resize=400%2C240&amp;ssl=1</text:p>
          </table:table-cell>
          <table:table-cell office:value-type="string" calcext:value-type="string">
            <text:p>Cotidiano</text:p>
          </table:table-cell>
          <table:table-cell office:value-type="string" calcext:value-type="string">
            <text:p>Acre eleva novos casos com 171 infectados por Covid-19 nas últimas 24 horas</text:p>
          </table:table-cell>
          <table:table-cell office:value-type="string" calcext:value-type="string">
            <text:p>https://ac24horas.com/2022/11/23/acre-eleva-novos-casos-com-171-infectados-por-covid-19-nas-ultimas-24-horas/</text:p>
          </table:table-cell>
          <table:table-cell office:value-type="string" calcext:value-type="string">
            <text:p>A Secretaria de Estado de Saúde do Acre (Sesacre), por meio do Departamento de Vigilância em Saúde (DVS), informa que foram registrados 171 novos casos de coronavírus nesta quarta-feira, 23 de novembro. O número de infectados notificados é de 153.137 em todo o estado.Nenhum óbito foi notificado nesta quarta, fazendo com que o número oficial de mortes por covid-19 permaneça em 2.029 em todo o estadoAté o momento, o Acre registra 359.890 notificações de contaminação pela doença, sendo que 206.746 casos foram descartados e 7 exames de RT-PCR aguardam análise do Laboratório Central de Saúde Pública do Acre (Lacen). Pelo menos 150.173 pessoas já receberam alta médica da doença, e não há registro de pessoas internadas até o fechamento deste boletim.Os dados da vacinação contra a covid-19 no Acre podem ser acessados no Painel de Monitoramento da Vacinação, disponível no endereço eletrônico:http://covid19.ac.gov.br/vacina/inicio.As informações são atualizadas na plataforma do Ministério da Saúde (MS) e estão sujeitas a alterações constantes, em razão das informações inseridas a partir de cada municíp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cretaria de Estado de Saúde do Acre (Sesacre), por meio do Departamento de Vigilância em Saúde (DVS), informa que foram registrados 171 novos casos de...</text:p>
          </table:table-cell>
          <table:table-cell office:value-type="string" calcext:value-type="string">
            <text:p>Thais Faria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TRATOR_2.jpg?resize=400%2C240&amp;ssl=1</text:p>
          </table:table-cell>
          <table:table-cell office:value-type="string" calcext:value-type="string">
            <text:p>Cotidiano</text:p>
          </table:table-cell>
          <table:table-cell office:value-type="string" calcext:value-type="string">
            <text:p>SEPA diz que tomará medidas administrativas cabíveis em caso de trator apreendido com menor</text:p>
          </table:table-cell>
          <table:table-cell office:value-type="string" calcext:value-type="string">
            <text:p>https://ac24horas.com/2022/11/23/sepa-diz-que-tomara-medidas-administrativas-cabiveis-em-caso-de-trator-apreendido-com-menor/</text:p>
          </table:table-cell>
          <table:table-cell office:value-type="string" calcext:value-type="string">
            <text:p>O secretário de Estado de Produção e Agronegócio do Acre, Edivan Maciel, prestou esclarecimentos sobre o caso de um trator agrícola apreendido, no último domingo (20), em Acrelândia, no momento em que era conduzido por um menor, de 17 anos de idade.De acordo com Edivan, o trator em referência estava a serviço da produção rural do Estado, nos termos adequados, ou seja, atendendo ao pequeno produtor sob supervisão de um dos nossos servidores da Sepa.O secretário explicou que a apreensão da máquina sob a condução momentânea do menor, filho do operador autorizado, se deu quando o responsável permitiu que o filho realizasse a busca de uma grade aradora em uma pequena propriedade próxima para a realização do serviço específico.“Desde o conhecimento do fato, mobilizamos incontinenti nossos gestores e tomamos imediatas e necessárias providências, no sentido de esclarecer o fato junto às autoridades pertinentes, visando resgatar a máquina, o que, aliás, já ocorreu, bem como as medidas administrativas cabíveis no que compete ao servidor envolvido”, esclareceu Edivan Maciel.Por fim, o titular da SEPA informou que os agricultores de Acrelândia não serão prejudicados pelo incidente, e que a secretaria continuará cumprindo o seu dever de atender as necessidades do campo, reforçando que o fato não constituiu empecilho para que o Governo siga em seu projeto de fomentar de modo permanente o setor agropecuário, notadamente os pequenos produtor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ecretário de Estado de Produção e Agronegócio do Acre, Edivan Maciel, prestou esclarecimentos sobre o caso de um trator agrícola apreendido, no último domingo (20),...</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WhatsApp-Image-2022-11-23-at-20.12.43.jpeg?resize=400%2C240&amp;ssl=1</text:p>
          </table:table-cell>
          <table:table-cell office:value-type="string" calcext:value-type="string">
            <text:p>Acre</text:p>
          </table:table-cell>
          <table:table-cell office:value-type="string" calcext:value-type="string">
            <text:p>Postos estão sendo reabastecidos e situação deve normalizar na sexta</text:p>
          </table:table-cell>
          <table:table-cell office:value-type="string" calcext:value-type="string">
            <text:p>https://ac24horas.com/2022/11/23/postos-estao-sendo-reabastecidos-aos-poucos-e-situacao-deve-se-normalizar-na-sexta-feira-diz-sindicato/</text:p>
          </table:table-cell>
          <table:table-cell office:value-type="string" calcext:value-type="string">
            <text:p>O Sindicato do Comércio Varejista de Derivados de Petróleo do Estado do Acre – Sindepac – disse na tarde desta quarta-feira (23) que a situação do abastecimento dos postos em todo o estado deve se normalizar na próxima sexta-feira (25).“Estrada aberta e aos poucos os postos estão sendo reabastecidos, até [a próxima] sexta-feira acredito que tudo estará normalizado”, afirmou aoac24horaso empresário Delano de Lima e Silva, presidente do Sindepac.Após o anúncio de desbloqueio das rodovias federais pela Polícia Rodoviária Federal (PRF), especialmente a BR-364, em Rondônia, os primeiros caminhões-tanque começaram a chegar ao Acre a partir da madrugada desta quarta-feira.No começo da manhã, muitos postos de Rio Branco já tinham quantidade de combustíveis para operar por algumas horas. A informação das gerências de estabelecimentos era de que a normalização dependia da chegada de novas cargas que estavam em trânsito.No Acre todo, segundo levantamento da ANP – Agência Nacional do Petróleo – são 157 postos de combustíveis. Em algumas cidades, como Xapuri, não chegou a faltar gasolina, apesar de em todo o estado ter sido registrada uma corrida aos postos por medo do desabasteci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ndicato do Comércio Varejista de Derivados de Petróleo do Estado do Acre – Sindepac – disse na tarde desta quarta-feira (23) que a situação d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1669249799946.jpg?resize=400%2C240&amp;ssl=1</text:p>
          </table:table-cell>
          <table:table-cell office:value-type="string" calcext:value-type="string">
            <text:p>Cotidiano</text:p>
          </table:table-cell>
          <table:table-cell office:value-type="string" calcext:value-type="string">
            <text:p>Troca de tiros entre faccionados termina com um morto e dois feridos na Baixada da Sobral</text:p>
          </table:table-cell>
          <table:table-cell office:value-type="string" calcext:value-type="string">
            <text:p>https://ac24horas.com/2022/11/23/troca-de-tiros-entre-faccionados-termina-com-um-morto-e-dois-feridos-na-baixada-da-sobral/</text:p>
          </table:table-cell>
          <table:table-cell office:value-type="string" calcext:value-type="string">
            <text:p>William Borges Soares, de 29 anos, vulgo “Tanaka” foi morto e mais duas pessoas identificadas como Antônio Railan Mendonça Ferreira, de 26 anos e Gleison Roberto do Carmo, de 21 anos, ficaram feridos a tiros na tarde desta quarta-feira, 23, após um ataque de uma organização em uma residência situada na rua 27 de julho, no bairro Plácido de Castro, na região da Baixada da Sobral.De acordo com informações da polícia, William, Antônio Railan, Gleison e uma outra pessoa, estavam em uma casa na rua 27 de julho, quando quatro membros de uma facção chegaram no local em um veículo modelo Ônix, de cor branca e em posse de armas de fogo, invadiram a residência já efetuando mais 30 tiros.Durante a ação, houve troca de tiros entre os faccionados e William foi ferido e caiu no quintal da residência. Já Gleison ficou ferido com um tiro no braço e conseguiu correr e pedir ajuda na casa de um morador. Antônio Railan recebeu um tiro no abdômen e mesmo ferido ainda conseguiu correr até a rua Tabosa, no bairro João Paulo II, e pediu ajuda na sua residência. Os autores do crimes fugiram do local.Duas ambulância do Serviço de Atendimento Móvel de Urgência (SAMU) foram acionadas, mas quando os paramédicos chegaram ao local,  William já se encontrava morto. Foi prestado os primeiros atendimentos a Gleison e Antônio Railan que foram encaminhados ao Pronto-Socorro de Rio Branco. Segundo os paramédicos do SAMU, Gleison sofreu uma fratura no braço em que pegou o projétil e seu estado de saúde é estável. Já Antônio Railan, que recebeu um tiro no abdômen, deu entrada no hospital em estado de saúde grave e foi encaminhado direto pro centro cirúrgico.O corpo de William foi removido e encaminhado ao Instituto Médico Legal (IML) para os exames cadavéricos.Durante patrulhamento na região da Baixada da Sobral um jovem identificado como Fernando que estava envolvido na troca de tiros entre os faccionados foi preso na rua Juricaba próximo a um posto de saúde. O criminoso ainda tentou se desfazer de uma arma de fogo, mas os policiais a encontraram.Policiais Militares estiveram no local e isolaram a área para os trabalhos do perito em criminalística. Na casa aonde ocorreu a troca de tiros, foram encontradas 32 cápsulas de pistolas e drogas.Diante dos fatos foi dada a voz de prisão e Fernando foi encaminhado à Delegacia de Flagrantes (Defla) pra os devidos procedimentos. 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William Borges Soares, de 29 anos, vulgo “Tanaka” foi morto e mais duas pessoas identificadas como Antônio Railan Mendonça Ferreira, de 26 anos e Gleison Roberto...</text:p>
          </table:table-cell>
          <table:table-cell office:value-type="string" calcext:value-type="string">
            <text:p>Davi Sahid</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WhatsApp-Image-2022-11-23-at-16.04.35.jpeg?resize=400%2C240&amp;ssl=1</text:p>
          </table:table-cell>
          <table:table-cell office:value-type="string" calcext:value-type="string">
            <text:p>Destaque 6</text:p>
          </table:table-cell>
          <table:table-cell office:value-type="string" calcext:value-type="string">
            <text:p>Bélgica sofre, mas vence o Canadá por 1 a 0 na estreia da Copa</text:p>
          </table:table-cell>
          <table:table-cell office:value-type="string" calcext:value-type="string">
            <text:p>https://ac24horas.com/2022/11/23/belgica-sofre-mas-vence-o-canada-por-1-a-0-na-estreia-da-copa/</text:p>
          </table:table-cell>
          <table:table-cell office:value-type="string" calcext:value-type="string">
            <text:p>A Bélgica venceu o Canadá por 1 a 0, nesta quarta-feira, 23, no Al Rayyan, em um jogo extremamente complicado para os belgas. Batshuayi anotou o gol da vitória.Na primeira etapa o Canadá foi muito superior. Logo aos 11 minutos, Tajon Buchanan chutou de fora da área e a bola bateu no braço de Carrasco. Após consulta no VAR, a arbitragem marcou pênalti para os canadenses. Alphonso Davies cobrou e o goleiro belga Thibaut Courtois defendeu.O Canadá continuou muito melhor e deu 14 chutes a gol no primeiro tempo, porém, foi um dos 4 chutes belgas que balançou a redes. Apesar do domínio dos canadenses, após lançamento vindo de trás, Michy Batshuayi abriu o placar aos 44 minutos.Na segunda etapa os canadenses continuaram melhores, mas o belga equilibraram um pouco as coisas, mas ainda saiam para o jogo mais em contra-ataques do que em bolas trabalhadas.Com a vitória, a Bélgica assumiu a liderança do grupo com 3 pontos, já que Croácia e Marrocos não saíram do 0 a 0. Os africanos, inclusive, são os próximos adversários dos belgas, no próximo dia 27, às 8h da manhã (hora do Acre), no Al Thumama.Já o Canadá enfrenta a Croácia, ás 11h, no Khalifa Internacional. Em caso de derrota, o país americano será eliminado da Copa do Mundo.ASSISTA OS MELHORES MOMENTOSPlease enable JavaScriptplay-rounded-fillLink04: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Bélgica venceu o Canadá por 1 a 0, nesta quarta-feira, 23, no Al Rayyan, em um jogo extremamente complicado para os belgas. Batshuayi anotou 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1/04/MARCELO-MOURA-ACISA.jpg?resize=400%2C240&amp;ssl=1</text:p>
          </table:table-cell>
          <table:table-cell office:value-type="string" calcext:value-type="string">
            <text:p>Acre</text:p>
          </table:table-cell>
          <table:table-cell office:value-type="string" calcext:value-type="string">
            <text:p>Empresários sugerem decreto de calamidade em bloqueios da BR</text:p>
          </table:table-cell>
          <table:table-cell office:value-type="string" calcext:value-type="string">
            <text:p>https://ac24horas.com/2022/11/23/empresarios-do-acre-sugerem-decreto-de-calamidade-publica-ou-emergencia-em-bloqueios-da-br-364/</text:p>
          </table:table-cell>
          <table:table-cell office:value-type="string" calcext:value-type="string">
            <text:p>Após dias prestes a entrar em colapso no abastecimento de combustível, perecíveis, mercadoria em geral, empresários do Acre sugeriram ao governo estadual a avaliação da realização de decreto de estado de calamidade pública ou de emergência.O documento partiu da Associação Comercial, Industrial, de Serviço e Agrícola do Acre (Acisa) ao informar o fim dos estoques do gás de cozinha, caso a Estarda não fosse liberada em de versos pontos da BR-364, em Rondônia. A interdição é provocada por insatisfação de apoiadores do presidente Jair Bolsonaro, que perdeu as eleições presidenciais para o candidato Lula, do PT.O relatório da Acisa informava que as empresas associadas não estavam conseguindo contratar transportadoras ou transportadores autônomos para abastecimento do Acre.A Federação do Comércio de Bens, Serviços e Turismo do Estado do Acre (Fecomércio) também elaborou um documento prevendo a possibilidade de que alimentos perecíveis e não perecíveis que fazem parte da cesta básica começassem a sofrer desabastecimento entre os dias 26 e 27 de novembro, além do risco de que produtos hospitalares, como medicamentos e oxigênio, entrar em falta caso o bloqueio persistisse ativo.Os trechos bloqueados na BR-364 no lado rondoniense, que liga o Acre ao restante do país por via terrestre, só foram totalmente liberados na tarde de ontem (22), conforme relatou a Polícia Rodoviária Feder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dias prestes a entrar em colapso no abastecimento de combustível, perecíveis, mercadoria em geral, empresários do Acre sugeriram ao governo estadual a avaliação da realização...</text:p>
          </table:table-cell>
          <table:table-cell office:value-type="string" calcext:value-type="string">
            <text:p>Thais Faria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FABIO_2.jpg?resize=400%2C240&amp;ssl=1</text:p>
          </table:table-cell>
          <table:table-cell office:value-type="string" calcext:value-type="string">
            <text:p>Destaque 2</text:p>
          </table:table-cell>
          <table:table-cell office:value-type="string" calcext:value-type="string">
            <text:p>Vereador Fábio Araújo é indiciado pela PF por corrupção e tem contas bloqueadas</text:p>
          </table:table-cell>
          <table:table-cell office:value-type="string" calcext:value-type="string">
            <text:p>https://ac24horas.com/2022/11/23/vereador-fabio-araujo-e-indiciado-pela-pf-por-corrupcao-e-tem-contas-bloqueadas/</text:p>
          </table:table-cell>
          <table:table-cell office:value-type="string" calcext:value-type="string">
            <text:p>O vereador de Rio Branco, Fábio Araújo (PDT), é um dos indiciados pela Polícia Federal do Acre, que concluiu as investigações da “Operação Contagio”, que apurava desde 2020 ilegalidade em processo de dispensa de licitação na prefeitura de Plácido de Castro. O parlamentar, gestores e empresários responderão pelo crime de Desvio de Rendas Públicas, cuja pena pode chegar a 12 anos de reclusão.A polícia federal divulgou nesta quarta-feira, 23, detalhes das informações que resultou no indiciamento do parlamentar que na época atuava como empresário. De acordo com as investigações, o contrato sob suspeita possuía um valor aproximado de R$ 512 mil e visava a compra de equipamentos de proteção individual (EPI’s), para profissionais da saúde, que atuavam no combate à pandemia causada pelo COVID-19.Segundo foi apurado nas investigações, servidores públicos do alto escalão do município e empresários, à época, se valeram da flexibilização das regras de contratações criadas pela Lei n. 13.979/2020, e se utilizaram de pesquisa realizada com potenciais fornecedores para efetuar a assinatura do contrato em questão.No entanto, a maioria das empresas consideradas como potenciais fornecedoras pelo ente federativo, na verdade eram empresas fictícias, que possuíam características típicas de empresas de fachada, como ausência de sede administrativa e de funcionários contratados formalmente, além de possuírem relações entre si, ao ponto de possuir administração entrelaçada.A investigação identificou que havia na prefeitura uma espécie de gabinete de compras paralelo ao da secretaria de compras e licitações, sendo que seus integrantes sequer pertenciam aos quadros do município. Apenas procedimentos específicos tramitavam por lá, sendo um deles o contrato citado acima.Segundo Laudo Pericial, houve superfaturamento de cerca de R$ 394 mil. Com isso, o Poder Judiciário autorizou o sequestro de valores de contas bancárias, de imóveis e restrições sobre veículos dos envolvidos, incluindo o veread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vereador de Rio Branco, Fábio Araújo (PDT), é um dos indiciados pela Polícia Federal do Acre, que concluiu as investigações da “Operação Contagio”, que apurava...</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1669226013443.jpg?resize=400%2C240&amp;ssl=1</text:p>
          </table:table-cell>
          <table:table-cell office:value-type="string" calcext:value-type="string">
            <text:p>Cotidiano</text:p>
          </table:table-cell>
          <table:table-cell office:value-type="string" calcext:value-type="string">
            <text:p>Palestra de Fernando Kamura, ‘Arte aplicada aos negócios’, será apresentada no Sebrae</text:p>
          </table:table-cell>
          <table:table-cell office:value-type="string" calcext:value-type="string">
            <text:p>https://ac24horas.com/2022/11/23/palestra-de-fernando-kamura-arte-aplicada-aos-negocios-sera-apresentada-no-sebrae/</text:p>
          </table:table-cell>
          <table:table-cell office:value-type="string" calcext:value-type="string">
            <text:p>Rio Branco recebe dia 9 de dezembro, a palestra ‘Arte Aplicada aos Negócios’, de Fernando Kamura, no Sebrae, a partir das 19h30. O evento envolve temas voltado a inovação, marketing, criatividade, entre outras ações que buscam agregar conhecimento e novas experiências.Com um perfil inovador, o fundador da Academia de Neuromarketing, fala durante o evento sobre suas experiência no marketing da Microsoft e Oracle, assim como, histórias de sucesso e dá dicas de ferramentas para aplicação em seu trabalho.“A Arte aplicada nos negócios é um mix de networking, reciclagem e desbravamento de mundos ainda pouco explorados. Venha fazer parte deste grandioso evento e espalha pra geral que a “Palestra de Milhões “ chegou ao Acre”, disse.As vagas são limitadas. Para mais informações, entrar em contato com o número (68) 99902-96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Rio Branco recebe dia 9 de dezembro, a palestra ‘Arte Aplicada aos Negócios’, de Fernando Kamura, no Sebrae, a partir das 19h30. O evento envolve tem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CERVEJA_CATAR.jpg?resize=400%2C240&amp;ssl=1</text:p>
          </table:table-cell>
          <table:table-cell office:value-type="string" calcext:value-type="string">
            <text:p>Destaque 4</text:p>
          </table:table-cell>
          <table:table-cell office:value-type="string" calcext:value-type="string">
            <text:p>Jéssica Ingrede sofre com preço de copo da cerveja no Catar que vale R$ 71: “Tomei só uma”</text:p>
          </table:table-cell>
          <table:table-cell office:value-type="string" calcext:value-type="string">
            <text:p>https://ac24horas.com/2022/11/23/jessica-ingrede-sofre-com-o-preco-da-cerveja-no-catar-tomei-so-uma/</text:p>
          </table:table-cell>
          <table:table-cell office:value-type="string" calcext:value-type="string">
            <text:p>Mostrando os bastidores da Copa do Mundo, no Catar, a Influenciadora acreana, Jéssica Ingrede, junto com seus parceiros selecionados pela Confederação Brasileira de Futebol (CBF), se divertiram em um bar em um hotel no país do Oriente Médio.Segundo a blogueira, os espaço são os únicos lugares onde ainda é permitido o uso de bebidas alcoólicas. Cantando músicas e dançando, o grupo se juntou com vários outros brasileiros, incluindo o mascote Canarinho Pistola.Ingrede questionou o preço de uma cerveja e ficou surpresa com o valor. “Uma cervejinha aqui, que é um copo de chopp, custa 49 Rial catarense”, o equivalente a R$ 71.“Tomei só um, claro”, brincou Jéssica, que afirmou antes, estar preparada e ansiosa para apresentar para os seus seguidores a partida do Brasil X Servia, que acontece nesta quinta-feira, 24.View this post on InstagramA post shared by Jéssica Ingrede (@jessicaingre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ostrando os bastidores da Copa do Mundo, no Catar, a Influenciadora acreana, Jéssica Ingrede, junto com seus parceiros selecionados pela Confederação Brasileira de Futebol (CBF), s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antcrz_abr_2311222224.jpg?resize=400%2C240&amp;ssl=1</text:p>
          </table:table-cell>
          <table:table-cell office:value-type="string" calcext:value-type="string">
            <text:p>Destaque 6</text:p>
          </table:table-cell>
          <table:table-cell office:value-type="string" calcext:value-type="string">
            <text:p>Falta consenso no conselho político sobre prazo da PEC da Transição</text:p>
          </table:table-cell>
          <table:table-cell office:value-type="string" calcext:value-type="string">
            <text:p>https://ac24horas.com/2022/11/23/falta-consenso-no-conselho-politico-sobre-prazo-da-pec-da-transicao/</text:p>
          </table:table-cell>
          <table:table-cell office:value-type="string" calcext:value-type="string">
            <text:p>A presidente do PT, Gleisi Hoffmann, coordenadora de Articulação Política da transição, disse hoje (23) que ainda falta consenso sobre o prazo da proposta de emenda à Constituição (PEC) que exclui da regra do teto de gastos públicos o novo Bolsa Família, a PEC da Transição. A discussão é se os recursos do programa social ficarão fora do teto de forma permanente, por 4 anos ou menos que esse prazo. “É o maior ruído que temos dentro do Congresso”, admitiu Gleisi.“Temos que ter mais previsibilidade no sentido da sustentabilidade da política. Não pode ser um soluço, faz por 1 ano e depois renova. Nós não vamos acabar com a fome, com a miséria, com as crises no país em 1 ano. Como queremos uma solução política que passe pela Casa da representação do povo, acho que temos a responsabilidade de oferecer uma solução de mais longo prazo, para dar previsibilidade, não para o governo mas para o povo, para que as pessoas não fiquem com medo, receosos de terem interrompido o seu sustento antes de poderem ter uma saída”, argumentou Gleisi.O conselho político da transição do governo Lula se reuniu hoje (23), no Centro Cultural do Banco do Brasil (CCBB), e o tema principal do encontro foi a negociação em torno da PEC. A expectativa era que o texto final fosse apresentado nesta quarta-feira, mas ainda pode levar mais tempo. Segundo Gleisi, pelo regimento do Senado, a tramitação da PEC deve começar apenas na semana que vem.“Se for para [o prazo da PEC] ser apenas 1 ano, quase que não justifica o caminho legislativo, porque há outros instrumentos. Mas nós queremos e estamos fazendo um esforço para que a política resolva isso, por isso a gente terá um tempo maior para conversar, acho que temos mais esse prazo de 24 horas, 48 horas, para discutir e apresentar”, disse a presidente do PT.Na semana passada, o vice-presidente eleito e coordenador-geral da equipe de transição, Geraldo Alckmin, apresentou a minuta da proposta ao Congresso Nacional, que exclui R$ 175 bilhões da regra do teto para o Orçamento de 2023. Com isso, será possível viabilizar a manutenção do valor mínimo de R$ 600 para o programa Bolsa Família, atual Auxílio Brasil, além de instituir um valor adicional de R$ 150 por criança menor de 6 anos de idade de cada beneficiário.Instituída em 2016, a Emenda Constitucional do Teto de Gastos limita o aumento do orçamento público ao crescimento da inflação do ano anterior.Por ser uma alteração constitucional, a PEC, quando for apresentada, precisa ter um mínimo de 27 assinaturas de senadores para começar a tramitar na Casa. E precisa ser aprovada até o fim deste ano com um quórum qualificado de três quintos tanto no Senado quanto na Câmara, com votação em dois turnos.Para Gleisi, não há problema com o prazo de tramitação. “Se tiver acordo político, as casas legislativas sempre foram muito céleres, então vamos procurara acertar, já que esse é o ruído maior, do prazo da PEC, vamos ver se chegamos a um bom termo”, disse.A reunião do conselho político da transição contou com a presença de representantes de 15 partidos políticos, incluindo seus líderes. São eles Agir, Avante, PSDB, Cidadania, MDB, PCdoB, PDT, PROS, PSB, PSD, PSOL, PT, PV, Rede e Solidarieda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sidente do PT, Gleisi Hoffmann, coordenadora de Articulação Política da transição, disse hoje (23) que ainda falta consenso sobre o prazo da proposta de emend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tite_coletiva_vespera_estreia_brasil_catar_2022.jpg?resize=400%2C240&amp;ssl=1</text:p>
          </table:table-cell>
          <table:table-cell office:value-type="string" calcext:value-type="string">
            <text:p>Destaque 6</text:p>
          </table:table-cell>
          <table:table-cell office:value-type="string" calcext:value-type="string">
            <text:p>Lidar com pressão deve ser natural para o Brasil, afirma Tite no Catar</text:p>
          </table:table-cell>
          <table:table-cell office:value-type="string" calcext:value-type="string">
            <text:p>https://ac24horas.com/2022/11/23/lidar-com-pressao-deve-ser-natural-para-o-brasil-afirma-tite-no-catar/</text:p>
          </table:table-cell>
          <table:table-cell office:value-type="string" calcext:value-type="string">
            <text:p>O Brasil não tem problemas em ser o favorito para vencer a Copa do Mundo e lidar com a pressão deve ser natural para os jogadores da seleção, disse o técnico Tite nesta quarta-feira (23).“A pressão é inevitável”, disse Tite em entrevista coletiva antes da estreia no Grupo G da Copa do Mundo contra a Sérvia, na quinta-feira (24). “O Tostão fala isso, que é bom sonhar, então sonhamos fazer uma grande Copa e ser campeão. E se não for, fazer o melhor. Um só vai ser campeão, mas tem a sensatez e naturalidade que outras grandes seleções buscam este patamar.”O Brasil conquistou a Copa do Mundo cinco vezes e Tite disse que não ser sua responsabilidade o fato de que o Brasil não vence o torneio há 20 anos.Ele disse que só pode ser responsabilizado pelos últimos quatro anos, seu único ciclo completo desde que o Brasil perdeu para a Bélgica nas quartas de final na Rússia em 2018.“Não me coloquem responsabilidade de 20 anos, são só quatro de um processo todo. A história é linda e traz pressão, sim, mas a pressão que um país todo vive, apaixonado, está nas ruas. Principalmente a garotada, serve como processo educativo e o futebol também é de educação, fundamentalmente”, disse Tite.Tite não revelou a escalação da equipe para a estreia.Sua experiência como um técnico defensivo significa que há muita especulação sobre suas escolhas para a partida contra a Sérvia, com o maior ponto de interrogação em torno de Vinícius Júnior.No entanto, apenas os jogadores sabem se ele garantirá uma vaga entre os onze titulares contra a Sérvia, com Tite não revelando se colocará Fred ao lado de seu companheiro de Manchester United, Casemiro, para fortalecer o meio-campo ou liberará Vinícius na frente ao lado de Neymar, Richarlison e Raphinha.“Isso é adaptação às características dos atletas. Eu faço escolhas, agrado a uns e a outros, não. Isto é da escolha e da função do técnico, mas os atletas do meio para frente se escolheram, também. Em cada clube eles estão com protagonismo e qualidade excepcionais. Não acredito em encher de atacantes nem em encher de defensor. Eu entendo que o ponto de equilíbrio está no meio de campo, nas movimentações. E aí, sim, ter uma equipe equilibrada”, disse Tite. “Eu enquanto treinador tenho que ter suficientemente capacidade para poder potencializar as virtudes e as qualidades técnicas dos atletas.”* É proibida a reprodução deste conteú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rasil não tem problemas em ser o favorito para vencer a Copa do Mundo e lidar com a pressão deve ser natural para os jogadore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0/11/URNA-2-B.jpg?resize=400%2C240&amp;ssl=1</text:p>
          </table:table-cell>
          <table:table-cell office:value-type="string" calcext:value-type="string">
            <text:p>Cotidiano</text:p>
          </table:table-cell>
          <table:table-cell office:value-type="string" calcext:value-type="string">
            <text:p>Saiba o que está em jogo após decisão de Moraes sobre pedido do PL</text:p>
          </table:table-cell>
          <table:table-cell office:value-type="string" calcext:value-type="string">
            <text:p>https://ac24horas.com/2022/11/23/saiba-o-que-esta-em-jogo-apos-decisao-de-moraes-sobre-pedido-do-pl/</text:p>
          </table:table-cell>
          <table:table-cell office:value-type="string" calcext:value-type="string">
            <text:p>O presidente do TSE, Alexandre de Moraes, deu 24 horas para que o pedido do PL para anular votos de parte das urnas abranja os dois turnos das eleições. Caso o PL faça isso, pode colocar em risco a votação expressiva atingida no 1º turno pela coligação de Jair Bolsonaro, composta por PL, Progressistas e Republicanos.Juntos, os partidos elegeram seis governadores. Quatro deles em primeiro turno: Gladson Cameli (Progressistas), no Acre; Cláudio Castro (PL), no Rio de Janeiro; Antonio Denarium (Progressistas), em Roraima; e Wanderlei Barbosa (Republicanos), em Tocantins.Nas eleições Legislativas, o PL foi o partido com o melhor desempenho. Elegeu 99 deputados e 8 senadores. Ao todo, a coligação de Jair Bolsonaro emplacou 187 cadeiras na Câmara e 13 no Senado.Parlamentares eleitos na Câmara dos DeputadosPL – 99Progressistas – 47Republicanos – 41Parlamentares eleitos no SenadoPL – 8Progressistas – 3Republicanos – 2Nos estados, onde as coligações não necessariamente são as mesmas do âmbito nacional, o PL elegeu 129 deputados estaduais. Veja lista abaixo:Acre – 2Amapá – 2Amazonas – 3Alagoas – 1Bahia – 4Ceará – 4DF – 4Espírito Santo – 5Goiás – 3Maranhão – 5Mato Grosso – 2Mato Grosso do Sul – 3Minas gerais – 9Paraná – 5Paraíba – 3Pará – 3Pernambuco – 5Piauí – 0Rio de Janeiro – 17Rio Grande do Norte – 4Rio Grande do Sul – 5Rondônia – 2Roraima – 1Santa Catarina – 11Sergipe – 3São Paulo – 19Tocantins – 4EntendaO presidente Jair Bolsonaro (PL) e o presidente do PL, Valdemar Costa Neto, entraram com uma representação no Tribunal Superior Eleitoral (TSE) para pedir a anulação de votos feitos em modelos de urnas anteriores a 2020.O presidente do TSE, Alexandre de Moraes, se manifestou rapidamente e deu 24 horas para que o pedido do PL abranja os dois turnos das eleições.Na decisão, Moraes argumentou que “as urnas eletrônicas apontadas na petição inicial foram utilizadas tanto no primeiro turno quanto no segundo turno”.O PL pediu a anulação dos votos nos modelos de urnas UE2009, UE2010, UE2011, UE2013 e UE2015. A alegação é de que houve “desconformidades irreparáveis de mau funcionamento” nesses modelos.Assinada pelo advogado Marcelo Luiz Ávila de Bessa, a representação cita o laudo técnico de auditoria feito pelo Instituto Voto Legal (IVL), contratado pelo PL, que teria constatado, segundo eles, “evidências contundentes de mau funcionamento de urnas eletrônicas”.“Apenas as urnas eletrônicas modelo UE2020 é que geraram arquivos LOG com o número correto do respectivo código de identificação”, afirma a representação. Este modelo mais recente tem 224.999 urnas, o que representa 40,82% do total de urnas usadas nas eleições.*Publicado por Renan Por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o TSE, Alexandre de Moraes, deu 24 horas para que o pedido do PL para anular votos de parte das urnas abranja os dois...</text:p>
          </table:table-cell>
          <table:table-cell office:value-type="string" calcext:value-type="string">
            <text:p>CNN Brasil</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316676409_6654488364566954_2598370225277734439_n.jpg?resize=400%2C240&amp;ssl=1</text:p>
          </table:table-cell>
          <table:table-cell office:value-type="string" calcext:value-type="string">
            <text:p>Destaque 3</text:p>
          </table:table-cell>
          <table:table-cell office:value-type="string" calcext:value-type="string">
            <text:p>Espanha faz 7 a 0 na Costa Rica na estréia da Copa e pode eliminar a Alemanha no domingo</text:p>
          </table:table-cell>
          <table:table-cell office:value-type="string" calcext:value-type="string">
            <text:p>https://ac24horas.com/2022/11/23/espanha-faz-7-a-0-na-costa-rica-e-pode-eliminar-a-alemanha-no-domingo/</text:p>
          </table:table-cell>
          <table:table-cell office:value-type="string" calcext:value-type="string">
            <text:p>A Espanha fez o dever de casa ao golear a Costa Rica por 7 a 0, nesta quarta-feira (23), pela primeira rodada do Grupo E da Copa do Mundo. Com isso, La Roja pode eliminar no domingo (27) a poderosa Alemanha, que foi derrotada pelo Japão.Na segunda rodada, se a Espanha vencer e o Japão pontuar diante da Costa Rica, a Alemanha estará fora da Copa do Mundo. Os dois confrontos serão disputados no domingo.Nesta quarta-feira, a Espanha conseguiu a maior goleada até agora desta edição da Copa. Foram três gols no primeiro tempo e mais quatro na etapa complementar. Um passeio da seleção no estádio Al Thumama.O jogoA Espanha atropelou a Costa Rica com facilidade. Logo aos dez minutos, Dani Olmo recebeu passe de Gavi dentro da área, dominou e encobriu o goleiro Keylor Navas.Aos 20, a Espanha ampliou com outro bonito gol: Jordi Alba cruzou rasteiro, e Asensio mandou de primeira para o fundo da rede. Ainda antes do intervalo, aos 30, Ferrán Torres cobrou pênalti e fez o terceiro.No segundo tempo, a Espanha transformou a vitória em golada aos oito minutos, quando Ferrán Torres fez mais um. Depois, mesmo com um ritmo de jogo mais lento em razão do placar já consolidado, La Roja fez o quinto gol com Gavi, de 18 anos. Aos 44 minutos, Soler marcou o sexto, e Morata fechou o placar já aos 47.Please enable JavaScriptplay-rounded-fillLink05:2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Espanha fez o dever de casa ao golear a Costa Rica por 7 a 0, nesta quarta-feira (23), pela primeira rodada do Grupo E da...</text:p>
          </table:table-cell>
          <table:table-cell office:value-type="string" calcext:value-type="string">
            <text:p>web</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WhatsApp-Image-2022-11-23-at-12.39.23.jpeg?resize=400%2C240&amp;ssl=1</text:p>
          </table:table-cell>
          <table:table-cell office:value-type="string" calcext:value-type="string">
            <text:p>Cotidiano</text:p>
          </table:table-cell>
          <table:table-cell office:value-type="string" calcext:value-type="string">
            <text:p>Apae Rio Branco e Casa da Amizade promovem feijoada beneficente neste sábado (26)</text:p>
          </table:table-cell>
          <table:table-cell office:value-type="string" calcext:value-type="string">
            <text:p>https://ac24horas.com/2022/11/23/apae-rio-branco-e-casa-da-amizade-promovem-feijoada-beneficente-neste-sabado-26/</text:p>
          </table:table-cell>
          <table:table-cell office:value-type="string" calcext:value-type="string">
            <text:p>A Associação de Pais e Amigos dos Excepcionais (Apae) em Rio Branco, em parceria com a Casa da Amizade, realiza no dia 26 deste mês, às 11h30, na quadra esportiva da instituição de ensino especial, a feijoada beneficente: “Apaexone-se por Essa Causa”.“Todos estão convidados. Além de saborearem um almoço delicioso, ainda irão ajudar as duas instituições. Metade do valor arrecadado será utilizado nas ações assistenciais desenvolvidas na instituição de ensino especial, e em prol dos nossos alunos”, destacou a professora Maria do Carmo, presidente da Apae Rio Branco.A presidente da Casa da Amizade, Ivone Tavares, falou que a contribuição de quem participar do evento, será destinada para a realização de diversas atividades da entidade.“Com a parte que iremos arrecadar promoveremos a sexta edição do almoço Natalino no Hospital do Câncer, para pacientes e familiares, além da distribuição de brinquedos para as crianças em tratamento. Também iremos montar uma brinquedoteca na Cidade do Povo também, isso nos primeiros dias de dezembro”, disse Tavares.Os ingressos da feijoada estão sendo vendidos a R$ 35, e podem ser adquiridos na sede da Apae Rio Branco, localizada na Rua Euclides da Cunha, Conjunto Esperança I, ou pelos telefones: (68) 3227-3034 ou (68) 99988 – 969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ociação de Pais e Amigos dos Excepcionais (Apae) em Rio Branco, em parceria com a Casa da Amizade, realiza no dia 26 deste mês, à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08/ALAN_ENTREVISTA.jpg?resize=400%2C240&amp;ssl=1</text:p>
          </table:table-cell>
          <table:table-cell office:value-type="string" calcext:value-type="string">
            <text:p>Acre</text:p>
          </table:table-cell>
          <table:table-cell office:value-type="string" calcext:value-type="string">
            <text:p>Alan Rick diz que STF passou dos limites e assina CPI contra Moraes</text:p>
          </table:table-cell>
          <table:table-cell office:value-type="string" calcext:value-type="string">
            <text:p>https://ac24horas.com/2022/11/23/alan-rick-diz-que-stf-passou-dos-limites-e-assina-cpi-para-ouvir-moraes-sob-suposto-abuso-de-autoridade/</text:p>
          </table:table-cell>
          <table:table-cell office:value-type="string" calcext:value-type="string">
            <text:p>Na sessão da última terça-feira, 22, no plenário da Câmara Federal, o deputado federal Alan Rick (UB), fez duras críticas ao Supremo Tribunal Federal (STF), sobre um suposto avanço aos demais poderes, Executivo e Legislativo no país.O parlamentar falou diretamente ao gabinete do ministro Alexandre de Moraes, tanto no STF como no Tribunal Superior Eleitoral (TSE). Para o senador eleito, o STF vem passando dos limites em suas decisões. “Nunca antes nós vimos um avanço tão significativo de um Poder sobre o outro, do STF sobre o Legislativo brasileiro. Estamos presenciando uma escalada perigosa e autoritarismo sem precedentes, com a formação de verdadeiros tribunais de exceção, o que é vedado por nosso ordenamento jurídico”, citou.Como resposta ao momento delicado, Rick assinou um requerimento de autoria da deputada Adriana Ventura que requer a transformação de sessão plenária em comissão para que o legislativo possa debater com o Poder Judiciário e ainda criticou o ministro Alexandre de Moraes. “Assinei o Requerimento de abertura de Comissão Parlamentar de Inquérito (CPI), proposta para investigar abuso de autoridade praticado por Ministros do Supremo Tribunal Federal (STF) e do Tribunal Superior Eleitoral (TSE). Assinei também, o requerimento para para transformar a sessão plenária da Câmara em comissão geral com o objetivo de debater a liberdade de expressão e imunidade dos parlamentares nas redes sociais, com a presença do presidente do Tribunal Superior Eleitoral, Ministro Alexandre de Moraes. Chega de censura e autoritarismo contra cidadãos, parlamentares eleitos ou no exercício do mandato. A população não aceita tamanha arbitrariedade”, declarou.O parlamentar disse ainda que a proposta precisa de 171 assinaturas para a abertura da CPI. “Se você também é contra isso, peça para o seu Deputado assinar o Requerimento CD228980315300”, ressal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sessão da última terça-feira, 22, no plenário da Câmara Federal, o deputado federal Alan Rick (UB), fez duras críticas ao Supremo Tribunal Federal (STF), sobr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0/07/SEJUSP-ACRE-.jpg?resize=400%2C240&amp;ssl=1</text:p>
          </table:table-cell>
          <table:table-cell office:value-type="string" calcext:value-type="string">
            <text:p>Acre</text:p>
          </table:table-cell>
          <table:table-cell office:value-type="string" calcext:value-type="string">
            <text:p>Governo desmente fake news sobre crise no sistema de segurança</text:p>
          </table:table-cell>
          <table:table-cell office:value-type="string" calcext:value-type="string">
            <text:p>https://ac24horas.com/2022/11/23/governo-desmente-fake-news-sobre-crise-no-sistema-de-seguranca/</text:p>
          </table:table-cell>
          <table:table-cell office:value-type="string" calcext:value-type="string">
            <text:p>Por meio de nota assinada pelo Delegado-Geral de Polícia Civil do Acre, José Henrique Maciel Ferreira, o governo do estado negou um suposto momento de crise no Sistema Público de Segurança do Acre, que vem sendo propagado por meio de notícias falsas, principalmente por meio do WhatsApp.Na nota, a Secretaria de Polícia Civil esclarece que a informação é falsa e não foi redigida por membros da Polícia Civil do Acre. Não há informação, sequer, de que tenha sido produzida pela Polícia Civil de outro estado, tratando-se, portanto, de fake news.“Os fatos abordados na nota não condizem com a realidade acreana. É leviano criar um estado de medo na população com tais informações. Lamentamos que tais informações estejam sendo propagadas nas redes sociais, na maioria das vezes por pessoas de bem, na tentativa de alertar os cidadãos sobre fatos que na verdade não vêm ocorrendo no estado”, diz a nota.O documento ainda reafirma o compromisso e o trabalho árduo e diário das Forças de Segurança do Estado para que a população tenha total segurança e tranquilida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 meio de nota assinada pelo Delegado-Geral de Polícia Civil do Acre, José Henrique Maciel Ferreira, o governo do estado negou um suposto momento de cris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TRATOR_2.jpg?resize=400%2C240&amp;ssl=1</text:p>
          </table:table-cell>
          <table:table-cell office:value-type="string" calcext:value-type="string">
            <text:p>Cotidiano</text:p>
          </table:table-cell>
          <table:table-cell office:value-type="string" calcext:value-type="string">
            <text:p>Trator da SEPA é apreendido ao ser conduzido por menor em Acrelândia</text:p>
          </table:table-cell>
          <table:table-cell office:value-type="string" calcext:value-type="string">
            <text:p>https://ac24horas.com/2022/11/23/trator-da-sepa-e-apreendido-ao-ser-conduzido-por-menor-em-acrelandia/</text:p>
          </table:table-cell>
          <table:table-cell office:value-type="string" calcext:value-type="string">
            <text:p>Um trator agrícola pertencente à Secretaria de Estado de Produção e Agronegócio do Acre foi apreendido pela Polícia Militar no último domingo (20) em Acrelândia quando era conduzido por um menor de idade.O equipamento foi levado para Delegacia de Polícia da cidade e até o começo da manhã desta quarta-feira (23) ainda permanecia no pátio sem que a secretaria tivesse tomado providências para a sua retirada.Ao receber críticas de estar retendo o trator, o delegado da cidade, Diones Lucas, explicou que a máquina continua na delegacia porque não nenhum responsável da pasta estadual tomou iniciativa para que a devolução seja feita.“Solicitei que as autoridades da SEPA fizessem um ofício solicitando o trator, que eu iria depositar para eles para que resolvessem o problema da documentação dentro da secretaria, ou seja, esse trator estar aqui não é culpa da polícia, não”, disse.A reportagem não conseguiu contato com a gerência da SEPA em Acrelândia. O espaço está aberto para esclarecimentos a respeito do fato.Veja o víde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trator agrícola pertencente à Secretaria de Estado de Produção e Agronegócio do Acre foi apreendido pela Polícia Militar no último domingo (20) em Acrelândia quand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Natal3.jpeg?resize=400%2C240&amp;ssl=1</text:p>
          </table:table-cell>
          <table:table-cell office:value-type="string" calcext:value-type="string">
            <text:p>Na rede</text:p>
          </table:table-cell>
          <table:table-cell office:value-type="string" calcext:value-type="string">
            <text:p>Promoção Natal Premiado vai sortear motocicleta e dinheiro em Cruzeiro do Sul</text:p>
          </table:table-cell>
          <table:table-cell office:value-type="string" calcext:value-type="string">
            <text:p>https://ac24horas.com/2022/11/23/promocao-natal-premiado-vai-sortear-motocicleta-e-dinheiro-em-cruzeiro-do-sul/</text:p>
          </table:table-cell>
          <table:table-cell office:value-type="string" calcext:value-type="string">
            <text:p>A Associação Comercial do Alto Juruá, em pareceria com o Sebrae, lançou nesta quarta-feira, 23, a Campanha Natal Premiado 2022 com a participação de 43 empresas de vários setores do município.As empresas participantes terão um banner identificando a participação na promoção. Nesses estabelecimentos, os clientes que comprarem a partir de R$ 50 vão ganhar um cupom para concorrer a uma motocicleta e prêmios em dinheiro.O sorteio será realizado no dia 31 de outubro. “O objetivo é melhorar as vendas e oferecer essa comodidade para os clientes de Cruzeiro do Sul, que vão concorrer a uma moto factor e outros prêmios em dinheiro. O valor estipulado para os clientes comprarem é a partir de R$ 50, mas as lojas poderão atuar com outros valores”, cita Luís Cunha, presidente da Associ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ociação Comercial do Alto Juruá, em pareceria com o Sebrae, lançou nesta quarta-feira, 23, a Campanha Natal Premiado 2022 com a participação de 43 empresas...</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WhatsApp-Image-2022-11-22-at-16.49.43-1.jpeg?resize=400%2C240&amp;ssl=1</text:p>
          </table:table-cell>
          <table:table-cell office:value-type="string" calcext:value-type="string">
            <text:p>Na rede</text:p>
          </table:table-cell>
          <table:table-cell office:value-type="string" calcext:value-type="string">
            <text:p>Trave enferrujada cai e quebra perna de criança de 5 anos em quadra municipal no Acre</text:p>
          </table:table-cell>
          <table:table-cell office:value-type="string" calcext:value-type="string">
            <text:p>https://ac24horas.com/2022/11/23/trave-enferrujada-cai-e-quebra-perna-de-crianca-de-5-anos-em-quadra-municipal-no-acre/</text:p>
          </table:table-cell>
          <table:table-cell office:value-type="string" calcext:value-type="string">
            <text:p>Um menino de 5 anos teve uma perna quebrada por uma trave de futebol enferrujada na Quadra de Esportes Fagner Macedo, localizada ao lado da prefeitura de Mâncio Lima, e que é de responsabilidade do município. No momento do acidente, o menino jogava bola com outros garotos quando o equipamento esportivo caiu sobre ele, causando fratura exposta e quebrando a perna da criança.A quadra está deteriorado e os equipamentos enferrujados, incluindo as traves e os bancos. Uma parte da arquibancada despencou.A prefeitura de Mâncio Lima publicou nota e afirma que presta o apoio necessário à família da criança e diz que não tem recursos para recuperar a quadra e busca apoio dos parlamentares. A ação imediata foi a interdição de espaços esportivos.“A atual gestão já tem um levantamento completo de todos os espaços de prática de esporte que necessitam de reforma, contudo, não dispomos de recursos próprios para a reforma das mesmas. O prefeito já enviou pedido a alguns parlamentares para que sejam destinadas emendas para construção e reforma de quadras poliesportivas. As duas quadras de areia serão interditadas afim de evitar novos acidentes e até que seja encontrada uma solução para melhorias das mesmas”, cita a Assessoria de Comunicação da prefeitura, afirmando que a gestão construiu quadras e dois ginásios cobert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menino de 5 anos teve uma perna quebrada por uma trave de futebol enferrujada na Quadra de Esportes Fagner Macedo, localizada ao lado da prefeitur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MORAES_3.jpg?resize=400%2C240&amp;ssl=1</text:p>
          </table:table-cell>
          <table:table-cell office:value-type="string" calcext:value-type="string">
            <text:p>Cotidiano</text:p>
          </table:table-cell>
          <table:table-cell office:value-type="string" calcext:value-type="string">
            <text:p>Moraes encontra comandantes estaduais da PM para discutir protestos e eleições</text:p>
          </table:table-cell>
          <table:table-cell office:value-type="string" calcext:value-type="string">
            <text:p>https://ac24horas.com/2022/11/23/moraes-encontra-comandantes-estaduais-da-pm-para-discutir-protestos-e-eleicoes/</text:p>
          </table:table-cell>
          <table:table-cell office:value-type="string" calcext:value-type="string">
            <text:p>O presidente do Tribunal Superior Eleitoral (TSE), Alexandre de Moraes, se reúne nesta quarta-feira (23) com comandantes das polícias militares estaduais na sede do tribunal, em Brasília. A pauta da reunião não foi divulgada, mas a CNN apurou que o ministro agradeceu a atuação da corporação nas eleições e na desobstrução de vias nos últimos protestos.A reunião começou por volta das 10h e até a publicação desta reportagem ainda estava ocorrendo. Moraes abriu o encontro e depois passou a palavra para os comandantes. Cada um apresentou como foi no seu estado a atuação no dia da eleição e depois nos protestos.Também está presente o corregedor nacional da Justiça Eleitoral, Benedito Gonçalves. Não compareceram os comandantes dos estados do Rio Grande do Norte, Paraná e Santa Catarina.A primeira reunião de Moraes com os comandantes das PMs ocorreu em agosto, logo depois da posse do ministro à frente do TSE. A segunda reunião ocorreu no dia 11 de outubro, uma semana após o primeiro turno.Os encontros mostraram uma preocupação da cúpula da Justiça Eleitoral com possíveis episódios de violência antes, durante ou depois das eleições.O ministro prometeu aos policiais a medalha de ordem do mérito do TSE, Assis Brasil, para homenagear os policiais. A mesma que o plenário da Corte aprovou, em outubro, para homenagear o presidente do Senado, Rodrigo Pacheco, pelo serviço em prol da defesa da Justiça Eleitoral.Multa e atuaçãoEm novembro, o ministro decidiu que agentes da Polícia Militar (PM) têm autorização para atuar em rodovias estaduais e federais para imediata desobstrução e impedir a dificuldade de passagem de veículos.O ministro da Suprema Corte ainda autorizou a Polícia Militar a identificar caminhões utilizados para bloqueios de tráfego para que seja aplicada multa de R$ 100 mil por hora e prisão em flagran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o Tribunal Superior Eleitoral (TSE), Alexandre de Moraes, se reúne nesta quarta-feira (23) com comandantes das polícias militares estaduais na sede do tribunal, em...</text:p>
          </table:table-cell>
          <table:table-cell office:value-type="string" calcext:value-type="string">
            <text:p>CNN Brasil</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1669219056266.jpg?resize=400%2C240&amp;ssl=1</text:p>
          </table:table-cell>
          <table:table-cell office:value-type="string" calcext:value-type="string">
            <text:p>Cotidiano</text:p>
          </table:table-cell>
          <table:table-cell office:value-type="string" calcext:value-type="string">
            <text:p>Após desbloqueio, estudantes de psicologia da Ufac conseguem chegar em Rio Branco</text:p>
          </table:table-cell>
          <table:table-cell office:value-type="string" calcext:value-type="string">
            <text:p>https://ac24horas.com/2022/11/23/apos-desbloqueio-estudantes-de-psicologia-da-ufac-conseguem-chegar-em-rio-branco/</text:p>
          </table:table-cell>
          <table:table-cell office:value-type="string" calcext:value-type="string">
            <text:p>Os estudantes de psicologia da Universidade Federal do (UFAC) que passaram quase uma semana parados nos bloqueios das rodovias federais de Rondônia, devido as manifestações de grupos Bolsonaristas, conseguiram chegar na noite desta terça-feira, 22, em Rio Branco.Retornando de um congresso em São Paulo, os alunos chegaram a dormir no chão em algumas paradas e ficaram com pouco recursos para alimentação e a compra de medicamentos. Além disso, alegam que foram ofendidos e receberam comentários invasivos.De acordo com Kássia Geovana, responsável pela comissão que organizou a viagem, todos conseguiram regressar a capital com mais rapidez, depois da ajuda da Ufac e do governador Gladson Cameli.“A Ufac enviou carros e o Gladson mandou uma Van para nos retirar de Vista Alegre em segurança. Passamos por momentos difíceis, mas toda a divulgação e o trabalho jornalístico nos ajudou a acabar com esse pesadelo”, decla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estudantes de psicologia da Universidade Federal do (UFAC) que passaram quase uma semana parados nos bloqueios das rodovias federais de Rondônia, devido as manifestações d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17/11/padre-massimo-e1510317506409.jpg?resize=400%2C240&amp;ssl=1</text:p>
          </table:table-cell>
          <table:table-cell office:value-type="string" calcext:value-type="string">
            <text:p>Acre</text:p>
          </table:table-cell>
          <table:table-cell office:value-type="string" calcext:value-type="string">
            <text:p>Padre defende Bolsonaristas: “não creio que sejam baderneiros”</text:p>
          </table:table-cell>
          <table:table-cell office:value-type="string" calcext:value-type="string">
            <text:p>https://ac24horas.com/2022/11/23/padre-defende-bolsonaristas-nao-creio-que-sejam-baderneiros/</text:p>
          </table:table-cell>
          <table:table-cell office:value-type="string" calcext:value-type="string">
            <text:p>Ativo nas redes sociais, o padre católico Mássimo Lombardi declarou nesta quarta-feira, 22, que não acredita que Bolsonaristas sejam “baderneiros ou bloqueadores de estradas”.Para o líder religioso, existem apoiadores do presidente Jair Bolsonaro, que tem bom coração e respeitam as leis do país, mas também tem pessoas que não gostam da democracia.“Conheço bolsonarista de bom coração e respeitador das leis do nosso país. Mas se alguém não gosta de democracia, isso para quem viveu aquela história é motivo de muita preocupação. Minha oração vai para um Brasil democrático”, comunicou.A fala ocorre após uma série de protestos e manifestações realizadas por grupos contrários a eleição presidencial, em rodovias de todo o Brasil, que quase culminou com a escassez de alimentos e combustível n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tivo nas redes sociais, o padre católico Mássimo Lombardi declarou nesta quarta-feira, 22, que não acredita que Bolsonaristas sejam “baderneiros ou bloqueadores de estradas”. Para o...</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1/08/Feijo-hospital.jpg?resize=400%2C240&amp;ssl=1</text:p>
          </table:table-cell>
          <table:table-cell office:value-type="string" calcext:value-type="string">
            <text:p>Acre</text:p>
          </table:table-cell>
          <table:table-cell office:value-type="string" calcext:value-type="string">
            <text:p>Justiça obriga governo a fazer melhorias no hospital de Feijó</text:p>
          </table:table-cell>
          <table:table-cell office:value-type="string" calcext:value-type="string">
            <text:p>https://ac24horas.com/2022/11/23/justica-obriga-governo-a-fazer-melhorias-no-hospital-de-feijo/</text:p>
          </table:table-cell>
          <table:table-cell office:value-type="string" calcext:value-type="string">
            <text:p>Denúncias realizadas pelo Sindicato dos Médicos do Acre (Sindmed-AC) sobre a estrutura precária do Hospital Geral de Feijó, resultaram na condenação do governo do Acre. O caso foi encaminhado pela entidade ao Conselho Regional de Medicina do Acre (CRM-AC) e ao Ministério Público Estadual (MPE), sendo transformado em ação civil pública depois de fiscalização realizada por ambos os órgãos.Na decisão proferida no dia 6 de novembro, o juiz Marcos Rafael deferiu o pedido de tutela de urgência contra o estado para que haja a realização de obras de melhorias na unidade de saúde, a contratação de médicos e a criação do Núcleo Interno de Regulação (NIR). O governo terá que pagar R$ 1 mil por dia caso não realize o cumprimento dos prazos para o atendimento de todas as determinações.A medida foi solicitada após a inspeção do MP e CRM, que confirmou problemas com fossa estourada, o que leva o vazamento de esgoto no espaço, infiltrações, defeitos no telhado e forro do prédio, além da falta de profissionais, incluindo de especialistas.Além disso, também foram encontrados objeções na Maternidade Nair Correia de Araújo. Como provas, houve até a inclusão de reportagem em que cita o Sindmed-AC como o autor da denúncia.“Nosso trabalho é buscar melhores condições de trabalho para os médicos, o que resulta em melhorias para a população, por isso denunciamos o caso”, detalhou o vice-presidente do Sindicato, Rodrigo Prado.Entre as determinações, o governo deve apresentar em 30 dias o “cronograma completo da reforma do Hospital Geral e da Maternidade de Feijó” e que as obras de correções sejam iniciadas em até 60 dias.Os servidores deverão receber licença jus aos seus trabalhos, assim como precisa ocorrer a nomeação, em até 90 dias, dos aprovados no concurso da Secretaria de Estado de Saúde (Sesacre) e a aplicação do NIR em 60 d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núncias realizadas pelo Sindicato dos Médicos do Acre (Sindmed-AC) sobre a estrutura precária do Hospital Geral de Feijó, resultaram na condenação do governo do Acre. O...</text:p>
          </table:table-cell>
          <table:table-cell office:value-type="string" calcext:value-type="string">
            <text:p>Assessoria</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02/GOLPE-DO-ZAP.jpg?resize=400%2C240&amp;ssl=1</text:p>
          </table:table-cell>
          <table:table-cell office:value-type="string" calcext:value-type="string">
            <text:p>Acre</text:p>
          </table:table-cell>
          <table:table-cell office:value-type="string" calcext:value-type="string">
            <text:p>Tentativa de golpe usa nome e cargo de desembargador do Acre</text:p>
          </table:table-cell>
          <table:table-cell office:value-type="string" calcext:value-type="string">
            <text:p>https://ac24horas.com/2022/11/23/tentativa-de-golpe-usa-nome-e-cargo-de-desembargador-do-acre/</text:p>
          </table:table-cell>
          <table:table-cell office:value-type="string" calcext:value-type="string">
            <text:p>A Administração do Tribunal de Justiça do Estado do Acre emitiu um alerta na manhã desta quarta-feira, 22, informando que está havendo uma tentativa de golpe sendo aplicada com a utilização do nome e cargo de desembargador do Poder Judiciário do Acre, como também do Acreprevidência.A Administração do Tribunal de Justiça do Acre garante que não solicita informações de credores de precatórios, especialmente por telefone.“A Administração já tomou as devidas providências solicitando a instauração de inquérito policial. Divulgamos o fato para que pessoas não sejam vítimas. Essa é uma tentativa de golpe. Fique atento!”, diz a no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dministração do Tribunal de Justiça do Estado do Acre emitiu um alerta na manhã desta quarta-feira, 22, informando que está havendo uma tentativa de golpe...</text:p>
          </table:table-cell>
          <table:table-cell office:value-type="string" calcext:value-type="string">
            <text:p>Thais Faria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WhatsApp-Image-2022-11-23-at-10.19.44.jpeg?resize=400%2C240&amp;ssl=1</text:p>
          </table:table-cell>
          <table:table-cell office:value-type="string" calcext:value-type="string">
            <text:p>Acre</text:p>
          </table:table-cell>
          <table:table-cell office:value-type="string" calcext:value-type="string">
            <text:p>Bocalom entrega micro-ônibus oriundo de emenda de Angelim</text:p>
          </table:table-cell>
          <table:table-cell office:value-type="string" calcext:value-type="string">
            <text:p>https://ac24horas.com/2022/11/23/bocalom-realiza-entrega-de-micro-onibus-oriundo-de-emenda-de-angelim/</text:p>
          </table:table-cell>
          <table:table-cell office:value-type="string" calcext:value-type="string">
            <text:p>Ao lado do ex-deputado federal Raimundo Angelim (PT), o prefeito de Rio Branco, Tião Bocalom (Progressistas), realizou nesta quarta-feira, 23, a entrega de veículos para a Secretaria de Assistência Social e Direitos Humanos (SASDH), resultado de emenda parlamentar em 2018.Ao todo, são um micro-ônibus com capacidade para 24 passageiros, um veículo administrativo tipo passeio e uma van. Ao todo, o investimento chega a R$ 589 mil reais, sendo que mais de R$ 300 mil custeou o micro-ônibus.Em seu breve discurso, Bocalom agradeceu a emenda parlamentar de Angelim e destacou que a prefeitura terá que alocar mais recursos para aquisição dos veículos – haja vista a mudança de preços no mercado. “Estou muito feliz com a emenda”, declarou.Angelim fez um discurso agradecendo a iniciativa do convite feito pela gestão municipal e disse que o ato pacífica o clima tenso no país. “Meu amigo de velha data. Esse encontro serve para as pessoas pararem de tanto ódio, violência e divergência”, comentou.O ex-prefeito de Rio Branco pediu para que os gestores tenham zelo no patrimônio público. *Angelim pediu para zelar pelo veículo adquirido”.O secretário-adjunto de assistência social, Francisco Bezerra, elogiou o trabalho de Angelim na vida pública e disse que o órgão fará bom uso dos veículos. “Acredito que vamos fazer atendimentos de excelência”, ressal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o lado do ex-deputado federal Raimundo Angelim (PT), o prefeito de Rio Branco, Tião Bocalom (Progressistas), realizou nesta quarta-feira, 23, a entrega de veículos para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BOCALOM-E-ANGELIM.jpg?resize=400%2C240&amp;ssl=1</text:p>
          </table:table-cell>
          <table:table-cell office:value-type="string" calcext:value-type="string">
            <text:p>Acre</text:p>
          </table:table-cell>
          <table:table-cell office:value-type="string" calcext:value-type="string">
            <text:p>Tião Bocalom convida Angelim para evento na prefeitura</text:p>
          </table:table-cell>
          <table:table-cell office:value-type="string" calcext:value-type="string">
            <text:p>https://ac24horas.com/2022/11/23/adversarios-politicos-bocalom-convida-angelim-para-evento-na-prefeitura-nossa-amizade-nao-e-politica/</text:p>
          </table:table-cell>
          <table:table-cell office:value-type="string" calcext:value-type="string">
            <text:p>Antes da solenidade de entrega de veículos na sede da prefeitura de Rio Branco, o prefeito Tião Bocalom (Progressistas) e o ex-deputado federal, Raimundo Angelim (PT), estiveram reunidos no gabinete na sede do Poder Executivo Municipal na manhã desta quarta-feira, 23.Acerca da participação de Angelim no evento, Bocalom disse que é natural e citou a amizade com o petista. “Somos amigos de longa data,e nossa amizade não é política. Somos de lados diferentes, mas nos respeitamos. Eu sei que você foi um grande prefeito e excelente parlamentar”, ressaltou.Sobre o encontro, Angelim agradeceu o convite para a solenidade e relembrou que Bocalom foi de suma importância para a construção da Associação dos Municípios do Acre (AMAC). “A gente extinguiu duas instituições e fizemos uma só, no caso, a Amac. Ser prefeito não é fácil, dorme pouco e acorda cedo. Todo mundo sabe onde sua casa”,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ntes da solenidade de entrega de veículos na sede da prefeitura de Rio Branco, o prefeito Tião Bocalom (Progressistas) e o ex-deputado federal, Raimundo Angelim (PT),...</text:p>
          </table:table-cell>
          <table:table-cell office:value-type="string" calcext:value-type="string">
            <text:p>Saimo Martin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CERVEJA-2.jpg?resize=400%2C240&amp;ssl=1</text:p>
          </table:table-cell>
          <table:table-cell office:value-type="string" calcext:value-type="string">
            <text:p>Destaque 2</text:p>
          </table:table-cell>
          <table:table-cell office:value-type="string" calcext:value-type="string">
            <text:p>Primeiras carretas de cerveja chegam ao Acre, mas fluxo só será normalizado em dezembro</text:p>
          </table:table-cell>
          <table:table-cell office:value-type="string" calcext:value-type="string">
            <text:p>https://ac24horas.com/2022/11/23/primeiras-carretas-de-cerveja-chegam-ao-acre-mas-fluxo-so-sera-normalizado-em-dezembro/</text:p>
          </table:table-cell>
          <table:table-cell office:value-type="string" calcext:value-type="string">
            <text:p>Chegaram ao Acre as duas primeiras carretas de cerveja da Ambev com produtos que estavam em falta no estado do Acre devido ao bloqueio de rodovias feito por militantes insatisfeitos com o resultado da eleição presidencial. Contudo, a quantidade de bebidas alcoólicas que chegou é insuficiente para manter os bares e restaurantes locais.Aoac24horas,o representante da Associação de Bares, Restaurantes, Conveniências, Distribuidoras e Eventos do Acre (Abrace), informou que o estoque de cerveja continua limitado neste mês de novembro. “Chegaram 2 carretas. Continua limitados, mas o produto que chegou foi justamente Skol 600ml, que estava em falta”, disse o empresário Leôncio Castro.Em relação à limitação da cerveja no Acre, a previsão para normalizar totalmente esse fluxo é somente para o mês de dezembro. “Tem que chegar no mínimo 30 carretas. A média é três dias para ir e três dias para voltar”, ressaltou Castro.De acordo com informações repassadas à Abrace pela própria AmBev, esse mês não há previsão de normalizar, só no mês que vem e se não houver mais nenhum tipo de imprevisto.Dessa forma, os acreanos devem assistir a estreia da seleção brasileira na Copa do Mundo 2022 com limitação de cerveja nos bares e restauran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hegaram ao Acre as duas primeiras carretas de cerveja da Ambev com produtos que estavam em falta no estado do Acre devido ao bloqueio de rodovias...</text:p>
          </table:table-cell>
          <table:table-cell office:value-type="string" calcext:value-type="string">
            <text:p>Thais Faria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316687801_6653792074636583_8599083742694748099_n.jpg?resize=400%2C240&amp;ssl=1</text:p>
          </table:table-cell>
          <table:table-cell office:value-type="string" calcext:value-type="string">
            <text:p>Destaque 3</text:p>
          </table:table-cell>
          <table:table-cell office:value-type="string" calcext:value-type="string">
            <text:p>Japão vira sobre Alemanha, e zebra passeia na Copa do Mundo pelo 2º dia seguido</text:p>
          </table:table-cell>
          <table:table-cell office:value-type="string" calcext:value-type="string">
            <text:p>https://ac24horas.com/2022/11/23/japao-vira-sobre-alemanha-e-zebra-passeia-na-copa-do-mundo-pelo-2o-dia-seguido/</text:p>
          </table:table-cell>
          <table:table-cell office:value-type="string" calcext:value-type="string">
            <text:p>A zebra passeou pelo deserto mais uma vez, depois de a Arábia Saudita vencer a Argentina. Nesta quarta-feira (23), no estádio Khalifa, o Japão superou um grande domínio inicial da Alemanha, virou diante dos europeus e protagonizou uma das boas histórias do início do torneio: vitória por 2 a 1 da equipe asiática. Os gols da partida foram marcados pelo alemão Gundogan e os japoneses Asano e Doan.Com o triunfo, o Japão assume a liderança do Grupo E, enquanto a seleção alemã está zerada. Nesta quarta (23), Espanha e Costa Rica fazem o outro duelo pelo Grupo E da Copa. No domingo (27), a Alemanha encara os espanhóis no único confronto entre campeões na fase de grupos desta edição. O Japão enfrenta a Costa Rica pela 2ª rodada.O jogoO duelo entre europeus e asiáticos começou com uma surpresa pelo lado dos Samurais Azuis. Ao sete, o Japão roubou bola no meio-campo, Ito partiu em velocidade e cruzou para Maeda, que completou para as redes – o gol, porém, foi anulado por impedimento. A partir daí, a Alemanha não deu mais chance aos adversários.Com muita posse de bola, a seleção europeia empurrou o Japão para o campo de defesa. Foram diversas chances perigosas, como chutes de Kimmich e Gundogan da entrada da área. Aos 30 minutos, o lateral-esquerdo Raum foi derrubado na área pelo goleiro Gonda. Na cobrança de pênalti, Gundogan anotou o primeiro do duelo. Aos 48, depois de uma chegada avassaladora, Havertz desviou chute de Gnabry e mandou para as redes, mas o lance foi anulado por impedimento do atacante alemão.A etapa final iniciou com novas investidas da equipe germânica. A primeira chegada foi de Gnabry, que chegou pela direita e bateu por cima. Pouco depois, Musiala fez fila na área e também não conseguiu acertar a meta japonesa. Aos 24, os alemães chegaram em peso no campo de ataque, com quatro finalizações, todas defendidas pelo goleiro Honda. Três minutos depois, foi a vez do Japão. Itu forçou uma grande defesa de Neuer e, no rebote, Sakai mandou para fora.Cada vez melhor, a seleção japonesa empatou o jogo aos 29, com Doan, que pegou rebote na área e fuzilou a rede alemã. Oito minutos depois, Asano foi lançado em velocidade e, cara a cara com Neuer, soltou uma bomba para confirmar a virada asiática.Please enable JavaScriptplay-rounded-fillLink06:4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zebra passeou pelo deserto mais uma vez, depois de a Arábia Saudita vencer a Argentina. Nesta quarta-feira (23), no estádio Khalifa, o Japão superou um...</text:p>
          </table:table-cell>
          <table:table-cell office:value-type="string" calcext:value-type="string">
            <text:p>web</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19/05/AGENTE-DE-SAUDE.jpg?resize=400%2C240&amp;ssl=1</text:p>
          </table:table-cell>
          <table:table-cell office:value-type="string" calcext:value-type="string">
            <text:p>Cotidiano</text:p>
          </table:table-cell>
          <table:table-cell office:value-type="string" calcext:value-type="string">
            <text:p>MP recomenda pagamento de piso salarial de Agentes Comunitários e Endemias provisórios do Bujari</text:p>
          </table:table-cell>
          <table:table-cell office:value-type="string" calcext:value-type="string">
            <text:p>https://ac24horas.com/2022/11/23/mp-recomenda-pagamento-de-piso-salarial-de-agentes-comunitarios-e-endemias-provisorios-do-bujari/</text:p>
          </table:table-cell>
          <table:table-cell office:value-type="string" calcext:value-type="string">
            <text:p>O Ministério Público do Acre (MPAC) emitiu, nesta quarta-feira, 23, a recomendação para que a prefeitura do Bujari realize o cumprimento da Lei n° 120/2022, com o pagamento do piso salarial para os Agentes Comunitários em Saúde e de Combate as Endemias provisórios da cidade.A ação aconteceu após a solicitação da vereadora Maria Aparecida (PP) junto ao órgão controlador, já que o município não exercia o que estabelece a emenda constitucional e repassava os valores totais devidos apenas para os profissionais efetivos.Sendo assim, o MP pede que o prefeito João Teles viabilize a inserção dos trabalhadores na lista de pagamentos por parte da União, com o prazo de 10 dias, sob pena de imediato com o não cumprimento.“Recomenda que viabilize a inserção dos Agentes Comunitários em Saúde e Agentes de Combate as Endemias temporários na lista de pagamento por parte da UNIÃO, em razão destes possuírem cadastro junto ao CNES, além do que a Emenda Constitucional não faz qualquer distinção de vínculo com o Poder Público”, solici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Público do Acre (MPAC) emitiu, nesta quarta-feira, 23, a recomendação para que a prefeitura do Bujari realize o cumprimento da Lei n° 120/2022, com...</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03/EDVALDO_MAGA-ALEAC.jpg?resize=400%2C240&amp;ssl=1</text:p>
          </table:table-cell>
          <table:table-cell office:value-type="string" calcext:value-type="string">
            <text:p>Destaque 4</text:p>
          </table:table-cell>
          <table:table-cell office:value-type="string" calcext:value-type="string">
            <text:p>Oposição diz que gabinete sobre bloqueios foi criado tarde e culpa governo federal por omissão</text:p>
          </table:table-cell>
          <table:table-cell office:value-type="string" calcext:value-type="string">
            <text:p>https://ac24horas.com/2022/11/23/oposicao-diz-que-gabinete-de-crise-sobre-bloqueios-foi-criado-tarde-e-base-culpa-governo-federal-por-omissao/</text:p>
          </table:table-cell>
          <table:table-cell office:value-type="string" calcext:value-type="string">
            <text:p>O deputado Edvaldo Magalhães (PCdoB), líder da oposição na Assembleia Legislativa do Acre, considerou tardia a criação do gabinete de crise dos impactos dos bloqueios nas rodovias que ligam ao Acre.O governo do Acre pediu ajuda do Exército Brasileiro na manutenção das vias federais abertas para garantir o abastecimento com gêneros de primeira necessidade e assegurar o direito de ir e vir de todas as pessoas. “A crise está instalada e escalada e apenas hoje o gabinete foi instalado. Portanto, tardiamente”, disse o deputado.Para ele, permitir que o problema aumente, impedindo inclusive que doentes façam o tratamento de saúde em outros Estados conforme vem acontecendo, requer o uso da força para reprimir esses atos. “O que existe hoje é um crime sendo cometido por parte de pessoas que não tem pauta de reivindicação justa, mas um atentado contra o Estado Democrático de Direito”, completou o parlamentar.O líder do Governo na Aleac, deputado Pedro Longo (PDT), disse que providências já estão sendo tomadas e contatos com autoridades federais já foram feitos. “O governo está cobrando das autoridades providências mais enérgicas”. Para ele, o governo federal não está prestando a devida atenção ao proble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Edvaldo Magalhães (PCdoB), líder da oposição na Assembleia Legislativa do Acre, considerou tardia a criação do gabinete de crise dos impactos dos bloqueios nas...</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19/11/negocios-empresa-trabalho.jpg?resize=400%2C240&amp;ssl=1</text:p>
          </table:table-cell>
          <table:table-cell office:value-type="string" calcext:value-type="string">
            <text:p>Destaque 6</text:p>
          </table:table-cell>
          <table:table-cell office:value-type="string" calcext:value-type="string">
            <text:p>Câmara aprova responsabilização de sócios por dívidas de empresas</text:p>
          </table:table-cell>
          <table:table-cell office:value-type="string" calcext:value-type="string">
            <text:p>https://ac24horas.com/2022/11/23/camara-aprova-responsabilizacao-de-socios-por-dividas-de-empresas/</text:p>
          </table:table-cell>
          <table:table-cell office:value-type="string" calcext:value-type="string">
            <text:p>A Câmara dos Deputados aprovou nesta terça-feira (22) o projeto de lei que trata da chamada desconsideração da personalidade jurídica em processos judiciais nos quais os bens dos sócios podem ser usados para pagar credores em certas situações.Segundo o texto do Projeto de Lei 3;401 de 2008, a desconsideração da personalidade jurídica poderá ser usada quando ficar caracterizada a ocorrência de manobras ilícitas, por parte dos proprietários das empresas, para não pagar os credores. Nesta situação, os bens particulares dos sócios serão usados para pagar os débitos.A proposta do ex-deputado Bruno Araújo já havia sido aprovada pela Câmara em 2014. Nesta terça-feira, os deputados rejeitaram em Plenário um substitutivo do Senado para o projeto.Com informações da Agência Câmara de Notíc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âmara dos Deputados aprovou nesta terça-feira (22) o projeto de lei que trata da chamada desconsideração da personalidade jurídica em processos judiciais nos quais o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09/RECEITA-IMPOSTO.jpg?resize=400%2C240&amp;ssl=1</text:p>
          </table:table-cell>
          <table:table-cell office:value-type="string" calcext:value-type="string">
            <text:p>Cotidiano</text:p>
          </table:table-cell>
          <table:table-cell office:value-type="string" calcext:value-type="string">
            <text:p>Receita Federal abre consulta a lote residual de restituição do Imposto de Renda</text:p>
          </table:table-cell>
          <table:table-cell office:value-type="string" calcext:value-type="string">
            <text:p>https://ac24horas.com/2022/11/23/receita-federal-abre-consulta-a-lote-residual-de-restituicao-do-imposto-de-renda/</text:p>
          </table:table-cell>
          <table:table-cell office:value-type="string" calcext:value-type="string">
            <text:p>A Receita Federal libera para consulta, a partir das 10h de hoje (23), o lote residual de restituição do Imposto de Renda Pessoa Física (IRPF) de novembro.Neste lote, serão contemplados 556.685 contribuintes. Para saber se a restituição está disponível, o contribuinte deve acessar a página da Receita na internet, clicar em Meu Imposto de Renda e, em seguida, em “Consultar a Restituição”.O crédito bancário, no valor total de R$ 1,2 bilhão, será feito no dia 30 de novembro. Desse total, R$ 607,9 milhões referem-se a contribuintes que têm prioridade legal, sendo 15.889 idosos acima de 80 anos, 115.654 contribuintes entre 60 e 79 anos, 10.306 pessoas com alguma deficiência física ou mental ou moléstia grave e 47.774 contribuintes cuja maior fonte de renda seja o magistério. Foram contemplados ainda 367.062 contribuintes não prioritários.O pagamento da restituição é feito na conta bancária informada na Declaração de Imposto de Renda, de forma direta ou por indicação de chave PIX. Se o crédito não for realizado, os valores ficarão disponíveis para resgate por até um ano no Banco do Brasil. Nesse caso, o cidadão poderá reagendar o crédito dos valores pelo Portal BB ou ligando para a Central de Relacionamento BB por meio dos telefones 4004-0001 (capitais), 0800-729-0001 (demais localidades) e 0800-729-0088 (telefone especial exclusivo para deficientes auditivos).Caso o contribuinte não resgate o valor de sua restituição no prazo de um) ano, a requisição deverá ser feita pelo Portal e-CAC, disponível no site da Receita Federal, acessando o menu Declarações e Demonstrativos, clicando em Meu Imposto de Renda e depois em Solicitar restituição não resgatada na rede bancár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Receita Federal libera para consulta, a partir das 10h de hoje (23), o lote residual de restituição do Imposto de Renda Pessoa Física (IRPF) d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mascara-em-voos.jpg?resize=400%2C240&amp;ssl=1</text:p>
          </table:table-cell>
          <table:table-cell office:value-type="string" calcext:value-type="string">
            <text:p>Destaque 4</text:p>
          </table:table-cell>
          <table:table-cell office:value-type="string" calcext:value-type="string">
            <text:p>Com avanço da Covid, Anvisa determina volta do uso de máscaras dentro de aeroportos e aviões</text:p>
          </table:table-cell>
          <table:table-cell office:value-type="string" calcext:value-type="string">
            <text:p>https://ac24horas.com/2022/11/23/com-avanco-da-covid-anvisa-determina-volta-do-uso-de-mascaras-dentro-de-aeroportos-e-avioes/</text:p>
          </table:table-cell>
          <table:table-cell office:value-type="string" calcext:value-type="string">
            <text:p>A Agência Nacional de Vigilância Sanitária (Anvisa) aprovou, nesta terça-feira (22), resolução trazendo novas medidas para serem adotadas em aeroportos e aeronaves, em virtude do cenário epidemiológico da Covid-19 no país. A mudança se refere ao retorno da obrigatoriedade do uso de máscaras nesses ambientes.Em reunião, os participantes ressaltaram que os dados epidemiológicos demandam o retorno de medidas não farmacológicas de proteção, como o uso de máscaras, principalmente no transporte público, aeroportos e ambientes fechados ou confinados.A nova resolução aprovada pela Anvisa dispõe que é obrigatório o uso de máscaras faciais no interior dos terminais aeroportuários, meios de transporte e outros estabelecimentos localizados na área aeroportuária.A norma proíbe a utilização de máscaras de acrílico ou de plástico; máscaras dotadas de válvulas de expiração, incluindo as N95 e PFF2; lenços, bandanas de pano ou qualquer outro material que não seja caracterizado como máscara de proteção de uso profissional ou de uso não profissional; protetor facial (face shield) isoladamente; máscaras de proteção de uso não profissional confeccionadas com apenas uma camada ou que não observem os requisitos mínimos previstos na ABNT PR 1002 – Guia de requisitos básicos para métodos de ensaio, fabricação e uso.A resolução entrará em vigor no dia 25 de novembro de 20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gência Nacional de Vigilância Sanitária (Anvisa) aprovou, nesta terça-feira (22), resolução trazendo novas medidas para serem adotadas em aeroportos e aeronaves, em virtude do cenári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RIO-ACRE-_-HOJE-22.jpg?resize=400%2C240&amp;ssl=1</text:p>
          </table:table-cell>
          <table:table-cell office:value-type="string" calcext:value-type="string">
            <text:p>Acre</text:p>
          </table:table-cell>
          <table:table-cell office:value-type="string" calcext:value-type="string">
            <text:p>Chuvas elevam cabeceira do Rio Acre em 4,20 metros</text:p>
          </table:table-cell>
          <table:table-cell office:value-type="string" calcext:value-type="string">
            <text:p>https://ac24horas.com/2022/11/23/chuvas-elevam-cabeceira-do-rio-acre-em-420-metros/</text:p>
          </table:table-cell>
          <table:table-cell office:value-type="string" calcext:value-type="string">
            <text:p>Mais de 45 milímetros de chuva caíram nas últimas 48 horas no Acre entre segunda e terça-feira (21,22). Com isso, o Rio Acre subiu 4,20 metros em Assis Brasil, região de cabeceira do manancial.A marca foi registrada na plataforma de Aldeia dos Patos e até o começo da manhã desta quarta-feira (23) os efeitos não haviam sido sentidos em Brasiléia.Em Rio Branco, o Rio Acre marca 2,72 metros nesta quarta após o volume de água se elevar em quase 1 metros nas últimas horas.A Defesa Civil ainda desconfia desse cenário, apesar das chuvas. Nesse contexto, decidiu prorrogar a Operação Estiagem visando assegurar o abastecimento com água potável em comunidades rurais da capital.A expectativa é que nos próximos dias ocorra um equilíbrio climático no Acre com chuvas dentro da média para o mês de novembro. (RAF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ais de 45 milímetros de chuva caíram nas últimas 48 horas no Acre entre segunda e terça-feira (21,22). Com isso, o Rio Acre subiu 4,20 metro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0/11/PREFEITURA-TARAUACA.jpeg?resize=400%2C240&amp;ssl=1</text:p>
          </table:table-cell>
          <table:table-cell office:value-type="string" calcext:value-type="string">
            <text:p>Acre</text:p>
          </table:table-cell>
          <table:table-cell office:value-type="string" calcext:value-type="string">
            <text:p>Prefeitura de Tarauacá pode ser multada em R$ 1,5 milhão</text:p>
          </table:table-cell>
          <table:table-cell office:value-type="string" calcext:value-type="string">
            <text:p>https://ac24horas.com/2022/11/23/prefeitura-de-tarauaca-pode-ser-multada-em-r-15-milhao/</text:p>
          </table:table-cell>
          <table:table-cell office:value-type="string" calcext:value-type="string">
            <text:p>A Promotoria Cível de Tarauacá do Ministério Público do Estado do Acre (MP-AC), pediu ao Poder Judiciário a execução de multa no valor de R$ 1,5 milhão por descumprimento do Termo de Ajustamento de Conduta (TAC), celebrado entre o município de Tarauacá e o órgão controlador em de julho de 2017, visando à construção do aterro sanitário e implementação de medidas de remediação do lixão municipal. O pedido foi divulgado pela assessoria na última terça-feira, 22.Em 2021, foi assinado pelo ministério público e a prefeita Maria Lucineia (PDT), um aditivo ao TAC tendo em vista a permanência da situação irregular do lixão e não tendo sido iniciada a construção do aterro sanitário. O complemento do TAC impôs providências administrativas e operacionais para a implantação das medidas de remediação do lixão, de acordo com o cronograma, sob pena de multa diária no valor de R$ 4 mil. O aditivo previa, ainda, o envio de relatórios mensais acerca das providências, o que também não foi cumprido.O promotor de Justiça Júlio César Medeiros relatou que o município continua utilizando caminhões abertos para fazer a coleta de lixo hospitalar, conforme observado durante inspeção conjunta com o Conselho Regional de Medicina (CRM/AC) no Hospital Geral Sansão Gomes em Tarauacá, em 17 de novembro do presente ano”.Com o descumprimento das cláusulas do Termo de Ajustamento de Conduta e o lapso temporal de mais de um ano, segundo o relatório de vistoria feito pelo CAOP-MAPHU, o valor total da multa é R$ 1, 5 milhão solicitado à justiça.De acordo com o relatório mais atualizado do setor técnico, após mais de um ano da pactuação do aditivo ao TAC, concluiu-se que das 32 ações requeridas ao município, 11 não foram cumpridas e outras 10 foram cumpridas parcialmente.“Há de se destacar, o lapso temporal de mais de um ano que o Município teve para cumprir integralmente as obrigações mais importantes, bem como o grau de detalhamento do Relatório de Vistoria nº 003/2022, do Centro de Apoio Operacional (CAOP-MAPHU) do MPAC, datado de 21 de setembro de 2022”, diz um trecho do docu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omotoria Cível de Tarauacá do Ministério Público do Estado do Acre (MP-AC), pediu ao Poder Judiciário a execução de multa no valor de R$ 1,5...</text:p>
          </table:table-cell>
          <table:table-cell office:value-type="string" calcext:value-type="string">
            <text:p>Saimo Martin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enem-avcre.jpg?resize=400%2C240&amp;ssl=1</text:p>
          </table:table-cell>
          <table:table-cell office:value-type="string" calcext:value-type="string">
            <text:p>Cotidiano</text:p>
          </table:table-cell>
          <table:table-cell office:value-type="string" calcext:value-type="string">
            <text:p>Gabaritos do Enem serão divulgados na tarde desta quarta-feira (23)</text:p>
          </table:table-cell>
          <table:table-cell office:value-type="string" calcext:value-type="string">
            <text:p>https://ac24horas.com/2022/11/23/gabaritos-do-enem-serao-divulgados-na-tarde-desta-quarta-feira-23/</text:p>
          </table:table-cell>
          <table:table-cell office:value-type="string" calcext:value-type="string">
            <text:p>O Instituto Nacional de Estudos e Pesquisas Educacionais Anísio Teixeira (Inep) divulga hoje (23), às 18h, os gabaritos das provas objetivas do Exame Nacional do Ensino Médio (Enem) 2022. As provas foram aplicadas nos dois últimos domingos, dias 13 e 20 de novembro.Os gabaritos poderão ser acessados no portal do Inep. Os resultados finais serão divulgados no dia 13 de fevereiro de 2023, na Página do Participante.Mesmo com os gabaritos das provas em mãos, ainda não será possível saber qual foi a nota da prova. Isso porque o Enem utiliza como método de correção a chamada teoria de resposta ao item (TRI). As notas variam de acordo com os acertos e erros dos alunos em cada prova.O espelho da redação, com os detalhes das correções dessas provas, será divulgado apenas em abril, junto com as notas dos participantes treineiros, ou seja, daqueles que ainda não concluíram o ensino médio e fizeram o exame apenas para testar os conhecimentos. O tema deste ano foi Desafios para a valorização de comunidades e povos tradicionais no Brasil.Após a divulgação dos resultados do Enem, serão abertas as inscrições para os processos seletivos que utilizam a avaliação como forma de ingresso no ensino superior, em data ainda a ser divulgada.Fonte: Agência Bras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nstituto Nacional de Estudos e Pesquisas Educacionais Anísio Teixeira (Inep) divulga hoje (23), às 18h, os gabaritos das provas objetivas do Exame Nacional do Ensino...</text:p>
          </table:table-cell>
          <table:table-cell office:value-type="string" calcext:value-type="string">
            <text:p>Thais Faria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06/carteira-de-trabalho-digital_mcamgo_abr_240620211818-7.jpg?resize=400%2C240&amp;ssl=1</text:p>
          </table:table-cell>
          <table:table-cell office:value-type="string" calcext:value-type="string">
            <text:p>Cotidiano</text:p>
          </table:table-cell>
          <table:table-cell office:value-type="string" calcext:value-type="string">
            <text:p>Sine do Acre oferta 58 vagas de emprego nesta quarta-feira em Rio Branco</text:p>
          </table:table-cell>
          <table:table-cell office:value-type="string" calcext:value-type="string">
            <text:p>https://ac24horas.com/2022/11/23/sine-do-acre-oferta-58-vagas-de-emprego-nesta-quarta-feira-em-rio-branco/</text:p>
          </table:table-cell>
          <table:table-cell office:value-type="string" calcext:value-type="string">
            <text:p>O Sistema Nacional de Empregos do Acre (Sine), está disponibilizando 58 vagas de emprego para várias áreas em Rio Branco, nesta quarta-feira, 23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58 vagas de emprego para várias áreas em Rio Branco, nesta quarta-feira, 23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1/10/TEMPO-CHUVA.jpg?resize=400%2C240&amp;ssl=1</text:p>
          </table:table-cell>
          <table:table-cell office:value-type="string" calcext:value-type="string">
            <text:p>Cotidiano</text:p>
          </table:table-cell>
          <table:table-cell office:value-type="string" calcext:value-type="string">
            <text:p>Quarta-feira no Acre tem tempo instável, com chuvas e temperatura amena</text:p>
          </table:table-cell>
          <table:table-cell office:value-type="string" calcext:value-type="string">
            <text:p>https://ac24horas.com/2022/11/23/quarta-feira-no-acre-tem-tempo-instavel-com-chuvas-e-temperatura-amena/</text:p>
          </table:table-cell>
          <table:table-cell office:value-type="string" calcext:value-type="string">
            <text:p>A incursão de ar polar e a penetração de umidade do oceano Atlântico deixam o tempo instável, com chuvas a qualquer hora e temperatura amena, nesta quarta-feira, 23, no Acre.Com muitas nuvens durante o dia, em Rio Branco, Brasileia e Sena Madureira, deve chover intensamente em algumas áreas. Ocorre o mesmo em Cruzeiro do Sul e Tarauacá, que terão ventos soprando entre fracos e calmos.Temperaturas:– Rio Branco, Senador Guiomard, Bujari e Porto Acre, com mínimas oscilando entre 20 e 22ºC, e máximas, entre 25 e 27ºC;– Brasileia, Epitaciolândia, Xapuri, Capixaba, Assis Brasil e Santa Rosa do Purus, com mínimas oscilando entre 19 e 21ºC, e máximas, entre 24 e 26ºC;– Plácido de Castro e Acrelândia, com mínimas oscilando entre 20 e 22ºC, e máximas, entre 25 e 27ºC;– Sena Madureira e Manuel Urbano, com mínimas oscilando entre 20 e 22ºC, e máximas, entre 25 e 27ºC;– Tarauacá e Feijó, com mínimas oscilando entre 21 e 23ºC, e máximas, entre 25 e 27ºC;– Cruzeiro do Sul, Mâncio Lima e Rodrigues Alves, com mínimas oscilando entre 21 e 23ºC, e máximas, entre 24 e 26ºC;– Marechal Thaumaturgo, Porto Walter e Jordão, com mínimas oscilando entre 21 e 23ºC, e máximas, entre 24 e 26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incursão de ar polar e a penetração de umidade do oceano Atlântico deixam o tempo instável, com chuvas a qualquer hora e temperatura amena, nest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1668882886501.jpg?resize=400%2C240&amp;ssl=1</text:p>
          </table:table-cell>
          <table:table-cell office:value-type="string" calcext:value-type="string">
            <text:p>Acre</text:p>
          </table:table-cell>
          <table:table-cell office:value-type="string" calcext:value-type="string">
            <text:p>Rodovias federais de Rondônia permanecem com trânsito livre</text:p>
          </table:table-cell>
          <table:table-cell office:value-type="string" calcext:value-type="string">
            <text:p>https://ac24horas.com/2022/11/23/rodovias-federais-de-rondonia-permanecem-com-transito-livre-nesta-quarta-feira/</text:p>
          </table:table-cell>
          <table:table-cell office:value-type="string" calcext:value-type="string">
            <text:p>As rodovias federais que cortam o estado de Rondônia e ligam o Acre ao restante do país por via terrestre amanheceram nesta quarta-feira, 23, com o trânsito liberado. Cerca de cinco trechos que estavam bloqueados por manifestantes insatisfeitos com o resultado da eleição presidencial foram totalmente desbloqueados no final da tarde de ontem (22).A informação foi divulgada pela Polícia Rodoviária Federal (PRF) do estado vizinho. Em Cruzeiro do Sul, o grupo que ocupada a frente do Batalhão de Infantaria e Selva (BIS) decidiu encerrar os protestos também nessa terça-feira. Há relatos de que poucos pessoas estavam indo após faltar caldo na tenda dos militantes.Dezenas de pacientes acreanos que fazem tratamento contra o câncer no capital rondoniense, Porto Velho, perderam consultas e exames médicos que estavam marcados para essa semana por conta do bloqueio na B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rodovias federais que cortam o estado de Rondônia e ligam o Acre ao restante do país por via terrestre amanheceram nesta quarta-feira, 23, com o...</text:p>
          </table:table-cell>
          <table:table-cell office:value-type="string" calcext:value-type="string">
            <text:p>Thais Faria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alemanha-gundogan.jpg?resize=400%2C240&amp;ssl=1</text:p>
          </table:table-cell>
          <table:table-cell office:value-type="string" calcext:value-type="string">
            <text:p>Destaque 3</text:p>
          </table:table-cell>
          <table:table-cell office:value-type="string" calcext:value-type="string">
            <text:p>Jogos na Copa do Mundo: programação de hoje (23) tem Alemanha, Espanha e Bélgica</text:p>
          </table:table-cell>
          <table:table-cell office:value-type="string" calcext:value-type="string">
            <text:p>https://ac24horas.com/2022/11/23/jogos-de-hoje-na-copa-do-mundo-programacao-de-hoje-23-tem-alemanha-espanha-e-belgica/</text:p>
          </table:table-cell>
          <table:table-cell office:value-type="string" calcext:value-type="string">
            <text:p>O quarto dia da Copa do Mundo, no Catar, reserva a estreia de craques como Thomas Müller, Gundogan, Gavi, Kevin De Bruyne e Luka Modric. A programação desta quarta-feira (23) inclui a atual vice-campeã mundial Croácia e as candidatas ao título Alemanha, Bélgica e Espanha.Veja, a seguir, os jogos do dia #4 da Copa do MundoMarrocos x Croácia7h (de Brasília), no Estádio Al Bayt, pelo Grupo FAlemanha x Japão10h (de Brasília), no Internacional Khalifa, pelo Grupo EEspanha x Costa Rica13h (de Brasília), no Estádio Al Thumama, pelo Grupo EBélgica x Canadá16h (de Brasília), no Ahmad Bin Ali, pelo Grupo F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quarto dia da Copa do Mundo, no Catar, reserva a estreia de craques como Thomas Müller, Gundogan, Gavi, Kevin De Bruyne e Luka Modric. A...</text:p>
          </table:table-cell>
          <table:table-cell office:value-type="string" calcext:value-type="string">
            <text:p>UOL</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1/11/megasenadsc_5279.jpg?resize=400%2C240&amp;ssl=1</text:p>
          </table:table-cell>
          <table:table-cell office:value-type="string" calcext:value-type="string">
            <text:p>Cotidiano</text:p>
          </table:table-cell>
          <table:table-cell office:value-type="string" calcext:value-type="string">
            <text:p>Concurso da Mega-Sena acumula e próximo sorteio terá R$ 50 milhões em jogo</text:p>
          </table:table-cell>
          <table:table-cell office:value-type="string" calcext:value-type="string">
            <text:p>https://ac24horas.com/2022/11/23/concurso-da-mega-sena-acumula-e-proximo-sorteio-tera-r-50-milhoes-em-jogo/</text:p>
          </table:table-cell>
          <table:table-cell office:value-type="string" calcext:value-type="string">
            <text:p>Ninguém acertou as seis dezenas do concurso 2541 da Mega-Sena, que foi realizado na noite desta terça-feira (22) pela Caixa Econômica Federal, em São Paulo. Com isso, o prêmio acumulou e agora está estimado em R$ 50 milhões para o próximo sorteio.Os números sorteados foram 10-28-45-47-57-59.Ainda no concurso de hoje, 51 apostas foram ganhadoras da quina e levarão R$ 55.525,68 cada para casa, enquanto 3.793 pessoas acertaram a quadra e receberão R$ 1.066,55.Quando será o próximo sorteio?O concurso 2542 está marcado para ocorrer na próxima quinta-feira (24). O evento começará a partir das 20h (de Brasília) e terá transmissão ao vivo pela internet, no canal oficial da Caixa no YouTube, e com possibilidade de exibição simultânea pela RedeTV! (o calendário oficial de loterias não informa mais com antecedência qual sorteio será exibido em TV aberta, sendo sempre um por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inguém acertou as seis dezenas do concurso 2541 da Mega-Sena, que foi realizado na noite desta terça-feira (22) pela Caixa Econômica Federal, em São Paulo. Com...</text:p>
          </table:table-cell>
          <table:table-cell office:value-type="string" calcext:value-type="string">
            <text:p>UOL</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URNA.jpg?resize=400%2C240&amp;ssl=1</text:p>
          </table:table-cell>
          <table:table-cell office:value-type="string" calcext:value-type="string">
            <text:p>Blog do Crica</text:p>
          </table:table-cell>
          <table:table-cell office:value-type="string" calcext:value-type="string">
            <text:p>A oposição precisa se reinventar, perder o ego, para voltar ao poder nas próximas disputas</text:p>
          </table:table-cell>
          <table:table-cell office:value-type="string" calcext:value-type="string">
            <text:p>https://ac24horas.com/2022/11/23/a-oposicao-precisa-se-reinventar-perder-o-ego-para-voltar-ao-poder-nas-proximas-disputas/</text:p>
          </table:table-cell>
          <table:table-cell office:value-type="string" calcext:value-type="string">
            <text:p>A OPOSIÇÃO, que sofreu uma derrota fragorosa na última eleição, não elegendo ninguém para o Senado, para a Câmara Federal, e diminuindo a sua representação na Assembleia Legislativa, e ainda ficando longe de ganhar o governo, precisa se reinventar para as próximas disputas majoritárias.A começar pela eleição municipal de 2024. Se entrar dividida no pleito para a prefeitura da capital, como aconteceu na última eleição estadual, pode sofrer outra derrota acachapante. Os dirigentes da oposição precisam perder o ego de cada um olhar apenas para o umbigo. Ou fazem uma grande frente plural, como aconteceu com o extinto e vitorioso MDA, ou seus políticos vão ficar de bengala perdendo uma eleição atrás da outra.Ficaram 20 anos no poder, e podem ficar 20 anos fora do poder, se permanecerem pendurados no sectarismo de que podem resolver tudo com cada um para o seu lado. A não ser que queiram se tornar masoquistas. Juízo não se compra num boteco. As urnas não costumam perdoar os amadores na política.AFASTA DE MIM ESTE CÁLICEAO PEDIR ao Ministério da Justiça que mande a Força Nacional desbloquear a BR-364, o governador Gladson  mostra que quer desvincular sua imagem do golpismo.NINGUÉM ENTENDEUO JORGE VIANA seria hoje deputado federal e poderia puxar um outro nome na aliança política formada pelo PT-PCdoB-PV. Ninguém entendeu ele ir para uma disputa do governo, com uma candidatura de alto risco.PEDIDO CONJUNTOUMA FONTE palaciana informou ao BLOG que a decisão do Gladson de demissão do militante bolsonarista Ruy Birico de cargo de confiança, foi reforçada por um pedido conjunto dos 24 deputados feito neste sentido.ESPERTEZA COME O DONOA JUSTIÇA ELEITORAL pôs o PL no canto do ringue com seu pedido de anulação de várias urnas do segundo turno. Mandou aditar ao pedido também as urnas do primeiro turno, que se anuladas derrubariam toda bancada federal do PL. Esperteza cresce e come o dono.POSIÇÃO FIRMEQUEM TOMOU uma posição firme contra os atos golpistas de fechamento da BR-364, foi o líder do governo na ALEAC, deputado Pedro Longo (PDT), que denominou os atos como “esbirros da ditadura”.PODE IR PENSANDOPELAS informações que tenho, é bom o prefeito Bocalom (PP) pensar em outra sigla para disputar a reeleição. O nome do coração do Gladson para a disputa da PMRB, é o da deputada federal eleita Socorro Neri (PP).É LEIA LEI ELEITORAL especifica que, o parlamentar que cometer infidelidade partidária, é passível de perda do mandato. O PT e o PSD apenas estão aplicando a Lei.VALE PARA OS DOISAS URNAS que elegeram o Lula este ano foram as mesmas que elegeram o Bolsonaro em 2018. Se são fraudes neste pleito, também, foram no de 2018. Não há como separar estes dois casos, porque vale para ambos.GABINETE CIVILDEVE SER ESTE o cargo que será ocupado pelo Rômulo Grandidier, no próximo governo do Gladson. A decisão já estaria tomada, faltando apenas ser feita a nomeação.BASTANTE REDUZIDAA OPOSIÇÃO vai ser muita reduzida na nova legislatura na Assembleia Legislativa. A base do governo deverá voar em céu de brigadeiro, aprovando o que quiser.PEDIDO DOS MANDATOSNÃO SE APLICA aos prefeitos que serão expulsos do PT, mas há dentro do partido o sentimento de pedir os mandatos dos vereadores que apoiaram adversários na última eleição. Podem ir pensando em contratar bons advogados.FOCO FUTUROO FOCO FUTURO do governador Gladson é cumprir um segundo mandato com visibilidade, para que dispute a eleição do Senado em 2026, com certa tranquilidade.MANDATOS ENCERRADOSEM 2026 serão duas vagas do Senado em disputa, as dos senadores Petecão (PSD) e do senador Márcio Bittar (União Brasil). Não se sabe se ambos disputarão a reeleição. É cedo para uma avaliação a esse respeito.CARTA DE SEGUROO REPUBLICANOS não vai para a oposição ao governo do Lula. A direção nacional tirou uma posição de deixar os parlamentares do partido com independência para atuar. Na política, se chama isso de carta de seguro.MEME NO FUTEBOLA MEME que corria ontem era que a Argentina vai pedir a anulação da partida contra a Arábia Saudita por ter pedido o jogo. Política e futebol, é com o brasileiro.CEREJA DO BOLOA CEREJA do bolo dos cargos federais no estado são o DNIT e o INCRA. O PT e o senador Sérgio Petecão (PSD) estão de olho nos dois órgãos, para nomear afilhados.PERDA DE QUALIDADEA DERROTA do deputado Daniel Zen (PT), vai por certo empobrecer o debate qualificado na ALEAC, na próxima legislatura. Zen é um dos melhores quadros do PT.NÃO PODE SE DAR AO LUXOO ACRE, um estado pobre e dependente do governo federal, não pode se dar ao luxo de ter um governador brigado com o presidente. Assim é que, a posição pragmática do governador Gladson deve ser entendida.TERRITÓRIO LIVREACRELÂNDIA e Plácido de Castro se tornaram território livre dos bandidos, pelo que se nota dos roubos e sequestros quase diários de produtores rurais. Na biqueira da Bolívia, o paraíso dos carros roubados, torna a troca dos veículos por droga algo rentável.NÃO CONSEGUEM ENTENDER?AS ELEIÇÕES não serão anuladas, não haverá golpe militar, a volta da ditadura, e o Lula vai assumir, por estarmos numa democracia. Não conseguem entender?NÃO ACONTECERÁ NADAO LULA VAI ASSUMIR, nenhuma igreja evangélica será fechada, o país não terá o regime comunista, a bandeira nacional não será vermelha, e tudo vai seguir como antes no quartel do Abrantes. O resto é a pura balela.NOMES VEICULADOSSOCORRO NERI, Jenilson Leite, Bocalom, Emerson Jarude, Marcus Alexandre, são nomes sempre citados quando se trata da eleição para a PMRB, em 2024.FICOU UMA PORCARIAO PREFEITO Bocalom tem primado por obras bem feitas. Mas, não foi o que aconteceu com o principal acesso do Tropical, a pavimentação é de baixa qualidade. Se der um pulo no local vai fazer a constatação desse registro.NÃO CONVIDEMNÃO CONVIDEM o deputado Neném Almeida e a direção do PODEMOS para o mesmo tacacá. Neném debita sua derrota a um boicote dos dirigentes à sua candidatura à reeleição.FRASE MARCANTE“Deus dá o leite, mas não o balde”. Ditado ingl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OPOSIÇÃO, que sofreu uma derrota fragorosa na última eleição, não elegendo ninguém para o Senado, para a Câmara Federal, e diminuindo a sua representação na...</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316811260_6653075891374868_6985035625089348914_n.jpg?resize=400%2C240&amp;ssl=1</text:p>
          </table:table-cell>
          <table:table-cell office:value-type="string" calcext:value-type="string">
            <text:p>Destaque 3</text:p>
          </table:table-cell>
          <table:table-cell office:value-type="string" calcext:value-type="string">
            <text:p>Vice-campeã do mundo, Croácia empata por 0 a 0 com Marrocos na estreia da Copa</text:p>
          </table:table-cell>
          <table:table-cell office:value-type="string" calcext:value-type="string">
            <text:p>https://ac24horas.com/2022/11/23/vice-campea-do-mundo-croacia-empata-por-0-a-0-com-marrocos-na-estreia-da-copa/</text:p>
          </table:table-cell>
          <table:table-cell office:value-type="string" calcext:value-type="string">
            <text:p>A atual vice-campeã do mundo Croácia empatou por 0 a 0 nesta quarta-feira (23), no estádio Al Thumama, pela 1ª rodada do Grupo E da Copa do Mundo. A equipe do meia Luka Modric teve a bola na maior parte do confronto, mas a defesa marroquina impediu todas as tentativas da seleção europeia ao longo do jogo.Com o resultado, Croácia e Marrocos somaram um ponto na tabela do Grupo E. Nesta quarta (23), a Bélgica encara o Canadá no outro jogo da chave. As duas seleções voltam a campo neste domingo (27). Marrocos vai enfrentar a Bélgica, cabeça de chave do grupo, e a Croácia tem pela frente a seleção canadense.O jogoA Croácia demonstrou nos primeiros minutos que a proposta era ter mais a bola. Isso, no entanto, não foi combinado com Marrocos, que não deixou os croatas terem o domínio da partida. A maior parte da etapa inicial foi de equilíbrio, com alguns chutes de fora da área da seleção europeia. Na melhor chance, o meia Vlasic parou em grande defesa do goleiro marroquino Bono. Modric, o craque dos atuais vice-campeões do mundo, teve atuação discreta no primeiro tempo.O segundo tempo do duelo foi ainda mais equilibrado, com os marroquinos fechando os espaços no campo de defesa. A equipe árabe até tentou algumas escapadas em velocidade, mas faltou capricho na hora da construção. Na única chance, o lateral-direito Hakimi testou o goleiro Livakovic em chute forte de fora da área.Se de um lado faltou capricho para Marrocos, do outro também faltou mais criatividade para a Croácia. Dona da bola, a seleção europeia ainda tentou mudar o placar nos minutos finais. A falta de mobilidade croata, porém, foi insuficiente para gerar desconforto para os marroquinos. Mais um 0 a 0 na Copa do Mundo do Cat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tual vice-campeã do mundo Croácia empatou por 0 a 0 nesta quarta-feira (23), no estádio Al Thumama, pela 1ª rodada do Grupo E da Copa...</text:p>
          </table:table-cell>
          <table:table-cell office:value-type="string" calcext:value-type="string">
            <text:p>web</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1/07/GLADSON-OBRAS.jpg?resize=400%2C240&amp;ssl=1</text:p>
          </table:table-cell>
          <table:table-cell office:value-type="string" calcext:value-type="string">
            <text:p>Coluna do Astério</text:p>
          </table:table-cell>
          <table:table-cell office:value-type="string" calcext:value-type="string">
            <text:p>Gladson e o segundo mandato!</text:p>
          </table:table-cell>
          <table:table-cell office:value-type="string" calcext:value-type="string">
            <text:p>https://ac24horas.com/2022/11/23/gladson-e-o-segundo-mandato/</text:p>
          </table:table-cell>
          <table:table-cell office:value-type="string" calcext:value-type="string">
            <text:p>Um segundo mandato de presidente, governador ou prefeito deve ser bem diferente do primeiro. Isto porque o governante não está sob pressão de garantir a própria reeleição, o que não é fácil como pensam alguns. Em um segundo mandato, o objetivo é deixar a marca de um bom gestor. Com isso, a área técnica é sempre mais valorizada do que a política. Essa é a principal preocupação do governador Gladson Cameli (PROGRESSISTA) hoje. Superar-se a si mesmo à frente do governo.Com dois senadores e oito deputados federais e maioria absoluta na Assembleia Legislativa, Gladson Cameli tem a faca e o queijo na mão para fazer uma boa gestão. Apesar da eleição de Lula, que deverá ser diplomado e empossado até o dia primeiro de janeiro, Gladson não terá dificuldades em relacionar-se com o governo federal. O motivo é simples: Não é um político radical nem de direita, muito menos de esquerda.Gladson Cameli ainda não declarou se será ou não candidato ao Senado em 2026. Também ainda não demonstrou interesse algum sobre as eleições municipais. Deverá se posicionar sobre as duas questões no devido tempo. Ele não tem pressa, o segundo governo ainda nem começou. Porém, uma coisa é certa, a população sempre espera uma pouco mais de um gestor no segundo mandato. Não existem mais desculpas para os equívocos.“Quando o medo invade um povo, transforma muitas vezes um pusilânime num herói”. (Getúlio Vargas). O deputado Neném Almeida diz que sabe muita coisa sobre o partido, mas não fala, apenas ameaça.. Melhor ficar calado, aquietar-se se não vai resolver o problema.. “Se não aguenta o trote não monte no burro”, dizia o presidente Getúlio Vargas ao amigo e jornalista Samuel Wanner.. A dúvida é a seguinte:. É para anular toda a eleição ou apenas algumas urnas que deram a vitória ao ex-presidente Lula?. Se deletar tudo, muita gente boa que venceu a eleição para cargos proporcionais e majoritários não se elegeria mais.. Essa é a tese do Macunaíma.. Outra dúvida do Macuna:. Vai ter ou não ditadura militar? Vai ter ou não comunismo?. Ele quer saber para decidir que rumo tomar na vida!. É melhor esperar o Brasil entrar em campo do que ficar zombando da Argentina antecipadamente.. Todo cuidado é pouco, futebol é sempre imprevisível.. A Maria Rosa quer saber o que Jesus de Nazaré, o Cristo de Deus, diria sobre as eleições no Brasil?. Responde aí Macunaíma…. Acho que Ele diria:. Dá pro Lula o que é do Lula; pro Jair o que é do Jair e para Deus o que é de Deus.. O que é de Deus?. O coração; porque onde estiver o teu tesouro estará também o teu coração.. O Lula e o Jair já, já passam… Deus nã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segundo mandato de presidente, governador ou prefeito deve ser bem diferente do primeiro. Isto porque o governante não está sob pressão de garantir a própria...</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log_stica-y-comercio-internacional.jpg?resize=400%2C240&amp;ssl=1</text:p>
          </table:table-cell>
          <table:table-cell office:value-type="string" calcext:value-type="string">
            <text:p>Acre</text:p>
          </table:table-cell>
          <table:table-cell office:value-type="string" calcext:value-type="string">
            <text:p>Comércio exterior do Acre já faturou mais de R$ 250 milhões em 2022</text:p>
          </table:table-cell>
          <table:table-cell office:value-type="string" calcext:value-type="string">
            <text:p>https://ac24horas.com/2022/11/23/comercio-exterior-do-acre-ja-faturou-mais-de-r-250-milhoes-em-2022-196-a-mais-que-no-ano-passado/</text:p>
          </table:table-cell>
          <table:table-cell office:value-type="string" calcext:value-type="string">
            <text:p>De acordo com o relatório mensal do Ministério da Indústria, Comércio Exterior e Serviços, em outubro de 2022 o Acre exportou US$2,92 milhões e importou US$173 mil, resultando em um saldo na balança comercial de US$ 2,75 milhões -ou R$ 253,22 milhões.Com o resultado do mês, no acumulado de janeiro a outubro deste ano, o saldo alcançou US$ 47,48 milhões, valor que é 19,6% superior ao resultado do mesmo período de 2021. Entre janeiro e outubro do ano passado, o saldo foi de US$ 39,71.Em outubro, as exportações de milho representaram 36,8% do total, que chegou a US$1,08 milhão. As exportações de madeira e derivados aparecem em segundo na balança comercial daquele mês, com 28,8% (US$842 mil); bovinos e derivados são 17,3% (US$ 505 mil); castanha representou 2,4% (US$ 70 mil); suíno e derivados somam 2,2% com US$ 65 mil.A balança comercial é o resultado da diferença entre as exportações e importações de um país. É um importante indicador para a economia, já que mostra a situação da região e está diretamente ligado ao PIB.ara calcular, a matemática é bem simples. Basta pegar o saldo de exportação de um período e subtrair pelo saldo de importações da mesma época.Quando o resultado é positivo, acontece o superávit na balança comercial ou, como também é chamada, uma balança comercial favorável. Em termos práticos, significa que o Acre vendeu muito mais do que comprou de outros países.Agora, quando essa conta é negativa, significa um déficit na balança comercial. Na prática, quer dizer que o Acre comprou muito mais do que vendeu para outras países.(Com Od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 acordo com o relatório mensal do Ministério da Indústria, Comércio Exterior e Serviços, em outubro de 2022 o Acre exportou US$2,92 milhões e importou US$173...</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06/Producao-de-cafe-min.jpg?resize=400%2C240&amp;ssl=1</text:p>
          </table:table-cell>
          <table:table-cell office:value-type="string" calcext:value-type="string">
            <text:p>Destaque 2</text:p>
          </table:table-cell>
          <table:table-cell office:value-type="string" calcext:value-type="string">
            <text:p>Produção de café cresce 265% em 5 anos e Acre propõe práticas ESG para ganhar mercado internacional</text:p>
          </table:table-cell>
          <table:table-cell office:value-type="string" calcext:value-type="string">
            <text:p>https://ac24horas.com/2022/11/23/producao-de-cafe-cresce-265-em-5-anos-e-acre-propoe-praticas-esg-para-ganhar-mercado-internacional/</text:p>
          </table:table-cell>
          <table:table-cell office:value-type="string" calcext:value-type="string">
            <text:p>A participação do Acre na Semana Internacional do Café aumentou a animação no setor, especialmente porque as espécies conhecidas como robustas amazônicas, presentes em várias regiões do Estado, tem atraído a atenção dos compradores estrangeiros.E os números são realmente alvissareiros para o agro acreano: a área plantada de café (levando em conta a proporção em hectares) cresceu 66% entre 2017 e 2021 -mas a produção (proporção em toneladas) tomou um embalo impressionante, aumentando em 265% no mesmo período.Liderada pelo titular da Secretaria de Produção e Agronegócio do Acre (Sepa), Edvan Maciel, a comitiva acreana e os profissionais do comércio cafeeiro puderam trocar experiências sobre novas oportunidades do setor durante a SIC. Os gestores do Acre puderam participar de workshops e palestras, expandindo assim o conhecimento sobre o mercado.É sabido que talvez o Acre não seja grande produtor, mas tem oportunidade de produzir um café com Indicação Geográfica de qualidade, o que agregaria importante valor ao grão colhido no Estado.“Precisamos alinhar essa produção no modo ESG, é o que o mundo quer”, observa Edvan Maciel. Ele se refere ao tripé da sustentabilidade ambiental, social e de governança – Environment, Social and Governance, que se refere a um conjunto de práticas que, juntamente com a inovação, podem contribuir para um melhor atendimento das demandas do consumidor e da competição de merc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articipação do Acre na Semana Internacional do Café aumentou a animação no setor, especialmente porque as espécies conhecidas como robustas amazônicas, presentes em várias regiõe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MORTO-TIROS-BAIXADA.jpg?resize=400%2C240&amp;ssl=1</text:p>
          </table:table-cell>
          <table:table-cell office:value-type="string" calcext:value-type="string">
            <text:p>Acre 01</text:p>
          </table:table-cell>
          <table:table-cell office:value-type="string" calcext:value-type="string">
            <text:p>Faccionado que deixou crime para “entrar na igreja” é morto por integrar facção rival</text:p>
          </table:table-cell>
          <table:table-cell office:value-type="string" calcext:value-type="string">
            <text:p>https://ac24horas.com/2022/11/23/faccionado-que-deixou-crime-para-entrar-na-igreja-e-morto-por-integrar-faccao-rival/</text:p>
          </table:table-cell>
          <table:table-cell office:value-type="string" calcext:value-type="string">
            <text:p>A guerra entre organizações criminosas fez mais uma vítima na capital. Everaldo Pereira de Souza, de 46 anos, foi morto a tiros na noite desta terça-feira, 22, na rua Santa Rita, no bairro Bahia Velha, região da Baixada da Sobral, em Rio Branco.De acordo com a polícia, Everaldo estava chegando na sua residência e enquanto aguardava os seus familiares abrirem o portão, dois homens não identificados se aproximaram em uma bicicleta e em posse de uma arma de fogo efetuaram três tiros na direção da vítima. Após a ação, os criminosos fugiram do local.A ambulância do Serviço de Atendimento Móvel de Urgência (SAMU) foi acionada, mas quando os paramédicos chegaram ao local, Everaldo já se encontrava morto.A área foi isolada pela Polícia Militar para os trabalhos do perito em criminalística. Os policiais fizeram patrulhamento na região em busca de prender os autores do crime, mas ninguém foi encontrado.O corpo foi removido e encaminhado ao Instituto Médico Legal (IML) para os exames cadavéricos.Descoberto pelos ex-aliadosSegundo a polícia, na noite do dia 18 de março de 2021, Everaldo foi vítima de uma tentativa de homicídio, na rua Quinze, no bairro da Glória, também na Baixada da Sobral. Ele estava com sua irmã na frente de uma residência bebendo, quando um jovem passou correndo na rua sendo perseguido por um criminoso que efetuou vários tiros. Everaldo foi atingido com dois tiros nas costas, dois nas pernas e um nos testículos. Mesmo ferido, a vítima ainda conseguiu correr e se esconder debaixo de um caminhão.Everaldo era membro de uma organização criminosa e atualmente havia rasgado a camisa de sua facção e feito um vídeo na igreja se desligando da organização criminosa. Dias depois de gravar o vídeo, membros da ex-facção descobriram que Everaldo havia migrado para a facção rival.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guerra entre organizações criminosas fez mais uma vítima na capital. Everaldo Pereira de Souza, de 46 anos, foi morto a tiros na noite desta terça-feira,...</text:p>
          </table:table-cell>
          <table:table-cell office:value-type="string" calcext:value-type="string">
            <text:p>Davi Sahid</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Carga-de-cerveja_Ambev.jpeg?resize=400%2C240&amp;ssl=1</text:p>
          </table:table-cell>
          <table:table-cell office:value-type="string" calcext:value-type="string">
            <text:p>Acre 01</text:p>
          </table:table-cell>
          <table:table-cell office:value-type="string" calcext:value-type="string">
            <text:p>Temor de caminhoneiros de pegar estrada mantém ameaça de desabastecimento no Acre</text:p>
          </table:table-cell>
          <table:table-cell office:value-type="string" calcext:value-type="string">
            <text:p>https://ac24horas.com/2022/11/22/temor-de-caminhoneiros-de-pegar-estrada-mantem-ameaca-de-desabastecimento-no-acre/</text:p>
          </table:table-cell>
          <table:table-cell office:value-type="string" calcext:value-type="string">
            <text:p>A Polícia Rodoviária Federal (PRF) de Rondônia anunciou o desbloqueio total das rodovias federais interditadas naquele estado nesta terça-feira (22), por volta das 16 horas, no horário do Acre, mas esse fato não garante, pelo menos de maneira imediata, que a retomada do tráfego de cargas que se encontram em meio de caminho ocorra como esperado.A opinião é do presidente da Associação Acreana de Supermercados (ASAS), Adem Araújo. Segundo ele, todos os setores do empresariado acreano possuem cargas a caminho do Acre, mas o temor de caminhoneiros em pegar a estrada, em razão das ameaças de represálias feitas por manifestantes, ainda não dá a garantia de normalização do abastecimento.“A gente tem a expectativa de normalização, mas não tem a certeza ainda se vai dar certo porque os caminhoneiros ainda estão receosos de terem os seus caminhões queimados e outras histórias aí. Segundo eles tem ameaças, então somente amanhã a gente vai ter certeza se todas as cargas vão estar passando normalmente”, disse o empresário.Há vários relatos de que mesmo com os desbloqueios dos trechos interditados das rodovias, os manifestantes não se desmobilizaram, havendo tanto a ameaça de novos bloqueios quanto de ameaças contra caminhoneiros e motoristas que desobedeceram a determinação do movimento ilegal para que não sigam caminho. Também há registros de disparos de armas de fogo contra veículos.De acordo com Adem Araújo, ainda não há nos supermercados acreanos escassez relevante de produtos alimentícios. O caso mais preocupante é o de hortifrutigranjeiros, com a falta de alguns itens.“Não temos ainda nada em falta que seja expressivo. Tá faltando um produto ou outro, uma pera, maçã verde ou banana, mas o básico ainda tem tudo”, disse.O presidente da Associação de Bares, Restaurantes, Conveniências, Distribuidoras e Eventos do Acre (Abrace), Leôncio Castro, informou que logo após a reabertura da BR-364 chegou a Rio Branco uma carreta da Ambev trazendo os produtos que mais estão faltando, que são as cervejas de 600 ml. Contudo, essa carga não atende nem 10% da demanda de Rio Branco.“Essa carga não abastece nem 10%, mas ameniza bastante porque é o produto que tá faltando. Para poder normalizar, vai ser preciso ficar aberto [o tráfego na BR] uns quatro a cinco dias direto. A informação da Ambev é de que os caminhões estão na estrada e que se fosse aberto, eles iriam nos atender”, disse.A reportagem tentou falar com o presidente do Sindicato do Comércio Varejista de Derivados de Petróleo do Acre (Sindepac), Delano Lima, para saber as previsões e expectativas relacionadas ao setor, que começou a entrar em colapso de abastecimento em Rio Branco nesta terça-feira, mas não conseguiu resposta até o fechamento desta public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Rodoviária Federal (PRF) de Rondônia anunciou o desbloqueio total das rodovias federais interditadas naquele estado nesta terça-feira (22), por volta das 16 horas, n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WhatsApp-Image-2022-11-22-at-11.00.40.jpeg?resize=400%2C240&amp;ssl=1</text:p>
          </table:table-cell>
          <table:table-cell office:value-type="string" calcext:value-type="string">
            <text:p>Na rede</text:p>
          </table:table-cell>
          <table:table-cell office:value-type="string" calcext:value-type="string">
            <text:p>Sem caldo, movimento bolsonarista encerra protesto no interior do Acre</text:p>
          </table:table-cell>
          <table:table-cell office:value-type="string" calcext:value-type="string">
            <text:p>https://ac24horas.com/2022/11/22/sem-caldo-movimento-bolsonarista-encerra-protesto-no-interior-do-acre/</text:p>
          </table:table-cell>
          <table:table-cell office:value-type="string" calcext:value-type="string">
            <text:p>O movimento de protesto contra o resultado das eleições presidenciais em frente ao 61° Batalhão de Infantaria e Selva – BIS, foi encerrado nesta terça-feira, 22, em Cruzeiro do Sul.As tendas foram desmontadas e não há mais manifestantes nos local. Nos últimos dias, o grupo estava disperso e só se reunia à noite. Áudios e vídeos vazaram de membros do grupo afirmando que após o fim da distribuição de um caldo, a movimentação no local havia diminuí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ovimento de protesto contra o resultado das eleições presidenciais em frente ao 61° Batalhão de Infantaria e Selva – BIS, foi encerrado nesta terça-feira, 22,...</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16/12/AC24HORAS-URGENTE.jpg?resize=400%2C240&amp;ssl=1</text:p>
          </table:table-cell>
          <table:table-cell office:value-type="string" calcext:value-type="string">
            <text:p>Destaque 2</text:p>
          </table:table-cell>
          <table:table-cell office:value-type="string" calcext:value-type="string">
            <text:p>Sem bloqueios, trânsito é totalmente liberado nas rodovias de Rondônia</text:p>
          </table:table-cell>
          <table:table-cell office:value-type="string" calcext:value-type="string">
            <text:p>https://ac24horas.com/2022/11/22/sem-bloqueios-transito-e-totalmente-liberado-nas-rodovias-de-rondonia/</text:p>
          </table:table-cell>
          <table:table-cell office:value-type="string" calcext:value-type="string">
            <text:p>Todos os pontos que estavam bloqueados em rodovias federais e estaduais em Rondônia foram liberados por volta das 16 horas desta terça-feira (22).Segundo a Polícia Rodoviária Federal (PRF), não há mais nenhuma barreira de veículos em trechos da BR-364, que ligam o estado do Acre ao restante do país por via terrestre.Ainda na tarde desta terça, haviam trechos bloqueados em Vila Califórnia, Extrema e Nova Mamoré, que foram desbloqueados sem a necessidade do uso da força, ficando liberado assim, a passagem dos caminhões com combustíveis e alinhamentos que estavam parados na rodovia.Na manhã de hoje, a PRF em Rondônia havia destacado que vários trechos estavam bloqueados: em Vila Califórnia, Extrema, Vista Alegre do Abunã, Nova Mamoré e Cerejeiras. O último bloqueio liberado foi o de Vista Alegre do Abunã.Em Rio Branco, devido aos bloqueios, vários postos de combustíveis estão desabastecidos. Acerca da situação, o governador Gladson Cameli já havia solicitado apoio da Força Nacional para realizar a desobstrução da rodovia que faz fronteira ao Acre.Desde o fim de outubro, apoiadores do presidente da República, Jair Bolsonaro (PL), mantêm o protesto contra o resultado das eleições presidenciais em outubro deste ano, que teve o presidente eleito, Luiz Inácio Lula da Silva, do P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Todos os pontos que estavam bloqueados em rodovias federais e estaduais em Rondônia foram liberados por volta das 16 horas desta terça-feira (22). Segundo a Polícia...</text:p>
          </table:table-cell>
          <table:table-cell office:value-type="string" calcext:value-type="string">
            <text:p>Thais Faria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316554758_6650884894927301_6930884519552917671_n.jpg?resize=400%2C240&amp;ssl=1</text:p>
          </table:table-cell>
          <table:table-cell office:value-type="string" calcext:value-type="string">
            <text:p>Destaque 3</text:p>
          </table:table-cell>
          <table:table-cell office:value-type="string" calcext:value-type="string">
            <text:p>Com recorde de Giroud e show coletivo, França goleia a Austrália em estreia na Copa</text:p>
          </table:table-cell>
          <table:table-cell office:value-type="string" calcext:value-type="string">
            <text:p>https://ac24horas.com/2022/11/22/com-recorde-de-giroud-e-show-coletivo-franca-goleia-a-australia-em-estreia-na-copa/</text:p>
          </table:table-cell>
          <table:table-cell office:value-type="string" calcext:value-type="string">
            <text:p>A goleada da França por 4 a 1 sobre a Austrália, hoje (22), na estreia da Copa do Mundo do Qatar, encerrou um tabu que durou 16 anos.Desde a Copa de 2006, o campeão da edição anterior do Mundial não vencia na estreia — na ocasião, o Brasil, que conquistou o penta em 2002, começou aquele Mundial com vitória por 1 a 0 sobre a Croácia, com gol de Kaká.Depois disso, os detentores dos títulos seguintes iniciaram a caminhada nas Copas sempre com o pé esquerdo.A Itália (vencedora em 2006) estreou em 2010 com empate em 1 a 1 com o Paraguai;A Espanha (que venceu em 2010) começou o Mundial de 2014 com derrota por 5 a 1 para a Holanda;A Alemanha (campeã em 2014) iniciou a campanha na Copa de 2018 com derrota por 1 a 0 para o México.Com a vitória, os franceses terminam a primeira rodada na liderança do Grupo D, com três pontos, enquanto a Austrália começa na lanterna, com zero. Dinamarca e Tunísia, que mais cedo empataram sem gols, dividem a segunda e terceira colocações, com um ponto cada.A próxima rodada do Grupo D será disputada no sábado (26). A Austrália enfrenta a Tunísia, às 7h (de Brasília), enquanto a França joga contra a Dinamarca, às 13h (também de Brasíl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goleada da França por 4 a 1 sobre a Austrália, hoje (22), na estreia da Copa do Mundo do Qatar, encerrou um tabu que durou...</text:p>
          </table:table-cell>
          <table:table-cell office:value-type="string" calcext:value-type="string">
            <text:p>UOL</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As-regras-de-atuacao-clinica-do-farmaceutico-na-prescricao-da-PrEP-e-PEP.jpg?resize=400%2C240&amp;ssl=1</text:p>
          </table:table-cell>
          <table:table-cell office:value-type="string" calcext:value-type="string">
            <text:p>Cotidiano</text:p>
          </table:table-cell>
          <table:table-cell office:value-type="string" calcext:value-type="string">
            <text:p>MPF ajuíza ação para que profissionais de farmácia possam voltar a aplicar PEP e PrEP no SUS</text:p>
          </table:table-cell>
          <table:table-cell office:value-type="string" calcext:value-type="string">
            <text:p>https://ac24horas.com/2022/11/22/mpf-ajuiza-acao-para-que-profissionais-de-farmacia-possam-voltar-a-aplicar-pep-e-prep-no-sus/</text:p>
          </table:table-cell>
          <table:table-cell office:value-type="string" calcext:value-type="string">
            <text:p>O Ministério Público Federal (MPF) ajuizou ação civil pública para garantir a reinclusão imediata dos farmacêuticos na relação de profissionais aptos a aplicar a Profilaxia Pós Exposição ao HIV (PEP) e a Profilaxia pré-exposição ao HIV (PrEP) no âmbito do Sistema Único de Saúde (SUS).Segundo o procurador regional dos Direitos do Cidadão Lucas Costa Almeida Dias, em março de 2022, o Ministério da Saúde (MS) autorizou que farmacêuticos prescrevessem as profilaxias conhecidas como PEP e PrEP a pacientes de serviços públicos especializados do Sistema Único de Saúde (SUS), porém, em julho de 2022, o MS alterou o recente entendimento para excluir os farmacêuticos da prescrição dos citados medicamentos.O MPF afirma que fatores como a persistência da epidemia do HIV/AIDS no Brasil, mesmo após 40 anos, somado ao fato de ainda não haver uma cura efetiva para o vírus e de a doença poder levar à morte caso não haja tratamento adequado, reforçam a importância de efetivas formas de prevenção e combate ao HIV/AIDS, sendo dever público e direito de todos o acesso a elas.Na ação, o MPF relaciona diversos estudos técnicos que demonstram a efetividade dos procedimentos e a importância da disponibilização destes medicamentos para as pessoas trans e travestis, negras e outras populações vulnerabilizadas, reconhecidas pelo próprio MS como públicos prioritários.Importância do PEP e PrEP no contexto da saúde no BrasilA ação do MPF chama a atenção para o fato de que a atuação da/os farmacêutica/os no combate ao HIV/AIDS é essencial para facilitar o acesso às medidas de prevenção e contribuir para o avanço frente a epidemia. No contexto de atuação na prescrição de PrEP e PEP é ainda mais necessário por serem medidas de ação rápida. A PEP, por exemplo, deve ser ministrada, preferencialmente, nas primeiras duas horas e, no máximo, até 72 após a exposição ao vírus para garantir a sua eficácia.Nesse cenário, segundo o MPF, exigir que o indivíduo passe por todo o procedimento médico regular (marcar consulta médica, ir ao atendimento, solicitar e obter receituário para então, buscar adquirir o medicamento – procedimento que demanda muito tempo), vai de encontro ao próprio objetivo da estratégia. Além disso, ressalta-se que a PrEP e PEP são medidas para prevenção e não para tratamento de doenças (que efetivamente requerem diagnóstico prévio e correta orientação médica).Diante de todo o contexto apresentado na ação, o MPF pediu que a Justiça Federal determine ao Ministério da Saúde que adote providências para restabelecer a autorização para farmacêutica/os prescreverem PrEP e PEP ao HIV, a pacientes do SUS.O processo foi distribuído para a 3ª Vara Federal Cível e Criminal da SJAC e pode ser consultado pelo número 31013068-84.2022.4.01.3000.Entenda o que é PEP e PrEP, segundo o Ministério da Saúde“A PEP – Profilaxia Pós-Exposição” – é o uso de medicamentos antirretrovirais por pessoas após terem tido um possível contato com o vírus HIV em situações como: violência sexual; relação sexual desprotegida (sem o uso de camisinha ou com rompimento da camisinha), acidente ocupacional (com instrumentos perfurocortantes ou em contato direto com material biológico). Para funcionar, a PEP deve ser iniciada logo após a exposição de risco, em até 72 horas; e deve ser tomada por 28 dias. Você deve procurar imediatamente um serviço de saúde que realize atendimento de PEP assim que julgar ter estado em uma situação de contato com o HIV. É importante observar que a PEP não serve como substituta à camisinha.Já a “PrEP – Profilaxia Pré-Exposição ao HIV” – é o uso preventivo de medicamentos antes da exposição ao vírus do HIV, reduzindo a probabilidade da pessoa se infectar com vírus. A PrEP, deve ser utilizada se você acha que pode ter alto risco para adquirir o HIV.A PrEP não é para todos e também não é uma profilaxia de emergência, como é a PEP. Os públicos prioritários para PrEP são as populações-chave, que concentram a maior número de casos de HIV no país: gays e outros homens que fazem sexo com homens (HSH); pessoas trans; trabalhadores/as do sexo e parcerias sorodiferentes (quando uma pessoa está infectada pelo HIV e a outra não).” – fonte:http://www.aids.gov.br/pt-br/faq/qual-e-diferenca-entre-prep-e-pe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rofilaxia Pós Exposição ao HIV (PEP) e Profilaxia pré-exposição ao HIV (PrEP) são fundamentais na estratégia de combate à AIDS no Brasil</text:p>
          </table:table-cell>
          <table:table-cell office:value-type="string" calcext:value-type="string">
            <text:p>Assessoria</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VALDEMAF.jpg?resize=400%2C240&amp;ssl=1</text:p>
          </table:table-cell>
          <table:table-cell office:value-type="string" calcext:value-type="string">
            <text:p>Cotidiano</text:p>
          </table:table-cell>
          <table:table-cell office:value-type="string" calcext:value-type="string">
            <text:p>PL de Bolsonaro pede que TSE jogue fora voto de 59% das urnas no 2º turno</text:p>
          </table:table-cell>
          <table:table-cell office:value-type="string" calcext:value-type="string">
            <text:p>https://ac24horas.com/2022/11/22/pl-de-bolsonaro-pede-que-tse-jogue-fora-voto-de-59-das-urnas-no-2o-turno/</text:p>
          </table:table-cell>
          <table:table-cell office:value-type="string" calcext:value-type="string">
            <text:p>O presidente do PL (Partido Liberal), Valdemar Costa Neto, enviou ao TSE (Tribunal Superior Eleitoral) um questionamento sobre o resultado do segundo turno da eleição presidencial, com pedido de invalidação de votos em urnas fabricadas até 2020. O partido encaminhou uma Representação Eleitoral para Verificação Extraordinária à Corte, que está sob relatoria da ministra Cármen Lúcia.A representação alega suposta falha nos chamados “logs de urna” — registros com dados dos equipamentos — em cinco dos seis modelos de urnas usados na votação. O pedido do partido é invalidar os votos, mas somente no segundo turno. No primeiro turno, o PL elegeu 99 parlamentares.“Pretende-se com a Verificação Extraordinária, ora requerida, confirmar os ‘Indícios de Mau Funcionamento das Urnas Eletrônicas’ apresentados no Relatório Técnico do PL, de modo a comprovar a incerteza dos resultados gerados pelas urnas eletrônicas de modelos de fabricação anteriores a UE2020, ou seja, modelos UE2009, UE2010, UE2011, UE2013 e UE2015”, diz um trecho do documento.Segundo o PL, somente a urna modelo UE2020 das urnas confeririam um voto “auditável”. Neste cenário, os votos dariam vitória ao presidente Jair Bolsonaro (PL), derrotado nas eleições. Ao todo, 192 mil urnas do modelo recente foram usadas no segundo turno em um total de 472 mil — uma eventual anulação excluiria votos dados em“O resultado que objetivamente se apresenta atesta, neste espectro de certeza eleitoral impositivo ao pleito, 26.189.721 votos ao presidente Jair Messias Bolsonaro e 25.111.550 votos ao candidato Luiz Inácio Lula da Silva, resultando em 51,05% dos votos válidos para Bolsonaro, e 48,95% para Lula”, alega o PL.Apesar da contestação, não há indícios de fraude ou problema técnico no sistema de votação brasileiro. A segurança das urnas já foi comprovada pelo TCU (Tribunal de Contas da União), a OAB (Ordem dos Advogados do Brasil) e pelas Forças Armadas. Três missões internacionais de observação eleitoral também emitiram relatórios preliminares atestando a segurança das urnas eletrônicas, logo depois do primeiro turno.Desde a vitória de Luiz Inácio Lula da Silva (PT) nas eleições deste ano, bolsonaristas têm contestado o resultado do pleito. Apoiadores de Bolsonaro fecharam estradas e fizeram protestos em frente aos quartéis pedindo uma “intervenção federal” ou “militar”.O presidente do PL também alegou que teria conversado sobre os supostos problemas nas urnas com o juiz Sandro Nunes Vieira, que atuou no TSE e foi juiz auxiliar da presidência da corte até agosto. O juiz, porém, negou ter tido essa conversa em uma nota divulgada no domingo (20).“Sobre o tema, venho esclarecer que nunca tive contato pessoal com o Presidente do Partido Liberal. Como Juiz, não emito opiniões públicas ou juízos de valor sobre processos de conotação política”, diz a nota do juiz.Resultado da eleição. Lula derrotou Bolsonaro e está eleito pela terceira vez. O petista teve numericamente a maior votação da história —o recorde anterior era dele mesmo, em 2006, com 58.295.042 votos.Esta é a quinta eleição do PT para a chefia do país —sempre em segundo turno— e a primeira vez que um presidente no exercício do mandato perde a reelei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o PL (Partido Liberal), Valdemar Costa Neto, enviou ao TSE (Tribunal Superior Eleitoral) um questionamento sobre o resultado do segundo turno da eleição presidencial,...</text:p>
          </table:table-cell>
          <table:table-cell office:value-type="string" calcext:value-type="string">
            <text:p>UOL</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CAMINHAO-2.jpg?resize=400%2C240&amp;ssl=1</text:p>
          </table:table-cell>
          <table:table-cell office:value-type="string" calcext:value-type="string">
            <text:p>Destaque 6</text:p>
          </table:table-cell>
          <table:table-cell office:value-type="string" calcext:value-type="string">
            <text:p>PRF confirma desbloqueio da BR-364 em Vila Califórnia, Extrema e Nova Mamoré, em Rondônia</text:p>
          </table:table-cell>
          <table:table-cell office:value-type="string" calcext:value-type="string">
            <text:p>https://ac24horas.com/2022/11/22/prf-confirma-desbloqueio-da-br-364-em-vila-california-extrema-e-nova-mamore-em-rondonia/</text:p>
          </table:table-cell>
          <table:table-cell office:value-type="string" calcext:value-type="string">
            <text:p>A assessoria da Polícia Rodoviária Federal (PRF) no Acre, confirmou na tarde desta terça-feira, 22, que três trechos da BR-364, em Vila Califórnia, Extrema e Nova Mamoré, foram desbloqueado sem a necessidade do uso da força, ficando liberado assim, a passagem dos caminhões com combustíveis e alinhamentos que estavam parados na rodovia.Na manhã de hoje, a PRF em Rondônia, havia destacado que vários trechos estavam bloqueados: em Vila Califórnia, Extrema, Vista Alegre do Abunã, Nova Mamoré e Cerejeiras. O bloqueio está mantido apenas em Vista Alegre do Abunã.Em Rio Branco, devido aos bloqueios, vários postos de combustíveis estão desabastecidos. Acerca da situação, o governador Gladson Cameli já havia solicitado apoio da Força Nacional para realizar a desobstrução da rodovia que faz fronteira ao Acre.Desde o fim de outubro, apoiadores do presidente da República, Jair Bolsonaro (PL), mantêm o protesto contra o resultado das eleições presidenciais em outubro deste ano, que teve o presidente eleito, Luiz Inácio Lula da Silva, do PT.Veja 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essoria da Polícia Rodoviária Federal (PRF) no Acre, confirmou na tarde desta terça-feira, 22, que três trechos da BR-364, em Vila Califórnia, Extrema e Nov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LONGO_ACRE.jpg?resize=400%2C240&amp;ssl=1</text:p>
          </table:table-cell>
          <table:table-cell office:value-type="string" calcext:value-type="string">
            <text:p>Acre</text:p>
          </table:table-cell>
          <table:table-cell office:value-type="string" calcext:value-type="string">
            <text:p>Longo critica bloqueios na BR-364 e pede atuação da bancada</text:p>
          </table:table-cell>
          <table:table-cell office:value-type="string" calcext:value-type="string">
            <text:p>https://ac24horas.com/2022/11/22/longo-critica-bloqueios-na-br-364-e-pede-atuacao-da-bancada/</text:p>
          </table:table-cell>
          <table:table-cell office:value-type="string" calcext:value-type="string">
            <text:p>O deputado Pedro Longo usou seus minutos de discurso na Assembleia Legislativa do Acre (Aleac), nesta terça-feira (22), para criticar as manifestações que estão obstruindo trechos da BR-364 e causando desabastecimento do comércio e dos postos de gasolina no Estado.De acordo com o líder do Governo, a bancada federal do Acre deve se mobilizar para articular a desobstrução dos locais.“Eu chamo de bloqueios covardes, porque ninguém está ali de livre e espontânea vontade. Caminhoneiros estão ali forçados a participar dos atos, caminhões sendo incendiados. O grande prejudicado com tudo isso é o povo acreano”, afirmou.“Nossas autoridades federais devem tomar atitudes enérgicas. É inadmissível que nossa população fique sem o gás de cozinha para cozinhar, sem gasolina e sem comida. Nunca vi isso em toda minha vida. É horroroso ver que tem gente fazendo esse tipo de coisa porque é contra o resultado das urnas. Que procurem outros espaços para manifestar suas frustrações, sem atrapalhar a vida de outras pessoas”, continuou.Também na ocasião, Longo questionou onde estão os senadores eleitos pelo Acre.“O senador eleito pelo Acre tem o mesmo poder que um senador eleito por São Paulo. Onde estão os nossos? Por qual motivo não se mobilizam para atuar diante dessa situação tão complicada? É preciso que exerçam suas atribuições e lutem pela nossa população que já está sofrendo com tudo isso”, final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Pedro Longo usou seus minutos de discurso na Assembleia Legislativa do Acre (Aleac), nesta terça-feira (22), para criticar as manifestações que estão obstruindo trecho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WhatsApp-Image-2022-11-21-at-19.46.37.jpeg?resize=400%2C240&amp;ssl=1</text:p>
          </table:table-cell>
          <table:table-cell office:value-type="string" calcext:value-type="string">
            <text:p>Na rede</text:p>
          </table:table-cell>
          <table:table-cell office:value-type="string" calcext:value-type="string">
            <text:p>No Acre, enfermeira grávida é agredida enquanto fazia atendimento em UPA</text:p>
          </table:table-cell>
          <table:table-cell office:value-type="string" calcext:value-type="string">
            <text:p>https://ac24horas.com/2022/11/22/no-acre-enfermeira-gravida-e-agredida-enquanto-fazia-atendimento-em-upa/</text:p>
          </table:table-cell>
          <table:table-cell office:value-type="string" calcext:value-type="string">
            <text:p>No início da noite desta segunda-feira, 21, o ex-presidiário Francisco Gomes da Silva, conhecido como Roxo, agrediu verbalmente a enfermeira Carine Cavalcante na Unidade de Pronto Atendimento (UPA) Jackes Pereira, em Cruzeiro do Sul. Além disso, jogou um saco de mamão contra a profissional de saúde.A enfermeira agredida está grávida e teve de receber cuidados médicos. Segundo testemunhas, o agressor ,que buscava atendimento médico no local, reclamou da demora e agrediu a mulher. O caso aconteceu na sala de triagem, que antecede as consultas médicas. Após a ação, o homem se evadiu do local.Na UPA de Cruzeiro do Sul há vigilantes de uma empresa particular de segurança. A Polícia Militar esteve no local e procura por Roxo.O diretor da UPA, Macson Rosas, diz que a profissional agredida estava responsável pelo setor de triagem e estava atendendo uma paciente hipertensa quando o homem a agrediu verbal e fisicamente, arremessando um mamão no rosto de Carine. “Foi chamada a polícia, que de pronto já identificou o agressor e está tomando medidas. A enfermeira que está grávida passa por cuidados médicos”, relatou o diret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início da noite desta segunda-feira, 21, o ex-presidiário Francisco Gomes da Silva, conhecido como Roxo, agrediu verbalmente a enfermeira Carine Cavalcante na Unidade de Pront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1669144787836.jpg?resize=400%2C240&amp;ssl=1</text:p>
          </table:table-cell>
          <table:table-cell office:value-type="string" calcext:value-type="string">
            <text:p>Acre</text:p>
          </table:table-cell>
          <table:table-cell office:value-type="string" calcext:value-type="string">
            <text:p>Combustível em Senador Guiomard também deve acabar hoje</text:p>
          </table:table-cell>
          <table:table-cell office:value-type="string" calcext:value-type="string">
            <text:p>https://ac24horas.com/2022/11/22/combustivel-em-senador-guiomard-tambem-deve-acabar-hoje/</text:p>
          </table:table-cell>
          <table:table-cell office:value-type="string" calcext:value-type="string">
            <text:p>O município de Senador Guiomard também passa por transtornos com o bloqueio das rodovias em Rondônia, por grupos de bolsonaristas contrários a eleição presidencial.Até às 12 horas desta terça-feira, 22, postos de combustíveis da cidade já estão sem gasolina e possuem a previsão para acabar o álcool até às 18 horas. Com a noticia, longas filas de veículos se formaram a procura do abastecimento.“Aqui em Senador Guiomard são 3 postos dentro da cidade, mas muita gente que visita a fronteira foi pego de surpresa. A fila é grande. Só hoje foram vendidos 8 mil litros de álcool e 12 mil litros de gasolina”, disse o proprietário do Auto Posto Centro Ltda, Wellinton Aqui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unicípio de Senador Guiomard também passa por transtornos com o bloqueio das rodovias em Rondônia, por grupos de bolsonaristas contrários a eleição presidencial. Até à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GASOLINA_3.jpg?resize=400%2C240&amp;ssl=1</text:p>
          </table:table-cell>
          <table:table-cell office:value-type="string" calcext:value-type="string">
            <text:p>Extra Total</text:p>
          </table:table-cell>
          <table:table-cell office:value-type="string" calcext:value-type="string">
            <text:p>Filas tomam conta de postos em Rio Branco e motoristas atribuem culpa a Lula e Bolsonaro</text:p>
          </table:table-cell>
          <table:table-cell office:value-type="string" calcext:value-type="string">
            <text:p>https://ac24horas.com/2022/11/22/filas-tomam-conta-de-postos-em-rio-branco-e-motoristas-atribuem-culpa-a-lula-e-bolsonaro/</text:p>
          </table:table-cell>
          <table:table-cell office:value-type="string" calcext:value-type="string">
            <text:p>Fotos: Sérgio Vale/ac24horasAs manifestações antidemocráticas de bolsonaristas que não aceitam a derrota na eleição presidencial, com bloqueios em diversas rodovias, especialmente e BR-364 em Rondônia, já começou afetar de maneira direta a vida dos acreanos.No Acre, a corrida aos postos de combustíveis se intensificou na manhã desta terça-feira (22) com a formação de filas em toda a cidade. Há previsão de escasseamento total de derivados de petróleo para as próximas horas.Imagens de diversos postos em vários bairros e região central da capital acreana mostram que motoristas e motociclistas fazem romarias de posto em posto já sendo observada a falta de gasolina em dezenas deles.Horas antes, o presidente do Sindicato do Comércio Varejista de Derivados de Petróleo – SINDEPAC – Delano Lima, pediu socorro ao governo do estado para intervir na situação que ocorre em Rondônia, mas que tem no Acre o maior prejudicado pela total dependência da rodovia federal.“Entendemos que há a necessidade urgente do poder público, através do Governo Estado do Acre, intervir nesta questão junto ao Governo do Estado de Rondônia, buscando uma solução para desobstrução da estrada e garantir a segurança das pessoas e veículos que circulam na mesma”, disse.Enquanto esperam a vez nas enormes filas que se formam pela cidade, algumas pessoas aproveitam para se manifestar politicamente, atribuindo a situação que aflige o estado ao atual presidente, Jair Bolsonaro, ou ao presidente eleito, Luiz Inácio Lula da Silva.Em um dos postos, um homem dizia que a situação vale a pena desde que seja para impedir que o PT volte ao poder. “Isso aqui é para o PT não voltar”, bradava. “Já voltou”, dizia outro. Um terceiro completou: “Eu sei o que é certo, é PT, meu filho. O negócio vai melhorar agora”.Assista ao vídeo:Please enable JavaScriptplay-rounded-fillLink05:18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s: Sérgio Vale/ac24horas As manifestações antidemocráticas de bolsonaristas que não aceitam a derrota na eleição presidencial, com bloqueios em diversas rodovias, especialmente e BR-364 em Rondôni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IMG-20210630-WA0059.jpg?resize=400%2C240&amp;ssl=1</text:p>
          </table:table-cell>
          <table:table-cell office:value-type="string" calcext:value-type="string">
            <text:p>Cotidiano</text:p>
          </table:table-cell>
          <table:table-cell office:value-type="string" calcext:value-type="string">
            <text:p>Pecuarista listado como segundo maior devedor de impostos do Acre tem débitos de ICMS anulados pela Justiça</text:p>
          </table:table-cell>
          <table:table-cell office:value-type="string" calcext:value-type="string">
            <text:p>https://ac24horas.com/2022/11/22/pecuarista-listado-como-segundo-maior-devedor-de-impostos-do-acre-tem-debitos-de-icms-anulados-pela-justica/</text:p>
          </table:table-cell>
          <table:table-cell office:value-type="string" calcext:value-type="string">
            <text:p>O pecuarista Flavio Maia Cardoso, que aparece em lista da Federação Nacional do Fisco Estadual e Distrital (Fenafisco) obteve sentença favorável anulando todos os débitos de Imposto sobre Circulação de Mercadorias e Serviços (ICMS) decorrentes de suas operações.O Estado do Acre alega contra Flavio Maia Cardoso a dívida R$ 8.545.505,29 (oito milhões, quinhentos e quarenta e cinco mil, quinhentos e cinco reais e vinte e nove centavos) por deixar de recolher ICMS em operações interestaduais com gado bovino em pé, de mesma propriedade, desde janeiro de 2016 até dezembro de 2020.Por meio de sua defesa, o pecuarista que é proprietário da fazenda Nictheroy, sustentou que foi autuado por transportar gado de uma propriedade para outra do mesmo titular, condição que não deveria ser considerada como fato gerador do ICMS.Argumentou ainda que o Tribunal de Justiça do Acre (TJ/AC) já havia determinado a suspensão da exigibilidade do crédito tributário em provimento a mandado de segurança.Em sentença datada de 21 de novembro de 2022, o juiz Afonso Braña Muniz, da Vara Cível da Comarca de Senador Guiomard, reconheceu que as inscrições relativas à Certidão de Dívida Ativa n.º 202110195à são ilegais, determinando sua nulidade.Segundo o advogado do pecuarista, Laércio Alcântara dos Santos, restarão prejudicadas qualquer exigência de ICMS que tenha como base a mesma operação, servindo de precedente no estado do Acre.O advogado argumentou ainda que a sentença proferida pelo magistrado acompanha as mais recentes decisões do Superior Tribunal de Justiça (STJ) e do Supremo Tribunal Federal (STF), “refletindo acertado entendimento tributário”.Na semana passada, Flavio Maia Cardoso apareceu em lista divulgada pela Fenafisco como sendo o segundo maior devedor de impostos do Acre, condição que foi contestada por ele, que afirmou serem indevidas as cobranças feitas pelo Fisco Estadual.“As cobranças da Fazenda Estadual são indevidas e elas ainda estão sendo questionadas tanto na esfera administrativa quanto na esfera judicial. Na prática, há desrespeito com o posicionamento reiterado dos Tribunais Superiores, que é sumulado no Enunciado 166, do STJ e reafirmado em sede de Repercussão Geral no Tema 1.099, do STF e na decisão da ADC 49 e Tributa ICMS em operações que não são devidas”, disse naquela ocasião o advogado do pecuaris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ecuarista Flavio Maia Cardoso, que aparece em lista da Federação Nacional do Fisco Estadual e Distrital (Fenafisco) obteve sentença favorável anulando todos os débitos 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316247359_6650461334969657_960662817396716206_n.jpg?resize=400%2C240&amp;ssl=1</text:p>
          </table:table-cell>
          <table:table-cell office:value-type="string" calcext:value-type="string">
            <text:p>Destaque 3</text:p>
          </table:table-cell>
          <table:table-cell office:value-type="string" calcext:value-type="string">
            <text:p>Ochoa defende pênalti de Lewa, e México e Polônia empatam na Copa do Mundo</text:p>
          </table:table-cell>
          <table:table-cell office:value-type="string" calcext:value-type="string">
            <text:p>https://ac24horas.com/2022/11/22/ochoa-defende-penalti-de-lewa-e-mexico-e-polonia-empatam-na-copa-do-mundo/</text:p>
          </table:table-cell>
          <table:table-cell office:value-type="string" calcext:value-type="string">
            <text:p>FOTO: FIFA/GETTY IMAGENSMéxico e Polônia não conseguiram tirar o zero do placar em sua estreia na Copa do Mundo de 2022, no Qatar. Nesta tarde (22), as seleções empataram por 0 a 0, no Estádio 974, em Doha, em partida válida pela primeira rodada do Grupo C. Apesar da ausência de gols, não faltou empenho do lado mexicano para inaugurar o marcador, mas a equipe esbarrou na retranca polonesa, que pouco criou e ainda viu Lewandowski ter um pênalti defendido por Ochoa.Sem conseguir aproveitar as chances criadas e o domínio na partida, a seleção mexicana terminou com um empate que teria um gosto amargo se não fosse a defesa salvadora de seu goleiro de 37 anos. Em sua quinta Copa do Mundo, Ochoa acertou o canto da cobrança e parou o atacante eleito duas vezes o melhor jogador do mundo pela Fifa. A equipe europeia, sem nenhum brilho ofensivo e com seu principal jogador apagado, desperdiçou a única grande chance que teve no jogo.Foi o segundo 0 a 0 da Copa do Qatar, que teve Dinamarca e Tunísia empatando sem gols nesta manhã, pelo Grupo D. O empate fez com que México e Polônia somassem apenas um ponto na chave C. A Arábia Saudita, que venceu a Argentina de virada mais cedo, ocupa a liderança da tabela, com três pontos, enquanto a equipe sul-americana está em último, zerada.O México, em sua 17ª participação em Copas do Mundo, busca passar das quartas de final em 2022 e superar as suas melhores participações no torneio até então. Já os poloneses, que somam 9 aparição no Mundial, chegaram a ficar em terceiro em duas ocasiões (1974 e 1982).A segunda rodada do Grupo C será realizada no sábado (26). A seleção mexicana enfrentará os argentinos, enquanto a Polônia encara a Arábia Saudi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 FIFA/GETTY IMAGENS México e Polônia não conseguiram tirar o zero do placar em sua estreia na Copa do Mundo de 2022, no Qatar. Nesta tarde...</text:p>
          </table:table-cell>
          <table:table-cell office:value-type="string" calcext:value-type="string">
            <text:p>UOL</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1/07/GASOLINA-2B.jpg?resize=400%2C240&amp;ssl=1</text:p>
          </table:table-cell>
          <table:table-cell office:value-type="string" calcext:value-type="string">
            <text:p>Cotidiano</text:p>
          </table:table-cell>
          <table:table-cell office:value-type="string" calcext:value-type="string">
            <text:p>Sindicato de revendedores de combustíveis no Acre pede intervenção do governo em bloqueios</text:p>
          </table:table-cell>
          <table:table-cell office:value-type="string" calcext:value-type="string">
            <text:p>https://ac24horas.com/2022/11/22/sindicato-de-revendedores-de-combustiveis-no-acre-pede-intervencao-do-governo-em-bloqueios/</text:p>
          </table:table-cell>
          <table:table-cell office:value-type="string" calcext:value-type="string">
            <text:p>O Sindicato do Comércio Varejista de Derivados de Petróleo do Estado do Acre – SINDEPAC – divulgou à imprensa, na manhã desta terça-feira (22), uma nota pública por meio da qual pede que o governo do Acre interceda na situação dos bloqueios das rodovias federais que ameaçam o abastecimento no estado.A nota do Sindepac diz que os bloqueios nas estradas, em especial na BR-364, que liga o Acre ao restante do país, vêm acarretando sérios prejuízos financeiros ao setor empresarial, bem como transtornos à população, que é o lado mais vulnerável neste momento.“Entendemos que há a necessidade urgente do poder público, através do Governo Estado do Acre, intervir nesta questão junto ao Governo do Estado de Rondônia, buscando uma solução para desobstrução da estrada e garantir a segurança das pessoas e veículos que circulam na mesma”, diz um trecho do documento.Assinada pelo presidente da entidade, Delano Lima e Silva, a nota ainda destaca o risco a que motoristas e veículos estão sujeitos por parte dos manifestantes que passaram a praticar atos de vandalismo e o risco da falta de combustíveis e produtos alimentícios nos próximos dias.“Há relatos de ameaças à integridade física de motoristas e vandalismos com os veículos. Corremos um sério risco de desabastecimento de combustível na capital e interior nos próximos dias, bem como desabastecimento de outros produtos alimentícios, bens duráveis e perecíveis que chegam ao Estado do Acre por meio da estrada BR-364”.O Sindepac reforçou que está à disposição e aberto ao diálogo com todos os setores da sociedade a fim de encontrar uma solução que possa dar fim ao problema que está sendo vivenciado no Acre em razão dos bloqueios das rodov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ndicato do Comércio Varejista de Derivados de Petróleo do Estado do Acre – SINDEPAC – divulgou à imprensa, na manhã desta terça-feira (22), uma not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WhatsApp-Image-2022-11-22-at-13.02.03.jpeg?resize=400%2C240&amp;ssl=1</text:p>
          </table:table-cell>
          <table:table-cell office:value-type="string" calcext:value-type="string">
            <text:p>Acre</text:p>
          </table:table-cell>
          <table:table-cell office:value-type="string" calcext:value-type="string">
            <text:p>Sindicato pede que deputados tentem convencer desembargador a adiar julgamento</text:p>
          </table:table-cell>
          <table:table-cell office:value-type="string" calcext:value-type="string">
            <text:p>https://ac24horas.com/2022/11/22/sindicato-pede-que-deputados-tentem-convencer-desembargador-a-adiar-julgamento/</text:p>
          </table:table-cell>
          <table:table-cell office:value-type="string" calcext:value-type="string">
            <text:p>A presidente do Sindicato dos Trabalhadores em Educação do Acre (Sinteac), Rosana Nascimento, esteve reunida na Comissão de Serviços Públicos da Assembleia Legislativa nesta terça-feira, 22, e propôs que os deputados estaduais possam conversar com o desembargador do Tribunal de Justiça do Acre (TJ-AC), para que o julgamento que visa acabar com o pagamento de férias e 13° salário aos professores temporários que atuam na rede estadual de ensino seja adiado.Em resposta, os deputados estaduais Jenilson Leite (PSB), Edvaldo Magalhães (PCdoB) e Daniel Zen (PT), garantiram que vão tentar buscar uma reunião com Djalma ainda nesta terça.Já em relação à proposta da categoria de mudança no estatuto do servidor, os parlamentares não incentivaram a iniciativa.Somente no Acre, existem mais de 5 mil professores provisórios que atuam na rede pública de ensino – entre 10 a 20 an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sidente do Sindicato dos Trabalhadores em Educação do Acre (Sinteac), Rosana Nascimento, esteve reunida na Comissão de Serviços Públicos da Assembleia Legislativa nesta terça-feira, 22,...</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08/camara_01.jpg?resize=400%2C240&amp;ssl=1</text:p>
          </table:table-cell>
          <table:table-cell office:value-type="string" calcext:value-type="string">
            <text:p>Na rede</text:p>
          </table:table-cell>
          <table:table-cell office:value-type="string" calcext:value-type="string">
            <text:p>Com R$ 73 milhões a mais, LOA de Cruzeiro do Sul para 2023 é de quase R$ 300 milhões</text:p>
          </table:table-cell>
          <table:table-cell office:value-type="string" calcext:value-type="string">
            <text:p>https://ac24horas.com/2022/11/22/com-r-73-milhoes-a-mais-loa-de-cruzeiro-do-sul-para-2023-e-de-quase-r-300-milhoes/</text:p>
          </table:table-cell>
          <table:table-cell office:value-type="string" calcext:value-type="string">
            <text:p>Já está tramitando nas Comissões de Legislação e Finanças da Câmara Municipal de Cruzeiro do Sul, a Lei Orçamentária Anual ( L.O.A) de 2023, enviada aos vereadores pelo prefeito Zequinha Lima no valor de R$ 289.125.672,00 (duzentos e oitenta e nove milhões, cento e vinte cinco mil, seiscentos e setenta e dois reais).O documento, segundo o primeiro secretário da Câmara Municipal, vereador Cristiano Rodrigues, deve ser votado em plenário na próxima terça-feira, 29.O orçamento terá R$ 73 milhões a mais do que o valor deste ano, aprovado no ano passado, de R$ 216.427.554,23 para os investimentos diversos.Já a LOA votada em 2020 para o primeiro ano de mandato do prefeito Zequinha Lima em 2021, foi de R$ 170 milhões.L.O.AA Lei Orçamentária Anual – LOA, é elaborada pelo Poder Executivo que estabelece as despesas e as receitas do ano seguinte. A L.O. A contém o planejamento de gastos que define as obras e os serviços prioritários para o Município, levando em conta os recursos disponíveis.A Lei deve ser elaborada de forma compatível como o Plano Plurianual e com a Lei de Diretrizes Orçamentárias. A finalidade é concretizar, em termos financeiros, os objetivos e metas definidos nessas duas leis para o período de um a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Já está tramitando nas Comissões de Legislação e Finanças da Câmara Municipal de Cruzeiro do Sul, a Lei Orçamentária Anual ( L.O.A) de 2023, enviada aos...</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PACIENTES_2.jpg?resize=400%2C240&amp;ssl=1</text:p>
          </table:table-cell>
          <table:table-cell office:value-type="string" calcext:value-type="string">
            <text:p>Acre</text:p>
          </table:table-cell>
          <table:table-cell office:value-type="string" calcext:value-type="string">
            <text:p>No Acre, pacientes com câncer perdem exames devido à bloqueio</text:p>
          </table:table-cell>
          <table:table-cell office:value-type="string" calcext:value-type="string">
            <text:p>https://ac24horas.com/2022/11/22/pacientes-acreanos-em-tratamento-de-cancer-perdem-exames-e-consultas-devido-a-bloqueio-da-br-364/</text:p>
          </table:table-cell>
          <table:table-cell office:value-type="string" calcext:value-type="string">
            <text:p>A acreana Jacira Vicente da Silva Hirt, de 58 anos, é natural de Rio Branco e há cerca de 11 meses se desloca à Porto Velho, capital de Rondônia, mensalmente para cumprir o tratamento contra um câncer que afeta sua coluna vertebral. No entanto, perdeu os exames e a consulta que tinha no Hospital do Amor esta semana por causa do bloqueio em vários pontos da BR-364, ocasionado pela insatisfação de militantes bolsonaristas com o resultado da eleição presidencial, onde Luiz Inácio Lula da Silva saiu vitorioso sobre Jair Bolsonaro.Jacira vai à capitão do estado vizinho de ônibus, mas precisou suspender o tratamento pelo fato de os veículos estarem sendo barrados pelos manifestantes. Assim como ela, vários outros pacientes oncológicos do Acre se encontram na mesma situação, como revelou o funcionário de uma empresa de ônibus da rodoviária internacional de Rio Branco.“Todos os meses preciso me deslocar utilizando ônibus. Nossos exames de cintilografia, tomografia, sangue, ressonância e quimioterapia são agendados com antecedência pelos agentes do próprio hospital. Eu já pedi exame de cintilografia, tomografia (que era pra hoje, terça-feira) e vou perder a consulta agendada com oncologista também essa semana”, lamenta Jacira ao ac24horas.Segundo a acreana, o médico é quem prescreve a medicação desses pacientes, que não deveria ser interrompida, sob pena de a doença evoluir. “Muita gente está na mesma situação. Estamos sofrendo e nossa família está sofrendo com isso. No meu caso, o câncer afetou a coluna vertebral”.Debilitada, ela conta que não pode sair de Rio Branco e ficar presa por dias dentro de um ônibus, mal acomodada, sem comida, sem água e outras necessidades. “Os manifestantes que bloqueiam a estrada deveriam ter consciência e pensar nisso. E se fosse alguém da família deles que estivesse na nossa situação? Como seria? Estão tirando nosso direito de ir e vir. Estão tirando nosso direito de viver”, diz a paciente.À reportagem, o funcionário de uma das empresas de ônibus que fazem a linha interestadual afirmou que a manifestação acaba afetando pessoas que precisam ir a Porto Velho e Goiânia (GO), onde fazem tratamento de câncer. Ele revelou ainda que está há 4 dias sem sair ônibus de Rio Branco para Porto Velho. “O ônibus vai e volta da barreira”, final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 se fosse alguém da família deles, como seria? Estão tirando nosso direito de viver", diz paciente acreana</text:p>
          </table:table-cell>
          <table:table-cell office:value-type="string" calcext:value-type="string">
            <text:p>Thais Faria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SANGUE-DOA.jpg?resize=400%2C240&amp;ssl=1</text:p>
          </table:table-cell>
          <table:table-cell office:value-type="string" calcext:value-type="string">
            <text:p>Cotidiano</text:p>
          </table:table-cell>
          <table:table-cell office:value-type="string" calcext:value-type="string">
            <text:p>Com programação especial, Hemoacre promove Semana do Doador de Sangue em Rio Branco</text:p>
          </table:table-cell>
          <table:table-cell office:value-type="string" calcext:value-type="string">
            <text:p>https://ac24horas.com/2022/11/22/com-programacao-especial-hemoacre-promove-semana-do-doador-de-sangue-em-rio-branco/</text:p>
          </table:table-cell>
          <table:table-cell office:value-type="string" calcext:value-type="string">
            <text:p>Com o tema ‘Eu Sou Artilheiro da Vida’, em alusão à Copa do Mundo, o Centro de Hematologia e Hemoterapia (Hemoacre) preparou uma programação especial para comemorar a Semana do Doador de Sangue.O evento que iniciou na última segunda-feira, 21, será realizado até o dia 30 de novembro, com foco especial no “dia D”, que acontecerá nesta sexta-feira, 25, quando é celebrado o Dia Nacional do Doador de Sangue.Segundo Auridiane Freitas, enfermeira do Hemoacre, o período terá uma lista ampla, com serviços e ações sociais e de conscientização sobre a importância da doação.“Será uma semana diferente para os nossos doadores, reforçando sempre a importância de doar. Em todos os dias da semana serão oferecidos serviços, entretenimento e um lanche diferenciado para quem realizar a doação”, esclarece.Acompanhe a Programação– Terça (22): Pela manhã, os doadores terão acesso a sessões de beleza;– Quarta (23): Haverá pela manhã, serviços de design de sobrancelhas e às 15 horas serão distribuídos brindes para doadores de plaquetas e um lanche. Os doadores vão ser homenageados no auditório do Hemoacre;– Quinta (24): Em razão do jogo do Brasil, não haverá programação;– Sexta (25): No Dia do Nacional do Doador de Sangue haverá será um momento especial, com a banda da Polícia Militar, com bolo para os doadores no Hemocentro, além de distribuição de brindes, camisetas e cortes de cabelos masculino;– Sábado (26): A programação segue normal, com distribuição de camisas e oferta de café da manhã;– Quarta (30): O Hemoacre por meio da sua página do Instagram, fará um sorteio de brindes.Corrida do Doador de SanguePara encerrar a programação, no dia 3 de dezembro será realizada a Corrida do Doador de Sangue, a partir das 6 horas no Parque Ipê. As inscrições serão feitas de 21 de novembro a 2 de dezembro, no Hemoacre, gratuitamente para os 50 primeiros doadores de sangue. Para os demais, o valor da inscrição é R$ 40,00.Como doar sanguePara doar, a pessoa precisa estar saudável, ter entre 16 e 69 anos, pesar acima de 50 quilos, estar alimentada, levar um documento oficial com foto e não ingerir alimentos gordurosos nas horas que antecedem a doação.Quem tem entre 16 e 17 anos pode doar, desde que acompanhado do pai ou da mãe ou de um responsável legal que possa assinar um documento de autoriz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o tema ‘Eu Sou Artilheiro da Vida’, em alusão à Copa do Mundo, o Centro de Hematologia e Hemoterapia (Hemoacre) preparou uma programação especial par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19/02/enade.jpg?resize=400%2C240&amp;ssl=1</text:p>
          </table:table-cell>
          <table:table-cell office:value-type="string" calcext:value-type="string">
            <text:p>Cotidiano</text:p>
          </table:table-cell>
          <table:table-cell office:value-type="string" calcext:value-type="string">
            <text:p>Estudantes têm até sábado para preencher questionário do Enade 2022</text:p>
          </table:table-cell>
          <table:table-cell office:value-type="string" calcext:value-type="string">
            <text:p>https://ac24horas.com/2022/11/22/estudantes-tem-ate-sabado-para-preencher-questionario-do-enade-2022/</text:p>
          </table:table-cell>
          <table:table-cell office:value-type="string" calcext:value-type="string">
            <text:p>Alunos que farão o Exame Nacional de Desempenho dos Estudantes (Enade) 2022 têm até sábado (26) para preencher o Questionário do Estudante. O instrumento, que é obrigatório, deve ser respondido até as 23h59 (horário de Brasília) por meio da página do Enade.A prova do exame será aplicada no domingo, 27 de novembro. Apenas após responder o questionário é que o estudante conseguirá visualizar seu Cartão de Confirmação da Inscrição, que contém as informações sobre o local de prova.“O questionário deve ser respondido exclusivamente pelo estudante, não sendo admitidas quaisquer manipulações, influências ou pressões de terceiros”, alertou o Inep. Ele destacou ainda que as respostas específicas de cada participante são sigilosas e serão tratadas em conjunto com as respostas dos demais, por curso de graduação, para a geração de estatísticas e indicadores educacionais.Em 2022, o Enade avaliará cursos de bacharelado das áreas de administração, administração pública, ciências contábeis, ciências econômicas, direito, jornalismo, psicologia, publicidade e propaganda, relações internacionais, secretariado executivo, serviço social, teologia e turismo.Também serão avaliados os cursos superiores de tecnologia das áreas de comércio exterior, design de interiores, design gráfico, design de moda, gastronomia, gestão comercial, gestão da qualidade, gestão pública, gestão de recursos humanos, gestão financeira, logística, marketing e processos gerenciais.Fonte: Agência Bras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lunos que farão o Exame Nacional de Desempenho dos Estudantes (Enade) 2022 têm até sábado (26) para preencher o Questionário do Estudante. O instrumento, que é...</text:p>
          </table:table-cell>
          <table:table-cell office:value-type="string" calcext:value-type="string">
            <text:p>Thais Faria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0/JENILSON_ALEAC.jpg?resize=400%2C240&amp;ssl=1</text:p>
          </table:table-cell>
          <table:table-cell office:value-type="string" calcext:value-type="string">
            <text:p>Cotidiano</text:p>
          </table:table-cell>
          <table:table-cell office:value-type="string" calcext:value-type="string">
            <text:p>Jenilson Leite diz que Bolsonaro nunca deu prioridade ao Acre e abandonou BR-364</text:p>
          </table:table-cell>
          <table:table-cell office:value-type="string" calcext:value-type="string">
            <text:p>https://ac24horas.com/2022/11/22/jenilson-leite-diz-que-bolsonaro-nunca-deu-prioridade-ao-acre-e-abandonou-br-364/</text:p>
          </table:table-cell>
          <table:table-cell office:value-type="string" calcext:value-type="string">
            <text:p>O deputado Jenilson Leite (PSB) disse nesta terça-feira (22), durante sessão da Assembleia Legislativa, que quer saber quais providências estão sendo tomadas contra o desabastecimento de gêneros de primeira necessidade e combustíveis no Acre por conta dos bloqueios antidemocráticos que vem ocorrendo nas rodovias que ligam ao Acre.“Sobre a BR-364 até Cruzeiro do Sul quem manda dinheiro é o governo federal. Independente do ponto de vista ideológico foi assim que o governo tratou o Acre nos últimos quatro anos apesar dos 70% de votos”, disse.Político, segundo Leite, é para trazer resultado. “O povo brasileiro mudou apesar do Acre ter concedido 70% de votos ao governo atual. O Acre nunca foi prioridade para o presidente atual”, diss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Jenilson Leite (PSB) disse nesta terça-feira (22), durante sessão da Assembleia Legislativa, que quer saber quais providências estão sendo tomadas contra o desabastecimento d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04/CALEGARIO-NOVA_.jpg?resize=400%2C240&amp;ssl=1</text:p>
          </table:table-cell>
          <table:table-cell office:value-type="string" calcext:value-type="string">
            <text:p>Cotidiano</text:p>
          </table:table-cell>
          <table:table-cell office:value-type="string" calcext:value-type="string">
            <text:p>Deputado pede ação da Segurança Pública contra roubalheira e violência em Acrelândia</text:p>
          </table:table-cell>
          <table:table-cell office:value-type="string" calcext:value-type="string">
            <text:p>https://ac24horas.com/2022/11/22/deputado-pede-acao-da-seguranca-publica-contra-roubalheira-e-violencia-em-acrelandia/</text:p>
          </table:table-cell>
          <table:table-cell office:value-type="string" calcext:value-type="string">
            <text:p>O deputado Fagner Calegário (Podemos) disse nesta terça-feira (22), durante sessão da Assembleia Legislativa, que tem recebido mensagens diárias de moradores de Acrelândia, cidade assolada pela marginalidade e violência. “Precisamos ajudar o município de Acrelândia”, pediu.Ele propôs que um grupo de deputados fosse até o secretário de Segurança, coronel Paulo César, para pedir apoio. Em aparte, o deputado José Bestene (PP) disse que providências já estão sendo adotadas.Calegário listou os vários veículos que foram roubados nas duas últimas semanas. “Famílias tem sido agredidas e é necessário resposta à altura contra essa onda de violência”, fris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Fagner Calegário (Podemos) disse nesta terça-feira (22), durante sessão da Assembleia Legislativa, que tem recebido mensagens diárias de moradores de Acrelândia, cidade assolada pel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08/forca-nacional.jpg?resize=400%2C240&amp;ssl=1</text:p>
          </table:table-cell>
          <table:table-cell office:value-type="string" calcext:value-type="string">
            <text:p>Acre</text:p>
          </table:table-cell>
          <table:table-cell office:value-type="string" calcext:value-type="string">
            <text:p>Governo do Acre pede que Força Nacional desobstrua a BR-364</text:p>
          </table:table-cell>
          <table:table-cell office:value-type="string" calcext:value-type="string">
            <text:p>https://ac24horas.com/2022/11/22/governo-do-acre-pede-que-forca-nacional-desobstrua-a-br-364/</text:p>
          </table:table-cell>
          <table:table-cell office:value-type="string" calcext:value-type="string">
            <text:p>O governador Gladson Cameli (Progressistas), confirmou nesta terça-feira, 21, que decidiu solicitar junto ao Ministério da Justiça, o envio da tropa da Força Nacional para realizar a desobstrução da BR-364, em trechos da rodovia de Rondônia.De acordo com o chefe do executivo acreano, a manifestação realizada é legítima, contudo, se mostrou contra o bloqueio de estradas que – segundo ele – ocasiona transtorno à população – se referindo a falta de combustível em vários postos da capital. “Todo protesto que causa prejuízo a população como um todo, ele é negativo, ainda mais quando causa prejuízo a população como um todo”, declarou.Mediante a falta de diálogo, Cameli revelou que decidiu tomar uma atitude para evitar danos maiores – como por exemplo, falta de alimentos e até medicamentos. “Temos que achar um meio termo, só não pode faltar alimento e gasolina”, argumentou.Segundo a PRF, os trechos bloqueados se mantêm em Vila Califórnia, Extrema, Vista Alegre do Abunã e Nova Mamoré e Cerejeiras. Além do Acre, os governantes de Rondônia e Mato Grosso já pediram apoio da Força Nacional para desobstruir a rodov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confirmou nesta terça-feira, 21, que decidiu solicitar junto ao Ministério da Justiça, o envio da tropa da Força Nacional para realizar...</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07/USO-MASCARA.jpg?resize=400%2C240&amp;ssl=1</text:p>
          </table:table-cell>
          <table:table-cell office:value-type="string" calcext:value-type="string">
            <text:p>Cotidiano</text:p>
          </table:table-cell>
          <table:table-cell office:value-type="string" calcext:value-type="string">
            <text:p>Uso de máscara volta a ser obrigatório na Fundhacre a partir desta terça-feira (22)</text:p>
          </table:table-cell>
          <table:table-cell office:value-type="string" calcext:value-type="string">
            <text:p>https://ac24horas.com/2022/11/22/uso-de-mascara-volta-a-ser-obrigatorio-na-fundhacre-a-partir-desta-terca-feira-22/</text:p>
          </table:table-cell>
          <table:table-cell office:value-type="string" calcext:value-type="string">
            <text:p>A Fundação Hospital Estadual do Acre (Fundhacre) informou publicamente por meio de uma nota que , mediante o aumento do número de casos de covid-19 no estado, passa a ser obrigatório o uso de máscaras nas dependências da unidade hospitalar a partir desta terça-feira, 22.A unidade esclarece, ainda, que as medidas tomadas são de prevenção e controle à população, diante de uma possível nova onda do vírus, além do cuidado para com os pacientes e servidores, afirmou a presidente em exercício da Fundhacre, Duciana Araújo.O governo do estado também voltou a recomendar a obrigatoriedade do uso de máscara em locais fechados e de aglomeração, além de reforçar a importância de se imunizar contra a doença como uma das principais medidas para conter o avanço da covid-19 no est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Fundação Hospital Estadual do Acre (Fundhacre) informou publicamente por meio de uma nota que , mediante o aumento do número de casos de covid-19 no...</text:p>
          </table:table-cell>
          <table:table-cell office:value-type="string" calcext:value-type="string">
            <text:p>Thais Faria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WhatsApp-Image-2022-11-22-at-11.02.26.jpeg?resize=400%2C240&amp;ssl=1</text:p>
          </table:table-cell>
          <table:table-cell office:value-type="string" calcext:value-type="string">
            <text:p>Acre</text:p>
          </table:table-cell>
          <table:table-cell office:value-type="string" calcext:value-type="string">
            <text:p>Nicolau tem contas de campanha aprovadas pela Justiça Eleitoral</text:p>
          </table:table-cell>
          <table:table-cell office:value-type="string" calcext:value-type="string">
            <text:p>https://ac24horas.com/2022/11/22/nicolau-e-o-1o-deputado-reeleito-a-ter-as-contas-de-campanha-aprovadas-pela-justica-eleitoral/</text:p>
          </table:table-cell>
          <table:table-cell office:value-type="string" calcext:value-type="string">
            <text:p>Em decisão assinada pela juíza eleitoral Maha Manasfi, a Justiça Eleitoral do Acre aprovou a prestação de contas dos gastos da campanha do deputado estadual e atual presidente da ALEAC, Nicolau Júnior, reeleito para o terceiro mandato consecutivo.Na decisão publicada nesta terça-feira, 22, a magistrada relatou não ter havido impugnação e que a prestação foi protocolizada dentro do prazo. Diz ainda a juíza, que após a efetiva fiscalização nos gastos durante o período eleitoral, foi constatada a confiabilidade das informações e documentos examinados, o que embasa a aprovação do pedido.“Da análise dos autos, constata-se que todas as informações e documentos foram apresentados pelo candidato nos moldes do que é exigido pelo TSE. Antes o exposto, julgo aprovadas as contas”, diz trecho da decisão.Fortalecimento da democraciaNicolau Junior disse ao comentar a aprovação de suas de contas de campanha, que o trabalho realizado pela Justiça Eleitoral em todo país fortalece a democracia e amplia as relações entre as instituições. Ele destacou em particular, a forma como o TRE/AC conduziu o pleito, sem nenhum incidente e atuando de forma imparci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decisão assinada pela juíza eleitoral Maha Manasfi, a Justiça Eleitoral do Acre aprovou a prestação de contas dos gastos da campanha do deputado estadual 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Erasmo-Carlos.jpg?resize=400%2C240&amp;ssl=1</text:p>
          </table:table-cell>
          <table:table-cell office:value-type="string" calcext:value-type="string">
            <text:p>Destaque 6</text:p>
          </table:table-cell>
          <table:table-cell office:value-type="string" calcext:value-type="string">
            <text:p>Morre o cantor e compositor Erasmo Carlos</text:p>
          </table:table-cell>
          <table:table-cell office:value-type="string" calcext:value-type="string">
            <text:p>https://ac24horas.com/2022/11/22/morre-o-cantor-e-compositor-erasmo-carlos/</text:p>
          </table:table-cell>
          <table:table-cell office:value-type="string" calcext:value-type="string">
            <text:p>O cantor Erasmo Carlos morreu nesta terça-feira (22/11). O cantor e compositor havia sido internado hoje de manhã no Hospital Barra Dór, na Barra da Tijuca, no Rio de Janeiro, às pressas.Erasmo havia recebido alta no início do mês após ficar internado por nove dias no hospital, com um quadro de edema.Fonte: Metrópol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antor Erasmo Carlos morreu nesta terça-feira (22/11). O cantor e compositor havia sido internado hoje de manhã no Hospital Barra Dór, na Barra da Tijuca,...</text:p>
          </table:table-cell>
          <table:table-cell office:value-type="string" calcext:value-type="string">
            <text:p>web</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LEANE.jpg?resize=400%2C240&amp;ssl=1</text:p>
          </table:table-cell>
          <table:table-cell office:value-type="string" calcext:value-type="string">
            <text:p>Destaque 4</text:p>
          </table:table-cell>
          <table:table-cell office:value-type="string" calcext:value-type="string">
            <text:p>Leane diz já ter recebido comentários preconceituosos: “Musculosa demais e passou do ponto”</text:p>
          </table:table-cell>
          <table:table-cell office:value-type="string" calcext:value-type="string">
            <text:p>https://ac24horas.com/2022/11/22/leane-diz-ja-ter-recebido-comentarios-preconceituosos-musculosa-demais-e-passou-do-ponto/</text:p>
          </table:table-cell>
          <table:table-cell office:value-type="string" calcext:value-type="string">
            <text:p>A influenciadora e fisiculturista, Leane Teles, foi a entrevistada na noite desta segunda-feira, 21, no Podcast da Jô. A acreana falou sobre carreira, esporte, vida fitness e pessoal e o convite para desfilar no carnaval do Rio de Janeiro.Com quase 40 mil seguidores, a empresária que recentemente participou de um ensaio com a bateria da escola de samba Grande Rio, contou como chegou ao mundo do fisiculturismo.“Sempre gostei de esportes. Comecei na academia com 19 anos, mas só entrei no fisiculturismo após a minha primeira gravidez. Comecei a pesquisar sobre o assunto, em revistas, sobre a vida de atletas e cheguei a conhecer alguns”, comentou.Leane explicou como a mudança física a levou em competições nacionais de culturismo, em que participou de 3 campeonatos, sendo a primeira mulher do Acre a realizar o feito.“No começo participei de 3 campeonatos, mas precisei ir para o Pará já que no Acre não existia federação e fui a primeira mulher acreana a participar de um campeonato de fisiculturismo”, revelou.Sobre o preconceito da presença da comunidade feminina na modalidade competitiva, disse não ligar para o que falam, mas já chegou a ouvir comentários de que estaria “musculosa demais ou que já teria passado do ponto”.A blogueira do mundo fitness também conversou sobre o casamento com Leandro Domingos, presidente da Federação do Comércio de Bens, Serviços e Turismo do Acre, Leandro Domingos e deu dicas de como entrar no mundo fitness, mesmo sem ter tantas condições financeiras.“Precisamos usar o que temos. Se não pode entrar em uma academia, ter acompanhamento com um nutricionista, personal ou investir em suplementos, o básico ainda funciona. E a alimentação é o principal, você só precisa comer direito, fazer exercícios, procurar informações. Hoje temos a internet, tem blogs sobre isso e canais de discussões com vários atletas”, apontou.Teles respondeu ainda se já utilizou anabolizantes e para isso abordou que quando precisou de acompanhamento hormonal, teve ao lado a ajuda de diversos profissionais de saúde.“Às vezes que eu competi e precisei de acompanhamento hormonal, eu tive nutrólogo, nutricionista, endocrinologista. Porque são substâncias que mexem com o organismo e pode colocar em risco a sua vida. É preciso ter cuidado”, disse.Questionada se era mito ou verdade, de que seria o mesmo com mulheres, o comentário de que homens que malham demais não dá conta do recado na hora H, a musa fisiculturista disse que isso não existe.“Muito pelo contrário, a atividade física até estimula. Já li artigos que falam que o treino de pernas para homens estimula a libido deles e muitos deles negligenciam o treino, gostam de malhar os membros superiores e esquecem das pernas. Nas mulheres também estimula a libido, porque a gente se sente mais bonita, mais confiante”, expôs.Assista ao programa da Jô Edição Podcast completo.Please enable JavaScriptplay-rounded-fillLink57:47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influenciadora e fisiculturista, Leane Teles, foi a entrevistada na noite desta segunda-feira, 21, no Podcast da Jô. A acreana falou sobre carreira, esporte, vida fitnes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WhatsApp-Image-2022-11-22-at-10.39.52.jpeg?resize=400%2C240&amp;ssl=1</text:p>
          </table:table-cell>
          <table:table-cell office:value-type="string" calcext:value-type="string">
            <text:p>Acre</text:p>
          </table:table-cell>
          <table:table-cell office:value-type="string" calcext:value-type="string">
            <text:p>“Me fizeram perder o mandato”, diz Neném Almeida na Aleac</text:p>
          </table:table-cell>
          <table:table-cell office:value-type="string" calcext:value-type="string">
            <text:p>https://ac24horas.com/2022/11/22/me-fizeram-perder-o-mandato-diz-nenem-almeida-ao-pedir-desligamento-do-podemos/</text:p>
          </table:table-cell>
          <table:table-cell office:value-type="string" calcext:value-type="string">
            <text:p>O deputado Neném Almeida (Podemos) fez uso da tribuna da Assembleia Legislativa nesta terça-feira, 22, para solicitar sua carta de liberação da agremiação do partido Podemos, de forma que possa garantir sua continuidade como primeiro suplente da sigla.Para Almeida, os quase 6 mil votos obtidos por ele na campanha de 2022 teve pouca ou nenhuma ajuda do seu partido no Estado.O parlamentar se mostra bastante descontente com a condução feita pela executiva estadual na campanha deste ano. “O Podemos recebeu para a eleição deste ano R$ 6 milhões de reais, sendo que apenas 2,5% desse recurso foi destinado a campanha de reeleição dos três deputados estaduais. Não foi isso que havia sido combinado antes das eleições”, disparou Almeida.A chapa para deputado estadual do Partido Podemos teve muitas desistências por falta de recursos. Dos dez candidatos dessa chapa que continuaram na disputa, apenas 5 tiveram quantidade de votos significativa. “Causa muita estranheza que candidatos estreantes em eleição tenham recebido verbas partidárias duas vezes mais do que aqueles que já tinham mandato. Isso só se viu no Podemos, em nenhum outro partido se adotou essa manobra”, continuou o parlamentar.De acordo com Almeida, outro ponto que chama muita atenção é o fato da chapa de deputados federais não ter obtido mais votos que os três deputados estaduais que buscavam a reeleição. O parlamentar acredita que isso se deve a falta de organização e unidade de quem comandou a legenda. “Assim que a janela de transferência do partido fechou não foi realizada uma única reunião, a presidência do partido simplesmente parou de atender seu telefone. Para se ter uma ideia, o Partido hoje detém a indicação da Secretaria de Educação, mas o secretário indicado não atende as ligações de nenhum dos três parlamentares do seu partido. É surreal!”.Neném Almeida finalizou dizendo que é grato a executiva nacional. “Sou grato a executiva nacional, a presidente Renata Abreu e Bruno Ornelas, ambos cumpriram fielmente com tudo que havia sido conversado na pré-campanha. Faço um agradecimento especial ao secretário estadual Oscar Guedes pela transparência e lealdade com que conduziu suas atribuições. No entanto, quero fazer parte de um partido que possa me sentir envolvido, que possa construir algo para beneficiar o coletivo e não apenas um ou duas pessoas. A condução individualizada do Podemos me fez perder o mandato, o mínimo que podem fazer é me garantir a continuidade como primeiro suplente”, encer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Neném Almeida (Podemos) fez uso da tribuna da Assembleia Legislativa nesta terça-feira, 22, para solicitar sua carta de liberação da agremiação do partido Podemos,...</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1669129639336.jpeg?resize=400%2C240&amp;ssl=1</text:p>
          </table:table-cell>
          <table:table-cell office:value-type="string" calcext:value-type="string">
            <text:p>Cotidiano</text:p>
          </table:table-cell>
          <table:table-cell office:value-type="string" calcext:value-type="string">
            <text:p>Polícia Federal deflagra operação ‘Guardiões da Infância’ contra o abuso sexual infantil</text:p>
          </table:table-cell>
          <table:table-cell office:value-type="string" calcext:value-type="string">
            <text:p>https://ac24horas.com/2022/11/22/policia-federal-deflagra-operacao-guardioes-da-infancia-contra-o-abuso-sexual-infantil/</text:p>
          </table:table-cell>
          <table:table-cell office:value-type="string" calcext:value-type="string">
            <text:p>A Polícia Federal (PF) deflagrou nesta terça-feira, 22, a operação Guardiões da Infância, com o cumprimento de mandados de prisão decorrentes de decisões judiciais condenatórias por crimes relacionados ao abuso sexual infantil em todo o país.Ao todo, foram feitos simultaneamente, 23 mandados de prisão, totalizando, assim, mais de 100 foragidos detidos nos 26 estados e no DF desde o início das ações, que começaram em agosto. As prisões seguem em andamento.As atividades tem como objetivo, retirar do convívio social indivíduos que já haviam sido investigados, processados criminalmente e condenados, dando efetividade ao sistema de justiça criminal e impedindo que novos crimes contra crianças e adolescentes sejam cometidos.Com a realização, a PF vem identificado e impedido a atuação de centenas de abusadores e o resgate de um número relevante de vítimas, prioridade da corporação, que tem um trabalho amplo e complexo, tendo uma Unidade especializada no tema, o Serviço de Repressão a Crimes de Ódio e Pornografia Infantil.O combate a essa modalidade criminosa, também atua na identificação de vítimas a partir de imagens e vídeos, com a finalidade de resgatá-las e identificar e prender seus agressores e, conta com o apoio de policiais federais e civis especializa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Federal (PF) deflagrou nesta terça-feira, 22, a operação Guardiões da Infância, com o cumprimento de mandados de prisão decorrentes de decisões judiciais condenatórias por...</text:p>
          </table:table-cell>
          <table:table-cell office:value-type="string" calcext:value-type="string">
            <text:p>Deylon Félix</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WhatsApp-Image-2022-11-22-at-10.29.18.jpeg?resize=400%2C240&amp;ssl=1</text:p>
          </table:table-cell>
          <table:table-cell office:value-type="string" calcext:value-type="string">
            <text:p>Acre</text:p>
          </table:table-cell>
          <table:table-cell office:value-type="string" calcext:value-type="string">
            <text:p>Professores provisórios pressionam deputados por 13° e férias</text:p>
          </table:table-cell>
          <table:table-cell office:value-type="string" calcext:value-type="string">
            <text:p>https://ac24horas.com/2022/11/22/professores-provisorios-pressionam-deputados-e-governo-para-manutencao-de-13-e-ferias/</text:p>
          </table:table-cell>
          <table:table-cell office:value-type="string" calcext:value-type="string">
            <text:p>Dezenas de professores provisórios ocuparam as galerias da Assembleia Legislativa na manhã desta terça-feira, 22, para pressionar os deputados estaduais e o governo do Acre em relação a ação impetrada pela Procuradoria-Geral do Estado (PGE) propondo a não concessão de pagamento de férias e 13° salário aos professores temporários que atuam na rede estadual de ensino, com base numa decisão recente do Supremo Tribunal Federal, que chegou ao entendimento que servidores temporários não fazem jus ao décimo terceiro salário e férias remuneradas acrescidas do terço constitucional. O caso já está sendo analisado no Tribunal de Justiça do Acre, que na semana passada suspendeu o julgamento após o pedido de vistas do desembargador Francisco Djalma.Ladeada pelos deputados Edvaldo Magalhães (PCdoB), Daniel Zen (PT) e Jenilson Leite (PSB), a presidente do Sindicato dos Trabalhadores em Educação do Acre (Sinteac), Rosana Nascimento, afirmou que o objetivo dos trabalhadores é tentar retirar a ação na justiça – ou pedir uma modificação na lei.Os deputados da base de oposição se colocaram à disposição dos trabalhadores da educação e pediram reforço na mobilização até o dia 15 de dezembro, data do início do recesso parlament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zenas de professores provisórios ocuparam as galerias da Assembleia Legislativa na manhã desta terça-feira, 22, para pressionar os deputados estaduais e o governo do Acre em...</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316671615_6649715945044196_505873756703008134_n.jpg?resize=400%2C240&amp;ssl=1</text:p>
          </table:table-cell>
          <table:table-cell office:value-type="string" calcext:value-type="string">
            <text:p>Destaque 6</text:p>
          </table:table-cell>
          <table:table-cell office:value-type="string" calcext:value-type="string">
            <text:p>Dinamarca e Tunísia fazem jogo truncado e empatam no Catar</text:p>
          </table:table-cell>
          <table:table-cell office:value-type="string" calcext:value-type="string">
            <text:p>https://ac24horas.com/2022/11/22/dinamarca-e-tunisia-fazem-jogo-truncado-e-empatam-na-estreia-da-copa-do-mundo/</text:p>
          </table:table-cell>
          <table:table-cell office:value-type="string" calcext:value-type="string">
            <text:p>A Dinamarca empatou por 0 a 0 com a Tunísia nesta terça-feira (22), no estádio Cidade da Educação, pela 1ª rodada do Grupo D da Copa do Mundo. Apontada como uma das possíveis surpresas da competição, a seleção dinamarquesa sofreu para entrar na defesa do país arábe ao longo do jogo e não conseguiu alterar o placar. Esta foi a primeira partida sem gols na Copa de 2022.Com o resultado, Dinamarca e Tunísia estão empatados com um ponto no Grupo D da Copa do Mundo. França e Austrália se enfrentam nesta terça-feira (22) pelo outro jogo da chave. No próximo sábado (26), a seleção dinamarquesa tem um duro confronto diante da França – a Tunísia vai enfrentar a Austrália.O jogoA primeira etapa da partida contou com muito equilíbrio, principalmente pela força defensiva das duas seleções. A Tunísia até foi um pouco mais perigosa ao longo do primeiro tempo, que contou com um gol anulado do país arábe – o atacante Jebali estava impedido no lance. No mais, dinamarquesas e tunisianos travaram diversas divididas na região central do gramado.O segundo tempo começou com domínio da Dinamarca, que foi empurrando a Tunísia para o campo de defesa. Aos nove, Olsen aproveitou sobra na área e emendou para as redes, mas o lance foi anulado por impedimento no início da jogada. Cada vez melhor, a seleção europeia teve na sequência uma boa chance em chute de Eriksen de fora da área, defendido pelo goleiro Dahme. Um minuto depois, o meia cobrou escanteio, Cornelius desviou para dentro, mas ninguém completou e a bola bateu na trave.A seleção dinamarquesa insistiu em bolas aéreas até os últimos instantes, mas voltou a parar na defesa da Tunísia. No fim, o duelo terminou com a equipe árabe conseguindo manter a meta sem ser vazada: 0 a 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inamarca empatou por 0 a 0 com a Tunísia nesta terça-feira (22), no estádio Cidade da Educação, pela 1ª rodada do Grupo D da Copa...</text:p>
          </table:table-cell>
          <table:table-cell office:value-type="string" calcext:value-type="string">
            <text:p>web</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POSTO-GASOLINA.jpg?resize=400%2C240&amp;ssl=1</text:p>
          </table:table-cell>
          <table:table-cell office:value-type="string" calcext:value-type="string">
            <text:p>Extra Total</text:p>
          </table:table-cell>
          <table:table-cell office:value-type="string" calcext:value-type="string">
            <text:p>Bloqueios na BR-364 ocasiona falta de combustível e tumulto em postos da capital</text:p>
          </table:table-cell>
          <table:table-cell office:value-type="string" calcext:value-type="string">
            <text:p>https://ac24horas.com/2022/11/22/bloqueios-na-br-364-ocasiona-falta-de-combustivel-e-tumulto-em-postos-da-capital/</text:p>
          </table:table-cell>
          <table:table-cell office:value-type="string" calcext:value-type="string">
            <text:p>Os bloqueios na BR-364 nos municípios do estado de Rondônia, já estão causando prejuízos e transtornos aos motoristas e proprietários dos Postos de Combustíveis, em Rio Branco.Devido aos protestos ocasionados pelo resultado das eleições presidenciais, na manhã desta terça-feira, 22, vários postos já amanheceram sem gasolina comum e aditivada – alguns deles se encontram até sem álcool, como é o caso do Posto Joafra e Posto Conquista.Já nos locais onde há combustível a fila já começa a ficar grande, ocasionando uma espera maior para quem precisa abastecer o veículo.Segundo a PRF, os trechos bloqueados se mantêm em Vila Califórnia, Extrema, Vista Alegre do Abunã e Nova Mamoré e Cerejei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bloqueios na BR-364 nos municípios do estado de Rondônia, já estão causando prejuízos e transtornos aos motoristas e proprietários dos Postos de Combustíveis, em Ri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WhatsApp-Image-2022-11-22-at-09.50.36.jpeg?resize=400%2C240&amp;ssl=1</text:p>
          </table:table-cell>
          <table:table-cell office:value-type="string" calcext:value-type="string">
            <text:p>Acre</text:p>
          </table:table-cell>
          <table:table-cell office:value-type="string" calcext:value-type="string">
            <text:p>Gladson quer autorização para empréstimo de R$ 240 milhões</text:p>
          </table:table-cell>
          <table:table-cell office:value-type="string" calcext:value-type="string">
            <text:p>https://ac24horas.com/2022/11/22/antes-do-recesso-gladson-quer-autorizacao-para-emprestimo-de-r-240-milhoes-junto-ao-bird/</text:p>
          </table:table-cell>
          <table:table-cell office:value-type="string" calcext:value-type="string">
            <text:p>O governador Gladson Cameli encaminhou à Assembleia Legislativa nesta terça-feira, 22, um projeto de lei pedindo autorização dos deputados estaduais para a obtenção de um empréstimo até o valor de US$ 45 milhões de dólares, cerca de R$ 240 milhões convertidos na moeda brasileira na atual cotação, junto ao Banco Internacional para Reconstrução e Desenvolvimento (BIRD), com garantias da União.De acordo com o PL encaminhado ao parlamento, o Palácio Rio Branco argumenta que os recursos serão aplicados no Programa de Sustentabilidade Fiscal, Eficácia do Gasto Público (Pró-Gestão), para melhoria da gestão orçamentária e patrimonial da administração pública, aumentando a eficiência e eficácia dos gastos públicos.Na mensagem governamental assinada por Cameli, a Secretaria de Planejamento e Gestão do Acre (Seplag), assegurou que não acontecerá a contratação propriamente dita, sendo a aprovação da lei apenas uma das fases da negociação com o agente financiador e um pré-requisito para o pleito de aprovação junto ao Governo Federal e Senado Federal.De acordo com o governo, existe um cronograma que informa que a operação deve ser aprovada na Aleac até o final de dezembro de 2022. O Conselho Diretor do Banco e o Senado Federal devem aprovar a proposta até março de 2023 e assinatura deve ocorrer para efetivação do acordo até junho de 2023.A matéria foi distribuída nas comissões de Constituição e Justiça (CCJ) e de Orçamento e Finanças (COF) a poucos dias do início do recesso de final de ano. O relator do pedido de autorização será o deputado Pedro Longo (PDT), líder do governo.OPERAÇÕES DE CRÉDITO NO GOVERNO CAMELIDesde que o governador Gladson Cameli chegou ao Palácio Rio Branco em 2019, vários pedidos de autorização de crédito foram enviados à Assembleia Legislativa totalizando quase R$ 2 bilhões em empréstimos que não foram executados pelo governo.A última operação de crédito que passou pelo parlamento ocorreu em outubro de 2021 que tratava de um empréstimo de R$ 227 milhões junto ao Fundo Financeiro para Desenvolvimento da Bacia do Prata (Fonplata), com sede em Cochabamba, na Bolívia. Na época, a Aleac aprovou a proposta por unanimida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encaminhou à Assembleia Legislativa nesta terça-feira, 22, um projeto de lei pedindo autorização dos deputados estaduais para a obtenção de um empréstimo...</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1/08/VAGA-DE-EMPREGO.jpg?resize=400%2C240&amp;ssl=1</text:p>
          </table:table-cell>
          <table:table-cell office:value-type="string" calcext:value-type="string">
            <text:p>Cotidiano</text:p>
          </table:table-cell>
          <table:table-cell office:value-type="string" calcext:value-type="string">
            <text:p>Sine do Acre oferta mais de 61 vagas de emprego nesta terça-feira</text:p>
          </table:table-cell>
          <table:table-cell office:value-type="string" calcext:value-type="string">
            <text:p>https://ac24horas.com/2022/11/22/sine-do-acre-oferta-mais-de-61-vagas-de-emprego-nesta-terca-feira/</text:p>
          </table:table-cell>
          <table:table-cell office:value-type="string" calcext:value-type="string">
            <text:p>O Sistema Nacional de Empregos do Acre (Sine), está disponibilizando 61 vagas de emprego para várias áreas em Rio Branco, nesta terça-feira, 22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61 vagas de emprego para várias áreas em Rio Branco, nesta terça-feira, 22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03/CHUVA-RIO-1.jpeg?resize=400%2C240&amp;ssl=1</text:p>
          </table:table-cell>
          <table:table-cell office:value-type="string" calcext:value-type="string">
            <text:p>Cotidiano</text:p>
          </table:table-cell>
          <table:table-cell office:value-type="string" calcext:value-type="string">
            <text:p>Acre tem terça-feira com tempo instável, chuvas intensas e temperatura amena</text:p>
          </table:table-cell>
          <table:table-cell office:value-type="string" calcext:value-type="string">
            <text:p>https://ac24horas.com/2022/11/22/acre-tem-terca-feira-com-tempo-instavel-chuvas-intensas-e-temperatura-amena/</text:p>
          </table:table-cell>
          <table:table-cell office:value-type="string" calcext:value-type="string">
            <text:p>A chegada de uma onda polar fraca e a incursão de umidade do oceano Atlântico, deixam o tempo extremamente instável, com chuvas intensas a qualquer momento, desde as primeiras horas do dia desta terça-feira, 22, no Acre.Em Rio Branco, Brasileia e Sena Madureira a temperatura será amena, com chances de temporais. Já nas microrregiões de Cruzeiro do Sul e Tarauacá, deve chover forte principalmente a partir da tarde.Acompanhe a temperatura em todos os municípios:– Rio Branco, Senador Guiomard, Bujari e Porto Acre, com mínimas oscilando entre 20 e 22ºC, e máximas, entre 24 e 26ºC;– Brasileia, Epitaciolândia, Xapuri, Capixaba, Assis Brasil e Santa Rosa do Purus, com mínimas oscilando entre 19 e 21ºC, e máximas, entre 24 e 26ºC;– Plácido de Castro e Acrelândia, com mínimas oscilando entre 20 e 22ºC, e máximas, entre 24 e 26ºC;– Sena Madureira e Manuel Urbano, com mínimas oscilando entre 20 e 22ºC, e máximas, entre 25 e 27ºC;– Tarauacá e Feijó, com mínimas oscilando entre 21 e 23ºC, e máximas, entre 27 e 29ºC;– Cruzeiro do Sul, Mâncio Lima e Rodrigues Alves, com mínimas oscilando entre 22 e 24ºC, e máximas, entre 29 e 31ºC;– Marechal Thaumaturgo, Porto Walter e Jordão, com mínimas oscilando entre 22 e 24ºC, e máximas, entre 28 e 30ºC.Com informações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hegada de uma onda polar fraca e a incursão de umidade do oceano Atlântico, deixam o tempo extremamente instável, com chuvas intensas a qualquer momento,...</text:p>
          </table:table-cell>
          <table:table-cell office:value-type="string" calcext:value-type="string">
            <text:p>Deylon Félix</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1/12/MEGA-SENA-21.jpg?resize=400%2C240&amp;ssl=1</text:p>
          </table:table-cell>
          <table:table-cell office:value-type="string" calcext:value-type="string">
            <text:p>Cotidiano</text:p>
          </table:table-cell>
          <table:table-cell office:value-type="string" calcext:value-type="string">
            <text:p>Com prêmio acumulado, Mega-Sena sorteia R$ 46 milhões nesta terça-feira</text:p>
          </table:table-cell>
          <table:table-cell office:value-type="string" calcext:value-type="string">
            <text:p>https://ac24horas.com/2022/11/22/com-premio-acumulado-mega-sena-sorteia-r-46-milhoes-nesta-terca-feira/</text:p>
          </table:table-cell>
          <table:table-cell office:value-type="string" calcext:value-type="string">
            <text:p>A Mega-Sena sorteia nesta terça-feira (22) um prêmio acumulado e estimado em R$ 46 milhões. As seis dezenas do concurso 2.541 serão sorteadas, a partir das 18 horas no Espaço da Sorte, localizado na cidade de São Paulo (SP), com transmissão ao vivo pelo canal da Caixa no YouTube.De acordo com a Caixa, caso apenas um apostador ganhe o prêmio da faixa principal e aplique todo o valor na poupança, receberá R$ 312 mil de rendimento no primeiro mês.As apostas podem ser feitas até as 17 horas nas casas lotéricas credenciadas pela Caixa, em todo o país ou pela internet. A aposta simples, com seis dezenas marcadas, custa R$ 4,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ega-Sena sorteia nesta terça-feira (22) um prêmio acumulado e estimado em R$ 46 milhões. As seis dezenas do concurso 2.541 serão sorteadas, a partir da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Ze_Jodan.jpg?resize=400%2C240&amp;ssl=1</text:p>
          </table:table-cell>
          <table:table-cell office:value-type="string" calcext:value-type="string">
            <text:p>Acre</text:p>
          </table:table-cell>
          <table:table-cell office:value-type="string" calcext:value-type="string">
            <text:p>Vice-governador de RO diz que houve fraude e que não mandaria desbloquear rodovias</text:p>
          </table:table-cell>
          <table:table-cell office:value-type="string" calcext:value-type="string">
            <text:p>https://ac24horas.com/2022/11/22/vice-governador-de-ro-diz-que-houve-fraude-e-que-nao-mandaria-desbloquear-rodovias/</text:p>
          </table:table-cell>
          <table:table-cell office:value-type="string" calcext:value-type="string">
            <text:p>Em entrevista concedida nesta segunda-feira (21) a uma rádio de Rolim de Moura, o vice-governador de Rondônia, José Atílio Salazar Martins, mais conhecido como Zé Jodan, disse que os bloqueios nas rodovias no seu estado são legítimas e que “o povo do bem” e os comandantes das Forças Armadas não aceitam a derrota de Bolsonaro, apesar de declarações oficiais mostrarem o contrário.Zé Jodan também disse que quando esteve no exercício do cargo, na semana passada, não recebeu nenhuma recomendação do MP para providências no sentido de desobstruir as rodovias, mas deixou claro que se tivesse recebido não cumpriria, pois, segundo ele, quem promove as manifestações ilegais é o “povo do bem” – que vem saqueando e queimando caminhões.O vice-governador foi candidato a deputado estadual nas últimas eleições, tendo declarado patrimônio de R$ 101 milhões, mas sua candidatura resultou em fracasso, obtendo menos de 3 mil votos. Na entrevista à emissora de Rolim de Moura ele garantiu que “as manifestações só vão parar quando a situação for resolvida”, mas não explicou qual a resolução do problema.A Polícia Rodoviária Federal (PRF/RO) informou a manutenção de quatro pontos de bloqueios na BR-364 na manhã desta terça-feira (22). Os locais são: os distritos de Nova Califórnia, Extrema, Vista Alegre do Abunã e Nova Mamoré, todos entre Porto Velho e Rio Branco, que pode começar a ter escassez de produtos essenciais nesta semana, caso as interdições prossigam.As rodovias em Rondônia voltaram a ser bloqueadas na última sexta-feira (18). Os bloqueios são feitos por grupos contrários ao resultado das eleições e em protesto contra Alexandre de Moraes, do Supremo Tribunal Federal (STF). No sábado (19), a PRF teve que acionar a tropa de choque para conseguir fazer a liberação do trecho bloqueado em Ariquemes.Com informações do site Rondônia ao Viv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entrevista concedida nesta segunda-feira (21) a uma rádio de Rolim de Moura, o vice-governador de Rondônia, José Atílio Salazar Martins, mais conhecido como Zé Jodan,...</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RUI-BIRICO-PROTESTO.jpg?resize=400%2C240&amp;ssl=1</text:p>
          </table:table-cell>
          <table:table-cell office:value-type="string" calcext:value-type="string">
            <text:p>Cotidiano</text:p>
          </table:table-cell>
          <table:table-cell office:value-type="string" calcext:value-type="string">
            <text:p>Após ameaçar furar comunistas, Ruy Birico é exonerado do Acreprevidência</text:p>
          </table:table-cell>
          <table:table-cell office:value-type="string" calcext:value-type="string">
            <text:p>https://ac24horas.com/2022/11/22/apos-ameacar-furar-comunistas-ruy-birico-e-exonerado-do-acreprevidencia/</text:p>
          </table:table-cell>
          <table:table-cell office:value-type="string" calcext:value-type="string">
            <text:p>O governo decidiu exonerar via Diário Oficial nesta terça-feira, 22, Ruy Medeiros de Araújo Birico, o “Ruy Birico”, de 62 anos, do cargo em comissão referência Cec-5, do Instituto Acre Previdência do Estado do Acre, no qual havia sido nomeado desde fevereiro de 2019.Brinco se envolveu em polêmicas no último fim de semana, quando resolveu ameaçar “furar o buxo de comunistas” com uma faca feita com molas de fuscas. A repercussão do caso não pegou bem no Palácio Rio Branco que acabou optando por exonerar um dos apoiadores fiéis do governador Gladson Cameli.O decreto foi assinado pelo presidente da autarquia, Francisco Assis. O motivo não foi especificado no ato de exoner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ecidiu exonerar via Diário Oficial nesta terça-feira, 22, Ruy Medeiros de Araújo Birico, o “Ruy Birico”, de 62 anos, do cargo em comissão referênci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05/BOCALOM_TIAO-FOTO.jpg?resize=400%2C240&amp;ssl=1</text:p>
          </table:table-cell>
          <table:table-cell office:value-type="string" calcext:value-type="string">
            <text:p>Cotidiano</text:p>
          </table:table-cell>
          <table:table-cell office:value-type="string" calcext:value-type="string">
            <text:p>“Ataques a minha pessoa e à nossa gestão”, diz Bocalom sobre suposto apoio a ditadura</text:p>
          </table:table-cell>
          <table:table-cell office:value-type="string" calcext:value-type="string">
            <text:p>https://ac24horas.com/2022/11/22/ataques-a-minha-pessoa-e-a-nossa-gestao-diz-bocalom-sobre-suposto-apoio-a-ditadura/</text:p>
          </table:table-cell>
          <table:table-cell office:value-type="string" calcext:value-type="string">
            <text:p>O prefeito de Rio Branco, Tião Bocalom, se manifestou após ter sido destaque local e nacionalmente com a afirmativa de que ele seria um apoiador da ditadura militar. Em nota, o gestor comentou que em nenhum momento isso teria acontecido.Dizendo esclarecer 4 pontos do que realmente ocorreu durante a entrevista em um podcast da região, Bocalom explica que foi questionado sobre o pedido de intervenção militar dos manifestantes em desacordo as eleições presidenciais, mas não incitou sobre a volta do regime.“Veículos de notícias estão usando termos como “defender a ditadura militar”, o que não aconteceu. Durante a conversa, o jornalista faz a seguinte afirmação: “As pessoas estão pedindo intervenção militar”, ao que respondi: “E qual o problema?”, referindo-se aos atos e ao direito constitucional de livre manifestação nas ruas, jamais incitando uma ditadura militar”, revelou.Além disso, ele confirma que falou sobre a época ter sido um “destaque na economia” e classifica a proporção a qual sua fala se tornou, como um ataque a sua pessoa e gestão.“Classifico essa distorção da minha fala como ataques a minha pessoa e à nossa gestão, no intuito de desidratar minha imagem e os feitos à população de Rio Branco, mas repudiamos a disseminação de mentiras e factoides que prejudicam não apenas o prefeito, mas a população local”, apontou.Veja o informativo:NOTA DE ESCLARECIMENTOPor Tião BocalomQuero aqui fazer alguns esclarecimentos diante das informações que estão sendo veiculadas pela imprensa referente a uma fala que fiz em entrevista a um site local.1- Veículos de notícias estão usando termos como “defender a ditadura militar”, o que não aconteceu durante entrevista que dei a um site de notícias local. Durante a conversa, o jornalista faz a seguinte afirmação: “As pessoas estão pedindo intervenção militar”, ao que respondi: “E qual o problema?”, referindo-se aos atos e ao direito constitucional de livre manifestação nas ruas, jamais incitando uma ditadura militar.2- Durante minha fala, no mesmo programa, fiz questão de deixar claro que, no período dos governos militares, como profissional da área de estatística, destaquei a economia, quando afirmei que na época houve o famoso “milagre econômico”, quando o país saiu da trigésima posição econômica mundial para a terceira ou quarta.3- A medida que o conteúdo foi tomando repercussão que ultrapassou a esfera local, sites, munidos de um único trecho da entrevista, chegaram a afirmar que eu seria um apoiador da ditadura militar, o que reitero não ser verdade. A íntegra da entrevista está disponível na internet.4- Classifico essa distorção da minha fala como ataques a minha pessoa e à nossa gestão, no intuito de desidratar minha imagem e os feitos à população de Rio Branco, mas repudiamos a disseminação de mentiras e factoides que prejudicam não apenas o prefeito, mas a população local.Sempre defensor da liberdade de expressão, respeitoso com a imprensa e praticante dos princípios constitucionais que regem nosso município de Rio Branco, nosso Estado do Acre e nosso Brasil, sempre defendi, durante toda minha vida política, a liberdade plena, conforme previsto em nossa Constituição (art. 5º, inciso IX – é livre a expressão da atividade intelectual, artística, científica e de comunicação, independentemente de censura ou licença). O que não significa intentar contra o atual sistema civil.Eu me coloco à disposição da população para repor a verdade. Reitero que trabalho, incessante e incansavelmente, para transformar os sonhos da população de Rio Branco em realidade, e continuar firme no propósito de levar mais produção, emprego e dignidade a todos os rio-branquenses.É BOM LEMBRAR: No dia 31/10, como prefeito, emiti uma nota parabenizando o presidente e o vice-presidente eleitos.Tião BocalomProfessor de matemática e prefeito de Rio Branco, Acre, Bras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Rio Branco, Tião Bocalom, se manifestou após ter sido destaque local e nacionalmente com a afirmativa de que ele seria um apoiador d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MATIAS.jpg?resize=400%2C240&amp;ssl=1</text:p>
          </table:table-cell>
          <table:table-cell office:value-type="string" calcext:value-type="string">
            <text:p>Acre</text:p>
          </table:table-cell>
          <table:table-cell office:value-type="string" calcext:value-type="string">
            <text:p>Ex-assessor da juventude do governo do PT é nomeado na Segov</text:p>
          </table:table-cell>
          <table:table-cell office:value-type="string" calcext:value-type="string">
            <text:p>https://ac24horas.com/2022/11/22/ex-assessor-da-juventude-dos-governos-do-pt-e-nomeado-no-governo/</text:p>
          </table:table-cell>
          <table:table-cell office:value-type="string" calcext:value-type="string">
            <text:p>Na manhã desta terça-feira, 21, o governador Gladson Cameli (Progressistas), nomeou o ex-assessor especial da juventude na gestão de Sebastião Viana (PT), Weverton Francisco Silva Matias, para exercer o Cargo em Comissão, referência CEC-6, na Secretaria Extraordinária de Assuntos Governamentais – SEGOV.O decreto foi publicado na edição do Diário Oficial do Estado (DOE) referente a uma CEC 6. Ele deve atuar junto com o secretário da pasta, Alysson Bestene.Matias foi nomeado na gestão petista no início do segundo mandato de Viana, contudo, ele acabou exonerado em novembro de 2018.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terça-feira, 21, o governador Gladson Cameli (Progressistas), nomeou o ex-assessor especial da juventude na gestão de Sebastião Viana (PT), Weverton Francisco Silva Matias,...</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PRF_BALA.jpg?resize=400%2C240&amp;ssl=1</text:p>
          </table:table-cell>
          <table:table-cell office:value-type="string" calcext:value-type="string">
            <text:p>Coluna do Astério</text:p>
          </table:table-cell>
          <table:table-cell office:value-type="string" calcext:value-type="string">
            <text:p>O político avestruz!</text:p>
          </table:table-cell>
          <table:table-cell office:value-type="string" calcext:value-type="string">
            <text:p>https://ac24horas.com/2022/11/22/o-politico-avestruz/</text:p>
          </table:table-cell>
          <table:table-cell office:value-type="string" calcext:value-type="string">
            <text:p>Enquanto a maioria da população acreana começa a sofrer as consequências dos bloqueios ilegais e violentos da BR-364, principalmente em Rondônia, a maioria dos representantes atuais e eleitos enfiam a cabeça no buraco como faz a avestruz quando vê o perigo ou se sente ameaçada. Não têm opinião pública própria, seguem o que melhor lhes convier.Protestar, reclamar, espernear contra o resultado de uma eleição é uma coisa; a outra é agir contra o direito e a constituição. Já diziam os romanos: “A lei é para todos e contra todos”. Nesse contexto, o pior tipo de político é o que teme o brado das multidões como fez pôncio Pilatos ao lavar as mãos condenando um inocente à tortura e a morte, morte de cruz. Alguns ficam em silêncio, só observam para entrar em cena na hora mais confortável.Todo político eleito deveria saber se posicionar como líder e não liderado. Muitos sabem, mas é preciso agir a favor dos ventos. Sobre isso, um dia, lá no meio do deserto, em muitos séculos passados, um egípcio nascido dos hebreus escreveu:  “Não acompanharás a multidão para torcer o direito, nem com o pobre na sua demanda o acompanharás para torcer o direito e a justiça”. Seu nome era Moisés, um grande líder político. Nunca enfiou a cabeça em um buraco, tão pouco temeu as multidões.“Dirige os humildes na justiça e os instrui no seu caminho”.(Salmo 25:9). Rio Branco está  ficando sem ônibus por falta de combustível e alguns políticos dão o calado como resposta.. Os que falaram só falaram o que a torcida queria ouvir.. “A cura brota quando somos confrontados com a verdade e não com mentiras e ilusões”. (Afif Arão). Alguém se habilita a orientar pessoas ou estão receosos, acovardados?. O governador Gladson Cameli já se manifestou sobre a democracia, alguém mais?. O prefeito Bocalom também falou, mas foi mal; o MPF reagiu com nota de repúdio à sua fala.. A bancada federal eleita vive um grande drama:. Se fizer parte da base do governo Lula se arrebenta com o eleitor, se não, não conseguirá obter projetos e recursos para estado e municípios além de suas emendas.. Mesmo as emendas parlamentares necessitam de projetos aprovados em ministérios.. De acordo com Cesário Braga, o PT ainda não começou a discutir a transição de cargos federais no Acre.. PSB, PC do B e PSD querem seus lotes no futuro governo.. Pela última vez:. Se o candidato não pagou pelo trabalho de cabos eleitorais a reclamação deve ser feita no Procon, TRE ou em outro ambiente, não na coluna.. Ôxi!.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nquanto a maioria da população acreana começa a sofrer as consequências dos bloqueios ilegais e violentos da BR-364, principalmente em Rondônia, a maioria dos representantes atuai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brasilia-de-cima-1.jpg?resize=400%2C240&amp;ssl=1</text:p>
          </table:table-cell>
          <table:table-cell office:value-type="string" calcext:value-type="string">
            <text:p>Notícias</text:p>
          </table:table-cell>
          <table:table-cell office:value-type="string" calcext:value-type="string">
            <text:p>Manifestações democráticas – a liberdade ainda pulsa</text:p>
          </table:table-cell>
          <table:table-cell office:value-type="string" calcext:value-type="string">
            <text:p>https://ac24horas.com/2022/11/22/manifestacoes-democraticas-a-liberdade-ainda-pulsa/</text:p>
          </table:table-cell>
          <table:table-cell office:value-type="string" calcext:value-type="string">
            <text:p>Outro dia, enquanto saía de uma dessas plataformas de streaming onde assisti novamente o excelente filme “A Sombra de Stálin” que, baseado em fatos, demonstra como a imprensa escondeu os horrores stalinistas, especialmente o genocídio na Ucrânia, me deparei num canal aberto, coisa que deixei de ver, com um jornalista denominando de golpistas as manifestações de rua que milhões de brasileiros, de todas as raças, credos, idades e níveis socioeconômicos realizam desde o resultado eleitoral informado pelo TSE. Desacostumado com o “noticiário” de TV, tive a impressão de que estava diante de um militante arrogante e privilegiado, que usa o tempo de que dispõe para reproduzir na telinha que ainda alcança um número considerável de pessoas, o discurso mentiroso da esquerda autoritária.O sedizente jornalista aceita alegremente a CENSURA que o STF lhe enfia, suporta caladinho a perseguição, silenciamento e prisão de colegas que se atrevem a fugir do script progressista, morde a fronha vermelha de sangue do totalitarismo para, ao final, chamar de golpista o movimento mais legítimo, espontâneo, pacífico e sóbrio que esta nação já viveu.Em primeiro lugar, é preciso saber que um golpe de estado pressupõe que o golpeado seja legitimo. É condição necessária. Vale dizer, sem ser legitimo, nenhum governo pode sofrer golpe, seria um contrassenso, uma contradição em termos. Em segundo, observe-se que a discussão é exatamente esta: Há legitimidade na eleição do ex-presidiário? Sim, dirão seus eleitores, já que o número de votos contados pelas urnas eletrônicas é superior ao do seu adversário. Não se garante, dirão os manifestantes, já que a caixa preta de contagem apresenta, segundo relatórios já espalhados aos montes, inúmeras inconsistências estatísticas e várias violabilidades. Há, portanto, incertezas justificáveis que devem ser resolvidas.O cidadão que está na rua há mais de quinze dias, sob sol e chuva, não quer destituir nenhum governo legítimo, então não pode ser golpista, ele quer a chance de provar que o processo não foi legítimo e, para isto, basta que permitam o processo de auditagem integral. Pelo menos três elementos graves de suspeição foram apresentados pelo Ministério da Defesa: O código-fonte não foi disponibilizado; houve inserções não auditadas de bibliotecas de terceiros e não há garantias de que o programa disponibilizado corresponde ao efetivamente utilizado. Caso seja impossível a auditagem, fica desprovido de segurança o resultado proclamado e escassa a sua legitimidade já fragilizada por vários relatórios estatísticos ainda não contestados. O que os manifestantes não admitem é a concretização de um processo cuja lisura não possa ser absolutamente declarada. Queira ou não o Sistema e o jornalista militante, o direito à livre expressão está indelevelmente cravado na Constituição Federal brasileira, apesar dos constantes ataques que sofre de quem deveria protegê-la.As gentes todas que o “jornalista” chama de golpistas, sem olhar para o próprio rabo onde estão atados regimes totalitários que prendem e matam por crime de opinião, tem todo o direito e o dever cívico de pedir ou lutar a favor ou em contrário do que quiserem e, neste caso, estão desconfiadas, amedrontadas e acuadas. Caminhoneiros não são vagabundos, eles não param no meio da estrada para tirar folga ou porque sejam criminosos golpistas, mas para avolumar e fortalecer a expressão de uma insatisfação legítima. Se há excessos, que sejam apurados e corrigidos na forma da lei, mas não criminalizados em uma espécie de sanção da censura. Penso que uma boa leitura de Ruy Barbosa lembraria ao militante que “Um país de imprensa degenerada ou degenerescente é, portanto, um país cego e um país miasmado, um país de ideias falsas e sentimentos pervertidos, um país que, explorado na sua consciência, não poderá lutar com os vícios que lhe exploram as instituições “.Tomemos como exemplo a situação atual nos EUA, onde, após a retomada da maioria na Câmara, os republicanos pretendem levar adiante investigações sobre os podres doJoe Bidenescondidos durante as eleições, com o já confessado acumpliciamento da imprensa para que ele fosse eleito. Lá aconteceu algo semelhante a “absolvição” do ex-presidiário pelo consórcio de cá, ou seja, esconderam os crimes do candidato. As acusações contra os Biden são severíssimas, ao ponto de incluir tráfico humano. Quem teve acesso ao conteúdo do computador de Hunter Biden (filho de Joe Biden) sabe a que me refiro.Como costumava dizer Ulysses Guimarães, eterno ícone da redemocratização, nada é mais sanitário na política do que iluminar os fatos. O verdadeiro crime em curso é o de censura, praticado às escancaras de cima a baixo, do topo à planície, tendo como alvo uma visão conservadora do mundo, o respeito à vida, tradições, família, religião, propriedade e liberdade. O progressismo anda a passos largos, de mãos dadas com a censura calando os oponentes.Parece que o autoritarismo que o combate à COVID acoitou não quer sair da sala. Não se podia dizer que a vacina era experimental, logo, um tanto insegura, e agora não se pode dizer que as urnas eletrônicas são passíveis de ataques à sua integridade. Mais tarde será proibido questionar o alarmismo climático e, de uma em uma, a censura se normalizará perante a sociedade. Você, leitor, dirá apenas o que eles permitirem que você diga. Infelizmente, a outrora nobre imprensa, cuja essência é a verdade, dá sobradas mostras de submissão, fazendo com que a mediação entre a realidade fática e o cidadão se mude em definitivo para as sinuosas plataformas e mídias sociais. Infelizmente, ao negar a verdade e se tornar militante de causas e projetos, a imprensa cava seu próprio sepulcro.Valterlucio Bessa Campelo escreve todas as sextas-feiras no ac24horas e, eventualmente, em seubloge no siteConservadores e Liberaisdo jornalista Percival Puggin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utro dia, enquanto saía de uma dessas plataformas de streaming onde assisti novamente o excelente filme “A Sombra de Stálin” que, baseado em fatos, demonstra como...</text:p>
          </table:table-cell>
          <table:table-cell office:value-type="string" calcext:value-type="string">
            <text:p>Valterlucio Campelo</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0/GLADSON_FOLHA-2.jpg?resize=400%2C240&amp;ssl=1</text:p>
          </table:table-cell>
          <table:table-cell office:value-type="string" calcext:value-type="string">
            <text:p>Blog do Crica</text:p>
          </table:table-cell>
          <table:table-cell office:value-type="string" calcext:value-type="string">
            <text:p>Pragmatismo é um chute no golpismo</text:p>
          </table:table-cell>
          <table:table-cell office:value-type="string" calcext:value-type="string">
            <text:p>https://ac24horas.com/2022/11/22/pragmatismo-e-um-chute-no-golpismo/</text:p>
          </table:table-cell>
          <table:table-cell office:value-type="string" calcext:value-type="string">
            <text:p>O GOVERNADOR Gladson Cameli não escondeu de ninguém que, ele apoiou a reeleição do presidente Bolsonaro. Foi um apoio público. Mas, no momento em que o Lula foi eleito, ele foi o primeiro dos governadores a reconhecer e o parabenizar pela sua vitória; e ainda defender a lisura das urnas eletrônicas. E, é assim que deve ser, eleição se ganha e se perde. A beleza da política numa democracia é o contraditório; não é nem a comemoração de uma vitória, mas a grandeza de reconhecer a derrota.A sua declaração de que o Lula será o presidente de todos os brasileiros, resume tudo isso. A democracia não pode ser perneta de somente se reconhecer a validade de um pleito eleitoral, quando é favorável a um candidato. Em nenhuma ocasião se viu uma afirmação sua referendado o grotesco espetáculo da defesa do golpismo e o clamor pela instalação de uma ditadura. A sua conduta foi até aqui democrática, pelo pragmatismo político e contra o golpismo que prega a volta do cruel regime da ditadura militar. É assim que se age num país regido pela democracia.É TUDO MUITO SIMPLESQUANDO alguém que se encontra num mandato, ou que ganhou a última eleição e vai assumir, e considera as urnas eletrônicas uma fraude, para ser coerente tem que renunciar se no cargo estiver; ou não assumir um mandato a partir do janeiro. Porque, se não fizer assim está sendo incoerente, cuspindo no prato que comeu, e validando o que combate. Se as urnas eletrônicas são uma fraude, não pode ser seletivo, tem que ser para todos. É tudo muito simples.MOVIMENTO SIMPÁTICOHÁ dentro do governo e mesmo no PP, correntes que querem ver a deputada federal eleita Socorro Neri (PP), disputando o comando da PMRB em 2024.MOSTRAR AÇÃOANTES de definir um futuro político, a mais votada candidata a deputada federal da última eleição, Socorro Neri (PP), tem que justificar com ações, os seus votos.EM JOGOO DESTRAMBELHO do governo da Dilma e os casos de corrupções nos governos do PT, elegeram o Bolsonaro presidente. A truculência e a insurgência contra a vacina por parte do Bolsonaro, trouxe o Lula de volta ao poder. Se o Lula não tiver aprendido a lição e não fizer um governo plural e não apenas para os petistas, poderá trazer o Bolsonaro de volta em 2026. Este é o jogo.BULA PAPALNEM AS FORÇAS ARMADAS vão sair do quartel para dar um golpe militar e impedir a posse do Lula, e nem vai sair uma bula papal, excomungando o Lula, aceitem.ALGO VERGONHOSOQUATRO ano do governo do Gladson, vários secretários de comunicação, e não conseguiram montar um Plano de Cargos e Salários para os funcionários da Rádio Difusora Acreana, que viraram uma espécie de párias na máquina estatal. É algo muito vergonhoso.FALANDO EM COMUNICAÇÃOUM SETOR que funciona bem na PMRB, é a ASSECOM, comandada pelo Ailton Oliveira. O volume de notícias que chegam nas redações, é diário e bem elaborado.NÃO É A SUA PRAIAO DEPUTADO federal Alan Rick (União Brasil) vem do jornalismo, sempre foi plural nos seus dois bons mandatos, e por isso, não lhe cai bem a roupa de ser a favor do golpismo. Até porque sua praia não é o radicalismo, mas a do pluralismo de ideias.SITUAÇÃO DIFERENTEA oposição é essencial no regime democrático, desde que não defenda pautas que atentem contra a própria democracia. Assim o Alan pode tocar o seu futuro no Senado e cumprir um bom mandato, como na Câmara Federal.NÃO TERÁ DIFERENÇAO DEPUTADO Tchê (PDT) tem dito que quer ser presidente da ALEAC para tornar o poder protagonista. Errado. Seja o Tchê ou Luiz Gonzaga o próximo presidente, nada mudará. A ALEAC continuará ser um puxadinho do Palácio Rio Branco.NOME LANÇADOQUEM lançou seu nome como candidato a prefeito de Tarauacá pelo PSD, foi o Paulo Ximenes, que vai começar desde já a sedimentação da sua candidatura.EXEMPLO PARA GERAÇÕESCOMO tinha dado um tempo no BLOG, só agora registro, tardiamente, o aniversário de um dos melhores exemplos do Acre de como fazer política com honra, me refiro ao ex-senador Nabor Junior. Meus parabéns.TERÁ PAPEL IMPORTANTEPODE anotar para conferir: o ex-senador Jorge Viana (PT) terá um papel importante no futuro governo Lula, com reflexos no cenário político regional.FORÇA DO MANDATOQUEM também terá força no futuro governo do Lula, ao ponto de influir nas nomeações de cargos federais no estado, é o senador Sérgio Petecão (PSD), o único da bancada acreana a formar no apoio ao governo Lula. Márcio Bittar e Alan Rick são bolsonaristas ferrenhos.UMA PIADAO PREFEITO de Assis Brasil, Jerry Correia – em processo de expulsão do PT – dizer que é fruto de perseguição do Jorge Viana, isso é piada. Quem cometeu infidelidade partidária para com o PT foi ele, e não o JV.OU SOMEQUEM tem de montar uma estratégia para se manter na mídia e assim projetar o seu nome para disputar a PMRB em 2024, é o deputado Jenilson Leite (PSB), cujo mandato encerra em janeiro. Político sem mandato, nem o vento costuma bater nas costas.LUZ PRÓPRIAA PREFEITA de Brasiléia, Fernanda Hassem, não deve ser abalada politicamente, com a sua certa saída do PT. A Fernanda hoje tem luz própria na política do Alto Acre.NOME CERTOO Rômulo Grandidier, que teve um papel importante nos bastidores e a na formatação de alianças a favor da reeleição do governador Gladson Cameli, será presença certa no próximo governo. Soma muito politicamente.FRASE CORRETA“Pluralismo faz bem ao país, o que faz mal é o extremismo”. Senador eleito Flávio Dino (PCdoB).QUESTÃO DE TEMPOO LULA deve caminhar para ter maioria no Senado e Câmara Federal. O grosso dos integrantes do chamado “Centrão” não tem ideologia política, é movido por cargos públicos na máquina federal.MUITO LAMENTÁVELRIO BRANCO continua com baixo índice de vacinação contra o Covid. Mas não é por falta de divulgação da PMRB, e sim pela mais pura ignorância dos omissos.NÃO TEM MAIS FORTEA OPOSIÇÃO não tem um nome mais forte do que o da deputada federal Jéssica Sales (MDB), para disputar em 2024, a prefeitura de Cruzeiro do Sul. Além de ser leve.FRASE MARCANTE“O poder é afrodisíaco”. Frase do saudoso deputado Hermelindo Brasileiro, explicando por sempre estar ao lado do pode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não escondeu de ninguém que, ele apoiou a reeleição do presidente Bolsonaro. Foi um apoio público. Mas, no momento em que o...</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ASSALTO_VIDEO.jpg?resize=400%2C240&amp;ssl=1</text:p>
          </table:table-cell>
          <table:table-cell office:value-type="string" calcext:value-type="string">
            <text:p>Destaque 4</text:p>
          </table:table-cell>
          <table:table-cell office:value-type="string" calcext:value-type="string">
            <text:p>Onda de assaltos aterroriza moradores de Acrelândia; vítima faz vídeo mudando de Estado</text:p>
          </table:table-cell>
          <table:table-cell office:value-type="string" calcext:value-type="string">
            <text:p>https://ac24horas.com/2022/11/22/onda-de-assaltos-aterroriza-moradores-de-acrelandia-vitima-faz-video-mudando-de-estado/</text:p>
          </table:table-cell>
          <table:table-cell office:value-type="string" calcext:value-type="string">
            <text:p>Moradores da zona rural de Acrelândia denunciam uma série de ataques de criminosos a produtores rurais no interior do município. Vídeo a que oac24horasteve acesso mostra uma família abandonando a propriedade após um assalto ocorrido na manhã desta segunda-feira (21).De acordo com o que noticiou o site Acrelândia News, a família que reside na Linha 7 viveu momentos de terror nas mãos de assaltantes, quando foram mantidos reféns dentro da própria casa e tiveram pertences roubados, inclusive um carro que foi usado na fuga dos bandidos.A propriedade rural foi invadida por homens encapuzados e armados por volta das 6h30 da manhã, quando as vítimas estavam acordando. Ainda com base nas informações que foram apuradas, os moradores foram colocados em cômodos diferentes enquanto os suspeitos roubavam a residência.O crime foi comunicado na Delegacia Geral de Acrelândia e a polícia faz buscas na região para tentar identificar os criminosos. A família acredita que o carro possa ter sido levado para a Bolívia, na divisa com Plácido de Castro. Até o fechamento da publicação, o carro ainda não havia sido localizado.O veículo roubado nesta ação é um Ford Fiesta Sedan, de cor prata, de propriedade de Jean Paulo Camargo, de placa MZR1J51. Com este, segundo as informações de moradores, já são cinco veículos roubados no período de uma semana, entre eles quatro caminhonetes.De acordo com a fonte que prestou as informações, os moradores da região planejam queimar uma ponte em Plácido de Castro que dá acesso ao lado boliviano. O tempo que os bandidos levam entre o ato dos roubos nesta área do município até a divisa com o lado boliviano é de cerca de 20 minutos.Please enable JavaScriptplay-rounded-fillLink02: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oradores da zona rural de Acrelândia denunciam uma série de ataques de criminosos a produtores rurais no interior do município. Vídeo a que o ac24horas tev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RTEmagicC_br_364_fechada_extrema_rondonia_foto_prf.jpg.jpg?resize=400%2C240&amp;ssl=1</text:p>
          </table:table-cell>
          <table:table-cell office:value-type="string" calcext:value-type="string">
            <text:p>Acre</text:p>
          </table:table-cell>
          <table:table-cell office:value-type="string" calcext:value-type="string">
            <text:p>BR-364 em RO passa a ter 4 trechos bloqueados por manifestantes</text:p>
          </table:table-cell>
          <table:table-cell office:value-type="string" calcext:value-type="string">
            <text:p>https://ac24horas.com/2022/11/22/br-364-passa-a-ter-4-trechos-bloqueados-por-manifestantes-em-ro/</text:p>
          </table:table-cell>
          <table:table-cell office:value-type="string" calcext:value-type="string">
            <text:p>Na manhã desta terça-feira, 22, a Polícia Rodoviária Federal (PRF), em Rondônia, atualizou o boletim que agora passa a ter apenas 4 trechos bloqueados na BR-364 ao longo do estado que faz fronteira com o Acre.Desde a retomada dos protestos, os pontos de bloqueio já haviam chegado há 13, contudo, após a convocação da força de choque de Rondônia, várias barreiras foram desmontadas, algumas na força, outras no diálogo.A nota destaca que os trechos bloqueados se mantêm apenas em Vila Califórnia, Extrema, Vista Alegre do Abunã e Nova Mamoré. Os trechos desobstruídos foram Cerejeiras, Colorado do Oeste e Jaci Paraná.O grupo de apoiadores do presidente da República, Jair Bolsonaro (PL), se mantém em protesto contra o resultado das eleições presidenciais em outubro deste ano, que teve o presidente eleito, Luiz Inácio Lula da Silva, do P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terça-feira, 22, a Polícia Rodoviária Federal (PRF), em Rondônia, atualizou o boletim que agora passa a ter apenas 4 trechos bloqueados na BR-364...</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1/09/POSTO-GASOLINA-AC-sergio-vale-3.jpeg?resize=400%2C240&amp;ssl=1</text:p>
          </table:table-cell>
          <table:table-cell office:value-type="string" calcext:value-type="string">
            <text:p>Acre 01</text:p>
          </table:table-cell>
          <table:table-cell office:value-type="string" calcext:value-type="string">
            <text:p>Combustíveis não param de subir no Acre: gasolina aumenta e preço médio vai a R$5,39</text:p>
          </table:table-cell>
          <table:table-cell office:value-type="string" calcext:value-type="string">
            <text:p>https://ac24horas.com/2022/11/22/combustiveis-nao-param-de-subir-no-acre-gasolina-aumenta-e-preco-medio-vai-a-r539/</text:p>
          </table:table-cell>
          <table:table-cell office:value-type="string" calcext:value-type="string">
            <text:p>O preço médio da gasolina comum saiu de R$5,29 para R$5,39 entre a 2ª e 3ª semanas de novembro no Acre -aumento de R$0,10 no litro do combustível na cotação realizada entre os dias 13 e 19 pelo Sistema de Levantamento de Preços da Agência Nacional do Petróleo, Biocombustíveis e Gás Natural (ANP).A gasolina aditivada seguiu a mesma trajetória e também teve seu preço reajustado em dez centavos por litro no período, saindo de R$5,37 para R$5,47.Outro combustível com preço reajustado é o etanol hidratado. O litro desse combustível saiu de R$4,25 para R$4,29, segundo o SLP.Já o preço da botija de 13 quilos do gás de cozinha oscilou para baixo no período, em boa medida segurado pelo auxílio-gás concedido às famílias de baixa renda.No entanto, o diesel aumentou R$0,04, saindo de R$7,44 para R$7,48 por lit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ço médio da gasolina comum saiu de R$5,29 para R$5,39 entre a 2ª e 3ª semanas de novembro no Acre -aumento de R$0,10 no litr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316546298_6648484728500651_4280825224058750789_n.jpg?resize=400%2C240&amp;ssl=1</text:p>
          </table:table-cell>
          <table:table-cell office:value-type="string" calcext:value-type="string">
            <text:p>Destaque 6</text:p>
          </table:table-cell>
          <table:table-cell office:value-type="string" calcext:value-type="string">
            <text:p>Argentina de Messi é derrotada pela Arábia Saudita por 2 a 1</text:p>
          </table:table-cell>
          <table:table-cell office:value-type="string" calcext:value-type="string">
            <text:p>https://ac24horas.com/2022/11/22/argentina-de-messi-e-derrotada-pela-arabia-saudita-por-2-a-1/</text:p>
          </table:table-cell>
          <table:table-cell office:value-type="string" calcext:value-type="string">
            <text:p>Fotos: FIFA/GETTY IMAGENSA manhã desta terça-feira (22) foi de zebra na Copa do Mundo. Considerada uma das favoritas ao título, a Argentina foi derrotada por 2 a 1 pela Arábia Saudita, no estádio Lusail, principal palco da competição. A Albiceleste até chegou a sair na frente com Messi, mas a derrota em tom de vexame foi consumada pelos sauditas Saleh e Al-Dawsari, que viraram o jogo para o país asiático.Com o resultado, a Argentina pode se complicar no Grupo C da Copa do Mundo. Nesta terça-feira (22), Polônia e México se enfrentam pelo outro duelo da chave. A seleção argentina encara o México na 2ª rodada, neste sábado (26), enquanto os sauditas têm a Polônia pela frente.O jogoA equipe comandada por Lionel Scaloni começou o confronto com tudo, sufocando a Arábia Saudita. Messi, logo aos dois minutos, pegou sobra na entrada da área e forçou uma grande defesa do goleiro saudita. Aos sete minutos, o volante Paredes foi derrubado na área em cobrança de escanteio. Pênalti. Na marca da cal, Messi – à la Neymar – deslocou Al-Owais e anotou o primeiro do jogo.Com a mudança do placar, o país asiático passou a defender com a linha de defesa quase no meio-campo. A seleção argentina tentou aproveitar os espaços às costas da retaguarda saudita, mas falhou em todas as tentativas. Lautaro Martínez e Messi chegaram a balançar a rede por três vezes, mas todos os lances estavam impedidos. O primeiro tempo terminou com vantagem da Albiceleste.Na volta do intervalo, as equipes voltaram em ritmo diferentes. Desatentos, os bicampeões do mundo sofreram um primeiro grande susto aos três minutos, quando Al-Shehri ganhou da defesa e bateu cruzado para vencer Emiliano Martínez. Melhores no jogo, os sauditas seguiram incomodando a Argentina. Pouco depois, foi a vez de Al-Dawsari pegar sobra na entrada da área, ganhar dos defensores argentinos, girar e acertar o ângulo de Martínez: 2 a 1 festa saudita no Lusail.A desvantagem no placar colocou os argentinos em desespero. A Albiceleste tentou diversas jogadas no ataque, mas o descontrole na hora de criar atrapalhou a busca pelo empate. No fim, a Arábia Saudita prevaleceu defensivamente para registrar a primeira grande surpresa da Copa do Mundo.Veja os melhores momentos:Please enable JavaScriptplay-rounded-fillLink05:2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s: FIFA/GETTY IMAGENS A manhã desta terça-feira (22) foi de zebra na Copa do Mundo. Considerada uma das favoritas ao título, a Argentina foi derrotada por...</text:p>
          </table:table-cell>
          <table:table-cell office:value-type="string" calcext:value-type="string">
            <text:p>web</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WhatsApp-Image-2022-11-11-at-16.24.31.jpeg?resize=400%2C240&amp;ssl=1</text:p>
          </table:table-cell>
          <table:table-cell office:value-type="string" calcext:value-type="string">
            <text:p>Destaque 7</text:p>
          </table:table-cell>
          <table:table-cell office:value-type="string" calcext:value-type="string">
            <text:p>Com Black Friday e Copa, intenção de consumo de acreanos cresce 3%</text:p>
          </table:table-cell>
          <table:table-cell office:value-type="string" calcext:value-type="string">
            <text:p>https://ac24horas.com/2022/11/22/com-black-friday-e-copa-intencao-de-consumo-das-familias-acreanas-cresce-3-e-e-o-maior-desde-o-comeco-da-pandemia/</text:p>
          </table:table-cell>
          <table:table-cell office:value-type="string" calcext:value-type="string">
            <text:p>Desde fevereiro de 2020, quando a pandemia da Covid-19 já começava a deixar rastros de destruição na economia, a intenção de consumo das famílias acreanas não era tão alto -e se levado em conta o ânimo com a Seleção Brasileira o comércio pode se animais pois 47,9% delas pretendem comprar produtos em decorrência da Copa do Mundo, propondo-se a gastar, em média, R$212,34.Segundo dados regionais da pesquisa sobre Intenção de Consumo das Famílias, da Confederação Nacional do Comércio (CN) o Estado do Acre apresentou um acréscimo de 1,5%, se comparado ao mês anterior, acumulando, desde janeiro de 2022, uma alta de 3%.“Esse resultado é o maior desde fevereiro de 2020”, confirma o especialista em varejo da Federação do Comércio do Acre, Egídio Garó.A pesquisa foi realizada com cerca de 18 mil consumidores em todas as capitais e no DF, entre os cinco últimos dias úteis de outubro e os cinco primeiros de novembro.A CNC diz que com a chegada do mês da Black Friday, os consumidores consideram que o momento para aquisição de bens duráveis é melhor, já que a data se firmou no calendário do varejo com o foco na venda de eletroeletrônicos e eletrodomésticos pela internet. Mesmo assim, com os juros no maior nível desde.Um dado que pode animais ainda mais o comércio de Rio Branco: os consumidores consultados pela CNC em todas as capitais pretendem gastar R$ 211,21, em média, entre os principais produtos associados à Copa. Roupas, alimentos e bebidas são os itens preferidos para as compras durante o período: 14,9% buscam vestuários temáticos para adultos e crianças, e 14,6% planejam consumir alimentos e bebidas em casa.A pesquisa de Intenção de Consumo das Famílias (ICF) é um indicador com capacidade de medir, com a maior precisão possível, a avaliação que os consumidores fazem sobre aspectos importantes da condição de vida de sua família. A ICF verifica itens como: capacidade de consumo (atual e de curto prazo), nível de renda doméstico, segurança no emprego e qualidade de consumo, presente e futuro. Em outras palavras, é um indicador antecedente do consumo, a partir do ponto de vista dos consumidores, que pode ser utilizado para o planejamento do comércio e de outras atividades produtiv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sde fevereiro de 2020, quando a pandemia da Covid-19 já começava a deixar rastros de destruição na economia, a intenção de consumo das famílias acreanas nã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4/ROSANA-SINTEAC-2.jpg?resize=400%2C240&amp;ssl=1</text:p>
          </table:table-cell>
          <table:table-cell office:value-type="string" calcext:value-type="string">
            <text:p>Cotidiano</text:p>
          </table:table-cell>
          <table:table-cell office:value-type="string" calcext:value-type="string">
            <text:p>Professores provisórios marcam manifestação contra do fim do 13° e férias no Acre</text:p>
          </table:table-cell>
          <table:table-cell office:value-type="string" calcext:value-type="string">
            <text:p>https://ac24horas.com/2022/11/21/professores-provisorios-marcam-manifestacao-contra-do-fim-do-13-e-ferias-no-acre/</text:p>
          </table:table-cell>
          <table:table-cell office:value-type="string" calcext:value-type="string">
            <text:p>A presidente do Sindicato dos Trabalhadores em Educação do Acre (Sinteac), Rosana Nascimento, declarou nesta segunda-feira, 21, que os professores provisórios vão realizar uma manifestação na Assembleia Legislativa contra a ação impetrada pelo Estado propondo a não concessão de pagamento de férias e 13° salário aos professores temporários que atuam na rede estadual de ensino.A sindicalista destacou que o objetivo é pedir aos parlamentares que possam tentar retirar a ação na justiça – ou pedir uma modificação na lei. “Vamos pra assembleia conversar com os parlamentares pedindo para que o governo possa tirar essa ação ou modificar a lei 39 estatuto do servidor para que fique explícita o direito do servidor”, comentou.Nascimento revelou que a iniciativa é uma maldade do governo aos trabalhadores. “Temos mais de 5 mil professores, a maioria deles tem 10 e 20 anos e querem acabar com décimo terceiro e férias”,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sidente do Sindicato dos Trabalhadores em Educação do Acre (Sinteac), Rosana Nascimento, declarou nesta segunda-feira, 21, que os professores provisórios vão realizar uma manifestação n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WhatsApp-Image-2022-11-21-at-18.21.42.jpeg?resize=400%2C240&amp;ssl=1</text:p>
          </table:table-cell>
          <table:table-cell office:value-type="string" calcext:value-type="string">
            <text:p>Acre</text:p>
          </table:table-cell>
          <table:table-cell office:value-type="string" calcext:value-type="string">
            <text:p>Alan Rick recebe Medalha Mérito da Força Nacional</text:p>
          </table:table-cell>
          <table:table-cell office:value-type="string" calcext:value-type="string">
            <text:p>https://ac24horas.com/2022/11/21/alan-rick-recebe-medalha-merito-da-forca-nacional/</text:p>
          </table:table-cell>
          <table:table-cell office:value-type="string" calcext:value-type="string">
            <text:p>O relevante apoio prestado à Força Nacional e à Segurança Pública rendeu ao Senador eleito Alan Rick a Medalha Mérito da Força Nacional – Soldado Luiz Pedro de Souza Gomes. A honraria foi entregue em cerimônia no Ministério da Justiça e Segurança Pública, nesta segunda-feira, 21, em Brasília. A ação faz parte das comemorações de aniversário dos 18 anos da Força Nacional, celebrado em 29 de novembro.A medalha é concedida a quem prestou relevante serviço à Força Nacional, valorizando a dedicação e o mérito. Durante os conflitos agrários nos limites entre Acre, Rondônia e Amazonas, Alan Rick atuou em favor da manutenção da Força Nacional no local e da intensificação da presença dos seus homens nas fronteiras com Peru e Bolívia.Além disso, Alan Rick é o parlamentar que mais destinou recursos para a segurança pública. Foram R$ 18 milhões destinados até 2022 e mais R$ 10 milhões indicados ao Orçamento de 2023.A MedalhaO nome da medalha é uma homenagem ao policial militar sul-mato-grossense Luiz Pedro de Souza Gomes, que morreu em serviço no dia 14 de novembro de 2013. Na ocasião, o militar e outros mobilizados participavam, em Rondônia, do resgate de um efetivo que estava cercado em uma emboscada.A Força NacionalInspirada no modelo da Organização das Nações Unidas (ONU) de intervenção para a paz, a Força Nacional de Segurança Pública constitui um programa de cooperação entre os estados brasileiros e o governo federal. Ela está vinculada ao Ministério da Justiça e da Segurança Pública e tem o propósito de auxiliar os entes federativos em atividades e serviços imprescindíveis à preservação da ordem pública, à segurança das pessoas e do patrimônio, atuando também em situações de emergência e calamidades públicas. Ela é composta por policiais militares, bombeiros militares, policiais civis e profissionais de perícia dos esta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Honraria que comemora os 18 anos da Força Nacional é concedida a quem prestou relevante serviço e apoi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2/NOVOS-ONIBUS-DOMIG.jpeg?resize=400%2C240&amp;ssl=1</text:p>
          </table:table-cell>
          <table:table-cell office:value-type="string" calcext:value-type="string">
            <text:p>Acre</text:p>
          </table:table-cell>
          <table:table-cell office:value-type="string" calcext:value-type="string">
            <text:p>Temendo escassez de combustível, frota de ônibus reduzirá 30%</text:p>
          </table:table-cell>
          <table:table-cell office:value-type="string" calcext:value-type="string">
            <text:p>https://ac24horas.com/2022/11/21/temendo-escassez-de-combustivel-frota-de-onibus-de-rio-branco-reduzira-30/</text:p>
          </table:table-cell>
          <table:table-cell office:value-type="string" calcext:value-type="string">
            <text:p>Com os bloqueios realizados por apoiadores do presidente da República Jair Bolsonaro (PL), ao longo da BR-364 em cinco trechos no Estado de Rondônia, a prefeitura de Rio Branco informou na noite desta segunda-feira, 21, que deverá reduzir a frota de veículos de ônibus que circulam na cidade em até 30%.De acordo com a nota assinada por Francisco José Benício Dias, Superintendente da RBTRANS, a redução já vai ocorrer a partir de terça-feira, 22 de novembro. “Considerando a falta de combustível no Estado do Acre, em razão dos bloqueios viários em vários pontos das rodovias federais em todo o país, comunicamos que a partir de 22 de novembro de 2022, como estratégia de equilíbrio do SITURB, a frota de ônibus de Rio Branco será reduzida em 30%”, diz trecho da nota.Contudo, a gestão do prefeito Tião Bocalom (Progressistas), deixou claro que tão logo a situação seja normalizada, voltará a operar com 100% da frota na capital. “Sempre pensando na melhor prestação do serviço para a população rio-branquense”, encer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os bloqueios realizados por apoiadores do presidente da República Jair Bolsonaro (PL), ao longo da BR-364 em cinco trechos no Estado de Rondônia, a prefeitur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lionel-messi.jpg?resize=400%2C240&amp;ssl=1</text:p>
          </table:table-cell>
          <table:table-cell office:value-type="string" calcext:value-type="string">
            <text:p>Destaque 3</text:p>
          </table:table-cell>
          <table:table-cell office:value-type="string" calcext:value-type="string">
            <text:p>Estreias de Argentina e França: os jogos desta terça-feira (22) da Copa do Mundo no Catar</text:p>
          </table:table-cell>
          <table:table-cell office:value-type="string" calcext:value-type="string">
            <text:p>https://ac24horas.com/2022/11/21/estreias-de-argentina-e-franca-os-jogos-desta-terca-feira-22-da-copa-do-mundo-no-catar/</text:p>
          </table:table-cell>
          <table:table-cell office:value-type="string" calcext:value-type="string">
            <text:p>Companheiros de ataque no PSG e dois dos principais jogadores do mundo, Lionel Messi e Kylian Mbappé deverão estrear na Copa do Mundo 2022 nesta terça-feira (22). As seleções de Argentina e França entrarão em campo amanhã pelos grupos C e D da primeira fase do Mundial.O primeiro jogo do dia será o da Argentina. Às 7h, a seleção Albiceleste enfrentará a Arábia Saudita no estádio Lusail, pela abertura do grupo C.Em seguida, às 10h, a Dinamarca fará sua estreia contra a Tunísia. A partida, válida pelo grupo D, acontecerá no estádio Cidade da Educação.México e Polônia farão a segunda partida da primeira rodada do grupo C. As seleções se enfrentarão, às 13h, no estádio 974.Para fechar o dia da Copa do Mundo, a França enfrentará a Austrália pelo grupo D. A partida será realizada às 16h, no estádio Al Janoub.Veja abaixo a lista dos jogos de amanhã (22) – horário de Brasília:Argentina x Arábia Saudita – 7h – Grupo C – Estádio LusailDinamarca x Tunísia – 10h – Grupo D – Estádio Cidade da EducaçãoMéxico x Polônia – 13h – Grupo C – Estádio 974França x Austrália – 16h – Grupo D – Estádio Al JanoubResultados de hoje da Copa do Mundo 2022Três jogos foram disputados na Copa do Mundo 2022 nesta segunda-feira (21). Foram a campo as seleções da Inglaterra, Irã, Holanda, Senegal, Estados Unidos e País de Gales.No primeiro jogo do dia, os ingleses bateram os iranianos por 6 a 2. Os gols da Inglaterra foram marcados por Bellingham, Saka (duas vezes), Sterling, Rashford e Grealish. Pelo Irã, Taremi fez os dois gols de honra. Com a goleada, a Inglaterra assumiu a liderança do grupo B.Pelo grupo A, a Holanda enfrentou dificuldades para superar Senegal por 2×0. A equipe abriu o placar aos 39 minutos do segundo tempo, com Gakpo. Nos acréscimos, Klaassen aproveitou rebote do goleiro Mendy para ampliar.No último jogo desta segunda-feira, válido pelo grupo B, Estados Unidos e País de Gales empataram por 1 a 1. O gol norte-americano foi marcado por Timothy Weah, aos 35 minutos do primeiro tempo. O empate veio aos 36 minutos no segundo tempo, com gol de pênalti de Gareth Bal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panheiros de ataque no PSG e dois dos principais jogadores do mundo, Lionel Messi e Kylian Mbappé deverão estrear na Copa do Mundo 2022 nesta terça-feira...</text:p>
          </table:table-cell>
          <table:table-cell office:value-type="string" calcext:value-type="string">
            <text:p>UO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1/vacina.jpg?resize=400%2C240&amp;ssl=1</text:p>
          </table:table-cell>
          <table:table-cell office:value-type="string" calcext:value-type="string">
            <text:p>Na rede</text:p>
          </table:table-cell>
          <table:table-cell office:value-type="string" calcext:value-type="string">
            <text:p>Cruzeiro do Sul vacina crianças a partir de 6 meses contra a Covid-19</text:p>
          </table:table-cell>
          <table:table-cell office:value-type="string" calcext:value-type="string">
            <text:p>https://ac24horas.com/2022/11/21/cruzeiro-do-sul-vacina-criancas-a-partir-de-6-meses-contra-a-covid-19/</text:p>
          </table:table-cell>
          <table:table-cell office:value-type="string" calcext:value-type="string">
            <text:p>A secretaria Municipal de Saúde de Cruzeiro do Sul começa nesta terça-feira, 22, a vacinação pediatria contra a Covid-19 de crianças de 6 meses a 3 anos de idade. Para essa faixa etária o imunizante utilizado é o Pfizer baby.Até agora, somente crianças maiores de três anos vinham sendo imunizadas contra o coronavírus. Para aplicar as doses nos bebês, os técnicos de Cruzeiro do Sul foram capacitados pela secretaria Estadual de Saúde – Sesacre.As vacinas estarão disponíveis nas Unidades Básicas de Saúde da 25, no Bairro 25 de Agosto, na Geogete Mariano, Bairro Cruzeirinho, Senador Adalberto Sena, no Bairro Aeroporto Velho, no Posto do Agricultor, Bairro Centro, Francisco Dantas, no Igarapé Preto, Geovana Freitas, na Vila Lagoinha e no Nary do Môa.As crianças só poderão ser vacinadas com a presença dos pais ou responsáve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cretaria Municipal de Saúde de Cruzeiro do Sul começa nesta terça-feira, 22, a vacinação pediatria contra a Covid-19 de crianças de 6 meses a 3...</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BLOQUEIO-BR-.jpg?resize=400%2C240&amp;ssl=1</text:p>
          </table:table-cell>
          <table:table-cell office:value-type="string" calcext:value-type="string">
            <text:p>Acre</text:p>
          </table:table-cell>
          <table:table-cell office:value-type="string" calcext:value-type="string">
            <text:p>PRF informa que bloqueios na BR-364 diminuiu para 5</text:p>
          </table:table-cell>
          <table:table-cell office:value-type="string" calcext:value-type="string">
            <text:p>https://ac24horas.com/2022/11/21/prf-informa-que-bloqueios-na-br-364-diminuiu-para-5/</text:p>
          </table:table-cell>
          <table:table-cell office:value-type="string" calcext:value-type="string">
            <text:p>Em novo boletim divulgado no fim da tarde desta segunda-feira, 21, pela comunicação da Polícia Rodoviária Federal (PRF), em Rondônia, o número de trechos bloqueados na BR-364 diminuiu para 5 ao longo do Estado que faz fronteira com o Acre.No início da tarde, o órgão destacou que os pontos de bloqueio haviam aumentado para 8, sendo Jaci Paraná, Vila Califórnia, Extrema, Colorado do Oeste e Nova Mamoré, Cerejeiras e Candeias do Jamari e Nova Mamoré.Já com a nota atualizada, foram desobstruídos os trechos de Cerejeiras, Colorado do Oeste e Jaci Paraná, se mantendo em Vila Califórnia, Extrema, Vista Alegre do Abunã e Candeias do Jamari.A expectativa é que a desobstrução da rodovia em Rondônia ocorra o mais breve possível, haja vista que, o procurador-geral da República, Augusto Aras, disse que deverá solicitar reforço de membros da segurança pública para a região.Como ocorre desde o fim das eleições, o grupo de apoiadores do presidente da República, Jair Bolsonaro (PL), se mantém em protesto contra o resultado das eleições presidenciais em outubro deste ano, que teve o presidente eleito, Luiz Inácio Lula da Silva, do P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novo boletim divulgado no fim da tarde desta segunda-feira, 21, pela comunicação da Polícia Rodoviária Federal (PRF), em Rondônia, o número de trechos bloqueados n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316124364_6646389568710167_8403280146647501530_n.jpg?resize=400%2C240&amp;ssl=1</text:p>
          </table:table-cell>
          <table:table-cell office:value-type="string" calcext:value-type="string">
            <text:p>Cotidiano</text:p>
          </table:table-cell>
          <table:table-cell office:value-type="string" calcext:value-type="string">
            <text:p>País de Gales marca depois de 64 anos e busca empate com Estados Unidos</text:p>
          </table:table-cell>
          <table:table-cell office:value-type="string" calcext:value-type="string">
            <text:p>https://ac24horas.com/2022/11/21/pais-de-gales-marca-depois-de-64-anos-e-busca-empate-com-estados-unidos/</text:p>
          </table:table-cell>
          <table:table-cell office:value-type="string" calcext:value-type="string">
            <text:p>FOTO – FIFA/GETTY IMAGENSEstados Unidos e País de Gales empataram por 1 a 1 na tarde desta segunda-feira (21), pela primeira rodada do Grupo B da Copa do Mundo. Os americanos largaram na frente do placar, com Weah, e os Dragões empataram com Gareth Bale. A seleção de Gales não marcava um gol em Mundiais desde 1958, quando fez sua última participação.Os Estados Unidos dominaram todo o primeiro tempo do jogo. Logo aos nove minutos Weah recebeu lançamento pela direita e cruzou na área. O galês Rodon tentou afastar, mas cabeceou contra o próprio gol, e o goleiro Hennessey salvou. Aos dez, após outra boa jogada pelo lado do campo, Sargent cabeceou firme e acertou a trave.VEJA TAMBÉM:Copa do Mundo: Holanda sofre e consegue bater Senegal por 2 a 0O volume de jogo dos Estados Unidos só foi convertido em gol na reta final da primeira etapa. Aos 35, Pulisic mandou passe na medida para Weah, que invadiu a área e tocou na saída de Hennessey para abrir o placar.O País de Gales conseguiu equilibrar o jogo no segundo tempo e passou a ter mais posse de bola. Apesar de conseguir controlar melhor a partida, os Dragões tiveram muita dificuldade para chegar com perigo ao gol de Turner.Aos 18, Harry Wilson levantou a bola na área, e Ben Davies apareceu livre na marca do pênalti para finalizar à queima roupa com a cabeça e obrigar Turner a fazer uma excelente defesa.Mas a insistência de Gales surtiu efeito. Aos 35, Zimmermann derrubou Bale na área, e o árbitro, sem hesitar, marcou pênalti. O próprio astro galês converteu a cobrança e quebrou uma seca de 64 anos sem gols de seu país em uma Copa do Mundo. A última participação dos Dragões em Mundiais foi em 1958.O jogo seguiu disputado até o apito final, mas sem alterações no placar. Com o resultado, os dois times somaram um ponto. Gales é o segundo colocado do Grupo B por ter levado menos cartões amarelos do que a seleção americana, que ocupa o terceiro lugar. A Inglaterra é líder, com três pontos, e o Irã, que ainda não pontuou, é o lanterna.Veja os melhores momentos:Please enable JavaScriptplay-rounded-fillLink03:27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 – FIFA/GETTY IMAGENS Estados Unidos e País de Gales empataram por 1 a 1 na tarde desta segunda-feira (21), pela primeira rodada do Grupo B...</text:p>
          </table:table-cell>
          <table:table-cell office:value-type="string" calcext:value-type="string">
            <text:p>web</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Escola-SESI-Da-Assessoria.jpeg?resize=400%2C240&amp;ssl=1</text:p>
          </table:table-cell>
          <table:table-cell office:value-type="string" calcext:value-type="string">
            <text:p>Cotidiano</text:p>
          </table:table-cell>
          <table:table-cell office:value-type="string" calcext:value-type="string">
            <text:p>Escola SESI abre matrículas para Educação Infantil e 1º ano do Fundamental</text:p>
          </table:table-cell>
          <table:table-cell office:value-type="string" calcext:value-type="string">
            <text:p>https://ac24horas.com/2022/11/21/escola-sesi-abre-matriculas-para-educacao-infantil-e-1o-ano-do-fundamental/</text:p>
          </table:table-cell>
          <table:table-cell office:value-type="string" calcext:value-type="string">
            <text:p>Referência em educação inovadora no Acre, o Centro Educacional Marília Sant’Ana – Escola SESI abre nesta terça-feira, 22 de novembro, as matrículas para a Educação Infantil e 1º ano do Ensino Fundamental. Os pais interessados em matricular seus filhos devem ir até à unidade de ensino, localizada na rua Isaura Parente, em Rio Branco.Já as matrículas para estudantes a partir do segundo ano do Ensino Fundamental e Novo Ensino Médio iniciam no próximo dia 28 e também devem ser feitas presencialmente. Ao todo, a Escola SESI tem capacidade de receber mais de mil estudantes para o ano letivo de 2023 desde a Educação Infantil até o 2º ano do Novo Ensino Médio.Recentemente reformada para oferecer melhor estrutura e mais comodidade aos estudantes, a Escola SESI dispõe de um corpo docente extremamente qualificado e tem como um dos diferenciais a parceria com o SENAI para a formação dos alunos do Novo Ensino Médio.De acordo com Maria Regiana Araújo, diretora da instituição, o SESI tem como objetivo contribuir para o desenvolvimento harmonioso da criança e do adolescente, nos seus aspectos físico, socioemocional e cognitivo, desenvolvendo a capacidade de liderança, empreendedorismo, inovação, criatividade e a conquista do conhecimento, numa dimensão interdisciplinar.“Nossa proposta curricular tem um viés inovador e transformador para a educação, com destaque à oferta de componentes curriculares como o ensino da arte, com ênfase às linguagens da música e do teatro, a Educação Tecnológica, por meio da Robótica Educacional, Programa Conecta ZCoding, Projeto F1 in Schools, First Lego League e Empreendedorismo”, acrescenta a diretora.Mais informações sobre as matrículas na Escola SESI podem ser obtidas pelos telefones (68) 3901-4421, 3901-4422, 99971-9223 ou pelo WhatsApp 99971-8923.Assessoria Sistema FIEA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Referência em educação inovadora no Acre, o Centro Educacional Marília Sant’Ana – Escola SESI abre nesta terça-feira, 22 de novembro, as matrículas para a Educação Infantil...</text:p>
          </table:table-cell>
          <table:table-cell office:value-type="string" calcext:value-type="string">
            <text:p>Assessori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aras.jpg?resize=400%2C240&amp;ssl=1</text:p>
          </table:table-cell>
          <table:table-cell office:value-type="string" calcext:value-type="string">
            <text:p>Acre 01</text:p>
          </table:table-cell>
          <table:table-cell office:value-type="string" calcext:value-type="string">
            <text:p>Procurador Augusto Aras pede que Força Nacional desobstrua BR-364, em Rondônia</text:p>
          </table:table-cell>
          <table:table-cell office:value-type="string" calcext:value-type="string">
            <text:p>https://ac24horas.com/2022/11/21/procurador-augusto-aras-pede-que-forca-nacional-desobstrua-br-364-em-rondonia/</text:p>
          </table:table-cell>
          <table:table-cell office:value-type="string" calcext:value-type="string">
            <text:p>O procurador-geral da República, Augusto Aras, confirmou na manhã desta segunda-feira, 21, que deverá solicitar o reforço da equipe de membros da segurança pública para realizar a desobstrução dos trechos bloqueados no estado de Rondônia que faz fronteira com o Acre. A informação foi divulgada pelo portal Rondoniagora.Durante a reunião da Comissão Permanente de Atuação Coordenada para a Prevenção e Resolução de Crises e Conflitos (Cpac), em Brasília, Aras disse que o contingente de trabalho não é suficiente para concluir o serviço. Inclusive, o pedido de apoio da Força Nacional já foi apresentado e atendido pelo ministério. “Em contato há pouco, com o ministro, ele nos informou que vai mandar reforçar imediatamente o contingente em Rondônia”, declarou.Além disso, o procurador oficiará o governador do estado de Mato Grosso, Mauro Mendes, para que, dentro de sua autonomia constitucional, possa requerer o apoio da Força Nacional para o desbloqueio de rodovias que cortam o Estado. No encontro, que durou cerca de duas horas, os integrantes da comissão ouviram relatos de procuradores da República que atuam no caso nos estados do Pará, Paraná e Rondônia e de Mato Grosso, onde os registros de interdições cresceram nos últimos dias, inclusive com episódios de violência.Ainda na manhã desta segunda-feira, o PGR contatou o ministro da Justiça, Anderson Torres, a quem repassou os relatos apresentados pelos procuradores, destacando a situação de Mato Grosso. “O ministro nos assegurou que, mais uma vez, vai oficiar o governador do estado para que solicite apoio da Força Nacional que está disponível para ajudar a desobstruir as rodovias”, pontuou.A avaliação de representantes do Ministério Público Federal é a de que, neste momento, o efetivo das demais forças (Policia Federal, Rodoviária Federal e Militar) não seria suficiente para atender todas as demandas no est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ocurador-geral da República, Augusto Aras, confirmou na manhã desta segunda-feira, 21, que deverá solicitar o reforço da equipe de membros da segurança pública para realizar...</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CERVApretp.jpg?resize=400%2C240&amp;ssl=1</text:p>
          </table:table-cell>
          <table:table-cell office:value-type="string" calcext:value-type="string">
            <text:p>Destaque 4</text:p>
          </table:table-cell>
          <table:table-cell office:value-type="string" calcext:value-type="string">
            <text:p>Com BR-364 bloqueada, Acre pode ficar sem cerveja na estreia do Brasil na Copa</text:p>
          </table:table-cell>
          <table:table-cell office:value-type="string" calcext:value-type="string">
            <text:p>https://ac24horas.com/2022/11/21/com-br-364-bloqueada-acre-pode-ficar-sem-cerveja-na-estreia-do-brasil-na-copa/</text:p>
          </table:table-cell>
          <table:table-cell office:value-type="string" calcext:value-type="string">
            <text:p>Já faz aproximadamente uma semana que empresários donos de bares e restaurantes no estado do Acre estão enfrentando a falta de um dos principais produtos de consumação em seus estabelecimentos: a cerveja. O bloqueio parcial ou total de estradas que ligam o Acre ao restante do país via terrestre tem impedido a chegada de diversas mercadorias, incluindo bebidas alcoólicas.O representante da ABRACRE no estado, o empresário Leôncio Carvalho, informou aoac24horasque desde a semana passada que já não se encontra Skol de 600ml em lugar algum. Dessa forma, é bem possível que falte cerveja nos bares justo na estreia do Brasil na Copa do Mundo 2022, que será nesta quinta-feira, 24 de novembro.“Está faltando e muito. As cervejas da Ambev, que é a empresa principal, por exemplo, estão em falta. Skol 600ml não tem. A situação é complicada”, lamentou Carvalho. Segundo ele, alguns empresários chegaram a afirmar que estão ‘garimpando’ cerveja para poder trabalhar.“O nosso principal fornecedor é a Ambev, são as cervejas que mais vendem, e no Acre está em falta total das cervejas de 600 ml, principalmente Skol e Antártica, que são as que mais saem. Poucos lugares ainda têm Antártica. Já Skol não tem em lugar nenhum”, destaca.O empresário afirma que os empreendedores do estado estão na iminência de não saberem o que fazer para seguir trabalhando. “Os produtos que realmente vendem, nós não temos para vender”.O governo local não pode fazer muita coisa e os empresários estão à mercê da liberação das estradas por parte dos manifestantes que ainda realizam atos de protesto, principalmente em Rondônia, estado vizinho. “Dependemos 100% da mercadoria. Se ela não chega, não temos como trabalhar. Já sabíamos que isso iria acontecer. Hoje estamos trabalhando literalmente com o que tem. O cliente é obrigado a consumir o que tiver, não dá para escolher a marca porque não tem”, declara Leôncio.No Acre os produtos da Ambev monopolizam quase 70% do mercado. A Abrasel no estado buscou respostas da gerência nacional da Ambev, que informou: “não tem previsão de cerveja enquanto não abrir as estradas”.Ambev é uma empresa brasileira fabricante de bebidas, sendo a maior fabricante de cervejas do mundo. Ela controla cerca de 69% do mercado brasileiro de cerveja (Skol, Brahma, Antarctica, Bohemia e Stella Artois) e sendo fabricante de refrigerantes, energéticos, sucos, chás e água.Na tarde desta segunda-feira, 21, a Polícia Rodoviária Federal (PRF) de Rondônia informou que há 8 pontos de interdição de estrada, sendo cinco deles só na BR-36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presários relatam que estão “garimpando” cerveja há dias para poder trabalhar no estado</text:p>
          </table:table-cell>
          <table:table-cell office:value-type="string" calcext:value-type="string">
            <text:p>Thais Faria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gloriaperez-travessia.png?resize=400%2C240&amp;ssl=1</text:p>
          </table:table-cell>
          <table:table-cell office:value-type="string" calcext:value-type="string">
            <text:p>Cotidiano</text:p>
          </table:table-cell>
          <table:table-cell office:value-type="string" calcext:value-type="string">
            <text:p>Autora do Acre, Gloria Perez culpa público por não entender novela “Travessia”</text:p>
          </table:table-cell>
          <table:table-cell office:value-type="string" calcext:value-type="string">
            <text:p>https://ac24horas.com/2022/11/21/autora-do-acre-gloria-perez-culpa-publico-por-nao-entender-novela-travessia/</text:p>
          </table:table-cell>
          <table:table-cell office:value-type="string" calcext:value-type="string">
            <text:p>Diante das reclamações constantes dos espectadores em relação aos furos de Travessia, Gloria Perez decidiu se pronunciar nas redes sociais. Ela, no entanto, não admitiu qualquer erro e culpou o público por não entender a trama –seja por não assistir à novela das nove da Globo com a atenção devida, seja por concentrar seu interesse em apenas um personagem. Para a autora, esse último motivo é o maior responsável pelo fracasso do folhetim.O público teria escolhido personagens para odiar, como Ari (Chay Suede) e Chiara (Jade Picon), e outros para amar obsessivamente, a exemplo de Oto (Romulo Estrela). Com isso, teria fechado os olhos para os outros enredos do folhetim.De fato, parte das críticas dizia respeito ao pouco tempo de tela do hacker, comparado ao excesso de cenas do maranhense. A maioria das opiniões, contudo, ressaltavam a falta de lógica de certos enredos –em especial o de Brisa (Lucy Alves).“Gloria, para o telespectador, não fez sentido começar a novela contando a história da Chiara em vez da de Brisa, que ficou escanteada e com o roteiro cheio de furos durante três semanas. Não faz sentido Oto ser um dos protagonistas e não ter história própria, não ter passado, como o Ari e até Chiara”, declarou uma internauta identificada como Elisa.“O tempo de tela de Guerra [Humberto Martins] e Ari é excessivo porque são dois personagens intragáveis. Sério, não dá! Eles aparecem no começo, no meio e no final de todo capítulo, e é muito chato. O resultado é que, quem não desiste da novela, vê no Globoplay pulando essas partes”, explicou ela.A novelista, então, ignorou parte das críticas e usou o jeito de consumir a trama para justificar as críticas. “E quando a história é toda interligada e a gente vê pulando partes, o que acontece? Não entende nada! Agora entendi você”, ironizou.Guerra, aliás, recebeu um manifesto próprio da autora nas respostas. Contrária à rejeição do personagem, ela fez questão de explicar a obsessão dele por Tonho (Vicente Alvite).“Ele não trocou a filha. O Guerra é um homem que procura controlar tudo. Trouxe o Ari para perto para neutralizar as campanhas contra a construtora. E se apegou ao Tonho de verdade, reconheceu no Tonho a sua infância pobre. É pelo Tonho que ele tentou ajudar a Brisa. Os seres humanos têm sua complexidade”, justificou a novelista.Em outro momento, ela jogou a confusão dos espectadores nas costas de Jade Picon, mesmo que indiretamente. Gloria respondeu o comentário de uma fã que afirmava que a autora apostou todas as fichas em seu “jogador mais caro”, mas a estratégia não deu resultado. A autora, no entanto, culpou os espectadores por estarem tão obcecados por um único núcleo.“Quando a gente assiste à novela olhando só uma personagem, para endeusar ou detonar, fica assim mesmo, como eu vejo muita gente aqui: mais perdido que cego em tiroteio”, resmungou ela.Uma internauta, identificada como Cah, retrucou a escritora: “Eu acho que quem está mais perdida que cego em tiroteio é a autora. Que entrega um enredo que ninguém entende. Sem pé nem cabeça”. Revoltada, Gloria disse que o fã só precisava “ligar o tico e o teco” para entender a novela.Apesar da confusão, a novelista compartilhou alguns elogios e publicou o testemunho de um espectador cadeirante. Ela prometeu fazer mais cenas voltadas à acessibilidade por meio da personagem Juliana (Tabata Contri), advogada de Brisa. Também assegurou que acontecerá uma reviravolta na trama de Guida (Alessandra Negrini) e Moretti (Rodrigo Lombard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iante das reclamações constantes dos espectadores em relação aos furos de Travessia, Gloria Perez decidiu se pronunciar nas redes sociais. Ela, no entanto, não admitiu qualquer...</text:p>
          </table:table-cell>
          <table:table-cell office:value-type="string" calcext:value-type="string">
            <text:p>web</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07/RIO-BRANCO-DE-CIMA-FRIO-2.jpeg?resize=400%2C240&amp;ssl=1</text:p>
          </table:table-cell>
          <table:table-cell office:value-type="string" calcext:value-type="string">
            <text:p>Cotidiano</text:p>
          </table:table-cell>
          <table:table-cell office:value-type="string" calcext:value-type="string">
            <text:p>Nova onda de frio chega no Acre na terça-feira com chuvas e temporais</text:p>
          </table:table-cell>
          <table:table-cell office:value-type="string" calcext:value-type="string">
            <text:p>https://ac24horas.com/2022/11/21/nova-onda-de-frio-chega-no-acre-na-terca-feira-com-chuvas-e-temporais/</text:p>
          </table:table-cell>
          <table:table-cell office:value-type="string" calcext:value-type="string">
            <text:p>A chegada ao Acre de mais uma onda de frio polar e a incursão de fortes pulsos úmidos, vindos do oceano Atlântico, deixarão o tempo extremamente instável, com chuvas intensas e a alta probabilidade de temporais, raios e ventanias, nesta terça-feira, 22.Em algumas áreas do leste e do sul do estado, nas microrregiões de Rio Branco, Brasileia e Sena Madureira, o tempo poderá mudar já a partir da noite desta segunda-feira, 21. A temperatura mínima deve variar entre 19 e 22ºC, e a máxima entre 26 e 29ºC, no outro dia.Já nos municípios próximos a Cruzeiro do Sul e Tarauacá, a mudança inicia a partir da tarde de terça, principalmente durante a noite. Os termômetros irão oscilar com mínimas entre 21 e 24ºC, e a máxima, entre 31 e 34ºC.As informações são do portal O Tempo Aqui, do pesquisador meteorológico Davi Frial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hegada ao Acre de mais uma onda de frio polar e a incursão de fortes pulsos úmidos, vindos do oceano Atlântico, deixarão o tempo extremament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7/TESTE-COVID-2.jpg?resize=400%2C240&amp;ssl=1</text:p>
          </table:table-cell>
          <table:table-cell office:value-type="string" calcext:value-type="string">
            <text:p>Cotidiano</text:p>
          </table:table-cell>
          <table:table-cell office:value-type="string" calcext:value-type="string">
            <text:p>Sem mortos ou internados, Acre soma 7 contaminados pela Covid-19 nesta segunda</text:p>
          </table:table-cell>
          <table:table-cell office:value-type="string" calcext:value-type="string">
            <text:p>https://ac24horas.com/2022/11/21/sem-mortos-ou-internados-acre-soma-7-contaminados-pela-covid-19-nesta-segunda/</text:p>
          </table:table-cell>
          <table:table-cell office:value-type="string" calcext:value-type="string">
            <text:p>A Secretaria de Estado de Saúde do Acre (Sesacre), por meio do Departamento de Vigilância em Saúde (DVS), informa que foram registrados 7 novos casos de coronavírus nesta segunda-feira, 21 de novembro. O número de infectados notificados é de 152.830 em todo o estado. Nenhum óbito foi notificado, fazendo com que o número oficial de mortes por covid-19 permaneça em 2.029 em todo o estado.Até o momento, o Acre registra 359.574 notificações de contaminação pela doença, sendo que 206.736 casos foram descartados e 8 exames de RT-PCR aguardam análise do Laboratório Central de Saúde Pública do Acre (Lacen). Pelo menos 150.173 pessoas já receberam alta médica da doença, e não há registro de pessoas internadas até o fechamento deste boletim.Os dados da vacinação contra a covid-19 no Acre podem ser acessados no Painel de Monitoramento da Vacinação, disponível no endereço eletrônico:http://covid19.ac.gov.br/vacina/inicio. As informações são atualizadas na plataforma do Ministério da Saúde (MS) e estão sujeitas a alterações constantes, em razão das informações inseridas a partir de cada municíp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cretaria de Estado de Saúde do Acre (Sesacre), por meio do Departamento de Vigilância em Saúde (DVS), informa que foram registrados 7 novos casos de...</text:p>
          </table:table-cell>
          <table:table-cell office:value-type="string" calcext:value-type="string">
            <text:p>Thais Faria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1669056857499.jpg?resize=400%2C240&amp;ssl=1</text:p>
          </table:table-cell>
          <table:table-cell office:value-type="string" calcext:value-type="string">
            <text:p>Destaque 4</text:p>
          </table:table-cell>
          <table:table-cell office:value-type="string" calcext:value-type="string">
            <text:p>Alunos de psicologia da Ufac estão parados em bloqueio na BR-364 há quase uma semana</text:p>
          </table:table-cell>
          <table:table-cell office:value-type="string" calcext:value-type="string">
            <text:p>https://ac24horas.com/2022/11/21/alunos-de-psicologia-da-ufac-estao-parados-em-bloqueio-na-br-364-ha-quase-uma-semana/</text:p>
          </table:table-cell>
          <table:table-cell office:value-type="string" calcext:value-type="string">
            <text:p>Pelo menos 41 alunos e 1 professor do curso de Psicologia da Universidade Federal do Acre (UFAC), estão presos nas rodovias federais de Rondônia há quase 1 semana, por causa das manifestações de grupos bolsonaristas contrários a eleição presidencial.Com suprimentos esgotando, sem locais para tomar banho e poucos remédios, os estudantes que retornam de um congresso em São Paulo, para a capital acreana, foram barrados mais uma vez, dessa vez na saída do município de Jaci Paraná.“Em nosso retorno, passando pelo estado de Rondônia fomos surpreendidos com vários bloqueio, fazendo com que ficássemos retidos e impossibilitados de seguir. Nesse período fomos alvos de ofensas, falta de privacidade, olhares e comentários invasivos”, afirma Kássia Geovana, responsável pela comissão que organizou a viagem.Em alguns momentos, os acreanos receberam ajuda da Universidade de Rondônia (UNIR) e passaram 2 dias abrigados em uma instituição federal do Estado, dormindo “em cadeiras, no chão e em cima de mesas”.Segundo Geovana, mesmo com o auxílio que receberam da Secretaria Municipal de Cacoal, que forneceu medicamentos para os integrantes que tem diabetes e hipertensão, e da UFAC, que arrecadou fundos para auxiliar na alimentação e higiene, com mais essa parada, não vai ser suficiente.“É uma situação complicada de todas as formas. A UFAC está fazendo todos os esforços para tirar a gente daqui, o Ministério Público foi acionado, mas não tivemos um retorno enquanto a isso. Estávamos em uma atividade acadêmica e agora há dias nessas estradas. É inadmissível que nada seja feito. Reforçamos o pedido para que as autoridades responsáveis se comprometam com a resolução da situação”, afirmou.Nesta segunda-feira, 21, a Polícia Rodoviária Federal anunciou em comunicado o bloqueio de 8 pontos nas estradas de Rondônia. No último sábado, 19, durante a desobstrução de uma das vias, foi necessário o uso da força, havendo o confronto entre a tropa de choque e manifestantes, mas o local foi fechado novamente horas depois.Veja o vídeo:Please enable JavaScriptplay-rounded-fillLink01:2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elo menos 41 alunos e 1 professor do curso de Psicologia da Universidade Federal do Acre (UFAC), estão presos nas rodovias federais de Rondônia há quas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Paxlovid.jpg?resize=400%2C240&amp;ssl=1</text:p>
          </table:table-cell>
          <table:table-cell office:value-type="string" calcext:value-type="string">
            <text:p>Destaque 6</text:p>
          </table:table-cell>
          <table:table-cell office:value-type="string" calcext:value-type="string">
            <text:p>Anvisa aprova venda de Paxlovid para tratar Covid-19</text:p>
          </table:table-cell>
          <table:table-cell office:value-type="string" calcext:value-type="string">
            <text:p>https://ac24horas.com/2022/11/21/anvisa-aprova-venda-de-paxlovid-para-tratar-covid-19/</text:p>
          </table:table-cell>
          <table:table-cell office:value-type="string" calcext:value-type="string">
            <text:p>A venda do Paxlovid (nirmatrelvir + ritonavir), utilizado no tratamento da Covid-19, para farmácias e hospitais particulares do país foi aprovada, hoje (21), em Brasília, por unanimidade, pela diretoria colegiada da Agência Nacional de Vigilância Sanitária ( Anvisa).A decisão “levou em consideração a venda do medicamento ao mercado privado em outros países com autoridades internacionais de referência, como Estados Unidos e Canadá”, informou a Anvisa, em nota. O texto acrescenta que “a medida também considerou o cenário epidemiológico atual, com a circulação das novas subvariantes da Ômicron e o aumento de casos da doença no país”.A agência autoriza o fornecimento do medicamento para o mercado privado, com a rotulagem e bula em português de Portugal e em espanhol. A agência também aprovou a ampliação da validade do medicamento de 12 meses para 18 meses.A venda em farmácias deve ser feita sob prescrição médica, com dispensa e orientação pelo farmacêutico ao paciente sobre o uso correto do medicamento. A autorização da Anvisa prevê ainda que o fabricante deve manter e priorizar o abastecimento para o programa do Sistema Único de Saúde (SUS).Segundo a diretora relatora, Meiruze Freitas, a venda no mercado privado irá aumentar a facilidade de acesso ao tratamento da Covid-19, visto que o remédio deve ser tomado dentro de cinco dias após o início dos sintomas da doença.“O diagnóstico precoce e o tratamento ambulatorial, quando necessários, são importantes para evitar a progressão da doença para casos graves”, afirmou a diretora. Ela reiterou que o tratamento não substitui a vacinação, que “continua sendo a melhor estratégia para evitar a Covid-19, as hospitalizações e os óbitos”, acrescentou Meiruze.Sobre o remédioO Paxlovid, usado no tratamento da Covid-19, teve seu uso emergencial aprovado no Brasil em 30 de março deste ano. Composto por comprimidos de nirmatrelvir e ritonavir embalados e administrados juntos, o medicamento é indicado para o tratamento da doença em adultos que não requerem oxigênio suplementar e que apresentam risco aumentado de progressão para Covid-19 grave. O medicamento é de uso adulto, com venda sob prescrição médica.Como usarO Paxlovid é composto por comprimidos de nirmatrelvir e ritonavir embalados juntos, que também devem ser administrados juntos. A posologia recomendada é de 300 mg de nirmatrelvir (dois comprimidos de 150 mg) com 100 mg de ritonavir (um comprimido de 100 mg), todos tomados juntos por via oral, duas vezes ao dia, durante cinco dias. O medicamento deve ser administrado, assim que possível, após o resultado positivo do teste diagnóstico para o Sars-CoV-2 e avaliação médica, e no prazo de cinco dias após o início dos sintomas.OrientaçãoO medicamento deve ser dispensado exclusivamente pelo farmacêutico, que deve informar ao usuário que o remédio é de uso individual e exclusivo ao paciente que passou por avaliação médica e que recebeu a prescrição.Portanto, o Paxlovid não deve ser usado por pessoas sem a devida avaliação médica. Cumpre ao farmacêutico também proceder as demais orientações quanto à posologia, ao modo de uso e interações, ou seja, informações quanto ao uso correto do medicamento.RestriçõesSegundo a Anvisa, o Paxlovid não está autorizado para tratamento de pacientes que requerem hospitalização devido a manifestações graves ou críticas da Covid-19. Também não está autorizado para profilaxia pré ou pós-exposição para prevenção da infecção pelo novo coronavírus.  O remédio não está autorizado para uso por mais de cinco dias.Além disso, como não há dados do uso do Paxlovid em mulheres grávidas, recomenda-se que seja evitada a gravidez durante o tratamento com o medicamento e, como medida preventiva, até sete dias após o término do tratamento. O Paxlovid não é recomendado para pacientes com insuficiência renal grave ou com falha renal, uma vez que a dose para essa população ainda não foi estabeleci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venda do Paxlovid (nirmatrelvir + ritonavir), utilizado no tratamento da Covid-19, para farmácias e hospitais particulares do país foi aprovada, hoje (21), em Brasília, por...</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2/DROGA-100.jpg?resize=400%2C240&amp;ssl=1</text:p>
          </table:table-cell>
          <table:table-cell office:value-type="string" calcext:value-type="string">
            <text:p>Na rede</text:p>
          </table:table-cell>
          <table:table-cell office:value-type="string" calcext:value-type="string">
            <text:p>Mais de 600 quilos de drogas foram apreendidas pelas forças de segurança em Cruzeiro do Sul</text:p>
          </table:table-cell>
          <table:table-cell office:value-type="string" calcext:value-type="string">
            <text:p>https://ac24horas.com/2022/11/21/mais-de-600-quilos-de-drogas-foram-apreendidas-pelas-forcas-de-seguranca-em-cruzeiro-do-sul-este-ano/</text:p>
          </table:table-cell>
          <table:table-cell office:value-type="string" calcext:value-type="string">
            <text:p>Por meio de ações das forças de segurança, mais de meia tonelada de maconha, cocaína e derivados, foi apreendida este ano na regional do Vale do Juruá.A informação é do comandante do 6° Batalhão da Polícia Militar do Acre, que inclui Cruzeiro do Sul e os outros 4 municípios do Vale do Juruá, tenente coronel Edvan Rogério.“Foram mais de 600 quilos e isso mostra o quanto as forças policiais e operacionais do Juruá estão trabalhando no combate as drogas. Estamos com operações frequentes nas zonas urbana e rural” , cita.O militar diz que no tráfico, os criminosos estão sempre buscando burlar a fiscalização para o envio de drogas seja via aérea, terrestre, rios e pelos Correios e por isso, a Polícias estão sempre alertas e atuantes. “Nossas Polícias estão sempre atentas e buscando meios para detectar e interceptar esse transporte de drogas”, destacou o comandante.Na última sexta-feira, 18, as Polícias Militar e Civil apreenderam na Rodoviária de Cruzeiro do Sul, pouco mais de 10 quilos de cocaína em uma mala que seria enviada em um ônibus para Rio Branco. O dono da droga não foi identificado e ninguém foi preso. A ação foi da Polícia Civil , por meio da DRACO DENARC e da Polícia Militar através do Grupamento de Operações Especiais da Companhia de Policiamento Especializado do 6° Batalhão. O prejuízo para o mundo do crime foi de R$200.690,00No último dia 10, uma mulher de 20 anos, M. I. S. S, foi presa na BR-364 com 5,35 quilos de cocaína dentro do ônibus que fazia o trajeto entre Cruzeiro do Sul e Rio Branco.A Companhia de Policiamento Especializado da Polícia Militar de Cruzeiro do Sul encontrou a droga com apoio da cadela Tina durante a ação de fiscalização na localidade Acurauau na 364. A cocaína estava na mala da mulher no compartimento de cargas. O prejuízo para o crime foi de R$109.400,0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 meio de ações das forças de segurança, mais de meia tonelada de maconha, cocaína e derivados, foi apreendida este ano na regional do Vale 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WhatsApp-Image-2022-11-21-at-13.43.53.jpeg?resize=400%2C240&amp;ssl=1</text:p>
          </table:table-cell>
          <table:table-cell office:value-type="string" calcext:value-type="string">
            <text:p>Cotidiano</text:p>
          </table:table-cell>
          <table:table-cell office:value-type="string" calcext:value-type="string">
            <text:p>Pedro Longo participa de aula inaugural do curso de formação dos Bombeiros</text:p>
          </table:table-cell>
          <table:table-cell office:value-type="string" calcext:value-type="string">
            <text:p>https://ac24horas.com/2022/11/21/pedro-longo-participa-de-aula-inaugural-do-curso-de-formacao-dos-bombeiros/</text:p>
          </table:table-cell>
          <table:table-cell office:value-type="string" calcext:value-type="string">
            <text:p>Quem foi convidado e marcou presença na aula inaugural do curso de formação de Soldados Bombeiros Militares, nesta segunda-feira (21), foi o deputado e líder do Governo na Assembleia Legislativa do Acre (Aleac), Pedro Longo.O parlamentar, que representou a Aleac no evento, sempre tratou a convocação do grupo como uma de suas pautas principais, reforçando o diálogo com o poder executivo e os órgãos de controle do Estado.Longo também foi autor da Lei que ampliou a idade máxima de 30 para 32 anos, possibilitando uma maior participação no certame.Ao lado do governador Gladson Cameli e das demais autoridades, Longo compôs e dispositivo e falou sobre a satisfação de presenciar o momento.“Feliz por ver tantos jovens realizando o sonho de ingressar em uma carreira tão importante e respeitada. Agradeço pela oportunidade de participar desse momento tão significativo para vocês e para história desse Estado. Também estendo meu agradecimento ao governador Gladson Cameli por reforçar a Segurança Pública e inserir novos combatentes no serviço público”, destacou.“Sucesso a vocês que, muitas vezes, vão colocar suas vidas em risco pelo bem da população. Merecem nosso respeito e nossa admiração”, final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foi convidado e marcou presença na aula inaugural do curso de formação de Soldados Bombeiros Militares, nesta segunda-feira (21), foi o deputado e líder d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7/DINHEIRO_SALARIO2.jpg?resize=400%2C240&amp;ssl=1</text:p>
          </table:table-cell>
          <table:table-cell office:value-type="string" calcext:value-type="string">
            <text:p>Cotidiano</text:p>
          </table:table-cell>
          <table:table-cell office:value-type="string" calcext:value-type="string">
            <text:p>Antecipação: governo paga salário de aposentados no dia 25 e servidores ativos no dia 28</text:p>
          </table:table-cell>
          <table:table-cell office:value-type="string" calcext:value-type="string">
            <text:p>https://ac24horas.com/2022/11/21/antecipacao-governo-paga-salario-de-aposentados-no-dia-25-e-servidores-ativos-no-dia-28/</text:p>
          </table:table-cell>
          <table:table-cell office:value-type="string" calcext:value-type="string">
            <text:p>Por meio das secretarias de Estado de Planejamento e Gestão (Seplag) e da Fazenda (Sefaz), o governo do Acre anunciou a antecipação do pagamento dos salários referentes a novembro de 2022.Na sexta-feira, 25, recebem os aposentados e pensionistas, e na segunda-feira, 28, os servidores públicos ativos.De acordo com o calendário anual de pagamentos, divulgado no dia 11 de janeiro, o pagamento correspondente a novembro só estaria disponível em conta no dia 30.Com o adiantamento, serão contemplados 51.886 servidores ativos e inativos, com proventos que somam montante superior a R$318,8 milhões, que entram em circulação na economia local.A antecipação do pagamento dos servidores tem se tornado uma rotina do governo Gladson Camel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 meio das secretarias de Estado de Planejamento e Gestão (Seplag) e da Fazenda (Sefaz), o governo do Acre anunciou a antecipação do pagamento dos salários...</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PTRESO-SGRESO.jpg?resize=400%2C240&amp;ssl=1</text:p>
          </table:table-cell>
          <table:table-cell office:value-type="string" calcext:value-type="string">
            <text:p>Cotidiano</text:p>
          </table:table-cell>
          <table:table-cell office:value-type="string" calcext:value-type="string">
            <text:p>Acusado de matar dois e espancar ex-mulher em Cruzeiro do Sul é preso em Rio Branco</text:p>
          </table:table-cell>
          <table:table-cell office:value-type="string" calcext:value-type="string">
            <text:p>https://ac24horas.com/2022/11/21/acusado-de-matar-dois-e-espancar-ex-mulher-em-cruzeiro-do-sul-e-preso-em-rio-branco/</text:p>
          </table:table-cell>
          <table:table-cell office:value-type="string" calcext:value-type="string">
            <text:p>Um homem acusado de matar dois e espancar a ex-companheira estava na condição de foragido da justiça, mas acabou preso na manhã desta segunda-feira, 21, na região do bairro do Bosque, em Rio Branco. O acusado já foi encaminhado ao presídio da capital acreana. Francisco Rocha de Lima, de 43 anos, rompeu a tornozeleira eletrônica e desde então estava sendo procurado.De acordo com as informações, Francisco Rocha estava no regime semiaberto pelos crimes de homicídio, porte ilegal de arma e tráfico de drogas, quando invadiu a casa de sua ex-companheira e a espancou com violência. Para não ser preso, danificou a tornozeleira eletrônica e desde então estava na condição de foragido.Um trabalho de investigadores da Delegacia de Homicídio e Proteção à Pessoa (DHPP) descobriu que o suspeito fora visto várias vezes na região do bairro Bosque. Na manhã de hoje, ele caminhava pela Rua Dom Bosco, quando acabou surpreendido e pres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homem acusado de matar dois e espancar a ex-companheira estava na condição de foragido da justiça, mas acabou preso na manhã desta segunda-feira, 21, na...</text:p>
          </table:table-cell>
          <table:table-cell office:value-type="string" calcext:value-type="string">
            <text:p>Antônio Malvadez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WhatsApp-Image-2022-11-21-at-10.35.30.jpeg?resize=400%2C240&amp;ssl=1</text:p>
          </table:table-cell>
          <table:table-cell office:value-type="string" calcext:value-type="string">
            <text:p>Cotidiano</text:p>
          </table:table-cell>
          <table:table-cell office:value-type="string" calcext:value-type="string">
            <text:p>Família pede justiça e investigação na morte de jovem encontrado morto em delegacia</text:p>
          </table:table-cell>
          <table:table-cell office:value-type="string" calcext:value-type="string">
            <text:p>https://ac24horas.com/2022/11/21/familia-pede-justica-e-investigacao-na-morte-de-jovem-encontrado-morto-em-delegacia/</text:p>
          </table:table-cell>
          <table:table-cell office:value-type="string" calcext:value-type="string">
            <text:p>“Meu filho era um homem de bem, um colono que vivia unicamente para o trabalho”. A declaração foi feita pelo aposentado Vander Lúcio da Costa, ao falar a respeito do filho Valber Olímpio da Costa, de 24 anos, que morreu em um dos banheiros da Delegacia de Flagrantes, em Rio Branco, na última sexta-feira, 18, quando esteve preso por algumas horas. O pai afirma que o filho não tinha nenhum envolvimento com o crime e fazia uso de medicamentos controlados.De acordo com as informações, Valter Olímpio teria sido preso por policiais militares depois de desobedecer e resistir a uma ordem de prisão, dando entrada na Delegacia de Flagrantes por volta de 14h. Às 16h foi ouvido pelo delegado de plantão que o liberou depois que o mesmo assinou o Termo Circunstanciado de Ocorrência (TCO), assumindo em comparecer à justiça no dia determinado.Os policiais disseram que ele permaneceu nas proximidades e por volta de 19h retornou à delegacia se queixando de dores, pedindo para ir ao sanitário. Os plantonistas estranharam o fato de o mesmo demorar excessivamente e ao averiguar o que estava ocorrendo, o encontraram caído e desmaiado. Diante da situação, foi solicitada a presença do SAMU, que atestou o óbito do rapaz.De acordo com o pai da vítima, Valber já fez uso de entorpecentes, mas que há tempos estava livre das drogas. Ele morava com a mãe, Francisca Olímpio, na zona rural de Capixaba, a 77 quilômetros de Rio Branco. Na sexta-feira, eles vieram para a capital fazer as compras do mês e pretendiam retornar no dia seguinte. “Ele saiu com a intenção de comprar uma Coca-Cola para o almoço, quando foi preso e não voltou”, comentou um tio.O pai da vítima estranhou uma versão que chegou ao conhecimento da família de que Valber estaria portando uma arma, o que segundo ele não é verdade. “O meu filho nunca usou ou mesmo possuiu uma arma de fogo. E curiosamente esta suposta arma não foi apresentada como prova. Não estamos acusando ninguém, queremos apenas que o fato seja apurado com rigor e que tudo seja devidamente esclarecido de acordo com a lei, e que não haja dúvidas quanto a morte do meu filho”.A morte suspeita de Valber Olímpio da Costa deverá ser apurada na Delegacia de Homicídio e Proteção à Pessoa (DHPP), onde o delegado responsável pela instauração de competente inquérito o laudo de exame cadavérico com a causa da morte. Por enquanto, a causa da morte de Valber é mal súbito, cuja causa é ignora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eu filho era um homem de bem, um colono que vivia unicamente para o trabalho”. A declaração foi feita pelo aposentado Vander Lúcio da Costa, ao...</text:p>
          </table:table-cell>
          <table:table-cell office:value-type="string" calcext:value-type="string">
            <text:p>Antônio Malvadez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jessica-mascote.jpg?resize=400%2C240&amp;ssl=1</text:p>
          </table:table-cell>
          <table:table-cell office:value-type="string" calcext:value-type="string">
            <text:p>Cotidiano</text:p>
          </table:table-cell>
          <table:table-cell office:value-type="string" calcext:value-type="string">
            <text:p>Acreana Jéssica Ingrede desfila com o mascote da seleção brasileira no Catar</text:p>
          </table:table-cell>
          <table:table-cell office:value-type="string" calcext:value-type="string">
            <text:p>https://ac24horas.com/2022/11/21/acreana-jessica-ingrede-desfila-com-o-mascote-da-selecao-brasileira-no-catar/</text:p>
          </table:table-cell>
          <table:table-cell office:value-type="string" calcext:value-type="string">
            <text:p>Em um vídeo publicado nas redes sociais nesta segunda-feira, 21, a blogueira Jéssica Ingrede, que representa o Acre no time de influenciadores da Confederação Brasileira de Futebol (CBF) na Copa do Mundo, desfilou ao lado do mascote, Canarinho Pistola, nas ruas do Catar.A acreana está encarregada de mostrar os bastidores e acontecimentos que ocorrem durante o campeonato mundial, no país do Oriente Médio e se divertiu ao lado do personagem.“Tem um convidado especial nesse passeio, o Canarinho está aqui com a gente para dar uma volta na cidade”, disse.Mesmo sendo um dos mais populares e querido pelo povo brasileiro, por chamar atenção pelo seu semblante nervoso, o mascote foi barrado e não poderá participar dos jogos, por uma decisão da FIFA.Veja o vídeo:View this post on InstagramA post shared by Jéssica Ingrede (@jessicaingre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um vídeo publicado nas redes sociais nesta segunda-feira, 21, a blogueira Jéssica Ingrede, que representa o Acre no time de influenciadores da Confederação Brasileira d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10/empresa-1.jpg?resize=400%2C240&amp;ssl=1</text:p>
          </table:table-cell>
          <table:table-cell office:value-type="string" calcext:value-type="string">
            <text:p>Cotidiano</text:p>
          </table:table-cell>
          <table:table-cell office:value-type="string" calcext:value-type="string">
            <text:p>Rio Branco pula de 24ª para 1ª colocada na agilidade em abertura de novas empresas</text:p>
          </table:table-cell>
          <table:table-cell office:value-type="string" calcext:value-type="string">
            <text:p>https://ac24horas.com/2022/11/21/rio-branco-pula-de-24a-para-1a-colocada-na-agilidade-em-abertura-de-novas-empresas/</text:p>
          </table:table-cell>
          <table:table-cell office:value-type="string" calcext:value-type="string">
            <text:p>Por meio do Índice de Gestão Municipal realizado pelo Instituto Áquila este ano, Rio Branco passou de 24º lugar no quesito agilidade em abertura de novas empresas, para a primeira posição, ao lado de Aracajú. De acordo com a secretaria municipal de Finanças (Sefin), desde 2018, quando o município passou a usar a “RedeSim”, portal estadual, gerenciado pela Junta Comercial que agiliza o processo de abertura de empresas, 15.754 novos empreendimentos foram liberados pelo município.O prefeito Tião Bocalom disse que se sente feliz, pois a equipe está modernizando a prefeitura da Capital. “Somos as duas capitais brasileiras que estão em primeiro lugar em abertura de empresas. Em menos de dois anos a nossa equipe conseguiu realizar isso, então é um orgulho para nós em Rio Branco e um orgulho para nossa gestão.”De acordo com a chefe do cadastro fiscal de contribuintes da Sefin, Monique Morais, eles fazem a integração e o processo é feito todo de forma digital. “Não tem mais processo físico e o que antes demorava meses para finalizar, agora pela RedeSim é possível liberar o alvará de forma eletrônica em questão de horas ou até minutos, dependendo do risco.”O secretário municipal de finanças e infraestrutura e mobilidade urbana (Seinfra) ressaltou que o avanço se deve ao empenho da equipe. “A dedicação de toda a equipe, que dentro da “RedeSim”, buscou informações, fez as configurações necessárias e hoje estamos equiparados a Aracaju na abertura de empresas. A prefeitura hoje avançou demais no que se refere à abertura de empresas, de médio porte, microempresas, e para o “MEI”, a abertura é mais rápida ainda, em cinco minutos está aberta.”FONTE: Assecom/Prefeitura de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s últimos 4 anos, foram 15.754 novos empreendimentos liberados pela capital acreana</text:p>
          </table:table-cell>
          <table:table-cell office:value-type="string" calcext:value-type="string">
            <text:p>Thais Faria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3/mascara-covid-960x540-1.jpg?resize=400%2C240&amp;ssl=1</text:p>
          </table:table-cell>
          <table:table-cell office:value-type="string" calcext:value-type="string">
            <text:p>Cotidiano</text:p>
          </table:table-cell>
          <table:table-cell office:value-type="string" calcext:value-type="string">
            <text:p>Sesacre elabora plano de ação e recomenda uso de máscaras em ambientes hospitalares</text:p>
          </table:table-cell>
          <table:table-cell office:value-type="string" calcext:value-type="string">
            <text:p>https://ac24horas.com/2022/11/21/sesacre-elabora-plano-de-acao-e-recomenda-uso-de-mascaras-em-ambientes-hospitalares/</text:p>
          </table:table-cell>
          <table:table-cell office:value-type="string" calcext:value-type="string">
            <text:p>Reunião realizada na última sexta-feira (18) para discutir o plano de ação contra o crescimento de caso de Covid-19. Participaram do encontro, técnicos, chefes de departamento, diretores e gestores das unidades hospitalares regionais.De acordo com a secretária de Saúde, Paula Mariano, o papel do Estado é monitorar a ação do vírus, além de elaborar estratégias para conter os efeitos da doença. O uso de máscaras faciais em ambientes hospitalares, a ampliação da testagem e a cobertura vacinal foram uns dos principais assuntos em pauta.“Esse aumento nos deixa em alerta e nosso objetivo aqui é antecipar cenários, nos preparar com que temos. O que não temos, corremos atrás, mas não deixaremos a população desassistida. Desde o início tivemos esse compromisso e não vamos falhar agora”, destacou.De acordo com a chefe do Centro de Informação Estratégica e Vigilância em Saúde, Débora dos Santos, as recomendações iniciais são de que a população tome medidas de proteção, como a utilização da máscara facial dentro dos ambientes hospitalares, por exemplo.“De início vamos reforçar o uso da máscara nos hospitais, por parte dos usuários e dos profissionais de saúde. A pessoa que tiver com sintomas respiratórios, deve procurar a unidade de saúde mais próxima para a realização do teste. Nós vamos pedir que essas pessoas que tiveram o teste positivo que façam o RT-PCR, para que possamos identificar qual a variante que está circulando no estado”, informou.O Centro de Operações em Emergência de Saúde (COE) e a Rede de Urgência e Emergência (RUE) coordenarão o plano de ação junto às unidades de saúde do Estado. Nele estão contidas as metas de organização dos pontos de atenção, para o possível aumento de casos que necessitem de hospitalização.“Todos os gestores vão preparar em suas unidades leitos de isolamento e as tecnologias necessárias para atender os pacientes, como monitores cardíacos, ventilador mecânico, oxigênio e insumos. Já vão deixar a unidade preparada para receber esses pacientes se for preciso”, disse o coordenador do COE e da RUE, Edvan Ferreira.Vacina disponívelO plano de ação enfatiza ainda a ampliação da testagem para a covid-19 e o reforço nas ações de vacinação. O Acre ainda não atingiu a cobertura vacinal de 90% da população, com idades entre 3 e 120 anos, aptos a se vacinar. Dados do Programa Nacional de Imunização do Acre (PNI) revelam que mais de 145 mil acreanos não tomaram a primeira dose do imunizante.“As vacinas continuam à disposição da população nas unidades básicas de saúde. As pessoas precisam se conscientizar sobre a importância da vacinação e procurarem se vacinar”, frisou Renata Quiles, coordenadora do PNI no Acre.Com informações da Agência de Notícias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Reunião realizada na última sexta-feira (18) para discutir o plano de ação contra o crescimento de caso de Covid-19. Participaram do encontro, técnicos, chefes de departament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05/MPAC1.jpg?resize=400%2C240&amp;ssl=1</text:p>
          </table:table-cell>
          <table:table-cell office:value-type="string" calcext:value-type="string">
            <text:p>Cotidiano</text:p>
          </table:table-cell>
          <table:table-cell office:value-type="string" calcext:value-type="string">
            <text:p>MPAC muda horário de expediente em dias de jogos do Brasil na Copa do Mundo</text:p>
          </table:table-cell>
          <table:table-cell office:value-type="string" calcext:value-type="string">
            <text:p>https://ac24horas.com/2022/11/21/mpac-muda-horario-de-expediente-em-dias-de-jogos-do-brasil-na-copa-do-mundo/</text:p>
          </table:table-cell>
          <table:table-cell office:value-type="string" calcext:value-type="string">
            <text:p>O Ministério Público do Estado do Acre (MPAC) expediu, nesta segunda-feira, 21, a Portaria PGJ nº 1305/2022, que estabelece a alteração no horário de expediente de todas as unidades ministeriais do estado, em dias de jogos do Brasil na Copa do Mundo.Nos dias 24 de novembro e 02 de dezembro, dias de jogos da Seleção Brasileira, o expediente iniciará mais cedo, a partir das 7h e será encerrado às 13h. Na segunda-feira, 28 de novembro, foi estabelecido ponto facultativo.A portaria destaca que os atendimentos após o horário de expediente serão realizados em regime de plantão.A alteração no horário de expediente leva em consideração o maior evento global futebolístico, que ocorrerá no período de 20 de novembro a 18 dezembro de 2022, e apresenta relevada importância ao povo brasileiro.A decisão considera, ainda, a portaria n°2624/222 expedida pelo Tribunal de Justiça do Acre (TJAC), referente aos horários de atendimento nos dias de jogos da Seleção Brasileira.Agência de Notícias do MPA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Público do Estado do Acre (MPAC) expediu, nesta segunda-feira, 21, a Portaria PGJ nº 1305/2022, que estabelece a alteração no horário de expediente 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GLADSON_2B.jpg?resize=400%2C240&amp;ssl=1</text:p>
          </table:table-cell>
          <table:table-cell office:value-type="string" calcext:value-type="string">
            <text:p>Acre</text:p>
          </table:table-cell>
          <table:table-cell office:value-type="string" calcext:value-type="string">
            <text:p>Lula garante a Gladson continuidade em projetos de Bolsonaro</text:p>
          </table:table-cell>
          <table:table-cell office:value-type="string" calcext:value-type="string">
            <text:p>https://ac24horas.com/2022/11/21/lula-garante-a-gladson-continuidade-em-projetos-firmados-no-governo-bolsonaro/</text:p>
          </table:table-cell>
          <table:table-cell office:value-type="string" calcext:value-type="string">
            <text:p>O governador Gladson Cameli (Progressistas), revelou nesta segunda-feira, 21, detalhes do encontro com o presidente eleito, Luiz Inácio Lula da Silva (PT), no Egito, na última semana durante a COP-27. Segundo ele, o petista assegurou o projeto para a construção de 18 mil casas habitacionais no Estado do Acre, promessa então feita pelo presidente da República, Jair Bolsonaro (PL).Além disso, Cameli destacou que além da construção de casas habitacionais, Lula se comprometeu com os demais projetos já em andamento que vêm sendo feitos pelo atual governo federal, como a Orla do 15 e Anel Viário de Brasileia e Epitaciolândia. “Vamos dar andamento ao projeto que ele [Lula] se comprometeu a fazer conosco. Eu não o apoiei, mas assim como sou governador de todos, ele é presidente de todos”, declarou.O chefe do executivo acreano disse ainda que Lula precisa do apoio dos demais governadores do país em prol da resolutividade às demandas da população. “Nós não temos que criar mais problemas, temos que dar resposta”,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revelou nesta segunda-feira, 21, detalhes do encontro com o presidente eleito, Luiz Inácio Lula da Silva (PT), no Egito, na últim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09/POSTO-GASOLINA-SERGIO-VALE-5.jpeg?resize=400%2C240&amp;ssl=1</text:p>
          </table:table-cell>
          <table:table-cell office:value-type="string" calcext:value-type="string">
            <text:p>Acre</text:p>
          </table:table-cell>
          <table:table-cell office:value-type="string" calcext:value-type="string">
            <text:p>Alimentos e combustíveis podem faltar no Acre a partir de quarta-feira</text:p>
          </table:table-cell>
          <table:table-cell office:value-type="string" calcext:value-type="string">
            <text:p>https://ac24horas.com/2022/11/21/alimentos-e-combustiveis-podem-faltar-no-acre-a-partir-de-quarta-feira/</text:p>
          </table:table-cell>
          <table:table-cell office:value-type="string" calcext:value-type="string">
            <text:p>Os atos antidemocráticos que seguem bloqueando a BR-364 em Rondônia já podem afetar o abastecimento no Acre a partir do meio desta semana, segundo informações da Associação Acreana de Supermercados (ASAS) e do Sindicato do Comércio de Derivados de Petróleo do Estado do Acre (Sindepac).O presidente da ASAS, empresário Adem Araújo, afirmou aoac24horasque os supermercados acreanos já poderão ter falta de produtos hortifrutigranjeiros a partir da próxima quarta-feira (23), limite para a margem estimada por ele para a duração dos estoques nos estabelecimentos.Com relação a outros produtos alimentícios, como os não perecíveis, Adem estima um limite para a duração dos estoques de cerca de 10 dias. Contudo, a situação, segundo ele, preocupa de imediato, pois o estado não possui alternativas de rotas terrestres e não tem produção própria que minimize a situação.“O nosso estado é o mais prejudicado com os bloqueios, pois somos quase que totalmente dependentes do que vem de fora e não há alternativas para que os produtos cheguem até aqui que n]ao seja a estrada. Nós seguimos acompanhando e torcendo para que a situação se resolva logo”, disse.Já o presidente do Sindepac, Delano Lima, disse que ainda não há, segundo as informações que o sindicato possui, postos registrando falta de combustíveis nesta segunda-feira (21). Segundo ele, não é fácil estimar a duração dos estoques no estado, mas acredita que ainda nesta semana falta o produto caso os bloqueios persistam.“É difícil a gente prever, pois cada posto tem uma capacidade diferente de armazenamento. Via sindicato, ainda não temos notícia de falta de combustíveis nesta segunda-feira, mas é certo que no decorrer da semana comece a faltar caso a situação dos bloqueios da BR entre Porto Velho e Rio Branco continue”, afirmou.De acordo com a Polícia Rodoviária Federal (PRF/RO) há 7 bloqueios na BR-364 naquele estado. Há registros de violência por parte dos manifestantes e até saques a carretas que transportam alimentos. Pelo menos um veículo de transporte de produtos foi incendiado por manifestantes. Oito pessoas foram presas.Os bloqueios que afetam a chegada de combustíveis ao Acre são os que ocorrem entre Porto Velho e Rio Branco, uma vez que a capital rondoniense possui bases de distribuição que são abastecidas por via fluvial. Segundo a PRF, há bloqueio nesse trecho em Extrema e Nova Califórn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atos antidemocráticos que seguem bloqueando a BR-364 em Rondônia já podem afetar o abastecimento no Acre a partir do meio desta semana, segundo informações d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316275725_6646045145411276_4879727762789978803_n.jpg?resize=400%2C240&amp;ssl=1</text:p>
          </table:table-cell>
          <table:table-cell office:value-type="string" calcext:value-type="string">
            <text:p>Destaque 6</text:p>
          </table:table-cell>
          <table:table-cell office:value-type="string" calcext:value-type="string">
            <text:p>Copa do Mundo: Holanda sofre e consegue bater Senegal por 2 a 0</text:p>
          </table:table-cell>
          <table:table-cell office:value-type="string" calcext:value-type="string">
            <text:p>https://ac24horas.com/2022/11/21/copa-do-mundo-holanda-sofre-e-consegue-bater-senegal-por-2-a-0/</text:p>
          </table:table-cell>
          <table:table-cell office:value-type="string" calcext:value-type="string">
            <text:p>A Holanda venceu Senegal por 2 a 0 nesta segunda-feira (21), no estádio Al Tamama, pela 1ª rodada do Grupo A da Copa do Mundo. Com muito sofrimento, a equipe comandada por Louis Van Gaal contou com gols de cabeça do atacante Gakpo e Klaassen, no segundo tempo segundo tempo. O duelo contou com atuação melhor da seleção senegalesa.Com o resultado, a Holanda está empatada com Equador no Grupo A da Copa do Mundo. Na próxima sexta-feira (25), a Holanda encara a seleção equatoriana, enquanto Senegal tem o anfitrião Catar pela frente.O jogoOs primeiros minutos foram de jogo franco entre europeus e africanos. De um lado, a Holanda chegou com tabela rápida, em lance afastado pelos senegaleses; do outro, Senegal foi perigoso em jogada individual de Ismaïla Sarr, que partiu para cima da defesa adversária e bateu para fora. No mais, o primeiro tempo teve a equipe de Aliou Cissé melhor, enquanto a Laranja Mecânica teve bastante dificuldade para criar.No segundo tempo, Senegal aumentou a carga no campo de ataque. Aos 23, a equipe africana teve uma primeira oportunidade com Dia, que bateu sem tanta força para a defesa de Noppert. Pouco depois, Gana Gueye soltou uma bomba da entrada da área e forçou uma grande defesa do arqueiro holandês.Aos 38 minutos, Gakpo aproveitou cruzamento de De Jong e, de cabeça, marcou o único gol do duelo. Na sequência, Noppert ainda teve que fazer outra grande defesa, desta vez em chute de Papa Gueye. No último minuto, Klaassen aproveitou rebote de Mendy e deu número finais ao duelo: 2 a 0 para a Holanda.Please enable JavaScriptplay-rounded-fillLink04:0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Holanda venceu Senegal por 2 a 0 nesta segunda-feira (21), no estádio Al Tamama, pela 1ª rodada do Grupo A da Copa do Mundo. Com...</text:p>
          </table:table-cell>
          <table:table-cell office:value-type="string" calcext:value-type="string">
            <text:p>web</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TROC.jpg?resize=400%2C240&amp;ssl=1</text:p>
          </table:table-cell>
          <table:table-cell office:value-type="string" calcext:value-type="string">
            <text:p>Acre</text:p>
          </table:table-cell>
          <table:table-cell office:value-type="string" calcext:value-type="string">
            <text:p>Prefeitura assina Termo para suprir demanda de junta médica</text:p>
          </table:table-cell>
          <table:table-cell office:value-type="string" calcext:value-type="string">
            <text:p>https://ac24horas.com/2022/11/21/prefeitura-assina-termo-para-suprir-demanda-de-junta-medica/</text:p>
          </table:table-cell>
          <table:table-cell office:value-type="string" calcext:value-type="string">
            <text:p>A Prefeitura de Rio Branco, por meio da Superintendência Municipal de Transporte e Trânsito (RBTrans) e a Secretaria Municipal de Gestão Administrativa (SMGA), assinou um Termo de Cooperação Técnica, na manhã desta segunda-feira (21), para que junta médica do Município passe a realizar as perícias médicas necessárias para a concessão do benefício da gratuidade no transporte público coletivo de Rio Branco.De acordo com o secretário municipal da SMGA, Jonathan Santiago, o convênio entre secretaria e superintendência, visa levar mais dignidade às pessoas com deficiência e cadeirantes, que possuam laudo e estão no aguardo da gratuidade do serviço.“A ideia neste primeiro momento é finalizar a demanda reprimida, que são de 110 pessoas em espera. Posteriormente, seguirá a rotina, pela manhã durante quatro horas, que vai contemplar em torno de vinte pessoas por dia”, explicou.O superintendente da RBTrans, Benício Dias, explicou que os usuários que foram em busca da gratuidade do serviço não estavam totalmente desassistidos, mas que através da parceria, agora, será possível conceder as carteiras permanentes.“Vale a pena frisar que os cadeirantes já tinham direito a essa gratuidade, mesmo sem a RBTrans estar preparada com a junta médica, estamos fornecendo uma carteira de gratuidade provisória de até 90 dias, até conseguirmos fazer esse convênio com a SMGA”, disse.O prefeito Tião Bocalom, agradeceu pela gestão sempre estar compromissada com a população rio-branquense.“Isso é muito importante, pois é mais uma prova de que a nossa gestão está comprometida com aqueles que mais precisam”, enfatizou.Estiveram presentes na assinatura, o secretário municipal da Casa Civil (SMCC), Valtim José, além dos assessores especiais Helder Paiva (Articulação) e Dr. Jorge Bezerra (Assuntos Jurídic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feitura de Rio Branco, por meio da Superintendência Municipal de Transporte e Trânsito (RBTrans) e a Secretaria Municipal de Gestão Administrativa (SMGA), assinou um Termo...</text:p>
          </table:table-cell>
          <table:table-cell office:value-type="string" calcext:value-type="string">
            <text:p>Assessori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WhatsApp-Image-2022-11-21-at-11.38.27.jpeg?resize=400%2C240&amp;ssl=1</text:p>
          </table:table-cell>
          <table:table-cell office:value-type="string" calcext:value-type="string">
            <text:p>Acre</text:p>
          </table:table-cell>
          <table:table-cell office:value-type="string" calcext:value-type="string">
            <text:p>Governo realiza aula inaugural de 249 alunos soldados do bombeiro</text:p>
          </table:table-cell>
          <table:table-cell office:value-type="string" calcext:value-type="string">
            <text:p>https://ac24horas.com/2022/11/21/governo-realiza-aula-inaugural-de-249-novos-alunos-soldados-do-corpo-de-bombeiros/</text:p>
          </table:table-cell>
          <table:table-cell office:value-type="string" calcext:value-type="string">
            <text:p>O governador Gladson Cameli (Progressistas), prestigiou na manhã desta segunda-feira, 21, no auditório do Centro Universitário Uninorte, a solenidade da aula inaugural do curso de 249 alunos soldados do Corpo de Bombeiros do Estado do Acre. A duração do curso será de 6 meses.Em seu pronunciamento, o chefe do executivo parabenizou o trabalho dos deputados da Assembleia Legislativa que ajudaram na realização de sonhos aos jovens militares. “Vamos colocar um estado transparente, colocar os controles internos nos órgãos públicos para lapidar o nosso estado. Quanto a vocês, já terão uma responsabilidade muito grande e sempre lembre desse diamante que é o Acre”, disse.Cameli disse ainda que, em breve, mandará soltar novos concursos públicos. “Temos mais concursos vindo por aí, como a Polícia Penal”.O secretário de planejamento e gestão, Ricardo Brandão, parabenizou a presença dos alunos soldados e familiares presentes no ato solene. Para o militar, a responsabilidade será grande na missão da instituição. “Será dada muita cobrança e responsabilidade também. Vocês não estão ingressando em emprego público, mas em uma missão. Todos após o curso, serão seres humanos diferenciados. Vocês colocarão suas vidas em risco em prol de outras vidas”, comentou.Já o Comandante do Corpo de Bombeiros, coronel Charles Santos, fez um resgate histórico que levou ao tão sonhado chamamento público dos novos militares. Segundo ele, o governador Gladson Cameli teve um papel de fundamental importância no processo. “Muito obrigado ao governo e boa sorte a todos”, disse.O comandante destacou ainda que a há nove anos não havia concurso público e que o fato estava desgastando a corporação. “Os novos combatentes vão ajudar nos serviços essenciais à sociedade que estavam em risco”, ressaltou.Durante a solenidade, foi entregue 9 quadriciclos para atividades do Corpo de Bombeiros. O investimento foi de mais de R$ 400 m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prestigiou na manhã desta segunda-feira, 21, no auditório do Centro Universitário Uninorte, a solenidade da aula inaugural do curso de 249...</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PRF_BALA.jpg?resize=400%2C240&amp;ssl=1</text:p>
          </table:table-cell>
          <table:table-cell office:value-type="string" calcext:value-type="string">
            <text:p>Acre</text:p>
          </table:table-cell>
          <table:table-cell office:value-type="string" calcext:value-type="string">
            <text:p>Bloqueios em rodovias de Rondônia passam para 8, informa PRF</text:p>
          </table:table-cell>
          <table:table-cell office:value-type="string" calcext:value-type="string">
            <text:p>https://ac24horas.com/2022/11/21/bloqueios-em-rodovias-federais-de-rondonia-passam-para-8-informa-policia-rodoviaria-federal/</text:p>
          </table:table-cell>
          <table:table-cell office:value-type="string" calcext:value-type="string">
            <text:p>A Polícia Rodoviária Federal anunciou, em nova atualização, o aumento nos pontos de bloqueios por manifestantes nas rodovias de Rondônia, nesta segunda-feira, 21. A maioria na BR-364, que liga o Acre ao resto do Brasil.Além da continuação dos outros 7, que se mantém em Candeias do Jamari, Distrito de Nova Califórnia, Distrito de Extrema, Colorado do Oeste, Cerejeiras e Nova Mamoré, um novo foi aberto em Distrito de Vista Alegre do Abunã.Desde a última sexta-feira, 18, manifestantes contrários as eleições presidências voltaram a obstruir as vias, impedindo a passagem de veículos.Na manhã de sábado, 19, a equipe de segurança pública juntamente com a PRF realizou o trabalho de desobstrução por meio da força, havendo inclusive, confronto entre a tropa de choque e manifestan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Rodoviária Federal anunciou, em nova atualização, o aumento nos pontos de bloqueios por manifestantes nas rodovias de Rondônia, nesta segunda-feira, 21. A maioria n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BOCALOM_MORAES.jpg?resize=400%2C240&amp;ssl=1</text:p>
          </table:table-cell>
          <table:table-cell office:value-type="string" calcext:value-type="string">
            <text:p>Cotidiano</text:p>
          </table:table-cell>
          <table:table-cell office:value-type="string" calcext:value-type="string">
            <text:p>MPF/AC emite nota de repúdio contra falas antidemocráticas de Tião Bocalom</text:p>
          </table:table-cell>
          <table:table-cell office:value-type="string" calcext:value-type="string">
            <text:p>https://ac24horas.com/2022/11/21/mpf-ac-emite-nota-de-repudio-contra-falas-antidemocraticas-de-tiao-bocalom/</text:p>
          </table:table-cell>
          <table:table-cell office:value-type="string" calcext:value-type="string">
            <text:p>Por meio da Procuradoria Regional dos Direitos do Cidadão (PRDC), o Ministério Público Federal (MPF) no Acre manifestou repúdio contra as manifestações recentes do prefeito de Rio Branco, Tião Bocalom (PP), durante participação em um podcast local, quando, segundo o órgão, “defendeu e normalizou a ditadura militar implantada no Brasil em 1964 e os atos antidemocráticos realizados após o resultado da eleição de 2022”.“Elogios ao regime de exceção instalado no País por meio do golpe militar de 1964 violam a noção republicana e o sistema de direitos humanos implementado pela Constituição Federal, porque na ditadura foram empregadas práticas de tortura e execuções de pessoas, o que, inclusive levou o Brasil a ser responsabilizado por esses crimes perante a Corte Interamericana de Direitos Humanos”, diz um trecho da nota.Assinada pelo procurador regional dos Direitos do Cidadão no Acre, Lucas Costa Almeida Dias, a nota diz que o MPF reitera o compromisso com a proteção dos direitos humanos e continuará envidando todos os esforços perante os órgãos de investigação para que crimes de violação aos direitos fundamentais cometidos durante a ditadura militar no Acre sejam devidamente responsabilizados, notadamente pelo seu caráter de imprescritibilidade.Na entrevista, Bocalom disse que é a favor de atos antidemocráticos em frente a quartéis, que pedem intervenção militar e, sem apresentar provas, afirmou que houve fraude nas eleições presidenciais que deram vitória a Luiz Inácio Lula da Silva nos dois turnos do pleito.“Eu sou a favor de deixar que as pessoas se manifestem, não estão quebrando nada, não estão fazendo nada de errado. Qual o problema?”, disse sobre as manifestações.Sobre a dúvida relacionada às eleições, afirmou: “Infelizmente, perdeu ou foi roubado, não sei. Eu acredito sim. Eu acredito, porque como matemático que sou e trabalho com estatística, quando você pega aqueles números daquela auditoria que aquele argentino fez e mostra tem realmente um comportamento diferente nas urnas.”A seguir, a íntegra da nota do MPF/AC:Nota de RepúdioO Ministério Público Federal (MPF), por meio da Procuradoria Regional dos Direitos do Cidadão (PRDC), manifesta veemente repúdio à fala do prefeito de Rio Branco, Sebastião Bocalom, que, na última sexta-feira (18), defendeu e normalizou a ditadura militar implantada no Brasil em 1964 e os atos antidemocráticos realizados após o resultado da eleição de 2022.Elogios ao regime de exceção instalado no País por meio do golpe militar de 1964 violam a noção republicana e o sistema de direitos humanos implementado pela Constituição Federal, porque na ditadura foram empregadas práticas de tortura e execuções de pessoas, o que, inclusive levou o Brasil a ser responsabilizado por esses crimes perante a Corte Interamericana de Direitos Humanos.Diante desse quadro, o MPF reitera o compromisso com a proteção dos direitos humanos e continuará envidando todos os esforços perante os órgãos de investigação para que crimes de violação aos direitos fundamentais cometidos durante a ditadura militar no Acre sejam devidamente responsabilizados, notadamente pelo seu caráter de imprescritibilidade.Lucas Costa Almeida DiasProcurador Regional dos Direitos do Cidadão –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 meio da Procuradoria Regional dos Direitos do Cidadão (PRDC), o Ministério Público Federal (MPF) no Acre manifestou repúdio contra as manifestações recentes do prefeito 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CEBOLAA.jpg?resize=400%2C240&amp;ssl=1</text:p>
          </table:table-cell>
          <table:table-cell office:value-type="string" calcext:value-type="string">
            <text:p>Acre</text:p>
          </table:table-cell>
          <table:table-cell office:value-type="string" calcext:value-type="string">
            <text:p>Preço da cebola sobe 25% e assusta consumidores de Rio Branco</text:p>
          </table:table-cell>
          <table:table-cell office:value-type="string" calcext:value-type="string">
            <text:p>https://ac24horas.com/2022/11/21/preco-da-cebola-sobe-25-e-assusta-consumidores-de-rio-branco/</text:p>
          </table:table-cell>
          <table:table-cell office:value-type="string" calcext:value-type="string">
            <text:p>O preço da cebola de cabeça está assustando os consumidores de Rio Branco. Um cliente foi ao mercado e viu o preço do produto -R$9,99 por quilo -, e postou em rede social: “Vim ao supermercado comprar umas verduras e para a minha surpresa fiquei com o queixo caído”, disse o consumidor Frank Lopes ao citar o valor.Uma busca de preços no aplicativo Menor Preço Brasil, utilizado pelo Governo do Acre para subsidiar a cotação de produtos da cesta básica em Rio Branco, mostra que o buraco é ainda mais embaixo: em um mercado do Ramal Bom Jesus, por exemplo, o quilo da cebola está R$14,01. Esse ramal é uma das comunidades da Vila Acre.Não muito longe dali, no Ramal da Garapeira, o mercado local disponibiliza a cebola a R$11,49/kg.Além do APP do Ministério da Economia, a Companhia Nacional de Abastecimento (Conab) e outras pesquisas corroboram tendência de alta no preço da cebola. “Em outubro, o movimento preponderante para a alface, batata, cebola e tomate foi de alta nos preços, principalmente para a batata e cebola”, informa o Boletim Hortifrutigranjeiro divulgado nesta segunda-feira (21) pela Conab. O preço de atacado em outubro subiu 25% em relação a setembro.Esse levantamento leva em conta os preços praticados nas Centrais de Abastecimento (Ceasas) de todo o País.“Na análise mensal os preços continuam em alta, decorrentes em parte pela redução de 6% na oferta nacional em relação a setembro, com destaque para a mineira, pernambucana e paulista. A disponibilidade internacional de cebola nesta época não permite realizar importações que possam cobrir a demanda no mercado. Nesta época as chuvas constantes e intensas nas áreas produtoras prejudicam a colheita”, informa o boletim da Conab.Segundo a companhia, em outubro de 2022 foram comercializadas 125,2 toneladas de cebola na Ceasa de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ço da cebola de cabeça está assustando os consumidores de Rio Branco. Um cliente foi ao mercado e viu o preço do produto -R$9,99 por...</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6/enem-2022-1.png?resize=400%2C240&amp;ssl=1</text:p>
          </table:table-cell>
          <table:table-cell office:value-type="string" calcext:value-type="string">
            <text:p>Cotidiano</text:p>
          </table:table-cell>
          <table:table-cell office:value-type="string" calcext:value-type="string">
            <text:p>Resultados do Enem serão divulgados dia 13 de fevereiro, informa INEP</text:p>
          </table:table-cell>
          <table:table-cell office:value-type="string" calcext:value-type="string">
            <text:p>https://ac24horas.com/2022/11/21/resultados-do-enem-serao-divulgados-dia-13-de-fevereiro-informa-inep/</text:p>
          </table:table-cell>
          <table:table-cell office:value-type="string" calcext:value-type="string">
            <text:p>Os resultados do Exame Nacional do Ensino Médio (Enem) serão divulgados no dia 13 de fevereiro de 2023. Já os gabaritos das provas objetivas serão disponibilizados às 18h desta quarta-feira (23). O cronograma foi divulgado hoje (21) pelo Instituto Nacional de Estudos e Pesquisas Educacionais Anísio Teixeira (Inep). O Enem foi aplicado nos domingos dias 13 e 20 de novembro em mais de 1,7 mil municípios para cerca de 2,5 milhões de estudantes.Os gabaritos poderão ser acessados no portal do Inep. Já os resultados finais, na Página do Participante.Mesmo com os gabaritos das provas em mãos, ainda não será possível saber qual foi a nota da prova. Isso porque o Enem utiliza como método de correção a teoria de resposta ao item (TRI). As notas variam de acordo com os acertos e erros dos estudantes em cada prova.O espelho da redação, com os detalhes das correções dessas provas serão divulgados apenas em abril, junto com as notas dos participantes treineiros, ou seja, daqueles que ainda não concluíram o ensino médio e fizeram o exame apenas para testar os conhecimentos. O tema deste ano foi “Desafios para a valorização de comunidades e povos tradicionais no Brasil”.Após a divulgação dos resultados do Enem serão abertas as inscrições para os processos seletivos que utilizam a avaliação como forma de ingresso no ensino superior, em data ainda a ser divulgada.O Enem seleciona estudantes para vagas do ensino superior público, pelo Sistema de Seleção Unificada (Sisu), para bolsas em instituições privadas, pelo Programa Universidade para Todos (ProUni), e serve de parâmetro para o Fundo de Financiamento Estudantil (Fies). Os resultados também podem ser usados para ingressar em instituições de ensino portuguesas que têm convênio com o Ine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resultados do Exame Nacional do Ensino Médio (Enem) serão divulgados no dia 13 de fevereiro de 2023. Já os gabaritos das provas objetivas serão disponibilizado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enem-avcre.jpg?resize=400%2C240&amp;ssl=1</text:p>
          </table:table-cell>
          <table:table-cell office:value-type="string" calcext:value-type="string">
            <text:p>Cotidiano</text:p>
          </table:table-cell>
          <table:table-cell office:value-type="string" calcext:value-type="string">
            <text:p>Prazo para pedir a reaplicação do Enem 2022 começa nesta segunda-feira</text:p>
          </table:table-cell>
          <table:table-cell office:value-type="string" calcext:value-type="string">
            <text:p>https://ac24horas.com/2022/11/21/prazo-para-pedir-a-reaplicacao-do-enem-2022-comeca-nesta-segunda-feira/</text:p>
          </table:table-cell>
          <table:table-cell office:value-type="string" calcext:value-type="string">
            <text:p>Os participantes do Exame Nacional do Ensino Médio (Enem) que não puderam comparecer ao exame por problemas logísticos ou por estarem com covid-19 ou outra doença infectocontagiosa podem, a partir de hoje (21), solicitar a reaplicação do exame. O prazo é até sexta-feira (25). As provas serão reaplicadas nos dias 10 e 11 de janeiro de 2023.A solicitação da reaplicação deverá ser feita na Página do Participante. Cada pedido será analisado individualmente.Conforme o edital do exame, são considerados problemas logísticos “fatores supervenientes, peculiares, eventuais ou de força maior, como desastres naturais, que prejudiquem a aplicação do exame devido ao comprometimento da infraestrutura do local; falta de energia elétrica, que comprometa a visibilidade da prova pela ausência de luz natural; falha no dispositivo eletrônico fornecido ao participante que solicitou uso de leitor de tela ou erro de execução de procedimento de aplicação que incorra em comprovado prejuízo ao participante”. Os atrasos não são considerados problemas logísticos.A aprovação ou a reprovação da solicitação de reaplicação deverá ser consultada também na página do participante.Falta por doençaAssim como nas duas últimas edições do exame, os estudantes que estavam com covid-19 ou outra doença infectocontagiosa nos dias do exame poderão solicitar a reaplicação das provas.Segundo o Instituto Nacional de Estudos e Pesquisas Educacionais Anísio Teixeira (Inep), para a análise da possibilidade de reaplicação a pessoa deverá inserir obrigatoriamente, no momento da solicitação, documento legível que comprove a doença. Na documentação deve constar o nome completo do participante, o diagnóstico com a descrição da condição, o código correspondente à Classificação Internacional de Doença (CID 10), além da assinatura e da identificação do profissional competente, com o respectivo registro no Conselho Regional de Medicina (CRM), do Ministério da Saúde (RMS) ou de órgão competente, assim como a data do atendimento.Além da covid-19, serão aceitas justificativas de candidatos com tuberculose, coqueluche, difteria, doença invasiva por Haemophilus influenzae, doença meningocócica e outras meningites, varíola, influenza humana A e B, poliomielite por poliovírus selvagem, sarampo, rubéola, varicela.BalançoDe acordo com o Inep, a autarquia registrou, durante a realização do exame, que pelo menos 193 estudantes foram afetados por problemas logísticos como emergências médicas durante a realização das provas, interrupção temporária de energia elétrica e problemas com abastecimento de água. Desses, 162 estavam fazendo o Enem impresso e 31, o digital.Em relação aos estudantes afetados por conflitos e operações policiais que ocorreram neste final de semana no Rio de Janeiro, em Manguinhos e Jacarezinho, zona norte da cidade, o ministro da Educação, Victor Godoy, afirmou que os casos serão analisados. Pelas redes sociais, ontem (20), estudantes moradores desses locais relataram que, por conta de tiroteios, não conseguiram comparecer às provas.“Ainda não chegou [ao Inep], mas se chegar vamos avaliar. Se os estudantes não tiverem culpa, certamente faremos todo o possível para que não sejam prejudicados e sejam encaminhados para a reaplicação”, disse o ministro.Resultados do Enem 2022O Enem foi aplicado nos dias 13 e 20 de novembro. Os gabaritos das provas serão divulgados no dia 23 às 18h, no portal do Inep. Os resultados serão divulgados no dia 13 de fevereiro de 2023, na Página do Participante.O Enem seleciona estudantes para vagas do ensino superior públicas, pelo Sistema de Seleção Unificada (Sisu), para bolsas em instituições privadas, pelo Programa Universidade para Todos (Prouni), e serve de parâmetro para o Fundo de Financiamento Estudantil (Fies). Os resultados também podem ser usados para ingressar em instituições de ensino portuguesas que têm convênio com o Ine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participantes do Exame Nacional do Ensino Médio (Enem) que não puderam comparecer ao exame por problemas logísticos ou por estarem com covid-19 ou outra doenç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2/vacina_infantil_pfizer_1801220116.jpg?resize=400%2C240&amp;ssl=1</text:p>
          </table:table-cell>
          <table:table-cell office:value-type="string" calcext:value-type="string">
            <text:p>Cotidiano</text:p>
          </table:table-cell>
          <table:table-cell office:value-type="string" calcext:value-type="string">
            <text:p>Acre inicia vacinação contra Covid-19 em crianças de 6 meses a 2 anos</text:p>
          </table:table-cell>
          <table:table-cell office:value-type="string" calcext:value-type="string">
            <text:p>https://ac24horas.com/2022/11/21/acre-inicia-vacinacao-contra-covid-19-em-criancas-de-6-meses-a-2-anos/</text:p>
          </table:table-cell>
          <table:table-cell office:value-type="string" calcext:value-type="string">
            <text:p>Já está disponível nesta segunda-feira, 21, mais uma etapa da vacinação infantil contra a Covid-19, dessa vez em crianças de seis meses a dois anos, onze meses e 29 dias, com comorbidade, no Acre. A Pfizer Baby será o imunizante utilizado e precisa de agendamento para a aplicação.Os pais ou responsáveis devem entrar em contato no WhatsApp 68 98402-1136 e programarem o atendimento no Centro de Referências para Imunobiológicos Especiais (Crie).A ação deve ser feita para evitar o desperdício da vacina, que possui em cada frasco 10 doses, que depois de aberto precisa ser utilizado integralmente. Para as demais faixas etárias está dispostos nos postos de saúde sem a necessidade de agenda.No interior, o serviço ficará sob responsabilidade das prefeituras indicar uma unidade e fazer a divulgação das datas, horários e locais para a aplicação nos grupos.A Secretária de Saúde do Acre (Sesacre) anunciou no último dia 11 de novembro, o recebimento de 3 mil do imunizante Pfizer Baby, para ser distribuídos na capital e demais municípios e, estão acessíveis somente agora após a capacitação dos profissionais.Veja a lista das comorbidad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Já está disponível nesta segunda-feira, 21, mais uma etapa da vacinação infantil contra a Covid-19, dessa vez em crianças de seis meses a dois anos, onz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315799178_6645137122168745_2702485019369597160_n.jpg?resize=400%2C240&amp;ssl=1</text:p>
          </table:table-cell>
          <table:table-cell office:value-type="string" calcext:value-type="string">
            <text:p>Destaque 3</text:p>
          </table:table-cell>
          <table:table-cell office:value-type="string" calcext:value-type="string">
            <text:p>Inglaterra faz 3 gols em 10 minutos e massacra Irã em estreia na Copa do Mundo</text:p>
          </table:table-cell>
          <table:table-cell office:value-type="string" calcext:value-type="string">
            <text:p>https://ac24horas.com/2022/11/21/inglaterra-faz-3-gols-em-10-minutos-e-massacra-ira-na-estreia-na-copa/</text:p>
          </table:table-cell>
          <table:table-cell office:value-type="string" calcext:value-type="string">
            <text:p>FOTOS: FIFA/REDE SOCIALUma das favoritas ao título, a Inglaterra deu um recado aos rivais em sua estreia: vem forte na Copa do Mundo do Qatar. Semifinalista em 2018 na Rússia, o time inglês não deu qualquer chance à zebra e passeou em sua estreia diante do Irã, hoje (21), no estádio Khalifa International, em Doha. Resultado: goleada maiúscula de 6 a 2 na abertura do grupo B, com direito a três gols em dez minutos no primeiro tempo.A seleção de Gareth Southgate precisou de 35 minutos para superar o ferrolho armado pelo Irã e assim ‘abrir a porteira’. Depois disso, porém, o que se viu foi um show de ataque e eficiência dos ingleses.VEJA TAMBÉM:Copa do Mundo: Holanda sofre e consegue bater Senegal por 2 a 0Os jovens Bellingham, de 19 anos, e Saka, de 21, iniciaram a contagem, enquanto o mais experiente Sterling, de 27, fechou a conta do primeiro tempo. Na etapa final, Saka fez o seu segundo, Rashford marcou o quinto e Greleash fez o sexto, enquanto Taremi foi o responsável pelos dois gols de honra dos iranianos.Ao frágil time do Irã, coube apenas assistir ao massacre inglês e tentar evitar uma goleada que poderia ser ainda mais histórica. Mal dentro de campo, o país vive uma situação trágica fora dele, com uma onda de protestos contra a repressão a mulheres iranianas que já resultou em mais de 320 mortes.As outras duas seleções do Grupo B, Estados Unidos e País de Gales, entram em campo ainda nesta segunda-feira (21), às 16h (de Brasília). Na segunda rodada, marcada para a próxima sexta (25), o time de Gareth Bale mede forças com o Irã, às 7h, enquanto os ingleses encaram os Estados Unidos, às 16h.Goleiro vai a nocaute e é substituídoLogo aos 8min de jogo, Beiranvand se deu mal após chocar sua cabeça com a do próprio companheiro, o zagueiro Majid Hosseini. O duelo ficou paralisado para o atendimento do goleiro, que machucou o nariz e precisou da equipe médica para estancar o sangue. Beiranvand até tentou voltar, mas não aguentou e pediu substituição, dando lugar a Hossein Hosseini, que se viu em meio a um pesadelo…Demorou mais de trinta minutos para a posse de bola de mais de 70% ser convertida em gol. Mas, quando isso aconteceu, vieram logo três! No primeiro, aos 35min, Shaw foi acionado pela esquerda após troca de passes envolvente e cruzou para o meio da área; bem posicionado, Bellingham cabeceou no canto esquerdo de Hosseini, que sequer esbanjou reação. 1 a 0.Aos 43min, a bola aérea mais uma vez surtiu efeito. Shaw cobrou escanteio aberto da esquerda, Maguire ganhou pelo alto e Saka emendou um chutaço de canhota, de primeira. Golaço! 2 a 0. Já o terceiro, enfim, veio pelo chão. Kane foi acionado pela direita, avançou e cruzou da ponta, na medida para Sterling esticar o pé e completar para as redes. 3 a 0.Inglaterra quer mais!Apesar do jogo praticamente resolvido, a Inglaterra queria mais. Aos 17min, Saka fez mais um. Sterling carregou pela intermediária e abriu na direita para o camisa 17, que limpou dois marcadores e finalizou rasteiro de canhota, marcando seu segundo na partida.Irã não se entrega, mas…O Irã ameaçou uma reação com um belo gol de Taremi, que deu um belo chute após aparecer sozinho na área com uma boa movimentação, aos 20min. Logo depois, porém, Rashford, que tinha acabado de entrar, recebeu de Kane, invadiu a área, tirou o zagueiro com classe e finalizou rasteiro. 5 a 1. E houve tempo para mais um.Rashford deixou de calcanhar e Bellingham enfiou em profundidade para Wilson, que invadiu a área pela direita e tocou para o meio na saída do goleiro; Grealish só teve o trabalho de concluir para a rede.Arbitragem brasileira faz estreia seguraA seleção brasileira ainda não estreou no Qatar, mas o Brasil já. Raphael Claus (SP) e os auxiliares Rodrigo Figueiredo (RJ) e Danilo Manis (SP) —além do peruano Kevin Ortega— foram os responsáveis pela arbitragem no segundo jogo da Copa, e mandaram bem.Com os jogadores colaborando, até pelo desenrolar da partida, Claus fez uma partida tranquila e sem interferências no resultado da partida. O lance mais discutível aconteceu nos acréscimos, quando ele se dirigiu ao VAR e marcou um pênalti para o Irã.Ingleses de joelho e ‘novo hino’Como já estava previsto, os jogadores da Inglaterra se ajoelharam antes do apito inicial como forma de protesto ao assassinato sofrido por George Floyd, sufocado por um policial nos Estados Unidos, em maio de 2020. O gesto é uma manifestação antirracista que se tornou um marco no Campeonato Inglês, sendo feito pelos atletas antes dos jogos desde então.Outra novidade do pré-jogo foi o hino da Inglaterra. Com a morte da Rainha Elizabeth, a letra acabou sofrendo uma mudança, e os jogadores cantaram “God Save The King”, em vez de não “Save The Queen”.DOHA, QATAR – NOVEMBER 21: Bukayo Saka of England celebrates after scoring their team’s second goal during the FIFA World Cup Qatar 2022 Group B match between England and IR Iran at Khalifa International Stadium on November 21, 2022 in Doha, Qatar. (Photo by Clive Brunskill/Getty Images)Torcida do Irã protestaEnquanto os jogadores não cantaram o hino antes do jogo em protesto contra a repressão a protestos das mulheres, a torcida iraniana presente no estádio abriu uma bandeira com os dizeres “Women Life Freedom”. Algumas torcedas também puderam ser vistas com a frase estampada na camiseta.A braçadeira que a Fifa querA ideia da Inglaterra, assim como outras seleções europeias, era que o seu capitão, Harry Kane, entrasse em campo com a mensagem One Love na braçadeira, que tem as cores de arco-íris em apoio à causa LGBTQIA+. A Fifa, porém, informou que o capitão do time seria advertido com um cartão amarelo caso usasse tal faixa no braço, o que fez os países europeus recuarem.Em meio à polêmica, a Fifa ainda decidiu antecipar a campanha “No Discrimination” (“Sem Discriminação”, em português), que estava prevista apenas a partir das quartas de final. E foi com ela que Harry Kane entrou em campo.VEJA OS MELHORES MOMENTOS:Please enable JavaScriptplay-rounded-fillLink08:0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S: FIFA/REDE SOCIAL Uma das favoritas ao título, a Inglaterra deu um recado aos rivais em sua estreia: vem forte na Copa do Mundo do Qatar....</text:p>
          </table:table-cell>
          <table:table-cell office:value-type="string" calcext:value-type="string">
            <text:p>UO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20221118_153557.jpg?resize=400%2C240&amp;ssl=1</text:p>
          </table:table-cell>
          <table:table-cell office:value-type="string" calcext:value-type="string">
            <text:p>Acre</text:p>
          </table:table-cell>
          <table:table-cell office:value-type="string" calcext:value-type="string">
            <text:p>Segurança do Acre reafirma parceria com a Bolívia contra facções</text:p>
          </table:table-cell>
          <table:table-cell office:value-type="string" calcext:value-type="string">
            <text:p>https://ac24horas.com/2022/11/21/seguranca-do-acre-reafirma-parceria-com-a-bolivia-contra-faccoes/</text:p>
          </table:table-cell>
          <table:table-cell office:value-type="string" calcext:value-type="string">
            <text:p>Encontro realizado na última sexta-feira (18) envolvendo as forças de segurança do estado do Acre e do departamento de Pando, na Bolívia, teve como pauta o reforço do trabalho de combate ao novo aumento da ação de facções criminosas na região de Brasiléia, Epitaciolândia e Cobija.A reunião decorre das últimas ações criminosas ocorridas na região de fronteira, com o registro de roubos e assassinatos com características de execução, crimes relacionados à uma guerra que ocorre há muito tempo envolvendo organizações criminosas e que tem como palco as três cidades vizinhas.Pelo lado brasileiro, as ações estão sendo realizadas de forma integrada pelo Gefron (Grupo Especial de Fronteira), Giro, Choque, CPCães e do Bope da Polícia Militar do Estado do Acre, além da Polícia Federal e Polícia Rodoviária Federal. Do lado boliviano, a Polícia Nacional atua com suas respectivas unidades de combate ao crime e ao tráfico.O clima de tensão relacionado à escalada da criminalidade na fronteira do Acre com a Bolívia voltou a se agravar a partir do mês de outubro, com ápice na semana passada, quando ocorreu uma nova sequência de homicídios e assaltos à luz do dia.Como exemplo do agravamento da situação, no último dia 15 de novembro, uma terça-feira, tiroteios foram registrados em três pontos da cidade de Brasiléia, provenientes de confrontos entre grupos criminosos. O saldo dos confrontos e ação das forças de segurança naquele dia foi de um suspeito morto, cinco presos e um ferido, além da apreensão de armas, drogas e uma granada em Brasiléia.Uma guarnição Gefron chegou a ser atacada por dois criminosos, que efetuaram disparos e ainda jogaram uma granada contra os policiais. Contudo, o pino de segurança da granada não foi retirado por completo, o que impediu o artefato de explodir. Os policiais revidaram atirando contra os dois suspeitos, que foram baleados.Um dos suspeitos morreu no local, sendo identificado como Mateus Lucas Martins de Oliveira, de 20 anos, que tem mais de 15 registros na Justiça por diversos crimes e apontado como suspeito de envolvimento nos assaltos ocorridos nesta semana, além dos homicídios recentes registrados na fronteira. O outro suspeito foi baleado e levado para o hospital, sobrevivendo aos ferimentos.Reação da SegurançaNa manhã do dia seguinte aos eventos, na quarta-feira, 16 de novembro, a cúpula de Segurança Pública do Acre realizou uma coletiva de imprensa para garantir que seria dada uma resposta à situação no Alto Acre. O secretário Paulo César afirmou que os autores dos crimes já haviam sido identificados.“Estaremos com um efetivo maior do Centro Integrado de Operações Aéreas (Ciopaer), da Polícia Penal. O sistema integrado de segurança pública está para garantir tranquilidade para as pessoas do Alto Acre”, informou o coronel.A Segurança anunciou o reforço do efetivo da Polícia Militar, Gefron, uma força-tarefa com mais 30 homens a fim de garantir resposta para a sociedade. O delegado-geral de Polícia Civil, José Henrique Maciel, contou que os homicídios ocorridos em Brasiléia e Epitaciolândia estão em fase de investigação.“Não podemos passar informações que temos para não atrapalhar, mas o Alto Acre precisa de um olhar diferenciado e já estamos fazendo, dando prioridade para a questão do tráfico e crime organizado”, disse o deleg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ncontro realizado na última sexta-feira (18) envolvendo as forças de segurança do estado do Acre e do departamento de Pando, na Bolívia, teve como pauta 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FEDERAL-POLICIA-PF.jpg?resize=400%2C240&amp;ssl=1</text:p>
          </table:table-cell>
          <table:table-cell office:value-type="string" calcext:value-type="string">
            <text:p>Acre</text:p>
          </table:table-cell>
          <table:table-cell office:value-type="string" calcext:value-type="string">
            <text:p>PF cumpre mandados de busca e apreensão no Acre e Rondônia</text:p>
          </table:table-cell>
          <table:table-cell office:value-type="string" calcext:value-type="string">
            <text:p>https://ac24horas.com/2022/11/21/pf-cumpre-mandados-de-busca-e-apreensao-no-acre-e-rondonia/</text:p>
          </table:table-cell>
          <table:table-cell office:value-type="string" calcext:value-type="string">
            <text:p>Agentes da Polícia Federal deflagraram nas primeiras horas desta segunda-feira (21), a Operação “Moeda de Troca” destinada a apurar possíveis ocorrências de crimes contra o Sistema Financeiro Nacional, especificamente câmbio ilegal e evasão de divisas no Estado do Acre.Tais crimes foram descobertos, após análises feitas, por Policiais Federais, em vultosas movimentações financeiras pelos investigados, estas não condizentes com os resultados de suas atividades comerciais, tampouco com suas situações patrimoniais.Foram cumpridos mandados de busca e apreensão nas residências e nas empresas dos alvos, em Epitaciolândia/AC e Porto Velho/RO. Os nomes dos investigados não foram divulgados pela Polícia.Na ação foram apreendidos 4 Celulares ,2 notebooks, documentos bancários de origem estrangeira e documentos diversos, além de cartões de crédito de terceiros.Os investigados poderão responder pelos crimes contra o Sistema Financeiro Nacional (Art. 16 e 22 da Lei nº7.492/198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gentes da Polícia Federal deflagraram nas primeiras horas desta segunda-feira (21), a Operação “Moeda de Troca” destinada a apurar possíveis ocorrências de crimes contra o Sistem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espectador-telespectador-torcedor-televisao-smart-tv-futebol-1664916245583_v2_900x506.jpg?resize=400%2C240&amp;ssl=1</text:p>
          </table:table-cell>
          <table:table-cell office:value-type="string" calcext:value-type="string">
            <text:p>Destaque 3</text:p>
          </table:table-cell>
          <table:table-cell office:value-type="string" calcext:value-type="string">
            <text:p>Energisa dá dicas sobre o que fazer para não ficar sem energia durante os jogos</text:p>
          </table:table-cell>
          <table:table-cell office:value-type="string" calcext:value-type="string">
            <text:p>https://ac24horas.com/2022/11/21/energisa-da-dicas-sobre-o-que-fazer-para-nao-ficar-sem-energia-durante-os-jogos/</text:p>
          </table:table-cell>
          <table:table-cell office:value-type="string" calcext:value-type="string">
            <text:p>Parcelamento da fatura e cuidado na instalação de telões e equipamentos de som ajudam a evitar falhas e interrupções.Manutenções preventivas da distribuidora serão suspensas no horário das partidas.Recebeu a informação de que vai faltar energia durante os jogos da seleção brasileira na Copa do Mundo? Pode ter certeza de que é notícia falsa. Quem garante é a Energisa, que organizou suas equipes para que nenhuma manutenção seja programada para o horário dos jogos e dá dicas caso os clientes tenham qualquer ocorrência com a energia durante as partidas.“Só atuaremos em situações emergenciais. Mesmo assim, na medida do possível, com a rede ligada para não atrapalhar a programação. Queremos que os clientes aproveitem ao máximo esse momento, que é de muita alegria e confraternização”, afirma o gerente de Operações da Energisa, Anderson Rodrigues, ao explicar que é possível fazer manutenção com a energia ligada em segurança, graças aos investimentos em equipes especializadas e tecnologias.Anderson dá seis dicas para os clientes assistirem aos jogos sem ocorrências de interrupção de energia:cheque o quadro de disjuntores e verifique a carga e as conexões de telões, aparelhos de som, freezers e outros equipamentos eletrônicos. Se for possível, contrate profissionais para montar as estruturas. Sobrecargas podem queimar equipamentos e causar incêndios;não faça ligações diretas e não suba em postes;não utilize arames ou fios metálicos perto da rede de energia e, caso haja instalação de tendas ou outras coberturas, é necessário que esteja bem fixada para em caso de ventos fortes, não sejam lançadas contra a rede elétrica. E mantenha distância segura dos cabos de energia;não conecte nenhum tipo de decoração na fiação elétrica. Somente os materiais apropriados devem ser usados. Não se deve substituir a fita isolante por fitas adesivas comuns (crepe ou dupla face) na isolação de emendas e conexões;evite suspensão da energia por inadimplência. A Energisa parcela a fatura em até 24 vezes no boleto ou no cartão de crédito, diretamente pelos canais digitais, sem o cliente precisar sair de casa;em caso de emergência, entre em contato pelos canais digitais de atendimento: o app Energisa On, o site da energisa.com.br e o 0800 647 719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arcelamento da fatura e cuidado na instalação de telões e equipamentos de som ajudam a evitar falhas e interrupções. Manutenções preventivas da distribuidora serão suspensas no...</text:p>
          </table:table-cell>
          <table:table-cell office:value-type="string" calcext:value-type="string">
            <text:p>Assessori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BRIGA-1.jpg?resize=400%2C240&amp;ssl=1</text:p>
          </table:table-cell>
          <table:table-cell office:value-type="string" calcext:value-type="string">
            <text:p>Acre</text:p>
          </table:table-cell>
          <table:table-cell office:value-type="string" calcext:value-type="string">
            <text:p>Vídeo mostra confusão onde idoso morreu ao levar soco no rosto</text:p>
          </table:table-cell>
          <table:table-cell office:value-type="string" calcext:value-type="string">
            <text:p>https://ac24horas.com/2022/11/21/exclusivo-video-mostra-confusao-onde-idoso-morreu-ao-levar-soco-no-rosto/</text:p>
          </table:table-cell>
          <table:table-cell office:value-type="string" calcext:value-type="string">
            <text:p>A morte do idoso Raimundo Vieira de Moura, de 62 anos, que foi agredido após uma discussão no posto de combustível Shell, na frente do Vila Beer na madrugada deste domingo, 20, na rodovia AC-40, próximo ao Parque Chico Mendes, no bairro Vila Acre, segundo distrito de Rio Branco, deve ter desdobramentos. Um vídeo de duração de 41 segundos obtido peloac24horasmostra o exato momento da confusão e quando a vítima leva um soco no rosto, cai e bate a cabeça no chão.Segundo a polícia, Raimundo e seu sobrinho estavam bebendo na conveniência Vila Beer, quando iniciou-se uma briga generalizada no estabelecimento. A vítima teria saído do bar correndo, mas foi alcançado por um homem não identificado que foi agredido com um soco que atingiu o nariz e em seguida caiu desmaiado, batendo a cabeça no solo. Após a ação, o agressor fugiu do local, conforme pode ser comprovado no vídeo.Clientes que estavam no Vila Beer acionaram a ambulância do Serviço de Atendimento Móvel de Urgência (SAMU), mas quando os paramédicos chegaram ao local, a vítima já estava sem os sinais vitais. O corpo de Raimundo foi removido do local e encaminhado ao Instituto Médico Legal (IML) para os exames cadavéricos. O caso segue sob investigação dos Agentes de Polícia Civil da Equipe de Pronto Emprego (EPE), da Delegacia Especializada de Investigação Criminal (DEIC).Assista ao vídeo:Please enable JavaScriptplay-rounded-fillLinkVídeo mostra confusão onde idoso morreu ao levar soco no rosto00:5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orte do idoso Raimundo Vieira de Moura, de 62 anos, que foi agredido após uma discussão no posto de combustível Shell, na frente do Vil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9/bolsonaro-Foto-Adriano-Vizoni-Folhapress.jpg?resize=400%2C240&amp;ssl=1</text:p>
          </table:table-cell>
          <table:table-cell office:value-type="string" calcext:value-type="string">
            <text:p>Destaque 6</text:p>
          </table:table-cell>
          <table:table-cell office:value-type="string" calcext:value-type="string">
            <text:p>Bolsonaro, inconformado com a derrota, pressiona por ação judicial</text:p>
          </table:table-cell>
          <table:table-cell office:value-type="string" calcext:value-type="string">
            <text:p>https://ac24horas.com/2022/11/21/bolsonaro-inconformado-com-a-derrota-pressiona-valdemar-por-acao-judicial/</text:p>
          </table:table-cell>
          <table:table-cell office:value-type="string" calcext:value-type="string">
            <text:p>O presidente Jair Bolsonaro continua inconformado com a derrota nas urnas e telefona praticamente todos os dias para Valdemar Costa Neto pressionando-o para que tome uma medida judicial contestando o resultado das eleições presidenciais.Valdemar — presidente do PL, partido ao qual Bolsonaro se filiou para disputar a reeleição— disse a interlocutores que, nesses telefonemas, Bolsonaro cita como argumentos para a contestação ora o relatório do Ministério da Defesa sobre a auditoria das urnas, ora o relatório ainda não concluído que está sendo feito pelo engenheiro Carlos Rocha, do Instituto Voto Legal, contratado por insistência de Bolsonaro e seus filhos em agosto ao custo de R$ 1,3 milhão.A última coisa que interessa ao cacique do PL é entrar com uma medida judicial que coloque em risco a sua recém eleita bancada de 99 deputados federais, a maior da Câmara. Ele, porém, afirma se sentir pressionado “de cima para baixo” (por Bolsonaro) e “de baixo para cima”, em referência aos 44 deputados bolsonaristas que se elegeram pela sigla.Destes, nomes como Carla Zambelli e Nikolas Ferreira querem que Valdemar não apenas aponte supostas inconsistências no processo de verificação das urnas como peça a anulação das eleições. Zambelli e o estreante Nikolas Ferreira, que tiveram suas contas nas redes sociais suspensas por ordem do presidente do TSE, Alexandre de Moraes, dizem recear que o próximo passo de Moraes seja pedir a cassação de seus mandatos.No sábado, em entrevista dada de improviso em Ribeirão Pires, Valdemar Costa Neto disse que entraria até terça-feira com um pedido junto ao TSE de “revisão” de 250 mil urnas eletrônicas que não teriam número de identificação e, por esse motivo, “não poderiam ter sido consideradas”.Aliados do cacique afirmam que a declaração de Valdemar visa a contornar as pressões do presidente e da bancada bolsonarista do PL, que ele teme acabar fugindo do seu controle às vésperas da eleição para a Mesa da Câmara. Um outro motivo que faria o presidente do PL pisar em ovos neste momento junto a Bolsonaro seria o temor de que o presidente trabalhe para minar o acordo que o cacique firmou com o governador eleito de São Paulo, Tarcísio de Freitas, para que ele apoie seu aliado, André do Prado, para a presidência da Assembleia Legislativa de São Paul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Jair Bolsonaro continua inconformado com a derrota nas urnas e telefona praticamente todos os dias para Valdemar Costa Neto pressionando-o para que tome uma...</text:p>
          </table:table-cell>
          <table:table-cell office:value-type="string" calcext:value-type="string">
            <text:p>UO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viaturas-PRF.jpg?resize=400%2C240&amp;ssl=1</text:p>
          </table:table-cell>
          <table:table-cell office:value-type="string" calcext:value-type="string">
            <text:p>Destaque 6</text:p>
          </table:table-cell>
          <table:table-cell office:value-type="string" calcext:value-type="string">
            <text:p>PRF alega falta de verba e decide limitar serviços em viaturas</text:p>
          </table:table-cell>
          <table:table-cell office:value-type="string" calcext:value-type="string">
            <text:p>https://ac24horas.com/2022/11/21/prf-alega-falta-de-verba-e-decide-limitar-servicos-de-manutencao-em-viaturas/</text:p>
          </table:table-cell>
          <table:table-cell office:value-type="string" calcext:value-type="string">
            <text:p>A Direção-Geral da Polícia Rodoviária Federal (PRF) enviou um ofício às superintendências regionais no qual informou que, diante da falta de recursos, os serviços de manutenção em viaturas serão limitados.O ofício, ao qual a GloboNews teve acesso, foi enviado no último dia 11. O g1 procurou os ministérios da Justiça (ao qual a PRF é vinculada) e da Economia (responsável pelo orçamento do governo) e aguardava resposta até a última atualização desta reportagem.No documento, a Divisão de Frota afirma que todo serviço de manutenção considerado não essencial em qualquer veículo da PRF precisará ser aprovado pela Direção-Geral antes de ser feito.O motivo, segundo o órgão, são as “limitações no orçamento” originalmente disponibilizado para o ano de 2022.Saiba abaixo quais são os serviços considerados não essenciais pela PRF para manutenção das viaturas:Manutenção mecânica corretiva;Manutenção elétrica;Lavagem, aspiração, lubrificação, polimento e cristalização;Lanternagem e funilaria;Pintura;Estofagem;Chaveiro automotivo, incluindo fornecimento de chaves e cartões de ignição automotiva;Manutenção de ar condicionado automotivo;Fornecimento de peça, componente e/ou acessório automotivo;Fornecimento de extintores de incêndio e cargas;Reparo e substituição de acessórios veiculares policiais luminosos e sonoros;Plotagem, adesivagem e envelopamento;Blindagem automotiva (serviços, materiais e peças).Itens de segurançaA PRF, no entanto, afirma que os serviços de manutenção preventiva, principalmente as relacionadas a itens de segurança, podem ser realizados normalmente.No ofício, a PRF informou que negocia com o Ministério da Justiça e com o Ministério da Economia para viabilizar a complementação orçamentária, mas admite que “as tratativas não se resolvem com a mesma agilidade com que executamos nossos contratos, sendo necessário a tomada de ações mais enérgicas com vistas a impedir que a PRF execute valores acima de seu orça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ireção-Geral da Polícia Rodoviária Federal (PRF) enviou um ofício às superintendências regionais no qual informou que, diante da falta de recursos, os serviços de manutenção...</text:p>
          </table:table-cell>
          <table:table-cell office:value-type="string" calcext:value-type="string">
            <text:p>Com informações do G1</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MERCADOFINCANCEITO.jpeg?resize=400%2C240&amp;ssl=1</text:p>
          </table:table-cell>
          <table:table-cell office:value-type="string" calcext:value-type="string">
            <text:p>Cotidiano</text:p>
          </table:table-cell>
          <table:table-cell office:value-type="string" calcext:value-type="string">
            <text:p>Economia Mercado financeiro eleva projeção da inflação de 5,82% para 5,88%</text:p>
          </table:table-cell>
          <table:table-cell office:value-type="string" calcext:value-type="string">
            <text:p>https://ac24horas.com/2022/11/21/economia-mercado-financeiro-eleva-projecao-da-inflacao-de-582-para-588/</text:p>
          </table:table-cell>
          <table:table-cell office:value-type="string" calcext:value-type="string">
            <text:p>A previsão do mercado financeiro para o Índice Nacional de Preços ao Consumidor Amplo (IPCA), considerada a inflação oficial do país, subiu de 5,82% para 5,88% para este ano. A estimativa consta do Boletim Focus de hoje (21), pesquisa divulgada semanalmente pelo Banco Central (BC) com a expectativa de instituições financeiras para os principais indicadores econômicos.Para 2023, a projeção da inflação ficou em 5,01%. Para 2024 e 2025, as previsões são de inflação em 3,5% e 3%, respectivamente.A previsão para 2022 está acima do teto da meta de inflação que deve ser perseguida pelo BC. Definida pelo Conselho Monetário Nacional, a meta é de 3,5% para este ano, com intervalo de tolerância de 1,5 ponto percentual para cima ou para baixo. Ou seja, o limite inferior é de 2% e o superior de 5%.Da mesma forma, a projeção do mercado para a inflação de 2023 também está acima do teto previsto. Para 2023 e 2024, as metas fixadas são de 3,25% e 3%, respectivamente, também com os intervalos de tolerância de 1,5 ponto percentual. Ou seja, para 2023 os limites são 1,75% e 4,75%.Em outubro, a inflação subiu 0,59%, após três meses de deflação. Com o resultado, o IPCA acumula alta de 4,7% no ano e 6,47% em 12 meses, segundo o Instituto Brasileiro de Geografia e Estatística (IBGE).Taxa de jurosPara alcançar a meta de inflação, o Banco Central usa como principal instrumento a taxa básica de juros, a Selic, definida em 13,75% ao ano pelo Comitê de Política Monetária (Copom). A taxa está no maior nível desde janeiro de 2017, quando também estava nesse patamar.Para o mercado financeiro, a expectativa é de que a Selic encerre o ano nos mesmos 13,75%. Para o fim de 2023, a estimativa é de que a taxa básica caia para 11,5% ao ano. Já para 2024 e 2025, a previsão é de Selic em 8% ao ano, para os dois anos.Quando o Copom aumenta a taxa básica de juros, a finalidade é conter a demanda aquecida, e isso causa reflexos nos preços porque os juros mais altos encarecem o crédito e estimulam a poupança. Desse modo, taxas mais altas também podem dificultar a expansão da economia. Além da Selic, os bancos consideram outros fatores na hora de definir os juros cobrados dos consumidores, como risco de inadimplência, lucro e despesas administrativas.Quando o Copom diminui a Selic, a tendência é de que o crédito fique mais barato, com incentivo à produção e ao consumo, reduzindo o controle sobre a inflação e estimulando a atividade econômica.PIB e câmbioA projeção das instituições financeiras para o crescimento da economia brasileira neste ano também subiu, de 2,77% para 2,8%. Para 2023, a expectativa para o Produto Interno Bruto (PIB) – a soma de todos os bens e serviços produzidos no país – é de crescimento de 0,7%. Para 2024 e 2025, o mercado financeiro projeta expansão do PIB em 1,7% e 2%, respectivamente.A expectativa para a cotação do dólar está em R$ 5,25 para o final deste ano. Para o fim de 2023, a previsão é de que a moeda americana fique em R$ 5,2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visão do mercado financeiro para o Índice Nacional de Preços ao Consumidor Amplo (IPCA), considerada a inflação oficial do país, subiu de 5,82% para 5,88%...</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7/LULA_INFLA.jpg?resize=400%2C240&amp;ssl=1</text:p>
          </table:table-cell>
          <table:table-cell office:value-type="string" calcext:value-type="string">
            <text:p>Destaque 6</text:p>
          </table:table-cell>
          <table:table-cell office:value-type="string" calcext:value-type="string">
            <text:p>Lula fez cirurgia para retirada de lesão na laringe</text:p>
          </table:table-cell>
          <table:table-cell office:value-type="string" calcext:value-type="string">
            <text:p>https://ac24horas.com/2022/11/21/lula-fez-cirurgia-para-retirada-de-lesao-na-laringe/</text:p>
          </table:table-cell>
          <table:table-cell office:value-type="string" calcext:value-type="string">
            <text:p>O presidente eleito Luiz Inácio Lula da Silva deu entrada ontem (20) no Hospital Sírio-Libanês, em São Paulo, para a realização de uma laringoscopia para retirada de leucoplasia da prega vocal esquerda, uma lesão na laringe. O procedimento mostrou ausência de neoplasia (câncer).Lula teve alta nesta segunda-feira (21), às 7h45, e foi acompanhado pelas equipes médicas coordenadas pelos especialistas Roberto Kalil Filho, Artur Katz, Rubens Brito, Rui Imamura e Luiz Paulo Kowalsk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eleito Luiz Inácio Lula da Silva deu entrada ontem (20) no Hospital Sírio-Libanês, em São Paulo, para a realização de uma laringoscopia para retirad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05/CPIPandemia-1.jpg?resize=400%2C240&amp;ssl=1</text:p>
          </table:table-cell>
          <table:table-cell office:value-type="string" calcext:value-type="string">
            <text:p>Cotidiano</text:p>
          </table:table-cell>
          <table:table-cell office:value-type="string" calcext:value-type="string">
            <text:p>PGR trava acesso da PF a dados da CPI da Covid em investigação a Bolsonaro</text:p>
          </table:table-cell>
          <table:table-cell office:value-type="string" calcext:value-type="string">
            <text:p>https://ac24horas.com/2022/11/21/pgr-trava-acesso-da-pf-a-dados-da-cpi-da-covid-em-investigacao-a-bolsonaro/</text:p>
          </table:table-cell>
          <table:table-cell office:value-type="string" calcext:value-type="string">
            <text:p>A PGR (Procuradoria-Geral da República) trava há praticamente três meses o acesso da Polícia Federal a dados da CPI da Covid nos autos de uma investigação que tem o presidente Jair Bolsonaro (PL) como um dos alvos.Os responsáveis pela apuração já pediram o compartilhamento do material por duas vezes. A solicitação foi feita em 19 de agosto, reiterada em 4 de outubro. O caso tramita na PGR sob a responsabilidade da vice-procuradora-geral da República, Lindôra Araújo.À Folha, a Procuradoria afirmou que, por se tratar de diligência no curso de uma investigação, não seria possível fornecer informações a respeito.Disse ainda que há manifestação pelo arquivamento dos autos, enviada ao STF (Supremo Tribunal Federal) no início do mês. O relator é o ministro Luís Roberto Barroso.Em novembro do ano passado, de posse do relatório final da CPI da Covid, o procurador-geral da República, Augusto Aras, encaminhou dez procedimentos ao Supremo para aprofundar as conclusões da comissão relacionadas a autoridades com prerrogativa de foro.Entre as propostas de indiciamento incluídas no documento, os senadores atribuíram a Bolsonaro o delito de incitação ao crime (artigo 286 do Código Penal).O relatório sugeriu que o presidente teria cometido a prática criminosa ao estimular a população “a se aglomerar, a não usar máscara e a não se vacinar”.Para o relator da CPI, Renan Calheiros (MDB-AL), Bolsonaro incentivou que pessoas desobedecessem regras editadas pelo poder público para inibir a propagação de doença contagiosa.A comissão sugeriu enquadrar outros políticos sob a mesma acusação, incluindo o senador Flávio Bolsonaro (PL-RJ), o líder do governo na Câmara, Ricardo Barros (PP-PR), e os deputados Eduardo Bolsonaro (PL-SP), Bia Kicis (PL-DF) e Carla Zambelli Salgado (PL-SP).De acordo com as conclusões da CPI, “de forma mal-intencionada e visando interesses próprios e escusos”, o grupo provocou “grande confusão na população, levando as pessoas a adotarem comportamentos inadequados para o combate à pandemia de Covid-19”.Em maio, para levar adiante as diligências, a PF pediu ao presidente do Senado, Rodrigo Pacheco (PSD-MG), acesso ao acervo digital probatório da CPI para análise pelos peritos. Dois meses depois, os investigadores reforçaram o pedido via ministro Roberto Barroso.Informada pelo Senado de que o material está de posse da PGR, a polícia pediu ao órgão o acesso à documentação em meados de agosto, por intermédio de ofício endereçado à vice-procuradora-geral da República. E reiterou a solicitação no dia 4 de outubro.Barroso foi alertado pelos investigadores de que não ocorreu ainda “o necessário acesso aos 10 terabytes de dados produzidos pela CPI do Senado de forma a ser possível se realizar o correlacionamento dos documentos juntados com cada fato típico supostamente praticado pelos envolvidos”.No último dia 7, no entanto, a PF foi surpreendida com um pedido de arquivamento da apuração enviado ao Supremo pela representante da PGR.A representante da PGR argumentou que a norma que impõe o uso de máscara protetiva “somente prevê sanção de multa como mecanismo de coerção ao cumprimento da obrigação, não ressalvando a aplicação cumulativa da sanção penal”.Lindôra afirmou que, diante de uma “sociedade polarizada e com o exercício caótico da liberdade de expressão”, potencializado pelas redes sociais, a penalidade administrativa é suficiente contra aqueles que desobedecem a norma que impõe o uso de máscara.Sobre a acusação da CPI de que Bolsonaro incentivou populares a entrarem em hospitais e realizarem filmagens a fim de demonstrar se seus leitos estavam ocupados ou não, a vice-PGR afirmou que não se configura crime “o incentivo à participação e fiscalização popular acerca do devido uso das significativas verbas públicas federais”.Na visão dela, Bolsonaro demonstrou preocupação com os gastos relacionados ao combate à pandemia e ressaltou a importância do controle social dos atos das autoridades diretamente envolvidas com as respectivas ações.“Não se observa, na fala do presidente da República, qualquer incentivo à ‘invasão’ de hospitais ou à prática de condutas que colocassem pessoas em perigo de vida”, mas, prosseguiu, um estímulo “para a população verificar ‘se os gastos são compatíveis ou não’, ou seja, cuida-se de incentivo a uma fiscalização pública de recursos”.Em junho de 2020, o presidente pediu aos seus seguidores nas redes sociais que filmem o interior de hospitais públicos e de campanha para averiguar se os leitos de emergência estão livres ou ocupados.Em live nas redes sociais, o presidente defendeu que, caso as imagens demonstrem alguma anormalidade, elas sejam enviadas ao governo federal, que o repassará para a Polícia Federal ou para a Abin (Agência Brasileira de Inteligência) para que sejam investigadas.“[Se] Tem hospital de campanha perto de você, hospital público, arranja uma maneira de entrar e filmar. Muita gente está fazendo isso e mais gente tem que fazer para mostrar se os leitos estão ocupados ou não. Se os gastos são compatíveis ou não. Isso nos ajuda”, disse o presidente.Ainda não há decisão do relator quanto ao pedido de arquivamento apresentado pela PGR.Em julho, às vésperas do início da campanha eleitoral, Lindôra já havia pedido o arquivamento de 7 das 10 apurações preliminares abertas após a conclusão da CPI da Covid.Em cinco dessas apurações, Bolsonaro foi acusado pela comissão de crimes de charlatanismo, prevaricação, emprego irregular de verbas ou rendas públicas, epidemia com resultado de morte e infração de medida sanitária preventiv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GR (Procuradoria-Geral da República) trava há praticamente três meses o acesso da Polícia Federal a dados da CPI da Covid nos autos de uma investigação...</text:p>
          </table:table-cell>
          <table:table-cell office:value-type="string" calcext:value-type="string">
            <text:p>web</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VALDEMAR_MICHELLE.jpg?resize=400%2C240&amp;ssl=1</text:p>
          </table:table-cell>
          <table:table-cell office:value-type="string" calcext:value-type="string">
            <text:p>Cotidiano</text:p>
          </table:table-cell>
          <table:table-cell office:value-type="string" calcext:value-type="string">
            <text:p>Ex-mulher acusa Valdemar Costa Neto de ter sido amante de Michelle Bolsonaro</text:p>
          </table:table-cell>
          <table:table-cell office:value-type="string" calcext:value-type="string">
            <text:p>https://ac24horas.com/2022/11/21/ex-mulher-acusa-valdemar-costa-neto-de-ter-sido-amante-de-michelle-bolsonaro/</text:p>
          </table:table-cell>
          <table:table-cell office:value-type="string" calcext:value-type="string">
            <text:p>Na noite da última sexta-feira (18), Maria Christina Mendes Caldeira, ex-mulher de Valdemar Costa Neto, presidente do PL, fez revelações bombásticas em uma live no Instagram, dizendo até ter provas do que afirmava.Entre os assuntos tratados, ela diz que Michelle Bolsonaro, esposa de Jair Bolsonaro, teria sido “peguete” de seu ex-marido. Além disso, comenta que Valdemar Costa Neto teria acobertado “evasão de divisa e sonegação dos Bolsonaros”.O vídeo foi feito como um recado direto ao ex-marido. Na gravação, afirma que Valdemar sempre desdenhou de Bolsonaro, e falou que Michelle “foi sua peguete depois da minha administração”.Em outro momento do vídeo, diz que o passado de Valdemar tem uma ‘sujeirada danada’ e cita “porto de Santos, aeroporto e tráfico de drogas”.A live no Instagram foi feita enquanto Maria Christina dirigia em Miami, na última sexta-feira. Assista abaixo:Please enable JavaScriptplay-rounded-fillLink12:3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noite da última sexta-feira (18), Maria Christina Mendes Caldeira, ex-mulher de Valdemar Costa Neto, presidente do PL, fez revelações bombásticas em uma live no Instagram,...</text:p>
          </table:table-cell>
          <table:table-cell office:value-type="string" calcext:value-type="string">
            <text:p>IstoÉ</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JOGO-HOJE.jpg?resize=400%2C240&amp;ssl=1</text:p>
          </table:table-cell>
          <table:table-cell office:value-type="string" calcext:value-type="string">
            <text:p>Destaque 3</text:p>
          </table:table-cell>
          <table:table-cell office:value-type="string" calcext:value-type="string">
            <text:p>Inglaterra, Holanda e EUA estreiam na Copa nesta segunda-feira (21); veja os confrontos</text:p>
          </table:table-cell>
          <table:table-cell office:value-type="string" calcext:value-type="string">
            <text:p>https://ac24horas.com/2022/11/21/inglaterra-holanda-e-eua-estreiam-na-copa-nesta-segunda-21-veja-os-confrontos/</text:p>
          </table:table-cell>
          <table:table-cell office:value-type="string" calcext:value-type="string">
            <text:p>A Copa do Mundo do Catar começou neste domingo (20), com o jogo entre Catar e Equador, disputado no Al Bayt Stadium. Nesta segunda-feira (21), três partidas da fase de grupos movimentam a rodada, com destaque para as estreias de Inglaterra, Holanda e Estados Unidos.A segunda-feira começa com o jogo de abertura do Grupo B, quando a Inglaterra, de Harry Kane, e o Irã se enfrentam às 10h (horário de Brasília), no Estádio Internacional Khalifa.Pelo Grupo A, mesmo grupo de Catar e Equador, Senegal e Holanda medirão forças no Al Thumama Stadium. O apito inicial do jogo está marcado para às 13h.Para fechar o segundo dia da Copa do Mundo, os Estados Unidos retornam aos Mundiais, após ausência em 2018, contra o País de Gales, de Gareth Bale. O jogo acontece às 16h, no Al Rayyan Stadium.Veja os jogos desta segunda-feira (21):Inglaterra x Irã – 10h (horário de Brasília)Senegal x Holanda – 13h (horário de Brasília)Estados Unidos x País de Gales – 16h (horário de Brasília)Veja os dias e horários de jogos do Brasil na fase de grupos:Brasil x Sérvia – quinta-feira, 24 de novembro – 16h (horário de Brasília)Brasil x Suíça – segunda-feira, 28 de novembro – 10h (horário de Brasília)Brasil x Camarões – sexta-feira, 2 de dezembro – 16h (horário de Brasília)A Seleção Brasileira chegou ao Catar no sábado (19) e joga apenas na próxima quinta-feira (24), contra a Sérvia, às 16 horas de Brasília. Confira os confrontos do Brasil.A Copa do Mundo de 2022, no Catar, é a primeira a ocorrer no fim do ano, período em que as temperaturas não são tão altas no pequeno país do Oriente Médio – mas ainda passam facilmente dos 30ºC e raramente ficam abaixo de 25ºC –, e a última do ciclo mais tradicional do formato do torneio.Desde o Mundial de 1998, na França, 32 seleções inicialmente divididas em oito grupos de quatro seleções se enfrentam buscando as 16 sonhadas vagas no mata-mata, que se afunila até chegar à grande final. Com a Copa do Mundo no Catar, já são sete torneios com esse modelo.A partir da Copa de 2026, a ser disputada ao mesmo tempo no Canadá, no México e nos Estados Unidos, porém, mais 16 seleções se integrarão ao torneio, totalizando 48 participantes no Mundi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opa do Mundo do Catar começou neste domingo (20), com o jogo entre Catar e Equador, disputado no Al Bayt Stadium. Nesta segunda-feira (21), três...</text:p>
          </table:table-cell>
          <table:table-cell office:value-type="string" calcext:value-type="string">
            <text:p>CNN Brasi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10/STF-FOTO-1.jpg?resize=400%2C240&amp;ssl=1</text:p>
          </table:table-cell>
          <table:table-cell office:value-type="string" calcext:value-type="string">
            <text:p>Destaque 6</text:p>
          </table:table-cell>
          <table:table-cell office:value-type="string" calcext:value-type="string">
            <text:p>STF suspende julgamento de prisão especial para curso superior</text:p>
          </table:table-cell>
          <table:table-cell office:value-type="string" calcext:value-type="string">
            <text:p>https://ac24horas.com/2022/11/21/stf-suspende-julgamento-de-prisao-especial-para-curso-superior/</text:p>
          </table:table-cell>
          <table:table-cell office:value-type="string" calcext:value-type="string">
            <text:p>Um dia após o início do julgamento, o Supremo Tribunal Federal (STF) suspendeu a análise da ação que questiona a prisão especial por quem tem curso superior. O ministro Dias Toffoli pediu vista ontem (19) e paralisou o andamento do processo.O julgamento tinha começado na última sexta-feira (18) no plenário virtual do STF. O relator do caso, ministro Alexandre de Moraes, e a ministra Cármen Lúcia tinham votado para derrubar o direito de prisão especial, com cela solitária, para portadores de diploma de curso superior.Em 2015, o então procurador-geral da República, Rodrigo Janot, apresentou uma Ação de Descumprimento de Preceito Fundamental (ADPF) contra a prisão especial para quem tem curso superior. Segundo ele, o grau de escolaridade não tem relação lógica com a distinção na forma de prisão nem com as finalidades buscadas pela Constituição.No relatório, Moraes escreveu que o benefício é inconstitucional e fere o princípio da isonomia. Segundo o ministro, a prisão especial transmite a “inaceitável mensagem” de que pessoas sem nível superior “não se tornaram pessoas dignas de tratamento especial por parte do Estado, no caso, de uma prisão especial” e contrapõe-se aos objetivos da Constituição de construir uma sociedade justa e de reduzir as desigualdades sociais.O STF não tem prazo para retomar o julgamento. Uma nova data dependerá de quando Toffoli devolverá o pedido de vista e apresentará seu vo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dia após o início do julgamento, o Supremo Tribunal Federal (STF) suspendeu a análise da ação que questiona a prisão especial por quem tem curs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flavio-bolsonaro-jair-bolsonaro-valdemar-costa-neto.jpeg?resize=400%2C240&amp;ssl=1</text:p>
          </table:table-cell>
          <table:table-cell office:value-type="string" calcext:value-type="string">
            <text:p>Cotidiano</text:p>
          </table:table-cell>
          <table:table-cell office:value-type="string" calcext:value-type="string">
            <text:p>PL pedirá ao TSE recontagem dos votos nas eleições, diz Valdemar Costa Neto</text:p>
          </table:table-cell>
          <table:table-cell office:value-type="string" calcext:value-type="string">
            <text:p>https://ac24horas.com/2022/11/21/pl-pedira-ao-tse-recontagem-dos-votos-nas-eleicoes-diz-valdemar-costa-neto/</text:p>
          </table:table-cell>
          <table:table-cell office:value-type="string" calcext:value-type="string">
            <text:p>O presidente do PL, Valdemar Costa Neto (PL), afirmou que políticos da legenda pedirão ao Tribunal Superior Eleitoral (TSE) a revisão da apuração das urnas eletrônicas que entraram em funcionamento antes de 2020. A denúncia, que deverá ser apresentada até terça-feira (22/11), aponta que cerca de 250 mil equipamentos teriam “o mesmo número”.Segundo Valdemar, as “novas denúncias” são baseadas em um estudo do Instituto Voto Legal. “Pelo estudo que fizemos, têm várias urnas que não podem ser consideradas. É no Brasil inteiro, de 2020 para baixo. Todas elas têm o mesmo número, não tem como controlar. Temos a prova e vamos mostrar que essas urnas não podem ser consideradas. Vamos ver o que o TSE vai resolver”.O presidente do PL disse que a legenda não pedirá novas eleições, mas a recontagem dos votos e a investigação de possíveis irregularidades. “Nada de ter nova eleição, não vamos propor nada disso, não queremos tumultuar a vida do país. Mas têm umas urnas que têm que ser revistas e nós vamos propor para o Tribunal Superior Eleitoral até a próxima terça-feira essa nova proposta”, pontuou.Costa Neto finaliza o vídeo compartilhado nas redes sociais afirmando que o partido deverá exigir uma definição. “Agora, vamos ver o que o TSE vai resolver, vai decidir. Nós não queremos propor nova eleição, mas tem que decidir”.Resultado da eleiçãoNa eleição presidencial, Luiz Inácio Lula da Silva (PT) recebeu 50,9% dos votos válidos no segundo turno (60.345.999) e superou Jair Bolsonaro (PL), que contabilizou 49,1% (58.206.354). No primeiro turno, o petista já havia ficado à frente ao contar com a preferência de 48,43% (57.259.504), ante 43,2% do atual presidente (51.072.345).Tanto o Tribunal Superior Eleitoral quanto o Tribunal de Contas da União garantiram a idoneidade do processo eleitoral e descartaram fraude nas urnas. Na contramão dos órgãos públicos, grupos bolsonaristas contestam a votação e pedem intervenção do Exército. Há manifestações nos quartéis e em rodovias estaduais e feder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o PL, Valdemar Costa Neto (PL), afirmou que políticos da legenda pedirão ao Tribunal Superior Eleitoral (TSE) a revisão da apuração das urnas eletrônicas...</text:p>
          </table:table-cell>
          <table:table-cell office:value-type="string" calcext:value-type="string">
            <text:p>Com informações do Estadã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JERRY.jpg?resize=400%2C240&amp;ssl=1</text:p>
          </table:table-cell>
          <table:table-cell office:value-type="string" calcext:value-type="string">
            <text:p>Acre</text:p>
          </table:table-cell>
          <table:table-cell office:value-type="string" calcext:value-type="string">
            <text:p>PT de Assis Brasil se opõe a expulsão de Jerry Correia</text:p>
          </table:table-cell>
          <table:table-cell office:value-type="string" calcext:value-type="string">
            <text:p>https://ac24horas.com/2022/11/21/pt-de-assis-brasil-se-opoe-a-expulsao-de-jerry-correia/</text:p>
          </table:table-cell>
          <table:table-cell office:value-type="string" calcext:value-type="string">
            <text:p>Em reunião realizada na última sexta-feira (18), membros da direção da executiva municipal e filiados do Partido dos Trabalhadores (PT) em Assis Brasil se posicionaram de maneira contrária ao processo disciplinar aberto pelo partido para a expulsão do prefeito Jerry Correia e do vereador Juracy Pacheco.De acordo com informações prestadas por um membro do partido no município, pontos do estatuto do PT embasam a decisão por unanimidade da executiva municipal pela não expulsão de Jerry Correia, assim como do vereador, que são acusados pela direção estadual da sigla por infidelidade partidária.Jerry Correia e os seus colegas de partido Fernanda Hassem, de Brasiléia, e Isaac Lima, de Mâncio Lima, se negaram a apoiar a candidatura do ex-senador Jorge Viana ao governo do estado nas últimas eleições. Os três apoiaram o candidato vencedor, o atual governador Gladson Cameli.O prefeito de Assis Brasil afirma que a decisão de não seguir o partido se deu por não ter havido debate interno sobre a candidatura e que a abertura de processo para expulsá-lo foi deliberação de Jorge Viana.“O partido se resumiu aos interesses do Jorge Viana. Tanto é que foi uma candidatura isolada, rifaram grandes aliados, como foi o caso do PSB, do Dr. Jenilson, e que resultou na vergonhosa votação que o Jorge Viana teve”, disse Correia.Isaac Lima disse que a medida do partido não o surpreendeu, mas apenas antecipou uma decisão que ele já havia tomado ao se afastar do PT para apoiar Gladson Cameli. Fernanda Hassem foi procurada, mas não se manifestou a respeito do assunto.Os vereadores Lessandro Jorge André Lopes e Elenilson da Silva Santos, de Brasiléia; Renan da Costa Silva, Jean de Almeida Figueiredo e Joel Ferreira Lima, de Mâncio Lima, e Edésio Matos dos Santos, de Marechal Thaumaturgo, também são alvo do processo de expuls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reunião realizada na última sexta-feira (18), membros da direção da executiva municipal e filiados do Partido dos Trabalhadores (PT) em Assis Brasil se posicionaram 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10/CENSO-IBGE-2.jpg?resize=400%2C240&amp;ssl=1</text:p>
          </table:table-cell>
          <table:table-cell office:value-type="string" calcext:value-type="string">
            <text:p>Cotidiano</text:p>
          </table:table-cell>
          <table:table-cell office:value-type="string" calcext:value-type="string">
            <text:p>Bolsonaro autoriza IBGE contratar recenseadores sem processo seletivo</text:p>
          </table:table-cell>
          <table:table-cell office:value-type="string" calcext:value-type="string">
            <text:p>https://ac24horas.com/2022/11/21/bolsonaro-autoriza-ibge-contratar-recenseadores-sem-processo-seletivo/</text:p>
          </table:table-cell>
          <table:table-cell office:value-type="string" calcext:value-type="string">
            <text:p>Publicada na edição desta segunda-feira (21) do Diário Oficial da União, a Medida Provisória 1.141 dispõe sobre as regras especiais para a contratação de pessoal, por tempo determinado, para a realização do Censo Demográfico de 2022.A MP autoriza a contratação, sem processo seletivo, de funcionários para atuarem no Censo Demográfico 2022. O texto diz que servidores aposentados da União, Estados, Distrito Federal ou municípios podem ser contratados.“As atividades a serem desempenhadas pelos contratados deverão ser atividades ordinárias pertinentes ao recenseamento”, diz a MP.Veja:https://www.in.gov.br/en/web/dou/-/medida-provisoria-n-1.141-de-18-de-novembro-de-2022-44454433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ublicada na edição desta segunda-feira (21) do Diário Oficial da União, a Medida Provisória 1.141 dispõe sobre as regras especiais para a contratação de pessoal, por...</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04/sine-Jana-Pessoa.jpg?resize=400%2C240&amp;ssl=1</text:p>
          </table:table-cell>
          <table:table-cell office:value-type="string" calcext:value-type="string">
            <text:p>Cotidiano</text:p>
          </table:table-cell>
          <table:table-cell office:value-type="string" calcext:value-type="string">
            <text:p>Babá, professor, cozinheiro: Sine do Acre oferta 70 vagas de emprego nesta segunda-feira</text:p>
          </table:table-cell>
          <table:table-cell office:value-type="string" calcext:value-type="string">
            <text:p>https://ac24horas.com/2022/11/21/baba-professor-cozinheiro-sine-do-acre-oferta-70-vagas-de-emprego-nesta-segunda-feira/</text:p>
          </table:table-cell>
          <table:table-cell office:value-type="string" calcext:value-type="string">
            <text:p>O Sistema Nacional de Empregos do Acre (Sine), está disponibilizando 70 vagas de emprego para várias áreas em Rio Branco, nesta segunda-feira, 21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70 vagas de emprego para várias áreas em Rio Branco, nesta segunda-feira, 21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10/TEMPO-CHUVA.jpg?resize=400%2C240&amp;ssl=1</text:p>
          </table:table-cell>
          <table:table-cell office:value-type="string" calcext:value-type="string">
            <text:p>Cotidiano</text:p>
          </table:table-cell>
          <table:table-cell office:value-type="string" calcext:value-type="string">
            <text:p>Acre tem segunda-feira quente com chances de chuvas passageiras</text:p>
          </table:table-cell>
          <table:table-cell office:value-type="string" calcext:value-type="string">
            <text:p>https://ac24horas.com/2022/11/21/acre-tem-segunda-feira-quente-com-chances-de-chuvas-passageiras/</text:p>
          </table:table-cell>
          <table:table-cell office:value-type="string" calcext:value-type="string">
            <text:p>Nesta segunda-feira, 21, a aproximação de uma onda polar, que chega na terça-feira, 22, no Acre e a incursão de umidade do oceano Atlântico deixam o tempo quente, com chuvas, em geral, passageiras e pontuais, mas que podem ser fortes em algumas áreas.Em Rio Branco, Brasileia e Sena Madureira o dia será ventilado, com sol e nuvens. A partir da tarde e, principalmente, durante a noite para o dia seguinte, poderão ocorrer chuvas fortes, acompanhadas de raios. Em Cruzeiro do Sul e Tarauacá, será abafado.Temperaturas:– Rio Branco, Senador Guiomard, Bujari e Porto Acre, com mínimas oscilando entre 23 e 25ºC, e máximas, entre 34 e 36ºC;– Brasileia, Epitaciolândia, Xapuri, Capixaba, Assis Brasil e Santa Rosa do Purus, com mínimas oscilando entre 22 e 24ºC, e máximas, entre 35 e 37ºC;– Plácido de Castro e Acrelândia, com mínimas oscilando entre 23 e 25ºC, e máximas, entre 34 e 36ºC;– Sena Madureira e Manuel Urbano, com mínimas oscilando entre 23 e 25ºC, e máximas, entre 35 e 37ºC;– Tarauacá e Feijó, com mínimas oscilando entre 23 e 25ºC, e máximas, entre 35 e 37ºC;– Cruzeiro do Sul, Mâncio Lima e Rodrigues Alves, com mínimas oscilando entre 23 e 25ºC, e máximas, entre 34 e 36ºC;– Marechal Thaumaturgo, Porto Walter e Jordão, com mínimas oscilando entre 23 e 25ºC, e máximas, entre 35 e 37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gunda-feira, 21, a aproximação de uma onda polar, que chega na terça-feira, 22, no Acre e a incursão de umidade do oceano Atlântico deixam o...</text:p>
          </table:table-cell>
          <table:table-cell office:value-type="string" calcext:value-type="string">
            <text:p>Deylon Félix</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18/03/marcus-alexandre.jpg?resize=400%2C240&amp;ssl=1</text:p>
          </table:table-cell>
          <table:table-cell office:value-type="string" calcext:value-type="string">
            <text:p>Acre</text:p>
          </table:table-cell>
          <table:table-cell office:value-type="string" calcext:value-type="string">
            <text:p>Ex-prefeito Marcus Alexandre poderá ir para o Dnit</text:p>
          </table:table-cell>
          <table:table-cell office:value-type="string" calcext:value-type="string">
            <text:p>https://ac24horas.com/2022/11/21/marcus-alexandre-podera-ir-para-o-dnit/</text:p>
          </table:table-cell>
          <table:table-cell office:value-type="string" calcext:value-type="string">
            <text:p>O ex-prefeito de Rio Branco, Marcus Alexandre (PT), poderá assumir o Dnit no Acre a partir de janeiro do ano que vem. O nome do engenheiro Thiago Caetano, servidor de carreira do órgão e que já dirigiu a instituição, também é comentado. Marcus seria uma indicação do PT e Caetano do senador Sérgio Petecão (PSD), cujo partido integrará a base de apoio do terceiro mandato do presidente eleito Lula.O atual dirigente do órgão, o engenheiro Carlos Morais, deverá entregar a superintendência até o dia 31 de dezembro. Ele também é servidor do Dnit e continuará na equipe com os demais técnicos. Apesar da falta de recursos, Carlos fez um excelente trabalho à frente da instituição que enfrenta a escassez de verbas para as rodovias por parte do governo federal. A situação é política e dependerá exclusivamente do novo governo.Com a mudança de governo em Brasília, a expectativa é que o orçamento para o Dnit melhore, já que atualmente é considerado o menor da história desde que o órgão foi criado. Outro ponto a ser discutido é a parceria com o governo do estado através do Deracre. Caberá ao governador Gladson Cameli (PROGRESSISTA) e à bancada federal se articular para manter o nível de relacionamento.“Se os governantes não construírem escolas, em 20 anos faltará dinheiro para construir presídios”. (Darcy Ribeiro). Nas terras do Marechal Rondon, radicais que bloqueiam as rodovias e saqueiam carretas e caminhões (incendiando até) estão fazendo inveja ao MST.. Acusaram tanto a tal “esquerda” de o Brasil virar uma Venezuela que estão fazendo o mesmo.. “Não se transforme no monstro que você luta e combate; não olhe muito tempo para o abismo, ele olhará para você também”. (Nietzsche, em Zaratustra).. Traduzindo:. Cuidado para quem você direciona seu ódio, crítica e fúria vai acabar se transformando no próprio inimigo e seus métodos, ou seja, radicalismo de direita ou de esquerda é tudo a mesma coisa.. “Esses métodos antidemocráticos são da esquerda”. (Presidente Jair Bolsonaro).. Cargos federais já em disputa no Acre.. Ainda não entendi se é para anular apenas a eleição de presidente ou de deputados estaduais, federais, governadores e senadores?. Vamos todos juntos/pra frente Brasil/Salve essa eleição!. Ops!. Digo seleção!. O prefeito Bocalom precisa ser mais prudente com as palavras; prudência é de Deus.. A eleição de prefeito está bem aí, na próxima esquina.. E esse novembro desconjuntado, chuvas raras, friagem…será o prenúncio do fim do mundo como dizem alguns?!. Salienta a irmã Nair no Tic-Toc, que já foi ao inferno e voltou várias vezes, preparem-se porque vem coisa por aí.. Deus nos livre!. Como diz o Macunaíma, ledo engano achar que se ataca apenas Alexandre de Morais, Barroso, o STF… o judiciário é um dos poderes da república assim como o Executivo e o Legislativo.. Tem mais:. Não é um poder desarmado!. Detém a arma mais forte de todas que, inclusive, tem segurado os que detêm as armas de aço e chumbo:. A CF de 1988.. Não fosse isso, a cobra tava fumando, a jiripoca piando e a porca torcendo o rabo.. Bom dia, vai Bras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prefeito de Rio Branco, Marcus Alexandre (PT), poderá assumir o Dnit no Acre a partir de janeiro do ano que vem. O nome do engenheiro...</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PM-BOLSO.jpg?resize=400%2C240&amp;ssl=1</text:p>
          </table:table-cell>
          <table:table-cell office:value-type="string" calcext:value-type="string">
            <text:p>Destaque 4</text:p>
          </table:table-cell>
          <table:table-cell office:value-type="string" calcext:value-type="string">
            <text:p>Bolsonaristas entram em atrito com PM durante manifestação no 4° BIS em Rio Branco</text:p>
          </table:table-cell>
          <table:table-cell office:value-type="string" calcext:value-type="string">
            <text:p>https://ac24horas.com/2022/11/21/bolsonaristas-entram-em-atrito-com-pm-durante-manifestacao-no-4-bis-em-rio-branco/</text:p>
          </table:table-cell>
          <table:table-cell office:value-type="string" calcext:value-type="string">
            <text:p>Apoiadores do presidente da República, Jair Bolsonaro (PL), entraram em discussão com militares da Polícia Militar durante a manifestação em frente ao 4º Batalhão de Infantaria de Selva (4º BIS), na noite de domingo, 20, em Rio Branco.De acordo com relatos divulgados nas redes sociais, os manifestantes estavam reunidos na rua para tirar uma fotografia – fato corriqueiro durante o movimento, contudo, uma viatura da Polícia Militar chegou e, o responsável pela guarnição pediu para os patriotas saírem do local e desobstruir a rua.A partir desse momento, o militar resolveu chamar reforço e a atitude revoltou o grupo. Em seguida, após alguns minutos de diálogo entre a PM e membros do exército, ficou decidido que o grupo permaneceria protestando no local – pacificamente.Os manifestantes estão desde o dia 2 de novembro em frente ao quartel em protesto à vitória de Lula nas eleições presidenciais deste ano.Veja o vídeo:Please enable JavaScriptplay-rounded-fillLink15:3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oiadores do presidente da República, Jair Bolsonaro (PL), entraram em discussão com militares da Polícia Militar durante a manifestação em frente ao 4º Batalhão de Infantari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1668882886501.jpg?resize=400%2C240&amp;ssl=1</text:p>
          </table:table-cell>
          <table:table-cell office:value-type="string" calcext:value-type="string">
            <text:p>Cotidiano</text:p>
          </table:table-cell>
          <table:table-cell office:value-type="string" calcext:value-type="string">
            <text:p>BR-364 continua com 7 trechos bloqueados por manifestantes em Rondônia, informa PRF</text:p>
          </table:table-cell>
          <table:table-cell office:value-type="string" calcext:value-type="string">
            <text:p>https://ac24horas.com/2022/11/21/br-364-continua-com-7-trechos-bloqueados-por-manifestantes-em-rondonia-informa-prf/</text:p>
          </table:table-cell>
          <table:table-cell office:value-type="string" calcext:value-type="string">
            <text:p>A comunicação da Polícia Rodoviária Federal (PRF), em Rondônia, informou em novo boletim divulgado na noite de domingo, 20, que a rodovia da BR-364 mantém bloqueada em pelo menos 7 trechos no estado – que faz fronteira com o Acre.A nota atualizada mostra que a manifestação se mantém em Vila Califórnia, Extrema, Colorado do Oeste e Nova Mamoré, Cerejeiras e Candeias do Jamari.Na manhã de sábado, 19, a equipe de segurança pública juntamente com a PRF realizou o trabalho de desobstrução por meio da força – havendo inclusive, confronto entre a tropa de choque e manifestantes.O grupo de apoiadores do presidente da República, Jair Bolsonaro (PL), se mantém em protesto contra o resultado das eleições presidenciais em outubro deste ano, que teve o presidente eleito, Luiz Inácio Lula da Silva, do P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omunicação da Polícia Rodoviária Federal (PRF), em Rondônia, informou em novo boletim divulgado na noite de domingo, 20, que a rodovia da BR-364 mantém bloquead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07/QUEIMADA-GRANDE.jpg?resize=400%2C240&amp;ssl=1</text:p>
          </table:table-cell>
          <table:table-cell office:value-type="string" calcext:value-type="string">
            <text:p>Destaque 4</text:p>
          </table:table-cell>
          <table:table-cell office:value-type="string" calcext:value-type="string">
            <text:p>Sena Madureira é o 5º município que mais registrou queimadas no país em novembro</text:p>
          </table:table-cell>
          <table:table-cell office:value-type="string" calcext:value-type="string">
            <text:p>https://ac24horas.com/2022/11/21/sena-madureira-e-o-5o-municipio-que-mais-registrou-queimadas-no-pais-em-novembro/</text:p>
          </table:table-cell>
          <table:table-cell office:value-type="string" calcext:value-type="string">
            <text:p>Mesmo com o período chuvoso se acirrando no Estado, o Acre segue figurando entre os que mais queimadas realizam ultimamente. O sistema de monitoramento do Instituto Nacional de Estudos Espaciais (Inpe) incluiu o município de Sena Madureira entre os dez que mais queimadas realizaram entre 1 e 19 de novembro no Brasil.No gráfico produzido neste domingo (20) pelo Inpe estão listados apenas os 10 municípios com o maior número de focos acumulados. Porto Velho, em Rondônia, lidera o grupo com mais de 300 focos registrados no período. Boca do Acre é o 10º com 129 focos.Sena Madureira é o quinto, com 155 ocorrências. Até agora, o ano de 2022 vem sendo especialmente crítico para o Acre quando o assunto é queimada florestal. São 11,8 mil focos, 34% a mais que em 2021 até agora.No atual mês de novembro são 888 focos, 3% a mais que em outubro. Os dados apenas confirmam estudos recentes alertando para uma explosão nas queimadas após o 2º turno das eleiç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esmo com o período chuvoso se acirrando no Estado, o Acre segue figurando entre os que mais queimadas realizam ultimamente. O sistema de monitoramento do Institut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0/06/COMERCIO-CORONA.jpeg?resize=400%2C240&amp;ssl=1</text:p>
          </table:table-cell>
          <table:table-cell office:value-type="string" calcext:value-type="string">
            <text:p>Destaque 7</text:p>
          </table:table-cell>
          <table:table-cell office:value-type="string" calcext:value-type="string">
            <text:p>Em Rio Branco, 54% dos empregados ganham R$ 1,1 mil</text:p>
          </table:table-cell>
          <table:table-cell office:value-type="string" calcext:value-type="string">
            <text:p>https://ac24horas.com/2022/11/21/em-rio-branco-54-dos-empregados-ganham-r-11-mil-no-maximo-e-maioria-vai-a-pe-da-casa-ao-trabalho/</text:p>
          </table:table-cell>
          <table:table-cell office:value-type="string" calcext:value-type="string">
            <text:p>Divulgada na 3ª semana de novembro, a pesquisa de trabalho e renda realizada pelo Instituto DataControl sob encomenda da Federação do Comércio do Acre confirma a triste realidade da mobilidade em Rio Branco: 17,3% dos empregados se deslocam da casa para o trabalho a pé. Apenas 11,4% usa o falho transporte coletivo; 6,46% utilizam a bicicleta como veículo de locomoção; 14,4% tem moto e 14,5% vão para o trabalho usando carro próprio.O drama da mobilidade confere com a baixa renda: 55,4% dos entrevistados na pesquisa DataControl disseram ter renda de até R$1,1 mil; 30,2%, entre R$ 1.101 a R$ 2 mil e, 10,4%, de R$ 2.001 a R$ 3 mil. Apenas 4% informam renda mensal acima de R$ 3 mil.“Para 36,6% os ganhos mensais são suficientes para as necessidades domésticas, enquanto 43,6% se mostram insatisfeitos com relação a esse aspecto. Para 17,3%, o ganho mensal é razoável e 2,5% não têm salário”, diz a Fecomércio.A pesquisa é realizada regularmente e tem por objetivo avaliar o mercado de trabalho em Rio Branco. O resultado aponta ainda que da população empregada, apenas 42,1% contam com carteira assina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ivulgada na 3ª semana de novembro, a pesquisa de trabalho e renda realizada pelo Instituto DataControl sob encomenda da Federação do Comércio do Acre confirma 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SELECAO_2.jpg?resize=400%2C240&amp;ssl=1</text:p>
          </table:table-cell>
          <table:table-cell office:value-type="string" calcext:value-type="string">
            <text:p>Notícias</text:p>
          </table:table-cell>
          <table:table-cell office:value-type="string" calcext:value-type="string">
            <text:p>Retrospecto dos seis anos de Tite à frente da seleção brasileira</text:p>
          </table:table-cell>
          <table:table-cell office:value-type="string" calcext:value-type="string">
            <text:p>https://ac24horas.com/2022/11/21/retrospecto-dos-seis-anos-de-tite-a-frente-da-selecao-brasileira/</text:p>
          </table:table-cell>
          <table:table-cell office:value-type="string" calcext:value-type="string">
            <text:p>Foto: Lucas Figueiredo/CBFTite está prestes a comandar o Brasil em sua segunda Copa do Mundo. Mas, o Mundial do Catar representa uma grande diferença no processo de preparação ante ao primeiro desafio em 2018. Isso porque Tite assumiu a seleção somente em 2016, na metade do ciclo e em uma situação caótica nas Eliminatórias da América do Sul.Na ocasião, a seleção estava apenas na sexta colocação e a população demonstrando pouca confiança na equipe. Com a chegada de Tite, o estilo de jogo foi bastante modificado e o Brasil voltou a vencer na competição. Em uma campanha de recuperação, a seleção se classificou sem sustos para a Copa da Rússia.Entretanto, o técnico acabou eliminado pela Bélgica, nas quartas de final do Mundial. Desta vez, Tite contou com um período completo com Eliminatórias, amistosos e muito mais tempo para renovar o grupo de trabalho. Além disso, novos talentos surgiram nos gramados brasileiros e se consolidaram no futebol mundial, como Vinicius Jr, Rodrygo, Anthony e tantos outros.A equipe brasileira carimbou o passaporte para o Mundial do Catar com muita antecedência e na primeira colocação das Eliminatórias. Por isso, os brasileiros chegam como grandes favoritos para vencer a Copa do Mundo. Mas, será que o retrospecto de Tite sustenta esse favoritismo?De fato, os números de Tite à frente da seleção impõem respeito. Nestes seis anos de trabalho, foram 76 jogos, com 58 vitórias, 13 empates e 5 derrotas. No atual ciclo para a Copa do Mundo 2022, são 50 jogos, com 38 vitórias, 9 empates e 3 derrotas.Apesar disto, Tite rechaçou o status de favorito. “Não estou dizendo que o time vai ganhar, mas o time chega mais forte, mais estruturado. E humanamente mais entrosado, os atletas sabem como a gente trabalha. A seleção chega mais firme, mais forte e consistente para o Mundial”, declarou.A boa fase da seleção brasileira também tende a levar milhares de torcedores a se envolverem ainda mais com a Copa do Mundo. Por isso, a oportunidade de palpitar em todos os jogos na plataforma da Bolla representa uma forma de acompanhar o Mundial de perto e ainda ganhar dinheiro.A Bolla foi fundada por uma equipe de profissionais altamente experientes na indústria de tecnologia dos Estados Unidos. Deste modo, a plataforma chega consolidada e com a promessa de revolucionar o mercado brasileiro deapostas online. Não dá pra perder, não é?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to: Lucas Figueiredo/CBF Tite está prestes a comandar o Brasil em sua segunda Copa do Mundo. Mas, o Mundial do Catar representa uma grande diferença no...</text:p>
          </table:table-cell>
          <table:table-cell office:value-type="string" calcext:value-type="string">
            <text:p>Assessoria</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1668986972502.jpg?resize=400%2C240&amp;ssl=1</text:p>
          </table:table-cell>
          <table:table-cell office:value-type="string" calcext:value-type="string">
            <text:p>Acre</text:p>
          </table:table-cell>
          <table:table-cell office:value-type="string" calcext:value-type="string">
            <text:p>Confronto entre facções deixa um ferido a tiros no Santa Inês</text:p>
          </table:table-cell>
          <table:table-cell office:value-type="string" calcext:value-type="string">
            <text:p>https://ac24horas.com/2022/11/20/confronto-entre-faccoes-deixa-um-ferido-a-tiros-no-santa-ines/</text:p>
          </table:table-cell>
          <table:table-cell office:value-type="string" calcext:value-type="string">
            <text:p>João Felipe Carvalho de Mendonça, de 21 anos, foi ferido com um tiro após um ataque de membros de uma organização criminosa na manhã deste domingo, 20, Travessa Pinho, no bairro Santa Inês, no segundo distrito de Rio Branco. Durante a ação dos criminosos, a Polícia Militar foi acionada e prendeu oito pessoas e apreendeu quatro armas de fogo e munições.Uma guarnição da Polícia Militar estava fazendo patrulhamento de rotina na Via Chico Mendes quando recebeu informações via COPOM que cerca se dez indivíduos armados estariam na rua Santa Inês, no bairro Santa Inês.Ao se aproximarem da ocorrência, populares informaram aos policiais que os criminosos estavam em outra travessa do bairro. A guarnição se deslocou até ao local e visualizaram quatro indivíduos em posse de armas de fogo dentro de um terreno aberto, neste momento foi dada voz de prisão e os criminosos apontaram as armas de fogo na direção dos policiais que revidaram a injusta agressão e efetuaram alguns tiros, vindo a trocar tiros com os criminosos.Foi quando os agentes se desfizeram das armas de fogo, jogando-as no solo em frente a residência onde eles invadiram e saíram correndo para o fundo do terreno. Os militares fizeram o acompanhamento e conseguiram alcança-los no final do terreno. Foi dado voz de prisão aos 04 indivíduos e encontrado no quintal 03 armas de fogo.Os policiais informaram a reportagem doac24horasque João Felipe foi ferido com um tiro em um outro momento enquanto bebia com amigos na rua. Os membros de uma facção rival os abordaram e efetuaram vários tiros, vindo a atingir João no pescoço.A ambulância do SAMU foi acionada pelos Policiais Militares e os paramédicos prestaram os primeiros atendimentos a João Felipe que foi encaminhado ao Pronto-Socorro de Rio Branco em estado de saúde estável.Durante o confronto entre facções outras guarnições policiais foram acionadas e conseguiram prender os demais envolvidos na guerra entre facções em outros lugares próximo ao bairro Santa Inês, onde foi encontrado também armas de fogo.Diante dos fatos foi dada voz de prisão todos os envolvidos que foram encaminhados à Delegacia de Flagrantes (Defla) para os devidos procediment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João Felipe Carvalho de Mendonça, de 21 anos, foi ferido com um tiro após um ataque de membros de uma organização criminosa na manhã deste domingo,...</text:p>
          </table:table-cell>
          <table:table-cell office:value-type="string" calcext:value-type="string">
            <text:p>Davi Sahid</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1668982784057.jpg?resize=400%2C240&amp;ssl=1</text:p>
          </table:table-cell>
          <table:table-cell office:value-type="string" calcext:value-type="string">
            <text:p>Acre</text:p>
          </table:table-cell>
          <table:table-cell office:value-type="string" calcext:value-type="string">
            <text:p>Homem recebe descarga elétrica ao fazer “gato” e vai parar no PS</text:p>
          </table:table-cell>
          <table:table-cell office:value-type="string" calcext:value-type="string">
            <text:p>https://ac24horas.com/2022/11/20/homem-recebe-descarga-eletrica-ao-fazer-gato-e-vai-parar-no-ps/</text:p>
          </table:table-cell>
          <table:table-cell office:value-type="string" calcext:value-type="string">
            <text:p>Juciê Fernandes da Silva, de 37 anos, ficou ferido no final da manhã deste domingo, 20, após receber uma descarga elétrica em um poste de energia situado na Travessa Princesinha, no bairro Taquari, no segundo distrito de Rio Branco.De acordo com informações de populares que presenciaram o acidente, Juciê foi tentar ligar o cabo de energia elétrica de sua casa em um poste de energia de alta tensão para tentar restabelecer a energia de sua residência, o homem subiu no poste e recebeu uma descarga elétrica e caiu no solo.Paramédicos do Serviço de Atendimento Móvel de Urgência (SAMU) foram acionados através do número 192, prestaram os primeiros atendimentos e encaminharam Juciê em estado de saúde estável ao Pronto-Socorro de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Juciê Fernandes da Silva, de 37 anos, ficou ferido no final da manhã deste domingo, 20, após receber uma descarga elétrica em um poste de energia...</text:p>
          </table:table-cell>
          <table:table-cell office:value-type="string" calcext:value-type="string">
            <text:p>Davi Sahid</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1668975662749.jpg?resize=400%2C240&amp;ssl=1</text:p>
          </table:table-cell>
          <table:table-cell office:value-type="string" calcext:value-type="string">
            <text:p>Acre</text:p>
          </table:table-cell>
          <table:table-cell office:value-type="string" calcext:value-type="string">
            <text:p>Criminoso ameaça policiais com arma e acaba morto a tiros</text:p>
          </table:table-cell>
          <table:table-cell office:value-type="string" calcext:value-type="string">
            <text:p>https://ac24horas.com/2022/11/20/criminoso-ameaca-policiais-com-arma-e-acaba-morto-a-tiros/</text:p>
          </table:table-cell>
          <table:table-cell office:value-type="string" calcext:value-type="string">
            <text:p>O foragido da justiça Adalcimar Oliveira de Almeida, de 28 anos, foi morto com dois tiros na tarde deste domingo, 20, após ameaçar a guarnição da Polícia Militar com uma arma de fogo dentro de uma residência situada na Travessa Morada do Sol, no bairro Taquari, segundo distrito de Rio Branco.De acordo com o Tenente Ernísio, a guarnição do GIRO do Batalhão de Operações Especiais (BOPE), estava fazendo diligências na região, quando avistou Adalcimar com uma arma de fogo. O foragido ao perceber a aproximação do policiais correu, invadiu a residência de um morador, se abrigou por detrás de um banheiro no fundo do quintal e, em posse de uma escopeta, ficou esperando os policiais para tentar feri-los. A guarnição fez um cerco na residência e ao tentar prender Adalcimar, ele reagiu apontando a escopeta para os policiais e foi alvejado a tiros no peito e na cabeça.A ambulância do suporte avançado do Serviço de Atendimento Móvel de Urgência (SAMU) foi acionada, mas quando os paramédicos chegaram ao local Adalcimar já se encontrava morto.A área foi isolada pela Polícia Militar para os trabalhos do Perito Criminal. O corpo foi removido e encaminhado ao Instituto Médico Legal (IML) para os exames cadavéricos.A polícia informou a reportagem doac24horasque Adalcimar estava foragido da justiça pelos crimes de porte ilegal de arma de fogo, homicídio e receptação.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foragido da justiça Adalcimar Oliveira de Almeida, de 28 anos, foi morto com dois tiros na tarde deste domingo, 20, após ameaçar a guarnição da...</text:p>
          </table:table-cell>
          <table:table-cell office:value-type="string" calcext:value-type="string">
            <text:p>Davi Sahid</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1668970114071.jpg?resize=400%2C240&amp;ssl=1</text:p>
          </table:table-cell>
          <table:table-cell office:value-type="string" calcext:value-type="string">
            <text:p>Acre</text:p>
          </table:table-cell>
          <table:table-cell office:value-type="string" calcext:value-type="string">
            <text:p>Caminhoneiro tomba carreta para evitar atropelar manifestantes</text:p>
          </table:table-cell>
          <table:table-cell office:value-type="string" calcext:value-type="string">
            <text:p>https://ac24horas.com/2022/11/20/caminhoneiro-tomba-carreta-para-evitar-atropelar-manifestantes/</text:p>
          </table:table-cell>
          <table:table-cell office:value-type="string" calcext:value-type="string">
            <text:p>No início da tarde deste domingo, 20, a Polícia Rodoviária Federal (PRF) registrou um acidente envolvendo uma carreta, que saiu de pista e tombou. O fato foi registrado próximo ao trevo de Rolim de Moura, na BR 364, na área havia um bloqueio.Conforme depoimento do motorista, ele seguia dirigindo na velocidade da via e precisou realizar uma manobra brusca em razão da manifestação no local. Para não atropelar as pessoas que que aguardavam a liberação da pista, o condutor optou pelo dano material ao veículo e virou a direção barranco abaixo.A manobra evitou um grave acidente, com a possibilidade de atropelamento de dezenas de pessoas. O profissional das estradas foi encaminhado ao hospital e sofreu apenas escoriaç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início da tarde deste domingo, 20, a Polícia Rodoviária Federal (PRF) registrou um acidente envolvendo uma carreta, que saiu de pista e tombou. O fato...</text:p>
          </table:table-cell>
          <table:table-cell office:value-type="string" calcext:value-type="string">
            <text:p>Deylon Félix</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Equador.jpg?resize=400%2C240&amp;ssl=1</text:p>
          </table:table-cell>
          <table:table-cell office:value-type="string" calcext:value-type="string">
            <text:p>Cotidiano</text:p>
          </table:table-cell>
          <table:table-cell office:value-type="string" calcext:value-type="string">
            <text:p>Equador domina o Qatar e vence na abertura da Copa com show de atacante</text:p>
          </table:table-cell>
          <table:table-cell office:value-type="string" calcext:value-type="string">
            <text:p>https://ac24horas.com/2022/11/20/equador-domina-o-qatar-e-vence-na-abertura-da-copa-com-show-de-atacante/</text:p>
          </table:table-cell>
          <table:table-cell office:value-type="string" calcext:value-type="string">
            <text:p>Com o resultado, a seleção do Qatar se tornou a primeira anfitriã a ser derrotada na estreia da Copa em todas as 22 edições. Essa é a primeira vez que o país do Oriente Médio está disputando o torneio.Já o Equador está em sua quarta participação (2002, 2006 e 2014) e busca superar a sua melhor campanha até então. No torneio de 2006, na Alemanha, a seleção sul-americana chegou às oitavas de final, mas acabou sendo derrotada pela Inglaterra.As outras duas seleções do Grupo A, Holanda e Senegal, entram em campo amanhã, às 13h (de Brasília). Na segunda rodada, marcada para a próxima sexta, os donos da casa enfrentarão os holandeses, enquanto Equador medirá forças com Senegal.Qataris, finalmentePela primeira vez desde a chegada do UOL em Doha foi possível ter um contato mais próximo com os qataris. Os qataris compõe apenas cerca de 13% da população Qatar e pertencem, em geral, a elite nacional. Por isso, dificilmente são vistos nas ruas em um país populado por muitos imigrantes. Sempre vestindo o thobe, roupa tradicional que cobre os homens dos pés a cabeça, os anfitriões da Copa de 2022 compareceram em peso com as famílias ao estádio Al Bayt, que fica no meio do deserto ao Norte de Doha.Primeiro gol da Copa… anuladoLogo aos três minutos de jogo, Enner Valência aproveitou um bate-rebate na área do Qatar e inaugurou o placar por alguns segundos.A jogada começou com um chuveirinho em cobrança de falta no meio de campo. O goleiro qatari saiu mal e a bola ficou viva na disputa pelo ar. Torres conseguiu acertar um voleio e cruzou na cabeça do capitão equatoriano, que apareceu entre a marcação e cabeceou para dentro da rede.No entanto, o VAR revisou o lance e o árbitro anulou o gol por impedimento de Michael Estrada na disputa da bola. A reversão da jogada levou a torcida qatari ao delírio, celebrando como se fosse um tento de sua seleção.Valência sofre e converte pênaltiO gol anulado não abalou os equatorianos, que seguiram controlando as ações da partida e encurralando os adversários. Aos 14 minutos, Plata saiu em contra-ataque rápido e lançou Valencia na área. O centroavante ganhou na velocidade, saiu livre na cara do gol e tentou driblar o goleiro.Al Sheeb acertou as pernas de Valencia e o derrubou, cometendo o pênalti e levando o cartão amarelo pela infração. O próprio capitão da equipe sul-americana foi para a cobrança e bateu com calma no canto direito da meta, deslocando o goleiro. 1 a 0 para o Equador e primeira vez que o gol inicial de uma Copa vem de uma penalidade.Valencia outra vezO atacante equatoriano balançou a rede qatari mais uma vez no primeiro tempo, a segunda de maneira oficial. Aos 31′, o Equador saiu em contra-ataque, mas Caicedo não conseguiu encontrar uma brecha na defesa e segurou a jogada pelo lado direito até a chegada de Preciado.O lateral cruzou de primeira e encontrou Valencia sozinho na área. O jogador de 33 anos mal precisou pular e cabeceou no canto esquerdo do gol, sem chance para o goleiro. Ele foi o responsável por marcar todos os últimos cinco gols de sua seleção em Copas e está a um de igualar o recorde de seis gols consecutivos de seu país no torneio.Qatar faz jogo duroSem conseguir reagir na bola, a seleção qatari endureceu a marcação. Foram três cartões amarelos no primeiro tempo e pelo menos duas entradas firmes em Valencia. O craque equatoriano até ficou sentindo após uma das pancadas e saiu de campo para ser atendido, mas retornou a campo.Os donos da casa melhoraram antes do intervalo, com o Equador diminuindo a intensidade, e quase chegaram a marcar na última jogada do tempo. Al Haydos recebeu pela direita e mandou um cruzamento na medida para a área. Almoez Ali estava sozinho diante do goleiro, mas o atacante não conseguiu acertar a bola em cheio e desviou de cabeça para fora.Segundo tempo mornoCom a partida sendo realizada à noite no Qatar, e devido também ao pleno funcionamento do sistema de ar condicionado do estádio, o calor não foi um fator determinante no confronto. Além disso, o segundo tempo teve uma temperatura abaixo do que foi visto em campo nos 45 minutos iniciais.Em vantagem no placar, o Equador continuou buscando o ataque, mas sem ser tão incisivo e eficiente quanto na primeira etapa. O Qatar também teve suas oportunidades, mas terminou o jogo sem acertar o gol em suas cinco finalizações.Principal nome da partida, Enner Valencia foi substituído na reta final do jogo após sentir dores e ficou com gelo no joelho no banco de reservas.Arboleda no bancoRobert Arboleda, zagueiro equatoriano do São Paulo, começou a partida no banco de reservas. O jogador lesionou o tornozelo esquerdo em junho e teve sua presença na Copa ameaçada. Ele conseguiu se recuperar a tempo e até disputou o último amistoso da seleção antes de ir ao Qatar, mas não foi acionado no jogo de abertura.Ficha técnicaQatar 0 X 2 EquadorCompetição: 1ª rodada do Grupo A da Copa do Mundo de 2022Local: Estádio Al Bayt, em Al Khor, no QatarData e hora: 20 de novembro de 2022, às 13h (de Brasília)Público: 67.372 torcedoresÁrbitro: Daniele Orsato (ITA)Assistentes: Ciro Carbone e Alessandro GiallatiniCartões amarelos: Al Sheeb (QAT), Almoez Ali (QAT), Caicedo (EQU), Karim Boudiaf (QAT), Méndez (EQU)Gols: Enner Valencia (EQU), aos 16′ e aos 31′ do primeiro tempoQatar: Al Sheeb; Al-Rawi, Khoukhi e Hassan; Pedro Miguel, Boudiaf, Al Haydos (Waad), Hatem e Ahmed; Akram Afif e Almoez Ali (Muntari). Técnico: Felix Sanchez.Equador: Galíndez; Presciado, Félix Torres, Hincapié, Estupiñán; Plata, Méndez, Caicedo (Franco) e Ibarra (Sarmiento); Valencia (Cifuentes) e Estrada (Kevin Rodríguez). Técnico: Gustavo Alfa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o resultado, a seleção do Qatar se tornou a primeira anfitriã a ser derrotada na estreia da Copa em todas as 22 edições. Essa é...</text:p>
          </table:table-cell>
          <table:table-cell office:value-type="string" calcext:value-type="string">
            <text:p>UOL</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JESSICA-E-WEVERTON_2.jpg?resize=400%2C240&amp;ssl=1</text:p>
          </table:table-cell>
          <table:table-cell office:value-type="string" calcext:value-type="string">
            <text:p>Destaque 4</text:p>
          </table:table-cell>
          <table:table-cell office:value-type="string" calcext:value-type="string">
            <text:p>Acreanos Jéssica Ingrede e Weverton se encontram em treino de seleção no Catar</text:p>
          </table:table-cell>
          <table:table-cell office:value-type="string" calcext:value-type="string">
            <text:p>https://ac24horas.com/2022/11/20/acreanos-jessica-ingrede-e-weverton-se-encontram-em-treino-de-selecao-no-catar/</text:p>
          </table:table-cell>
          <table:table-cell office:value-type="string" calcext:value-type="string">
            <text:p>No dia da cerimônia de abertura da primeira Copa do Mundo realizada no Oriente Médio, a influenciadora digital Acreana Jéssica Ingrede, que está representando o time de influenciadores da Confederação Brasileira de Futebol (CBF), se encontrou com os jogadores da seleção brasileira em mais um dia de treino, desta vez, o primeiro no Catar, neste domingo (20).Jéssica fotografou para a imprensa ao lado do goleiro também acreano Weverton Pereira, um dos convocados pelo técnico Tite. Em seu perfil no Instagram, a blogueira mostrou os bastidores do treino, onde o atacante Neymar fez uma dessa de autógrafos para crianças.“Hoje estamos tendo a oportunidade de estar no mesmo local que grandes jornalistas esportivos. É muito bacana você vê pessoas ali da telinha ao seu lado, como colegas de trabalho “, comentou Ingrede.Ela ainda concedeu entrevista para uma TV da Espanha. “É uma seleção (brasileira) com muitas pessoas que vão brilhar nessa Copa”, diss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dia da cerimônia de abertura da primeira Copa do Mundo realizada no Oriente Médio, a influenciadora digital Acreana Jéssica Ingrede, que está representando o time...</text:p>
          </table:table-cell>
          <table:table-cell office:value-type="string" calcext:value-type="string">
            <text:p>Thais Farias</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CATAR_2.jpg?resize=400%2C240&amp;ssl=1</text:p>
          </table:table-cell>
          <table:table-cell office:value-type="string" calcext:value-type="string">
            <text:p>Destaque 4</text:p>
          </table:table-cell>
          <table:table-cell office:value-type="string" calcext:value-type="string">
            <text:p>Catar surpreende e entrega Cerimônia de Abertura da Copa com cara de Olimpíada</text:p>
          </table:table-cell>
          <table:table-cell office:value-type="string" calcext:value-type="string">
            <text:p>https://ac24horas.com/2022/11/20/catar-surpreende-e-entrega-cerimonia-de-abertura-da-copa-com-cara-de-olimpiada/</text:p>
          </table:table-cell>
          <table:table-cell office:value-type="string" calcext:value-type="string">
            <text:p>A primeira Copa do Mundo do Oriente Médio começou. Com discursos de inclusão e diversidade, a Cerimônia de Abertura, no Catar, teve um “quê” de Jogos Olímpicos.Assinada pelo diretor Marco Balich, que fez as aberturas das Olimpíadas do Rio-2016 e de Tóquio-2020, além de três edições de Jogos de Inverno, e com Morgan Freeman como mestre de cerimônia, a festa misturou a cultura local, com cantos das torcidas e a história das Copas do Mundo. Bonecos infláveis dos mascotes de outras edições entraram em campo, assim como a representação das 32 camisas das seleções participantes. Foi uma festa bonita e sofisticada, com luzes, led e fogos de artifício, como não se vê em Copas do Mundo.Assinada pelo diretor Marco Balich, que fez as aberturas das Olimpíadas do Rio-2016 e de Tóquio-2020, além de três edições de Jogos de Inverno, e com Morgan Freeman como mestre de cerimônia, a festa misturou a cultura local, com cantos das torcidas e a história das Copas do Mundo. Bonecos infláveis dos mascotes de outras edições entraram em campo, assim como a representação das 32 camisas das seleções participantes. Foi uma festa bonita e sofisticada, com luzes, led e fogos de artifício, como não se vê em Copas do Mundo.A festa que durou cerca de 30 minutos, no Estádio Al Bayt, chamou a atenção uma vez que foi realizada de noite e, com isso, Balich conseguiu explorar efeitos visuais. Após o show do cantor sul-coreano Jung Kook, da banda de k-pop BTS, e do cantor catari Fahad Al-Kubaisi, Tamim bin Hamad al-Thani, Emir do Catar, fez o discurso de abertura.– Recebemos a todos de braços abertos na Copa do Mundo 2022. Nós trabalhamos e fizemos muitos esforços para garantir o sucesso desta edição. Investimos para o bem de toda a humanidade. Durante 28 dias, vamos acompanhar essa festa de futebol nesse espaço de diálogo e civilização. As pessoas, por mais que sejam de culturas, nacionalidades e orientações diferentes, vão se reunir aqui no Catar. Que beleza juntar essas diferenças todas. Desejo a todas as seleções muito sucesso. Para todos vocês meus desejos de felicidades. Bem-vindos a Doha – disse Tamim bin Hamad al-Thani.A festa começou com um vídeo de abertura com um tubarão-baleia, animal simbólico do país, e povos árabes no deserto. A produção se encerrou com representação do estádio Al Bayt, onde aconteceu a abertura. O ator americano Morgan Freeman, que fez a narração do vídeo, apareceu no gramado para falar sobre tolerância e respeito, ao encontrar Ghanim Al Muftah, ativista que nasceu com Síndrome de Regressão Caudal — uma condição rara. Ele é um influenciador catari. O diálogo entre Morgan Freeman e Ghanim Al Muftah reforça o discurso do Qatar de tentar mostrar que estava aberto a todos, apesar da controvérsia relacionada às leis contra LGBTQIA+.A Cerimônia continuou com os “cantos da nação”, músicas tradicionais das torcidas ao redor do mundo. Além de 100 artistas com bastões de led, interagindo com as projeções e ao som de “Waving Flag”, bandeiras e grandes camisas das seleções participantes desfilaram no estádio.Bonecos infláveis dos mascotes, incluindo o Fuleco, do Mundial do Brasil, em 2014, e hinos das Copas anteriores também fizeram parte da Cerimônia. E no final, o mascote oficial da Copa no Catar, La’eeb, com 20 metros de altura por 16 metros de comprimento, foi erguido por has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imeira Copa do Mundo do Oriente Médio começou. Com discursos de inclusão e diversidade, a Cerimônia de Abertura, no Catar, teve um “quê” de Jogos...</text:p>
          </table:table-cell>
          <table:table-cell office:value-type="string" calcext:value-type="string">
            <text:p>Terra</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WhatsApp-Image-2022-11-20-at-10.20.58.jpeg?resize=400%2C240&amp;ssl=1</text:p>
          </table:table-cell>
          <table:table-cell office:value-type="string" calcext:value-type="string">
            <text:p>Na rede</text:p>
          </table:table-cell>
          <table:table-cell office:value-type="string" calcext:value-type="string">
            <text:p>Zequinha Lima entrega quadra esperada há 10 anos pela comunidade do Miritizal de Cima</text:p>
          </table:table-cell>
          <table:table-cell office:value-type="string" calcext:value-type="string">
            <text:p>https://ac24horas.com/2022/11/20/zequinha-lima-entrega-quadra-esperada-ha-10-anos-pela-comunidade-do-miritizal-de-cima/</text:p>
          </table:table-cell>
          <table:table-cell office:value-type="string" calcext:value-type="string">
            <text:p>O prefeito de Cruzeiro do Sul entregou, na última sexta-feira, 18, a quadra coberta da Escola Municipal Rui Barbosa, no bairro Miritizal de Cima.A quadra era esperada há mais de dez anos pela comunidade do Miritizal de Cima, sendo que a última movimentação na obra ocorreu em junho de 2016.Por meio de planejamento, a prefeitura conseguiu garantir o recurso para a conclusão da obra, a primeira de um pacote de seis que estavam sem conclusão.Foram empregados recursos no valor de R$1.070.000, sendo R$509.000, do Fundo Nacional de Desenvolvimento da Educação (FNDE) e os outros R$561.000 restantes vieram de contrapartida do município para conseguir finalizar a obra.A quadra coberta conta com vestiário, calçada e arquibancada, possibilitando a realização de diversas práticas esportivas, como futsal, handebol, basquete e vôlei. A quadra em si, tem 480 m² e o espaço todo, incluindo vestiário e calçados, tem por volta de 1.050 m².“Esta obra tem uma importância fundamental para a escola e a comunidade uma vez que alia o ambiente de estudo à prática esportiva, além de ser um espaço para atender a projetos escolares e atividades extra sala de aula, tanto na parte pedagógica quanto para eventos”, disse o secretário municipal de educação Amarísio Saraiva.“Esse evento de hoje pode ser resumido em duas palavras: celebração e agradecimento. A comunidade do Miritizal celebra uma quadra que estava há muito tempo parada, e que vai fortalecer tanto o esporte quanto os eventos na comunidade, e agradecimento à gestão do prefeito Zequinha Lima que, com muito empenho, entregou para a comunidade uma obra que vai alavancar o esporte aqui no Miritizal”, disse o secretário municipal de cultura, esporte e Lazer, Aldemir Maciel.“Este é para nós um momento único, pelo tempo que a gente esperava este é um sonho a ser realizado. A gente tinha muita dificuldade com esta questão do espaço e agora essa quadra não vai servir apenas para a escola, mas para toda a comunidade, para os jovens, idosos, para terem uma opção de lazer saudável. É uma alegria e uma satisfação o olhar que a gestão teve em recomeçar a quadra coberta da Escola Rui Barbosa, com essa atenção voltada para educação, e o bom uso do dinheiro público do Fundeb, que foi muito bem empregado nesta obra”, disse a diretora da Escola Rui Barbosa, Cleuva Rodrigues Correia.“É muito satisfatório porque foram mais de dez anos de espera para essa comunidade que não podia ter atividades e agora vai poder. Quero aqui agradecer à gestão por essa obra. Um ato desse aqui uniu a comunidade, havia uma grande expectativa, principalmente das crianças que todos os dias perguntavam sobre a quadra que agora foi entregue”, disse a presidente da associação de moradores do bairro do Miritizal de Cima, Maiqueline Rodrigues.O prefeito Zequinha Lima explicou que a quadra da Escola Rui Barbosa faz parte de um conjunto de seis obras que ficaram inconclusas em gestões passadas, em períodos que variam de seis a até dez anos de paralisação. Segundo o prefeito, a gestão vem fazendo um esforço de planejamento para entregar essas obras.“Quando assumimos a gestão nos deparamos com uma realidade de seis obras inacabadas, algumas há seis outras há oito anos ou mais. Essa aqui era uma delas. A última vez que essa obra foi movimentada foi em 2016. Nós trabalhamos com nossa equipe técnica e de planejamento, para aprontar a quadra e a entregar para a comunidade. E hoje, aqui estamos, entregando essa obra para a escola e para todos da comunidade. Uma obra que custou quase um milhão e setenta mil reais, sendo cerca de metade deste valor do FNDES e o restante de contribuição do município de CZS. O importante é que trabalhamos para tornar esta obra uma obra bonita, uma obra que as pessoas ao chegarem aqui vão sentir orgulho para realizar suas atividades esportivas e outros eventos da comunidade”, disse o prefeito.Quanto às demais obras, o prefeito garantiu que algumas delas já estão próximas de sua conclusão.“Temos ainda algumas obras para serem entregues, como a quadra do Miritizal de Baixo, que está em fase de conclusão, a creche do Miritizal, que ficou por quase dez anos parada, o complexo esportivo que estamos trabalhando para entregar no final do ano ou no início de janeiro. Fica faltando apenas a rodoviária, sendo preciso um montante maior de investimento, para ser concluída”, concluiu o prefeito Zequinha Li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Cruzeiro do Sul entregou, na última sexta-feira, 18, a quadra coberta da Escola Municipal Rui Barbosa, no bairro Miritizal de Cima. A quadra...</text:p>
          </table:table-cell>
          <table:table-cell office:value-type="string" calcext:value-type="string">
            <text:p>Assessoria</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ESTRADA-BLOQUEADA.jpg?resize=400%2C240&amp;ssl=1</text:p>
          </table:table-cell>
          <table:table-cell office:value-type="string" calcext:value-type="string">
            <text:p>Acre</text:p>
          </table:table-cell>
          <table:table-cell office:value-type="string" calcext:value-type="string">
            <text:p>PRF confirma 13 pontos de bloqueio neste domingo, em Rondônia</text:p>
          </table:table-cell>
          <table:table-cell office:value-type="string" calcext:value-type="string">
            <text:p>https://ac24horas.com/2022/11/20/policia-rodoviaria-federal-confirma-13-pontos-de-bloqueio-neste-domingo-em-rondonia/</text:p>
          </table:table-cell>
          <table:table-cell office:value-type="string" calcext:value-type="string">
            <text:p>Um balanço divulgado pela Polícia Rodoviária Federal (PRF) revelam que ainda na manhã deste domingo, 20, pelo menos 13 pontos de bloqueio total estão acontecendo em rodovias federais no estado de Rondônia, a maioria na BR-364, que liga o Acre ao resto do Brasil.Segundo informações, durante a noite de sábado, os grupos que não concordam com o resultado da eleição presidencial, radicalizaram no município Candeias do Jamari, atearam fogo e bloquearam a ponte que liga a cidade a Porto Velho. Já em Ariquemes, uma carreta do grupo Irmãos Gonçalves foi incendiada.Veja os locais bloquea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balanço divulgado pela Polícia Rodoviária Federal (PRF) revelam que ainda na manhã deste domingo, 20, pelo menos 13 pontos de bloqueio total estão acontecendo em...</text:p>
          </table:table-cell>
          <table:table-cell office:value-type="string" calcext:value-type="string">
            <text:p>Deylon Félix</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1668954005628.jpg?resize=400%2C240&amp;ssl=1</text:p>
          </table:table-cell>
          <table:table-cell office:value-type="string" calcext:value-type="string">
            <text:p>Acre</text:p>
          </table:table-cell>
          <table:table-cell office:value-type="string" calcext:value-type="string">
            <text:p>Jovem sai para comprar pão e é executado a tiros no 2º Distrito</text:p>
          </table:table-cell>
          <table:table-cell office:value-type="string" calcext:value-type="string">
            <text:p>https://ac24horas.com/2022/11/20/jovem-sai-para-comprar-pao-e-e-executado-a-tiros-no-segundo-distrito-de-rio-branco/</text:p>
          </table:table-cell>
          <table:table-cell office:value-type="string" calcext:value-type="string">
            <text:p>A guerra entre facções não cessa e mais um homicídio foi registrado na capital. O jovem Mizael Oliveira da Silva, de 20 anos, foi executado a tiros no terreno de sua residência situada na Rua Santa Inês no bairro Santa Inês, no segundo distrito de Rio Branco.Segundo informações da Polícia repassadas a reportagem doac24horas,Mizael saiu de sua residência para ir comprar o pão e na volta enquanto chegava na rua residência foi abordado por um homem não identificado que em posse de uma arma de fogo efetuou 7 tiros na direção da vítima que foi atingida com 6 projéteis na região das costas e lateral do abdômen. Após a ação o criminoso fugiu correndo.A ambulância do suporte avançado do Serviço de Atendimento Móvel de Urgência (SAMU) foi acionada por populares, mas quando os paramédicos chegaram ao local, Mizael já se encontrava morto.A área foi isolada pelos Policiais Militares do 2° Batalhão para os trabalhos do Perito em criminalística. A Polícia Militar não conseguiu prender o autor do crime.O corpo foi removido e encaminhado ao Instituto Médico Legal (IML) para os exames cadavéricos.No local moradores não souberam informar sobre o autor do crime, e informaram a reportagem que apenas ouviram cerca de sete disparos de arma de fogo. Agentes de Polícia Civil da Equipe de Pronto Emprego (EPE) da Delegacia Especializada de Investigação Criminal (DEIC) já iniciaram as investigaç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guerra entre facções não cessa e mais um homicídio foi registrado na capital. O jovem Mizael Oliveira da Silva, de 20 anos, foi executado a...</text:p>
          </table:table-cell>
          <table:table-cell office:value-type="string" calcext:value-type="string">
            <text:p>Davi Sahid</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jolista-shop.jpg?resize=400%2C240&amp;ssl=1</text:p>
          </table:table-cell>
          <table:table-cell office:value-type="string" calcext:value-type="string">
            <text:p>Kennedy Santos</text:p>
          </table:table-cell>
          <table:table-cell office:value-type="string" calcext:value-type="string">
            <text:p>Shopping Popular: “As vezes não ganho nem o dinheiro do almoço”</text:p>
          </table:table-cell>
          <table:table-cell office:value-type="string" calcext:value-type="string">
            <text:p>https://ac24horas.com/2022/11/20/conheca-a-realidade-dos-lojistas-do-shopping-popular-passo-o-dia-aqui-e-as-vezes-nao-ganho-nem-o-dinheiro-do-almoco/</text:p>
          </table:table-cell>
          <table:table-cell office:value-type="string" calcext:value-type="string">
            <text:p>Construído com o propósito de abrigar quase 500 comerciantes que ganhavam a vida no centro de Rio Branco vendendo os mais variados produtos em barracas improvisadas e de forma irregular, o Shopping Popular Aquiri sempre foi visto pelos comerciantes como fantasia.Passado mais de um ano, o que era apenas desconfiança se tornou realidade. Hoje, o local é desprezado pelos clientes e algumas lojas não vendem o suficiente para se quer, manter com dignidade os donos dos empreendimentos.Como o caso da camelo Maria José, que tem como única fonte de renda a venda no local, mas com a baixa procura e para não passar por necessidade, precisou inventar uma nova estratégia.“Eu produzo, pego os meus materiais e saio para vender em outro lugar”, afirmou.Já a comerciante, Francisca Lima, sua realidade é um pouco mais difícil. “Passo o dia aqui e as vezes não ganho nem o dinheiro do almoço”, comentouA situação de conflito levou o videomaker doac24horas,Kennedy Santos, até a área para conversar com alguns dos poucos lojistas que ainda não desistiram, mas que também não aceitam as taxas e cobranças da nova empresa que administra o espaço.“Com essa mudança de permissionário para locatário muda tudo, porque fizemos investimento, parcelamos de várias vezes e vai ocasionar que não teremos clientes o suficiente para ter lucro e pagar o que se deve”, disse o empresário Aldair Oliveira.Santos caminhou pelos corredores e conversou com diversas pessoas, entre elas a nova a nova administradora, Fabíola Moreira, que explicou o porque dos valores que serão cobrados.“A prefeitura desde a inauguração do shopping, vem arcando com todas as despesas, entre funcionários, segurança, matéria de limpeza, luz e água e isso é um gasto enorme. Pelo tamanho daqui, gasta-se pelo menos R$ 150 mil mensais. E agora vamos assumir todos esses custos. Então as pessoas tem que entender que o shopping precisa de orçamento”, apontou.A obra custou aos cofres públicos mais de R$ 22 milhões, começou em 2013 e foi concluída em 2020, mas possui problemas de infraestrutura, como a cobertura, que não auxilia na proteção contra o sol e chuvas. De acordo com a nova administração, já está sendo feito um planejamento para esta mudança.Assista ao vídeo completo:Please enable JavaScriptplay-rounded-fillLink08:1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nstruído com o propósito de abrigar quase 500 comerciantes que ganhavam a vida no centro de Rio Branco vendendo os mais variados produtos em barracas improvisad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04/TEMPO-ACRE-1.jpeg?resize=400%2C240&amp;ssl=1</text:p>
          </table:table-cell>
          <table:table-cell office:value-type="string" calcext:value-type="string">
            <text:p>Cotidiano</text:p>
          </table:table-cell>
          <table:table-cell office:value-type="string" calcext:value-type="string">
            <text:p>Acre terá domingo quente e com muito sol, mas ventilado e poucas chances de chuvas</text:p>
          </table:table-cell>
          <table:table-cell office:value-type="string" calcext:value-type="string">
            <text:p>https://ac24horas.com/2022/11/20/acre-tera-domingo-quente-e-com-muito-sol-mas-ventilado-e-poucas-chances-de-chuvas/</text:p>
          </table:table-cell>
          <table:table-cell office:value-type="string" calcext:value-type="string">
            <text:p>O dia quente, com sol, nuvens e pouca probabilidade de chuvas, vai predominar no Acre neste domingo, 20. Os termômetros marcam a máxima de 37°C na maioria dos municípios.Em Rio Branco, Brasileia e Sena Madureira, o tempo será bom, com nuvens e ventos intensos. Não deve chover, mas caso ocorram, serão fracos e pontuais. Já nas microrregiões de Cruzeiro do Sul e Tarauacá, será abafado.Temperaturas:– Rio Branco, Senador Guiomard, Bujari e Porto Acre, com mínimas oscilando entre 22 e 24ºC, e máximas, entre 34 e 36ºC;– Brasileia, Epitaciolândia, Xapuri, Capixaba, Assis Brasil e Santa Rosa do Purus, com mínimas oscilando entre 22 e 24ºC, e máximas, entre 35 e 37ºC;– Plácido de Castro e Acrelândia, com mínimas oscilando entre 22 e 24ºC, e máximas, entre 35 e 37ºC;– Sena Madureira e Manuel Urbano, com mínimas oscilando entre 22 e 24ºC, e máximas, entre 35 e 37ºC;– Tarauacá e Feijó, com mínimas oscilando entre 23 e 25ºC, e máximas, entre 35 e 37ºC;– Cruzeiro do Sul, Mâncio Lima e Rodrigues Alves, com mínimas oscilando entre 23 e 25ºC, e máximas, entre 34 e 36ºC;– Marechal Thaumaturgo, Porto Walter e Jordão, com mínimas oscilando entre 23 e 25ºC, e máximas, entre 35 e 37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ia quente, com sol, nuvens e pouca probabilidade de chuvas, vai predominar no Acre neste domingo, 20. Os termômetros marcam a máxima de 37°C n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enem_vac_abr_2811214312.jpg?resize=400%2C240&amp;ssl=1</text:p>
          </table:table-cell>
          <table:table-cell office:value-type="string" calcext:value-type="string">
            <text:p>Destaque 3</text:p>
          </table:table-cell>
          <table:table-cell office:value-type="string" calcext:value-type="string">
            <text:p>Candidatos do Enem 2022 fazem provas de Matemática e Ciências da Natureza neste domingo</text:p>
          </table:table-cell>
          <table:table-cell office:value-type="string" calcext:value-type="string">
            <text:p>https://ac24horas.com/2022/11/20/candidatos-do-enem-2022-fazem-provas-de-matematica-e-ciencias-da-natureza-neste-domingo/</text:p>
          </table:table-cell>
          <table:table-cell office:value-type="string" calcext:value-type="string">
            <text:p>O segundo dia do Exame Nacional do Ensino Médio (Enem) 2022 acontece neste domingo, 20, com as provas de matemática e ciências da natureza, que engloba biologia, física e química.Os testes serão aplicadas em mais de 1,7 mil municípios nas modalidades impressa e digital. Com cinco horas de duração, a avaliação inicia às 11h30 e termina às 16h30, no horário do Acre. Já os portões no estado, serão abertos às 10h e fecham as 11h.Para fazer o exame, é obrigatório apresentar documento de identidade com foto e ter em mãos uma caneta esferográfica de tinta preta, fabricada em material transparente.Entre as identificações aceitas estão a carteira de habilitação (CNH), o passaporte e a carteira de trabalho emitida após 27 de janeiro de 1997. Nesta edição, os documentos digitais com foto do e-Título, CNH digital e RG digital são permitidos, desde que apresentado o aplicativo oficial. Não serão aceitas fotos da tela do celular.A máscara de proteção facial é obrigatória, exceto nos estados ou municípios onde o uso do item em local fechado esteja liberado por decreto ou ato administrativo de igual poder regulamentar.É recomendado ainda que os participantes levem no dia, água e lanche, já que a prova tem longa duração e também o cartão de confirmação da inscrição, que pode ser acessado na Página do Participante.Os gabaritos das provas serão divulgado pelo Instituto Nacional de Estudos e Pesquisas Educacionais Anísio Teixeira (Inep) até o dia 23 de novembro, onlin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egundo dia do Exame Nacional do Ensino Médio (Enem) 2022 acontece neste domingo, 20, com as provas de matemática e ciências da natureza, que englob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17/12/aposentadoria.jpg?resize=400%2C240&amp;ssl=1</text:p>
          </table:table-cell>
          <table:table-cell office:value-type="string" calcext:value-type="string">
            <text:p>Cotidiano</text:p>
          </table:table-cell>
          <table:table-cell office:value-type="string" calcext:value-type="string">
            <text:p>O ano está chegando ao fim e regras do INSS para pedir aposentadoria vão mudar</text:p>
          </table:table-cell>
          <table:table-cell office:value-type="string" calcext:value-type="string">
            <text:p>https://ac24horas.com/2022/11/20/o-ano-esta-chegando-ao-fim-e-regras-do-inss-para-pedir-aposentadoria-vao-mudar/</text:p>
          </table:table-cell>
          <table:table-cell office:value-type="string" calcext:value-type="string">
            <text:p>A reforma da Previdência, que completou três anos, provocou diversas alterações nas relações trabalhistas e previdenciárias. As mudanças nos benefícios do Instituto Nacional do Seguro Social (INSS) geraram grande impacto na vida de milhares de segurados, em especial, no caso daqueles que desejam requerer a aposentadoria em breve. ”Um ponto negativo das mudanças, em vigor desde novembro de 2019, foi deixar a aposentadoria dos trabalhadores mais distante, à medida que novos critérios foram estabelecidos pela chamada Emenda Constitucional (EC) 103. Entre as alterações promovidas, cabe destacar o aumento da idade mínima necessária para se aposentar, no caso das mulheres, e a ampliação do tempo de contribuição exigido para os homens, assim como a criação de regras de transição para quem já estava no mercado.— Com a chegada de 2023, aumentará a dificuldade para quem deseja se aposentar. Algumas regras de transição vão ser alteradas, exigindo mais tempo de contribuição e/ou envelhecimento por parte do segurado — explica o advogado Rômulo Saraiva.Diferentes fórmulasTanto as regras do sistema de pontos (em que se soma a idade e o tempo de contribuição do trabalhador ao INSS para conceder o benefício) quanto as regras da idade mínima progressiva (que vai crescendo a cada ano, até atingir um certo patamar) vão exigir que homens e mulheres recolham contribuições por mais tempo.No sistema de pontos, cada grupo de 12 meses de recolhimento ao INSS corresponde a um ponto, ao mesmo tempo em que um ano de envelhecimento vale outro. A pessoa ganha-se dois pontos por ano.— No sistema de pontos, a meta para o homem será de 100 pontos (em 2023), dos quais serão no mínimo 35 anos de contribuição e 65 anos de idade. É possível que o trabalhador tenha mais tempo de contribuição, o que vai amortizar a idade. Já a mulher precisará cumprir a meta de 90 pontos (no ano que vem), dos quais serão no mínimo 30 anos de contribuição (e o restante de idade) — diz.No sistema de idade mínima progressiva, a lógica para o trabalhador se enquadrar no direito à aposentadoria é outra, lembra o advogado:— A idade mínima exigida em 2023 para o homem será de 63 anos, com 35 anos de recolhimento. A mulher precisará ter idade mínima de 58 anos e 30 de contribui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reforma da Previdência, que completou três anos, provocou diversas alterações nas relações trabalhistas e previdenciárias. As mudanças nos benefícios do Instituto Nacional do Seguro Social...</text:p>
          </table:table-cell>
          <table:table-cell office:value-type="string" calcext:value-type="string">
            <text:p>Revista EXAME.COM</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08/mega_sena_mcajr_abr_2904223678.jpg?resize=400%2C240&amp;ssl=1</text:p>
          </table:table-cell>
          <table:table-cell office:value-type="string" calcext:value-type="string">
            <text:p>Cotidiano</text:p>
          </table:table-cell>
          <table:table-cell office:value-type="string" calcext:value-type="string">
            <text:p>Mega-Sena acumula mais uma vez e prêmio é estimado em R$ 46 milhões</text:p>
          </table:table-cell>
          <table:table-cell office:value-type="string" calcext:value-type="string">
            <text:p>https://ac24horas.com/2022/11/20/mega-sena-acumula-mais-uma-vez-e-premio-e-estimado-em-r-46-milhoes/</text:p>
          </table:table-cell>
          <table:table-cell office:value-type="string" calcext:value-type="string">
            <text:p>Nenhuma aposta acertou as seis dezenas do concurso 2540 da Mega-Sena e o prêmio acumulou —com isso, agora é estimado em R$ 46 milhões. O sorteio da CEF (Caixa Econômica Federal) foi realizado na noite deste sábado (19), em São Paulo. Os números foram: 02-08-28-34-41-49.A Caixa divulgou que 90 apostadores fizeram cinco acertos e levarão R$ 45.937,77 para casa. Outras 6.404 apostas acertaram quatro números e receberão R$ 922,28.O sorteio do concurso 2540 da Mega-Sena na quarta-feira (16) também não teve ganhadores.O próximo sorteio da Mega-Sena será realizado na terça-feira (22), como parte da Mega Semana, que é quando a Caixa abre mais jogos além dos tradicionais de quartas-feiras e sábados.Como participar do sorteio?Os apostadores podem fazer uma jogo de seis a 15 números nas lotéricas credenciais pela Caixa, ou usando o site especial de loterias do banco. Todas as apostas registradas até uma hora antes do sorteio estão aptas a ganhar os prêmios em jogo.Quanto custa fazer uma aposta?Isso varia de acordo com a quantidade de números apostados. O jogo mínimo sai pelo valor de R$ 4,50, dando direito à escolha de seis dezenas entre 1 e 60. Caso queira apostar em mais um número, o valor sobe e vai parar R$ 31,50. No cenário mais alto, no limite de 15 números no volante, a aposta sai por R$ 22.522,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nhuma aposta acertou as seis dezenas do concurso 2540 da Mega-Sena e o prêmio acumulou —com isso, agora é estimado em R$ 46 milhões. O sorteio...</text:p>
          </table:table-cell>
          <table:table-cell office:value-type="string" calcext:value-type="string">
            <text:p>UOL</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0/11/PREVIDENCIA-INSS.jpg?resize=400%2C240&amp;ssl=1</text:p>
          </table:table-cell>
          <table:table-cell office:value-type="string" calcext:value-type="string">
            <text:p>Cotidiano</text:p>
          </table:table-cell>
          <table:table-cell office:value-type="string" calcext:value-type="string">
            <text:p>Concurso do INSS: locais das provas serão divulgados na segunda-feira (21)</text:p>
          </table:table-cell>
          <table:table-cell office:value-type="string" calcext:value-type="string">
            <text:p>https://ac24horas.com/2022/11/20/concurso-do-inss-locais-das-provas-serao-divulgados-na-segunda-feira-21/</text:p>
          </table:table-cell>
          <table:table-cell office:value-type="string" calcext:value-type="string">
            <text:p>O Instituto Nacional do Seguro Social (INSS) vai divulgar os locais das provas objetivas do concurso público para 1.000 vagas de técnico do seguro social no dia 21 de novembro, próxima segunda-feira. O exame será aplicado no dia 27 de novembro, às 14h, e terá duração de 3h30.O cargo de técnico do seguro social do INSS exige nível médio de escolaridade. O salário é de R$ 5.905,79.O concurso teve o total de 1.023.494 de inscritos – média de 1.023 candidatos por vaga. No entanto, por localidade, a concorrência passa de 5 mil pessoas por vaga em São Paulo e no Distrito Federal – veja aqui a demanda por locais de vagas.O candidato deverá, obrigatoriamente, acessar o endereço eletrônicohttp://www.cebraspe.org.br/concursos/inss_22, a partir do dia 21 de novembro, para verificar o local de realização das provas, por meio de consulta individual. O candidato somente poderá realizar as provas no local designado.Do total de vagas, 98 são destinadas a pessoas com deficiência e 200 a pessoas negras.Os aprovados serão convocados, de acordo com a classificação, para trabalhar nas 1.598 agências da Previdência Social espalhadas pelo país. Ou seja, eles serão lotados em qualquer agência pertencente à gerência executiva do INSS à qual optou por concorrer.Clique aqui para ver a relação completa de agências no país por gerência executiva.Entre as atividades que serão executadas pelos técnicos estão o atendimento ao público, orientação, informação e conscientização previdenciária e ações relacionadas ao reconhecimento de direitos previdenciários.Locais das vagasAs vagas são para as seguintes 97 gerências executivas localizadas em todas as unidades da Feder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nstituto Nacional do Seguro Social (INSS) vai divulgar os locais das provas objetivas do concurso público para 1.000 vagas de técnico do seguro social n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carteira_de_identidade_nacional_-RG.jpeg?resize=400%2C240&amp;ssl=1</text:p>
          </table:table-cell>
          <table:table-cell office:value-type="string" calcext:value-type="string">
            <text:p>Cotidiano</text:p>
          </table:table-cell>
          <table:table-cell office:value-type="string" calcext:value-type="string">
            <text:p>Governo Federal publica regras de emissão da nova carteira de identidade</text:p>
          </table:table-cell>
          <table:table-cell office:value-type="string" calcext:value-type="string">
            <text:p>https://ac24horas.com/2022/11/20/governo-federal-publica-regras-de-emissao-da-nova-carteira-de-identidade/</text:p>
          </table:table-cell>
          <table:table-cell office:value-type="string" calcext:value-type="string">
            <text:p>A Câmara-Executiva Federal de Identificação do Cidadão (Cefic) publicou, na quinta-feira (17), as regras para preenchimento e impressão da nova Carteira de Identidade Nacional (CIN). As regras estão descritas numa resolução aprovada em 29 de setembro.De acordo com o regulamento, o documento deve conter o nome do estado de emissão e da respectiva Secretaria de Segurança Pública ou serviço de identificação. Na CIN deve constar ainda o nome do cidadão e o nome social, se houver, além de dados como CPF, sexo, data de nascimento, nacionalidade, naturalidade e validade.Segundo a norma, a CIN precisa registrar também a assinatura do titular (opcional em caso de analfabetismo, deficiência ou perda de função momentânea), nome da mãe, nome do pai, órgão expedidor, local, emissão. O Código Estadual deve estar abaixo do QR Code e tem por objetivo definir o posto de identificação para fins de logística das CIN.As regras estabelecidas para a Carteira seguem a Organização Internacional de Aviação Civil (ICAO, na sigla em inglês), que estabelece padrões internacionais para emissão de documentos.A nova identidade unifica nacionalmente o número do CPF como registro geral de identificação. O documento vem com um QR Code que pode ser lido por qualquer dispositivo apropriado, como um smartphone – o que permitirá a validação eletrônica de sua autenticidade, bem como saber se ele foi furtado ou extraviado.Essa nova versão do documento de identificação servirá também de documento de viagem, devido à inclusão de um código de padrão internacional chamado MRZ, o mesmo usado em passaportes.Até o momento, porém, o Brasil só tem acordos para uso do documento de identidade nos postos imigratórios com países do Mercosul. Para os demais países, o passaporte continua sendo obrigatório.O novo RG terá validade de 10 anos para pessoas com até 60 anos de idade. Para os maiores de 60 anos, o RG antigo continuará valendo por tempo indetermin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âmara-Executiva Federal de Identificação do Cidadão (Cefic) publicou, na quinta-feira (17), as regras para preenchimento e impressão da nova Carteira de Identidade Nacional (CIN). A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estadio_al_bayt_local_do_jogo_de_abertura_do_mundial_do_catar.jpg?resize=400%2C240&amp;ssl=1</text:p>
          </table:table-cell>
          <table:table-cell office:value-type="string" calcext:value-type="string">
            <text:p>Destaque 6</text:p>
          </table:table-cell>
          <table:table-cell office:value-type="string" calcext:value-type="string">
            <text:p>Duelo Catar x Equador abre Copa do Mundo histórica e polêmica</text:p>
          </table:table-cell>
          <table:table-cell office:value-type="string" calcext:value-type="string">
            <text:p>https://ac24horas.com/2022/11/20/duelo-catar-x-equador-abre-copa-do-mundo-historica-e-polemica/</text:p>
          </table:table-cell>
          <table:table-cell office:value-type="string" calcext:value-type="string">
            <text:p>O fã de futebol teve de aguardar cinco meses a mais que o normal, além dos tradicionais quatro anos, para, enfim, respirar novamente uma Copa do Mundo. A espera chega ao fim neste domingo (20), às 13h (horário de Brasília), com o duelo entre Equador e o anfitrião Catar, no Estádio Al Bayt, abrindo a 22ª edição da maior competição do esporte mais popular do planeta.Desde 1930, o Mundial é realizado entre os meses de maio e julho, mas uma adaptação foi necessária para que a edição de 2022 se tornasse viável, devido às temperaturas médias acima dos 30º C registradas no período. Com isso, a Copa do Catar será a primeira disputada no fim do ano, com expectativa de um clima mais ameno – nos últimos dias, os termômetros ainda apontavam muito calor (mais de 30º C durante o dia e mínima de 25º C à noite).A questão climática foi um dos pontos polêmicos da escolha do Catar como sede da Copa, há 12 anos. Em reunião do Comitê Executivo da Federação Internacional de Futebol (Fifa), o país do Oriente Médio venceu a disputa com os Estados Unidos, levando a denúncias de compra de votos pelos asiáticos – que negaram as acusações. Notícias sobre mortes durante a construção dos estádios (segundo o jornal inglês The Guardian, mais de 6,5 mil trabalhadores imigrantes perderam a vida) e o receio quanto à postura da nação com a população LGBTQI+ e com as mulheres também vieram à tona, causando protestos e tensão.Em meio às polêmicas, o Catar chega à Copa como única cara nova entre os participantes. Os anfitriões terão a missão de não repetir o que fez a África do Sul em 2010, quando foi o primeiro país-sede a não passar da fase de grupos. Nos dois últimos Mundiais, porém, os times estreantes (Bósnia e Herzegovina em 2014, Panamá e Islândia em 2018) não foram ao mata-ma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fã de futebol teve de aguardar cinco meses a mais que o normal, além dos tradicionais quatro anos, para, enfim, respirar novamente uma Copa d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0/ALEXANDRE-DE-MORAES-FOTO.jpg?resize=400%2C240&amp;ssl=1</text:p>
          </table:table-cell>
          <table:table-cell office:value-type="string" calcext:value-type="string">
            <text:p>Destaque 7</text:p>
          </table:table-cell>
          <table:table-cell office:value-type="string" calcext:value-type="string">
            <text:p>Cerca de 10 presidentes da OAB questionam em ofício decisões recentes de Alexandre de Moraes</text:p>
          </table:table-cell>
          <table:table-cell office:value-type="string" calcext:value-type="string">
            <text:p>https://ac24horas.com/2022/11/20/cerca-de-10-presidentes-da-oab-questionam-em-oficio-decisoes-recentes-de-alexandre-de-moraes/</text:p>
          </table:table-cell>
          <table:table-cell office:value-type="string" calcext:value-type="string">
            <text:p>As seccionais da Ordem dos Advogados do Brasil (OAB) encaminharam, nessa sexta-feira, 18, um ofício ao presidente do Conselho Federal da entidade pedindo análise, em regime de urgência, da constitucionalidade e legalidade de decisões recentes do presidente do Tribunal Superior Eleitoral (TSE) e ministro do Supremo Tribunal Federal (STF), Alexandre de Moraes.Pelo menos 10 presidentes da entidade dos estados do Acre, Goiás, Mato Grosso, Mato Grosso do Sul, Minas Gerais, Paraná, Pernambuco, Rio Grande do Sul, Rondônia e Distrito Federal assinam o documento.A queixa mais recorrente dos magistrados diz respeito a supostas “violações a garantias constitucionais e prerrogativas profissionais, especialmente em relação ao acesso aos autos para o devido exercício da ampla defesa e contraditório”.Sem entrar na análise do mérito das decisões, é citado como exemplo o bloqueio de contas bancárias de mais de 40 pessoas físicas e jurídicas sob a alegação de que estariam financiando os protestos que ocorrem pelo país.“A decisão foi proferida sem qualquer notificação prévia dos supostos envolvidos, nem mesmo o Ministério Público, sabidamente fiscal da lei em procedimentos judiciais, o que pode, em tese, caracterizar o afastamento dos consagrados princípios constitucionais do devido processo legal, da ampla defesa e do contraditório”, afirmam.O ofício solicita ainda que sejam avaliadas medidas para que se evitem possíveis violações às prerrogativas da advocacia e seja buscada interlocução junto ao STF.Confira o documento comple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seccionais da Ordem dos Advogados do Brasil (OAB) encaminharam, nessa sexta-feira, 18, um ofício ao presidente do Conselho Federal da entidade pedindo análise, em regim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1668925521820.jpg?resize=400%2C240&amp;ssl=1</text:p>
          </table:table-cell>
          <table:table-cell office:value-type="string" calcext:value-type="string">
            <text:p>Cotidiano</text:p>
          </table:table-cell>
          <table:table-cell office:value-type="string" calcext:value-type="string">
            <text:p>Jovens perdem controle da moto e caem em ribanceira na estrada Transacreana</text:p>
          </table:table-cell>
          <table:table-cell office:value-type="string" calcext:value-type="string">
            <text:p>https://ac24horas.com/2022/11/20/jovens-perdem-controle-da-moto-e-caem-em-ribanceira-na-estrada-transacreana/</text:p>
          </table:table-cell>
          <table:table-cell office:value-type="string" calcext:value-type="string">
            <text:p>Os jovens Marcos Gabriel Moraes de Lima e Ivonaldo Rodrigues de Oliveira, ambos de 19 anos, sofreram um acidente de moto e caíram em uma ribanceira na noite deste sábado, 19, no km 18, da rodovia AC-90, na estrada Transacreana,  zona rural de Rio Branco.De acordo com informações de populares, Marcos Gabriel e Ivonaldo trafegava em uma motocicleta modelo Yamaha YBR 125, de cor preta, placa MZS-9A49, no ramal do Polo, quando ao entrar na rodovia AC-90 e ao tentar fazer a conversão a esquerda, perdeu a direção da moto e caiu em uma ribanceira localizada na entrada de uma fazenda. Com o impacto, Gabriel sofreu uma fratura na perna esquerda e Ivonaldo bateu a face e teve ferimentos pelo corpo.Populares que passavam no local acionaram a ambulância do suporte avançado do Serviço de Atendimento Móvel de Urgência (SAMU), os paramédicos prestaram os primeiros atendimentos e encaminharam os jovens ao Pronto-Socorro de Rio Branco, ambos em estado de saúde estável.Policiais Militares do Batalhão de Trânsito não foram acionados. A moto foi removida por amig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jovens Marcos Gabriel Moraes de Lima e Ivonaldo Rodrigues de Oliveira, ambos de 19 anos, sofreram um acidente de moto e caíram em uma ribanceira...</text:p>
          </table:table-cell>
          <table:table-cell office:value-type="string" calcext:value-type="string">
            <text:p>Davi Sahid</text:p>
          </table:table-cell>
          <table:table-cell table:number-columns-repeated="16376"/>
        </table:table-row>
        <table:table-row table:style-name="ro1">
          <table:table-cell office:value-type="string" calcext:value-type="string">
            <text:p>20/11/2022</text:p>
          </table:table-cell>
          <table:table-cell office:value-type="string" calcext:value-type="string">
            <text:p>https://i0.wp.com/ac24horas.com/wp-content/uploads/2022/11/1668937906357.jpg?resize=400%2C240&amp;ssl=1</text:p>
          </table:table-cell>
          <table:table-cell office:value-type="string" calcext:value-type="string">
            <text:p>Cotidiano</text:p>
          </table:table-cell>
          <table:table-cell office:value-type="string" calcext:value-type="string">
            <text:p>Briga generalizada na conveniência Vila Beer termina com um morto</text:p>
          </table:table-cell>
          <table:table-cell office:value-type="string" calcext:value-type="string">
            <text:p>https://ac24horas.com/2022/11/20/briga-generalizada-na-conveniencia-vila-beer-termina-com-um-morto-em-rio-branco/</text:p>
          </table:table-cell>
          <table:table-cell office:value-type="string" calcext:value-type="string">
            <text:p>O idoso Raimundo Vieira de Moura, de 62 anos, foi agredido após uma discussão e morreu no posto de combustível Shel, na frente do Vila Beer na madrugada deste domingo, 20, na rodovia AC-40, próximo ao Parque Chico Mendes, no bairro Vila Acre, segundo distrito de Rio Branco.Segundo a polícia, Raimundo e seu sobrinho estavam bebendo na conveniência Vila Beer, quando iniciou-se uma briga generalizada no estabelecimento, a vítima saiu do bar correndo, foi alcançado por um homem não identificado e agredido com um soco que atingiu o nariz e em seguida caiu desmaiado e bateu cabeça no solo. Após a ação, o agressor fugiu do local.Clientes que estavam no Vila Beer acionaram a ambulância do Serviço de Atendimento Móvel de Urgência (SAMU), mas quando os paramédicos chegaram ao local, a vítima já estava sem os sinais vitais. Foi pedido o apoio da ambulância do suporte avançado 01 e o médico constatou o óbito.Policiais Militares do 2° Batalhão estiveram no local e isolaram a área para os trabalhos do perito em criminalística, em seguida colheram as características do autor do crime, fizeram patrulhamento na região em busca de prendê-lo, mas ele não foi encontrado.O corpo de Raimundo foi removido do local e encaminhado ao Instituto Médico Legal (IML) para os exames cadavéricos. 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doso Raimundo Vieira de Moura, de 62 anos, foi agredido após uma discussão e morreu no posto de combustível Shel, na frente do Vila Beer...</text:p>
          </table:table-cell>
          <table:table-cell office:value-type="string" calcext:value-type="string">
            <text:p>Davi Sahid</text:p>
          </table:table-cell>
          <table:table-cell table:number-columns-repeated="16376"/>
        </table:table-row>
        <table:table-row table:style-name="ro1">
          <table:table-cell office:value-type="string" calcext:value-type="string">
            <text:p>Data não encontrada</text:p>
          </table:table-cell>
          <table:table-cell office:value-type="string" calcext:value-type="string">
            <text:p>https://i0.wp.com/ac24horas.com/wp-content/uploads/2022/11/COPA_RUA.jpg?resize=400%2C240&amp;ssl=1</text:p>
          </table:table-cell>
          <table:table-cell office:value-type="string" calcext:value-type="string">
            <text:p>Gente - Economia e Negócios</text:p>
          </table:table-cell>
          <table:table-cell office:value-type="string" calcext:value-type="string">
            <text:p>Acreanos retomam tradição e ornamentam ruas para a Copa do Mundo 2022</text:p>
          </table:table-cell>
          <table:table-cell office:value-type="string" calcext:value-type="string">
            <text:p>https://ac24horas.com/2022/11/20/acreanos-retomam-tradicao-e-ornamentam-ruas-para-a-copa-do-mundo-2022/</text:p>
          </table:table-cell>
          <table:table-cell office:value-type="string" calcext:value-type="string">
            <text:p>Texto não encontrada</text:p>
          </table:table-cell>
          <table:table-cell office:value-type="string" calcext:value-type="string">
            <text:p>O encanto da Copa do Mundo está de volta, mesmo que a passos lentos. Ruas enfeitadas, crianças interagindo com os vizinhos e muita descontração. Quatorze ruas...</text:p>
          </table:table-cell>
          <table:table-cell office:value-type="string" calcext:value-type="string">
            <text:p>Autor não encontrado</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11/JESSICA_2-INGRED.jpg?resize=400%2C240&amp;ssl=1</text:p>
          </table:table-cell>
          <table:table-cell office:value-type="string" calcext:value-type="string">
            <text:p>Cotidiano</text:p>
          </table:table-cell>
          <table:table-cell office:value-type="string" calcext:value-type="string">
            <text:p>“Mais uma aventura”, comemora Influenciadora Jéssica Ingrede ao chegada no Qatar</text:p>
          </table:table-cell>
          <table:table-cell office:value-type="string" calcext:value-type="string">
            <text:p>https://ac24horas.com/2022/11/19/mais-uma-aventura-comemora-influenciadora-jessica-ingrede-ao-chegada-no-qatar/</text:p>
          </table:table-cell>
          <table:table-cell office:value-type="string" calcext:value-type="string">
            <text:p>Realizando mais um sonho, a Influenciadora acreana, Jéssica Ingrede chegou nesta sexta-feira, 18, após 18h de voo, ao Qatar, país sede da Copa do Mundo, com um grupo de criadores de conteúdos.A blogueira é a única mulher entre os outros 6 selecionados pela Confederação Brasileira de Futebol (CBF) que acompanhará o evento durante todo o mês, após um concurso que garantiu mais de 14 mil votos para ela.“CHEGUEI CATAR. E vamos para mais uma aventura, e dessa vez é por aqui!”, disse Jéssica em suas redes sociais.A missão dos representantes é mostrar em primeira mão, os bastidores e acontecimentos do campeonato mundial. A cerimônia de abertura está marcada para as 12h (de Brasília), no domingo, 20 de novembro, no estádio Al Bay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Realizando mais um sonho, a Influenciadora acreana, Jéssica Ingrede chegou nesta sexta-feira, 18, após 18h de voo, ao Qatar, país sede da Copa do Mundo, com...</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11/veiculo-caido.jpg?resize=400%2C240&amp;ssl=1</text:p>
          </table:table-cell>
          <table:table-cell office:value-type="string" calcext:value-type="string">
            <text:p>Cotidiano</text:p>
          </table:table-cell>
          <table:table-cell office:value-type="string" calcext:value-type="string">
            <text:p>Veículo cai de viaduto na Amadeo Barbosa, em Rio Branco</text:p>
          </table:table-cell>
          <table:table-cell office:value-type="string" calcext:value-type="string">
            <text:p>https://ac24horas.com/2022/11/19/veiculo-cai-de-viaduto-na-amadeo-barbosa-em-rio-branco/</text:p>
          </table:table-cell>
          <table:table-cell office:value-type="string" calcext:value-type="string">
            <text:p>Um motorista ainda não identificado perdeu o controle da direção do seu veículo modelo Vectra de cor branca e caiu do viaduto situado na Avenida Amadeo Barbosa na noite desta sexta-feira, 18. O carro foi parar na Travessa Cearense, no bairro 6 de Agosto, no segundo distrito de Rio Branco.De acordo com informações de populares que presenciaram o acidente, o motorista trafegava no carro no sentido centro-bairro e ao passar pela quarta ponte, perdeu o controle da direção e caiu do viaduto. Com o impacto, a frente do veículo ficou totalmente destruída. O motorista sofreu escoriações.A ambulância do Serviço de Atendimento Móvel de Urgência (SAMU) não foi acionada.Policiais Militares do Batalhão de Trânsito estiveram no local para os devidos procedimentos. O veículo foi removido por um guincho ao pátio do departamento de trânsito (Detran).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motorista ainda não identificado perdeu o controle da direção do seu veículo modelo Vectra de cor branca e caiu do viaduto situado na Avenida Amadeo...</text:p>
          </table:table-cell>
          <table:table-cell office:value-type="string" calcext:value-type="string">
            <text:p>Davi Sahid</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11/1668882886501.jpg?resize=400%2C240&amp;ssl=1</text:p>
          </table:table-cell>
          <table:table-cell office:value-type="string" calcext:value-type="string">
            <text:p>Destaque 2</text:p>
          </table:table-cell>
          <table:table-cell office:value-type="string" calcext:value-type="string">
            <text:p>Após tropa de choque usar bomba de gás para retirar manifestantes, BR-364 em Ariquemes é liberada</text:p>
          </table:table-cell>
          <table:table-cell office:value-type="string" calcext:value-type="string">
            <text:p>https://ac24horas.com/2022/11/19/apos-tropa-de-choque-usar-bomba-de-gas-para-retirar-manifestantes-br-364-em-ariquemes-e-liberada/</text:p>
          </table:table-cell>
          <table:table-cell office:value-type="string" calcext:value-type="string">
            <text:p>Sem acordo pacífico entre manifestantes que bloquearam a BR-364, em Ariquemes, nesse sábado, 19, a tropa de choque da Polícia Federal resolveu agir, como já haviam comunicado.A desobstrução da via foi determinada por decisão judicial, com o possível uso da força caso não fosse aceito os termos, com a negativa do grupo e por eles incendiarem pneus que estavam fechando a rodovia, os agentes utilizaram bombas de gás lacrimogêneo para dispensar os envolvidos.Com isso, 36 horas após o início da manifestação, que iniciou na última sexta-feira, 18, a localidade, na entrada do bairro Marechal Rondon e saída para Jaru, foi liberada por volta das 12 horas.Os caminhões, carretas e outros veículos que estavam parados por causa da ação e formavam uma fila de mais de 10 KM, começaram a circular. Além da PRF, a Força Nacional, PM e PF, o Corpo de Bombeiros e o SAMU estavam na área para auxíl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em acordo pacífico entre manifestantes que bloquearam a BR-364, em Ariquemes, nesse sábado, 19, a tropa de choque da Polícia Federal resolveu agir, como já haviam...</text:p>
          </table:table-cell>
          <table:table-cell office:value-type="string" calcext:value-type="string">
            <text:p>Deylon Félix</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11/PRF_BALA.jpg?resize=400%2C240&amp;ssl=1</text:p>
          </table:table-cell>
          <table:table-cell office:value-type="string" calcext:value-type="string">
            <text:p>Acre 01</text:p>
          </table:table-cell>
          <table:table-cell office:value-type="string" calcext:value-type="string">
            <text:p>Durante negociação com PRF, manifestantes incendeiam pneus na BR-364, em Ariquemes</text:p>
          </table:table-cell>
          <table:table-cell office:value-type="string" calcext:value-type="string">
            <text:p>https://ac24horas.com/2022/11/19/durante-negociacao-com-prf-manifestantes-incendeiam-pneus-na-br-364-em-ariquemes/</text:p>
          </table:table-cell>
          <table:table-cell office:value-type="string" calcext:value-type="string">
            <text:p>Manifestantes que bloqueiam a BR-364, em Ariquemes (RO) na manhã deste sábado, 19, queimaram pneus que estavam na rodovia, durante anúncio da Polícia Federal (PRF) de decisão judicial que determina a liberação da via.O grupo que protesta contra a eleição presidencial, estão concertados na entrada do bairro Marechal Rondon, saída para o município de Jaru. Muitos deles ficam pelas marginais da pista.A informação indica que o uso das forças seja usado, caso não seja aceito nenhum acordo e no momento em que polícias passavam no local, foram hostilizados e houve um tumulto.Além da PRF, também estão presentes no local agentes da Polícia Militar, da Força Nacional de Segurança, e de profissionais do Corpo de Bombeiros e Samu. A via bloqueada com tratores e madeiras, impedindo a passagem de veículos.Veja o vídeo:Please enable JavaScriptplay-rounded-fillLinkBALA00:3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anifestantes que bloqueiam a BR-364, em Ariquemes (RO) na manhã deste sábado, 19, queimaram pneus que estavam na rodovia, durante anúncio da Polícia Federal (PRF) de...</text:p>
          </table:table-cell>
          <table:table-cell office:value-type="string" calcext:value-type="string">
            <text:p>Deylon Félix</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10/CAMINHAO-BR-FECHADA.jpg?resize=400%2C240&amp;ssl=1</text:p>
          </table:table-cell>
          <table:table-cell office:value-type="string" calcext:value-type="string">
            <text:p>Cotidiano</text:p>
          </table:table-cell>
          <table:table-cell office:value-type="string" calcext:value-type="string">
            <text:p>PRF registra 14 trechos de rodovias interditadas por manifestantes em Rondônia</text:p>
          </table:table-cell>
          <table:table-cell office:value-type="string" calcext:value-type="string">
            <text:p>https://ac24horas.com/2022/11/19/prf-registra-14-trechos-de-rodovias-interditadas-por-manifestantes-em-rondonia/</text:p>
          </table:table-cell>
          <table:table-cell office:value-type="string" calcext:value-type="string">
            <text:p>Desde a última sexta-feira, 18, trechos da BR-364, BR-435 e BR-425 voltaram a ser interditados em Rondônia, por manifestantes contrários ao resultado das eleições 2022.Na manhã deste sábado, 19, de acordo com a Polícia Rodoviária Federal (PRF) pelo menos 14 bloqueios foram registrados. Não foi informado se há a liberação de veículos específicos, como os de emergência.Segundo nota da polícia, “apenas o estado de Rondônia registra pontos de bloqueios ou interdições no país, o que pode se caracterizar por um movimento local”.Ainda de acordo com o informativo, será realizado as tratativas com as instituições que consolidaram a Força Tarefa para normalização do fluxo de trânsito. Caso o diálogo não surta efeitos, será empregado o uso da força.Veja os trechos interdita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sde a última sexta-feira, 18, trechos da BR-364, BR-435 e BR-425 voltaram a ser interditados em Rondônia, por manifestantes contrários ao resultado das eleições 2022. Na...</text:p>
          </table:table-cell>
          <table:table-cell office:value-type="string" calcext:value-type="string">
            <text:p>Witalo Lima</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19/12/CAMINHAO.jpg?resize=400%2C240&amp;ssl=1</text:p>
          </table:table-cell>
          <table:table-cell office:value-type="string" calcext:value-type="string">
            <text:p>Destaque 6</text:p>
          </table:table-cell>
          <table:table-cell office:value-type="string" calcext:value-type="string">
            <text:p>Auxílios Caminhoneiro e Taxista serão pagos hoje</text:p>
          </table:table-cell>
          <table:table-cell office:value-type="string" calcext:value-type="string">
            <text:p>https://ac24horas.com/2022/11/19/auxilios-caminhoneiro-e-taxista-serao-pagos-hoje/</text:p>
          </table:table-cell>
          <table:table-cell office:value-type="string" calcext:value-type="string">
            <text:p>Motoristas de carga autônomos e de táxi de todo o país recebem hoje (19) a parcela de novembro dos Auxílios Caminhoneiro e Taxista. Cada parcela equivale a R$ 1 mil. O pagamento inicialmente estava previsto para ocorrer no dia 26, mas foi antecipado em uma semana.Os caminhoneiros que fizeram a autodeclaração até 7 de novembro poderão receber a quinta e a sexta parcelas. Em relação aos taxistas, coube aos municípios enviar, até o início de agosto, o cadastro dos permissionários ativos até 31 de maio.O dinheiro será depositado nas contas poupança sociais digitais e poderá ser movimentado por meio do aplicativo Caixa Tem, que permite a compra em lojas virtuais cadastradas, o pagamento de contas domésticas e a transferência para qualquer conta bancária.Criados pela emenda constitucional que criou estado de emergência por causa da alta do preço dos combustíveis, os Auxílios Caminhoneiro e Taxista serão pagos até dezembro. A emenda elevou benefícios sociais e instituiu auxílios emergenciais até o fim do ano.AutodeclaraçãoNo Auxílio Taxista, o cadastro dos profissionais autônomos é dirigido unicamente aos municípios que enviam os dados ao Ministério do Trabalho e Previdência. Bastava ao permissionário estar com o cadastro regularizado na prefeitura (ou no Governo do Distrito Federal, no caso da capital federal) até 31 de maio.No Auxílio Caminhoneiro, o governo preparou um portal para o motorista pedir o benefício. Desde 15 de agosto, os transportadores autônomos de carga (TAC) podem fazer a Autodeclaração do Termo de Registro para receber o BEm Caminhoneiro-TAC.Por causa da antecipação do benefício, o Ministério do Trabalho e Previdência antecipou o prazo de entrega da autodeclaração. Quem perdeu o prazo pode enviar os dados até 7 de novembro para ter direito ao benefício, mas só receberá a quinta e a sexta parcela.A autodeclaração pode ser feita pelo Portal Emprega Brasil ou pelo aplicativo da Carteira de Trabalho Digital. Após esse prazo, os caminhoneiros somente terão direito a receber o benefício a partir do mês do envio dos dados, desde que atendidos os demais requisitos legais.Quem tem direitoTerão direito ao benefício os transportadores de carga autônomos cadastrados no Registro Nacional de Transportadores Rodoviários de Cargas (RNTR-C) da Agência Nacional de Transportes Terrestres (ANTT) até 31 de maio deste ano. Os profissionais deverão estar com a Carteira Nacional de Habilitação (CNH) e o CPF válidos, entre outras exigências.Também chamado de Benefício Emergencial Caminhoneiro (BEm-Caminhoneiro), o auxílio será pago a cada transportador autônomo, independentemente da quantidade de veículos que possuir. O pagamento do BEm-Caminhoneiro vai ser revisado mensalmente. Para os próximos lotes de pagamento, a ANTT vai encaminhar ao Ministério do Trabalho e Previdência a relação dos transportadores autônomos de cargas que estiverem na situação ativo no RNTR-C.Auxílio TaxistaTêm direito ao benefício os motoristas de táxi registrados nas prefeituras, titulares de concessões ou alvarás expedido até 31 de maio. Não será necessária qualquer ação por parte dos taxistas. Em caso de dúvidas, o motorista deve entrar em contato com a prefeitura para verificar o cadastro municipal. A prestação das informações caberá inteiramente às prefeituras ou ao Governo do Distrito Federal.Calendário do Auxílio Caminhoneiro 2022ParcelaData de pagamentoCadastro ativo ou autodeclaraçãoJulho e agosto9/8 (valor em dobro)até 22/7Julho e agosto (repescagem)6/9 (valor em dobro)até 29/8Julho, agosto e setembro (repescagem e terceira parcela)24/9 (valor triplo ou apenas da terceira parcela)até 12/9Outubro18/10até 7/10Novembro19/11até 7/11Dezembro10/12até 28/11Calendário do Auxílio Taxista 2022ParcelaData de pagamento1ª e 2ª parcelas16/81ª e 2ª parcelas (repescagem)30/83ª parcela24/94ª parcela18/105ª parcela19/116ª parcela10/1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otoristas de carga autônomos e de táxi de todo o país recebem hoje (19) a parcela de novembro dos Auxílios Caminhoneiro e Taxista. Cada parcela equivale...</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05/cartao-auxilio-brasil.jpg?resize=400%2C240&amp;ssl=1</text:p>
          </table:table-cell>
          <table:table-cell office:value-type="string" calcext:value-type="string">
            <text:p>Destaque 3</text:p>
          </table:table-cell>
          <table:table-cell office:value-type="string" calcext:value-type="string">
            <text:p>Auxílio Brasil: Caixa antecipa parcela e beneficiários com NIS 3 já podem movimentar dinheiro</text:p>
          </table:table-cell>
          <table:table-cell office:value-type="string" calcext:value-type="string">
            <text:p>https://ac24horas.com/2022/11/19/auxilio-brasil-caixa-antecipa-parcela-e-beneficiarios-com-nis-3-ja-podem-movimentar-dinheiro/</text:p>
          </table:table-cell>
          <table:table-cell office:value-type="string" calcext:value-type="string">
            <text:p>A Caixa Econômica Federal antecipa hoje (19) a parcela de novembro do Auxílio Brasil aos beneficiários com Número de Inscrição Social (NIS) com final 3. Essa é a quarta parcela com o valor mínimo de R$ 600, que vigorará até dezembro conforme emenda constitucional promulgada em julho pelo Congresso Nacional.Oficialmente, o calendário do Auxílio Brasil prevê o pagamento aos beneficiários de NIS 3 na segunda-feira (21). No entanto, desde setembro, os beneficiários que recebem o Auxílio Brasil às segundas-feiras podem movimentar o dinheiro a partir do sábado anterior.A menos que uma nova Proposta de Emenda à Constituição (PEC) seja aprovada, o valor mínimo do Auxílio Brasil voltará a R$ 400 em janeiro. Na quarta-feira (16) à noite, o vice-presidente eleito, Geraldo Alckmin, entregou uma PEC ao Congresso prevendo uma exceção de R$ 175 bilhões no teto federal de gastos que permitiria a manutenção do valor em R$ 600 e o pagamento de R$ 150 extras a famílias com crianças de até 6 anos. O programa voltaria a chamar-se Bolsa Família.A emenda constitucional aprovada em julho liberou a inclusão de 2,2 milhões de famílias no Auxílio Brasil. Com isso, o total de beneficiários atendidos pelo programa subiu para 20,2 milhões neste semestre a partir deste mês. Tradicionalmente, as datas do Auxílio Brasil seguem o modelo do Bolsa Família, que pagava os beneficiários nos dez últimos dias úteis do mês.O beneficiário poderá consultar informações sobre as datas de pagamento, o valor do benefício e a composição das parcelas em dois aplicativos: Auxílio Brasil, desenvolvido para o programa social, e o aplicativo Caixa Tem, usado para acompanhar as contas poupança digitais do b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ixa Econômica Federal antecipa hoje (19) a parcela de novembro do Auxílio Brasil aos beneficiários com Número de Inscrição Social (NIS) com final 3. Ess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1/12/fundao.jpg?resize=400%2C240&amp;ssl=1</text:p>
          </table:table-cell>
          <table:table-cell office:value-type="string" calcext:value-type="string">
            <text:p>Acre</text:p>
          </table:table-cell>
          <table:table-cell office:value-type="string" calcext:value-type="string">
            <text:p>Prazo para partidos devolverem recursos do Fundão acaba hoje</text:p>
          </table:table-cell>
          <table:table-cell office:value-type="string" calcext:value-type="string">
            <text:p>https://ac24horas.com/2022/11/19/prazo-para-partidos-devolverem-recursos-do-fundao-acaba-hoje/</text:p>
          </table:table-cell>
          <table:table-cell office:value-type="string" calcext:value-type="string">
            <text:p>Termina hoje (19) o prazo para que os partidos políticos devolvam aos cofres públicos os recursos do Fundo Eleitoral não utilizados nas campanhas deste ano.Pela legislação eleitoral, devem ser devolvidos ao Tesouro Nacional todos os recursos recebidos e que não possam ser atribuídos a alguma despesa de campanha comprovável na prestação de conta eleitoral de cada legenda e candidatura.O prazo para todos os candidatos e candidatas entregarem as prestações de contas finais de campanha também termina neste sábado (19).DespesaNo caso de recursos do Fundo Partidário, que também pôde ser aplicado nas campanhas, todo dinheiro transferido a candidatos e que não teve despesa comprovada, deve ser transferido paras as contas dos diretórios estaduais ou nacional de cada sigla. O mesmo acontece em relação a recursos provenientes de doações por pessoas físicas.Segundo as estatísticas da Justiça Eleitoral, 81,35% dos recursos usados nas campanhas deste ano foram provenientes do Tesouro Nacional, o equivalente a mais de R$ 5,2 bilhões. Outro R$ 1,2 bilhão foi recebido por meio de doações privad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Termina hoje (19) o prazo para que os partidos políticos devolvam aos cofres públicos os recursos do Fundo Eleitoral não utilizados nas campanhas deste ano. Pel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06/CONCURSO-SESACRE.jpg?resize=400%2C240&amp;ssl=1</text:p>
          </table:table-cell>
          <table:table-cell office:value-type="string" calcext:value-type="string">
            <text:p>Cotidiano</text:p>
          </table:table-cell>
          <table:table-cell office:value-type="string" calcext:value-type="string">
            <text:p>Sesacre divulga resultado final da prova objetiva e discursiva de concurso público</text:p>
          </table:table-cell>
          <table:table-cell office:value-type="string" calcext:value-type="string">
            <text:p>https://ac24horas.com/2022/11/19/sesacre-divulga-resultado-final-da-prova-objetiva-e-discursiva-de-concurso-publico/</text:p>
          </table:table-cell>
          <table:table-cell office:value-type="string" calcext:value-type="string">
            <text:p>Foi publicado em edição extra do Diário Oficial do Estado (DOE) desta sexta-feira, 18, o resultado final das provas objetivas e discursivas do concurso público da Secretaria de Saúde do Acre (SESACRE).A lista com os nomes está ordenada conforme o cargo, localidade, classificação preliminar, número de inscrição, nome do candidato e nota. O período para interpor recurso inicia a partir das 8h da próxima segunda-feira, 21, e termina às 15h da terça-feira, 23, por meio de link www.ibfc.org.br, na aba “Recursos”.Em caso de dúvidas, o candidato poderá entrar em contato com o IBFC por meio do Serviço de Atendimento ao Candidato (SAC), pelo telefone (11) 4788-1430, de segunda a sexta-feira úteis, das 7h às 15h30, horário Acre, ou também por meio do endereço eletrônico.A análise dos recursos contra a prova discursiva, também será divulgado no site.Acesse aqui o result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i publicado em edição extra do Diário Oficial do Estado (DOE) desta sexta-feira, 18, o resultado final das provas objetivas e discursivas do concurso público da...</text:p>
          </table:table-cell>
          <table:table-cell office:value-type="string" calcext:value-type="string">
            <text:p>Deylon Félix</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04/TEMPO-ACRE-2.jpeg?resize=400%2C240&amp;ssl=1</text:p>
          </table:table-cell>
          <table:table-cell office:value-type="string" calcext:value-type="string">
            <text:p>Cotidiano</text:p>
          </table:table-cell>
          <table:table-cell office:value-type="string" calcext:value-type="string">
            <text:p>Previsão do tempo aponta sábado quente, mas com ventos moderados no Acre</text:p>
          </table:table-cell>
          <table:table-cell office:value-type="string" calcext:value-type="string">
            <text:p>https://ac24horas.com/2022/11/19/previsao-do-tempo-aponta-sabado-quente-mas-com-ventos-moderados-no-acre/</text:p>
          </table:table-cell>
          <table:table-cell office:value-type="string" calcext:value-type="string">
            <text:p>O tempo quente, com sol e nuvens, vai predominar no Acre neste sábado, 19. Os termômetros marcam a máxima de 36°C na maioria dos municípios. Em Rio Branco, Brasileia e Sena Madureira será ventilado, com a baixa probabilidade de chuvas.Nas microrregiões de Cruzeiro do Sul e Tarauacá, o dia deve ser abafado e pode chover forte em algumas áreas isoladas. Os ventos sopram, entre fracos e calmos, com rajadas eventuais.Temperaturas:– Rio Branco, Senador Guiomard, Bujari e Porto Acre, com mínimas oscilando entre 22 e 24ºC, e máximas, entre 34 e 36ºC;– Brasileia, Epitaciolândia, Xapuri, Capixaba, Assis Brasil e Santa Rosa do Purus, com mínimas oscilando entre 22 e 24ºC, e máximas, entre 34 e 36ºC;– Plácido de Castro e Acrelândia, com mínimas oscilando entre 22 e 24ºC, e máximas, entre 34 e 36ºC;– Sena Madureira e Manuel Urbano, com mínimas oscilando entre 22 e 24ºC, e máximas, entre 35 e 37ºC;– Tarauacá e Feijó, com mínimas oscilando entre 23 e 25ºC, e máximas, entre 35 e 37ºC;– Cruzeiro do Sul, Mâncio Lima e Rodrigues Alves, com mínimas oscilando entre 23 e 25ºC, e máximas, entre 32 e 34ºC;– Marechal Thaumaturgo, Porto Walter e Jordão, com mínimas oscilando entre 23 e 25ºC, e máximas, entre 33 e 35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quente, com sol e nuvens, vai predominar no Acre neste sábado, 19. Os termômetros marcam a máxima de 36°C na maioria dos municípios. Em...</text:p>
          </table:table-cell>
          <table:table-cell office:value-type="string" calcext:value-type="string">
            <text:p>Deylon Félix</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07/CASOS-DE-COVID.jpg?resize=400%2C240&amp;ssl=1</text:p>
          </table:table-cell>
          <table:table-cell office:value-type="string" calcext:value-type="string">
            <text:p>Destaque 3</text:p>
          </table:table-cell>
          <table:table-cell office:value-type="string" calcext:value-type="string">
            <text:p>Covid-19 produziu alteração metabólica que desencadeou casos de diabetes, diz médica</text:p>
          </table:table-cell>
          <table:table-cell office:value-type="string" calcext:value-type="string">
            <text:p>https://ac24horas.com/2022/11/19/covid-19-produziu-alteracao-metabolica-que-desencadeou-casos-de-diabetes-diz-medica/</text:p>
          </table:table-cell>
          <table:table-cell office:value-type="string" calcext:value-type="string">
            <text:p>Problema mundial de saúde pública há muito tempo, o diabetes pode ter piorado ainda mais esse quadro durante a pandemia. Só no Brasil, de acordo com dados do Atlas do Diabetes, houve um aumento de quase 27% no número de pacientes diabéticos nos últimos 10 anos.Diante desses números, o país é o sexto colocado no mundo com a maior quantidade de pessoas com a doença. Hoje, são cerca de 16 milhões de brasileiros diagnosticados, mas a previsão é que haja mais de 64 milhões até 2030.Apesar de a genética, o sobrepeso e a obesidade serem os principais motivos do crescimento deste tipo de diabetes do tipo 2 no mundo – estimativas dizem que 90% dos casos de diabetes no mundo são tipo 2 – ao longo da pandemia de Covid-19, descobriu-se que a infecção pelo coronavírus também se tornou um dos fatores do desenvolvimento dessa manifestação da doença.Endocrinologista do Hcor, a Dra. Cristina Triches explica que isso ocorre porque, em situações de infecção e/ou inflamação aguda, o organismo exige uma maior produção pancreática de insulina para conseguir manter os níveis normais de glicose no sangue, o que pode piorar o controle glicêmico de pacientes diabéticos e causar hiperglicemia em pessoas previamente saudáveis.Estudos têm mostrado que alguns pacientes sem histórico de diabetes passaram a apresentar uma alta taxa de glicose no sangue durante a infecção que persistiu após a recuperação.“Ainda não sabemos se a Covid-19 precipitou o desenvolvimento do diabetes, se o vírus provocou lesões às células do pâncreas que levaram à hiperglicemia crônica ou se a doença foi causada pela resposta inflamatória sistêmica ao SARS-CoV-2”, pondera a especialista.Para observar a evolução de doenças crônicas, como da diabetes tipo 2, é necessário um período de acompanhamento de 5 a 10 anos.“Como a pandemia é recente, não é possível dizer se os casos serão persistentes ou transitórios. Também não podemos afirmar ainda a relação de causalidade entre as doenças. Mesmo assim, é importante orientar os pacientes que tiveram Covid-19 a procurar um médico para rastrear o diagnóstico de diabetes”, reforça.O acompanhamento periódico dos níveis de glicose no sangue é recomendado a todas as pessoas. Sua utilização de acordo com diretrizes médicas mais atualizadas traz inúmeros benefícios aos pacientes.“Dependendo do nível, o diabetes pode não apresentar sinais. Por isso, solicitamos a dosagem de glicemia de jejum e a hemoglobina glicada (média glicêmica do paciente nos últimos 3 meses). Para fechar o diagnóstico, é necessário que, pelo menos, dois exames estejam alterados. Se for apenas um, este deverá ser repetido para confirmar”, explica a especialista.A frequência na realização dos exames deve ser individualizada e depende da idade do paciente e dos fatores de risco metabólicos apresentados.Se não diagnosticado precocemente e tratado de maneira adequada, o diabetes pode causar uma série de outros danos ao organismo, como insuficiência renal, lesões na retina e em diversos nervos, infarto agudo do miocárdio e acidente vascular cerebral.“Felizmente, tivemos um avanço enorme nos últimos anos com o desenvolvimento de novas classes de hipoglicemiantes e insulinas. Dentre os novos medicamentos, podemos citar os inibidores de SGLT2 via oral e agonistas de GLP-1 injetáveis, que são medicamentos que conferem benefícios adicionais ao controle da glicemia, como proteção cardiovascular e renal e perda de peso. Ainda, insulinas de ação ultrarrápida e ultralenta tornaram o tratamento com essa substância mais eficiente, seguro e confortável para os pacientes”, revela a médica.Mesmo fazendo uso de medicamentos, o paciente precisa ter bons hábitos para manter os níveis glicêmicos apropriados e prevenir as complicações.“Alimentação saudável, prática de exercício físico aeróbico por, pelo menos, 150 minutos por semana e manutenção do peso ideal fazem parte do tratamento de quem já foi diagnosticado com a doença, mas também são indicados à população geral para prevenir o diabetes”, ressalta Cristina Triches.*Com informações da Assessoria do Hcor – instituição filantrópica que iniciou suas atividades em 1976, tendo como mantenedora a centenária Associação Beneficente Sír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roblema mundial de saúde pública há muito tempo, o diabetes pode ter piorado ainda mais esse quadro durante a pandemia. Só no Brasil, de acordo com...</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1/02/REDE-ELETRICA.jpg?resize=400%2C240&amp;ssl=1</text:p>
          </table:table-cell>
          <table:table-cell office:value-type="string" calcext:value-type="string">
            <text:p>Cotidiano</text:p>
          </table:table-cell>
          <table:table-cell office:value-type="string" calcext:value-type="string">
            <text:p>Período de chuva requer atenção para evitar acidentes elétricos no Acre</text:p>
          </table:table-cell>
          <table:table-cell office:value-type="string" calcext:value-type="string">
            <text:p>https://ac24horas.com/2022/11/19/periodo-de-chuva-requer-atencao-para-evitar-acidentes-eletricos-no-acre/</text:p>
          </table:table-cell>
          <table:table-cell office:value-type="string" calcext:value-type="string">
            <text:p>Apesar da frequência de chuvas ainda estar abaixo do esperado, a Energisa diz que nunca é demais reforçar as dicas de segurança para evitar acidentes elétricos. Objetos na rede elétrica, alagamentos e raios são algumas situações que podem acontecer nesse período.É importante, segundo a concessionária, ficar abrigado durante as chuvas e não tocar em cabos rompidos ou objetos que estejam em contato com a rede elétrica, pois podem estar energizados.Em caso de descargas atmosféricas, popularmente chamadas de raios, a recomendação é que os eletrodomésticos sejam retirados da tomada, pois a descarga atmosférica pode causar perturbações na rede de energia.Dicas de segurança: retirar os aparelhos eletroeletrônicos das tomadas; Nunca utilize aparelho conectado à tomada durante temporais; os cabos telefônicos, cabos de TV por assinatura e fiação de antenas são capazes de conduzir a corrente elétrica dos raios até os aparelhos. Por isso, é aconselhável retirar os aparelhos eletrônicos (normalmente mais sensíveis) das conexões com rede de telefonia, TV a cabo e antena externa; Sempre que puder, instale dispositivos de proteção contra surtos e aterre a rede elétrica da residência ou comércio; Não utilize chuveiro elétrico, secador, chapinha e outros.Além disso, quando se ouvir os trovões, nunca fique em campo aberto. Procure abrigo imediatamente em construções e feche os vidros e janelas. Se não for possível se abrigar, agachar-se, com as mãos na nuca e pés juntos.Não ficar embaixo de árvores ou próximo a torres; Se estiver dentro de um carro, feche as janelas e aguarde a tempestade passar para poder sair. O carro oferece uma boa proteção contra raios; E não toque em fios caídos ou em objetos que estejam em contato com a rede elétrica, eles podem estar energizados.No período chuvoso, os riscos aumentam e por isso, qualquer situação anormal que seja identificada como a falta de luz, fios baixos, caídos, ou mesmo objetivos próximos ou sob a rede, a Energisa deve ser imediatamente aciona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esar da frequência de chuvas ainda estar abaixo do esperado, a Energisa diz que nunca é demais reforçar as dicas de segurança para evitar acidentes elétrico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01/CESTA-BASICA-E-CARNE.jpg?resize=400%2C240&amp;ssl=1</text:p>
          </table:table-cell>
          <table:table-cell office:value-type="string" calcext:value-type="string">
            <text:p>Cotidiano</text:p>
          </table:table-cell>
          <table:table-cell office:value-type="string" calcext:value-type="string">
            <text:p>Cesta básica aumenta 3,62% com tomate e banana disparando de preço em Rio Branco</text:p>
          </table:table-cell>
          <table:table-cell office:value-type="string" calcext:value-type="string">
            <text:p>https://ac24horas.com/2022/11/19/cesta-basica-aumenta-362-com-tomate-e-banana-disparando-de-preco-em-rio-branco/</text:p>
          </table:table-cell>
          <table:table-cell office:value-type="string" calcext:value-type="string">
            <text:p>Em outubro, segundo a pesquisa dos custos das cestas básicas realizada pela Secretaria de Planejamento do Estado (Seplag) em Rio Branco, houve alta de 3,62% na cesta alimentar na comparação com o custo observado em setembro.Os vilões de outubro foram o tomate, cujo preço subiu 17,25% em relação ao mês anterior -e a banana, que aumentou 10,93%.Além da cesta básica alimentar, a Seplag calcula custos de produtos de limpeza doméstica e higiene pessoal. Entre maio a outubro, houve um aumento acumulado de 4,28% no valor total das cestas, sendo de 3,51% na cesta alimentar, 10,93% na cesta de limpeza doméstica e 2,47% na cesta de higiene pessoal, evidenciando o impacto da crise do coronavírus e da inflação nos preços dos produtos.Divulgados nesta sexta-feira (18) os dados foram coletados em 65 estabelecimentos comerciais, compostos por mercados varejistas de grande, médio e pequeno porte, açougues e panificadoras, distribuídos em 40 bairros de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outubro, segundo a pesquisa dos custos das cestas básicas realizada pela Secretaria de Planejamento do Estado (Seplag) em Rio Branco, houve alta de 3,62% n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11/MEC.jpg?resize=400%2C240&amp;ssl=1</text:p>
          </table:table-cell>
          <table:table-cell office:value-type="string" calcext:value-type="string">
            <text:p>Acre</text:p>
          </table:table-cell>
          <table:table-cell office:value-type="string" calcext:value-type="string">
            <text:p>Educação do Acre se encontra com equipe de transição do governo Lula</text:p>
          </table:table-cell>
          <table:table-cell office:value-type="string" calcext:value-type="string">
            <text:p>https://ac24horas.com/2022/11/19/educacao-do-acre-se-encontra-com-equipe-de-transicao-do-governo-lula/</text:p>
          </table:table-cell>
          <table:table-cell office:value-type="string" calcext:value-type="string">
            <text:p>O Conselho Nacional de Secretários de Educação (Consed) recebeu nesta sexta (18), em Brasília, a equipe de transição do governo Lula na Educação. Aos integrantes do grupo comandado pelo ex-ministro Henrique Paim, os secretários entregam uma carta (anexa) com as principais demandas das redes estaduais para os próximos anos.O secretário de Educação do Acre, Aberson Carvalho, participou presencialmente. Aoac24horas, Carvalho avaliou o encontro: “a reunião teve o objetivo de apresentarmos as prioridades que os secretários de educação dos estados entendem como essencial a este momento.Foi apresentado uma carta onde elencamos 10 temas estratégicos, como exemplo o fortalecimento do Novo Ensino Médio, Escolas Integrais, Formação dos profissionais de educação, como também o financiamento da educação, além de outros temas”, explicou.De acordo com o conselho a carta repercute a Agenda da Aprendizagem do Consed, um documento que norteia a atuação dos gestores e reúne dez temas estratégicos: Novo Ensino Médio, Avaliação, Financiamento, Formação dos Profissionais da Educação, EJA, Educação Híbrida, Anos Iniciais e Finais do Fundamental, Educação Infantil, e Sistema Nacional de Educação.Além de uma política nacional para recomposição da aprendizagem no pós-pandemia, os secretários reforçaram o pedido pela retomada dos investimentos da Educação em Tempo Integral, na Educação Profissional e na implementação do Novo Ensino Médio. O Consed destacou que é contra a revogação da Reforma do Ensino Médio e que defende o seu aperfeiçoa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nselho Nacional de Secretários de Educação (Consed) recebeu nesta sexta (18), em Brasília, a equipe de transição do governo Lula na Educação. Aos integrantes d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11/DROGA-2.jpg?resize=400%2C240&amp;ssl=1</text:p>
          </table:table-cell>
          <table:table-cell office:value-type="string" calcext:value-type="string">
            <text:p>Na rede</text:p>
          </table:table-cell>
          <table:table-cell office:value-type="string" calcext:value-type="string">
            <text:p>Polícia encontra mala com 10 quilos de cocaína em ônibus na rodoviária de Cruzeiro do Sul</text:p>
          </table:table-cell>
          <table:table-cell office:value-type="string" calcext:value-type="string">
            <text:p>https://ac24horas.com/2022/11/19/policia-encontra-mala-com-10-quilos-de-cocaina-em-onibus-na-rodoviaria-de-cruzeiro-do-sul/</text:p>
          </table:table-cell>
          <table:table-cell office:value-type="string" calcext:value-type="string">
            <text:p>Na noite desta sexta-feira, 18, as forças de segurança apreenderam na Rodoviária de Cruzeiro do Sul, pouco mais de 10 quilos de cocaína em uma mala que seria enviada em um ônibus para Rio Branco. O dono da droga não foi identificado e ninguém foi preso.A ação foi da Polícia Civil , por meio da DRACO DENARC e da Polícia Militar através do Grupamento de Operações Especiais da Companhia de Policiamento Especializado do 6° Batalhão.O prejuízo para o mundo do crime é de R$ 200.690,00. O material apreendido foi encaminhado para a Delegacia Geral de Cruzeiro do Sul para os demais atos leg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noite desta sexta-feira, 18, as forças de segurança apreenderam na Rodoviária de Cruzeiro do Sul, pouco mais de 10 quilos de cocaína em uma mal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11/mega_sena_mcajr_abr_2904223680.jpg?resize=400%2C240&amp;ssl=1</text:p>
          </table:table-cell>
          <table:table-cell office:value-type="string" calcext:value-type="string">
            <text:p>Cotidiano</text:p>
          </table:table-cell>
          <table:table-cell office:value-type="string" calcext:value-type="string">
            <text:p>Mega-Sena sorteia nesta sexta-feira (19) prêmio acumulado de R$ 38 milhões</text:p>
          </table:table-cell>
          <table:table-cell office:value-type="string" calcext:value-type="string">
            <text:p>https://ac24horas.com/2022/11/19/mega-sena-sorteia-nesta-sexta-feira-19-premio-acumulado-de-r-38-milhoes/</text:p>
          </table:table-cell>
          <table:table-cell office:value-type="string" calcext:value-type="string">
            <text:p>A Mega-Sena vai sortear neste sábado (19) um prêmio de R$ 38 milhões. Na quarta-feira passada o concurso 2.539 não teve nenhum ganhador e o prêmio acabou acumulando.O sorteio acontecerá hoje será, como de hábito, na cidade de São Paulo, no Espaço da Sorte, com transmissão oficial e ao vivo de todo evento por meio do canal da Caixa Econômica Federal no YouTube.As apostas podem ser feitas até às 17 horas nas casas lotéricas ou pela interne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ega-Sena vai sortear neste sábado (19) um prêmio de R$ 38 milhões. Na quarta-feira passada o concurso 2.539 não teve nenhum ganhador e o prêmi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1/05/COMERCIO-DIA-DAS-MAES-SERGIO-17.jpeg?resize=400%2C240&amp;ssl=1</text:p>
          </table:table-cell>
          <table:table-cell office:value-type="string" calcext:value-type="string">
            <text:p>Acre</text:p>
          </table:table-cell>
          <table:table-cell office:value-type="string" calcext:value-type="string">
            <text:p>Renda do trabalhador cai 0,6% e informalidade chega a 46,6% no Acre</text:p>
          </table:table-cell>
          <table:table-cell office:value-type="string" calcext:value-type="string">
            <text:p>https://ac24horas.com/2022/11/19/renda-do-trabalhador-cai-06-e-informalidade-e-beco-sem-saida-para-466-dos-acreanos/</text:p>
          </table:table-cell>
          <table:table-cell office:value-type="string" calcext:value-type="string">
            <text:p>O desemprego é cada vez menor mas o rendimento médio somando todos os trabalhos da população caiu 0,6% no Acre entre o segundo e o terceiro trimestre deste ano, saindo de R$ 2.357,00 para R$ 2.311,00. Foi a primeira queda do ano, segundo os dados do IBGE divulgados na última quinta-feira (17).Já a informalidade é o drama para 46,6% da população economicamente ativa. A taxa do Acre é maior que média do Brasil, de 39,4% da população ocupada no 3º trimestre. As maiores taxas ficaram com Pará (60,5%), Maranhão (59,1%) e Amazonas (57,1%) e as menores, com Santa Catarina (25,9%), Distrito Federal (29,8%) e São Paulo (30,6%).Estimados em 46 mil pessoas, o número de trabalhadores com carteira assinada no setor privada aumentou em 13 mil pessoas no 3º trimestre – ou 38,9% em relação ao mesmo período do ano anterior.Estimada em 324 mil pessoas, o número de pessoas empregadas não apresentou variação estatisticamente significativa em relação ao mesmo trimestre do ano anterior e, também, em relação ao trimestre anteri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semprego é cada vez menor mas o rendimento médio somando todos os trabalhos da população caiu 0,6% no Acre entre o segundo e o terceir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9/11/2022</text:p>
          </table:table-cell>
          <table:table-cell office:value-type="string" calcext:value-type="string">
            <text:p>https://i0.wp.com/ac24horas.com/wp-content/uploads/2022/11/CAMINHONEIROS_PARA.jpg?resize=400%2C240&amp;ssl=1</text:p>
          </table:table-cell>
          <table:table-cell office:value-type="string" calcext:value-type="string">
            <text:p>Cotidiano</text:p>
          </table:table-cell>
          <table:table-cell office:value-type="string" calcext:value-type="string">
            <text:p>Chefe do MP em Rondônia pressiona governo a acionar PM contra bloqueios bolsonaristas</text:p>
          </table:table-cell>
          <table:table-cell office:value-type="string" calcext:value-type="string">
            <text:p>https://ac24horas.com/2022/11/19/chefe-do-mp-em-rondonia-pressiona-governo-a-acionar-pm-contra-bloqueios-bolsonaristas/</text:p>
          </table:table-cell>
          <table:table-cell office:value-type="string" calcext:value-type="string">
            <text:p>O procurador-chefe do Ministério Público de Rondônia, Ivanildo de Oliveira, expediu nesta sexta-feira (18) recomendação dirigida ao governador em exercício, José Jordan, solicitando providências urgentes a serem adotadas para reabrir os diversos pontos da BR 364 bloqueados por Bolsonaristas.A BR 364 está fechada em mais de dez pontos no Estado de Rondônia, situação que isola o Acre pela via terrestre.No documento, Ivanildo recomenda que o governo acione a Polícia Militar, o Corpo de Bombeiros Militar, o Departamento de Estradas de Rodagem (DER) e as demais forças de segurança pública estaduais, visando auxiliar a imediata desobstrução.A medida visa ainda garantir a livre circulação e a segurança dos usuários das estradas. Ivanildo de Oliveira reforçou uma recomendação anteriormente expedida pelo Ministério Público, em que pontuava a necessidade de solicitar a atuação da Força Nacional de Segurança Pública – FNSP.Os militares que compõem a Força Nacional podem dar apoio à atuação das demais forças, bem como monitorar os pontos de manifestação indicados pela Superintendência da Polícia Rodoviária Federal do Estado de Rondônia, evitando novos bloqueios nas rodovias e garantindo, mediante policiamento ostensivo, a segurança daqueles que nelas circulam.“Não podemos permitir o desabastecimento das cidades e o cerceamento do direito de ir e vir de milhares de pessoas que dependem das estradas federais ou estaduais”, enfatizou o procurador-geral em nota do M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ocurador-chefe do Ministério Público de Rondônia, Ivanildo de Oliveira, expediu nesta sexta-feira (18) recomendação dirigida ao governador em exercício, José Jordan, solicitando providências urgentes 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CHOQUE-RO-_-BR.jpg?resize=400%2C240&amp;ssl=1</text:p>
          </table:table-cell>
          <table:table-cell office:value-type="string" calcext:value-type="string">
            <text:p>Acre</text:p>
          </table:table-cell>
          <table:table-cell office:value-type="string" calcext:value-type="string">
            <text:p>PRF aciona Tropa de Choque para desobstruir trechos bloqueados</text:p>
          </table:table-cell>
          <table:table-cell office:value-type="string" calcext:value-type="string">
            <text:p>https://ac24horas.com/2022/11/18/prf-aciona-tropa-de-choque-para-desobstruir-11-trechos-bloqueados-por-bolsonaristas-em-ro/</text:p>
          </table:table-cell>
          <table:table-cell office:value-type="string" calcext:value-type="string">
            <text:p>A Polícia Rodoviária Federal (PRF), avisou na noite desta sexta-feira, 18, que na manhã de sábado, 19, deverá atuar com a tropa de choque da segurança pública do Estado de Rondônia, com objetivo de realizar a desobstrução dos 11 trechos bloqueados ao longo da BR-364.A equipe da PRF destacou que estão bloqueados Vila Califórnia, Extrema, Vilhena, Cacoal, Jaru, Ji-Paraná e Presidente Médici, Colorado do Oeste, Nova Mamoré, Cerejeiras e Ouro Preto do Oeste.A assessoria do órgão federal adiantou que ao longo do dia tentou, por diversas vezes, negociar para a reabertura da estrada, além disso, houve conflito entre agentes e manifestantes em Ariquemes. “As forças de segurança vão agir em conjunto com a PRF”, afirmou.Ao fim dos esclarecimentos da PRF, a equipe repudiou a atitude de obstrução da rodovia. “As pessoas confundem o direito”, declarou.Conforme já exposto pela reportagem, os manifestantes apoiadores do presidente da República, Jair Bolsonaro (PL), resolveram aderir a uma paralisação nacional dos caminhoneiros – que também não aceitam o resultado das eleições presidenciais em outubro deste ano, que teve o presidente eleito, Luiz Inácio Lula da Silva, do P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Rodoviária Federal (PRF), avisou na noite desta sexta-feira, 18, que na manhã de sábado, 19, deverá atuar com a tropa de choque da segurança...</text:p>
          </table:table-cell>
          <table:table-cell office:value-type="string" calcext:value-type="string">
            <text:p>Assessori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HOMEM-MORRE.jpg?resize=400%2C240&amp;ssl=1</text:p>
          </table:table-cell>
          <table:table-cell office:value-type="string" calcext:value-type="string">
            <text:p>Cotidiano</text:p>
          </table:table-cell>
          <table:table-cell office:value-type="string" calcext:value-type="string">
            <text:p>Homem é preso pela PM e morre no banheiro da DEFLA após ser liberado por delegado</text:p>
          </table:table-cell>
          <table:table-cell office:value-type="string" calcext:value-type="string">
            <text:p>https://ac24horas.com/2022/11/18/homem-e-preso-pela-pm-e-morre-no-banheiro-da-defla-apos-ser-liberado-por-delegado/</text:p>
          </table:table-cell>
          <table:table-cell office:value-type="string" calcext:value-type="string">
            <text:p>Valber Olimpio da Costa, de 24 anos, sofreu um mal súbito e morreu dentro do banheiro da Delegacia de Flagrantes (Defla) na noite desta sexta-feira, 18, na rua Omar Sabino no bairro Estação Experimental, em Rio Branco.De acordo com informações da polícia repassadas a reportagem doac24horas,Valber chegou na delegacia por volta das 12h após ser preso pela Polícia Militar pelo crime de desobediência e resistência. A vítima foi ouvida pelo Delegado de Plantão e por volta das 16h foi liberada.Ainda segundo os Policiais Civis, após ser feito o termo circunstanciado de ocorrência (TCO) e ser liberado, Valber ficou na frente da Defla até por volta das 19h, entrou na delegacia e ao entrar no banheiro sofreu um mal súbito e desmaiou.Policiais acionaram a ambulância do Serviço de Atendimento Móvel de Urgência (SAMU), mas quando os paramédicos chegaram ao local, Valber já se encontrava morto.A área foi isolada para os trabalhos do perito em criminalística. O corpo foi removido e encaminhado ao Instituto Médico Legal (IML) para os exames cadavéricos. O caso será investigado pel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Valber Olimpio da Costa, de 24 anos, sofreu um mal súbito e morreu dentro do banheiro da Delegacia de Flagrantes (Defla) na noite desta sexta-feira, 18,...</text:p>
          </table:table-cell>
          <table:table-cell office:value-type="string" calcext:value-type="string">
            <text:p>Davi Sahid</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maxresdefault-1.jpg?resize=400%2C240&amp;ssl=1</text:p>
          </table:table-cell>
          <table:table-cell office:value-type="string" calcext:value-type="string">
            <text:p>Cotidiano</text:p>
          </table:table-cell>
          <table:table-cell office:value-type="string" calcext:value-type="string">
            <text:p>Dupla sertaneja Jads e Jadson será a atração do governo na festa de réveillon em Rio Branco</text:p>
          </table:table-cell>
          <table:table-cell office:value-type="string" calcext:value-type="string">
            <text:p>https://ac24horas.com/2022/11/18/dupla-sertaneja-jads-e-jadson-sera-a-atracao-do-governo-na-festa-de-reveillon-em-rio-branco/</text:p>
          </table:table-cell>
          <table:table-cell office:value-type="string" calcext:value-type="string">
            <text:p>A festa de réveillon no Acre – tradicionalmente realizada no dia 31 de dezembro para celebrar a virada para o próximo ano, deverá contar com a presença da dupla sertaneja Jads e Jadson. A Informação foi repassada aoac24horaspelo governador Gladson Cameli (Progressistas) na tarde desta sexta-feira, 18.De acordo com o chefe do executivo acreano, a intenção era trazer uma dupla de mais destaque, como por exemplo, os cantores Henrique e Juliano, contudo, a agenda lotada dos sertanejos impediram avanço nas negociações. “Vamos fazer uma grande festa para esse povo que tanto trabalha em prol do desenvolvimento do Acre”, comentou.O local da atração – que será gratuita ao público – será o estacionamento do estádio da Arena da Floresta, localizado no Segundo Distrito de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festa de réveillon no Acre – tradicionalmente realizada no dia 31 de dezembro para celebrar a virada para o próximo ano, deverá contar com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05/AGENDA-CULTURAL.jpeg?resize=400%2C240&amp;ssl=1</text:p>
          </table:table-cell>
          <table:table-cell office:value-type="string" calcext:value-type="string">
            <text:p>Cotidiano</text:p>
          </table:table-cell>
          <table:table-cell office:value-type="string" calcext:value-type="string">
            <text:p>Samba, teatro, shows e muito mais: saiba onde aproveitar o fim de semana</text:p>
          </table:table-cell>
          <table:table-cell office:value-type="string" calcext:value-type="string">
            <text:p>https://ac24horas.com/2022/11/18/samba-teatro-shows-e-muito-mais-saiba-onde-aproveitar-o-fim-de-semana-em-rio-branco/</text:p>
          </table:table-cell>
          <table:table-cell office:value-type="string" calcext:value-type="string">
            <text:p>Quem busca opções de lazer e entretenimento neste final de semana em Rio Branco, tem à disposição diversas celebrações que movimentam os espaços públicos e privados da cidade.Oac24horasseparou as melhores atrações para se divertir com segurança. Acompanhe.– Especial ColdplayA banda Hey Joe’s, de Rondônia, fica pela segunda vez em Rio Branco, desta vez no Especial Coldplay, neste sábado, 19, no A Confraria. No vocal, Márcio Lucas, o Show inicia às 22h.– As Malcriadas“E se nossos caminhos finalmente se encontrassem?”Nesse domingo, 20, tem estreia do espetáculo ‘As Malcriadas”, na Usina de Arte João Donato. Com direção de Sarah Bicha, o evento tem entrada gratuita e inicia às 19h.– Samba Popular Livre“Sambar também é Resistência”O retorno das atividades do Samba Popular Livre já tem data marcada e acontecerá neste domingo, 20, momento em que ocorre o Dia da Consciência Negra. O evento acontecerá no final da praça Joaquim Macedo, sentido segundo distrito de Rio Branco, a partir das 16h.– BrazilcoreA BHOUSE realizará neste sábado, 19, no Studio Beer, das 23h às 04h, a festa ‘Brazilcore’ com um line-up das melhores músicas brasileiras e os queridinhos pop clássicos, reggaeton e muito funk.– Aniversário Bar’tôNessa sexta-feira, 18, o BAR’TÔ comemora 5 anos e preparou uma mega festa, c várias atrações e o sorteio de R$ 500 em consumação e 1 ano de entrada grátis, além de outros brindes e promoções.– Recanto Food&amp;BeerO Recanto Food&amp;Beer, bar e restaurante na Estrada Dias Martins, preparou três noites especiais para aproveitar bem o fim de semana. Agora com novo horário de funcionamento, das 19h às 03h.Nesta sexta-feira, 18, acontece o ‘Especial Black Music’, com os Djs Lunnar e Gabs. Já no sábado, 19, tem o ‘Baile do Hexa’, com os Djs Aldine e Neto Barcelar. Fechando a semana, o ‘Boteco do R’, esquenta o domingo, 20, com Nathy Oliveira e ban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busca opções de lazer e entretenimento neste final de semana em Rio Branco, tem à disposição diversas celebrações que movimentam os espaços públicos e privad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1668809835007.jpg?resize=400%2C240&amp;ssl=1</text:p>
          </table:table-cell>
          <table:table-cell office:value-type="string" calcext:value-type="string">
            <text:p>Cotidiano</text:p>
          </table:table-cell>
          <table:table-cell office:value-type="string" calcext:value-type="string">
            <text:p>Polícia age rápido e prende homicida acusado de ter matado homem que aparece em vídeo</text:p>
          </table:table-cell>
          <table:table-cell office:value-type="string" calcext:value-type="string">
            <text:p>https://ac24horas.com/2022/11/18/policia-age-rapido-e-prende-homicida-acusado-de-ter-matado-homem-que-aparece-em-video/</text:p>
          </table:table-cell>
          <table:table-cell office:value-type="string" calcext:value-type="string">
            <text:p>Uma ação de investigação dos Agentes de Polícia Civil da Delegacia de Homicídios e Proteção à Pessoa (DHPP) resultou na prisão de Alisson Jonatas Gomes da Silva, de 19 anos, mais conhecido no mundo do crime como vulgo “Sabotagem”. A prisão ocorreu na tarde desta sexta-feira, 18, em uma residência no bairro Cabreúva, na região da Baixada da Sobral, em Rio Branco.De acordo com a Polícia Civil, Alisson Jonatas que estava com um mandado de prisão em aberto é um dos acusados de terem matado na noite de quarta-feira, 16, Pedro Silva de Souza em uma residência no bairro Cidade Nova, no segundo distrito da capital.Oac24horasteve acesso a um vídeo que foi publicado na rede social onde membros da facção Bonde dos 13, aparecem fazendo apologia ao crime, citando o nome da organização criminosa B13 e em seguida, Pedro Silva é mostrado morto no chão.Durante a ação da Polícia Civil nesta sexta-feira, uma pessoa conseguiu fugir. Os Agentes da Delegacia de Homicídios também já identificaram outros três envolvidos no homicídio e segue com as diligências no sentido de descobrir para onde o corpo foi levado. Inicialmente a Polícia Civil acredita que a vítima foi jogada dentro do Rio Acre.O criminoso Alisson Jonatas, vulgo “Sabotagem” foi preso e encaminhado à Delegacia de Flagrantes (Defla) e está à disposição da justiç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ação de investigação dos Agentes de Polícia Civil da Delegacia de Homicídios e Proteção à Pessoa (DHPP) resultou na prisão de Alisson Jonatas Gomes da...</text:p>
          </table:table-cell>
          <table:table-cell office:value-type="string" calcext:value-type="string">
            <text:p>Davi Sahid</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WhatsApp-Image-2022-11-18-at-16.55.30.jpeg?resize=400%2C240&amp;ssl=1</text:p>
          </table:table-cell>
          <table:table-cell office:value-type="string" calcext:value-type="string">
            <text:p>Notícias</text:p>
          </table:table-cell>
          <table:table-cell office:value-type="string" calcext:value-type="string">
            <text:p>Cronistas comentam esporte no Acre e Weverton na Copa: “a gauchada não vai deixar ele jogar”</text:p>
          </table:table-cell>
          <table:table-cell office:value-type="string" calcext:value-type="string">
            <text:p>https://ac24horas.com/2022/11/18/cronistas-comentam-esporte-no-acre-e-weverton-na-copa-a-gauchada-nao-vai-deixar-ele-jogar/</text:p>
          </table:table-cell>
          <table:table-cell office:value-type="string" calcext:value-type="string">
            <text:p>O Bar do Vaz, transmitido peloac24horasna tarde desta sexta-feira, 18, reuniu alguns dos cronistas mais importantes da trajetória esportiva no Acre. Ao lado do jornalista Roberto Vaz, estiveram Chico Pontes (Blog do Chico), Raimundo Fernandes, cronista esportivo e M. Costa, também cronista.Durante a conversa, os cronistas expuseram o lamento pela falta de valorização profissional no estado do Acre. “A gente vai perdendo até a esperança por causa de certos políticos. Nosso governador deveria ir ao estádio assistir os jogos, visitar o programa esportivo de uma rádio, se aproximar da área esportiva. Faço um pedido pessoal como profissional, que ele faça isso”, disse Chico, que atua há 40 anos no ramo.Raimundo Fernandes, representando a Rádio Difusora Acreana, diz que desde o começo do governo tenta fazer um plano para melhorar a qualidade de trabalho dos jornalistas esportivas. “Sempre é brecado esse plano por não incluir a todos. Ou vai todo mundo ou não vai ninguém. Mas já temos um projeto bem adiantado pra início do ano que vem, um plano de carreira aos radialistas”.M. Costa se aposentou em 2016, mas relembra todas as insatisfações ao longo dos anos. “Merecíamos mais. Eu mesmo tenho 38 anos de difusora”.O assunto Copa do Mundo também foi discutido entre os convidados. Chico Pontes acredita que o goleiro acreano Weverton não conseguirá jogar. “A gauchada não vai deixar”, lamentou.Assista ao vídeo:Please enable JavaScriptplay-rounded-fillLink57:0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ar do Vaz, transmitido pelo ac24horas na tarde desta sexta-feira, 18, reuniu alguns dos cronistas mais importantes da trajetória esportiva no Acre. Ao lado do...</text:p>
          </table:table-cell>
          <table:table-cell office:value-type="string" calcext:value-type="string">
            <text:p>Thais Farias</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17_11_22_oswaldo_portugal_2.jpg?resize=400%2C240&amp;ssl=1</text:p>
          </table:table-cell>
          <table:table-cell office:value-type="string" calcext:value-type="string">
            <text:p>Acre</text:p>
          </table:table-cell>
          <table:table-cell office:value-type="string" calcext:value-type="string">
            <text:p>Corregedor nacional do MP realiza palestra em Portugal</text:p>
          </table:table-cell>
          <table:table-cell office:value-type="string" calcext:value-type="string">
            <text:p>https://ac24horas.com/2022/11/18/corregedor-nacional-do-mp-realiza-palestra-em-portugal/</text:p>
          </table:table-cell>
          <table:table-cell office:value-type="string" calcext:value-type="string">
            <text:p>O corregedor nacional do Ministério Público, conselheiro Oswaldo D’Albuquerque, participou, como palestrante, do evento “O Futuro dos Investimentos em Infraestrutura”, no dia 17 de novembro, no Centro Científico e Cultural de Macau, em Lisboa, Portugal.Na ocasião, durante participação no Painel 7 (Investimentos em Sustentabilidade Social e Ambiental), Oswaldo D’Albuquerque falou sobre a atuação do Ministério Público brasileiro na implementação do Novo Marco Legal do Saneamento Básico (Lei n° 14.026/2020). As questões a serem debatidas abordavam a previsão, pelo Marco Legal do Saneamento no Brasil, da universalização do abastecimento de água e coleta de esgoto até 2033 como metas de políticas públicas que o Poder Executivo deve cumprir com o suporte de todos os entes públicos, destacando-se o papel das Agências Reguladoras, do Ministério Público, dos Tribunais de Contas e do Poder Judiciário no monitoramento dessas metas.17 11 22 oswaldo portugal 3Em sua fala, o corregedor nacional ressaltou a expedição, pela Corregedoria Nacional, nessa quinta-feira, 17, da Recomendação de Caráter Geral CNMP-CN n° 3/2022, a qual orienta a adoção de medidas visando à observância dos prazos previstos no novo Marco Legal do Saneamento Básico (Lei n° 14.026/2020): “Nessa perspectiva, diante da iminência dos prazos, fica evidenciada a importância do MP brasileiro e de cada agente ministerial para a efetiva implementação do diploma normativo em tela, especialmente verificando junto a cada município a forma de exercício da titularidade (local ou regional) e da prestação (direta ou por delegação) dos serviços de saneamento básico, a fim de assegurar tal direito fundamental a cada cidadã e cidadão brasileiro, propiciando o acesso à água potável e tratamento sanitário, evitando, assim, o surgimento ou o controle de doenças de veiculação hídrica, em última análise protegendo a dignidade da pessoa humana, pedra angular de atuação do Ministério Público brasileiro”.Oswaldo D’Albuquerque afirmou, ainda, seu entendimento de que o Conselho Nacional do Ministério Público (CNMP) pode “contribuir sobremaneira para o cumprimento dos prazos e das metas previstos no Novo Marco Legal do Saneamento Básico, sendo a Corregedoria Nacional o Órgão fundamental para fomentar, junto a todas as unidades e ramos do Ministério Público, o cumprimento dessa missão constitucional”.O painel, que contou com a moderação do senador eleito José Renan Calheiros Filho, teve também a participação da diretora-presidente da Agência Nacional de Águas e Saneamento Básico do Brasil (ANA), Verônica Sánchez; da diretora do Centro de Estudos e Regulação em Infraestrutura da Fundação Getúlio Vargas (FGV), Joisa Dutra; e do secretário-geral do Conselho Nacional de Justiça (CNJ) e juiz do Tribunal de Justiça do Estado do Mato Grosso, Gabriel Matos.O encontro foi uma realização do Fórum de Integração Brasil Europa (FIBE), do Instituto Brasileiro de Ensino, Desenvolvimento e Pesquisa (IDP) e da Fundação Getúlio Vargas (FGV), por meio do Centro de Inovação, Administração e Pesquisa do Judiciário da FGV Conhecimento, e teve por objetivo contribuir com a infraestrutura brasileira produzindo conhecimento técnico, acadêmico e científico para a definição de um novo plano estratégico, que decorre das novas condições econômico-sociais mundi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rregedor nacional do Ministério Público, conselheiro Oswaldo D’Albuquerque, participou, como palestrante, do evento “O Futuro dos Investimentos em Infraestrutura”, no dia 17 de novembro, no...</text:p>
          </table:table-cell>
          <table:table-cell office:value-type="string" calcext:value-type="string">
            <text:p>Assessori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GLADSON_VACINA.jpg?resize=400%2C240&amp;ssl=1</text:p>
          </table:table-cell>
          <table:table-cell office:value-type="string" calcext:value-type="string">
            <text:p>Acre</text:p>
          </table:table-cell>
          <table:table-cell office:value-type="string" calcext:value-type="string">
            <text:p>Gladson apela para que população se vacine contra a Covid-19</text:p>
          </table:table-cell>
          <table:table-cell office:value-type="string" calcext:value-type="string">
            <text:p>https://ac24horas.com/2022/11/18/gladson-apela-para-que-populacao-se-vacine-contra-a-covid-19/</text:p>
          </table:table-cell>
          <table:table-cell office:value-type="string" calcext:value-type="string">
            <text:p>O governador Gladson Cameli foi às redes sociais nesta sexta-feira (18) para pedir que a população do Acre tome a vacina contra a Covid-19. Ele lamentou que quase 150 mil acreanos ainda não se vacinaram com a 1ª dose.“Hoje quero reforçar a importância da vacinação contra a covid-19. Infelizmente, nosso estado ainda não alcançou a cobertura vacinal de 90% da população”, disse, completando que mais de 145 mil acreanos ainda não tomaram nem a primeira dose da vacina e mais de 257 mil tomaram a 1ª, mas não a 2ª dose.“Se cuide! Procure uma Unidade Básica de Saúde e complete seu esquema vacinal. A vacinação contra a covid é nosso maior aliado para evitar casos graves da doença”, apelou o governad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foi às redes sociais nesta sexta-feira (18) para pedir que a população do Acre tome a vacina contra a Covid-19. Ele lamentou...</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AVIAO_2-.jpg?resize=400%2C240&amp;ssl=1</text:p>
          </table:table-cell>
          <table:table-cell office:value-type="string" calcext:value-type="string">
            <text:p>Cotidiano</text:p>
          </table:table-cell>
          <table:table-cell office:value-type="string" calcext:value-type="string">
            <text:p>Avião prestes a decolar bate em caminhão e pega fogo em aeroporto no Peru</text:p>
          </table:table-cell>
          <table:table-cell office:value-type="string" calcext:value-type="string">
            <text:p>https://ac24horas.com/2022/11/18/aviao-prestes-a-decolar-bate-em-caminhao-e-pega-fogo-em-aeroporto-no-peru/</text:p>
          </table:table-cell>
          <table:table-cell office:value-type="string" calcext:value-type="string">
            <text:p>Um avião da Latam prestes a decolar no aeroporto internacional do Peru em Callao (cidade vizinha de Lima) bateu em um caminhão na pista nesta sexta-feira (18). O avião começou a soltar muita fumaça quase imediatamente.Segundo o Corpo de Bombeiros, a emergência ocorreu às 15h25 de Lima (13h25 de Brasília).Mario Casaretto, chefe do Corpo de Bombeiros, disse que quatro unidades de atendimento dos bombeiros foram empregadas no incidente, de acordo com o “El Comércio”.Não há mortos, segundo a Latam. A empresa aérea confirmou que houve um acidente com o um voo na rota Lima-Juliaca (uma cidade no Peru) durante a decolagem no aeroporto de Lima. A empresa afirmou que está neste momento na sala de gerenciamento de crises levantando informações, e que a prioridade é o atendimento aos passageiros, tripulação e equipe de solo.No Twitter, dois passageiros publicaram uma imagem já fora da aeronave com a frase “quando a vida te dá uma segunda oportunida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avião da Latam prestes a decolar no aeroporto internacional do Peru em Callao (cidade vizinha de Lima) bateu em um caminhão na pista nesta sexta-feira...</text:p>
          </table:table-cell>
          <table:table-cell office:value-type="string" calcext:value-type="string">
            <text:p>Com informações do G1</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WhatsApp-Image-2022-11-03-at-08.12.58.jpeg?resize=400%2C240&amp;ssl=1</text:p>
          </table:table-cell>
          <table:table-cell office:value-type="string" calcext:value-type="string">
            <text:p>Destaque 2</text:p>
          </table:table-cell>
          <table:table-cell office:value-type="string" calcext:value-type="string">
            <text:p>BR-364 tem 11 trechos bloqueados por Bolsonaristas e Acre fica isolado por terra</text:p>
          </table:table-cell>
          <table:table-cell office:value-type="string" calcext:value-type="string">
            <text:p>https://ac24horas.com/2022/11/18/br-364-tem-11-trechos-bloqueados-por-bolsonaristas-e-acre-fica-isolado-por-terra/</text:p>
          </table:table-cell>
          <table:table-cell office:value-type="string" calcext:value-type="string">
            <text:p>Em um novo boletim divulgado nesta sexta-feira, 18, a assessoria de comunicação da Polícia Rodoviária Federal (PRF), em Rondônia, informou que a rodovia da BR-364 também encontra-se bloqueada em pelo menos 11 trechos espalhados pelo estado que liga ao Acre.De acordo com a nota atualizada, além de Vila Califórnia e Extrema, seguem bloqueadas Vilhena, Cacoal, Jaru, Ji-Paraná e Presidente Médici, Colorado do Oeste e Nova Mamoré, Cerejeiras e Ouro Preto do Oeste.No entanto, no início da tarde, a equipe da PRF, deixou claro que, em breve, deverá iniciar os protocolos para a desobstrução geral da estrada em Rondônia.Os manifestantes apoiadores do presidente da República, Jair Bolsonaro (PL), resolveram aderir a uma paralisação nacional dos caminhoneiros – que também não aceitam o resultado das eleições presidenciais em outubro deste ano, que teve o presidente eleito, Luiz Inácio Lula da Silva, do P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um novo boletim divulgado nesta sexta-feira, 18, a assessoria de comunicação da Polícia Rodoviária Federal (PRF), em Rondônia, informou que a rodovia da BR-364 também...</text:p>
          </table:table-cell>
          <table:table-cell office:value-type="string" calcext:value-type="string">
            <text:p>Saimo Martins</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WhatsApp-Image-2022-11-18-at-15.48.42.jpeg?resize=400%2C240&amp;ssl=1</text:p>
          </table:table-cell>
          <table:table-cell office:value-type="string" calcext:value-type="string">
            <text:p>Acre</text:p>
          </table:table-cell>
          <table:table-cell office:value-type="string" calcext:value-type="string">
            <text:p>Alan Rick celebra avanço das obras do novo hospital de Sena Madureira</text:p>
          </table:table-cell>
          <table:table-cell office:value-type="string" calcext:value-type="string">
            <text:p>https://ac24horas.com/2022/11/18/alan-rick-celebra-avanco-das-obras-do-novo-hospital-de-sena-madureira/</text:p>
          </table:table-cell>
          <table:table-cell office:value-type="string" calcext:value-type="string">
            <text:p>O deputado federal e senador eleito Alan Rick (União Brasil) usou as redes sociais, nesta sexta-feira, 18, para comemorar o avanço das obras de reforma e ampliação do Hospital João Câncio Fernandes, em Sena Madureira. Obra para a qual ele destinou mais de R$ 12 milhões, valor que contempla também a aquisição de equipamentos para o novo hospital.“É uma felicidade muito grande ver as obras do Novo Hospital de Sena Madureira avançando. A reforma do espaço anterior também. Tudo para oferecer melhor assistência de saúde para a população de Sena e de toda a região do Purus.” – comemorou.O deputado federal também agradeceu o empenho da equipe da Secretaria de Estado de Infraestrutura (Seinfra). “Essas obras são fruto de muito trabalho nesses dois mandatos como deputado federal. Mais de R$ 12 milhões em emendas destinadas, acompanhamento do projeto e obra. Cobrei bastante meu amigo secretário Cirleudo e a equipe da SEINFRA, que me deixam muito feliz com esse avanço. Quero parabenizar e agradecer a essa equipe.” – completou.De acordo com o secretário Cirleudo Alencar parte da obra está em fase de acabamento para entrega. “A pretensão é que a gente possa entregar o centro cirúrgico e os dois andares aqui da parte administrativa do hospital ainda em dezembro”. – pontuou.O novo hospital beneficiará a população de Sena Madureira e de todos os demais municípios da região do Puru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endas destinadas pelo parlamentar somam R$ 12mi para a obra e compra de equipamentos hospitalare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06/SINDROME_RESPIRATORIA.jpg?resize=400%2C240&amp;ssl=1</text:p>
          </table:table-cell>
          <table:table-cell office:value-type="string" calcext:value-type="string">
            <text:p>Cotidiano</text:p>
          </table:table-cell>
          <table:table-cell office:value-type="string" calcext:value-type="string">
            <text:p>Acre ainda não aparece com crescimento de SRAG no Boletim Infogripe</text:p>
          </table:table-cell>
          <table:table-cell office:value-type="string" calcext:value-type="string">
            <text:p>https://ac24horas.com/2022/11/18/acre-ainda-nao-aparece-com-crescimento-de-srag-no-boletim-infogripe/</text:p>
          </table:table-cell>
          <table:table-cell office:value-type="string" calcext:value-type="string">
            <text:p>Apesar do aumento no número de novos casos de Covid-19 registrado nos últimos dias, o Acre ainda não apareceu entre os estados listados com crescimento de casos de Síndrome Respiratória Aguda Grave (SRAG) no boletim Infogripe divulgado nesta sexta-feira (18).A Fundacão Oswaldo Cruz (Fiocruz) registrou tendência de crescimento moderado dos casos SRAG, na tendência de longo prazo, em 12 estados: Alagoas, Amazonas, Ceará, Goiás, Pará, Paraíba, Pernambuco, Piauí, Rio Grande do Norte, Rio de Janeiro, Santa Catarina e São Paulo.De acordo com a Fiocruz, os casos de Covid-19 correspondem a 47% dos resultados positivos para vírus respiratórios associados à síndrome respiratória grave.Os dados divulgados nesta sexta-feira (18), levam em conta os registros do Sistema de Informação de Vigilância Epidemiológica até o dia 14 de novemb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esar do aumento no número de novos casos de Covid-19 registrado nos últimos dias, o Acre ainda não apareceu entre os estados listados com crescimento 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1/08/vacina-astra.jpg?resize=400%2C240&amp;ssl=1</text:p>
          </table:table-cell>
          <table:table-cell office:value-type="string" calcext:value-type="string">
            <text:p>Acre</text:p>
          </table:table-cell>
          <table:table-cell office:value-type="string" calcext:value-type="string">
            <text:p>Acre recebe mais 6 mil doses da vacina infantil contra Covid-19</text:p>
          </table:table-cell>
          <table:table-cell office:value-type="string" calcext:value-type="string">
            <text:p>https://ac24horas.com/2022/11/18/acre-recebe-mais-6-mil-doses-da-vacina-infantil-contra-covid-19/</text:p>
          </table:table-cell>
          <table:table-cell office:value-type="string" calcext:value-type="string">
            <text:p>O Ministério da Saúde iniciou, nesta sexta-feira (18), a distribuição de um milhão de doses da vacina Coronavac, produzida pelo Instituto Butantan, contra Covid-19 a todo Brasil. Essa remessa é destinada para crianças com idade entre três e menores de cinco anos em todo o país.A previsão é que essa distribuição para todos os Estados e Distrito Federal seja concluída até o início da próxima semana. O Acre recebe 6.010 doses, lote que se soma às mais de 3 mil doses da Pfizer Baby, 1ª remessa destinada a crianças com comorbidades.Coordenação do Plano Nacional de Imunização (PNI), iniciará a vacinação dia 21 de novembro a vacinação contra Covid-19 em crianças com comorbidade, com idade entre 6 meses e 2 anos, 11 meses e 29 dias através de agendamento.Assim como ocorre com os imunizantes destinados a todos os públicos, as vacinas serão distribuídas de maneira equânime e proporcional entre todas as unidades da federação, levando em conta a população nesta faixa etária.Para crianças, o esquema vacinal com a Coronavac é o mesmo do público adolescente e adulto. São duas doses com intervalo de 28 dias entre elas.O Ministério da Saúde recomenda a administração concomitante das vacinas contra o coronavírus simultaneamente às demais vacinas do calendário vacinal ou em qualquer intervalo na faixa etária de 6 meses de idade ou mais.Até o momento, o Ministério da Saúde já distribuiu mais de 519 milhões de doses de vacinas de diversos fabricantes contra a Covid-19 para todo Brasil. A Pasta reforça a necessidade das doses de reforço para aumentar a proteção contra casos graves e óbitos pela Covid-19. Mais de 69 milhões de brasileiros ainda não buscaram a primeira dose de reforç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da Saúde iniciou, nesta sexta-feira (18), a distribuição de um milhão de doses da vacina Coronavac, produzida pelo Instituto Butantan, contra Covid-19 a tod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1/07/concurso-sesacre-destaque.jpeg?resize=400%2C240&amp;ssl=1</text:p>
          </table:table-cell>
          <table:table-cell office:value-type="string" calcext:value-type="string">
            <text:p>Acre 01</text:p>
          </table:table-cell>
          <table:table-cell office:value-type="string" calcext:value-type="string">
            <text:p>Sesacre fará reunião nesta sexta para definir protocolos sobre aumento de casos de Covid-19</text:p>
          </table:table-cell>
          <table:table-cell office:value-type="string" calcext:value-type="string">
            <text:p>https://ac24horas.com/2022/11/18/sesacre-fara-reuniao-nesta-sexta-para-definir-protocolos-sobre-aumento-de-casos-de-covid-19/</text:p>
          </table:table-cell>
          <table:table-cell office:value-type="string" calcext:value-type="string">
            <text:p>A Assessoria de Comunicação da Secretaria de Estado de Saúde (Sesacre) informou que a pasta realizará reunião na tarde desta sexta-feira (18) para definir recomendações e protocolos a respeito da nova onda de Covid-19 que ocorre no país.Em razão do aumento recente do número de casos, o Observatório Covid-19 Fiocruz reforçou nesta quinta-feira (17) recomendação da Secretaria de Vigilância em Saúde do Ministério da Saúde (MS) para o uso de máscaras em locais fechados ou com pouca ventilação ou com aglomeração de pessoas.A recomendação se estende especialmente a pessoas com fatores de risco para complicações da Covid-19, em especial imunossuprimidos, idosos, gestantes e pessoas com múltiplas comorbidades.Nesta sexta-feira, foram registrados mais 132 novos casos de coronavírus no estado, levando o número de infectados notificados para 152.683. Nenhum óbito foi notificado nesta data, fazendo com que o número oficial de mortes por covid-19 permaneça em 2.029 em todo o Acre.O Observatório Covid-19 Fiocruz também enfatiza que a vacinação ainda é a melhor medida de proteção individual e coletiva contra a Covid-19. As pessoas devem completar o esquema vacinal. Quem testar positivo para Covid-19, deve aguardar 30 dias a partir do início dos sintomas para receber a dose de reforço.Os dados da vacinação contra a covid-19 no Acre podem ser acessados no Painel de Monitoramento da Vacinação, disponível no endereço eletrônico:http://covid19.ac.gov.br/vacina/inicio. As informações são atualizadas na plataforma do Ministério da Saúde (MS) e estão sujeitas a alterações constantes, em razão das informações inseridas a partir de cada municíp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essoria de Comunicação da Secretaria de Estado de Saúde (Sesacre) informou que a pasta realizará reunião na tarde desta sexta-feira (18) para definir recomendações 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ESTRADA-BLOQUEADA.jpg?resize=400%2C240&amp;ssl=1</text:p>
          </table:table-cell>
          <table:table-cell office:value-type="string" calcext:value-type="string">
            <text:p>Acre</text:p>
          </table:table-cell>
          <table:table-cell office:value-type="string" calcext:value-type="string">
            <text:p>Aumenta o números de pontos bloqueados na BR-364, em RO</text:p>
          </table:table-cell>
          <table:table-cell office:value-type="string" calcext:value-type="string">
            <text:p>https://ac24horas.com/2022/11/18/aumenta-o-numeros-de-pontos-bloqueados-na-br-364-em-rondonia/</text:p>
          </table:table-cell>
          <table:table-cell office:value-type="string" calcext:value-type="string">
            <text:p>A assessoria de comunicação da Polícia Rodoviária Federal (PRF), em Rondônia, informou nesta sexta-feira, 18, que a rodovia da BR-364 também encontra-se bloqueada no município de Extrema e Vila Califórnia, no estado de Rondônia – que liga ao Acre.Os manifestantes apoiadores do presidente da República, Jair Bolsonaro (PL), resolveram aderir a uma paralisação nacional dos caminhoneiros – que também não aceitam o resultado das eleições presidenciais.Segundo a PRF, além de Vila Califórnia e Extrema, seguem bloqueadas Vilhena, Cacoal, Jaru, Ji-Paraná e Presidente Médici, Colorado do Oeste e Nova Mamoré.A equipe da Polícia Rodoviária Federal adiantou que a obstrução da rodovia viola a constituição federal, causando prejuízos à saúde, mobilidade, segurança pública, estudantes e aos comerciantes.Além disso, o órgão deixou claro que, em breve, deverá iniciar os protocolos para a desobstrução geral da estrada em Rondônia. “As centenas de mensagens e ligações em Rondônia demonstram a insatisfação da população”, diz trecho da no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essoria de comunicação da Polícia Rodoviária Federal (PRF), em Rondônia, informou nesta sexta-feira, 18, que a rodovia da BR-364 também encontra-se bloqueada no município d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NADA-MERENDA.jpg?resize=400%2C240&amp;ssl=1</text:p>
          </table:table-cell>
          <table:table-cell office:value-type="string" calcext:value-type="string">
            <text:p>Destaque 4</text:p>
          </table:table-cell>
          <table:table-cell office:value-type="string" calcext:value-type="string">
            <text:p>Cinco escolas são flagradas com freezers e geladeiras vazias no interior do Acre</text:p>
          </table:table-cell>
          <table:table-cell office:value-type="string" calcext:value-type="string">
            <text:p>https://ac24horas.com/2022/11/18/cinco-escolas-sao-flagradas-com-freezers-e-geladeiras-vazias-no-interior-do-acre/</text:p>
          </table:table-cell>
          <table:table-cell office:value-type="string" calcext:value-type="string">
            <text:p>A vereadora Terezinha Fernandes (PCdoB), do município de Rodrigues Alves, procurou oac24horaspara mostrar o resultado de sua inspeção em 5 escolas municipais da zona urbana ocorrida nessa quinta-feira, 17. Ela enviou fotografias que mostram freezers e geladeiras vazias. Os únicos itens alimentícios vistos nas escolas foram 3 frangos, poucos quilos de carne, pacotes de bolacha e polpas de frutas.“Em uma escola, a sopa rala que fotografei, que deveria ter carne, tem só umas verduras que a merendeira levou da própria casa. Os funcionários chegam a fazer vaquinha pra comprar o que falta ou dispensam os alunos mais cedo. Essa falta de proteína aos alunos pode comprometer a aprendizagem e o desenvolvimento deles”, cita, afirmando que as escolas das zonas rural e ribeirinha estão na mesma situação.A precariedade da merenda escolar atinge cerca de 4 mil estudantes. Já no cardápio da secretaria de Educação para as escolas do ensino infantil, fundamental e Eja da zona urbana, para os meses de outubro, novembro e dezembro, que está fixado nas unidades de ensino, constam refeições com carne, frango, legumes, ovos, frutas, grãos e frios.O secretário Municipal de Educação de Rodrigues Alves, José Adgarbe Pereira Alves, não foi encontrado para falar sobre a falta de merenda nas escolas. A sede da secretaria está fechada pelo falecimento da ex-primeira-dama do município, Raimunda Correia. O secretário não atendeu ligações nem respondeu mensagem para falar do assu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opa fotografada tinha apenas algumas verduras que a merendeira levou da própria casa à escol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CONFUSAO_2.jpg?resize=400%2C240&amp;ssl=1</text:p>
          </table:table-cell>
          <table:table-cell office:value-type="string" calcext:value-type="string">
            <text:p>Acre</text:p>
          </table:table-cell>
          <table:table-cell office:value-type="string" calcext:value-type="string">
            <text:p>Manifestantes entram em conflito com agentes da PRF na BR-364</text:p>
          </table:table-cell>
          <table:table-cell office:value-type="string" calcext:value-type="string">
            <text:p>https://ac24horas.com/2022/11/18/manifestantes-entram-em-conflito-com-agentes-da-prf-na-cidade-de-ariquemes-em-ro/</text:p>
          </table:table-cell>
          <table:table-cell office:value-type="string" calcext:value-type="string">
            <text:p>Cinco trechos da BR-364, a principal de Rondônia, que liga ao Acre, voltaram a ser bloqueados por manifestantes nesta sexta-feira, 18. Devido ao protesto, agentes da Polícia Rodoviária Federal (PRF), acabaram entrando em conflito com os manifestantes no município de Ariquemes ao tentar negociar o fim do protesto.Em vídeo divulgado nas redes sociais, mostra o momento em que os agentes tentam desobstruir a estrada, contudo, acabam contidos por membros do protesto – que mesmo após as eleições não aceitam o resultado das urnas.Os pontos bloqueados em Rondônia são: BR-364, KM 16: Vilhena – Posto Catarinense, BR-364, KM 234: Cacoal – Coopercal, BR-364, KM 305: Presidente Médici – Posto Trevão, BR-364, KM 337: Ji-Paraná – Anel Viário e BR-364, KM 437: Jaru.Veja 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inco trechos da BR-364, a principal de Rondônia, que liga ao Acre, voltaram a ser bloqueados por manifestantes nesta sexta-feira, 18. Devido ao protesto, agentes da...</text:p>
          </table:table-cell>
          <table:table-cell office:value-type="string" calcext:value-type="string">
            <text:p>Saimo Martins</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316175830_2256228811192059_5652107850351683763_n.jpg?resize=400%2C240&amp;ssl=1</text:p>
          </table:table-cell>
          <table:table-cell office:value-type="string" calcext:value-type="string">
            <text:p>Na rede</text:p>
          </table:table-cell>
          <table:table-cell office:value-type="string" calcext:value-type="string">
            <text:p>Vereador Franciney Melo é reeleito presidente da Câmara Municipal de Cruzeiro do Sul</text:p>
          </table:table-cell>
          <table:table-cell office:value-type="string" calcext:value-type="string">
            <text:p>https://ac24horas.com/2022/11/18/vereador-franciney-melo-e-reeleito-presidente-da-camara-municipal-de-cruzeiro-do-sul/</text:p>
          </table:table-cell>
          <table:table-cell office:value-type="string" calcext:value-type="string">
            <text:p>Com chapa única, o atual presidente da Câmara Municipal de Cruzeiro do Sul, Franciney Melo (PP), foi reeleito com votos de 11 dos 14 vereadores da casa legislativa na eleição para a escolha da mesa diretora na sessão desta quinta feira, 17, a noite.O vereador Antônio Cosmo, que tentou concorrer com Franciney, não conseguiu formar chapa. Além do próprio Cosmo, também não votaram para a reeleição de Melo os vereadores Keleo e Márcio da Farinha.Todos os cargos da mesa diretora foram mantidos junto com o presidente. Franciney Melo está no segundo mandato de Vereador. No primeiro foi eleito pelo Partido dos Trabalhadores- PT e o atual pelo Progressistas – P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chapa única, o atual presidente da Câmara Municipal de Cruzeiro do Sul, Franciney Melo (PP), foi reeleito com votos de 11 dos 14 vereadores d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michelle_bolsonaro.jpg?resize=400%2C240&amp;ssl=1</text:p>
          </table:table-cell>
          <table:table-cell office:value-type="string" calcext:value-type="string">
            <text:p>Cotidiano</text:p>
          </table:table-cell>
          <table:table-cell office:value-type="string" calcext:value-type="string">
            <text:p>Michelle responde sobre suposta ida de Bolsonaro a hospital: “informação de mentirosa”</text:p>
          </table:table-cell>
          <table:table-cell office:value-type="string" calcext:value-type="string">
            <text:p>https://ac24horas.com/2022/11/18/michelle-responde-sobre-suposta-ida-de-bolsonaro-a-hospital-informacao-de-mentirosa/</text:p>
          </table:table-cell>
          <table:table-cell office:value-type="string" calcext:value-type="string">
            <text:p>O ex-secretário-executivo do Ministério das Comunicações, Fabio Wajngarten, classificou a notícia de suposta internação do presidente Jair Bolsonaro de “fake”. A informação circulou nesta sexta (18) em alguns portais de notícia.Procurado, o Hospital das Forças Armadas, para onde teria sido levado por causa de dores abdominais, e o Planalto não deram mais informações.A primeira dama Michelle Bolsonaro, em suas redes, também chamou a informação de mentiros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secretário-executivo do Ministério das Comunicações, Fabio Wajngarten, classificou a notícia de suposta internação do presidente Jair Bolsonaro de “fake”. A informação circulou nesta sexta (18)...</text:p>
          </table:table-cell>
          <table:table-cell office:value-type="string" calcext:value-type="string">
            <text:p>Vej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06/desmatamento-Amazonia-recorde.jpeg?resize=400%2C240&amp;ssl=1</text:p>
          </table:table-cell>
          <table:table-cell office:value-type="string" calcext:value-type="string">
            <text:p>Acre</text:p>
          </table:table-cell>
          <table:table-cell office:value-type="string" calcext:value-type="string">
            <text:p>Acre contribuiu com 9% do desmatamento em outubro</text:p>
          </table:table-cell>
          <table:table-cell office:value-type="string" calcext:value-type="string">
            <text:p>https://ac24horas.com/2022/11/18/acre-contribuiu-com-9-do-desmatamento-detectado-em-outubro-de-2022-segundo-o-imazon/</text:p>
          </table:table-cell>
          <table:table-cell office:value-type="string" calcext:value-type="string">
            <text:p>O desmatamento na Amazônia segue avançando em ritmo acelerado, enquanto líderes mundiais discutem como reduzir as emissões de gases do efeito estufa na Conferência do Clima, a COP 27, no Egito.No período de janeiro a outubro, foram derrubados quase 10 mil km² de floresta, o equivalente a mais de seis vezes a cidade de São Paulo, segundo os dados são do Sistema de Alerta de Desmatamento (SAD) do Instituto do Homem e Meio Ambiente da Amazônia (Imazon), que monitora a floresta por imagens de satélite desde 2008.Esse foi o segundo pior acumulado dos últimos 15 anos, sendo apenas 0,5% menor do que o mesmo período em 2021.De acordo com o Imazon, o fato de o Brasil não ter conseguido barrar o aumento da derrubada da Amazônia nos últimos anos tem contribuído para o crescimento das emissões de gases do efeito estufa, que tiveram no ano passado a maior alta em quase duas décadas.Atualmente, o Brasil é o quinto maior emissor do mundo e, em 2021, o setor de mudança no uso da terra foi responsável por quase metade das emissões do país. Isso ocorreu principalmente devido ao aumento do desmatamento da Amazônia, região responsável por 77% das emissões causadas pela mudança no uso da terra, conforme o Sistema de Estimativas de Emissões e Remoções de Gases de Efeito Estufa (SEEG), do Observatório do Clima.Apenas em outubro deste ano, a Amazônia teve 627 km² desmatados, uma área quase três vezes o tamanho de Recife. Essa devastação foi a terceira maior da série histórica para o mês, ficando atrás apenas do registrado em 2020 e de 2021.O desmatamento detectado em outubro de 2022 ocorreu no Pará (56%), Amazonas (12%), Mato Grosso (11%), Acre (9%), Rondônia (6%), Roraima (3%) e Maranhão (3%).As florestas degradadas na Amazônia Legal somaram 1.519 quilômetros quadrados em outubro de 2022, o que representa um aumento de 183% em relação a outubro de 2021, quando a degradação detectada foi de 537 quilômetros quadrados. Em outubro de 2022 a degradação foi detectada no Mato Grosso (74%), Pará (19%), Acre (2%), Amazonas (2%), Rondônia (1%), Tocantins (1%) e Maranhão (1%).Geografia do desmatamentoEm outubro de 2022, a maioria (57%) do desmatamento ocorreu em áreas privadas ou sob diversos estágios de posse. O restante do desmatamento foi registrado em Assentamentos (31%), Unidades de Conservação (8%) e Terras Indígenas (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smatamento na Amazônia segue avançando em ritmo acelerado, enquanto líderes mundiais discutem como reduzir as emissões de gases do efeito estufa na Conferência do Clim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JOTRGE-VIANA.jpg?resize=400%2C240&amp;ssl=1</text:p>
          </table:table-cell>
          <table:table-cell office:value-type="string" calcext:value-type="string">
            <text:p>Acre</text:p>
          </table:table-cell>
          <table:table-cell office:value-type="string" calcext:value-type="string">
            <text:p>JV admite falhas do PT e diz que governo não pode cometer erros</text:p>
          </table:table-cell>
          <table:table-cell office:value-type="string" calcext:value-type="string">
            <text:p>https://ac24horas.com/2022/11/18/jorge-viana-admite-falhas-do-pt-e-diz-que-governo-lula-nao-pode-cometer-erros-temos-que-pacificar-o-pais/</text:p>
          </table:table-cell>
          <table:table-cell office:value-type="string" calcext:value-type="string">
            <text:p>O ex-senador Jorge Viana (PT) participou na manhã desta sexta-feira, 18, de uma entrevista na TV 5, onde falou das eleições, agradecimentos pelos votos conquistados no pleito e expectativas para o novo governo de Lula a partir de 2023.De acordo com o integrante da equipe de transição do governo federal, a gestões anteriores do PT cometeram falhas e que a nova equipe tem a missão de corrigir e pacificar o país. “Nós não podemos jogar fora essa oportunidade, o presidente Lula não pode errar. O PT governou, teve erros, mas os acertos foram muito maiores e agora acredito que a gente pode acertar, cuidar das pessoas e das famílias”, declarou.Ao agradecer os votos obtidos nas eleições deste ano, JV não perdeu a oportunidade de alfinetar seus adversários que tiveram menos votos que ele no pleito. “A cada quatro acreanos, um votou em mim. Petecão teve 20 mil votos, Márcio teve 4 e foram bem votados nas eleições passadas”,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senador Jorge Viana (PT) participou na manhã desta sexta-feira, 18, de uma entrevista na TV 5, onde falou das eleições, agradecimentos pelos votos conquistados no...</text:p>
          </table:table-cell>
          <table:table-cell office:value-type="string" calcext:value-type="string">
            <text:p>Saimo Martins</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BOLSONARO_2.jpg?resize=400%2C240&amp;ssl=1</text:p>
          </table:table-cell>
          <table:table-cell office:value-type="string" calcext:value-type="string">
            <text:p>Cotidiano</text:p>
          </table:table-cell>
          <table:table-cell office:value-type="string" calcext:value-type="string">
            <text:p>Bolsonaro é atendido no Hospital das Forças Armadas com dores abdominais</text:p>
          </table:table-cell>
          <table:table-cell office:value-type="string" calcext:value-type="string">
            <text:p>https://ac24horas.com/2022/11/18/bolsonaro-e-atendido-no-hospital-das-forcas-armadas-com-dores-abdominais/</text:p>
          </table:table-cell>
          <table:table-cell office:value-type="string" calcext:value-type="string">
            <text:p>O presidente Jair Bolsonaro (PL) deu entrada no Hospital das Forçadas Armadas, na noite dessa quinta-feira (17/11), em Brasília, após sentir dores abdominais. Bolsonaro está realizando exames para avaliar o quadro. A informação foi repassado ao jornal O Estado de S. Paulo pelo Gabinete de Segurança Institucional.De acordo com as informações preliminares, uma nova cirurgia é avaliada para o presidente Jair Bolsonaro. Ainda conforme o Estadão, o diagnóstico, até então, é de uma nova hérnia na cicatriz de uma cirurgia de 2019.O quadro está em avaliação, mas Bolsonaro não pretende se submeter a uma nova cirurgia neste momento.Infecção bacterianaRecentemente, pessoas próximas do presidente Jair Bolsonaro, assim como o ex-ministro da Defesa e candidato a vice na chapa do presidente, Walter Braga Netto, têm afirmado que Bolsonaro teve uma infecção bacteriana nas pernas: erisipela. Ontem (17/11), Netto tinha se encontrado com o presidente Jair Bolsonaro e declarado a jornalistas que ele estava bem e ‘recuper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Jair Bolsonaro (PL) deu entrada no Hospital das Forçadas Armadas, na noite dessa quinta-feira (17/11), em Brasília, após sentir dores abdominais. Bolsonaro está realizando...</text:p>
          </table:table-cell>
          <table:table-cell office:value-type="string" calcext:value-type="string">
            <text:p>web</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FLAVIANO.jpg?resize=400%2C240&amp;ssl=1</text:p>
          </table:table-cell>
          <table:table-cell office:value-type="string" calcext:value-type="string">
            <text:p>Cotidiano</text:p>
          </table:table-cell>
          <table:table-cell office:value-type="string" calcext:value-type="string">
            <text:p>Flávio Dino diz que novo governo revogará decreto de armas de Bolsonaro</text:p>
          </table:table-cell>
          <table:table-cell office:value-type="string" calcext:value-type="string">
            <text:p>https://ac24horas.com/2022/11/18/flavio-dino-diz-que-novo-governo-revogara-decreto-de-armas-de-bolsonaro/</text:p>
          </table:table-cell>
          <table:table-cell office:value-type="string" calcext:value-type="string">
            <text:p>Flávio Dino (PSB-MA), senador eleito e um dos coordenadores do grupo de trabalho de Justiça do gabinete da transição, afirmou nesta quinta-feira (17) que, dentre as revogações que serão realizadas pelo novo governo, consta o decreto sobre armas de Jair Bolsonaro (PL).Em entrevista após uma reunião com o ministro da Justiça, Anderson Torres, Dino afirmou que a tentativa de flexibilizar o acesso às armas de fogo deu errado.“O ‘liberou geral’ é uma irresponsabilidade… conduz atos de violência nos lares, nas escolas; levou armas para as organizações criminosas, para as quadrilhas”, disse o senador eleito.O decreto que flexibiliza a posse de armas (exclusivamente) foi assinado em janeiro de 2019. O porte de arma de fogo, ou seja, o direito de andar com a arma na rua ou no carro não foi incluído no texto.Em maio de 2019, Bolsonaro assinou outro decreto, que mudou as regras sobre o uso de armas e munições. No projeto, existe a permissão do proprietário rural com posse de arma de fogo para utilizar o objeto em todo o perímetro da propriedade; também discorre sobre a queda do monopólio da importação de armas no Brasil.Estão ainda no decreto: permissão para colecionadores, atiradores desportivos e caçadores (CACs) poderem ir de casa ao local de tiro com a arma com munição; direito ao porte de arma para praças das Forças Armadas com dez anos ou mais de experiência; e ampliação do direito à compra de até mil cartuchos por ano — que antes era de até 50 cartuchos no mesmo período.Flávio Dino informou que haverá um reordenamento normativo sobre o assunto, que envolverá a revogação de atos que foram editados, constando, inclusive, no relatório que será entregue em dezembro.Outro ponto destacado pelo senador foi o aumento de atos ilegais provocados por atiradores e colecionadores, que, segundo o que destacou Dino, é resultado de uma “proliferação de atiradores”. “E essa proliferação de atiradores, caçadores, colecionadores, na verdade, infelizmente, está se prestando à fachada para atos ilegais”, advertiu o ex-governador.Além disso, o coordenador da transição negou que haverá, por exemplo, fechamento generalizado de clubes de tiro. “Seguramente, não. Mas não pode ser algo descontrolado, não pode ser ‘liberou geral’”, comentou.Crimes digitais e AmazôniaHá ainda um pedido do gabinete de transição do presidente eleito Luiz Inácio Lula da Silva (PT) para que seja apresentado um diagnóstico sobre crimes digitais, para orientar o novo governo sobre quais medidas podem ser adotadas para prevenir esse tipo de ação.O petista, conforme ressaltou Dino, também pediu atenção ao desmatamento na Amazônia, áreas de fronteira e trabalho das polícias nessas regiões, além de uma lista sobre os decretos que podem ser revogados, com atenção ao que trata do arma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lávio Dino (PSB-MA), senador eleito e um dos coordenadores do grupo de trabalho de Justiça do gabinete da transição, afirmou nesta quinta-feira (17) que, dentre as...</text:p>
          </table:table-cell>
          <table:table-cell office:value-type="string" calcext:value-type="string">
            <text:p>CNN Brasil</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real_moeda_dinheiro_mcajr_2904223669.jpg?resize=400%2C240&amp;ssl=1</text:p>
          </table:table-cell>
          <table:table-cell office:value-type="string" calcext:value-type="string">
            <text:p>Destaque 6</text:p>
          </table:table-cell>
          <table:table-cell office:value-type="string" calcext:value-type="string">
            <text:p>Beneficiários com NIS final 2 recebem hoje Auxílio Brasil</text:p>
          </table:table-cell>
          <table:table-cell office:value-type="string" calcext:value-type="string">
            <text:p>https://ac24horas.com/2022/11/18/beneficiarios-com-nis-final-2-recebem-hoje-auxilio-brasil/</text:p>
          </table:table-cell>
          <table:table-cell office:value-type="string" calcext:value-type="string">
            <text:p>A Caixa Econômica Federal paga hoje (18) a parcela de novembro do Auxílio Brasil aos beneficiários com Número de Inscrição Social (NIS) de final 2. Essa é a quarta parcela com o valor mínimo de R$ 600, que vigorará até dezembro, conforme emenda constitucional promulgada em julho pelo Congresso Nacional.A menos que nova proposta de emenda à Constituição (PEC) seja aprovada, o valor mínimo do Auxílio Brasil voltará a R$ 400 em janeiro. Na quarta-feira (16) à noite, o vice-presidente eleito, Geraldo Alckmin, entregou PEC ao Congresso prevendo exceção de R$ 175 bilhões no teto federal de gastos, que permitiria a manutenção do valor em R$ 600 e o pagamento de R$ 150 extras a famílias com crianças de até 6 anos. O programa deve voltar a se chamar Bolsa Família.A emenda constitucional aprovada em julho liberou a inclusão de 2,2 milhões de famílias no Auxílio Brasil. Com isso, o total de beneficiários atendidos pelo programa subiu para 20,2 milhões neste semestre. Tradicionalmente, as datas do Auxílio Brasil seguem o modelo do Bolsa Família, que pagava nos dez últimos dias úteis do mês.O beneficiário pode consultar informações sobre as datas de pagamento, o valor do benefício e a composição das parcelas em dois aplicativos: Auxílio Brasil, desenvolvido para o programa social, e Caixa Tem, usado para acompanhar as contas poupança digitais do banco.Benefícios básicosO Auxílio Brasil tem três benefícios básicos e seis suplementares, que podem ser adicionados caso o beneficiário consiga emprego ou tenha filho que se destaque em competições esportivas, científicas ou acadêmicas.Podem receber os benefícios extras as famílias com renda per capita de até R$ 100, consideradas em situação de extrema pobreza, e de até R$ 200, em condição de pobreza.A Agência Brasil elaborou guia de perguntas e respostas sobre o Auxílio Brasil. Entre as dúvidas que o beneficiário pode tirar estão os critérios para integrar o programa social, os nove tipos diferentes de benefícios e o que aconteceu com o Bolsa Família e o auxílio emergencial, que vigoraram até outubro do ano passado.Auxílio GásNeste mês não haverá o pagamento do Auxílio Gás, que beneficia famílias inscritas no Cadastro Único para Programas Sociais do Governo Federal (CadÚnico). Como o benefício só é concedido a cada dois meses, ele voltará em dezembro.Só pode receber o Auxílio Gás quem está incluído no CadÚnico e tem pelo menos um membro da família que recebe o Benefício de Prestação Continuada (BPC). A lei que criou o programa definiu que a mulher responsável pela família terá preferência, assim como mulheres vítimas de violência domést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ixa Econômica Federal paga hoje (18) a parcela de novembro do Auxílio Brasil aos beneficiários com Número de Inscrição Social (NIS) de final 2. Ess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copa_do_mundo_catar_2022_simbolo.jpg?resize=400%2C240&amp;ssl=1</text:p>
          </table:table-cell>
          <table:table-cell office:value-type="string" calcext:value-type="string">
            <text:p>Cotidiano</text:p>
          </table:table-cell>
          <table:table-cell office:value-type="string" calcext:value-type="string">
            <text:p>Copa do Mundo: Catar proíbe venda de álcool nos estádios a dois dias do início do torneio</text:p>
          </table:table-cell>
          <table:table-cell office:value-type="string" calcext:value-type="string">
            <text:p>https://ac24horas.com/2022/11/18/copa-do-mundo-catar-proibe-venda-de-alcool-nos-estadios-a-dois-dias-do-inicio-do-torneio/</text:p>
          </table:table-cell>
          <table:table-cell office:value-type="string" calcext:value-type="string">
            <text:p>A dois dias da abertura oficial da Copa do Mundo de 2022, o Catar vinha pressionando a FIFA para a que a venda de bebidas alcoólicas fosse totalmente proibida nos oito estádios que vão receber jogos. A pressão deu certo: segunda a FIFA, a venda de cerveja com álcool será retirada dos perímetros dos estádios e focadas no Fan Festival e outras áreas voltadas a torcedores. Nas arenas, uma versão zero álcool da cerveja oficial do torneio será a única opção. A decisão foi comunicada na manhã desta sexta-feira, via comunicado oficial.“Após discussões entre o país anfitrião e a Fifa, foi decidido focar a venda de bebidas alcoólicas nos FIFA Fan Festival no lugar de outros destinos e áreas licenciadas do torneio, removendo pontos de vendas de cerveja dos perímetros dos estádios. Não haverá impacto nas vendas de Bud Zero, que seguirá disponível em todos os estádios da Copa do Mundo do Catar”, diz o comunicado.A Budweiser, marca de cerveja patrocinadora do evento, tem um contrato com a FIFA de US$ 75 milhões. A entidade agradeceu à empresa publicamente pela compreensão quanto às mudanças.Segundo o jornal norte-americano “The New York Times”, o pedido teria partido do sheik Jassim bin Hamad bin Khalifa al-Thani, irmão do emir governante do Catar e voz mais forte da família real na interlocução com a organização do torneio. Na semana passada, uma determinação oficial fez com que barracas de venda de cerveja fossem realocadas para locais “mais discretos”, afastados da torcida que iria aos estádios.O veículo lembra que a cerveja com álcool ainda estará disponível em suítes de luxo reservadas para dirigentes da FIFA e outros convidados.Custaria R$73Mesmo proibida por conta dos costumes do país da Copa do Mundo, a venda de bebidas alcoólicas — mais especificamente da Budweiser, patrocinadora oficial do evento— seria permitida apenas em áreas em que o consumo de álcool é permitido no Catar.Até o preço já tinha sido divulgado, dando conta que um copo de chopp com 500ml custaria US$ 13.73, o equivalente a R$7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ois dias da abertura oficial da Copa do Mundo de 2022, o Catar vinha pressionando a FIFA para a que a venda de bebidas alcoólicas...</text:p>
          </table:table-cell>
          <table:table-cell office:value-type="string" calcext:value-type="string">
            <text:p>Revista EXAME.COM</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06/carteira-de-trabalho-digital_mcamgo_abr_240620211818-7.jpg?resize=400%2C240&amp;ssl=1</text:p>
          </table:table-cell>
          <table:table-cell office:value-type="string" calcext:value-type="string">
            <text:p>Cotidiano</text:p>
          </table:table-cell>
          <table:table-cell office:value-type="string" calcext:value-type="string">
            <text:p>Sine do Acre oferta mais de 70 vagas de emprego nesta quinta-feira em Rio Branco</text:p>
          </table:table-cell>
          <table:table-cell office:value-type="string" calcext:value-type="string">
            <text:p>https://ac24horas.com/2022/11/18/sine-do-acre-oferta-mais-de-70-vagas-de-emprego-nesta-quinta-feira-em-rio-branco/</text:p>
          </table:table-cell>
          <table:table-cell office:value-type="string" calcext:value-type="string">
            <text:p>O Sistema Nacional de Empregos do Acre (Sine), está disponibilizando 71 vagas de emprego para várias áreas em Rio Branco, nesta sexta-feira, 18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71 vagas de emprego para várias áreas em Rio Branco, nesta sexta-feira, 18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04/TEMPO-ACRE-1.jpeg?resize=400%2C240&amp;ssl=1</text:p>
          </table:table-cell>
          <table:table-cell office:value-type="string" calcext:value-type="string">
            <text:p>Cotidiano</text:p>
          </table:table-cell>
          <table:table-cell office:value-type="string" calcext:value-type="string">
            <text:p>Tempo quente com chuvas rápidas e pontuais nesta sexta-feira no Acre, aponta previsão</text:p>
          </table:table-cell>
          <table:table-cell office:value-type="string" calcext:value-type="string">
            <text:p>https://ac24horas.com/2022/11/18/tempo-quente-com-chuvas-rapidas-e-pontuais-nesta-sexta-feira-no-acre-aponta-previsao/</text:p>
          </table:table-cell>
          <table:table-cell office:value-type="string" calcext:value-type="string">
            <text:p>O tempo quente, com sol e nuvens, vai predominar no Acre nesta sexta-feira, 18. Os termômetros marcam a máxima de 36°C na maioria dos municípios. Em Rio Branco, Brasileia e Sena Madureira, deve ter chuvas passageiras e pontuais.No centro e oeste do estado, nas microrregiões de Cruzeiro do Sul e Tarauacá, o dia será abafado, mas pode chover fortes em algumas áreas isoladas. Os ventos sopram entre fracos e calmos.Temperaturas:– Rio Branco, Senador Guiomard, Bujari e Porto Acre, com mínimas oscilando entre 22 e 24ºC, e máximas, entre 33 e 35ºC;– Brasileia, Epitaciolândia, Xapuri, Capixaba, Assis Brasil e Santa Rosa do Purus, com mínimas oscilando entre 22 e 24ºC, e máximas, entre 33 e 35ºC;– Plácido de Castro e Acrelândia, com mínimas oscilando entre 22 e 24ºC, e máximas, entre 33 e 35ºC;– Sena Madureira e Manuel Urbano, com mínimas oscilando entre 22 e 24ºC, e máximas, entre 34 e 36ºC;– Tarauacá e Feijó, com mínimas oscilando entre 23 e 25ºC, e máximas, entre 34 e 36ºC;– Cruzeiro do Sul, Mâncio Lima e Rodrigues Alves, com mínimas oscilando entre 23 e 25ºC, e máximas, entre 31 e 33ºC;– Marechal Thaumaturgo, Porto Walter e Jordão, com mínimas oscilando entre 23 e 25ºC, e máximas, entre 32 e 34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quente, com sol e nuvens, vai predominar no Acre nesta sexta-feira, 18. Os termômetros marcam a máxima de 36°C na maioria dos municípios. Em...</text:p>
          </table:table-cell>
          <table:table-cell office:value-type="string" calcext:value-type="string">
            <text:p>Deylon Félix</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07/TRE-AC.jpeg?resize=400%2C240&amp;ssl=1</text:p>
          </table:table-cell>
          <table:table-cell office:value-type="string" calcext:value-type="string">
            <text:p>Destaque 6</text:p>
          </table:table-cell>
          <table:table-cell office:value-type="string" calcext:value-type="string">
            <text:p>Tribunal Eleitoral diploma 34 eleitos no Acre até 19 de dezembro</text:p>
          </table:table-cell>
          <table:table-cell office:value-type="string" calcext:value-type="string">
            <text:p>https://ac24horas.com/2022/11/18/tribunal-eleitoral-diploma-34-eleitos-no-acre-ate-19-de-dezembro/</text:p>
          </table:table-cell>
          <table:table-cell office:value-type="string" calcext:value-type="string">
            <text:p>Até o dia 19 de dezembro todos 34 eleitos no Acre em 2022 (governador, senador, deputados estaduais e federais) devem ser diplomados pelo Tribunal Regional Eleitoral (TRE).A cerimônia é organizada pela Justiça Eleitoral e marca o encerramento do processo eleitoral. Na ocasião, são entregues os diplomas, assinados pelo presidente do TSE e dos respectivos TREs ou juntas eleitorais.O diploma atesta a vitória nas urnas e formaliza a escolha do candidato mais votado pela maioria dos eleitores, tornando os eleitos aptos a tomar posse. Sem esse documento, eles não podem assumir o cargo.A entrega dos diplomas ocorre depois de terminado o pleito, apurados os votos e passados os prazos de questionamento e de processamento do resultado das eleições. Não será diplomado o candidato que estiver com o registro indeferido, ainda que haja recurso pendente de julgamento.“Vale lembrar que, enquanto o Tribunal Superior Eleitoral não decidir sobre eventual recurso contra a expedição do diploma, o diplomado poderá exercer o mandato normalmente. Esse recurso está previsto no artigo 262 do Código Eleitoral (Lei nº 4.737/1965) e deve ser interposto no prazo de três dias contados da diplomação”, informa o Tribunal Superior Eleitoral (TSE).O diploma e o ato de diplomação são essenciais para o exercício de um mandato eletivo. O Glossário Eleitoral esclarece o que é o diploma no âmbito da Justiça Eleitoral. No documento, deve constar o nome da pessoa eleita, a indicação da legenda pela qual concorreu, o cargo para o qual se elegeu e, facultativamente, outros dados a critério do juiz ou do Tribunal Eleitoral.No diploma de suplente, deve constar também a classificação, segundo previsto no parágrafo único do artigo 215 do Código Eleitoral.No Acre serão diplomados o governador reeleito Gladson Cameli, o senador eleito Alan Rick, os deputados federais eleitos Dr. Eduardo Velloso, Antônia Lucia, Coronel Ulysses, Gerlen Diniz, Meire Serafim, Roberto Duarte, Socorro Neri e Zezinho Barbary, além dos deputados estaduais eleitos Nicolau Junior, Maria Antônia, Emerson Jarude, Manoel Moraes, Gilberto Lira, Clodoaldo Rodrigues, André da Droga Vale, Pedro Longo, Luiz Tchê, Fagner Calegário, Luiz Gonzaga, Whendy Lia, Tadeu Hassem, Adailton Cruz, Drª Michelle Melo, Edvaldo Magalhães, Afonso Fernandes, Antonia Sales, Tanizio Sá, Chico Viga, Gene Diniz, Arlenilson Cunha, Pablo Bregense e Eduardo Ribei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té o dia 19 de dezembro todos 34 eleitos no Acre em 2022 (governador, senador, deputados estaduais e federais) devem ser diplomados pelo Tribunal Regional Eleitoral...</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JOGOS-BRASIL.jpg?resize=400%2C240&amp;ssl=1</text:p>
          </table:table-cell>
          <table:table-cell office:value-type="string" calcext:value-type="string">
            <text:p>Destaque 6</text:p>
          </table:table-cell>
          <table:table-cell office:value-type="string" calcext:value-type="string">
            <text:p>Governo define funcionamento nos órgãos em dias de jogos</text:p>
          </table:table-cell>
          <table:table-cell office:value-type="string" calcext:value-type="string">
            <text:p>https://ac24horas.com/2022/11/18/governo-define-regras-no-horario-de-funcionamento-nos-orgaos-publicos-em-dias-de-jogos-da-selecao/</text:p>
          </table:table-cell>
          <table:table-cell office:value-type="string" calcext:value-type="string">
            <text:p>O governador Gladson Cameli (Progressistas), definiu as regras de funcionamento do serviço em órgãos públicos em dias de jogos da seleção brasileira na Copa do Mundo do Catar – 2022. O decreto foi publicado na edição do Diário Oficial do Estado (DOE) nesta sexta-feira, 18.De acordo com o decreto, em dias de jogos da Seleção Brasileira de Futebol na Copa do Mundo FIFA 2022, às 10h e 11h, o expediente será cumprido remotamente.Já nos dias em que a seleção jogar às 14h, o expediente se encerrará às 12h. Em ambos os casos, o expediente se encerrará 15 minutos antes do início dos jogos.No entanto, apesar da flexibilidade no horário de expediente, “caberá aos dirigentes dos órgãos e entidades, nas respectivas áreas de competência, assegurar a integral preservação e funcionamento dos serviços considerados essenci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definiu as regras de funcionamento do serviço em órgãos públicos em dias de jogos da seleção brasileira na Copa do Mund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CAMINHONEIROS_PARA.jpg?resize=400%2C240&amp;ssl=1</text:p>
          </table:table-cell>
          <table:table-cell office:value-type="string" calcext:value-type="string">
            <text:p>Cotidiano</text:p>
          </table:table-cell>
          <table:table-cell office:value-type="string" calcext:value-type="string">
            <text:p>BR-364 volta ser bloqueada em apoio a protesto de caminhoneiros</text:p>
          </table:table-cell>
          <table:table-cell office:value-type="string" calcext:value-type="string">
            <text:p>https://ac24horas.com/2022/11/18/br-364-volta-ser-bloqueada-por-bolsonaristas-em-apoio-a-paralisacao-nacional-dos-caminhoneiros/</text:p>
          </table:table-cell>
          <table:table-cell office:value-type="string" calcext:value-type="string">
            <text:p>Na manhã desta sexta-feira, 18, a assessoria de comunicação da Polícia Rodoviária Federal (PRF), informou que a rodovia da BR-364 voltou a ser interditada em vários trechos no estado de Rondônia – que liga ao Acre.Segundo apurado pela reportagem doac24horas, a interdição da estrada de deve ao apoio dos manifestantes apoiadores do presidente da República, Jair Bolsonaro (PL), a uma paralisação nacional dos caminhoneiros – que também não aceitam o resultado das eleições presidenciais.De acordo com a lista, os pontos de bloqueios são: Vilhena, Cacoal, Jaru, Ji-Paraná e Presidente Médici.Assista a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xta-feira, 18, a assessoria de comunicação da Polícia Rodoviária Federal (PRF), informou que a rodovia da BR-364 voltou a ser interditada em vários...</text:p>
          </table:table-cell>
          <table:table-cell office:value-type="string" calcext:value-type="string">
            <text:p>Saimo Martins</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02/DESemprego-4.jpg?resize=400%2C240&amp;ssl=1</text:p>
          </table:table-cell>
          <table:table-cell office:value-type="string" calcext:value-type="string">
            <text:p>Destaque 4</text:p>
          </table:table-cell>
          <table:table-cell office:value-type="string" calcext:value-type="string">
            <text:p>Em Rio Branco, 25% nem lembram mais há quanto tempo estão sem emprego</text:p>
          </table:table-cell>
          <table:table-cell office:value-type="string" calcext:value-type="string">
            <text:p>https://ac24horas.com/2022/11/18/em-rio-branco-25-nem-lembram-mais-ha-quanto-tempo-estao-sem-emprego/</text:p>
          </table:table-cell>
          <table:table-cell office:value-type="string" calcext:value-type="string">
            <text:p>Divulgada nesta sexta-feira (18) a pesquisa do Instituto DataControl encomendada pela Federação do Comércio do Acre diz que 25,2% da população rio-branquense está desempregada e outros 47% tem emprego -mas nem todos estão com carteira assinada: 57,9% trabalham empregados mas não tem esse direito.Por outro lado, 13,9%, prestam serviços como “bico” e 13,9% são aposentados. O estudo avalia, ainda, que da parcela populacional desempregada ou que vive de “bico”, 30,4% não estão à procura de emprego; 16,5% procuram emprego há menos de um ano e, 17,7%, há mais de um ano. Além disso, 35,4% se apresentam na condição de aposentada e, 2%, não informam.A pesquisa foi realizada no último dia 4 de novembro junto a 202 pessoas. Quanto à renda mensal dos entrevistados, 55,4% admitem renda de até R$1,1 mil; 30,2%, entre R$ 1.101 a R$ 2 mil e, 10,4%, de R$ 2.001 a R$ 3 mil. Apenas 4% informam renda mensal acima de R$ 3 mil.Ainda em relação à população desempregada, segundo a pesquisa, 45,6% enfrentam a situação há mais de dois anos; 16,5%, há menos de dois anos; 21,5%, há menos de um ano e; 26,5 admitem esquecimento quanto ao tempo na condição de desempreg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ivulgada nesta sexta-feira (18) a pesquisa do Instituto DataControl encomendada pela Federação do Comércio do Acre diz que 25,2% da população rio-branquense está desempregada e outro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PRDEU.jpg?resize=400%2C240&amp;ssl=1</text:p>
          </table:table-cell>
          <table:table-cell office:value-type="string" calcext:value-type="string">
            <text:p>Notícias</text:p>
          </table:table-cell>
          <table:table-cell office:value-type="string" calcext:value-type="string">
            <text:p>Perdeu, Mané! Você também, Jorge Moura</text:p>
          </table:table-cell>
          <table:table-cell office:value-type="string" calcext:value-type="string">
            <text:p>https://ac24horas.com/2022/11/18/perdeu-mane-voce-tambem-jorge-moura/</text:p>
          </table:table-cell>
          <table:table-cell office:value-type="string" calcext:value-type="string">
            <text:p>Já na equipe de transição, o ex-presidiário declarado eleito pelo TSE mostra sua indisposição para a austeridade. Nada menos que 283 nomes foram anunciados como membros do staff que fará a mudança. São quase quatro vezes o previsto pela lei e nove vezes o número apresentado por Bolsonaro em 2018. É gente pra dedéu. Nenhum companheiro foi deixado chorando na calçada. Não tenho elementos para endossar e até acho um pouco exagerado, mas, segundo o jornalistaFernão Lara Mesquita, “metade já estiveram na cadeia e metade deveria estar”.Até aqui, o que saiu da estratosférica equipe de transição é um assombro. Derrubou a bolsa em bilhões, a Petrobrás idem, o índice de confiança no Brasil ibidem. O ex-presidiário deu de ombros e um recado ao mercado: “Vai cair? paciência”, ou seja, mandou um “perdeu Mané” para aos investidores também. O que aumentou mesmo foi a autoestima do ex-presidiário, que na COP 27, para onde foi em jato emprestado por um companheiro também ex-presidiário, anunciou a uma plateia ávida por adesões ao discurso do pânico aquecimentista que a sua eleição salvou o mundo. Retorna o iluminado sobre a terra, aquele que entregará a Amazônia aos desígnios europeus prevalecentes nos fóruns internacionais. Promete-se que, doravante, o que decidirem por lá será obedecido por cá, sem aval legislativo. A mídia amestrada aplaude efusivamente a volta do Brasil ao jugo globalista e a COP comemora a conquista definitiva da Amazônia. Vem aí um “carbonão”? A meu ver, o meliante deveria sair do Egito preso por crime de traição e lesa-pátria.Como se percebe, estamos na era do “perdeu, Mané!” que, pela linguagem também se poderia chamar “era do assalto”. Perderam os 60 milhões de “manés” que segundo o TSE votaram em Bolsonaro como representante de uma agenda liberal-conservadora, perderam os acionistas da Petrobrás e empresas da Bolsa, perderam os que acreditaram no Brasil e perderam os que pensavam que a Amazônia é brasileira. Parêntesis para lembrar que até o nosso bom acreano Jorge Moura virou Mané e perdeu também.Os desdobramentos de tantas perdas ainda se farão notar em toda a economia e, no final da ponta, até o mais desvalido mendigo perderá, pois, seguramente, este diapasão lhes aumentará a concorrência. Vem aí o assalto geral e, advirto, não será apenas para Manés. Perderão Marias e Franciscos. Disso o pré-governo já está cuidando junto a parlamentares que, invertebrados por natureza ou genuflexos para apanhar algo jogado ao chão, estão preparando um rombo de bilhões no teto orçamentário. Irresponsabilidade fiscal, aumento da inflação, descontrole cambial, aumento de juros, instabilidade, fuga de capitais, desinvestimento, desemprego, miséria. Um itinerário bastante conhecido para no final, vir mais estado provedor, bolsas, auxílios, dominação, mais inflação, mais pobreza e mais controle e autoritarismo. Perderão os que ao custo do próprio suor, sacrifício e poupança, conseguiram juntar bens e propriedades que serão invadidos e saqueados sob acobertamento judicial. Perderá o direito à livre expressão, a condição natural de questionar. Perderão os homens e mulheres livres. Seremos todos Manés.O leitor certamente pensou em quem NÃO perde, em quem ganha. É, eles existem. Não perdem os amigos (empresas e pessoas) do rei, pois estarão, como diria o poeta Manuel Bandeira, numa espécie de “Pasárgada” bancada pelo erário. Ganham os altos escalões do partido e associados que desfrutarão do poder de determinar quem manda, onde e como. Ganham as ditaduras amigas que terão um irmão generoso para financiar suas estrepolias totalitárias. Ganha o globalismo progressista e sua pauta horrenda e antirreligiosa. Ganha o neomalthusianismo que reforça o controle do rol e do suprimento às necessidades humanas.Bem, este é o cenário visível, mas, como em todo palco, na política há a coxia e por lá, sabe-se, as coisas não estão exatamente calmas. Com medo da performance ruinosa do sócio que arrumaram, há grandes diretores e produtores da peça dando para trás. Alguns, tipo Meirelles, já saíram desejando “boa sorte”, outros entraram num mutismo barulhento. Os bastidores fervem com Alkimistas preparando um alçapão por onde desaparecerá o ator principal antes do “grand finale”.E tem as ruas cheias com a resistência de multidões que interpretam como fraude gigantesca o ocorrido no processo eleitoral. Ninguém aceita ser “Mané”. O Brasil de hoje é tão instável que até a posse do ex-presidiário tudo pode acontecer, inclusive nada. Lamentavelmente, Xerifes de ocasião emitem ordens repressoras como novatos de artilharia manejam fuzis, quero dizer, sem pena nem dó. A administração da COVID nos legou esse horroroso modus operandi. Cada um que se sinta autorizado pelo exemplo superior, senta a caneta. Faz lembrar o Pedro Aleixo ao Presidente Costa e Silva, referindo-se ao AI-5: “Presidente, o problema de uma lei assim não é o senhor, nem os que com o senhor governam o país. O problema é o guarda da esquina”. Pois é, já tem mequetrefe por aí achando que é o Xandão.Enquanto a imprensa defunta esconde multidões, as mídias sociais que hoje fazem a real circulação de notícias (cada um que filtre a verdade sob seus critérios), estão em polvorosa com os relatórios quase diários emitidos por um certo argentino que resolveu mexer na lama e revelar até o ponto que acha razoável as entranhas do sistema de processamento de eleitoral no Brasil. É coisa de arrepiar os cabelos do bigode. Por último, o “dieguito” mostrou que mesmo depois do baile encerrado (17:00), em milhares de clubinhos vermelhos no Brasil o funk “fazueli” tocou sozinho até quase meia noite.Por sua vez, chamadas à visita, às forças armadas não engoliram a missão de endossar o que não encontraram. Pelo contrário, emitiram nota assegurando que não viram nem lhes foi permitido ver vários cômodos da imensa mansão dos votos, e isto os impediria de assinar um atestado de limpeza. Temos aí o mais delicado jogo em andamento e, sinceramente, não creio que as FFAA dediquem tempo e energia pulando amarelinha com a “justa”. A ver.Valterlucio Bessa Campelo escreve todas as sextas-feiras no ac24horas e, eventualmente, em seublog, no siteConservadores e Liberais do Puggin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Já na equipe de transição, o ex-presidiário declarado eleito pelo TSE mostra sua indisposição para a austeridade. Nada menos que 283 nomes foram anunciados como membros...</text:p>
          </table:table-cell>
          <table:table-cell office:value-type="string" calcext:value-type="string">
            <text:p>Valterlucio Campelo</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1/03/FLORESTA-GREGORIO.jpg?resize=400%2C240&amp;ssl=1</text:p>
          </table:table-cell>
          <table:table-cell office:value-type="string" calcext:value-type="string">
            <text:p>Coluna do Astério</text:p>
          </table:table-cell>
          <table:table-cell office:value-type="string" calcext:value-type="string">
            <text:p>Guinada à esquerda!</text:p>
          </table:table-cell>
          <table:table-cell office:value-type="string" calcext:value-type="string">
            <text:p>https://ac24horas.com/2022/11/18/guinada-a-esquerda/</text:p>
          </table:table-cell>
          <table:table-cell office:value-type="string" calcext:value-type="string">
            <text:p>Com a eleição de Lula muda completamente o eixo de desenvolvimento para o a Amazônia e especialmente o Acre. O discurso do agronegócio propalado nas eleições de 2018 perde força para a volta do modelo de desenvolvimento sustentável, ou seja, a floresta em pé.Órgãos como Ibama, ICMBio, Instituto Chico Mendes, Imac e secretarias municipais de meio ambiente deverão ganhar força na nova política a ser implementada a partir de janeiro do ano que vem. As populações tradicionais (tema da redação do ENEM este ano) serão empoderadas com parcerias público/privadas e público/comunitárias. Marina Silva, Binho Marques e Jorge Viana estarão lá para garantir.Vale salientar que em governos petistas passados, o agro foi muito valorizado a despeito das rusgas da última campanha eleitoral. Muito embora, os órgãos de fiscalização pesaram a mão na aplicação de multas sobre grandes, médios e pequenos, deixando o setor revoltado.Para receber recursos, o governador Gladson Cameli terá que dar uma guinada na locomotiva à esquerda e garantir o sucesso do segundo mandato. Só precisa tomar cuidado para que o trem não descarrile com tantos bolsonaristas no Acre que tem pavor ao conceito de desenvolvimento sustentável. Se Gladson não acompanhar as mudanças, o Acre perde, Amazonas e Pará ganham. Já saíram na frente!“Sustentabilidade: A eterna prosperidade de todas as coisas”. (Andrea Taiyoo). A política tá uma pasmaceira só!. Nada de novo!. Não vai ter golpe, não vai ter é nada!. “Opção do Lula pelos pobres revolta mercado financeiro”.. Isto, segundo o cientista político Macunaíma Silva.. O pior, segundo disse em sua palestra, é que muitos pobres ficam do lado do mercado.. Os bancos querem o mesmo modelo de política de quando o Fundo Monetário Internacional (FMI) mandava e desmandava no Brasil.. Pelo visto, tem gente com saudades.. Sofrível as décadas de 80 e 90.. Ninguém nem lembra mais, foi pouco tempo depois da extinção dos dinos.. O problema é que o Lula está falando demais!. Cala a boca Lula!. PT, MDB, PSD deverão caminhar juntos nas eleições de 2024; sem ajuda o PT não sobre de jeito nenhum no Acre.. Para onde vão os prefeitos que deixarão o PT é uma resposta muito particular, pessoal.. O Macunaíma arrisca que é para onde estiver batendo o vento.. Pode ser!. Transformar os concessionários em permissionários novamente no shopping Aquiry é cruel, é fazer pessoas perderem 20,30 anos de todo o investimento que se fez na vida.. Não vai dar certo!. Prefeito Bocalom precisa focar na reeleição!. Os acreanos Jorge Viana e Binho Marques (ex-governadores) agora podem salvar a empresa Peixes da Amazônia.. A BR-364, também!. TRE preparando a solenidade de posse dos eleitos que deverá acontecer agora em dezembr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a eleição de Lula muda completamente o eixo de desenvolvimento para o a Amazônia e especialmente o Acre. O discurso do agronegócio propalado nas eleiçõe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1/09/CUSTO-CONSTRUIR.jpg?resize=400%2C240&amp;ssl=1</text:p>
          </table:table-cell>
          <table:table-cell office:value-type="string" calcext:value-type="string">
            <text:p>Destaque 7</text:p>
          </table:table-cell>
          <table:table-cell office:value-type="string" calcext:value-type="string">
            <text:p>Construir no Acre é 7,4% mais caro que no resto do Brasil</text:p>
          </table:table-cell>
          <table:table-cell office:value-type="string" calcext:value-type="string">
            <text:p>https://ac24horas.com/2022/11/18/construir-no-acre-e-74-mais-caro-que-no-resto-do-brasil/</text:p>
          </table:table-cell>
          <table:table-cell office:value-type="string" calcext:value-type="string">
            <text:p>O custo estadual da construção, por metro quadrado, que em setembro fechou em R$ 1.796,91, passou em outubro para R$ 1.800,13 no Acre. Desse valor, R$ 1.172,11 são relativos aos materiais e R$ 628,02 à mão de obra.O custo do Acre ficou 7,4% acima do custo Brasil e 7,7% acima do custo da Região Norte.O Índice Nacional da Construção (Sinapi) do Acre ficou em 0,18% em outubro, 0,92% abaixo da taxa de setembro, quando construir esteve 1,9% mais caro que no mês anterior mas 1,49% abaixo do resultado de outubro de 2021.O acumulado nos últimos doze meses foi para 14,55% com o resultado de outubro e o acumulado neste ano de 2022 chega a 11,35%.Os dados são do IBGE e foram compilados pelo Fórum Empresarial de Inovação e Desenvolvimento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usto estadual da construção, por metro quadrado, que em setembro fechou em R$ 1.796,91, passou em outubro para R$ 1.800,13 no Acre. Desse valor, R$...</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MORTO-3b.jpg?resize=400%2C240&amp;ssl=1</text:p>
          </table:table-cell>
          <table:table-cell office:value-type="string" calcext:value-type="string">
            <text:p>Cotidiano</text:p>
          </table:table-cell>
          <table:table-cell office:value-type="string" calcext:value-type="string">
            <text:p>Membros do B13 matam homem na Cidade Nova e vídeo vaza em rede social</text:p>
          </table:table-cell>
          <table:table-cell office:value-type="string" calcext:value-type="string">
            <text:p>https://ac24horas.com/2022/11/17/membros-do-b13-matam-homem-na-cidade-nova-e-video-vaza-em-rede-social/</text:p>
          </table:table-cell>
          <table:table-cell office:value-type="string" calcext:value-type="string">
            <text:p>A guerra entre facções não cessa no Acre e faz mais uma vítima em Rio Branco. Na noite desta quinta-feira, 17, oac24horasteve acesso a um vídeo divulgado nas redes sociais, onde membros da facção Bonde dos 13,  executaram um homem identificado como Pedro Silva de Souza. A polícia acredita que a vítima foi morta na noite desta quarta-feira, 16, em uma residência próximo a mangueira, no bairro Cidade Nova, segundo distrito da capital.Nas imagens, os membros da facção aparecem fazendo apologia ao crime, citando o nome da organização criminosa Bonde dos 13 e a vítima é mostrada morta no chão. “Aqui é o Bonde por**, aqui é o B13 cara***, tá ligado! Quem está falando aqui é o sabotagem, tudo três, não passa nada”, diz o criminoso.A reportagem doac24horasentrou em contato com a Polícia Civil que informou que a mãe da vítima registrou um boletim de ocorrência nesta quarta-feira, 16, em uma delegacia, relatou ainda que Pedro sofria de esquizofrenia e era dependente químico.A Polícia Civil informou ainda que não sabe a forma como a facção matou Pedro José e acredita que a vítima foi jogada dentro do Rio Acre. O caso segue sob investigação dos Agentes de Polícia Civil da Delegacia de Homicídios e Proteção à Pessoa (DHP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guerra entre facções não cessa no Acre e faz mais uma vítima em Rio Branco. Na noite desta quinta-feira, 17, o ac24horas teve acesso a...</text:p>
          </table:table-cell>
          <table:table-cell office:value-type="string" calcext:value-type="string">
            <text:p>Davi Sahid</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MORTO-QUINARO.jpg?resize=400%2C240&amp;ssl=1</text:p>
          </table:table-cell>
          <table:table-cell office:value-type="string" calcext:value-type="string">
            <text:p>Cotidiano</text:p>
          </table:table-cell>
          <table:table-cell office:value-type="string" calcext:value-type="string">
            <text:p>Homem é alvejado a tiros em distribuidora e morre no hospital de Senador Guiomard</text:p>
          </table:table-cell>
          <table:table-cell office:value-type="string" calcext:value-type="string">
            <text:p>https://ac24horas.com/2022/11/17/homem-e-ferido-com-tres-tiros-em-distribuidora-e-morre-no-hospital-de-senador-guiomard/</text:p>
          </table:table-cell>
          <table:table-cell office:value-type="string" calcext:value-type="string">
            <text:p>Girlande Gomes da Silva, de 43 anos, mais conhecido pelos amigos como o “Gê”, foi ferido a tiros na tarde desta quinta-feira, 17, em uma distribuidora situada na rua José de Barros, no bairro São Francisco, no município de Senador Guiomard distante distante 27 km de Rio Branco e morreu no hospital Dr. Ary Rodrigues.De acordo com informações da polícia, Girlande estava na distribuidora quando dois homens não identificados chegaram a pé no estabelecimento e em posse de uma arma de fogo efetuaram 4 tiros na direção da vítima que foi atingida com três projéteis e caiu sangrando no local. Após a ação os criminosos fugiram correndo.A ambulância do Serviço de Atendimento Móvel de Urgência (SAMU) do município foi acionada, os paramédicos prestaram os primeiros atendimentos e encaminharam a vítima ao Hospital Dr. Ary Rodrigues, mas a vítima não resistiu aos ferimentos e morreu.Policiais Militares estiveram no local do crime, fizeram patrulhamento na região em busca de prender os autores do crime, mas eles não foram encontrados.A Polícia acredita que o crime está relacionado a guerra entre facções que vêm ocorrendo no município. O caso segue sob investigação da Polícia Civil de Senador Guiomard.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Girlande Gomes da Silva, de 43 anos, mais conhecido pelos amigos como o “Gê”, foi ferido a tiros na tarde desta quinta-feira, 17, em uma distribuidora...</text:p>
          </table:table-cell>
          <table:table-cell office:value-type="string" calcext:value-type="string">
            <text:p>Davi Sahid</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911873-copa-2014_-trofeu_agencia-brasil-2825-1.jpg?resize=400%2C240&amp;ssl=1</text:p>
          </table:table-cell>
          <table:table-cell office:value-type="string" calcext:value-type="string">
            <text:p>Destaque 3</text:p>
          </table:table-cell>
          <table:table-cell office:value-type="string" calcext:value-type="string">
            <text:p>Bancos e órgãos públicos: como deve ser o expediente na Copa do Mundo de 2022 no Acre</text:p>
          </table:table-cell>
          <table:table-cell office:value-type="string" calcext:value-type="string">
            <text:p>https://ac24horas.com/2022/11/17/bancos-e-orgaos-publicos-como-deve-ser-o-expediente-na-copa-do-mundo-no-acre/</text:p>
          </table:table-cell>
          <table:table-cell office:value-type="string" calcext:value-type="string">
            <text:p>A Federação Brasileira de Bancos (Febraban) informa que os bancos no Acre terão horário especial de atendimento ao público nas agências nos dias de jogos da Seleção Brasileira de Futebol. As agências funcionam das 7h às 9h e das 13h30 às 14h30.A maioria dos órgãos públicos e instituições do Acre terão expediente diferenciado nesses dias. No caso da Febraban, a decisão considera questões como a segurança das agências e de transporte de valores, e está de acordo com regras oficiais.Os canais digitais e remotos dos bancos, como internet e mobile banking, assim como as salas de autoatendimento, funcionarão normalmente nos dias de jogos da seleção brasileira, seguindo os horários estabelecidos por cada instituição, a seu critério.As repartições públicas ligadas ao Governo do Estado do Acre, nos jogos que começarem às 14h os servidores devem trabalhar das 7h às 12h. Nas partidas das 10 horas o expediente deve ocorrer em home office. Nos órgãos considerados essenciais, como segurança e saúde, o expediente deve ser normal.Já no Poder Judiciário do Acre está estabelecida a redução do horário de expediente em todas as unidades judiciárias e administrativas. Nos dias 24 de novembro e 2 de dezembro, o expediente será no período de 7h às 13h. No dia 28 deve ser ponto facultativo.O Tribunal Regional Eleitoral também já anunciou expediente da Copa: das 7h às 10h, quando a partida tiver início às 11 horas; das 7h às 13h, quando a partida tiver início às 14 horas.Nos órgãos do Governo Federal, quando o jogo for às 10h não haverá expediente. À tarde, os servidores serão dispensados mais cedo.O comércio ainda não divulgou seu expediente no Acre. A maioria deve abrir ou fechar apenas durante o jog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Federação Brasileira de Bancos (Febraban) informa que os bancos no Acre terão horário especial de atendimento ao público nas agências nos dias de jogos d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316044385_458681596407561_3547311257698566983_n.jpg?resize=400%2C240&amp;ssl=1</text:p>
          </table:table-cell>
          <table:table-cell office:value-type="string" calcext:value-type="string">
            <text:p>Destaque 7</text:p>
          </table:table-cell>
          <table:table-cell office:value-type="string" calcext:value-type="string">
            <text:p>Fernanda Hassem vistoria obra do ginásio poliesportivo Eduardo Lopes Pessoa</text:p>
          </table:table-cell>
          <table:table-cell office:value-type="string" calcext:value-type="string">
            <text:p>https://ac24horas.com/2022/11/17/fernanda-hassem-vistoria-obra-do-ginasio-poliesportivo-eduardo-lopes-pessoa/</text:p>
          </table:table-cell>
          <table:table-cell office:value-type="string" calcext:value-type="string">
            <text:p>A prefeita de Brasileia, Fernanda Hassem, realizou nesta quinta-feira (17) uma vistoria na obra do ginásio poliesportivo Eduardo Lopes Pessoa, acompanhada dos vereadores Elenilson Cruz, Marquinhos Tibúrcio e Jorge da Laura. O secretário de Obras, Francisco Lima, também esteve presente acompanhado pelo engenheiro do município Anselmo e o economista Nevisson Tavares.A obra de ampliação do único ginásio de Brasiléia é fruto de um projeto apresentado em 2017, no primeiro ano da primeira gestão da prefeita Fernanda Hassem, por compreender a importância do local para a realização de campeonatos esportivos e incentivar a juventude para a prática de atividades físicas.“Esse ginásio que é palco de grandes campeonatos e que já estava pequeno para comportar a nossa população em dias de jogos, com essa ampliação podemos aumentar a capacidade para um total de mil pessoas dentro do ginásio. Vamos também deixar a quadra no tamanho oficial para competições, possibilitando aos jogadores mais espaço e qualidade em dias de jogos”, informou Fernanda Hassem, prefeita de Brasilé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feita de Brasileia, Fernanda Hassem, realizou nesta quinta-feira (17) uma vistoria na obra do ginásio poliesportivo Eduardo Lopes Pessoa, acompanhada dos vereadores Elenilson Cruz, Marquinhos...</text:p>
          </table:table-cell>
          <table:table-cell office:value-type="string" calcext:value-type="string">
            <text:p>Assessoria</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1/08/Palacio-Rio-Branco.jpeg?resize=400%2C240&amp;ssl=1</text:p>
          </table:table-cell>
          <table:table-cell office:value-type="string" calcext:value-type="string">
            <text:p>Acre</text:p>
          </table:table-cell>
          <table:table-cell office:value-type="string" calcext:value-type="string">
            <text:p>Acre pode ter R$ 250,3 milhões em emendas de bancada federal</text:p>
          </table:table-cell>
          <table:table-cell office:value-type="string" calcext:value-type="string">
            <text:p>https://ac24horas.com/2022/11/17/acre-pode-ter-r-2503-milhoes-em-emendas-de-bancada-federal/</text:p>
          </table:table-cell>
          <table:table-cell office:value-type="string" calcext:value-type="string">
            <text:p>Dos mais de R$ 284,8 milhões referentes às emendas de bancada ao Orçamento Geral da União (OGU) de 2023, a bancada de parlamentares federais do Acre destinou R$ 250,3 milhões para o estado. Outros R$ 29 milhões foram para aplicação direta por órgãos do governo federal e R$ 5,3 milhões foram indicados para entidades sem fins lucrativos.O levantamento é da Representação do Governo do Acre em Brasília (Repac) e foi realizado com base em relatório da Comissão Mista de Orçamento do Congresso Nacional. Desde 2019, a Repac faz o balanço das indicações de emendas aos orçamentos anuais do governo federal.“Esse acompanhamento faz parte do trabalho da Repac na defesa dos interesses do Acre em Brasília e segue determinação do governador Gladson Cameli, de total transparência nas ações, principalmente relativas a recursos públicos”, explicou o chefe do órgão, Ricardo França. A iniciativa, ressaltou ele, também visa reconhecer o apoio parlamentar “para que o governo continue avançando nas melhorias para a população”.ReivindicaçõesNeste mês, Ricardo França entregou aos deputados e senadores do Acre as propostas prioritárias do governo para o recebimento de recursos por meio de emendas parlamentares, no valor de R$ 476 milhões. O documento foi elaborado pela Secretaria de Planejamento e Gestão (Seplag), juntamente com a Repac, a partir das necessidades apontadas pelos órgãos governamentais e com base no Planejamento Estratégico do Estado.Distribuição dos recursosOs parlamentares ainda poderão alterar a destinação das emendas para ajustes que considerarem necessários. Pelo balanço atual, dos R$ 250,3 milhões destinados para o estado, cerca de R$ 107,5 milhões são para infraestrutura básica; R$ 35,8 milhões vão para a agricultura; e R$ 28,3 milhões são para desenvolvimento urbano.Ainda do valor total das emendas de bancada, R$ 21,3 milhões são destinados para a área de assistência social; R$18 milhões vão para a Segurança Pública; e R$ 6 milhões para saneamento. Para a área de saúde foram R$ 32 milhões para serviços de custeio e R$ 1 milhão para atenção primária.Aplicação diretaDos R$ 29 milhões de emendas de aplicação direta, R$ 6,5 milhões são para obras do aeródromo do município de Santa Rosa do Purus e R$ 5 milhões para a ponte sobre o Rio Juruá, no acesso ao município de Rodrigues Alves via BR-364. São destinados ainda R$ 3 milhões para apoio à inclusão digital. Outros R$ 14,4 milhões são distribuídos entre instituições federais de ensino superior e de educação profissional, científica e tecnológica.EntidadesJá os R$ 5,3 milhões indicados para entidades sem fins lucrativos vão para a manutenção de contrato de gestão com organizações sociais.A RepacA Representação do Governo do Acre em Brasília é o braço do governo do Acre na capital do Brasil e tem por objetivo defender os interesses da população acreana junto aos órgãos federais e organizações nacionais e internacion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os mais de R$ 284,8 milhões referentes às emendas de bancada ao Orçamento Geral da União (OGU) de 2023, a bancada de parlamentares federais do Acre...</text:p>
          </table:table-cell>
          <table:table-cell office:value-type="string" calcext:value-type="string">
            <text:p>Agência de Notícias do Acre</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VEREADORES_CAMARA.jpg?resize=400%2C240&amp;ssl=1</text:p>
          </table:table-cell>
          <table:table-cell office:value-type="string" calcext:value-type="string">
            <text:p>Destaque 4</text:p>
          </table:table-cell>
          <table:table-cell office:value-type="string" calcext:value-type="string">
            <text:p>Raimundo Neném recebe apoio de 10 vereadores na disputa pela presidência da Câmara</text:p>
          </table:table-cell>
          <table:table-cell office:value-type="string" calcext:value-type="string">
            <text:p>https://ac24horas.com/2022/11/17/raimundo-nenem-recebe-apoio-de-10-parlamentares-na-disputa-pela-presidencia-da-camara/</text:p>
          </table:table-cell>
          <table:table-cell office:value-type="string" calcext:value-type="string">
            <text:p>Ocorreu no início da tarde desta quinta-feira, 17, no Bar do Zé do Branco, um encontro que oficializou uma das chapas que deverá concorrer nas eleições da Mesa Diretora da Câmara Municipal de Rio Branco.A chapa de oposição é encabeçada pelo candidato à presidência, o vereador Raimundo Neném (PSB), vice-presidente, Hildegard Pascoal (UB), primeiro-secretário Fábio Araújo (PDT), e segundo-secretário Samir Bestene (Progressistas).Estiveram presentes na reunião, a vereadora Michele Melo, Joaquim Florêncio, do PDT; Antônio Moraes e Adailton Cruz, do PSB, Arnaldo Barros (Podemos) e Rutênio Sá, do Progressistas.A outra chapa terá como candidato o vereador Raimundo Castro (PSDB), que terá apoio do atual presidente da Casa, vereador N. Lima (Progressistas).A eleição do Poder Legislativo deve ocorrer no próximo dia 6 de dezemb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correu no início da tarde desta quinta-feira, 17, no Bar do Zé do Branco, um encontro que oficializou uma das chapas que deverá concorrer nas eleições...</text:p>
          </table:table-cell>
          <table:table-cell office:value-type="string" calcext:value-type="string">
            <text:p>Saimo Martins</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07/TESTE-COVID-2.jpg?resize=400%2C240&amp;ssl=1</text:p>
          </table:table-cell>
          <table:table-cell office:value-type="string" calcext:value-type="string">
            <text:p>Cotidiano</text:p>
          </table:table-cell>
          <table:table-cell office:value-type="string" calcext:value-type="string">
            <text:p>Com aumento de casos de Covid-19, boletins da Sesacre voltarão a ser diários</text:p>
          </table:table-cell>
          <table:table-cell office:value-type="string" calcext:value-type="string">
            <text:p>https://ac24horas.com/2022/11/17/com-aumento-de-casos-de-covid-19-boletins-da-sesacre-voltarao-a-ser-diarios/</text:p>
          </table:table-cell>
          <table:table-cell office:value-type="string" calcext:value-type="string">
            <text:p>O Acre segue a onda nacional e volta a registrar aumento no número de casos de Covid-19. O boletim da Secretaria de Estado de Saúde do Acre (Sesacre), divulgado nesta quinta-feira, 17, por meio do Departamento de Vigilância em Saúde (DVS), trouxe mais 153 novos casos confirmados.Diante do aumento de novos casos, os boletins informativos sobre a covid-19, que estavam sendo divulgados uma vez por semana, voltarão a ser diários. De acordo com a Sesacre, 17 exames de RT-PCR aguardam análise do Laboratório Central de Saúde Pública do Acre (Lacen).Além dos casos confirmados nesta quinta-feira, foram incluídos no boletim outros 2.281 referentes ao período de janeiro a julho de 2022, que por problemas de atualização ainda não haviam sido contabilizados. O número total de infectados notificados é de 152.558 em todo o estado.Nenhum óbito foi notificado nesta quinta, fazendo com que o número oficial de mortes por covid-19 permaneça em 2.029 em todo o estado. Não há registro de pessoas internadas até o fechamento do boleti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cre segue a onda nacional e volta a registrar aumento no número de casos de Covid-19. O boletim da Secretaria de Estado de Saúde d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WhatsApp-Image-2022-11-17-at-14.40.40.jpeg?resize=400%2C240&amp;ssl=1</text:p>
          </table:table-cell>
          <table:table-cell office:value-type="string" calcext:value-type="string">
            <text:p>Na rede</text:p>
          </table:table-cell>
          <table:table-cell office:value-type="string" calcext:value-type="string">
            <text:p>Ex-presidiário é morto em acerto de contas com membros da mesma facção no Acre</text:p>
          </table:table-cell>
          <table:table-cell office:value-type="string" calcext:value-type="string">
            <text:p>https://ac24horas.com/2022/11/17/ex-presidiario-e-morto-em-acerto-de-contas-com-membros-da-mesma-faccao-no-acre/</text:p>
          </table:table-cell>
          <table:table-cell office:value-type="string" calcext:value-type="string">
            <text:p>O ex-presidiário Wesley Lineker de Jesus foi assassinado com mais de oito tiros nesta quinta-feira, 17, no Bairro Sabueiro, localizado em Cruzeiro do Sul.A suspeita é que o crime envolva acerto de contas entre membros da mesma organização criminosa. Há informações de que Wesley era “cadastrado” e que a ordem do homicídio teria partido do conselheiro da referida organização criminosa.A Polícia Militar esteve no local do crime e o caso será investigado pelo delegado Heverton Carvalho. Por enquanto, ninguém foi pres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presidiário Wesley Lineker de Jesus foi assassinado com mais de oito tiros nesta quinta-feira, 17, no Bairro Sabueiro, localizado em Cruzeiro do Sul. A suspeit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08/DESEMPREGO-2.jpg?resize=400%2C240&amp;ssl=1</text:p>
          </table:table-cell>
          <table:table-cell office:value-type="string" calcext:value-type="string">
            <text:p>Destaque 2</text:p>
          </table:table-cell>
          <table:table-cell office:value-type="string" calcext:value-type="string">
            <text:p>Desemprego cai 1,8%, mas 10,1% da população segue sem trabalho formal no Acre</text:p>
          </table:table-cell>
          <table:table-cell office:value-type="string" calcext:value-type="string">
            <text:p>https://ac24horas.com/2022/11/17/desemprego-cai-18-mas-101-da-populacao-segue-sem-trabalho-formal-no-acre/</text:p>
          </table:table-cell>
          <table:table-cell office:value-type="string" calcext:value-type="string">
            <text:p>O desemprego caiu 1,8% no Acre entre o 2º e o 3º trimestre de 2022, maior queda registrada no período entre os Estados, saindo de 11,9% para 10,1% da população economicamente ativa. No entanto, a taxa se mantém acima dos dois dígitos.Os dados constam da Pesquisa Nacional por Amostra de Domicílio (PNAD) Contínua Trimestral, publicada nesta quinta-feira (17) pelo IBGE. O estudo mostra que a taxa de desocupação do país no terceiro trimestre de 2022 foi de 8,7%, recuando 0,6 ponto percentual ante o segundo trimestre de 2022 (9,3%) e caindo 3,9 p.p. frente ao mesmo trimestre de 2021 (12,6%).Assim, a média nacional de desemprego é maior que a do Acre no período. Em relação ao trimestre anterior, a taxa de desocupação recuou em seis dos 27 Estados, mantendo-se estável nos outros 21. Houve queda da taxa de desocupação em todas as regiões na comparação com o trimestre anterior. O Nordeste permaneceu com a maior taxa (12,0%), e o Sul, a menor (5,2%).As maiores taxas de desocupação foram da Bahia (15,1%), Pernambuco (13,9%) e Rio de Janeiro (12,3%), e as menores, de Rondônia (3,9%), Mato Grosso (3,8%) e Santa Catarina (3,8%).No terceiro trimestre de 2022, no Brasil, 16,6% dos desocupados buscavam por trabalho há menos de um mês, 44,5% buscavam de um mês a menos de um ano, 11,7% de um ano a menos de dois anos e 27,2% (ou 2,6 milhões de pessoas) há dois anos ou mais.“Frente ao 2º trimestre de 2022, a taxa de desocupação caiu em seis unidades da federação e ficou estável nas demais UFs. Destaque para o Acre, que saiu de 11,9% para 10,1%; Ceará (de 10,4% para 8,6%) e Rondônia (5,8% para 3,9%)”, diz o IBG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semprego caiu 1,8% no Acre entre o 2º e o 3º trimestre de 2022, maior queda registrada no período entre os Estados, saindo de 11,9%...</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1/10/TEMPO-CHUVA.jpg?resize=400%2C240&amp;ssl=1</text:p>
          </table:table-cell>
          <table:table-cell office:value-type="string" calcext:value-type="string">
            <text:p>Cotidiano</text:p>
          </table:table-cell>
          <table:table-cell office:value-type="string" calcext:value-type="string">
            <text:p>Acre tem alerta de chuvas intensas com ventos de até 60 km, prevê INMET</text:p>
          </table:table-cell>
          <table:table-cell office:value-type="string" calcext:value-type="string">
            <text:p>https://ac24horas.com/2022/11/17/acre-tem-alerta-de-chuvas-intensas-com-ventos-de-ate-60-km-preve-inmet/</text:p>
          </table:table-cell>
          <table:table-cell office:value-type="string" calcext:value-type="string">
            <text:p>Segundo o Instituto Nacional de Meteorologia (Inmet) o estado do Acre está em alerta laranja de perigo para chuvas intensas, entre 30 e 60 mm/h ou 50 e 100 mm/dia, até a manhã da sexta-feira, 18. O aviso foi publicado nesta quinta-feira, 17.Além disso, a previsão aponta ventos intensos de 60 a100 km/h, com risco de corte de energia elétrica, queda de galhos de árvores, alagamentos e de descargas elétricas.Nos casos de emergência, é preciso entrar em contato com a Defesa Civil, no telefone 199 ou com o Corpo de Bombeiros, no número 193.Durante rajadas de ventos, é indicado não se abrigue debaixo de árvores e não estacionar veículos próximos a torres de transmissão e placas de propaganda. Se possível, desligar os aparelhos elétricos e quadro geral de energ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egundo o Instituto Nacional de Meteorologia (Inmet) o estado do Acre está em alerta laranja de perigo para chuvas intensas, entre 30 e 60 mm/h ou...</text:p>
          </table:table-cell>
          <table:table-cell office:value-type="string" calcext:value-type="string">
            <text:p>Deylon Félix</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maxresdefault.jpg?resize=400%2C240&amp;ssl=1</text:p>
          </table:table-cell>
          <table:table-cell office:value-type="string" calcext:value-type="string">
            <text:p>Acre</text:p>
          </table:table-cell>
          <table:table-cell office:value-type="string" calcext:value-type="string">
            <text:p>Evento no Via Verde Shopping contará com 7 tatuadores</text:p>
          </table:table-cell>
          <table:table-cell office:value-type="string" calcext:value-type="string">
            <text:p>https://ac24horas.com/2022/11/17/evento-no-via-verde-shopping-contara-com-7-tatuadores/</text:p>
          </table:table-cell>
          <table:table-cell office:value-type="string" calcext:value-type="string">
            <text:p>A Tattoo RBR Supply, em parceria com o Via Verde Shopping, realizará o 1º Flash Tattoo. O evento contará com 7 tatuadores de Rio Branco e 8 dias de programação, que deve ocorrer entre 23 a 30 de novembro.Serão elaboradas tatuagens pré-definidas, que estão em exposição e possuem um valor fixo que varia entre R$ 100 e R$ 200. Além disso, a ação terá uma máquina de tatto surpresa, que você pode ganhar um trabalho inesperado ou um vale de até R$ 500.Os tatuadores, Adonias, Gibizinho, Polo, Eliézio, Daí, Talles e Costa Lean, vão executar apenas desenhos nas cores pretas. Também serão feitas tatuagens de segurança, grandes aliadas na área da saúde, que ajudam na identificação de doenças crônicas, alergias ou outros problemas.As inscrições para participação acontecem nos dias 15 a 18 de novembro. Para os idealizadores da iniciativa, a realização busca aliar o mês de Black Friday para oferecer as tatuagens pré-definidas por um preço acessível e feitas com maior celeridade.“Além de ser algo novo no estado, que agregará muito para quem gosta de tatuagem, também será uma vitrine para o trabalho dos profissionais. Os apaixonados por tatuagem terão uma oportunidade imperdível”, informara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Tattoo RBR Supply, em parceria com o Via Verde Shopping, realizará o 1º Flash Tattoo. O evento contará com 7 tatuadores de Rio Branco e...</text:p>
          </table:table-cell>
          <table:table-cell office:value-type="string" calcext:value-type="string">
            <text:p>Deylon Félix</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BOCA-ASSINA.jpg?resize=400%2C240&amp;ssl=1</text:p>
          </table:table-cell>
          <table:table-cell office:value-type="string" calcext:value-type="string">
            <text:p>Destaque 4</text:p>
          </table:table-cell>
          <table:table-cell office:value-type="string" calcext:value-type="string">
            <text:p>Bocalom sanciona PL que institui o alvará de construção simplificada em Rio Branco</text:p>
          </table:table-cell>
          <table:table-cell office:value-type="string" calcext:value-type="string">
            <text:p>https://ac24horas.com/2022/11/17/bocalom-sanciona-pl-que-institui-o-alvara-de-construcao-simplificada-em-rio-branco-vamos-fazer-historia/</text:p>
          </table:table-cell>
          <table:table-cell office:value-type="string" calcext:value-type="string">
            <text:p>O prefeito Tião Bocalom (Progressistas), sancionou nesta quinta-feira, 17, em seu gabinete, o Projeto de Lei Complementar que institui o alvará de construção imediata, no município de Rio Branco, alterando a Lei Complementar nº 48 de 25 de julho de 2018. O PL foi aprovado na Câmara de Vereadores.O objetivo do PL é cumprir as funções sociais da propriedade urbana e da cidade, propiciando um desenvolvimento urbano equilibrado, socialmente justo, e sustentável a nível econômico e ambiental, assim como evitar e corrigir possíveis distorções no crescimento urbano e seus efeitos negativos para o meio ambiente.Contudo, para isso, é necessário desburocratizar o processo de licenciamento urbanístico municipal, alcançando uma padronização, aperfeiçoamento e simplificação dos atos administrativos prévios à concessão do Alvará de Licença para Construção.Em seu pronunciamento, o chefe do executivo municipal, prefeito Tião Bocalom, disse que a lei servirá para o desenvolvimento da cidade de Rio Branco. Segundo ele, apesar dos percalços, a capital está evoluindo. “Trazemos uma evolução e esse alvará imediato vai trazer facilidade para as empresas. A nossa equipe está de parabéns pois não temos medo de errar”, comentou.O gestor disse ainda que sua gestão deverá fazer história na área da inovação. “Com esse projeto, vamos fazer história e fomentar a construção civil”, garantiu.O secretário de infraestrutura, Cid Ferreira, disse que a iniciativa vai impulsionar a economia local – contribuindo na geração de emprego e renda. “Visa acelerar esse processo de alvará que antes demorava cerca de 60 dias para ser liberado. Isso haverá de acelerar todos os processos e vai impulsionar a economia em Rio Branco”, ressal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Tião Bocalom (Progressistas), sancionou nesta quinta-feira, 17, em seu gabinete, o Projeto de Lei Complementar que institui o alvará de construção imediata, no município...</text:p>
          </table:table-cell>
          <table:table-cell office:value-type="string" calcext:value-type="string">
            <text:p>Saimo Martins</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WhatsApp-Image-2022-11-17-at-10.53.40.jpeg?resize=400%2C240&amp;ssl=1</text:p>
          </table:table-cell>
          <table:table-cell office:value-type="string" calcext:value-type="string">
            <text:p>Na rede</text:p>
          </table:table-cell>
          <table:table-cell office:value-type="string" calcext:value-type="string">
            <text:p>Shopping de Cruzeiro do Sul terá telões para torcedores assistirem jogos da Copa do Mundo</text:p>
          </table:table-cell>
          <table:table-cell office:value-type="string" calcext:value-type="string">
            <text:p>https://ac24horas.com/2022/11/17/shopping-de-cruzeiro-do-sul-tera-teloes-para-torcedores-assistirem-jogos-da-copa-do-mundo/</text:p>
          </table:table-cell>
          <table:table-cell office:value-type="string" calcext:value-type="string">
            <text:p>O Shopping Copacabana, localizado em Cruzeiro do Sul, prepara um espaço com telões para os torcedores assistirem aos jogos da Copa do Mundo, incluindo a abertura do evento, neste domingo, 20.Além dos telões na praça de alimentação, aparelhos de televisão serão instalados em vários pontos do Shopping.O empresário Assem Cameli diz que todos os estabelecimentos da praça de alimentação estarão funcionando nos dias de jogos, bem como as lojas. “Vamos estar com os telões em todos os jogos da Copa e claro, que nos dias de partidas da Seleção Brasileira, a animação será bem maior. Se o Brasil chegar à final decidiremos juntos como será o funcionamento dos espaços, mas até lá, tudo estará funcionando nos dias de jogos”, explicou.A Copa do Mundo será aberta no domingo, 20 de novembro, no Catar, com a partida entre a Seleção do país anfitrião, o Catar, às 13h – horário de Brasília; sendo 11 da manhã no Acre. O Brasil jogará nos dias 24 e 28 novembro, e no dia 2 de dezemb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hopping Copacabana, localizado em Cruzeiro do Sul, prepara um espaço com telões para os torcedores assistirem aos jogos da Copa do Mundo, incluindo a abertur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BENKI.jpg?resize=400%2C240&amp;ssl=1</text:p>
          </table:table-cell>
          <table:table-cell office:value-type="string" calcext:value-type="string">
            <text:p>Na rede</text:p>
          </table:table-cell>
          <table:table-cell office:value-type="string" calcext:value-type="string">
            <text:p>Líder indígena do Acre diz que integrar transição do governo Lula beneficia povos da floresta</text:p>
          </table:table-cell>
          <table:table-cell office:value-type="string" calcext:value-type="string">
            <text:p>https://ac24horas.com/2022/11/17/lider-indigena-do-acre-diz-que-integrar-transicao-do-governo-lula-beneficia-povos-da-floresta/</text:p>
          </table:table-cell>
          <table:table-cell office:value-type="string" calcext:value-type="string">
            <text:p>O líder indígena Ashaninka de Marechal Thaumaturgo, no interior do Acre, Benki Piyãko, de 48 anos, que está na Europa, disse que a sua participação no grupo técnico dos Povos Originários criado na transição pro governo Lula, será muito importante para os povos da floresta.Benki, que sempre esteve à frente da defesa do território indígena do povo Ashaninka, na fronteira com o Peru, ameaçado por madeireiros e caçadores, lidera ações de reflorestamento e sustentabilidade e busca garantir autonomia cultural e também econômica dos povos da floresta por meio de projetos agro florestais.Ele é agente agroflorestal e criou uma rede que inclui índios, seringueiros e ribeirinhos no manejo da terra e no reflorestamento. Mais de 1 milhão de árvores foram plantadas no Acre e outras partes do mundo como parte das estratégias promovidas por Benki, que podem ser adaptadas às necessidades ecológicas e culturais de cada comunidade.“Estar nessa transição vai ser muito importante pra todos nós. Vamos colocar sempre nossa posição na frente dessa política com uma visão bem ampla sobre tudo que aconteceu”, citou Benki Piyãko.Foi em 1990, então com 16 anos, que Benki foi “apresentado” ao mundo por meio da música do cantor Milton Nascimento, que levou o nome dele. Benki é o nome da canção de Milton e Márcio Borges lançada no álbum Txai.Aos 18, Benki participou da Eco 92, onde denunciou a devastação da floresta e defendeu o direito do índio à terra. Em 2004 recebeu o Prêmio Nacional de Direitos Humanos, como personalidade indígena, concedido pela Secretaria Especial de Direitos Humanos da Presidência da República em reconhecimento por sua liderança na defesa da floresta, da Terra Ashaninka e pela defesa da soberania e integridade territorial brasileira.Ministério dos Povos OrigináriosNessa quarta-feira , 16, no discurso feito na Convenção Mundial do Clima -COP-27, no Egito, o presidente eleito Lula reafirmou a intenção de criar o Ministério dos Povos Originários no Brasil.“Vamos criar o Ministério dos Povos Originários para que os próprios indígenas garantam a sua segurança, paz e sustentabilidade. Os povos originários devem ser protagonistas de sua preservação”, disse.Os ex-governadores Jorge Viana e Binho Marques, além da ex-senadora e ex-ministra Marina Silva, são os outros 3 acreanos que estão na equipe de transição do governo Lula.Nomes do grupo dos Povos OrigináriosAlém de Benki Piyãko, representante político e xamânico do povo Ashaninka, fazem parte do grupo dos Povos Originários da transição, Célia Xakriabá, deputada eleita (PSOL-MG), ativista indígena do povo Xakriabá em Minas Gerais e membro da Articulação Nacional das Mulheres Indígenas Guerreiras da Ancestralidade.Davi Kopenawa Yanomami, líder político Yanomami e presidente da Hutukara Associação YanomamiJoão Pedro Gonçalves da Costa, ex-presidente da Fundação Nacional do Índio (Funai) e ex-senador (PT-AM)Joênia Wapichana, primeira mulher indígena eleita deputada federal (Rede-RR)Juliana Cardoso, vereadora na cidade de São Paulo (PT) e deputada federal eleita (PT-SP)Márcio Augusto Freitas de Meira, ex-presidente da FunaiMarivelton Baré, presidente da Federação das Organizações Indígenas do Rio NegroSônia Guajajara, deputada federal eleita (PSOL-SP)Tapi Yawalapiti, liderança e cacique do povo Yawalapiti da região do Alto Xing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líder indígena Ashaninka de Marechal Thaumaturgo, no interior do Acre, Benki Piyãko, de 48 anos, que está na Europa, disse que a sua participação n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1668696236661.jpg?resize=400%2C240&amp;ssl=1</text:p>
          </table:table-cell>
          <table:table-cell office:value-type="string" calcext:value-type="string">
            <text:p>Cotidiano</text:p>
          </table:table-cell>
          <table:table-cell office:value-type="string" calcext:value-type="string">
            <text:p>Morador em situação de rua pede bebida em bar e acaba esfaqueado por cliente no Acre</text:p>
          </table:table-cell>
          <table:table-cell office:value-type="string" calcext:value-type="string">
            <text:p>https://ac24horas.com/2022/11/17/morador-em-situacao-de-rua-pede-bebida-em-bar-e-acaba-esfaqueado-por-cliente-no-acre/</text:p>
          </table:table-cell>
          <table:table-cell office:value-type="string" calcext:value-type="string">
            <text:p>O morador em situação de rua Airton Freitas Moisés, de 29 anos, conhecido como “Fiapo”, foi ferido com uma facada no peito na noite dessa quarta-feira, 16, em um bar situado na rua Antônio Pessoa Jucá, antiga rua Flaviano Melo, no bairro Tancredo Neves, em Rio Branco.De acordo com informações da polícia, Airton estava pedindo bebida alcoólica a clientes do estabelecimento quando um homem não identificado pela polícia desferiu uma facada que atingiu o peito da vítima. “Fiapo”, mesmo ferido, ainda conseguiu correr para não ser morto e caiu em via pública. Após a ação, o autor do crime fugiu do local.Populares acionaram a ambulância do Serviço de Atendimento Móvel de Urgência (SAMU) e os paramédicos prestaram os primeiros atendimentos e encaminharam Airton ao Pronto-Socorro de Rio Branco em estado de saúde estável.Policiais Militares estiveram no local e após colher as características do acusado fizeram patrulhamento na região em busca de prendê-lo, mas não obtiveram êxito na ação. O caso segue sob investigação d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orador em situação de rua Airton Freitas Moisés, de 29 anos, conhecido como “Fiapo”, foi ferido com uma facada no peito na noite dessa quarta-feira,...</text:p>
          </table:table-cell>
          <table:table-cell office:value-type="string" calcext:value-type="string">
            <text:p>Davi Sahid</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ESPOSA-SEBASTIAO.jpg?resize=400%2C240&amp;ssl=1</text:p>
          </table:table-cell>
          <table:table-cell office:value-type="string" calcext:value-type="string">
            <text:p>Na rede</text:p>
          </table:table-cell>
          <table:table-cell office:value-type="string" calcext:value-type="string">
            <text:p>Morre vítima de câncer a ex-primeira-dama do município de Rodrigues Alves</text:p>
          </table:table-cell>
          <table:table-cell office:value-type="string" calcext:value-type="string">
            <text:p>https://ac24horas.com/2022/11/17/morre-vitima-de-cancer-a-ex-primeira-dama-do-municipio-de-rodrigues-alves/</text:p>
          </table:table-cell>
          <table:table-cell office:value-type="string" calcext:value-type="string">
            <text:p>Morreu nesta quinta-feira,17, vítima de câncer no sistema linfático, no Hospital do Amor, em Rondônia, a ex-primeira-dama do município de Rodrigues Alves (AC), Raimunda Bezerra de Menezes Correia, de 75 anos. Ela era viúva do ex-prefeito do município, Sebastião Correia, que morreu de infarto em julho de 2020.Dona Raimunda, que deixa 4 filhos, é ex-professora, ex-vereadora de Marechal Thaumaturgo e foi secretária de Bem Estar Social por um curto período na gestão do marido, ex-prefeito de Rodrigues Alves, onde ela era muito querida pela população.Os filhos, que estão em Porto Velho, estão providenciando o traslado do corpo para Cruzeiro do Sul, onde ela deverá ser velada e sepulta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orreu nesta quinta-feira,17, vítima de câncer no sistema linfático, no Hospital do Amor, em Rondônia, a ex-primeira-dama do município de Rodrigues Alves (AC), Raimunda Bezerra de...</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JVPICAPAU.jpg?resize=400%2C240&amp;ssl=1</text:p>
          </table:table-cell>
          <table:table-cell office:value-type="string" calcext:value-type="string">
            <text:p>Charge</text:p>
          </table:table-cell>
          <table:table-cell office:value-type="string" calcext:value-type="string">
            <text:p>O menino e a floresta</text:p>
          </table:table-cell>
          <table:table-cell office:value-type="string" calcext:value-type="string">
            <text:p>https://ac24horas.com/2022/11/17/o-menino-e-a-floresta/</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2021-10-19t201855z_568797206_rc26dq9w4tlc_rtrmadp_3_brazil-economy.jpg?resize=400%2C240&amp;ssl=1</text:p>
          </table:table-cell>
          <table:table-cell office:value-type="string" calcext:value-type="string">
            <text:p>Destaque 6</text:p>
          </table:table-cell>
          <table:table-cell office:value-type="string" calcext:value-type="string">
            <text:p>Ibovespa cai após falas de Lula e anúncio de PEC da Transição</text:p>
          </table:table-cell>
          <table:table-cell office:value-type="string" calcext:value-type="string">
            <text:p>https://ac24horas.com/2022/11/17/ibovespa-cai-apos-falas-de-lula-e-anuncio-de-pec-da-transicao/</text:p>
          </table:table-cell>
          <table:table-cell office:value-type="string" calcext:value-type="string">
            <text:p>O Ibovespa operava com forte queda e o dólar subia na abertura desta quinta-feira (17), acima de R$ 5,50, com o mercado reagindo a um discurso feito na véspera pelo presidente eleito Luiz Inácio Lula da Silva (PT), e ao anúncio da minuta da chamada PEC da Transição.Às 10h15, o principal índice da bolsa caía 1,98%, aos 108.062 pontos, e o dólar à vista avançava 1,67%, a R$ 5,4724 na venda.Mais cedo, a moeda norte-americana chegou a disparar 2,76%, a R$ 5,5308 na venda, pico desde janeiro deste ano, e operando acima de R$ 5,50 pela primeira vez desde julho.Embora tenha moderado as perdas desde então, o real continuava sendo uma das moedas de pior desempenho no dia entre seus pares globais.O mercado abriu de mau humor, assim como Lula previu no seu discurso no Egito. Ele dobrou a aposta da oposição entre a responsabilidade fiscal e a social, carregou na crítica contra o teto de gastos e contrapôs o pagamento dos juros da dívida pública aos gastos com educação e saúde.“Não adiantar ficar pensando só em responsabilidade fiscal”, disse Lula, que está na COP27, em Sharm el-Sheik, no Egito, dia seguinte à entrega da minuta da PEC pela equipe de Transição ao Congresso. E afirmou que quando se fala em teto de gastos se tira dinheiro “da saúde, da educação e da cultura”.Os juros futuros também reagiam de forma negativa, com os contratos para janeiro de 2025 e 2027 subindo mais 70 pontos-base hoje depois da alta de ontem, quando as taxas sinalizaram expectativa de que o Banco Central não consiga começar a redução da Selic em meados do ano que vem. Ao contrário, aumenta a chance de o Copom voltar a subir a taxa para se antecipar aos efeitos que o descontrole fiscal vai provocar na inflação.No pré-mercado de Nova York, o futuro de índice brasileiro, o EWZ, que é uma referência para o Ibovespa caía mais de 4%, em US$ 28,50. Os ADRs da Petrobras e da Vale operam em baixa, ambos caminhando para uma queda de 2%.Motivo de apreensão nos mercados, a minuta apresentada na véspera pelo vice-presidente eleito, Geraldo Alckmin, traz proposta de “excepcionalizar” do teto de gastos R$ 175 bilhões para o pagamento do Bolsa Família a partir de 2023 no valor de R$ 600, com adicional de R$ 150 por criança, sem um prazo determinado.As sugestões apresentadas pela equipe de transição incluem ainda uma autorização para que parte de receitas extraordinárias fique fora do teto e possa ser redirecionada para investimentos, em um limite de 23 bilhões de reais, e também propõe retirar da regra do teto de gastos doações a universidades e fundos ligados à preservação do meio ambiente.*Com Reuter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bovespa operava com forte queda e o dólar subia na abertura desta quinta-feira (17), acima de R$ 5,50, com o mercado reagindo a um discurso...</text:p>
          </table:table-cell>
          <table:table-cell office:value-type="string" calcext:value-type="string">
            <text:p>CNN Brasil</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08/camara_01.jpg?resize=400%2C240&amp;ssl=1</text:p>
          </table:table-cell>
          <table:table-cell office:value-type="string" calcext:value-type="string">
            <text:p>Na rede</text:p>
          </table:table-cell>
          <table:table-cell office:value-type="string" calcext:value-type="string">
            <text:p>Eleição da Mesa Diretora na Câmara de Cruzeiro do Sul ocorre nesta quinta-feira (17)</text:p>
          </table:table-cell>
          <table:table-cell office:value-type="string" calcext:value-type="string">
            <text:p>https://ac24horas.com/2022/11/17/eleicao-da-mesa-diretora-na-camara-de-cruzeiro-do-sul-ocorre-nesta-quinta-feira-17/</text:p>
          </table:table-cell>
          <table:table-cell office:value-type="string" calcext:value-type="string">
            <text:p>Está marcada para às 19 horas desta quinta-feira, 17, a eleição da mesa diretora da Câmara Municipal de Cruzeiro do Sul. Além do atual presidente Franciney Melo (PP), que busca a reeleição, o vereador Antônio Cosmo – MDB é candidato à presidente da Casa. O vereador do PROS, Elter Nóbrega, retirou o nome da disputa.Se eleito, Franciney deverá manter a mesma mesa diretora da atual gestão. Já a Lei Orçamentária Anual LOA do ano de 2023 da prefeitura de Cruzeiro do Sul foi enviada nessa quarta-feira, 16, para a Câmara Municipal, mas não deverá ser votada hoje.A LOA, uma lei elaborada pelo Poder Executivo, estabelece as despesas e as receitas que serão realizadas no próximo ano. Nesta lei, está contido um planejamento de gastos que define as obras e os serviços que são prioritários para o município, levando em conta os recursos disponíveis. Os vereadores só entrarão em recesso de final de ano depois que votarem a LO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stá marcada para às 19 horas desta quinta-feira, 17, a eleição da mesa diretora da Câmara Municipal de Cruzeiro do Sul. Além do atual presidente Franciney...</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1/08/VACINA-NOVA.jpg?resize=400%2C240&amp;ssl=1</text:p>
          </table:table-cell>
          <table:table-cell office:value-type="string" calcext:value-type="string">
            <text:p>Na rede</text:p>
          </table:table-cell>
          <table:table-cell office:value-type="string" calcext:value-type="string">
            <text:p>Cruzeiro do Sul volta a divulgar casos de Covid-19 e começará a vacinar bebês na próxima semana</text:p>
          </table:table-cell>
          <table:table-cell office:value-type="string" calcext:value-type="string">
            <text:p>https://ac24horas.com/2022/11/17/cruzeiro-do-sul-volta-a-divulgar-casos-de-covid-19-e-comecara-a-vacinar-bebes-na-proxima-semana/</text:p>
          </table:table-cell>
          <table:table-cell office:value-type="string" calcext:value-type="string">
            <text:p>Oito novos casos de Covid-19 foram registrados em Cruzeiro do Sul do último sábado, 12, até essa quarta-feira, 16. Não há nenhum paciente internado com a doença no Hospital Regional do Juruá. No município, 18.863 casos de coronavírus foram confirmados desde o início da pandemia.Os dados voltaram a ser divulgados pela prefeitura de Cruzeiro do Sul. A secretária de Saúde do município, Valéria Lima, diz que resolveu voltar a divulgar informações sobre a doença porque os números passaram a crescer em muitos Estados. Mas afirma que a situação local, é de tranquilidade.“Aqui está tudo tranquilo. Temos vacina e teste rápido de Covid-19 em todas as 25 Unidades Básicas de Saúde e os números estão normais para o período de 5 dias. Resolvemos divulgar justamente para que a população perceba que está tudo tranquilo aqui”, pontuou.Vacina de bebêsA secretária afirmou que deverá receber na próxima semana a primeira remessa da vacina contra a Covid-19 para crianças entre seis meses de idade e três anos. Até agora, somente crianças maiores de três anos vinham sendo imunizadas contra o coronavírus.“Já recebemos capacitação da secretaria Estadual de Saúde para fazer a vacinação da Pfizer baby mas ainda não recebemos as doses, que serão distribuídas da Sesacre para todos os municípios”, concluiu Valér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ito novos casos de Covid-19 foram registrados em Cruzeiro do Sul do último sábado, 12, até essa quarta-feira, 16. Não há nenhum paciente internado com 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1668693506827.jpg?resize=400%2C240&amp;ssl=1</text:p>
          </table:table-cell>
          <table:table-cell office:value-type="string" calcext:value-type="string">
            <text:p>Acre</text:p>
          </table:table-cell>
          <table:table-cell office:value-type="string" calcext:value-type="string">
            <text:p>“Lutamos para ser Brasil”, diz Gladson sobre Tratado de Petrópolis</text:p>
          </table:table-cell>
          <table:table-cell office:value-type="string" calcext:value-type="string">
            <text:p>https://ac24horas.com/2022/11/17/lutamos-para-ser-brasil-diz-gladson-sobre-tratado-de-petropolis/</text:p>
          </table:table-cell>
          <table:table-cell office:value-type="string" calcext:value-type="string">
            <text:p>No dia em que o Acre celebra 119 anos do Tratado de Petrópolis, o governador Gladson Cameli disse ter orgulho de fazer parte da terra, que possui um povo guerreiro, que sempre batalhou pela soberania.A data, 17 de novembro de 1903, marca o momento em que a região se torna território da República Brasileira, com a assinatura do documento, na cidade do Rio de Janeiro e, o acordo firmado entre a Bolívia e o Brasil.“O Tratado de Petrópolis tornou o Acre oficialmente um território brasileiro. Tenho orgulho de ser acreano do pé rachado e de fazer parte de um estado guerreiro que sempre lutou pela sua soberania”, afirmou Cameli.O representante do Estado destaca que o local conquistou com muito suor, o direito de fazer parte da nação verde e amarela e que a luta irá continuar para se tornar um lugar melhor para todos.“Temos orgulho em ser do Brasil e vamos continuar lutando para que nosso Acre seja cada vez mais reconhecido em todo o país. Lutamos para ser Brasil e vamos continuar lutando para ser melhor”, decla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dia em que o Acre celebra 119 anos do Tratado de Petrópolis, o governador Gladson Cameli disse ter orgulho de fazer parte da terra, que...</text:p>
          </table:table-cell>
          <table:table-cell office:value-type="string" calcext:value-type="string">
            <text:p>Deylon Félix</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1/04/sine-Jana-Pessoa.jpg?resize=400%2C240&amp;ssl=1</text:p>
          </table:table-cell>
          <table:table-cell office:value-type="string" calcext:value-type="string">
            <text:p>Cotidiano</text:p>
          </table:table-cell>
          <table:table-cell office:value-type="string" calcext:value-type="string">
            <text:p>Gerente, professor e motorista: Sine do Acre oferta 69 vagas de emprego nesta quinta</text:p>
          </table:table-cell>
          <table:table-cell office:value-type="string" calcext:value-type="string">
            <text:p>https://ac24horas.com/2022/11/17/gerente-professor-e-motorista-sine-do-acre-oferta-69-vagas-de-emprego-nesta-quinta/</text:p>
          </table:table-cell>
          <table:table-cell office:value-type="string" calcext:value-type="string">
            <text:p>O Sistema Nacional de Empregos do Acre (Sine), está disponibilizando 69 vagas de emprego para várias áreas em Rio Branco, nesta quinta-feira, 17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69 vagas de emprego para várias áreas em Rio Branco, nesta quinta-feira, 17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1/08/CAMARA-NOVA.jpg?resize=400%2C240&amp;ssl=1</text:p>
          </table:table-cell>
          <table:table-cell office:value-type="string" calcext:value-type="string">
            <text:p>Acre</text:p>
          </table:table-cell>
          <table:table-cell office:value-type="string" calcext:value-type="string">
            <text:p>Comissão é criada para abertura de concurso na Câmara de Rio Branco</text:p>
          </table:table-cell>
          <table:table-cell office:value-type="string" calcext:value-type="string">
            <text:p>https://ac24horas.com/2022/11/17/comissao-e-criada-para-abertura-de-concurso-na-camara-de-rio-branco/</text:p>
          </table:table-cell>
          <table:table-cell office:value-type="string" calcext:value-type="string">
            <text:p>Na edição do Diário Oficial do Estado (DOE), desta quinta-feira, 17, o presidente da Câmara Municipal de Río Branco, vereador N Lima (Progressistas), decretou a composição da Comissão do Concurso Público Efetivo para provimento de cargos do Poder Legislativo.O parlamentar destacou que a abertura do certame se deve a atender as necessidades devido a aposentadoria de servidores, bem como para ampliação dos serviços do Poder Legislativo.Lima nomeou a Comissão do Concurso Público Efetivo para provimento de cargos na Câmara Municipal de Rio Branco, que deve administrar todos os atos pertinentes ao certame público.O último edital da Câmara de Rio Branco foi publicado no ano de 2016, com oferta de 24 vagas, para cargos de níveis médio e superior de form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edição do Diário Oficial do Estado (DOE), desta quinta-feira, 17, o presidente da Câmara Municipal de Río Branco, vereador N Lima (Progressistas), decretou a composição...</text:p>
          </table:table-cell>
          <table:table-cell office:value-type="string" calcext:value-type="string">
            <text:p>Saimo Martins</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19/09/TEMPO-SOL.jpg?resize=400%2C240&amp;ssl=1</text:p>
          </table:table-cell>
          <table:table-cell office:value-type="string" calcext:value-type="string">
            <text:p>Cotidiano</text:p>
          </table:table-cell>
          <table:table-cell office:value-type="string" calcext:value-type="string">
            <text:p>Tempo quente com chance de chuvas passageiras nesta segunda-feira, aponta previsão</text:p>
          </table:table-cell>
          <table:table-cell office:value-type="string" calcext:value-type="string">
            <text:p>https://ac24horas.com/2022/11/17/tempo-quente-com-chance-de-chuvas-passageiras-nesta-segunda-feira-aponta-previsao/</text:p>
          </table:table-cell>
          <table:table-cell office:value-type="string" calcext:value-type="string">
            <text:p>O tempo quente, com sol e nuvens, vai predominar no Acre, nesta quinta-feira, 17. Os termômetros marcam a máxima de 34°C na maioria dos municípios. Em Rio Branco, Brasileia e Sena Madureira, deve ter chuvas passageiras e pontuais.Já no centro e oeste do estado, nas microrregiões de Cruzeiro do Sul e Tarauacá, o dia será abafado, com chuvas que podem ser fortes em algumas áreas isoladas. Os ventos sopram entre fracos e calmos.Temperaturas:– Rio Branco, Senador Guiomard, Bujari e Porto Acre, com mínimas oscilando entre 21 e 23ºC, e máximas, entre 32 e 34ºC;– Brasileia, Epitaciolândia, Xapuri, Capixaba, Assis Brasil e Santa Rosa do Purus, com mínimas oscilando entre 20 e 22ºC, e máximas, entre 32 e 34ºC;– Plácido de Castro e Acrelândia, com mínimas oscilando entre 21 e 23ºC, e máximas, entre 32 e 34ºC;– Sena Madureira e Manuel Urbano, com mínimas oscilando entre 21 e 23ºC, e máximas, entre 32 e 34ºC;– Tarauacá e Feijó, com mínimas oscilando entre 22 e 24ºC, e máximas, entre 33 e 35ºC;– Cruzeiro do Sul, Mâncio Lima e Rodrigues Alves, com mínimas oscilando entre 22 e 24ºC, e máximas, entre 32 e 34ºC;– Marechal Thaumaturgo, Porto Walter e Jordão, com mínimas oscilando entre 22 e 24ºC, e máximas, entre 33 e 35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quente, com sol e nuvens, vai predominar no Acre, nesta quinta-feira, 17. Os termômetros marcam a máxima de 34°C na maioria dos municípios. Em...</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mega_sena_mcajr_abr_2904223680.jpg?resize=400%2C240&amp;ssl=1</text:p>
          </table:table-cell>
          <table:table-cell office:value-type="string" calcext:value-type="string">
            <text:p>Cotidiano</text:p>
          </table:table-cell>
          <table:table-cell office:value-type="string" calcext:value-type="string">
            <text:p>Ninguém acerta a Mega-Sena e prêmio acumula em R$ 38 milhões</text:p>
          </table:table-cell>
          <table:table-cell office:value-type="string" calcext:value-type="string">
            <text:p>https://ac24horas.com/2022/11/17/ninguem-acerta-a-mega-sena-e-premio-acumula-em-r-38-milhoes/</text:p>
          </table:table-cell>
          <table:table-cell office:value-type="string" calcext:value-type="string">
            <text:p>Nenhum apostador acertou as seis dezenas do concurso 2.539 da Mega-Sena. O sorteio das seis dezenas foi realizado na noite dessa quarta-feira (16) no Espaço da Sorte, na cidade de São Paulo. O prêmio de R$ 10 milhões acumulou.Foram sorteadas as seguintes dezenas:01 – 23 – 32 – 33 – 36 – 59.Para o próximo concurso, de 2.540, a ser realizado no sábado (19), a Mega-Sena sorteará um prêmio estimado em R$ 38 milhões.A quina registrou 32 apostas ganhadoras; cada uma vai pagar um prêmio R$ 75.686,31. A quadra teve 3.223 apostas vencedoras, e cada apostador receberá R$ 1.073,51.As apostas podem ser feitas até as 19h (horário de Brasília) do dia do sorteio, nas casas lotéricas credenciadas pela Caixa, em todo o país ou pela internet. A aposta simples, com seis dezenas marcadas, custa R$ 4,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nhum apostador acertou as seis dezenas do concurso 2.539 da Mega-Sena. O sorteio das seis dezenas foi realizado na noite dessa quarta-feira (16) no Espaço d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WhatsApp-Image-2022-11-17-at-07.54.51.jpeg?resize=400%2C240&amp;ssl=1</text:p>
          </table:table-cell>
          <table:table-cell office:value-type="string" calcext:value-type="string">
            <text:p>Acre 01</text:p>
          </table:table-cell>
          <table:table-cell office:value-type="string" calcext:value-type="string">
            <text:p>Polícia Militar do Acre apreende mais de 23 quilos de maconha na BR-364</text:p>
          </table:table-cell>
          <table:table-cell office:value-type="string" calcext:value-type="string">
            <text:p>https://ac24horas.com/2022/11/17/policia-militar-do-acre-apreende-mais-de-23-quilos-de-maconha-na-br-364/</text:p>
          </table:table-cell>
          <table:table-cell office:value-type="string" calcext:value-type="string">
            <text:p>Uma ação conjunta da Polícia Militar do Acre (PMAC), por meio do 7º Batalhão de Polícia Militar (7º BPM) juntamente com o Grupo Especial de Fronteiras (GEFRON) apreendeu na noite desta quarta-feira, 16, mais de 23 quilos de drogas, na Rodovia BR 364. Durante a abordagem a um ônibus, um homem de 22 anos foi preso.As equipes policiais estavam realizando abordagens a veículos, quando pararam um ônibus, que seguia o percurso Cruzeiro do Sul/Tarauacá. Durante a abordagem, foi encontrada na mala de um passageiro contendo 20 pacotes de maconha, totalizando 23 quilos e 800 gramas. O passageiro informou que iria entregar o produto em Tarauacá.O homem de 22 anos recebeu voz de prisão e foi encaminhado a Delegacia de Tarauacá, para serem tomadas as medidas cabíve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ação conjunta da Polícia Militar do Acre (PMAC), por meio do 7º Batalhão de Polícia Militar (7º BPM) juntamente com o Grupo Especial de Fronteira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08/real_moeda-dinheiro_jfcrz_abr_1701220049_1.jpg?resize=400%2C240&amp;ssl=1</text:p>
          </table:table-cell>
          <table:table-cell office:value-type="string" calcext:value-type="string">
            <text:p>Notícias</text:p>
          </table:table-cell>
          <table:table-cell office:value-type="string" calcext:value-type="string">
            <text:p>Alguns detalhes da execução orçamentária do Acre de 2019 a 2022 (final)</text:p>
          </table:table-cell>
          <table:table-cell office:value-type="string" calcext:value-type="string">
            <text:p>https://ac24horas.com/2022/11/17/alguns-detalhes-da-execucao-orcamentaria-do-acre-de-2019-a-2022-final/</text:p>
          </table:table-cell>
          <table:table-cell office:value-type="string" calcext:value-type="string">
            <text:p>No artigo de hoje vamos concluir a análise dos gastos do governo do Acre desde 2019, iniciada na semana passada. É uma análise dos números constantes dos demonstrativos da execução das despesas por função/subfunção, constantes nos relatórios da Lei de Responsabilidade Fiscal – LRF de 2019 a 2021, lembrando que os números de 2022 foram trabalhados com base no relatório de setembro (3º trimestre).No primeiro artigo foi dado um panorama da evolução dos recursos totais disponíveis e os respectivos gastos realizados em cada ano. Em seguida, iniciou-se o destaque para as cinco principais funções onde os recursos são alocados, a saber: educação, encargos especiais (pagamento dos encargos da dívida), saúde, segurança pública e previdência social. Na oportunidade, reforçamos que, de um total de 28 funções, as 5 funções escolhidas, juntas, representaram, em média, mais de 70% da alocação dos recursos orçados considerando que a análise recai em todos os gastos públicos  (que inclui todos os poderes, mais o Ministério Público e o Tribunal de Contas)  e também inclui todo tipo de gasto, inclusive pagamento de pessoal.No artigo de hoje vamos analisar os gastos em Saúde, em Segurança Pública e em Previdência Social.Pandemia ocasionou um aumento de 37,5% no orçamento da saúde em 2020A função Saúde  é a terceira mais representativa em relação à dotação de recursos. No presente exercício, ela representa  13,4% de toda dotação disponibilizada. No período analisado, a menor representatividade da educação ocorre juntamente no presente exercício. No auge  da pandemia (2020), representou 17,4% do total das disponibilidades e em 2021 representou 16,6%.Na tabela abaixo, podemos observar que nos dois anos de pandemia (2020 e 2021), os gastos na função atingiram os menores percentuais de gastos; 86,45% (2020) e 90,43% (2021) . Em 2022, estima-se que  o gasto corresponda a 90% das disponibilidades, sendo que em 2019 o percentual foi de 91,38%.Em termos do crescimento das disponibilidades orçamentárias para o setor, após aumentar 37,5% no período 2019/2020, cresceu 5,6% em 2020/2021 e caiu 16,4% em 2021/2022, após  a volta  da normalidade em relação à pandemia. O Orçamento da saúde em 2022 retorna ao seu patamar histórico de disponibilidade orçamentária, correspondendo a 13,4% do seu total.Em 2022, a função Segurança Pública tem a maior participação orçamentária desde 2019.Na tabela abaixo, destacamos a função Segurança Pública que constitui-se  na quarta mais representativa nas dotações disponíveis para cada exercício. Em 2022 ela representa 11,5% de todos os recursos disponíveis. A participação da segurança no orçamento estadual alcança o seu maior percentual em 2022. Em 2019 sua participação foi de 10,4%, caiu para 7,3% em 2020; 7,6% em 2021 e agora, em 2022; 11,5%.Observa-se também que os gastos na função atingiram os menores percentuais de gastos (88,0%), em 2021. Em 2019 o gasto atingiu 95,3%; em 2020 90,8%. Para 2022, estima-se que  o gasto correspondia a 90% das disponibilidades.Em termos do crescimento das disponibilidades orçamentárias para o setor, após cair 23,5% no período 2019/2020, cresceu 16,3% em 2020/2021 e subiu 56,2% em 2021/2022, após  a volta  da normalidade em relação à pandemia e alcançou o maior orçamento no período analisado (R$ 962,53 milhões). O Orçamento da segurança pública em 2022 alcança  o maior patamar de disponibilidade orçamentária, correspondendo a 11,5% do seu total.Gasto com Previdência Social avança depois e é uma ameaça real para as finanças públicas no futuro socialA Função Previdência constitui-se  na quinta mais representativa nas dotações disponíveis para cada exercício. Em 2022, ela representa 9,6% de todos os recursos disponíveis. A participação da previdência no orçamento estadual, após reduzir sua participação na dotação de 10,3% em 2019 para 10,0% em 2020 e 9,3% em 2021, volta a subir para 9,6% em 2022. As reduções de 2020 e 2021 foram graças à reforma da previdência implementada no governo Bolsonaro.Observa-se também que os gastos na função, atingiram os percentuais de  98,0%, em média, em cada ano do período, indicando a fácil previsibilidade do gasto na previsão orçamentária. A média de gastos em 2022, com base nas disponibilidades orçamentárias, alcançou R$ 66,6 milhões/mês.Em termos do crescimento das disponibilidades orçamentárias para o setor, que já contabiliza 9,6%,  pouco abaixo da participação da função em 2019, que foi de 10,3%.Identificou-se que, na pandemia, num cenário de crescimento de disponibilidades orçamentárias, tanto os gastos com Educação, Encargos Especiais (dívida) e Segurança Pública tiveram suas dotações reduzidas, em 2020. A Educação e a Segurança, em virtude do isolamento social, que ocasionou o fechamento das escolas e a redução de circulação da população. Os Encargos Especiais, em função dos benefícios da Lei 173/2020, que amenizaram o desembolso nessa função para aumentar as disponibilidades de caixa visando o combate do coronavírus.Por outro lado, e não poderia ser diferente, em 2020 e 2022, observou-se um intenso crescimento nos gastos com Saúde. Porém, a Previdência Social demonstra uma previsão de alta e passa a ser a maior ameaça para uma futura folga fiscal das finanças públicas estaduais.Orlando Sabino escreve às quintas-feiras no ac24ho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artigo de hoje vamos concluir a análise dos gastos do governo do Acre desde 2019, iniciada na semana passada. É uma análise dos números constantes...</text:p>
          </table:table-cell>
          <table:table-cell office:value-type="string" calcext:value-type="string">
            <text:p>Orlando Sabino</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1/02/Adaildo-Oliveira_Bujari.jpg?resize=400%2C240&amp;ssl=1</text:p>
          </table:table-cell>
          <table:table-cell office:value-type="string" calcext:value-type="string">
            <text:p>Acre</text:p>
          </table:table-cell>
          <table:table-cell office:value-type="string" calcext:value-type="string">
            <text:p>Câmara decreta perda de mandato do vereador Adaildo Oliveira</text:p>
          </table:table-cell>
          <table:table-cell office:value-type="string" calcext:value-type="string">
            <text:p>https://ac24horas.com/2022/11/17/camara-cumpre-decisao-judicial-e-decreta-perda-de-mandato-do-vereador-adaildo-oliveira/</text:p>
          </table:table-cell>
          <table:table-cell office:value-type="string" calcext:value-type="string">
            <text:p>O presidente da Câmara Municipal do Município do Bujari, Francisco Luciano Costa de Queiroz (PDT), acatou a decisão judicial e decretou a perda do mandato do vereador Adaildo dos Santos Oliveira (PROS), por desvios de recursos públicos. O decreto foi publicado na edição do Diário Oficial do Estado (DOE) nesta quinta-feira, 17.“Fica declarada a extinção do mandato 2021-2024 do Vereador Municipal de Bujari (AC), Sr. Adaildo dos Santos Oliveira, bem como fica declarada a vacância do cargo de Vereador Municipal no mandato 2021-2024, nos termos do art. 30, inciso VI, §2 da Lei Orgânica do Município de Bujari do Regimento Interno”, diz trecho da decisão.A Vara Única da Comarca do Bujari, havia pedido a perda do cargo do parlamentar, que desviou material de construção, consistente em telhas e outros materiais que seriam empregados em escolas no assentamento Walter Arce, para benefício próprio – caracterizado por crime de peculato. O Ministério Público requereu que fosse comunicada à Presidência da Câmara Municipal para declarar a perda do cargo do parlamentar. O Juiz de Direito, Manoel Pedroga, destacou que as consequências do crime foram graves, produzindo como efeito extrapenal o fato dos alunos da zona rural ficarem sem a escola para estudar nos moldes para os quais os materiais desviados foram doa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a Câmara Municipal do Município do Bujari, Francisco Luciano Costa de Queiroz (PDT), acatou a decisão judicial e decretou a perda do mandato 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0/11/PRACA-NATAL-SERGIO-VALE-14.jpeg?resize=400%2C240&amp;ssl=1</text:p>
          </table:table-cell>
          <table:table-cell office:value-type="string" calcext:value-type="string">
            <text:p>Acre</text:p>
          </table:table-cell>
          <table:table-cell office:value-type="string" calcext:value-type="string">
            <text:p>Empresa do RJ vai receber mais de R$ 3,4 milhões do governo do Acre para iluminação natalina</text:p>
          </table:table-cell>
          <table:table-cell office:value-type="string" calcext:value-type="string">
            <text:p>https://ac24horas.com/2022/11/17/empresa-do-rio-de-janeiro-vai-receber-mais-de-r-34-milhoes-do-governo-do-acre-para-iluminacao-e-decoracao-natalina/</text:p>
          </table:table-cell>
          <table:table-cell office:value-type="string" calcext:value-type="string">
            <text:p>O governo do Acre publicou no Diário Oficial desta quarta-feira, 16, o contrato com a empresa que vai prestar serviço de locação de material para decoração natalina em prédios e locais públicos. De acordo com a Secretaria de Empreendedorismo e Turismo, o contrato compreende transporte, instalação/desinstalação, montagem/desmontagem, eventual substituição e manutenção.O contribuinte acreano irá pagar R$ R$ 3.474.4364 para a empresa VACC Indústria Comércio e Serviços Eireli. A empresa está sediada em Petrópolis, no Rio de Janeiro, e existe desde o ano de 2016. É uma empresa que tem por atividades principais fabricação de estruturas metálicas, obras e fabricação de luminárias. A empresa conta com um único dono, Affonso Barbosa da Silva Filho, que é, inclusive, quem assina o contrato com o governo.De acordo com a descrição do Diário Oficial, o valor será pago em árvores de Natal e decorações como lâmpadas e instalações de temas natalinos em vários pontos da capital, inclusive, o Palácio Rio Branco. Não há informação no Diário de onde serão as outras instalações. Se for seguido o padrão de anos anteriores, a decoração deve contemplar pontes e espaços como o Calçadão da Gamelei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o Acre publicou no Diário Oficial desta quarta-feira, 16, o contrato com a empresa que vai prestar serviço de locação de material para decoraçã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curso-pref.jpeg?resize=400%2C240&amp;ssl=1</text:p>
          </table:table-cell>
          <table:table-cell office:value-type="string" calcext:value-type="string">
            <text:p>Cotidiano</text:p>
          </table:table-cell>
          <table:table-cell office:value-type="string" calcext:value-type="string">
            <text:p>Prefeitura de Rio Branco encerra curso profissionalizante na Casa Rosa Mulher</text:p>
          </table:table-cell>
          <table:table-cell office:value-type="string" calcext:value-type="string">
            <text:p>https://ac24horas.com/2022/11/16/prefeitura-de-rio-branco-encerra-curso-profissionalizante-na-casa-rosa-mulher/</text:p>
          </table:table-cell>
          <table:table-cell office:value-type="string" calcext:value-type="string">
            <text:p>A Prefeitura de Rio Branco, por meio da secretaria municipal de Assistência Social e Direitos Humanos (SASDH), concluiu na manhã desta quarta-feira (16), mais um curso profissionalizante destinado ao público feminino. O curso Designer de Modelagem de Henna em sobrancelhas teve carga horária de 20h/aula e foi realizado na unidade da Casa Rosa Mulher, em parceria com o Serviço Nacional de Aprendizagem Comercial – Senac.Durante os cinco dias de aula, as alunas aprenderam, na teoria e na prática, técnicas de modelagem e desenho de sobrancelhas, sendo capazes de adequar o atendimento às características pessoais e gosto, valorizando as expressões faciais de cada cliente, como também precificar a oferta dos seus serviços.No total foram capacitadas 20 profissionais sob a instrução da orientadora educacional do Senac e especialista em sobrancelhas, Maria Edileuda. Segundo a instrutora, a partir deste momento de conclusão da qualificação, todas as alunas já se encontram aptas para atuar no mercado de trabalho.“As alunas fizeram um curso básico que também é um aprendizado para a vida. Todas terão condições de melhorar a renda familiar, e também estão somando outros valores às suas vidas. A Casa Rosa Mulher oferece uma terapia onde elas podem ocupar a mente. Esse é um espaço pra elas se sentirem melhor e levantar a autoestima”.De acordo com o supervisor pedagógico do Senac, Antônio de Melo, a entrega dos certificados deverá ocorrer quando todas as turmas estiverem concluídas.“Devemos reforçar essa parceria com a prefeitura para o momento especial de entrega dos certificados, afinal é um momento especial para nós e para elas. Iremos juntar as três turmas quando encerrar e realizar um evento.”Rila Freze, diretora de Direitos Humanos da SASDH, destacou a atenção e o cuidado da gestão municipal ao priorizar a dignidade humana no atendimento a essas mulheres.“A atual gestão está sempre trabalhando nesse viés de promoção da dignidade, de criar e dar oportunidades às pessoas em vulnerabilidade social, exercendo a promoção dos direitos das mulheres e dos direitos humanos como um todo”, disse.A Prefeitura de Rio Branco trabalha com foco em ações fundamentais de dignidade para o enfrentamento das situações de vulnerabilidade de mulheres. Desse modo, oportunizar emprego e renda através de uma qualificação rentável facilita o seu acesso a bens, serviços e ao pleno exercício da cidadania.Casa Rosa MulherA Casa Rosa Mulher está localizada em frente à praça da juventude, no bairro Cidade Nova e presta serviços de atendimento socioassistencial, psicológico e jurídico à mulheres vítimas de violência ou em situação de vulnerabilidade social.Para que a mulher seja inserida no mercado de trabalho e alcance sua autonomia financeira, a Casa Rosa Mulher oferta também em seu espaço, por meio de parceria com outras instituições, cursos profissionalizantes em várias áreas.As equipes da unidade realizam, ainda, palestras e atividades educativas sobre os direitos das mulheres, Lei Maria da Penha e empoderamento feminino em toda rede de educação, saúde e entidades sem fins lucrativ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feitura de Rio Branco, por meio da secretaria municipal de Assistência Social e Direitos Humanos (SASDH), concluiu na manhã desta quarta-feira (16), mais um curso...</text:p>
          </table:table-cell>
          <table:table-cell office:value-type="string" calcext:value-type="string">
            <text:p>Assessoria</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GAS-BARSIL.jpg?resize=400%2C240&amp;ssl=1</text:p>
          </table:table-cell>
          <table:table-cell office:value-type="string" calcext:value-type="string">
            <text:p>Destaque 6</text:p>
          </table:table-cell>
          <table:table-cell office:value-type="string" calcext:value-type="string">
            <text:p>Petrobras reduz preço do gás de cozinha pago pelas distribuidoras</text:p>
          </table:table-cell>
          <table:table-cell office:value-type="string" calcext:value-type="string">
            <text:p>https://ac24horas.com/2022/11/16/petrobras-reduz-preco-do-gas-de-cozinha-pago-pelas-distribuidoras/</text:p>
          </table:table-cell>
          <table:table-cell office:value-type="string" calcext:value-type="string">
            <text:p>A Petrobras anunciou no início da noite de hoje (16) que vai reduzir o preço médio de venda do gás liquefeito de petróleo (GLP), mais conhecido como gás de cozinha, a partir de amanhã (17).O preço pago pelas distribuidoras será reajustado de R$ 3,7842 por quilo (kg) para R$ 3,5842/kg. Isso equivale a R$ 46,59 por botijão de 13kg, ou uma redução média de R$ 2,60 por 13 kg.A Petrobras afirma que a redução acompanha a evolução dos preços de referência e é coerente com a sua prática de preços.Segundo a estatal, o objetivo é buscar o equilíbrio dos seus preços com o mercado sem o repassar para os preços internos a volatilidade conjuntural das cotações e da taxa de câmb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etrobras anunciou no início da noite de hoje (16) que vai reduzir o preço médio de venda do gás liquefeito de petróleo (GLP), mais conhecid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supremo_tribunal_federal250620213575.jpg?resize=400%2C240&amp;ssl=1</text:p>
          </table:table-cell>
          <table:table-cell office:value-type="string" calcext:value-type="string">
            <text:p>Cotidiano</text:p>
          </table:table-cell>
          <table:table-cell office:value-type="string" calcext:value-type="string">
            <text:p>Maioria do STF mantém gratuidade de passagem para jovem de baixa renda</text:p>
          </table:table-cell>
          <table:table-cell office:value-type="string" calcext:value-type="string">
            <text:p>https://ac24horas.com/2022/11/16/maioria-do-stf-mantem-gratuidade-de-passagem-para-jovem-de-baixa-renda/</text:p>
          </table:table-cell>
          <table:table-cell office:value-type="string" calcext:value-type="string">
            <text:p>O Supremo Tribunal Federal (STF) formou hoje (16) maioria de votos para confirmar a validade de dispositivo da Lei nº 12.852/13, conhecida como Estatuto da Juventude. A norma garantiu a gratuidade de duas vagas em ônibus interestaduais para jovens de baixa renda.Ação contra a lei foi proposta em 2017 pela Associação Brasileira das Empresas de Transporte Terrestre de Passageiros. Entre os argumentos apresentados, a entidade alegou que a gratuidade provoca desequilíbrio econômico dos contratos de autorização para operação das linhas e não prevê ressarcimento ao prestador privado de serviço público pelos encargos impostos pela lei.De acordo com o artigo 32 da Lei nº 12.852/13, o sistema de transporte coletivo interestadual deve reservar duas vagas gratuitas por veículo para jovens de baixa renda e mais duas vagas com desconto de 50% para o mesmo público.Até o momento, o placar do julgamento está em 6 a 0 e prevalece o voto do ministro Luiz Fux, relator do processo. Segundo o ministro, o artigo é constitucional por tratar-se de direito fundamental implícito.“A reserva de vagas gratuitas e com valor reduzido para os jovens de baixa renda não implica ônus desproporcional às empresas concessionárias do serviço público de transporte coletivo interestadual de passageiros”, afirmou.O voto do relator foi seguido pelos ministros André Mendonça, Nunes Marques, Edson Fachin, Alexandre de Moraes e Cármen Lúcia.Após as manifestações, a sessão foi suspensa e será retomada amanhã (17). O plenário é formado por 11 ministr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upremo Tribunal Federal (STF) formou hoje (16) maioria de votos para confirmar a validade de dispositivo da Lei nº 12.852/13, conhecida como Estatuto da Juventude....</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2022-11-17t002324z_1_lynxmpeiag00g_rtroptp_4_brazil-politics.jpg?resize=400%2C240&amp;ssl=1</text:p>
          </table:table-cell>
          <table:table-cell office:value-type="string" calcext:value-type="string">
            <text:p>Cotidiano</text:p>
          </table:table-cell>
          <table:table-cell office:value-type="string" calcext:value-type="string">
            <text:p>Equipe de transição do governo Lula propõe excluir R$ 175 bilhões do teto de gastos</text:p>
          </table:table-cell>
          <table:table-cell office:value-type="string" calcext:value-type="string">
            <text:p>https://ac24horas.com/2022/11/16/equipe-de-transicao-do-governo-lula-propoe-excluir-r-175-bilhoes-do-teto-de-gastos/</text:p>
          </table:table-cell>
          <table:table-cell office:value-type="string" calcext:value-type="string">
            <text:p>A equipe de transição do novo governo apresentou nesta quarta-feira (16), ao Congresso Nacional, a proposta de excluir R$ 175 bilhões da regra do teto de gastos para o orçamento do ano que vem, como forma de viabilizar a manutenção do valor mínimo de R$ 600 para o programa Bolsa Família, atual Auxílio Brasil, além de instituir um valor adicional de R$ 150 por criança menor de 6 anos de cada beneficiário.A medida é um dos compromissos de campanha do presidente eleito Luiz Inácio Lula da Silva (PT). A minuta da proposta de emenda constitucional (PEC) foi entregue pessoalmente pelo vice-presidente eleito e coordenador-geral da equipe de transição, Geraldo Alckmin.Pela proposta, o valor excluído da regra que limita o crescimento das despesas públicas seria usado para financiar integralmente o Bolsa Família, com o programa ficando fora do teto em caráter permanente. Com isso, outros R$ 105 bilhões seriam liberados do orçamento do ano que vem para serem usados na recomposição de recursos para programas como o Farmácia Popular e o aumento real do salário mínimo, outras das promessas do novo governo durante as eleições.“Há, por parte do governo eleito, e também do governo que deixará o comando do Brasil no próximo dia 31 de dezembro, o desejo de proteger as famílias, proteger os pobres do Brasil com um auxílio de R$ 600 e um acréscimo de R$ 150 por criança para cada família”, afirmou o senador Davi Alcolumbre (União-AP), presidente da Comissão de Constituição e Justiça (CCJ) do Senado Federal.Segundo o senador Marcelo Castro (MDB-PI), que é relator do orçamento no Congresso Nacional, o que a equipe de transição apresentou foi uma proposta, que ainda precisará ser negociada com líderes partidários para ter viabilidade de aprovação.“A equipe de transição nos trouxe uma proposta, uma sugestão de PEC. Mas eu quero que todos tenham a compreensão de que essa PEC será proposta pelo Senado. Vamos pegar essas sugestões que a equipe de transição nos trouxe, vamos negociar internamente com as lideranças aqui do Senado, até chegarmos a um entendimento, uma concertação de qual seria o texto ideal. O ideal aqui é o possível e aquilo que tem a maior probabilidade de ser aprovado. Então, só nesse momento nós começaremos a recolher as assinaturas”, explicou. Por ser uma alteração constitucional, a PEC, quando for apresentada, precisa ter um mínimo de 27 assinaturas de senadores para começar a tramitar na Casa.Castro informou que ele próprio vai apresentar a PEC formalmente no Senado e o objetivo é aprovar a medida até o fim de novembro, para que possa depois tramitar na Câmara dos Deputados. Ela precisa ser aprovada até o fim deste ano e exige um quórum qualificado de três quintos tanto na Câmara quanto no Senado, com votação em dois turnos.Outras mudançasAlém de excluir o programa Bolsa Família de forma permanente da regra de teto de gastos, a minuta trazida pela equipe de transição propõe usar receitas obtidas com excesso de arrecadação para investimentos públicos, limitado a cerca de R$ 22 bilhões. Pela regra vigente no teto de gastos, qualquer excesso de arrecadação deve ser obrigatoriamente usado para abatimento da dívida pública. Instituída em 2016, a emenda constitucional do teto de gastos limita o aumento do orçamento público ao crescimento da inflação do ano anterior.“Um dos itens da PEC é que nós poderíamos aproveitar esse excesso de arrecadação, baseado em 6,5% de 2021, que daria um valor aproximado de R$ 22 bilhões, R$ 23 bilhões. Mesmo que a arrecadação fosse extraordinária de R$ 100 bilhões, R$ 200 bilhões, não poderia aplicar em investimento mais do que R$ 22 bilhões”, detalhou Marcelo Castro.O terceiro item da proposta da PEC é excluir da regra do teto de gastos recursos extras obtidos por meio de convênios e serviços prestados pelas universidades públicas, além de doação feita por fundos internacionais. Assim, essas instituições não teriam esses recursos abatidos pela regra do teto de gastos.“A equipe de transição está sugerindo que nós apresentemos a PEC excepcionalizando do teto de gastos essas receitas próprias que são das universidades, de fundos internacionais que possam fazer doações ao Brasil na área socioambiental. Acho que isso é um consenso que não tem sentido uma universidade prestar um serviço e não poder ser paga por isso”, explicou o senad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equipe de transição do novo governo apresentou nesta quarta-feira (16), ao Congresso Nacional, a proposta de excluir R$ 175 bilhões da regra do teto de...</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2021-10-19t201855z_568797206_rc26dq9w4tlc_rtrmadp_3_brazil-economy.jpg?resize=400%2C240&amp;ssl=1</text:p>
          </table:table-cell>
          <table:table-cell office:value-type="string" calcext:value-type="string">
            <text:p>Destaque 6</text:p>
          </table:table-cell>
          <table:table-cell office:value-type="string" calcext:value-type="string">
            <text:p>Ibovespa fecha em queda à espera da PEC da Transição</text:p>
          </table:table-cell>
          <table:table-cell office:value-type="string" calcext:value-type="string">
            <text:p>https://ac24horas.com/2022/11/16/ibovespa-fecha-em-queda-a-espera-da-pec-da-transicao/</text:p>
          </table:table-cell>
          <table:table-cell office:value-type="string" calcext:value-type="string">
            <text:p>O Ibovespa, índice da B3, fechou hoje (16) com queda de 2,58%, a 110.243,33 pontos, pressionado pelos rumores sobre o conteúdo da PEC da Transição. O mercado também aguarda o anúncio da equipe econômica do presidente eleito Luiz Inácio Lula da Silva. O giro financeiro da bolsa de valores bateu R$ 51 bilhões.O dólar fechou em alta de 1,5%, a R$ 5,38, depois de ter saltado a R$ 5,39 durante o dia de negociações no mercado.No cenário internacional, o índice S&amp;P 500 caiu após o setor varejista alimentar novas preocupações com as vendas da temporada de fim de ano.De acordo com analistas ouvidos pela Reuters, o viés negativo internacional prevaleceu no pregão, mas o cenário interno também foi levado em conta com as repercussões negativas sobre o cumprimento do teto de gastos pelo governo eleito para o próximo ano.*Com informações da Reuter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bovespa, índice da B3, fechou hoje (16) com queda de 2,58%, a 110.243,33 pontos, pressionado pelos rumores sobre o conteúdo da PEC da Transição. 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CALDO.jpg?resize=400%2C240&amp;ssl=1</text:p>
          </table:table-cell>
          <table:table-cell office:value-type="string" calcext:value-type="string">
            <text:p>Acre</text:p>
          </table:table-cell>
          <table:table-cell office:value-type="string" calcext:value-type="string">
            <text:p>Bolsonaristas reclamam de ausência de patriotas por falta de “caldo”</text:p>
          </table:table-cell>
          <table:table-cell office:value-type="string" calcext:value-type="string">
            <text:p>https://ac24horas.com/2022/11/16/bolsonaristas-do-acre-reclamam-de-ausencia-de-patriotas-por-falta-de-caldo/</text:p>
          </table:table-cell>
          <table:table-cell office:value-type="string" calcext:value-type="string">
            <text:p>Na noite desta quarta-feira, 16, Bolsonaristas que se encontram acampados em frente ao Comando de Fronteira Acre/ – 61º BIS, em Cruzeiro do Sul, se revoltaram com a ausência dos demais patriotas que protestam acerca do resultado das urnas que proclamou Lula presidente do Brasil no fim de outubro.Em áudios enviados a reportagem doac24horas,uma mulher, de identidade não revelada, resolve criticar a ausência das pessoas na manifestação. Segundo ela, a ausência é devido a falta de um “caldo” que estava sendo servido aos manifestantes no decorrer dos últimos dias. “Em outra época com caldo e churrascada, isso aqui já estaria começando a encher. Não tem ninguém, é nessas horas que você conhece os verdadeiros”, comentou.Em outros áudios, outros apoiadores do movimento tentam apaziguar a situação e dizem que a ausência é em decorrência de infiltrados, supostamente de oposição, que estavam na manifestação.Assista ao vídeo com os áudios:Please enable JavaScriptplay-rounded-fillLink01: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noite desta quarta-feira, 16, Bolsonaristas que se encontram acampados em frente ao Comando de Fronteira Acre/ – 61º BIS, em Cruzeiro do Sul, se revoltaram...</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JORGE_EQUIPE.jpg?resize=400%2C240&amp;ssl=1</text:p>
          </table:table-cell>
          <table:table-cell office:value-type="string" calcext:value-type="string">
            <text:p>Destaque 4</text:p>
          </table:table-cell>
          <table:table-cell office:value-type="string" calcext:value-type="string">
            <text:p>“Queremos a pacificação entre o meio ambiente e o agronegócio”, diz Jorge Viana em Brasília</text:p>
          </table:table-cell>
          <table:table-cell office:value-type="string" calcext:value-type="string">
            <text:p>https://ac24horas.com/2022/11/16/queremos-a-pacificacao-entre-o-meio-ambiente-e-o-agronegocio-diz-jorge-viana-ao-ser-recebido-por-alckmin-em-brasilia/</text:p>
          </table:table-cell>
          <table:table-cell office:value-type="string" calcext:value-type="string">
            <text:p>O ex-senador Jorge Viana (PT) esteve na tarde desta quarta-feira, 16, no Centro Cultural Banco do Brasil, em Brasília (DF), para se inteirar sobre a transição do novo governo de Luiz Inácio Lula da Silva (PT) que deve ser empossado em 1⁰ de janeiro de 2023. O nome de Viana foi confirmado pelo vice-presidente eleito Geraldo Alckmin (PSB) em coletiva como um dos membros do grupo de trabalho de transição na área de Meio Ambiente.Viana, que já sabia que faria parte da transição, afirmou ao ac24horas que foi se inteirar o Alckmin e a deputada federal Gleisi Hoffmann (PT), quais serão as diretrizes de trabalho do grupo. O petista do Acre participará do grupo seleto formado pelos ex-ministros Carlos Minc, Izabella Teixeira e Marina Silva.“Hoje foi o primeiro dia que visitei lá o CCBB onde está instalado o governo da transição e tive lá um encontro com o Alckmin, o Mercadante e uma reunião com a Gleisi. Fui lá saber como vai ser o grupo. Eles haviam anunciado meu nome e eu já havia sido informado e eu fui saber como ia funcionar o grupo”, disse Viana, informando que retorna ao Acre na próxima sexta-feira, 18, e deve retornar em Brasília logo após o retorno de Lula e Marina Silva da COP-27, no Egito.“Eu quero colaborar com o desenvolvimento sustentável da Amazônia, para uma economia de baixo carbono do Brasil para ver se conseguimos pacificar essa relação entre meio ambiente com quem trabalha na pecuária e agronegócio. A minha contribuição vai ser nosso propósito”, disse.Relator do Novo Código Florestal, que está em vigor desde 2012, Viana afirma que o maior aliado de quem planta e cria é o meio ambiente. “Nesse tempo de mudança climática, isso é fundamental. Porque os prejuízos vão vir, seja na relação comercial com o mundo, que vai exigir a origem de tudo, de onde vem os produtos, de onde vem a carne, também do mesmo jeito que o presidente Lula assumiu compromissos muito sérios na COP-27, sobre o papel do Brasil de deixar de ser problema e passar a ser solução e a Amazônia tá bem no meio desse debate”, frisou.Ao lado de Marina Silva, Viana é um dos cotados para assumir a pasta do meio ambiente. O anúncio oficial deve ocorrer no início de dezemb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senador Jorge Viana (PT) esteve na tarde desta quarta-feira, 16, no Centro Cultural Banco do Brasil, em Brasília (DF), para se inteirar sobre a transição...</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WhatsApp-Image-2022-11-16-at-19.00.46-1.jpeg?resize=400%2C240&amp;ssl=1</text:p>
          </table:table-cell>
          <table:table-cell office:value-type="string" calcext:value-type="string">
            <text:p>Acre</text:p>
          </table:table-cell>
          <table:table-cell office:value-type="string" calcext:value-type="string">
            <text:p>Moradores do Waldemar Maciel interditam estrada do Calafate</text:p>
          </table:table-cell>
          <table:table-cell office:value-type="string" calcext:value-type="string">
            <text:p>https://ac24horas.com/2022/11/16/moradores-do-waldemar-maciel-interditam-estrada-do-calafate/</text:p>
          </table:table-cell>
          <table:table-cell office:value-type="string" calcext:value-type="string">
            <text:p>No início da noite desta quarta-feira, 16, dezenas de moradores do bairro Waldemar Maciel, decidiram bloquear a entrada principal do bairro Calafate, em Rio Branco – nas imediações do cemitério Morada da Paz.De acordo com apurado pela reportagem doac24horas,os manifestantes cobram, com pedaços de madeiras, das autoridades competentes água tratada e iluminação – duas utilidades essenciais da população.Devido ao protesto realizado no horário de pico, por volta das 18h, inúmeras pessoas acabaram tendo problemas ao voltarem para casa e sair para suas atividades em outras localidades – ocasionado um grande engarrafamento de veícul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início da noite desta quarta-feira, 16, dezenas de moradores do bairro Waldemar Maciel, decidiram bloquear a entrada principal do bairro Calafate, em Rio Branco –...</text:p>
          </table:table-cell>
          <table:table-cell office:value-type="string" calcext:value-type="string">
            <text:p>Saimo Martin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DROGA-PRESI.jpg?resize=400%2C240&amp;ssl=1</text:p>
          </table:table-cell>
          <table:table-cell office:value-type="string" calcext:value-type="string">
            <text:p>Cotidiano</text:p>
          </table:table-cell>
          <table:table-cell office:value-type="string" calcext:value-type="string">
            <text:p>Polícia Penal prende mulher que tentava entrar com entorpecentes no presídio de Tarauacá</text:p>
          </table:table-cell>
          <table:table-cell office:value-type="string" calcext:value-type="string">
            <text:p>https://ac24horas.com/2022/11/16/policia-penal-prende-mulher-que-tentava-entrar-com-entorpecentes-no-presidio-de-tarauaca/</text:p>
          </table:table-cell>
          <table:table-cell office:value-type="string" calcext:value-type="string">
            <text:p>Uma visitante foi presa pela Polícia Penal do Acre ao tentar entrar na Unidade Penitenciária Moacir Prado, em Tarauacá, com 46 gramas de uma substância entorpecente aparentando ser maconha e 17 unidades de papel de seda utilizado para confecção de cigarros. O fato ocorreu na tarde desta quarta-feira, 16, durante o procedimento de revista do presídio.De acordo com a equipe de plantão, durante a passagem da visitante pelo aparelho de scanner corporal, a policial penal que operava o sistema observou um volume incomum na região pélvica da mulher. Diante dos fatos a visitante foi encaminhada à sala de revista onde, após conversa com as policiais, resolveu entregar o material ilícito.A mulher recebeu voz de prisão e foi conduzida à Delegacia de Polícia Civil do município para a lavratura do flagrante delito pela autoridade policial competente. O preso a qual ela iria visitar foi conduzido ao isolamento preventivo e responderá a processo administrativo disciplinar que apurará os fatos. Ele também foi intimado pelo delegado responsável e será conduzido à Delegacia na quinta-feira, 17.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visitante foi presa pela Polícia Penal do Acre ao tentar entrar na Unidade Penitenciária Moacir Prado, em Tarauacá, com 46 gramas de uma substância entorpecent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06/PAULA-MARIANO.jpeg?resize=400%2C240&amp;ssl=1</text:p>
          </table:table-cell>
          <table:table-cell office:value-type="string" calcext:value-type="string">
            <text:p>Acre</text:p>
          </table:table-cell>
          <table:table-cell office:value-type="string" calcext:value-type="string">
            <text:p>Paula Mariano descarta reativação do Comitê da Covid-19 no Acre</text:p>
          </table:table-cell>
          <table:table-cell office:value-type="string" calcext:value-type="string">
            <text:p>https://ac24horas.com/2022/11/16/paula-mariano-descarta-reativacao-do-comite-da-covid-19-apos-aumento-de-casos-no-acre/</text:p>
          </table:table-cell>
          <table:table-cell office:value-type="string" calcext:value-type="string">
            <text:p>Com a chegada da nova variante do coronavírus, chamada de BQ.1 e o aumento do número de casos da Covid-19 na última semana no Acre, a secretaria de saúde, Paula Mariano, declarou aoac24horasnesta quarta-feira, 16, que está descartado, momentâneamente, a reativação do Comitê de Acompanhamento Especial da Covid-19.A nova variante já havia sido encontrada no Amazonas em 20 de outubro, de acordo com a unidade da Fiocruz no Estado, o que fortalece a hipótese de que ela circula em diferentes locais do país. “No momento não”, respondeu a gestora.No entanto, com novos 50 casos da doença em solo acreano, o governo pode avaliar a retomada do uso de máscaras em locais fecha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a chegada da nova variante do coronavírus, chamada de BQ.1 e o aumento do número de casos da Covid-19 na última semana no Acre,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4-BIS-.jpg?resize=400%2C240&amp;ssl=1</text:p>
          </table:table-cell>
          <table:table-cell office:value-type="string" calcext:value-type="string">
            <text:p>Acre</text:p>
          </table:table-cell>
          <table:table-cell office:value-type="string" calcext:value-type="string">
            <text:p>Militares repudiam proibição de participar de atos públicos</text:p>
          </table:table-cell>
          <table:table-cell office:value-type="string" calcext:value-type="string">
            <text:p>https://ac24horas.com/2022/11/16/militares-confrontam-corregedor-e-repudiam-proibicao-de-participar-de-atos-publicos/</text:p>
          </table:table-cell>
          <table:table-cell office:value-type="string" calcext:value-type="string">
            <text:p>A Associação dos Militares do Estado do Acre se manifestou na tarde desta quarta-feira, 16, após a Corregedoria Geral da Polícia Militar do Estado proibir a participação de militares em manifestações de cunho político-partidário no Estado.A nota assinada pelo presidente da associação no Acre, sargento Kalyl Moraes, diz que a categoria recebeu com surpresa e perplexidade a recomendação contida no ofício 20178/2022/PMAC, em que proíbe até os militares da PMAC em sua folga de participarem de manifestações reivindicatórias.“Informamos aos nossos sócios que desde que tomamos ciência do Expediente, entramos em contato com o Comando da Corporação, como também encaminhamos este à Assessoria Jurídica para as providências que forem necessárias e que lutaremos em todas as trincheiras para resguardar o direito fundamental de nossos sócios”, afirma.A nota assegura ainda que está agendado uma reunião com o Sub Comandante PMAC, Cel Atahualpa, para tratar acerca desta pauta para esta quinta-feira (17), às 8 ho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ociação dos Militares do Estado do Acre se manifestou na tarde desta quarta-feira, 16, após a Corregedoria Geral da Polícia Militar do Estado proibir 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WhatsApp-Image-2022-11-16-at-20.01.22.jpeg?resize=400%2C240&amp;ssl=1</text:p>
          </table:table-cell>
          <table:table-cell office:value-type="string" calcext:value-type="string">
            <text:p>Na rede</text:p>
          </table:table-cell>
          <table:table-cell office:value-type="string" calcext:value-type="string">
            <text:p>Prefeito de Cruzeiro do Sul faz reunião de urgência para solucionar danos no Igarapé Preto</text:p>
          </table:table-cell>
          <table:table-cell office:value-type="string" calcext:value-type="string">
            <text:p>https://ac24horas.com/2022/11/16/prefeito-de-cruzeiro-do-sul-faz-reuniao-de-urgencia-para-solucionar-danos-no-igarape-preto/</text:p>
          </table:table-cell>
          <table:table-cell office:value-type="string" calcext:value-type="string">
            <text:p>A prefeitura de Cruzeiro do Sul convocou uma reunião de emergência nesta quarta-feira, 16, a fim de buscar rapidez em soluções para evitar maiores danos ao Igarapé Preto. O prefeito Zequinha Lima chamou as secretarias municipais envolvidas e o Deracre para falar sobre o caso.A gestão municipal e governamental estão empenhadas após o igarapé ser invadido por lama. “O importante é solucionar e não buscar culpados. Não há um culpado e sim parceiros com grandes volumes de investimento num local que é ponto turístico. Não interessa a ninguém uma disputa de ego e nem vai resolver uma questão que é natural”, disse o prefeito de Cruzeiro do Sul.A prefeitura afirma que uma avaliação técnica apontou que a causa foi o rompimento de uma tubulação de uma obra executada pela prefeitura em uma gestão anterior, mas que por sua vez, o rompimento se deu pelo maior volume de água, incrementado pela maior área pavimentada devido à duplicação da rodovia.“Obras de proteção ambiental estão previstas no projeto, mas serão entregues apenas com a sua conclusão. Aqui no Juruá os desafios são vencidos assim: governo e prefeitura juntos. Com esta parceria, se torna muito mais fácil e mais rápido dar as respostas que a população busca e que nossa cidade merece”, concluiu Zequinh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feitura de Cruzeiro do Sul convocou uma reunião de emergência nesta quarta-feira, 16, a fim de buscar rapidez em soluções para evitar maiores danos ao...</text:p>
          </table:table-cell>
          <table:table-cell office:value-type="string" calcext:value-type="string">
            <text:p>Assessoria</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1668633724113.jpg?resize=400%2C240&amp;ssl=1</text:p>
          </table:table-cell>
          <table:table-cell office:value-type="string" calcext:value-type="string">
            <text:p>Cotidiano</text:p>
          </table:table-cell>
          <table:table-cell office:value-type="string" calcext:value-type="string">
            <text:p>Jovem fica em estado grave ao ter casebre invadido e ser enforcado em Rio Branco</text:p>
          </table:table-cell>
          <table:table-cell office:value-type="string" calcext:value-type="string">
            <text:p>https://ac24horas.com/2022/11/16/jovem-fica-em-estado-grave-ao-ter-casebre-invadido-e-ser-enforcado-em-rio-branco/</text:p>
          </table:table-cell>
          <table:table-cell office:value-type="string" calcext:value-type="string">
            <text:p>O jovem Gabriel da Silva Paulino Nogueira, de 21 anos, foi agredido na tarde desta quarta-feira, 16, dentro de um casebre de madeira situado em uma área de mata na rua Quinari, no bairro Triângulo Novo, região do Segundo Distrito de Rio Branco.De acordo com informações da polícia, Gabriel estava dormindo com a esposa na casa quando homens não identificados quebraram a porta da casa, invadiram e começaram a agredir a vítima com cortes no rosto e na cabeça.Gabriel estava também com uma marca no pescoço como se tivesse sofrido uma tentativa de estrangulamento. Após a ação, os criminosos fugiram do local.A mulher de Gabriel acionou a ambulância do Serviço de Atendimento Móvel de Urgência (SAMU) e os paramédicos prestaram os primeiros atendimentos e encaminharam a vítima ao Pronto-Socorro de Rio Branco em estado de saúde grave.Policiais Militares estiveram no local, onde a mulher de Gabriel chegou a informar que no momento do crime estava dormindo e não viu os acusados. Os militares fizeram patrulhamento na região em busca de prender os agressores, mas eles não foram encontrados. O caso será investigado pel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jovem Gabriel da Silva Paulino Nogueira, de 21 anos, foi agredido na tarde desta quarta-feira, 16, dentro de um casebre de madeira situado em uma...</text:p>
          </table:table-cell>
          <table:table-cell office:value-type="string" calcext:value-type="string">
            <text:p>Davi Sahid</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o-ministro-paulo-sergio-nogueira-de-oliveira-billyboss-camara-dos-deputados.jpg?resize=400%2C240&amp;ssl=1</text:p>
          </table:table-cell>
          <table:table-cell office:value-type="string" calcext:value-type="string">
            <text:p>Cotidiano</text:p>
          </table:table-cell>
          <table:table-cell office:value-type="string" calcext:value-type="string">
            <text:p>Advogados acionam o Supremo por impeachment de ministro da Defesa</text:p>
          </table:table-cell>
          <table:table-cell office:value-type="string" calcext:value-type="string">
            <text:p>https://ac24horas.com/2022/11/16/advogados-acionam-o-supremo-por-impeachment-de-ministro-da-defesa/</text:p>
          </table:table-cell>
          <table:table-cell office:value-type="string" calcext:value-type="string">
            <text:p>Um grupo de advogados acionou o STF (Supremo Tribunal Federal) com um pedido de impeachment do ministro da Defesa, o general Paulo Sérgio Nogueira. O documento fala em crime de responsabilidade por conta da nota na qual as Forças Armadas afirmam que o relatório em que confirma os dados da votação das eleições deste ano “não exclui a possibilidade da existência de fraude” nas urnas.“Ainda que tenha se afirmado, de forma ambígua, que não havia sido apontada nenhuma fraude, o objetivo era claro e foi sentido nas ruas, inflamando vários protestos de caráter golpista país afora”, diz a petição.A petição é assinada pelos advogados Ivo Meirelles, Lucas Azevedo Paulino, Gabriela Moura Guimarães, Pedro Martins, Thiago Süssekind, Felipe Autran D. L. Ribeiro, Nicholas Vieira de Carvalho, Alexandre Mendonça, Vitório Paulino de Paiva Silvestre e Letícia Regina Camargo Kreuz.O documento destaca que a nota do dia 10 de novembro “contrariou expressamente” o relatório divulgado no dia anterior. O texto também destaca os reiterados ataques do presidente Jair Bolsonaro (PL) às urnas eletrônicas e que o ministério da Defesa e parte dos militares passaram a “subsidiar aquelas declarações fantasiosas”.O pedido é para que o general seja imediatamente afastado, e que seja realizada busca e apreensão no gabinete e na residência oficial do ministro. A ideia é provar a participação de Paulo Sérgio Nogueira nas “tratativas entre o referido Ministério e as Forças Armadas na prática de atos atentatórios à democracia brasileira”.Essa hostilização leviana contra o trabalho desempenhado pelo Tribunal Superior Eleitoral configura crime de responsabilidade contra os direitos políticos. Infelizmente, não é de hoje que integrantes do comando das Forças Armadas Brasileiras colocam em dúvida o sistema eleitoral brasileiro, base da democracia do país – Petição apresentada ao STF por impeachment de ministro da DefesaAlém disso, os advogados sugerem que o STF intime o ministro, os comandantes das Forças Armadas e o presidente Jair Bolsonaro (PL) para prestarem depoimento sobre o apoio aos atos golpistas nos quais bolsonaristas questionam o resultado da eleição presidencial. Desde o dia seguinte ao 2º turno, apoiadores de Bolsonaro fecharam rodovias e depois passaram a se reunir no entorno de quartéis do Exército.O movimento em frente aos quartéis é considerado de caráter golpista por questionar uma eleição legítima. Desde a implantação das urnas eletrônicas, em 1996, nunca houve comprovação de fraude ou adulteração do resultado. O Ministério da Defesa divulgou um relatório informando não ter não ter encontrado fraude nas urnas eletrônicas. Lula teve 50,90% dos votos e Bolsonaro, 49,10%.Deputado apresenta notícia-crime contra ministro da Defesa. Na semana passada, o deputado federal Elias Vaz (PSB-GO) já havia acionado o STF contra Paulo Sérgio Nogueira. Na ocasião, o parlamentar apresentou uma notícia-crime contra o ministro da Defesa por, segundo o parlamentar, ter gerado “especulações golpistas”.Elias Vaz pede que o caso seja remetido à PGR (Procuradoria Geral da República) e à Polícia Federal para investigação.O parlamentar afirma que o documento não é “fato isolado”. “Faz parte de um processo que se retroalimenta, orquestrado, organizado, com inúmeras ações milimetricamente pensadas com a única intenção de manter os manifestantes mobilizados e, quem sabe, reviver no Brasil as cenas tristes ocorridas nos Estados Unidos em 6 de janeiro de 2021, um ataque violento à democracia”, escreveu no documento, assinado pelo advogado Rogerio Paz Li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grupo de advogados acionou o STF (Supremo Tribunal Federal) com um pedido de impeachment do ministro da Defesa, o general Paulo Sérgio Nogueira. O documento...</text:p>
          </table:table-cell>
          <table:table-cell office:value-type="string" calcext:value-type="string">
            <text:p>UO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BARRO-CALCADA.jpg?resize=400%2C240&amp;ssl=1</text:p>
          </table:table-cell>
          <table:table-cell office:value-type="string" calcext:value-type="string">
            <text:p>Na rede</text:p>
          </table:table-cell>
          <table:table-cell office:value-type="string" calcext:value-type="string">
            <text:p>Infiltração em calçamento levou parte de aterro para dentro do Igarapé Preto, diz Imac</text:p>
          </table:table-cell>
          <table:table-cell office:value-type="string" calcext:value-type="string">
            <text:p>https://ac24horas.com/2022/11/16/infiltracao-em-calcamento-levou-parte-de-aterro-para-dentro-do-igarape-preto-diz-imac/</text:p>
          </table:table-cell>
          <table:table-cell office:value-type="string" calcext:value-type="string">
            <text:p>O presidente do Instituto do Meio Ambiente do Acre (Imac), Nelson Sales, emitiu uma nota de esclarecimento na tarde desta quarta-feira, 16, após ser questionado pelo Ministério Público do Estado do Acre (MPAC) a investigar e pronunciar sobre A coloração da água do balneário Igarapé Preto, em Cruzeiro do Sul.Sales afirma que uma equipe do Imac esteve nesta quarta no entorno do Igarapé Preto avaliando os danos causados pelo rompimento de parte do calçamento da AC-405, ocasionado pelas fortes chuvas ocorridas nos últimos dias na região do Juruá.“O levantamento preliminar constatou uma infiltração no calçamento, que levou parte do aterro para dentro do igarapé, mudando momentaneamente a coloração da água”, disse o presidente, garantindo que as águas do igarapé voltaram à coloração normal.“Trata-se, portanto, de problema momentâneo e em fase de avaliação pelas nossas equipes técnicas que atuam na região”, completou Sales.O Imac ressaltou que o governo do Acre tem forte preocupação e cuidado com questões ambientais, razão pela qual, de forma preventiva, orientou a direção do Imac para que uma equipe técnica de Rio Branco faça uma vistoria mais detalhada sobre possíveis consequências ambientais que possam ter ocorrido.“Informamos ainda que, se comprovada alguma irregularidade, o Imac notificará os responsáveis pela obra e tomará as providências determinadas pela legislação vigente para reparação do dano”, conclui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o Instituto do Meio Ambiente do Acre (Imac), Nelson Sales, emitiu uma nota de esclarecimento na tarde desta quarta-feira, 16, após ser questionado pel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CORREIOS-BOSQUE.jpg?resize=400%2C240&amp;ssl=1</text:p>
          </table:table-cell>
          <table:table-cell office:value-type="string" calcext:value-type="string">
            <text:p>Cotidiano</text:p>
          </table:table-cell>
          <table:table-cell office:value-type="string" calcext:value-type="string">
            <text:p>Agência dos Correios da Isaura Parente encerra atividades nesta quarta-feira</text:p>
          </table:table-cell>
          <table:table-cell office:value-type="string" calcext:value-type="string">
            <text:p>https://ac24horas.com/2022/11/16/agencia-dos-correios-da-isaura-parente-encerra-atividades-nesta-quarta-feira/</text:p>
          </table:table-cell>
          <table:table-cell office:value-type="string" calcext:value-type="string">
            <text:p>A Empresa Brasileira de Correios e Telégrafos (Correios) do Acre, informou nesta quarta-feira, 16, o encerramento das atividades da agência localizada na rua Isaura Parente, no bairro Bosque.O motivo seria em decorrência da rescisão contratual com a prestadora de serviço. Com isso, os clientes da região passam a ter acesso aos serviço ofertados apenas nas outras três franquias próprias.Os endereços estão dispostos, em Rio Branco (Central), na Avenida Epaminondas Jacome, 2858, com funcionamento de segunda a sexta-feira, das 8h às 16h; Na Oca, na Rua Quintino Bocaiuva, 299, de segunda a sexta-feira, das 7:30h às 13h e no João Eduardo, na Avenida Sobral, 960, aberta de segunda a sexta-feira, das 8h às 12h e das 14h às 16h.A empresa segue disponibilizando os telefones 3003-0100, para capitais e regiões metropolitanas e o 0800 725 7282, nas demais localidades. No site www.correios.com.br, é possível ainda realizar solicitações, na aba “Fale Conos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Empresa Brasileira de Correios e Telégrafos (Correios) do Acre, informou nesta quarta-feira, 16, o encerramento das atividades da agência localizada na rua Isaura Parente, no...</text:p>
          </table:table-cell>
          <table:table-cell office:value-type="string" calcext:value-type="string">
            <text:p>Deylon Félix</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0/08/05_08_2020_fila_agencia_caixa.jpg?resize=400%2C240&amp;ssl=1</text:p>
          </table:table-cell>
          <table:table-cell office:value-type="string" calcext:value-type="string">
            <text:p>Destaque 3</text:p>
          </table:table-cell>
          <table:table-cell office:value-type="string" calcext:value-type="string">
            <text:p>Bancos não devem funcionar no Acre nesta quinta-feira no feriado de Tratado de Petrópolis</text:p>
          </table:table-cell>
          <table:table-cell office:value-type="string" calcext:value-type="string">
            <text:p>https://ac24horas.com/2022/11/16/bancos-nao-devem-funcionar-no-acre-nesta-quinta-feira-no-feriado-de-tratado-de-petropolis/</text:p>
          </table:table-cell>
          <table:table-cell office:value-type="string" calcext:value-type="string">
            <text:p>As agências bancárias não funcionarão nesta quinta-feira, 17, em decorrência do dia em que se comemora o feriado de Tratado de Petrópolis, no Acre. Diferente dos órgãos públicos, que acompanharam os dois dias de folgas determinadas pelo governo.Tanto a Caixa Econômica, quanto o Banco do Brasil fizeram consultas às suas direções nacionais e a determinação foi de que não irão aderir à antecipação do feriado.Com isso, não haverá atendimento ao público nas instituições financeiras nesta quinta e o retorno marcado das atividades está previsto para a próxima sexta-feira, 18.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agências bancárias não funcionarão nesta quinta-feira, 17, em decorrência do dia em que se comemora o feriado de Tratado de Petrópolis, no Acre. Diferente d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MUDACLIMA.jpg?resize=400%2C240&amp;ssl=1</text:p>
          </table:table-cell>
          <table:table-cell office:value-type="string" calcext:value-type="string">
            <text:p>Charge</text:p>
          </table:table-cell>
          <table:table-cell office:value-type="string" calcext:value-type="string">
            <text:p>Efeito da COP 27</text:p>
          </table:table-cell>
          <table:table-cell office:value-type="string" calcext:value-type="string">
            <text:p>https://ac24horas.com/2022/11/16/efeito-da-cop-27/</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DIVIDAS2B.jpg?resize=400%2C240&amp;ssl=1</text:p>
          </table:table-cell>
          <table:table-cell office:value-type="string" calcext:value-type="string">
            <text:p>Destaque 6</text:p>
          </table:table-cell>
          <table:table-cell office:value-type="string" calcext:value-type="string">
            <text:p>Dívidas acabam com a felicidade de 82% dos brasileiros, diz pesquisa</text:p>
          </table:table-cell>
          <table:table-cell office:value-type="string" calcext:value-type="string">
            <text:p>https://ac24horas.com/2022/11/16/dividas-acabam-com-a-felicidade-de-82-dos-brasileiros-diz-pesquisa/</text:p>
          </table:table-cell>
          <table:table-cell office:value-type="string" calcext:value-type="string">
            <text:p>Dívidas em atraso têm tirado, literalmente, o sono de 84% dos consumidores do País que se encontram inadimplentes, mostra a pesquisa Raio-X dos Brasileiros em Situação de Inadimplência, realizada numa parceria entre MFM Tecnologia e o Instituto Locomotiva. A situação é tal que 82% dos entrevistados com dívidas admitiram que elas têm afetado diretamente a felicidade.As dívidas em atraso, segundo afirmou o diretor de Pesquisas do Instituto Locomotiva, João Paulo Cunha, têm prejudicado até as relações familiares do inadimplentes. De acordo com ele, 81% destas pessoas disseram que as dívidas têm sido motivos de brigas dentro de casa. Além disso, as dívidas em atraso afetam o apetite de 66% das pessoas ouvidas.A MFM e o Instituto Locomotiva ouviram 1.020 mulheres e homens com idade acima de 18 anos em todo o Brasil entre os dias 19 e 28 de setembro. O levantamento constatou que 30% dos lares brasileiros têm dívida em atraso.Quando perguntado para os devedores com contas atrasadas sobre os motivos que os levaram à inadimplência, a maioria disse que foi a perda de emprego, a falta de planejamento e empréstimo do nome para terceiros.Ainda, de acordo com Cunha, 18% afirmaram que se tornaram inadimplentes porque ficaram doentes e tiveram que usar o dinheiro para o tratamento. “Neste contexto, boa parte dos endividados estão e vão usar o Auxílio Brasil para pagar dívida. Por isso o benefício não está afetando varejo”, disse o diretor do Instituto Locomotiva.Ainda segundo a pesquisa, 25% dos inadimplentes disseram que vão conseguir quitar as dívidas em atraso. O que não deixa de ser mais um fator de preocupação, de acordo com Cunha, é que 40% dos entrevistados disseram que pretendem contrair um novo empréstimo para quitar as contas em atraso.Mas a principal estratégia, de acordo com as respostas, passará pelo corte de consumo, o que se apresenta como mais um desafio para o comércio. “Outro aspecto interessante foi rodízio de contas: 60% já deixaram de pagar uma conta para pagar outra atrasada. Isso foi mais frequente entre as classes D e E e faz com que nem todas as pessoas consigam ficar adimplentes com todas as contas”, observou o diretor do Instituto Locomotiv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ívidas em atraso têm tirado, literalmente, o sono de 84% dos consumidores do País que se encontram inadimplentes, mostra a pesquisa Raio-X dos Brasileiros em Situação...</text:p>
          </table:table-cell>
          <table:table-cell office:value-type="string" calcext:value-type="string">
            <text:p>web</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08/ROSA-WEBER.jpg?resize=400%2C240&amp;ssl=1</text:p>
          </table:table-cell>
          <table:table-cell office:value-type="string" calcext:value-type="string">
            <text:p>Destaque 6</text:p>
          </table:table-cell>
          <table:table-cell office:value-type="string" calcext:value-type="string">
            <text:p>Presidente do STF condena hostilidade contra ministros da Corte</text:p>
          </table:table-cell>
          <table:table-cell office:value-type="string" calcext:value-type="string">
            <text:p>https://ac24horas.com/2022/11/16/presidente-do-stf-condena-hostilidade-contra-ministros-da-corte/</text:p>
          </table:table-cell>
          <table:table-cell office:value-type="string" calcext:value-type="string">
            <text:p>A presidente do Supremo Tribunal Federal (STF), ministra Rosa Weber, voltou a condenar os ataques verbais sofridos por ministros da Corte durante conferência realizada no último fim de semana em Nova York, nos Estados Unidos.Durante a abertura da sessão de julgamento desta quarta-feira (16), a presidente reiterou nota à imprensa, divulgada na segunda-feira (14), na qual afirmou que atos de intolerância e violência moral contra qualquer cidadão são incompatíveis com a democracia.Em seu discurso, Rosa Weber afirmou que agressões não estão acobertadas pela liberdade de expressão. “A liberdade de expressão, em absoluto, abriga agressões e manifestações que incitem ódio e violência, inclusive moral”, disse.A ministra lembrou ainda que o Dia Internacional da Tolerância, proclamado pela Unesco, é celebrado hoje, e afirmou que a tolerância sustenta a democracia e o Estado democrático de direito.“Tolerância não é concessão, condescendência ou indulgência. Antes de tudo é uma atitude ativa de reconhecimento dos direitos humanos universais e das liberdades fundamentais dos outros. Em nenhum caso pode ser usada para justificar violações desses valores fundamentais”, afirmou.Durante o período em que estiveram nos Estados Unidos, os ministros Gilmar Mendes, Ricardo Lewandowski, Luís Roberto Barroso e Alexandre de Moraes, que também é presidente do Tribunal Superior Eleitoral (TSE), foram alvos de xingamentos por manifestantes brasileiros.Os ministros participaram do evento privado Lide Brazil Conferenc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sidente do Supremo Tribunal Federal (STF), ministra Rosa Weber, voltou a condenar os ataques verbais sofridos por ministros da Corte durante conferência realizada no últim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NENEM-TENIS.jpg?resize=400%2C240&amp;ssl=1</text:p>
          </table:table-cell>
          <table:table-cell office:value-type="string" calcext:value-type="string">
            <text:p>Cotidiano</text:p>
          </table:table-cell>
          <table:table-cell office:value-type="string" calcext:value-type="string">
            <text:p>Neném Almeida pretende criar Liga de Beach Tennis em Rio Branco</text:p>
          </table:table-cell>
          <table:table-cell office:value-type="string" calcext:value-type="string">
            <text:p>https://ac24horas.com/2022/11/16/nenem-almeida-pretende-criar-liga-de-beach-tennis-em-rio-branco/</text:p>
          </table:table-cell>
          <table:table-cell office:value-type="string" calcext:value-type="string">
            <text:p>O deputado Neném Almeida (Podemos) tem a intenção de criar um liga local destinada a prática do Tênis de Praia, modalidade esportiva mais conhecida como Beach Tennis.O esporte foi criado em meados de 1987 na província de Ravena, na Itália. Em 1996 o Beach Tennis começou a se profissionalizar. Atualmente, este esporte tem uma mistura do tênis tradicional, vôlei de praia e badminton e suas regras e práticas vêm se modificando ao longo dos anos. “O popular Beach Tennis é uma modalidade esportiva de longa tradição no Brasil, mas agora virou uma febre em praticamente todo o país. Um local onde a nova atividade próspera é na AABB de Rio Branco. A estrutura conta com quatro quadras de areia, refletores para a prática noturna, arquibancada e toda a estrutura e equipamentos necessários”, comentou Almeida.A Confederação Brasileira de tênis é a entidade que regula o esporte no país. A pontuação do Beach Tennis é parecida com a do tênis: 15 / 30 / 40. Ao chegar nos 40 iguais, quem fizer o próximo ponto ganha. Já a quantidade de games geralmente é feito em seis games para partidas de simples e nove para duplas, mas tudo pode variar de acordo com a organização. “A prática de qualquer esporte ínsita a disputa, e com a disputa vem a rivalidade. Mas o ambiente de “fair play”, jogo limpo, surge naturalmente com o Beach Tennis. É ideal para relaxar, se divertir e socializar com outras pessoas” disse Neném Almei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Neném Almeida (Podemos) tem a intenção de criar um liga local destinada a prática do Tênis de Praia, modalidade esportiva mais conhecida como Beach...</text:p>
          </table:table-cell>
          <table:table-cell office:value-type="string" calcext:value-type="string">
            <text:p>Assessoria</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WhatsApp-Image-2022-11-15-at-15.06.50.jpeg?resize=400%2C240&amp;ssl=1</text:p>
          </table:table-cell>
          <table:table-cell office:value-type="string" calcext:value-type="string">
            <text:p>Na rede</text:p>
          </table:table-cell>
          <table:table-cell office:value-type="string" calcext:value-type="string">
            <text:p>Imac terá de explicar lamaceiro que invadiu Igarapé Preto no Juruá</text:p>
          </table:table-cell>
          <table:table-cell office:value-type="string" calcext:value-type="string">
            <text:p>https://ac24horas.com/2022/11/16/imac-tera-de-explicar-lamaceiro-que-invadiu-igarape-preto-no-jurua/</text:p>
          </table:table-cell>
          <table:table-cell office:value-type="string" calcext:value-type="string">
            <text:p>Após a publicação de uma reportagem no ac24horas, o Ministério Público do Estado do Acre solicitou informações sobre as medidas adotadas pelo Instituto de Meio Ambiente do Acre em relação à situação do Igarapé Preto, que foi tomado pela lama após as chuvas dessa terça-feira, 15.Além de acompanhar as providências para a contenção de danos ambientais, o MP requer informações sobre a autuação dos responsáveis por parte do IMAC.Imagens feitas por moradores mostram que a lama escorre de um dispositivo de drenagem em uma parte do igarapé localizado na Rodovia AC-405, onde o Governo do Estado executa obra de duplicação em 11 quilômetros, do bairro Cohab até o aeroporto da cidade.“O MPAC por meio de uma equipe técnica acompanha o caso e realizou uma diligência no local”, citou o promotor de Justiça Iverson Bueno, titular da Promotoria Especializada de Defesa do Meio Ambiente da Bacia Hidrográfica do Juruá.O gestor do IMAC em Cruzeiro do Sul, Esmael Maia, disse que a equipe do Instituto se dirigiu até o local nesta quarta-feira. “Com auxílio das fotos e com base nas gravações enviada estamos analisando os dando causado em loco, e verificando quem de fato está envolvido no ocorrido para se necessário tomar alguma decisão do ocorrido. Os técnicos estão analisando”.Representantes do governo do Estado e da Prefeitura de Cruzeiro do Sul estiveram no Igarapé e estão reunidos desde o meio-dia desta quarta para anunciar medidas a serem tomadas com relação ao caso.O secretário de Comunicação da prefeitura de Cruzeiro do Sul, Chico Melo, conta que a gestão municipal fez uma obra com muro de contenção, calçada e ciclovia, na primeira etapa da revitalização do balneário com um investimento de quase R$ 10 milhões. Foi esse trecho que cede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a publicação de uma reportagem no ac24horas, o Ministério Público do Estado do Acre solicitou informações sobre as medidas adotadas pelo Instituto de Meio Ambiente...</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05/PESCADOR.jpg?resize=400%2C240&amp;ssl=1</text:p>
          </table:table-cell>
          <table:table-cell office:value-type="string" calcext:value-type="string">
            <text:p>Na rede</text:p>
          </table:table-cell>
          <table:table-cell office:value-type="string" calcext:value-type="string">
            <text:p>Ao menos 10 mil pescadores poderão receber Seguro-Defeso retroativo a 2015/16 no Acre</text:p>
          </table:table-cell>
          <table:table-cell office:value-type="string" calcext:value-type="string">
            <text:p>https://ac24horas.com/2022/11/16/ao-menos-10-mil-pescadores-poderao-receber-seguro-defeso-retroativo-a-2015-16-no-acre/</text:p>
          </table:table-cell>
          <table:table-cell office:value-type="string" calcext:value-type="string">
            <text:p>Cerca de dez mil pescadores do Acre terão direito a receber o Seguro-Defeso retroativo ao ciclo 2015/ 2016. O pagamento do benefício havia sido suspenso pelo governo federal por meio de portaria interministerial, que foi declarada inconstitucional pelo Supremo Tribunal Federal.O presidente da Federação dos Pescadores do Acre e vice-presidente da Colônia de Pescadores de Cruzeiro do Sul, Elenildo de Souza Nascimento, disse que o benefício foi garantido por meio de Ação Coletiva da Confederação Nacional dos Pescadores e Aquicultores – CNPA. Um acordo foi assinado no último dia 27 de outubro, entre a CNPA, Ministério do Trabalho e Previdência, em conjunto com o INSS e a AGU colocando fim às inúmeras ações relativas ao tema, centralizando todos os pagamentos e agilizando o acesso ao benefício.Para ter direito ao recebimento do valor, os interessados devem procurar suas respectivas Colônias de Pescadores, para dar entrada nos pedidos. Em Cruzeiro do Sul, de acordo com Elenildo, o retroativo deverá ser pago à 1.500 pescadores. “Nós temos 1.700 inscritos mas só cerca de 1.500 terão direito ao retroativo. O restante entrou depois deste período”, explica Elenildo.O cadastro dos Pescadores que terão direito ao recebimento terá início na próxima segunda-feira, 21. “Quem é sócio na Colônia de Pescadores não pagará nada para ter direito a receber”, relata Elenildo.A data exata do pagamento ainda não foi divulgada. Mas segundo Elenildo, 60 dias depois de dar entrada no pedido, os pescadores receberão o valor, que poderá ser pago em até quatro parcelas no valor de R$ 1.212, de acordo com cada situação.O que é o Seguro-DefesoO Seguro Defeso é um benefício pago ao pescador artesanal, que fica proibido de exercer a atividade pesqueira durante o período de defeso de alguma espécie de pescado. Desde abril de 2015, a habilitação e concessão do Seguro Defeso cabem ao Instituto Nacional de Seguridade Social (INSS), e a gestão ao Ministério da Economia. O benefício tem o valor de um salário-mínimo mensal, e é pago enquanto durar o defeso até o limite de 5 meses. A duração do defeso é definida pelo IBAMA, de acordo com a época de reprodução de cada espécie de peixe.400 mil pescadores artesanais em todo país deverão receber esse retroativo. Segundo Edivando Soares, presidente da CNPA, o encerramento da questão judicial trouxe dignidade novamente aos pescadores do País. “A pesca artesanal representa 65% do pescado que vai para a mesa do brasileiro. O pescador não é um criminoso, mas um trabalhador que, durante um período do ano, não pode pescar nem para a sua subsistência”, conclui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erca de dez mil pescadores do Acre terão direito a receber o Seguro-Defeso retroativo ao ciclo 2015/ 2016. O pagamento do benefício havia sido suspenso pel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URNA.jpg?resize=400%2C240&amp;ssl=1</text:p>
          </table:table-cell>
          <table:table-cell office:value-type="string" calcext:value-type="string">
            <text:p>Destaque 6</text:p>
          </table:table-cell>
          <table:table-cell office:value-type="string" calcext:value-type="string">
            <text:p>PL volta atrás e diz que não vai pedir anulação das eleições</text:p>
          </table:table-cell>
          <table:table-cell office:value-type="string" calcext:value-type="string">
            <text:p>https://ac24horas.com/2022/11/16/pl-volta-atras-e-diz-que-nao-vai-pedir-anulacao-das-eleicoes/</text:p>
          </table:table-cell>
          <table:table-cell office:value-type="string" calcext:value-type="string">
            <text:p>O PL — partido de Valdemar Costa Neto e ao qual o presidente Jair Bolsonaro também é filiado — negou, nesta quarta-feira (16/11), que vá questionar o resultado das eleições deste ano.Um suposto relatório foi divulgado pelo site bolsonarista ‘O Antagonista’. O portal afirmou que a sigla vai pedir a anulação do pleito de 2022 — que definiu Luiz Inácio Lula da Silva (PT) como novo presidente.O documento tem a logo do PL e é assinado por Carlos Rocha, presidente do Instituto Voto Legal (IVL); seu vice Márcio Abreu; e pelo engenheiro Flávio Gottardo de Oliveira. O relatório diz não ser “possível validar os resultados gerados em todas as urnas eletrônicas de modelos 2009, 2010, 2011, 2013 e 2015”.Por meio de nota, o PL afirmou que o resultado da fiscalização do partido termina apenas no mês de dezembro e rechaçou a matéria do portal. “Está em andamento. Ainda não foi divulgada qualquer versão final do relatório, temos estudos em andamento. A versão publicada pelo Antagonista é obsoleta e não está assinada por ninguém”, diz o comunicado.O PL teria voltado atrás após jornalistas perceberem a fragilidade técnica do relatório. As contradições do partido de Valdemar Costa Neto ao falar em anulação da eleição também ficaram escancaradas.“Se o PL questiona o funcionamento das urnas, significa dizer que pedirá a anulação de toda a eleição, uma vez que seus deputados, senadores e governadores foram eleitos pelas mesmas urnas que garantiram a vitória de Lula. Correto? Se não for isso, é só barulho e mais suco de charlatanismo”, observou um internauta.“O relatório contratado pelo PL sugere que o partido vai pedir apenas a anulação dos votos do Nordeste no 2º turno da eleição presidencial. Esse é o país do meme pronto”, escreveu outro.O resultado das eleições de 2022 foi atestado por diversos órgãos fiscalizadores. A vitória de Luiz Inácio Lula da Silva (PT) foi imediatamente reconhecida por chefes de Estado da Europa, da China e dos EUA e também pelos presidentes da Câmara e do Senado.O PL elegeu 99 deputados federais e terá a maior bancada do Congresso em 2023. O partido também terá a maior bancada para o Senado, com 14 parlamentares. Além disso, a sigla de Bolsonaro elegeu dois governador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L — partido de Valdemar Costa Neto e ao qual o presidente Jair Bolsonaro também é filiado — negou, nesta quarta-feira (16/11), que vá questionar...</text:p>
          </table:table-cell>
          <table:table-cell office:value-type="string" calcext:value-type="string">
            <text:p>CNN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MANIFESTO-4-BIS.jpg?resize=400%2C240&amp;ssl=1</text:p>
          </table:table-cell>
          <table:table-cell office:value-type="string" calcext:value-type="string">
            <text:p>Cotidiano</text:p>
          </table:table-cell>
          <table:table-cell office:value-type="string" calcext:value-type="string">
            <text:p>Corregedor da PM no Acre proíbe participação de militares em manifestos políticos-partidários</text:p>
          </table:table-cell>
          <table:table-cell office:value-type="string" calcext:value-type="string">
            <text:p>https://ac24horas.com/2022/11/16/corregedor-da-pm-no-acre-proibe-participacao-de-militares-em-manifestos-politicos-partidarios/</text:p>
          </table:table-cell>
          <table:table-cell office:value-type="string" calcext:value-type="string">
            <text:p>Após inúmeros manifestos realizados depois do resultado da eleição presidencial no estado do Acre, o Corregedor Geral da Polícia Militar do Estado, Major José Jamisson de Paiva Neri, emitiu uma recomendação na última semana exigindo que o Diretor Operacional da instituição, coronel Emílio de Oliveira, oriente os militares sobre a participação em manifestações.A corregedoria afirma que os policiais militares de todo o Acre são “expressamente proibidos de participar manifestações públicas de cunho político-partidário ou de caráter reivindicatório”.A proibição vale para policiais militares da ativa, em serviço ou até mesmo durante a folga. “Em caso de descumprimento da ordem emanada, seja encaminhada à Corregedoria Geral a documentação para que seja instaurado o respectivo procedimento apuratorio, nos termos da lei”, informou o Corregedor.A Corregedoria da Polícia Militar do Acre já investiga o caso de um policial militar que aparece em vídeo interagindo e sinalizando apoio aos manifestantes bolsonaristas, que desaprovam a eleição do candidato Lula ao cargo de presidente. A cena aconteceu durante um bloqueio ilegal da BR-317, entre os municípios de Brasileia e Assis Brasil. O policial aparece balançando a bandeira do Brasil enquanto é aplaudido pelos manifestan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oibição vale para policiais militares da ativa, em serviço ou até mesmo durante a folga</text:p>
          </table:table-cell>
          <table:table-cell office:value-type="string" calcext:value-type="string">
            <text:p>Thais Faria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0/JOABE-LIRA-BOCA.jpg?resize=400%2C240&amp;ssl=1</text:p>
          </table:table-cell>
          <table:table-cell office:value-type="string" calcext:value-type="string">
            <text:p>Acre</text:p>
          </table:table-cell>
          <table:table-cell office:value-type="string" calcext:value-type="string">
            <text:p>MP arquiva denúncia contra Joabe Lira sobre frequência de diretor</text:p>
          </table:table-cell>
          <table:table-cell office:value-type="string" calcext:value-type="string">
            <text:p>https://ac24horas.com/2022/11/16/mp-arquiva-denuncia-contra-joabe-sobre-frequencia-do-diretor-na-smcci/</text:p>
          </table:table-cell>
          <table:table-cell office:value-type="string" calcext:value-type="string">
            <text:p>O Ministério Público do Acre arquivou a denúncia contra o Secretário Municipal de Cuidados com a Cidade – SMCCI, Joabe Lira, após apresentação de documentos que comprovaram a ausência e autorização de viagem do Diretor de Gestão, Wellington Chaves, devidamente justificados e publicados no Diário Oficial do Estado.De acordo com o despacho nº 0521/2022 da Promotora de Justiça, Laura Cristina de Almeida, o MPAC concluiu que o Diretor de Gestão, Wellington Chaves, se afastou de suas funções no período de 24 a 28 de novembro de 2021 e 07 a 09 de fevereiro de 2022, contudo sua ausência foi devidamente informada e justificada por meio de documentos oficiais datados em 18 de novembro de 2021 e 04 de fevereiro de 2022 e compensados por vários compromissos em que esteve presente em horários distintos e alheios aos horários de expediente em prol de seu cargo, bem como, por fazer parte de sua rotina, a permanência na sede da secretaria em seu horário de almoço, atendendo as demandas necessárias.Quanto ao fato alegado de que o servidor estaria utilizando equipamentos e o ambiente de trabalho para fins pessoais, o MPAC constatou que não retrata a realidade, já que a sala utilizada por Welligton Chaves na SMCCI, não há computador, nem impressora ou equipamentos similares pertencentes à Administração Pública, ao contrário, o mesmo utiliza seu notebook para desenvolver as atividades necessárias referente ao cargo de Diretor de Gestão.Além dos esclarecimentos destacados, a Secretaria Municipal de Cuidados com a Cidade também forneceu documentos ao Ministério Público do Acre comprovando a legalidade do período de afastamento do Diretor de Gestão, com cópias do Diário Oficial, fichas financeiras referentes ao período de março e abril de 2021, maio a outubro de 2021, novembro de 2021 a setembro de 2022, ficha funcional do servidor, memorandos e folhas de ponto dos meses de junho a setembro de 2021.O MPAC concluiu que o caso não comporta evidências de dano ao erário público ou mesmo de irregularidade e promoveu o arquivamento da denúncia apresentada ao órg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Público do Acre arquivou a denúncia contra o Secretário Municipal de Cuidados com a Cidade – SMCCI, Joabe Lira, após apresentação de documentos qu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06/pandemia-qual-e-o-papel-da-justica-do-trabalho-em-meio-a-crise-1200x640-1.jpg?resize=400%2C240&amp;ssl=1</text:p>
          </table:table-cell>
          <table:table-cell office:value-type="string" calcext:value-type="string">
            <text:p>Destaque 4</text:p>
          </table:table-cell>
          <table:table-cell office:value-type="string" calcext:value-type="string">
            <text:p>Julgamento que pode retirar férias e 13° de professores temporários do Acre é suspenso</text:p>
          </table:table-cell>
          <table:table-cell office:value-type="string" calcext:value-type="string">
            <text:p>https://ac24horas.com/2022/11/16/julgamento-que-pode-retirar-direito-de-ferias-e-13-de-professores-temporarios-do-acre-e-suspenso/</text:p>
          </table:table-cell>
          <table:table-cell office:value-type="string" calcext:value-type="string">
            <text:p>Os desembargadores do Tribunal de Justiça do Estado do Acre (TJ-AC), decidiram suspender nesta quarta-feira, 16, o julgamento de uma ação impetrada pelo Estado propondo a não concessão de pagamento de férias e 13° salário aos professores temporários que atuam na rede estadual de ensino.A decisão de adiar a decisão ocorreu após o pedido de vistas do processo feito pelo desembargador Francisco Djalma. Os demais membros acompanharam o entendimento. O Estado entrou com uma ação baseado em uma decisão do Supremo Tribunal Federal (STF) para que os pagamentos garantidos em lei sejam retirados. De acordo com o STF, servidores temporários não fazem jus ao décimo terceiro salário e férias remuneradas acrescidas do terço constitucional.O entendimento foi fixado pela maioria da suprema corte ao negar a extensão de direitos dos servidores públicos efetivos aos temporários. Em outras palavras, o Estado pede que a decisão federal seja aplicada da mesma forma a nível Estadual.Antes da suspensão da audiência, a relatora do processo, desembargadora Denise Bonfim, deixou claro que não conseguiu identificar nenhuma lei que ampare os professores provisórios.No entanto, a presidente do Sindicato dos Trabalhadores em Educação do Acre (Sinteac), Rosana Nascimento, lamentou a atitude do governo em buscar retirar o pagamento dos servidores. Segundo ela, ao contrário do que disse a relatora do processo, a Lei do PCCR – Plano de Cargos, Carreiras e Remuneração e a Lei 39 do Estatuto do Servidor, garantem o pagamento de férias e décimo terceiro aos servidores. “Ela fala que esses casos ficam individualizados, ou seja, cada um pede seus direitos. Tem professores com mais de 15 anos são provisórios. Os servidores correm risco de perder seus direitos. Voltamos a alertar que o Governo está pedindo que a Justiça aceite seu pedido para nunca mais pagar férias e 13º salários aos professores Provisórios/Temporários, seja qual for o tempo de contratação”, decla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desembargadores do Tribunal de Justiça do Estado do Acre (TJ-AC), decidiram suspender nesta quarta-feira, 16, o julgamento de uma ação impetrada pelo Estado propondo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03/JORGE_VIANA-VENCE.jpg?resize=400%2C240&amp;ssl=1</text:p>
          </table:table-cell>
          <table:table-cell office:value-type="string" calcext:value-type="string">
            <text:p>Destaque 3</text:p>
          </table:table-cell>
          <table:table-cell office:value-type="string" calcext:value-type="string">
            <text:p>Indicado para equipe de transição, Jorge Viana busca atuar no desenvolvimento sustentável</text:p>
          </table:table-cell>
          <table:table-cell office:value-type="string" calcext:value-type="string">
            <text:p>https://ac24horas.com/2022/11/16/indicado-para-equipe-de-transicao-jv-diz-que-governo-vai-atuar-no-desenvolvimento-sustentavel/</text:p>
          </table:table-cell>
          <table:table-cell office:value-type="string" calcext:value-type="string">
            <text:p>Após ser anunciado nesta quarta-feira, 16, pelo vice-presidente eleito Geraldo Alckmin (PSB) – responsável pela transição do governo Jair Bolsonaro para o governo Lula, como integrante da equipe do ministério do meio ambiente, o ex-senador Jorge Viana (PT), comemorou a indicação e garantiu que vai lutar para que a Amazônia terá papel de solução a nível nacional e mundial.JV se disse honrado com o convite para colaborar no governo de Lula que começa em 2023. “O governo Lula vai trabalhar por justiça social, justiça climática e pelo desenvolvimento sustentável”, declarou.O ex-parlamentar relembrou sua atuação no senado da República como relator do novo código florestal e nas gestões desempenhadas no Acre e pediu empenho dos demais integrantes da equipe de transição. “A Amazônia não pode seguir sendo parte do problema, ela precisa voltar a ser parte da solução”, comentou.Viana deixou claro que a pasta tentará implantar meios na área do meio ambiente. “Trabalhando preposições que unam os propósitos e sejam positivas para firmarmos um novo modelo de produção e consumo sustentável”, encer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ser anunciado nesta quarta-feira, 16, pelo vice-presidente eleito Geraldo Alckmin (PSB) – responsável pela transição do governo Jair Bolsonaro para o governo Lula, como integrante...</text:p>
          </table:table-cell>
          <table:table-cell office:value-type="string" calcext:value-type="string">
            <text:p>Saimo Martin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ALEAC-22-CADASTRO-7.jpeg?resize=400%2C240&amp;ssl=1</text:p>
          </table:table-cell>
          <table:table-cell office:value-type="string" calcext:value-type="string">
            <text:p>Acre</text:p>
          </table:table-cell>
          <table:table-cell office:value-type="string" calcext:value-type="string">
            <text:p>Longo aponta estratégias para cadastros de reserva da PC e Idaf</text:p>
          </table:table-cell>
          <table:table-cell office:value-type="string" calcext:value-type="string">
            <text:p>https://ac24horas.com/2022/11/16/pedro-longo-aponta-estrategias-para-cadastros-de-reserva-da-pc-e-idaf/</text:p>
          </table:table-cell>
          <table:table-cell office:value-type="string" calcext:value-type="string">
            <text:p>O deputado Pedro Longo usou a tribuna da Assembleia Legislativa do Acre (Aleac), nesta quarta-feira (16), para falar sobre a situação dos alunos remanescentes do cadastro de reserva do concurso da Polícia Civil.Longo lembrou da luta que parte dos alunos travaram há alguns meses na esperança de entrarem para a academia de formação – o que foi concretizado. A conquista é uma das bandeiras levantadas pelo deputado em seu primeiro mandato.O líder do governo destacou que a situação dos remanescentes é um pouco mais complexa.“Temos tido muita transparência para tratar disso, já que precisamos de vagas e, portanto, construí-las, nos termos da LRF. Isso se dará mediante projeto de lei pelo Poder Executivo, sendo o único caminho até o momento. Pode ser que surja outro, mas até hoje esse é o caminho”, defendeu.Longo se comprometeu a acompanhar de perto a situação, na expectativa de que a próxima publicação quadrimestral da LRF, em janeiro de 2023, permita que o projeto seja formalizado.“Seguiremos aqui acompanhando e oferecendo o que for preciso para que esses jovens tenham seus sonhos atendidos”, salientou.Cadastro de Reserva do IDAFOutra situação também abordada por Pedro Longo tem a ver com o cadastro de reserva do Idaf.“Estamos tratando desse assunto com muito cuidado. Sabemos que, neste momento, não existem vagas no Idaf, mas eles têm uma ideia de que os profissionais podem ser aproveitados em vagas afins em outros órgãos, como o Imac, a Funtac, etc”, e queremos explorar esta possibilidade finalizou.Para avaliar ambas situações, os parlamentares fizeram um acordo para realização de uma Audiência Pública na próxima quarta-feira, dia 1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Pedro Longo usou a tribuna da Assembleia Legislativa do Acre (Aleac), nesta quarta-feira (16), para falar sobre a situação dos alunos remanescentes do cadastro...</text:p>
          </table:table-cell>
          <table:table-cell office:value-type="string" calcext:value-type="string">
            <text:p>Assessoria</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SEGURANCA-FRONT.jpg?resize=400%2C240&amp;ssl=1</text:p>
          </table:table-cell>
          <table:table-cell office:value-type="string" calcext:value-type="string">
            <text:p>Acre</text:p>
          </table:table-cell>
          <table:table-cell office:value-type="string" calcext:value-type="string">
            <text:p>Segurança garante reforço e prisões após série de crimes no Alto Acre</text:p>
          </table:table-cell>
          <table:table-cell office:value-type="string" calcext:value-type="string">
            <text:p>https://ac24horas.com/2022/11/16/cupula-de-seguranca-garante-reforco-do-ciopaer-e-prisoes-apos-serie-de-crimes-no-alto-acre/</text:p>
          </table:table-cell>
          <table:table-cell office:value-type="string" calcext:value-type="string">
            <text:p>A cúpula de Segurança Pública do Estado do Acre realizou uma coletiva de imprensa nesta quarta-feira, 16, para garantir que dará uma resposta aos últimos crimes ocorrido na região do Alto Acre, que faz fronteira com a Bolívia. O secretário Paulo César afirmou que os autores dos crimes já foram identificados.“Estaremos com um efetivo maior do Centro Integrado de Operações Aéreas (Ciopaer), da Polícia Penal. O sistema integrado de segurança pública está para garantir tranquilidade para as pessoas do Alto Acre”, informou o coronel.Haverá ainda um reforço do efetivo da Polícia Militar, Gefron, uma força-tarefa com mais 30 homens a fim de garantir resposta para a sociedade. O delegado-geral de Polícia Civil, José Henrique Maciel, contou que os homicídios ocorridos em Brasileia e Epitaciolândia estão em fase de investigação.“Não podemos passar informações que temos para não atrapalhar, mas o Alto Acre precisa de um olhar diferenciado e já estamos fazendo, dando prioridade para a questão do tráfico e crime organizado”.Os representantes da cúpula de Segurança afirmam que o Alto Acre é sensível em relação à fronteira, uma vez que os criminosos passam para o lado boliviano. “Temos um batalhão na região e efetivo permanente que recebeu reforço, e percebemos que temos de atuar de maneira mais intensa e descentralizada”.De ontem para hoje, a secretaria garante que cinco prisões já foram efetuadas, pouco após os roubos ocorridos em Brasileia. “Estamos implementando a força necessária”, concluíra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úpula de Segurança Pública do Estado do Acre realizou uma coletiva de imprensa nesta quarta-feira, 16, para garantir que dará uma resposta aos últimos crimes...</text:p>
          </table:table-cell>
          <table:table-cell office:value-type="string" calcext:value-type="string">
            <text:p>Thais Faria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ALEAC-22-CADASTRO-4.jpeg?resize=400%2C240&amp;ssl=1</text:p>
          </table:table-cell>
          <table:table-cell office:value-type="string" calcext:value-type="string">
            <text:p>Acre</text:p>
          </table:table-cell>
          <table:table-cell office:value-type="string" calcext:value-type="string">
            <text:p>Deputados debatem para convocação de cadastros de reserva</text:p>
          </table:table-cell>
          <table:table-cell office:value-type="string" calcext:value-type="string">
            <text:p>https://ac24horas.com/2022/11/16/deputados-retomam-debate-para-convocar-remanescentes-dos-cadastros-de-reserva-no-acre/</text:p>
          </table:table-cell>
          <table:table-cell office:value-type="string" calcext:value-type="string">
            <text:p>A sessão desta quarta-feira (16) da Assembleia Legislativa do Acre foi dedicada ao cadastro de reserva dos concursos públicos no Acre, especialmente os remanescentes da Polícia Civil que ainda não foram convocados para realização da academia de formação. Os concursos tem prazos a serem cumpridos.Um dos pontos do debate e dos discursos dos deputados é a inclusão na Lei Orçamentária Anual (LOA) dos recursos para a convocação de novos acadêmicos da PC no próximo ano. Em 2022 o governo convocou para academia cerca de 170 do cadastro de reserva mas ainda há remanescentes.O representante do cadastro de reserva, Valter Frank, disse que o grupo está retomando os debates sobre a convocação dos remanescentes. “Mesmo com o ingresso dos recém-formados esse número ainda assim continua insuficiente”. Uma audiência pública deve ser realizada em breve para debater o tema.O deputado Daniel Zen (PT) aproveitou para pedir aprovação da lei de concursos que tramita na Assembleia Legislativa do Acre. A normatização permitirá mais transparência e atualização das regras dos certames no Estado.“É uma lei muto boa que pode ser aperfeiçoada”, disse. Se tiver tudo regulamentado fica mais fácil para o Estado e para o participante, segundo Zen. Há uma série de detalhes que, diz ele, melhora substancialmente a lei.O Líder do Governo na Aleac, Pedro Longo, observou que a convocação do cadastro de reserva do concurso da Polícia Civil, cuja formatura se deu recentemente,mas ainda há remanescentes. “Temos de construir a questão das vagas, o que se dará através de projeto de lei enviado pelo Poder Executivo”, disse, lembrando para os prazos dos concursos.Longo também citou a situação do cadastro de reserva do Idaf, cujos integrantes podem ser aproveitados em órgãos afins. “Estamos acompanhando”, disse.O deputado Edvaldo Magalhães disse que foi uma grande peleja para o cadastro de reserva da Polícia Civil, que conseguiu chegar à formatura em uma festa de grande participação. “Mas nem todos que estavam ali queriam aquilo, especialmente o chefe”, disse, criticando os obstáculos impostos pelo Poder Executivo na convocação dos novos agentes.“Havia um posicionamento muito radical contra as reivindicações”, disse, relembrando os detalhes dos acordos para a convocação dos trabalhadores.Para ele, a operação Ptolomeu, da Polícia Federal, colaborou para que o governo fizesse a convocação.De seu lado, José Bestene reafirmou que o governo do Estado não tem se negado ao diálogo e a busca de acordos para atender os cadastros de reserva.Bestene diz que o concurso é fundamental, apesar de ele estar ao lado dos trabalhadores terceirizados. “No próximo ano não estarei aqui continuo ajudando”, disse.Os parlamentares também citaram a criação da Advocacia Geral da Aleac, órgão que ajudará em muito o andamento dos projetos na Casa. O Advogado Geral será escolhido a cada ano a critério do presidente.Há situação em que há conflitos de interesse e hoje quem faz o papel de advogado da Aleac é a Procuradoria Geral do Estado, que defende o Poder Executivo.O Líder Pedro Longo concordou com o colega Daniel Zen e defendeu a criação da Advocacia Geral da Aleac.“Não se trata de ressalva ao trabalho da PGE mas é necessário que a Aleac, que tem seu orçamento tenha também sua advocacia”, diss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ssão desta quarta-feira (16) da Assembleia Legislativa do Acre foi dedicada ao cadastro de reserva dos concursos públicos no Acre, especialmente os remanescentes da Polícia...</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WhatsApp-Image-2022-11-16-at-10.42.43.jpeg?resize=400%2C240&amp;ssl=1</text:p>
          </table:table-cell>
          <table:table-cell office:value-type="string" calcext:value-type="string">
            <text:p>Acre</text:p>
          </table:table-cell>
          <table:table-cell office:value-type="string" calcext:value-type="string">
            <text:p>Assembleia do Acre tem quatro deputados em diretoria da Unale</text:p>
          </table:table-cell>
          <table:table-cell office:value-type="string" calcext:value-type="string">
            <text:p>https://ac24horas.com/2022/11/16/aleac-tem-quatro-deputados-na-nova-diretoria-da-unale/</text:p>
          </table:table-cell>
          <table:table-cell office:value-type="string" calcext:value-type="string">
            <text:p>O Acre tem quatro deputados na nova diretoria da União Nacional dos Legisladores e Legislativos Estaduais (Unale), que realizou recentemente a 15ª assembleia geral. São eles: Antônia Sales (MDB), secretária da Unale pelo Estado do Acre; Luiz Tchê (PDT), tesoureiro geral da Unale; mebros do Conselho Fiscal: Luiz Gonzaga (PSDB) e Fagner Calegário (Podemos).Eleito em chapa única, o deputado Diogo Moraes, do Pernambuco, será o novo presidente da entidade. O parlamentar assumiu o compromisso de defender e ampliar o poder dos legisladores e legislativos estaduais durante a sua gestão , que será realizada no período de 2023-2024.Compõem a nova diretoria junto com Diogo Moraes o Vice Presidente da Região Sul Ernani Polo, o Vice Presidente da Região Norte Adjuto Afonso, a Vice Presidente da Região Nordeste Ivana Bastos, o Vice Presidente da Região Sudeste Tia Ju, o Secretário Geral Lidio Lopes, além do já citado tesoureiro geral Luis Tchê e demais membr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cre tem quatro deputados na nova diretoria da União Nacional dos Legisladores e Legislativos Estaduais (Unale), que realizou recentemente a 15ª assembleia geral. São ele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ALCKMIN-ANUNCIA.jpg?resize=400%2C240&amp;ssl=1</text:p>
          </table:table-cell>
          <table:table-cell office:value-type="string" calcext:value-type="string">
            <text:p>Cotidiano</text:p>
          </table:table-cell>
          <table:table-cell office:value-type="string" calcext:value-type="string">
            <text:p>Alckmin anuncia Jorge Viana e Marina Silva para integrar equipe de transição no meio ambiente</text:p>
          </table:table-cell>
          <table:table-cell office:value-type="string" calcext:value-type="string">
            <text:p>https://ac24horas.com/2022/11/16/alckmin-anuncia-jorge-viana-e-marina-silva-para-integrar-equipe-de-transicao-na-area-do-meio-ambiente/</text:p>
          </table:table-cell>
          <table:table-cell office:value-type="string" calcext:value-type="string">
            <text:p>Nesta quarta-feira, 16, o vice-presidente eleito Geraldo Alckmin (PSB) anunciou novos integrantes da equipe responsável pela transição do governo Jair Bolsonaro para o governo Lula, dentre eles os acreanos, ex-senador Jorge Viana (PT) e a deputada federal eleita, Marina Silva (Rede) que atuarão na área do Meio Ambiente.Alckmin fez o anúncio na sede do Centro Cultural Banco do Brasil (CCBB) em Brasília, onde trabalha a equipe de transição. Entre os presentes ao anúncio também estavam a presidente do PT, Gleisi Hoffmann, e o ex-ministro Aloizio Mercadante.O vice de Lula foi nomeado coordenador da equipe de transição e tem feito frequentes anúncios sobre os demais integrantes, as áreas em que atuarão e as funções que deverão exercer.Entre os demais nomes anunciados nesta quarta estão os de governadores, deputados, senadores, ex-ministros, ex-parlamentares, especialistas em diversas áreas e lideranças indígenas.ListaVeja abaixo a lista completa (por ordem de anúncio):AGRICULTURACarlos Fávero;Evandro Gussi;Joe Vale;Katia Abreu;Luiz Carlos Guedes;Neri Geller;Silvio Crestana;Tatiana de Abreu Sá.CIÊNCIA E TECNOLOGIAAlexandre Navarro;André Leandro Magalhães;Celso Pansera;Ildeu de Castro Moreira;Glaucius Oliva;Ima Vieira;Iraneide Soares da Silva;Leoni Andrade;Luis Manuel Rebello Fernandes;Luiz Antônio Elias;Ricardo Galvão;Sergio Machado Resende.COMUNICAÇÃO SOCIALAndré Janones;Antonia Pelegrino;Flavio Silva Gonçalves;Florestan Fernandes Junior;Helena Chagas;Hélio Doyle;João Brant;Laurindo Leal Filho;Manoela D’Ávila;Otávio Costa;Tereza Cruvinel;Viviane Ferreira.DESENVOLVIMENTO AGRÁRIOCélia Watanabe;Elisangela Araújo;Givanilson Porfírio da Silva;João Grandão;José Josivaldo Oliveira;Luiz Henrique Gomes de Moura;Maria Josana Lima Oliveira;Miguel Rossetto;Pedro Uczai;Robervonia Nascimento;Vanderlei Ziger.DESENVOLVIMENTO REGIONALCamilo Santana;Esther Bemerguy;Helder Barbalho;Jonas Paulo Neves;Otto Alencar;Randolfe Rodrigues;Raimunda Monteiro;Tânia Bacellar.JUSTIÇA E SEGURANÇA PÚBLICAAndrei Passos Rodrigues;Camila Nunes;Carol Proner;Cristiano Zanin;Flavio Dino;Gabriel Sampaio;Jacqueline Sinhoretto;Marcio Elias Rosa;Marco Aurélio Carvalho;Marivaldo Pereira;Marta Machado;Omar Aziz;Paulo Teixeira;Pierpaolo Cruz Bottini;Sheila Carvalho;Tamires Gomes Sampaio;Wadih Damous.MEIO AMBIENTECarlos Minc;Izabella Teixeira;Jorge Viana;José Carlos da Lima Costa;Marilene Correia da Silva Freitas;Marina Silva;Pedro Ivo;Silvana Vitorassi.MINAS E ENERGIAAnderson Adauto;David Barcelar;Fernando Ferro;Giles Azevedo;Guto Quintela;Ícaro Chaves;Jean Paul Prates;Magda Chambriard;Mauricio Tomasquin;Nelson Hubner;Robson Sebastião Formica;William Nozaki.PESCAAltemir Gregolin;Antonia do Socorro Pena da Gama;Carlos Alberto da Silva Leão;Carlos Alberto Pinto dos Santos;Cristiano Ramalho;Ederson Pinto da Silva;Flavia Lucena Fredou;João Felipe Nogueira Mathias.POVOS ORIGINÁRIOSAshaninka;Celia Nunes Correia;Celia Xakriaba;Davi Yanomani;João Pedro Gonçalves da Costa;Joenia Wapichana;Juliana Cardoso;Marcio Meira;Marivelton Baré;Sonia Guajajara;Tapir Iwalapiti.RELAÇÕES EXTERIORESAloysio Nunes Ferreira;Aldo Faleiro;Celso Amorim;Cristovan Buarque;Monica Valente;Pedro Abramovay;Romênio Pereira.SAÚDEAlexandre Padilha;Arthur Chioro;Humberto Costa;José Gomes Temporão;Fernando Pigatto;Lucia Souto;Ludhmila Hajjar;Maria do Socorro de Souza;Miguel Srougi;Nísia Trindade Lima;Regina Fátima Feio Barroso;Roberto Kalil Filho.TRABALHOAdilson Araújo;André Calistre;Clemente Lúcio;Fausto Augusto Junior;Laís Abramo;Miguel Torres;Patrícia Vieira Trópia;Ricardo Patah;Sandra Brandão;Sergio Nobre.TRANSPARÊNCIA, INTEGRIDADE E CONTROLEAilton Cardoso;Claudia Aparecida Trindade;Cleucio Santos Nunes;Eugênio Aragão;Jorge Messias;Juliano José Breda;Luiz Navarro;Luiz Carlos Rocha;Manoel Caetano Ferreira Filho;Mauro Menezes;Paulo Câmara;Vania Vieira.TURISMOArialdo Pinho;Carina Câmara;Luiz Barreto, Marcelo Freixo;Veneziano Vital do Rego;Marta Suplicy;Orsine Oliveira Junior;Chieko Aoki.Alckmin também anunciou Gleidi Andrade para o grupo de trabalho da posse presidencial e o embaixador Fernando Igreja como chefe do Cerimonial da equipe de transiçã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quarta-feira, 16, o vice-presidente eleito Geraldo Alckmin (PSB) anunciou novos integrantes da equipe responsável pela transição do governo Jair Bolsonaro para o governo Lula, dentr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0/03/ISE-ACRE.jpeg?resize=400%2C240&amp;ssl=1</text:p>
          </table:table-cell>
          <table:table-cell office:value-type="string" calcext:value-type="string">
            <text:p>Cotidiano</text:p>
          </table:table-cell>
          <table:table-cell office:value-type="string" calcext:value-type="string">
            <text:p>Governo publica classificação de concurso do Instituto Socioeducativo do Acre</text:p>
          </table:table-cell>
          <table:table-cell office:value-type="string" calcext:value-type="string">
            <text:p>https://ac24horas.com/2022/11/16/governo-publica-classificacao-de-concurso-do-instituto-socioeducativo-do-acre/</text:p>
          </table:table-cell>
          <table:table-cell office:value-type="string" calcext:value-type="string">
            <text:p>O governo do estado publicou no Diário Oficial a classificação da 1ª e 2ª fases do concurso público para o cargo de agente do Instituto Socioeducativo do Acre (ISE/AC).O certame oferece 322 vagas para nível médio e superior. A divulgação lista tem a ordem de classificação final, número de inscrição, nome do candidato e nota final, em ordem de classificação.O candidato terá 2 (dois) dias para contestar o resultado preliminar da 1ª e 2ª fases do Concurso Público. Para isso precisa preencher formulário digital, que estará disponível no site www.ibade.org.br a partir das 8h do dia 17/11/2022 até as 18h do dia 18/11/2022, considerando-se o horário local da cidade de Rio Branco/AC. 4.Os candidatos poderão obter informações gerais referentes ao Concurso Público através do site www.ibade.org.br ou por meio dos telefones: 0800 668 2175, (21) 3674-9190 – Rio de Janeiro, ou pelo e-mail[email protected]Com a divulgação do resultado, os aprovados vão aguardar agora a convocação para o curso de form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o estado publicou no Diário Oficial a classificação da 1ª e 2ª fases do concurso público para o cargo de agente do Instituto Socioeducativo...</text:p>
          </table:table-cell>
          <table:table-cell office:value-type="string" calcext:value-type="string">
            <text:p>Witalo Lima</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03/brasil-economia-pib-02042009-001.jpg?resize=400%2C240&amp;ssl=1</text:p>
          </table:table-cell>
          <table:table-cell office:value-type="string" calcext:value-type="string">
            <text:p>Acre</text:p>
          </table:table-cell>
          <table:table-cell office:value-type="string" calcext:value-type="string">
            <text:p>Em 2020, primeiro ano da pandemia, PIB do Acre caiu 4,2%</text:p>
          </table:table-cell>
          <table:table-cell office:value-type="string" calcext:value-type="string">
            <text:p>https://ac24horas.com/2022/11/16/em-2020-1o-ano-da-pandemia-pib-do-acre-caiu-42/</text:p>
          </table:table-cell>
          <table:table-cell office:value-type="string" calcext:value-type="string">
            <text:p>Em 2020, quando a pandemia começou a avançar no País, o Produto Interno Bruto (PIB) do Brasil atingiu R$ 7,6 trilhões, recuando 3,3% em volume. Houve quedas no PIB de 24 dos 27 Estado -inclusive no Acre, que caiu 4,2% – estabilidade no Mato Grosso e variações positivas em Mato Grosso do Sul (0,2%) e Roraima (0,1%).Essas são informações das Contas Regionais 2020, elaboradas pelo IBGE e divulgadas nesta quarta-feira (16).Segundo esse estudo, o Rio Grande do Sul teve a maior queda em volume (-7,2%), seguido por Ceará (-5,7%), Rio Grande do Norte (-5,0%), Espírito Santo (-4,4%), Rondônia (-4,4%) e Bahia (-4,4%). Os demais recuos foram em Alagoas (-4,2%), Pernambuco (-4.1%%), Paraíba (-4,0%), Piauí (-3,5%) e São Paulo (-3,5%), além do já citado Acre.No Rio Grande do Sul, o resultado foi motivado pela agricultura, impactada pela estiagem em 2020, e pelas Indústrias de transformação, devido ao segmento de preparação de couros.O PIB per capita do Brasil, em 2020, foi R$ 35.935,74 e aumentou 2,2% ante 2019. O Distrito Federal manteve o maior PIB per capita (R$ 87.016,16), 2,4 vezes maior que o PIB per capita do País. Na segunda posição aparece São Paulo (R$ 51.364,73) e em seguida, Mato Grosso (R$ 50.663,19) ocupando a posição que historicamente pertencia ao Rio de Janeiro.Apenas Unidades da Federação do Sudeste, Sul e Centro-Oeste apareceram entre os dez maiores PIB per capita do país. No Centro-Oeste, o Distrito Federal e Mato Grosso foram os que mais avançaram, entre 2002 e 2020, saindo da 11ª para a terceira posição. Mato Grosso do Sul subiu do oitavo para o quinto lugar no ranking. Goiás, caiu da 10ª, em 2002, para a 11ª posição, em 2020.Na região Sul, Santa Catarina aparece em quarto. Paraná e Rio Grande do Sul ocuparam a sétima e a oitava posição em 2020. Santa Catarina teve PIB per capita mais elevado ao longo da série, por conta da sua menor população, já que seu PIB é menor que o do Paraná e o do Rio Grande do Sul.No Sudeste, além de São Paulo, segundo maior PIB per capita, Rio de Janeiro ocupa a sexta posição, Espírito Santo a nona, e Minas Gerais a décima, em 2020. O Rio de Janeiro esteve na terceira posição no ranking, entre 2002 e 2019, e em 2020 caiu três posições, sendo ultrapassado por Mato Grosso, Santa Catarina e Mato Grosso do Sul, devido à perda de participação de seu PIB.Na região Norte, Rondônia registrou a maior posição (12ª), seguida por Amazonas (13ª) e Tocantins (14ª). Rondônia e Tocantins subiram de posições ao longo da série, enquanto o Amazonas teve movimento contrário, caindo da nona para a 13ª posição. Em Roraima, Amapá e Acre recuaram, enquanto o Pará subiu seis posições, do 22ª para o 16ª.Entre os estados com o menor PIB per capita em 2020, Piauí e Maranhão ocuparam a 26ª e a 27ª posições, respectivamente. Abaixo da vigésima posição no ranking, estão quase exclusivamente estados do Nordeste, sendo o Acre a única exceção, no 23º lugar. (Com Agência IBG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2020, quando a pandemia começou a avançar no País, o Produto Interno Bruto (PIB) do Brasil atingiu R$ 7,6 trilhões, recuando 3,3% em volume. Houv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09/POSTO-GASOLINA-AC-sergio-vale-5.jpeg?resize=400%2C240&amp;ssl=1</text:p>
          </table:table-cell>
          <table:table-cell office:value-type="string" calcext:value-type="string">
            <text:p>Acre</text:p>
          </table:table-cell>
          <table:table-cell office:value-type="string" calcext:value-type="string">
            <text:p>Preço médio do etanol sobe R$ 0,05 no Acre, informa agência</text:p>
          </table:table-cell>
          <table:table-cell office:value-type="string" calcext:value-type="string">
            <text:p>https://ac24horas.com/2022/11/16/preco-medio-do-etanol-sobe-r-005-no-acre-informa-agencia/</text:p>
          </table:table-cell>
          <table:table-cell office:value-type="string" calcext:value-type="string">
            <text:p>O preço médio do etanol hidratado subiu R$ 0,05 no Acre entre a primeira e segunda semanas de novembro, segundo o Sistema de Levantamento de Preços (SLP) da Agência Nacional do Petróleo, Gás Natural e Biocombustíveis (ANP).O SLP é atualizado a cada sete dias. Na semana que compreende os dias 31 de outubro a 5 de novembro o litro do etanol estava cotado a R$ 4,20 e no período seguinte (6/11 a 12/11) esse valor saltou para R$ 4,25.Por ser um combustível produzido a partir da cana-de-açúcar ou milho, o etanol é capaz de reduzir consideravelmente as emissões de gases responsáveis pelas mudanças climáticas. Por esse motivo, torna-se o combustível ecologicamente mais viável para abastecimento.O levantamento da consultoria Ticket Log indica que o abastecimento do carro com etanol é 10,21% mais barato que a gasolina no Acre. Existem dois tipos básicos de etanol: o anidro e o hidratado. O que difere esses dois tipos é a concentração de água: no hidratado, a água pode chegar a 5% e, no anidro, a 0.5%. Com isso, percebemos que o etanol anidro contém muito mais álcool do que água na composição, o que o torna praticamente um álcool pu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ço médio do etanol hidratado subiu R$ 0,05 no Acre entre a primeira e segunda semanas de novembro, segundo o Sistema de Levantamento de Preço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06/BRASIL-VENCE_2.jpg?resize=400%2C240&amp;ssl=1</text:p>
          </table:table-cell>
          <table:table-cell office:value-type="string" calcext:value-type="string">
            <text:p>Destaque 7</text:p>
          </table:table-cell>
          <table:table-cell office:value-type="string" calcext:value-type="string">
            <text:p>Seis em cada 10 brasileiros acham que Seleção vencerá a Copa</text:p>
          </table:table-cell>
          <table:table-cell office:value-type="string" calcext:value-type="string">
            <text:p>https://ac24horas.com/2022/11/16/seis-em-cada-10-brasileiros-acham-que-selecao-vencera-a-copa/</text:p>
          </table:table-cell>
          <table:table-cell office:value-type="string" calcext:value-type="string">
            <text:p>Se depender do torcedor, a Seleção Brasileira desembarca no Catar favoritíssima para vencer a Copa do Mundo, que começa no próximo domingo (20/11). E o superlativo, aqui, não é exagero. Seis em cada dez brasileiros (57%) acreditam na conquista do hexacampeonato. É isso o que mostra uma pesquisa exclusiva, realizada pelo Instituto Travessia, para o Metrópoles.E há outras demonstrações do mais puro otimismo por parte dos brasileiros. As equipes da Alemanha e França, por exemplo, são consideradas as maiores rivais do Brasil (veja quadro abaixo). Cada uma delas, porém, não soma mais do que 8% das opiniões de favoritismo reportadas pela enquete, realizada em todo o país, a partir de uma amostra de mil pessoas, entre 9 e 10 de novembro.Na sequência, pela ordem, vêm Argentina (5%), Espanha (2%) e Inglaterra (1%). “O fato é que, tirando o Brasil, as outras seleções estão emboladas em um grande empate técnico”, diz Renato Dorgan Filho, analista e sócio do Travessia. A margem de erro da sondagem é de três pontos percentuais para cima e para baixo Assim, da Alemanha, com 8%, até a Espanha, com 2%, todos os adversários encontram-se numa média de 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e depender do torcedor, a Seleção Brasileira desembarca no Catar favoritíssima para vencer a Copa do Mundo, que começa no próximo domingo (20/11). E o superlativo,...</text:p>
          </table:table-cell>
          <table:table-cell office:value-type="string" calcext:value-type="string">
            <text:p>CNN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WhatsApp-Image-2022-11-16-at-07.58.46.jpeg?resize=400%2C240&amp;ssl=1</text:p>
          </table:table-cell>
          <table:table-cell office:value-type="string" calcext:value-type="string">
            <text:p>Cotidiano</text:p>
          </table:table-cell>
          <table:table-cell office:value-type="string" calcext:value-type="string">
            <text:p>Gladson Cameli se encontra com presidente eleito Lula ao entregar Carta da Amazônia</text:p>
          </table:table-cell>
          <table:table-cell office:value-type="string" calcext:value-type="string">
            <text:p>https://ac24horas.com/2022/11/16/gladson-cameli-se-encontra-com-presidente-eleito-lula-ao-entregar-carta-da-amazonia/</text:p>
          </table:table-cell>
          <table:table-cell office:value-type="string" calcext:value-type="string">
            <text:p>O governador do Acre, Gladson Cameli (PP) foi um dos governadores da Região Norte a aparecer na foto de entrega oficial da Carta da Amazônia ao presidente eleito do Brasil, Luiz Inácio Lula da Silva. O encontro ocorreu nesta quarta-feira, 16, no estande do Consórcio de Governadores, durante a realização da COP27.A carta pede uma agenda comum de transição climática para Amazônia e o documento assinado pelos nove governadores que compõem o Consórcio Interestadual de Desenvolvimento Sustentável da Amazônia Legal contém todas as propostas de desenvolvimento sustentável da região, que precisam do apoio do governo federal e de países e empresas internacionais.Cameli reforçou a Lula o compromisso de que o governo federal deve continuar tendo com todos os moradores da região amazônica e enfatizou que é preciso que os diversos agentes que participam da COP27 e que buscam soluções para o problema das alterações climáticas do planeta tenham em mente que a preservação da biodiversidade amazônica passa pela valorização humana.“As pessoas que vivem na Amazônia precisam ter recursos para uma sobrevivência com qualidade de vida. E isso passa não só pela geração de empregos, mas também pela melhoria da nossa educação, da saúde pública, da segurança dos cidadãos e cidadãs, através de uma vigilância efetiva das nossas fronteiras”, completou.Lula disse aos governadores, que “assinaria a carta sem reparos” e se comprometeu a estabelecer o diálogo entre o governo federal, os estados e os municípios. “É preciso dar aos estados e aos municípios as condições de cumprir as obrigações constitucionais”.Participaram, ainda, da solenidade os governadores Mauro Mendes (MT) e Wanderlei Barbosa (TO). Como integrante da comitiva de Lula, a governadora Fátima Bezerra (RN) também esteve presente, além da futura primeira-dama, Rosângela Silva, a Janja, senadores, deputados federais e estaduais e secretários de Estado.Veja a íntegra da carta:“Carta dos governadores pela AmazôniaSabedores da importância estratégica da Amazônia para o desenvolvimento nacional, os Governadores dos nove estados da Amazônia Legal reafirmam seu compromisso e seu espírito de cooperação em favor de políticas orientadas à conservação e ao desenvolvimento sustentável da Região.Nesse novo quadro político resultante das eleições de outubro de 2022, expressamos a disposição em construir uma relação profícua e eficaz com o Governo Federal, baseada no respeito democrático, na observância da Constituição e do diálogo com os poderes constituídos nas esferas estadual e federal.A urgência colocada pela emergência climática exige, igualmente, urgência na busca de soluções. Esse imperativo requer um diálogo com a comunidade internacional, com vistas a estruturar parcerias mais eficazes, bem como a observância dos princípios e o cumprimento dos compromissos assumidos na Convenção-Quadro das Nações Unidas sobre Mudança do Clima e nos Acordos de Paris.A Amazônia é uma região de superlativos, contradições, desafios e oportunidades. A Amazônia também é um espaço multicultural cuja diversidade é um dos elementos que definem a identidade brasileira. A riqueza dos seus recursos naturais foi o motor, em diferentes momentos históricos, do desenvolvimento econômico e da projeção geopolítica do Brasil.As transformações econômicas então geradas foram, porém, incapazes de reduzir as desigualdades e erradicar a pobreza extrema. O modelo de desenvolvimento vigente, para ser economicamente pujante, trouxe o custo de ser ambientalmente devastador e socialmente excludente.Mudar isso requer uma nova cooperação entre os Estados da Amazônia legal e o Governo federal, orientada pela ciência, pela estabilidade e reforço institucional e impulsionada pela determinação e pela vontade política de ambas as partes. Essa cooperação demanda retomar o diálogo construtivo com os demais países amazônicos de modo a fortalecer sua concertação, bem como reforçar a capacidade de atuação da Organização do Tratado de Cooperação Amazônica (OTCA).Um aspecto importante: nos últimos quatro anos os Estados da Amazônia alcançaram um nível de capacidade de relacionamento com organismos internacionais, com a sociedade civil, com instituições financeiras e até mesmo entre si que deve ser incentivado não pode mais retroceder e apoiado pelo novo governo federal no afã de se alcançar a melhor cooperação possível.Urge superar a assimetria entre as responsabilidades legais assumidas pelas unidades subnacionais e suas precárias capacidades estruturais e financeiras. Esta contradição prejudica a presença e a efetividade de nossas ações no território, derivadas, em grande parte, da histórica centralização e do distanciamento do ente federal em relação à realidade amazônica.No contexto dessa colaboração, propomos um esforço conjunto que permita maior celeridade na tramitação dos apoios internacionais, em particular aqueles na área financeira, de modo a transformar a realidade da floresta e das comunidades locais em prazos mais curtos. Precisamos da floresta viva, isto é, capaz de prover serviços ambientais e gerar remuneração por eles e pelos produtos dela derivados. Essa noção de vida” é o marco que nos permitirá a monetização da floresta enquanto nova “commodity” no mercado de bens e serviços ambientais.A posição de liderar uma região vasta, complexa e essencial para o desenvolvimento do Brasil e a manutenção de fatores determinantes à existência humana neste planeta, como é a Amazônia, requer de cada Governador alto senso de responsabilidade pública neste Consórcio. Este mesmo compromisso esperamos das altas autoridades do Executivo federal e dos membros do Congresso Nacional na apreciação e tratamento de matérias de interesse da região.Cumpre alavancar os meios para promoção do desenvolvimento sustentável da Região, particularmente com ênfase na inovação, no reforço da agregação de valor aos produtos florestais e da biodiversidade, por meio da bioeconomia. Tornar isso realidade exige aperfeiçoar as capacidades humanas e institucionais e mobilizar a ação empresarial. Ao mesmo tempo, é necessário conjugar os saberes técnico e ancestral para que o potencial produtivo da Amazônia se expresse por meio do aproveitamento racional das vocações da Região e com retorno justo e equânime para as populações locais. Esses esforços – nos planos doméstico e internacional – devem ter como premissa soluções práticas orientadas a dar maior dignidade aos 29,6 milhões de habitantes de uma região- chave para a conservação da biodiversidade e da estabilidade climática do planeta.A saída para a adequação da economia brasileira no pós-pandemia passa, necessariamente, pela Amazônia. Não poderá haver um Brasil verdadeiramente desenvolvido, convivendo com uma Amazônia cuja maioria da população permaneça em condições que afrontam a sua dignidade, pela falta de saneamento, pela desnutrição e pelas carências nas áreas de saúde, educação e infraestrutura.Um Brasil desenvolvido passa, necessariamente, por uma Amazônia viva, pulsante e conservada, capaz de expressar suas potencialidades ao mundo. Ainda é possível, mas a Amazônia que queremos, precisa acontecer agora.Sharm El-Sheikh, Egito, 16 de novembro de 20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do Acre, Gladson Cameli (PP) foi um dos governadores da Região Norte a aparecer na foto de entrega oficial da Carta da Amazônia ao...</text:p>
          </table:table-cell>
          <table:table-cell office:value-type="string" calcext:value-type="string">
            <text:p>Thais Faria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mulheres.jpg?resize=400%2C240&amp;ssl=1</text:p>
          </table:table-cell>
          <table:table-cell office:value-type="string" calcext:value-type="string">
            <text:p>Cotidiano</text:p>
          </table:table-cell>
          <table:table-cell office:value-type="string" calcext:value-type="string">
            <text:p>Governo publica aprovação de regimento interno do Conselho dos Direitos da Mulher</text:p>
          </table:table-cell>
          <table:table-cell office:value-type="string" calcext:value-type="string">
            <text:p>https://ac24horas.com/2022/11/16/governo-publica-aprovacao-de-regimento-interno-do-conselho-dos-direitos-da-mulher-no-acre/</text:p>
          </table:table-cell>
          <table:table-cell office:value-type="string" calcext:value-type="string">
            <text:p>O Conselho dos Direitos da Mulher no Acre (SEDIM/AC) tem como obrigação a adoção de mecanismos e instrumentos que assegurem a participação e o controle popular sobre as políticas públicas para a promoção e garantia dos direitos das mulheres, por meio da elaboração do plano estadual, programas, projetos e ações, bem como os recursos públicos necessários para tais fins.Tem ainda prerrogativa de acompanhar a elaboração e a avaliação da proposta orçamentária do Estado, indicando à secretaria de Estado e/ou órgão responsável pelas políticas públicas para mulheres, as prioridades, propostas e modificações necessárias à consecução da política formulada, bem como para o adequado funcionamento deste Conselho; Acompanhar a concessão de auxílios e subvenções a pessoas jurídicas de direito público e privado atuantes no atendimento às mulheres; Apresentar, anualmente, à secretaria de Estado responsável pelas políticas públicas da mulher, todas as atividades desenvolvidas pelo Conselho no período, dando ampla divulgação ao mesmo, de forma a prestar contas de suas atividades à sociedade, através de seminários e/ou relatório circunstanciado; Propor aos poderes constituídos, modificações nas estruturas dos órgãos governamentais diretamente ligados à promoção e proteção dos direitos das mulheres.Compete ao Conselho Estadual dos Direitos da Mulher – CEDIM/AC: Avaliar, propor, discutir e participar da formulação e fiscalização de políticas públicas de promoção e proteção dos direitos das mulheres, observada a legislação em vigor, visando à eliminação de preconceitos, a plena inserção na vida socioeconômica, política e cultural no Estado; Propor e articular a política global, visando eliminar as discriminações que atingem a mulher, possibilitando sua integração e promoção como cidadã em todos os aspectos da vida econômica, social, política e cultural;Na próxima reunião, o CEDIM/AC vai discutir a criação de um Protocolo para atendimento de casos de feminicídio e tentativa de feminicídio ocorridos nos órgãos governamentais ou tendo como vítimas uma de suas servido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nselho dos Direitos da Mulher no Acre (SEDIM/AC) tem como obrigação a adoção de mecanismos e instrumentos que assegurem a participação e o controle popular...</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01/ISAAC-LIMA.jpg?resize=400%2C240&amp;ssl=1</text:p>
          </table:table-cell>
          <table:table-cell office:value-type="string" calcext:value-type="string">
            <text:p>Cotidiano</text:p>
          </table:table-cell>
          <table:table-cell office:value-type="string" calcext:value-type="string">
            <text:p>Isaac Lima diz que medida do PT antecipa decisão que ele já havia tomado</text:p>
          </table:table-cell>
          <table:table-cell office:value-type="string" calcext:value-type="string">
            <text:p>https://ac24horas.com/2022/11/16/isaac-lima-diz-que-medida-do-pt-antecipa-decisao-que-ele-ja-havia-tomado/</text:p>
          </table:table-cell>
          <table:table-cell office:value-type="string" calcext:value-type="string">
            <text:p>O prefeito do município de Mâncio Lima, Isaac Lima, recém-expulso do Partido dos Trabalhadores em deliberação ocorrida na última segunda-feira (14), disse aoac24horas,por meio de sua assessoria, que a decisão do partido não o surpreendeu e apenas antecipou decisão que ele já havia tomado de deixar a sigla da qual já havia pedido afastamento.“Essa notícia não é nenhuma novidade para o prefeito, ele não foi pego de surpresa. Eles apenas estão antecipando uma decisão que ele já havia tomado e comunicado ao partido lá atrás. O prefeito é muito transparente e costuma resolver as coisas com muita seriedade”, disse o assessor de comunicação do prefeito, Jenildo Cavalcante.O assessor ainda relatou algumas circunstâncias que levaram Isaac Lima a apoiar Gladson Cameli nas últimas eleições. Em primeiro lugar, ele citou o apoio prestado pelo governador para a reeleição do prefeito nas últimas eleições municipais. Em seguida, comparou o apoio dado ao município por Tião Viana, em seu governo, e por Cameli, na atual gestão.“É só avaliar o tratamento que o prefeito Isaac teve no governo Tião Viana para o tratamento que ele tem com o Gladson Cameli, que abriu mão de apoiar a sua candidata em favor do Isaac. O prefeito era mal recebido no gabinete (do Tião). Os secretários não recebiam o prefeito e não visitavam a prefeitura com a mesma frequência que os atuais secretários visitam”, disse.Jenildo Cavalcante também afirmou que durante o período em que Jorge Viana não definia se seria candidato ao governo ou ao senado, o prefeito conversou com o seu irmão, o então deputado Jonas Lima, quando decidiu não sair para a reeleição, e depois disso declarou apoio para o presidente da Aleac, Nicolau Júnior, e para Gladson.“O prefeito está muito tranquilo e diz que vai estar do lado de quem ajuda o município. Hoje, o governo já está investindo mais de R$ 10 milhões em Mâncio Lima. Então, o prefeito não ia deixar de apoiar um governo que está ajudando a cidade para embarcar em outro que não ajudou no passado e que não deu nenhuma esperança de que seria diferente no futuro”, conclui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o município de Mâncio Lima, Isaac Lima, recém-expulso do Partido dos Trabalhadores em deliberação ocorrida na última segunda-feira (14), disse ao ac24horas, por mei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MAE-BARRACO.jpg?resize=400%2C240&amp;ssl=1</text:p>
          </table:table-cell>
          <table:table-cell office:value-type="string" calcext:value-type="string">
            <text:p>Acre</text:p>
          </table:table-cell>
          <table:table-cell office:value-type="string" calcext:value-type="string">
            <text:p>Mãe que morava em barraco dá à luz após receber doações</text:p>
          </table:table-cell>
          <table:table-cell office:value-type="string" calcext:value-type="string">
            <text:p>https://ac24horas.com/2022/11/16/mae-que-morava-em-barraco-da-a-luz-apos-receber-doacoes/</text:p>
          </table:table-cell>
          <table:table-cell office:value-type="string" calcext:value-type="string">
            <text:p>A dona de casa e mãe de família Juliana Gomes, que foi apresentada ao público peloac24horasno decorrer dessa semana, deu à luz nessa terça- feira, 15,pouco depois de receber as doações após ter sua condição de vida retratada em  vídeo.Ela estava grávida e vivia com mais três filhos e passava por uma situação de desespero, morando em um barraco construído em uma área de floresta de Rio Branco.O pequeno Luiz Miguel nasceu às 18h35, com 2.800 kg, sendo o 5° filho de Juliana. A mãe achava que estava com 7 meses, mas começou a sentir dores logo após gravar o vídeo ao ac24horas. Por sorte, havia recebido algumas roupinhas e fraldas como parte das doações.Após a publicação, diversas pessoas ajudaram as crianças, a mulher e seu marido com presentes, alimentos e objetos para casa. Um dos filhos, não aguentando o calor que faz no Estado, implorou que pelo menos um ventilador fosse entregue, porém recebeu 4 para todos.A prefeitura da capital conseguiu inscrever os moradores no Aluguel Social, com pagamento previsto depois de 30 dias. Faltando quase um mês para receber o benefício, o valor correspondente também foi doado e a família logo estará na nova residênc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ona de casa e mãe de família Juliana Gomes, que foi apresentada ao público pelo ac24horas no decorrer dessa semana, deu à luz nessa terça-...</text:p>
          </table:table-cell>
          <table:table-cell office:value-type="string" calcext:value-type="string">
            <text:p>Thais Faria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Chico_Batista.jpg?resize=400%2C240&amp;ssl=1</text:p>
          </table:table-cell>
          <table:table-cell office:value-type="string" calcext:value-type="string">
            <text:p>Acre</text:p>
          </table:table-cell>
          <table:table-cell office:value-type="string" calcext:value-type="string">
            <text:p>Presidente da Câmara de Tarauacá responde por crime contra a flora</text:p>
          </table:table-cell>
          <table:table-cell office:value-type="string" calcext:value-type="string">
            <text:p>https://ac24horas.com/2022/11/16/autuado-pelo-ibama-presidente-da-camara-de-tarauaca-responde-a-processo-por-crime-contra-a-flora/</text:p>
          </table:table-cell>
          <table:table-cell office:value-type="string" calcext:value-type="string">
            <text:p>O processo criminal ajuizado pelo Ministério Público do Acre contra o vereador Francisco Feitoza Batista, atual presidente da Câmara de Tarauacá, decorre de autuação pelo Instituto Brasileiro do Meio Ambiente – Ibama – ocorrida em 2018, quando ele foi flagrado com 14,521m³ de madeira serrada da espécie mulateiro, sem licença válida outorgada pela autoridade competente.Em setembro passado, após longa tramitação do processo, a promotora de justiça daquela comarca, Luana Diniz Lírio Maciel, ofereceu proposta de transação penal, espécie de acordo previsto em lei por meio do qual possível pena privativa de liberdade em casos de crimes de menor potencial ofensivo pode ser substituída pela prestação de serviços à comunidade.Se aceitar a proposta do Ministério Público, Chico Batista poderá pagar 2 (dois) salários-mínimos parcelados em até 6 (seis) vezes ou, em caráter alternativo, prestar serviços à comunidade pelo período de 2 (dois) meses, uma vez por semana, durante 8 (oito) horas diárias, em entidade a ser designada, além de reparar o dano ambiental cometido.A defesa do vereador ainda não se manifestou a respeito da aceitação ou não da proposta de transação penal feita pelo MP. O Juizado Especial Criminal de Tarauacá designou o próximo dia 30 de novembro, às 9 horas, a realização da audiência preliminar de transação penal, na qual o parlamentar poderá se defender das acusações de crime ambiental imputadas a ele.Caso não aceite o acordo e seja condenado pelo crime do qual é acusado, o vereador poderá ser punido com pena que varia de 6 (seis) meses a 1 (um) ano de detenção, além do pagamento de multa. A aceitação da transação penal põe fim ao processo criminal sem julgamento do mérito.O crime ambiental em referência está previsto no artigo 46, parágrafo único, da Lei nº 9.605/98, e foi flagrado durante a Operação Cunha Gomes, realizada pelo IBAMA e pelo Batalhão Ambiental do Acre (BPA-AC), entre os dias 12 e 22 de junho de 2018, na divisa entre os estado do Acre e Amazonas.A reportagem tentou manter contato telefônico com o vereador, mas não obteve resposta até o fechamento da publicação. O espaço permanece à disposição dele para os esclarecimentos que considerar necessári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ocesso criminal ajuizado pelo Ministério Público do Acre contra o vereador Francisco Feitoza Batista, atual presidente da Câmara de Tarauacá, decorre de autuação pelo Institut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CRIANCA-BRASIL.jpg?resize=400%2C240&amp;ssl=1</text:p>
          </table:table-cell>
          <table:table-cell office:value-type="string" calcext:value-type="string">
            <text:p>Notícias</text:p>
          </table:table-cell>
          <table:table-cell office:value-type="string" calcext:value-type="string">
            <text:p>Perdeu, mané, não amola! – Min. Roberto Barroso (STF)</text:p>
          </table:table-cell>
          <table:table-cell office:value-type="string" calcext:value-type="string">
            <text:p>https://ac24horas.com/2022/11/16/perdeu-mane-nao-amola-min-roberto-barroso-stf/</text:p>
          </table:table-cell>
          <table:table-cell office:value-type="string" calcext:value-type="string">
            <text:p>“Quem luta por liberdade jamais será vencido” – Gal. Villas BôasAs frases que dão título ao presente texto foram pronunciadas hoje com enorme repercussão nas mídias sociais e, de certo modo, resumem a questão com a qual nos debatemos, ou seja, o resultado eleitoral que, segundo o TSE, trouxe de volta à presidência o ex-presidiário Lula da Silva.Na primeira, emRESPOSTA, a um popular em Nova York, que perguntava por que não oferecia acesso ao código fonte do sistema de apuração, justamente o mais delicado entre os ministros do STF, desceu do salto e, em linguagem de assalto na esquina, anunciou ao desprevenido que ele estava lascado, não adiantaria resistir.Na segunda, emNOTA PÚBLICA, o velho e respeitado General Villas Bôas, de sua cadeira de rodas e condições de saúde física profundamente debilitadas, faz uma série de constatações e exalta a luta pela liberdade, numa espécie de repto ao processo  vergonhoso que se instalou no Brasil desde 2019, com o conluio da imprensa que culminou com a “eleição” do ex-presidiário.Entre uma e outra, perplexos, milhões de brasileiros que foram às portas dos quartéis no dia de hoje se perguntam em que mundo estamos. Um Juiz dá ao povo brasileiro um ultimato de assalto, enquanto um general reformado e doente clama por liberdade. A velha imprensa defunta, mas nem por isso inofensiva, cuidou de tratar o primeiro como uma irritação momentânea, quase culpando o questionador, e o segundo como fala de um golpista, o que somente atesta, reforça, endossa, o texto e as razões do General. A imprensa é sócia da crise.A quem essa gente pensa que engana? Que tipo de brasileiro realmente não percebe que estamos na antessala de um processo deletério de nossos valores, da família, da vida, da propriedade privada, da livre expressão, da liberdade? Sei, incautos sempre há por aí. Embora determinadas lideranças falem que o governo do presidente Lula será o “novo normal” na democracia brasileira, a memória recente rejeita aquilo como normal. Não há “normalidade” no roubo, no mensalão, no petrolão ou num provável carbonão, como já alcunhou alguém os acordos em torno da redução de emissões de gases do efeito estufa.A luta pela liberdade a que se referiu Villas Bôas se confunde com a luta contra o normal cleptocrata (palavras do MinistroGilmar Mendes). As centenas de milhares, senão milhões de pessoas que estão nas ruas desde o dia 2 de novembro não foram curtir um feriadão sem fim, elas sabem disso, têm um objetivo e total consciência da trama na qual enredaram o povo brasileiro.Aglomeradas em todas as capitais em frente aos quartéis, multidões de brasileiros estão sob o sol escaldante, sob chuva e frio, para protestarem contra um processo eleitoral que tem apenas cara de normal. É surreal que um erro de CEP retirou da cadeia um condenado pela justiça em três instâncias, deu cavalo de pau na prisão em segunda instância, lhe concedeu elegibilidade e bancou sua eleição com urnas sobre as quais, segundoNOTA DAS FFAA, não se exclui a possibilidade da existência de fraude ou inconsistência. Creio que o Brasil não é o mesmo, não se entregará sem luta, não importa que o ex-presidiário tenha ficado maisMADURO,como fez questão de enfatizar.Alguém poderá argumentar que os manifestantes estão às portas dos quartéis, logo, reivindicam um golpe de estado. Ora, ora, queriam que fossem para onde? Para o STF de onde vem “perdeu, mané!”, e saem as ordens de censura e o silenciamento à granel como alertou bravamente o deputado federal gaúchoMarcel Van Hattem? Para oCONGRESque já flerta com o “vencedor” para participar do butim? Convenhamos, não resta nada para ninguém, a não ser as forças militares cujo papel constitucional tem três pilares (1) defesa da Pátria; (2) defesa dos Poderes Constituídos; e (3) por iniciativa de quaisquer Poderes, garantir a lei e a ordem. O povo, órfão de proteção legal da sua liberdade, descrente do processo eleitoral e ameaçado por projetos autoritários tem sim o direito de buscar refúgio e mediação no último dos guardiães, como assevera o juristaIves Gandra Martins.Os “girassóis” que embelezam e sacodem as ruas brasileiras nos dias de hoje não são golpistas, não fraudaram eleições, não cometem atentados contra quem ou o que quer que seja, não promovem arruaças ou depredações, não censuraram nem calaram opositores, são pacíficos, apenas exercem o legítimo direito à liberdade, inclusive a de pedir proteção aos demais como, por exemplo, de termos eleições insuspeitas.Valterlucio Bessa Campelo escreve às sextas-feiras no site ac24horas e, eventualmente, no seuBLOG, no site Liberais e Conservadores doPuggina, na revistaNavegose em outros si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luta por liberdade jamais será vencido” – Gal. Villas Bôas As frases que dão título ao presente texto foram pronunciadas hoje com enorme repercussão nas...</text:p>
          </table:table-cell>
          <table:table-cell office:value-type="string" calcext:value-type="string">
            <text:p>Valterlucio Campel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07/TEMPO-FRIO-ACRE-.jpg?resize=400%2C240&amp;ssl=1</text:p>
          </table:table-cell>
          <table:table-cell office:value-type="string" calcext:value-type="string">
            <text:p>Cotidiano</text:p>
          </table:table-cell>
          <table:table-cell office:value-type="string" calcext:value-type="string">
            <text:p>Acre tem quarta-feira com tempo parcialmente nublado e chances de chuvas pontuais</text:p>
          </table:table-cell>
          <table:table-cell office:value-type="string" calcext:value-type="string">
            <text:p>https://ac24horas.com/2022/11/16/acre-tem-quarta-feira-com-tempo-parcialmente-nublado-e-chances-de-chuvas-pontuais/</text:p>
          </table:table-cell>
          <table:table-cell office:value-type="string" calcext:value-type="string">
            <text:p>A incursão de ar polar e a umidade originária do Atlântico, podem provocar chuvas, em geral, passageiras e pontuais, mas que podem ser intensas, nesta quarta-feira, 16, no Acre.Em Rio Branco, Brasileia e Sena Madureira o dia será de sol e nuvens, com ventos soprando entre fracos e calmos. O mesmo deve ocorrer nas microrregiões de Cruzeiro do Sul e Tarauacá.Temperaturas:– Rio Branco, Senador Guiomard, Bujari e Porto Acre, com mínimas oscilando entre 20 e 22ºC, e máximas, entre 30 e 32ºC;– Brasileia, Epitaciolândia, Xapuri, Capixaba, Assis Brasil e Santa Rosa do Purus, com mínimas oscilando entre 19 e 21ºC, e máximas, entre 30 e 32ºC;– Plácido de Castro e Acrelândia, com mínimas oscilando entre 20 e 22ºC, e máximas, entre 31 e 33ºC;– Sena Madureira e Manuel Urbano, com mínimas oscilando entre 21 e 23ºC, e máximas, entre 30 e 32ºC;– Tarauacá e Feijó, com mínimas oscilando entre 21 e 23ºC, e máximas, entre 30 e 32ºC;– Cruzeiro do Sul, Mâncio Lima e Rodrigues Alves, com mínimas oscilando entre 21 e 23ºC, e máximas, entre 27 e 29ºC;– Marechal Thaumaturgo, Porto Walter e Jordão, com mínimas oscilando entre 21 e 23ºC, e máximas, entre 28 e 30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incursão de ar polar e a umidade originária do Atlântico, podem provocar chuvas, em geral, passageiras e pontuais, mas que podem ser intensas, nesta quarta-feira,...</text:p>
          </table:table-cell>
          <table:table-cell office:value-type="string" calcext:value-type="string">
            <text:p>Deylon Félix</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10/aula-educacao-professor-sala-de-aula-ensino-quadro-negro.jpg?resize=400%2C240&amp;ssl=1</text:p>
          </table:table-cell>
          <table:table-cell office:value-type="string" calcext:value-type="string">
            <text:p>Cotidiano</text:p>
          </table:table-cell>
          <table:table-cell office:value-type="string" calcext:value-type="string">
            <text:p>Professor, vendedor, gerente: Sine do Acre oferta 69 vagas de emprego nesta quarta-feira</text:p>
          </table:table-cell>
          <table:table-cell office:value-type="string" calcext:value-type="string">
            <text:p>https://ac24horas.com/2022/11/16/professor-vendedor-gerente-sine-do-acre-oferta-69-vagas-de-emprego-nesta-quarta-feira/</text:p>
          </table:table-cell>
          <table:table-cell office:value-type="string" calcext:value-type="string">
            <text:p>O Sistema Nacional de Empregos do Acre (Sine), está disponibilizando 69 vagas de emprego para várias áreas em Rio Branco, nesta quarta-feira, 16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69 vagas de emprego para várias áreas em Rio Branco, nesta quarta-feira, 16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comitiva-Lula-cop27-16nov-2022-848x477-1.png?resize=400%2C240&amp;ssl=1</text:p>
          </table:table-cell>
          <table:table-cell office:value-type="string" calcext:value-type="string">
            <text:p>Destaque 6</text:p>
          </table:table-cell>
          <table:table-cell office:value-type="string" calcext:value-type="string">
            <text:p>Lula diz que pedirá à ONU que Brasil sedie COP de 2025</text:p>
          </table:table-cell>
          <table:table-cell office:value-type="string" calcext:value-type="string">
            <text:p>https://ac24horas.com/2022/11/16/lula-diz-que-pedira-a-onu-que-brasil-sedie-cop-de-2025/</text:p>
          </table:table-cell>
          <table:table-cell office:value-type="string" calcext:value-type="string">
            <text:p>O presidente eleito, Luiz Inácio Lula da Silva (PT), disse nesta 4ª feira (16.nov.2022) que falará com o secretário-geral da ONU (Organização das Nações Unidas), António Guterres, para que a COP de 2025 seja realizada no Brasil.“Pode ficar certo que nós vamos falar com o secretário-geral da ONU e vamos pedir para que essa COP de 2025 seja feita no Brasil, que seja feita na Amazônia”, afirmou durante discurso em painel da Amazônia na COP27, conferência do clima sediada no Egito.Segundo o petista, as pessoas que defendem a Amazônia precisam conhecer a região. “Na Amazônia tem 2 Estados aptos para receber qualquer conferência internacional, que é o Estado do Amazonas e o Estado do Pará”, disse o presidente eleito olhando para governadores que compareceram ao evento. “Aí vocês discutem entre vocês quem é que tem mais a oferecer do ponto de vista de infraestrutura.”Lula também falou que fará “o Brasil conviver democraticamente com os seus representantes” por meio de reuniões periódicas com os governadores e prefeitos para acabar com o desmatamento ilegal. “Não dá para evitar queimadas sem falar com os prefeitos”, explicou.Assista ao pronunciamento de Lula na COP27 (10min04s):O ex-presidente participou do painel “Carta da Amazônia – uma agenda comum para a transição climática”, no qual o governador Helder Barbalho (MDB-PA) leu uma carta dos governadores pela Amazônia.Também estavam presentes:os governadores: Waldez (PDT-AP) Gladson Cameli (PP-AC), Mauro Mendes (União-MT), Wanderlei Barbosa (Republicanos-TO), e Marcos Rocha (União-RO);os senadores: Randolfe Rodrigues (Rede-AP), Alessandro Vieira (Rede-SE), Eliziane Gama (PPS-MA), Mauro Carvalho (União Brasil-MT), Jean Paul Prates (PT-RN), Katia Abreu (PP-TO);os deputados federais: Airton Faleiro (PT-PA), Alessandro Molon (PSB-RJ), Joenia Wapichana (Rede-RR), Sônia Guajajara (Psol-SP), Carlos Veras (PT-PE), Rodrigo Augustinho (PSB-SP) e Julio Delgado (PV-MG); a representante da ONU no Brasil, Silvi Rucks; os ex-ministros Fernando Haddad (PT) e Marina Silva (Rede); e o ministro do TCU (Tribunal de Contas da União), Vital do Rego também estavam presentes, além deputados estaduais, embaixadores e outras autoridades.O presidente eleito foi convidado para participar da COP27 logo depois de confirmada a sua vitória no 2º turno das eleições.LULA NA COP27Na 3ª feira (15.nov), o petista se reuniu a portas fechadas com as autoridades climáticas dos Estados Unidos e da China -respectivamente, John Kerry e Xie Zhen.Além de Kerry e Zhenhua, Lula também se encontrou com senadores brasileiros na 3ª feira (15.nov) na COP27.O futuro presidente tem os seguintes compromissos na conferência da ONU para o clima:4ª feira (16.nov) às 12h15 — faz pronunciamento na área da ONU;5ª feira (17.nov) às 5h — encontro com representantes da sociedade civil brasileira, no Brazil Hub; e5ª feira (17.nov) às 10h — encontro com o Fórum Internacional dos Povos Indígenas/Fórum dos Povos sobre Mudança Climática.Ele não detalhou o horário em que deve se encontrar com Frans Timmermans nesta 4ª feira (16.nov).Lula foi ao Egito participar da COP27 a bordo de um avião de José Seripieri Junior, empresário ex-dono da Qualicorp e dono da QSaúde.Próximo de Lula, Júnior, como é conhecido, foi um dos primeiros donos de empresa a se encontrarem com o então candidato a presidente durante a campanha eleitoral. O jato é do modelo Gulfstream G600 e tem capacidade para transportar 16 pesso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eleito, Luiz Inácio Lula da Silva (PT), disse nesta 4ª feira (16.nov.2022) que falará com o secretário-geral da ONU (Organização das Nações Unidas), António...</text:p>
          </table:table-cell>
          <table:table-cell office:value-type="string" calcext:value-type="string">
            <text:p>CNN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09/JERRY-CORREIA-PREFEITO-ASSIS.jpg?resize=400%2C240&amp;ssl=1</text:p>
          </table:table-cell>
          <table:table-cell office:value-type="string" calcext:value-type="string">
            <text:p>Coluna do Astério</text:p>
          </table:table-cell>
          <table:table-cell office:value-type="string" calcext:value-type="string">
            <text:p>PT: De quem é a culpa?</text:p>
          </table:table-cell>
          <table:table-cell office:value-type="string" calcext:value-type="string">
            <text:p>https://ac24horas.com/2022/11/16/pt-de-quem-e-a-culpa/</text:p>
          </table:table-cell>
          <table:table-cell office:value-type="string" calcext:value-type="string">
            <text:p>O prefeito de Assis Brasil, Jerry Correia, em via de ser expulso do PT, afirmou que, “a culpa de sua expulsão do partido é do Jorge Viana”. Na verdade, Jerry quer arranjar um bode expiatório para sua postura durante a campanha eleitoral. Mais do que ninguém, o prefeito Correia deveria saber o que diz o estatuto do PT sobre infidelidade partidária. Ele sabe que a culpa não é de Jorge Viana, mas precisa se justificar diante dos eleitores petistas de sua cidade.O mínimo que poderia ter feito era pedir licença, afastamento ou até mesmo o desligamento do PT para apoiar outros candidatos. Fazer o que o governador Gladson Cameli fez quando decidiu apoiar a reeleição da ex-prefeita Socorro Neri (PSB à época), eleita deputada federal recentemente pelo PP. E o que o prefeito Bocalom fez agora para apoiar a candidatura de Sérgio Petecão (PSD). Os dois pediram afastamento do PROGRESSISTA. Muito embora o PT nem aceite esse tipo de postura, mas publicamente seria aceitável.Por que os petistas de Xapuri não pediram a expulsão do prefeito Bira Vasconcelos? Jerry Correia poderia responder: Porque apoiou Jorge Viana para o governo! A Resposta é não, e não. O Bira apoiaria qualquer candidato definido pelo PT em convenção, inclusive o deputado Jenilson Leite (PSB) se a aliança tivesse dado certo. A postura do Bira desmonta qualquer argumento contrário, principalmente por ter Gladson Cameli como parceiro institucional sem ter transgredido o estatuto do PT. Portanto, a culpa não é do Jorge Viana é dele mesmo, do Jerry, muito menos do PT. Regras são regras…“A culpa é do mordomo”. (Alfred Hitchcock). Uma coisa é certa:. Depois desse movimento patriota todo, a maioria das pessoas aprenderão a cantar corretamente o Hino Nacional.. Região de fronteira do Vale do Acre carecendo de uma operação em larga escala para conter a onda de violência.. É o que pedem os habitantes da região.. A situação é tensa!. O governador Gladson Cameli já embarcou nas propostas da COP 27 e articula a vinda de recursos para o Acre.. Certo ele!. O sucesso ou fracasso do governo recai sobre o seu espinhaço.. Gladson sempre dá um passo à frente na política.. Quem não parou de trabalhar um minuto sequer foi o deputado federal e senador eleito Alan Rick (União Brasil).. Por falar em União Brasil, notícias vindas do DF dão conta de que o partido poderá fazer parte da base do futuro governo Lula/Alckmin.. O Alckmin é um lorde!. O PSD do senador Petecão já enfiou a bola na caçapa.. Subestimar o poder de influência dos Vianas (mesmo sem mandato) no futuro governo Lula é um erro de avaliação política.. Porém, tem gente que ache que não.. O prefeito Tião Bocalom precisa focar na sua reeleiçã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Assis Brasil, Jerry Correia, em via de ser expulso do PT, afirmou que, “a culpa de sua expulsão do partido é do Jorge...</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09/mega_sena_mcajr_abr_2904223679.jpg?resize=400%2C240&amp;ssl=1</text:p>
          </table:table-cell>
          <table:table-cell office:value-type="string" calcext:value-type="string">
            <text:p>Destaque 3</text:p>
          </table:table-cell>
          <table:table-cell office:value-type="string" calcext:value-type="string">
            <text:p>Mega-Sena sorteia nesta quarta-feira prêmio estimado em R$ 10 milhões; saiba como participar</text:p>
          </table:table-cell>
          <table:table-cell office:value-type="string" calcext:value-type="string">
            <text:p>https://ac24horas.com/2022/11/16/mega-sena-sorteia-nesta-quarta-feira-premio-estimado-em-r-10-milhoes/</text:p>
          </table:table-cell>
          <table:table-cell office:value-type="string" calcext:value-type="string">
            <text:p>A Mega-Sena sorteia nesta quarta-feira (16) um prêmio estimado em R$ 10 milhões, na faixa principal.A seis dezenas do concurso 2.539 serão sorteadas, a partir das 20h (horário de Brasília), no Espaço da Sorte, localizado na Avenida Paulista, nº 750, na cidade de São Paulo, com transmissão ao vivo pelas redes sociais das Loterias Caixa no Facebook e YouTube.De acordo com a Caixa, caso um apostador ganhe o prêmio principal e aplique todo o valor na poupança, receberá R$ 68,1 mil de rendimento no primeiro mês.As apostas podem ser feitas até as 19h (horário de Brasília) nas casas lotéricas credenciadas pela Caixa, em todo o país ou pela internet.O valor de uma aposta simples, com seis dezenas marcadas, custa R$ 4,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ega-Sena sorteia nesta quarta-feira (16) um prêmio estimado em R$ 10 milhões, na faixa principal. A seis dezenas do concurso 2.539 serão sorteadas, a partir...</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01/mega-da-virada.jpg?resize=400%2C240&amp;ssl=1</text:p>
          </table:table-cell>
          <table:table-cell office:value-type="string" calcext:value-type="string">
            <text:p>Destaque 3</text:p>
          </table:table-cell>
          <table:table-cell office:value-type="string" calcext:value-type="string">
            <text:p>Apostas da Mega da Virada podem ser feitas a partir desta quarta-feira</text:p>
          </table:table-cell>
          <table:table-cell office:value-type="string" calcext:value-type="string">
            <text:p>https://ac24horas.com/2022/11/16/apostas-da-mega-da-virada-podem-ser-feitas-a-partir-desta-quarta-feira/</text:p>
          </table:table-cell>
          <table:table-cell office:value-type="string" calcext:value-type="string">
            <text:p>As apostas da Mega da Virada, concurso especial da Mega-Sena de número 2.550, com um prêmio estimado em R$ 450 milhões, começam a ser feitas a partir desta quarta-feira (16).De acordo com Caixa, o valor é o maior da história das Loterias Caixa; e o sorteio das seis dezenas será realizado no dia 31 de dezembro.As apostas devem ser feitas em volante específico da Mega da Virada em qualquer casa lotérica credenciada pela Caixa, em todo o país ou pela internet.Como nos demais concursos especiais, o prêmio principal da Mega da Virada não acumula. Se não houver ganhadores na faixa principal, com acerto de seis números, o prêmio será dividido entre os acertadores da 2ª faixa (com o acerto de cinco números) e assim por diante.Para jogar na Mega da Virada, é só marcar de seis a 20 números dentre os 60 disponíveis no volante. O apostador ainda pode deixar que o sistema escolha os números por meio da Surpresinha. O valor da aposta simples, com seis dezenas marcadas, custa R$ 4,50.BolãoO apostador também pode aumentar as chances de ganhar realizando apostas em grupo por meio do Bolão Caixa. Basta preencher o campo próprio no volante ou solicitar ao atendente da lotérica.Na Mega-Sena, os bolões têm preço mínimo de R$ 10. Porém, cada cota não pode ser inferior a R$ 5. É possível realizar um bolão de no mínimo duas e no máximo 100 cotas. Também é possível adquirir cotas de bolões organizados pelas unidades lotéricas. Neste caso, poderá ser cobrada uma tarifa de serviço adicional de até 35% do valor da cota.De acordo com a Caixa, caso apenas um apostador ganhe o prêmio da Mega da Virada e aplique todo o valor na poupança, receberá R$ 2,7 milhões no primeiro m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apostas da Mega da Virada, concurso especial da Mega-Sena de número 2.550, com um prêmio estimado em R$ 450 milhões, começam a ser feitas 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RIO-ACRE-_-HOJE-22.jpg?resize=400%2C240&amp;ssl=1</text:p>
          </table:table-cell>
          <table:table-cell office:value-type="string" calcext:value-type="string">
            <text:p>Destaque 6</text:p>
          </table:table-cell>
          <table:table-cell office:value-type="string" calcext:value-type="string">
            <text:p>Falta de chuvas pode ocasionar inundação em dezembro no Acre</text:p>
          </table:table-cell>
          <table:table-cell office:value-type="string" calcext:value-type="string">
            <text:p>https://ac24horas.com/2022/11/16/falta-de-chuvas-em-novembro-pode-ocasionar-inundacao-em-dezembro-na-capital/</text:p>
          </table:table-cell>
          <table:table-cell office:value-type="string" calcext:value-type="string">
            <text:p>O tenente-coronel e coordenador da Defesa Civil em Rio Branco, Cláudio Falcão, disse durante entrevista na Rede Amazônica na manhã desta terça-feira, 15, que existe uma grande possibilidade de ocorrer inundações no mês de dezembro – com a cheias dos igarapés e dos mananciais.De acordo com Falcão, o fenômeno poderá ocorrer devido à falta de chuvas previstas para o mês de novembro – que, segundo ele, ainda não atingiu 25% – mesmo com os 46mm de água que caíram na cidade na noite de segunda-feira, 14. “Nunca passamos por uma situação como essa com tão poucas chuvas e isso é uma situação complicada. A expectativa é que a situação melhorasse na segunda quinzena do mês, mas temos previsão de aumento da temperatura e com isso a estiagem, provavelmente, não teremos uma melhora na temperatura em novembro”, comentou.O militar acredita que o volume de grandes chuvas que faltaram no mês de novembro, poderá acontecer no mês de dezembro. “As chuvas que estão faltando no mês de novembro podem ocorrer em dezembro e com isso teremos aumento de Rios, igarapés e represas, podendo causar uma inundação antecipada, haja vista que, as inundações em Rio Branco decorrem 73% em fevereiro e março”, decla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nente-coronel e coordenador da Defesa Civil em Rio Branco, Cláudio Falcão, disse durante entrevista na Rede Amazônica na manhã desta terça-feira, 15, que existe um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UNIMED2B.jpg?resize=400%2C240&amp;ssl=1</text:p>
          </table:table-cell>
          <table:table-cell office:value-type="string" calcext:value-type="string">
            <text:p>Destaque 4</text:p>
          </table:table-cell>
          <table:table-cell office:value-type="string" calcext:value-type="string">
            <text:p>Associação de Procuradores do Acre aciona Unimed na justiça por quebra de contrato</text:p>
          </table:table-cell>
          <table:table-cell office:value-type="string" calcext:value-type="string">
            <text:p>https://ac24horas.com/2022/11/16/associacao-de-procuradores-do-acre-aciona-unimed-na-justica-por-quebra-de-contrato/</text:p>
          </table:table-cell>
          <table:table-cell office:value-type="string" calcext:value-type="string">
            <text:p>A Associação dos Procuradores do Estado do Acre (Apeac) está acionando na Vara Cível da Comarca de Rio Branco a Unimed Rio Branco – Cooperativa de Trabalho Médico LTDA. O objeto da ação é o descumprimento, por parte da demandada, de um contrato referente a um plano privado de assistência à saúde comercialmente denominado de Plano Empresarial Coletivo Por Adesão contratado pela demandante.Alega a Apeac que a Unimed Rio Branco decidiu pela exclusão de 17 dependentes de associados seus com idade acima de 24 anos do plano coletivo sem que a associação tivesse conhecimento.Segundo a entidade, o contrato original permitia a inclusão de pessoas que tivessem com o titular relação de pai, mãe, sogros, irmãos, tios, sobrinhos, netos, enteados, filhos solteiros com mais de vinte e quatro anos de idade e dependentes econômicos, com a exceção apenas dos benefícios especiais previstos na cláusula XI do contrato.A Apeac argumenta que em março de 2008, os termos do contrato original foram alterados para excluir o item que permitia a inclusão, como dependentes, de pessoas nas condições citadas acima, mas resguardadas as situações daqueles que já estivessem arrolados no referido item, ou seja, os efeitos da exclusão não retroagiriam para prejudicar os associados que tivessem como dependentes no plano de saúde pessoas arroladas naquela cláusula.Ocorre que, recentemente, os associados passaram a ser informados pela Unimed Rio Branco da exclusão de seus familiares do plano de saúde – o que ocorreria, de acordo com notificações remetidas diretamente aos beneficiários dependentes, após a data-limite de 30 de outubro de 2022. Posteriormente, essa data foi prorrogada para 3º de novembro de 2022.Notificada extrajudicialmente, a Unimed argumentou que o artigo 18 da “RN 195/2009 da ANS – Agência Nacional de Saúde – autoriza a exclusão de beneficiários que não mais preenchem essa condição”, e que essa “regra” estaria “consolidada no contrato” na cláusula que diz respeito às condições da perda da qualidade de beneficiário.A Apeac reagiu dizendo que a respeito da duração do contrato, à exceção de casos de fraude comprovada, valeria por tempo indeterminado, sendo automaticamente renovado, e que, afora situações de inadimplência, só haveria rescisão mediante solicitação, podendo ocorrer sem a sua anuência apenas em casos de fraude, por perda dos vínculos do titular com a pessoa jurídica contratante, ou de dependência já previstos no contrato.A Unimed ainda afirmou que “agindo dentro da legalidade, resguarda-se no seu direito de cumprir o contrato e reflexamente proteger a sua carteira de beneficiários de aumentos que poderiam ser provocados caso os contratos permanecessem sendo utilizados de forma incorreta por aqueles que já não mais figuram como dependentes do ponto de vista legal e contratual.”Para o Presidente da Associação dos Procuradores, Andrey Hollanda, a decisão da Unimed pegou todos de surpresa, especialmente porque foi tomada apenas 2 meses após o reajuste financeiro do contrato.“Em todos esses anos de associação nunca vi nada parecido, associados e dependentes em pleno tratamento de câncer e outras doenças graves sendo diretamente notificados sobre sua imediata exclusão do plano coletivo, sem que a associação tivesse conhecimento. Isso é caso até de polícia”, afirmou.Andrey Hollanda ainda disse que todos os tratos foram esquecidos pela prestadora, inclusive os contratualmente expressos para que “do dia para a noite” fosse notificada a exclusão de dependentes acima de 24 anos. Ele alega que essa sempre foi uma situação não apenas aceita, mas inicialmente fomentada pela própria Unimed, conforme previstos nos contratos originários.“Estamos falando de pessoas que estão há 15, 20 anos nessa condição. Houve o rompimento da boa-fé de forma escancarada, amparada, como sempre, no monopólio de modelo de plano de saúde da Unimed no âmbito do estado, situação que deve ser revista o mais rápido possível. É necessário que novas empresas do ramo se instalem em nosso estado e que os órgãos de controle passem a fiscalizar mais perto a saúde financeira e as práticas tributárias dessas empresas”, acrescentou.A advogada que representa a Apeac, Marcela Nogueira Lima, afirmou que o Código de Defesa do Consumidor é tratado de maneira que regras, preceitos e até mesmo dispositivos expressos são constantemente desrespeitados. Para ela, para a infelicidade da sociedade, não raras vezes acaba por sair mais em conta descumprir as normas para tentar lucrar mais.“No presente caso, durante as negociações, ficou assentado pela Unimed que eles estavam no aguardo que essa decisão promovesse o aumento de R$ 350 mil mensais em sua receita, decorrente não de um descumprimento contratual pela parte adversa, mas sim a partir da má interpretação de um dispositivo e do desprezo absoluto pela boa-fé objetiva que deve permear as relações dessa espécie. Estamos convictos de que a situação será revertida no judiciário”, afirm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ociação dos Procuradores do Estado do Acre (Apeac) está acionando na Vara Cível da Comarca de Rio Branco a Unimed Rio Branco – Cooperativa 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FUNDO_DINHEIRO.jpg?resize=400%2C240&amp;ssl=1</text:p>
          </table:table-cell>
          <table:table-cell office:value-type="string" calcext:value-type="string">
            <text:p>Destaque 4</text:p>
          </table:table-cell>
          <table:table-cell office:value-type="string" calcext:value-type="string">
            <text:p>Campanha ao governo do Acre e Senado custou R$ 31,4 milhões em 2022</text:p>
          </table:table-cell>
          <table:table-cell office:value-type="string" calcext:value-type="string">
            <text:p>https://ac24horas.com/2022/11/16/campanha-ao-governo-do-acre-e-senado-custou-r-314-milhoes-em-2022-sobras-de-campanha-chegam-a-r13-milhao/</text:p>
          </table:table-cell>
          <table:table-cell office:value-type="string" calcext:value-type="string">
            <text:p>As campanhas para governador e senador do Acre custaram mais de R$ 31,4 milhões. Esse montante tem origem de fundo eleitoral e partidário, além de doações de pessoas físicas e jurídicas, sendo a maior parte dinheiro público.O candidato David Hall, do Avante, não declarou receita nem despesa na plataforma DivulgaCandContas, do Tribunal Superior Eleitoral, informando como sobra o ingresso de R$100 mil do Fundão – e a campanha mais cara foi a vitoriosa: Gladson Cameli, do PP, que recebeu R$4.079.999,99, 100% do Fundão.O Acre teve sete candidatos a governador em 2022. Todos os candidatos que tiveram receita e despesa apresentaram gasto menor que o valor recebido, levando em conta o que foi pago: os gastos somaram mais de R$ 16 milhões, o que indica sobras de campanha que podem passar dos R$306 mil.As prestações de contas ainda não foram julgadas pela Justiça Eleitoral. Em nota do dia 31 de outubro, o TSE informa que passado o segundo turno das Eleições Gerais de 2022, os partidos políticos e os candidatas que concorreram no pleito, inclusive aos cargos de vice-presidente e vice-governador, têm até o dia 19 de novembro para apresentar as prestações de contas das respectivas campanhas eleitorais referentes aos dois turnos. Vale lembrar que a diplomação dos eleitos é condicionada à apresentação e ao julgamento das contas pela Justiça Eleitoral.Para o Senado, a disputa foi ainda mais afunilada com oito postulantes e Alan Rick o eleito para a única vaga do Acre. No total, os candidatos informaram ter recebido mais de R$ 15,1 milhões com gastos que superaram R$ 14,3 milhões.Em algumas campanhas houve doação a outras candidaturas. Marcia Bittar, do PL, doou R$ 355 mil do valor recebido para outros candidatos. Nazaré Araújo doou R$808.327,50. Ney Amorim, do Podemos, declarou igual valor para receita e despesa.Na soma dos pleitos ao governo e Senado, o total de sobras de campanha pode chegar a R$ 1,3 milhão. Os dados são públicos e podem ser acessados por qualquer cidadão no endereçohttps://divulgacandcontas.tse.jus.br/divulga/#/.Saiba quanto cada candidato recebeu e gastou nestas eleições:GOVERNODavid Hall (Avante)Declaração informa R$100.000,00 de entrada e igual valor em sobras de campanha.Gladson Cameli (PP)Recebeu R$4.079.999,99Gastou R$4.077.836,89Jorge Viana (PT)Recebeu R$2.568.736,54Gastou R$2.462.596,06Mara Rocha (MDB)Recebeu R$2.980.195,00Gastou R$2.877.367,08Marcio Bittar (União Brasil)Recebeu R$3.399.321,39Gastou R$3.358.942,69Sergio Petecão (PSD)Recebeu R$3.066.000,00Gastou R$3.016.571,30Nilson Euclides (PSOL)Recebeu R$223.535,92Gastou R$213.127,50SENADOAlan Rick (União Brasil)Recebeu R$2.835.539,64Gastou R$2.835.458,46Dimas Sandas (AGIR)Informa R$950,00 de receita e despesaJenilson Leite (PSB)Recebeu R$1.779.935,00Gastou R$1.645.843,37Vanda Milani (PROS)Recebeu R$3.183.000,00Gastou R$2.778.135,05Marcia Bittar (PL)Recebeu R$2.107.527,25Gastou R$1.964.177,24Nazaré Araújo (PT)Recebeu R$3.228.233,18Gastou R$3.076.247,79Ney Amorim (Podemos)Recebeu R$1.724.494,65Gastou R$1.724.494,65Sanderson Moura (PSOL)Recebeu R$307.593,74Gastou R$307.390,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campanhas para governador e senador do Acre custaram mais de R$ 31,4 milhões. Esse montante tem origem de fundo eleitoral e partidário, além de doações...</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chuva-protesto.jpg?resize=400%2C240&amp;ssl=1</text:p>
          </table:table-cell>
          <table:table-cell office:value-type="string" calcext:value-type="string">
            <text:p>Cotidiano</text:p>
          </table:table-cell>
          <table:table-cell office:value-type="string" calcext:value-type="string">
            <text:p>Bolsonaristas do Acre continuam protesto contra resultado das eleições</text:p>
          </table:table-cell>
          <table:table-cell office:value-type="string" calcext:value-type="string">
            <text:p>https://ac24horas.com/2022/11/15/debaixo-de-chuva-bolsonaristas-do-acre-continuam-protesto-contra-resultado-das-eleicoes/</text:p>
          </table:table-cell>
          <table:table-cell office:value-type="string" calcext:value-type="string">
            <text:p>Debaixo de muita chuva dezenas de apoiadores do presidente Jair Bolsonaro (PL), aderiram nesta terça-feira, 15 de novembro, à manifestação nacional de 24h de paralisação em frente ao Comando de Fronteira Acre/ – 4º Batalhão de Infantaria de Selva, 4° BIS, em Rio Branco, num claro protesto ao resultado das urnas que teve Luiz Inácio Lula da Silva do PT eleito presidente da República no fim de outubro.A manifestação também ocorre contra os ministros do Tribunal Superior Eleitoral (TSE) pelas supostas irregularidades apontadas pelo relatório enviado ao órgão feito pelas forças armadas.Bastante revoltados, os bolsonaristas reclamam pelo baixo número de pessoas que participam do ato em Rio Branco. “Temos que lutar pelo país e só podemos fazer isso estando nas ruas contra esse ladrão”, declarou um membro do movimento que prefere não se identificar.Pelo 14° dia seguido, os patriotas acreditam que vão alcançar o objetivo de impedir a posse de Lula em 202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baixo de muita chuva dezenas de apoiadores do presidente Jair Bolsonaro (PL), aderiram nesta terça-feira, 15 de novembro, à manifestação nacional de 24h de paralisação em...</text:p>
          </table:table-cell>
          <table:table-cell office:value-type="string" calcext:value-type="string">
            <text:p>Saimo Martins</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flavio-bolsonaro-jair-bolsonaro-valdemar-costa-neto.jpeg?resize=400%2C240&amp;ssl=1</text:p>
          </table:table-cell>
          <table:table-cell office:value-type="string" calcext:value-type="string">
            <text:p>Destaque 6</text:p>
          </table:table-cell>
          <table:table-cell office:value-type="string" calcext:value-type="string">
            <text:p>Exclusivo: PL vai pedir anulação das eleições de 2022</text:p>
          </table:table-cell>
          <table:table-cell office:value-type="string" calcext:value-type="string">
            <text:p>https://ac24horas.com/2022/11/15/exclusivo-pl-vai-pedir-anulacao-das-eleicoes-de-2022/</text:p>
          </table:table-cell>
          <table:table-cell office:value-type="string" calcext:value-type="string">
            <text:p>O PL de Valdemar Costa Neto vai pedir ao Tribunal Superior Eleitoral, nos próximos dias, a anulação das eleições de 2022. A ação, que está sendo finalizada, leva em conta ao menos duas auditorias sobre urnas e questiona suposta parcialidade do TSE.Um desses relatórios de fiscalização, obtido em primeira mão por O Antagonista, conclui não ser “possível validar os resultados gerados em todas as urnas eletrônicas de modelos 2009, 2010, 2011, 2013 e 2015”.O documento é assinado por Carlos Rocha, presidente do Instituto Voto Legal (IVL); seu vice Márcio Abreu, engenheiro eletrônico, e o membro associado Flávio Gottardo de Oliveira, engenheiro aeronáutico, ambos formados no Instituto Tecnológico da Aeronáutica (ITA).Eles partem da premissa de mau funcionamento das urnas eletrônicas antigas. Segundo eles, estudos estatísticos teriam identificado “interferência indevida nos percentuais de votação dos candidatos”.“Para encontrar evidências de que este grupo de urnas não teria funcionado corretamente, foi realizada uma análise inteligente dos dados contidos nos arquivos Log de Urna de todos os modelos de urna eletrônica, utilizados nas eleições de 2022.”Para defender a tese de que houve fraude eleitoral, a equipe do IVL, contratada pelo PL, diz que adotou procedimentos preconizados pelo Tribunal de Contas da União (TCU), como auditoria de conformidade, auditoria operacional, inspeção, acompanhamento e monitoramento.Em parceria com a Gaio.io, um empresa de TI, construiu-se uma base de dados com todos os arquivos de Boletim de Urna e Log de Urna dos mais de 472 mil equipamentos usados na votação.“Do ponto de vista técnico, quando gera um arquivo de Log de Urna inválido, a urna eletrônica apresenta falha de funcionamento e confirma que utilizou uma versão de código dos programas diferente da versão utilizada nas urnas eletrônicas modelo UE2020, lacrada em cerimônia pública no TSE. Códigos iguais de programas de urna eletrônicas geral arquivos válidos de Log de Urna.”E ainda:“Nesta perspectiva técnica, não é possível validar os resultados gerados em todas as urnas eletrônicas de modelos 2009, 2010, 2011, 2013 e 2015, resultados estes que deveriam ser desconsiderados na totalização das eleições o segundo turno, em função do mau funcionamento destas urnas.”Na ação que está sendo finalizada, o PL também deverá atacar a decisão de Alexandre de Moraes de arquivar as denúncias do “radiolão” e a atuação do TSE no combate às fake news, sob o argumento de que houve parcialidade do tribunal.Na semana passada, o Ministério da Defesa informou ao TSE não ter encontrado evidências de fraude eleitoral na fiscalização realizada pelas Forças Armadas nas urnas eletrônicas e pediu a criação de uma comissão técnica, alegando não ter tido acesso a todos os dados necessários.Clique AQUI para obter a íntegra do relatór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L de Valdemar Costa Neto vai pedir ao Tribunal Superior Eleitoral, nos próximos dias, a anulação das eleições de 2022. A ação, que está sendo...</text:p>
          </table:table-cell>
          <table:table-cell office:value-type="string" calcext:value-type="string">
            <text:p>web</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AJUDA-2.jpg?resize=400%2C240&amp;ssl=1</text:p>
          </table:table-cell>
          <table:table-cell office:value-type="string" calcext:value-type="string">
            <text:p>Notícias</text:p>
          </table:table-cell>
          <table:table-cell office:value-type="string" calcext:value-type="string">
            <text:p>Família que vivia em barraco dentro de matagal recebe doações</text:p>
          </table:table-cell>
          <table:table-cell office:value-type="string" calcext:value-type="string">
            <text:p>https://ac24horas.com/2022/11/15/familia-que-vivia-em-barraco-dentro-de-matagal-recebe-doacoes-e-ajuda-da-prefeitura/</text:p>
          </table:table-cell>
          <table:table-cell office:value-type="string" calcext:value-type="string">
            <text:p>Nos últimos dias, oac24horasmostrou a realidade de Juliana Gomes, que grávida e com mais três filhos, passava por uma situação de desespero. Morando em um barraco construído em uma área de floresta de Rio Branco, o pedido de ajuda da família foi ouvido.Após a publicação, diversas pessoas ajudaram as crianças, a mulher e seu marido com presentes, alimentos e objetos para casa. O pequeno Júlio Gabriel, que não aguentando o calor que faz no Estado, implorou que pelo menos um ventilador fosse entregue, recebeu 4 para todos.“Eu ganhei 1 botija de gás, 4 sacolões, fios para iluminação e mais uma quantia em dinheiro”, disse Juliana.Além disso, a prefeitura da capital conseguiu inscrever os moradores no Aluguel Social, com pagamento previsto depois de 30 dias. Faltando quase um mês para receber o benefício, o valor correspondente também foi doado e a família logo estará na nova residência.“Estamos acompanhando o caso da família, junto a diretoria de assistência e a divisão de benefícios eventuais. Eles logo serão atendidos com o aluguel social. Não vão ingressar agora porque o dono do local alugado não aceitou esperar receber o dinheiro só daqui a 30 dias”, explicou Rila Freze, diretora dos Direitos Humanos da prefeitura de Rio Branco.Assista ao vídeo:Please enable JavaScriptplay-rounded-fillLink03:4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s últimos dias, o ac24horas mostrou a realidade de Juliana Gomes, que grávida e com mais três filhos, passava por uma situação de desespero. Morando em...</text:p>
          </table:table-cell>
          <table:table-cell office:value-type="string" calcext:value-type="string">
            <text:p>Deylon Félix</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COP-ACRE.jpeg?resize=400%2C240&amp;ssl=1</text:p>
          </table:table-cell>
          <table:table-cell office:value-type="string" calcext:value-type="string">
            <text:p>Destaque 4</text:p>
          </table:table-cell>
          <table:table-cell office:value-type="string" calcext:value-type="string">
            <text:p>Acre garante prorrogação de financiamento do Programa REM junto ao banco alemão KfW</text:p>
          </table:table-cell>
          <table:table-cell office:value-type="string" calcext:value-type="string">
            <text:p>https://ac24horas.com/2022/11/15/acre-garante-prorrogacao-de-financiamento-do-programa-rem-junto-ao-banco-alemao-kfw/</text:p>
          </table:table-cell>
          <table:table-cell office:value-type="string" calcext:value-type="string">
            <text:p>Na manhã desta terça-feira, 15, uma reunião realizada na COP27 foi decisiva para concretizar a assinatura da prorrogação do acordo em separado do Programa REM entre o governo do Estado do Acre e o governo alemão, por meio do banco internacional KfW.A prorrogação habilita o Estado por mais um ano, até dezembro de 2023, para receber o saldo que ainda há da cooperação internacional, que gira em torno de 10,8 milhões de euros.Com isso, o Acre garantiu a implementação dos projetos que estão em andamento e dos novos projetos que serão apresentados pelo Estado até o primeiro trimestre de 2023, segundo informou a coordenadora do REM no Acre, Roseneide Sena. “São entregas que o governo do Estado se comprometeu a fazer para que o acordo em separado fosse prorrogado”, esclarece.Além disso, o Acre entregará a revisão do Plano de Prevenção de Desmatamento e Combate a Queimadas (PPCDQ) e a revisão do Zoneamento Ecológico-Econômico.Presente na assinatura, o gerente principal de Portfólio do Banco Alemão de Desenvolvimento KfW, Klaus Köhnlein, destacou a importância do Programa REM Acre. “O Acre é protagonista na área de serviços ambientais por ter sido o primeiro estado a ter um programa de financiamento com resultado no combate ao desmatamento. Os bons resultados serviram de modelo para outros estados, além da Colômbia e do Equador. Por isso, nós do Banco KfW acreditamos no programa, pois além de combater o desmatamento, ele gera impactos positivos para as famílias que vivem nas florestas”, enfat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terça-feira, 15, uma reunião realizada na COP27 foi decisiva para concretizar a assinatura da prorrogação do acordo em separado do Programa REM entre...</text:p>
          </table:table-cell>
          <table:table-cell office:value-type="string" calcext:value-type="string">
            <text:p>Agência de Notícias do Acre</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WhatsApp-Image-2022-11-15-at-15.06.50.jpeg?resize=400%2C240&amp;ssl=1</text:p>
          </table:table-cell>
          <table:table-cell office:value-type="string" calcext:value-type="string">
            <text:p>Na rede</text:p>
          </table:table-cell>
          <table:table-cell office:value-type="string" calcext:value-type="string">
            <text:p>Igarapé Preto é tomado pela lama em Cruzeiro do Sul</text:p>
          </table:table-cell>
          <table:table-cell office:value-type="string" calcext:value-type="string">
            <text:p>https://ac24horas.com/2022/11/15/igarape-preto-e-tomado-pela-lama-em-cruzeiro-do-sul/</text:p>
          </table:table-cell>
          <table:table-cell office:value-type="string" calcext:value-type="string">
            <text:p>Na hora da forte chuva desta terça-feira, 15, em Cruzeiro do Sul, o Igarapé Preto, foi tomado pela lama mudando totalmente de cor. A água escura, que deu nome ao nome do manancial, ficou marrom.Imagens feitas no local mostram que a lama escorre por um dispositivo de drenagem.Essa parte do Igarapé fica na Rodovia AC-405, onde o governo do Estado executa obra de duplicação em 11 quilômetros do Bairro da Cohab até o Aeroporto da cidade. O local é o Balneário mais visitado do Vale do Juruá, que garante diversão gratuita para moradores e visitantes.Um comerciante da área, que não quis se identificar disse aoac24horasque o problema é causado pela obra. Durante o asfaltamento, segundo ele, o manancial foi tomado por óleo.“Essa obra está quase colocando o igarapé em risco e Infelizmente ninguém não faz nada. Preocupante isso porque pouco tempo atrás foi aquele óleo. O Igarapé Preto é um patrimônio da nossa região, mas a secretaria de turismo e meio ambiente nunca veio aqui no igarapé Preto”, relata.O secretário de Meio Ambiente de Cruzeiro do Sul, Igor Neves, aponta, que de fato, a situação decorre da atividade de pavimentação e ampliação da AC-405. E que a fiscalização é responsabilidade do Instituto de Meio Ambiente do Acre – Imac.“Essa obra foi licenciada pelo IMAC, autarquia responsável pelo licenciamento no estado. E até pra que fique claro o órgão que licencia é o mesmo que deve fiscalizar”, cita.O responsável pelo Imac de Cruzeiro do Sul, Esmael Maia, afirma que a obra foi licenciada e é fiscalizada pelo órgão.“Esse nosso inverno amazônico não é brincadeira não e agora que está iniciando. Amanhã poderemos estar indo até o local verificar”, concluiu.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hora da forte chuva desta terça-feira, 15, em Cruzeiro do Sul, o Igarapé Preto, foi tomado pela lama mudando totalmente de cor. A água escur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Patrick-Dadalto1.jpg?resize=400%2C240&amp;ssl=1</text:p>
          </table:table-cell>
          <table:table-cell office:value-type="string" calcext:value-type="string">
            <text:p>Cotidiano</text:p>
          </table:table-cell>
          <table:table-cell office:value-type="string" calcext:value-type="string">
            <text:p>Patrick Dadalto, o palhaço que viaja por todo o Brasil, faz a alegria de crianças em Xapuri</text:p>
          </table:table-cell>
          <table:table-cell office:value-type="string" calcext:value-type="string">
            <text:p>https://ac24horas.com/2022/11/15/patrick-dadalto-o-palhaco-que-viaja-por-todo-o-brasil-faz-a-alegria-de-criancas-em-xapuri/</text:p>
          </table:table-cell>
          <table:table-cell office:value-type="string" calcext:value-type="string">
            <text:p>Na manhã desta terça-feira, 15, o artista Patrick Dadalto, do Rio de Janeiro, esteve nas escolas municipais Madre Gabriela Nardi e Rita Maia, em Xapuri, proporcionando alegria e muita diversão aos alunos.Nos palcos, além de atuar, Dadalto dirige e coreografa espetáculos há aproximadamente 18 anos, reunindo mais de 90 espetáculos teatrais, segundo informação da revista eletrônica Infoco.Patrick Dadalto trabalha como artista performático apresentando e dirigindo eventos de grandes empresas e shoppings pelo país, como: Petrobras, Banco do Brasil, SESI, Lorea’l, Shopping Rio Design Barra/Leblon, Nova América, Américas, Boulevard, Barra Shopping, Downtown, Barra World entre outros.Como professor, leciona há aproximadamente 17 anos. Dando aula para os mais variados públicos: crianças, 3ª idade e cursos profissionalizantes, chegando a estar com 17 turmas em atividade espalhadas por todo estado, inclusive em presídios para menores infratores, com seus workshops de teatro-terapia.Como ator, em Televisão, já participou de “Malhação” na Rede Globo, por 2 anos, “Êta Mundo Bom” e fez participações em várias outras produções da casa, “Vidas em Jogo” e “A Terra Prometida” na Rede Record.O palhaço, que percorre 200 eventos beneficentes pelo país, atualmente tem vários espetáculos solo, e apresentou muitos eventos para público em geral, inclusive palestrando para o mercado corporativo. Espetáculos estes, que leva para quem pode ou não pagar.Patrick Dadalto nasceu no Espírito Santo, mudando-se para o Rio de Janeiro no ano 2000.A atividade em Xapuri foi apoiada pela Secretaria Municipal de Cultura e Eventos. As fotos que ilustram a publicação foram divulgadas pela Prefeitura na sua página no Faceboo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terça-feira, 15, o artista Patrick Dadalto, do Rio de Janeiro, esteve nas escolas municipais Madre Gabriela Nardi e Rita Maia, em Xapuri, proporcionand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JERRY.jpg?resize=400%2C240&amp;ssl=1</text:p>
          </table:table-cell>
          <table:table-cell office:value-type="string" calcext:value-type="string">
            <text:p>Cotidiano</text:p>
          </table:table-cell>
          <table:table-cell office:value-type="string" calcext:value-type="string">
            <text:p>“Expulsão foi deliberação do Jorge Viana”, diz Jerry Correia ao comentar decisão do partido</text:p>
          </table:table-cell>
          <table:table-cell office:value-type="string" calcext:value-type="string">
            <text:p>https://ac24horas.com/2022/11/15/expulsao-foi-deliberacao-do-jorge-viana-diz-jerry-correia-ao-comentar-decisao-do-partido/</text:p>
          </table:table-cell>
          <table:table-cell office:value-type="string" calcext:value-type="string">
            <text:p>O prefeito de Assis Brasil, Jerry Correia, comentou na manhã desta terça-feira (15) a decisão do Partido dos Trabalhadores de lhe expulsar da sigla, por infidelidade partidária, junto com os colegas Fernanda Hassem, de Brasiléia, e Isaac Lima, de Mâncio Lima.Ao ac24horas, ele disse que a sua expulsão decorreu de deliberação do candidato derrotado ao governo nas últimas eleições estaduais, Jorge Viana, que, segundo ele, pediu para o PT deliberar desta forma motivado por sua posição.“A minha decisão de apoiar o governador Gladson foi aberta, pública, eu fiz campanha, realmente, diante de uma candidatura improvisada que o PT teve e diante, também, da falta de debate e discussão interna”, afirmou.O prefeito de Assis Brasil também disse que a executiva do partido no município se reuniu e se posicionou de maneira contrária à expulsão. Contudo, ele disse que respeita a decisão do PT, que, segundo ele, se resumiu aos interesses do ex-senador e ex-governador do Acre.“O partido se resumiu aos interesses do Jorge Viana. Tanto é que foi uma candidatura isolada, rifaram grandes aliados, como foi o caso do PSB, do Dr. Jenilson, e que resultou na vergonhosa votação que o Jorge Viana teve”, disse Correia.Perguntado a respeito dos planos futuros, Jerry Correia disse que segue com as atenções voltadas para a sua administração, admitindo que logo deverá pensar em um novo partido“Por enquanto, vou continuar focado na gestão que estamos fazendo. Mas é claro que tenho que pensar em um novo partido”, concluiu o ex-petista.Jerry Correia era um dos quatro prefeitos do PT no Acre, que com a decisão tomada nesta segunda-feira (14), fica apenas com um, Bira Vasconcelos, de Xapuri, único que permaneceu fiel ao partido nas últimas eleiç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Assis Brasil, Jerry Correia, comentou na manhã desta terça-feira (15) a decisão do Partido dos Trabalhadores de lhe expulsar da sigla, por infidelida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315699033_667439328079860_7746505341046759734_n.jpg?resize=400%2C240&amp;ssl=1</text:p>
          </table:table-cell>
          <table:table-cell office:value-type="string" calcext:value-type="string">
            <text:p>Cotidiano</text:p>
          </table:table-cell>
          <table:table-cell office:value-type="string" calcext:value-type="string">
            <text:p>No encontro com Lula na COP, Gladson fará referência ao projeto de dez anos para desenvolvimento</text:p>
          </table:table-cell>
          <table:table-cell office:value-type="string" calcext:value-type="string">
            <text:p>https://ac24horas.com/2022/11/15/no-encontro-com-lula-na-cop-gladson-fara-referencia-ao-projeto-de-dez-anos-para-desenvolvimento/</text:p>
          </table:table-cell>
          <table:table-cell office:value-type="string" calcext:value-type="string">
            <text:p>Na manhã desta quarta-feira (16) o governador Gladson Cameli estará reunido com o presidente eleito Lula na COP 27, no Egito.Junto com governadores de estados que integram a Amazônia Legal, o governador do Acre busca do presidente eleito um compromisso com a ampliação de alianças junto ao governo federal para o apoio a ações de preservação da floresta.No encontro, os governadores pretendem entregar uma carta contendo interesses políticos e econômicos de cada Estado. O Acre leva à COP o esboço de um plano de desenvolvimento de dez anos, que busca gerar emprego e renda, garantindo a sustentabilidade da região amazônica.Além de Gladson, devem participar do encontro Mauro Mendes (União Brasil), do Mato Grosso, Helder Barbalho (MDB), do Pará, Wanderlei Barbosa (Republicanos), o Tocantins e Marcos Rocha (União Brasil), de Rondôn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quarta-feira (16) o governador Gladson Cameli estará reunido com o presidente eleito Lula na COP 27, no Egito. Junto com governadores de estado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PERNA.jpg?resize=400%2C240&amp;ssl=1</text:p>
          </table:table-cell>
          <table:table-cell office:value-type="string" calcext:value-type="string">
            <text:p>Cotidiano</text:p>
          </table:table-cell>
          <table:table-cell office:value-type="string" calcext:value-type="string">
            <text:p>Garoto de um ano e meio tenta regular pé como pai faz em prótese após amputação: “influência”</text:p>
          </table:table-cell>
          <table:table-cell office:value-type="string" calcext:value-type="string">
            <text:p>https://ac24horas.com/2022/11/15/garoto-de-um-ano-e-meio-tenta-regular-pe-como-pai-faz-em-protese-apos-amputacao-influencia/</text:p>
          </table:table-cell>
          <table:table-cell office:value-type="string" calcext:value-type="string">
            <text:p>Um registro feito no Facebook por um pai que teve um pé amputado recentemente em Xapuri, após um acidente de trânsito, chamou a atenção ao abordar o poder da influência que os pais exercem sobre os filhos. Ao ver o genitor regular a prótese com chave uma única vez, o pequeno Lucca, de quase um ano e meio, pegou o instrumento e passou a repetir o gesto.“Mano, nosso poder de influência nesses pequenos é demais, ele poderia tentar imitar os desenhos que assiste, poderia tentar imitar outras crianças, mas o poder que o pai tem de influenciar o filho é muito maior. Me fez refletir muito e a gente tem que ser esse espelho, não adianta querer que o filho faça o que você diz, ele vai fazer sempre o que você transparece pra ele”, diz o pai na postagem.O pai de Lucca é Uêner Amorim, um jovem de Xapuri, de 28 anos de idade, que reagiu de maneira positiva ao duro golpe de perder parte de um dos membros inferiores. Quase um ano após o acidente, ocorrido em 28 de novembro do ano passado, ele segue trabalhando, na Secretaria de Finanças da prefeitura local, e pôs a prótese em setembro passado, em São José dos Campos, interior de São Paulo.“Hoje estou de pé e não tenho do que reclamar não. Mas sinto que preciso evoluir muito se eu quiser ver esse menino voar, ter a mente grande maior que a minha. A gente tem que se moldar para educar esses meninos. Não adianta muito falar, só vejo as pessoas tentando educar com palavras e já percebi a muito tempo que o caminho tá longe de ser esse”, completou.Para conseguir dar conta dos custos de implantação da prótese, Uêner conta que recebeu ajuda de praticamente toda a cidade. Familiares, amigos e outras pessoas se uniram em ações como leilões e rifas por meio das quais os valores para o pagamento da prótese e estadia dele na cidade do interior paulista foram adquiridos.“Praticamente Xapuri toda me ajudou, foi bom ver esse lado bom das pessoas aqui também”, final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registro feito no Facebook por um pai que teve um pé amputado recentemente em Xapuri, após um acidente de trânsito, chamou a atenção ao abordar...</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JOAQUIM-LEITE.jpg?resize=400%2C240&amp;ssl=1</text:p>
          </table:table-cell>
          <table:table-cell office:value-type="string" calcext:value-type="string">
            <text:p>Cotidiano</text:p>
          </table:table-cell>
          <table:table-cell office:value-type="string" calcext:value-type="string">
            <text:p>Ministro do Meio Ambiente diz que Brasil nunca deixou de ser protagonista do clima</text:p>
          </table:table-cell>
          <table:table-cell office:value-type="string" calcext:value-type="string">
            <text:p>https://ac24horas.com/2022/11/15/ministro-do-meio-ambiente-diz-que-brasil-nunca-deixou-de-ser-protagonista-do-clima/</text:p>
          </table:table-cell>
          <table:table-cell office:value-type="string" calcext:value-type="string">
            <text:p>O ministro do Meio Ambiente, Joaquim Leite, disse, em entrevista exclusiva à CNN na COP27, no Egito, que o Brasil nunca deixou de ser protagonista nas negociações sobre mudanças climáticas.A observação de Leite foi uma resposta às afirmações de aliados do presidente eleito, Luiz Inácio Lula da Silva (PT), de que a visita dele à COP27 seria uma demonstração política de que “o Brasil está de volta ao protagonismo no combate às mudanças climáticas”.Leite lembrou que a participação do Brasil foi fundamental para a criação de um mercado global de carbono durante as negociações da COP26, no ano passado, em Glasgow, na Escócia. “O Brasil sempre foi protagonista, e continuamos sendo. Com alguns exemplos”, disse ele.O país foi o protagonista para a criação do mercado de carbono na COP26. O Pacto de Glasgow teve a participação proativa do Brasil. Foi o protagonismo brasileiro que criou esse mercado, senão não teríamos esse mercado global de carbono,disse o ministro.O ministro também lembrou que o Brasil apresentou uma proposta na Conferência dos Oceanos que criou um acordo do clima para resíduos plásticos.Sobre o desmatamento da floresta amazônica, um dos temas sensíveis em discussão na COP27, Leite afirmou que a melhor forma de combater a destruição das florestas é remunerar quem cuida delas.“A melhor solução para você eliminar qualquer tipo de desmatamento ilegal, ou qualquer tipo de atividade ilegal na Amazônia, é você trazer um dinamismo econômico para aquela região. Através de infraestrutura e comunicação”, disse.O ministro Joaquim Leite foi um dos primeiros a discursar hoje no plenário da ONU, na primeira plenária entre os ministros do Meio Ambiente de mais de 120 países.Leite apresentou os resultados obtidos pelo ministério nos últimos quatro anos. Ele destacou o fechamento de mais de de 800 lixões no âmbito do programa Lixão Zero e também reafirmou o protagonismo na COP26 com a criação do mercado global de carbono.O ministro está chefiando a delegação oficial do governo brasileiro em Sharm el-Sheik, no Egi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ro do Meio Ambiente, Joaquim Leite, disse, em entrevista exclusiva à CNN na COP27, no Egito, que o Brasil nunca deixou de ser protagonista nas...</text:p>
          </table:table-cell>
          <table:table-cell office:value-type="string" calcext:value-type="string">
            <text:p>CNN Brasil</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09/RECEITA-IMPOSTO.jpg?resize=400%2C240&amp;ssl=1</text:p>
          </table:table-cell>
          <table:table-cell office:value-type="string" calcext:value-type="string">
            <text:p>Destaque 6</text:p>
          </table:table-cell>
          <table:table-cell office:value-type="string" calcext:value-type="string">
            <text:p>Isenção do IR até R$ 5 mil está fora da revisão do orçamento de 2023</text:p>
          </table:table-cell>
          <table:table-cell office:value-type="string" calcext:value-type="string">
            <text:p>https://ac24horas.com/2022/11/15/isencao-do-ir-ate-r-5-mil-esta-fora-da-revisao-do-orcamento-de-2023/</text:p>
          </table:table-cell>
          <table:table-cell office:value-type="string" calcext:value-type="string">
            <text:p>Promessa de campanha do presidente eleito, Luiz Inácio Lula da Silva, a isenção do Imposto de Renda das Pessoas Físicas (IRPF) para quem ganha até R$ 5 mil mensais não estará incluída nas discussões sobre os ajustes no orçamento de 2023.A informação é do coordenador do PT responsável pela revisão do orçamento do próximo ano, senador eleito Wellington Dias (PT). Ele participou nesta sexta-feira a noite do programa Roda Viva, da TV Cultura.Segundo ele, o tema será tratado ao longo do mandato de Lula, que vai de 2023 a 2026.“É uma proposta para o mandato. Ela não está sendo tratada nem na PEC [da transição, que abre espaço para novos gastos públicos no próximo ano] e nem na reorganização do orçamento [de 2023]”, declarou ele.“Temos uma situação em que temos de tratar de forma emergencial o que já é emergência agora. Faltam remédios, há filas de cirurgias, de exames, não consegue porque não tem dinheiro para comprar insumos, pagar profissionais. O presidente [eleito, Luiz Inácio Lula da Silva] quer que conste o dinheiro necessário para abrir 2023 já reduzindo essas filas”, declarou.Última correção foi em 2015A última correção da tabela foi realizada em 2015. Pelas regras vigentes atualmente, quem recebe até R$ 1.903,98 por mês está isento do Imposto de Renda. Para valores de R$ 1.903,99 até R$ 2.826,65, a alíquota é de 7,5% e, para rendas de R$ 2.826,66 até R$ 3.751,05 por mês, é de 15%. De R$ 3.751,06 até R$ 4.664,68, a tributação é de 22,5% e, acima de R$ 4.664,68, é de 27,5%.Em fevereiro deste ano, o Unafisco Nacional calculou que a defasagem acumulada da tabela do IR das pessoas físicas atingiu, naquele momento, 134,53%. O percentual considera os ajustes realizados e a inflação acumulada desde 1996 (ano em que a tabela do IRPF deixou de sofrer reajustes anuais).Se se a tabela da base de cálculo fosse corrigida integralmente pela inflação acumulada nos últimos anos (134,53% até fevereiro deste ano), quem tem renda mensal de até R$ 4.465 estaria isento – valor próximo dos R$ 5 mil de isenção prometidos por Lula na campanha presidencial.Com a reposição da inflação dos últimos anos, o Unafisco calculou que o número de contribuintes isentos do Imposto de Renda quase triplicaria e mais de 15 milhões de brasileiros deixariam de pagar IR. A faixa de isenção subiria para até R$ 4.465.O número de contribuintes isentos no ano-calendário 2022 é estimado em 8,28 milhões, de um total de 33,5 milhões de declarantes. A Unafisco calculou em fevereiro que o número total saltaria para 23,75 milhões com uma correção integral da tabela.Formato ainda não divulgadoO detalhamento das mudanças no Imposto de Renda, porém, ainda não foi divulgado pela equipe de transição do presidente eleito, Luiz Inácio Lula da Silva.Nos cálculos do Sindifisco Nacional, sindicato que reúne os auditores da Receita Federal, a mudança proposta por Lula traria uma perda de arrecadação de R$ 21,5 bilhões se somente a faixa de isenção subir para até R$ 5 mil. Nesse caso, restaria apenas uma alíquota vigente, de 27,5% (que vigoraria para quem ganha acima disso).Já no caso de todas as faixas serem corrigidas, a perda de recursos pode ser muito maior. De acordo com conta do Unafisco Nacional (Associação Nacional dos Auditores Fiscais da Receita Federal), a correção da tabela, e de todas as faixas de renda em 162,7% (para atingir R$ 5 mil propostos por Lula), resultaria em uma renúncia de arrecadação de mais de R$ 190 bilhões.Medida pioraria distribuição de renda, diz TesouroA área técnica do Tesouro Nacional avaliou, em 2020, que ampliar faixa de isenção do IR favorece quem ganhava mais de R$ 1.951 por mês, os 20% mais ricos da população em 2018 (ano base do estudo).Esses passariam a pagar menos imposto de renda, dinheiro que o governo utiliza para financiamento de programas sociais e custeio da máquina pública.“Alterações sobre o Imposto de Renda podem ser progressivas ou regressivas. Rever isenções sobre o IRPF é exemplo de medida progressiva e reduz distorções. Por outro lado, o aumento da faixa de isenção do IRPF, é, sim, uma medida regressiva, ou seja, tende a piorar a distribuição de renda ao favorecer as parcelas mais ricas da população”, afirmou o Tesouro Nacional em resposta a questionamento do g1 naquele momento.Em 2018, o antigo Ministério da Fazenda, então sob o comando de Eduardo Guardia, divulgou um estudo apontando que a correção da faixa de isenção do IRPF de dobrar a faixa de isenção do IR, dos atuais R$ 1.903,99 para R$ 3.807,98, implicaria um custo de R$ 28 bilhões a R$ 73 bilhões por ano — dependendo do formato adotado.Na ocasião, a pasta avaliou que a maior parte dessa renúncia fiscal beneficiaria os declarantes mais ricos da população brasileira.“A concentração do benefício nas camadas mais ricas da sociedade ocorre porque o número de contribuintes do IRPF é muito pequeno, e a parcela pobre da sociedade já não paga esse tributo. Assim, qualquer medida que eleve a faixa de isenção irá favorecer, primordialmente, os mais ricos e reduzir ainda mais a progressividade que o IRPF confere ao sistema tributário”, dizia o estudo na épo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romessa de campanha do presidente eleito, Luiz Inácio Lula da Silva, a isenção do Imposto de Renda das Pessoas Físicas (IRPF) para quem ganha até R$...</text:p>
          </table:table-cell>
          <table:table-cell office:value-type="string" calcext:value-type="string">
            <text:p>Witalo Lima</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911873-copa-2014_-trofeu_agencia-brasil-2825.jpg?resize=400%2C240&amp;ssl=1</text:p>
          </table:table-cell>
          <table:table-cell office:value-type="string" calcext:value-type="string">
            <text:p>Destaque 6</text:p>
          </table:table-cell>
          <table:table-cell office:value-type="string" calcext:value-type="string">
            <text:p>Organizada por Jules Rimet, Copa do Mundo chega à 22ª edição</text:p>
          </table:table-cell>
          <table:table-cell office:value-type="string" calcext:value-type="string">
            <text:p>https://ac24horas.com/2022/11/15/organizada-por-jules-rimet-copa-do-mundo-chega-a-22a-edicao-no-catar/</text:p>
          </table:table-cell>
          <table:table-cell office:value-type="string" calcext:value-type="string">
            <text:p>A história do futebol é recheada de personagens, mas alguns nomes são pouco conhecidos apesar da sua importância. Um deles é Carl Anton Wilhelm Hirschman. O banqueiro holandês foi um dos idealizadores da Copa do Mundo, segundo secretário geral da Fifa e até mesmo presidente interino da organização por cerca de três anos, período no qual a entidade maior do futebol mundial operou de um dos escritórios de Hirschman (Amsterdam).Foi após o mandato dele que Jules Rimet assumiu, como terceiro presidente, o comando da Fifa, e por mais de 30 anos esteve à frente da entidade, marcando seu nome na história. Foi ele quem fortaleceu a ideia de desvincular o futebol dos Jogos Olímpicos, após o sucesso da modalidade em 1924 e 1928, quando o Uruguai se sagrou bicampeão olímpico.Ainda em 1928, na Holanda de Hirschman, foi decidido que haveria um Mundial de futebol. Em Zurique, a decisão foi ratificada, e no ano seguinte, em Barcelona, o Uruguai foi indicado como primeira sede, superando as candidaturas de Hungria, Itália, Holanda, Espanha e Suécia. Nesse primeiro Mundial, 13 seleções tomaram parte: Bélgica, Romênia, Iugoslávia, França, Estados Unidos, México, Argentina, Bolívia, Brasil, Chile, Paraguai, Peru e Uruguai, que, favorito, foi o campeão.A Copa do Mundo do Catar terá 32 seleções, mas já há a proposta de serem 48 no Mundial de 2026, previsto para acontecer em três países: Canadá, México e Estados Unidos.Só a partir da Copa de 1954 é que houve uma definição no número de seleções em cada torneio. Nos anteriores, ele variou: 16 em 1934, 15 em 1938 e 13 em 1950. Quatro anos depois, e até 1978, o Mundial passou a ter 16 seleções, número ampliado para 24, de 1982 a 1994. A partir do Mundial disputado nos EUA, em 1994, a competição passou a ter 32 equipes.A Fifa divide suas associadas em seis zonas continentais, cada uma com sua própria confederação e com direito a determinado número de vagas, que serão disputadas nas Eliminatórias de cada continente: África (5), Ásia (4,5), Oceania (0,5), Europa (13), América do Norte, Central e Caribe (3,5) e América do Sul (4,5). Essas vagas pela metade são, na verdade, vagas decididas em repescagens.Outra mudança importante aconteceu em 2006. A partir daquele ano apenas o país-sede tem direito a uma vaga. O campeão da Copa anterior, atualmente, também precisa disputar as Eliminatórias, se quiser defender seu títul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história do futebol é recheada de personagens, mas alguns nomes são pouco conhecidos apesar da sua importância. Um deles é Carl Anton Wilhelm Hirschman. 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populacaomundialcapa.jpg?resize=400%2C240&amp;ssl=1</text:p>
          </table:table-cell>
          <table:table-cell office:value-type="string" calcext:value-type="string">
            <text:p>Destaque 6</text:p>
          </table:table-cell>
          <table:table-cell office:value-type="string" calcext:value-type="string">
            <text:p>População mundial atinge 8 bilhões de habitantes</text:p>
          </table:table-cell>
          <table:table-cell office:value-type="string" calcext:value-type="string">
            <text:p>https://ac24horas.com/2022/11/15/populacao-mundial-atinge-8-bilhoes-de-habitantes-informa-onu/</text:p>
          </table:table-cell>
          <table:table-cell office:value-type="string" calcext:value-type="string">
            <text:p>O planeta Terra atingiu a marca de 8 bilhões de habitantes nesta terça-feira, 15, segundo a Organização Mundial da Saúde (ONU). O resultado aponta um crescimento desacelerado, além da expansão de pessoas idosas nas diferentes nações.De acordo com o site de estatística Worldometer, o número foi alcançado cerca de 11 anos depois da população bater os 7 bilhões, em 31 de outubro de 2011. O portal mostra ainda que 116,7 milhões de humanos nasceram desde 1º de janeiro de 2022 até hoje.Conforme o relatório da ONU, a China é o país com mais habitantes, com 1,4 bilhões, mas a Índia deve superar este número até o início de 2023. Os dois países somam 25% da população mundial.Já o Brasil, possui 217 milhões de residentes e está em sétimo lugar na lista dos mais populosos, sendo o mais habitado de toda a América do Sul.Nas estimativas, há uma probabilidade de 95% de que, em 2100, a população global esteja entre 8,9 bilhões e 12,4 bilhões, com um ritmo que é cada vez men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laneta Terra atingiu a marca de 8 bilhões de habitantes nesta terça-feira, 15, segundo a Organização Mundial da Saúde (ONU). O resultado aponta um crescimento...</text:p>
          </table:table-cell>
          <table:table-cell office:value-type="string" calcext:value-type="string">
            <text:p>Deylon Félix</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FRONTEIRA-ARMA-.jpg?resize=400%2C240&amp;ssl=1</text:p>
          </table:table-cell>
          <table:table-cell office:value-type="string" calcext:value-type="string">
            <text:p>Cotidiano</text:p>
          </table:table-cell>
          <table:table-cell office:value-type="string" calcext:value-type="string">
            <text:p>PM prende 4 e apreende 1 em ação de combate a drogas e porte ilegal de armas</text:p>
          </table:table-cell>
          <table:table-cell office:value-type="string" calcext:value-type="string">
            <text:p>https://ac24horas.com/2022/11/15/pm-prende-4-e-apreende-1-em-acao-de-combate-a-drogas-e-porte-ilegal-de-armas-na-fronteira/</text:p>
          </table:table-cell>
          <table:table-cell office:value-type="string" calcext:value-type="string">
            <text:p>Cinco pessoas, entre elas um menor de idade, foram conduzidas para a delegacia de Brasiléia no início da noite desta segunda-feira, dia 14, por delitos envolvendo drogas e armas, sendo que dois dos envolvidos são monitorados da justiça acreana.A apreensão ocorreu durante um trabalho de rotina realizado por guarnições do 5º Batalhão da Polícia Militar do Alto Acre e do Grupo de Intervenções Rápida e Ostensiva (GIRO), que após receberem denúncias de pessoas que estariam portando armas e comercializando drogas no Bairro José Peixoto.No local, os policiais encontraram um menor que estaria embalando drogas com supervisão de um maior de idade, além de outro envolvido. Após uma revista pela casa, além de algumas trouxinhas de maconha, também foi localizada uma pistola de pressão e munições calibre 22, que seriam usadas na arma.Na continuidade da ação, os policiais localizaram outro monitorado que estava na posse de um revólver calibre 22 de fabricação argentina que, segundo ele, era usado para sua defesa, já que mora afastado da cidade.Todos os envolvidos foram conduzidos para a delegacia, onde serão ouvidos pelo delegado plantonista e depois serem conduzidos ao Judiciário para os procedimentos de praxe em relação aos casos registrados.Com informações do jornal O Alt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inco pessoas, entre elas um menor de idade, foram conduzidas para a delegacia de Brasiléia no início da noite desta segunda-feira, dia 14, por delitos envolvend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ASSALTO_2B.jpg?resize=400%2C240&amp;ssl=1</text:p>
          </table:table-cell>
          <table:table-cell office:value-type="string" calcext:value-type="string">
            <text:p>Cotidiano</text:p>
          </table:table-cell>
          <table:table-cell office:value-type="string" calcext:value-type="string">
            <text:p>Em plena luz do dia, bandidos assaltam joalheria em centro comercial de Brasiléia</text:p>
          </table:table-cell>
          <table:table-cell office:value-type="string" calcext:value-type="string">
            <text:p>https://ac24horas.com/2022/11/15/em-plena-luz-do-dia-bandidos-assaltam-joalheria-em-centro-comercial-de-brasileia/</text:p>
          </table:table-cell>
          <table:table-cell office:value-type="string" calcext:value-type="string">
            <text:p>O crime, que aconteceu por volta das 15h20 desta segunda-feira, 14, demonstra o patamar da criminalidade estabelecido nas cidades fronteiriças acreanas de Brasiléia e Epitaciolândia.A ação dos bandidos foi registrada pelo sistema de segurança e mostra a frieza dos suspeitos, que rendem o proprietário que estava trabalhando e anunciam o assalto armados, exigindo itens de valor e dinheiro.Em aproximadamente cinco minutos, os bandidos reviraram o interior do estabelecimento apontando armas para o proprietário. Após se apossar do que puderam levar, os criminosos fugiram sem chamar atenção.O local onde foi praticado o assalto fica em uma área bastante movimentada que consiste no novo centro comercial da cidade, na avenida Manoel Marinho Monte.O caso foi registrado na delegacia da cidade, que de posse das imagens de segurança busca por pistas para identificar os suspeitos.Várias buscas foram realizadas nas proximidades pela Polícia Militar, na tentativa de localizar os assaltantes. Ninguém foi preso até o momento.Com colaboração do jornal O Alto Acre, de Brasilé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rime, que aconteceu por volta das 15h20 desta segunda-feira, 14, demonstra o patamar da criminalidade estabelecido nas cidades fronteiriças acreanas de Brasiléia e Epitaciolândia. 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BRASILEIRA-BOLIVIA.jpg?resize=400%2C240&amp;ssl=1</text:p>
          </table:table-cell>
          <table:table-cell office:value-type="string" calcext:value-type="string">
            <text:p>Cotidiano</text:p>
          </table:table-cell>
          <table:table-cell office:value-type="string" calcext:value-type="string">
            <text:p>Família pede que Itamaraty apure morte de estudante brasileira em Cochabamba</text:p>
          </table:table-cell>
          <table:table-cell office:value-type="string" calcext:value-type="string">
            <text:p>https://ac24horas.com/2022/11/15/familia-pede-que-itamaraty-apure-morte-de-estudante-brasileira-em-cochabamba/</text:p>
          </table:table-cell>
          <table:table-cell office:value-type="string" calcext:value-type="string">
            <text:p>O corpo da estudante de medicina Mariana Sousa Bustamante, de 21 anos, encontrada morta no último dia 7 de novembro em Cochabamba, na Bolívia, onde ela estudava, foi sepultado em Hortolândia (SP), na tarde da última sexta-feira (11).A jovem brasileira, que fazia faculdade na cidade boliviana, foi encontrada morta no pátio do prédio onde vivia com outros dois alunos brasileiros da mesma universidade, Unifranz, segundo informou a família ao portal g1 São Paulo.A estudante teria caído do sexto andar do prédio em circunstâncias não esclarecidas e a família pede investigação sobre o caso.“Diz que foi do sexto andar, eu não sei se ela caiu ou se eles fizeram alguma coisa com ela lá embaixo. Como é que a gente sabe? A gente mora aqui e eles moram lá no fim do mundo. (…) A mão está machucada, o rosto está machucado, por onde deu para eu ver, ela tá toda machucada”, afirmou Francisca de Oliveira, de 76 anos, avó da estudante.Os pais da estudante, que estava no sexto período do curso de medicina, não quiseram dar entrevista durante o velório. O enterro ocorreu por volta de 16h desta sexta, sob forte comoção de amigos e familiares.Familiares da vítima relataram que, na noite de domingo (7), Mariana foi deixada sozinha pelos dois colegas – uma mulher e um homem da mesma faixa etária – que teriam saído para uma festa.Ao retornarem ao apartamento no 6º andar, por volta de 2h50 da manhã de segunda, no horário da Bolívia, encontraram a sacada do apartamento aberta e o corpo de Mariana no pátio do prédio.Segundo a mãe da vítima, Juliane Sousa, a colega imediatamente ligou para a família da estudante no Brasil e foi orientada a pedir socorro.Apesar da presença dos paramédicos e da polícia, Mariana não resistiu. A mãe afirma que a jovem havia conversado com a família no mesmo domingo (6) e estava bem e feliz.“No domingo, a Mariana estava muito bem. Ligou para a avó e a família por chamada de vídeo e estava muito feliz porque tinha se inscrito para trabalhar na Cruz Vermelha [boliviana]. Conversou com todo mundo e estava em paz e muito bem. Nesse dia, os três estudantes estavam em casa, almoçaram juntos”, disse a mãe.Segundo familiares, os dois estudantes que moravam com Mariana chegaram a ser levados para a delegacia, onde prestaram depoimento e foram liberados após a polícia ter acesso a câmeras do prédio e conferir o álibi da festa.Mãe relata agoniaA mãe de Mariana disse que se sente agoniada, porque, uma vez na Bolívia para tratar da transferência do corpo da filha para o Brasil, prestou depoimento no Departamento de Polícia de Cochabamba, mas não teve acesso ao Boletim de Ocorrência para entender o que de fato aconteceu naquela madrugada.“Prestei depoimento sobre minha relação com a Mariana, mas na delegacia não fui informada de nada. Apenas que se tratava de uma investigação de suspeita de homicídio”, disse ao g1 SP.A família de Mariana contratou, na quarta-feira (9), um advogado criminalista boliviano para poder ter acesso ao inquérito policial e entender o que está sendo investigado pelas autoridades de Cochabamba.“Preciso muito que as autoridades, o Itamaraty, todo mundo nos ajude a esclarecer o que aconteceu com a minha filha. Ela era uma pessoa pacífica, do bem. Feliz. É preciso esclarecer se houve alguma briga, alguém que entrou no apartamento e fez isso com ela. Ou se algum uso de droga, alguma substância a motivou a pular da janela”, disse a mãe.O g1 tentou contato com a polícia e o governo bolivianos, mas não obteve retorno até esta publicação.O que diz o governo brasileiroO Ministério das Relações Exteriores informou em nota que “está em contato com familiares da nacional falecida e instruiu o Consulado-Geral do Brasil em Cochabamba a prestar a assistência cabível à família, em conformidade com os tratados internacionais vigentes e com a legislação local”.A pasta completou que não pode passar detalhes da situação dos estudantes que moravam com Mariana e que seriam alvo de investigação pelas autoridades bolivianas.“Em observância ao direito à privacidade e ao disposto na Lei de Acesso à Informação e no decreto 7.724/2012, informações detalhadas poderão ser repassadas somente mediante autorização dos familiares diretos. Assim, o MRE não poderá fornecer dados específicos sobre casos individuais de assistência a cidadãos brasileiros”, disse a nota do Itamaraty.Com informações do g1 São Paul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rpo da estudante de medicina Mariana Sousa Bustamante, de 21 anos, encontrada morta no último dia 7 de novembro em Cochabamba, na Bolívia, onde el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1/11/PONTE-BOLIVIA-FRONTE.jpg?resize=400%2C240&amp;ssl=1</text:p>
          </table:table-cell>
          <table:table-cell office:value-type="string" calcext:value-type="string">
            <text:p>Destaque 4</text:p>
          </table:table-cell>
          <table:table-cell office:value-type="string" calcext:value-type="string">
            <text:p>Bolívia registra aumento de casos de Covid-19 após 14 semanas contínuas de queda</text:p>
          </table:table-cell>
          <table:table-cell office:value-type="string" calcext:value-type="string">
            <text:p>https://ac24horas.com/2022/11/15/bolivia-registra-aumento-de-casos-de-covid-19-apos-14-semanas-continuas-de-queda/</text:p>
          </table:table-cell>
          <table:table-cell office:value-type="string" calcext:value-type="string">
            <text:p>A nova onda de covid-19 avança pelo Brasil também é observada em outros países da América do Sul. A vizinha Bolívia registrou um aumento de 35% nos casos de Covid-19 na semana epidemiológica 45. O aumento ocorre após 14 períodos contínuos de declínio, segundo o Ministério da Saúde.De acordo com publicação do jornal El Deber, de Santa Cruz de La Sierra, nos últimos sete dias, foram registrados 221 infectados. No entanto, esse número não excede o menor número de pacientes infectados em ondas anteriores e a taxa de mortalidade de casos permanece em 0,1%.O país andino também demonstra preocupação com casos de coqueluche, que se torna uma ameaça à população. Atualmente são 20 casos, todos em Santa Cruz, 13 deles em crianças menores de 5 anos e 7 em crianças maiores de 5 an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nova onda de covid-19 avança pelo Brasil também é observada em outros países da América do Sul. A vizinha Bolívia registrou um aumento de 35%...</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07/variola-monkeypox_1.jpg?resize=400%2C240&amp;ssl=1</text:p>
          </table:table-cell>
          <table:table-cell office:value-type="string" calcext:value-type="string">
            <text:p>Cotidiano</text:p>
          </table:table-cell>
          <table:table-cell office:value-type="string" calcext:value-type="string">
            <text:p>Acre confirma mais um caso suspeito de monkeypox e chega a 31 notificações</text:p>
          </table:table-cell>
          <table:table-cell office:value-type="string" calcext:value-type="string">
            <text:p>https://ac24horas.com/2022/11/15/acre-confirma-mais-um-caso-suspeito-de-monkeypox-e-chega-a-31-notificacoes/</text:p>
          </table:table-cell>
          <table:table-cell office:value-type="string" calcext:value-type="string">
            <text:p>A Secretaria de Estado de Saúde (Sesacre), por meio do Centro de Intervenções Estratégicas em Vigilância Sanitária (Cievs), notificou nesta terça-feira, 15, mais um caso suspeito de monkeypox na capital Rio Branco. No total, já são 31 casos notificados no estado, sendo um confirmado, 28 descartados, um suspeito e um com perda de seguimento.É considerado perda de seguimento o caso que não tenha registro de vínculo epidemiológico; aquele em que paciente não realizou a coleta de exame laboratorial, ou fez, mas a amostra foi inviável; que teve resultado inconclusivo; ou, ainda, aquele que não teve oportunidade de nova coleta de amostra laboratorial 30 dias após o início da apresentação dos sintomas.O que é a doença:A monkeypox, também chamada de varíola dos macacos, é uma doença zoonótica viral, transmitida para humanos por meio do contato com animal, humano infectado ou material corporal humano contendo o vírus. Ela foi considerada emergência de saúde pública global, em 23 de julho deste ano, pela Organização Mundial de Saúde (OMS).Sintomas:Erupções cutâneas, lesões em mucosas, febre, dor de cabeça, inchaço dos linfonodos (ínguas), dores nas costas, dores musculares e fadiga.O que fazer em caso de suspeita:O atendimento para casos suspeitos está disponível em qualquer Unidade Básica de Saúde (UBS) ou unidades de Pronto Atendimento (UPAs). A rede conta com insumos para coleta de amostras das lesões cutâneas para análise laboratorial.Fonte: Agência de Notícias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cretaria de Estado de Saúde (Sesacre), por meio do Centro de Intervenções Estratégicas em Vigilância Sanitária (Cievs), notificou nesta terça-feira, 15, mais um caso suspeito...</text:p>
          </table:table-cell>
          <table:table-cell office:value-type="string" calcext:value-type="string">
            <text:p>Thais Farias</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ADEU-PT.jpg?resize=400%2C240&amp;ssl=1</text:p>
          </table:table-cell>
          <table:table-cell office:value-type="string" calcext:value-type="string">
            <text:p>Destaque 6</text:p>
          </table:table-cell>
          <table:table-cell office:value-type="string" calcext:value-type="string">
            <text:p>PT expulsa prefeitos Jerry Correia, Fernanda Hassem e Isaac Lima</text:p>
          </table:table-cell>
          <table:table-cell office:value-type="string" calcext:value-type="string">
            <text:p>https://ac24horas.com/2022/11/15/pt-expulsa-prefeitos-jerry-correia-fernanda-hassem-e-isaac-lima/</text:p>
          </table:table-cell>
          <table:table-cell office:value-type="string" calcext:value-type="string">
            <text:p>A Executiva Estadual do Partido dos Trabalhadores (PT), decretou, em reunião deliberativa realizada na última segunda-feira, 14, a abertura de procedimento de expulsão de prefeitos e vereadores por infidelidade partidária cometida nas eleições estaduais de 2022.De acordo com a direção petista, a decisão ocorreu devido a vários pedidos de abertura de processo disciplinar e expulsão por infidelidade partidária, nos termos do Art 227 do Estatuto do PT, dentre eles, estão os prefeitos Jerry Correia Marinho, de Assis Brasil; Fernanda de Souza Hassem, de Brasiléia, e Isaac de Souza Lima, de Mâncio Lima e os vereadores Juraci Pacheco de Morais, de Assis Brasil; Lessandro Jorge André Lopes e Elenilson da Silva Santos, de Brasiléia; Renan da Costa Silva, Jean de Almeida Figueiredo e Joel Ferreira Lima, de Mâncio Lima, e Edesio Matos dos Santos, de Marechal Thaumaturgo.Após a reunião, o PT destacou que dará início às representações apresentadas e iniciar o processo interno de instrução e julgamento. “Dar ciência imediatamente às direções municipais correspondentes de cada filiado ou filiada, a abertura dos referidos processos disciplinares”.O partido também resolveu notificar os denunciados para que apresentem defesa escrita, no prazo máximo de 10 (dez) dias a partir do recebimento da notificação, conforme o Artigo 234, alínea “A” do Estatuto. “A reunião do diretório estadual que julgará os processos disciplinares será marcada após o recebimento das defesas escritas e ocorrerá em Rio Branco, na sede do Partido, assegurando às direções municipais dos diretórios dos denunciados o direito à participação com voz”, encer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Executiva Estadual do Partido dos Trabalhadores (PT), decretou, em reunião deliberativa realizada na última segunda-feira, 14, a abertura de procedimento de expulsão de prefeitos e...</text:p>
          </table:table-cell>
          <table:table-cell office:value-type="string" calcext:value-type="string">
            <text:p>Saimo Martins</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GLADSON-COP.jpg?resize=400%2C240&amp;ssl=1</text:p>
          </table:table-cell>
          <table:table-cell office:value-type="string" calcext:value-type="string">
            <text:p>Destaque 4</text:p>
          </table:table-cell>
          <table:table-cell office:value-type="string" calcext:value-type="string">
            <text:p>Gladson se reúne com governo americano e propõe projeto de desenvolvimento sustentável</text:p>
          </table:table-cell>
          <table:table-cell office:value-type="string" calcext:value-type="string">
            <text:p>https://ac24horas.com/2022/11/15/gladson-se-reune-com-governo-americano-e-propoe-projeto-de-desenvolvimento-sustentavel/</text:p>
          </table:table-cell>
          <table:table-cell office:value-type="string" calcext:value-type="string">
            <text:p>Cada vez mais governos e instituições não-governamentais estão com o olhar voltado para o desenvolvimento sustentável tendo em vista objetivos comuns de conservação da natureza e no combate às queimadas ilegais. E para fortalecer as parceiras desse eixo, o governador Gladson Cameli, se reuniu nesta segunda-feira, 14, durante a COP27, no Egito, com representantes do governo americano.O encontro foi organizado por meio do GCF (Task Force), com participação do Instituto de Pesquisa Ambiental da Amazônia (IPAM) e contou com a participação dos governadores Helder Barbalho do Pará e de Mauro Mendes do Mato Grosso.Os parceiros Daniel Kandy, diretor de Paisagem Sustentável dos Estados Unidos, Evan Norman da Agência dos Estados Unidos para o Desenvolvimento Internacional (Usaid) e Shira Yoffe, assessora sênior do Serviço Florestal dos Estados Unidos, fizeram uma apresentação dos projetos que ajudam a desenvolver ao redor do mundo e disseram que têm muito a contribuir com o Brasil e sobretudo com o Acre.Para o governador Gladson Cameli, a aproximação entre USA e estados amazônicos visa potencializar objetivos comuns. Cameli disse que precisa de apoio para ampliar as ações de combate e monitoramento às queimadas.“Nós já trabalhamos para colocar sempre as pessoas em primeiro lugar. Então esses objetivos se encaixam em nossos projetos de governo. Nessa reunião, o Acre abre um novo trilho de investimento e cooperação para políticas de desenvolvimento com conservação natural. Estamos dispostos a encontrar soluções para nossos problemas. Por isso, não poderíamos deixar de pedir apoio tecnológico para ampliação dos serviços que já executamos no combate às queimadas ilegais”, pontuou Cameli.O diretor de Paisagem nos Estados Unidos, Daniel Kandt, disse que se inicia agora uma nova fase dessa parceria com o Brasil. “Estamos aqui porque temos uma história de conservação. O governo dos Estados Unidos está disposto a colaborar em todos os níveis de governo. Estamos aqui para ouvir quais as prioridades e quais os desafios para que os estados que compõem a Amazônia Legal possam ter mais desempenho nos combates aos ilícitos ambientais”, enfat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ada vez mais governos e instituições não-governamentais estão com o olhar voltado para o desenvolvimento sustentável tendo em vista objetivos comuns de conservação da natureza 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PF-CIGARRO.jpg?resize=400%2C240&amp;ssl=1</text:p>
          </table:table-cell>
          <table:table-cell office:value-type="string" calcext:value-type="string">
            <text:p>Cotidiano</text:p>
          </table:table-cell>
          <table:table-cell office:value-type="string" calcext:value-type="string">
            <text:p>PF deflagra Operação “Cortina de Fumaça” contra contrabando de cigarros estrangeiros</text:p>
          </table:table-cell>
          <table:table-cell office:value-type="string" calcext:value-type="string">
            <text:p>https://ac24horas.com/2022/11/15/pf-deflagra-operacao-cortina-de-fumaca-contra-contrabando-de-cigarros-estrangeiros-no-acre/</text:p>
          </table:table-cell>
          <table:table-cell office:value-type="string" calcext:value-type="string">
            <text:p>A Polícia Federal deflagrou na última segunda-feira, 14, a Operação “Cortina de Fumaça”, que investiga a pratica de contrabando de cigarros de origem estrangeira, na fronteira entre o Brasil e a Bolívia, nos municípios de Cobija e Epitaciolândia.As ações começaram após a interceptação de um caminhão-baú, transportando 7.500 pacotes da droga licita. Nesta terça-feira, 12, agentes federais cumpriram mandados de busca e apreensão nas residências e empresas dos alvos, em Brasiléia, interior do Acre e em Porto Velho, em Rondônia.A partir das declarações e dos elementos colhidos, foi verificado que os principais responsáveis pela prática do crime, usavam empresas de fachada, que emitiam notas fiscais ideologicamente falsas para acobertar a mercadoria.Além disso, relatórios apontaram que os criminosos realizavam operações financeiras vultosas suspeitas, incompatíveis com as rendas declaradas. Os investigados poderão responder por contrabando e pelos crimes contra o Sistema Financeiro Nacion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Federal deflagrou na última segunda-feira, 14, a Operação “Cortina de Fumaça”, que investiga a pratica de contrabando de cigarros de origem estrangeira, na fronteira...</text:p>
          </table:table-cell>
          <table:table-cell office:value-type="string" calcext:value-type="string">
            <text:p>Deylon Félix</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03/JORGE_VIANA-VENCE.jpg?resize=400%2C240&amp;ssl=1</text:p>
          </table:table-cell>
          <table:table-cell office:value-type="string" calcext:value-type="string">
            <text:p>Acre</text:p>
          </table:table-cell>
          <table:table-cell office:value-type="string" calcext:value-type="string">
            <text:p>“Não há futuro sem a Amazônia”, diz Jorge Viana em artigo</text:p>
          </table:table-cell>
          <table:table-cell office:value-type="string" calcext:value-type="string">
            <text:p>https://ac24horas.com/2022/11/15/nao-ha-futuro-sem-a-amazonia-diz-jorge-viana-em-artigo-publicado-em-o-globo/</text:p>
          </table:table-cell>
          <table:table-cell office:value-type="string" calcext:value-type="string">
            <text:p>A Conferência do Clima que ocorre no Egito não recebeu ainda uma caracterização adequada. Fala-se que é COP da “implementação”, porque se espera que tire do papel os compromissos anteriormente assumidos e não cumpridos. Mas pode ser apenas mais uma reunião para marcar a próxima, com a inflação e a guerra tirando o foco e a urgência da crise climática.Temos, porém, duas novidades. A primeira é o retorno dos Estados Unidos, maior emissor de gases de efeito estufa. Depois da tragédia Trump, o presidente Biden se compromete a deixar de ser problema e virar solução. A segunda, não menos importante, é a volta do Brasil, potência ambiental e quinto colocado em emissões, saindo o governo negacionista que se recusou a sediar a COP25 e retornando o presidente que promoveu a maior redução no desmatamento da Amazônia. Lula ainda não assumiu o cargo, mas já representa o Brasil e dá esperanças ao mundo.O mundo entendeu a importância do Brasil e sabe que, sem Amazônia, não tem futuro. Mas o Brasil entende a Amazônia? E os 28 milhões de brasileiros que vivem na Amazônia entendem? A julgar pelas eleições, temos problemas. O Nordeste garantiu a vitória de Lula, dando uma chance à democracia e ao meio ambiente, igualmente ameaçados. Nos estados amazônicos, com exceção de Pará e Amapá, a vitória foi de Bolsonaro, com grande vantagem nos municípios do “arco do desmatamento”, dominados pela nova “corrida do ouro”.O interessante é que foram os nordestinos que migraram para a Amazônia os responsáveis por um novo ciclo de prosperidade no Brasil, com a borracha rivalizando com o café nas exportações. Adaptaram-se à floresta e a mantiveram em pé por cem anos, até que chegassem novas correntes migratórias, incentivadas pelo regime militar, trazendo outras matrizes de produção, algumas inadaptáveis.Hoje, 34 anos depois de Chico Mendes, o Brasil precisa renovar seu entendimento sobre a região. Quando coordenei a elaboração do novo Código Florestal, busquei esse diálogo entre produção e preservação, produtores rurais e ambientalistas. Por oito anos no Senado, fiz essa mediação, após ter sido governador do Acre, no período de maior redução do desmatamento e alto crescimento da economia. Essa experiência me dá autoridade para dizer que a “ambição” das metas de redução das emissões, como tratada na COP, para nós traduz-se em outras palavras: ousadia e inovação. Temos que cuidar de 20% da biodiversidade e de 12% da água doce do planeta e não conseguiremos com uma população faminta, educação sucateada, tecnologia atrasada, infraestrutura inadequada e gestão político-econômica feita em gabinetes e escritórios a 3 mil quilômetros de distância. Será preciso inovar para superar esses atrasos, nada menos que inventar o desenvolvimento sustentável, que ainda não existe.Fala-se que o governo do presidente Lula será o “novo normal” na democracia brasileira, depois desses anos de flagrante anormalidade. Mas não basta o governo ser normal. É preciso que a sociedade tenha um novo modo de vida, e que a economia acompanhe o ritmo. Na Amazônia, o novo normal precisa estar à altura do desafio que a região representa. O governo deve pensar sem limitações. Em vez do Ministério do Desenvolvimento, ter ministérios do Envolvimento chamando, empresas, estados, municípios e sociedade a envolver-se com uma economia que promova a justiça social e ambiental. Os organismos de financiamento, assistência técnica, pesquisa e tecnologia devem se “amazonizar”. Todo mundo junto.E o mais importante: os amazônidas, que conhecem o lugar em que vivem, devem ser os protagonistas dessa história. Todo projeto é viável quando se combina com os outros e quando segue as diretrizes gerais da sustentabilidade.O novo governo de Lula pode fazer valer a COP27 e, assim, reassumir sua liderança no mundo. Tem uma Amazônia pra isso.Acesse o artigo completo aqui.*Jorge Viana, engenheiro florestal e professor de gestão pública, foi prefeito de Rio Branco, governador do Acre e senad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onferência do Clima que ocorre no Egito não recebeu ainda uma caracterização adequada. Fala-se que é COP da “implementação”, porque se espera que tire do...</text:p>
          </table:table-cell>
          <table:table-cell office:value-type="string" calcext:value-type="string">
            <text:p>Artigo</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LOJISTA.jpg?resize=400%2C240&amp;ssl=1</text:p>
          </table:table-cell>
          <table:table-cell office:value-type="string" calcext:value-type="string">
            <text:p>Acre</text:p>
          </table:table-cell>
          <table:table-cell office:value-type="string" calcext:value-type="string">
            <text:p>Comerciante do Acre comemora venda de 200 camisas do Brasil</text:p>
          </table:table-cell>
          <table:table-cell office:value-type="string" calcext:value-type="string">
            <text:p>https://ac24horas.com/2022/11/15/comerciante-do-acre-comemora-venda-de-200-camisas-do-brasil-por-dia-e-mil-figurinhas-por-semana/</text:p>
          </table:table-cell>
          <table:table-cell office:value-type="string" calcext:value-type="string">
            <text:p>Apesar de o comércio ter começado a impulsionar a Copa do Mundo tardiamente, o comerciante acreano Kennedy Figueiredo está otimistas com as vendas de produtos e adereços relacionado ao evento.Ele conta que as vendas de camisa da seleção estão em alta desde a recente campanha eleitoral devido ao adeptos do presidente Jair Bolsonaro terem adotado a camisa da seleção como “farda”.Após o fim da eleição, Kennedy comemora a chegada da Copa do Mundo. “Não tenho do que reclamar. Vendemos muito durante o período da eleição e agora continuamos vendendo. Vendo até 200 camisas da seleção por semana”, afirma.Kennedy conta que a proximidade do início da Copa do Catar e da estreia do Brasil as vendas de outros produtos se ampliam. “Vendo de tudo um pouco da seleção, camisa, copo, toalha, chegamos a vender 250 álbuns e até mil figurinhas por semana com o álbum da Copa do Mundo. Por mim, podia ter copa todos os anos”, explica.Dados divulgados pela Confederação Nacional do Comércio de Bens, Serviços e Turismo (CNC) no último dia 13 de outubro apontam a expectativa nacional de R$ 1,48 bilhão em vendas relacionadas à Copa do Mundo de 2022, que ocorre a partir do próximo 20 de novembro, no Catar. O aumento em relação às comercializações da Copa de 2018, que ocorreu na Rússia, é de 7,9%, já que, à época, as movimentações chegaram a R$ 1,37 bilhão.No Acre, a tendência é a mesma, segundo aponta o assessor da presidência da Federação do Comércio de Bens, Serviços e Turismo, Egídio Garó, que informa que, no estado, a expectativa de vendas está bem maior em relação aos produtos de armarinho.“Além disso, há de se levar em consideração o fato de a Copa do Mundo estar próxima à Black Friday, que ocorre no próximo dia 25 de novembro. A principal diferença desta para as anteriores é que, na internet por exemplo, as buscas começam três meses antes do Mundial e, em 2022, as compras devem ocorrer mais próximas ao evento”, explica, acrescentando que, mesmo ainda sem a pesquisa em mãos, a esperança é em vendas mais significativas. “Nossa equipe está, neste momento, nas ruas, e em breve, teremos uma pesquisa com números mais precisos quanto ao evento”, afir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esar de o comércio ter começado a impulsionar a Copa do Mundo tardiamente, o comerciante acreano Kennedy Figueiredo está otimistas com as vendas de produtos 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1/10/TEMPO-CHUVA.jpg?resize=400%2C240&amp;ssl=1</text:p>
          </table:table-cell>
          <table:table-cell office:value-type="string" calcext:value-type="string">
            <text:p>Cotidiano</text:p>
          </table:table-cell>
          <table:table-cell office:value-type="string" calcext:value-type="string">
            <text:p>Acre tem terça-feira com temperatura amena e chances de fortes chuvas</text:p>
          </table:table-cell>
          <table:table-cell office:value-type="string" calcext:value-type="string">
            <text:p>https://ac24horas.com/2022/11/15/acre-tem-terca-feira-com-temperatura-amena-e-chances-de-fortes-chuvas/</text:p>
          </table:table-cell>
          <table:table-cell office:value-type="string" calcext:value-type="string">
            <text:p>A incursão de uma fraca onda polar e a elevada umidade do ar, vinda do Atlântico, deixam o tempo instável, com chuvas a qualquer hora, podendo ser fortes e acompanhadas de raios e ventanias nesta terça-feira, no Acre.Em Rio Branco, Brasileia e Sena Madureira deve chover já nas primeiras horas do dia, com ventos soprando entre fracos e moderados. Em Cruzeiro do Sul e Tarauacá, inicia quente e muda a partir da tarde.Acompanhe a temperatura em todo o Estado:– Rio Branco, Senador Guiomard, Bujari e Porto Acre, com mínimas oscilando entre 20 e 22ºC, e máximas, entre 26 e 28ºC;– Brasileia, Epitaciolândia, Xapuri, Capixaba, Assis Brasil e Santa Rosa do Purus, com mínimas oscilando entre 20 e 22ºC, e máximas, entre 26 e 28ºC;– Plácido de Castro e Acrelândia, com mínimas oscilando entre 20 e 22ºC, e máximas, entre 26 e 28ºC;– Sena Madureira e Manuel Urbano, com mínimas oscilando entre 21 e 23ºC, e máximas, entre 27 e 29ºC;– Tarauacá e Feijó, com mínimas oscilando entre 21 e 23ºC, e máximas, entre 29 e 31ºC;– Cruzeiro do Sul, Mâncio Lima e Rodrigues Alves, com mínimas oscilando entre 22 e 24ºC, e máximas, entre 30 e 32ºC;– Marechal Thaumaturgo, Porto Walter e Jordão, com mínimas oscilando entre 22 e 24ºC, e máximas, entre 31 e 33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incursão de uma fraca onda polar e a elevada umidade do ar, vinda do Atlântico, deixam o tempo instável, com chuvas a qualquer hora, podendo...</text:p>
          </table:table-cell>
          <table:table-cell office:value-type="string" calcext:value-type="string">
            <text:p>Deylon Félix</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PRODUTOS_1.jpeg?resize=400%2C240&amp;ssl=1</text:p>
          </table:table-cell>
          <table:table-cell office:value-type="string" calcext:value-type="string">
            <text:p>Acre</text:p>
          </table:table-cell>
          <table:table-cell office:value-type="string" calcext:value-type="string">
            <text:p>Produtos extrativistas do Acre são apresentados para o mundo</text:p>
          </table:table-cell>
          <table:table-cell office:value-type="string" calcext:value-type="string">
            <text:p>https://ac24horas.com/2022/11/15/produtos-extrativistas-do-acre-sao-apresentados-para-o-mundo/</text:p>
          </table:table-cell>
          <table:table-cell office:value-type="string" calcext:value-type="string">
            <text:p>Castanha, palmito e óleos de açaí, andiroba, copaíba, buriti e murmuru são alguns dos produtos extrativistas levados pela comitiva do Acre para a Conferência das Nações Unidas sobre as Mudanças Climáticas (COP27), que ocorre em Sharm el-Sheikh, no Egito, desde o último dia 8.Um kit contendo amostras de todos esses produtos estão sendo entregues nas reuniões bilaterais com parceiros e potenciais investidores. A ideia é apresentar os produtos já financiados por meio do Programa REM, desde a primeira fase de execução, a fim de conquistar mais financiamentos internacionais.“Estamos na segunda fase do Programa REM e nesta etapa estamos fazendo uma ampliação para outras cadeias produtivas, como mel de abelha, mandioca, cupuaçu e cacau. Só para a borracha e murmuru já foram investidos 4,5 milhões de reais nesta fase”, disse a coordenadora do Programa REM, Roseneide Sena.Ao todo, em 10 anos de programa, mais de R$ 175 milhões foram investidos pelo banco alemão KfW, beneficiando 6.500 famílias que vivem na floresta, alcançando 25.893 pessoas no total. O programa já contribuiu com mais de 7,2 milhões de hectares de áreas florestais no estado do Acre, levando qualidade de vida às famílias que vivem na flores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astanha, palmito e óleos de açaí, andiroba, copaíba, buriti e murmuru são alguns dos produtos extrativistas levados pela comitiva do Acre para a Conferência das Nações...</text:p>
          </table:table-cell>
          <table:table-cell office:value-type="string" calcext:value-type="string">
            <text:p>Agência de Notícias do Acre</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CONSULTURA.jpg?resize=400%2C240&amp;ssl=1</text:p>
          </table:table-cell>
          <table:table-cell office:value-type="string" calcext:value-type="string">
            <text:p>Destaque 4</text:p>
          </table:table-cell>
          <table:table-cell office:value-type="string" calcext:value-type="string">
            <text:p>“Quem quer seguidor em rede social é adolescente, lojista quer cliente”, diz mentora</text:p>
          </table:table-cell>
          <table:table-cell office:value-type="string" calcext:value-type="string">
            <text:p>https://ac24horas.com/2022/11/15/quem-quer-seguidor-em-rede-social-e-adolescente-lojista-quer-cliente-diz-mentora-financeira/</text:p>
          </table:table-cell>
          <table:table-cell office:value-type="string" calcext:value-type="string">
            <text:p>O Programa da Jô Edição Podcast dessa semana foi feito para quem deseja vender muito neste fim de ano. Dani Dantas, mais conhecida como Leoa, foi a entrevistada da noite.A acreana é mentora, palestrante e formada em Marketing, mas possui outras diversas capacitações nas áreas de Brandig (Gestão de Marca), Instagram, vendas e propaganda e deu diversas dicas para quem deseja conquistar seus clientes.A profissional contou que a vida como empreendedora surgiu após ter que abandonar a faculdade de medicina, que cursava quando tinha 20 anos, na Bolívia, ao passar por uma gravidez inesperada.No começo, Dantas chegou a vender roupas de porta em porta, foi manicure, fez decoração romântica nos dias dos namorados e criou uma fábrica de personalizados (lembrancinhas). Depois que decidiu o caminho, se especializou na área e hoje possui mais de 1500 alunas, em mais de 5 países.O trabalho na internet iniciou durante a pandemia, quando muitos olhares se voltaram para o mundo digital, o que para ela “é o momento, o agora e o futuro”, e foi quando fez a faculdade de publicidade.A capacitadora trabalha com turmas e imersões online, com auxilio e suporte, tanto na plataforma, quanto pessoalmente, ensinando como criar oportunidades em tempos de crise, como utilizar stories e ferramentas do Instagram, entre outras pautas.Para Dani, vender é estratégia, mas é preciso ter um método, pois a internet está cheia de especialistas. Além disso, não existe plano B, é fazer acontecer, já que não existe segunda chance nessa área.“Se você só jogar as coisas aleatórias, não terá um diferencial e nem todos acreditarão em seus produtos. Os clientes vão para outro lugar. É preciso ter conhecimento e planejamento”.O bate-papo abordou ainda questões do que falar nas redes sociais, permuta, Marketing de afiliados e de influencias, como fazer lives shopping, se livrar do ‘fiado’ e outras estratégias de comercialização.A mentora comentou ainda sobre a indignação de lojistas do Acre no investimento de influenciadores, que quando visitam outras cidades, falam que os preços cobrados no estado são muito diferentes, mas esquecem que o valor aumenta após uma série de questão relacionadas a viagem dessas empreendedoras, hospedagem e outros diversos acontecimentos.“Se você parar para ouvir as lojistas, vai entender quais as frustrações delas, é muito trabalho e é justo o que é cobrado. E mesmo assim, ainda tem o investimento nessas influenciadoras que depois não ajudam”, apontou.Em relação a concorrência, para ela não tem como conquistar clientes por preço, é preciso fazer um trabalho bem feito e ofertar um produto de qualidade. E diz ainda que vendedor busca clientes e não seguidor.“Quem quer seguidor é adolescente, adulto quer cliente. Não ofereço dicas para arranjar seguidor, para ter um engajamento alto, eu te ensino a vender na internet, a usar as estratégias. Você precisa entender que se tem um seguidor, essa pessoa pode se tornar um cliente, olhar para os seguidores como pessoas e não como números”, afirmou.Assista ao Podcast da Jô com a mentora Dani Dantas.Please enable JavaScriptplay-rounded-fillLink58:2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ograma da Jô Edição Podcast dessa semana foi feito para quem deseja vender muito neste fim de ano. Dani Dantas, mais conhecida como Leoa, foi...</text:p>
          </table:table-cell>
          <table:table-cell office:value-type="string" calcext:value-type="string">
            <text:p>Deylon Félix</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07/golpe-do-pix-como-se-proteger.jpg?resize=400%2C240&amp;ssl=1</text:p>
          </table:table-cell>
          <table:table-cell office:value-type="string" calcext:value-type="string">
            <text:p>Cotidiano</text:p>
          </table:table-cell>
          <table:table-cell office:value-type="string" calcext:value-type="string">
            <text:p>Pix completa 2 anos: No Acre, metade da população ainda não usou a ferramenta</text:p>
          </table:table-cell>
          <table:table-cell office:value-type="string" calcext:value-type="string">
            <text:p>https://ac24horas.com/2022/11/15/pix-completa-2-anos-no-acre-metade-da-populacao-ainda-nao-usou-a-ferramenta/</text:p>
          </table:table-cell>
          <table:table-cell office:value-type="string" calcext:value-type="string">
            <text:p>Ao longo de dois anos de funcionamento, o Pix se consolidou como o meio de pagamento mais utilizado pelos brasileiros, revelando a eficiência e grande aceitação popular da ferramenta, que trouxe conveniência e facilidades para os clientes em suas transações financeiras do dia a dia. De 16 de novembro de 2020, data em que começou a funcionar no país, até o último dia 30 de setembro foram 26 bilhões de transações feitas no sistema financeiro nacional, com valores transacionados atingindo R$ 12,9 trilhões.Levantamento feito pela FEBRABAN com base em números do Banco Central mostram que em seu primeiro mês de funcionamento, o Pix já ultrapassou as transações feitas com DOC (Documento de Crédito). Em janeiro de 2021, superou as transações com TED (Transferência Eletrônica Disponível). Em março do mesmo ano passou na frente em número de transações feitas com boletos. Já no mês seguinte (maio), o Pix ultrapassou a soma de todos eles.Já em relação aos cartões, o Pix ultrapassou as operações de débito em janeiro deste ano, e no mês de fevereiro foi a vez de passar na frente das transações com cartões de crédito, quando se tornou o meio de pagamento mais utilizado no Brasil.“As transações feitas com o Pix continuam em ascensão, revelando a grande aceitação popular do novo meio de pagamento, que trouxe conveniência e facilidades para os clientes em suas transações financeiras do cotidiano. Nos últimos 12 meses, registramos um aumento de 94% das operações com a ferramenta”, afirma Isaac Sidney, presidente da FEBRABAN.“Também destaco que o Pix foi e continua sendo uma ferramenta fundamental para impulsionar a bancarização e a inclusão financeira no país e, desde o seu lançamento, tem se mostrado uma importante oportunidade para o Brasil reduzir a necessidade do uso de dinheiro em espécie em transações comerciais e os altos custos de transporte e logística de cédulas, que totalizam cerca de R$ 10 bilhões ao ano”, acrescenta.Quando analisados os valores transacionados, o levantamento mostrou que no último mês de setembro, o Pix atingiu R$ 1,02 tri, com tíquete médio R$ 444, enquanto a TED, que somou R$ R$ 3,4 trilhões, teve tíquete médio de R$ 40,6 mil.“Os números mostram que a população está usando o Pix como meio de pagamento de menor valor, como por exemplo, em transações com profissionais autônomos, e também para compras do dia a dia, que seriam feitas com notas, como foi previsto à época do lançamento da ferramenta. Isso faz com que o número de transações aumente em um ritmo acelerado, trazendo maior conveniência para os clientes, que não precisam mais transportar cédulas para pequenas transações”, analisa Leandro Vilain, diretor executivo de Inovação, Produtos e Serviços Bancários da FEBRABAN.Ainda de acordo com o levantamento, as estatísticas do último mês de setembro mostram que quase metade dos usuários do Pix estão na região Sudeste do país (43%), seguido do Nordeste (26%), Sul (12%), Norte (10%) e Centro Oeste (95%). Já em relação aos usuários, 64% têm entre 20 e 39 anos.No Acre, números revelam que metade da população já usou o aplicativo ao menos uma vez.Desde o lançamento do Pix, já são 523,2 milhões de chaves cadastradas no Diretório de Identificadores de Contas Transacionais do Banco Central. As chaves aleatórias somam 213,9 milhões, seguidas das chaves por CPF (114,2 milhões), celular (108,3 milhões), e-mail (77,5 milhões). Até outubro, 141,4 milhões de brasileiros já tinham usado o Pix em seus pagamentos.SegurançaA FEBRABAN e os bancos associados têm como prioridade a segurança dos seus clientes e investem cerca de R$ 3 bilhões por ano em cibersegurança para aprimorar e tornar mais seguras as transações financeiras do usuário.A Federação participa do Fórum Pix, promovido pelo Banco Central, e contribui com sugestões para aprimorar ainda mais a segurança desse meio de pagamento. A entidade acompanha todas as regulamentações do mercado e, em caso de alterações, se empenhará para implementá-las dentro do prazo estabelecido pelo órgão regulador.O Pix é uma ferramenta segura e todas as transações ocorrem por meio de mensagens assinadas digitalmente e que trafegam de forma criptografada, em uma rede protegida. Os bancos associados também contam com o que há de mais moderno em relação à segurança cibernética e prevenção a fraudes, como mensageria criptografada, autenticação biométrica, tokenização, e usam tecnologias como big data, analytics e inteligência artificial em processos de prevenção de riscos. Estes processos são continuamente aprimorados, considerando os avanços tecnológicos e as mudanças no ambiente de riscos.Com informações da Febraban.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o longo de dois anos de funcionamento, o Pix se consolidou como o meio de pagamento mais utilizado pelos brasileiros, revelando a eficiência e grande aceitaçã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06/BINHO_ETXRA.jpg?resize=400%2C240&amp;ssl=1</text:p>
          </table:table-cell>
          <table:table-cell office:value-type="string" calcext:value-type="string">
            <text:p>Acre</text:p>
          </table:table-cell>
          <table:table-cell office:value-type="string" calcext:value-type="string">
            <text:p>Binho é anunciado para compor equipe de transição de Lula</text:p>
          </table:table-cell>
          <table:table-cell office:value-type="string" calcext:value-type="string">
            <text:p>https://ac24horas.com/2022/11/15/binho-marques-e-anunciado-para-compor-equipe-de-transicao-do-governo-lula-e-recebe-elogios/</text:p>
          </table:table-cell>
          <table:table-cell office:value-type="string" calcext:value-type="string">
            <text:p>O ex-governador Binho Marques (PT), que governou o estado de 2007 a 2010, foi anunciado na segunda-feira, 14, pelo vice-presidente eleito, Geraldo Alckmin (PSB), para compor a equipe de transição do governo na área da educação.A indicação já era cogitada nos bastidores da política acreana, no entanto, com o ato oficial confirmado, Binho recebeu elogios do ex-senador Jorge Viana, também do PT, que compartilhou o anúncio nas suas redes sociais. “Competência reconhecida”, escreveu.JV, que se reuniu no apartamento de Lula na última semana, também é cogitado para compor a equipe de governo do petista a partir de 2023, contudo, seu nome ainda não foi especulado por interlocutores do gover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governador Binho Marques (PT), que governou o estado de 2007 a 2010, foi anunciado na segunda-feira, 14, pelo vice-presidente eleito, Geraldo Alckmin (PSB), para compor...</text:p>
          </table:table-cell>
          <table:table-cell office:value-type="string" calcext:value-type="string">
            <text:p>Saimo Martins</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MORTOS-BRAIS.jpg?resize=400%2C240&amp;ssl=1</text:p>
          </table:table-cell>
          <table:table-cell office:value-type="string" calcext:value-type="string">
            <text:p>Acre</text:p>
          </table:table-cell>
          <table:table-cell office:value-type="string" calcext:value-type="string">
            <text:p>Duplo homicídio é mais um capítulo de guerra na fronteira</text:p>
          </table:table-cell>
          <table:table-cell office:value-type="string" calcext:value-type="string">
            <text:p>https://ac24horas.com/2022/11/15/duplo-homicidio-em-brasileia-e-mais-um-capitulo-de-guerra-sem-tregua-na-fronteira-acreana/</text:p>
          </table:table-cell>
          <table:table-cell office:value-type="string" calcext:value-type="string">
            <text:p>Por mais de uma oportunidade, o delegado de Polícia Civil Luís Tonini, titular de Epitaciolândia, uma das duas cidades acreanas – a outra é Brasiléia – que fazem fronteira com a capital do departamento boliviano de Pando, afirmou que a guerra entre facções criminosas na região formada pelos três núcleos urbanos não tem trégua.Apesar de pequenas, as cidades acreanas estão, proporcionalmente, entre as mais violentas do estado, com base nos registros jornalísticos dos últimos anos. Ainda segundo o delegado Tonini, a falta de fiscalização e controle nas pontes de acesso entre as três cidades estão entre os principais fatores para a situação enfrentada pela segurança pública na região.Na noite desta segunda-feira (14), mais dois homicídios com as características do enfrentamento de grupos criminosos foram registrados em Brasiléia, no bairro Eldorado. Apenas uma das vítimas foi identificada no local do assassinato, é Laeldo Soares da Silva, de 36 anos de idade. Ele foi morto a tiros junto com uma segunda vítima, após a casa em que estava ser invadida pelos matadores.Na última sexta-feira (11), o estudante Vágner Carneiro Queiroz, de 19 anos, foi morto a tiros em uma praça pública, momentos depois de ter saído da aula. A vítima ainda estava de farda quando foi perseguida e abatida de maneira inclemente pelos criminosos. Os crimes do tipo já somam dezenas nos últimos meses e ocorrem em meio a troca de ameaças entre grupos rivais por meio de vídeos divulgados pela internet.As forças de segurança brasileiras têm atuado de maneira especial no combate à criminalidade na região, com a ação de diferentes forças, e muitas prisões e apreensões de armas têm sido feitas. Contudo, o clima na fronteira é de guerra declarada entre as facções criminosas e a regra desse enfrentamento é a tentativa de cooptação ou eliminação física dos membros dos grupos rivais.Nos últimos dias, circulou vídeo na internet mostrando componentes de uma facção convidando integrantes de outra para “trocar de camisa”. No vídeo, um membro do Comando Vermelho mostra várias armas do tipo pistola e a sigla da facção (CV) com recado para os “alemães do B13 e do PCC” que estão em Cobija para aderirem “ao certo”.No fim de outubro, oac24horasconsultou o secretário de Estado de Segurança Pública, coronel Paulo Cézar dos Santos, sobre a preocupação e ações do governo na região com relação ao aparente agravamento dos episódios envolvendo a ação de grupos criminosos nas cidades da fronteira, mas ele não respondeu ao questiona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 mais de uma oportunidade, o delegado de Polícia Civil Luís Tonini, titular de Epitaciolândia, uma das duas cidades acreanas – a outra é Brasiléia –...</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1/04/BR-BURACOS-2.jpg?resize=400%2C240&amp;ssl=1</text:p>
          </table:table-cell>
          <table:table-cell office:value-type="string" calcext:value-type="string">
            <text:p>Cotidiano</text:p>
          </table:table-cell>
          <table:table-cell office:value-type="string" calcext:value-type="string">
            <text:p>BRs destruídas dão prejuízo de R$106 milhões ao transporte e precisam de R$1,5 bilhão para serem recuperadas no Acre</text:p>
          </table:table-cell>
          <table:table-cell office:value-type="string" calcext:value-type="string">
            <text:p>https://ac24horas.com/2022/11/15/brs-destruidas-dao-prejuizo-de-r106-milhoes-ao-transporte-e-precisam-de-r15-bilhao-para-serem-recuperadas-no-acre/</text:p>
          </table:table-cell>
          <table:table-cell office:value-type="string" calcext:value-type="string">
            <text:p>Divulgado nesta segunda semana de novembro, o estudo da Confederação Nacional do Transporte (CNT) estima que para recuperar as rodovias no Acre, com ações emergenciais, de restauração e de reconstrução, é necessário R$ 1,54 bilhão.O Acre é cortado por duas rodovias federais, a BR-317 e a BR-364, e ambas sofrem com a falta de manutenção e hoje apresentam quase 190 pontos críticos em suas extensões.Foram analisados 1.347 quilômetros no Acre. 97,8% da malha rodoviária pavimentada avaliada do estado apresenta algum tipo de problema, sendo considerada regular, ruim ou péssima. 2,2% da malha é considerada ótima ou boa (leia aqui:https://ac24horas.com/2022/11/09/com-187-pontos-criticos-rodovias-do-acre-tem-978-de-trechos-em-situacao-regular-ruim-ou-pessima/)Segundo o estudo da CNT, todos pagam pelas más condições das rodovias, que geram um aumento de custo operacional do transporte de 67,1%. Isso reflete na competitividade do Brasil e no preço dos produtos.Além disso, em 2022, estima-se que haverá um consumo desnecessário de 23,2 milhões de litros de diesel devido à má qualidade do pavimento da malha rodoviária no Estado. Esse desperdício custará R$ 105,72 milhões aos transportadores.Acesse o estudo da CNT aquihttps://pesquisarodovias.cnt.org.br/conteu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ivulgado nesta segunda semana de novembro, o estudo da Confederação Nacional do Transporte (CNT) estima que para recuperar as rodovias no Acre, com ações emergenciais, de...</text:p>
          </table:table-cell>
          <table:table-cell office:value-type="string" calcext:value-type="string">
            <text:p>Editorial ac24horas</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Lucas-Colombo-Colheita-de-Arroz-Nova-Veneza-Alexandre-64-1.jpg?resize=400%2C240&amp;ssl=1</text:p>
          </table:table-cell>
          <table:table-cell office:value-type="string" calcext:value-type="string">
            <text:p>Acre</text:p>
          </table:table-cell>
          <table:table-cell office:value-type="string" calcext:value-type="string">
            <text:p>Produtividade do arroz de sequeiro cresce 4,8% no Acre</text:p>
          </table:table-cell>
          <table:table-cell office:value-type="string" calcext:value-type="string">
            <text:p>https://ac24horas.com/2022/11/15/produtividade-do-arroz-de-sequeiro-cresce-48-e-colheita-chega-a-48-mil-toneladas-no-acre-em-2022/</text:p>
          </table:table-cell>
          <table:table-cell office:value-type="string" calcext:value-type="string">
            <text:p>O Acre não produz arroz irrigado, mas a produtividade do arroz de sequeiro está crescendo apesar da área de cultivo permanecer a mesma nas safras 2021/2022/23. O plantio já começou para aproveitar as chuvas e o Acre possui atualmente 3,7 mil hectares cultivados em arroz e a projeção é que a produtividade 4,6 mil toneladas para 4,8 mil ton nesta próxima colheita.A produtividade salta de 1.249 quilos por hectare para 1.309kg/hec entre uma e outra safra. Ou seja: a capacidade de produção cresce 4,8%.O arroz de sequeiro – também chamado arroz de terras altas – é produzido principalmente no norte do país. Inicialmente foi muito utilizado para abertura de novas áreas (devido ao baixo investimento e por suportar acidez do solo) e para recuperação de pastagens degradada.A Universidade Federal do Rio Grande do Sul explica que no arroz irrigado a terra é mantida submersa na maior parte da estação de crescimento do arroz, retirando-se a água somente alguns dias antes da colheita. No ecossistema de terras altas ou sequeiro, como também é chamado, o plantio é realizado de maneira que a terra não permaneça submers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cre não produz arroz irrigado, mas a produtividade do arroz de sequeiro está crescendo apesar da área de cultivo permanecer a mesma nas safras 2021/2022/23....</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CHELSE.jpg?resize=400%2C240&amp;ssl=1</text:p>
          </table:table-cell>
          <table:table-cell office:value-type="string" calcext:value-type="string">
            <text:p>Notícias</text:p>
          </table:table-cell>
          <table:table-cell office:value-type="string" calcext:value-type="string">
            <text:p>Chelsea faz seu primeiro movimento por Endrick</text:p>
          </table:table-cell>
          <table:table-cell office:value-type="string" calcext:value-type="string">
            <text:p>https://ac24horas.com/2022/11/15/chelsea-faz-seu-primeiro-movimento-por-endrick/</text:p>
          </table:table-cell>
          <table:table-cell office:value-type="string" calcext:value-type="string">
            <text:p>O jovem talento do Palmeiras, Endrick, já está provocando uma grande ‘guerra de transferências’ entre os principais clubes da Europa, apesar de só poder sair do Brasil daqui a dois anos. Com 16 anos, o centroavante tem chamado muita atenção ao longo de 2022, o que atraiu o interesse de grandes entidades do futebol europeu.De fato, Barcelona, Real Madrid, PSG, Chelsea, Manchester City, Arsenal, Liverpool e Ajax são alguns dos muitos clubes que acompanharam o progresso de Endrick através das categorias de base até a equipe principal do Palmeiras. E, de acordo com o The Times, o Chelsea fez sua jogada para tentar vencer seus concorrentes na contratação de Endrick, recebendo o jovem atacante e sua família em suas instalações de treinamento recentemente.Durante a visita, o Chelsea também apresentou Endrick ao zagueiro brasileiro, Thiago Silva, a fim de convencê-lo a escolher Stamford Bridge em vez de outros destinos como o Barcelona e o Real Madrid.Deve-se notar que Endrick visitou outros clubes como Barcelona, Real Madrid e PSG no início do ano. Mas diz-se que os Blues estão confiantes sobre suas chances de conseguir o prodígio especial que recentemente se tornou o mais jovem artilheiro do Palmeiras e conquistou o título da Série A brasileira. Será necessário um aporte financeiro significativo para assinar com Endrick, que alegadamente colocou o Barcelona na retaguarda.Relatórios recentes indicaram que o PSG também fez uma oferta por Endrick, que foi abatida enquanto o Real Madrid teria enviado executivos ao Brasil para conversar com o Palmeiras sobre uma negociação. O Barça, na situação atual, não está em condições de entrar em uma guerra de lances por Endrick e, portanto, decidiu esperar até a próxima janela. Mas, com outros clubes fazendo suas jogadas, os catalães correm o risco de perder o prodígio de 16 anos.O momento agora é esperar o desenrolar dos próximos capítulos da história de Endrick. O jovem vem sendo um grande sucesso no futebol nacional e internacional, fazendo com que diversos fãs do esporte tentem a sorte com seus palpites nas casas de apostas. Vale ressaltar que o Brasil está se tornando uma grande referência no setor de jogos de apostas, já que contamos com o Brazilian iGaming Summit – o maiorevento de apostasdo país. A conferência, que trouxe grandes personalidades e empresas do setor, aconteceu duas vezes em São Paulo e entregou informações fundamentais para a construção de um mercado brasileiro sólido e competitiv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jovem talento do Palmeiras, Endrick, já está provocando uma grande ‘guerra de transferências’ entre os principais clubes da Europa, apesar de só poder sair d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0/12/HOSPITAL-XAPURI-2.jpg?resize=400%2C240&amp;ssl=1</text:p>
          </table:table-cell>
          <table:table-cell office:value-type="string" calcext:value-type="string">
            <text:p>Cotidiano</text:p>
          </table:table-cell>
          <table:table-cell office:value-type="string" calcext:value-type="string">
            <text:p>Sindmed/AC contesta direção do hospital de Xapuri sobre médica ter faltado ao plantão</text:p>
          </table:table-cell>
          <table:table-cell office:value-type="string" calcext:value-type="string">
            <text:p>https://ac24horas.com/2022/11/14/sindmed-ac-contesta-direcao-do-hospital-de-xapuri-sobre-medica-ter-faltado-ao-plantao/</text:p>
          </table:table-cell>
          <table:table-cell office:value-type="string" calcext:value-type="string">
            <text:p>O Sindicato dos Médicos do Estado do Acre (Sindmed-AC) emitiu nota de repúdio contra o que chamou de “ataques” efetuados pelo diretor do Hospital Epaminondas Jácome, de Xapuri, Josimar dos Santos, contra a médica Raíssa Ferraz, que foi acusada de faltar ao plantão da última sexta-feira,11, na unidade de saúde, sem apresentar justificativa.De acordo com o Sindmed, a médica estava impossibilitada de assumir o plantão naquela data por estar doente, tendo a profissional encaminhado atestado médico comprovando o problema de saúde. Ainda segundo o sindicato, “a gestão da unidade de saúde utilizou-se da situação e acusou a trabalhadora de forma vil e covarde”.No dia dos fatos, o hospital de Xapuri ficou cerca de 13 horas sem a presença de médico plantonista. Por volta do meio-dia, a situação na unidade de saúde era preocupante, segundo os relatos feitos sob a condição de anonimato por familiares de pacientes e servidores consultados pelo ac24horas. O caso mais grave era o de uma grávida que estava apresentando perda de líquido.Procurado para explicar a situação, o gerente do hospital, enfermeiro Josimar dos Santos, afirmou que o problema estava sendo causado pela falta ao trabalho sem apresentação de justificativa por parte da médica plantonista daquela dia, Raíssa Ferraz, com quem ele disse não ter conseguido contato naquela manhã, apesar de várias tentativas feitas.“A doutora Raíssa Ferraz não compareceu à unidade e nem justificou com atestado. Não consegui falar com ela e quem tá na escala é o responsável pelo plantão. Tudo o que acontecer é de responsabilidade dela. A gente não compactua com esse tipo de coisa”, disse o diretor no primeiro momento em que foi contatado pela reportagem.Procurada pela reportagem, a profissional respondeu a mensagem de Whatsapp enviada a ela e disse que estava de atestado médico e que tanto o gerente da unidade hospitalar – Josimar dos Santos – quanto o setor de Recursos Humanos (RH) estavam cientes da situação. No entanto, ela não apresentou comprovação de que havia enviado o documento ao hospital.“Entendi, mas estou de atestado médico. E Josimar estava ciente, o setor de RH também. Para admiração, é mais fácil culpar o servidor”, disse ela quando foi informada de que a direção do hospital negou que ela tivesse apresentado documento justificando a sua ausência ao plantão médico.Ao encaminhar a nota de repúdio contra o diretor do hospital, a assessoria de comunicação do Sindmed informou que a médica encaminhou à direção da entidade sindical prints de mensagens trocadas entre ela e uma servidora do RH da unidade comprovando que o atestado médico foi encaminhado previamente. Ela, no entanto, pediu que os prints não fossem divulgados.“Esta entidade, de forma oportuna, encaminhará o caso à Justiça para buscar a punição por assédio moral, devidamente comprovado, por meio de reportagem. O caso também será encaminhado para a Secretaria de Estado de Saúde (Sesacre), cobrando, também, abertura de processo administrativo contra Josimar”, diz a nota.A reportagem voltou a procurar o diretor da unidade hospitalar para falar a respeito das alegações do sindicato e ele disse que o atestado médico apenas foi apresentado pela médica após às 14h26 horas da última sexta-feira, quando o plantão da profissional já se aproximava do fim. A informação foi confirmada por áudio por dois servidores da unidade ligados ao RH.“Vamos fazer uma nota de esclarecimento à população, à imprensa e às autoridades comprovando que o atestado apresentado pela médica apenas chegou ao conhecimento da unidade por volta das 14h26, tendo sido enviado por whatsapp para um servidor do RH. A demora para ela enviar o documento, foi porque ela estava na estrada, viajando para Porto Velho”, disse Josimar dos Santos.Josimar também garantiu que a médica não avisou previamente à direção do hospital que não poderia comparecer ao trabalho para que a gerência da unidade pudesse proceder a sua substituição na escala do dia. Segundo ele, a médica poderia apresentar o atestado posteriormente caso comunicasse previamente que não poderia comparecer ao trabalho.A seguir a íntegra da nota do Sindmed/AC:Nota de RepúdioO Sindicato dos Médicos do Estado do Acre (Sindmed-AC) repudia os ataques efetuados pelo diretor do Hospital Epaminondas Jacome, de Xapuri, Josimar dos Santos, contra uma médica impossibilitada de assumir o plantão por estar doente. A profissional encaminhou atestado médico comprovando o problema de saúde, mas a gestão da unidade de saúde utilizou-se da situação e acusou a trabalhadora de forma vil e covarde.Esta entidade, de forma oportuna, encaminhará o caso à Justiça para buscar a punição por assédio moral, devidamente comprovado, por meio de reportagem. O caso também será encaminhado para a Secretaria de Estado de Saúde (Sesacre), cobrando, também, abertura de processo administrativo contra Josimar.O Sindmed-AC ainda cobra a ampliação da quantidade de médicos por plantão em Xapuri que deveria prever a possibilidade de intercorrências, evitando a falta de atendimento da população e reduzindo o tempo de espera das pessoas que buscam a unidade.É injusto transferir para o profissional médico, trabalhador final da cadeia produtiva, a responsabilidade pelo serviço público de saúde, previsto na própria Constituição Federal.A entidade que defende todos os médicos do Acre ainda cobra a construção de um novo hospital no município para atender de forma adequada todos os xapurienses. A atual estrutura é antiga, oferece riscos à população e aos trabalhadores, necessita manutenção contínua e já não atende mais às necessidades locais.Rio Branco-AC, 14 de novembro de 2022.A Diretoria do Sindmed-A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ndicato dos Médicos do Estado do Acre (Sindmed-AC) emitiu nota de repúdio contra o que chamou de “ataques” efetuados pelo diretor do Hospital Epaminondas Jácom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MORTO-3.jpg?resize=400%2C240&amp;ssl=1</text:p>
          </table:table-cell>
          <table:table-cell office:value-type="string" calcext:value-type="string">
            <text:p>Destaque 3</text:p>
          </table:table-cell>
          <table:table-cell office:value-type="string" calcext:value-type="string">
            <text:p>Acreano morre vítima de acidente em Santa Catarina e família pede ajuda para realizar translado</text:p>
          </table:table-cell>
          <table:table-cell office:value-type="string" calcext:value-type="string">
            <text:p>https://ac24horas.com/2022/11/14/acreano-morre-vitima-de-acidente-em-santa-catarina-e-familia-pede-ajuda-para-realizar-translado/</text:p>
          </table:table-cell>
          <table:table-cell office:value-type="string" calcext:value-type="string">
            <text:p>Após a morte em um acidente de motocicleta no último domingo, 13, em Santa Catarina, a família do acreano Messias Lima Costa, pede para a realização do translado do corpo para o estado do Acre. A informação foi divulgada na página da jornalista Lilian Camargo.Messias já estava em solo catarinense há um ano, onde residia com a esposa Maria Nair Alves. Para trazer o corpo para o Acre, familiares e amigos iniciaram um movimento nas redes sociais para arrecadar dinheiro.Quem quiser contribuir para ajudar a família deve fazer transações pela chave Pix: 535.709.362-87 que se encontra no nome de Maria Nair Alves da Silv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a morte em um acidente de motocicleta no último domingo, 13, em Santa Catarina, a família do acreano Messias Lima Costa, pede para a realização...</text:p>
          </table:table-cell>
          <table:table-cell office:value-type="string" calcext:value-type="string">
            <text:p>Saimo Martins</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18/08/alckmin-7.jpg?resize=400%2C240&amp;ssl=1</text:p>
          </table:table-cell>
          <table:table-cell office:value-type="string" calcext:value-type="string">
            <text:p>Destaque 6</text:p>
          </table:table-cell>
          <table:table-cell office:value-type="string" calcext:value-type="string">
            <text:p>Alckmin anuncia novos nomes para equipe de transição</text:p>
          </table:table-cell>
          <table:table-cell office:value-type="string" calcext:value-type="string">
            <text:p>https://ac24horas.com/2022/11/14/alckmin-anuncia-novos-nomes-para-equipe-de-transicao/</text:p>
          </table:table-cell>
          <table:table-cell office:value-type="string" calcext:value-type="string">
            <text:p>O vice-presidente eleito Geraldo Alckmin (PSB) anunciou, nesta segunda-feira (14), novos grupos técnicos e uma lista de nomes para a equipe de transição do governo de Luiz Inácio Lula da Silva (PT).Um dos nomes é o dos ex-atletas Ana Moser e Raí, em Esportes, e Guilherme Boulos (PSOL-SP), em Cidades. Os outros integrantes anunciados são dos grupos técnicos de Educação, Infraestrutura, Cultura e Juventude, além de um subgrupo dedicado a Infância dentro da equipe de Direitos Humanos.Os grupos contêm tanto nomes técnicos quanto de políticos dos partidos que se aliaram à chapa de Lula.Confira os nomes anunciados por Alckmin:EducaçãoAndressa Pellanda, coordenadora-geral da campanha nacional pelo direito à educaçãoAlexandre Schneider, ex-secretário municipal de Educação de São PauloBinho Marques, ex-governador do AcreCláudio Alex, presidente do Conif e reitor do IFPAHeleno Araújo, presidente da confederação nacional dos trabalhadores em educação (CNTE-PE)Henrique Paim, ex-ministro da EducaçãoMacaé Evaristo, ex-secretária municipal de Belo Horizonte, deputada estadual eleita por MGMaria Alice “Neca” Setúbal, presidente do conselho consultivo da Fundação Tide SetubalPaulo Gabriel, ex-reitor da Universidade Federal do Recôncavo BaianoPriscila Cruz, presidente executiva do Todos pela EducaçãoRicardo Marcelo Fonseca, presidente da AndifesRosa Neide, ex-secretária estadual da Educação do Mato Grosso e deputada federalTeresa Leitão, ex-deputada estadual, senadora eleita (PT-PE)Veveu Arruda, ex-prefeito de Sobral (CE)EsportesAna Moser, medalhista olímpica de vôleiEdinho Silva, prefeito de AraraquaraIsabel Salgado, ex-jogadora de vôleiJosé Luis Ferrarezi, ex-vereador de São Bernardo do CampoMarta Sobral, ex-jogadora de basqueteMizael Conrado, presidente do Comitê Paralímpico BrasileiroNádia Campeão, ex-vice-prefeita de São PauloRaí, ex-jogador da Seleção BrasileiraVerônica Silva Hipólito, atleta paralímpicaInfraestruturaAlexandre Silveira, senador (PSD-MG)Gabriel Galipolo, mestre em economia e ex-presidente do Banco FatorMaurício Muniz, ex-ministro-chefe da Secretaria Nacional dos Portos do BrasilMiriam Belchior, ex-ministra do PlanejamentoPaulo Pimenta, deputada federal (PT-RS)Vinicius Marques, ex-presidente do CADEFernanda Batista, secretária de infraestrutura de PernambucoMarcos Cavalcante, secretário de infraestrutura da BahiaJuventudeBruna Chaves, presidente da UNEGabriel Medeiros de Miranda, sub-secretário de juventude do Rio Grande do NorteGilberlandio Miranda Santana, presidente da União dos Estudantes Socialistas do Espírito SantoKelly dos Santos Araújo, secretária-geral da juventude do PTMarcos Barão, membro da juventude do MDBNádia Beatriz Garcia, secretária nacional de juventude do PTNilson Florentino Jr, secretário nacional adjunto da juventude do PTThiago Augusto Morbac, presidente nacional da União da Juventude SocialistaSabrina Santos, membro da União de Núcleos, Associações dos Moradores de Heliópolis (UNAS)CidadesErmínia Maricatto, arquiteta e professora na FAU-USPEvanise Lopes Rodrigues, mestre em urbanismoMaria Fernanda Ramos Coelho, ex-presidente da Caixa Econômica FederalInês Magalhães, ex-ministra das cidadesGeraldo Magela, ex-deputado federal pelo DFGuilherme Boulos, deputado federal eleito (PSOL-SP)José de Filippi, prefeito de DiademaMárcio França (PSB), ex-governador de São PauloRodrigo Neves (PDT), ex-prefeito de Niterói (RJ)João Campos (PSB), prefeito de RecifeNabil Bonduki, arquiteto e professor na FAU-USPCulturaAntônio Marinho, músico e poeta de PernambucoÁurea Carolina, deputada federal (PSOL-MG)Juca Ferreira, ex-ministro da CulturaLucélia Santos, atriz e ex-candidata a deputada federal pelo PSB-RJMárcio Tavares, Secretário Nacional de Cultura do PTMargareth Menezes, cantoraSubgrupo de Infância (em Direitos Humanos)Ariel de Castro Alves, advogado, membro do Instituto Nacional dos Direitos da Criança e do AdolescenteMaria Luiza Moura Oliveira, psicóloga, ex-presidente do Conanda (Goiás)Welington Pereira da Silva, teólogo, pastor metodista, ex-conselheiro do Conanda (Brasília)Isabela Henriques, advogada, presidenta da Comissão da Criança e do Adolescente da OAB-SP*Com informações de Teo Cury e Rudá Moreira, da CNN, em Brasíl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vice-presidente eleito Geraldo Alckmin (PSB) anunciou, nesta segunda-feira (14), novos grupos técnicos e uma lista de nomes para a equipe de transição do governo de...</text:p>
          </table:table-cell>
          <table:table-cell office:value-type="string" calcext:value-type="string">
            <text:p>CNN Brasil</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1668456668853.jpg?resize=400%2C240&amp;ssl=1</text:p>
          </table:table-cell>
          <table:table-cell office:value-type="string" calcext:value-type="string">
            <text:p>Cotidiano</text:p>
          </table:table-cell>
          <table:table-cell office:value-type="string" calcext:value-type="string">
            <text:p>Homem é perseguido e morto a tiros dentro da casa de sua irmã, em Rio Branco</text:p>
          </table:table-cell>
          <table:table-cell office:value-type="string" calcext:value-type="string">
            <text:p>https://ac24horas.com/2022/11/14/homem-e-perseguido-e-morto-a-tiros-dentro-da-casa-de-sua-irma-em-rio-branco/</text:p>
          </table:table-cell>
          <table:table-cell office:value-type="string" calcext:value-type="string">
            <text:p>Warlen de Brito da Silva, de 40 anos, foi morto a tiros na tarde desta segunda-feira, 14, dentro de uma residência situada no Beco do Ouricuri, no bairro Recanto dos Buritis, segundo distrito de Rio Branco.Segundo a polícia, homens não identificados em posse de armas de fogo invadiram a residência em ele estava. A vítima, que usava uma bolsa de colostomia, ao perceber a ação do criminosos conseguiu correr aproximadamente  100 metros até a casa da sua irmã, na tentativa de fugir. Warlen pegou um terçado para tentar se defender dos criminosos que arrombaram a porta da residência e efetuaram vários tiros na vítima, sendo atingido com 5 projéteis. Após a ação, os autores do crime fugiram do local.Familiares acionaram a ambulância do Serviço de Atendimento Móvel de Urgência (SAMU), mas quando os paramédicos chegaram ao local,  Warlen já se encontrava morto.Policiais Militares do 2° Batalhão estiveram no local e isolaram a área para os trabalhos do perito em criminalística, em seguida colheram as características dos criminosos e fizeram patrulhamento na região em busca de prendê-los, mas ninguém foi encontrado.O corpo de Warlen foi recolhido e encaminhado ao Instituto Médico Legal (IML) para os exames cadavéricos.Um suposto acusado que foi ferido durante o ataque a Warlen na residência, deu entrada na Unidade de Pronto Atendimento (UPA Cidade do Povo), foi preso pela Polícia Militar e encaminhado à Delegacia de Flagrantes (Defla) para os devidos procedimentos.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Warlen de Brito da Silva, de 40 anos, foi morto a tiros na tarde desta segunda-feira, 14, dentro de uma residência situada no Beco do Ouricuri,...</text:p>
          </table:table-cell>
          <table:table-cell office:value-type="string" calcext:value-type="string">
            <text:p>Davi Sahid</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COCA-BR.jpg?resize=400%2C240&amp;ssl=1</text:p>
          </table:table-cell>
          <table:table-cell office:value-type="string" calcext:value-type="string">
            <text:p>Cotidiano</text:p>
          </table:table-cell>
          <table:table-cell office:value-type="string" calcext:value-type="string">
            <text:p>PF e GEFRON prendem mulher com quatro quilos de cocaína em ônibus que ia para Rondônia</text:p>
          </table:table-cell>
          <table:table-cell office:value-type="string" calcext:value-type="string">
            <text:p>https://ac24horas.com/2022/11/14/pf-e-gefron-prendem-mulher-com-quatro-quilos-de-cocaina-em-onibus-que-ia-para-rondonia/</text:p>
          </table:table-cell>
          <table:table-cell office:value-type="string" calcext:value-type="string">
            <text:p>Numa abordagem de rotina durante o final de semana no Posto de Fiscalização de Tucandeira, no km 115 da BR-364, agentes da Polícia Federal (PF) e do Grupo Especial de Fronteira (GEFRON) apreenderam mais de quatro quilos de cocaína. A droga estava em poder de uma mulher que foi apresentada na Delegacia Geral de Acrelândia, onde o delegado plantonista lavrou o flagrante por tráfico de entorpecentes.Os policiais federais e os agentes do GEFRON estavam fazendo o trabalho de abordagem, no Posto de Fiscalização Tucandeira, na divisa dos Estados do Acre e Rondônia. Ao abordar um ônibus que se deslocava para Porto Velho, acabaram encontrando a droga e prendendo a suspeita. Durante o narcoteste, o reagente acusou cocaína, ocasionando então a prisão em flagrante da mulher por tráfico de entorpecen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uma abordagem de rotina durante o final de semana no Posto de Fiscalização de Tucandeira, no km 115 da BR-364, agentes da Polícia Federal (PF) 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WhatsApp-Image-2022-11-14-at-11.34.43.jpeg?resize=400%2C240&amp;ssl=1</text:p>
          </table:table-cell>
          <table:table-cell office:value-type="string" calcext:value-type="string">
            <text:p>Acre</text:p>
          </table:table-cell>
          <table:table-cell office:value-type="string" calcext:value-type="string">
            <text:p>Ginásio abandonado pelo poder público vira depósito de lixo</text:p>
          </table:table-cell>
          <table:table-cell office:value-type="string" calcext:value-type="string">
            <text:p>https://ac24horas.com/2022/11/14/ginasio-de-esportes-saqueado-por-ladroes-e-abandonado-pelo-poder-publico-vira-deposito-de-lixo/</text:p>
          </table:table-cell>
          <table:table-cell office:value-type="string" calcext:value-type="string">
            <text:p>Sem os vasos sanitários, pias, portas e mesas de mármore dos banheiros e parte do piso totalmente depredado, o ginásio de esportes Sidney Lima de Mesquita, localizado no bairro Mocinha Magalhães, é o verdadeiro retrato do abandono do poder público.A praça de esportes, que de fato pouco serviu à comunidade, virou um depósito de lixo. A quadra hoje é usada como sucatão pelo morador Antônio Dimas, que trabalha com reciclagem. “Ocupei para evitar que os ladrões levassem a cobertura do ginásio”, ele afirma.De acordo com as informações, o espaço foi inaugurado em 2017 pelo Governo do Estado, que o entregou à Prefeitura de Rio Branco, na gestão Marcus Alexandre. Como o município não deixou ninguém responsável pela área, em menos de dois meses os ladrões levaram tudo.“Em poucos dias eles saquearam o ginásio levando todos os vasos, pias, mesas de mármores dos sanitários e vestuários, fios da rede elétrica e todas as lâmpadas”, comentou Antônio Dimas.Como mora nas proximidades e estava desempregado durante a pandemia, principalmente para impedir que os ladrões levassem a cobertura, Antônio Dimas resolveu ocupar a praça de esportes que virou uma espécie de sucatão e depósito de lixo, já que o ocupante trabalha com reciclagem.Ao ser procurado para se pronunciar à respeito da situação de abandono do ginásio, o chefe do Departamento de Esportes do Acre, ligado à Secretaria de Educação, Júnior Santiago, disse que o patrimônio foi devolvido ao Estado pela prefeitura há alguns meses e, segundo ele, as equipes de manutenção já estão programando a remoção dos entulhos e restauração da praça de esportes, para então devolvê-la à comunida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em os vasos sanitários, pias, portas e mesas de mármore dos banheiros e parte do piso totalmente depredado, o ginásio de esportes Sidney Lima de Mesquita,...</text:p>
          </table:table-cell>
          <table:table-cell office:value-type="string" calcext:value-type="string">
            <text:p>Antônio Malvadeza</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18/11/PRESIDIO-EVARISTO-MOARES-e1541102488148.jpg?resize=400%2C240&amp;ssl=1</text:p>
          </table:table-cell>
          <table:table-cell office:value-type="string" calcext:value-type="string">
            <text:p>Acre</text:p>
          </table:table-cell>
          <table:table-cell office:value-type="string" calcext:value-type="string">
            <text:p>Detentos armazenam informações do crime organizado em bíblias</text:p>
          </table:table-cell>
          <table:table-cell office:value-type="string" calcext:value-type="string">
            <text:p>https://ac24horas.com/2022/11/14/em-presidio-do-acre-detentos-armazenavam-informacoes-do-crime-organizado-em-biblias/</text:p>
          </table:table-cell>
          <table:table-cell office:value-type="string" calcext:value-type="string">
            <text:p>Em uma ação rotineira realizada na Unidade de Recuperação Social Evaristo de Morais, do município de Sena Madureira, a 156 quilômetros de Rio Branco, policiais penais apreenderam drogas, telefones celulares e uma arma artesanal.A grande novidade ficou por conta da apreensão de 35 bíblias que estavam em poder de detentos, nas quais foram encontradas anotações do crime organizado, dentre as quais do tráfico de drogas, número de telefones e outros que estão sendo mantidos em sigilos. Os livros apreendidos foram levados para Rio Branco pela Polícia Federal e passarão por perícia técnica especializada.Há algum tempo que os policiais penais vinham desconfiando do uso excessivo das Bíblias Sagradas por muitos dos detentos, que pelo menos enquanto estão encarcerados são evangélicos. Na última ação de fiscalização na unidade prisional, optaram por averiguar e descobriram que o livro sagrado estava servindo também para anotações do crime organizado.As 35 bíblias apreendidas estão em poder da Polícia Federal, e caso a perícia técnica comprove a existência de crimes, os detentos que portavam os livros serão responsabilizados criminalmente. Por enquanto o restante do teor das anotações estão sendo mantidos sob sigil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uma ação rotineira realizada na Unidade de Recuperação Social Evaristo de Morais, do município de Sena Madureira, a 156 quilômetros de Rio Branco, policiais penais...</text:p>
          </table:table-cell>
          <table:table-cell office:value-type="string" calcext:value-type="string">
            <text:p>Antônio Malvadeza</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MARINA.jpg?resize=400%2C240&amp;ssl=1</text:p>
          </table:table-cell>
          <table:table-cell office:value-type="string" calcext:value-type="string">
            <text:p>Acre</text:p>
          </table:table-cell>
          <table:table-cell office:value-type="string" calcext:value-type="string">
            <text:p>Marina Silva diz que vê mundo interessado na Amazônia</text:p>
          </table:table-cell>
          <table:table-cell office:value-type="string" calcext:value-type="string">
            <text:p>https://ac24horas.com/2022/11/14/marina-diz-que-ve-mundo-interessado-em-investir-na-amazonia/</text:p>
          </table:table-cell>
          <table:table-cell office:value-type="string" calcext:value-type="string">
            <text:p>O Brasil intensificará a proteção da Amazônia sem condicionar suas ações à ajuda internacional. Foi o que disse, neste sábado (12) a ex-ministra do Meio Ambiente, Marina Silva, integrante da equipe do presidente eleito Luiz Inácio Lula da Silva à COP27.Cotada para assumir novamente o ministério, Marina Silva (Rede) descreveu essa luta como uma “prioridade estratégica”, após quatro anos de governo Bolsonaro marcados, segundo destacou, por um aumento acentuado do desmatamento e das queimadas na maior floresta tropical do planeta.Durante um encontro com a imprensa, em Sharm el-Sheikh, onde é realizada a COP27, ela estimou que o Brasil dará “o exemplo” em escala mundial ao perseguir uma meta de reflorestamento de 12 milhões de hectares. O presidente eleito, Luiz Inácio Lula da Silva, é esperado na próxima semana no encontro.Marina Silva estimou que a visita de Lula, prevista para terça-feira (15) em Sharm el-Sheikh, demonstrará que “o Brasil está recuperando sua posição de parceiro do meio ambiente no sistema multilateral”.Ela assegurou que o país agirá “por seus próprios meios” no combate ao desmatamento, sem condicionar seus esforços à retomada da ajuda internacional, suspensa por muitos países por causa das políticas do ex-presidente Jair Bolsonaro (PL), que favoreceu a agroindústria às custas da floresta amazônica.No entanto, ela disse ter ficado satisfeita com o fato de a Noruega e a Alemanha terem anunciado, após a vitória de Lula, que estavam prontas para retomar o seu apoio financeiro, cortado em 2019, logo após a chegada de Jair Bolsonaro ao poder, e disse que o Brasil buscaria parceiros adicionais.Marina Silva insistiu na necessidade de criar uma estrutura específica para coordenar a ação climática entre os diferentes ministérios do futuro governo.A Amazônia é o maior sumidouro de carbono do mundo, essencial para o combate às mudanças climáticas, mas agora está muito frágil e, segundo um estudo publicado em março, está se aproximando de um “ponto de inflexão” mais rapidamente do que o esperado.COP no BrasilO presidente eleito, Luiz Inácio Lula da Silva, deverá aproveitar a sua presença na Conferência do Clima (COP27), no Egito, para anunciar a criação do cargo de Autoridade Nacional do Clima e apresentar um convite para que uma das próximas COPs, possivelmente a de 2025, aconteça no Brasil, disseram à Reuters fontes que acompanham a cobertura.A proposta da criação da ANC -inspirada no modelo adotado pelo governo norte-americano de Joe Biden, que colocou neste posto o ex-senador John Kerry- já havia sido levantadada durante a campanha presidencial, e foi endossada por Lula ao ser apresentada por Marina Silva como uma de suas propostas ao declarar apoio à candidatura petista.Respeitada internacionalmente em temas ambientais, a deputada eleita por São Paulo e ex-ministra do Meio Ambiente é atualmente, de acordo com fontes da campanha petista, um dos nomes cotados para o cargo, previsto para coordenar os esforços interministeriais ligados ao te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rasil intensificará a proteção da Amazônia sem condicionar suas ações à ajuda internacional. Foi o que disse, neste sábado (12) a ex-ministra do Meio Ambiente,...</text:p>
          </table:table-cell>
          <table:table-cell office:value-type="string" calcext:value-type="string">
            <text:p>Folha de São Paulo</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COP-27.jpg?resize=400%2C240&amp;ssl=1</text:p>
          </table:table-cell>
          <table:table-cell office:value-type="string" calcext:value-type="string">
            <text:p>Acre</text:p>
          </table:table-cell>
          <table:table-cell office:value-type="string" calcext:value-type="string">
            <text:p>Governadores da Amazônia vão propor aliança a Lula na COP27</text:p>
          </table:table-cell>
          <table:table-cell office:value-type="string" calcext:value-type="string">
            <text:p>https://ac24horas.com/2022/11/14/governadores-da-amazonia-vao-propor-alianca-a-lula-na-cop27/</text:p>
          </table:table-cell>
          <table:table-cell office:value-type="string" calcext:value-type="string">
            <text:p>Pelo menos cinco governadores dos estados que compõem a região da Amazônia Legal vão entregar uma carta ao presidente eleito, Luiz Inácio Lula da Silva (PT), na COP27, propondo uma aliança com o governo federal para a preservação da floresta.Os governadores vão se encontrar com Lula nesta quarta-feira (16), no estande que o consórcio montou no espaço da Cúpula do Clima da ONU, em Sharm el-Sheik, no Egito.A carta ainda está sendo negociada entre os governadores e terá que incorporar pontos específicos que satisfaçam minimamente os interesses políticos e econômicos de cada estado.As diferenças entre essas posições ficaram claras nesta segunda-feira (14) durante um encontro na COP27 com as presenças dos governadores do Acre, Gladson Cameli; do Mato Grosso, Mauro Mendes; do Pará, Helder Barbalho; do Tocantins, Wanderlei Barbosa; e de Rondônia, Marcos Rocha.Barbalho, que está liderando o grupo temporariamente na COP27 devido à ausência de Waldez Góes, governador do Amapá e presidente do consórcio, foi o mais enfático na defesa de uma aliança com as políticas ambientais de Lula.Segundo ele, o ponto fundamental do encontro com o presidente eleito será deixar claro que “os estados serão aliados do governo federal na agenda de desenvolvimento sustentável e social e que devem adotar uma pauta deve ser de comprometimento com a redução das emissões, com soluções econômicas para a Amazônia e o Brasil”.Um dos primeiros nomes a convidar Lula para participar da COP27, o governador do Pará disse que a presença do presidente eleito coloca o país em uma posição de protagonismo.Um patamar de protagonismo positivo, reinserindo o Brasil no centro dessas discussões. Compreendo que o diálogo com o governo federal será um facilitador para que possamos unir esforços em torno da agenda que reciprocamente e coletivamente vamos construir , disse Helder.O governador do Mato Grosso, Mauro Mendes, que apoiou o presidente Jair Bolsonaro (PL) na disputa eleitoral, foi bem mais reservado nas observações sobre Lula, preferindo dar destaque a mensagens para outros países.Respondendo a uma pergunta da CNN Brasil, Mendes disse que carta ao presidente eleito vai falar da importância da Amazônia para o país e para o mundo num “tom diferente”.“Queremos discutir a Amazônia num tom de respeito ao nosso país, para discutir o pagamento de serviços ambientais e a valorização da floresta. Precisamos garantir o respeito à Amazônia e a todos os que vivem lá.Preservar a floresta nós queremos, mas também queremos que o povo da Amazônia possa ter direito de continuar crescendo e se desenvolvendo”, afirmou.O governador de Mato Grosso também reclamou do comportamento de certos países que pressionam o Brasil para acabar com o desmatamento.Nós queremos ser tratados com respeito. (É preciso que os países) parem de nos ameaçar com embargos, o que é uma grande balela. Sem o Brasil como um player mundial, o preço dos alimentos dobrariadisse o governador do Mato GrossoMendes disse que o Brasil precisa ser respeitado pelos grandes ativos que o país possui, entre eles a própria floresta amazôn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elo menos cinco governadores dos estados que compõem a região da Amazônia Legal vão entregar uma carta ao presidente eleito, Luiz Inácio Lula da Silva (PT),...</text:p>
          </table:table-cell>
          <table:table-cell office:value-type="string" calcext:value-type="string">
            <text:p>CNN Brasil</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protesto-ministros-960x540-1.png?resize=400%2C240&amp;ssl=1</text:p>
          </table:table-cell>
          <table:table-cell office:value-type="string" calcext:value-type="string">
            <text:p>Cotidiano</text:p>
          </table:table-cell>
          <table:table-cell office:value-type="string" calcext:value-type="string">
            <text:p>Vídeos mostram ministros do STF sendo hostilizados por brasileiros em visita a NY</text:p>
          </table:table-cell>
          <table:table-cell office:value-type="string" calcext:value-type="string">
            <text:p>https://ac24horas.com/2022/11/14/videos-mostram-ministros-do-stf-sendo-hostilizados-por-brasileiros-em-visita-a-nova-york/</text:p>
          </table:table-cell>
          <table:table-cell office:value-type="string" calcext:value-type="string">
            <text:p>Ministros do Supremo Tribunal Federal (STF) foram hostilizados por manifestantes brasileiro em Nova York, onde participam do Lide Brazil Conference, evento com mais de 260 empresários organizado pelo Grupo de Líderes Empresariais (Lide) e que busca debater o respeito à liberdade e à democracia, e a economia do Brasil a partir de 2023.Imagens que circulam nas redes sociais mostram os brasileiros, usando roupas verde-amarelas e segurando bandeiras do Brasil, em frente ao local onde os magistrados estão hospedados. Em um dos vídeos, Gilmar Mendes e Ricardo Lewandowski deixando o hotel em meio aos gritos e ofensas. Alexandre de Moraes foi hostilizado ao deixar um restaurante da cidade.Já o ministro Luís Roberto Barroso foi abordado na Times Square por uma mulher. “Você não vai ganhar o nosso país”, disse a brasileira. “Não seja grosseira. Tchau, minha senhora. Passar bem”, responde Barroso.Assista aos vídeos:🇺🇲🇧🇷 Alexandre de Moraes é hostilizado em Nova Iorque, nos Estados Unidos.Ministro do Supremo Tribunal Federal e presidente do Tribunal Superior Eleitoral foi chamado de “ladrão” e “vagabundo” por bolsonaristas ao deixar um restaurante na cidade.pic.twitter.com/fqy3exLcWX— Eixo Político (@eixopolitico)November 14, 2022Aumenta o protesto de brasileiros em Nova York, em frente ao hotel Sofitel, onde estão hospedados os ministros do Supremo.pic.twitter.com/SIb1uIrJ4Q— Djalma Silveira🇧🇷🇺🇸🇪🇦🇲🇫 (@DjalmaSilveira4)November 13, 2022O povo na porta do hotel em Nova York onde ocorrerá um evento com Ministros do STF nos próximos dias 14 e 15 de Novembro com o tema “O BRASIL E O RESPEITO À LIBERDADE E À DEMOCRACIA.”pic.twitter.com/rfsZQGYkq1— Filipe Sabará (@filipesabara)November 13, 2022Os ministros do STF sendo bem recebidos nos Estados Unidospic.twitter.com/heO1x99Fg3— Leonardo Rodrigues 22 (@Leo38Bolsonaro)November 14, 20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inistros do Supremo Tribunal Federal (STF) foram hostilizados por manifestantes brasileiro em Nova York, onde participam do Lide Brazil Conference, evento com mais de 260 empresários organizado pelo...</text:p>
          </table:table-cell>
          <table:table-cell office:value-type="string" calcext:value-type="string">
            <text:p>O GLOBO</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SARGENTOS_2.jpg?resize=400%2C240&amp;ssl=1</text:p>
          </table:table-cell>
          <table:table-cell office:value-type="string" calcext:value-type="string">
            <text:p>Acre</text:p>
          </table:table-cell>
          <table:table-cell office:value-type="string" calcext:value-type="string">
            <text:p>Sargentos do Acre participam de Campeonato Master de Voleibol</text:p>
          </table:table-cell>
          <table:table-cell office:value-type="string" calcext:value-type="string">
            <text:p>https://ac24horas.com/2022/11/14/sargentos-da-pm-do-acre-participam-de-campeonato-master-de-voleibol-no-rio-de-janeiro/</text:p>
          </table:table-cell>
          <table:table-cell office:value-type="string" calcext:value-type="string">
            <text:p>Quatro integrantes da Polícia Militar do Acre (PMAC) embarcaram na manhã desta segunda-feira, 14, com destino à cidade de Saquarema, no Rio de Janeiro. Desta vez, a missão não tem a ver com a segurança pública, mas com o esporte. Além de policiais, o quarteto é também atleta e participará do Campeonato Brasileiro Master de Vôlei 2022, na categoria quadra indoor. É a primeira vez que uma equipe do Acre participa do evento nesta categoria.Apaixonados pelo esporte, sempre que possível, os sargentos William Almeida, Eric Arruda, Djalma Firmiano e Wanker Carvalho participam de competições no Estado, e também já representaram o Acre em eventos esportivos nacionais, como por exemplo, a Copa Norte, o Campeonato Brasileiro Juvenil e os Jogos Universitários.Segundo o sargento William, todos os integrantes da equipe já jogavam voleibol mesmo antes de ingressarem na PMAC e jamais deixaram de praticar, entre uma folga e outra do serviço. Agora, se aventuram na categoria master, para competidores a partir de 40 an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atro integrantes da Polícia Militar do Acre (PMAC) embarcaram na manhã desta segunda-feira, 14, com destino à cidade de Saquarema, no Rio de Janeiro. Desta vez,...</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chuvas_porto_seguro_1312215107.jpg?resize=400%2C240&amp;ssl=1</text:p>
          </table:table-cell>
          <table:table-cell office:value-type="string" calcext:value-type="string">
            <text:p>Destaque 6</text:p>
          </table:table-cell>
          <table:table-cell office:value-type="string" calcext:value-type="string">
            <text:p>Brasileiro já pode receber alertas de desastres naturais</text:p>
          </table:table-cell>
          <table:table-cell office:value-type="string" calcext:value-type="string">
            <text:p>https://ac24horas.com/2022/11/14/brasileiro-ja-pode-receber-alertas-de-desastres-naturais-por-whatsapp/</text:p>
          </table:table-cell>
          <table:table-cell office:value-type="string" calcext:value-type="string">
            <text:p>Alertas de desastres naturais para brasileiros já podem ser enviados por WhatsApp desde sábado (12). Para ter acesso ao serviço, é necessário se cadastrar. As mensagens são disparadas pelas equipes de Defesa Civl dos estados e municípios por meio da plataforma Interface de Divulgação de Alertas Públicos (Idap), gerida pela Defesa Civil Nacional.A iniciativa é uma parceria entre o Ministério do Desenvolvimento Regional (MDR), o WhatsApp, plataforma de mensagens privadas que pertence à Meta, e a Robbu, empresa especializada em automação de comunicações.Atualmente, alertas já são enviados por SMS pela plataforma Telegram, TV por assinatura ou pelo Google. Segundo a Defesa Civil nacional, o objetivo do envio de mensagens é “desenvolver a percepção de risco pela população e, consequentemente, prevenir ocorrências graves”.Podem ser enviadas orientações como: “Nunca atravesse pontes, ruas ou avenidas alagadas, mesmo estando de carro, moto ou bicicleta, pois a força da água poderá arrastá-lo”. A parceria entre as entidades antecede o verão, período em que fortes chuvas podem provocar alagamentos e deslizamentos de terra.Segundo o Ministério do Desenvolvimento Regional, o Brasil é o primeiro país a ter o serviço de alertas por WhatsApp. O aplicativo está baixado em mais de 120 milhões de celulares brasileiros, diz a Meta. O MDR informou que o serviço de envio de notificações será gratuito. Para desenvolvimento do robô de atendimento, foi firmada colaboração com a Robbu, empresa licenciada pelo WhatsApp no Brasil. Já o processamento do envio dos alertas das regiões é do MDR.Os avisos serão gerenciados por órgãos estaduais e municipais por meio da plataforma Idap, que é mantida pelo órgão nacional desde 2017. Por enquanto, todos os estados estão cadastrados, mas apenas 148 dos 5,5 mil municípios integram a plataforma. O MDR considera fundamental que também os municípios se cadastrem para que possam fazer a comunicação de forma mais direta com os moradores. Os responsáveis em cada cidade devem criar login e senha, preencher um formulário e enviar um ofício assinado pela autoridade do município que autoriza a operação da ferramenta pelo usuário.De acordo com o MDR, será oferecido um curso online sobre o uso da plataforma, em uma parceria da Defesa Civil Nacional com a Escola Nacional de Administração Pública. Somente pessoas cadastradas, ou seja, com usuário e senha, acessam a Idap. Em nota, o MDR ressalta que tem por padrão trabalhar com regras de segurança e de tecnologia da informação. “São regras aplicadas pelos órgãos de governo para impedir que o banco de dados seja acessado.”Como receberOs interessados em receber o alerta devem se cadastrar pelo telefone (61) 2034-4611, por este link. Em seguida, é preciso interagir com um robô de atendimento – basta enviar um “Oi”. Após a primeira interação, a pessoa tem que informar sua localização atual ou escolher outra de interesse. O robô confirmará o desejo de receber os alertas e disponibilizará os termos de uso e política de privacidade, que regulamentam o projeto, para o aceite do usuário.Podem ser cadastradas várias localizações diferentes, o que torna possível acompanhar os diferentes lugares que a pessoa frequenta ou quando faz uma viagem. O usuário pode compartilhar a localização (toque em Anexar &gt; Localização); digitar o código de endereçamento postal (CEP) e clicar em enviar ou, simplesmente, digitar o nome do município e enviar. As áreas de interesse podem ser editadas a qualquer momento.Quem já faz parte da base de dados da Defesa Civil por SMS, cerca de 10 milhões de pessoas, receberá um convite para o cadastro pelo aplicativ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lertas de desastres naturais para brasileiros já podem ser enviados por WhatsApp desde sábado (12). Para ter acesso ao serviço, é necessário se cadastrar. As mensagen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PRESOAEROTO.jpg?resize=400%2C240&amp;ssl=1</text:p>
          </table:table-cell>
          <table:table-cell office:value-type="string" calcext:value-type="string">
            <text:p>Cotidiano</text:p>
          </table:table-cell>
          <table:table-cell office:value-type="string" calcext:value-type="string">
            <text:p>Polícia prende investigado por violar caixas eletrônicos e uso de documento falso no Acre</text:p>
          </table:table-cell>
          <table:table-cell office:value-type="string" calcext:value-type="string">
            <text:p>https://ac24horas.com/2022/11/14/policia-prende-investigado-por-violar-caixas-eletronicos-e-uso-de-documento-falso-no-acre/</text:p>
          </table:table-cell>
          <table:table-cell office:value-type="string" calcext:value-type="string">
            <text:p>Um trabalho investigativo da Polícia Civil por meio da Delegacia de Combate a Roubos e Extorsões (DCORE) possibilitou a prisão, em flagrante, de F. N. R. de 23 anos, no momento em que desembarcava de voo oriundo da Paraíba, na madrugada desta segunda-feira, 14, onde era foragido da justiça.A prisão do investigado é resultado de processo de monitoramento da DCORE onde aponta sua participação efetiva em organização criminosa aqui no Acre.Também pesa em desfavor de F. N. R. mandado de prisão preventiva expedido pela 1ª Vara Regional Criminal de Mangabeira, no estado da Paraíba/PB, onde é investigado pelos crimes contra o patrimônio, violar caixas eletrônicos e ataque a instituições financeiras.No momento da abordagem o preso apresentou documentação falsa e foi flagranteado recebendo voz de prisão.Em posse do preso os policiais encontraram ferramentas que, em tese, seriam usadas para violar caixas eletrônic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trabalho investigativo da Polícia Civil por meio da Delegacia de Combate a Roubos e Extorsões (DCORE) possibilitou a prisão, em flagrante, de F. N. R....</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ACREANA-FISIO.jpg?resize=400%2C240&amp;ssl=1</text:p>
          </table:table-cell>
          <table:table-cell office:value-type="string" calcext:value-type="string">
            <text:p>Acre</text:p>
          </table:table-cell>
          <table:table-cell office:value-type="string" calcext:value-type="string">
            <text:p>Acreana conquista dois títulos de fisiculturismo em Manaus</text:p>
          </table:table-cell>
          <table:table-cell office:value-type="string" calcext:value-type="string">
            <text:p>https://ac24horas.com/2022/11/14/acreana-conquista-dois-titulos-de-fisiculturismo-em-manaus/</text:p>
          </table:table-cell>
          <table:table-cell office:value-type="string" calcext:value-type="string">
            <text:p>O Acre conquistou dois títulos importantes em Manaus de fisiculturismo durante este último final de semana.Na disputa do Amazon Classic, acreana Paulinha Moura conquistou dois títulos na competiçãoPaula é destaque em competições de fisiculturismo e nas suas redes sociais e mostra o trabalho que faz para que tenha um corpo perfeito para disputa da modalidade.O fisiculturismo cresce entre os acreanos que fazem um trabalho específico para definição do corpo.A modalidade esportiva do fisiculturismo não é a mesma coisa de levantamento de peso. Não se leva em conta quanto um atleta pode ou não levantar de peso e sim a definição corporal por meio do desenvolvimento dos múscul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cre conquistou dois títulos importantes em Manaus de fisiculturismo durante este último final de semana. Na disputa do Amazon Classic, acreana Paulinha Moura conquistou doi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09/economia_1609210423_0.jpg?resize=400%2C240&amp;ssl=1</text:p>
          </table:table-cell>
          <table:table-cell office:value-type="string" calcext:value-type="string">
            <text:p>Destaque 6</text:p>
          </table:table-cell>
          <table:table-cell office:value-type="string" calcext:value-type="string">
            <text:p>IBC sobe em setembro e acumula alta de 1,36% no 3º trimestre</text:p>
          </table:table-cell>
          <table:table-cell office:value-type="string" calcext:value-type="string">
            <text:p>https://ac24horas.com/2022/11/14/ibc-br-sobe-em-setembro-e-acumula-alta-de-136-no-3o-trimestre/</text:p>
          </table:table-cell>
          <table:table-cell office:value-type="string" calcext:value-type="string">
            <text:p>A economia brasileira apresentou alta de 1,36% no terceiro trimestre deste ano, de acordo com dados do Banco Central divulgados nesta segunda-feira (14), medidos pelo Índice de Atividade Econômica do BC (IBC-Br), visto como uma espécie de “prévia” do PIB (Produto Interno Bruto).Em setembro, o dado registrou variação positiva de 0,05%, após ter contraído 1,13% em agosto. A mediana das expectativas apontava para uma queda de 0,15%, segundo pesquisa feita pela Bloomberg. Já pesquisa da Reuters apontava para expectativa de alta de 0,20%.Na comparação com setembro do ano anterior, o IBC-Br teve alta de 4%, enquanto no acumulado em 12 meses passou a um avanço de 2,34%, de acordo com números observados.O IBGE divulgará os dados oficiais do PIB do terceiro trimestre no dia 1 de dezembro, após informar que a economia teve no segundo trimestre crescimento de 1,2%.A expectativa para o final deste ano é de enfraquecimento da economia, mesmo diante de estímulos fiscais, conforme os efeitos defasados do forte aperto monetário adotado pelo Banco Central começam a aparecer.Com a inflação pesando nos bolsos dos consumidores este ano, o BC elevou a taxa básica de juros Selic para os atuais 13,75%, patamar em que deve encerrar 2022.Uma das grandes preocupações envolve os planos de gastos extra-teto para o terceiro mandato de Luiz Inácio Lula da Silva como presidente. Investidores estão à espera da definição do texto da PEC de Transição, para permitir gastos extra-teto em 2023.*Com Reuter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economia brasileira apresentou alta de 1,36% no terceiro trimestre deste ano, de acordo com dados do Banco Central divulgados nesta segunda-feira (14), medidos pelo Índice...</text:p>
          </table:table-cell>
          <table:table-cell office:value-type="string" calcext:value-type="string">
            <text:p>CNN Brasil</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MORAES_2-ALEXANDRE.jpg?resize=400%2C240&amp;ssl=1</text:p>
          </table:table-cell>
          <table:table-cell office:value-type="string" calcext:value-type="string">
            <text:p>Cotidiano</text:p>
          </table:table-cell>
          <table:table-cell office:value-type="string" calcext:value-type="string">
            <text:p>Em NY, Moraes fala que democracia brasileira está sendo corroída pela desinformação</text:p>
          </table:table-cell>
          <table:table-cell office:value-type="string" calcext:value-type="string">
            <text:p>https://ac24horas.com/2022/11/14/em-nova-york-moraes-fala-que-democracia-brasileira-esta-sendo-corroida-pela-desinformacao/</text:p>
          </table:table-cell>
          <table:table-cell office:value-type="string" calcext:value-type="string">
            <text:p>O ministro do Supremo Tribunal Federal (STF), Alexandre de Moraes, discursou no Lide Brazil Conference, em Nova York, nesta segunda-feira (14). Sobre o combate à desinformação, Moraes afirmou que o legislativo terá “papel importantíssimo e necessário” e que a democracia brasileira está sendo corroída pela desinformação.“Não é possível que nós não tenhamos consciência que a desinformação, o discurso de ódio, discursos preconceituosos, discursos agressivos nas redes sociais vêm corroendo a nossa democracia”, afirmou o ministro.Entre os dias 14 e 15 de novembro, o evento acontece em Nova York e reúne mais de 260 empresários políticos, como o ex-presidente da República Michel Temer, a quem Moraes elogiou dizendo que “o tempo da presidência de vossa excelência [Temer] foi pouco, o Brasil merecia mais”.Regulamentação das redes sociaisEm analogia às empresas privadas, Alexandre de Moraes afirmou que “nenhuma delas resistiria a campanhas de desinformação e ataques como houve e vêm ocorrendo em relação ao poder Judiciário”.“Não resistiriam porque não há uma regulamentação em relação às redes sociais e isso é um problema mundial.”O ministro citou a União Europeia e países como Austrália e EUA, onde uma regulamentação já está em curso ou está sendo elaborada. “Não é possível que as milícias digitais possam atacar impunemente sem que haja uma responsabilização dentro do binômio tradicioncional histórico da liberdade de expressão, que é a liberdade com responsabilidade”, afirmou Moraes.“Essas redes sociais, essas pessoas, supostamente pertencem à imprensa acabam se misturando com a imprensa séria, tradicional; só que a imprensa tradicional tem responsabilidade, pode eventualmente ser responsabilizada e por isso ela tem respeitabilidade. No momento em que essas pessoas, esses supostos jornalistas, influencers, se misturam com a imprensa tradicional, hoje grande parte da população não sabe mais o que é noticia verdadeira e o que é fraudulenta, isso vai corroendo a própria imprensa tradicional”, salientou.Dias Toffoli elogia atuação de Ricardo Lewandowski na compra de vacinasDias Toffoli, ministro do STF, defendeu a importância da ciência durante o período de pandemia de Covid-19 e as informações veiculadas “via a imprensa séria e correta do que o povo deveria fazer”, colocando limites e dando “determinações daquilo que a ciência atestava com seguro, certo e correto”.O ministro relembrou a falta de compra de vacinas contra o coronavírus e elogiou o também ministro do STF Ricardo Lewandowski. “Quem deu a decisão para que se comprasse as vacinas foi o STF na caneta, na pena, do ministro Lewandowsvki”, afirmou Toffoli.Criticando a postura negacionista de pessoas “autoproclamadas conservadores”, Toffoli defendeu que é preciso “trabalhar a defesa da verdade factual”.“Pessoas autoproclamadas conservadoras invadem o capitólio, morrem pessoas; existe algo menos conservador do que invadir um congresso? Autoproclamados [conservadores] no Brasil fecham as estradas, interrompendo o direito de ir e vir, existe algo mais anticonservador? As cosias estão fora de lugar e, nesses momentos, nós temos que reconhecer que o poder Judiciário foi fundamental nesses momentos em que era necessário colocar os conceitos nos seus lugares, colocar a verdade factual nos seus lugar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ro do Supremo Tribunal Federal (STF), Alexandre de Moraes, discursou no Lide Brazil Conference, em Nova York, nesta segunda-feira (14). Sobre o combate à desinformação,...</text:p>
          </table:table-cell>
          <table:table-cell office:value-type="string" calcext:value-type="string">
            <text:p>CNN Brasil</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CIRO-PRONUNCIA.jpg?resize=400%2C240&amp;ssl=1</text:p>
          </table:table-cell>
          <table:table-cell office:value-type="string" calcext:value-type="string">
            <text:p>Cotidiano</text:p>
          </table:table-cell>
          <table:table-cell office:value-type="string" calcext:value-type="string">
            <text:p>Ciro Nogueira diz que Congresso não pode estender PEC de Transição por 4 anos</text:p>
          </table:table-cell>
          <table:table-cell office:value-type="string" calcext:value-type="string">
            <text:p>https://ac24horas.com/2022/11/14/ciro-nogueira-diz-que-congresso-nao-pode-estender-pec-de-transicao-por-4-anos/</text:p>
          </table:table-cell>
          <table:table-cell office:value-type="string" calcext:value-type="string">
            <text:p>O ministro da Casa Civil, Ciro Nogueira, voltou a defender nesta segunda (14) que a autorização para furar o teto de gastos através da PEC da Transição tenha validade de apenas um ano. Na avaliação do ministro, o atual Congresso não pode tomar decisões que retirem atribuições dos próximos parlamentares.“A questão de estender para quatro anos a atribuição do Congresso que termina não é só a usurpação de poder do Congresso que ainda nem começou. É a falta de critério democrático”, disse Ciro Nogueira em nota. “Por tudo isso, o mais prudente, transparente e republicano é assegurar ao novo governo condições para que proteja os mais vulneráveis em seu primeiro ano”, complementou.O ministro disse ser favorável que a proposta englobe o Bolsa Família em R$ 600 e a correção do salário mínimo acima da inflação, o que já havia defendido no domingo (13).“O correto e republicano é o Congresso garantir a qualquer novo governo que os programas sociais e o salário mínimo sejam fortalecidos. A partir daí, o novo Congresso e o novo governo devem, com a legitimidade popular, encaminhar as novas pautas da sociedade”, afirmou Nogueira.Segundo ele, é necessário respeitar a regra do teto de gastos e flexibilizar “apenas” e “exclusivamente” o necessário.Como ministro da Casa Civil, cabe a Nogueira, por lei, liderar a transição de governos por parte do atual Executivo.Ele ainda afirmou ser necessário “preservar o equilíbrio fiscal”. “É benéfico antes de tudo para os mais vulneráveis, pois desordem fiscal é sinônimo de inflação, perda de poder de compra, desemprego, recessão”, afirm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ro da Casa Civil, Ciro Nogueira, voltou a defender nesta segunda (14) que a autorização para furar o teto de gastos através da PEC da...</text:p>
          </table:table-cell>
          <table:table-cell office:value-type="string" calcext:value-type="string">
            <text:p>CNN Brasil</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WhatsApp-Image-2022-11-14-at-10.08.38.jpeg?resize=400%2C240&amp;ssl=1</text:p>
          </table:table-cell>
          <table:table-cell office:value-type="string" calcext:value-type="string">
            <text:p>Destaque 4</text:p>
          </table:table-cell>
          <table:table-cell office:value-type="string" calcext:value-type="string">
            <text:p>Gladson diz que Lula “não é presidente de esquerda ou de direita, mas sim do povo”</text:p>
          </table:table-cell>
          <table:table-cell office:value-type="string" calcext:value-type="string">
            <text:p>https://ac24horas.com/2022/11/14/na-cop-27-gladson-diz-que-lula-nao-e-presidente-de-esquerda-ou-de-direita-mas-sim-do-povo/</text:p>
          </table:table-cell>
          <table:table-cell office:value-type="string" calcext:value-type="string">
            <text:p>Nesta segunda-feira, 14, o governador Gladson Cameli (Progressistas), declarou durante a 27º edição da Conferência das Partes das Nações Unidas (COP27), realizada em Sharm el-Sheikh, no Egito, que vai participar na quarta-feira, 16, com os governadores de Estados amazônicos que integram o Consórcio Interestadual Amazônia Legal, de um encontro com o presidente eleito, Luiz Inácio Lula da Silva (PT), onde devem reforçar o compromisso dos governos estaduais em reforçar a fiscalização do desmatamento na Amazônia Legal e a necessidade de mais investimentos nos Estados, inclusive em infraestrutura. A declaração foi divulgada pelo site nacional Metrópoles.Questionado sobre o resultado das eleições, Cameli defendeu que a politização deve ser encerrada, haja vista que, Lula deverá ser presidente do povo brasileiro – e não somente da esquerda. “A eleição acabou. Desci do palanque e estou pronto para ajudar no que for necessário. Temos as políticas ambientais e as políticas do agronegócio”, declarou.Os demais Governadores da Amazônia que declararam apoio à reeleição de Jair Bolsonaro (PL) também indicaram ao tablóide estar dispostos a trabalhar junto ao novo governo para reduzir o desmatamento ilegal na região. Eles ponderam, contudo, que políticas do agronegócio não podem ser deixadas de l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gunda-feira, 14, o governador Gladson Cameli (Progressistas), declarou durante a 27º edição da Conferência das Partes das Nações Unidas (COP27), realizada em Sharm el-Sheikh, no...</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RIO-ACRE-2-hoej.jpg?resize=400%2C240&amp;ssl=1</text:p>
          </table:table-cell>
          <table:table-cell office:value-type="string" calcext:value-type="string">
            <text:p>Destaque 7</text:p>
          </table:table-cell>
          <table:table-cell office:value-type="string" calcext:value-type="string">
            <text:p>Rio Acre enfrenta seca histórica mesmo em período chuvoso</text:p>
          </table:table-cell>
          <table:table-cell office:value-type="string" calcext:value-type="string">
            <text:p>https://ac24horas.com/2022/11/14/rio-acre-na-capital-enfrenta-a-pior-seca-da-historia-mesmo-em-periodo-chuvoso/</text:p>
          </table:table-cell>
          <table:table-cell office:value-type="string" calcext:value-type="string">
            <text:p>A Defesa Civil Municipal de Rio Branco avaliou nesta segunda-feira, 14, que devido a ausência de chuvas atípicas para o mês novembro, a capital passa pela pior seca de todos os tempos. A declaração foi dada pelo coordenador da Defesa Civil, coronel Cláudio Falcão.Com a baixa do Rio Acre que marcou 1,55m na medição ocorrida nas primeiras horas de hoje, o militar acredita que o nível não tem previsão de melhoras nos próximos dias mesmo havendo chuvas. “Podemos comparar como a pior seca da história do Acre. Agora o que acontece, quando tem a pior época, em 2005, agora vem um ano atrás do outro. Nós estamos com umas das maiores secas dos últimos tempos. O nível tá baixo pra novembro, a situação é crítica”, comentou.Falcão destacou que para sanar o problema e resolver a falta de água na zona rural, a prefeitura deverá estender a Operação Estiagem, que, por meio de carros-pipas, leva água potável para as comunidades rurais da capital, que não são atendidas pela rede de distribuição de água. O coordenador da Defesa Civil lamentou a falta de chuvas. “Vamos fazer o prolongamento da operação de estiagem. Nós não tivemos nem 10% de chuvas, ou seja, temos 90% de déficit de chuva”, ressaltou.Contudo, o coronel garantiu que não há risco de falta de água em Rio Branco, mas, deixou claro que haverá dificuldade para o líquido chegar nas torneiras. “Não corre o risco de desabastecimento mais a dificuldade é maior, pois é difícil tratar e captar, ou seja para retirar, porque pode ocasionar problema na bomba”, diss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efesa Civil Municipal de Rio Branco avaliou nesta segunda-feira, 14, que devido a ausência de chuvas atípicas para o mês novembro, a capital passa pela...</text:p>
          </table:table-cell>
          <table:table-cell office:value-type="string" calcext:value-type="string">
            <text:p>Saimo Martins</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WhatsApp-Image-2022-11-14-at-09.17.29.jpeg?resize=400%2C240&amp;ssl=1</text:p>
          </table:table-cell>
          <table:table-cell office:value-type="string" calcext:value-type="string">
            <text:p>Acre</text:p>
          </table:table-cell>
          <table:table-cell office:value-type="string" calcext:value-type="string">
            <text:p>“Queremos o código fonte”, dizem Bolsonaristas do Acre</text:p>
          </table:table-cell>
          <table:table-cell office:value-type="string" calcext:value-type="string">
            <text:p>https://ac24horas.com/2022/11/14/queremos-o-codigo-fonte-dizem-bolsonaristas-do-acre/</text:p>
          </table:table-cell>
          <table:table-cell office:value-type="string" calcext:value-type="string">
            <text:p>Os apoiadores do presidente Jair Bolsonaro (PL), devem aderir à manifestação nacional em frente ao Comando de Fronteira Acre/ – 4º Batalhão de Infantaria de Selva, 4° BIS, na terça-feira, 15, dessa vez, não somente contra ao resultado das urnas que teve Luiz Inácio Lula da Silva do PT eleito presidente da República, mas também ao Tribunal Superior Eleitoral (TSE).Aoac24horas, um dos manifestantes afirma que é um absurdo o tribunal não ter liberado acesso ao código fonte das urnas eletrônicas aos técnicos das forças armadas brasileiras. “Queremos o código fonte ou vamos parar o Brasil”, revelou um apoiador, denominado de patriota.Pelo 13° dia, nesta segunda-feira, 14, os manifestantes acreditam que vão alcançar o objetivo de impedir a posse de Lula em 2023. Desde o último dia 2 de novembro, os patriotas seguem uma rotina militar. Em hora em hora, eles pegam a bandeira do Brasil e se posicionam na frente do quartel e cantam todo o longevo hino nacion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apoiadores do presidente Jair Bolsonaro (PL), devem aderir à manifestação nacional em frente ao Comando de Fronteira Acre/ – 4º Batalhão de Infantaria de Selva,...</text:p>
          </table:table-cell>
          <table:table-cell office:value-type="string" calcext:value-type="string">
            <text:p>Saimo Martins</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19/01/LEILAO-JUSTICA.jpg?resize=400%2C240&amp;ssl=1</text:p>
          </table:table-cell>
          <table:table-cell office:value-type="string" calcext:value-type="string">
            <text:p>Cotidiano</text:p>
          </table:table-cell>
          <table:table-cell office:value-type="string" calcext:value-type="string">
            <text:p>Sete leilões judiciais estão previstos para a segunda quinzena de novembro</text:p>
          </table:table-cell>
          <table:table-cell office:value-type="string" calcext:value-type="string">
            <text:p>https://ac24horas.com/2022/11/14/sete-leiloes-judiciais-estao-previstos-para-a-segunda-quinzena-de-novembro/</text:p>
          </table:table-cell>
          <table:table-cell office:value-type="string" calcext:value-type="string">
            <text:p>No dia 17 haverá o leilão da Vara Cível de Feijó e da Vara Única de Capixaba. O último com um trator agrícola, grade aradora, grade niveladora e carreta agrícola. O primeiro com uma edificação no bairro Nair Araújo e uma caminhonete ano 2002/2003, avaliada em R$ 30 mil, mas que aceitará como lance mínimo R$ 22.500,00.Outras quatro vendas públicas estão agendadas para o dia 21, da Vara Única de Acrelândia, 1ª Vara Cível de Rio Branco, 1ª Vara Cível de Cruzeiro do Sul e 4ª Vara Criminal de Rio Branco. Em Acrelândia um terreno; em Rio Branco, um ar condicionado e uma moto; em Cruzeiro do Sul, um galpão no bairro Remanso.O último evento do cronograma do mês de novembro será no dia 22, novamente da Vara Cível de Feijó, com a reoferta de uma casa, que possui um terreno de 430 metros quadrados, localizada no bairro Cidade Nova.Ainda está em organização os lotes de outros dois leilões provenientes de Sena Madureira e Cruzeiro do Sul, previstos para os dias 21 e 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dia 17 haverá o leilão da Vara Cível de Feijó e da Vara Única de Capixaba. O último com um trator agrícola, grade aradora, gra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52379509771_1fd854fe19_o.jpg?resize=400%2C240&amp;ssl=1</text:p>
          </table:table-cell>
          <table:table-cell office:value-type="string" calcext:value-type="string">
            <text:p>Cotidiano</text:p>
          </table:table-cell>
          <table:table-cell office:value-type="string" calcext:value-type="string">
            <text:p>Neymar disputa aquela que pode ser sua última Copa como protagonista</text:p>
          </table:table-cell>
          <table:table-cell office:value-type="string" calcext:value-type="string">
            <text:p>https://ac24horas.com/2022/11/14/neymar-disputa-aquela-que-pode-ser-sua-ultima-copa-como-protagonista/</text:p>
          </table:table-cell>
          <table:table-cell office:value-type="string" calcext:value-type="string">
            <text:p>Apontado por muitos como a referência técnica da seleção brasileira, o atacante Neymar chega ao Catar com o objetivo de conquistar aquela que provavelmente será a sua última Copa do Mundo no papel de protagonista.Com 30 anos de idade, o jogador do PSG (França) tem possibilidades reais de entrar em campo para defender o Brasil em outro Mundial, mas provavelmente como coadjuvante de uma seleção que passa por um processo de renovação acelerado e que em um futuro próximo pode ter nomes como Vinícius Júnior, Rodrygo e Lucas Paquetá no papel de grande estrela.Longa relação com a seleçãoDestaque do Santos desde a base, Neymar começou sua trajetória na seleção ainda jovem, sendo peça importante na conquista da edição de 2011 do Campeonato Sub-20, competição da qual foi artilheiro com o total de nove gols. Porém, a relação do atacante com a equipe principal do Brasil começou antes, em 2010, em partida contra os Estados Unidos na qual marcou um gol.A primeira conquista do jogador pela seleção principal veio na Copa das Confederações de 2013, ano no qual se transferiu para o Barcelona (Espanha). A partir desta competição, disputada no Brasil, Neymar assumiu de vez o papel de estrela principal da seleção, marcando gols em todas as partidas da fase inicial e na decisão diante da Espanha.Primeiro MundialPorém, um ano depois, no Mundial disputado em solo brasileiro, Neymar não conseguiu conduzir a seleção brasileira ao tão sonhado hexa. Ele teve a trajetória na competição interrompida de forma precoce, na vitória brasileira sobre a Colômbia pelas quartas de final. O atacante levou uma joelhada do lateral Zúñiga e acabou ficando de fora do restante do torneio, no qual o Brasil acabaria sofrendo a famosa derrota de 7 a 1 para a Alemanha nas semifinais.No intervalo entre os Mundiais de 2014 e de 2018 o jogador acertou a transferência do Barcelona para o PSG (França). E foi em partida pela equipe francesa que sofreu uma lesão no quinto metatarso do pé direito que prejudicou sua preparação para a Copa da Rússia.O camisa 10 da seleção, naquele momento já comandada pelo técnico Tite, teve uma atuação mediana na competição. Neymar não conseguiu ser decisivo na campanha brasileira, marcando apenas dois gols, um na fase inicial e outro nas quartas de final. Na eliminação do Brasil na semifinal, diante da Bélgica, o atacante acabou sendo anulado pela boa defesa da Bélgica.Esperança no CatarAgora, no Catar, a expectativa é de que Neymar atue na plenitude de sua forma. O camisa 10 da seleção brasileira não apresenta nenhum problema físico e teve ótimas atuações na primeira parte da temporada europeia com a camisa do PSG.Uma das razões para isto é o novo posicionamento do jogador em campo, tanto na equipe francesa como na seleção. O atacante, que preferencialmente atuava como um ponta esquerda, passou a ser posicionado na faixa central do ataque, como um ponta de lança, com responsabilidade de armar e concluir jogadas ofensivas. Alternando o papel de arco e de flecha, ele vem somando números impressionantes, tanto em assistências como em gols marcados.Assim, a expectativa é de que Neymar faça uma grande Copa no Catar, quem sabe comandando o Brasil na conquista do esperado hexacampeona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ontado por muitos como a referência técnica da seleção brasileira, o atacante Neymar chega ao Catar com o objetivo de conquistar aquela que provavelmente será 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IMG-20221114-WA0002.jpg?resize=400%2C240&amp;ssl=1</text:p>
          </table:table-cell>
          <table:table-cell office:value-type="string" calcext:value-type="string">
            <text:p>Na rede</text:p>
          </table:table-cell>
          <table:table-cell office:value-type="string" calcext:value-type="string">
            <text:p>Representantes do Acre participam da 6° Conferência Nacional de Saúde Indígena</text:p>
          </table:table-cell>
          <table:table-cell office:value-type="string" calcext:value-type="string">
            <text:p>https://ac24horas.com/2022/11/14/representantes-do-acre-participam-da-6-conferencia-nacional-de-saude-indigena/</text:p>
          </table:table-cell>
          <table:table-cell office:value-type="string" calcext:value-type="string">
            <text:p>Trinta e cinco delegados do Distrito Sanitário Especial de Saúde Indígena do Alto Juruá -DSEI ARJ, representam o Acre na 6ª Conferência Nacional de Saúde Indígena, que começou nesta segunda-feira, 14, no Centro Internacional de Convenções de Brasília. O encontro, que reúne mais de duas mil pessoas dos 34 distritos indígenas do Brasil, prossegue até sexta feira,18.O resultado da Conferência norteará a política nacional de Atenção à Saúde Indígena.“Vamos debater as melhorias do acesso aos bens e serviços em saúde para a melhoria do acesso entre a população indígena e os serviços essenciais básicos. Nossas propostas vão de encontro para a necessidade dos nossos povos indígenas do Juruá”, pontua Iglê Monte, Coordenadora do DSEI Juruá.A última conferência havia sido realizada em 201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Trinta e cinco delegados do Distrito Sanitário Especial de Saúde Indígena do Alto Juruá -DSEI ARJ, representam o Acre na 6ª Conferência Nacional de Saúde Indígen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05/calor-temperatura-clima-quente.jpg?resize=400%2C240&amp;ssl=1</text:p>
          </table:table-cell>
          <table:table-cell office:value-type="string" calcext:value-type="string">
            <text:p>Cotidiano</text:p>
          </table:table-cell>
          <table:table-cell office:value-type="string" calcext:value-type="string">
            <text:p>Segunda-feira será de tempo quente com chances de chuvas que podem ser fortes</text:p>
          </table:table-cell>
          <table:table-cell office:value-type="string" calcext:value-type="string">
            <text:p>https://ac24horas.com/2022/11/14/segunda-feira-sera-de-tempo-quente-com-chances-de-chuvas-que-podem-ser-fortes/</text:p>
          </table:table-cell>
          <table:table-cell office:value-type="string" calcext:value-type="string">
            <text:p>O tempo nesta segunda-feira, 14, no Acre será quente e abafado, com sol, nuvens e chuvas, em geral, passageiras e pontuais, que podem ser fortes em algumas áreas. Os termômetros marcam máxima de 35°C na maioria dos municípios.Em Rio Branco, Brasileia e Sena Madureira, deve chover a partir do fim da tarde, principalmente a noite, com chances de temporais Já em Cruzeiro do Sul e Tarauacá, terá trovoadas, com ventos fracos e moderados.Temperaturas:– Rio Branco, Senador Guiomard, Bujari e Porto Acre, com mínimas oscilando entre 22 e 24ºC, e máximas, entre 33 e 35ºC;– Brasileia, Epitaciolândia, Xapuri, Capixaba, Assis Brasil e Santa Rosa do Purus, com mínimas oscilando entre 22 e 24ºC, e máximas, entre 34 e 36ºC;– Plácido de Castro e Acrelândia, com mínimas oscilando entre 22 e 24ºC, e máximas, entre 33 e 35ºC;– Sena Madureira e Manuel Urbano, com mínimas oscilando entre 22 e 24ºC, e máximas, entre 34 e 36ºC;– Tarauacá e Feijó, com mínimas oscilando entre 22 e 24ºC, e máximas, entre 34 e 36ºC;– Cruzeiro do Sul, Mâncio Lima e Rodrigues Alves, com mínimas oscilando entre 23 e 25ºC, e máximas, entre 33 e 35ºC;– Marechal Thaumaturgo, Porto Walter e Jordão, com mínimas oscilando entre 23 e 25ºC, e máximas, entre 33 e 35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nesta segunda-feira, 14, no Acre será quente e abafado, com sol, nuvens e chuvas, em geral, passageiras e pontuais, que podem ser fortes em...</text:p>
          </table:table-cell>
          <table:table-cell office:value-type="string" calcext:value-type="string">
            <text:p>Deylon Félix</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JORGE-E-LULA-_2.jpg?resize=400%2C240&amp;ssl=1</text:p>
          </table:table-cell>
          <table:table-cell office:value-type="string" calcext:value-type="string">
            <text:p>Destaque 4</text:p>
          </table:table-cell>
          <table:table-cell office:value-type="string" calcext:value-type="string">
            <text:p>Valor Econômico aponta “presença certa” de Jorge Viana em novo governo de Lula</text:p>
          </table:table-cell>
          <table:table-cell office:value-type="string" calcext:value-type="string">
            <text:p>https://ac24horas.com/2022/11/14/valor-economico-aponta-presenca-certa-de-jorge-viana-em-novo-governo-de-lula/</text:p>
          </table:table-cell>
          <table:table-cell office:value-type="string" calcext:value-type="string">
            <text:p>O ex-governador e ex-senador Jorge Viana (PT) deve ser aproveitado em algum cargo no novo governo do presidente eleito Lula a partir de janeiro de 2023. É o que aponta o economista Bruno Carazza, colunista do jornal Valor Econômico, em publicação realizada nesta segunda-feira, 14, intitulada “O difícil quebra-cabeça do Ministério de Lula”.De acordo com Bruno, o futuro presidente terá que recompensar petistas sacrificados nas eleições estaduais e acomodar quadros importantes do partido que saíram derrotados nas urnas. “Entre os que colocaram objetivos pessoais de lado em nome das alianças regionais do PT estão os governadores Rui Costa e Izolda Cela, o senador Jean Paul Prates e o deputado Reginaldo Lopes. Entre os candidatos derrotados, Fernando Haddad e Jorge Viana são presença certa no Diário Oficial no primeiro dia útil do governo Lula 3”.A publicação não enfatiza qual seria o cargo que Viana ocuparia no planalto, mas outros jornais o colocam como nome que poderia compor na pasta econômica ou ambiental. Oac24horasprocurou o petista do Acre para comentar a nota do jornal especializado em economia, que afirmou que foi convidada apenas para a equipe de transição.“Eu conversei com o presidente na terça-feira em São Paulo, mas ele só vai começar definir nomes para o governo mais pra frente. Tudo que falam são especulações. Eu fui convidado pra fazer parte da equipe de transição. Só isso”, disse Viana.Leia a publicação do Valor Econômico na integra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governador e ex-senador Jorge Viana (PT) deve ser aproveitado em algum cargo no novo governo do presidente eleito Lula a partir de janeiro de 2023....</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QUIXADA.jpg?resize=400%2C240&amp;ssl=1</text:p>
          </table:table-cell>
          <table:table-cell office:value-type="string" calcext:value-type="string">
            <text:p>Destaque 4</text:p>
          </table:table-cell>
          <table:table-cell office:value-type="string" calcext:value-type="string">
            <text:p>Cidade cenográfica criada pela Globo para minissérie sobre no Acre encontra-se destruída</text:p>
          </table:table-cell>
          <table:table-cell office:value-type="string" calcext:value-type="string">
            <text:p>https://ac24horas.com/2022/11/14/cidade-cenografica-do-quixada-criada-pela-globo-para-minisserie-sobre-a-historia-do-acre-encontra-se-destruida/</text:p>
          </table:table-cell>
          <table:table-cell office:value-type="string" calcext:value-type="string">
            <text:p>Qualquer pesquisa que um turista fizer sobre pontos a serem visitados no Acre logo aparece Cidade Cenográfica do Quixadá.Construída às margens do Rio Acre para servir de locação da Minissérie Amazônia, que foi ao ar pela Rede Globo no início do ano de 2007, o local rapidamente se tornou um recanto da linda história do Acre e passou a integrar os destinos turísticos do estado.Ocorre que há muitos anos, por falta de uma política verdadeiramente eficaz para atrair turistas e o desleixo com o patrimônio público, a cidade cenográfica foi completamente abandonada. O local, que ficava cheio aos finais de semana para visitação e uso de um restaurante, não recebe mais ninguém. O turista que chegar à cidade cenográfica se depara com um amontoado de restos de madeira das casas onde funcionavam as atrações do local.“Eu gostaria de uma matéria que mostrasse o abandono em que se encontra a cidade cenográfica do Quixadá, pois ali se encontra uma pedacinho da história de cada acreano. E está morrendo. Temo, talvez, que nossos netos não possam recordar uma história tão bonita como a nossa. Ajudem a salvar a nossa história”, afirma Manuh Silva.O ac24horas procurou o governo do estado. Apesar do completo estado de abandono, o governo afirma que tem intenção de revitalizar o local. “ O governo do Acre, por meio da Fundação Elias Mansour, estuda a viabilidade da revitalização do espaço onde existem construções que relembram momentos históricos do estado. Na região, é necessário também melhorias na infraestrutura de acesso e de segurança. Assim que o estudo for concluído, a FEM deverá apresentar um plano de ação para recuperação do Quixadá”, diz a assessoria do gover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alquer pesquisa que um turista fizer sobre pontos a serem visitados no Acre logo aparece Cidade Cenográfica do Quixadá. Construída às margens do Rio Acre par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TRIO-CACHORRA.jpg?resize=400%2C240&amp;ssl=1</text:p>
          </table:table-cell>
          <table:table-cell office:value-type="string" calcext:value-type="string">
            <text:p>Cotidiano</text:p>
          </table:table-cell>
          <table:table-cell office:value-type="string" calcext:value-type="string">
            <text:p>Policia prende trio em Xapuri que torturou cachorra com pedaço de madeira no ânus</text:p>
          </table:table-cell>
          <table:table-cell office:value-type="string" calcext:value-type="string">
            <text:p>https://ac24horas.com/2022/11/14/policia-prende-trio-em-xapuri-que-torturou-cachorra-com-pedaco-de-madeira-no-anus/</text:p>
          </table:table-cell>
          <table:table-cell office:value-type="string" calcext:value-type="string">
            <text:p>No dia 14 de novembro de 2021 a Polícia Civil em Xapuri recebeu uma denúncia de maus tratos de animal, em que o L. G de S., de 18 anos, introduziu um pedaço de madeira no ânus de uma cachorra pertencente à uma moradora do bairro Mutirão, o que causou a morte do animal.Os policiais civis foram até o local indicado na denúncia anônima e constataram que o crime havia ocorrido na madrugada daquele mesmo dia na rua Evaristo de Souza, onde encontrou L. G. de S. acompanhado de seus comparsas F.S. de O. de 25 anos e D.A.de O. de 17 anos.Segundo as investigações, o trio aproveitou que a cadela estava fora do quintal e como forma de se vingar do animal e intimidar os moradores do bairro, introduziram um pedaço de madeira no ânus da cachorra e a colocaram em frente ao portão de um morador.Moradores disseram que L. G de S. e seus comparsas ficavam transitando pelas ruas do bairro durante a madrugada e o referido cachorro latia quando percebia a chegada dos homens, fazendo barulho e revelando a presença e o deslocamento deles pelo bairro.L. G de S. ainda é acusado de ter pichado a sigla de uma facção criminosa, nas praça do bairro Mutirão, onde atuava.Diante dessas informações, a Autoridade Policial representou pela prisão de L. G de S. e seus comparsas, e após a expedição do mandado de prisão, F.S. de O. foi preso por uma guarnição da Polícia Militar enquanto transitava na cidade de Xapuri no dia 9 de novembro de 2022.L. G de S. e D. A. de O. já estavam presos acusados do consentimento de outros crim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dia 14 de novembro de 2021 a Polícia Civil em Xapuri recebeu uma denúncia de maus tratos de animal, em que o L. G d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1/08/vacina-astra.jpg?resize=400%2C240&amp;ssl=1</text:p>
          </table:table-cell>
          <table:table-cell office:value-type="string" calcext:value-type="string">
            <text:p>Cotidiano</text:p>
          </table:table-cell>
          <table:table-cell office:value-type="string" calcext:value-type="string">
            <text:p>Vacina contra Covid-19 deve ir às escolas, faculdades e empresas para conter nova onda</text:p>
          </table:table-cell>
          <table:table-cell office:value-type="string" calcext:value-type="string">
            <text:p>https://ac24horas.com/2022/11/14/vacina-contra-covid-19-deve-ir-as-escolas-faculdades-e-empresas-para-conter-nova-onda/</text:p>
          </table:table-cell>
          <table:table-cell office:value-type="string" calcext:value-type="string">
            <text:p>O Programa Nacional de Imunização (PNI) destacou neste sábado (12) a necessidade de fortalecer as ações de vacinação contra Covid-19 nos ambientes em que o público menos adepto ao imunizante convive, como, por exemplo, as escolas, faculdades, empresas e instituições.O alerta foi emitido devido ao aumento de casos. O número de mortes caiu drasticamente no Acre mas as infecções voltaram a subir em novembro.Além de ir aos ambientes, o programa considera promover a acessibilidade do usuário através da extensão de horário e dias de atendimento das unidades de saúde, bem como a implementação de equipes volantes de vacinação.“A hesitação vacinal já é uma realidade em todas as vacinas do calendário, bem como na introdução de novas vacinas com tecnologias inovadoras, o que precisa ser implementado é o método de abordagem da população com esclarecimento de dúvidas e ampliação do acesso”, diz o PNI em boletim da Secretaria de Estado da Saúde sobre a campanha e vacinação no Acre.Do total de 841.771 pessoas do público-alvo, 145.152 ainda não compareceram às unidades para receberem ao menos a 1ª dose da vacina. Outras 257.459 tomaram a 1ª dose, mas não compareceram para receber a 2ª. As doses de reforço seguem a mesma tendência, apenas 281.142 se vacinaram com a 1ª dose e 76.153 com a 2ª.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ograma Nacional de Imunização (PNI) destacou neste sábado (12) a necessidade de fortalecer as ações de vacinação contra Covid-19 nos ambientes em que o públic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enem-avcre.jpg?resize=400%2C240&amp;ssl=1</text:p>
          </table:table-cell>
          <table:table-cell office:value-type="string" calcext:value-type="string">
            <text:p>Acre</text:p>
          </table:table-cell>
          <table:table-cell office:value-type="string" calcext:value-type="string">
            <text:p>Abstenção no Enem 2022 é de 31,5% no Acre</text:p>
          </table:table-cell>
          <table:table-cell office:value-type="string" calcext:value-type="string">
            <text:p>https://ac24horas.com/2022/11/14/abstencao-no-enem-2022-e-de-315-no-acre/</text:p>
          </table:table-cell>
          <table:table-cell office:value-type="string" calcext:value-type="string">
            <text:p>Dos 21.802 inscritos para fazer o Enem impresso no Acre, 14.938 compareceram aos locais de prova. Assim, a abstenção este ano foi de 31,5% nesta primeira fase do exame. No ano passado, os faltosos somaram 27,5%.No Enem digital a abstenção chegou a 50,6% no Acre.Ao todo, 2.490.880 participantes compareceram ao primeiro dia Enem. O número corresponde a 73,3% dos cerca de 3,4 milhões de inscritos nas duas versões (impressa e digital). Entre os presentes, 2.458.504 realizaram as provas em papel, e 32.376, em computador. Os dados são preliminares, tendo em vista que os números conclusivos dependem da apuração definitiva do consórcio aplicador.Os participantes realizaram provas de linguagens, códigos e suas tecnologias, ciências humanas e suas tecnologias, além da redação, com o tema “Desafios para a valorização de comunidades e povos tradicionais no Brasil”. O exame continuará no próximo domingo, 20 de novembro, quando será a vez de resolver itens de ciências da natureza e suas tecnologias, e matemática e suas tecnologias. O Inep divulgará os gabaritos até o dia 23 deste mês, conforme previsto em edital.O Exame Nacional do Ensino Médio avalia o desempenho escolar dos estudantes ao término da educação básica. Ao longo de mais de duas décadas de existência, tornou-se uma das principais portas de entrada para a educação superior no Brasil, por meio do Sistema de Seleção Unificada (Sisu) e de iniciativas como o Programa Universidade para Todos (ProUni), ambas ações do Ministério da Educação (MEC). Instituições de ensino públicas e privadas utilizam o Enem para selecionar estudantes. Os resultados são usados como critério único ou complementar dos processos seletivos, além de servirem de parâmetros para acesso a auxílios governamentais, como o proporcionado pelo Fundo de Financiamento Estudantil (Fies).Os resultados individuais do Enem também podem ser usados nos processos seletivos de instituições portuguesas que possuem convênio com o Inep para aceitarem as notas do exame. Os acordos garantem acesso facilitado às notas dos estudantes brasileiros interessados em cursar a educação superior em Portug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os 21.802 inscritos para fazer o Enem impresso no Acre, 14.938 compareceram aos locais de prova. Assim, a abstenção este ano foi de 31,5% nesta primeir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1/06/VACINA-RIO-BRANCO-2.jpg?resize=400%2C240&amp;ssl=1</text:p>
          </table:table-cell>
          <table:table-cell office:value-type="string" calcext:value-type="string">
            <text:p>Acre</text:p>
          </table:table-cell>
          <table:table-cell office:value-type="string" calcext:value-type="string">
            <text:p>Quase 150 mil pessoas não tomaram a primeira dose de vacina</text:p>
          </table:table-cell>
          <table:table-cell office:value-type="string" calcext:value-type="string">
            <text:p>https://ac24horas.com/2022/11/14/com-o-aumento-dos-casos-de-covid-19-numeros-apontam-que-quase-150-mil-pessoas-nao-tomaram-nem-a-primeira-dose-de-vacina/</text:p>
          </table:table-cell>
          <table:table-cell office:value-type="string" calcext:value-type="string">
            <text:p>Com a volta do aumento dos casos de Covid-19 no Acre nos últimos dias, a Secretaria Estadual de Saúde volta a enfatizar a importância da vacina.Dados revelados pela Sesacre demonstram que mais de 145 mil pessoas não receberam nem ao menos uma única dose de vacina. O quantitativo de 145.142 pessoas que não foram imunizados uma vez sequer no universo de 841.771 pessoas que deveriam ser imunizadas representa 17,24%. A taxa de cobertura vacinal proposta é de 90% da população com idade entre 3 a 120 anos.Do total de 841.771 pessoas, 145.152 ainda não compareceram às unidades para receberem ao menos a 1ª dose do imunizante. Outras 257.459 tomaram a 1ª dose, mas não compareceram para receber a 2ª. As doses de reforço seguem a mesma tendência, apenas 281.142 se vacinaram com a 1ª dose e 76.153 com a 2ª.“Os imunizantes continuam à disposição da população nas unidades básicas de saúde. Periodicamente realizamos mutirões, reforçamos as campanhas, disponibilizamos vacinação noturna, em feriados e fins de semana, portanto o problema não é falta de ações, as pessoas precisam se conscientizar sobre a importância da vacinação e procurarem se vacinar”, frisou Renata Quiles, coordenadora do PNI no Acre.É importante destacar que a vacinação contra a covid-19, não protege contra a infecção ou impede que o vírus seja transmitido, contudo, estudos têm demonstrado que com a ampliação do quadro vacinal, com a entrada de mais faixas etárias na vacinação contra a covid-19, as médias de mortes pela doença caíram vertiginosamente, apesar de a quantidade de casos ter aumentado de forma considerável, o que atesta a eficácia das vacinas. Por esse motivo, é importante manter o ciclo vacinal atualizado.Com informações da Agência de Notícias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a volta do aumento dos casos de Covid-19 no Acre nos últimos dias, a Secretaria Estadual de Saúde volta a enfatizar a importância da vacin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bolsonaristas-acre.jpeg?resize=400%2C240&amp;ssl=1</text:p>
          </table:table-cell>
          <table:table-cell office:value-type="string" calcext:value-type="string">
            <text:p>Acre</text:p>
          </table:table-cell>
          <table:table-cell office:value-type="string" calcext:value-type="string">
            <text:p>Bolsonaristas do Acre acreditam que a manifestação pode impedir diplomação de Lula</text:p>
          </table:table-cell>
          <table:table-cell office:value-type="string" calcext:value-type="string">
            <text:p>https://ac24horas.com/2022/11/13/bolsonaristas-do-acre-acreditam-que-a-manifestacao-pode-impedir-diplomacao-de-lula/</text:p>
          </table:table-cell>
          <table:table-cell office:value-type="string" calcext:value-type="string">
            <text:p>Neste domingo, 13, centenas de apoiadores do presidente Jair Bolsonaro (PL), mantém a manifestação em frente ao Comando de Fronteira Acre/ – 4º Batalhão de Infantaria de Selva, 4° BIS, em protesto ao resultado das urnas que teve Luiz Inácio Lula da Silva do PT eleito presidente da República.Firmes no protesto por 13 dias, os manifestantes acreditam que o ato vem causando efeito no país, isso porque, no próximo dia 15 de novembro, eles aguardam que seja realizada a nova proclamação da República através de uma grande manifestação em Brasília. “Vamos impedir a diplomação do Lula porque soberano é o povo e o poder emana de nós”, declarou um apoiador que se manteve no anonimato.Desde o último dia 2 de novembro, os patriotas seguem uma rotina militar. Em hora em hora, eles pegam a bandeira do Brasil e se posicionam na frente do quartel e cantam todo o longevo hino nacional.O presidente eleito, Lula (PT), e o vice-presidente eleito, Geraldo Alckmin, serão diplomados pelo presidente do Tribunal Superior Eleitoral (TSE), Alexandre de Moraes, no dia 19 de dezembro, em Brasíl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e domingo, 13, centenas de apoiadores do presidente Jair Bolsonaro (PL), mantém a manifestação em frente ao Comando de Fronteira Acre/ – 4º Batalhão de Infantari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IMG-20221113-WA0027.jpeg?resize=400%2C240&amp;ssl=1</text:p>
          </table:table-cell>
          <table:table-cell office:value-type="string" calcext:value-type="string">
            <text:p>Na rede</text:p>
          </table:table-cell>
          <table:table-cell office:value-type="string" calcext:value-type="string">
            <text:p>Provas do Enem são realizadas em clima de tranquilidade em Cruzeiro do Sul</text:p>
          </table:table-cell>
          <table:table-cell office:value-type="string" calcext:value-type="string">
            <text:p>https://ac24horas.com/2022/11/13/provas-do-enem-sao-realizadas-em-clima-de-tranquilidade-em-cruzeiro-do-sul/</text:p>
          </table:table-cell>
          <table:table-cell office:value-type="string" calcext:value-type="string">
            <text:p>O primeiro domingo do Exame Nacional de Ensino Médio- Enem, é tranquilo em Cruzeiro do Sul, onde 3.426 pessoas fazem as provas em 16 locais.Entre esses, 589 estudantes das escolas de ensino médio da rede estadual de ensino das zonas urbana e rural fazem o Exame para acessar os cursos superiores.Estudantes de cidades vizinhas à Cruzeiro fazem as provas do Enem no segundo maior município do Acre. Neurivânia Barbosa, que é de Rodrigues Alves, se deslocou para Cruzeiro do Sul no sábado e dormiu na casa de parentes porque temia ter problemas na travessia da balsa no Rio Juruá e no restante do percurso, por isso não quis correr risco de chegar atrasada.” Eu estou ansiosa e para evitar problemas eu vim ontem. Não estudei muito porque trabalho. Acho que o tema da redação pode ser ligado à política “, citouO comandante da Polícia Militar de Cruzeiro do Sul, coronel Edivan Rogério, diz que a Pm atuou desde a escolta das provas até a segurança nos locais de aplicação em Cruzeiro e municípios da região. ” São 25 policiais empregados na operação Enem. Até agora está tudo dentro da normalidade “, destacou.Provas do dia 1345 questões de linguagens, sendo 40 de língua portuguesa e 5 de inglês ou espanhol, 45 questões de ciências humanas e a redação.20 de novembro45 questões de matemática e 45 questões de ciências da naturez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imeiro domingo do Exame Nacional de Ensino Médio- Enem, é tranquilo em Cruzeiro do Sul, onde 3.426 pessoas fazem as provas em 16 locais. Entre...</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WhatsApp-Image-2022-11-13-at-10.54.13.jpeg?resize=400%2C240&amp;ssl=1</text:p>
          </table:table-cell>
          <table:table-cell office:value-type="string" calcext:value-type="string">
            <text:p>Cotidiano</text:p>
          </table:table-cell>
          <table:table-cell office:value-type="string" calcext:value-type="string">
            <text:p>Ambulante diz que vendas no Enem 2022 estão melhores do que no ano passado</text:p>
          </table:table-cell>
          <table:table-cell office:value-type="string" calcext:value-type="string">
            <text:p>https://ac24horas.com/2022/11/13/ambulante-diz-que-vendas-no-enem-2022-estao-melhores-do-que-no-ano-passado/</text:p>
          </table:table-cell>
          <table:table-cell office:value-type="string" calcext:value-type="string">
            <text:p>A realização do primeiro dia de prova do Exame Nacional do Ensino Médio (Enem) 2022, neste domingo, 13, faz com que muitos vendedores ambulantes busquem uma renda extra com vendas aos arredores dos locais de provas em Rio Branco.Na manhã deste domingo, 13, a reportagem doac24horasconversou com Francisco Assis, que contou sua experiência durante os dois anos da pandemia da Covid-19. Segundo ele, em 2020 pensou em desistir das vendas. “Eu vendi três pastel e um prejuízo enorme”, lembrou.Em relação a expectativa de vendas esse ano, Assis se disse confiante em um bom faturamento. “Espero vender acima dos 50%. Graças a Deus estamos vendendo bem”, comemo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realização do primeiro dia de prova do Exame Nacional do Ensino Médio (Enem) 2022, neste domingo, 13, faz com que muitos vendedores ambulantes busquem um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1/09/CRUZEIRO-DO-SUL-2.jpg?resize=400%2C240&amp;ssl=1</text:p>
          </table:table-cell>
          <table:table-cell office:value-type="string" calcext:value-type="string">
            <text:p>Na rede</text:p>
          </table:table-cell>
          <table:table-cell office:value-type="string" calcext:value-type="string">
            <text:p>Em Cruzeiro do Sul, prefeitura antecipa feriado para segunda-feira</text:p>
          </table:table-cell>
          <table:table-cell office:value-type="string" calcext:value-type="string">
            <text:p>https://ac24horas.com/2022/11/13/em-cruzeiro-do-sul-prefeitura-antecipa-feriado-para-segunda-feira/</text:p>
          </table:table-cell>
          <table:table-cell office:value-type="string" calcext:value-type="string">
            <text:p>Em Cruzeiro do Sul, a exemplo do governo do Estado, a prefeitura transferiu o feriado do Tratado de Petrópolis, 17, de quinta-feira, para a segunda-feira, 14. Com é feriado da Proclamação da República na terça-feira, 15, os serviços públicos municipais só serão retomados na quarta-feira, 16.Os bancos vão funcionar normalmente na segunda-feira, 14. Já nos dias 15 e 17, os clientes só contarão com os caixas eletrônicos dos bancos, que não terão expediente.Grande parte do comércio em Cruzeiro do Sul deverá funcionar normalmente durante todo o perío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Cruzeiro do Sul, a exemplo do governo do Estado, a prefeitura transferiu o feriado do Tratado de Petrópolis, 17, de quinta-feira, para a segunda-feira, 14....</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06/enem-2022-1.png?resize=400%2C240&amp;ssl=1</text:p>
          </table:table-cell>
          <table:table-cell office:value-type="string" calcext:value-type="string">
            <text:p>Cotidiano</text:p>
          </table:table-cell>
          <table:table-cell office:value-type="string" calcext:value-type="string">
            <text:p>Tema da redação é ‘Desafios para a valorização de comunidades e povos tradicionais no Brasil’</text:p>
          </table:table-cell>
          <table:table-cell office:value-type="string" calcext:value-type="string">
            <text:p>https://ac24horas.com/2022/11/13/tema-da-redacao-e-desafios-para-a-valorizacao-de-comunidades-e-povos-tradicionais-no-brasil/</text:p>
          </table:table-cell>
          <table:table-cell office:value-type="string" calcext:value-type="string">
            <text:p>O tema da redação do Exame Nacional do Ensino Médio (Enem) 2022 é “Desafios para a valorização de comunidades e povos tradicionais no Brasil”. A informação foi divulgada pelo ministro da Educação, Victor Godoy, em uma rede social. A redação faz parte do primeiro dia de prova, realizada neste domingo (13).O tema proposto é o mesmo para quem faz o Enem Digital. A prova teve início às 11h30, horá do Acre. Os candidatos terão até as 17h para terminar o exame.Além da redação, os candidatos fazem as provas de linguagens e ciências humanas neste primeiro dia de Enem. Antes da prova, a ansiedade gerou diversos memes nas redes soci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a da redação do Exame Nacional do Ensino Médio (Enem) 2022 é “Desafios para a valorização de comunidades e povos tradicionais no Brasil”. A informaçã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0/08/flordelis3.jpg?resize=400%2C240&amp;ssl=1</text:p>
          </table:table-cell>
          <table:table-cell office:value-type="string" calcext:value-type="string">
            <text:p>Cotidiano</text:p>
          </table:table-cell>
          <table:table-cell office:value-type="string" calcext:value-type="string">
            <text:p>Flordelis é condenada a 50 anos de prisão por assassinato do marido</text:p>
          </table:table-cell>
          <table:table-cell office:value-type="string" calcext:value-type="string">
            <text:p>https://ac24horas.com/2022/11/13/flordelis-e-condenada-a-50-anos-de-prisao-por-assassinato-do-marido/</text:p>
          </table:table-cell>
          <table:table-cell office:value-type="string" calcext:value-type="string">
            <text:p>A ex-deputada federal Flordelis dos Santos foi condenada hoje (13) a 50 anos e 28 dias de prisão, em regime inicialmente fechado, pelo assassinato do ex-marido, o pastor Anderson do Carmo. O crime ocorreu em junho de 2019, na casa da família, em Niterói, na região metropolitana do Rio de Janeiro.O Tribunal do Júri de Niterói considerou a ex-deputada culpada pelo homicídio triplamente qualificado, que recebeu os agravantes de motivo torpe, emprego de meio cruel e recurso que impossibilitou a defesa da vítima. Anderson foi morto a tiros ao chegar em casa de carro, na noite do dia 16 de junho.O crime teria sido motivado porque a vítima mantinha rigoroso controle das finanças familiares e administrava os conflitos de forma rígida, não permitindo tratamento privilegiado às pessoas mais próximas da ex-deputada em detrimento de outros membros da família, que somava mais de 50 filhos, entre biológicos, adotivos e afetivos.O Ministério Público do Estado do Rio de Janeiro apontou Flordelis como a responsável por planejar o homicídio do então marido, convencendo o executor direto e os demais acusados a participarem do crime, pensado para parecer um latrocínio. As investigações indicaram que a ex-deputada financiou a compra da arma usada e avisou sobre a chegada da vítima no local em que foi executado a tiros.Além do homícidio consumado, Flordelis foi condenada pelas tentativas anteriores de matar o marido, adicionando veneno em sua comida e bebida ao menos seis vezes. Nesse caso, o crime foi homicídio duplamente qualificado.O caso envolve ainda condenações por associação criminosa armada e dois usos de documento ideologicamente falso, uma carta em que um dos filhos aponta um culpado sabidamente falso pelo homicídio.Em nota, a defesa da ex-deputada afirma que a condenação ocorreu “apesar de não haver provas” e garantiu que recorrerá da sentença.“Entendo que a condenação foi indevida, eis que certamente se deu pela pressão da opinião pública formada desde o delito. Considerando que ocorreram diversas nulidades absolutas no decorrer do julgamento, informo que recorrerei da sentença, buscando que ocorra, futuramente, um julgamento justo”, disse a defesa, que acrescentou estar muito satisfeita com a absolvição de outros acusados.JulgamentoO julgamento da ex-deputada e outros acusados começou na última segunda-feira e se estendeu por sete dias, conduzido pela juíza Nearis dos Santos Carvalho Arce, titular da 3ª Vara Criminal da Comarca de Niterói. A sessão final, em que foi proferida a sentença, durou 21 horas, e atravessou a madrugada de domingo.Inicialmente, havia a expectativa de que o julgamento se encerrasse em três dias, mas os longos depoimentos, tumultos e atrasos no início de algumas sessões estenderam essa previsão. Além disso, em momentos distintos, Flordelis e uma de suas filhas que também estava no banco dos réus passaram mal e demandaram paralisações para atendimento médico.A filha de Flordelis, Simone dos Santos Rodrigues, também foi condenada a 31 anos, quatro meses e 20 dias de reclusão, em regime inicialmente fechado, por homicídio triplamente qualificado consumado, tentativa de homicídio qualificado privilegiado e associação criminosa armada.Já os filhos André Luiz de Oliveira e Marzy Teixeira da Silva foram absolvidos, assim como a neta Rayane dos Santos Oliveira. Rayane é filha adotiva de André e Simone, que não têm laços sanguíneos apesar de serem ambos filhos de Flordelis – Simone é filha biológica, e André, filho afetivo.Cantora gospel e pastora em seu próprio ministério, Flordelis se elegeu deputada federal em 2018 pelo Partido Social Democrático (PSD) com grande apoio dos fiéis, tornado-se a mulher mais votada no estado do Rio de Janeiro naquele pleito. Após a conclusão das investigações em torno da morte de Anderson, ela teve seu mandato na Câmara dos Deputados cassado. As investigações também implicaram parte de sua família, e cinco filhos da ex-deputada já foram condenados pelo crime.Condenações anterioresEm novembro de 2021, o Tribunal do Júri de Niterói já havia condenado Flávio dos Santos Rodrigues, um dos filhos da ex-deputada, a 33 anos 2 meses e 20 dias de reclusão em regime inicialmente fechado por homicídio triplamente qualificado consumado, porte ilegal de arma de fogo, uso de documento ideologicamente falso e associação criminosa armada. Flávio foi denunciado como autor dos disparos de arma de fogo que provocaram a morte do pastor Anderson.Na mesma sessão, Lucas Cezar dos Santos de Souza, outro filho de Flordelis, foi condenado por homicídio triplamente qualificado a nove anos de prisão em regime inicialmente fechado. Ele foi apontado como o responsável por adquirir a arma usada no assassinato do pastor.Já em abril deste ano, o Tribunal do Júri de Niterói condenou outros quatro réus: Adriano dos Santos Rodrigues, que também é filho de Flordelis, a quatro anos, seis meses e 20 dias de reclusão em regime inicialmente semiaberto por uso de documento ideologicamente falso e associação criminosa armada; o ex-PM Marcos Siqueira Costa, a cinco anos e 20 dias de reclusão em regime inicialmente fechado, e sua esposa Andrea Santos Maia, a quatro anos, três meses e dez dias de reclusão em regime inicialmente semiaberto por crimes de uso de documento ideologicamente falso, duas vezes, e associação criminosa armada;Também foi condenado na sessão realizada em abril Carlos Ubiraci Francisco da Silva, mais um fliho de Flordelis, pelo crime de associação criminosa armada, a dois anos, dois meses e 20 dias de reclusão em regime inicialmente semiaberto. No dia 28 de abril, porém, a Vara de Execuções Penais do tribunal concedeu liberdade condicional a Ubirac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ex-deputada federal Flordelis dos Santos foi condenada hoje (13) a 50 anos e 28 dias de prisão, em regime inicialmente fechado, pelo assassinato do ex-marid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marina-silva-1667856706514_v2_900x506.jpeg?resize=400%2C240&amp;ssl=1</text:p>
          </table:table-cell>
          <table:table-cell office:value-type="string" calcext:value-type="string">
            <text:p>Acre</text:p>
          </table:table-cell>
          <table:table-cell office:value-type="string" calcext:value-type="string">
            <text:p>Marina não descarta a possibilidade de assumir cargo no governo Lula</text:p>
          </table:table-cell>
          <table:table-cell office:value-type="string" calcext:value-type="string">
            <text:p>https://ac24horas.com/2022/11/13/marina-nao-descarta-a-possibilidade-de-assumir-um-cargo-no-novo-governo-de-lula/</text:p>
          </table:table-cell>
          <table:table-cell office:value-type="string" calcext:value-type="string">
            <text:p>A ex-senadora e ex-ministra do Meio Ambiente Marina Silva já integrou uma lista de cinquenta personalidades que podiam ajudar a salvar o planeta. Aos 64 anos, eleita deputada federal por São Paulo, ela diz em entrevista às Folhas Amarelas da revista Veja desta semana que nunca teve essa pretensão.Como senadora, a acreana apresentou quase uma centena de projetos de lei em defesa da Amazônia. Como ministra do Meio Ambiente no governo Lula, ela se opôs ao Plano de Aceleração do Crescimento (PAC), um pacote de obras que incluía a construção de duas gigantescas hidrelétricas no coração da floresta.Sem sucesso (as hidrelétricas foram construídas), ela pediu demissão do cargo em 2008, denunciando que a pauta ambiental não era uma prioridade da gestão petista.Em 2010, Marina candidatou-se a presidente pelo PV, obtendo a terceira colocação no primeiro turno, com mais de 19 milhões de votos. Novamente candidata em 2014, voltou a ficar em terceiro lugar, com mais de 22 milhões de votos.Na segunda ocasião, aparecendo como uma ameaça real à reeleição de Dilma Rousseff, a ex-ministra foi alvo de uma duríssima campanha difamatória promovida pelo PT, o precursor, segundo ela, da disseminação de fake news.Por causa desses episódios, Marina se afastou do partido e de seus dirigentes — até recentemente, quando anunciou apoio a Lula, subiu no palanque com os antigos desafetos e comemorou a vitória do ex-presidente.Na entrevista a VEJA, a ex-ministra fala de sua reaproximação com o PT e Lula, não descarta a possibilidade de assumir um cargo no novo governo e explica por que o Brasil tem todas as condições de ser protagonista de um projeto de desenvolvimento sustentáve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ex-senadora e ex-ministra do Meio Ambiente Marina Silva já integrou uma lista de cinquenta personalidades que podiam ajudar a salvar o planeta. Aos 64 anos,...</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IMG-20221113-WA0043.jpg?resize=400%2C240&amp;ssl=1</text:p>
          </table:table-cell>
          <table:table-cell office:value-type="string" calcext:value-type="string">
            <text:p>Acre</text:p>
          </table:table-cell>
          <table:table-cell office:value-type="string" calcext:value-type="string">
            <text:p>Movimentação é baixa no primeiro dia de Enem na Uninorte</text:p>
          </table:table-cell>
          <table:table-cell office:value-type="string" calcext:value-type="string">
            <text:p>https://ac24horas.com/2022/11/13/movimentacao-e-baixa-no-primeiro-dia-de-enem-na-uninorte/</text:p>
          </table:table-cell>
          <table:table-cell office:value-type="string" calcext:value-type="string">
            <text:p>Mesmo com o Instituto Nacional de Estudos e Pesquisas Educacionais Anísio Teixeira (Inep), ter divulgado que o estado do Acre tem mais de 22 mil inscrições no Exame Nacional do Ensino Médio (Enem) 2022 – no primeiro dia do certame realizado neste domingo, 13, a movimentação é baixa nos arredores do Centro Universitário Uninorte, em Rio Branco.De acordo com membros da organização do evento, mesmo com o alto número de inscritos, a tendência é que não haja muita gente para a realização das provas. “Muitos se inscrevem e não comparecem ao local de prova”, disse o fiscal Eduardo Pontes.Os dados do Inep apontam que somente na capital acreana, Rio Branco, são 14.140 inscritos. Do total de 22.181 inscritos este ano, 21.396 optaram por fazer a prova na versão impressa e 785 na versão digital. Os portões abriram às 10h da manhã e fecham às 11h.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esmo com o Instituto Nacional de Estudos e Pesquisas Educacionais Anísio Teixeira (Inep), ter divulgado que o estado do Acre tem mais de 22 mil inscriçõe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Screenshot_20221113-060735_Gallery.jpeg?resize=400%2C240&amp;ssl=1</text:p>
          </table:table-cell>
          <table:table-cell office:value-type="string" calcext:value-type="string">
            <text:p>Na rede</text:p>
          </table:table-cell>
          <table:table-cell office:value-type="string" calcext:value-type="string">
            <text:p>Venda de TVs cresce em Cruzeiro do Sul por causa da Copa do Mundo</text:p>
          </table:table-cell>
          <table:table-cell office:value-type="string" calcext:value-type="string">
            <text:p>https://ac24horas.com/2022/11/13/venda-de-tvs-cresce-em-cruzeiro-do-sul-por-causa-da-copa-do-mundo/</text:p>
          </table:table-cell>
          <table:table-cell office:value-type="string" calcext:value-type="string">
            <text:p>A Copa do Mundo 2022, que será realizada de 20 de novembro a 18 de dezembro no Catar, impulsiona a indústria, comércio e o setor de serviços em todo o mundo. Quem não vai assistir aos jogos de futebol pessoalmente, procura a melhor forma de ver a competição.Em Cruzeiro do Sul, no interior do Acre, não é diferente. Os torcedores buscam novos aparelhos de televisão para assistir aos jogos, principalmente os da Seleção Brasileira. Segundo o gerente de uma rede de lojas de eletrodomésticos, Jocemar Scher, as vendas já aumentaram bastante nos últimos dois meses. ” Em setembro, vendemos 105 televisões e agora em outubro foram 120 unidades”, conta ele.O gerente relata que os tamanhos mais vendidos são de 32 e 42 polegadas. Das menores, os preços variam de R$ 1.700 a R$ 2.049. Mas as televisões maiores, a partir de 50 polegadas, que chegam à R$ 5.900 , nunca tiveram tanta procura quanto neste período.“Em setembro vendemos 60 televisões de 32 e 42 polegadas. Em outubro foram 84 dos mesmos tamanhos. Mas o sonho são as telas grandes as quais aumentamos muito as vendas. Em meses anteriores vendíamos média de 10 a 15 por mês, agora estamos vendendo uma média de 40 de tvs acima de 55 polegadas “, destaca.E a maioria dos torcedores está se endividando a longo prazo para assistir a Copa do Mundo. Jocemar explica que a forma de pagamento mais procurada pela clientela éo carnê da loja, que parcela o valor em até 15 vezes.” A forma de pagamento mais procurada é no carne da loja, pela facilidade da compra em 12 vezes ou até 15 vezes sem juros dependo das ofertas do dia. O que impulsionou também as vendas foi a campanha da loja onde sorteamos 6 tvs de 75 polegadas por dia”, concluiu o geren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opa do Mundo 2022, que será realizada de 20 de novembro a 18 de dezembro no Catar, impulsiona a indústria, comércio e o setor de...</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Captura-de-Tela-2022-11-13-às-07.44.04.png?resize=400%2C240&amp;ssl=1</text:p>
          </table:table-cell>
          <table:table-cell office:value-type="string" calcext:value-type="string">
            <text:p>Destaque 7</text:p>
          </table:table-cell>
          <table:table-cell office:value-type="string" calcext:value-type="string">
            <text:p>No Egito, Gladson se reúne com investidores para tratar de desenvolvimento sustentável</text:p>
          </table:table-cell>
          <table:table-cell office:value-type="string" calcext:value-type="string">
            <text:p>https://ac24horas.com/2022/11/13/no-egito-gladson-se-reune-com-investidores-para-tratar-de-desenvolvimento-sustentavel/</text:p>
          </table:table-cell>
          <table:table-cell office:value-type="string" calcext:value-type="string">
            <text:p>O governador Gladson Cameli (Progressistas) que se encontra na Conferência das Nações Unidas sobre Mudanças Climáticas – COP 27, na cidade de Sharm El-Sheikh, no Egito, usou as redes sociais no sábado, 12, com investidores para discutir políticas de desenvolvimento sustentável para o Acre.O encontro ocorreu investidores suíços, Enric Arderiu – CEO da Global Head of Environmental Products Suíça, Celso Fiori, da Global Head of Environmental Products Brasil e o diretor executivo do Earth Innovation Institute (EEI), Daniel Nepstad, juntos, traçaram planos para o desenvolvimento da amazônia. “Para dialogarmos sobre as alternativas de investimentos para políticas de desenvolvimento e sustentabilidade para o nosso Estado Estamos em busca de uma agenda ambiental que permita preservar nosso planeta, sobretudo o Acre, para nossas futuras gerações” declarou.Cameli aproveitou para deixar claro sua grande responsabilidade com o povo acreano no próximo mandato. “Para que assim possamos gerar desenvolvimento especialmente para nosso povo. A nossa responsabilidade é enorme!”,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que se encontra na Conferência das Nações Unidas sobre Mudanças Climáticas – COP 27, na cidade de Sharm El-Sheikh, no Egit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0/05/Bancos-1280x720-1.jpg?resize=400%2C240&amp;ssl=1</text:p>
          </table:table-cell>
          <table:table-cell office:value-type="string" calcext:value-type="string">
            <text:p>Destaque 3</text:p>
          </table:table-cell>
          <table:table-cell office:value-type="string" calcext:value-type="string">
            <text:p>Bancos não vão acompanhar feriadão do governo e abrem normalmente nesta segunda</text:p>
          </table:table-cell>
          <table:table-cell office:value-type="string" calcext:value-type="string">
            <text:p>https://ac24horas.com/2022/11/13/bancos-nao-vao-acompanhar-feriadao-do-governo-e-abrem-normalmente-nesta-segunda/</text:p>
          </table:table-cell>
          <table:table-cell office:value-type="string" calcext:value-type="string">
            <text:p>As agências bancárias, diferente dos órgãos públicos, vão funcionar normalmente na próxima segunda-feira, 14.Tanto a Caixa Econômica, quanto o Bando do Brasil fizeram consultas às suas direções nacionais e a determinação foi a de que as instituições não vão aderir à antecipação do feriado.Com isso, os bancos abrem normalmente na na segunda, quarta e sexta. Já na terça, dia 15, Proclamação da República, e no dia 17, Tratado de Petrópolis não haverá atendimento ao públi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agências bancárias, diferente dos órgãos públicos, vão funcionar normalmente na próxima segunda-feira, 14. Tanto a Caixa Econômica, quanto o Bando do Brasil fizeram consultas à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1/04/MEGA-SENA-H.jpg?resize=400%2C240&amp;ssl=1</text:p>
          </table:table-cell>
          <table:table-cell office:value-type="string" calcext:value-type="string">
            <text:p>Destaque 3</text:p>
          </table:table-cell>
          <table:table-cell office:value-type="string" calcext:value-type="string">
            <text:p>Mega-Sena: ninguém acerta as seis dezenas e prêmio acumula em R$ 10 milhões para quarta</text:p>
          </table:table-cell>
          <table:table-cell office:value-type="string" calcext:value-type="string">
            <text:p>https://ac24horas.com/2022/11/13/mega-sena-ninguem-acerta-as-seis-dezenas-e-premio-acumula-em-r-10-milhoes-2/</text:p>
          </table:table-cell>
          <table:table-cell office:value-type="string" calcext:value-type="string">
            <text:p>Nenhuma aposta acertou as seis dezenas do concurso 2.538 da Mega-Sena, que foi realizado na noite deste sábado (12), em São Paulo. O prêmio acumulou e o valor estimado para o sorteio da próxima quarta-feira (16) é de R$ 10 milhões.Veja as dezenas sorteadas: 06 – 15 – 19 – 20 – 33 – 52.No sorteio deste sábado, 45 apostas acertaram a quina, e receberão R$ 58.352,66 cada uma. Outras 4.693 apostas acertaram a quadra, e levarão R$ 799,32 cada u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nhuma aposta acertou as seis dezenas do concurso 2.538 da Mega-Sena, que foi realizado na noite deste sábado (12), em São Paulo. O prêmio acumulou 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WhatsApp-Image-2022-11-08-at-10.18.11.jpeg?resize=400%2C240&amp;ssl=1</text:p>
          </table:table-cell>
          <table:table-cell office:value-type="string" calcext:value-type="string">
            <text:p>Acre</text:p>
          </table:table-cell>
          <table:table-cell office:value-type="string" calcext:value-type="string">
            <text:p>MPF aciona União e governo do Acre sobre atos bolsonaristas</text:p>
          </table:table-cell>
          <table:table-cell office:value-type="string" calcext:value-type="string">
            <text:p>https://ac24horas.com/2022/11/13/mpf-ajuiza-acao-em-desfavor-da-uniao-e-do-governo-do-acre-sobre-atos-bolsonaristas/</text:p>
          </table:table-cell>
          <table:table-cell office:value-type="string" calcext:value-type="string">
            <text:p>Nesta semana, procuradores regionais dos Direitos do Cidadão (PRDCs) que têm atuado em todo o país para garantir o fim de movimentos antidemocráticos e a responsabilização dos envolvidos na violação de diversos direitos humanos se reuniram por videoconferência com o procurador federal dos Direitos do Cidadão, Carlos Alberto Vilhena.O encontro virtual teve como objetivo discutir ações desenvolvidas nos estados para o enfrentamento técnico-jurídico desses distúrbios. “Nosso propósito é manter o Sistema PFDC articulado e integrado em busca de ações que possam solucionar rapidamente essa situação”, disse Vilhena.A preocupação desse grupo é apurar denúncias de violações de direitos, abrangendo o impedimento do direito de ir e vir dos cidadãos; o uso de mulheres, crianças e idosos como escudo humano; o discurso de ódio e a prática de gestos similares aos utilizados por nazistas.Na maioria das vezes, a atuação é conjunta com colegas das atividades criminal, de controle da atividade policial, eleitoral e do MP Estadual. Há a preocupação ainda de que manifestações contestando o resultado das eleições presidenciais obstruam vias públicas, especialmente antes e durante o período da realização das provas do ENEM (das 13h30 às 19h).Nessa missão, o Ministério Público Federal conta com o trabalho de 27 Procuradorias Regionais dos Direitos do Cidadão, localizadas nas capitais brasileiras.No Acre, o órgão solicitou à PRF a identificação dos movimentos e de seus eventuais financiadores, com o intuito de responsabilizá-los oportunamente. O pedido incluiu ainda a organização de força de trabalho para inibir crimes e a desmobilizar o movimento, com aplicação de penalidades administrativas, como multas e retirada dos veículos.O MPF também ajuizou Ação Civil Pública em desfavor da União e do Estado do Acre com a determinação para imediata atuação da PRF e da Polícia Militar, visando à liberação das rodovias federais do estado.Com informações do portal do MPF.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mana, procuradores regionais dos Direitos do Cidadão (PRDCs) que têm atuado em todo o país para garantir o fim de movimentos antidemocráticos e a responsabilizaçã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vitima.jpg?resize=400%2C240&amp;ssl=1</text:p>
          </table:table-cell>
          <table:table-cell office:value-type="string" calcext:value-type="string">
            <text:p>Acre</text:p>
          </table:table-cell>
          <table:table-cell office:value-type="string" calcext:value-type="string">
            <text:p>Desentendimento entre dois menores termina em morte</text:p>
          </table:table-cell>
          <table:table-cell office:value-type="string" calcext:value-type="string">
            <text:p>https://ac24horas.com/2022/11/13/desentendimento-entre-dois-menores-termina-em-morte/</text:p>
          </table:table-cell>
          <table:table-cell office:value-type="string" calcext:value-type="string">
            <text:p>Uma discórdia entre dois jovens, ambos menores de idade, terminou com um deles esfaqueado e morto na madrugada deste sábado, 12, em Xapuri.A vítima foi identificada como Rogério da Silva e Silva, de 16 anos. O autor, que estava foragido até o fechamento desta publicação, tem 15 anos de idade.O crime aconteceu nas proximidades da casa da família do autor, segundo informou o investigador da Polícia Civil Eurico Feitosa, que disse não ter ainda detalhes sobre como o crime ocorreu.A vítima foi socorrida por uma guarnição do Corpo de Bombeiros, como mostra o vídeo abaixo, mas deu entrada no hospital da cidade já sem sinais vit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discórdia entre dois jovens, ambos menores de idade, terminou com um deles esfaqueado e morto na madrugada deste sábado, 12, em Xapuri. A vítima foi...</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0/12/HOSPITAL-XAPURI-2.jpg?resize=400%2C240&amp;ssl=1</text:p>
          </table:table-cell>
          <table:table-cell office:value-type="string" calcext:value-type="string">
            <text:p>Cotidiano</text:p>
          </table:table-cell>
          <table:table-cell office:value-type="string" calcext:value-type="string">
            <text:p>Promotoria de Justiça de Xapuri faz diligência em hospital após médica faltar ao plantão</text:p>
          </table:table-cell>
          <table:table-cell office:value-type="string" calcext:value-type="string">
            <text:p>https://ac24horas.com/2022/11/13/promotoria-de-justica-de-xapuri-faz-diligencia-em-hospital-apos-medica-faltar-ao-plantao/</text:p>
          </table:table-cell>
          <table:table-cell office:value-type="string" calcext:value-type="string">
            <text:p>Uma equipe da Promotoria de Justiça de Xapuri esteve no hospital Epaminondas Jácome logo após o Ministério Público na cidade receber denúncia de que a unidade hospitalar estava sem médico plantonista na manhã do último sábado (11).De acordo com a direção do hospital, a médica plantonista do dia, Raíssa Ferraz, não compareceu ao trabalho sem apresentar nenhuma justificativa para a falta ao serviço. A profissional negou, dizendo estar de atestado médico, o que não foi comprovado.O caso teve repercussão na cidade, principalmente em razão de o dia em que ocorreu o fato ter sido marcado por uma grande demanda de pacientes que precisaram de avaliação médica, entre eles grávidas apresentando problemas.O hospital passou cerca de 13 horas sem médico no plantão, segundo confirmação de servidores, apesar de uma médica que não estava de plantão ter ido à unidade atendendo ao chamado da equipe de enfermagem para atender os casos mais urgentes.A equipe destacada ao hospital pelo promotor Thiago Salomão ouviu a gerência da unidade e servidores de plantão a respeito do ocorrido e fez várias anotações. O MP tem cobrado permanentemente a normalidade da escala médica do hospital.O delegado de polícia titular do município, Gustavo Neves, também esteve no hospital em busca de informação por não ter conseguido realizar exames de corpo de delito em alguns presos por conta da falta de médico naquela da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equipe da Promotoria de Justiça de Xapuri esteve no hospital Epaminondas Jácome logo após o Ministério Público na cidade receber denúncia de que a unida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barraco.png?resize=400%2C240&amp;ssl=1</text:p>
          </table:table-cell>
          <table:table-cell office:value-type="string" calcext:value-type="string">
            <text:p>Acre 01</text:p>
          </table:table-cell>
          <table:table-cell office:value-type="string" calcext:value-type="string">
            <text:p>Sem condições de pagar aluguel, família de Rio Branco sobrevive em barraco dentro de matagal</text:p>
          </table:table-cell>
          <table:table-cell office:value-type="string" calcext:value-type="string">
            <text:p>https://ac24horas.com/2022/11/13/sem-condicoes-de-pagar-aluguel-familia-de-rio-branco-sobrevive-em-barraco-dentro-de-matagal/</text:p>
          </table:table-cell>
          <table:table-cell office:value-type="string" calcext:value-type="string">
            <text:p>Uma mulher grávida com três filhos menores, um pai de família sem emprego fixo, que por falta de opção, mora em um barraco construído em uma área de floresta da capital, Rio Branco. Parece roteiro de cinema, mas é uma história real, e o Videomaker do ac24horas, Kennedy Santos, esteve lá e mostra esse dia a dia da família com exclusividade.Na reportagem, Kennedy pede permissão para entrar no barraco, construído ao lado do Igarapé São João Batista, à base de PVC, lona e madeira velha. O local é insalubre, não tem banheiro e água encanada.A reportagem do ac24horas foi informada que a Secretaria de Assistência Social foi até a família e disponibilizou o aluguel Social, mas como a família não tem o dinheiro para o primeiro pagamento, não teve como sair do mato.Assista o vídeo na integra:Please enable JavaScriptplay-rounded-fillLink07:5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mulher grávida com três filhos menores, um pai de família sem emprego fixo, que por falta de opção, mora em um barraco construído em um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Data não encontrada</text:p>
          </table:table-cell>
          <table:table-cell office:value-type="string" calcext:value-type="string">
            <text:p>https://i0.wp.com/ac24horas.com/wp-content/uploads/2022/11/WhatsApp-Image-2022-11-11-at-17.11.34.jpeg?resize=400%2C240&amp;ssl=1</text:p>
          </table:table-cell>
          <table:table-cell office:value-type="string" calcext:value-type="string">
            <text:p>Cotidiano</text:p>
          </table:table-cell>
          <table:table-cell office:value-type="string" calcext:value-type="string">
            <text:p>A 7 dias da Copa do Mundo, maioria do comércio de Rio Branco não entra no clima da festa</text:p>
          </table:table-cell>
          <table:table-cell office:value-type="string" calcext:value-type="string">
            <text:p>https://ac24horas.com/2022/11/13/a-7-dias-da-copa-do-mundo-maioria-do-comercio-de-rio-branco-nao-entra-no-clima-da-festa/</text:p>
          </table:table-cell>
          <table:table-cell office:value-type="string" calcext:value-type="string">
            <text:p>Texto não encontrada</text:p>
          </table:table-cell>
          <table:table-cell office:value-type="string" calcext:value-type="string">
            <text:p>Fotos: Sérgio Vale/ac24horas Pode não parecer, mas daqui a sete dias o mundo estará voltado a um dos maiores eventos esportivos desde 1930. Diferente de anos...</text:p>
          </table:table-cell>
          <table:table-cell office:value-type="string" calcext:value-type="string">
            <text:p>Autor não encontrado</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WhatsApp-Image-2022-11-12-at-08.15.30.jpeg?resize=400%2C240&amp;ssl=1</text:p>
          </table:table-cell>
          <table:table-cell office:value-type="string" calcext:value-type="string">
            <text:p>Cotidiano</text:p>
          </table:table-cell>
          <table:table-cell office:value-type="string" calcext:value-type="string">
            <text:p>Contrato de R$ 27 milhões de empresa da família de Ulysses com governo é investigado pelo MP</text:p>
          </table:table-cell>
          <table:table-cell office:value-type="string" calcext:value-type="string">
            <text:p>https://ac24horas.com/2022/11/13/contrato-de-r-27-milhoes-de-empresa-da-familia-de-ulysses-com-governo-e-investigado-pelo-mp/</text:p>
          </table:table-cell>
          <table:table-cell office:value-type="string" calcext:value-type="string">
            <text:p>O Ministério Público do Estado do Acre (MP-AC) decidiu abrir uma investigação para apurar a legalidade da contratação feita pela Secretaria de Educação, Cultura e Esportes (SEE) da empresa Estação VIP Segurança Privada para prestação de serviços terceirizados de Vigilância Patrimonial Ostensiva Armada no Estado. O despacho foi publicado na edição do Diário Eletrônico do último dia 8 de novembro. A empresa, que pertence à família do deputado federal eleito, Coronel Ulysses Araújo, ex-comandante da PM do Acre, recebe mensalmente, conforme o contrato, cerca de R$ R$ 2.299.998,60 pelos serviços prestados.A empresa foi contratada para atender as necessidades das Unidades da Rede Estadual de Ensino, prédios e anexos da Secretaria de Estado de Educação, Cultura e Esportes, no município de Rio Branco. O promotor Romeu Cordeiro Barbosa Filho, destacou que chegou ao conhecimento da promotoria, através de notícias publicadas em sites jornalísticos indicando que, em 13 de maio de 2022, houve a contratação da empresa pelo vultoso valor de R$27.599.983,20 (vinte e sete milhões, quinhentos e noventa e nove mil novecentos e oitenta e três reais e vinte centavos), no Pregão Presencial SRP 028/2022.Segundo o órgão controlador é necessário a análise dos documentos enviados pela Secretaria de Estado de Educação, Cultura e Esportes – SEE e Secretaria de Estado de Planejamento e Gestão – SEPLAG, a fim de atestar o regular andamento do procedimento licitatório – Pregão Presencial nº 028/2022, no qual possui por objeto a vigilância patrimonial ostensiva.Em razão das supostas irregularidades, o MP decidiu abrir um procedimento preparatório – que antecede o inquérito civil. “Com o fim de promover diligências investigatórias visando apurar os fatos noticiados”, esclarece o procedi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Público do Estado do Acre (MP-AC) decidiu abrir uma investigação para apurar a legalidade da contratação feita pela Secretaria de Educação, Cultura e Esportes...</text:p>
          </table:table-cell>
          <table:table-cell office:value-type="string" calcext:value-type="string">
            <text:p>Saimo Martins</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11/francisco-gregorio-filho-1.jpeg?resize=400%2C240&amp;ssl=1</text:p>
          </table:table-cell>
          <table:table-cell office:value-type="string" calcext:value-type="string">
            <text:p>Acre</text:p>
          </table:table-cell>
          <table:table-cell office:value-type="string" calcext:value-type="string">
            <text:p>Gregório Filho, ex-presidente da FEM, morre no Rio de Janeiro</text:p>
          </table:table-cell>
          <table:table-cell office:value-type="string" calcext:value-type="string">
            <text:p>https://ac24horas.com/2022/11/12/gregorio-filho-ex-presidente-da-fem-morre-no-rio-de-janeiro/</text:p>
          </table:table-cell>
          <table:table-cell office:value-type="string" calcext:value-type="string">
            <text:p>O acreano Francisco Gregório Filho, ativista cultural que foi presidente da Fundação de Cultura Elias Mansour (FEM), no Governo do deputado federal Flaviano Melo (MDB), de 1987 a 1990, faleceu neste sábado, 12, na cidade do Rio de Janeiro, aos 73 anos de idade.Ele nasceu em Rio Branco, quando o Acre ainda era Território Federal, mas cedo transferiu-se para o Rio de Janeiro. Era funcionário público federal.Segundo as primeiras informações, o ativista não teve as causas do óbito reveladas pela família. Gregório Filho nasceu em Rio Branco, no Acre, onde foi Secretário de Cultura do Estado por duas vezes. Alguns de seus livros: “Dona baratinha e outras histórias”, pela Rocco; “Lembranças amorosas”, pela Global e “Ler e contar, contar e ler”, pela Letra Capital, são obras marcantes do escritor acreano.Gregório era formado em artes cênicas pela Universidade Federal do Estado do Rio de Janeiro (Unirio), onde atuou como ator e diretor. Ele foi gestor de programas e projetos culturais nas áreas de música, rádio e teatro. Quando foi secretário de Cultura do Acre, implantou as Casas de Leitura Chico Mendes e Gameleira. Já na década de 1990, começou a dedicar-se às questões da leitura, tendo sido um dos organizadores do Programa Nacional de Incentivo à Leitura, implantado em 1992, na Biblioteca Nacion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creano Francisco Gregório Filho, ativista cultural que foi presidente da Fundação de Cultura Elias Mansour (FEM), no Governo do deputado federal Flaviano Melo (MDB), 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11/rondoniaaovivo.jpeg?resize=400%2C240&amp;ssl=1</text:p>
          </table:table-cell>
          <table:table-cell office:value-type="string" calcext:value-type="string">
            <text:p>Acre</text:p>
          </table:table-cell>
          <table:table-cell office:value-type="string" calcext:value-type="string">
            <text:p>Sede de site de notícias em Rondônia é alvo de tiros</text:p>
          </table:table-cell>
          <table:table-cell office:value-type="string" calcext:value-type="string">
            <text:p>https://ac24horas.com/2022/11/12/sede-de-site-de-noticias-em-rondonia-e-alvo-de-tiros/</text:p>
          </table:table-cell>
          <table:table-cell office:value-type="string" calcext:value-type="string">
            <text:p>A fachada da sede do site de notícias Rondoniaovivo, em Porto Velho (RO), foi alvo de pelo menos 19 tiros por volta das 3h40 deste sábado (12). O UOL teve acesso às imagens feitas por câmeras de monitoramento, que mostram um homem de boné preto e jaqueta escura chegando a pé na frente do imóvel do jornal. Ele atravessa a rua e atira várias vezes contra a fachada e a porta da empresa de comunicação.Após o atentado a tiros, o homem foge em direção à rua Buenos Aires, que fica na esquina, de onde provavelmente recebeu apoio de algum veículo para sair do local. A Polícia Militar de Rondônia recolheu da cena do crime 20 cápsulas de pistola calibre 9 mm. O material foi levado para uma delegacia da Polícia Civil para ajudar no registro da ocorrência. Como o ataque aconteceu de madrugada, não houve feridos, apenas danos materiais.Ameaças e boicote de grupos golpistasO diretor e fundador do Rondoniaovivo, Paulo Andreoli, disse que nos últimos dias estava recebendo diversas ameaças de grupos golpistas e manifestantes antidemocráticos por matérias jornalísticas publicadas sobre o movimento. Esses grupos golpistas, que não aceitam a derrota do presidente Jair Bolsonaro (PL) no segundo turno das eleições do último dia 30 de outubro, estão concentrados desde o dia 2 de novembro em um campo de futebol em frente ao antigo quartel da 17ª Brigada de Infantaria de Selva (17ª BIS), pertencente ao Exército brasileiro.Andreoli também revelou à equipe de reportagem do UOL que o nome do portal de notícias integra uma lista de empresas que circula em grupos de WhatsApp da extrema-direita. Essas empresas supostamente apoiaram a candidatura do presidente eleito Luiz Inácio Lula da Silva (P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fachada da sede do site de notícias Rondoniaovivo, em Porto Velho (RO), foi alvo de pelo menos 19 tiros por volta das 3h40 deste sábad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11/IMG-20221112-WA0045.jpg?resize=400%2C240&amp;ssl=1</text:p>
          </table:table-cell>
          <table:table-cell office:value-type="string" calcext:value-type="string">
            <text:p>Acre</text:p>
          </table:table-cell>
          <table:table-cell office:value-type="string" calcext:value-type="string">
            <text:p>Bolsonaristas do Acre apelam para Lulistas aderirem movimento</text:p>
          </table:table-cell>
          <table:table-cell office:value-type="string" calcext:value-type="string">
            <text:p>https://ac24horas.com/2022/11/12/debaixo-de-sol-escaldante-bolsonaristas-do-acre-apelam-para-lulistas-aderirem-movimento-ainda-da-tempo/</text:p>
          </table:table-cell>
          <table:table-cell office:value-type="string" calcext:value-type="string">
            <text:p>Como ocorre há 11 dias, centenas de apoiadores do presidente Jair Bolsonaro (PL), realizam neste sábado, 12, a continuidade da manifestação em frente ao Comando de Fronteira Acre/ – 4º Batalhão de Infantaria de Selva, 4° BIS, em protesto ao resultado das urnas que teve Lula eleito presidente do Brasil.Debaixo de um sol escaldante de 31° graus com sensação térmica de 40°, os manifestantes seguem uma rotina militar. Em hora em hora,.eles pegam a bandeira do Brasil e se posicionam na frente do quartel e cantam todo o longevo hino nacional.Em certo momento do protesto, os patriotas dizem que a luta não é por ideologia partidária, mas sim, para salvar o país do comunismo. Alguns deles apelam para que os eleitores de Lula se arrependam do voto. “Você que não quer um Brasil comunista, vem pra rua que ainda dá tempo de se arrepender”, declarou um manifestante que não teve a identidade revela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o ocorre há 11 dias, centenas de apoiadores do presidente Jair Bolsonaro (PL), realizam neste sábado, 12, a continuidade da manifestação em frente ao Comando 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06/enem-2022-1.png?resize=400%2C240&amp;ssl=1</text:p>
          </table:table-cell>
          <table:table-cell office:value-type="string" calcext:value-type="string">
            <text:p>Cotidiano</text:p>
          </table:table-cell>
          <table:table-cell office:value-type="string" calcext:value-type="string">
            <text:p>No Acre, mais de 22 mil inscritos devem realizar o Enem 2022 neste domingo</text:p>
          </table:table-cell>
          <table:table-cell office:value-type="string" calcext:value-type="string">
            <text:p>https://ac24horas.com/2022/11/12/no-acre-mais-de-22-mil-inscritos-devem-realizar-o-enem-2022-neste-domingo/</text:p>
          </table:table-cell>
          <table:table-cell office:value-type="string" calcext:value-type="string">
            <text:p>O Instituto Nacional de Estudos e Pesquisas Educacionais Anísio Teixeira (Inep), divulgou que o estado do Acre tem mais de 22 mil inscrições no Exame Nacional do Ensino Médio (Enem) 2022 – que terá o primeiro dia do certame realizado neste domingo, 13 de novembro.Já em todo o Brasil, o total de inscritos para a prova impressa foi de mais de 3 milhões e 65.066 candidatos na modalidade online, conforme o Inep.Para quem vai realizar o Enem 2022 deve ficar atento ao horário local. Este ano a Abertura dos portões será às 10 horas, o fechamento às 11 horas e o início das provas às 11h30. Já o término das provas no 1º dia é às 17h. Porém, no próximo domingo, 20 de novembro, a prova vai terminar mais cedo, às 16h30.Os dados do Inep apontam que somente na capital acreana, Rio Branco, são 14.140 inscritos. Do total de 22.181 inscritos este ano, 21.396 optaram por fazer a prova na versão impressa e 785 na versão digital.As provas serão aplicadas nos dias 13 e 20 de novembro, de acordo com o Inep. No ano passado, o Acre teve mais de 20 mil inscritos. O número de inscrições confirmadas representa um aumento de 9% em comparação com 2021.Neste domingo, primeiro dia de provas, serão aplicadas 45 questões de linguagens, 40 de língua portuguesa, 5 de inglês ou espanhol), 45 questões de ciências humanas e a temida redação. No próximo domingo – 20 de novembro, serão 45 questões de matemática e 45 questões de ciências da naturez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nstituto Nacional de Estudos e Pesquisas Educacionais Anísio Teixeira (Inep), divulgou que o estado do Acre tem mais de 22 mil inscrições no Exame Nacional...</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11/planalto.png?resize=400%2C240&amp;ssl=1</text:p>
          </table:table-cell>
          <table:table-cell office:value-type="string" calcext:value-type="string">
            <text:p>Destaque 4</text:p>
          </table:table-cell>
          <table:table-cell office:value-type="string" calcext:value-type="string">
            <text:p>União Brasil e MDB negociam bloco para formar frente ampla de sustentação a Lula em 2023</text:p>
          </table:table-cell>
          <table:table-cell office:value-type="string" calcext:value-type="string">
            <text:p>https://ac24horas.com/2022/11/12/uniao-brasil-e-mdb-negociam-bloco-para-formar-frente-ampla-de-sustentacao-a-lula/</text:p>
          </table:table-cell>
          <table:table-cell office:value-type="string" calcext:value-type="string">
            <text:p>OUnião Brasile oMDBnegociam formar um bloco que estabeleça uma frente ampla de sustentação ao governo do presidenteLuiz Inácio Lula da Silva(PT) a partir do ano que vem. A intenção de líderes a par das conversas é que os dois partidos se unam num bloco tanto naCâmaraquanto noSenado. Numa perspectiva otimista, poderiam se juntar inclusive ao PT e aos partidos coligados aos petistas que têm bancada no Congresso, como PSOL, Rede, PSB, PCdoB, PV, Avante, Pros e Solidariedade.Dessa forma, segundo estimativa de um líder partidário consultado pelaCNN, o bloco poderia englobar até cerca de 300 dos 513 deputados federais na Câmara, por exemplo. A ideia é que juntos se sobreponham a demais partidos do centrão e aos que tendem a ser oposição ao futuro governo Lula. A articulação também visa puxar o governo Lula mais ao centro do espectro político.Com a aliança no Congresso, o União Brasil e o MDB estimam ter direito às primeiras e melhores vagas na Mesa Diretora e em comissões. Esses espaços são considerados importantes para a influência de um partido no Parlamento.No União Brasil, há quem defenda que o partido seja contemplado com indicações a ministérios ou a cargos em segundo escalão, como em autarquias ou empresas públicas.As conversas estão em andamento, mas os líderes das duas siglas agora esperam uma sinalização de Lula e seus coordenadores políticos no Congresso para que avancem mais ainda. Consideram ser necessário que haja um mapeamento de quais partidos aliados ao presidente eleito realmente topariam formar sua base.Apesar da vontade do bloco pelo presidente nacional do União Brasil, deputado federal Luciano Bivar (PE), há certa resistência no partido de parte dos parlamentares mais bolsonaristas egressos do PSL, por exemplo, apurou a reportagem – o União é formado pela fusão entre PSL e Democratas.No entanto, há quem avalie que a ala possa ser contornada. Aliados de Bivar disseram à CNN, em caráter reservado, que o partido estaria disposto a entregar ao menos parte dos votos da bancada a favor do governo.Alguns políticos que vieram do Democratas e que construíram a carreira como oposição ao PT também discordam da possibilidade de que a legenda forme a base aliada de Lula oficialmente e defendem que se mantenham independentes.Integrantes da ala do União Brasil que defendem a aproximação com o PT acreditam que essa divisão não representa um impeditivo para as negociações com o futuro ocupante do Palácio do Planalto, desde que o partido consiga entregar uma parte considerável de votos ao governo nas votações mais importantes.Além disso, os aliados de Bivar também acreditam que o presidente do União Brasil pode se lançar como candidato à presidência da Câmara até para marcar posição e, eventualmente, negociar a retirada em troca de outros espaços na Casa.Por outro lado, nem o próprio Bivar descarta juntar o União Brasil ao PP. Neste caso, haveria mais dúvidas se os partidos seriam parte da base aliada de Lula. No PP, há bancada está mais dividida. Há os que defendem abrir o diálogo com o futuro governo e os que querem ser oposição, já que estão alinhados ao atual presidente Jair Bolsonaro (PL).Seria menos provável que o MDB se juntasse aos dois devido a disputas políticos locais de longa data entre parte de seus integrantes, como o senador Renan Calheiros (MDB-AL) e o presidente da Câmara, Arthur Lira (PP-AL), que busca se reeleger ao comando da Cas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União Brasil e o MDB negociam formar um bloco que estabeleça uma frente ampla de sustentação ao governo do presidente Luiz Inácio Lula da Silva (PT) a partir do ano que...</text:p>
          </table:table-cell>
          <table:table-cell office:value-type="string" calcext:value-type="string">
            <text:p>CNN Brasil</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07/TRE-AC.jpeg?resize=400%2C240&amp;ssl=1</text:p>
          </table:table-cell>
          <table:table-cell office:value-type="string" calcext:value-type="string">
            <text:p>Cotidiano</text:p>
          </table:table-cell>
          <table:table-cell office:value-type="string" calcext:value-type="string">
            <text:p>TRE divulga horário de expediente nos dias de jogos da Seleção Brasileira na Copa</text:p>
          </table:table-cell>
          <table:table-cell office:value-type="string" calcext:value-type="string">
            <text:p>https://ac24horas.com/2022/11/12/tre-divulga-horario-de-expediente-nos-dias-de-jogos-da-selecao-brasileira-na-copa/</text:p>
          </table:table-cell>
          <table:table-cell office:value-type="string" calcext:value-type="string">
            <text:p>Em portaria, o Tribunal Regional Eleitoral do Acre definiu o horário especial de expediente nos dias de Jogos da Seleção Brasileira de Futebol na Copa do Mundo 2022. A medida leva em consideração o calendário de jogos do evento.Fica estabelecido o horário especial na secretaria e nos cartórios eleitorais: das 7h às 10h, quando a partida tiver início às 11 horas; das 7h às 13h, quando a partida tiver início às 14 horas.As audiências já designadas para os dias de atuação da Seleção Brasileira de Futebol, em horários diversos do que foi estabelecido, deverão ser remanejadas para os horários ali discriminados ou reagendadas para as datas vagas mais próximas, comunicando-­se às partes e seus procuradores.“As sessões jurisdicionais do Tribunal agendadas para dias de jogos da Seleção Brasileira de Futebol serão realizadas com observância aos horários de expediente especial, conforme citado acima”, diz o Tribun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portaria, o Tribunal Regional Eleitoral do Acre definiu o horário especial de expediente nos dias de Jogos da Seleção Brasileira de Futebol na Copa d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11/Natal3.jpeg?resize=400%2C240&amp;ssl=1</text:p>
          </table:table-cell>
          <table:table-cell office:value-type="string" calcext:value-type="string">
            <text:p>Acre</text:p>
          </table:table-cell>
          <table:table-cell office:value-type="string" calcext:value-type="string">
            <text:p>Campanha Papai Noel dos Correios já está valendo; envie sua cartinha</text:p>
          </table:table-cell>
          <table:table-cell office:value-type="string" calcext:value-type="string">
            <text:p>https://ac24horas.com/2022/11/12/campanha-papai-noel-dos-correios-ja-esta-valendo-envie-sua-cartinha/</text:p>
          </table:table-cell>
          <table:table-cell office:value-type="string" calcext:value-type="string">
            <text:p>A campanha Papai Noel dos Correios já está em ação, e tem como objetivo incentivar o interesse pelo aprendizado da escrita de cartas pelas crianças e estimular o desenvolvimento de habilidades cognitivas e emocionaisAlém das cartinhas das crianças da sociedade, desde 2010, os alunos de escolas públicas são convidados a também expressarem seus desejos ao Papai Noel.Para que tudo possa se tornar realidade, os Correios contam com a ajuda de milhares de padrinhos e madrinhas dispostos a fazer a magia do Natal acontecer. Qualquer pessoa pode participar da campanha e fazer a alegria de uma criança.Cartas manuscritas de crianças em situação de vulnerabilidade social; Cartas de crianças de até 10 anos de idade; Crianças com Deficiência (PcD), independentemente de idade; Cartas de crianças de escolas da rede pública de ensino, escolhidas pela Secretaria de Educação Estadual e/ou Municipal, que estão na Educação Infantil ou no Ensino Fundamental até o 5º ano; Apenas uma carta por criança; Formato da imagem da carta em JPG ou PNG; Tamanho da imagem: até 2 Mb e no máximo 150 dpi.Não serão selecionadas as cartas que contenham endereço, telefone ou foto da criança. A identificação da criança será realizada no momento do cadastro e não será divulgada para os padrinhos, em nenhuma hipótese.Mande sua cartinha por aqui: https://blognoel.correios.com.br/blognoel/carta/cadastraCarta.ph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mpanha Papai Noel dos Correios já está em ação, e tem como objetivo incentivar o interesse pelo aprendizado da escrita de cartas pelas crianças 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0/06/GRAOS-ARMAZENAGEM.jpg?resize=400%2C240&amp;ssl=1</text:p>
          </table:table-cell>
          <table:table-cell office:value-type="string" calcext:value-type="string">
            <text:p>Acre</text:p>
          </table:table-cell>
          <table:table-cell office:value-type="string" calcext:value-type="string">
            <text:p>Capacidade de armazenagem de grãos cresce 86% no Estado do Acre</text:p>
          </table:table-cell>
          <table:table-cell office:value-type="string" calcext:value-type="string">
            <text:p>https://ac24horas.com/2022/11/12/capacidade-de-armazenagem-de-graos-cresce-86-no-acre-informa-ibge/</text:p>
          </table:table-cell>
          <table:table-cell office:value-type="string" calcext:value-type="string">
            <text:p>A capacidade de armazenagem agrícola no Acre cresceu 86% entre o 1º semestre de 2019 e igual período de 2021, saindo de 35.916 toneladas para 66.970t. O número de armazéns cresceu de 13 para 17. Os dados foram divulgados nesta quarta-feira (9) pelo Instituto Brasileiro de Geografia e Estatística (IBGE).O Acre acompanhou a evolução do país, que chegou a 188,8 milhões de toneladas no primeiro semestre, um crescimento de 3% em relação ao segundo semestre de 2021.De acordo com o levantamento, o número de estabelecimentos que armazenam produtos agrícolas cresceu 2,2% do segundo semestre de 2021 para o primeiro semestre deste ano, totalizando 8.378. Os dados de Mato Grosso não foram coletados devido a dificuldades operacionais, mas a capacidade do estado foi estimada com base nas informações fornecidas no primeiro semestre do ano passado.Os silos predominam no país, com capacidade útil de 96,1 milhões de toneladas, seguidos pelos armazéns graneleiros, com 70 milhões de toneladas, e armazéns convencionais, estruturais e infláveis, 22,6 milhões de toneladas.Entre os estados, o Rio Grande do Sul tem o maior número de estabelecimentos (2.183), enquanto o Mato Grosso tem a maior capacidade de estocagem (46,9 milhões de toneladas).O total de produtos estocados no fim do primeiro semestre chegou a 65,5 milhões de toneladas, uma alta de 10,5% em relação ao armazenado no fim do primeiro semestre de 2021, de 59,2 milhões de toneladas.Em relação aos cinco principais produtos agrícolas estocados nas unidades armazenadoras, que representam 95,8% do total, os maiores volumes são a soja (35,3 milhões de toneladas), milho (19,3 milhões), arroz (5,1 milhões), trigo (2,3 milhões) e café (800 m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pacidade de armazenagem agrícola no Acre cresceu 86% entre o 1º semestre de 2019 e igual período de 2021, saindo de 35.916 toneladas para 66.970t....</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09/mega_sena_mcajr_abr_2904223679.jpg?resize=400%2C240&amp;ssl=1</text:p>
          </table:table-cell>
          <table:table-cell office:value-type="string" calcext:value-type="string">
            <text:p>Destaque 3</text:p>
          </table:table-cell>
          <table:table-cell office:value-type="string" calcext:value-type="string">
            <text:p>Caixa Economica Federal sorteia neste sábado prêmio da Mega-Sena de R$ 3 milhões</text:p>
          </table:table-cell>
          <table:table-cell office:value-type="string" calcext:value-type="string">
            <text:p>https://ac24horas.com/2022/11/12/caixa-economica-sorteia-neste-sabado-premio-da-mega-sena-de-r-3-milhoes/</text:p>
          </table:table-cell>
          <table:table-cell office:value-type="string" calcext:value-type="string">
            <text:p>A Caixa Econômica Federal sorteia, hoje (12), prêmio da Mega-Sena estimado em R$ 3 milhões. Sorteio será às 20h (horário de Brasília), no Espaço da Sorte, localizado na Avenida Paulista, em São Paulo.As apostas na Mega-Sena podem ser feitas até as 19h, nas lotéricas de todo o país, no portal Loterias Caixa e no aplicativo Loterias Caixa, além do internet banking para clientes do banco. O valor de uma aposta simples é R$ 4,50.Na última quarta-feira (9), um apostador de Guarujá (SP) acertou as seis dezenas e ganhou prêmio de R$ 64.250.536,10. Os número sorteados foram: 12, 24, 26, 31, 37 e 48.+MilionáriaO concurso de nº 25 da Milionária também será realizado neste sábado (12). Caso apenas um apostador leve o prêmio de R$ 18 milhões e aplique na poupança receberá R$ 122 mil de rendimento no primeiro mês.Na aposta simples, o apostador precisa marcar seis números e dois trevos. Para apostas múltiplas, poderá escolher de 6 a 12 números e de 2 a 6 trevos.As apostas para a Milionária podem ser feitas até as 19h. O valor de uma aposta simples, com seis números e dois trevos, custa R$ 6. Nas lotéricas, também é possível participar dos bol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ixa Econômica Federal sorteia, hoje (12), prêmio da Mega-Sena estimado em R$ 3 milhões. Sorteio será às 20h (horário de Brasília), no Espaço da Sort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0/12/HOSPITAL-XAPURI-2.jpg?resize=400%2C240&amp;ssl=1</text:p>
          </table:table-cell>
          <table:table-cell office:value-type="string" calcext:value-type="string">
            <text:p>Destaque 4</text:p>
          </table:table-cell>
          <table:table-cell office:value-type="string" calcext:value-type="string">
            <text:p>Médica falta a plantão no hospital de Xapuri, alega estar de atestado, mas é desmentida</text:p>
          </table:table-cell>
          <table:table-cell office:value-type="string" calcext:value-type="string">
            <text:p>https://ac24horas.com/2022/11/12/medica-falta-a-plantao-no-hospital-de-xapuri-alega-estar-de-atestado-mas-e-desmentida-por-diretor/</text:p>
          </table:table-cell>
          <table:table-cell office:value-type="string" calcext:value-type="string">
            <text:p>Familiares de pacientes relataram e servidores confirmaram que o hospital Epaminondas Jácome, de Xapuri, ficou cerca de seis horas ininterruptas sem médico na manhã desta sexta-feira (11) em razão da ausência da profissional de plantão, Raíssa Ferraz.Segundo o relato, sob a condição de anonimato, de um parente de um dos pacientes que aguardavam por atendimento, entre os quais estavam quatro grávidas, entre as quais uma perdendo líquido, a situação foi de grande preocupação.A reportagem teve o cuidado de confirmar com fonte ligada à unidade de saúde a veracidade da situação. Segundo as informações, havia no hospital cerca de 10 pacientes aguardando por avaliação, inclusive duas crianças na pediatria.Em meio aos esforços da equipe de enfermagem para fazer o que estava ao alcance, deu entrada na unidade um paciente terminal de câncer precisando de atenção médica imediata. Apenas por volta das 12h30, uma médica acionada pela direção chegou ao hospital.Procurado, o gerente da unidade hospitalar, o enfermeiro Josimar dos Santos, afirmou que a médica Raíssa Ferraz faltou ao trabalho sem apresentar justificativa. Segundo ele, tentativas de contatar a profissional foram feitas durante toda a manhã, sem sucesso.“A doutora Raissa Ferraz não compareceu à unidade e nem justificou com atestado. Não consegui falar com ela e quem tá na escala é o responsável pelo plantão. Tudo o que acontecer é de responsabilidade dele. A gente não compactua com esse tipo de coisa”, disse.Ao ac24horas, a médica afirmou que está de atestado médico e que tanto o gerente da unidade hospitalar quanto o setor de Recursos Humanos (RH) estavam cientes da situação. No momento em que atendeu ao contato, ela afirmou que fazia exames.“Entendi, mas estou de atestado médico. E Josimar estava ciente, setor de RH também. Para admiração, é mais fácil culpar o servidor”, disse ela quando foi informada de que a direção do hospital negou que ela tivesse apresentado o documento.Confrontado com a resposta da médica, o gerente Josimar dos Santos enfatizou que ela não apresentou o atestado médico e ainda enviou como comprovação um áudio de uma conversa com um servidor do RH reforçando que o setor não recebeu o docu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amiliares de pacientes relataram e servidores confirmaram que o hospital Epaminondas Jácome, de Xapuri, ficou cerca de seis horas ininterruptas sem médico na manhã desta sexta-feir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09/FOGO-QUEIMADA-1.jpg?resize=400%2C240&amp;ssl=1</text:p>
          </table:table-cell>
          <table:table-cell office:value-type="string" calcext:value-type="string">
            <text:p>Cotidiano</text:p>
          </table:table-cell>
          <table:table-cell office:value-type="string" calcext:value-type="string">
            <text:p>Após eleições, Acre tem 20 vezes mais focos de queimadas</text:p>
          </table:table-cell>
          <table:table-cell office:value-type="string" calcext:value-type="string">
            <text:p>https://ac24horas.com/2022/11/12/apos-eleicoes-acre-tem-20-vezes-mais-focos-de-queimadas/</text:p>
          </table:table-cell>
          <table:table-cell office:value-type="string" calcext:value-type="string">
            <text:p>De acordo com o WWF, logo após o segundo turno das eleições presidenciais, as queimadas dispararam de forma descontrolada no Acre e em diversos Estados da Amazônia. Para embasar a informação, o WWF utiliza dados do Programa Queimadas do Instituto Nacional de Pesquisas Espaciais (INPE).O pior caso é o de Rondônia, onde foram registrados 1.526 focos de queimadas entre os dias 1 e 10 de novembro. O valor é cerca de 10 vezes mais alto que a média registrada nesse período entre 2012 e 2021 (149 focos).“No Acre, embora o número de focos seja menor que em Rondônia, o aumento é ainda mais assustador, com quase 22 vezes mais focos que a média (882 focos contra 40)”, diz a organização ambientalista.Além desses, as queimadas também dispararam nos Estados Amazonas e Mato Grosso, enquanto costumam reduzir neste período de início das chuvas. Em todos eles, os valores estão muito acima das médias registradas entre 2012 e 2021 para os primeiros 10 dias de novembro.No Mato Grosso, foram 858 focos, mais de 3 vezes acima da média (226 focos). No Amazonas, foram 758 focos, número quase quatro vezes maior que a média (197 focos).O desmatamento também segue em alta na Amazônia. Os dados de outubro, divulgados pelo INPE nesta sexta-feira (11), mostram que o bioma teve 904 km² devastados no mês passado, um valor 3% maior que o registrado em outubro do ano passado e 40% maior que a média da série histórica do DETER (2015-2021). Com isso, o desmatamento acumulado entre 01 de janeiro e 31 de outubro deste ano é o maior valor da série histórica do DETER (desde 2015) com a destruição de 9.494 km².Conforme o WWF, o Estado do Pará liderou o ranking de área desmatada, sendo 3.253 km2 de floresta nativa perdidos desde o início do ano e 435 km² no último mês (48% do total desmatado no bioma). Seguem Mato Grosso (150 km²), Amazonas (142 km²) e Rondônia (69 km²). Dois municípios do Pará apresentam a maior perda florestal desde o início do mês, sendo Pacajá (56 km²) e Portel (41 km²). As áreas de proteção que sofreram maior pressão em outubro foram a Reserva Extrativista Chico Mendes no Acre e a Floresta Nacional do Jamanxim no Pará ambas com 3 km².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 acordo com o WWF, logo após o segundo turno das eleições presidenciais, as queimadas dispararam de forma descontrolada no Acre e em diversos Estados d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2/11/2022</text:p>
          </table:table-cell>
          <table:table-cell office:value-type="string" calcext:value-type="string">
            <text:p>https://i0.wp.com/ac24horas.com/wp-content/uploads/2022/07/IRAILTON_2.jpg?resize=400%2C240&amp;ssl=1</text:p>
          </table:table-cell>
          <table:table-cell office:value-type="string" calcext:value-type="string">
            <text:p>Irailton Lima</text:p>
          </table:table-cell>
          <table:table-cell office:value-type="string" calcext:value-type="string">
            <text:p>Seguiremos sendo quem somos ou nos tornaremos estrangeiro em nossa própria terra?</text:p>
          </table:table-cell>
          <table:table-cell office:value-type="string" calcext:value-type="string">
            <text:p>https://ac24horas.com/2022/11/12/seguiremos-sendo-quem-somos-ou-nos-tornaremos-estrangeiro-em-nossa-propria-terra/</text:p>
          </table:table-cell>
          <table:table-cell office:value-type="string" calcext:value-type="string">
            <text:p>Passada a ressaca eleitoral, é hora de olharmos para os eventos recentes e, num ato de imensa ousadia, tentar antever o futuro. E, nele, projetam-se grandes desafios para nosso chão acriano.Um deles é sobre a definição de quem somos e para onde vamos. Isso é grave, porque somos terra amazônica querendo ser, cada vez mais, cerrado do agronegócio. É como o cão que a partir de certo momento passa a assumir identidade de felino. É evidente que não vai dar certo. Mas, achando-se órfãos de opções, as pessoas aqui têm aceitado de bom grado a “adoção” pelo sertanejo goiano. Já tem até gente falando com o sotaque carregado de “erres” do Centro-Oeste.Outra questão importante é a que trata do funcionamento dos governos e das instituições de Estado. Será que as coisas voltarão a fazer sentido? Você deve estar achando essa pergunta estranha, não é mesmo? Não deveria. Porque, não faz mesmo nenhum sentido que governos pobres de realização tenham boa avaliação da população e sejam tão bem-sucedidos eleitoralmente. Vejamos o caso do Governo Federal sob Bolsonaro. Não há legado do mandato do atual presidente no Acre. Pelo contrário. Tomemos como exemplo o caso da BR-364 entre Feijó e Rio Branco. Quem trafega por essa estrada sabe bem a lástima em que ela se encontra. Sem manutenção, a estrada é buraco do início ao fim. Quando olhamos para as outras áreas, é a mesma coisa. Nada na educação, na agricultura ou na geração de empregos, para ficar em apenas algumas áreas. E, no entanto, o acreano deu vitória de 70 a 30 para Bolsonaro no último dia 30. Qual o sentido disso? Nenhum.Alguns dirão: ah, é pela defesa da família, ou “ele é temente a Deus”. Afinal, o que se está querendo? Eleger um presidente da República ou o líder da igreja? Outros atestarão: “é pela liberdade de desmatar e queimar”. De novo, o que estamos buscando? um estadista que nos conduza em direção a um futuro de esperança e harmonia ou um incendiário doidivanas que toque fogo no mundo, num selvagem salve-se-quem-for-capaz?Liberdade de desmatar e queimar para transformar nossas florestas em pasto ou monocultura para exportação faz algum sentido? Nenhum. A geografia acreana não é a do Centro-Oeste. Nossas terras, na maior parte, não são apropriadas para cultivo extensivo com uso intensivo de máquinas. O solo não suporta e o relevo não permite. O volume de recursos necessários para mantê-la produtiva seria tão elevado que inviabilizaria economicamente a atividade. Mas, o mais grave de tudo isso é a estupidez de se substituir a floresta e tudo que ela pode nos prover de recursos materiais, existenciais e financeiros por atividades com potencial econômico dez vezes menor. Ainda assim, tem acreano começando a se achar goiano ou mato-grossense, como o cão que se transfigura em gato numa tentativa desesperada de assumir nova identidade. O fato é que mais cedo ou mais tarde a natureza cobrará seu preço.Renunciar a uma identidade fundada na história das pessoas e na interação que construíram com seu meio natural; abdicar de ritos de vida e mitos que emprestam sentido à existência – e fazer tudo isso na velocidade de uma geração – é aventurar-se rumo a uma crise existencial e de sentidos logo à frente. As consequências de tamanha irresponsabilidade são imprevisíveis.Isso não quer dizer que uma sociedade não possa mudar. Claro que pode. Na verdade, deve. A questão é que a mudança precisa, primeiro, respeitar o tempo e ter dinâmica de processo. Segundo, obedecer a um certo sentido de direção em que esteja guardada a correspondência entre o lugar de partido e o ponto de chegada. Assim como um cão não vira gato apenas porque quer, nossa natureza acriana não permite que viremos sertanejos mato-grossenses apenas porque está na moda ser “agro”. No mais provável dos cenários, seremos transformados em estrangeiros em nossa própria terra – como certos vizinhos aqui ao lado. Definitivamente, esse não parece um bom destino para quem já teve orgulho de ser acria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assada a ressaca eleitoral, é hora de olharmos para os eventos recentes e, num ato de imensa ousadia, tentar antever o futuro. E, nele, projetam-se grandes...</text:p>
          </table:table-cell>
          <table:table-cell office:value-type="string" calcext:value-type="string">
            <text:p>Irailton Lima</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DIRETORA-QUINARO-CORREIOS.jpg?resize=400%2C240&amp;ssl=1</text:p>
          </table:table-cell>
          <table:table-cell office:value-type="string" calcext:value-type="string">
            <text:p>Destaque 4</text:p>
          </table:table-cell>
          <table:table-cell office:value-type="string" calcext:value-type="string">
            <text:p>Correios do Quinari deixarão de realizar entregas e encomendas serão centralizadas em Rio Branco</text:p>
          </table:table-cell>
          <table:table-cell office:value-type="string" calcext:value-type="string">
            <text:p>https://ac24horas.com/2022/11/11/correios-do-quinari-deixarao-de-realizar-entregas-e-encomendas-serao-centralizadas-em-rio-branco/</text:p>
          </table:table-cell>
          <table:table-cell office:value-type="string" calcext:value-type="string">
            <text:p>A presidente do Sindicato dos Trabalhadores da Empresa Brasileira de Correios e Telégrafos do Acre (Sintect-AC), Suzy Cristiny, denunciou a retirada do setor de entregas dos Correios de Senador Guiomard. A partir de quarta-feira, 16, o serviço será centralizado em Rio Branco, com isso, existe a previsão de transtornos para o recebimento das encomendas.O morador do município poderá enfrentar, também, o problema de ter que buscar seus produtos no Centro de Distribuição Domiciliar (CDD) da Capital quando o carteiro não encontrar a residência. A dificuldade de se encontrar endereços deverá ser real, pois não houve atualização postal, e os entregadores, que sairão de Rio Branco para o Quinari, terão o trabalho comprometido por não conhecerem a localidade.“Uma das grandes preocupações é que o endereçamento do município é irregular e os carteiros da Capital não terão conhecimento da área para efetuar as entregas. Além disso, o atendimento na agência do Quinari também ficará comprometido por falta de empregados para atender à população”, protestou a presidente do Sintect-AC.Outra dificuldade apontada pelos trabalhadores foi a decisão de transferir empregados do município, ignorando a distância entre as duas cidades.Para evitar a sobrecarga de trabalho e a pressão causada pela possibilidade de encomendas devolvidas ou em atraso, o Sindicato deve lançar um abaixo-assinado para mostrar o descontentamento da população com a mudança que ignora as características loc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sidente do Sindicato dos Trabalhadores da Empresa Brasileira de Correios e Telégrafos do Acre (Sintect-AC), Suzy Cristiny, denunciou a retirada do setor de entregas do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IMG-20221111-WA0114.jpg?resize=400%2C240&amp;ssl=1</text:p>
          </table:table-cell>
          <table:table-cell office:value-type="string" calcext:value-type="string">
            <text:p>Na rede</text:p>
          </table:table-cell>
          <table:table-cell office:value-type="string" calcext:value-type="string">
            <text:p>Prefeitura de Mâncio Lima e Senar capacitam produtores de café</text:p>
          </table:table-cell>
          <table:table-cell office:value-type="string" calcext:value-type="string">
            <text:p>https://ac24horas.com/2022/11/11/prefeitura-de-mancio-lima-e-senar-capacitam-produtores-de-cafe/</text:p>
          </table:table-cell>
          <table:table-cell office:value-type="string" calcext:value-type="string">
            <text:p>Com o objetivo de fortalecer a cadeia produtiva do café de Mâncio Lima, a prefeitura e o Serviço Nacional de Aprendizagem Rural-Senar, ofereceram mais um curso de capacitação para produtores rurais que cultivam essa cultura no município.Toda a temática foi voltada para o melhoramento e maior produtividade do café com aulas práticas e teóricas sobre educação ambiental, saúde e segurança no trabalho, educação postural, princípios da produtividade e qualidade, introdução a cafeicultura, análise da cadeia produtiva local, espécies adaptadas a região, diagnóstico e planejamento produtivo, sistema de plantio (aberto e adensado), construção de viveiros, preparo de mudas e preparo de substrato, colheita, pós-colheita e comercialização.O encerramento do curso ocorreu na manhã desta sexta-feira, 11, na Casa de Cultura Márcia Alencar e contou com a presença da prefeita em exercício, Ângela Valente, Alana Souza, secretária Municipal de Produção, Tabita Lima, secretária municipal de gabinete, Adermanda Cavalcante, gerente do Escritório da SEPA em Mâncio Lima e Hadamés Wilson, Engenheiro Agrônomo do SENAR – Serviço Nacional de Aprendizagem Rural.120 produtores de caféMâncio Lima tem cadastrado 120 produtores do Programa de Fortalecimento da Cadeia Produtiva do Café Conilon Clonal consorciado com outras práticas agrícolas já existentes. A prefeitura fornece o adubo e as mudas aos agricultores cadastrados na secretaria de Produção. Já entregou mais de 32 mil mudas e adubos e investiu com recursos de emendas parlamentes, mais de R$ 2 milhões para a cultura do café. De 2017 até os dias atuais, já conseguiu mais de R$ 17 milhões em investimentos para compra de insumos, equipamentos, patrulha mecanizada, mudas e outros implementos para o fortalecimento da agricultura famili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o objetivo de fortalecer a cadeia produtiva do café de Mâncio Lima, a prefeitura e o Serviço Nacional de Aprendizagem Rural-Senar, ofereceram mais um curso...</text:p>
          </table:table-cell>
          <table:table-cell office:value-type="string" calcext:value-type="string">
            <text:p>Assessoria</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1668226839951.jpg?resize=400%2C240&amp;ssl=1</text:p>
          </table:table-cell>
          <table:table-cell office:value-type="string" calcext:value-type="string">
            <text:p>Cotidiano</text:p>
          </table:table-cell>
          <table:table-cell office:value-type="string" calcext:value-type="string">
            <text:p>Caminhonete e moto são consumidas pelo fogo após colisão na estrada Transacreana</text:p>
          </table:table-cell>
          <table:table-cell office:value-type="string" calcext:value-type="string">
            <text:p>https://ac24horas.com/2022/11/11/caminhonete-e-moto-sao-consumidas-pelo-fogo-apos-colisao-na-estrada-transacreana/</text:p>
          </table:table-cell>
          <table:table-cell office:value-type="string" calcext:value-type="string">
            <text:p>Uma colisão entre uma moto e uma caminhonete deixou o mecânico Wenden Nobre da Silva, de 22 anos, ferido e os veículos Toyota Bandeirante e a motocicleta totalmente consumidos pelo fogo na noite desta sexta-feira, 11, no km 3 da rodovia AC-90, Estrada Transacreana, em Rio Branco.De acordo com informações de populares que presenciaram o acidente, o motorista da caminhonete modelo Toyota Bandeirante, de cor branca, placa JYR-1I11 trafegava na rodovia no sentido zona rural-cidade quando colidiu frontalmente com a moto modelo Honda CG 150 Fan, de cor preta, placa NXS-1G47 que trafegava no sentido cidade-zona rural.Wenden ao perceber que iria colidir contra a caminhonete se jogou da moto e fraturou a perna direita em vários lugares. Com o impacto a moto foi arrastada debaixo da caminhonete por uma distância de aproximadamente 30 metros e em seguida incendiou. As chamas consumiu totalmente a motocicleta e a caminhonete Bandeirante. O motorista fugiu do local.Populares acionaram o Corpo de Bombeiros que apagaram o fogo. Duas ambulâncias do Serviço do Atendimento Móvel de Urgência (SAMU) estiveram no local, os paramédicos prestaram os primeiros atendimentos e encaminharam Wenden ao Pronto-Socorro de Rio Branco em estado de saúde estável.Policiais Militares do Batalhão de Trânsito isolaram a área para os trabalhos de perícia. A moto e a caminhonete foram removidos por guinch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colisão entre uma moto e uma caminhonete deixou o mecânico Wenden Nobre da Silva, de 22 anos, ferido e os veículos Toyota Bandeirante e a...</text:p>
          </table:table-cell>
          <table:table-cell office:value-type="string" calcext:value-type="string">
            <text:p>Davi Sahid</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lula-wellington-dias-rafael-fonteneles-piaui-ricardostuckert-1.jpg?resize=400%2C240&amp;ssl=1</text:p>
          </table:table-cell>
          <table:table-cell office:value-type="string" calcext:value-type="string">
            <text:p>Cotidiano</text:p>
          </table:table-cell>
          <table:table-cell office:value-type="string" calcext:value-type="string">
            <text:p>Wellington diz buscar “entendimento” sobre prazo de vigência e valor da PEC da Transição</text:p>
          </table:table-cell>
          <table:table-cell office:value-type="string" calcext:value-type="string">
            <text:p>https://ac24horas.com/2022/11/11/wellington-diz-buscar-entendimento-sobre-prazo-de-vigencia-e-valor-da-pec-da-transicao/</text:p>
          </table:table-cell>
          <table:table-cell office:value-type="string" calcext:value-type="string">
            <text:p>O senador eleito Wellington Dias (PT-PI), coordenador da área de Orçamento da equipe de transição para o governo de Luiz Inácio Lula da Silva (PT), afirmou que a Proposta de Emenda à Constituição (PEC) da Transição foi adiada em busca de entendimento.A apresentação do texto, que autoriza o governo a promover gastos fora do teto para custear programas sociais, estava prevista para esta sexta-feira (11), mas ainda não há um consenso sobre o valor do orçamento extrateto e sobre a vigência da medida. A ideia agora é que a PEC seja apresentada na semana que vem.Segundo Dias, o grupo continuará trabalhando remotamente e com os integrantes em Brasília “em razão do feriado e de alguns parlamentares que estão aí na linha de trabalho que tiveram que voltar para alguma atividade”, destacou Dias.“Queremos entendimento. Sabemos que, na Câmara, no Senado, o ideal é que quando a gente tem um texto, no caso para a PEC, que ele seja fruto de um entendimento. E quando se tem as alterações no Orçamento, também [é preciso ser] fruto de um entendimento”, explicou.“Eu acho que, para semana que vem, a gente deve conseguir o entendimento. Agora, começar a tramitar é um grande ganho. Eu creio que sim [só na próxima semana]. Acho que a gente vai fazer um esforço para ter entendimento nesta semana, começar a tramitar para a gente ter condição de votação na semana seguinte.”Uma ala da equipe de transição defende que os recursos para o custeio dos programas sociais do novo governo devem ficar fora do teto por um prazo de 4 anos. Outra ala defende que eles fiquem fora do teto de forma permanente.“Se tem pessoas passando necessidade, se isso não se resolve em 2023, por que a cada ano tem que criar a tensão para poder discutir se aprova ou não uma PEC. Por essa razão, tem dois caminhos. Um deles é o conceito em que se excepcionaliza o Auxílio Brasil, ou Bolsa Família. Ao mesmo tempo, tem a proposta de que se tenha uma fixação até 2026, para o período dos quatro anos”, disse Dias.De acordo com o senador, o alinhamento prévio será fundamental para conseguir aprovar o texto “no curto prazo que temos” e as alterações no Orçamento para 2023.Wellington Dias também comentou a decisão da equipe econômica de Lula de tentar manter todo o valor previsto para o Auxílio Brasil fora do teto de gastos.A previsão orçamentária de 2023 inclui R$ 105 bilhões para o benefício. Para promover o pagamento de parcelas de R$ 600 prometido pelo presidente eleito, seria necessário incluir R$ 52 bilhões fora do teto.“O valor que apresentamos, e falta agora bater o martelo, é um valor necessário para o Auxílio Brasil. Você tem no Orçamento uma previsão de R$ 105 bilhões, você tem a necessidade de [adicionar a isso] R$ 52 bilhões para [conseguir] colocar mais R$ 200 acima dos R$ 400 que estavam previstos, e precisa de mais R$ 18 bilhões para garantir o das crianças, para as famílias que têm crianças”, destacou, se referindo à proposta de Lula de dar R$ 150 reais para as famílias com crianças, além do Auxílio Brasil.“[O objetivo] é abrir o Orçamento para colocar necessidades do povo. Como dizia o presidente, ‘colocar os pobres no Orçamento’. Mas também alguma capacidade de investimento, para que a gente possa somar com investimentos privados”, completou D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enador eleito Wellington Dias (PT-PI), coordenador da área de Orçamento da equipe de transição para o governo de Luiz Inácio Lula da Silva (PT), afirmou...</text:p>
          </table:table-cell>
          <table:table-cell office:value-type="string" calcext:value-type="string">
            <text:p>CNN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WhatsApp-Image-2022-11-11-at-19.19.25.jpeg?resize=400%2C240&amp;ssl=1</text:p>
          </table:table-cell>
          <table:table-cell office:value-type="string" calcext:value-type="string">
            <text:p>Acre</text:p>
          </table:table-cell>
          <table:table-cell office:value-type="string" calcext:value-type="string">
            <text:p>“S.O.S forças armadas, salvem o Brasil”, diz bolsonaristas no Acre</text:p>
          </table:table-cell>
          <table:table-cell office:value-type="string" calcext:value-type="string">
            <text:p>https://ac24horas.com/2022/11/11/bolsonaristas-voltam-a-pedir-intervencao-aos-militares-s-o-s-forcas-armadas-salvem-o-brasil/</text:p>
          </table:table-cell>
          <table:table-cell office:value-type="string" calcext:value-type="string">
            <text:p>Pelo 10° dia consecutivo, centenas de apoiadores do presidente Jair Bolsonaro (PL), realizam nesta sexta-feira, 11, uma manifestação em frente ao Comando de Fronteira Acre/ – 4º Batalhão de Infantaria de Selva, 4° BIS, em protesto ao resultado das urnas que teve Lula eleito presidente do Brasil.Após aguardarem ansiosos pelo relatório das forças armadas que, supostamente, apontaria fraude nas eleições deste ano, os manifestantes resolveram voltar ao plano inicial de pedir uma intervenção federal com intuito de impedir a posse do petista em janeiro de 2023.Contudo, a opinião dos manifestantes é meio divergente, uns defendem uma intervenção federal – onde não destitui congresso, outros já pedem uma intervenção militar – onde há a tomada de poder dos militares.Com cartazes nas mãos e vestidos de verde e amarelo, os “patriotas” pedem socorro aos militares. “S.O.S forças armadas, salvem o Brasil”, pediu um manifestante do moviment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elo 10° dia consecutivo, centenas de apoiadores do presidente Jair Bolsonaro (PL), realizam nesta sexta-feira, 11, uma manifestação em frente ao Comando de Fronteira Acre/ –...</text:p>
          </table:table-cell>
          <table:table-cell office:value-type="string" calcext:value-type="string">
            <text:p>Saimo Martins</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09/boa-conversa-i-os-bastidores-da-politica-acreana-com-asterio-moreira-e-marcos-venicios-1.jpg?resize=400%2C240&amp;ssl=1</text:p>
          </table:table-cell>
          <table:table-cell office:value-type="string" calcext:value-type="string">
            <text:p>Acre</text:p>
          </table:table-cell>
          <table:table-cell office:value-type="string" calcext:value-type="string">
            <text:p>Boa Conversa: Língua de Lula e “Xandão” é herói ou vilão?</text:p>
          </table:table-cell>
          <table:table-cell office:value-type="string" calcext:value-type="string">
            <text:p>https://ac24horas.com/2022/11/11/boa-conversa-lingua-de-lula-xandao-e-heroi-ou-vilao-e-atos-bolsonaristas/</text:p>
          </table:table-cell>
          <table:table-cell office:value-type="string" calcext:value-type="string">
            <text:p>Please enable JavaScriptplay-rounded-fillLink35:34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lease enable JavaScriptplay-rounded-fill Link 35:34</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1/05/DOLAR-21.jpg?resize=400%2C240&amp;ssl=1</text:p>
          </table:table-cell>
          <table:table-cell office:value-type="string" calcext:value-type="string">
            <text:p>Destaque 6</text:p>
          </table:table-cell>
          <table:table-cell office:value-type="string" calcext:value-type="string">
            <text:p>Dólar fecha em queda, mas tem maior alta semanal desde junho de 2020</text:p>
          </table:table-cell>
          <table:table-cell office:value-type="string" calcext:value-type="string">
            <text:p>https://ac24horas.com/2022/11/11/dolar-fecha-em-queda-mas-tem-maior-alta-semanal-desde-junho-de-2020/</text:p>
          </table:table-cell>
          <table:table-cell office:value-type="string" calcext:value-type="string">
            <text:p>O dólar fechou em queda nesta sexta-feira (11), na contramão do movimento da semana, impactado por incertezas em relação ao controle das contas públicas no futuro governo Lula .A moeda norte-americana encerrou o dia em queda de 1,10%, vendida a R$ 5,3347. Na mínima do dia, chegou a R$ 5,2494. Veja mais cotações.Com o resultado, o dólar fechou a semana com alta de 5,45% – o maior ganho semanal desde junho de 2020, quando subiu 5,48%. No mês, a moeda passou a acumular alta de 3,28% frente ao real. No entanto, no ano, o dólar ainda apresenta queda de 4,31% frente ao real.Para cumprir com as principais promessas de campanha de Lula – com destaque para a continuidade do Auxílio Brasil de R$ 600, um auxílio extra de R$ 150 para crianças pequenas e reajuste do salário mínimo –, o governo de transição planeja criar a PEC da Transição, que liberaria cerca de R$ 175 bilhões no Orçamento de 2023 além do teto de gastos.Para o assessor de investimentos na Phi Investimentos Gabriel Cordeiro, o discurso adotado pelo presidente eleito vai na contramão dos desejos do mercado e impactou diretamente a desvalorização do real frente ao dólar nesta semana.“Caso essas ideias que apoiam o furo do teto de gastos e criticam a estabilidade fiscal sejam colocadas em prática, esse cenário afetará negativamente qualquer investidor que tenha o ‘risco Brasil’ em seu patrimônio. Isso porque o país tende a se endividar com esse tipo de política, trazendo uma inflação maior, forçando o Banco Central a manter as taxas de juros elevadas e desvalorizando os ativos brasileiros”, disse o assess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ólar fechou em queda nesta sexta-feira (11), na contramão do movimento da semana, impactado por incertezas em relação ao controle das contas públicas no futuro...</text:p>
          </table:table-cell>
          <table:table-cell office:value-type="string" calcext:value-type="string">
            <text:p>Com informações do G1</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LULA-PALESTRA.jpg?resize=400%2C240&amp;ssl=1</text:p>
          </table:table-cell>
          <table:table-cell office:value-type="string" calcext:value-type="string">
            <text:p>Cotidiano</text:p>
          </table:table-cell>
          <table:table-cell office:value-type="string" calcext:value-type="string">
            <text:p>Aliados de Lula sugerem indicação de nome para Economia para “acalmar” mercado</text:p>
          </table:table-cell>
          <table:table-cell office:value-type="string" calcext:value-type="string">
            <text:p>https://ac24horas.com/2022/11/11/aliados-de-lula-sugerem-indicacao-de-nome-para-economia-para-acalmar-mercado/</text:p>
          </table:table-cell>
          <table:table-cell office:value-type="string" calcext:value-type="string">
            <text:p>O discurso do presidente eleito Luiz Inácio Lula da Silva (PT) na quinta-feira (10) que alarmou setores do mercado financeiro somado ao adiamento da divulgação do texto da chamada PEC da Transição nesta sexta-feira (11) fizeram aumentar a pressão para que o petista divulgue logo o nome de quem será o responsável por tocar a condução da economia em seu novo governo.Para integrantes da transição e líderes do Congresso ouvidos pela CNN, a formalização de um nome para tocar a Economia poderia ajudar a acalmar o mercado e colocar alguém para ser “o rosto” da articulação da Proposta de Emenda à Constituição. A medida também é defendida por senadores que farão oposição a Lula e que questionam “cheque em branco” que estaria contido na proposta para garantir o Auxílio Brasil/Bolsa Família de R$ 600.Relator-geral do Orçamento,o senador Marcelo Castro (MDB-PI) diz que indicação de ministro da Economia/Fazenda seria “sinal importante para o mercado”, mas que não é o mais urgente do momento.“O fundamental é aprovar a PEC. Há um clamor para que seja indicado um nome logo, mas ele precisa mais ser bem indicado do que indicado com urgência. Não pode errar”, afirmou.A favor da PEC da transição no valor de R$ 175 bilhões fora do teto e de que ela seja um gasto permanente, Castro defende que “a sociedade brasileira precisa fazer um pacto de que o dinheiro das pessoas passando fome é fora do teto”.Crítico da proposta e integrante da transição, o senador Renan Calheiros (MDB-AL) defende que Lula indique ministro da Economia, da Defesa e coordenador da articulação política, também para “acalmar o mercado”. Segundo ele, o que “apavora” o mercado “é a hipóterese de aliança com o Centrão para aprovar a PEC”. Ele defende que o Congresso fiscalize o que chama de “necessário reequilibrio fiscal”para o paí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iscurso do presidente eleito Luiz Inácio Lula da Silva (PT) na quinta-feira (10) que alarmou setores do mercado financeiro somado ao adiamento da divulgação do...</text:p>
          </table:table-cell>
          <table:table-cell office:value-type="string" calcext:value-type="string">
            <text:p>CNN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WhatsApp-Image-2022-11-11-at-14.19.48.jpeg?resize=400%2C240&amp;ssl=1</text:p>
          </table:table-cell>
          <table:table-cell office:value-type="string" calcext:value-type="string">
            <text:p>Acre</text:p>
          </table:table-cell>
          <table:table-cell office:value-type="string" calcext:value-type="string">
            <text:p>Congresso do Protagonismo Empresarial reúne 200 empresários</text:p>
          </table:table-cell>
          <table:table-cell office:value-type="string" calcext:value-type="string">
            <text:p>https://ac24horas.com/2022/11/11/congresso-do-protagonismo-empresarial-reune-mais-de-200-empresarios/</text:p>
          </table:table-cell>
          <table:table-cell office:value-type="string" calcext:value-type="string">
            <text:p>Nesta última quinta-feira, 10, às 14h, foi realizado o I Congresso Estadual do Protagonismo Empresarial, em Rio Branco, que reuniu cerca de 200 empresários do comércio, serviço, indústria e do agronegócio de 16 municípios acreanos.Organizado pelo Sebrae, no auditório da entidade, a proposta do encontro buscou juntar as lideranças empresariais de todo o estado, para o fortalecimento, através de trocas de experiências, estreitamento das relações e apresentação de propostas de trabalho.Além disso, foram esplanadas as metodologias aplicadas por cada empreendimento e a avaliação das ações realizadas em 2022, seja em atividades privadas ou em parcerias com a iniciativa pública municipal.Entre os debates, também foram discutidas as experiências do ex-prefeito de Rio Negrinho, em Santa Catarina, Júlio César Ronconi e do diretor da PORMADE, Rafael Jaworski, que falou sobre os desafios e conquistas da empresa localizada no interior do Paraná.A iniciativa também permitiu a realização de uma Plenária Itinerante da Junta Comercial, com a presidente Nayara Honorato, juntamente com sua diretoria, o Corpo de Vogais e equipe técnica da unidade.O evento contou com a participação do presidente da Federacre, Rubenir Guerra, do superintendente do Sebrae, Marcos Lameira, do vereador e deputado estadual eleito, Emerson Jarude, do presidente do Conselho Deliberativo da CACB, George Pinheiro, do presidente em exercício da Fieac, João Paulo Pereira, do presidente da Faeac, Assuero Veronez, do presidente da Acisa, Marcello Moura e do superintendente do Senar, Mauro Marcell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última quinta-feira, 10, às 14h, foi realizado o I Congresso Estadual do Protagonismo Empresarial, em Rio Branco, que reuniu cerca de 200 empresários do comércio,...</text:p>
          </table:table-cell>
          <table:table-cell office:value-type="string" calcext:value-type="string">
            <text:p>Deylon Félix</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1668192951242.jpeg?resize=400%2C240&amp;ssl=1</text:p>
          </table:table-cell>
          <table:table-cell office:value-type="string" calcext:value-type="string">
            <text:p>Cotidiano</text:p>
          </table:table-cell>
          <table:table-cell office:value-type="string" calcext:value-type="string">
            <text:p>Servidores da educação de Rio Branco participam de palestra sobre primeiros socorros</text:p>
          </table:table-cell>
          <table:table-cell office:value-type="string" calcext:value-type="string">
            <text:p>https://ac24horas.com/2022/11/11/servidores-da-educacao-de-rio-branco-participam-de-palestra-sobre-primeiros-socorros/</text:p>
          </table:table-cell>
          <table:table-cell office:value-type="string" calcext:value-type="string">
            <text:p>Os servidores da rede municipal de Rio Branco, participaram nesta semana da III Formação Continuada para os Profissionais de Apoio Especializado: professores mediadores do AEE, de libras, bilíngue e cuidador pessoal.A iniciativa é realizada pela Prefeitura da capital, por meio do Departamento de Educação Especial da Secretaria Municipal de Educação (Seme), com a palestra sobre primeiros socorros e prevenção de acidentes, ministrada pelos bombeiros militares do Acre, no Anfiteatro Garibaldi Brasil na (Ufac) e no Auditório do NAI.“O evento teve como objetivo orientar os cuidadores e professores bilíngues sobre como acionar o serviço de emergência e prestar os primeiros socorros aos alunos e funcionários das escolas”, informou a gerente do Departamento de Educação Especial, Sandra Asfury.Com o tema ‘Princípios Básicos de Primeiros Socorros’, a formação teve como base o cumprimento da Lei Nº 13.722, de 4 de outubro de 2018, mais conhecida como a Lei Lucas.O dispositivo estabelece a obrigatoriedade da capacitação em noções básicas de primeiros socorros de professores e funcionários de estabelecimentos de ensino públicos e privados de educação básica e de recreação infant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servidores da rede municipal de Rio Branco, participaram nesta semana da III Formação Continuada para os Profissionais de Apoio Especializado: professores mediadores do AEE, de...</text:p>
          </table:table-cell>
          <table:table-cell office:value-type="string" calcext:value-type="string">
            <text:p>Deylon Félix</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01/Vacinacao.jpg?resize=400%2C240&amp;ssl=1</text:p>
          </table:table-cell>
          <table:table-cell office:value-type="string" calcext:value-type="string">
            <text:p>Acre</text:p>
          </table:table-cell>
          <table:table-cell office:value-type="string" calcext:value-type="string">
            <text:p>Combate à nova variante da Covid-19 exige reforço na vacinação</text:p>
          </table:table-cell>
          <table:table-cell office:value-type="string" calcext:value-type="string">
            <text:p>https://ac24horas.com/2022/11/11/combate-a-nova-variante-da-covid-19-exige-reforco-na-vacinacao/</text:p>
          </table:table-cell>
          <table:table-cell office:value-type="string" calcext:value-type="string">
            <text:p>O governo do Acre, por meio da Secretaria de Saúde (Sesacre), reforça, nesta sexta-feira, 11, a importância da vacinação contra a covid-19, diante dos 50 casos registrados nos últimos sete dias no estado, bem como alerta para o aumento de casos da nova variante Ômicron (BQ.1) no país.Segundo a Organização Mundial da Saúde (OMS), a variante já circula por 29 países, sobretudo na União Europeia, e provocou a retomada das medidas de isolamento em algumas cidades da China.No Brasil, a nova cepa foi identificada pela Fundação Oswaldo Cruz (Fiocruz) e pelo menos cinco casos da variante foram registrados, sendo dois em São Paulo, um no Rio de Janeiro, um no Amazonas e um no Rio Grande do Sul. A morte de um dos pacientes infectados na capital paulista foi confirmada nesta quarta-feira, 9.De acordo com a secretária de Estado de Saúde, Paula Mariano, a recomendação é que a população procure tomar as doses de reforço da vacina contra a covid-19, o que é indicado neste momento para aumentar a imunidade e preparar o organismo para se proteger das variantes.“Quanto maior o percentual de imunizados, menor o risco de agravamento de uma possível 5ª onda de covid-19 e de mortes pela doença. Vacine-se”, salienta Paula.Para a coordenadora do Programa Nacional de Imunização, Renata Quiles, está demonstrada mais uma vez a importância da vacinação contra a covid-19, pois, mesmo que ela não impeça de adquirir a doença, impede de ter a forma grave e o óbito.“Por enquanto, nada mostra que essa variante cause doença mais grave, porém, pode gerar um aumento no número de casos, principalmente entre as pessoas que não se vacinaram adequadamente, por essa razão é necessário vacinar-se o quanto antes”, afirma Renata Quiles.Segundo especialistas da Fiocruz, as primeiras análises mostram que a nova cepa tem a capacidade de “driblar” o bloqueio imunológico em pessoas que tomaram as primeiras doses da vacina, mas ainda não receberam as duas doses de reforço.Com informações da Agência de Notícias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o Acre, por meio da Secretaria de Saúde (Sesacre), reforça, nesta sexta-feira, 11, a importância da vacinação contra a covid-19, diante dos 50 caso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19/08/refis-2018-novo-refis-pert.jpg?resize=400%2C240&amp;ssl=1</text:p>
          </table:table-cell>
          <table:table-cell office:value-type="string" calcext:value-type="string">
            <text:p>Acre</text:p>
          </table:table-cell>
          <table:table-cell office:value-type="string" calcext:value-type="string">
            <text:p>Por causa de feriado, prefeitura prorroga prazo de data do Refis</text:p>
          </table:table-cell>
          <table:table-cell office:value-type="string" calcext:value-type="string">
            <text:p>https://ac24horas.com/2022/11/11/por-causa-de-feriado-prefeitura-prorroga-prazo-de-data-do-refis/</text:p>
          </table:table-cell>
          <table:table-cell office:value-type="string" calcext:value-type="string">
            <text:p>Em virtude do feriado do Dia da Proclamação da República (15) e da antecipação do feriado do Tratado de Petrópolis do dia 17 para a próxima segunda-feira (14), a Prefeitura de Rio Branco anuncia prorrogação da data do Programa de Recuperação Fiscal (Refis).O Refis 2022, que estaria previsto para finalizar no dia 14 de novembro, agora foi prorrogado para quarta-feira (16). Dessa forma, estendendo a oportunidade para àqueles que desejam quitar seus débitos.O diretor de Administração Tributária da Prefeitura, Fabrício Souza, explica que empresas e pessoas físicas que estejam inadimplentes com impostos municipais, terão até 90% de desconto para poderem quitar seus débitos.“Tributários e não tributários como IPTU, ITBI, ISS, taxas, multas de fiscalizações e de ocupação de patrimônio público, ou seja, qualquer débito que a pessoa tiver com a prefeitura, haverá até 90% de desconto com a adesão ao Refis que encerra no dia 16 de novembro”, explicou.As negociações podem ser realizadas nos seguintes endereços:Divisão de Cobrança Administrativa – Rua Rui Barbosa, nº 285, Centro, (68) 3212-7028;Divisão de Dívida Ativa – Avenida Getúlio Vargas (em frente ao Novo Pronto Socorro), nº 1522, Bosque, (68) 3223-2410;CAC – OCA, Praça Vermelha – Rua Quintino Bocaiúva, nº 299, Centro, (68) 3215-2438;CAC – Estação Experimental – Mercado Francisco Marinheiro, Avenida Ceará, nº 4341, Estação Experimental, (68) 3227-7039;CAC – Sobral – Mercado Luiz Galvez, Estrada da Sobral, Sobral, (68) 3242-2132.CAC – Quinze – Mercado José Júlio Saldanha Braga, Rua Boulevard Augusto Monteiro, nº 395, Quinz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virtude do feriado do Dia da Proclamação da República (15) e da antecipação do feriado do Tratado de Petrópolis do dia 17 para a próxim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COBRA-GRANDE.jpg?resize=400%2C240&amp;ssl=1</text:p>
          </table:table-cell>
          <table:table-cell office:value-type="string" calcext:value-type="string">
            <text:p>Destaque 7</text:p>
          </table:table-cell>
          <table:table-cell office:value-type="string" calcext:value-type="string">
            <text:p>Mistério da cobra grande: Suposta cobra se choca com balsa em Sena Madureira</text:p>
          </table:table-cell>
          <table:table-cell office:value-type="string" calcext:value-type="string">
            <text:p>https://ac24horas.com/2022/11/11/misterio-da-cobra-grande-suposta-cobra-se-choca-com-balsa-em-sena-madureira-veja-video/</text:p>
          </table:table-cell>
          <table:table-cell office:value-type="string" calcext:value-type="string">
            <text:p>A suposta cobra grande que habita o Rio Iaco já virou parte das histórias de Sena Madureira, seja por quem afirma com certeza a sua existência, como os que dizem se tratar apenas de uma “estória” de pescador.Na noite desta quinta-feira, 10, a suposta cobra, que seria enorme, teria aparecido mais uma vez. Desta feita, o animal teria se chocado com uma balsa no porto de Sena Madureira e provocado um grande barulho e um enorme susto em que estava presente.Imagens foram feitas e mostram o momento do impacto da suposta cobra e uma movimentação nas águas que seria a do animal.Veja o vídeo e tire suas conclusões: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uposta cobra grande que habita o Rio Iaco já virou parte das histórias de Sena Madureira, seja por quem afirma com certeza a sua existênci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WhatsApp-Image-2022-11-11-at-14.01.05.jpeg?resize=400%2C240&amp;ssl=1</text:p>
          </table:table-cell>
          <table:table-cell office:value-type="string" calcext:value-type="string">
            <text:p>Acre</text:p>
          </table:table-cell>
          <table:table-cell office:value-type="string" calcext:value-type="string">
            <text:p>Bolsonaristas mantém pelo 10° dia seguido manifestação no 4° BIS</text:p>
          </table:table-cell>
          <table:table-cell office:value-type="string" calcext:value-type="string">
            <text:p>https://ac24horas.com/2022/11/11/bolsonaristas-mantem-pelo-10-dia-seguido-manifestacao-no-4-bis-em-protesto-a-vitoria-de-lula/</text:p>
          </table:table-cell>
          <table:table-cell office:value-type="string" calcext:value-type="string">
            <text:p>Apoiadores do presidente da República, candidato derrotado, Jair Bolsonaro (PL), mantém nesta sexta-feira, 11, pelo 10° dia consecutivo a manifestação pacífica em frente ao Comando de Fronteira Acre/ – 4º Batalhão de Infantaria de Selva, 4° BIS, em protesto ao resultado das urnas que teve Luiz Inácio Lula da Silva, eleito presidente do Brasil.O movimento conta com pessoas de diferentes classes sociais que buscam ajuda das forças armadas para realizar uma intervenção federal e impedir a posse do petista em janeiro de 2023.Um dos líderes do movimento, que por orientação do grupo prefere se manter no anonimato, contou que a manifestação não é por grupo político e sim pela nação brasileira. “Venham para as ruas, o poder emana do povo”, comentou.A expectativa era que os manifestantes deixassem as ruas após a entrega do relatório feito pelas forças armadas ao Tribunal Superior Eleitoral (TSE) que apontou apenas inconsistência no processo eleitoral, sem indícios de fraude. Contudo, o grupo alega que não há prazo para encerrar o movi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oiadores do presidente da República, candidato derrotado, Jair Bolsonaro (PL), mantém nesta sexta-feira, 11, pelo 10° dia consecutivo a manifestação pacífica em frente ao Comando de...</text:p>
          </table:table-cell>
          <table:table-cell office:value-type="string" calcext:value-type="string">
            <text:p>Saimo Martins</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1668185086688.jpg?resize=400%2C240&amp;ssl=1</text:p>
          </table:table-cell>
          <table:table-cell office:value-type="string" calcext:value-type="string">
            <text:p>Cotidiano</text:p>
          </table:table-cell>
          <table:table-cell office:value-type="string" calcext:value-type="string">
            <text:p>Peça Romeu e Julieta busca patrocinadores para a realização dos espetáculos em Rio Branco</text:p>
          </table:table-cell>
          <table:table-cell office:value-type="string" calcext:value-type="string">
            <text:p>https://ac24horas.com/2022/11/11/montagem-da-peca-romeu-e-julieta-busca-patrocinadores-para-a-realizacao-dos-espetaculos/</text:p>
          </table:table-cell>
          <table:table-cell office:value-type="string" calcext:value-type="string">
            <text:p>A peça teatral Romeu e Julieta, de William Shakespeare, será montada pela primeira vez em Rio Branco. Sob direção de Jaqueline Chagas, a iniciativa busca patrocinadores para a realização do projeto.Sem financiamento público, os idealizadores tem feito rifas e Brechós para arrecadar fundos para a compra de tecidos para o figurino. Até o momento, 14 pessoas estão envolvidas diretamente.Com 10 personagens e 4 músicos, incluindo violino, teclado, percussão e violão, a ação tem ainda indiretamente, preparador vocal, costureira, figurinista e artista gráfico.Considerada uma das obras mais conhecidas do teatro e uma das mais representadas de Shakespeare, o casal mais famoso da história da dramaturgia precisa de sua ajuda para chegar aos palcos acreanos.Para ajudar, bastaAcessar Aquio link com o portifólio da peça, que contém informações sobre o espetáculo e suas necessidades financeiras, assim como o retorno para a comunidade pública e privada.“Fazer teatro não é fácil, mas queremos continuar fazendo e para isso precisamos da ajuda de vocês. Dê uma chance para a cultura acreana. Vem financiar o teatro. Convidamos você grande e pequeno empresário a conhecer e acessar o nosso portfólio”, disse Jaqueline Chagas.Para mais informações, entrar em contato com o número (68) 99229-8226.A previsão de estreia é para abril de 2023 e já tem marcada duas temporadas. A peça tem a tradução produzida por José Botelho e a Companhia das Letras, que liberaram os direitos autorais por uma porcentagem da bilheter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eça teatral Romeu e Julieta, de William Shakespeare, será montada pela primeira vez em Rio Branco. Sob direção de Jaqueline Chagas, a iniciativa busca patrocinadores...</text:p>
          </table:table-cell>
          <table:table-cell office:value-type="string" calcext:value-type="string">
            <text:p>Deylon Félix</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coletiva-min-justica_mcamgo_abr_281020221818-10.jpg?resize=400%2C240&amp;ssl=1</text:p>
          </table:table-cell>
          <table:table-cell office:value-type="string" calcext:value-type="string">
            <text:p>Destaque 6</text:p>
          </table:table-cell>
          <table:table-cell office:value-type="string" calcext:value-type="string">
            <text:p>Polícia Federal vai investigar conduta do diretor-geral da PRF</text:p>
          </table:table-cell>
          <table:table-cell office:value-type="string" calcext:value-type="string">
            <text:p>https://ac24horas.com/2022/11/11/policia-federal-vai-investigar-conduta-do-diretor-geral-da-prf/</text:p>
          </table:table-cell>
          <table:table-cell office:value-type="string" calcext:value-type="string">
            <text:p>A pedido do Ministério Público Federal (MPF), a Polícia Federal (PF) instaurou um inquérito para investigar a conduta do diretor-geral da Polícia Rodoviária Federal (PRF), Silvinei Vasques, frente aos bloqueios de rodovias por manifestantes que não aceitam o resultado das eleições presidenciais deste ano.Devido à demora com que a PRF passou a coibir os bloqueios e à divulgação de vários vídeos em que policiais rodoviários federais aparecem orientando manifestantes a agir de forma a não serem alvos da ação policial, mesmo que mantendo os bloqueios, Vasques é suspeito de prevaricação.Prevista no Código Penal, a prevaricação é o crime praticado por funcionário público ao indevidamente retardar a execução de uma lei ou determinação judicial, ou simplesmente descumpri-las, para satisfazer interesses pessoais ou sua própria vontade. O Código Penal prevê pena de detenção de 3 meses a 1 ano para casos confirmados, além de multa.Também a pedido do MPF, a Polícia Federal vai apurar a legalidade da conduta da PRF ao instaurar, no dia do segundo turno das eleições gerais, bloqueios que, a título de fiscalizar eventuais irregularidades em veículos, impediu vários eleitores de chegarem a seus locais de votação.Segundo o MPF, caso fique provado que os bloqueios de veículos que a PRF realizou à revelia do Tribunal Superior Eleitoral (TSE), por decisão de Vasques, prejudicaram injustificadamente o direito ao voto dos cidadãos parados nas barreiras policiais, Silvinei também poderá responder pela prática criminosa de violência política.Consultada pela Agência Brasil, a PRF ainda não se manifestou sobre a instauração do inquérito. A agência também não conseguiu contato direto com Vasques.No início da semana passada, a diretoria da PRF negou ter se omitido e permitido que pessoas insatisfeitas com a derrota eleitoral do candidato à reeleição Jair Bolsonaro (PL) interrompessem parcialmente ou bloqueassem integralmente o tráfego de veículos em diversas rodovias do país.Na ocasião, diretores da PRF – à exceção de Vasques, que não participou da coletiva de imprensa – afirmaram que foram “surpreendidos” pela velocidade com que os protestos se espalharam. Segundo eles, a primeira interdição foi registrada em Mato Grosso do Sul, por volta das 21h15 do domingo (30) – cerca de 1 hora e meia após o Tribunal Superior Eleitoral (TSE) ter anunciado que o candidato à Presidência Luiz Inácio Lula da Silva (PT) estava matematicamente eleito. Passadas apenas 4 horas, a PRF já registrava 134 interdições, bloqueios e pontos de concentração de manifestantes em diferentes rodovias.Já no dia seguinte à eleição, o ministro do Supremo Tribunal Federal (STF) Alexandre de Moraes determinou que a PRF e as polícias militares dos estados agissem para desbloquear as rodovias, garantindo o livre trânsito de veículos. Para o ministro, as paralisações contra o resultado eleitoral “desvirtuam o direito constitucional de reuni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edido do Ministério Público Federal (MPF), a Polícia Federal (PF) instaurou um inquérito para investigar a conduta do diretor-geral da Polícia Rodoviária Federal (PRF), Silvinei...</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ENEM-22.jpg?resize=400%2C240&amp;ssl=1</text:p>
          </table:table-cell>
          <table:table-cell office:value-type="string" calcext:value-type="string">
            <text:p>Destaque 6</text:p>
          </table:table-cell>
          <table:table-cell office:value-type="string" calcext:value-type="string">
            <text:p>Enem: saiba tudo sobre os documentos e locais de prova</text:p>
          </table:table-cell>
          <table:table-cell office:value-type="string" calcext:value-type="string">
            <text:p>https://ac24horas.com/2022/11/11/enem-saiba-tudo-sobre-os-documentos-necessarios-e-locais-de-prova/</text:p>
          </table:table-cell>
          <table:table-cell office:value-type="string" calcext:value-type="string">
            <text:p>Está chegando a hora decisiva para os estudantes que vão disputar, por meio do Exame Nacional do Ensino Médio (Enem), uma vaga nas faculdades e universidades do país. Nesta reta final, é muito importante que os candidatos estejam atentos aos locais onde farão as provas e aos documentos necessários para identificação.O Enem será aplicado nos dias 13 e 20 de novembro para cerca de 3,4 milhões de estudantes em todo o país. No primeiro dia, os participantes farão as provas de linguagens, ciências humanas e redação. No segundo, de matemática e ciências da natureza.Local de provaO local onde a prova será feita está no Cartão de Confirmação de Inscrição, na Página do Participante.Os portões serão abertos às 12h, e o acesso às salas de exame será permitido até as 13h. Os estudantes terão cinco horas e meia para responder a todas as questões.É indicado ao candidato que se programe com antecedência para planejar o deslocamento, de forma a evitar atrasos.DocumentosDe acordo com o edital, para a identificação os participantes devem apresentar documentos originais, com foto. Entre as identificações aceitas estão a Carteira de Identidade, a Carteira Nacional de Habilitação (CNH), o passaporte e a Carteira de Trabalho, desde que emitida após 27 de janeiro de 1997.Nesta edição, serão aceitos os documentos digitais e-Título, CNH digital e RG digital, desde que apresentados nos respectivos aplicativos oficiais. É recomendado ainda que se leve também o Cartão de Confirmação da Inscrição.Caneta, dispositivos, vestimentasÉ preciso estar atento também ao que é permitido no local de prova, para não correr o risco de ser eliminado do exame.A caneta esferográfica de tinta preta, fabricada em material transparente, é item obrigatório para todos candidatos, inclusive para aqueles que concorrem ao Enem digital, já que a redação será feita em papel e não no computador, como o restante da prova.Os candidatos não podem portar, durante o exame, nenhum dispositivo eletrônico, como telefones celulares, smartphones, tablets, wearable tech, máquinas calculadoras, agendas eletrônicas e/ou similares, gravadores, pendrive, mp3 e/ou similares; alarmes, chaves com alarme ou com qualquer outro componente eletrônico.Os celulares devem ser desligados, pois se o aparelho eletrônico, ainda que dentro do envelope porta-objetos, emitir qualquer tipo de som, como toque ou alarme, o participante será eliminado do exame.Os candidatos não podem ter em mãos fones de ouvido e/ou qualquer transmissor, gravador e/ou receptor de dados, imagens, vídeos e mensagens. São também considerados “itens proibidos” óculos escuros e artigos de chapelaria, como boné, chapéu, viseira, gorro ou similares; caneta de material não transparente, lápis, lapiseira, borrachas, réguas, corretivos, livros, manuais, impressos, anotações; protetor auricular, relógio de qualquer tipo.Esses objetos, caso o estudante leve para o exame, devem ser colocados dentro do envelope porta-objetos fornecido pelo aplicador, ao ingressar na sala de provas.O envelope deve ser lacrado e identificado, desde o ingresso na sala até a saída definitiva do local. Caso o participante descumpra essas regras, poderá ser eliminado do exame.Máscara, lanche e águaEmbora não seja obrigatório, é recomendado que os participantes levem lanche, água e/ou outras bebidas, com exceção de alcoólicas, que não são permitidas e podem levar à eliminação do candidato.Nas duas últimas edições do Enem, por causa da pandemia de covid-19, o uso de máscara de proteção facial era obrigatório. Agora, o uso continua sendo permitido, mas deixa de ser obrigatório nos estados e municípios onde é liberado em locais fechados.Declaração de comparecimentoCaso necessitem comprovar que compareceram ao exame, os estudantes podem, na Página do Participante, imprimir a Declaração de Comparecimento para cada dia de prova, informando o CPF e a senha.A declaração deve ser apresentada ao aplicador na porta da sala, em cada um dos dias. Ela serve, por exemplo, para justificar a falta ao trabalho. De acordo com o Inep, a Declaração de Comparecimento também deve ser colocada dentro do envelope porta-objetos.ResultadosO Enem seleciona estudantes para vagas do ensino superior público, pelo Sistema de Seleção Unificada (Sisu), para bolsas em instituições privadas, pelo Programa Universidade para Todos (ProUni), e serve de parâmetro para o Fundo de Financiamento Estudantil (Fies).Os resultados podem ser usados para ingressar em instituições de ensino portuguesas que têm convênio com o Instituto Nacional de Estudos e Pesquisas Educacionais Anísio Teixeira (Inep).Quem está se preparando para o Enem pode acessar todas as provas e gabaritos de edições anteriores no site do Inep, para se preparar para as provas.Para testar os conhecimentos, os estudantes podem acessar gratuitamente o Questões Enem, um banco preparado pela Empresa Brasil de Comunicação (EBC), que reúne questões de provas de anos anterior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stá chegando a hora decisiva para os estudantes que vão disputar, por meio do Exame Nacional do Ensino Médio (Enem), uma vaga nas faculdades e universidade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SANGUE-DOA.jpg?resize=400%2C240&amp;ssl=1</text:p>
          </table:table-cell>
          <table:table-cell office:value-type="string" calcext:value-type="string">
            <text:p>Destaque 6</text:p>
          </table:table-cell>
          <table:table-cell office:value-type="string" calcext:value-type="string">
            <text:p>Triagem de sangue em hemocentros terá teste de malária</text:p>
          </table:table-cell>
          <table:table-cell office:value-type="string" calcext:value-type="string">
            <text:p>https://ac24horas.com/2022/11/11/triagem-de-sangue-em-hemocentros-tera-teste-de-malaria/</text:p>
          </table:table-cell>
          <table:table-cell office:value-type="string" calcext:value-type="string">
            <text:p>A triagem das bolsas de sangue na hemorrede [conjunto de Serviços de Hemoterapia e Hematologia] pública brasileira passará a contar com teste específico para malária, anunciou hoje (11), no Rio de Janeiro, a Fundação Oswaldo Cruz (Fiocruz).A inovação trará mais segurança às transfusões de sangue e permitirá a redução de 12 meses para um mês do período de impedimento à doação [de sangue] de pessoas que estiverem em áreas endêmicas para malária.O ganho no controle das bolsas de sangue se dá com o início da implantação do Kit Nat Plus, desenvolvido pelo Instituto de Tecnologia em Imunobiológicos (Bio-Manguinhos/Fiocruz). O Hemorio, no Rio de Janeiro, foi o primeiro hemocentro a receber essa tecnologia e já liberou os primeiros resultados em novembro.HemocentrosA implantação se dá em parceria com a Coordenação Geral de Sangue e Hemoderivados (CGSH) do Ministério da Saúde (MS). Segundo a Fiocruz, mais três hemocentros devem ser contemplados até o fim do ano e a atualização deve estar presente em todos os hemocentros do país até o final de 2023.Desde 2011, o Kit Nat é produzido em Bio-Manguinhos e tem como alvos os vírus HIV e os causadores da hepatite B e hepatite C. Segundo a Fiocruz, desde que Bio-Manguinhos iniciou a produção do Kit Nat, 30 milhões de bolsas de sangue doadas na rede pública do Brasil foram testadas com a tecnologia fornecida pelo instituto.O aprimoramento do kit brasileiro traz ainda a vantagem de permitir o uso em amostras de doadores de órgãos ou doadores falecidos em parada cardiorrespiratória, ampliando também a segurança em transplantes.O novo kit desenvolvido em Bio-Manguinhos também tem ganhos de sensibilidade e otimização do tempo de anális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triagem das bolsas de sangue na hemorrede [conjunto de Serviços de Hemoterapia e Hematologia] pública brasileira passará a contar com teste específico para malária, anunciou...</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presos_2.jpg?resize=400%2C240&amp;ssl=1</text:p>
          </table:table-cell>
          <table:table-cell office:value-type="string" calcext:value-type="string">
            <text:p>Cotidiano</text:p>
          </table:table-cell>
          <table:table-cell office:value-type="string" calcext:value-type="string">
            <text:p>Polícia Civil prende dois por homicídio e porte ilegal de arma de fogo em Rio Branco</text:p>
          </table:table-cell>
          <table:table-cell office:value-type="string" calcext:value-type="string">
            <text:p>https://ac24horas.com/2022/11/11/policia-civil-prende-dois-por-homicidio-e-porte-ilegal-de-arma-de-fogo-em-rio-branco/</text:p>
          </table:table-cell>
          <table:table-cell office:value-type="string" calcext:value-type="string">
            <text:p>Na manhã desta sexta-feira, 11, a Polícia Civil, por meio da Delegacia de Homicídio e Proteção à Pessoa (DHPP) prendeu R. dos S. A. de 26 anos, vulgo “Pão Doce”, e F. B. de L. de 22 anos, em uma residência localizada no bairro Cabreúva.Pesa contra R. dos S. A. de 26 anos, dois mandados de prisão pelos crimes de homicídio e tentativa de homicídio. O crime de homicídio ocorreu em julho de 2022 quando o investigado ceifou a vida de Gênesis Matheus Pereira da Silva, de 22 anos, no bairro Carandá.O homicídio tentado se deu no bairro Boa União, quando o investigado atirou contra R. dos A. G. de 22 anos.No momento da incursão policial os policiais prenderam no mesmo endereço, F. B. de L. de 22 anos, em posse de uma escopeta, calibre 28, municiada.De acordo com a autoridade policial, o processo investigativo segue com intuito de identificar mais vítimas do investigado e elucidar mais crimes praticados pelo autor.Os presos foram conduzidos à sede da especializada para procedimentos praxe e em seguida colocados à disposição da justiç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xta-feira, 11, a Polícia Civil, por meio da Delegacia de Homicídio e Proteção à Pessoa (DHPP) prendeu R. dos S. A. de 26...</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0/IRINEU-SERRA_FOTOS.jpg?resize=400%2C240&amp;ssl=1</text:p>
          </table:table-cell>
          <table:table-cell office:value-type="string" calcext:value-type="string">
            <text:p>Destaque 4</text:p>
          </table:table-cell>
          <table:table-cell office:value-type="string" calcext:value-type="string">
            <text:p>PGE recorrerá de suspensão de mandado de reintegração de posse de área invadida</text:p>
          </table:table-cell>
          <table:table-cell office:value-type="string" calcext:value-type="string">
            <text:p>https://ac24horas.com/2022/11/11/pge-recorrera-de-suspensao-de-mandado-de-reintegracao-de-posse-de-area-invadida-no-irineu-serra/</text:p>
          </table:table-cell>
          <table:table-cell office:value-type="string" calcext:value-type="string">
            <text:p>Na última quarta-feira (9), a juíza Zenair Ferreira Bueno, da 2ª Vara de Fazenda Pública de Rio Branco, acatou contestação feita pela Defensoria Pública do Estado do Acre e suspendeu cumprimento de mandado de reintegração de posse referente a uma área de terra invadida à margem direita da estrada Raimundo Irineu Serra, no bairro Jorge Lavocat.A decisão da magistrada se baseia em decisão recente proferida pelo Supremo Tribunal Federal (STF) por ocasião do julgamento final da Arguição de Descumprimento de Preceito Fundamental (ADPF 828), que estabelece uma série de quesitos para o cumprimento de mandados de reintegração de posse em ocupações coletivas.A Procuradoria Geral do Estado (PGE) contesta e, segundo informações obtida pelo ac24horas de fonte que pede sigilo, recorrerá da decisão judicial argumentando que a invasão da área aconteceu depois do prazo abarcado pela medida de suspensão das desocupações coletivas e despejos em razão da pandemia de Covid-19, no âmbito da ADPF 828.No pedido de reintegração, a PGE expôs posicionamento do próprio STF segundo qual o decidido nos autos da ADPF 828 não impede que o Poder Público aja para inibir a consolidação de novas ocupações após o marco temporal de 20 de março de 2020, desde que as pessoas sejam levadas para abrigos públicos ou que de outra forma se assegure a elas moradia adequada.A PGE também afirma na sua petição que a maioria absoluta dos ocupantes das áreas invadidas não reside no local, muitas sendo, inclusive, alugadas, o que caracterizaria uma condição de “invasões oportunistas” que o Estado busca coibir sob o risco de que sejam abertos precedentes para invasões do tipo.“Portanto, não existe óbice a concessão, inaudita altera parte, do mandado liminar de reintegração de posse ou, alternativamente, da tutela provisória de urgência ou de evidência para a reintegração de posse, sob pena de lesão a direito evidente e indisponível do Autor e efetivo prejuízo ao patrimônio público”, diz um trecho da petição da PGE.Vale destacar que existem duas áreas sob condição de invasão na estrada Irineu Serra, sendo a citada nesta ação a mais antiga, que fica por detrás de um motel localizado na região. A invasão mais recente, à margem da via, também já teve decisão judicial para desocupação, mas se trata de outro processo.A reportagem também levantou a informação de que uma equipe do governo terá uma reunião com membros do Tribunal de Justiça do Acre com a intenção de concluir mais uma etapa que consiste na formação da comissão para a reintegração de posse, mas não conseguiu confirmar isso oficialmen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última quarta-feira (9), a juíza Zenair Ferreira Bueno, da 2ª Vara de Fazenda Pública de Rio Branco, acatou contestação feita pela Defensoria Pública do Estad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MERCADOFINCANCEITO.jpeg?resize=400%2C240&amp;ssl=1</text:p>
          </table:table-cell>
          <table:table-cell office:value-type="string" calcext:value-type="string">
            <text:p>Destaque 6</text:p>
          </table:table-cell>
          <table:table-cell office:value-type="string" calcext:value-type="string">
            <text:p>Estatais perdem mais de R$ 100 bilhões em valor de mercado desde eleição de Lula</text:p>
          </table:table-cell>
          <table:table-cell office:value-type="string" calcext:value-type="string">
            <text:p>https://ac24horas.com/2022/11/11/estatais-perdem-mais-de-r-100-bilhoes-em-valor-de-mercado-desde-eleicao-de-lula/</text:p>
          </table:table-cell>
          <table:table-cell office:value-type="string" calcext:value-type="string">
            <text:p>Desde o fim do segundo turno das eleições, que determinou a vitória de Luiz Inácio Lula da Silva (PT) à Presidência, as empresas estatais listadas na bolsa perderam R$ 101,258 bilhões em valor de mercado, de acordo com um levantamento da TradeMap feito a pedido do CNN Brasil Business.Entre o total perdido no período, R$ 21,710 bilhões ocorreram somente nesta quinta-feira (10), quando o Ibovespa fechou em baixa de 3,35%, aos 109.775,46 pontos, a maior queda desde setembro de 2021.Na ocasião, o principal índice da bolsa de valores chegou a perder R$ 156,269 bilhões em valor de mercado, depois que um discurso do presidente eleito Luiz Inácio Lula da Silva criticando políticas de controle fiscal fez as ações desabarem.A Petrobras é a empresa que concentra a maior fatia das perdas no período, com queda de valor de mercado de R$ 81,456 bilhões desde o dia 28 de outubro, data do último pregão antes do segundo turno. Ela é seguida por Eletrobras e Banco do Brasil, que perderam R$ 7,638 bilhões e R$ 7,105 bilhões, respectivamente.A Eletrobras tinha variação positiva desde o término das eleições até ontem, quando chegou a perder R$ 7,942 bilhões em valor de mercado, em meio ao mau-humor dos agentes financeiros.Já a Sabesp, estatal paulista de saneamento, fechou o dia anterior com perda de valor de mercado de R$ 1,545 bilhão, que contribuiu para a baixa total no valor de R$ 2,816 bilhões desde o fim do pleito presidenci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sde o fim do segundo turno das eleições, que determinou a vitória de Luiz Inácio Lula da Silva (PT) à Presidência, as empresas estatais listadas na...</text:p>
          </table:table-cell>
          <table:table-cell office:value-type="string" calcext:value-type="string">
            <text:p>CNN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MORAES1.jpg?resize=400%2C240&amp;ssl=1</text:p>
          </table:table-cell>
          <table:table-cell office:value-type="string" calcext:value-type="string">
            <text:p>Cotidiano</text:p>
          </table:table-cell>
          <table:table-cell office:value-type="string" calcext:value-type="string">
            <text:p>Moraes determina multa de R$ 100 mil para donos de veículos que obstruírem lugares públicos</text:p>
          </table:table-cell>
          <table:table-cell office:value-type="string" calcext:value-type="string">
            <text:p>https://ac24horas.com/2022/11/11/moraes-determina-multa-de-r-100-mil-para-donos-de-veiculos-que-obstruirem-lugares-publicos/</text:p>
          </table:table-cell>
          <table:table-cell office:value-type="string" calcext:value-type="string">
            <text:p>O ministro Alexandre de Moraes, do Supremo Tribunal Federal (STF), ampliou para todo o país a decisão para que a Polícia Federal (PF), a Polícia Rodoviária Federal (PRF) e a Polícia Militar (PM) dos estados adotem todas as medidas necessárias e suficientes para identificar veículos e empresas que ofereçam apoio logístico e financeiro aos manifestantes que permanecem em locais públicos obstruindo vias, sob multa de R$ 100 mil.“Com o resguardo da ordem no entorno e, principalmente, da segurança dos pedestres, motoristas, passageiros e dos próprios participantes do movimento ilegal que porventura venham a se posicionar em locais inapropriados em vias públicas ou no entorno de prédios públicos; bem como, para impedir, inclusive nos acostamentos, calçadas, logradouros públicos, a ocupação, a obstrução ou a imposição de dificuldade ao acesso a vias e prédios públicos”, disse.Na quinta-feira (10), diante das notícias de que 115 caminhões estão se deslocando para Brasília, o ministro intimou a PF, a PRF e a PM do Distrito Federal para que adotem medidas necessárias e suficientes para a desobstrução de todas as vias públicas que, ilicitamente, estejam com trânsito interrompido.Desde 30 de outubro, apoiadores do presidente Jair Bolsonaro (PL) paralisaram estradas em todo o Brasil, mas o número de bloqueios caiu durante a semana. Os manifestantes também se concentraram em frente a quartéis das Forças Armadas.Moraes determinou ainda que sejam incluídos no processo os documentos pelos procuradores-gerais de Justiça dos estados de São Paulo, Santa Catarina e Espírito Santo, “mantendo-se sigilo processual sobre elementos informativos que identificam pessoas jurídicas e físicas que, ilicitamente, vem financiando a ocorrência de atos criminosos e antidemocrátic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ro Alexandre de Moraes, do Supremo Tribunal Federal (STF), ampliou para todo o país a decisão para que a Polícia Federal (PF), a Polícia Rodoviária...</text:p>
          </table:table-cell>
          <table:table-cell office:value-type="string" calcext:value-type="string">
            <text:p>CNN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1668186414159.jpg?resize=400%2C240&amp;ssl=1</text:p>
          </table:table-cell>
          <table:table-cell office:value-type="string" calcext:value-type="string">
            <text:p>Acre</text:p>
          </table:table-cell>
          <table:table-cell office:value-type="string" calcext:value-type="string">
            <text:p>Terremoto de magnitude 5.0 atinge a cidade de Tarauacá</text:p>
          </table:table-cell>
          <table:table-cell office:value-type="string" calcext:value-type="string">
            <text:p>https://ac24horas.com/2022/11/11/terremoto-de-magnitude-5-0-atinge-a-cidade-de-tarauaca-no-interior-do-acre/</text:p>
          </table:table-cell>
          <table:table-cell office:value-type="string" calcext:value-type="string">
            <text:p>O município de Tarauacá foi atingido por um terremoto de magnitude 5.0 nesta sexta-feira, 11. Segundo o portal Painel Global, a terra tremeu a 88 km da cidade, por volta das 07h30, considerado um abalo moderado.“O violento abalo teve seu hipocentro estimado a 627 km de profundidade, Apesar da grande intensidade, a profundidade em que ocorreu o evento favorece a dissipação da energia antes de chegar à superfície”, explica o informativo.O registro aconteceu a 103 km de Jordão, 127 km de Feijó e 135 km de Santa Rosa do Purus. Até o momento, não há informações de danos ou feri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unicípio de Tarauacá foi atingido por um terremoto de magnitude 5.0 nesta sexta-feira, 11. Segundo o portal Painel Global, a terra tremeu a 88 km...</text:p>
          </table:table-cell>
          <table:table-cell office:value-type="string" calcext:value-type="string">
            <text:p>Deylon Félix</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BRASIL.jpg?resize=400%2C240&amp;ssl=1</text:p>
          </table:table-cell>
          <table:table-cell office:value-type="string" calcext:value-type="string">
            <text:p>Destaque 6</text:p>
          </table:table-cell>
          <table:table-cell office:value-type="string" calcext:value-type="string">
            <text:p>Computadores do Planalto são apagados após “ameaça”</text:p>
          </table:table-cell>
          <table:table-cell office:value-type="string" calcext:value-type="string">
            <text:p>https://ac24horas.com/2022/11/11/por-suposta-ameaca-computadores-do-planalto-sao-apagados/</text:p>
          </table:table-cell>
          <table:table-cell office:value-type="string" calcext:value-type="string">
            <text:p>Uma mensagem enviada logo após o segundo turno das eleições a funcionários da área de informática do Palácio do Planalto diz que o sistema antivírus da rede da Presidência da República “detectou uma ameaça” e que, por isso, os computadores teriam que ser formatados – ou seja, teriam seu conteúdo todo apagado.O aviso foi recebido com estranheza por alguns destinatários, especialmente por ter sido disparado dias depois da derrota eleitoral de Jair Bolsonaro. O motivo é óbvio: em razão da tal ameaça detectada, com a suposta necessidade de formatar os computadores, arquivos importantes poderiam ser deletados.A mensagem dizia que a ameaça seria um malware que danifica arquivos e o sistema operacional dos computadores. Afirmava, ainda, que “em alguns casos” arquivos foram criptografados.De acordo com o texto disparado para os funcionários do setor de informática, a orientação era para formatar os equipamentos e, em seguida, reinstalar o sistema operacional padrão das máquinas.As equipes foram convocadas a chegar mais cedo no dia 3 de novembro, a quinta-feira seguinte à eleição, para atuarem em uma força-tarefa destinada a “amenizar” a situação.O aviso dizia ainda que as outras áreas do Planalto já haviam sido informadas do problema.Nesta quinta-feira, a coluna fez uma série de perguntas à Presidência da República, mas não obteve resposta.Horas depois, a Secretaria de Comunicação afirmou que ainda estava aguardando informações da área técnica.O Gabinete de Segurança Institucional, indagado diretamente, respondeu que questionamentos sobre o assunto deveriam ser feitos à Secretaria-Geral da Presidência, à qual está subordinado o departamento de tecnologia do palácio.A coluna perguntou, por exemplo, qual a extensão dos supostos danos, se arquivos foram realmente perdidos, se foi possível fazer backup nas máquinas e se computadores do gabinete presidencial foram afetados.Até o fim da noite, as perguntas seguiam sem resposta.Atualização — Em nota enviada nesta sexta, a Presidência confirmou a “ameaça” em computadores, mas negou danos ao sistema. A resposta veio quase 20 horas depois de a coluna enviar ao Palácio do Planalto perguntas sobre o assunto. Leia mais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mensagem enviada logo após o segundo turno das eleições a funcionários da área de informática do Palácio do Planalto diz que o sistema antivírus da...</text:p>
          </table:table-cell>
          <table:table-cell office:value-type="string" calcext:value-type="string">
            <text:p>CNN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05/AGENDA-CULTURAL.jpeg?resize=400%2C240&amp;ssl=1</text:p>
          </table:table-cell>
          <table:table-cell office:value-type="string" calcext:value-type="string">
            <text:p>Cotidiano</text:p>
          </table:table-cell>
          <table:table-cell office:value-type="string" calcext:value-type="string">
            <text:p>Shows, filmes, teatro e muito mais: saiba onde aproveitar o fim de semana em Rio Branco</text:p>
          </table:table-cell>
          <table:table-cell office:value-type="string" calcext:value-type="string">
            <text:p>https://ac24horas.com/2022/11/11/shows-filmes-teatro-e-muito-mais-saiba-onde-aproveitar-o-fim-de-semana-em-rio-branco/</text:p>
          </table:table-cell>
          <table:table-cell office:value-type="string" calcext:value-type="string">
            <text:p>Quem busca opções de lazer e entretenimento neste final de semana em Rio Branco, tem à disposição diversas celebrações que movimentam os espaços públicos e privados da cidade.Oac24horasseparou as melhores atrações para se divertir com segurança. Acompanhe.– Especial ScorpionsDiretamente de Porto Velho, o cantor Laurence Lacerda chega a Rio Branco para o Especial da banda alemã Scorpions, nesta sexta-feira, 11, às 22 horas, no Studio Beer, com pré-show de Bárbara Maia.– Faces DistópicasO Café com Poesia, prepara uma noite cultural, neste sábado, 12, às 19h, com a apresentação teatral de Faces Distópicas, com Brenn Souza e o pocket show com AsAguadeiras.– Cine Teatro RecreioTem sessão de filmes nas telonas do Cine Teatro Recreio, com o melhor das produções brasileiras e mundiais. Com os longas ‘Curtas Jornadas Noites Adentro’, ‘Paloma’, ‘Noites de Paris’, ‘Carvão’ e o ‘Clube dos Anjos’, as apresentações ocorrem todo o fim de semana, às 15h20 e 17h30.– Recanto Food&amp;BeerO Recanto Food&amp;Beer, bar e restaurante na Estrada Dias Martins, preparou três noites especiais para aproveitar bem o fim de semana. Agora com novo horário de funcionamento, das 19h às 03h.Nesta sexta-feira, 11, acontece o ‘Especial Los Hermanos’, com a banda Os Velhos Cowboys e o DJ Neto Barcelar. Já no sábado, 12, tem o ‘Ressaca do Orjia’, com 60L de gummy grátis. Fechando a semana, o ‘Pagode do R’, esquenta o domingo, 13, com Rodrigo Damasceno e banda e promoção de caipirinha e caipiroska.– Viradinha CulturalO coletivo Tempo de Teatro realizará no domingo, 13, a Viradinha Cultural no Varadouro, uma noite de Teatro e cerveja. Com início as 21h, o evento contará com 4 apresentaç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busca opções de lazer e entretenimento neste final de semana em Rio Branco, tem à disposição diversas celebrações que movimentam os espaços públicos e privad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WhatsApp-Image-2022-08-08-at-16.59.34-1-1024x576-1.jpeg?resize=400%2C240&amp;ssl=1</text:p>
          </table:table-cell>
          <table:table-cell office:value-type="string" calcext:value-type="string">
            <text:p>Coluna do Astério</text:p>
          </table:table-cell>
          <table:table-cell office:value-type="string" calcext:value-type="string">
            <text:p>Voltando ao primeiro amor!</text:p>
          </table:table-cell>
          <table:table-cell office:value-type="string" calcext:value-type="string">
            <text:p>https://ac24horas.com/2022/11/11/voltando-ao-primeiro-amor/</text:p>
          </table:table-cell>
          <table:table-cell office:value-type="string" calcext:value-type="string">
            <text:p>O mundo evangélico, notadamente o neopentecostalismo, está vivendo uma de suas piores crises nas redes sociais com a derrota do presidente Jair Messias Bolsonaro (PL). Acreditava-se piamente que Deus o elegeria para um segundo mandato. Até pastores de renome nacional como Silas Malafaia, Edir Macedo e Cláudio Duarte são criticados porque assimilaram o resultado das urnas com a vitória de Lula, mas alguns fiéis não.Durante a campanha, não foram poucas as profecias para o presidente e a primeira-dama Michelle Bolsonaro em cultos inflamados dando como certa a vitória sobre o ex-presidente Lula. Como diz um pastor que não envolveu o púlpito diretamente na eleição: “Não eram profecias verdadeiras”. E agora?!Julgadas as profecias (como manda a Bíblia), revelaram-se demasiadamente humanas, passionais, políticas (tem algo mais humano do que política?). Há quem diga que Deus não se deixaria escarnecer. Se houve fraude no processo eleitoral, por que Deus permitiria se Ele está acima de tudo e de todos? Perguntar não ofende. Ele é o Grande Eu Sou. O Soberano. Profecias vindas do coração dos homens; o coração é mais enganoso do que todas as coisas (Jeremias).Provadas as profecias pelo fogo do Espírito e da verdade, só restaram cinzas. As cinzas das fake news que alimentaram muitos que trocaram a verdade da Palavra de Deus pela vontade carnal do homem, esse “animal político” (Aristóteles) – e o homem pertence a sua natureza. Triste e melancólico fim de um curto período em que a igreja se entrelaçou ao Estado e ao poder político fazendo da carne o seu braço forte. Talvez sejam apenas palavras ao vento, mas a decepção, as reações e as angústias presentes apontam que não.Há uma saída para essa situação registrada no livro das crônicas dos reis de Israel dada por Deus ao rei Salomão: “E se o meu povo, que se chama pelo meu nome, se humilhar, e orar, e buscar a minha face e se converter dos seus maus caminhos, então eu ouvirei dos céus, perdoarei os seus pecados e sararei a sua terra”. Outra saída foi escrita por João em Apocalipse: “Voltemos ao primeiro amor”. É o que resta. A solução não está em exércitos, cavalos, cavaleiros, arcos, flechas e espadas; para os evangélicos, está em Deus, especialmente no Deus da cruz. O Deus do amor. Ele é a resposta para aqueles que se sentem sem esperança e sem fé em tempos de perdas e derrotas políticas. Em breve, tudo isso terá passado. Ele, não!“A vida e a morte estão no poder da língua aquele que bem a utiliza come do seu fruto”. (Salomão). Em conversa com o deputado Luiz Tchê ele disse que sua candidatura à presidência de Aleac está mantida.. Entende a importância da disputa das chapas pelo voto.. Destacou que o PDT elegeu quatro deputados e, portanto, estaria habilitado a fazer o presidente como prevê a Constituição Estadual.. Disse, ainda, que não montou nenhuma chapa e que só disputará se realmente estruturar uma.. Salientou que se sempre foi seu sonho e que o PDT saberá se posicionar na hora certa.. Não criticou a chapa Gonzaga/Nicolau, mas destacou que alguns deputados, inclusive do PP, querem sua permanência na disputa.. Em nenhum momento a CGU ofereceu denúncia em seu relatório contra o ex-presidente do IAPEN, Aberson Carvalho.. Apenas e tão somente deu parecer sobre ações de sua gestão afirmando não haver dolo algum ao erário.. Página virada!. Aberson faz um excelente trabalho na SEC.. A movimentação em Epitaciolândia por conta das eleições de 2024 é grande; na vizinha Brasiléia tudo na mais perfeita paz e ordem.. As Forças Armadas entendem de eleição como o Macunaíma de física quântica.. Belíssimo resgate do Bar do Vaz com o nosso campeão maratonista Floriano; bons tempos como disse o R. Vaz.. Vai ou não vai chover neste invern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undo evangélico, notadamente o neopentecostalismo, está vivendo uma de suas piores crises nas redes sociais com a derrota do presidente Jair Messias Bolsonaro (PL). Acreditava-se...</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0/10/SHOPPING-POPULAR-2.jpg?resize=400%2C240&amp;ssl=1</text:p>
          </table:table-cell>
          <table:table-cell office:value-type="string" calcext:value-type="string">
            <text:p>Cotidiano</text:p>
          </table:table-cell>
          <table:table-cell office:value-type="string" calcext:value-type="string">
            <text:p>Terceirização do Shopping Aquiri deixam lojistas com possibilidade de aumento de taxas</text:p>
          </table:table-cell>
          <table:table-cell office:value-type="string" calcext:value-type="string">
            <text:p>https://ac24horas.com/2022/11/11/terceirizacao-do-shopping-aquiri-deixam-lojistas-com-possibilidade-de-aumento-de-taxas/</text:p>
          </table:table-cell>
          <table:table-cell office:value-type="string" calcext:value-type="string">
            <text:p>Na última segunda-feira, 7, a prefeitura de Rio Branco anunciou a terceirização do Shopping Aquiri, localizado no centro do Rio Branco. A partir de agora, a administração do local será de responsabilidade de uma empresa de Minas Gerais.Acontece que os primeiros encontros com a nova administração estão levando os lojistas ao desespero. É que desde a sua inauguração, o baixo volume de vendas das lojas a partir do 1º piso é motivo de reclamação dos comerciantes que sonharam que o shopping seria uma oportunidade de melhoria de vendas.De acordo com alguns comerciantes, a empresa anunciou que vai cobrar 100 reais o metro quadrado de aluguel, o que significa até R$ 750 reais, por mês, dependendo do tamanho do espaço. Agora, os pequenos empresários deixam de ser permissionários e passam a ser locatários.O problema é que diversos comerciantes afirmam que não conseguiram vender o valor do aluguel durante o ano inteiro. “Como eu vou pagar isso por mês, se no ano passado inteiro eu vendi 240 reais. A gente não vende nada aqui porque não tem circulação de pessoas, quem me sustenta são meus filhos, se não, já teria morrido de fome. Na véspera de Natal do ano passado eu saí daqui chorando porque não vendi nenhum real”, desabafa, Eusanir Rodrigues.Sara Saraiva, também comerciante do 1º piso, concorda que será impossível pagar o valor do aluguel. “A nossa preocupação é que a gente não venda nada, não vendo um real. Cobrar um absurdo desses é lamentável”, diz.Um outro comerciante afirma que as estratégias para atrair publico para o local já foram tentadas. “Eles disseram que vão colocar um locutor na frente do Shopping e um carrinho de pipoca dentro. Isso não vai mudar em nada”, diz.Procurada, a prefeitura informou que a terceirização do espaço está prevista desde a sua concepção, ainda na gestão passada e que não há dúvida de que a empresa tem condições de alavancar o Shopping Aquiri. “Desde a concepção desse projeto já se previa repassar para a administração privada. A prefeitura tem outras prioridades. Essa empresa tem experiência no comércio, tem mais de 10 anos de experiência e não tenho dúvidas de que eles têm todas as condições de alavancar o Shopping. A reclamação é de uma meia dúzia, mas a maioria já entendeu que é melhor ser administrado por alguém que entende do assunto”, afirma Cid Ferreira, secretário de Infraestrutura e Mobilidade Urbana.A reportagem tentou ouvir a Elite Participações, empresa que passou a gerenciar o Shopping para saber das estratégias para atrair o público, mas não obteve retorno. O espaço segue à disposição para manifestação, caso haja interess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última segunda-feira, 7, a prefeitura de Rio Branco anunciou a terceirização do Shopping Aquiri, localizado no centro do Rio Branco. A partir de agora, 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ALCKMIN-E-LULA.jpg?resize=400%2C240&amp;ssl=1</text:p>
          </table:table-cell>
          <table:table-cell office:value-type="string" calcext:value-type="string">
            <text:p>Destaque 6</text:p>
          </table:table-cell>
          <table:table-cell office:value-type="string" calcext:value-type="string">
            <text:p>Equipe de transição adia novamente apresentação de PEC</text:p>
          </table:table-cell>
          <table:table-cell office:value-type="string" calcext:value-type="string">
            <text:p>https://ac24horas.com/2022/11/11/equipe-de-transicao-adia-novamente-apresentacao-de-pec/</text:p>
          </table:table-cell>
          <table:table-cell office:value-type="string" calcext:value-type="string">
            <text:p>Após reação negativa do mercado com as declarações do presidente eleito, Luiz Inácio Lula da Silva (PT), e a série de conversas realizadas em Brasília pelos representantes do petista com o Congresso, a equipe de transição de governo decidiu adiar para a próxima quarta-feira (16) a apresentação da versão final da PEC da Transição. A ideia inicial era apresentar o texto na segunda-feira.“Após as agendas de ontem, dado algumas sugestões apresentadas pela Câmara e Senado, sentimos a necessidade de voltar a conversar com o presidente Lula. Desde o início encontramos muito boa vontade dos líderes e parlamentares das duas casas e a PEC da Transição é trabalhada com muito entendimento”, disse o senador eleito Wellington Dias em manifestação distribuída a sua rede de contatos. Ele foi designado por Lula para liderar as negociações.“Assim acertamos seguir dialogando e na quarta feira, após o feriado, um texto final da PEC da Transição e também sobre adequações do Projeto de Lei Orçamentária [será apresentado ao] relator, senador Marcelo Castro”.De acordo com ele, “todo esforço é para o máximo de entendimento com a Câmara e Senado, e encontramos um ambiente de muito compromisso com este objetivo em favor do nosso povo, evitando assim alterações em uma casa, o que é legítimo na regra democrática, mas poderia causar atraso na votação, e temos um tempo bem curto até o final do ano Legislativo”.Wellington Dias também disse que “as duas grandes metas foram abraçadas por líderes e parlamentares da Câmara e do Senado: colocar o povo e, especialmente, o povo mais pobre no orçamento e também garantir capacidade de investimentos para ajudar no crescimento econômico, criando um ambiente de confiança para mais investimentos privados do que já é previsto, e gerar mais emprego e mais renda. E como fazer isto com muita responsabilidade fiscal e social”.O desenho inicial da PEC da Transição, conforme revelou a CNN nesta segunda, debatido pelo vice-presidente eleito, Geraldo Alckmin, permite uma “licença para gastar” de R$ 175 bilhões no Orçamento de 2023.É a conta que o governo eleito faz de quanto custaria o novo programa Bolsa Família já no valor de R$ 600 com outros adicionais, como a promessa de campanha de Lula de dar um acréscimo de R$ 150 para famílias com crianças até seis anos de idade, segundo informações de interlocutores próximos a Alckmin.Os valores não constariam numericamente no texto da PEC. A proposta apenas tornaria excepcionais às regras fiscais “programas de transferência de renda”. Com isso, ficaria garantido o pagamento do principal programa social que o novo governo pretende implementar.No entanto, para atender à intenção do governo eleito de cumprir outras promessas de campanha, a ideia debatida neste domingo foi alocar os R$ 105 bilhões que já estão previstos no Orçamento para o Bolsa Família – ainda sob o nome de Auxílio Brasil – em 2023 e remanejá-los em outros programas. Conforme revelou a CNN, Lula concorda com os valores e com a apresentação do texto na semana que vem.Na prática, a PEC garantiria mais recursos para o Bolsa Família e permitiria que os recursos que já constam no Orçamento de 2023 para o programa sejam realocados para outras promessas de campanha. Dentre elas estão, por exemplo, o programa Desenrola, que prevê ajuda para pagamento de dívidas.Para tanto, bastaria fazer o remanejamento por meio de mudanças na Lei de Diretrizes Orçamentar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reação negativa do mercado com as declarações do presidente eleito, Luiz Inácio Lula da Silva (PT), e a série de conversas realizadas em Brasília pelos...</text:p>
          </table:table-cell>
          <table:table-cell office:value-type="string" calcext:value-type="string">
            <text:p>CNN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CONTRATO-LUPA.jpg?resize=400%2C240&amp;ssl=1</text:p>
          </table:table-cell>
          <table:table-cell office:value-type="string" calcext:value-type="string">
            <text:p>Cotidiano</text:p>
          </table:table-cell>
          <table:table-cell office:value-type="string" calcext:value-type="string">
            <text:p>Terceirizadas viram alvo de investigação por contrato de R$ 3 milhões com o governo</text:p>
          </table:table-cell>
          <table:table-cell office:value-type="string" calcext:value-type="string">
            <text:p>https://ac24horas.com/2022/11/11/empresas-terceirizadas-viram-alvo-de-investigacao-por-contrato-de-r-3-milhoes-com-o-governo/</text:p>
          </table:table-cell>
          <table:table-cell office:value-type="string" calcext:value-type="string">
            <text:p>O Ministério Público do Estado do Acre (MP-AC) decidiu instaurar uma investigação para apurar supostas irregularidades na formalização de contrato envolvendo duas empresas terceirizadas com o governo do Estado. O despacho foi publicado na edição do Diário Eletrônico desta sexta-feira, 11.O promotor de justiça Romeu Cordeiro Barbosa Filho, destacou que chegou ao conhecimento da promotoria, através do Relatório de Comunicação de Operações Atípicas – COAT nº 005/2022, análise de possíveis irregularidades no aditivo dos contratos com empresas terceirizadas, realizados pela Secretaria de Estado de Educação, Cultura e Esportes – SEE, que totalizaram mais de R$ 3.000.000,00 (três milhões de reais), nos contratos com as empresas terceirizadas Maia e Pimentel e Etropus.De acordo com o órgão controlador, se faz necessário analisar a regularidade do contrato, haja vista que, não se mostrou plausível que duas empresas distintas aditivo em um único contrato, na mesma data, com a mesma descrição de serviço e no mesmo zoneamento, perfazendo um montante milionário.Mediante aos fatos narrados pela justiça, o MP optou por abrir um procedimento preparatório – que antecede o inquérito civil – para analisar as denúncias. “Com o fim de promover diligências investigatórias visando apurar os fatos noticiados”, diz trecho do despach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Público do Estado do Acre (MP-AC) decidiu instaurar uma investigação para apurar supostas irregularidades na formalização de contrato envolvendo duas empresas terceirizadas com 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1/03/LOCKDOWN-RIOBRANCO-5.jpeg?resize=400%2C240&amp;ssl=1</text:p>
          </table:table-cell>
          <table:table-cell office:value-type="string" calcext:value-type="string">
            <text:p>Acre</text:p>
          </table:table-cell>
          <table:table-cell office:value-type="string" calcext:value-type="string">
            <text:p>Setor de serviços cresce 0,9% em setembro no Acre</text:p>
          </table:table-cell>
          <table:table-cell office:value-type="string" calcext:value-type="string">
            <text:p>https://ac24horas.com/2022/11/11/setor-de-servicos-cresce-09-em-setembro-e-acumulado-em-um-ano-e-de-quase-3-no-acre/</text:p>
          </table:table-cell>
          <table:table-cell office:value-type="string" calcext:value-type="string">
            <text:p>Em setembro de 2022, o volume de serviços no Acre cresceu 0,9% frente a agosto, na série com ajuste sazonal. Esse percentual é o mesmo da média nacional no mês. No acumulado de 12 meses, entre setembro de 2021 e setembro de 2022, o saldo é animador e apresenta crescimento de 2,8%, mostrando algum avanço pós-pandemia já registrado nos levantamentos anteriores.Os dados são da Pesquisa Mensal de Serviços divulgada nesta sexta-feira (11) pelo IBGE. Em nível nacional, o setor de serviços se encontra 11,8% acima do nível de fevereiro de 2020 (pré-pandemia) e alcança o novo ponto mais alto da série histórica, superando novembro de 2014.Ao avançar 0,9% em setembro de 2022, o volume de serviços registra o quinto resultado positivo seguido, com ganho acumulado de 4,9%. Com isso, o setor de serviços alcança o novo recorde histórico, superando novembro de 2014, que agora está 0,7% abaixo de setembro de 2022. O volume de serviços está 11,8% acima de fevereiro de 2020, o patamar pré-pandemia.A alta de 0,9% do volume de serviços de agosto para setembro de 2022 foi acompanhada por três das cinco atividades investigadas. Os destaques foram para informação e comunicação (2,0%), que registrou o terceiro resultado positivo seguido, com ganho acumulado de 4,1%. As demais expansões vieram dos serviços prestados às famílias (1,0%) e dos profissionais, administrativos e complementares (0,2%). O primeiro setor emplacou o sétimo crescimento seguido, período em que assinalou um ganho acumulado de 11,7%; e o segundo mostrou um comportamento mais modesto, com ganho agregado de 0,3% nos dois últimos meses.Em sentido oposto, os transportes (-0,1%) e os outros serviços (-0,3%) exerceram as influências negativas de setembro. O primeiro interrompeu uma sequência de quatro taxas positivas e o segundo devolveu uma pequena parte do avanço 7,7% verificado em agosto.A média móvel trimestral foi de 1,1% no trimestre encerrado em setembro de 2022 frente ao mês anterior, mantendo a trajetória ascendente desde julho de 202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setembro de 2022, o volume de serviços no Acre cresceu 0,9% frente a agosto, na série com ajuste sazonal. Esse percentual é o mesmo d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01/auxilio_brasil_0812214994.jpg?resize=400%2C240&amp;ssl=1</text:p>
          </table:table-cell>
          <table:table-cell office:value-type="string" calcext:value-type="string">
            <text:p>Destaque 6</text:p>
          </table:table-cell>
          <table:table-cell office:value-type="string" calcext:value-type="string">
            <text:p>Termina hoje prazo para atualização de dados do CadÚnico</text:p>
          </table:table-cell>
          <table:table-cell office:value-type="string" calcext:value-type="string">
            <text:p>https://ac24horas.com/2022/11/11/termina-hoje-prazo-para-atualizacao-de-dados-do-cadunico/</text:p>
          </table:table-cell>
          <table:table-cell office:value-type="string" calcext:value-type="string">
            <text:p>Termina hoje (11) o prazo para que as famílias inscritas no Cadastro Único (CadÚnico) atualizem os dados. Segundo o Ministério da Cidadania, neste ano apenas as famílias com cadastros revisados pela última vez em 2016 ou 2017 foram convocadas para atualizar as informações nos municípios.O processo de revisão cadastral foi escalonado devido dos impactos causados pela pandemia de covid-19. Com isso, as famílias que atualizaram dados pela última vez em 2018 ou 2019 serão convocadas nos próximos anos.“As famílias inscritas no Cadastro Único devem atualizar os dados a cada dois anos, ou sempre que houver alguma alteração. Quem for convocado para averiguação e revisão de dados deve comparecer a um Centro de Referência de Assistência Social ou a um posto de atendimento do CadÚnico do município”, informou o ministério em nota.O prazo atual havia sido prorrogado devido às grandes filas que têm sido formadas em centros de Referência em Assistência Social (Cras) de todo o país.Segundo o ministério, a atualização cadastral é “fundamental para assegurar a qualidade dos dados e garantir que as informações registradas na base do Cadastro Único estejam sempre de acordo com a realidade das famílias”.A medida é obrigatória para a continuidade do recebimento de benefícios pagos por meio de programas sociais como o Auxílio Brasil, o Benefício de Prestação Continuada (BPC), a Tarifa Social de Energia Elétrica (TSEE) e a ID Jove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Termina hoje (11) o prazo para que as famílias inscritas no Cadastro Único (CadÚnico) atualizem os dados. Segundo o Ministério da Cidadania, neste ano apenas a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MANIFESTO-1.jpg?resize=400%2C240&amp;ssl=1</text:p>
          </table:table-cell>
          <table:table-cell office:value-type="string" calcext:value-type="string">
            <text:p>Cotidiano</text:p>
          </table:table-cell>
          <table:table-cell office:value-type="string" calcext:value-type="string">
            <text:p>Forças Armadas reafirmam apoio à democracia e condenam excessos em manifestações</text:p>
          </table:table-cell>
          <table:table-cell office:value-type="string" calcext:value-type="string">
            <text:p>https://ac24horas.com/2022/11/11/forcas-armadas-reafirmam-apoio-a-democracia-e-condenam-excessos-em-manifestacoes/</text:p>
          </table:table-cell>
          <table:table-cell office:value-type="string" calcext:value-type="string">
            <text:p>As Forças Armadas divulgaram as 7h17 desta sexta-feira (11) uma nota conjunta na qual afirmam apoio à democracia e ao estado democrático de direito, e dizem que as manifestações de apoiadores do presidente Jair Bolsonaro (PL) que ocorreram após as eleições são legítimas, mas que “eventuais excessos” são condenáveis.“Acerca das manifestações populares que vêm ocorrendo em inúmeros locais do País, a Marinha do Brasil, o Exército Brasileiro e a Força Aérea Brasileira reafirmam seu compromisso irrestrito e inabalável com o Povo Brasileiro, com a democracia e com a harmonia política e social do Brasil, ratificado pelos valores e pelas tradições das Forças Armadas, sempre presentes e moderadoras nos mais importantes momentos de nossa história”, dizem.A nota afirma também que “a Constituição Federal estabelece os deveres e os direitos a serem observados por todos os brasileiros e que devem ser assegurados pelas Instituições, especialmente no que tange à livre manifestação do pensamento; à liberdade de reunião, pacificamente; e à liberdade de locomoção no território nacional”.As Forças Armadas defendem que “nesse aspecto, ao regulamentar disposições do texto constitucional, por meio da Lei nº 14.197, de 1º de setembro de 2021, o Parlamento Brasileiro foi bastante claro ao estabelecer que: “Não constitui crime […] a manifestação crítica aos poderes constitucionais nem a atividade jornalística ou a reivindicação de direitos e garantias constitucionais, por meio de passeatas, de reuniões, de greves, de aglomerações ou de qualquer outra forma de manifestação política com propósitos sociais”.Na sequência, diz que “são condenáveis tanto eventuais restrições a direitos, por parte de agentes públicos, quanto eventuais excessos cometidos em manifestações que possam restringir os direitos individuais e coletivos ou colocar em risco a segurança pública; bem como quaisquer ações, de indivíduos ou de entidades, públicas ou privadas, que alimentem a desarmonia na sociedade”.As Forças Armadas, através do texto, dizem ainda que quaisquer “controvérsias” na sociedade devem ser resolvidas por meio do estado democrático de direito.“A solução a possíveis controvérsias no seio da sociedade deve valer-se dos instrumentos legais do estado democrático de direito. Como forma essencial para o restabelecimento e a manutenção da paz social, cabe às autoridades da República, instituídas pelo Povo, o exercício do poder que “Dele” emana, a imediata atenção a todas as demandas legais e legítimas da população, bem como a estrita observância das atribuições e dos limites de suas competências, nos termos da Constituição Federal e da legislação”, afirmam as Forças Armadas.A nota foi assinada pelos três comandantes das Forças Armadas: Almirante Almir Garnier Santos (Comandante da Marinha); General de Exército Marco Antônio Freire Gomes (Comandante do Exército); e Tenente-Brigadeiro Carlos de Almeida Baptista Júnior (Comandante da Aeronáutica), e encerra ressaltando o papel das Forças Armadas.“A construção da verdadeira Democracia pressupõe o culto à tolerância, à ordem e à paz social”; “As Forças Armadas permanecem vigilantes, atentas e focadas em seu papel constitucional na garantia de nossa Soberania, da Ordem e do Progresso, sempre em defesa de nosso Pov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Forças Armadas divulgaram as 7h17 desta sexta-feira (11) uma nota conjunta na qual afirmam apoio à democracia e ao estado democrático de direito, e dizem...</text:p>
          </table:table-cell>
          <table:table-cell office:value-type="string" calcext:value-type="string">
            <text:p>CNN Brasil</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1/04/sine-Jana-Pessoa.jpg?resize=400%2C240&amp;ssl=1</text:p>
          </table:table-cell>
          <table:table-cell office:value-type="string" calcext:value-type="string">
            <text:p>Cotidiano</text:p>
          </table:table-cell>
          <table:table-cell office:value-type="string" calcext:value-type="string">
            <text:p>Açougueiro, babá, professor: Sine do Acre oferta 63 vagas de emprego nesta sexta-feira</text:p>
          </table:table-cell>
          <table:table-cell office:value-type="string" calcext:value-type="string">
            <text:p>https://ac24horas.com/2022/11/11/acougueiro-baba-professor-sine-do-acre-oferta-63-vagas-de-emprego-nesta-sexta-feira/</text:p>
          </table:table-cell>
          <table:table-cell office:value-type="string" calcext:value-type="string">
            <text:p>O Sistema Nacional de Empregos do Acre (Sine), está disponibilizando 63 vagas de emprego para várias áreas em Rio Branco, nesta sexta-feira, 11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63 vagas de emprego para várias áreas em Rio Branco, nesta sexta-feira, 11 de novembro. As...</text:p>
          </table:table-cell>
          <table:table-cell office:value-type="string" calcext:value-type="string">
            <text:p>Witalo Lima</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1/10/TEMPO-JURUA.jpg?resize=400%2C240&amp;ssl=1</text:p>
          </table:table-cell>
          <table:table-cell office:value-type="string" calcext:value-type="string">
            <text:p>Cotidiano</text:p>
          </table:table-cell>
          <table:table-cell office:value-type="string" calcext:value-type="string">
            <text:p>Acre tem sexta-feira quente e abafada com chances de chuvas fortes, aponta previsão</text:p>
          </table:table-cell>
          <table:table-cell office:value-type="string" calcext:value-type="string">
            <text:p>https://ac24horas.com/2022/11/11/acre-tem-sexta-feira-quente-e-abafada-com-chances-de-chuvas-fortes-aponta-previsao/</text:p>
          </table:table-cell>
          <table:table-cell office:value-type="string" calcext:value-type="string">
            <text:p>O calor abafado, com sol, nuvens e chuvas, em geral, passageiras e pontuais, mas que podem ser fortes em algumas áreas, predomina no Acre nesta sexta-feira, 11. Os termômetros marcam a máxima de 34°C na maioria dos municípios.Nas microrregiões de Rio Branco, Brasileia e Sena Madureira, o tempo será quente, mas ventilado, deve chover, com chances de trovoadas. Os ventos sopram, entre fracos e moderados, com rajadas eventuais.Temperaturas:– Rio Branco, Senador Guiomard, Bujari e Porto Acre, com mínimas oscilando entre 22 e 24ºC, e máximas, entre 32 e 34ºC;– Brasileia, Epitaciolândia, Xapuri, Capixaba, Assis Brasil e Santa Rosa do Purus, com mínimas oscilando entre 21 e 23ºC, e máximas, entre 33 e 35ºC;– Plácido de Castro e Acrelândia, com mínimas oscilando entre 22 e 24ºC, e máximas, entre 32 e 34ºC;– Sena Madureira e Manuel Urbano, com mínimas oscilando entre 22 e 24ºC, e máximas, entre 32 e 34ºC;– Tarauacá e Feijó, com mínimas oscilando entre 22 e 24ºC, e máximas, entre 33 e 35ºC;– Cruzeiro do Sul, Mâncio Lima e Rodrigues Alves, com mínimas oscilando entre 23 e 25ºC, e máximas, entre 32 e 34ºC;– Marechal Thaumaturgo, Porto Walter e Jordão, com mínimas oscilando entre 23 e 25ºC, e máximas, entre 32 e 34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alor abafado, com sol, nuvens e chuvas, em geral, passageiras e pontuais, mas que podem ser fortes em algumas áreas, predomina no Acre nesta sexta-feira,...</text:p>
          </table:table-cell>
          <table:table-cell office:value-type="string" calcext:value-type="string">
            <text:p>Deylon Félix</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18/06/selecao-brasileira-comemora-vitoria-sobre-a-austria-1528672102952_v2_900x506.jpg?resize=400%2C240&amp;ssl=1</text:p>
          </table:table-cell>
          <table:table-cell office:value-type="string" calcext:value-type="string">
            <text:p>Cotidiano</text:p>
          </table:table-cell>
          <table:table-cell office:value-type="string" calcext:value-type="string">
            <text:p>Portaria define horário de expediente nos órgãos federais em dias de jogo da Seleção</text:p>
          </table:table-cell>
          <table:table-cell office:value-type="string" calcext:value-type="string">
            <text:p>https://ac24horas.com/2022/11/11/portaria-define-horario-de-expediente-nos-orgaos-federais-em-dias-de-jogo-da-selecao/</text:p>
          </table:table-cell>
          <table:table-cell office:value-type="string" calcext:value-type="string">
            <text:p>O Ministério da Economia editou nesta sexta-feira (11) portaria estabelecendo orientações aos órgãos e entidades integrantes da administração pública federal direta, autárquica e fundacional, acerca do expediente nos dias de jogos da Seleção Brasileira de Futebol na Copa do Mundo 2022.A medida se aplica a servidores públicos; empregados públicos; contratados temporários; estagiários e a portaria faculta a esse grupo alterar seus respectivos horários de expedientes da seguinte forma nos dias de jogos da seguinte forma: nos dias em que os jogos se realizarem às 12h não haverá expediente; nos dias em que os jogos se realizarem às 13h, o expediente se encerrará às 11h, horário de Brasília; e nos dias em que os jogos se realizarem às 16h, o expediente se encerrará às 14h, horário de Brasília.A portaria indica que as horas não trabalhadas deverão ser compensadas, sendo que essa compensação é limitada a duas horas. “O agente público que não compensar as horas usufruídas sofrerá desconto na sua remuneração, proporcionalmente às horas não compensadas”, diz a portar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da Economia editou nesta sexta-feira (11) portaria estabelecendo orientações aos órgãos e entidades integrantes da administração pública federal direta, autárquica e fundacional, acerca d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Samu-Pedro-Pascoal.jpg?resize=400%2C240&amp;ssl=1</text:p>
          </table:table-cell>
          <table:table-cell office:value-type="string" calcext:value-type="string">
            <text:p>Acre</text:p>
          </table:table-cell>
          <table:table-cell office:value-type="string" calcext:value-type="string">
            <text:p>Pedro Pascoal pede demissão e não é mais coordenador do SAMU</text:p>
          </table:table-cell>
          <table:table-cell office:value-type="string" calcext:value-type="string">
            <text:p>https://ac24horas.com/2022/11/11/pedro-pascoal-pede-demissao-e-nao-e-mais-coordenador-do-samu/</text:p>
          </table:table-cell>
          <table:table-cell office:value-type="string" calcext:value-type="string">
            <text:p>Nomeado em março de 2019, o Diário Oficial publicou na edição desta sexta-feira, 11, o pedido de demissão do médico Pedro Pascoal do cargo de Coordenador Estadual do Serviço de Atendimento Móvel de Urgência (SAMU, da Secretaria de Estado de Saúde (SESACRE).Considerado um dos melhores quadros da saúde estadual, tanto que estava no cargo desde o início do governo praticamente, o pedido de demissão surpreendeu. Oac24horasconversou com o médico que explicou que sua exoneração foi por questões pessoais. “Serei extremamente grato ao governador Gladson Cameli, mas fiz questão, neste momento, de optar por ficar mais próximo da minha família. Estou em São Paulo, onde mora a minha mãe. É sempre uma decisão difícil pelo trabalho que realizamos no SAMU”, afirma.Pascoal destaca alguns avanços como o aumento do recurso de repasse de R$ 1,1 para R$ 1,7 milhões de reais, habilitação da aeronave do CIOPAER com valor integral e disponível 100% para o SAMU e implantação de rádio comunicação digital de Assis Brasil até Cruzeiro do Sul e a aquisição de 28 ambulâncias com recursos próprios. “Antes de sair do cargo ainda ainda recebi a informação de que, no máximo, até fevereiro, vamos receber mais 10 ambulâncias para o SAMU”, explica.Na mesma edição do Diário foi nomeado para o cargo, Eduardo Formiga Noguei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meado em março de 2019, o Diário Oficial publicou na edição desta sexta-feira, 11, o pedido de demissão do médico Pedro Pascoal do cargo de Coordenador...</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1668163089744.jpg?resize=400%2C240&amp;ssl=1</text:p>
          </table:table-cell>
          <table:table-cell office:value-type="string" calcext:value-type="string">
            <text:p>Cotidiano</text:p>
          </table:table-cell>
          <table:table-cell office:value-type="string" calcext:value-type="string">
            <text:p>Homem é quase morto a golpes de terçado e vai parar em estado grave no Pronto-Socorro</text:p>
          </table:table-cell>
          <table:table-cell office:value-type="string" calcext:value-type="string">
            <text:p>https://ac24horas.com/2022/11/11/homem-e-quase-morto-a-golpes-de-tercado-e-vai-parar-em-estado-grave-no-pronto-socorro/</text:p>
          </table:table-cell>
          <table:table-cell office:value-type="string" calcext:value-type="string">
            <text:p>Paulo Henrique da Silva Feitosa, de 24 anos, foi ferido a golpes de terçado  na noite desta quinta-feira, 10, rua São Marcos, no bairro Habitar Brasil, em Rio Branco.Segundo informações da polícia, Paulo estava em via pública, quando começou discutir com um homem não identificado, morador do bairro. O agressor tomou posse de um terçado e tentou matar a vítima com vários golpes na cabeça, braços, peito e na mão esquerda. Após a ação, o criminoso fugiu do local.Populares que passavam no local encontraram Paulo sangrando muito e acionaram a ambulância do Serviço de Atendimento Móvel de Urgência (SAMU), os paramédicos prestaram os primeiros atendimentos e encaminharam o ferido ao Pronto-Socorro de Rio Branco em estado de saúde grave.A Polícia Militar esteve no local e ainda fez patrulhamento na região em busca de prender o autor do crime, porém, não obtiveram êxito.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aulo Henrique da Silva Feitosa, de 24 anos, foi ferido a golpes de terçado  na noite desta quinta-feira, 10, rua São Marcos, no bairro Habitar Brasil,...</text:p>
          </table:table-cell>
          <table:table-cell office:value-type="string" calcext:value-type="string">
            <text:p>Davi Sahid</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02/vacina_infantil_pfizer_1801220116.jpg?resize=400%2C240&amp;ssl=1</text:p>
          </table:table-cell>
          <table:table-cell office:value-type="string" calcext:value-type="string">
            <text:p>Acre</text:p>
          </table:table-cell>
          <table:table-cell office:value-type="string" calcext:value-type="string">
            <text:p>Acre recebe 3,3 mil doses de vacina contra Covid-19 para crianças</text:p>
          </table:table-cell>
          <table:table-cell office:value-type="string" calcext:value-type="string">
            <text:p>https://ac24horas.com/2022/11/11/acre-recebe-33-mil-doses-de-vacina-contra-covid-19-para-criancas/</text:p>
          </table:table-cell>
          <table:table-cell office:value-type="string" calcext:value-type="string">
            <text:p>O Ministério da Saúde iniciou, nesta quinta-feira (10), a distribuição de 1 milhão de doses de vacinas pediátricas contra a Covid-19 destinadas a crianças de seis meses a menores de três anos com comorbidades. O Acre receberá 3,3 mil doses.Os imunizantes da Pfizer devem ser enviados até esta sexta-feira (11). Neste momento, como medida cautelar, a vacinação será recomendada para crianças entre seis meses e menores de três anos com comorbidades.Com o fim da Emergência em Saúde Pública de Importância Nacional (ESPIN), a possibilidade de ampliação das doses para as crianças nessa faixa etária sem comorbidades deverá ser avaliada pela Comissão Nacional de Incorporação de Tecnologias no SUS (Conitec).O Ministério da Saúde recomenda a administração concomitante das vacinas contra o coronavírus simultaneamente às demais vacinas do calendário vacinal ou em qualquer intervalo na faixa etária de 6 meses de idade ou m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da Saúde iniciou, nesta quinta-feira (10), a distribuição de 1 milhão de doses de vacinas pediátricas contra a Covid-19 destinadas a crianças de sei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08/supermercado_economia_INFLACAO.jpg?resize=400%2C240&amp;ssl=1</text:p>
          </table:table-cell>
          <table:table-cell office:value-type="string" calcext:value-type="string">
            <text:p>Acre</text:p>
          </table:table-cell>
          <table:table-cell office:value-type="string" calcext:value-type="string">
            <text:p>Inflação cresce 0,44% puxada pela alta nos combustíveis e alimentos</text:p>
          </table:table-cell>
          <table:table-cell office:value-type="string" calcext:value-type="string">
            <text:p>https://ac24horas.com/2022/11/11/inflacao-cresce-044-em-rio-branco-puxada-pela-alta-nos-combustiveis-e-alimentos/</text:p>
          </table:table-cell>
          <table:table-cell office:value-type="string" calcext:value-type="string">
            <text:p>O Índice Nacional de Preços ao Consumidor Amplo (IPCA), que mede a inflação dos produtos, foi de 0,44% em outubro em Rio Branco, resultado que confirma os alertas para o encarecimento dos bens de consumo no Acre após curto período de redução de preços e deflação.Em setembro a inflação de Rio Branco foi negativa de -0,09% devido principalmente às seguidas quedas no preço dos combustíveis. Atualmente, a maior parte dos combustíveis está em alta no Acre bem como outros produtos de primeira necessidade vão sendo reajustados após reduções.Assim, a inflação acumulada em 2022 em Rio Branco é de 4,20% e nos último doze meses, 6,30%. Os dados foram divulgados nesta quinta-feira (10) pelo IBGE.No País, o INPC ficou 0,59%, encerrando uma sequência de três meses em deflação: em julho, agosto e setembro, as variações haviam sido de -0,68%, -0,36% e -0,29%, respectivamente. No ano, o IPCA acumula alta de 4,70% e, nos últimos 12 meses, de 6,47%, abaixo dos 7,17% observados nos 12 meses imediatamente anteriores. Em outubro de 2021, a taxa havia sido de 1,25%.Dos nove grupos de produtos e serviços pesquisados, oito tiveram alta em outubro. A maior contribuição do mês, 0,16 ponto percentual (p.p.), veio de Alimentação e bebidas (0,72%), que havia recuado 0,51% em setembro. Na sequência, vieram Saúde e cuidados pessoais (1,16%) e Transportes (0,58%), com impactos de 0,15 p.p. e 0,12 p.p., respectivamente. Juntos, os três grupos responderam por cerca de 73% do IPCA de outubro. Já a maior alta do mês foi do grupo Vestuário (1,22%).O único grupo com queda em outubro foi Comunicação (-0,48%), que contribuiu com -0,03 p.p. Os demais ficaram entre o 0,18% em Educação e o 0,57% em Despesas pessoais.O grupo Alimentação e bebidas teve alta de 0,72%, puxado pela alimentação no domicílio (0,80%). Os destaques foram batata-inglesa (23,36%) e tomate (17,63%), que contribuíram conjuntamente com 0,07 p.p. no índice do mês. Houve aumentos, ainda, na cebola (9,31%) e nas frutas (3,56%). No lado das quedas, destacam-se o leite longa vida (-6,32%), que já havia recuado 13,71% em setembro, e o óleo de soja (-2,85%), em sua quinta queda consecutiva.A variação da alimentação fora do domicílio (0,49%) ficou próxima à do mês anterior (0,47%). Enquanto o lanche desacelerou de 0,74% em setembro para 0,30% em outubro, a refeição seguiu caminho inverso, passando de 0,34% para 0,61%.Em Saúde e cuidados pessoais (1,16%), as maiores contribuições vieram de higiene pessoal (2,28%) e planos de saúde (1,43%), com impactos de 0,09 pontos percentuais e 0,05 p.p., respectivamente. Entre os itens de higiene pessoal, destacam-se perfumes (5,71%) e artigos de maquiagem (3,90%).O resultado dos planos de saúde é consequência dos reajustes autorizados pela Agência Nacional de Saúde Suplementar (ANS) para os planos contratados antes da Lei nº 9.656/98 (planos antigos), com vigência retroativa a partir de julho. Em outubro, foram apropriadas as frações mensais dos planos antigos relativas aos meses de julho, agosto, setembro e outubro.Os Transportes passaram de -1,98% em setembro para alta de 0,58% em outubro. O recuo dos combustíveis (-1,27%) foi menos intenso que no mês anterior (-8,50%). Gasolina (-1,56%), óleo diesel (-2,19%) e gás veicular (-1,21%) seguiram em queda, enquanto o etanol registrou alta de 1,34%. Além disso, houve aumento expressivo nos preços das passagens aéreas (27,38%), maior contribuição individual no IPCA de outubro (0,16 p.p.).Já os preços dos transportes por aplicativo, que haviam subido 6,14% em setembro, caíram 3,13% em outubro. O subitem ônibus urbano (-0,23%) seguiu em queda, refletindo redução de preços das passagens aos domingos em Salvador (-2,99%), válida desde 11 de setembro.O resultado do grupo Vestuário (1,22%) foi influenciado pelas altas nos preços das roupas masculinas (1,70%) e das roupas femininas (1,19%). Nos últimos 12 meses, a variação acumulada do grupo foi de 18,48%, a maior entre os nove grupos que compõem o IPCA.O grupo Habitação (0,34%) desacelerou em relação a setembro (0,60%), devido à queda do gás de botijão (-0,67%), cujos preços haviam subido 0,92% no mês anterior, e à desaceleração da energia elétrica (0,30%) frente a setembro (0,78%). As variações do subitem energia elétrica ficaram entre -9,88% em Curitiba e 13,03% em São Luís. Em São Paulo (-0,17%), houve reajuste de 2,07% em uma das concessionárias, a partir de 23 de outubro e, em Goiânia (-0,72%), houve reajuste de 5,35% nas tarifas a partir de 22 de outubro. Apesar dos reajustes, o resultado de ambas as áreas ficou negativo por conta de reduções de PIS/COFINS.Ainda em Habitação, a alta na taxa de água e esgoto (0,74%) decorre do reajuste médio de 13,22% nas tarifas de uma das concessionárias de Porto Alegre (6,40%), desde 29 de setembro.O resultado de Comunicação (-0,48%) foi puxado para baixo pelo subitem plano de telefonia móvel (-2,05%), que contribuiu individualmente com -0,03 p.p. no índice do mês. A queda do grupo, no entanto, foi menos intensa que a observada em setembro (-2,08%).Quanto aos índices regionais, todas as áreas tiveram variação positiva em outubro. A maior variação ocorreu em Recife (0,95%), por conta das altas da energia elétrica (9,66%) e das passagens aéreas (47,37%). Já o menor índice foi registrado em Curitiba (0,20%), por conta dos recuos nos preços da energia elétrica (-9,88%) e da gasolina (-2,4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Índice Nacional de Preços ao Consumidor Amplo (IPCA), que mede a inflação dos produtos, foi de 0,44% em outubro em Rio Branco, resultado que confirm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PAULO-FISIO.jpg?resize=400%2C240&amp;ssl=1</text:p>
          </table:table-cell>
          <table:table-cell office:value-type="string" calcext:value-type="string">
            <text:p>Acre</text:p>
          </table:table-cell>
          <table:table-cell office:value-type="string" calcext:value-type="string">
            <text:p>Crefito diz ainda não saber sobre caso de fisioterapeuta condenado</text:p>
          </table:table-cell>
          <table:table-cell office:value-type="string" calcext:value-type="string">
            <text:p>https://ac24horas.com/2022/11/11/crefito-diz-ainda-nao-saber-de-nada-de-fisioterapeuta-condenado-por-crime-sexual/</text:p>
          </table:table-cell>
          <table:table-cell office:value-type="string" calcext:value-type="string">
            <text:p>Em nota divulgada nas redes sociais, o Conselho Regional de Fisioterapia e Terapia Ocupacional da 18ª Região (Crefito-18) afirmou que só irá se manifestar a respeito do crime de importunação sexual cometido por um fisioterapeuta de Rio Branco, depois da oficialização dos fatos.De acordo com a publicação, as informações sobre o ato só foram descobertas após ser noticiadas pela imprensa, por isso, aguardam a confirmação do envolvimento do profissional para tomar as providências cabíveis.LEIA AQUI:Fisioterapeuta do Acre que se masturbou na frente de cliente é condenado“Soube através da imprensa de um ‘suposto’ caso envolvendo um fisioterapeuta, em uma ‘suposta’ decisão judicial. Nós ainda não recebemos nenhuma notificação, mas tenham certeza, que assim que tomarmos ciência, atuaremos com a abertura de um procedimento ético e profissional”, disse o presidente do Crefito-18, Dr. Rodrigo Campos.O caso foi divulgado nesta quinta-feira, 10, peloac24horas, após o Juízo da 2ª Vara Criminal da capital determinar que Paulo Bremer Maciel Sarkis, preste serviços à comunidade por um ano e quatro meses, por se masturbar, enquanto realizava um procedimento cirúrgico, na frente de um cliente.O acusado também deverá pagar a prestação pecuniária de cinco salários mínimos, pelo crime sexual, disposto no artigo 215 do Código Penal, que gerou consequências a vítima, abalada com o ocorrido. Segundo a Vara Criminal, o ato foi notificado para o Crefito-18.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nota divulgada nas redes sociais, o Conselho Regional de Fisioterapia e Terapia Ocupacional da 18ª Região (Crefito-18) afirmou que só irá se manifestar a respeito...</text:p>
          </table:table-cell>
          <table:table-cell office:value-type="string" calcext:value-type="string">
            <text:p>Deylon Félix</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0/FOTO-BR-FECHADA.jpg?resize=400%2C240&amp;ssl=1</text:p>
          </table:table-cell>
          <table:table-cell office:value-type="string" calcext:value-type="string">
            <text:p>Cotidiano</text:p>
          </table:table-cell>
          <table:table-cell office:value-type="string" calcext:value-type="string">
            <text:p>PRF identificou e encaminhou ao STF dados de apenas uma empresa em bloqueios no Acre</text:p>
          </table:table-cell>
          <table:table-cell office:value-type="string" calcext:value-type="string">
            <text:p>https://ac24horas.com/2022/11/10/prf-identificou-e-encaminhou-ao-stf-dados-de-apenas-uma-empresa-em-bloqueios-no-acre/</text:p>
          </table:table-cell>
          <table:table-cell office:value-type="string" calcext:value-type="string">
            <text:p>A Polícia Rodoviária Federal (PRF), segundo informação divulgada pelo portal g1, encaminhou ao Supremo Tribunal Federal (STF) uma lista em que constam 40 pessoas físicas e 10 pessoas jurídicas identificadas e multadas por terem organizado bloqueios rodoviários em vários estados após o 2º turno das eleições.No Acre, apenas uma pessoa jurídica aparece na lista divulgada, a empresa A D RAbelo ME, que teve um caminhão identificado e multado no dia 1º de novembro na BR-364, em Acrelândia. As identificações são fruto de um monitoramento realizado pela PRF entre os dias 30 de outubro e 6 de novembro.A PRF aplicou 55 multas com o código 76090, destinado a quem “organizar a conduta prevista” no artigo 253-A do Código de Trânsito Brasileiro – trecho da lei que trata sobre protestos que bloqueiam o trânsito e o direito de ir e vir das pessoas.Outros mais de 2,4 mil motoristas também foram multados por participar dos bloqueios, que exigem um golpe militar para anular o resultado das eleições. Cada um deles foi multado em cerca de R$ 5,8 mil.O ofício com a lista foi requisitado pelo STF para inclusão no inquérito que investiga se houve prevaricação da PRF diante da demora para o enfrentamento dos bloquei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Rodoviária Federal (PRF), segundo informação divulgada pelo portal g1, encaminhou ao Supremo Tribunal Federal (STF) uma lista em que constam 40 pessoas físicas 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CRIANCA-MORRE-SRAG.jpg?resize=400%2C240&amp;ssl=1</text:p>
          </table:table-cell>
          <table:table-cell office:value-type="string" calcext:value-type="string">
            <text:p>Destaque 4</text:p>
          </table:table-cell>
          <table:table-cell office:value-type="string" calcext:value-type="string">
            <text:p>MP quer que governo do Acre pague R$ 5 milhões por mortes de 12 crianças</text:p>
          </table:table-cell>
          <table:table-cell office:value-type="string" calcext:value-type="string">
            <text:p>https://ac24horas.com/2022/11/10/mp-quer-que-governo-do-acre-pague-r-5-milhoes-por-mortes-de-12-criancas-no-ps-de-rio-branco/</text:p>
          </table:table-cell>
          <table:table-cell office:value-type="string" calcext:value-type="string">
            <text:p>Nesta quinta-feira, 10, a 2ª Promotoria Especializada de Defesa da Saúde do Ministério Público do Acre (MP-AC), ajuizou uma ação civil pública pedindo que o Estado seja condenado a pagar R$ 5 milhões de danos morais coletivos para as famílias das crianças que morreram entre abril e julho deste ano com Síndrome Respiratória Aguda Grave (SRAG).O promotor de Justiça Ocimar da Silva Sales Júnior, disse que a ação busca o reconhecimento ‘da responsabilidade civil do Estado do Acre e, por consequência, a imposição do dever de reparar os danos (individuais homogêneos e coletivos), em decorrência de sua inação para prestar assistência à saúde de crianças que buscaram atendimento na rede pública no período’. Até meados deste ano, 12 crianças morreram no Acre vítimas de Síndromes Respiratórias Graves nas unidades de saúde do Estado.“A falta de leitos de UTI, de aparelhos de oxigenação, a escassez de profissionais médicos para atuar na frente de combate àquele cenário crítico, somado ao desabastecimento de medicamentos essenciais e insumos hospitalares primordiais ao combate às síndromes respiratórias que se alastraram no primeiro semestre de 2022, não foram fatos circunstanciais ou restritos a uma, ou outra, unidade hospitalar, mas, sim, caracterizadores de um verdadeiro gerenciamento indevido da rede pública estadual de saúde, prejudicando o serviço de assistência que deveria ser ofertado com a mínima qualidade exigível à sociedade acreana”, diz trecho da ação.No documento, Ocimar Junior destacou que foram feitas vistorias técnicas feitas no Hospital da Criança apontaram que a unidade de saúde não tinha leitos de UTI pediátrica suficientes para atender os pacientes.Mediante as irregularidades apontadas, a ACP requer que o Estado do Acre seja condenado a pagar uma indenização no valor de R$ 5 milhões, a título de indenização por danos morais coletivos, de 225 mil reais para cada família das vítimas mortas por SRAG e de 150 mil para os familiares daquelas acometidas por graves sequelas resultantes da síndrome.Ao fim do pedido, a promotoria pede reconhecimento do dever de pagamento de pensão mensal aos familiares da vítima no importe de 2/3 de um salário mínimo a partir da data em que as vítimas completariam 14 anos de idade até a data correspondente à expectativa média de vida da víti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quinta-feira, 10, a 2ª Promotoria Especializada de Defesa da Saúde do Ministério Público do Acre (MP-AC), ajuizou uma ação civil pública pedindo que o Estad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AMIGOS-2.jpg?resize=400%2C240&amp;ssl=1</text:p>
          </table:table-cell>
          <table:table-cell office:value-type="string" calcext:value-type="string">
            <text:p>Cotidiano</text:p>
          </table:table-cell>
          <table:table-cell office:value-type="string" calcext:value-type="string">
            <text:p>Bebedeira deixa dois com cortes profundos na cabeça após empurrão na Gameleira</text:p>
          </table:table-cell>
          <table:table-cell office:value-type="string" calcext:value-type="string">
            <text:p>https://ac24horas.com/2022/11/10/bebedeira-deixa-dois-com-cortes-profundos-na-cabeca-apos-empurrao-em-escadaria-da-gameleira/</text:p>
          </table:table-cell>
          <table:table-cell office:value-type="string" calcext:value-type="string">
            <text:p>Nelson Martins, de 52 anos e Rosena da Silva Nunes, de 46 anos, foram vítimas de uma agressão física na tarde desta quinta-feira, 10, após um empurrão nas escadarias da Gameleira,  no segundo distrito de Rio Branco.De acordo com informações da polícia, Nelson, Rosena e o agressor estavam bebendo na escadaria às margens do Rio Acre, quando começaram a discutir. O acusado identificado como Roselito, se irritou e empurrou os amigos. As vítimas caíram em cima de blocos de cimento e sofreram cortes profundos na cabeça. Após a ação, o agressor fugiu do local.A ambulância do Serviço de Atendimento Móvel de Urgência (SAMU) foi acionada, os paramédicos prestaram os primeiros atendimentos e encaminharam as vítimas ao Pronto-Socorro de Rio Branco. Segundo os paramédicos do SAMU, Nelson sofreu um traumatismo crânio encefálico moderado, já Rosena sofreu um traumatismo craniano grave.Policiais Militares estiveram no local, colheram as características do autor dos crimes e em seguida fizeram patrulhamento na região em busca de prendê-lo, mas ele não foi encontrado.O caso será investigado pel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lson Martins, de 52 anos e Rosena da Silva Nunes, de 46 anos, foram vítimas de uma agressão física na tarde desta quinta-feira, 10, após um...</text:p>
          </table:table-cell>
          <table:table-cell office:value-type="string" calcext:value-type="string">
            <text:p>Davi Sahid</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18.14.43.jpeg?resize=400%2C240&amp;ssl=1</text:p>
          </table:table-cell>
          <table:table-cell office:value-type="string" calcext:value-type="string">
            <text:p>Acre</text:p>
          </table:table-cell>
          <table:table-cell office:value-type="string" calcext:value-type="string">
            <text:p>Bocalom assina parceria entre Brasil e Portugal representando a FNP</text:p>
          </table:table-cell>
          <table:table-cell office:value-type="string" calcext:value-type="string">
            <text:p>https://ac24horas.com/2022/11/10/bocalom-assina-parceria-entre-brasil-e-portugal-representando-a-frente-nacional-de-prefeitos/</text:p>
          </table:table-cell>
          <table:table-cell office:value-type="string" calcext:value-type="string">
            <text:p>O prefeito de Rio Branco, Tião Bocalom permanece em Coimbra, Portugal, participando do Fórum de Integração Brasil Europa (FIBE).O FIBE é uma associação sem fins lucrativos criada para promover a integração do Brasil ao continente europeu através de iniciativas culturais, acadêmicas e sociais, incluindo a promoção de eventos e o apoio ou desenvolvimento de estudos, pesquisas e debates públicos.Nesta quinta-feira (10) o prefeito que também é vice-presidente de Agricultura da Frente Nacional de Prefeitos (FNP), assinou documento, representando o presidente nacional da FNP, Edvaldo Nogueira, firmando parceria entre os dois países.Trata-se de um acordo entre a FNP no Brasil e a Fundação que representa os municípios lusitanos que irá integrar as prefeituras dos municípios brasileiros e portugueses.A Frente Nacional de Prefeitos do Brasil congrega mais de 400 prefeituras, principalmente àquelas com mais de 80 mil habitan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Rio Branco, Tião Bocalom permanece em Coimbra, Portugal, participando do Fórum de Integração Brasil Europa (FIBE). O FIBE é uma associação sem fin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16.13.20.jpeg?resize=400%2C240&amp;ssl=1</text:p>
          </table:table-cell>
          <table:table-cell office:value-type="string" calcext:value-type="string">
            <text:p>Cotidiano</text:p>
          </table:table-cell>
          <table:table-cell office:value-type="string" calcext:value-type="string">
            <text:p>Neném Almeida participa da 25° Conferência da Unale em Recife, no Pernambuco</text:p>
          </table:table-cell>
          <table:table-cell office:value-type="string" calcext:value-type="string">
            <text:p>https://ac24horas.com/2022/11/10/nenem-almeida-participa-da-25-conferencia-da-unale-em-recife-no-pernambuco/</text:p>
          </table:table-cell>
          <table:table-cell office:value-type="string" calcext:value-type="string">
            <text:p>O deputado Neném Almeida (Podemos) esteve presente na 25ª Conferência da União Nacional dos Legisladores e Legislativos Estaduais (Unale) realizada na cidade de Recife, em Pernambuco.O parlamentar ressaltou a importância na troca de experiências para enfrentar o cenário de desafios. “O encontro permite que parlamentares de todo o país compartilhem seus projetos de sucesso, fazendo com que a população ganhe”, comentou o parlamentar.Almeida destacou ainda a adequação do tema da conferência deste ano – “Rumo ao Parlamento do Futuro” – diante do atual momento político nacional. “Estivemos unidos nos últimos dias com o propósito de contribuir com nossos parlamentos e nossos estados”, regist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Neném Almeida (Podemos) esteve presente na 25ª Conferência da União Nacional dos Legisladores e Legislativos Estaduais (Unale) realizada na cidade de Recife, em Pernambuc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1668118139799.jpg?resize=400%2C240&amp;ssl=1</text:p>
          </table:table-cell>
          <table:table-cell office:value-type="string" calcext:value-type="string">
            <text:p>Cotidiano</text:p>
          </table:table-cell>
          <table:table-cell office:value-type="string" calcext:value-type="string">
            <text:p>Caminhão bate em ponte metálica que liga Brasileia e Epitaciolândia e causa congestionamento</text:p>
          </table:table-cell>
          <table:table-cell office:value-type="string" calcext:value-type="string">
            <text:p>https://ac24horas.com/2022/11/10/caminhao-bate-em-ponte-metalica-que-liga-brasileia-e-epitaciolandia-e-causa-congestionamento/</text:p>
          </table:table-cell>
          <table:table-cell office:value-type="string" calcext:value-type="string">
            <text:p>Na tarde desta quinta-feira, 10, o motorista de um caminhão que saía de Epitaciolândia para Brasileia, acabou perdendo o controle e colidindo com a ponte metálica que liga os dois municípios no interior do Acre.Com o acidente na principal rota de passagem entre as cidades, o trânsito foi interditado e o Departamento Estadual de Trânsito (Detran) foi acionado. A eventualidade não causou vítimas, mas foi de forte impacto, com a carreta invadindo um dos espaços para pedestres.Ainda assim, alguns motociclistas e transeuntes se arriscam na travessia pela outra faixa. O motorista aguarda que o caminhão seja retirado e posteriormente deve acompanhar o Detran para prestar esclarecimentos.As autoridades não informaram o tempo de espera para a desobstrução do espaço. Um guincho chegou a ser utilizado, não sendo possível, é aguardado a chegada de um trator para o auxíl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tarde desta quinta-feira, 10, o motorista de um caminhão que saía de Epitaciolândia para Brasileia, acabou perdendo o controle e colidindo com a ponte metálica...</text:p>
          </table:table-cell>
          <table:table-cell office:value-type="string" calcext:value-type="string">
            <text:p>Deylon Félix</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16.50.26.jpeg?resize=400%2C240&amp;ssl=1</text:p>
          </table:table-cell>
          <table:table-cell office:value-type="string" calcext:value-type="string">
            <text:p>Acre</text:p>
          </table:table-cell>
          <table:table-cell office:value-type="string" calcext:value-type="string">
            <text:p>O Belo Adormecido</text:p>
          </table:table-cell>
          <table:table-cell office:value-type="string" calcext:value-type="string">
            <text:p>https://ac24horas.com/2022/11/10/coluna-de-luiz-calixto-o-belo-adormecido/</text:p>
          </table:table-cell>
          <table:table-cell office:value-type="string" calcext:value-type="string">
            <text:p>Num reino não muito distante, repousava um Belo Adormecido que encantava a todos por onde passava porque achava-se com o poder de definir a sorte de cada um em seu reino. Para que ninguém o desafiasse em estatura, Belo Adormecido cercava-se de anões.De vez em quando, Belo Adormecido despertava do sono profundo para observar o cenário e avaliar a conveniência de dar ou não o ar de sua abençoada graça.Certo dia, um príncipe jovem o chamou para somar forças com o objetivo de encontrarem novamente o caminho perdido até o Palácio dos Sonhos.O convite soou como uma agressão, pois Belo Adormecido impunha que o príncipe esperasse por sua boa vontade e decisão. Não menos birrento, o príncipe deu-lhe as costas e seguiu sozinho o seu caminho.Restou ao Belo Adormecido a companhia do seu anão Dengoso (todo personagem bizarro que se preze tem que ter um anão), a companhia para seus devaneios.Por um instante, Belo Adormecido deixou seu sono de beleza e foi de porta em porta a vender maravilhas, convencido da fidelidade e reconhecimento dos seus súditos, afinal eles lhe deviam isso.Ocorre que Belo Adormecido não exercia mais o mesmo fascínio. Nem mesmo com todo encantamento e maquiagem produzidos por sua velha e ultrapassada companhia de bruxos, outrora tidos como imbatíveis é insubstituíveis.Mesmo após uma reprovação humilhante, Belo Adormecido não perdeu uma única noite de sono para fazer uma reflexão.Um dia, o rei se casou, deu uma festa de arromba, e Belo Adormecido foi esquecido e nem assim a lenda de que sua influência junto à sua majestade para interceder pelo bem-estar dos súditos ingratos que lhe negaram o reconhecimento devido, foi cessada.Em mais um devaneio, Belo Adormecido espalhou que seria ungido pelo rei para integrar novamente a corte. Nomes em séries estão sendo chamados e nada da carruagem encantada bater à sua porta.Não por humildade, mas por pura necessidade de sobrevivência, lá foi o Belo Adormecido bater na porta do rei para ver se ainda sobra um espaço.Saiu de lá com uma fotinha no Instagram. Fez um textinho bonito, mas só. Nada concreto, nenhuma perspectiva.Belo Adormecido não quer acordar para a realidade. Mas lá no fundo já sabe que o que lhe aguarda é o pesadelo do ostracism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um reino não muito distante, repousava um Belo Adormecido que encantava a todos por onde passava porque achava-se com o poder de definir a sorte de...</text:p>
          </table:table-cell>
          <table:table-cell office:value-type="string" calcext:value-type="string">
            <text:p>Luiz Calixto</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16.23.50.jpeg?resize=400%2C240&amp;ssl=1</text:p>
          </table:table-cell>
          <table:table-cell office:value-type="string" calcext:value-type="string">
            <text:p>Notícias</text:p>
          </table:table-cell>
          <table:table-cell office:value-type="string" calcext:value-type="string">
            <text:p>Maior corredor de rua do Acre treinava de coturno e cortava travas do kichute para virar tênis</text:p>
          </table:table-cell>
          <table:table-cell office:value-type="string" calcext:value-type="string">
            <text:p>https://ac24horas.com/2022/11/10/maior-corredor-de-rua-do-acre-treinava-de-coturno-e-cortava-travas-do-kichute-para-virar-tenis/</text:p>
          </table:table-cell>
          <table:table-cell office:value-type="string" calcext:value-type="string">
            <text:p>Quem viveu os anos 60 e 70 em Rio Branco sabe: nunca houve corredor de rua melhor do que Floriano, um soldado do Exército Brasileiro que serviu na 4ª Companhia de Fronteira – hoje 14° Bis. Franzino e de boa forma física, deixou muita gente comendo poeira durante a famosa corrida Coronel Sebastião Dantas, a principal da cidade.Pelo rádio, o povo torcia e na rua balançava bandeiras em homenagem ao grande campeão que participava anualmente do maior evento esportivo do Acre. Velhos e bons tempos que são revividos por Floriano Sebastião da Costa, que hoje, aos 80 anos de idade, ainda corre recreativamente.Nesta quinta-feira, 10, mestre Floriano esteve no Bar do Vaz, onde relembrou os tempos de glória que viveu. E fez uma revelação: treinava de coturno e durante as corridas usava o velho e durável Kichute, que quando removida as travas, era o que mais se aproximava de um tênis.Ele guarda as melhores lembranças e histórias que retomam o quanto o Acre era gostoso. No momento, segue a vida ensinando a formar novos talentos na Praça do Juventus. “No começo eu treinava era de coturno mesmo. Não existia tênis para corrida, não tinha preparação especial. Me dedicava sozinho, ia treinar sozinho, para aprender como correr”.Sua última competição profissional foi em 2016, em Curitiba. Atualmente, corre apenas para mante a saúde, mas está todos os dias na ativa. “Sinto saudade daquele tempo. A liberdade que a gente tinha de andar na rua sem preocupação”, relembrou.Apesar de ter aposentado os tênis de corrida, Floriano segue atuando, mesmo que indiretamente. É que ele ensina jovens carentes a aprender e se dedicar ao esporte, com ênfase no atletismo. A ideia é descobrir novos talentos a partir dos 14 anos. “Vou aplicando devagarinho para cada coisa. Hoje, os atletas treinam, treinam, e ninguém ajuda. Ninguém ajuda ninguém mais”.Assista a entrevista:Please enable JavaScriptplay-rounded-fillLink27:4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viveu os anos 60 e 70 em Rio Branco sabe: nunca houve corredor de rua melhor do que Floriano, um soldado do Exército Brasileiro qu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0/10/CRIME-ELEITORAL.jpg?resize=400%2C240&amp;ssl=1</text:p>
          </table:table-cell>
          <table:table-cell office:value-type="string" calcext:value-type="string">
            <text:p>Cotidiano</text:p>
          </table:table-cell>
          <table:table-cell office:value-type="string" calcext:value-type="string">
            <text:p>Polícias registraram 42 crimes e 39 foram presos na campanha eleitoral deste ano no Acre</text:p>
          </table:table-cell>
          <table:table-cell office:value-type="string" calcext:value-type="string">
            <text:p>https://ac24horas.com/2022/11/10/policias-registraram-42-crimes-e-39-foram-presos-na-campanha-eleitoral-deste-ano-no-acre/</text:p>
          </table:table-cell>
          <table:table-cell office:value-type="string" calcext:value-type="string">
            <text:p>As polícias registraram 42 crimes eleitores no Acre durante os dois turnos das eleições deste ano. A maioria foi boca de urna, com 27 ocorrências. A compra de votos teve 12 registros e a violação do sigilo do voto apresentou um caso.O Acre ainda registrou dois casos de transporte irregular de eleitores e 39 prisões. O número de pessoas detidas foi o 6º maior entre os Estados. No Pará, líder do ranking, 75 pessoas foram presas pelos mais diversos crimes no período eleitoral.Não foram registrados falta de energia elétrica nos locais de votação e não foi feita nenhuma apreensão de arma mas houve uma ocorrência envolvendo o corpo de bombeiros e a defesa civil. Não há detalhes sobre esse caso.Um total de 2.842 crimes eleitorais, 663 prisões e R$ 15,7 milhões em valores apreendidos. Esse é o balanço do período de 15 de agosto, quando se iniciou a campanha eleitoral, a 31 de outubro, um dia depois do segundo turno do pleito. Os indicadores são da Operação Eleições 2022, coordenada pelo Ministério da Justiça e Segurança Pública (MJSP), por meio da Secretaria de Operações Integradas (Seopi), em apoio ao trabalho da Justiça Eleitoral nos 26 estados e no Distrito Federal.Entre os crimes eleitorais que mais tiveram registros estão boca de urna (597), violação ou tentativa de violação de sigilo do voto (345), compra de voto/corrupção eleitoral (271) e desobediência a ordens da Justiça Eleitoral (208). Minas Gerais foi o estado que mais contabilizou crimes de boca de urna e violação ou tentativa de sigilo do voto, com 93 e 56 ocorrências, respectivamente. O crime de compra de voto/corrupção eleitoral teve mais ocorrências no Amapá, com 27 casos.A ação conjunta das forças de Segurança Pública durante o primeiro e segundo turno das eleições foi acompanhada, em tempo real, do Centro Integrado de Comando e Controle Nacional (CICCN), em Brasília. E, nos estados, a partir dos Centros Integrados de Comando e Controle Estadual (CICC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polícias registraram 42 crimes eleitores no Acre durante os dois turnos das eleições deste ano. A maioria foi boca de urna, com 27 ocorrências. 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15.45.16.jpeg?resize=400%2C240&amp;ssl=1</text:p>
          </table:table-cell>
          <table:table-cell office:value-type="string" calcext:value-type="string">
            <text:p>Acre</text:p>
          </table:table-cell>
          <table:table-cell office:value-type="string" calcext:value-type="string">
            <text:p>Alan Rick lidera ação para resolver falta de esgoto e lixões no Acre</text:p>
          </table:table-cell>
          <table:table-cell office:value-type="string" calcext:value-type="string">
            <text:p>https://ac24horas.com/2022/11/10/alan-rick-lidera-acao-para-resolver-falta-de-esgoto-e-lixoes-no-acre/</text:p>
          </table:table-cell>
          <table:table-cell office:value-type="string" calcext:value-type="string">
            <text:p>O Senador eleito reuniu prefeitos, vereadores, secretários e técnicos para discutir a criação de consórcios municipais para construção de aterros e implantação de saneamento básico.Dos 22 municípios do Acre, apenas Rio Branco conta com aterro sanitário e coleta de lixo, conforme determina a Política Nacional de Resíduos Sólidos, instituída em 2010. Os demais tiveram que firmar Termos de Ajustamento de Conduta (TACs) com o Ministério Público, se comprometendo a cumprir a regra futuramente até 2024.Para buscar uma solução para essas cidades, o Senador eleito Alan Rick promoveu, nesta quinta-feira, 10, em Brasília, reunião entre o Ministro em exercício do Desenvolvimento Regional, Helder Melillo, o Secretário de Fomento e Parcerias com o Setor Privado, Fernando Diniz, prefeitos, vereadores, secretários e técnicos de 16 municípios do Acre. “Tanto os lixões quanto a falta de esgoto tratado são problemas do século passado no Acre e é minha função ajudar nossas cidades, em especial as que têm arrecadação pequena e problemas estruturais, como esses”, disse o parlamentar.Resolver o problema dos lixões é um dos temas prioritários do MDR. “A gente sabe que o investimento público não é suficiente para atender todas demandas e por isso criamos a Secretaria de Fomento e Parcerias com o Setor Privado, para atrair investimentos de fora para projetos na área de saneamento básico, que envolvem abastecimento de água, esgotamento sanitário e gestão de resíduos sólidos urbanos”.A solução apresentada pelo Secretário de Fomento é a formação de consórcios por dois ou mais municípios, para que possam implantar e usar conjuntamente os aterros sanitários, que são forrados com manta impermeável, para evitar a contaminação do solo, e nos quais o chorume é tratado e o gás metano queimado. “Tanto o projeto quanto a construção poderão contar com recursos do Fundo de Desenvolvimento da Infraestrutura Regional Sustentável (FDIRS) e do Fundo de Apoio à Estruturação de Projetos (FEP)”, explicou.O Acre faz parte da região Amazônica e, para Alan Rick, lixo e esgoto são problemas tão graves quanto o desmatamento. “Nós somos a Amazônia, que precisa resolver seu maior problema ambiental e ele não está na floresta, mas dentro das cidades, que é a falta do esgoto e de aterros sanitários. ”Uma nova reunião, desta vez no Acre, será realizada com a presença do Ministério do Desenvolvimento Regional, e com a participação do Ministério Público e Câmaras de Vereadores.LegislaçãoQuando criada, a Política de Resíduos Sólidos determinava prazo até 2014 para que todos os municípios brasileiros fechassem seus lixões. No entanto, menos de 40% conseguiram cumprir a legislação. Por isso, o prazo foi estendido até 2024, pelo Congresso Nacion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enador eleito reuniu prefeitos, vereadores, secretários e técnicos para discutir a criação de consórcios municipais para construção de aterros e implantação de saneamento básico. Do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ECONOMIA-CRIATIVA.jpg?resize=400%2C240&amp;ssl=1</text:p>
          </table:table-cell>
          <table:table-cell office:value-type="string" calcext:value-type="string">
            <text:p>Acre</text:p>
          </table:table-cell>
          <table:table-cell office:value-type="string" calcext:value-type="string">
            <text:p>Calegário debate o cenário econômico em conferência da Unale</text:p>
          </table:table-cell>
          <table:table-cell office:value-type="string" calcext:value-type="string">
            <text:p>https://ac24horas.com/2022/11/10/calegario-debate-o-cenario-economico-em-conferencia-da-unale/</text:p>
          </table:table-cell>
          <table:table-cell office:value-type="string" calcext:value-type="string">
            <text:p>O deputado estadual Fagner Calegário (Podemos) é um dos 23 parlamentares do Acre presente na 25º  Conferência da UNALE, que começou ontem em Recife, Pernambuco. Nesta quinta-feira, 10, o parlamentar participou da palestra que abordou o cenário econômico geral e economia criativa, que teve como oradores Gustavo Grisa, especialista em economia, e Ana Clara Fonseca, doutora em urbanismo.Vindo do setor terceirizado, Calegário disse que o tema tratou de um grande desafio para qualquer estado, principalmente o Acre, onde a economia, a exemplo de todo o país, enfrenta um período de instabilidade.O deputado disse que foram abordadas algumas ações que podem ajudar os gestores a atenuarem a crise econômica, mas que precisam do comprometimento e envolvimento do executivo, legislativo e do judiciário.“Aqui a gente tem a oportunidade de participar de eventos com grandes especialistas que apontam o problema é o caminho para resolver a maioria deles. Vamos nos reunir com a equipe do governo e nos colocar à disposição para continuar ajudando a gestão nessa área e nas demais”,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estadual Fagner Calegário (Podemos) é um dos 23 parlamentares do Acre presente na 25º  Conferência da UNALE, que começou ontem em Recife, Pernambuco. Nest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14.45.45.jpeg?resize=400%2C240&amp;ssl=1</text:p>
          </table:table-cell>
          <table:table-cell office:value-type="string" calcext:value-type="string">
            <text:p>Acre</text:p>
          </table:table-cell>
          <table:table-cell office:value-type="string" calcext:value-type="string">
            <text:p>Luiz Gonzaga faz convite para Eduardo Leite visitar o Acre</text:p>
          </table:table-cell>
          <table:table-cell office:value-type="string" calcext:value-type="string">
            <text:p>https://ac24horas.com/2022/11/10/gonzaga-se-reune-com-governador-do-rs-e-faz-convite-para-visitar-o-acre/</text:p>
          </table:table-cell>
          <table:table-cell office:value-type="string" calcext:value-type="string">
            <text:p>Primeiro secretário da mesa diretora da ALEAC, o deputado estadual Luiz Gonzaga se reuniu nesta quinta-feira (10), com o governador eleito do Rio Grande do Sul, Eduardo Leite, seu correligionário de partido. Ambos integram as fileiras do PSDB.O encontro aconteceu durante o segundo dia da 25º  Conferência da UNALE, em Recife, PE, onde Leite foi um dos palestrantes. Gonzaga fez questão de cumprimentar o colega de partido pela vitória na eleição gaúcha e aproveitou para convidar o governador para visitar o Acre.“Temos uma estreita relação com o Rio Grande do Sul, desde a revolução acreana liderada pelo gaúcho Plácido de Castro. O Eduardo é um jovem político que representa muito bem nosso partido. Para a Assembleia Legislativa será uma honra recebê-lo no Acre”, comentou o deputado.O governador gaúcho agradeceu o convite e disse que fará o possível para conhecer o estado. Ele salientou que além das relações políticas com Luiz Gonzaga, há políticas públicas que são executadas em um estado que podem ser implementadas em outro, por isso visitar o Acre seria uma boa oportunidade para conhecer um pouco da gestão. Leite foi recepcionado no evento pelo presidente da UNALE, Lídio Lopes (MS) e pelo primeiro secretário da entidade, o deputado acreano Luís Tchê.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rimeiro secretário da mesa diretora da ALEAC, o deputado estadual Luiz Gonzaga se reuniu nesta quinta-feira (10), com o governador eleito do Rio Grande do Sul,...</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10.42.10.jpeg?resize=400%2C240&amp;ssl=1</text:p>
          </table:table-cell>
          <table:table-cell office:value-type="string" calcext:value-type="string">
            <text:p>Na rede</text:p>
          </table:table-cell>
          <table:table-cell office:value-type="string" calcext:value-type="string">
            <text:p>Idoso é preso acusado de estuprar criança com Síndrome de Down no Acre</text:p>
          </table:table-cell>
          <table:table-cell office:value-type="string" calcext:value-type="string">
            <text:p>https://ac24horas.com/2022/11/10/idoso-e-preso-acusado-de-estuprar-crianca-com-sindrome-de-down-no-acre/</text:p>
          </table:table-cell>
          <table:table-cell office:value-type="string" calcext:value-type="string">
            <text:p>Um idoso de 75 anos, conhecido pelo apelido de ‘Nezim’, foi preso em flagrante nesta quinta-feira, 10. Ele é acusado de estuprar uma menina com Síndrome de Down no município de Marechal Thaumaturgo, interior do Acre.A vítima foi arrastada para dentro de um banheiro pelo criminoso e a prisão foi feita em ação conjunta das Polícia Civil e Militar.O homem será transferido para Cruzeiro do Sul, onde ficará à disposição da justiç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idoso de 75 anos, conhecido pelo apelido de ‘Nezim’, foi preso em flagrante nesta quinta-feira, 10. Ele é acusado de estuprar uma menina com Síndrome...</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3/FUNDACAO_2.jpg?resize=400%2C240&amp;ssl=1</text:p>
          </table:table-cell>
          <table:table-cell office:value-type="string" calcext:value-type="string">
            <text:p>Acre</text:p>
          </table:table-cell>
          <table:table-cell office:value-type="string" calcext:value-type="string">
            <text:p>MP investiga contratos de serviços terceirizados na Fundhacre</text:p>
          </table:table-cell>
          <table:table-cell office:value-type="string" calcext:value-type="string">
            <text:p>https://ac24horas.com/2022/11/10/mp-investiga-contratos-de-terceirizacao-de-servicos-na-fundhacre/</text:p>
          </table:table-cell>
          <table:table-cell office:value-type="string" calcext:value-type="string">
            <text:p>O Ministério Público do Estado do Acre (MP-AC) decidiu abrir um inquérito civil para aprofundar as denúncias feitas pelo Sindicato dos Trabalhadores da Saúde do Estado do Acre (SINTESAC), para verificar a legalidade do processo de terceirização dos serviços realizados na Fundação Hospital do Estado do Acre (FUNDHACRE). O despacho foi publicado na edição do Diário Eletrônico de quarta-feira, 9.O vereador Adailton Cruz, presidente do Sintesac (Sindicato dos Trabalhadores em Saúde do Estado do Acre) protocolou em julho de 2021, no Ministério Público do Estado do Acre (MPE) e no Ministério Público Federal no Acre, uma denúncia contra a superintendência da Fundação Hospital Estadual do Acre (Fundhacre), no sentido de fiscalizar a legalidade do processo de terceirização de serviços. Transferindo o gerenciamento e processamento de instrumentais e insumo da Central de Material e Esterilização, e o Centro Cirúrgico.O contrato firmado entre as partes, Fundhacre e a empresa Bioplus LTDA, foi publicado no Diário Oficial do Estado do Acre, no dia 22 de junho de 2021, Nº 13.068, sem passar pela análise do Conselho Estadual de Saúde e à revelia do debate com as entidades representativas dos usuários da saúde e sociedade em geral.O órgão controlador destacou que o procedimento extrajudicial foi instaurado há mais de 180 (cento e oitenta) dias, sem que tenham sido finalizadas as apurações, por isso, decidiu abrir o inquérito para a conclusão das investigaç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Público do Estado do Acre (MP-AC) decidiu abrir um inquérito civil para aprofundar as denúncias feitas pelo Sindicato dos Trabalhadores da Saúde do Esta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12.26.12.jpeg?resize=400%2C240&amp;ssl=1</text:p>
          </table:table-cell>
          <table:table-cell office:value-type="string" calcext:value-type="string">
            <text:p>Acre</text:p>
          </table:table-cell>
          <table:table-cell office:value-type="string" calcext:value-type="string">
            <text:p>Governo e prefeitura discutem videomonitoramento para Xapuri</text:p>
          </table:table-cell>
          <table:table-cell office:value-type="string" calcext:value-type="string">
            <text:p>https://ac24horas.com/2022/11/10/governo-e-prefeitura-discutem-videomonitoramento-para-xapuri/</text:p>
          </table:table-cell>
          <table:table-cell office:value-type="string" calcext:value-type="string">
            <text:p>O tema já é antigo, mas voltou a ser abordado em reunião realizada nesta quarta-feira, 9, em Brasília, entre o titular da Secretaria de Justiça e Segurança Pública do Acre (Sejusp), Paulo Cézar dos Santos, e o prefeito do município, Bira Vasconcelos.A implantação de um sistema de videomonitoramento em Xapuri é um projeto elaborado pela Sejusp cuja execução depende da indicação de recursos via emendas parlamentares ao Orçamento Geral da União de 2023, apoio que o prefeito Bira Vasconcelos informou estar buscando na capital federal.“Essa é uma iniciativa que visa melhorar a segurança daquela região e a qualidade de vida dos moradores de Xapuri”, disse o secretário Paulo Cézar. Entre as possibilidades do sistema, explicou ele, estão o reconhecimento facial e de placas de veículos. “A iniciativa potencializará a atuação das polícias, tanto judiciária quanto de apoio administrativo”, frisou.Também participaram da reunião – realizada no escritório da Representação do Governo do Acre em Brasília (Repac) – o comandante da Polícia Militar do Estado em Xapuri, tenente Marcus Roberto Farias; a vereadora Alarice Xapuri Botelho; e o vereador Alcemir Teodózio, do município; além da técnica da Repac, Fernanda Weber.Em Brasília, o secretário Paulo Cézar também está reforçando a busca por recursos para a segurança via emendas parlamentares do Orçamento federal de 2023. “O objetivo é contemplar todas as forças de segurança do Estado”, afirmou.Com informações da Agência de Notícias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a já é antigo, mas voltou a ser abordado em reunião realizada nesta quarta-feira, 9, em Brasília, entre o titular da Secretaria de Justiça 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HENRIQUE-CARDOSO.jpg?resize=400%2C240&amp;ssl=1</text:p>
          </table:table-cell>
          <table:table-cell office:value-type="string" calcext:value-type="string">
            <text:p>Destaque 4</text:p>
          </table:table-cell>
          <table:table-cell office:value-type="string" calcext:value-type="string">
            <text:p>Apontado como financiador de Bolsonaristas contesta dívida milionária com o Fisco</text:p>
          </table:table-cell>
          <table:table-cell office:value-type="string" calcext:value-type="string">
            <text:p>https://ac24horas.com/2022/11/10/apontado-como-financiador-de-atos-bolsonaristas-contesta-divida-milionaria-com-o-fisco/</text:p>
          </table:table-cell>
          <table:table-cell office:value-type="string" calcext:value-type="string">
            <text:p>Levantamento divulgado nesta última quarta-feira (9) pela Federação Nacional do Fisco Estadual e Distrital (Fenafisco) aponta que, no ano de 2021, a dívida ativa do estado do Acre foi superior a R$ 712 milhões. Os valores devidos pelas empresas e por pessoas físicas no estado totalizam 31,7% da receita de impostos no ano passado.Entre os 10 maiores devedores de impostos no Acre citados no estudo da entidade nacional, aparece o nome de Flávio Maia Cardoso, proprietário da Fazenda Nictheroy, localizada na BR-317 entre Senador Guiomard e Rio Branco, como sendo o segundo maior devedor de impostos do estado do Acre.Flávio Maia Cardoso é pai de Henrique Luís Cardoso Neto, que é quem efetivamente administra a Fazenda Nictheroy. Como o estudo divulgado pela Fenafisco foi pauta de matéria divulgada na mesma data peloac24horas, o pecuarista entrou em contato com o jornal e fez pedido de esclarecimentos sobre os dados relacionados ao nome de seu genitor.Segundo Henrique Cardoso, a dívida decorre do fato de o Estado do Acre não reconhecer a Súmula 166, do Superior Tribunal de Justiça (STJ), segundo quem não constitui fato gerador do ICMS o simples deslocamento de mercadorias de um para outro estabelecimento do mesmo contribuinte, mesmo em diferentes unidades da Federação.Por meio de posicionamento de seu advogado, o pecuarista assegura que as cobranças da Fazenda Estadual são indevidas porque dizem respeito a transporte de carga entre propriedades localizadas em estados diferentes, mas pertencentes ao mesmo proprietário. Ele também afirma que os débitos ainda estão sendo questionados tanto na esfera administrativa quanto na judicial.“Na prática, a Fazenda Estadual desrespeita o posicionamento reiterado dos Tribunais Superiores, que é sumulado no Enunciado 166, do STJ e reafirmado em sede de Repercussão Geral no Tema 1.099, do STF e na decisão da ADC 49 e tributa ICMS em operações que não são devidas. Essa prática adotada pela Fazenda Estadual de dissimular para, de fato, cobrar indevidamente ICMS de operações que não tem fato gerador vem sendo afastada pelo Poder judiciário no Estado do Acre em inúmeras decisões”, diz o esclarecimento enviado aoac24horas.Bolsonarista declarado, Henrique Cardoso foi um dos mais ativos participantes das manifestações antidemocráticas realizadas no Acre após a derrota do atual presidente no segundo turno das eleições para o petista Luiz Inácio Lula da Silva. Ele coordenou um dos bloqueios ocorridos na BR-317, em frente à sua fazenda, em protesto contra o resultado da eleição.Apontado pelo Ministério Público como um dos possíveis financiadores dos atos que se seguiram após o desbloqueio da rodovia federal, como a concentração de manifestantes em frente ao 4º Batalhão de Infantaria e Selva (BIS), em Rio Branco, e uma carreata pelas da capital pedindo intervenção federal ou militar, ele negou ao ac24horas que tenha financiado, mas disse que faria, caso tivesse condições para t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Levantamento divulgado nesta última quarta-feira (9) pela Federação Nacional do Fisco Estadual e Distrital (Fenafisco) aponta que, no ano de 2021, a dívida ativa do estad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6/teste_covid_0706220259.jpg?resize=400%2C240&amp;ssl=1</text:p>
          </table:table-cell>
          <table:table-cell office:value-type="string" calcext:value-type="string">
            <text:p>Acre</text:p>
          </table:table-cell>
          <table:table-cell office:value-type="string" calcext:value-type="string">
            <text:p>Fiocruz alerta para alta de casos de Covid-19 em quatro estados</text:p>
          </table:table-cell>
          <table:table-cell office:value-type="string" calcext:value-type="string">
            <text:p>https://ac24horas.com/2022/11/10/fiocruz-alerta-para-alta-de-casos-de-covid-19-em-quatro-estados/</text:p>
          </table:table-cell>
          <table:table-cell office:value-type="string" calcext:value-type="string">
            <text:p>O Boletim Infogripe da Fundação Oswaldo Cruz (Fiocruz), divulgado hoje (10), mostra aumento de casos de Síndrome Respiratória Aguda Grave (SRAG) provocados por covid-19 entre a população adulta dos estados do Amazonas, Rio de Janeiro, Rio Grande do Sul e de São Paulo.Os casos com comprovação laboratorial para o vírus Sars-CoV-2 se referem à semana epidemiológica 44, de 30 de outubro a 5 de novembro, e com os dados inseridos no Sistema de Informação de Vigilância Epidemiológica da Gripe (Sivep-Gripe) até o dia 7 de novembro.De acordo com o coordenador do InfoGripe, Marcelo Gomes, a atualização do boletim alerta o país para a disseminação da doença, após a constatação de aumento no Amazonas na semana passada.“Na atualização, a gente observa não apenas a manutenção dessa tendência no estado do Amazonas, mas também em outros três estados. É importante lembrar que os dados de resultados laboratoriais são parciais, são informações ainda incompletas em relação ao cenário recente e ainda assim foi possível observar aumento nos casos comprovados.Gomes explica que, nas próximas semanas, a atualização dos dados dará um panorama mais concreto sobre a mudança do cenário da pandemia.“Como os dados laboratoriais demoram mais a entrar no sistema, é esperado que os números de casos das semanas recentes sejam maiores do que o observado nesse boletim, podendo inclusive aumentar o número de estados em tal situação”.Segundo ele, ainda não é possível relacionar o aumento dos casos com a identificação de novas sub-linhagens do coronavírus, identificadas recentemente no Amazonas e no Rio de Janeiro.SazonalidadeO pesquisador explica também que a Covid-19 tem demonstrado tendência a ter picos anuais de sazonalidade no Brasil, ao contrário de outras doenças respiratórias, como a influenza ou gripe, que aparecem com mais frequência no país apenas nos meses de inverno.“Diferente do Influenza e de outros vírus respiratórios com tipicamente um pico por ano, a covid-19 pode estar se encaminhando para uma realidade na qual a gente tenha que conviver com dois momentos do aumento de sua circulação”.O Brasil registrou aumento de casos de covid-19 entre maio e junho de 2022, depois da forte onda verificada em janeiro e fevereiro. Neste momento, a Fiocruz indica aumento de internações por doenças respiratórias de pessoas a partir de 18 e no Rio Grande do Sul, na faixa a partir de 60 anos.Segundo o Infogripe, nas últimas quatro semanas, a prevalência de casos com teste laboratorial positivo para vírus respiratórios foi de 14,8% para influenza A; 0,5% para influenza B; 26,1% para vírus sincicial respiratório (VSR); e 36,9% para Sars-CoV-2 (Covid-19). “Entre os óbitos, a presença desses mesmos vírus entre os positivos foi de 10,4% para influenza A; 0,0% para influenza B; 0,0% para VSR; e 74,6% Sars-CoV-2 (Covid-19)”, informa a Fiocruz.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Boletim Infogripe da Fundação Oswaldo Cruz (Fiocruz), divulgado hoje (10), mostra aumento de casos de Síndrome Respiratória Aguda Grave (SRAG) provocados por covid-19 entre a...</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1_moraes-26883464.jpg?resize=400%2C240&amp;ssl=1</text:p>
          </table:table-cell>
          <table:table-cell office:value-type="string" calcext:value-type="string">
            <text:p>Cotidiano</text:p>
          </table:table-cell>
          <table:table-cell office:value-type="string" calcext:value-type="string">
            <text:p>Moraes encerra assunto sobre fraude nas urnas após relatório da Defesa</text:p>
          </table:table-cell>
          <table:table-cell office:value-type="string" calcext:value-type="string">
            <text:p>https://ac24horas.com/2022/11/10/moraes-encerra-assunto-sobre-fraude-nas-urnas-apos-relatorio-da-defesa/</text:p>
          </table:table-cell>
          <table:table-cell office:value-type="string" calcext:value-type="string">
            <text:p>O presidente do Tribunal Superior Eleitoral (TSE), ministro Alexandre de Moraes, deu por encerrada a fiscalização do Ministério da Defesa no sistema eletrônico de votação. Ele indicou que o relatório apresentado nesta quarta, 9, pelos militares não terá desdobramento e o resultado da eleição será respeitado. Questionado por jornalistas sobre as providências que adotaria a partir do pedido das Forças Armadas de instauração de investigação urgente sobre as urnas, Moraes afirmou: “esse assunto já se encerrou faz tempo”.Logo após a divulgação do relatório das Forças Armadas na noite de ontem, Moraes emitiu uma nota em que agradece o envio do documento destacando que o trabalho dos militares não aponta qualquer fraude ocorrida na eleição.Nesta quinta-feira, 10, o Ministério da Defesa divulgou uma segunda nota dizendo que a fiscalização realizada “não excluiu a possibilidade da existência de fraude ou inconsistência nas urnas eletrônicas e no processo eleitoral de 2022”.“Por isso, o Ministério da Defesa solicitou ao TSE, com urgência, a realização de uma investigação técnica sobre o ocorrido na compilação do código-fonte e de uma análise minuciosa dos códigos que efetivamente foram executados nas urnas eletrônicas, criando-se, para esses fins, uma comissão específica de técnicos renomados da sociedade e de técnicos representantes das entidades fiscalizadoras”, diz a nota.Para o TSE, no entanto, como não foi encontrada nenhuma irregularidade e o mesmo relatório aponta que votos registros em boletins impresso pelas urnas coincidiram com os votos totalizados, não se fala em questionamento do resultado.A nota da Defesa foi divulgada após uma onda de reações negativas de apoiadores do presidente Jair Bolsonaro (PL) nas redes sociais. Usuários do Twitter disseram ter se sentido traídos pelas Forças Armadas por causa do resultado da fiscalização e da contagem paralela de votos.Os militares fizeram diversas investidas na Justiça Eleitoral para que pudessem realizar a contagem paralela e instituir um teste de segurança das urnas com uso das digitais dos eleitores, como forma de evitar possíveis fraudes ou a instalação de um “código malicioso” nos dispositivos que teria a capacidade de alterar o resultado das eleições.O Estadão apurou que o uso da expressão “código malicioso” pelo ministro da Defesa, Paulo Sérgio Nogueira, foi interpretado no TSE como uma forma de Nogueira atender de alguma forma o presidente Jair Bolsonaro, que contava com esse relatório como a última cartada para contestar o resultado da eleição. Ainda não há confirmação se o presidente fará isso.Segundo apurou o Estadão, o relatório da Defesa também causou mal estar no núcleo político do candidato vencedor das eleições deste, o presidente eleito Luiz Inácio Lula da Silva (PT). Em visita à sede do TSE na tarde desta quarta, 9, Lula considerou ser um “absurdo” a forma como as Forças Armadas foram utilizadas politicamente na cruzada de Bolsonaro contra as urnas eletrônicas.Na manhã desta quinta-feira, 10, Lula fez discurso em que criticou a conduta do presidente e disse que ele humilhou as Forças Armadas no caso da fiscalização das urnas. “Ontem aconteceu uma coisa humilhante e deplorável para as nossas Forças Armadas. Um presidente da República, que é o chefe supremo das Forças Armadas, não tem o direito de envolver as Forças Armadas a fazer uma comissão para investigar urnas eletrônicas, coisas que são da sociedade civil, dos partidos políticos e do Congresso Nacional”, declarou Lul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o Tribunal Superior Eleitoral (TSE), ministro Alexandre de Moraes, deu por encerrada a fiscalização do Ministério da Defesa no sistema eletrônico de votação. Ele...</text:p>
          </table:table-cell>
          <table:table-cell office:value-type="string" calcext:value-type="string">
            <text:p>web</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6/288180970_10160212611516385_6191242078530215630_n.jpg?resize=400%2C240&amp;ssl=1</text:p>
          </table:table-cell>
          <table:table-cell office:value-type="string" calcext:value-type="string">
            <text:p>Acre</text:p>
          </table:table-cell>
          <table:table-cell office:value-type="string" calcext:value-type="string">
            <text:p>Justiça suspende reintegração de posse de área no Irineu Serra</text:p>
          </table:table-cell>
          <table:table-cell office:value-type="string" calcext:value-type="string">
            <text:p>https://ac24horas.com/2022/11/10/justica-suspende-reintegracao-de-posse-de-area-do-governo-invadida-no-irineu-serra/</text:p>
          </table:table-cell>
          <table:table-cell office:value-type="string" calcext:value-type="string">
            <text:p>A Defensoria Pública do Estado do Acre conseguiu suspender na justiça, nesta quarta-feira, 8, a ação de reintegração de posse a favor do governo do estado contra cerca de 80 famílias que invadiram uma área de terra na região do Irineu Serra, em Rio Branco.Após decisão favorável em um primeiro momento, os defensores públicos Celso Araújo e Roberta Caminha recorreram e afirmaram que as famílias não têm para onde ir e o estado não faz uso do terreno.“Tratam-se de pessoas hipossuficientes financeiramente, não tendo onde residirem ou laborarem. Desse modo, estima-se que aproximadamente mais de (80) oitenta famílias estejam ocupadas na área. Dentre todos os ocupantes, estão menores impúberes, deficientes físicos, idosos, vítimas de violência popular, todos do extremo grupo de risco e vulnerabilidade social. Sendo assim, não trata-se de mera ocupação irregular, mas sim de cidadãos buscando uma moradia digna para poder sobreviver com suas famílias e crianças, para que ao final do dia não retém por dormir na rua. O bem, objeto da presente ocupação trata-se de área que o Estado Demandante não faz uso, de modo que o mesmo estava abandonado, sem função social alguma. Agora, com a ocupação por partes dos Demandados, tem-se enfim alguma utilidade para área, que é a de proporcionar, ainda que de modo não completo, uma vida mais digna àqueles que precisam”, contestam os defensores.Em outro trecho da ação, os representantes da Defensoria Pública dizem que prosseguir com a desocupação da área é atentar contra a dignidade humana de todos aqueles que ali encontraram abrigo para residirem. No momento que concluída a desocupação, não se terá um terreno vazio, mas sim mais de 80 (oitenta) famílias sem abrigo para se manterem durante a longa jornada de seus dia”.A decisão foi parar nas mãos da juíza Zenair Ferreira Bueno da 2ª Vara da Fazenda Pública do Acre. A magistrada concordou com os argumentos dos defensores e suspendeu a ação de reintegração de posse até que algumas situações sejam resolvidas, entre elas a eventual existência de abrigos públicos ou locais com condições dignas de moradia para as famílias.“Determino a imediata suspensão do cumprimento do mandado de reintegração de posse expedido nestes autos até que se tenham notícias do Tribunal de Justiça local acerca do regime de transição para a retomada da execução das decisões suspensas, especialmente no que diz respeito: a) à instalação de comissão de conflitos fundiários que possa servir de apoio operacional aos juízes e à elaboração da estratégia de retomada da execução de decisões suspensas; b) à forma como serão realizadas as inspeções judiciais e audiências de mediação pelas sobreditas comissões; e c) a eventual existência de abrigos públicos (ou locais com condições dignas) para fins de encaminhamento das pessoas em situação de vulnerabilidade eventualmente afetadas, notadamente no que diz respeito ao resguardo do direito à moradia”, diz Zenair em sua decis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efensoria Pública do Estado do Acre conseguiu suspender na justiça, nesta quarta-feira, 8, a ação de reintegração de posse a favor do governo do estad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JESSICA-E-JUH.jpg?resize=400%2C240&amp;ssl=1</text:p>
          </table:table-cell>
          <table:table-cell office:value-type="string" calcext:value-type="string">
            <text:p>Acre</text:p>
          </table:table-cell>
          <table:table-cell office:value-type="string" calcext:value-type="string">
            <text:p>Influenciadoras do Acre gravam com Gretchen e Inês Brasil</text:p>
          </table:table-cell>
          <table:table-cell office:value-type="string" calcext:value-type="string">
            <text:p>https://ac24horas.com/2022/11/10/influenciadoras-do-acre-gravam-publicidade-com-gretchen-e-ines-brasil/</text:p>
          </table:table-cell>
          <table:table-cell office:value-type="string" calcext:value-type="string">
            <text:p>As blogueiras acreanas, Jéssica Ingred e Juh Velegas foram convidadas mais uma vez para participar de gravações publicitárias para a marca Sapatinho de Luxo e desembarcaram na última quarta-feira, 9, em Manaus para fazer os vídeos.Outras influenciadores de várias partes do Brasil também participam da ação, além disso, a cantora Inês Brasil, conhecida nacionalmente com o hit ‘Make Love’ e a “Rainha do rebolado”, Gretchen, fazem parte do elenco.Não se sabe ainda quando a propaganda será veiculada nas mídias, mas a iniciativa faz parte da campanha de Black Friday, temporada de promoções no Brasil e em todo o mundo.Realizando um sonho, Jéssica Ingred disse estar feliz demais por estar ao lado de uma grande admiradora, Gabriela Sales, mais conhecida como Rica de Marré. “Primeira campanha com a Rica de Marré. Ah como estou feliz”, declarou.Já Juh Velegas, pousou ao lado de Inês Brasil. “Gente ela é legal demais, não tem como explicar”, afirmou. A web-celebridade chegou a brincar, dizendo que achava que Juliana seria uma travesti. “Essa mulher falando, eu pensei, olha o travesti que está no meio da gen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blogueiras acreanas, Jéssica Ingred e Juh Velegas foram convidadas mais uma vez para participar de gravações publicitárias para a marca Sapatinho de Luxo e desembarcaram...</text:p>
          </table:table-cell>
          <table:table-cell office:value-type="string" calcext:value-type="string">
            <text:p>Deylon Félix</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09.37.36.jpeg?resize=400%2C240&amp;ssl=1</text:p>
          </table:table-cell>
          <table:table-cell office:value-type="string" calcext:value-type="string">
            <text:p>Na rede</text:p>
          </table:table-cell>
          <table:table-cell office:value-type="string" calcext:value-type="string">
            <text:p>Furto de fios deixa alunos sem aulas e Defensoria Pública sem atendimento em Cruzeiro do Sul</text:p>
          </table:table-cell>
          <table:table-cell office:value-type="string" calcext:value-type="string">
            <text:p>https://ac24horas.com/2022/11/10/furto-de-fios-deixa-alunos-sem-aulas-e-defensoria-publica-sem-atendimento-em-cruzeiro-do-sul/</text:p>
          </table:table-cell>
          <table:table-cell office:value-type="string" calcext:value-type="string">
            <text:p>O furto de fios em Cruzeiro do Sul já causa problemas na educação e no atendimento à população em órgãos públicos. O atendimento na Unidade da Defensoria Pública do Estado em Cruzeiro do Sul foi suspenso nesta quinta-feira, 10, por causa do roubo dos fios dos aparelhos de ar-condicionado na parte externa do prédio nesta madrugada.O atendimento presencial deverá voltar a funcionar na próxima quarta-feira, 16, após o feriado da Proclamação da República. Enquanto isso, a população que necessitar de atendimento terá acesso apenas ao formato on-line, por meio do site da instituição (https://defensoria.ac.def.br/).Segundo a Assessoria de Comunicação, esta é a terceira vez, nos últimos dois meses, que ações como estas são identificadas no local.De acordo com a defensora-geral, Simone Santiago, o atendimento à população fica prejudicado. “Não temos como atender até que haja a reposição dos fios e os aparelhos voltem a funcionar. É um prédio que exige a climatização e é inviável atender a população em condições insalubres”, disse.A DPE/AC vai registrar um boletim de ocorrência na Polícia Civil.Problema também na EducaçãoAs aulas desta quinta-feira, 10 e de sexta-feira 11, estão suspensas para uma turma de 25 alunos da Escola São José em Cruzeiro do Sul porque ladrões roubaram fios da unidade de ensino, afetando a iluminação e a refrigeração de uma sala de aula. A Escola de Ensino Fundamental São José tem 1.219 alunos.Os fios foram roubados na madrugada de terça-feira, 8. A diretora da Escola São José, Rosa Mônica, conta que os fios de cobre do ar condicionado foram danificados.“Os de cobre eles não conseguiram levar todos mas danificaram. Como está muito quente, não há como manter os alunos em sala de aula sem ar condicionado. Por isso suspendemos as aulas desta turma específica”, relata a diretora Rosa Mônica.A gestora relata que Energisa solucionou problema da fiação de energia, mas a reposição do fio de cobre do ar-condicionado depende da secretaria de Estado de Educação. “A secretaria já foi acionada para fazer a manutenção e instalação” , cita ela afirmando que a Polícia investiga o caso.Na semana passada um homem foi flagrado roubando fios da iluminação pública do portal que fica localizado no centro de Cruzeiro do Sul, próximo ao embarque das van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furto de fios em Cruzeiro do Sul já causa problemas na educação e no atendimento à população em órgãos públicos. O atendimento na Unidade d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ATOR-PINCEL.jpg?resize=400%2C240&amp;ssl=1</text:p>
          </table:table-cell>
          <table:table-cell office:value-type="string" calcext:value-type="string">
            <text:p>Destaque 6</text:p>
          </table:table-cell>
          <table:table-cell office:value-type="string" calcext:value-type="string">
            <text:p>Ator Roberto Guilherme, o Sargento Pincel, morre no Rio aos 84 anos</text:p>
          </table:table-cell>
          <table:table-cell office:value-type="string" calcext:value-type="string">
            <text:p>https://ac24horas.com/2022/11/10/ator-roberto-guilherme-o-sargento-pincel-morre-no-rio-aos-84-anos/</text:p>
          </table:table-cell>
          <table:table-cell office:value-type="string" calcext:value-type="string">
            <text:p>Conhecido pelo papel marcante e irreverente do Sargento Pincel, em “Os Trapalhões”, da TV Globo, o ator Roberto Guilherme, de 84 anos, morreu nesta quinta-feira (10), no Rio de Janeiro. O artista, que também era dublador, estava internado na Clínica São Vicente, na Gávea, Zona Sul.A informação foi confirmada pela família do artista e também por Lívia Aragão, mulher do também ator Renato Aragão. Pinça, como também era carinhosamente chamado, lutava contra um câncer havia alguns anos.O Sargento Pincel contracenava com o Soldado 49, interpretado por Renato Aragão. A careca, que virou sua marca registrada, surgiu no programa, com o ator tendo os cabelos raspados em uma esquete humorística.O artista, que foi batizado como Edward Guilherme Nunes da Silva, nasceu em Ladário, Corumbá (MT), em 25 de agosto de 1938. O nome Roberto foi uma homenagem feita ao cantor Roberto Carlos.Antes de se mudar para o Rio de Janeiro, aos 8 anos de idade, ele morou na cidade de Natal (RN), e aos 11 anos, começou a trabalhar em uma loja que fazia e consertava tamancos. Aos 14, passou a jogar futebol profissionalmente, como ponta-esquerda, no Vasco da Gama.Quatro anos depois, ele se alistou no Exército e tornou-se paraquedista. Entretanto, não abandonou o futebol. Ele chegou a disputar partidas pela Seleção Brasileira Militar de Futebol ao lado de Pelé. Representando o Brasil, Roberto Guilherme disputou partidas nos Estados Unidos, Inglaterra, Panamá, e Colômbia, e foi campeão sul-americano na categoria.Ainda no Exército, ele escreveu uma peça de teatro amador encenada no Olaria Atlético Clube, na Zona Norte do Rio. Mas um dia um ator faltou, e Guilherme acabou o substituindo. Um produtor viu a peça, e convidou Roberto Guilherme para trabalhar na TV Rio.Em 1963, o agora ator, foi para a TV Excelsior, onde conheceu Renato Aragão, o Didi. Eles contracenaram pela primeira vez no humorístico ‘Um Dois, Feijão Com Arroz’ (1965), que ainda tinha no elenco Dedé Santana, Dary Reis e Átila Iório. Depois, o ator passou a fazer parte do elenco fixo de “Adoráveis Trapalhões”, que tinha como astros principais Didi, Ted Boy Marino, Ivon Cury e Wanderley Cardoso.Com o mesmo elenco, também atuou em “Os Legionários” (1965), onde interpretava um militar, que não tinha nome, mas era o embrião do ‘sargento Pincel’. Na Excelsior, ele ainda atuou no programa de aventuras ‘002 Contra o Crime’ (1965) e na novela infanto-juvenil ‘A Ilha do Tesouro’ (1966).Da Excelsior, Roberto Guilherme foi para a TV Record, onde viveu o Sargento Pincel pela primeira vez, no programa “Quartel do Barulho” (1966). Depois, passou a fazer dupla com Renato Aragão no programa “Praça da Alegria”, ainda na Record. A convite de Wilton Franco, Roberto Guilherme retornou a Record, para trabalhar no programa “Os Insociáveis” (1971-1974), que reunia no elenco Didi, Dedé, Mussum e a cantora Vanusa.Em 1969, o ator foi para a TV Tupi, trabalhar com Costinha no programa “Do Que Se Trata” (1969). E ao lado de José Santa Cruz formou a dupla Jojoca e Xexéu, que fez muito sucesso no programa ‘Telecentral do Riso’. Roberto Guilherme era Xexéu, um valentão que usava da ingenuidade de Jojoca para aplicar golpes e conquistar as garotas.Em 1975 a trupe foi para a Tupi, e Zacarias passou a ser o quarto integrante do quarteto. Surgia ‘Os Trapalhões’. Roberto Guilherme também fazia parte do programa, com personagens de apoio. O programa ficou no ar até 1976. Na Tupi, Roberto Guilherme também fez parte do programa jornalístico ‘Abertura’, idealizado por Fernando Barbosa Sobrinho.Em 1980, o ator chegou a fazer teste para interpretar o palhaço Bozo, no SBT, mas perdeu a vaga para Wandeko Pipoca. Em 1981, Guilherme foi para a TV Globo, onde participou de programas como ‘Viva o Gordo’ e ‘Balança Mais Não Cai’.No entanto, foi no retorno de ‘Os Trapalhões’, que ficou na memória do público. Entre 1982 a 2013, atuou em diversos projetos liderados por Renato Aragão, inclusive ‘Os Trapalhões em Portugal’ (1995-1997), produzido pela SIC (televisão portugues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nhecido pelo papel marcante e irreverente do Sargento Pincel, em “Os Trapalhões”, da TV Globo, o ator Roberto Guilherme, de 84 anos, morreu nesta quinta-feira (10),...</text:p>
          </table:table-cell>
          <table:table-cell office:value-type="string" calcext:value-type="string">
            <text:p>Com informações do G1</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1668095478367.jpg?resize=400%2C240&amp;ssl=1</text:p>
          </table:table-cell>
          <table:table-cell office:value-type="string" calcext:value-type="string">
            <text:p>Cotidiano</text:p>
          </table:table-cell>
          <table:table-cell office:value-type="string" calcext:value-type="string">
            <text:p>Rio Branco terá Especial Scorpions com cantor Laurence Lacerda, nessa sexta-feira</text:p>
          </table:table-cell>
          <table:table-cell office:value-type="string" calcext:value-type="string">
            <text:p>https://ac24horas.com/2022/11/10/rio-branco-tera-especial-scorpions-com-cantor-laurence-lacerda-nessa-sexta-feira/</text:p>
          </table:table-cell>
          <table:table-cell office:value-type="string" calcext:value-type="string">
            <text:p>Diretamente de Porto Velho, o cantor Laurence Lacerda chega a Rio Branco para o Especial da banda alemã Scorpions, nesta sexta-feira, 11, às 22 horas, no Studio Beer, com pré-show de Bárbara Maia.No repertório, os grandes sucessos que fazem parte da cena musical internacional há mais de 5 décadas, como as músicas ‘Wind of Change’, ‘Still Loving You’, Always Somewhere’, ‘Rock You Like A Hurricane’ e muitas outras.Para mais informações e vendas de ingressos, entrar em contato com o número (68) 99973-5138. O evento tem apoio do grupo Metal Friend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iretamente de Porto Velho, o cantor Laurence Lacerda chega a Rio Branco para o Especial da banda alemã Scorpions, nesta sexta-feira, 11, às 22 horas, no...</text:p>
          </table:table-cell>
          <table:table-cell office:value-type="string" calcext:value-type="string">
            <text:p>Deylon Félix</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DESTACADA-BREMMER.jpg?resize=400%2C240&amp;ssl=1</text:p>
          </table:table-cell>
          <table:table-cell office:value-type="string" calcext:value-type="string">
            <text:p>Destaque 4</text:p>
          </table:table-cell>
          <table:table-cell office:value-type="string" calcext:value-type="string">
            <text:p>Fisioterapeuta do Acre que se masturbou na frente de cliente é condenado</text:p>
          </table:table-cell>
          <table:table-cell office:value-type="string" calcext:value-type="string">
            <text:p>https://ac24horas.com/2022/11/10/fisioterapeuta-do-acre-que-se-masturbou-na-frente-de-cliente-e-condenado-a-prestar-servico-comunitario/</text:p>
          </table:table-cell>
          <table:table-cell office:value-type="string" calcext:value-type="string">
            <text:p>O Juízo da 2ª Vara Criminal de Rio Branco determinou que o fisioterapeuta Paulo Bremer Maciel Sarkis, preste serviços à comunidade por um ano e quatro meses, por se masturbar, enquanto realizava um procedimento cirúrgico, na frente de um cliente.O crime sexual, disposto no artigo 215 do Código Penal, gerou consequências à vítima, que ficou abalada com o ocorrido. A juíza Louise Kristina estabeleceu ao réu ainda a obrigação de pagar prestação pecuniária de cinco salários mínimos.A ação também encaminhou notificação ao Conselho Regional de Fisioterapia e Terapia Ocupacional sobre a condenação criminal, pois os atos ilícitos foram cometidos no exercício profissional, portanto, sendo pertinente a adoção de providências disciplinares em desfavor do acusado.Entenda o casoA vítima narrou que fez lipoaspiração e por isso agendou procedimentos com laser e drenagens com o fisioterapeuta. Durante o atendimento, ela estava utilizando óculos escuros para proteção contra a irradiação, contudo percebeu que Paulo se tocava enquanto realizava o procedimento.Segundo o depoimento da cliente, quando tirou os óculos, ele tentou ocultar o crime, mas estava com suas partes íntimas expostas. O réu chorou, disse que se tratava apenas de uma coceira e pediu para que ela não contasse ao seu marido, porque destruiria sua carreira.Por sua vez, quando Bremer foi interrogado, negou os fatos e justificou a situação como reações de uma alergia pelo corpo. Ao analisar o mérito, a magistrada destacou a culpabilidade do profissional, por utilizar da confiança depositada pela vítima em seu trabalho, ou seja, da sua condição de fisioterapeuta para praticar o ato libidinoso.O processo tramita em segredo de justiça, mas a decisão com o nome do réu foi exposta na edição do dia 4 de novembro de 2022 no diário do Tribunal de Justiça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Juízo da 2ª Vara Criminal de Rio Branco determinou que o fisioterapeuta Paulo Bremer Maciel Sarkis, preste serviços à comunidade por um ano e quatro...</text:p>
          </table:table-cell>
          <table:table-cell office:value-type="string" calcext:value-type="string">
            <text:p>Admin Ac24horas</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BOLSONARISTAS-QUARTEL.jpg?resize=400%2C240&amp;ssl=1</text:p>
          </table:table-cell>
          <table:table-cell office:value-type="string" calcext:value-type="string">
            <text:p>Destaque 4</text:p>
          </table:table-cell>
          <table:table-cell office:value-type="string" calcext:value-type="string">
            <text:p>Bolsonaristas dizem que ficarão “por tempo indeterminado” no 4º BIS</text:p>
          </table:table-cell>
          <table:table-cell office:value-type="string" calcext:value-type="string">
            <text:p>https://ac24horas.com/2022/11/10/bolsonaristas-do-acre-dizem-que-ficarao-por-tempo-indeterminado-em-frente-ao-4o-bis/</text:p>
          </table:table-cell>
          <table:table-cell office:value-type="string" calcext:value-type="string">
            <text:p>Dezenas de apoiadores do presidente da República, candidato derrotado, Jair Bolsonaro (PL), decidiram manter a manifestação em frente ao Comando de Fronteira Acre/ – 4º Batalhão de Infantaria de Selva, 4° BIS, na manhã desta quinta-feira, 10, em protesto ao resultado das urnas que proclamou Lula presidente do Brasil em 2023.A decisão pela continuidade das manifestações ocorreu depois da entrega do relatório feito pelas forças armadas ao Tribunal Superior Eleitoral (TSE) que aponta inconsistência no processo eleitoral. Um dos manifestantes que conversou com a reportagem doac24horas, afirmou que o movimento deve continuar em todo o país.“Vai ser por tempo indeterminado”, declarou o apoiador da manifestação que não revelou a identidade.Segundo informações apuradas, os manifestantes devem aguardar o prazo de 10 dias para que o TSE responda aos questionamentos feitos pelas forças armad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zenas de apoiadores do presidente da República, candidato derrotado, Jair Bolsonaro (PL), decidiram manter a manifestação em frente ao Comando de Fronteira Acre/ – 4º Batalhão...</text:p>
          </table:table-cell>
          <table:table-cell office:value-type="string" calcext:value-type="string">
            <text:p>Saimo Martins</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CODIFO.jpg?resize=400%2C240&amp;ssl=1</text:p>
          </table:table-cell>
          <table:table-cell office:value-type="string" calcext:value-type="string">
            <text:p>Cotidiano</text:p>
          </table:table-cell>
          <table:table-cell office:value-type="string" calcext:value-type="string">
            <text:p>Em nova nota, Defesa volta a levantar hipóteses, mas nega fraude nas eleições</text:p>
          </table:table-cell>
          <table:table-cell office:value-type="string" calcext:value-type="string">
            <text:p>https://ac24horas.com/2022/11/10/em-nova-nota-defesa-volta-a-levantar-hipoteses-mas-nega-fraude-nas-eleicoes/</text:p>
          </table:table-cell>
          <table:table-cell office:value-type="string" calcext:value-type="string">
            <text:p>Em novo comunicado, o Ministério da Defesa informou que a nota veiculada na noite dessa quarta-feira (10/11), na qual confirmou que não houve fraude no pleito eleitoral, foi “distorcida”. O documento não destacou elementos que indicassem possibilidade de fraude no pleito do último dia 30 de outubro. As eleições determinaram que Luiz Inácio Lula da Silva (PT) será o próximo presidente da República.Apesar de alegar que existe “possibilidade” de fraude no pleito, o órgão, no entanto, não apontou se há provas concretas de efetiva falha nas urnas eletrônicas.“Com a finalidade de evitar distorções do conteúdo do relatório enviado ontem (9/11), ao Tribunal Superior Eleitoral (TSE), o Ministério da Defesa esclarece que o acurado trabalho da equipe de técnicos militares na fiscalização do sistema eletrônico de votação, embora não tenha apontado, também não excluiu a possibilidade da existência de fraude ou inconsistência nas urnas eletrônicas e no processo eleitoral de 2022. Ademais, o relatório indicou importantes aspectos que demandam esclarecimentos”, reforçou a nota.Em outras palavras, as Forças Armadas apenas reforçaram as constatações que haviam sido feitas e divulgadas por meio de ofício, na qual levanta hipóteses e circunstâncias sobre eventuais fraudes, mas não apresenta provas.Veja a íntegra da nota:Com a finalidade de evitar distorções do conteúdo do relatório enviado, ontem (9.11), ao Tribunal Superior Eleitoral (TSE), o Ministério da Defesa esclarece que o acurado trabalho da equipe de técnicos militares na fiscalização do sistema eletrônico de votação, embora não tenha apontado, também não excluiu a possibilidade da existência de fraude ou inconsistência nas urnas eletrônicas e no processo eleitoral de 2022. Ademais, o relatório indicou importantes aspectos que demandam esclarecimentos. Entre eles:– houve possível risco à segurança na geração dos programas das urnas eletrônicas devido à ocorrência de acesso dos computadores à rede do TSE durante a compilação do código-fonte;– os testes de funcionalidade das urnas (Teste de Integridade e Projeto-Piloto com Biometria), da forma como foram realizados, não foram suficientes para afastar a possibilidade da influência de um eventual código malicioso capaz de alterar o funcionamento do sistema de votação; e– houve restrições ao acesso adequado dos técnicos ao código-fonte e às bibliotecas de software desenvolvidas por terceiros, inviabilizando o completo entendimento da execução do código, que abrange mais de 17 milhões de linhas de programação.Em consequência dessas constatações e de outros óbices elencados no relatório, não é possível assegurar que os programas que foram executados nas urnas eletrônicas estão livres de inserções maliciosas que alterem o seu funcionamento.Por isso, o Ministério da Defesa solicitou ao TSE, com urgência, a realização de uma investigação técnica sobre o ocorrido na compilação do código-fonte e de uma análise minuciosa dos códigos que efetivamente foram executados nas urnas eletrônicas, criando-se, para esses fins, uma comissão específica de técnicos renomados da sociedade e de técnicos representantes das entidades fiscalizadoras.Por fim, o Ministério da Defesa reafirma o compromisso permanente da Pasta e das Forças Armadas com o Povo brasileiro, a democracia, a liberdade, a defesa da Pátria e a garantia dos Poderes Constitucionais, da lei e da ordem.O que diz o relatório das Forças ArmadasO texto, assinado pelo ministro da Defesa, Paulo Sérgio Nogueira, e encaminhado ao Tribunal Superior Eleitoral (TSE), destaca dois pontos observados pelos especialistas das Forças Armadas. O primeiro é que “foi observado que a ocorrência de acesso à rede, durante a compilação do código-fonte e consequente geração dos programas (códigos binários), pode configurar relevante risco à segurança do processo”.O segundo, dos testes de funcionalidade, realizados por meio do Teste de Integridade e do Projeto-Piloto com Biometria, para o Ministério da Defesa, “não é possível afirmar que o sistema eletrônico de votação está isento da influência de um eventual código malicioso que possa alterar o seu funcionamento”. Apesar de levantar a suspeita, o documento não diz como o sistema poderia ter o funcionamento alterado ou se isso ocorreu.Assim, a Defesa sugere que seja realizada uma investigação técnica para melhor conhecimento do ocorrido na compilação do código-fonte e de seus possíveis efeitos; a promoção de análise minuciosa dos códigos binários que efetivamente foram executados nas urnas eletrônicas; além da criação de comissão específica, “integrada por técnicos renomados da sociedade e por técnicos representantes das entidades fiscalizadoras”.O relatório foi produzido pela equipe técnica das Forças Armadas acerca da fiscalização do sistema eletrônico de votação. Os profissionais são oficiais de carreira especialistas em gestão e operação de sistemas de tecnologia da informação; em engenharia de computação e de telecomunicações; em defesa cibernética; entre out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novo comunicado, o Ministério da Defesa informou que a nota veiculada na noite dessa quarta-feira (10/11), na qual confirmou que não houve fraude no pleito...</text:p>
          </table:table-cell>
          <table:table-cell office:value-type="string" calcext:value-type="string">
            <text:p>CNN Brasil</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09.47.58-2.jpeg?resize=400%2C240&amp;ssl=1</text:p>
          </table:table-cell>
          <table:table-cell office:value-type="string" calcext:value-type="string">
            <text:p>Acre</text:p>
          </table:table-cell>
          <table:table-cell office:value-type="string" calcext:value-type="string">
            <text:p>Estudantes da rede pública participam do Campus Tour 2022 da Uninorte</text:p>
          </table:table-cell>
          <table:table-cell office:value-type="string" calcext:value-type="string">
            <text:p>https://ac24horas.com/2022/11/10/estudantes-da-rede-publica-participam-do-campus-tour-2022-da-uninorte/</text:p>
          </table:table-cell>
          <table:table-cell office:value-type="string" calcext:value-type="string">
            <text:p>O Centro Universitário Uninorte realiza nesta quinta-feira, 10, o Campus Tour 2022, evento que tem o objetivo de apresentar o dia a dia da instituição acadêmica e auxiliar na escolha profissional de estudantes do ensino médio da cidade de Rio Branco.De acordo com a organização do evento, são esperados cerca de 331 alunos de três escolas diferentes: o Colégio Militar Tiradentes, Heloísa Mourão Marques e Raimundo Silva – escolas públicas da cidade que concluem o terceiro ano do ensino médio na capital acreana.O “Campus Tour” funciona como uma vitrine de profissões para os jovens que estão decidindo que profissão seguir. Para isso, vão contar com uma série de atividades expositivas sobre os principais cursos de graduação oferecidos pela Uninorte, como Enfermagem, Odontologia, Biomedicina, Direito, Publicidade e Propaganda, Licenciaturas, Administração, Engenharias, entre outros.A organizadora do evento, Maria Luiza, contou que a amostra serve para os alunos conhecerem os cursos acadêmicos da instituição. “Temos mais de 30 cursos da graduação e 20 de pós graduação. É uma oportunidade para os alunos e a sociedade em geral conhecerem a Uninorte”, declarou.A instituição realiza a amostra da motocicleta do Serviço Avançado de Urgência e Emergência de Rio Branco (SAMU), que, nas primeiras horas do dia, já é a atração do evento. O técnico de enfermagem, Paulo Moura, contou que a modalidade é mais rápida e, consequentemente, salva vidas. “A vantagem é o tempo”, revelou.No Campus Tour, os participantes serão recepcionados pelos professores e alunos da Uninorte, que vão apresentar as rotinas e tarefas de diferentes cursos de graduação.As atividades programadas, estão: soluções químicas; criação de jogos 2D; projeção mapeada; simulação de parada cardiorrespiratória; simulação de atendimento por um cirurgião dentista; uso de microscópio e demais atividad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entro Universitário Uninorte realiza nesta quinta-feira, 10, o Campus Tour 2022, evento que tem o objetivo de apresentar o dia a dia da instituição acadêmica...</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5/ALCKMIN-E-LULA.jpg?resize=400%2C240&amp;ssl=1</text:p>
          </table:table-cell>
          <table:table-cell office:value-type="string" calcext:value-type="string">
            <text:p>Destaque 6</text:p>
          </table:table-cell>
          <table:table-cell office:value-type="string" calcext:value-type="string">
            <text:p>Lula diz que Alckmin não será ministro do futuro governo</text:p>
          </table:table-cell>
          <table:table-cell office:value-type="string" calcext:value-type="string">
            <text:p>https://ac24horas.com/2022/11/10/lula-diz-que-alckmin-nao-sera-ministro-do-futuro-governo/</text:p>
          </table:table-cell>
          <table:table-cell office:value-type="string" calcext:value-type="string">
            <text:p>O presidente eleito Lula (PT) afirmou nesta quinta-feira (10) que o vice-presidente eleito Geraldo Alckmin (PSB) não será ministro do futuro governo.Lula deu a declaração ao se reunir com políticos aliados no Centro Cultural Banco do Brasil (CCBB) em Brasília, onde funciona a transição de governo. Entre os presentes ao encontro também estavam o próprio Alckmin e a presidente do PT, deputada Gleisi Hoffmann.Ex-governador de São Paulo, Alckmin coordena a equipe e dividiu os trabalhos em grupos, que discutem, por exemplo, saúde, desenvolvimento social e economia.“Eu fiz questão de colocar o Alckmin como coordenador para que ninguém pensasse que o coordenador vai ser ministro. Ele não disputa vaga de ministro porque é o vice-presidente”, declarou Lula nesta quinta.Ainda no discurso, Lula afirmou que os “perdedores” da disputa eleitoral vão ter o direito de “escrever” a história do país e participar do processo de transição de governo.“A gente costuma dizer que quem conta a história de uma nação são os vencedores, os perdedores não tem o direito de escrever. Nesse caso eu queria dizer pra vocês: os perdedores vão ter o direito de escrever e vão ter o direito de participar desse processo de transição e desta governança”, afirmou o presidente elei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eleito Lula (PT) afirmou nesta quinta-feira (10) que o vice-presidente eleito Geraldo Alckmin (PSB) não será ministro do futuro governo. Lula deu a declaração...</text:p>
          </table:table-cell>
          <table:table-cell office:value-type="string" calcext:value-type="string">
            <text:p>Com informações do G1</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0/CadUnico.png?resize=400%2C240&amp;ssl=1</text:p>
          </table:table-cell>
          <table:table-cell office:value-type="string" calcext:value-type="string">
            <text:p>Cotidiano</text:p>
          </table:table-cell>
          <table:table-cell office:value-type="string" calcext:value-type="string">
            <text:p>Prazo para atualização de dados do CadÚnico termina amanhã</text:p>
          </table:table-cell>
          <table:table-cell office:value-type="string" calcext:value-type="string">
            <text:p>https://ac24horas.com/2022/11/10/prazo-para-atualizacao-de-dados-do-cadunico-termina-amanha/</text:p>
          </table:table-cell>
          <table:table-cell office:value-type="string" calcext:value-type="string">
            <text:p>As famílias inscritas no Cadastro Único têm até esta sexta-feira (11) para atualizar os dados do Cadastro Único (CadÚnico), data em que se encerra o prazo de revisão de dados. O prazo foi prorrogado devido às grandes filas que têm sido formadas em Centros de Referência em Assistência Socual (Cras) de todo o país.Segundo o Ministério da Cidadania, neste ano, apenas as famílias com cadastros revisados pela última vez em 2016 ou 2017 foram convocadas para atualizar as informações junto aos municípios.O processo de revisão cadastral foi escalonado devido dos impactos causados pela pandemia de covid-19. Com isso, as famílias que atualizaram dados pela última vez em 2018 ou 2019 serão convocadas nos próximos anos.“As famílias inscritas no Cadastro Único devem atualizar os dados a cada dois anos ou sempre que houver alguma alteração. Quem for convocado para averiguação e revisão de dados deve comparecer a um Centro de Referência de Assistência Social ou a um posto de atendimento do Cadastro Único do município”, informou o ministério em nota.Segundo a pasta, a atualização cadastral é “fundamental para assegurar a qualidade dos dados e garantir que as informações registradas na base do Cadastro Único estejam sempre de acordo com a realidade das famílias”.A atualização do cadastro é obrigatória para a continuidade do recebimento de benefícios pagos via programas sociais como o Auxílio Brasil, o Benefício de Prestação Continuada (BPC), a Tarifa Social de Energia Elétrica (TSEE) e a ID Jove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famílias inscritas no Cadastro Único têm até esta sexta-feira (11) para atualizar os dados do Cadastro Único (CadÚnico), data em que se encerra o praz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9/RECEITA-IMPOSTO.jpg?resize=400%2C240&amp;ssl=1</text:p>
          </table:table-cell>
          <table:table-cell office:value-type="string" calcext:value-type="string">
            <text:p>Cotidiano</text:p>
          </table:table-cell>
          <table:table-cell office:value-type="string" calcext:value-type="string">
            <text:p>PT cogita deixar correção do Imposto de Renda de fora da PEC de transição</text:p>
          </table:table-cell>
          <table:table-cell office:value-type="string" calcext:value-type="string">
            <text:p>https://ac24horas.com/2022/11/10/pt-cogita-deixar-correcao-do-imposto-de-renda-de-fora-da-pec-de-transicao/</text:p>
          </table:table-cell>
          <table:table-cell office:value-type="string" calcext:value-type="string">
            <text:p>Parlamentares do Partido dos Trabalhadores (PT) têm cogitado deixar a correção da tabela do Imposto de Renda de pessoas físicas de fora da Proposta de Emenda à Constituição (PEC) de Transição. Promessa de campanha do presidente eleito Luiz Inácio Lula da Silva (PT), o tema enfrenta resistência no Congresso Nacional.Deputados federais e senadores ouvidos pela CNN afirmaram que a reforma do Imposto de Renda exige um debate “muito maior e mais demorado”, o que dificulta sua aprovação na PEC e durante um período de transição de governo.Além disso, parlamentares têm afirmado que há no Congresso diversos textos sobre o assunto em tramitação e que seria mais justo negociar a correção da tabela do imposto à parte, por meio de projeto de lei. A ideia seria tentar concluir a votação de uma proposta sobre o assunto ainda neste ano para que 2023 comece com a nova tabela.Dessa forma, a PEC trataria apenas de assuntos considerados inadiáveis, como o Auxílio Brasil permanente em R$ 600 — a proposta do orçamento de 2023 enviada pelo governo do presidente Jair Bolsonaro (PL) é que volte a ser de R$ 400.Há uma preocupação também em relação a quanto a reforma irá custar. Menos pessoas pagariam o imposto de renda. Isso fará com que o governo federal arrecade menos em receitas. Segundo interlocutores, há quem diga que R$ 22 bilhões sejam suficientes, mas, por outro lado, o valor poderia chegar na casa dos R$ 112 bilhões.Estudos do impacto financeiro da nova tabela do imposto de renda foram solicitados à Comissão de Mista de Orçamento (CMO) e à Receita Federal. No entanto, ainda não foram concluídos.Atualmente, a isenção é para quem recebe salário de até R$ 1.903,98. Em campanha, Lula disse que pretende isentar do imposto quem recebe salário de até R$ 5 mil. Isso porque as alíquotas em vigor não vêm sendo atualizadas de acordo com a inflação desde 2015. Quanto maior o salário, maior o desconto do imposto de renda.A correção da tabela também foi prometida pelo presidente Jair Bolsonaro (PL) durante a campanha eleitoral, inclusive em 2018. Por isso, em tese, a alternativa também encontra respaldo entre lideranças de partidos de centro e de direi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arlamentares do Partido dos Trabalhadores (PT) têm cogitado deixar a correção da tabela do Imposto de Renda de pessoas físicas de fora da Proposta de Emenda...</text:p>
          </table:table-cell>
          <table:table-cell office:value-type="string" calcext:value-type="string">
            <text:p>CNN Brasil</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5/lula.jpg?resize=400%2C240&amp;ssl=1</text:p>
          </table:table-cell>
          <table:table-cell office:value-type="string" calcext:value-type="string">
            <text:p>Destaque 6</text:p>
          </table:table-cell>
          <table:table-cell office:value-type="string" calcext:value-type="string">
            <text:p>Lula chega à sede da transição de governo e se reúne com aliados</text:p>
          </table:table-cell>
          <table:table-cell office:value-type="string" calcext:value-type="string">
            <text:p>https://ac24horas.com/2022/11/10/lula-chega-a-sede-da-transicao-de-governo-e-se-reune-com-aliados/</text:p>
          </table:table-cell>
          <table:table-cell office:value-type="string" calcext:value-type="string">
            <text:p>O presidente eleito Luiz Inácio Lula da Silva (PT) chegou na manhã desta quinta-feira (10) ao Centro Cultural Banco do Brasil (CCBB), em Brasília, para visitar, pela primeira vez, as instalações da sede do governo de transição.No CCBB, Lula tomará as decisões do novo governo até tomar posse, em 1º de janeiro, quando passará a despachar do Palácio do Planalto. Ele também se reunirá com parlamentares das bancadas aliadas para falar sobre a transição de governo.Além dos partidos da coligação petista (PSB, PCdoB, PV, PSOL, Rede, Solidariedade, Avante e Agir), foram chamados integrantes do PSD e do MDB, que participam do conselho político da transição. A senadora Simone Tebet (MDB) e o presidente do Senado, Rodrigo Pacheco (PSD-MG), foram convidados. O senador Marcelo Castro (MBD-PI), relator-geral do Orçamento de 2023, também informou que participará da reunião.Na manhã desta quinta, Tebet, Castro e aliados de Lula como o ex-ministro da Saúde Alexandre Padilha (PT), o senador Humberto Costa (PT-PE) os deputados federais André Janones (Avante-MG) e Reginaldo Lopes (PT-MG) estiveram no local.A expectativa dos articuladores da transição é fechar e anunciar nesta quinta todos os nomes convocados para atuar no processo de transição.Na quarta (9), em coletiva de imprensa, Lula anunciou que deve também se reunir nesta quinta com membros do Superior Tribunal de Justiça (STJ).Equipe de saúde se reúne no CCBBÀs 14h, o grupo de saúde da equipe de transição se reúne no CCBB.O deputado federal Alexandre Padilha (PT-SP), que vai participar do colegiado, informou que uma das principais preocupações na área da saúde é a vacinação.O senador Humberto Costa (PT-CE) também anunciou a participação na equipe de transição no Twitter na quarta-feira (9).Próximas atividadesLula deve ir para São Paulo ainda nesta quinta-feira (10), após a reunião no CCBB.O presidente eleito também informou que viaja na segunda-feira (14), pela manhã, para o Egito, com o objetivo de participar da cúpula internacional do clima, a COP27. Lula deve ficar fora do Brasil até 19 de novembro, quando volta de visita à Portug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eleito Luiz Inácio Lula da Silva (PT) chegou na manhã desta quinta-feira (10) ao Centro Cultural Banco do Brasil (CCBB), em Brasília, para visitar,...</text:p>
          </table:table-cell>
          <table:table-cell office:value-type="string" calcext:value-type="string">
            <text:p>CNN Brasil</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0/10/dolar-hoje-2.jpg?resize=400%2C240&amp;ssl=1</text:p>
          </table:table-cell>
          <table:table-cell office:value-type="string" calcext:value-type="string">
            <text:p>Destaque 6</text:p>
          </table:table-cell>
          <table:table-cell office:value-type="string" calcext:value-type="string">
            <text:p>Ibovespa abre em forte queda; dólar avança e passa de R$ 5,30</text:p>
          </table:table-cell>
          <table:table-cell office:value-type="string" calcext:value-type="string">
            <text:p>https://ac24horas.com/2022/11/10/ibovespa-abre-em-forte-queda-dolar-avanca-e-passa-de-r-530/</text:p>
          </table:table-cell>
          <table:table-cell office:value-type="string" calcext:value-type="string">
            <text:p>O Ibovespa abriu em queda nesta quinta-feira (10), em meio a mais um dia de balanços trimestrais, entre eles de Banco do Brasil e Natura, e com agentes financeiros repercutindo o IPCA de outubro, que veio acima do esperado, enquanto aguardam dados de inflação também nos Estados Unidos. O principal índice da bolsa caía 2,1% às 10h15, aos 111.197 pontos.Já o dólar avançava cerca de 2,48% frente ao real no mesmo horário, sendo negociado, às 9h48, a R$ 5,310 na venda.A alta da moeda americana refletia a manutenção de temores domésticos sobre a agenda fiscal do presidente eleito Luiz Inácio Lula da Silva (PT),Na véspera, a moeda norte-americana à vista ganhou 0,67%, a R$ 5,184 na venda, patamar de encerramento mais alto desde 28 de outubro.O BC fará nesta sessão leilão de até 16 mil contratos de swap cambial tradicional para fins de rolagem do vencimento de 1° de dezembro de 20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bovespa abriu em queda nesta quinta-feira (10), em meio a mais um dia de balanços trimestrais, entre eles de Banco do Brasil e Natura, e...</text:p>
          </table:table-cell>
          <table:table-cell office:value-type="string" calcext:value-type="string">
            <text:p>CNN Brasil</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8/mega_sena_mcajr_abr_2904223678.jpg?resize=400%2C240&amp;ssl=1</text:p>
          </table:table-cell>
          <table:table-cell office:value-type="string" calcext:value-type="string">
            <text:p>Cotidiano</text:p>
          </table:table-cell>
          <table:table-cell office:value-type="string" calcext:value-type="string">
            <text:p>Aposta única do litoral paulista leva prêmio principal da Mega-Sena</text:p>
          </table:table-cell>
          <table:table-cell office:value-type="string" calcext:value-type="string">
            <text:p>https://ac24horas.com/2022/11/10/aposta-unica-do-litoral-paulista-leva-premio-principal-da-mega-sena/</text:p>
          </table:table-cell>
          <table:table-cell office:value-type="string" calcext:value-type="string">
            <text:p>Uma aposta do Guarujá, no litoral paulista, acertou sozinha as seis dezenas do concurso 2.536 da Mega-Sena, realizado na noite desta quarta-feira (9) e levou um prêmio de R$ 64.250.536,10.Prêmio de 5 acertos para 94 apostas ganhadoras, sendo que cada um leva R$ 55.876,02; e 4 acertos foram 9.282 apostas ganhadoras, com R$ 808,37 cada.Para o sorteio do sábado (12), o prêmio para quem acertar as seis apostas é de R$ 3 milhões.As apostas podem ser feitas até as 17 horas em qualquer lotérica do país ou pela internet, no site da Caixa Econômica Federal – acessível por celular, computador ou outros dispositivos. É necessário fazer um cadastro, ser maior de idade (18 anos ou mais) e preencher o número do cartão de crédi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aposta do Guarujá, no litoral paulista, acertou sozinha as seis dezenas do concurso 2.536 da Mega-Sena, realizado na noite desta quarta-feira (9) e levou um...</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1/10/carne_moida2.jpg?resize=400%2C240&amp;ssl=1</text:p>
          </table:table-cell>
          <table:table-cell office:value-type="string" calcext:value-type="string">
            <text:p>Cotidiano</text:p>
          </table:table-cell>
          <table:table-cell office:value-type="string" calcext:value-type="string">
            <text:p>Novas regras para comercialização de carne moída já estão em vigor</text:p>
          </table:table-cell>
          <table:table-cell office:value-type="string" calcext:value-type="string">
            <text:p>https://ac24horas.com/2022/11/10/novas-regras-para-comercializacao-de-carne-moida-ja-estao-em-vigor/</text:p>
          </table:table-cell>
          <table:table-cell office:value-type="string" calcext:value-type="string">
            <text:p>Novas regras para a comercialização de carne moída estão válidas desde 1º de novembro em todos os estabelecimentos registrados junto ao Serviço de Inspeção Federal (SIF) e ao Sistema Brasileiro de Inspeção de Produtos de Origem Animal (Sisbi-POA). De acordo com o Ministério da Agricultura, Pecuária e Abastecimento, o objetivo é dar mais transparência e segurança para a saúde dos consumidores, além de modernizar a produção.A diretora do Departamento de Inspeção de Produtos de Origem Animal (DIPOA), Ana Lúcia Viana, explica que a norma vigente é nacional, mas restrita a determinados produtores. “A princípio, a regra não vale para aquelas carnes moídas que são produzidas em supermercados e açougues, elas só servem para aquelas que são produzidas nas indústrias”.Ainda de acordo com Ana Lúcia Viana, por ser um produto altamente manipulável, a carne deve ser embalada imediatamente após a moagem, com o peso máximo de um quilo por pacote. Outra mudança da portaria é a obrigatoriedade de expor todas as especificações da carne no painel principal das embalagens, como o teor de gordura e a temperatura de conservação.“Ela trouxe como novidade a obrigatoriedade de divulgar no painel principal do rótulo o teor de gordura da carne moída, anteriormente, ela se limitava ao valor máximo de 15%, agora podem ter o valor superior a 18%, desde que esteja devidamente declarado no painel principal do rótulo. Além disso, a temperatura de conservação passou de -18º para -12º, que é a temperatura de conservação dos nossos freezers em nossas residências, outro ponto importante é que agora somente pode ser utilizado musculatura esquelética”, esclarece Ana Lúc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vas regras para a comercialização de carne moída estão válidas desde 1º de novembro em todos os estabelecimentos registrados junto ao Serviço de Inspeção Federal (SIF)...</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6/carteira-de-trabalho-digital_mcamgo_abr_240620211818-7.jpg?resize=400%2C240&amp;ssl=1</text:p>
          </table:table-cell>
          <table:table-cell office:value-type="string" calcext:value-type="string">
            <text:p>Cotidiano</text:p>
          </table:table-cell>
          <table:table-cell office:value-type="string" calcext:value-type="string">
            <text:p>Sine do Acre oferta 41 vagas de emprego nesta quinta-feira em Rio Branco; confira</text:p>
          </table:table-cell>
          <table:table-cell office:value-type="string" calcext:value-type="string">
            <text:p>https://ac24horas.com/2022/11/10/sine-do-acre-oferta-41-vagas-de-emprego-nesta-quinta-feira-em-rio-branco-confira/</text:p>
          </table:table-cell>
          <table:table-cell office:value-type="string" calcext:value-type="string">
            <text:p>O Sistema Nacional de Empregos do Acre (Sine), está disponibilizando 41 vagas de emprego para várias áreas em Rio Branco, nesta quinta-feira, 10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41 vagas de emprego para várias áreas em Rio Branco, nesta quinta-feira, 10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4/TEMPO-ACRE-1.jpeg?resize=400%2C240&amp;ssl=1</text:p>
          </table:table-cell>
          <table:table-cell office:value-type="string" calcext:value-type="string">
            <text:p>Cotidiano</text:p>
          </table:table-cell>
          <table:table-cell office:value-type="string" calcext:value-type="string">
            <text:p>Acre tem quinta-feira quente com pancadas de chuvas pontuais, aponta previsão</text:p>
          </table:table-cell>
          <table:table-cell office:value-type="string" calcext:value-type="string">
            <text:p>https://ac24horas.com/2022/11/10/acre-tem-quinta-feira-quente-com-pancadas-de-chuvas-pontuais-aponta-previsao/</text:p>
          </table:table-cell>
          <table:table-cell office:value-type="string" calcext:value-type="string">
            <text:p>O tempo nesta quinta-feira, 10, no Acre será de calor abafado, com sol, nuvens e chuvas, em geral, passageiras e pontuais, mas que devem ser fortes em algumas áreas. Os termômetros marcam máxima de 35°C na maioria dos municípios.Em Rio Branco, Brasileia e Sena Madureira podem acontecer trovoadas, com ventos soprando entre fracos e moderados, com rajadas eventuais, as características também se repetem em Cruzeiro do Sul e Tarauacá.Temperaturas:– Rio Branco, Senador Guiomard, Bujari e Porto Acre, com mínimas oscilando entre 22 e 24ºC, e máximas, entre 32 e 34ºC;– Brasileia, Epitaciolândia, Xapuri, Capixaba, Assis Brasil e Santa Rosa do Purus, com mínimas oscilando entre 21 e 23ºC, e máximas, entre 33 e 35ºC;– Plácido de Castro e Acrelândia, com mínimas oscilando entre 22 e 24ºC, e máximas, entre 32 e 34ºC;– Sena Madureira e Manuel Urbano, com mínimas oscilando entre 22 e 24ºC, e máximas, entre 32 e 34ºC;– Tarauacá e Feijó, com mínimas oscilando entre 22 e 24ºC, e máximas, entre 33 e 35ºC;– Cruzeiro do Sul, Mâncio Lima e Rodrigues Alves, com mínimas oscilando entre 23 e 25ºC, e máximas, entre 32 e 34ºC;– Marechal Thaumaturgo, Porto Walter e Jordão, com mínimas oscilando entre 23 e 25ºC, e máximas, entre 32 e 34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nesta quinta-feira, 10, no Acre será de calor abafado, com sol, nuvens e chuvas, em geral, passageiras e pontuais, mas que devem ser fortes...</text:p>
          </table:table-cell>
          <table:table-cell office:value-type="string" calcext:value-type="string">
            <text:p>Deylon Félix</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1668085301952.jpg?resize=400%2C240&amp;ssl=1</text:p>
          </table:table-cell>
          <table:table-cell office:value-type="string" calcext:value-type="string">
            <text:p>Cotidiano</text:p>
          </table:table-cell>
          <table:table-cell office:value-type="string" calcext:value-type="string">
            <text:p>Operação da PF cumpre 14 mandados em cidades do Acre</text:p>
          </table:table-cell>
          <table:table-cell office:value-type="string" calcext:value-type="string">
            <text:p>https://ac24horas.com/2022/11/10/operacao-da-pf-cumpre-14-mandados-de-prisao-busca-e-apreensao-no-acre/</text:p>
          </table:table-cell>
          <table:table-cell office:value-type="string" calcext:value-type="string">
            <text:p>A Polícia Federal, com apoio do setor de Inteligência da Polícia Penal, deflagrou nesta quinta-feira, 09, a operação RESQUÍCIO, com o objetivo de combater uma organização criminosa dedicada ao tráfico de drogas na cidade de Sena Madureira.As investigações tiveram início em janeiro deste ano, a partir de um flagrante e revelou um esquema de tráfico de drogas gerido e comandado por indivíduos presos na cidade, que tinham todo o controle do mercado de drogas de dentro do presídio.Foi apurado que tais presos, se utilizando de meios ilícitos de comunicação, passavam ordens e tarefas para subordinadas que estavam nas ruas, os quais as executavam com a finalidade de garantir a fluidez das bocas de fumo.A operação contou com a participação de 39 agentes, que cumpriram 14 mandados judiciais expedidos pela Justiça Estadual, sendo 13 de prisão preventiva e busca e apreensão em Sena Madureira e 01 de busca e apreensão em Manoel Urbano.Os investigados responderão pelos crimes de Tráfico de Drogas e Associação Criminosa para o Tráfico, ambos previstos na Lei n° 11.343/2006, cujas penas somadas poderão alcançar reclusão de até 25 an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Federal, com apoio do setor de Inteligência da Polícia Penal, deflagrou nesta quinta-feira, 09, a operação RESQUÍCIO, com o objetivo de combater uma organização...</text:p>
          </table:table-cell>
          <table:table-cell office:value-type="string" calcext:value-type="string">
            <text:p>Deylon Félix</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VEREADOR_DINIZ.jpg?resize=400%2C240&amp;ssl=1</text:p>
          </table:table-cell>
          <table:table-cell office:value-type="string" calcext:value-type="string">
            <text:p>Cotidiano</text:p>
          </table:table-cell>
          <table:table-cell office:value-type="string" calcext:value-type="string">
            <text:p>Corpo de Gilberto Diniz chega em Sena Madureira para velório</text:p>
          </table:table-cell>
          <table:table-cell office:value-type="string" calcext:value-type="string">
            <text:p>https://ac24horas.com/2022/11/10/corpo-do-vereador-gilberto-diniz-chega-em-sena-madureira-para-velorio/</text:p>
          </table:table-cell>
          <table:table-cell office:value-type="string" calcext:value-type="string">
            <text:p>O corpo do vereador Gilberto Diniz (MDB), que morreu em Brasília, após passar por uma cirurgia de transplante de válvula do coração, na noite da última terça-feira, 8, chegou ao Acre na madrugada desta quinta-feira, 10.Após o desembarque no Aeroporto Internacional de Rio Branco, o corpo foi levado direto para Sena Madureira. O velório ocorre na casa de um irmão de Gilberto, Gilval Diniz, localizada próximo à Associação Atlética Banco do Brasil (AABB).De acordo com a família, às 15 horas, o corpo do parlamentar irá para a Câmara de Vereadores onde ficará por cerca de duas horas para uma homenagem que será prestada pelos demais colegas de parlamento. Em seguida, será levado para o Cemitério São João Batista, onde será sepultado.O velório e o enterro devem contar com a presença de muita gente, já que é enorme a comoção com a morte do vereador.Gilberto Diniz tinha 49 anos e foi deputado estadual por dois mandatos, além de ter sido professor de centenas de estudantes no município de Sena Madurei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rpo do vereador Gilberto Diniz (MDB), que morreu em Brasília, após passar por uma cirurgia de transplante de válvula do coração, na noite da últim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18/04/receita_federal_001.jpg?resize=400%2C240&amp;ssl=1</text:p>
          </table:table-cell>
          <table:table-cell office:value-type="string" calcext:value-type="string">
            <text:p>Cotidiano</text:p>
          </table:table-cell>
          <table:table-cell office:value-type="string" calcext:value-type="string">
            <text:p>Receita Federal em Rio Branco afirma que não atenderá mais sem agendamento prévio</text:p>
          </table:table-cell>
          <table:table-cell office:value-type="string" calcext:value-type="string">
            <text:p>https://ac24horas.com/2022/11/10/receita-federal-em-rio-branco-afirma-que-nao-atendera-mais-sem-agendamento-previo/</text:p>
          </table:table-cell>
          <table:table-cell office:value-type="string" calcext:value-type="string">
            <text:p>A Delegacia da Receita Federal do Brasil em Rio Branco (DRF Rio Branco) publicou um comunicado onde afirma que a partir da próxima segunda-feira, 14, somente atenderá os contribuintes que tenham agendado o atendimento, via internet –https://servicos.receita.fazenda.gov.br/Servicos/saga/agendamento/RegrasAgendamento.aspxou pelo aplicativo Agendamento RFB conforme previsto na Portaria RFB nº 4.261/2020.Diz ainda no comunicado que quase a totalidade dos serviços da Receita Federal já são realizados de forma remota por meio de canais de atendimento digital. Os serviços que ainda precisam de comparecimento presencial e de agendamento antecipado constam no Artigo 11 da Portaria RFB nº 4.261/2020 e são padronizados nacionalmente em toda a Receita Federal do Brasil.O órgão diz ainda que somente serão admitidas para o atendimento sem agendamento as exceções estabelecidas por lei (idosos, grávidas e deficientes), embora não haja impedimento para que estes façam o agendamento prévio e que isto seja até mesmo recomendável para que o contribuinte tenha uma previsibilidade do horário de atendimento e evite desperdício de tempo.O comunicado da Receita Federal no Acre vem após a publicação de uma matéria no ac24horas onde acompanhantes de pessoas em busca de atendimento no órgão estavam sendo impedidos de permanecer no prédio, mesmo se tratando de um espaço público (leia aqui). “Em relação à matéria veiculada nesse jornal, esclarece que a medida objetivou evitar aglomeração, considerando que não havia assentos livres na área interna de atendimento. Acrescenta que está sendo providenciado um aumento no número de assentos ao público para comportar todos os contribuintes que agendarem o atendimento”, explica.A nota foi assinada por Claudenir da Silveira, delegado da Receita Federal n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elegacia da Receita Federal do Brasil em Rio Branco (DRF Rio Branco) publicou um comunicado onde afirma que a partir da próxima segunda-feira, 14, soment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1668063385239-scaled.jpg?resize=400%2C240&amp;ssl=1</text:p>
          </table:table-cell>
          <table:table-cell office:value-type="string" calcext:value-type="string">
            <text:p>Cotidiano</text:p>
          </table:table-cell>
          <table:table-cell office:value-type="string" calcext:value-type="string">
            <text:p>Morador em situação de rua é atropelado e morre em frente ao PS de Rio Branco</text:p>
          </table:table-cell>
          <table:table-cell office:value-type="string" calcext:value-type="string">
            <text:p>https://ac24horas.com/2022/11/10/morador-em-situacao-de-rua-e-atropelado-e-morre-em-frente-ao-ps-de-rio-branco/</text:p>
          </table:table-cell>
          <table:table-cell office:value-type="string" calcext:value-type="string">
            <text:p>Um morador em situação de rua ainda não identificado foi atropelado e morreu em frente ao Pronto-Socorro na madrugada desta quinta-feira, 10, na Avenida Getúlio Vargas, situada no bairro Bosque, em Rio Branco.De acordo com informações da polícia, o motorista da caçamba modelo M.BENZ/L, de cor vermelha, placa MZQ-9051, trafegava na Avenida Getúlio, sentido bairro-centro, e ao fazer o cruzamento na Avenida Nações Unidas, atropelou a vítima, que tentava atravessar a avenida. Com o impacto, o homem sofreu múltiplas fraturas pelo corpo, bateu a cabeça e desmaiou.A ambulância do suporte avançado do Serviço de Atendimento Móvel de Urgência (SAMU) foi acionada, mas quando os paramédicos chegaram ao local, o homem já se encontrava sem vida.Policiais Militares do Batalhão de Trânsito estiveram no local e isolaram a área para os trabalhos do perito em criminalística. O corpo foi removido e encaminhado ao Instituto Médico Legal (IML) para os exames cadavéricos e identificação.O motorista da caçamba foi encaminhado à Delegacia de Flagrantes (Defla) para prestar esclarecimentos e depois foi liber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morador em situação de rua ainda não identificado foi atropelado e morreu em frente ao Pronto-Socorro na madrugada desta quinta-feira, 10, na Avenida Getúlio Vargas,...</text:p>
          </table:table-cell>
          <table:table-cell office:value-type="string" calcext:value-type="string">
            <text:p>Davi Sahid</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07.04.26.jpeg?resize=400%2C240&amp;ssl=1</text:p>
          </table:table-cell>
          <table:table-cell office:value-type="string" calcext:value-type="string">
            <text:p>Cotidiano</text:p>
          </table:table-cell>
          <table:table-cell office:value-type="string" calcext:value-type="string">
            <text:p>Prefeito Tião Bocalom cumpre extensa agenda em Portugal</text:p>
          </table:table-cell>
          <table:table-cell office:value-type="string" calcext:value-type="string">
            <text:p>https://ac24horas.com/2022/11/10/prefeito-tiao-bocalom-cumpre-extensa-agenda-em-portugal/</text:p>
          </table:table-cell>
          <table:table-cell office:value-type="string" calcext:value-type="string">
            <text:p>Cumprindo extensa agenda em Portugal, representando a Frente Nacional dos Prefeitos (FNP), o prefeito de Rio Branco, Tião Bocalom, acompanhado do prefeito de São Vicente, Kayo Amado, visitou na manhã desta quarta-feira (9), a Associação Nacional dos Municípios Portugueses, que agrega todos os municípios de Portugal. O objetivo do encontro foi tratar da relação entre os municípios dos dois países.De lá, o prefeito foi recebido no Centro de Estudos Sociais (CES) da Universidade de Coimbra, para desdobrar, com o pró-reitor de assuntos internacionais, professores e doutores da universidade, sobre o apoio acadêmico na cooperação entre as cidades brasileiras e portuguesas.Na segunda metade do dia, o prefeito se encontrou com o prefeito de Coimbra, José Manuel Silva, para avançar em parcerias de cooperação técnica com cidades brasileiras, na sequência o gestor visitará dois laboratórios de inovação de Coimbra, ciceroneado pelo diretor do Departamento de Sistema de Informação e Inovação, engenheiro Nuno Pimenta.O prefeito Tião Bocalom tem aproveitado as agendas oficiais para apresentar para as autoridades portuguesas o projeto “1.001 Dignidades”, que consiste na construção de mil e uma moradias populares para pessoas que moram em áreas de risco, alagadiças ou de esgoto a céu aberto, utilizando restos de madeiras que iriam virar lenha, conseguindo assim, além de levar dignidade para essas famílias, diminuir a emissão de gás carbônico (co2) na atmosfera. As moradias terão aproximadamente 42 metros quadrados, com sala, cozinha, dois quartos e banheiro. O projeto tem encantado as autoridades do país lusitano que têm garantido parceria em sua execu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umprindo extensa agenda em Portugal, representando a Frente Nacional dos Prefeitos (FNP), o prefeito de Rio Branco, Tião Bocalom, acompanhado do prefeito de São Vicente, Kay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Comunicado2.gif?resize=400%2C240&amp;ssl=1</text:p>
          </table:table-cell>
          <table:table-cell office:value-type="string" calcext:value-type="string">
            <text:p>Destaque 7</text:p>
          </table:table-cell>
          <table:table-cell office:value-type="string" calcext:value-type="string">
            <text:p>Panificadora Rosamélia anuncia que vai fechar as portas</text:p>
          </table:table-cell>
          <table:table-cell office:value-type="string" calcext:value-type="string">
            <text:p>https://ac24horas.com/2022/11/10/apos-mais-de-meio-seculo-panificadora-rosamelia-anuncia-que-vai-fechar-as-portas/</text:p>
          </table:table-cell>
          <table:table-cell office:value-type="string" calcext:value-type="string">
            <text:p>Um comunicado colocado na Panificadora Rosamélia, a mais tradicional de Rio Branco deixou clientes e os amantes de um bom lanche tristes. Após 55 anos de atividade, a empresa comunica que vai fechar as portas no fim deste mês de novembro.A direção afirma que foram 55 anos tentando oferecer os melhores produtos, agradece aos clientes pela longeva parceria e diz ainda que novos projetos virão no mesmo local.Após a publicação do fechamento da panificadora, diversos comentários ganharam as redes sociais lamentando o encerramento das atividades e relembrando momentos passados no local. “Lugar que marcou muitas histórias, inclusive a minha. Minha falecida mãezinha trabalhou 23 anos nessa empresa. Nos últimos anos ficava no caixa, conhecida como Rosinha”, destacou a internauta Andressa Araújo.Já Maurizete do Nascimento lembro do inesquecível cheirinho do pão. “Nossa, aquele cheirinho de pão por toda cidade. .. muitas madrugadas sentindo aquele aroma nos ares de nossa cidade”.A Panificadora Rosamélia faz parte do Grupo Miragina que já anunciou que o espaço vai abrigar um novo projeto com a qualidade já conhecida do grupo. Mesmo assim, será impossível não sentir falta da coxinha e da saltenha de forno, consideradas as melhores da cidade.Fotos: Nattércia Damasce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comunicado colocado na Panificadora Rosamélia, a mais tradicional de Rio Branco deixou clientes e os amantes de um bom lanche tristes. Após 55 anos d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URNASSEFGU.jpg?resize=400%2C240&amp;ssl=1</text:p>
          </table:table-cell>
          <table:table-cell office:value-type="string" calcext:value-type="string">
            <text:p>Charge</text:p>
          </table:table-cell>
          <table:table-cell office:value-type="string" calcext:value-type="string">
            <text:p>E nada foi encontrado…</text:p>
          </table:table-cell>
          <table:table-cell office:value-type="string" calcext:value-type="string">
            <text:p>https://ac24horas.com/2022/11/10/e-nada-foi-encontrado/</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web</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PREFEITURA-2024.jpg?resize=400%2C240&amp;ssl=1</text:p>
          </table:table-cell>
          <table:table-cell office:value-type="string" calcext:value-type="string">
            <text:p>Coluna do Astério</text:p>
          </table:table-cell>
          <table:table-cell office:value-type="string" calcext:value-type="string">
            <text:p>Os prefeituráveis de Rio Branco</text:p>
          </table:table-cell>
          <table:table-cell office:value-type="string" calcext:value-type="string">
            <text:p>https://ac24horas.com/2022/11/10/os-prefeituraveis-de-rb/</text:p>
          </table:table-cell>
          <table:table-cell office:value-type="string" calcext:value-type="string">
            <text:p>Uma eleição sempre está engatilhada na outra e a próxima é para vereador e prefeito. Na capital, alguns nomes já começam a aparecer para disputar com o prefeito Tião Bocalom (PROGRESSISTAS) que tentará a reeleição. Mara Rocha (MDB), Marcus Alexandre (PT), Ney Amorim (PODEMOS) e Jenilson Leite. Fala-se até na ex-deputada federal Vanda Milani (PROS).Discorrer sobre eleição para prefeito há cerca de dois anos do pleito é ruim só para quem governa, mas para partidos e candidatos o processo já começou na capital e no interior com possíveis candidatos que começam a ser colocados no tabuleiro. Em Cruzeiro do Sul, por exemplo, que é a segunda maior cidade do Acre, a deputada federal Jéssica Sales (MDB) já se lançou. O mesmo ocorre em vários municípios do Vale do Acre.O embate maior vai se dar entre candidatos ligados ao governador Gladson Cameli (PROGRESSISTA) e ao PT de Jorge Viana. As duas maiores forças eleitorais que foram excluídas das urnas na última eleição. O PT, inclusive, pretende repetir a receita do Lula construindo um arco de alianças com partidos que compõem a base do governo como o MDB, PSD, PV e PC do B.“O animal é tão ou mais sábio que o homem: Conhece a medida de sua necessidade, enquanto o homem a ignora”. (Demócrito). O secretário de Educação e o adjunto, Aberson Carvalho e Tião Flores respectivamente, devem permanecer como titulares da pasta a partir de janeiro do ano que vem.. A Educação está pronta para grandes conquistas a partir do ano que vem.. É o que se escuta, o que se fala nos corredores do Palácio Rio Branco..  Cabos eleitorais e similares denunciam na imprensa a loba que pegaram de candidatos na campanha eleitoral.. O endereço certo para a denúncia é o TRE ou calem-se até a próxima eleição quando estarão apoiando os mesmos candidatos.. No embalo que vai não duvidem se o senador eleito Alan Rick (União Brasil) suceder o governador Gladson Cameli (PROGRESSISTA).. Gladson voltará ao Senado, se tudo caminhar nos conformes.. Quanto à vice, senadora Mailza Gomes (PROGRESSISTA), terá dois anos e meio para tentar viabilizar sua candidatura ao governo.. É perfeitamente natural se o Gladson Cameli se afastar para disputar o Senado.. A eleição do deputado Luís Gonzaga (PSDB) para a presidência da Assembleia Legislativa está consolidada.. O deputado Luiz Tchê (PDT), como um parlamentar muito experiente, sabe muito bem disso.. Nicolau Júnior (PROGRESSISTA) vai para a primeira secretaria.. A pergunta é:. Para onde vai a deputada federal Mara Rocha se o MDB amasiar com o PT como deseja Flaviano Melo e Jorge Viana.. Não sabe o que é amasiar?. É exatamente o que os partidos fazem, se mancornam.. Com o tal do relatório do Ministério da Defesa a montanha pariu um rato.. Pelo sim, pelo não, o Xandão tem que ficar de olho no peixe e no gat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eleição sempre está engatilhada na outra e a próxima é para vereador e prefeito. Na capital, alguns nomes já começam a aparecer para disputar com...</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02/BAN-BRASIL.jpg?resize=400%2C240&amp;ssl=1</text:p>
          </table:table-cell>
          <table:table-cell office:value-type="string" calcext:value-type="string">
            <text:p>Notícias</text:p>
          </table:table-cell>
          <table:table-cell office:value-type="string" calcext:value-type="string">
            <text:p>Do relatório do Exército sobre as urnas eletrônicas</text:p>
          </table:table-cell>
          <table:table-cell office:value-type="string" calcext:value-type="string">
            <text:p>https://ac24horas.com/2022/11/10/do-relatorio-do-exercito-sobre-as-urnas-eletronicas/</text:p>
          </table:table-cell>
          <table:table-cell office:value-type="string" calcext:value-type="string">
            <text:p>Em primeiro lugar, é preciso entender que os especialistas do exército NÃO fizeram exame dos resultados eleitorais, logo, não se poderia cobrar um atestado de fraude ou de lisura do pleito. Isto é um mal-entendido entre muitos que, alimentados aqui e ali por notícias falsas ou por suas próprias expectativas, aguardavam uma bomba nesta quarta-feira. Aliás, a própria imprensa está hoje com manchetes ridículas, do tipo “Exército não aponta fraudes”. Ora, não apontou nem poderia. Somente gente muito desatenta dedicaria seu tempo a especulações com esse teor. Seria absurdo que o exército apontasse fraudes, sendo que não era esta sua missão nem a isto se dedicou.Tá. Então, qual a importância do relatório, se não era para apontar fraudes? Respondo. A importância do relatório foi apontar que as urnas não são invioláveis, que são susceptíveis à entrada de códigos maliciosos, apesar de terem sido negados acessos a informações cruciais como por exemplo, o código-fonte utilizado (afirmações do relatório). Trocando em miúdos, é como se a visita do comprador da casa não fosse permitida no quarto do casal. Por conta disso, o relatório faz uma série de sugestões (ver no relatório).Frustrante? Depende das expectativas. Pode-se achar, por exemplo, que o relatório decepcionou não pelo resultado em si, mas por ter sido emitido burocraticamente, como se tratasse de algo comum e não como uma questão de segurança nacional. Poder-se-ia esperar que as FFAA exigissem providencias ao invés de apenas sugeri-las. Outros talvez esperassem que viria uma confirmação ou contestação da análise matemática publicada por um certo argentino acerca dos resultados. Enfim, cada um tinha suas expectativas e se comporta conforme, não dá para generalizar.Estimo que do jeito que foi encaminhado e recebido o programado é gaveta ou procrastinação. Quem são as FFAA quando se tem uma Constituição que faço, desfaço e refaço ao meu bel-prazer? Dia 15 tem diplomação, vem copa, fim de ano, férias, posse e, então, a vida segue sob uma nova ordem, aquela que já se provou cleptocrata (segundo Gilmar Mendes), incompetente e subordinada ao concerto do Foro de São Paulo em primeiro lugar e à ONU em segundo. Na expectativa dos “vitoriosos”, logo seremos sul-americanes ou bolivarianes. Mas não é certo que seja assim, pode acontecer diferente. Sabe-se lá o que tramam nos bastidores do poder.A partir do relatório, o leitor poderá estar se perguntando sobre as manifestações. O que fazer? Ir pra casa? Desistir de suas convicções, de sua luta, de sua ideologia? Enrolar sua bandeira? NÃO. Mil vezes, NÃO! Faça as manifestações que quiser, quando quiser, onde quiser, durante o tempo que quiser, defendendo o que quiser. Ainda não nos tomaram esse direito. Desde que sua luta seja pacífica e por seus próprios valores e, principalmente por liberdade, as ruas são sempre o seu melhor lugar. Aqueles que tentam dissuadir seu ímpeto são agentes do inimigo, vigaristas a serviço de um mal que muitas vezes nem conhecem.As FFAA não farão nada? Não sei. Só sei é que não devem e nada farão de motim próprio, desarrazoadamente, fora da CF de 1988, sem o chamado popular, sem os gritos da rua. O presidente Bolsonaro não fará nada? Também não sei e, sinceramente, não é assim tão importante. Ele é hoje o representante de uma causa, mas não é a causa. É preciso que cada brasileiro que se sente lesado ou contrariado com o resultado eleitoral recente tenha em mente a defesa dos seus valores e calibre a sua disposição de luta com ou sem Bolsonaro.Tem mais um detalhe. A recomposição da quadrilha não garante que possam realizar novos saques. Especialmente agora, porque nós os conhecemos. Se, antes, eram enganosos, insidiosos, dissimulados, hoje estão com a cara lavada à vista de todos. Se, antes, o tucanato lhes servia de biombo, ele foi derrubado e temos claramente a visão do todo. Sabemos “o que fizeram no verão passado”. Se, por um momento as ruas se esvaziarem, pouco importa para quem aprendeu o caminho. Nelas saberemos nos proteger e seremos fortes, a carruagem dos tiranos não passará.Portanto, meus caros, não desanimem de sua luta, de sua manifestação, de sua indignação. Ela é justa, é sublime. Nada é mais importante do que a liberdade, nada se lhe compara. Dizia Hayek (O caminho da servidão, 1944) que toda forma de coletivismo, projeto que por último sustenta a malta que se prepara para o poder, degenera em tirania e contra ela devemos lutar. Lutem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primeiro lugar, é preciso entender que os especialistas do exército NÃO fizeram exame dos resultados eleitorais, logo, não se poderia cobrar um atestado de fraude...</text:p>
          </table:table-cell>
          <table:table-cell office:value-type="string" calcext:value-type="string">
            <text:p>Valterlucio Campelo</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0/ORLANDO-EMPRESA.jpg?resize=400%2C240&amp;ssl=1</text:p>
          </table:table-cell>
          <table:table-cell office:value-type="string" calcext:value-type="string">
            <text:p>Notícias</text:p>
          </table:table-cell>
          <table:table-cell office:value-type="string" calcext:value-type="string">
            <text:p>Alguns detalhes da execução orçamentária do Acre de 2019 a 2022</text:p>
          </table:table-cell>
          <table:table-cell office:value-type="string" calcext:value-type="string">
            <text:p>https://ac24horas.com/2022/11/10/alguns-detalhes-da-execucao-orcamentaria-do-acre-de-2019-a-2022/</text:p>
          </table:table-cell>
          <table:table-cell office:value-type="string" calcext:value-type="string">
            <text:p>No artigo de hoje vamos iniciar uma análise dos gastos do governo do Acre desde 2019. Pretendemos concluir os destaques no artigo da próxima semana (dia 17/11). O enfoque se dará na análise dos números constantes dos demonstrativos da execução das despesas por função/subfunção, constantes nos relatórios da Lei de Responsabilidade Fiscal – LRF. Os dados de 2019 a 2021 foram coletados nos respectivos relatórios de dezembro de cada ano. Os números de 2022 foram trabalhados com base no relatório de setembro (3º trimestre).Em primeira lugar, o destaque será dado pela evolução dos recursos disponíveis e os respectivos gastos realizados em cada ano. Em seguida, destaca-se os gastos  nas cinco principais funções onde os recursos são alocados, a saber: educação, encargos especiais (pagamento dos encargos da dívida), saúde, segurança pública e previdência social. De um total de 28 funções, as 5 funções escolhidas, juntas, representaram, em média, mais de 70% da alocação dos recursos orçados, conforme pode ser observado no gráfico abaixo:Antes de iniciarmos a análise dos números é importante lembrar que ela recai em todos os gastos públicos  (que inclui todos os poderes, mais o Ministério Público e o Tribunal de Contas)  e não somente nos gastos governamentais, que são os gastos que incluem somente aqueles da administração pública direta e indireta. Também inclui todo tipo de gasto, inclusive pagamento de pessoal.Dotação orçamentária do Acre aumentou 25,9% de 2019 para 2022 (1,72 bilhão)Conforme pode ser observado na tabela abaixo, com a pandemia os anos de 2020 e 2021 apresentaram significativos aumentos nas dotaçõpes disponíveis crescendo 9,8% (2019/2020) e 10,7% (2020/2021) graças aos benefícios da Lei Complementar nº 173/2020 de 27 de maio de 2020. A lei constituiu o Programa Federativo de Enfrentamento ao Novo Coronavírus que estabeleceu o auxílio financeiro a estados e municípios no exercício de 2020, para ser utilizado com saúde e assistência social. Além de repasses financeiros, ela também estabeleceu a suspensão e renegociação de dívidas existentes entre os entes com a União, com bancos públicos e com organismos multilaterais. O teor da Lei está disponível em:https://legis.senado.leg.br/norma/32218505/publicacao/32219411.Por outro lado, a crise pandêmica também limitou o poder do gasto público, como pode ser observado na tabela abaixo, o percentual de gastos  nos três primeiros anos do governo Gladisson alcançaram 88,9% (2019); 83,4% em (2020) e 87,9% (2021). Estima-se que em 2022 o governo consiga gastar 90% dos recursos disponíveis. O nível de gastos nos nove primeiros meses do ano já atingiu o percentual de 61,4% ( R$ 5.128,75 milhões).Observa-se que a dotação para 2022 (R$ 8.356,15 milhões) é somente 3,6% maior que a dotação de 2021, numa clara demonstração de redução do crescimento verificado em 2020 e 2021.Pandemia ocasionou um redução de 1% nos gastos em Educação em 2020A função Educação é a mais representativa em relação a dotação de recursos. No presente exercício ela representa  23% de toda dotação disponibilizada. No período analisado, a menor representatividade da educação ocorreu em 2020 (auge da pandemia) com 20,4% do total das disponibilidades.Na tabela abaixo podemos observar que a pandemia também afetou os gastos na função, devido a paralisação das atividades escolares. Em 2020 o gasto correspondeu a somente 80,6% das disponibilidades e em 2021 o percentual foi de 84,0%.Em termos do crescimento das disponibilidades orçamentárias para o setor, após cair 1,0% no período 2019/2020, cresceu 16,7% em 2020/2021 e 10,8% em 2021/2022. A Educação foi um dos setores que mais afetou negativamente a população, com perdas irreparáveis para a educação dos jovem do estado.Depois do alívio de 2020, desembolso para pagamento do principal e encargos da dívidas voltam a níveis pré-pandemia em 2022Na tabela abaixo destacamos a função Encagos Especiais, que corresponde ao pagamento do principal, dos juros e dos demais encargos da dívida pública. Constitui-se  na segunda mais representativa, nas ditações disponíveis para cada exercício. Em 2022 ela representa 14,4% de todos os recursos disponíveis. Em relação aos gastos, no período analisado, graças aos benefícios da Lei 173/2020, o menor desembolso da função ocorreu, também, em 2020 (auge da pandemia) com 12,7% do total.Como a maior parte da dívida estadual é indexada ao dólar, num cenário de alta da moeda americana,  também influenciou num maior desembolso do estado para quitar suas obrigações contratuais. Como é possível uma previsão mais realista do desemboldo necessário, o nível de execução do gasto é bastante elevado, chegando a 99,5% em 2021.Identificou-se que na pandemia, num cenário de crescimento de disponibilidades orçamentárias, tanto os gastos com Educação como os com Encargos Especiais (dívida), tiveram suas dotações reduzidas, em 2020. A Educação, em virtude do isolamento social que ocasionou o fechamento das escolas. Os Encagos Especiais, em função dos benefícios da Lei 173/2020 que amenizaram o desembolso nessa função para aumentar as disponibilidades de caixa visando o combate do coronavirus. Na próxima semana vamos analisar os gastos em Saúde, em Segurança Pública e em Previdência Social.Orlando Sabino escreve às quintas-feiras no ac24ho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artigo de hoje vamos iniciar uma análise dos gastos do governo do Acre desde 2019. Pretendemos concluir os destaques no artigo da próxima semana (dia...</text:p>
          </table:table-cell>
          <table:table-cell office:value-type="string" calcext:value-type="string">
            <text:p>Orlando Sabino</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GALDSON_CN.jpg?resize=400%2C240&amp;ssl=1</text:p>
          </table:table-cell>
          <table:table-cell office:value-type="string" calcext:value-type="string">
            <text:p>Destaque 6</text:p>
          </table:table-cell>
          <table:table-cell office:value-type="string" calcext:value-type="string">
            <text:p>Gladson critica atos pós-segundo turno e quer diálogo com Lula</text:p>
          </table:table-cell>
          <table:table-cell office:value-type="string" calcext:value-type="string">
            <text:p>https://ac24horas.com/2022/11/10/gladson-critica-atos-pos-segundo-turno-e-quer-dialogo-com-lula/</text:p>
          </table:table-cell>
          <table:table-cell office:value-type="string" calcext:value-type="string">
            <text:p>Em entrevista ao Metrópoles, o governador reeleito do Acre, Gladson Cameli (PP), criticou as manifestações registradas nos últimos dias que impediram a circulação de carros em estradas de todo país. Desde o dia 30 de outubro, apoiadores do presidente Jair Bolsonaro (PL) foram às ruas para protestar contra a vitória de Luiz Inácio Lula da Silva (PT).Cameli, que é aliado de Bolsonaro, requisitou a ação das forças de segurança do estado para impedir os bloqueios das rodovias BR-364 e BR-367, sob risco de impacto no abastecimento do estado.“É preciso ter bem claro que todos têm o direito de se manifestar. Porém, essa manifestação tem que ser pacífica e ordeira, sem atrapalhar a vida do cidadão. Nosso estado não pode correr o risco de desabastecimento, ainda mais de produtos e serviços essenciais”, disse.Cameli foi questionado sobre a inação do presidente para demover os apoiadores dos atos. O governador acreano avaliou que “antes de tudo, o presidente é um patriota e democrata”. “Como ele mesmo diz, sempre trabalhou dentro das quatro linhas da Constituição”, defendeu.Bolsonaro só pediu aos apoiadores que desobstruíssem as rodovias dois dias depois do início dos atos, que começaram ao final do segundo turno das eleições. Na ocasião, o presidente disse que o “fechamento de rodovias prejudica o direito de ir e vir das pessoas e apelou: “Desobstruam as rodovias, isso não faz parte das manifestações legítimas”.O pedido de Bolsonaro somado ao uso de força policial surtiu efeito e grandes partes dos bloqueios foram contornados. Até a tarde dessa quarta-feira (9/11), as rodovias do país não registravam mais bloqueios e interdições, segundo a Polícia Rodoviária Federa (PRF).“Gratidão a Bolsonaro”Eleito ainda no primeiro turno, Cameli trabalhou durante todo segundo turno para consolidar votos a Bolsonaro no Acre. O atual presidente já havia vencido Lula no estado e foi o candidato mais votado em 18 das 22 cidades, no dia 30 de outubro.Para o governador do estado, os votos do eleitorado acreano a Bolsonaro podem ser interpretados como “gratidão do eleitor a tudo que o governo federal fez pelo nosso estado”.“Desde o começo, trabalhamos muito pela candidatura de Bolsonaro porque acreditamos que ele foi um grande parceiro para o estado do Acre. Somos um estado que ainda depende muito das verbas federais e nesse governo tivemos apoio para avançar em diversas áreas como segurança, saúde, educação. Então, essa vitória no estado pode ser vista como a gratidão do eleitor acreano a tudo o que o governo federal fez pelo nosso estado”, disse ao Metrópoles.Conversa com LulaO governador afirma que, apesar de ter feito campanha para Bolsonaro nas eleições, está aberto a dialogar com o presidente eleito. “Quando chegar a hora de nos sentarmos e discutirmos, penso que vou estar a frente do Luiz Inácio Lula da Silva, presidente de todos os brasileiros”, enfatizou.“Estou preparado para ir como Gladson Cameli, governador de todos os acreanos. A eleição já passou, as siglas partidárias têm que estar em segundo plano. Por exemplo, aqui no estado do Acre, temos alguns municípios em que os prefeitos são do PT. E a maioria deles me apoiou para a reeleição, num sinal de que é possível colocar o bem-estar das pessoas em primeiro lugar”, prosseguiu.Segundo Cameli, Lula deu “recado claro de que pretende fazer um governo de pacificação quando escolheu Geraldo Alckmin, um ex-adversário como vice”. “De nossa parte, vamos continuar trabalhando colocando em primeiro lugar as pessoas”, final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entrevista ao Metrópoles, o governador reeleito do Acre, Gladson Cameli (PP), criticou as manifestações registradas nos últimos dias que impediram a circulação de carros em...</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09-at-13.24.15-1.jpeg?resize=400%2C240&amp;ssl=1</text:p>
          </table:table-cell>
          <table:table-cell office:value-type="string" calcext:value-type="string">
            <text:p>Destaque 4</text:p>
          </table:table-cell>
          <table:table-cell office:value-type="string" calcext:value-type="string">
            <text:p>Os 10 maiores devedores de impostos do Acre ultrapassam R$ 100 milhões em dívidas com o Fisco</text:p>
          </table:table-cell>
          <table:table-cell office:value-type="string" calcext:value-type="string">
            <text:p>https://ac24horas.com/2022/11/10/os-10-maiores-devedores-de-impostos-do-acre-ultrapassam-r-100-milhoes-em-dividas-com-o-fisco/</text:p>
          </table:table-cell>
          <table:table-cell office:value-type="string" calcext:value-type="string">
            <text:p>Estudo realizado pela Federação Nacional do Fisco Estadual e Distrital (Fenafisco) aponta que, em 2021, a dívida ativa do estado do Acre foi de mais de 712 milhões. Os valores devidos pelas empresas no estado totalizam 31,7% da receita de impostos daquele ano.A Fenafisco atualiza estudos sobre os maiores devedores de impostos nos estados e revela o crescimento da dívida ativa nos últimos anos. O Atlas da Dívida Ativa traz informações atualizadas de 20 estados brasileiros.O levantamento traz informações sobre a dívida ativa de empresas e pessoas físicas. Ele foi divulgado nesta quarta (9), no 19º Conafisco, Congresso Nacional do Fisco Estadual e Distrital, organizado pela Fenafisco e pelo Sindsefaz-Bahia, em Mata de São João, na Bahia. Os dados podem ser acessados nosite Barões da Dívida.Na lista das 10 maiores empresas devedoras do estado do Acre, ultrapassando a marca de R$ 100 milhões em dívidas, aparecem: Casa Cearense LTDA (R$ 21,7 milhões), Flavio Maia Cardoso (R$ 18,2 milhões), Ford Motor Company Brasil LTDA (R$ 12,5 milhões), Energisa ACRE – Distribuidora de Energia S.A (R$ 9,9 milhões), Indústria e Comércio de Bebidas Quinari LTDA (9 milhões) , Frios do Acre (R$ 8,1 milhões), Novesa Veículos (R$ 7,6 milhões), RealNorte (R$ 7,4 milhões), Formigão Paulista Ltda (R$ 6.6 milhões) e Mauricio Padilha da Silveira (R$ 6,5 milhões).Nacionalmente, a dívida ativa chega a quase R＄ 1 trilhão aos cofres públicos. O levantamento nacional realizado pela Federação Nacional do Fisco Estadual e Distrital (Fenafisco) aponta que, de 2015 a 2021, a dívida ativa no Balanço Patrimonial dos estados brasileiros teve um expressivo crescimento, passando de R＄ 682,2 bilhões para R＄ 987,75 bilhões em 2021.Os maiores devedores nacionais são: Refinaria de Petróleo de Manguinhos (R＄ 7,7 bilhões), Ambev (R＄ 6,3 bilhões), Telefônica — Vivo (4,9 bilhões), Sagra Produtos Farmacêuticos (R＄ 4,1 bilhões), DrogaVida Comercial de Drogas (R＄ 3,9 bilhões), Tim Celular (3,5 bilhões), Cerpasa Cervejaria Paraense (R＄ 3,3 bilhões), Companhia Brasileira de Distribuição (R＄3,1 bilhões), Vale (R＄ 2,7 bilhões) e Athos Farma Sudeste S.A (R＄ 2,9 bilhões). O estudo também aponta que os maiores devedores, via de regra, recebem benefícios e incentivos fiscais em suas áreas de atuação.O estudoO Atlas da Dívida dos Estados Brasileiros é um estudo feito por iniciativa da Fenafisco, desde o final de 2020. Para elaborar o levantamento, foram considerados dados de 2015 a 2021. Apesar da obrigatoriedade legal para divulgação das informações, apenas 17 unidades federativas informaram os dados inicialmente.Nessa primeira etapa da pesquisa, divulgada em 2021, foram levantados os dados da dívida ativa de 17 estados, que divulgaram seus números em portais de transparência ou mediante requisição da Fenafisco. Na segunda etapa, divulgada agora em 2022, mais três estados enviaram os dados. A pesquisa, hoje, conta com a atualização de 20 estados.O site Barões da DívidaPara impulsionar o conhecimento da sociedade sobre a dívida ativa e os maiores devedores estaduais, a Fenafisco divulgou, em 2021, o site Barões da Dívida que reúne informações contidas no Atlas e tem como objetivo analisar a formação e evolução da dívida ativa das Unidades Federativas (UF), a partir de dados obtidos pela Fenafisco junto aos órgãos competentes.O envio dos dados pelos órgãos estaduais e distrital, responsáveis pela dívida ativa tributária, pode ocorrer em tempo e meses distintos, o que torna possível que o valor constante na tabela oscile para mais ou para menos, a depender de inscrição de nova dívida ativa ou quitação da dívida existente pelo contribuinte.As informações gerais foram retiradas do Sistema de Informações Contábeis e Fiscais do Setor Público Brasileiro (Siconfi), dos ofícios recebidos através de pedidos feitos pela Fenafisco (Ofícios nº 030/2020 e nº 005/2022) e dos sites dos governos dos estados, em particular, das Secretarias das Fazendas. Quanto aos dados da dívida ativa das empresas, foram retirados destes dois últimos.O estudo da Fenafisco reproduz os dados oficiais manejados e coletados ao longo dos anos de 2020 a 2022, com base na Lei de Acesso à Informação. Os dados não refletem a posição oficial e política da entidade.Com informações da Oficina Consultoria – Assessoria de Imprens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studo realizado pela Federação Nacional do Fisco Estadual e Distrital (Fenafisco) aponta que, em 2021, a dívida ativa do estado do Acre foi de mais 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CAO-COCA.jpg?resize=400%2C240&amp;ssl=1</text:p>
          </table:table-cell>
          <table:table-cell office:value-type="string" calcext:value-type="string">
            <text:p>Na rede</text:p>
          </table:table-cell>
          <table:table-cell office:value-type="string" calcext:value-type="string">
            <text:p>Italiano é preso com folhas de coca em ônibus entre Cruzeiro do Sul e Rio Branco</text:p>
          </table:table-cell>
          <table:table-cell office:value-type="string" calcext:value-type="string">
            <text:p>https://ac24horas.com/2022/11/09/italiano-e-preso-com-folhas-de-coca-em-onibus-entre-cruzeiro-do-sul-e-rio-branco/</text:p>
          </table:table-cell>
          <table:table-cell office:value-type="string" calcext:value-type="string">
            <text:p>Um italiano de 31 anos, identificado pelas iniciais F. B. 31 anos, foi preso na BR-364 pela Companhia de Policiamento Especializado da Polícia Militar de Cruzeiro do Sul na manhã desta quarta-feira, 9, quando levava folhas de coca em um ônibus que seguia de Cruzeiro do Sul para Rio Branco.A cadela Tina indicou que no compartimento de carga uma bagagem havia algo ilícito. Na vistoria os policiais encontraram duas sacolas contendo grande quantidade de material vegetal e o proprietário, um italiano, disse se tratar de folhas de coca. A cadela também indicou uma mochila que o italiano levava com ele, onde também havia folhas de coca. O estrangeiro foi preso e conduzido para a Delegacia de Polícia Federal em Cruzeiro do Sul para os demais procedimentos.As folhas de coca são a substância principal utilizada na preparação de drogas ilícitas, como a cocaín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italiano de 31 anos, identificado pelas iniciais F. B. 31 anos, foi preso na BR-364 pela Companhia de Policiamento Especializado da Polícia Militar de Cruzeir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1668046391996.jpg?resize=400%2C240&amp;ssl=1</text:p>
          </table:table-cell>
          <table:table-cell office:value-type="string" calcext:value-type="string">
            <text:p>Cotidiano</text:p>
          </table:table-cell>
          <table:table-cell office:value-type="string" calcext:value-type="string">
            <text:p>Criminoso é preso após assaltar passageiros de ônibus e trocar tiros com a polícia</text:p>
          </table:table-cell>
          <table:table-cell office:value-type="string" calcext:value-type="string">
            <text:p>https://ac24horas.com/2022/11/09/criminoso-e-preso-apos-assaltar-passageiros-de-onibus-e-trocar-tiros-com-a-policia/</text:p>
          </table:table-cell>
          <table:table-cell office:value-type="string" calcext:value-type="string">
            <text:p>O detento monitorado por tornozeleira eletrônica Matheus Souza da Silva, de 30 anos, foi preso na tarde desta quarta feira, 9, após fazer um arrastão no transporte coletivo que faz a linha do bairro Liberdade e trocar tiros com a Polícia Militar. O caso aconteceu na BR-364, no Conjunto Habitacional Cidade do Povo, Segundo Distrito de Rio Branco.De acordo com informações da Polícia, o criminoso estava em uma parada de ônibus na BR-364 aguardando o transporte coletivo, quando fez o sinal ao motorista do ônibus pedindo parada, fingido ser um passageiro. Ao entrar em posse de uma escopeta calibre 28, anunciou o assalto, colocou arma de fogo na cabeça do motorista, roubou o dinheiro do caixa, carteiras e celulares e bolsas dos passageiros. Após a ação, Matheus desceu do ônibus e fugiu em uma bicicleta na direção do conjunto Habitacional Cidade do Povo.Vários passageiros visualizaram uma viatura da Polícia Militar que estava em patrulhamento na região, informaram do roubo e passaram as características do assaltante aos policiais. Matheus, ao perceber ao aproximação da Polícia, abandonou a bicicleta e entrou em uma área de mata na tentativa de fugir. O criminoso ainda efetuou um tiro contra a guarnição Policial, que revidou trocando tiros com o bandido. Em seguida, Matheus foi abordado.O assaltante foi preso e encaminhado à Delegacia de Flagrantes (Defla) para os devidos procedimentos. Na delegacia, foi constatado que Matheus já tinha passagens pela justiça pelos crimes de roubo e porte ilegal de arma de fogo.As vítimas registraram um boletim de ocorrência na Delegacia e tiveram seus bens devolvi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tento monitorado por tornozeleira eletrônica Matheus Souza da Silva, de 30 anos, foi preso na tarde desta quarta feira, 9, após fazer um arrastão no...</text:p>
          </table:table-cell>
          <table:table-cell office:value-type="string" calcext:value-type="string">
            <text:p>Davi Sahid</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1668047038518.jpg?resize=400%2C240&amp;ssl=1</text:p>
          </table:table-cell>
          <table:table-cell office:value-type="string" calcext:value-type="string">
            <text:p>Cotidiano</text:p>
          </table:table-cell>
          <table:table-cell office:value-type="string" calcext:value-type="string">
            <text:p>Motorista dorme ao volante, colide em carro da Energisa e capota na estrada de Porto Acre</text:p>
          </table:table-cell>
          <table:table-cell office:value-type="string" calcext:value-type="string">
            <text:p>https://ac24horas.com/2022/11/09/motorista-dorme-ao-volante-colide-em-carro-da-energisa-e-capota-na-estrada-de-porto-acre/</text:p>
          </table:table-cell>
          <table:table-cell office:value-type="string" calcext:value-type="string">
            <text:p>O capotamento de um veículo modelo Pajero TR4 deixou o motorista Dircinei Francisco Lima de Souza, de 56 anos, gravemente ferido e uma criança de 6 anos com escoriações na noite desta quarta-feira (9). O acidente aconteceu no Km 6 da rodovia AC-10, Estrada de Porto Acre, zona rural de Rio Branco.De acordo com informações de populares que presenciaram o acidente, Dircinei trafegava em sua Pajero TR4, de cor preta, no sentido Rio Branco-Porto Acre, junto ao filho de 6 anos, com destino a sua casa, uma chácara situada no km 15 da rodovia. Testemunhas relatam que o motorista dormiu ao volante, colidiu duas vezes na traseira de uma caminhonete da empresa Energisa, perdeu o controle da direção, caiu em um barranco às margens da rodovia e capotou.Com o impacto, Dircinei sofreu um possível trauma na coluna e um traumatismo crânio encefálico moderado. O filho sofreu um corte na boca.Uma ambulância do Serviço de Atendimento Móvel de Urgência (SAMU) foi acionada e os paramédicos prestaram os primeiros atendimentos e encaminharam Dircinei e seu filho ao Pronto-Socorro de Rio Branco. Segundo o paramédico do SAMU, Dircinei deu entrada ao hospital em estado grave. Já a criança encontra-se estável.Policiais Militares do Batalhão de Trânsito estiveram no local e isolaram a área para os trabalhos de perícia. O veículo foi removido por um guinch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apotamento de um veículo modelo Pajero TR4 deixou o motorista Dircinei Francisco Lima de Souza, de 56 anos, gravemente ferido e uma criança de 6...</text:p>
          </table:table-cell>
          <table:table-cell office:value-type="string" calcext:value-type="string">
            <text:p>Davi Sahid</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WhatsApp-Image-2022-11-09-at-19.25.54.jpeg?resize=400%2C240&amp;ssl=1</text:p>
          </table:table-cell>
          <table:table-cell office:value-type="string" calcext:value-type="string">
            <text:p>Acre</text:p>
          </table:table-cell>
          <table:table-cell office:value-type="string" calcext:value-type="string">
            <text:p>Parlamento do Acre é destaque nacional de conferência, em Recife</text:p>
          </table:table-cell>
          <table:table-cell office:value-type="string" calcext:value-type="string">
            <text:p>https://ac24horas.com/2022/11/09/na-conferencia-que-debate-o-parlamento-do-futuro-acre-e-destaque-nacional/</text:p>
          </table:table-cell>
          <table:table-cell office:value-type="string" calcext:value-type="string">
            <text:p>A Assembleia Legislativa do Acre foi destaque no primeiro dia da conferência nacional da UNALE, aberta nesta quarta-feira (9), na Arena Pernambuco, em Recife.Deputados, assessores e servidores participaram ativamente das palestras e oficinas que marcaram o primeiro do evento, que chega a sua 25º edição.Policiais Legislativos elegeram a nova diretoria da Associação e definiram uma lista de prioridades, enquanto os servidores administrativos discutiam a gestão parlamentar para os próximos anos.Na comunicação, os jornalistas da ALEAC participaram do seminário que debateu o futuro da comunicação nas casas legislativas. Os deputados trocaram experiências com parlamentares de outros estados durante as conferências simultâneas e já no início da noite, compuseram o dispositivo de honra na abertura oficial da Conferência, presidida pelo deputado Lídio Lopes (MS), presidente da UNALE.Nesta quinta feira será a vez dos presidentes das Assembleias Legislativas de todo o país elegerem a nova diretoria da UNALE. No final da tarde haverá uma palestra compartilhada tendo como palestras os governadores Ronaldo Caiado, de Goiás, Romeu Zema, de Minas Gerais, Eduardo Leite, do Rio Grande do Sul, e a governadora eleita de Pernambuco, Raquel Ly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embleia Legislativa do Acre foi destaque no primeiro dia da conferência nacional da UNALE, aberta nesta quarta-feira (9), na Arena Pernambuco, em Recife. Deputados, assessores...</text:p>
          </table:table-cell>
          <table:table-cell office:value-type="string" calcext:value-type="string">
            <text:p>Assessoria</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4-BIS_BOLSONAROS.jpg?resize=400%2C240&amp;ssl=1</text:p>
          </table:table-cell>
          <table:table-cell office:value-type="string" calcext:value-type="string">
            <text:p>Destaque 4</text:p>
          </table:table-cell>
          <table:table-cell office:value-type="string" calcext:value-type="string">
            <text:p>Bolsonaristas do Acre contestam relatório das forças armadas e defendem fraude nas eleições</text:p>
          </table:table-cell>
          <table:table-cell office:value-type="string" calcext:value-type="string">
            <text:p>https://ac24horas.com/2022/11/09/bolsonaristas-do-acre-contestam-relatorio-das-forcas-armadas-e-defendem-fraude-nas-eleicoes-nao-repassaram-o-codigo-fonte/</text:p>
          </table:table-cell>
          <table:table-cell office:value-type="string" calcext:value-type="string">
            <text:p>Mesmo após o relatório final do Ministério da Defesa sobre a confiabilidade das urnas eletrônicas ser entregue ao Tribunal Superior Eleitoral (TSE), conforme divulgado pelo site oficial da defesa do governo federal, dezenas de apoiadores do presidente da República, candidato derrotado, Jair Bolsonaro (PL), se mantém firmes no protesto em frente ao Comando de Fronteira Acre/ – 4º Batalhão de Infantaria de Selva, 4° BIS, no início da noite desta quinta-feira, 9, acerca do resultado das urnas que proclamou Lula presidente do Brasil no fim de outubro.O presidente do TSE, ministro Alexandre de Moraes, divulgou uma nota em que diz que “recebeu com satisfação” o relatório do Ministério da Defesa. Segundo ele, está mantida a confiabilidade do sistema eleitoral brasileiro.Contudo, ao ac24horas, um dos manifestantes apoiadores ferrenho de Bolsonaro, acredita que as eleições podem ter sido fraudadas. Para ele, os técnicos do TSE dificultaram os trabalhos das forças armadas. “Não repassaram o código fonte e se não repassam o acesso porque não permitiram? Então, só em não repassar esse código, para mim já é uma fraude”, comentou pedindo sigilo na identidade.Já em contato com um “Bolsonarista” mais radical, que também não revelou o nome para não causar atrito aos colegas de movimento, haja vista que estão orientados a não concederem entrevistas, ele alegou que o relatório das forças armadas dando credibilidade ao sistema eleitoral é um fake news. “Eu não acredito nesse relatório que aponta que não houve fraude. Teve irregularidades sim e precisam ser expostas”, defendeu.Os manifestantes estão acampados pelo 8° dia consecutivo em frente ao quartel militar pedindo uma intervenção federal para impedir a posse de Lula na presidência da República em 2023, porém, o próprio governo de Jair Bolsonaro já autorizou a tradicional transição de gover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esmo após o relatório final do Ministério da Defesa sobre a confiabilidade das urnas eletrônicas ser entregue ao Tribunal Superior Eleitoral (TSE), conforme divulgado pelo site...</text:p>
          </table:table-cell>
          <table:table-cell office:value-type="string" calcext:value-type="string">
            <text:p>Saimo Martin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URGENTE-URNAS.jpg?resize=400%2C240&amp;ssl=1</text:p>
          </table:table-cell>
          <table:table-cell office:value-type="string" calcext:value-type="string">
            <text:p>Acre</text:p>
          </table:table-cell>
          <table:table-cell office:value-type="string" calcext:value-type="string">
            <text:p>Relatório de militares não aponta fraude nas eleições de 2022</text:p>
          </table:table-cell>
          <table:table-cell office:value-type="string" calcext:value-type="string">
            <text:p>https://ac24horas.com/2022/11/09/relatorio-de-militares-nao-aponta-fraude-nas-eleicoes/</text:p>
          </table:table-cell>
          <table:table-cell office:value-type="string" calcext:value-type="string">
            <text:p>O Ministério da Defesa enviou ao TSE nesta quarta-feira (9) o relatório das Forças Armadas sobre as eleições e o sistema eletrônico de votação. O documento afirma que não foram constatadas irregularidades no processo eleitoral e que os boletins de urna impressos estão em conformidade com os dados disponibilizados pelo TSE. Apesar disso, o relatório alerta sobre a possibilidade de um eventual “código malicioso” representar risco de segurança.“Em face das ferramentas e oportunidades de fiscalização definidas nas Resoluções do TSE e estruturadas no Plano de Trabalho da EFASEV, a fiscalização constatou que o Teste de Integridade, sem biometria, ocorreu em conformidade com o previsto. Quanto à fiscalização da totalização, foi constatada, por amostragem, a conformidade entre os BU impressos e os dados disponibilizados pelo TSE.”Segundo o documento, não é possível afirmar que as urnas estão isentas de influência externa.“Dos testes de funcionalidade, realizados por meio do Teste de Integridade e do Projeto-Piloto com Biometria, não é possível afirmar que o sistema eletrônico de votação está isento da influência de um eventual código malicioso que possa alterar o seu funcionamento”, diz o relatório.Em ofício enviado ao TSE para atestar o envio do relatório, o ministro da Defesa, Paulo Sérgio Nogueira de Oliveira, cita trechos do documento e diz que o acesso à rede enquanto o código-fonte é compilado é um risco.“Foi observado que a ocorrência de acesso à rede, durante a compilação do código-fonte e consequente geração dos programas (códigosbinários), pode configurar relevante risco à segurança do processo”, diz.Nogueira faz sugestões à Corte, como a criação de uma comissão específica, integrada por técnicos renomados da sociedade e por técnicos representantes das entidades fiscalizadoras.As Forças Armadas foram convidadas em setembro do ano passado, pelo então presidente da Corte, Luís Roberto Barroso, para integrar a Comissão de Transparência das Eleições, diante de questionamentos do presidente Jair Bolsonaro (PL) e de seus apoiadores sobre a lisura das urnas. Os militares prometeram realizar uma auditoria para apontar eventuais irregularidades do processo eleitoral.O atual presidente da Corte Eleitoral, Alexandre de Moraes, havia determinado que o documento fosse publicado depois do primeiro turno. O Ministério da Defesa, no entanto, decidiu adiar a divulgação.O TSE ainda não se manifestou sobre o relatório entregue pelo Ministério das Defes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da Defesa enviou ao TSE nesta quarta-feira (9) o relatório das Forças Armadas sobre as eleições e o sistema eletrônico de votação. O documento...</text:p>
          </table:table-cell>
          <table:table-cell office:value-type="string" calcext:value-type="string">
            <text:p>CNN Brasil</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WhatsApp-Image-2022-11-09-at-16.39.25.jpeg?resize=400%2C240&amp;ssl=1</text:p>
          </table:table-cell>
          <table:table-cell office:value-type="string" calcext:value-type="string">
            <text:p>Notícias</text:p>
          </table:table-cell>
          <table:table-cell office:value-type="string" calcext:value-type="string">
            <text:p>Oswaldo D’Albuquerque descarta desmonte da democracia no Brasil: “não há risco”</text:p>
          </table:table-cell>
          <table:table-cell office:value-type="string" calcext:value-type="string">
            <text:p>https://ac24horas.com/2022/11/09/oswaldo-dalbuquerque-descarta-desmonte-da-democracia-no-brasil-nao-ha-risco/</text:p>
          </table:table-cell>
          <table:table-cell office:value-type="string" calcext:value-type="string">
            <text:p>O corregedor nacional do Ministério Público (CNMP), Oswaldo D’Albuquerque, participou nesta quarta-feira, 9, do programa “Bar do Vaz” e falou da função do órgão a nível nacional e garantiu que o sistema democrático brasileiro não corre risco de ser derrubado – ao contrário do que defende a ala “Bolsonarista”, contrária ao resultado das urnas no país.Albuquerque destacou que ao contrário do grupo que contesta as urnas nos estados brasileiros, a outra parcela da população não é antidemocrática. “A democracia brasileira não corre risco algum, os poderes estão em alicerces sólidos, o cidadão brasileiro não tem esse viés antidemocrático”, ressaltou.Para o conselheiro nacional do Ministério Público o sistema democrático do país é sólido e conta com apoio dos poderes constituintes. “Com o compromisso que tenho como cidadão, eu votei nos dois turnos, venceu a democracia, enquanto cidadão e membro do Ministério Público, temos um sistema sólido”, comentou.Com o resultado das urnas que teve Luiz Inácio Lula da Silva eleito para comandar o país até 2026, Albuquerque defendeu uma “pacificação” entre a população e os poderes – pelo menos até as próximas eleições. “Eu sou defensor perpétuo da democracia, da defesa da dignidade da pessoa, estamos aqui para fazer o bem a cada um de nós. Não tenho dúvidas que esse país vai tá pacificado, quem ganhou pode perder, quem perdeu pode voltar. Temos que incentivar a cultura da pacificação e o respeito à pluralidade, somos um povo pacífico, do bem e temos essa missão de incentivar isso”, declarou.Acerca do trabalho desempenhado no Conselho Nacional do Ministério Público (CNMP), o conselheiro explicou que a função do órgão é incumbir-se do controle da atuação administrativa e financeira do Ministério Público Brasileiro. “A corregedoria nacional do MP é um órgão fiscalizador da conduta e boa prestação de serviço público. O corregedor pode afastar alguém da função mediante delito, o corregedor é a garantia da garantia. O ministério público tem o poder de corrigir danos maiores na sociedade”.O representante do MP destacou que o Observatório de Violência de Gênero foi criado a partir da tomada de decisão do Ministério Público do Acre de buscar uma estratégia para o enfrentamento à questão no estado, e se alinhou à premiação do CNJ que reconhece, desde 2021, iniciativas de proteção às mulheres vítimas de violência doméstica e familiar. “O observatório de gênero vem para fortalecer pois vamos ter uma qualificação de dados. Vamos ter um órgão auxiliar dentro do Ministério Público. O órgão é a fonte para análise da violência de gênero, que é um crime absurdo”, explicou.Quem é Oswaldo D’AlbuquerqueOswaldo nasceu em Cruzeiro do Sul (AC) em dezembro de 1969. É bacharel em direito pela Universidade Federal do Acre, pós-graduado em direito processual civil pela Universidade Cândido Mendes e em administração pública pela Faculdade Barão do Rio Branco.Ingressou no Ministério Público do Acre em 1994, como promotor de Justiça substituto, e foi promovido a procurador de Justiça em 2002. Exerceu os cargos de corregedor-geral do Ministério Público do Acre, de 2003 a 2005, e de presidente do Conselho Nacional dos Corregedores-Gerais do Ministério Público dos Estados e da União em 2005.Please enable JavaScriptplay-rounded-fillLink34:58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rregedor nacional do Ministério Público (CNMP), Oswaldo D’Albuquerque, participou nesta quarta-feira, 9, do programa “Bar do Vaz” e falou da função do órgão a nível...</text:p>
          </table:table-cell>
          <table:table-cell office:value-type="string" calcext:value-type="string">
            <text:p>Thais Faria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06/enem-2022-1.png?resize=400%2C240&amp;ssl=1</text:p>
          </table:table-cell>
          <table:table-cell office:value-type="string" calcext:value-type="string">
            <text:p>Na rede</text:p>
          </table:table-cell>
          <table:table-cell office:value-type="string" calcext:value-type="string">
            <text:p>Mais de 3 mil pessoas estão inscritas para fazer o Enem 2022 em Cruzeiro do Sul</text:p>
          </table:table-cell>
          <table:table-cell office:value-type="string" calcext:value-type="string">
            <text:p>https://ac24horas.com/2022/11/09/mais-de-3-mil-pessoas-estao-inscritas-para-fazer-o-enem-2022-em-cruzeiro-do-sul/</text:p>
          </table:table-cell>
          <table:table-cell office:value-type="string" calcext:value-type="string">
            <text:p>Em Cruzeiro do Sul, há 3.426 pessoas inscritas no Exame Nacional de Ensino Médio (Enem 2022). No município, há 16 locais de realização de provas. Cerca de 589 são estudantes das escolas de ensino médio da rede estadual de ensino. Os candidatos farão as provas neste domingo, 13, e no próximo dia 20.Da Escola Craveiro Costa serão 128 alunos, da Dom Henrique serão 122, da Flodoardo Cabral, 88, da Dom Pedro II, 124 alunos farão o Enem. Da Madre Adelgundes serão 37, Magia do Saber , 7, Maria de Nazaré Santiago 10, Juarez Ibernon serão 35 estudantes, da Marcílio Nunes, 13 e da Escola Manoel Braz de Melo 25 estudantes farão as provas.Provas do dia 13 – 45 questões de linguagens, sendo 40 de língua portuguesa e 5 de inglês ou espanhol, 45 questões de ciências humanas e a redação.20 de novembro – 45 questões de matemática e 45 questões de ciências da naturez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Cruzeiro do Sul, há 3.426 pessoas inscritas no Exame Nacional de Ensino Médio (Enem 2022). No município, há 16 locais de realização de provas. Cerc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1668026670158.jpg?resize=400%2C240&amp;ssl=1</text:p>
          </table:table-cell>
          <table:table-cell office:value-type="string" calcext:value-type="string">
            <text:p>Cotidiano</text:p>
          </table:table-cell>
          <table:table-cell office:value-type="string" calcext:value-type="string">
            <text:p>Programa ‘Olhar Digital’ entrega 76 pares de óculos para estudantes de Rio Branco</text:p>
          </table:table-cell>
          <table:table-cell office:value-type="string" calcext:value-type="string">
            <text:p>https://ac24horas.com/2022/11/09/programa-olhar-digital-entrega-76-pares-de-oculos-para-estudantes-em-colegios-de-rio-branco/</text:p>
          </table:table-cell>
          <table:table-cell office:value-type="string" calcext:value-type="string">
            <text:p>Em mais uma ação do programa Olhar Digital, a Secretaria de Estado de Educação, Cultura e Esportes do Acre (SEE), via Departamento de Formação e Assistência Educacional e do Núcleo de Saúde na Escola, realizou na manhã desta quarta-feira, 9, a entrega de óculos na Escola Estadual Padre Diogo Feijó, em Rio Branco.A iniciativa criado em 2019, busca assegurar gratuitamente, consultas oftalmológicas e a distribuição de óculos de grau para alunos da rede estadual de ensino.As escolas Barão do Rio Branco (CEBRB), Tancredo de Almeida Neves, Francisco de Assis, Ercília Feitosa Gomes e Reinaldo Pereira, também participaram da ação, o que totalizou a entrega de 76 pares de óculos.Com o retorno após a pandemia, em setembro o projeto já ofereceu 79 exemplares dos acessórios na Escola Tancredo Neves, incluindo estudantes das escolas Reinaldo Pereira e Clínio Brandão.Para a chefe do Departamento de Formação e Assistência Educacional da SEE, Lídia Cavalcante, a proposta é resgatar a saúde ocular dos estudantes, com o aumento significativo da autoestima.“Eles terão um salto na aprendizagem, pois qualquer problema que dificulte a visão interfere na aprendizagem”, apontou.A programação deve se estender nos próximos meses deste ano, ainda em novembro, para alunos da Educação de Jovens e Adultos (EJA) nas escolas Theodolina Falcão Macedo, Pedro Martinello, Djalma Teles, Berta Vieira e Raimundo Gomes de Oliveira e em dezembro, nas escolas Leôncio de Carvalho e Frei Heitor Turrini serão atendi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mais uma ação do programa Olhar Digital, a Secretaria de Estado de Educação, Cultura e Esportes do Acre (SEE), via Departamento de Formação e Assistência...</text:p>
          </table:table-cell>
          <table:table-cell office:value-type="string" calcext:value-type="string">
            <text:p>Deylon Félix</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1/10/SEE-EDUCACAO-SECRETARIA-DE-EDUCACAO.jpg?resize=400%2C240&amp;ssl=1</text:p>
          </table:table-cell>
          <table:table-cell office:value-type="string" calcext:value-type="string">
            <text:p>Cotidiano</text:p>
          </table:table-cell>
          <table:table-cell office:value-type="string" calcext:value-type="string">
            <text:p>Quase 400 servidores da educação no Acre são notificados para atualização cadastral</text:p>
          </table:table-cell>
          <table:table-cell office:value-type="string" calcext:value-type="string">
            <text:p>https://ac24horas.com/2022/11/09/quase-400-servidores-da-educacao-no-acre-sao-notificados-para-atualizacao-cadastral/</text:p>
          </table:table-cell>
          <table:table-cell office:value-type="string" calcext:value-type="string">
            <text:p>A Secretaria de Estado de Saúde do Acre (Sesacre) notificou 327 servidores para comparecer ao Departamento de Gestão de Pessoas, para a realização de atualização cadastral.O prazo para a ação será de 5 dias, contados a partir desta quarta-feira, 9, sob pena de bloqueio dos vencimentos, conforme prescrito no artigo 4, do Decreto nº 10.904, de 30 de dezembro de 2021.O informativo foi publicado no Diário Oficial do Estado (DOE) e consta a partir da página 91. Acompanh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cretaria de Estado de Saúde do Acre (Sesacre) notificou 327 servidores para comparecer ao Departamento de Gestão de Pessoas, para a realização de atualização cadastral....</text:p>
          </table:table-cell>
          <table:table-cell office:value-type="string" calcext:value-type="string">
            <text:p>Deylon Félix</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NEGOCIO-JURUA.jpg?resize=400%2C240&amp;ssl=1</text:p>
          </table:table-cell>
          <table:table-cell office:value-type="string" calcext:value-type="string">
            <text:p>Na rede</text:p>
          </table:table-cell>
          <table:table-cell office:value-type="string" calcext:value-type="string">
            <text:p>Semana de Conciliação quer efetivar cerca de 80 acordos até sexta-feira no Juruá</text:p>
          </table:table-cell>
          <table:table-cell office:value-type="string" calcext:value-type="string">
            <text:p>https://ac24horas.com/2022/11/09/semana-de-conciliacao-quer-efetivar-cerca-de-80-acordos-ate-sexta-feira-no-jurua/</text:p>
          </table:table-cell>
          <table:table-cell office:value-type="string" calcext:value-type="string">
            <text:p>A XVII Semana Nacional de Conciliação do Tribunal de Justiça do Acre em Cruzeiro do Sul busca realizar 80 acordos em ações que tramitam no Juizado Especial Cível. As audiências de Conciliação, que começaram na segunda-feira, 7, e prosseguem até sexta-feira, 11, na Cidade da Justiça.O objetivo é resolver os conflitos em menos tempo, com menos burocracia e contribuição. A titular do Juizado Especial Cível e Fazenda Pública de Cruzeiro do Sul, juíza Evelyn Bueno, diz que a maior procura na Vara, e levadas para o mutirão, é por questões envolvendo bancos, a empresa Energisa, empresas de telefonia e demandas de consumo.“Com essas audiências, realizadas por dois profissionais treinados, além de reduzir o número de processos, o objetivo é também incentivar as pessoas a conciliarem”, explicou ela.A juíza diz que o resultado do mutirão da justiça realizado anualmente em novembro, é sempre positivo, com taxa de conciliação que varia de 40 a 50%, percentual que ela espera superar este ano.Evelyn Bueno ressalta ainda que, em demandas de consumo, as pessoas devem atuar inicialmente de forma administrativa, junto ao Procon. E em seguida a Justiça. “Tentem sempre conciliar. E nós do judiciário estamos aqui de portas abertas para resolver as questões que as pessoas não conseguem resolver sozinhas”, conclui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XVII Semana Nacional de Conciliação do Tribunal de Justiça do Acre em Cruzeiro do Sul busca realizar 80 acordos em ações que tramitam no Juiza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RONALDO.jpg?resize=400%2C240&amp;ssl=1</text:p>
          </table:table-cell>
          <table:table-cell office:value-type="string" calcext:value-type="string">
            <text:p>Cotidiano</text:p>
          </table:table-cell>
          <table:table-cell office:value-type="string" calcext:value-type="string">
            <text:p>Rolando Boldrin, ator, cantor, compositor e apresentador, morre em SP aos 86 anos</text:p>
          </table:table-cell>
          <table:table-cell office:value-type="string" calcext:value-type="string">
            <text:p>https://ac24horas.com/2022/11/09/rolando-boldrin-ator-cantor-compositor-e-apresentador-morre-em-sp-aos-86-anos/</text:p>
          </table:table-cell>
          <table:table-cell office:value-type="string" calcext:value-type="string">
            <text:p>O ator, cantor, compositor e apresentador da TV Cultura Rolando Boldrin morreu nesta quarta-feira aos 86 anos, em São Paulo. A causa da morte não foi informada, ele estava internado no Hospital Albert Einstein havia 2 meses.O velório será realizado na Assembleia Legislativa do Estado de São Paulo.Com mais de 60 anos de carreira na TV, Rolando Boldrin apresentou o programa musical “Sr. Brasil” por 17 anos. “Ele tirou o Brasil da Gaveta’ e fez coro com os artistas mais representativos de todas as regiões do país. Em seu programa, o cenário privilegiava os artesãos brasileiros e era circundado por imagens dos artistas que fizeram a nossa história, escrita, falada e cantada, e que já viajaram, muitos deles ‘fora do combinado’, conforme costumava dizer Rolando”, diz nota da TV Cultura.Boldrin também fez carreira na teledramaturgia. Como ator, Rolando atuou em mais de 30 novelas, como “O Direito de Nascer”; “As Pupilas do Senhor Reitor”; “Os Deuses Estão Mortos”; “Quero Viver”; “Mulheres de Areia”; “Os Inocentes”; “A Viagem”; “O Profeta”; “Roda de Fogo”; “Cara a Cara”; “Cavalo Amarelo” e “Os Imigrantes”.Segundo nota da Fundação Padre Anchieta, Boldrin dizia que era fundamentalmente um ator: “esse tem sido meu trabalho a vida inteira; radioator, ator de novela, de teatro, de cinema, um ator que canta, declama poesias e conta histórias”, falava.Na televisão, ainda apresentou os programas “Som Brasil” na Rede Globo, “Empório Brasileiro” na TV Bandeirantes e “Empório Brasil” no SBT. Na TV Cultura, esteve à frente do “Sr. Brasil” desde 2005.BiografiaBoldrin era o sétimo filho de uma família de 12 irmãos, nascido em 22 de outubro de 1936. Saído do interior de São Paulo, da cidade de São Joaquim da Barra, ele virou ator de filmes premiados e de novelas acompanhadas no Brasil inteiro e até no exterior, e tornou-se compositor, cantor, apresentador e, claro, grande contador de causos.“A TV Cultura agradece pela honra de ter contado com o brilhantismo de Boldrin em sua programação. E manifesta os mais sinceros sentimentos aos familiares e amigos deste artista gigante que jamais será esquecido”, diz no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tor, cantor, compositor e apresentador da TV Cultura Rolando Boldrin morreu nesta quarta-feira aos 86 anos, em São Paulo. A causa da morte não foi...</text:p>
          </table:table-cell>
          <table:table-cell office:value-type="string" calcext:value-type="string">
            <text:p>Com informações do G1</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CORPO-FAZENDEIRO.jpg?resize=400%2C240&amp;ssl=1</text:p>
          </table:table-cell>
          <table:table-cell office:value-type="string" calcext:value-type="string">
            <text:p>Acre 01</text:p>
          </table:table-cell>
          <table:table-cell office:value-type="string" calcext:value-type="string">
            <text:p>Morte de pecuarista foi tramada dentro de presídio e teve disputa de terra como motivação</text:p>
          </table:table-cell>
          <table:table-cell office:value-type="string" calcext:value-type="string">
            <text:p>https://ac24horas.com/2022/11/09/morte-de-pecuarista-foi-tramada-dentro-de-presidio-e-teve-disputa-de-terra-como-motivacao/</text:p>
          </table:table-cell>
          <table:table-cell office:value-type="string" calcext:value-type="string">
            <text:p>O proprietário rural Edney Targa, de 49 anos, foi assassinado após ter sido sequestrado em sua residência, no município de Acrelândia, no dia 1º de outubro deste ano. O corpo foi encontrado sete dias depois enterrado em uma cova rasa, no bairro da Paz, em Rio Branco.Desde então, a Polícia Civil passou a fazer um trabalho minucioso de investigação que terminou com um total de 15 pessoas identificadas e presas pela participação efetiva no crime de extorsão mediante sequestro seguido de morte. Os quatro últimos suspeitos de participação no crime foram presos nesta quarta-feira (9).De acordo com o inquérito instaurado na Delegacia Especializada em Investigação Criminal (DEIC), no dia do crime, ao chegar em sua fazenda na Rodovia AC- 475, em Acrelândia, Edney já encontrou sua esposa e filhos rendidos pelos criminosos. Em seguida, foi sequestrado e nunca mais visto com vida.No dia seguinte, 2 de outubro, o carro do fazendeiro foi encontrado em um terreno baldio na rua 24 de Janeiro, Bairro da Paz, na capital acreana. Durante seis dias, policiais civis de Acrelândia e Rio Branco trabalharam na tentativa de chegar aos autores do sequestro e libertar a vítima.No dia 7 de outubro, já com a prisão de vários integrantes do bando que sequestrou o empresário, a polícia chegou ao cativeiro, à rua Mâncio Lima, no bairro da Paz, onde também localizaram em uma cova rasa à margem de um córrego o cadáver de Targa, já em avançado estágio de decomposiçãoAs investigações apontaram que todo o sequestro e demais ações ligadas ao crime foram planejadas dentro de uma das celas de um presídio de Rio Branco, tendo como autor intelectual um desafeto do fazendeiro. Por trás do crime, estaria uma disputa de terras pela qual o pecuarista já havia ganhado uma causa na justiça.Também foi apurado que os sequestradores exigiram da família, inicialmente, o valor de R$ 300 mil pelo resgate. Depois que Edney Targa já estava morto, os criminosos passaram a exigir R$ 2 milhões. As ligações eram feitas sempre do telefone da vítima para a esposa do fazendeiro.Nesta quarta-feira, 9, a Polícia Civil deflagrou operação de cumprimento de 7 mandados judiciais, sendo 4 deles de prisão preventiva e três de busca e apreensão, sendo presos A. da S., de 52 anos; V. A. M., de 40 anos; I. S. N., de 29 anos; e S. S. S., de 35 anos.De acordo com a investigação da Polícia Civil, coordenada pelo delegado Dione Lucas, titular de Acrelândia, os presos tiveram participação efetiva no crime de extorsão mediante sequestro seguido de morte do fazendeiro.A investigação apontou que A. S. de 52 anos foi quem indicou o endereço da vítima para que o bando efetuasse o crime. Os presos V. A. M. de 40 anos e I. S. N. de 29 anos foram os que levaram os sequestradores de Rio Branco para Acrelândia e apontou o local.Uma mulher, S. S. S., de 35 anos, foi presa pelo crime de tráfico de drogas e é mãe de um dos sequestradores que, segundo a investigação, sabia do crime de forma premeditada.Com essas prisões, a Polícia Civil encerra o caso com um total de 15 pessoas identificadas e presas pela participação efetiva no crim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oprietário rural Edney Targa, de 49 anos, foi assassinado após ter sido sequestrado em sua residência, no município de Acrelândia, no dia 1º de outubr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RECEITA-CONDU.jpg?resize=400%2C240&amp;ssl=1</text:p>
          </table:table-cell>
          <table:table-cell office:value-type="string" calcext:value-type="string">
            <text:p>Cotidiano</text:p>
          </table:table-cell>
          <table:table-cell office:value-type="string" calcext:value-type="string">
            <text:p>Proibição de acompanhante em prédio da Receita gera revolta e confusão em Rio Branco</text:p>
          </table:table-cell>
          <table:table-cell office:value-type="string" calcext:value-type="string">
            <text:p>https://ac24horas.com/2022/11/09/proibicao-de-acompanhante-em-predio-da-receita-gera-revolta-e-confusao-em-rio-branco/</text:p>
          </table:table-cell>
          <table:table-cell office:value-type="string" calcext:value-type="string">
            <text:p>Cidadãos que procuram o atendimento presencial no prédio da Receita Federal em Rio Branco capital do Acre tem reclamado no tratamento recebido logo na recepção do órgão.Acontece que sem ser baseado em nenhuma lei, a ordem dada pelos seguranças que trabalham no local é que ninguém pode ficar acompanhado no prédio mesmo se tratando de um órgão público.Na manhã desta quarta-feira 9. Oac24horasteve acesso a um vídeo onde uma pessoa discute com a segurança do local. A mulher afirma que recebe ordens para que os acompanhantes fiquem do lado de fora do prédio. Ao ser questionada se a decisão é baseada em alguma lei, a segurança não soube responder.A reportagem ouviu outras pessoas que também reclamaram do atendimento. “O atendimento é muito ruim. A gente chega aqui com alguém em busca de atendimento e tem que ficar do lado de fora. Vi crianças e pessoas idosas do lado de fora”, afirma a funcionária Edileuza Maia.Marcelo Rodrigues, autônomo, afirmou que mesmo explicando que não podia ficar no sol, não teve seu direito respeitado.“Eu cheguei acompanhando da minha esposa que vai solicitar alteração de dados no CPF e a recepcionista disse que eu não poderia aguardar dentro do prédio, que tinha que ficar fora. Eu disse que sou diabético, estava me sentindo mal, não podia ficar no sol e ela disse que não estava fazendo sol, ao meio dia no clima de Rio Branco. Me senti muito constrangido sendo tratado assim na frente de todo mundo”, afirma.Após o homem do vídeo se recusar e afirmar que só sairia do prédio se fosse mostrada uma lei que o impedisse de estar dentro da instalação pública, as demais pessoas que estavam do lado de fora tiveram permissão para também entrar no prédio.Oac24horasnão conseguiu falar com a chefia da Receita Federal aqui no Acre para saber se a determinação é da empresa de segurança ou da própria instituição. O espaço segue aberto, caso haja interesse na manifestação.Veja o vídeo:Please enable JavaScriptplay-rounded-fillLinkWhatsApp Video 2022 11 09 at 13 59 0201:3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idadãos que procuram o atendimento presencial no prédio da Receita Federal em Rio Branco capital do Acre tem reclamado no tratamento recebido logo na recepção d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TELAO-JOGOS.jpg?resize=400%2C240&amp;ssl=1</text:p>
          </table:table-cell>
          <table:table-cell office:value-type="string" calcext:value-type="string">
            <text:p>Cotidiano</text:p>
          </table:table-cell>
          <table:table-cell office:value-type="string" calcext:value-type="string">
            <text:p>Rio Branco terá programação e telão para jogos da Copa no Parque da Maternidade</text:p>
          </table:table-cell>
          <table:table-cell office:value-type="string" calcext:value-type="string">
            <text:p>https://ac24horas.com/2022/11/09/rio-branco-tera-programacao-e-telao-para-jogos-da-copa-no-parque-da-maternidade/</text:p>
          </table:table-cell>
          <table:table-cell office:value-type="string" calcext:value-type="string">
            <text:p>O governo do Acre pretende realizar uma programação especial durante os jogos da Copa do Mundo no Parque da Maternidade, em Rio Branco. O intuito é que várias atividades aconteçam gratuitamente aos domingos, como feira de gastronomia, artesanato, além de um telão de led para a transmissão dos jogos do Brasil na Copa do Mundo.O lançamento das ações será no dia 24 de novembro, com a transmissão do jogo da Copa do Mundo. Haverá ainda inclusão de diversos setores durante a programação em alusão à Copa do Mundo, que está sendo organizada pela Fundação Elias Mansour (FEM), que irá dialogar com os representantes do projeto Senadinho para também inserir o forró no cronograma de eventos.No momento, o governo realiza trabalho de reestruturação e melhorias para que os pontos turísticos do parque possam ser melhor utilizados, promovendo ações de cultura, turismo e lazer.O Parque da Maternidade foi inaugurado em 28 de setembro de 2002 e possui uma extensão de sete quilômetros, que vai da Rua Omar Sabino, em frente ao Colégio Salgado Filho, passando por diversos bairros, até a Avenida Ceará, em frente ao Terminal Urbano.Com informações da Agência de Notícias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o Acre pretende realizar uma programação especial durante os jogos da Copa do Mundo no Parque da Maternidade, em Rio Branco. O intuito é...</text:p>
          </table:table-cell>
          <table:table-cell office:value-type="string" calcext:value-type="string">
            <text:p>Thais Faria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1/08/PFIZER_VACINA.jpg?resize=400%2C240&amp;ssl=1</text:p>
          </table:table-cell>
          <table:table-cell office:value-type="string" calcext:value-type="string">
            <text:p>Acre</text:p>
          </table:table-cell>
          <table:table-cell office:value-type="string" calcext:value-type="string">
            <text:p>Unidade de Saúde em Rio Branco perde mil doses de vacina</text:p>
          </table:table-cell>
          <table:table-cell office:value-type="string" calcext:value-type="string">
            <text:p>https://ac24horas.com/2022/11/09/unidade-de-saude-em-rio-branco-perde-mil-doses-de-vacina-apos-acao-de-vandalos/</text:p>
          </table:table-cell>
          <table:table-cell office:value-type="string" calcext:value-type="string">
            <text:p>A Polícia Civil investiga a ação de vândalos que causou uma grande perda de vacinas na Unidade Básica de Saúde Dr. Raimundo Moreira, localizada no bairro João Eduardo II.Os criminosos, ao tentar furtar a fiação, desligam energia da UBS causando grande prejuízo, já que em menos de dois meses mais de mil doses de vacinas foram perdidas.De acordo com a coordenadora de vacinas da Unidade de Saúde, Isabelle Ribeiro, a ação dos vândalos vem prejudicando o atendimento na UBS que atende centenas de pessoas de segunda a sexta-feira. Segundo ela, os acusados geralmente agem no fim de semana ou em feriados prolongados.“Sem energia por muito tempo a temperatura da geladeira aumenta e não é possível conservar as vacinas, que precisam de temperatura ideal”, comentou a coordenadora.A inutilização das vacinas por parte dos vândalos atinge em cheio a população do bairro João Eduardo e adjacências, que procuram atendimento em outras unidades próximas.“Sem contar com o grande número de reclamações dirigidas aos servidores da UBS, que não tem culpa da deficiência no atendimento no item vacina”, concluiu Isabelle Olivei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Civil investiga a ação de vândalos que causou uma grande perda de vacinas na Unidade Básica de Saúde Dr. Raimundo Moreira, localizada no bairro...</text:p>
          </table:table-cell>
          <table:table-cell office:value-type="string" calcext:value-type="string">
            <text:p>Antônio Malvadeza</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06/MARIA-DE-JESUS-TCE.jpg?resize=400%2C240&amp;ssl=1</text:p>
          </table:table-cell>
          <table:table-cell office:value-type="string" calcext:value-type="string">
            <text:p>Destaque 7</text:p>
          </table:table-cell>
          <table:table-cell office:value-type="string" calcext:value-type="string">
            <text:p>Desembargadores decidem que auditora do TCE do Acre não tem competência para julgar processo</text:p>
          </table:table-cell>
          <table:table-cell office:value-type="string" calcext:value-type="string">
            <text:p>https://ac24horas.com/2022/11/09/desembargadores-decidem-que-auditora-do-tce-do-acre-nao-tem-competencia-para-julgar-processo/</text:p>
          </table:table-cell>
          <table:table-cell office:value-type="string" calcext:value-type="string">
            <text:p>Na manhã desta quarta-feira (9), o Pleno do Tribunal de Justiça do Estado do Acre decidiu, por unanimidade, que a Conselheira-Substituta Maria de Jesus Carvalho de Souza, do Tribunal de Contas do Acre, somente pode atuar como julgadora na hipótese de composição de quórum (quando não estiverem presentes pelo menos quatro conselheiros na sessão) ou em caso de vacância (por aposentadoria ou falecimento de conselheiro), até o novo provimento do cargo.A decisão ocorreu em um mandado de segurança impetrado pela ex-presidente do Departamento Estadual de Trânsito (DETRAN/AC) no ano de 2018, Shirley Torres, para determinar a redistribuição do Recurso de Reconsideração nº 141.718, referente a Prestação de Contas do órgão naquele ano.Por unanimidade, os membros do Tribunal de Justiça acompanharam o voto da relatora, Desembargadora, Eva Evangelista, reconhecendo que a distribuição do processo para a Auditora-Substituta é ilegal e fere a Lei Orgânica e o Regimento Interno do TCE, pois os Auditores somente atuam em processos de concessão de aposentadorias, reformas e pensões, ou nas hipóteses de vacância e composição de quórum.Segundo as informações prestadas no mandado de segurança pelo Presidente do TCE, Cons. Ronald Polanco, todos os processos indevidamente distribuídos para a Auditora-Substituta Maria de Jesus Carvalho de Souza já foram redistribuídos aos membros da Cor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quarta-feira (9), o Pleno do Tribunal de Justiça do Estado do Acre decidiu, por unanimidade, que a Conselheira-Substituta Maria de Jesus Carvalho de...</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19/08/tenente-farias.jpg?resize=400%2C240&amp;ssl=1</text:p>
          </table:table-cell>
          <table:table-cell office:value-type="string" calcext:value-type="string">
            <text:p>Acre</text:p>
          </table:table-cell>
          <table:table-cell office:value-type="string" calcext:value-type="string">
            <text:p>Capitão Farias é absolvido de crimes de por ausências de provas</text:p>
          </table:table-cell>
          <table:table-cell office:value-type="string" calcext:value-type="string">
            <text:p>https://ac24horas.com/2022/11/09/ex-tenente-do-bope-e-absolvido-dos-crimes-de-peculato-e-corrupcao-por-ausencias-de-provas/</text:p>
          </table:table-cell>
          <table:table-cell office:value-type="string" calcext:value-type="string">
            <text:p>O juiz Alesson Braz, da 2ª Vara do Tribunal do Júri e Auditoria Militar da Comarca de Rio Branco, decidiu absorver Josemar Barbosa de Farias, conhecido como Capitão Farias do BOPE, pelos crimes de peculato, corrupção passiva e prevaricação, em ambos, por não existir prova suficientes para a condenação. A decisão foi acompanhada pela defesa, Ministério Público e por quatro juízes militares.O Ministério Público havia oferecido denúncia contra Josemar Barbosa Farias, pela prática, em tese, dos crimes de peculato, corrupção passiva e prevaricação (por duas vezes) previstos nos art. 303, art. 308 e art. 319, todos do Código Penal Militar. No entanto, após três audiências, o militar acabou absolvido pelas autoridades competentes.Em uma delação premiada de Agilberto Soares de Lima, vulgo Jiquitaia, líder do Comando Vermelho no bairro Rosa Linda, preso durante a deflagração da Operação Sicário, da Polícia Civil, no final de 2018, e condenado a 6 de prisão, apontou Farias, que supostamente favorecia a facção criminosa Comando Vermelho se utilizando do cargo de capitão das forças de segurança do Estado.No despacho do juiz Alesson Braz, havia uma denuncia de duas condutas praticadas pelo denunciado em julho de 2018. Primeiro por ter ajudado membros de organização criminosa dando reforço policial ao Bairro Belo Jardim; e, segundo, no final do mês de junho de 2018, a pretexto de produzir a recuperação de um colete e de um rádio comunicador HT extraviado da Polícia Militar, ter deixado de praticar ato de ofício, para satisfação de interesse pessoal. Em ambas as situações, o militar acabou sendo inocentado das acusações imputadas.“No meu entendimento, todos os fatos narrados foram investigados de forma precipitada pelas autoridades policiais. A acusação teve tempo suficiente para angariar provas mais consistentes e robustas dos crimes imputados na denúncia. As provas que serviram de base para esta denúncia (interceptações telefônicas e delação premiada de Jequitaia) não são suficientes para embasar uma condenação, pois são provenientes de investigações de réus infratores condenados em vários processos criminais, em detrimento de um dos Oficiais mais respeitado da PMAC, com mais de 30 (trinta) anos de atividade policial e uma grande história de combate a criminalidade no Estado do Acre”, diz trecho da decisão do magistrado.Após a decisão, a defesa ainda busca recorrer da condenação de Farias e mais 18 homens por integrar organização criminosa Comando Vermelho no Acre. O julgamento deve ocorrer no início do próximo a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juiz Alesson Braz, da 2ª Vara do Tribunal do Júri e Auditoria Militar da Comarca de Rio Branco, decidiu absorver Josemar Barbosa de Farias, conheci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09/mega_sena_mcajr_abr_2904223679.jpg?resize=400%2C240&amp;ssl=1</text:p>
          </table:table-cell>
          <table:table-cell office:value-type="string" calcext:value-type="string">
            <text:p>Cotidiano</text:p>
          </table:table-cell>
          <table:table-cell office:value-type="string" calcext:value-type="string">
            <text:p>Mega-Sena sorteia nesta quarta-feira prêmio acumulado em R$ 65 milhões</text:p>
          </table:table-cell>
          <table:table-cell office:value-type="string" calcext:value-type="string">
            <text:p>https://ac24horas.com/2022/11/09/mega-sena-sorteia-nesta-quarta-feira-premio-acumulado-em-r-65-milhoes-2/</text:p>
          </table:table-cell>
          <table:table-cell office:value-type="string" calcext:value-type="string">
            <text:p>A Mega-Sena sorteia nesta quarta-feira (9) um prêmio acumulado e estimado em R$ 65 milhões.As seis dezenas do concurso 2.537 serão sorteadas a partir das 20h (horário de Brasília), no Espaço da Sorte, localizado na Avenida Paulista, nº 750, na cidade de São Paulo, com transmissão ao vivo pelas redes sociais das Loterias Caixa no Facebook e YouTube.De acordo com a Caixa, caso apenas um apostador ganhe o prêmio principal e aplique todo o valor na poupança, receberá R$ 441 mil de rendimento no primeiro mês.As apostas podem ser feitas até as 19h (horário de Brasília), nas casas lotéricas credenciadas pela Caixa, em todo o país ou pela internet.A aposta simples, com seis dezenas marcadas, custa R$ 4,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ega-Sena sorteia nesta quarta-feira (9) um prêmio acumulado e estimado em R$ 65 milhões. As seis dezenas do concurso 2.537 serão sorteadas a partir da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19/11/Papai-Noel-Foto-Arquivo-Jornal-Correio.jpg?resize=400%2C240&amp;ssl=1</text:p>
          </table:table-cell>
          <table:table-cell office:value-type="string" calcext:value-type="string">
            <text:p>Cotidiano</text:p>
          </table:table-cell>
          <table:table-cell office:value-type="string" calcext:value-type="string">
            <text:p>Começa campanha Papai Noel dos Correios nesta quarta-feira em todo o país</text:p>
          </table:table-cell>
          <table:table-cell office:value-type="string" calcext:value-type="string">
            <text:p>https://ac24horas.com/2022/11/09/comeca-campanha-papai-noel-dos-correios-nesta-quarta-feira-em-todo-o-pais/</text:p>
          </table:table-cell>
          <table:table-cell office:value-type="string" calcext:value-type="string">
            <text:p>A campanha Papai Noel dos Correios começa hoje (9) em todo o Brasil. Pessoas, empresas e órgãos públicos podem adotar as cartas disponíveis e deixar os presentes nas agências dos Correios participantes, para serem entregues pela instituição. Em 2021, mais de 150 mil cartas foram adotadas.O envio e a adoção de cartas podem ser feitos em formato híbrido, tanto presencial, nas agências participantes, quanto online, por meio do site dos Correios. A campanha vai até 16 de dezembro, mas as superintendências nos estados possuem cronogramas específicos de execução do projeto, de acordo com a realidade local.Nos Estados do Acre, Amazonas, Bahia, Ceará, Espírito Santo, Goiás, Maranhão, Mato Grosso, Mato Grosso do Sul, Pará, Paraíba, Paraná, Piauí, Rio Grande do Norte, Rio Grande do Sul, Roraima, Santa Catarina, São Paulo Interior e região metropolitana, e a também no Distrito Federal, as cartinhas já podem ser adotadas a partir desta semana. O cronograma em cada estado está disponível no site.A campanha contempla cartas enviadas por crianças de até 10 anos e por pessoas com deficiência, nesse caso sem limite de idade. Os Correios também fazem parceria com escolas públicas, por intermédio das secretarias estaduais ou municipais de Educação. Portanto, as escolas participantes são selecionadas por essas secretarias para enviarem cartas de crianças que estão na Educação Infantil e no Ensino Fundamental até o 5º ano, independentemente da idade, e de crianças de creches, abrigos e núcleos socioeducativos.Para envio das cartas pelo site, a pessoa deve fazer a cartinha de maneira manuscrita, em uma folha de papel, contando sua história e fazendo o pedido. Não são selecionadas cartas que contenham endereço, telefone ou foto da criança. É preciso fotografar a carta e preencher o formulário disponível no site com as informações para a entrega.AdoçãoPara quem fizer a adoção online, há o limite de 50 cartas. Nesse caso, a pessoa poderá cancelar suas adoções a qualquer momento, dentro do período de campanha na internet. Tanto o cancelamento quanto a troca das cartas são permitidos.É possível, também, apadrinhar mais cartas, mas em caso de desistência e não devolução, as cartas não poderão ser adotadas por outro padrinho. Ainda, como forma de proteger a criança e sua privacidade, os Correios não divulgam os dados de localização da criança. Então, não é possível o contato pessoal com o padrinho.Os Correios orientam o acondicionamento correto dos presentes. Caso o brinquedo seja frágil, a recomendação é utilizar uma caixa e escrever “Frágil” no pacote. Bicicletas devem ser entregues, preferencialmente, em caixas. Para identificação do presente, é preciso afixar o cabeçalho da carta no presente, com o campo reservado ao padrinho devidamente preenchido. O número na embalagem dos presentes identificará a carta adotada.Entrega dos presentesA entrega dos presentes deve ser realizada apenas nas agências participantes e em locais definidos em cada estado. O padrinho pode solicitar informações da entrega à criança, mas o endereço e os dados de contato serão ocultados pelos Correios.Caso os presentes não possam ser entregues em razão de endereço insuficiente, incorreto ou mudança de destinatário, entre outros motivos, eles serão doados pelos Correios a instituições sem fins lucrativ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mpanha Papai Noel dos Correios começa hoje (9) em todo o Brasil. Pessoas, empresas e órgãos públicos podem adotar as cartas disponíveis e deixar o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0/06/CANCER.jpg?resize=400%2C240&amp;ssl=1</text:p>
          </table:table-cell>
          <table:table-cell office:value-type="string" calcext:value-type="string">
            <text:p>Cotidiano</text:p>
          </table:table-cell>
          <table:table-cell office:value-type="string" calcext:value-type="string">
            <text:p>Agência de Saúde garante cobertura obrigatória para remédios contra asma e câncer</text:p>
          </table:table-cell>
          <table:table-cell office:value-type="string" calcext:value-type="string">
            <text:p>https://ac24horas.com/2022/11/09/agencia-de-saude-garante-cobertura-obrigatoria-para-remedios-contra-asma-e-cancer/</text:p>
          </table:table-cell>
          <table:table-cell office:value-type="string" calcext:value-type="string">
            <text:p>A Agência Nacional de Saúde Suplementar (ANS) tornou obrigatória a cobertura, por planos de saúde, de tratamentos com um novo remédio contra a asma e três medicamentos contra o câncer. A Resolução Normativa 550, de 4 de novembro deste ano, foi publicada hoje (9) no Diário Oficial da União.O novo medicamento a ter cobertura obrigatória em tratamentos contra a asma é o Dupilumabe, usado para tratar asma grave com inflamação do tipo 2, com fenótipo alérgico.Já os medicamentos orais contra o câncer são o Niraparibe, o Axitinibe em combinação com Pembrolizumabe e o Levomalato de Cabozantinibe, em combinação com Nivolumabe.CarcinomaO Niraparibe é usado em terapias de manutenção de pacientes adultas com carcinoma de ovário, da trompa de Falópio ou peritoneal primário avançado de alto grau, que responderam completamente ou em parte, após a conclusão da quimioterapia de primeira linha à base de platina.O Axitinibe, em combinação com Pembrolizumabe, é indicado para tratamento de primeira linha de pacientes com carcinoma de células renais (CCR) avançado ou metastático, com risco prognóstico IMDC intermediário ou desfavorável.Já o Levomalato de Cabozantinibe, em combinação com Nivolumabe, é usado no tratamento de primeira linha de pacientes adultos com carcinoma de células renais (CCR) avanç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gência Nacional de Saúde Suplementar (ANS) tornou obrigatória a cobertura, por planos de saúde, de tratamentos com um novo remédio contra a asma e trê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1_novo_projeto-19512429.jpg?resize=400%2C240&amp;ssl=1</text:p>
          </table:table-cell>
          <table:table-cell office:value-type="string" calcext:value-type="string">
            <text:p>Destaque 6</text:p>
          </table:table-cell>
          <table:table-cell office:value-type="string" calcext:value-type="string">
            <text:p>Flávio e Eduardo Bolsonaro pedem cidadania na embaixada da Itália</text:p>
          </table:table-cell>
          <table:table-cell office:value-type="string" calcext:value-type="string">
            <text:p>https://ac24horas.com/2022/11/09/flavio-e-eduardo-bolsonaro-pedem-cidadania-na-embaixada-da-italia/</text:p>
          </table:table-cell>
          <table:table-cell office:value-type="string" calcext:value-type="string">
            <text:p>Osenador Flávio Bolsonaro (PL) e o seu irmão, o deputado federal Eduardo Bolsonaro (PL), estiveram na embaixada da Itália, em Brasília, para solicitar a antecipação do processo de cidadania solicitado por eles. Flavio e Eduardo são filhos do presidente Jair Bolsonaro (PL), que foi derrotado na eleição presidencial deste ano pelo petista Luiz Inácio Lula da Silva.Em nota divulgada a veículos de imprensa, a equipe do senador informou que o pedido de cidadania ocorreu por ele ter família de origem italiana e que Flávio, que ainda tem quatro anos de mandato, pretende disputar a reeleição em 2026.“Minha família tem origem italiana e tenho direito de requerer cidadania italiana, o que começou a ser tratado em setembro de 2019. Sou senador da República por mais quatro anos, pretendo disputar a reeleição e, antes que comecem a criar teses mirabolantes, sair do país não é uma opção pra mim!”, diz.Tenha acesso a todos os conteúdos exclusivos, colunistas, acessos ilimitados e descontos em lojas, farmácias e muito mais.Em outubro, tomou posse na Itália a primeira-ministra Giorgia Meloni, figura ligada a grupos de extrema direita como o líder extremista Matteo Salvini. O novo governo italiano é o mais à direita a assumir o poder no país desde a Segunda Guerra Mundi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enador Flávio Bolsonaro (PL) e o seu irmão, o deputado federal Eduardo Bolsonaro (PL), estiveram na embaixada da Itália, em Brasília, para solicitar a antecipação do...</text:p>
          </table:table-cell>
          <table:table-cell office:value-type="string" calcext:value-type="string">
            <text:p>O GLOBO</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1668012774208.jpg?resize=400%2C240&amp;ssl=1</text:p>
          </table:table-cell>
          <table:table-cell office:value-type="string" calcext:value-type="string">
            <text:p>Cotidiano</text:p>
          </table:table-cell>
          <table:table-cell office:value-type="string" calcext:value-type="string">
            <text:p>Projeto promove 3° Encontro de Artes Cênicas e Acessibilidade Cultural em Rio Branco</text:p>
          </table:table-cell>
          <table:table-cell office:value-type="string" calcext:value-type="string">
            <text:p>https://ac24horas.com/2022/11/09/projeto-promove-3-encontro-de-artes-cenicas-e-acessibilidade-cultural-em-rio-branco/</text:p>
          </table:table-cell>
          <table:table-cell office:value-type="string" calcext:value-type="string">
            <text:p>Entre os dias 21 e 24 de novembro ocorre, em Rio Branco, o III Encontro de Artes Cênicas e Acessibilidade Cultural: práticas e desaprendizagens.O evento tem na programação palestras, mesas-redondas, oficinas e espetáculos nos espaços da Universidade Federal do Acre (Ufac) e no teatro do SESC centro.A iniciativa realizada pela Ufac, tem parceria com a Universidade Federal do Rio Grande do Sul (UFRN) e a Universidade Federal de Santa Maria (UFSM), com o objetivo de debater e apresentar práticas de acessibilidade cultural nas artes cênicas.As inscrições podem ser feitas no linkhttps://forms.gle/2ywXhBAo5CYZ8ydq5.Mais Informações serão divulgadas no Instagram: @artesacessibilidadeOs encontros presenciais e online, contarão com a participação de artistas e pesquisadores de várias partes do Brasil, além de intérpretes de lib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ntre os dias 21 e 24 de novembro ocorre, em Rio Branco, o III Encontro de Artes Cênicas e Acessibilidade Cultural: práticas e desaprendizagens. O evento...</text:p>
          </table:table-cell>
          <table:table-cell office:value-type="string" calcext:value-type="string">
            <text:p>Deylon Félix</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01/Vacinacao.jpg?resize=400%2C240&amp;ssl=1</text:p>
          </table:table-cell>
          <table:table-cell office:value-type="string" calcext:value-type="string">
            <text:p>Cotidiano</text:p>
          </table:table-cell>
          <table:table-cell office:value-type="string" calcext:value-type="string">
            <text:p>Ufac promove vacinação contra Covid-19 nesta quarta-feira em Rio Branco</text:p>
          </table:table-cell>
          <table:table-cell office:value-type="string" calcext:value-type="string">
            <text:p>https://ac24horas.com/2022/11/09/ufac-promove-vacinacao-contra-covid-19-nesta-quarta-feira-em-rio-branco/</text:p>
          </table:table-cell>
          <table:table-cell office:value-type="string" calcext:value-type="string">
            <text:p>A Universidade Federal do Acre (Ufac) realiza nesta quarta-feira, 8, no Centro de Convenções, em Rio Branco, vacinação contra covid-19, das 8h às 20h. A vacinação ocorre durante a recepção aos alunos para o segundo semestre de 2022. Para se vacinar, basta levar a carteira de vacinação e um documento oficial com foto.O projeto tem como objetivo realizar orientações e acompanhamento sobre a importância da imunização; está sob responsabilidade do professor do Centro de Ciências da Saúde e do Desporto, Oyatagan Levy, em parceria com os professores Hemeson Lira e Luciana Farias, do Centro Universitário Uninor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Universidade Federal do Acre (Ufac) realiza nesta quarta-feira, 8, no Centro de Convenções, em Rio Branco, vacinação contra covid-19, das 8h às 20h. A vacinação...</text:p>
          </table:table-cell>
          <table:table-cell office:value-type="string" calcext:value-type="string">
            <text:p>Thais Faria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6-de-setembro-SITE-Mundo-Melhor-Campanha-de-arrecadacao-de-brinquedos-esta-de-volta-Glenio-Dettmar-Sub.jpg?resize=400%2C240&amp;ssl=1</text:p>
          </table:table-cell>
          <table:table-cell office:value-type="string" calcext:value-type="string">
            <text:p>Na rede</text:p>
          </table:table-cell>
          <table:table-cell office:value-type="string" calcext:value-type="string">
            <text:p>Cruzeiro do Sul começa a arrecadar brinquedos para crianças em vulnerabilidade social</text:p>
          </table:table-cell>
          <table:table-cell office:value-type="string" calcext:value-type="string">
            <text:p>https://ac24horas.com/2022/11/09/cruzeiro-do-sul-comeca-a-arrecadar-brinquedos-para-criancas-em-vulnerabilidade-social/</text:p>
          </table:table-cell>
          <table:table-cell office:value-type="string" calcext:value-type="string">
            <text:p>Foi lançada nesta semana, em Cruzeiro do Sul, a 3ª edição da campanha Faça uma Criança Feliz no Natal, de arrecadação de brinquedos para crianças em situação de vulnerabilidade social. A arrecadação é realizada entre os servidores públicos do Estado e a estimativa é de que mil itens sejam doados.Segundo a titular da Secretaria de Assistência Social, de Direitos Humanos e Políticas para as Mulheres (SEASDHM), Ana Paula Lima, a iniciativa já é um sucesso e fará muitas crianças felizes: “Os brinquedos serão carinhosamente distribuídos para esses pequenos”.Ainda em agenda no Juruá, a secretária visitou o Lar dos Vicentinos para a entrega de alimentos doados na Corrida do Servidor Público, realizada no fim de outubro. Outra instituição beneficiada foi a Fundação Educacional e Assistencial Bete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i lançada nesta semana, em Cruzeiro do Sul, a 3ª edição da campanha Faça uma Criança Feliz no Natal, de arrecadação de brinquedos para crianças em...</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06/BR_364-FALTA.jpg?resize=400%2C240&amp;ssl=1</text:p>
          </table:table-cell>
          <table:table-cell office:value-type="string" calcext:value-type="string">
            <text:p>Destaque 4</text:p>
          </table:table-cell>
          <table:table-cell office:value-type="string" calcext:value-type="string">
            <text:p>Rodovias do Acre tem 97,8% de trechos em situação regular, ruim ou péssima</text:p>
          </table:table-cell>
          <table:table-cell office:value-type="string" calcext:value-type="string">
            <text:p>https://ac24horas.com/2022/11/09/com-187-pontos-criticos-rodovias-do-acre-tem-978-de-trechos-em-situacao-regular-ruim-ou-pessima/</text:p>
          </table:table-cell>
          <table:table-cell office:value-type="string" calcext:value-type="string">
            <text:p>Nesta quarta-feira (9), a Confederação Nacional do Transporte divulgou os resultados da 25ª edição da Pesquisa CNT de Rodovias. Em 2022, foram analisados 1.347 quilômetros no Acre, que representam 1,2% do total pesquisado no Brasil.A principal conclusão é que 97,8% do estado geral da malha rodoviária pavimentada avaliada do Acre apresenta algum tipo de problema, sendo considerada regular, ruim ou péssima. 2,2% da malha é considerada ótima ou boa.Além disso, 98,4% do pavimento da extensão da malha rodoviária avaliada do estado apresenta problemas. 1,6% está em condição satisfatória.Sinalização: 87,3% da extensão da malha rodoviária da região é considerada regular, ruim ou péssima; 12,7%, ótima ou boa. 23,0% da extensão está sem faixa central e 45,1% não tem faixas laterais.Já 92,4% do traçado da extensão da malha rodoviária do Acre apresenta algum tipo de problema. 7,6% está ótima ou boa. As pistas simples predominam em 94,1%. Falta acostamento em 86,6% dos trechos avaliados. 59,8% dos trechos com curvas perigosas não tem sinalização.A pesquisa identificou ainda 187 pontos críticos no estado.Quanto ao custo operacional, o estudo da CNT diz que as condições do pavimento geram um aumento de custo operacional do transporte de 67,1%. Isso reflete na competitividade do Brasil e no preço dos produtos.Investimentos necessários: para recuperar as rodovias no Acre, com ações emergenciais, de restauração e de reconstrução, são necessários R$ 1,54 bilhão.Em 2022, estima-se que haverá um consumo desnecessário de 23,2 milhões de litros de diesel devido à má qualidade do pavimento da malha rodoviária no estado. Esse desperdício custará R$ 105,72 milhões aos transportadores.No País, os dados apontam que o estado geral da malha rodoviária brasileira realmente piorou em 2022. Dos 110.333 quilômetros avaliados, 66,0% foram classificados como Regular, Ruim ou Péssimo. Em 2021, esse percentual era de 61,8%.Com o objetivo de colaborar para o desenvolvimento do transporte rodoviário de cargas e de passageiros, a Confederação avalia 100% da malha rodoviária pavimentada federal e as principais rodovias estaduais. Durante 30 dias, 22 equipes percorreram as 5 regiões do Brasil de forma a compor os resultados da Pesquisa de 2022, que passa a integrar a maior série histórica de informações rodoviárias do país, realizada pela CNT desde 1995.Trata-se do maior e mais completo acompanhamento sobre o estado geral das rodovias brasileiras. Neste levantamento, são analisados Pavimento, Sinalização e Geometria da Via, como também a existência de pontos críticos. Tais características levam em conta, respectivamente, variáveis como condições da superfície; placas e faixas de sinalização e defensas; além de elementos da via, como curvas, acostamentos, pontes e viadutos. Esses aspectos recebem classificações que vão desde Ótimo e Bom a Regular, Ruim e Péssimo.Na comparação com o ano passado, a piora dos trechos federais e estaduais sob gestão pública chama a atenção. O Estado Geral na classificação Ótimo e Bom caiu de 28,2% para 24,7%, em 2022 — sua segunda queda consecutiva. Em 2019, o percentual era de 32,5%. Em 2020, o levantamento não foi realizado devido à pandemia de covid-19. Portanto, 75,3% (65.566 quilômetros) da malha rodoviária sob gestão pública apresentam algum tipo de problema, sendo classificados como Regular, Ruim ou Péssimo. Já entre as características analisadas, o Pavimento destas rodovias apresentou a maior queda de qualidade: o percentual da classificação Regular, Ruim e Péssimo aumentou de 59,4%, no ano passado, para 62,7%, este ano.Em contrapartida, os resultados da avaliação do Estado Geral das rodovias concedidas apontam que 69,0% dos 23.238 quilômetros pesquisados são classificados como Ótimo ou Bom; 25,8% (5.988 quilômetros), Regular; e apenas 5,2% (1.209 quilômetros), Ruim ou Péssimo. O cenário é diferente porque, tradicionalmente, há um maior investimento feito pelas concessionárias em relação às aplicações realizadas pelo setor público. Porém, assim como os trechos sob gestão pública, em 2022, as rodovias sob responsabilidade da iniciativa privada também não escaparam da piora. Em 2021, o Estado Geral Ótimo ou Bom destas rodovias era de 74,2% — ou seja, o índice apresentou queda de 5,2 p.p.Estes resultados são desfavoráveis aos transportadores e aos demais usuários, visto que circular em rodovias em condições inadequadas pode trazer graves riscos à segurança, além de custos adicionais de operação, como manutenção frequente do veículo e aumento do tempo de viagem e do consumo de combustível. Empresas do transporte rodoviário de cargas podem ter um acréscimo de, em média, 33,1% no custo operacional que teriam caso as rodovias estivessem em estado Ótimo.Essas condições inadequadas ocasionam, ainda, danos ambientais e à saúde, pois propiciam o aumento de emissões de gases de efeito estufa. Além disso, representam um custo de, aproximadamente, R$ 4,89 bilhões para os transportadores de cargas e de passageiros no Brasil, uma vez que se estima um consumo adicional e desnecessário de 1,072 bilhão de litros de diesel. Assim, os resultados da Pesquisa CNT de Rodovias 2022 demonstram a urgência de estruturação de ações voltadas à melhoria das rodovias brasileiras. (Com CN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quarta-feira (9), a Confederação Nacional do Transporte divulgou os resultados da 25ª edição da Pesquisa CNT de Rodovias. Em 2022, foram analisados 1.347 quilômetros n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CIMENTO-2-.jpg?resize=400%2C240&amp;ssl=1</text:p>
          </table:table-cell>
          <table:table-cell office:value-type="string" calcext:value-type="string">
            <text:p>Acre</text:p>
          </table:table-cell>
          <table:table-cell office:value-type="string" calcext:value-type="string">
            <text:p>Mesmo com o fim do bloqueio na BR-364, estoque de cimento no Acre fica “ameaçado”</text:p>
          </table:table-cell>
          <table:table-cell office:value-type="string" calcext:value-type="string">
            <text:p>https://ac24horas.com/2022/11/09/mesmo-com-o-fim-do-bloqueio-na-br-364-estoque-de-cimento-no-acre-fica-ameacado/</text:p>
          </table:table-cell>
          <table:table-cell office:value-type="string" calcext:value-type="string">
            <text:p>O fim do bloqueio na BR-364 anunciado na manhã desta quarta-feira, 9, pela Polícia Rodoviária Federal é uma boa notícia para o setor da construção civil no Acre.É que nesta manhã sugiram relatos em relação à falta de cimento em algumas lojas da capital acreana. O ac24horas falou com as três maiores lojas do segmento de construção civil de Rio Branco e comprovou que em pelo menos uma delas já faltava uma marca das que sao vendidas.“Nós temos um carregamento que está preso no bloqueio e por isso a gente só tem uma uma marca que é mais cara. Aguardamos o fim do protesto para essa carga chegar aqui em Rio Branco”, diz o funcionário da loja.Em relação aos preços, as três maiores lojas afirmam que não houve aumento. Já em comércios menores, houve um aumento considerável no preço da saca de 50 kg e em alguns locais o preço chega a quase R$ 70 reais. “Agente não aumentou os preços ainda, mas é claro que se continuar faltando, a tendência é que os preços subam”, afirma o funcionár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fim do bloqueio na BR-364 anunciado na manhã desta quarta-feira, 9, pela Polícia Rodoviária Federal é uma boa notícia para o setor da construção civil...</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0/morte.png?resize=400%2C240&amp;ssl=1</text:p>
          </table:table-cell>
          <table:table-cell office:value-type="string" calcext:value-type="string">
            <text:p>Cotidiano</text:p>
          </table:table-cell>
          <table:table-cell office:value-type="string" calcext:value-type="string">
            <text:p>Laudo aponta que morte de jovem em frente a Princesinha ocorreu por problemas cardíacos</text:p>
          </table:table-cell>
          <table:table-cell office:value-type="string" calcext:value-type="string">
            <text:p>https://ac24horas.com/2022/11/09/laudo-aponta-que-morte-de-jovem-em-frente-a-princesinha-ocorreu-por-problemas-cardiacos/</text:p>
          </table:table-cell>
          <table:table-cell office:value-type="string" calcext:value-type="string">
            <text:p>O jovem Alan da Costa Cordeiro, de 24 anos, que morreu em frente ao restaurante e pizzaria A Princesinha, no Centro de Rio Branco, não foi vítima de enforcamento. A confirmação ocorreu em um laudo divulgado pela Polícia Civil na última terça-feira, 8.O laudo de necropsia divulgado pelo G1, mostrou que não ocorreu por “asfixia mecânica”. Em entrevista, o médico legista Ítalo Maia, disse que a vítima tinha uma doença cardíaca, que foi associada ao uso de medicamentos e outras substâncias que causam sobrecarga no coração. “A perícia, por meio de seus vários campos de atuação, tanto na necropsia quanto no instituto de análise forense, chegou à conclusão de que o óbito foi de causa intrínseca à vítima”.O profissional alegou que a carga no coração, ocasionou um infarto no jovem. “Com o uso de medicamentos e substâncias, acabou por causar uma sobrecarga no coração dele e acabou contribuindo para o colapso cardíaco e consequente óbito”, revelou.Após o óbito, a auxiliar de limpeza Samia Cristina Rafael da Costa, de 47 anos, esteve na delegacia de polícia localizada na Cidade do Povo, em Rio Branco, na terça-feira, 25 de outubro, para registrar um boletim de ocorrência e denunciar que seu filho, Alan da Costa Cordeiro, de 24 anos, teria morrido na noite do dia 23, após sofrer uma gravata por um segurança do restaurante A Princesinha, localizado no centro da cidade.A primeira denúncia sobre o caso ocorreu nas redes sociais e foi feita pela esposa de Alan, Larissa Araújo, de 25 anos. Imagens mostram Alan chegando atordoado ao local. De acordo com a esposa da vítima, ele teria desenvolvido síndrome do pânico há um ano e por isso estaria agindo daquela for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jovem Alan da Costa Cordeiro, de 24 anos, que morreu em frente ao restaurante e pizzaria A Princesinha, no Centro de Rio Branco, não foi...</text:p>
          </table:table-cell>
          <table:table-cell office:value-type="string" calcext:value-type="string">
            <text:p>Saimo Martin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LIRA-E-LULA.jpg?resize=400%2C240&amp;ssl=1</text:p>
          </table:table-cell>
          <table:table-cell office:value-type="string" calcext:value-type="string">
            <text:p>Destaque 6</text:p>
          </table:table-cell>
          <table:table-cell office:value-type="string" calcext:value-type="string">
            <text:p>Lula e Lira se encontram pela primeira vez, em Brasília</text:p>
          </table:table-cell>
          <table:table-cell office:value-type="string" calcext:value-type="string">
            <text:p>https://ac24horas.com/2022/11/09/lula-e-lira-se-encontram-pela-primeira-vez-em-brasilia/</text:p>
          </table:table-cell>
          <table:table-cell office:value-type="string" calcext:value-type="string">
            <text:p>O presidente eleito Luiz Inácio Lula da Silva (PT) se encontrou com o presidente da Câmara dos Deputados, Arthur Lira (PP-AL), na manhã desta quarta-feira (9), em Brasília.O motivo do encontro é discutir caminhos no Parlamento para conseguir cumprir as promessas de campanha. Lira, durante a eleição, apoiou publicamente a chapa de Jair Bolsonaro (PL).É a primeira vez que Lira e Lula se encontram após as eleições. Ainda nesta quarta, o presidente eleito se reunirá com lideranças dos Três Poderes, como o presidente do Senado, Rodrigo Pacheco (PSD-MG), e com os ministros do Supremo Tribunal Federal (STF) Rosa Weber e Alexandre de Moraes.Entre as prioridades, está a continuidade do pagamento mensal do Auxílio Brasil no valor de R$ 600 e o reajuste real do salário mínimo.O texto da chamada “PEC da Transição”, proposta de emenda constitucional articulada para contemplar os gastos fora do teto, está em fase de construção e deve iniciar a tramitação pelo Senado. Mas ainda caberá a Lula bater o martelo na proposta, após conversas com o comando do Congress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eleito Luiz Inácio Lula da Silva (PT) se encontrou com o presidente da Câmara dos Deputados, Arthur Lira (PP-AL), na manhã desta quarta-feira (9),...</text:p>
          </table:table-cell>
          <table:table-cell office:value-type="string" calcext:value-type="string">
            <text:p>Assessoria</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cbnfot190620190519-6548568.jpg?resize=400%2C240&amp;ssl=1</text:p>
          </table:table-cell>
          <table:table-cell office:value-type="string" calcext:value-type="string">
            <text:p>Cotidiano</text:p>
          </table:table-cell>
          <table:table-cell office:value-type="string" calcext:value-type="string">
            <text:p>Morre Gal Costa, uma das maiores vozes da música brasileira, aos 77 anos</text:p>
          </table:table-cell>
          <table:table-cell office:value-type="string" calcext:value-type="string">
            <text:p>https://ac24horas.com/2022/11/09/morre-gal-costa-uma-das-maiores-vozes-da-musica-brasileira-aos-77-anos/</text:p>
          </table:table-cell>
          <table:table-cell office:value-type="string" calcext:value-type="string">
            <text:p>Gal Costa, uma das maiores vozes da música popular brasileira, morreu na manhã desta quarta-feira (9), aos 77 anos. A informação foi confirmada pela assessoria de imprensa da artista e a causa da morte é desconhecida.A cantora era uma das atrações do festival Primavera Sound, que aconteceu em São Paulo no último fim de semana, mas teve sua participação cancelada de última hora. De acordo com sua equipe, ela precisava se recuperar após a retirada de um nódulo na fossa nasal direita e ficaria fora dos palcos até o final de novembro, seguindo recomendações médicas.A cirurgia ocorreu em setembro, pouco após sua apresentação em outro festival de música em São Paulo, o Coala. De lá para cá, ela não havia voltado aos shows, mas já tinha datas da turnê As Várias Pontas de uma Estrela marcadas para dezembro e janeiro.Nascida Maria da Graça Costa Penna Burgos em Salvador, na Bahia, em 1945, Gal Costa sempre foi incentivada pela mãe a seguir carreira na música. Já o pai, morto em sua adolescência, foi uma figura ausente.No começo da vida adulta, ela trabalhou como balconista de uma loja de discos na capital baiana, a Roni Discos, uma das principais da cidade. No início dos anos 1960, foi apresentada a Caetano Veloso, encontro a partir do qual foi criado um vínculo pessoal a artístico que perduraria até sua morte.Gal foi uma revolução das vozes e dos costumes na música brasileira desde seu surgimento na cena nacional, nessa mesma década.Aproximou-se ainda adolescente aos também baianos Caetano Veloso, Maria Bethânia e Gilberto Gil, com quem integraria o grupo conhecido como Doces Bárbaros, responsável mais tarde por um disco definidor da década de 1970.Tinha ainda pouco mais de 20 anos quando participou do álbum “Tropicália ou Panis et Circencis”, pedra fundamental do movimento tropicalista. Logo depois, em 1971, fez um dos espetáculos de maior repercussão da história da MPB, “Fa-Tal”, que viraria também um álbum cultu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Gal Costa, uma das maiores vozes da música popular brasileira, morreu na manhã desta quarta-feira (9), aos 77 anos. A informação foi confirmada pela assessoria de...</text:p>
          </table:table-cell>
          <table:table-cell office:value-type="string" calcext:value-type="string">
            <text:p>Folha de São Paulo</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RELATORIO-URNAD.jpg?resize=400%2C240&amp;ssl=1</text:p>
          </table:table-cell>
          <table:table-cell office:value-type="string" calcext:value-type="string">
            <text:p>Cotidiano</text:p>
          </table:table-cell>
          <table:table-cell office:value-type="string" calcext:value-type="string">
            <text:p>Relatório das Forças Armadas sobre urnas será entregue ao TSE nesta quarta-feira (9)</text:p>
          </table:table-cell>
          <table:table-cell office:value-type="string" calcext:value-type="string">
            <text:p>https://ac24horas.com/2022/11/09/relatorio-das-forcas-armadas-sobre-urnas-sera-entregue-ao-tse-nesta-quarta-feira-9/</text:p>
          </table:table-cell>
          <table:table-cell office:value-type="string" calcext:value-type="string">
            <text:p>As Forças Armadas divulga nesta quarta-feira (9) o relatório sobre as urnas eletrônicas.Os militares se comprometeram a realizar uma auditoria do pleito diante de questionamentos do presidente Jair Bolsonaro (PL) e de seus apoiadores sobre a lisura do processo eleitoral.Os militares foram convidados pelo então presidente do TSE, Luís Roberto Barroso, para integrar a Comissão de Transparência das Eleições, criada em setembro de 2021.Além de integrantes das Forças Armadas e de representantes da Corte Eleitoral, participaram do grupo especialistas em tecnologia da informação e membros da sociedade civil.“O Ministério da Defesa informa que, no próximo dia 9 de novembro, quarta-feira, será encaminhado ao Tribunal Superior Eleitoral (TSE) o relatório do trabalho de fiscalização do sistema eletrônico de votação, realizado pela equipe de técnicos militares das Forças Armadas”, diz o Ministério da Defesa em um comunicado divulgado na última segunda-fei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Forças Armadas divulga nesta quarta-feira (9) o relatório sobre as urnas eletrônicas. Os militares se comprometeram a realizar uma auditoria do pleito diante de questionamentos...</text:p>
          </table:table-cell>
          <table:table-cell office:value-type="string" calcext:value-type="string">
            <text:p>CNN Brasil</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WhatsApp-Image-2022-11-02-at-16.57.07.jpeg?resize=400%2C240&amp;ssl=1</text:p>
          </table:table-cell>
          <table:table-cell office:value-type="string" calcext:value-type="string">
            <text:p>Acre</text:p>
          </table:table-cell>
          <table:table-cell office:value-type="string" calcext:value-type="string">
            <text:p>BR-364 volta a ser liberada por manifestantes em Rondônia</text:p>
          </table:table-cell>
          <table:table-cell office:value-type="string" calcext:value-type="string">
            <text:p>https://ac24horas.com/2022/11/09/br-364-volta-a-ser-liberada-por-manifestantes-apos-negociacao-com-a-prf-em-rondonia/</text:p>
          </table:table-cell>
          <table:table-cell office:value-type="string" calcext:value-type="string">
            <text:p>Na manhã desta quarta-feira, 9, a Polícia Rodoviária Federal (PRF), anunciou em suas redes sociais que a rodovia BR-364 que liga o Acre ao estado de Rondônia foi totalmente liberada para a circulação de pessoas e veículos.Após dois dias de bloqueio, a PRF conseguiu obter êxito na liberação do trecho no município de Vilhena – que estava fechado desde a tarde da última segunda-feira, 7.Com a desobstrução da estrada, o Acre deve receber as cargas de alimentos, combustíveis, insumos para tratamento de água e cargas vivas nos próximos d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quarta-feira, 9, a Polícia Rodoviária Federal (PRF), anunciou em suas redes sociais que a rodovia BR-364 que liga o Acre ao estado d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SEMGASOL.jpg?resize=400%2C240&amp;ssl=1</text:p>
          </table:table-cell>
          <table:table-cell office:value-type="string" calcext:value-type="string">
            <text:p>Charge</text:p>
          </table:table-cell>
          <table:table-cell office:value-type="string" calcext:value-type="string">
            <text:p>Pode faltar combustíveis</text:p>
          </table:table-cell>
          <table:table-cell office:value-type="string" calcext:value-type="string">
            <text:p>https://ac24horas.com/2022/11/09/pode-faltar-combustiveis/</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1/06/supermercado.jpg?resize=400%2C240&amp;ssl=1</text:p>
          </table:table-cell>
          <table:table-cell office:value-type="string" calcext:value-type="string">
            <text:p>Acre</text:p>
          </table:table-cell>
          <table:table-cell office:value-type="string" calcext:value-type="string">
            <text:p>Vendas no varejo crescem 1,4% em setembro no Acre, mostra IBGE</text:p>
          </table:table-cell>
          <table:table-cell office:value-type="string" calcext:value-type="string">
            <text:p>https://ac24horas.com/2022/11/09/vendas-no-varejo-crescem-14-em-setembro-no-acre-mostra-ibge/</text:p>
          </table:table-cell>
          <table:table-cell office:value-type="string" calcext:value-type="string">
            <text:p>Em setembro de 2022, o volume de vendas no comércio varejista cresceu 1,4% frente a agosto no Estado do Acre. A taxa reafirma recuperação do setor após seguidas quedas em 2022: na comparação entre agosto e julho, por exemplo, o varejo cresceu 2,7%.O resultado do Acre é um pouco melhor que a média do País no período, de crescimento de 1,1%. A média móvel trimestral foi de 0,3% no Brasil. Na série sem ajuste, frente a setembro de 2021, o comércio cresceu 3,2%, segunda taxa positiva seguida. No ano, o acumulado foi a 0,8% e, nos últimos doze meses, a -0,7%.No comércio varejista ampliado, que inclui as atividades de Veículos, motos, partes e peças e Material de construção, o volume de vendas cresceu 1,5% frente a agosto. A média móvel trimestral foi de 0,4%. O volume de vendas frente a setembro de 2021 cresceu 1,0%. O acumulado no ano foi de -0,6% e o nos últimos 12 meses, de -1,6%.Em setembro de 2022, na série com ajuste sazonal, seis das oito atividades pesquisadas estavam no campo positivo: livros, jornais, revistas e papelaria (2,5%), equipamentos e material para escritório, informática e comunicação (1,7%), combustíveis e lubrificantes (1,3%), hiper, supermercados, produtos alimentícios, bebidas e fumo (1,2%), tecidos, vestuário e calçados (0,7%) e artigos farmacêuticos, médicos, ortopédicos, e de perfumaria (0,6%). Por outro lado, duas atividades apresentaram resultados negativos: móveis e eletrodomésticos (-0,1%) e outros artigos de uso pessoal e doméstico (-1,0%).As duas atividades complementares do varejo ampliado ficaram estáveis frente a agosto: veículo e motos, partes e peças com -0,1% e material de construção, com 0,0%.Os dados são da Pesquisa Mensal do Comércio, do IBGE, e foram divulgados nesta quarta-feira (9).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setembro de 2022, o volume de vendas no comércio varejista cresceu 1,4% frente a agosto no Estado do Acre. A taxa reafirma recuperação do setor...</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0/10/PREFEITURA-DE-RIO-BRANCO.jpg?resize=400%2C240&amp;ssl=1</text:p>
          </table:table-cell>
          <table:table-cell office:value-type="string" calcext:value-type="string">
            <text:p>Destaque 3</text:p>
          </table:table-cell>
          <table:table-cell office:value-type="string" calcext:value-type="string">
            <text:p>Prefeitura também antecipa feriado de Tratado de Petrópolis para a próxima segunda-feira</text:p>
          </table:table-cell>
          <table:table-cell office:value-type="string" calcext:value-type="string">
            <text:p>https://ac24horas.com/2022/11/09/prefeitura-tambem-antecipa-feriado-de-tratado-de-petropolis-para-a-proxima-segunda-feira/</text:p>
          </table:table-cell>
          <table:table-cell office:value-type="string" calcext:value-type="string">
            <text:p>A prefeitura de Rio Branco publicou no Diário Oficial desta quarta-feira, 9, decreto que antecipa o feriado estadual de Tratado de Petrópolis do dia 17 para a próxima segunda-feira, dia 14.Com isso, assim como já aconteceu com o governo do estado, os servidores públicos terão um feriado prolongado e só retornam ao trabalho na quarta-feira, dia 16.Vale lembrar que o decreto não atinge os serviços chamados essenciais, que no caso do estado envolvem, principalmente, unidades de saúde de atendimento de urgência e emergência e parte da segurança públ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feitura de Rio Branco publicou no Diário Oficial desta quarta-feira, 9, decreto que antecipa o feriado estadual de Tratado de Petrópolis do dia 17 par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1/04/sine-Jana-Pessoa.jpg?resize=400%2C240&amp;ssl=1</text:p>
          </table:table-cell>
          <table:table-cell office:value-type="string" calcext:value-type="string">
            <text:p>Cotidiano</text:p>
          </table:table-cell>
          <table:table-cell office:value-type="string" calcext:value-type="string">
            <text:p>Sine do Acre oferta 47 vagas de emprego nesta quarta-feira em Rio Branco</text:p>
          </table:table-cell>
          <table:table-cell office:value-type="string" calcext:value-type="string">
            <text:p>https://ac24horas.com/2022/11/09/sine-do-acre-oferta-47-vagas-de-emprego-nesta-quarta-feira-em-rio-branco/</text:p>
          </table:table-cell>
          <table:table-cell office:value-type="string" calcext:value-type="string">
            <text:p>O Sistema Nacional de Empregos do Acre (Sine), está disponibilizando 47 vagas de emprego para várias áreas em Rio Branco, nesta quarta-feira, 09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47 vagas de emprego para várias áreas em Rio Branco, nesta quarta-feira, 09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0/10/CALOR-1.jpg?resize=400%2C240&amp;ssl=1</text:p>
          </table:table-cell>
          <table:table-cell office:value-type="string" calcext:value-type="string">
            <text:p>Cotidiano</text:p>
          </table:table-cell>
          <table:table-cell office:value-type="string" calcext:value-type="string">
            <text:p>Acre terá quarta-feira ensolarada, tempo seco e muito calor, informa previsão</text:p>
          </table:table-cell>
          <table:table-cell office:value-type="string" calcext:value-type="string">
            <text:p>https://ac24horas.com/2022/11/09/acre-tera-quarta-feira-ensolarada-tempo-seco-e-muito-calor-informa-previsao/</text:p>
          </table:table-cell>
          <table:table-cell office:value-type="string" calcext:value-type="string">
            <text:p>O tempo firme, seco e ensolarado, com muito sol, predomina no Acre nesta quarta-feira, 9. Os termômetros marcam a máxima de 38°C na maioria dos municípios do Estado.Não deve chover em Rio Branco, Brasileia e Sena Madureira, assim como nas microrregiões de Cruzeiro do Sul e Tarauacá, que terão ventos soprando entre fracos e calmos.Temperaturas:– Rio Branco, Senador Guiomard, Bujari e Porto Acre, com mínimas oscilando entre 21 e 23ºC, e máximas, entre 35 e 37ºC;– Brasileia, Epitaciolândia, Xapuri, Capixaba, Assis Brasil e Santa Rosa do Purus, com mínimas oscilando entre 20 e 22ºC, e máximas, entre 36 e 38ºC;– Plácido de Castro e Acrelândia, com mínimas oscilando entre 21 e 23ºC, e máximas, entre 36 e 38ºC;– Sena Madureira e Manuel Urbano, com mínimas oscilando entre 21 e 23ºC, e máximas, entre 36 e 38ºC;– Tarauacá e Feijó, com mínimas oscilando entre 22 e 24ºC, e máximas, entre 36 e 38ºC;– Cruzeiro do Sul, Mâncio Lima e Rodrigues Alves, com mínimas oscilando entre 23 e 25ºC, e máximas, entre 35 e 37ºC;– Marechal Thaumaturgo, Porto Walter e Jordão, com mínimas oscilando entre 23 e 25ºC, e máximas, entre 35 e 38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firme, seco e ensolarado, com muito sol, predomina no Acre nesta quarta-feira, 9. Os termômetros marcam a máxima de 38°C na maioria dos municípi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0/FOTO-BR-FECHADA.jpg?resize=400%2C240&amp;ssl=1</text:p>
          </table:table-cell>
          <table:table-cell office:value-type="string" calcext:value-type="string">
            <text:p>Destaque 6</text:p>
          </table:table-cell>
          <table:table-cell office:value-type="string" calcext:value-type="string">
            <text:p>Bloqueio na BR-364 por bolsonaristas já dura mais de 48h</text:p>
          </table:table-cell>
          <table:table-cell office:value-type="string" calcext:value-type="string">
            <text:p>https://ac24horas.com/2022/11/09/bloqueio-na-br-364-ja-dura-mais-de-48h-e-manifestantes-dificultam-passagem-de-alimentos-e-combustivel-para-o-acre/</text:p>
          </table:table-cell>
          <table:table-cell office:value-type="string" calcext:value-type="string">
            <text:p>Manifestantes contrários ao resultado das urnas, mantêm nesta quarta-feira, 9, pelo segundo dia seguido, o bloqueio da rodovia da BR-364, no estado de Rondônia – que faz divisa com o Acre.A informação foi confirmada pela assessoria da Polícia Rodoviária Federal (PRF) e divulgada nas redes sociais. No entanto, a cidade de Vilhena é a única de Rondônia com interdição de manifestantes que são contrários ao resultado das eleições – que teve Lula eleito para o início de 2023.A assessoria da PRF informou que o tráfego de veículos na BR-364 está fluindo na modalidade ‘Pare e Siga’. Contudo, informações repassadas aoac24horas,os manifestantes estão tentando impedir a passagem de combustível e alimentos para 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anifestantes contrários ao resultado das urnas, mantêm nesta quarta-feira, 9, pelo segundo dia seguido, o bloqueio da rodovia da BR-364, no estado de Rondônia – qu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1/07/concurso-sesacre-destaque.jpeg?resize=400%2C240&amp;ssl=1</text:p>
          </table:table-cell>
          <table:table-cell office:value-type="string" calcext:value-type="string">
            <text:p>Destaque 3</text:p>
          </table:table-cell>
          <table:table-cell office:value-type="string" calcext:value-type="string">
            <text:p>Governo divulga resultado da prova objetiva do concurso da Secretaria de Saúde</text:p>
          </table:table-cell>
          <table:table-cell office:value-type="string" calcext:value-type="string">
            <text:p>https://ac24horas.com/2022/11/09/governo-divulga-resultado-da-prova-objetiva-do-concurso-da-secretaria-de-saude/</text:p>
          </table:table-cell>
          <table:table-cell office:value-type="string" calcext:value-type="string">
            <text:p>A Secretaria de Estado de Planejamento e Gestão – SEPLAG e a Secretaria de Estado de Saúde do Estado do Acre – SESACRE, divulgaram no Diário Oficial desta quarta-feira, 9, o resultado preliminar da prova objetiva e abertura do prazo para recurso do concurso que vai contratar 669 novos profissionais para a área da saúde.Os candidatos que desejarem interpor recurso contra o resultado/classificação preliminar da prova objetiva deve fazê-lo período das 8h do dia 10 de novembro até às 15h do dia 11 de novembro de 2022, por meio de link disponibilizado no endereço eletrônico www.ibfc.org.br, na aba “Recursos”. O resultado da análise dos recursos contra as questões da prova objetiva e gabaritos preliminares, será divulgado no site do IBFC. Em caso de dúvidas, o candidato poderá entrar em contato com o IBFC por meio do Serviço de Atendimento ao Candidato – SAC, pelo telefone (11) 4788-1430, de segunda a sexta-feira úteis, das 7h às 15h30 ou também por meio do endereço eletrônico www.ibfc.org.br.Ao todo, mais de 32 mil pessoas fizeram o concurso para as vagas de nível médio e superior. O certame chegou a ser contestado por alunos que levaram até o Ministério Público do Estado do Acre denúncia de erros em provas e procedimentos considerados inadequados por alguns fiscais de provas. Por enquanto, o concurso segue normalmente.A relação dos aprovados consta a partir da página 26 do Diário Ofici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cretaria de Estado de Planejamento e Gestão – SEPLAG e a Secretaria de Estado de Saúde do Estado do Acre – SESACRE, divulgaram no Diári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RELOGIO-E-VERAO.jpg?resize=400%2C240&amp;ssl=1</text:p>
          </table:table-cell>
          <table:table-cell office:value-type="string" calcext:value-type="string">
            <text:p>Acre</text:p>
          </table:table-cell>
          <table:table-cell office:value-type="string" calcext:value-type="string">
            <text:p>Novo governo avalia se Acre pode voltar a ter 3h a menos que Brasília</text:p>
          </table:table-cell>
          <table:table-cell office:value-type="string" calcext:value-type="string">
            <text:p>https://ac24horas.com/2022/11/09/novo-governo-avalia-volta-do-horario-de-verao-e-acre-pode-ter-3-horas-a-menos-que-brasilia/</text:p>
          </table:table-cell>
          <table:table-cell office:value-type="string" calcext:value-type="string">
            <text:p>O Acre poderá voltar a ter até três horas de diferença em relação ao horário de Brasília em determinado período do ano, pois o presidente eleito, Lula, iniciou uma consulta popular sobre o retorno do horário de verão.O presidente eleito Luiz Inácio Lula da Silva (PT) postou esta semana no Twitter uma enquete para sondar a opinião dos internautas. Ao encerramento da votação o sim venceu com mais de 66,2% entre 2,3 milhões de votos.O Brasil é um país tão grande que tem quatro fusos horários: o de Brasília, que abrange a totalidade das regiões Nordeste, Sudeste e Sul, além dos estados do Pará, Amapá, Tocantins, Goiás e o Distrito Federal; o de Fernando de Noronha (uma hora à frente de Brasília); o do Amazonas, Roraima, Rondônia, Mato Grosso e Mato Grosso do Sul (uma hora atrás de Brasília); e o do Acre e oeste do Amazonas (duas horas atrás de Brasília).A Wikipédia explica que o horário de verão é a prática de adiantar os relógios uma hora durante os meses da primavera e do verão, com o alegado objetivo de economizar energia nas regiões que mais recebem luminosidade solar nesse período do ano.Entre os efeitos esperados estão economia de energia elétrica, mais vendas no varejo e nos bares, segurança na ruas, Exercícios e uso de espaços públicos, mudança no ciclo agropecuário, diferentes horários por todo o Brasil.O período de adaptação pode levar até uma semana, causando insônia e cansaç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cre poderá voltar a ter até três horas de diferença em relação ao horário de Brasília em determinado período do ano, pois o presidente eleit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06/PALACIO-OUTRA.jpg?resize=400%2C240&amp;ssl=1</text:p>
          </table:table-cell>
          <table:table-cell office:value-type="string" calcext:value-type="string">
            <text:p>Acre</text:p>
          </table:table-cell>
          <table:table-cell office:value-type="string" calcext:value-type="string">
            <text:p>Gladson exonera diretores e faz novas nomeações pelo Diário Oficial</text:p>
          </table:table-cell>
          <table:table-cell office:value-type="string" calcext:value-type="string">
            <text:p>https://ac24horas.com/2022/11/09/fim-de-mandato-gladson-exonera-diretores-e-faz-novas-nomeacoes-pelo-diario-desta-quarta/</text:p>
          </table:table-cell>
          <table:table-cell office:value-type="string" calcext:value-type="string">
            <text:p>Com o fim do governo se aproximando, o governador Gladson Cameli volta a fazer alterações em cargos comissionados. Vale lembrar que mesmo que vai permanecer no próximo governo vai ser exonerado, já que como se trata oficialmente de uma nova administração, é preciso que seus integrantes sejam nomeados.Na edição desta quarta-feira, 9, Gladson exonerou dois diretores de secretarias diferentes. Foram demitidos Alisson Bezerra de Oliveira do cargo de Diretor, da Secretaria de Estado de Empreendedorismo e Turismo – SEET e Renê Roberto Nobre de Fontes, diretor do cargo de Diretor, da Secretaria de Estado do Meio Ambiente e das Políticas Indígenas – SEMAPI.Já Francisco Nazareno da Silva foi exonerado do cargo de chefe de departamento no Instituto de Meio Ambiente do Acre (IMAC), mas foi nomeado como diretor na Secretaria de Estado de Empreendedorismo e Turismo – SEET.O Diário trouxe ainda as nomeações de Franciele da Cunha Pinheiro Gerhardt e Raimundo Carlos Mota Monteiro em uma CEC-4, na Secretaria de Estado de Desenvolvimento Urbano e Regional – SEDU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o fim do governo se aproximando, o governador Gladson Cameli volta a fazer alterações em cargos comissionados. Vale lembrar que mesmo que vai permanecer n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08/real_moeda-dinheiro_jfcrz_abr_1701220049_1.jpg?resize=400%2C240&amp;ssl=1</text:p>
          </table:table-cell>
          <table:table-cell office:value-type="string" calcext:value-type="string">
            <text:p>Cotidiano</text:p>
          </table:table-cell>
          <table:table-cell office:value-type="string" calcext:value-type="string">
            <text:p>Repasse do FPM de novembro é de R$ 52,3 milhões e cai dia 10 na conta das prefeituras</text:p>
          </table:table-cell>
          <table:table-cell office:value-type="string" calcext:value-type="string">
            <text:p>https://ac24horas.com/2022/11/09/repasse-do-fpm-de-novembro-e-de-r-523-milhoes-e-cai-dia-10-na-conta-das-prefeituras/</text:p>
          </table:table-cell>
          <table:table-cell office:value-type="string" calcext:value-type="string">
            <text:p>O primeiro repasse do Fundo de Participação dos Municípios (FPM) para o mês de novembro será creditado nesta quinta-feira (10) nas contas dos 22 municípios do Acre. São 52.370.217,17 a serem partilhados entre todas as prefeituras.No País, o valor é de de R$ 7.318.031.471,08, com a retenção do Fundo de Manutenção e Desenvolvimento da Educação Básica e de Valorização dos Profissionais da Educação (Fundeb). Em valores brutos, incluindo o Fundeb, o montante é de R$ 9.147.539.338,85.Com base nos dados da Secretaria do Tesouro Nacional (STN), que o valor do 1º decêndio de novembro de 2022, comparado com mesmo decêndio do ano anterior, apresentou um crescimento nominal de 7,63%. Já considerando o efeito da inflação do período, comparado ao mesmo período do ano anterior, crescimento é de 2,65%.A Confederação Nacional dos Municípios, que divulgou o estudo, ressalta que o primeiro decêndio sofre influência da arrecadação do mês anterior, uma vez que a base de cálculo para o repasse é dos dias 20 a 30 do mês anterior. Esse 1º decênio, geralmente, sempre é o maior do mês e representa quase a metade do valor esperado para o mês inteiro.Ao analisar os valores já repassados aos Municípios, ou seja, o acumulado do ano, a área de Estudos Técnicos destaca que o valor total do FPM vem apresentando crescimento. O total repassado aos Municípios, até agora, apresenta um crescimento de 26,37% em termos nominais em relação ao mesmo período de 2021. Ao considerar os efeitos da inflação, observa-se que o FPM acumulado em 2022 apresenta crescimento de 15,20% em relação ao mesmo período do ano anterior.A CNM disponibiliza uma plataforma para o acompanhamento das Transferências Constitucionais. Ela monitora e acompanha os repasses das 12 transferências aos cofres municipais. Nela o gestor pode ver todos os repasses, tanto por decêndio quanto por mês, dos últimos an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imeiro repasse do Fundo de Participação dos Municípios (FPM) para o mês de novembro será creditado nesta quinta-feira (10) nas contas dos 22 municípios d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camara.jpg?resize=400%2C240&amp;ssl=1</text:p>
          </table:table-cell>
          <table:table-cell office:value-type="string" calcext:value-type="string">
            <text:p>Cotidiano</text:p>
          </table:table-cell>
          <table:table-cell office:value-type="string" calcext:value-type="string">
            <text:p>Câmara aprova criação de zona de integração entre Brasil e Peru atingindo 22 municípios do Acre</text:p>
          </table:table-cell>
          <table:table-cell office:value-type="string" calcext:value-type="string">
            <text:p>https://ac24horas.com/2022/11/09/camara-aprova-criacao-de-zona-de-integracao-entre-brasil-e-peru-atingindo-22-municipios-do-acre/</text:p>
          </table:table-cell>
          <table:table-cell office:value-type="string" calcext:value-type="string">
            <text:p>A Câmara dos Deputados aprovou no dia 1º de novembro acordo celebrado entre Brasil e Peru para o estabelecimento de uma Zona de Integração Fronteiriça Vinculada que deve beneficiar as populações dos municípios localizados na linha internacional de fronteira entre os dois países. O projeto aguarda apreciação do Senado Federal.O acordo, iniciado em Lima em 2009 durante encontro binacional, prevê uma maior presença do Estado brasileiro e peruano na região e participação ativa das instituições públicas e privadas nos processos de elaboração, execução, acompanhamento, avaliação e seguimento dos planos, programas e projetos orientados para o desenvolvimento sustentável da região de fronteira. Além disso, pretende desenvolver a institucionalidade bilateral e fronteiriça necessária para o fortalecimento da presença institucional do Estado nos municípios, províncias e distritos de fronteira no âmbito da Zona de Integração Fronteiriça.Ao todo, serão beneficiadas as populações de 22 Municípios brasileiros situados no Estado do Acre: Cruzeiro do Sul, Feijó, Jordão, Mâncio Lima, Manoel Urbano, Marechal Thaumaturgo, Porto Walter, Rodriges Alves, Santa Rosa do Purus, Taraucá, Acrelândia, Assis Brasil, Brasiléia, Bujari, Capixaba, Epitaciolândia, Plácido de Castro, Rio Branco, Senador Guiomard, Sena Madureira, Xapuri e Porto Acre, e 15 do Estado do Amazonas – Amaturá, Atalaia do Norte, Benjamin Constant, Jutaí, Santo Antônio do Içá, Santo Paulo de Olivença, Tabatinga, Tonantins, Ipixuna, Boca do Acre, Canutama, Envira Guajará, Lábrea e Pauini.Já no território peruano beneficiará serão 5 províncias e 4 distritos distribuídos entre os Departamentos de Loreto, Ucayali, Madre de Dios, Cusco e Puno.(Agência CNM)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âmara dos Deputados aprovou no dia 1º de novembro acordo celebrado entre Brasil e Peru para o estabelecimento de uma Zona de Integração Fronteiriça Vinculad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07/TJAC-TRIBUNAL.jpeg?resize=400%2C240&amp;ssl=1</text:p>
          </table:table-cell>
          <table:table-cell office:value-type="string" calcext:value-type="string">
            <text:p>Acre</text:p>
          </table:table-cell>
          <table:table-cell office:value-type="string" calcext:value-type="string">
            <text:p>Governo altera PCCR de servidores do poder judiciário do Acre</text:p>
          </table:table-cell>
          <table:table-cell office:value-type="string" calcext:value-type="string">
            <text:p>https://ac24horas.com/2022/11/09/governo-altera-pccr-de-servidores-do-poder-judiciario-do-acre/</text:p>
          </table:table-cell>
          <table:table-cell office:value-type="string" calcext:value-type="string">
            <text:p>O governo do estado publicou no Diário Oficial desta quarta-feira, 9, Lei Complementar, aprovada pela Assembleia Legislativa sobre o Plano de Cargos, Carreiras e Remuneração – PCCR, dos servidores do Poder Judiciário do Estado.O novo texto diz que salvo disposição em contrário prevista em normativo do órgão cedente, os servidores ou empregados públicos cedidos ou postos à disposição do Poder Judiciário do Estado podem optar pela Gratificação de Alcance de Resultado – GAR, nos termos desta lei, ou pelos adicionais, prêmios, gratificações ou quaisquer outras verbas baseadas em resultados ou desempenho, percebidos em seu órgão ou entidade de origem, enquanto durar a cessão ou disponibilidade.É vedada a percepção cumulativa de adicionais, prêmios, gratificações ou quaisquer outras verbas, baseados em resultados ou desempenho, pelos servidores ou empregados cedidos ou postos à disposição deste Poder, bem como aos servidores integrantes de seus quadros.A GAR será calculada em percentual sobre o vencimento-base do servidor, não podendo exceder a trinta por cento, sendo até quinze por cento para fins de alcance das metas institucionais, até dez por cento para fins de alcance das metas da unidade administrativa ou jurisdicional e até cinco por cento para o alcance das metas individuais.A base de cálculo da GAR dos servidores do Poder Judiciário do Estado, dos cedidos e à disposição, ocupantes de cargos em comissão, que optarem pela remuneração na forma, corresponderá à remuneração do respectivo carg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o estado publicou no Diário Oficial desta quarta-feira, 9, Lei Complementar, aprovada pela Assembleia Legislativa sobre o Plano de Cargos, Carreiras e Remuneração –...</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11/1_lula_e_marina_silva_em_coletiva_1209-26418457.jpg?resize=400%2C240&amp;ssl=1</text:p>
          </table:table-cell>
          <table:table-cell office:value-type="string" calcext:value-type="string">
            <text:p>Coluna do Astério</text:p>
          </table:table-cell>
          <table:table-cell office:value-type="string" calcext:value-type="string">
            <text:p>A Marina não joga bola!</text:p>
          </table:table-cell>
          <table:table-cell office:value-type="string" calcext:value-type="string">
            <text:p>https://ac24horas.com/2022/11/09/a-marina-nao-joga-bola/</text:p>
          </table:table-cell>
          <table:table-cell office:value-type="string" calcext:value-type="string">
            <text:p>A acreana Marina Silva renasceu politicamente ao se eleger deputada federal pelo estado de São Paulo com mais de 230 mil votos. Para coroar a ressurreição, recompôs com Lula, um velho conhecido de outras batalhas pela preservação da vida no Acre e na Amazônia, que se elegeu presidente novamente.Seu nome é mencionado como futura ministra do Meio Ambiente. É vista pelas nações como um dos maiores ganhos do futuro governo em um mundo à beira do caos apocalíptico previsto no filme Interestelar e discutido concretamente na COP 27 na terra dos faraós, o Egito.Silva poderá ocupar a pasta ambiental mais fortalecida politicamente, renovando a imagem do país, bem como retirando a condição do Brasil de pária na questão ambiental. Gostando dela ou não, Marina sempre esteve à frente de seu tempo. Ela deveria ser motivo de orgulho para todos os acreanos, mas não joga bola.Há mais de dois mil anos um jovem rabino judeu disse: “Não há profeta sem honra a não ser entre os seus, entre os de sua própria casa”. Esse judeu não conseguia fazer milagre na sua cidade, Nazaré, mas a culpa não era dele, as pessoas simplesmente não acreditavam que fosse capaz. Faltava- lhes fé.“Para a ganância, toda a natureza é insuficiente”. (Sêneca). Até onde se sabe, apenas o senador Sérgio Petecão (PSD) e o deputado federal Leo de Brito (PT) receberam os prefeitos acreanos que foram tentar liberar emendas antes que a luz dos ministérios do governo Bolsonaro apague.. Se outro parlamentar federal os receber, que se manifeste!. O Acre pode lucrar muito com as decisões tomadas pelo governo brasileiro na COP 27 no Egito.. O crédito carbono é uma realidade!. Agronegócio com preservação do meio ambiente e da vida é a receita do sucesso no mundo todo.. O que deve se combater são as ações predatórias e criminosas.. Colocar a destruição do meio ambiente na conta de Deus é se eximir da responsabilidade de nossas decisões.. Fácil, né?!.  As viaturas da PF sempre de tanques cheios…. A diplomação dos eleitos acontece até o dia 15 de dezembro!. Isto, segundo o presidente do TSE, ministro Alexandre de Moraes, o “Xandão”, para os bolsonaristas que andam fulos com ele.. Segundo o Macunaíma, pedir ditadura militar (intervenção que seja) em nome da liberdade é contraditório, uma blasfêmia contra a democracia.. Haja visto que…deixa pra lá!. Que Deus receba em seu seio o amigo Gilberto Diniz, que faleceu aos 49 anos, em Brasília, durante uma intervenção cardíaca.. Diniz foi bancário, deputado estadual por dois mandatos e atualmente exercia a função de vereador em Sena Madureira.. Depois de uma eleição, a maioria das prefeituras são obrigadas a enxugar as folhas de pagamento.. Sempre foi assim e sempre será!.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creana Marina Silva renasceu politicamente ao se eleger deputada federal pelo estado de São Paulo com mais de 230 mil votos. Para coroar a ressurreição,...</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ALAN-BANCADA.jpg?resize=400%2C240&amp;ssl=1</text:p>
          </table:table-cell>
          <table:table-cell office:value-type="string" calcext:value-type="string">
            <text:p>Acre</text:p>
          </table:table-cell>
          <table:table-cell office:value-type="string" calcext:value-type="string">
            <text:p>Segurança e infraestrutura são prioridades de Alan Rick</text:p>
          </table:table-cell>
          <table:table-cell office:value-type="string" calcext:value-type="string">
            <text:p>https://ac24horas.com/2022/11/08/seguranca-e-infraestrutura-sao-prioridades-de-alan-rick/</text:p>
          </table:table-cell>
          <table:table-cell office:value-type="string" calcext:value-type="string">
            <text:p>Na próxima semana, encerra-se o prazo para parlamentares e bancadas estaduais indicarem as emendas ao orçamento de 2023. Em reunião realizada pela Bancada do Acre, nesta terça-feira, 08, em Brasília, o Senador eleito Alan Rick definiu as áreas para as quais destinará os recursos aos quais tem direito.Ao longo de 8 anos, Alan Rick destinou mais de R$ 18 milhões para diversas ações na área da Segurança Pública, como o Cerco Eletrônico, viaturas, armamentos, estandes de tiro e reformas. E em 2023 o parlamentar vai priorizar novamente a Segurança Pública, indicando R$ 10 milhões para ampliação e modernização do sistema e aquisição de veículos, equipamentos, armamentos, fardamentos, etc.Outros R$ 13,4 milhões irão para obras de infraestrutura urbana; mais R$ 1 milhão para a construção da ponte de Rodrigues Alves; R$ 500 mil para a continuidade das obras do Aeródromo de Santa Rosa do Purus; e R$ 1 milhão para a implementação da Infovia para levar fibra ótica e melhorar a internet no interior do estado.Além disso, os parlamentares também definiram outras prioridades da indicação de verbas da emenda do colegiado, como a Expansão dos cursos da Universidade Federal (UFAC) e do Instituto Federal (IFAC); a implantação da Infovia; a construção da ponte de Rodrigues Alves; a recuperação da BR 364; apoio à Agricultura e a Infraestrutura.*Emendas ao Orçamento*As emendas feitas ao Orçamento Geral da União, denominado de Lei Orçamentária Anual (LOA) – enviada pelo Executivo ao Congresso anualmente –, são propostas por meio das quais os parlamentares podem opinar ou influir na alocação de recursos públicos para estados, municípios e instituições. Tais emendas podem acrescentar, suprimir ou modificar determinados itens do projeto de lei orçamentária. As de bancada são emendas coletivas, de autoria das bancadas estadu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próxima semana, encerra-se o prazo para parlamentares e bancadas estaduais indicarem as emendas ao orçamento de 2023. Em reunião realizada pela Bancada do Acre, nest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18.25.35.jpeg?resize=400%2C240&amp;ssl=1</text:p>
          </table:table-cell>
          <table:table-cell office:value-type="string" calcext:value-type="string">
            <text:p>Cotidiano</text:p>
          </table:table-cell>
          <table:table-cell office:value-type="string" calcext:value-type="string">
            <text:p>Homem com cirrose é mais um paciente a passar por um transplante de fígado no Acre</text:p>
          </table:table-cell>
          <table:table-cell office:value-type="string" calcext:value-type="string">
            <text:p>https://ac24horas.com/2022/11/08/homem-com-cirrose-e-mais-um-paciente-a-passar-por-um-transplante-de-figado-no-acre/</text:p>
          </table:table-cell>
          <table:table-cell office:value-type="string" calcext:value-type="string">
            <text:p>O governo do Estado, por meio da Fundação Hospital Estadual do Acre (Fundhacre), realizou nesta terça-feira, 8, mais um transplante de fígado. Este é o quarto desde o retorno do programa, ocorrido neste ano. O órgão, que chegou por volta das 12h30 na unidade hospitalar, é proveniente de Campo Grande (MS).Hoje é um dia de muita alegria na Fundação, pela realização de mais um transplante. Estamos celebrando a vida, que para nós não tem preço. Mais um paciente que tem a oportunidade de ter seu transplante realizado no estado. Agradecemos o empenho da equipe que faz a captação do órgão, a Força Aérea, o governo do Estado, e toda a equipe da Fundhacre”, destacou a presidente em exercício, Duciana Araujo.O receptor, Francisco Michel Fernandes de Souza, 47 anos, portador de cirrose hepática, possivelmente pelo vírus da hepatite Delta, é natural do município de Boca do Acre (AM) e aguardava na fila de espera por um fígado desde setembro deste ano.“Estou muito grato, desde quando recebi a ligação da Valéria, na madrugada, que estou emocionado e feliz. O pessoal que está trabalhando aqui na equipe de transplante não mede esforços no cuidado. Me sinto acolhido. Só tenho a agradecer”, disse Francisco Souza.“Só nós sabemos o que passamos no decorrer desses anos, diante de tantas crises que o pai sofreu. Por um momento achamos que ele não ia resistir. Deus deu muita força para meu pai. Essa notícia foi uma surpresa muito boa para todos nós da família”, afirmou Raiza Oliveira de Souza, filha do Francisco Souza.Ao todo, desde o início do programa, foram realizados no centro cirúrgico da Fundhacre 62 transplantes de fíga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o Estado, por meio da Fundação Hospital Estadual do Acre (Fundhacre), realizou nesta terça-feira, 8, mais um transplante de fígado. Este é o quart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CARRO-ADVOGADO.jpg?resize=400%2C240&amp;ssl=1</text:p>
          </table:table-cell>
          <table:table-cell office:value-type="string" calcext:value-type="string">
            <text:p>Na rede</text:p>
          </table:table-cell>
          <table:table-cell office:value-type="string" calcext:value-type="string">
            <text:p>Advogado causa acidente e derruba muro de casa em Cruzeiro do Sul</text:p>
          </table:table-cell>
          <table:table-cell office:value-type="string" calcext:value-type="string">
            <text:p>https://ac24horas.com/2022/11/08/advogado-causa-acidente-e-derruba-muro-de-casa-em-cruzeiro-do-sul/</text:p>
          </table:table-cell>
          <table:table-cell office:value-type="string" calcext:value-type="string">
            <text:p>Na tarde desta terça-feira, 8, um acidente de trânsito entre um carro e uma motocicleta acabou com o veículo derrubando parte do muro de uma casa no Bairro do Alumínio em Cruzeiro do Sul.O carro dirigido pelo advogado Marcus Paulo Ciacci caiu de ponta no quintal da residência e apesar da gravidade do acidente nenhum dos dois condutores teve ferimentos graves.Segundo a Polícia Militar, o condutor do carro tentou desviar da moto, pilotada por uma mulher identificada por Clessida, por isso bateu no muro. A perícia não foi ao local porque o advogado se comprometeu em arcar com os prejuízos da moto e do muro.“O carro foi desviar da moto que estava atravessando um cruzamento da avenida 17 de Novembro, jogou o veículo para a direita, perdeu o controle e bateu no muro. A moto ainda colidiu na porta traseira do veículo, vindo a condutora a cair no chão. As partes entraram em acordo e condutor do carro se comprometeu a arcar com os prejuízos da moto e do muro”, citou a Assessoria de Comunicação da PM de Cruzeiro do SulVeja 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tarde desta terça-feira, 8, um acidente de trânsito entre um carro e uma motocicleta acabou com o veículo derrubando parte do muro de uma cas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URNA.jpg?resize=400%2C240&amp;ssl=1</text:p>
          </table:table-cell>
          <table:table-cell office:value-type="string" calcext:value-type="string">
            <text:p>Notícias</text:p>
          </table:table-cell>
          <table:table-cell office:value-type="string" calcext:value-type="string">
            <text:p>TCU não encontra irregularidades em urnas no segundo turno</text:p>
          </table:table-cell>
          <table:table-cell office:value-type="string" calcext:value-type="string">
            <text:p>https://ac24horas.com/2022/11/08/tcu-nao-encontra-irregularidades-em-urnas-no-segundo-turno/</text:p>
          </table:table-cell>
          <table:table-cell office:value-type="string" calcext:value-type="string">
            <text:p>O Tribunal de Contas da União (TCU) não encontrou divergências nos boletins das urnas eletrônicas que foram analisadas durante auditoria realizada no segundo turno das eleições.De acordo com informações divulgadas pelo tribunal, nenhuma divergência foi encontrada pelos técnicos do órgão nos 604 boletins analisados com base nas informações disponibilizadas pelo Tribunal Superior Eleitoral (TSE).O boletim é impresso pelos mesários após o encerramento da votação e afixado na porta da seção eleitoral. O documento contém o número de votos por candidato, nulos, brancos e dados sobre o equipamento de votação.O relatório com as informações consolidadas será anexado ao processo que trata da auditoria das eleições, iniciada em 2021, em conjunto com a Justiça Eleitoral. O resultado final está previsto para o início de 2023.De acordo com o TCU, sua atuação no trabalho de auditoria das urnas objetiva garantir a confiabilidade das informações públicas repassadas à sociedade. O tribunal também faz parte da comissão de transparência das eleições, grupo que é presidido pelo TSE.Em julho, antes das eleições, o TCU concluiu que o sistema eletrônico de votação do Brasil é seguro e que não havia riscos relevantes para a realização do plei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ribunal de Contas da União (TCU) não encontrou divergências nos boletins das urnas eletrônicas que foram analisadas durante auditoria realizada no segundo turno das eleiçõe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camara.jpg?resize=400%2C240&amp;ssl=1</text:p>
          </table:table-cell>
          <table:table-cell office:value-type="string" calcext:value-type="string">
            <text:p>Cotidiano</text:p>
          </table:table-cell>
          <table:table-cell office:value-type="string" calcext:value-type="string">
            <text:p>Câmara aprova MP que abre crédito extra para pagamento de benefícios</text:p>
          </table:table-cell>
          <table:table-cell office:value-type="string" calcext:value-type="string">
            <text:p>https://ac24horas.com/2022/11/08/camara-aprova-mp-que-abre-credito-extra-para-pagamento-de-beneficios/</text:p>
          </table:table-cell>
          <table:table-cell office:value-type="string" calcext:value-type="string">
            <text:p>A Câmara dos Deputados aprovou nesta terça-feira (8) um conjunto de medidas provisórias. Entre elas está a matéria que abre crédito extraordinário de R$ 27,09 bilhões no Orçamento deste ano para o pagamento dos benefícios sociais. A matéria segue para o Senado.Pelo texto, são destinados recursos para o Ministério da Cidadania viabilizar o pagamento de um acréscimo de R$ 200 no programa Auxílio Brasil (R$ 25,5 bilhões) e o aumento do valor do Auxílio Gás (R$ 1,04 bilhão). A medida permitiu o pagamento por fora do teto de gastos mais R$ 41,25 bilhões até o fim do ano para aumentar benefícios sociais e diminuir tributos do etanol. A MP foi aprovada sem modificações pelo relator, deputado Alex Manente (Cidadania-SP).CulturaOutra medida provisória aprovada é a que amplia de 12 para 14 anos a vigência do Plano Nacional de Cultura (PNC). A matéria segue para o Senado.Segundo o relator, deputado General Peternelli (União-SP), as restrições impostas pela pandemia de covid-19 inviabilizaram a realização das conferências, responsáveis pela formulação do Plano Nacional de Cultura.“A extensão do prazo de vigência do PNC permite ao governo efetuar a consulta à sociedade civil, especialmente por meio das conferências de cultura, para que o próximo PNC a ser editado possa ser elaborado seguindo sua dinâmica devida e seja consolidado em nova norma legal futura”, argumentou o relator. “Evita-se que o setor cultural reste sem sua principal norma balizadora, o que ocorreria caso o atual PNC tivesse sua vigência encerrada sem uma nova lei que o substitua”, acrescentou.InadimplênciaA Câmara aprovou ainda a MP que muda as regras para as instituições financeiras deduzirem as perdas com inadimplência. Em vigor desde julho, a matéria prevê que as novas normas terão validade a partir de 1º de janeiro de 2025. O texto também segue para o Senado.Desta data em diante, os bancos poderão deduzir, na determinação do lucro real e da base de cálculo da Contribuição Social sobre o Lucro Líquido (CSLL), as perdas com créditos não pagos se o atraso for superior a 90 dias e também com créditos devidos por pessoa jurídica em processo falimentar ou em recuperação judicial.“[A MP] estabelece critério específico para o reconhecimento desse tipo de despesas por instituições financeiras e demais instituições autorizadas a funcionar pelo Banco Central, harmonizando as condições de dedutibilidade previstas na legislação tributária correlata com os critérios contábeis aplicáveis ao setor’, afirmou o relator, deputado Silvio Costa Filho (Republicanos-PE).No caso das perdas com os empréstimos inadimplidos, o valor dedutível deverá ser apurado mensalmente, limitado ao valor total do crédito. Para achar o montante, o banco deverá aplicar sobre o valor total do crédito dois fatores que variam conforme o tipo de operação (capital de giro, arrendamento mercantil e outras) ou a existência de garantia.*Com informações da Agência Câma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âmara dos Deputados aprovou nesta terça-feira (8) um conjunto de medidas provisórias. Entre elas está a matéria que abre crédito extraordinário de R$ 27,09 bilhõe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7-at-20.28.08-2.jpeg?resize=400%2C240&amp;ssl=1</text:p>
          </table:table-cell>
          <table:table-cell office:value-type="string" calcext:value-type="string">
            <text:p>Acre</text:p>
          </table:table-cell>
          <table:table-cell office:value-type="string" calcext:value-type="string">
            <text:p>Bolsonaristas negam patrocínio de empresários em protesto no 4° BIS</text:p>
          </table:table-cell>
          <table:table-cell office:value-type="string" calcext:value-type="string">
            <text:p>https://ac24horas.com/2022/11/08/bolsonaristas-negam-patrocinio-de-empresarios-em-protesto-no-4-bis/</text:p>
          </table:table-cell>
          <table:table-cell office:value-type="string" calcext:value-type="string">
            <text:p>Como vem ocorrendo desde o dia 2 de novembro, centenas de apoiadores do presidente da República, Jair Bolsonaro (PL), se mantêm acampados em frente ao 4º Batalhão de Infantaria de Selva (4º BIS), na noite desta terça-feira, 8, em protesto à vitória de Lula nas eleições presidenciais deste ano – com mais de 50% dos votos válidos.Aoac24horas, um dos manifestantes patriotas, Carlos Lima, contou que a manifestação está sendo realizada com a colaboração de todos os participantes e não com o patrocínio dos empresários, conforme o documento do ministro Alexandre de Moraes do Supremo Tribunal Federal (STF).Segundo ele, o movimento não é mantido por empresários e sim, realizada uma cota para comparar os mantimentos de parte das pessoas que ficam diuturnamente na manifestação. “Somos nós que mantemos o movimento. Quem pode dá mais, quem não ajuda assim mesmo”, comentou.Desde o início da manhã, os denominados “patriotas” estão acomodados na beirada da rua com grades de proteção colocadas por militares da Polícia Militar do Estado do Acre para garantir a desobstrução das vias próximas ao quartel militar.Veja 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o vem ocorrendo desde o dia 2 de novembro, centenas de apoiadores do presidente da República, Jair Bolsonaro (PL), se mantêm acampados em frente ao 4º...</text:p>
          </table:table-cell>
          <table:table-cell office:value-type="string" calcext:value-type="string">
            <text:p>Saimo Martins</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19.25.30-2.jpeg?resize=400%2C240&amp;ssl=1</text:p>
          </table:table-cell>
          <table:table-cell office:value-type="string" calcext:value-type="string">
            <text:p>Cotidiano</text:p>
          </table:table-cell>
          <table:table-cell office:value-type="string" calcext:value-type="string">
            <text:p>Governo do Acre define o que é prioritário em emendas parlamentares para bancada federal</text:p>
          </table:table-cell>
          <table:table-cell office:value-type="string" calcext:value-type="string">
            <text:p>https://ac24horas.com/2022/11/08/governo-do-acre-define-o-que-e-prioritario-em-emendas-parlamentares-para-bancada-federal/</text:p>
          </table:table-cell>
          <table:table-cell office:value-type="string" calcext:value-type="string">
            <text:p>Iniciativas abrangendo especialmente áreas como infraestrutura, segurança, agronegócio, educação e meio ambiente estão entre as propostas prioritárias do governo do Acre para o recebimento de recursos por meio de emendas parlamentares ao Orçamento Geral da União (OGU) de 2023.As ações constam de documento entregue pelo chefe da Representação do Governo do Acre em Brasília (Repac), Ricardo França, para integrantes da bancada de parlamentares federais do Acre, em reunião nesta terça-feira, 8, em Brasília. Além da versão impressa, o documento também foi encaminhado antecipadamente por meio virtual para cada senador e deputado federal do Estado.“O governo está indicando aos parlamentares as obras e serviços prioritários para avançar no desenvolvimento econômico e social do estado e melhorar cada vez mais a vida da nossa população para os quais busca recursos via emendas ao Orçamento de 2023”, explicou o representante.Ao apresentar um leque de propostas, esclareceu Ricardo França: “o governo busca contribuir para a tomada de decisão dos parlamentares, a quem cabe a decisão relativa às emendas”. A expectativa é de apoio. “A bancada se mostrou sensibilizada e acredito no apoio, a exemplo do trabalho de parceria como temos trabalhado nesses anos. O convívio com nossa bancada, quando se trata de Acre, é de união”, completou.O documentoIntitulado Caderno de Propostas, o documento contém diversas ações que levam em conta as necessidades indicadas pelos órgãos do governo e tem por base o Planejamento Estratégico do Estado. Ele foi elaborado pela Secretaria de Planejamento e Gestão (Seplag), juntamente com a Repac, e abrange os seguintes eixos: Cidadania e Segurança; Economia e Agronegócio; Gestão Institucional; Infraestrutura para o Desenvolvimento e Meio Ambiente. Ao todo, aponta a necessidade de R$ 476 milhões para a execução das iniciativas.As propostas foram entregues para o coordenador em exercício da bancada, deputado federal e senador eleito, Alan Rick. Na reunião, Ricardo França foi acompanhado pelos secretários Edivan Maciel, de Produção e Agronegócio; Assubarnípal Mesquita, da Secretaria de Estado de Indústria, Ciência e Tecnologia; e Márcio Paiva, do Empreendedorismo e Turismo; além do diretor-presidente do Departamento de Estradas de Rodagens do Acre (Deracre), Petrônio Antunes. Eles se reuniram na Repac, onde alinharam informações com o representante Ricardo França e reforçaram as reivindicações do governo, buscando conversar com cada parlamentar sobre suas respectivas áreas.“Com o alinhamento de informações e a conversa com cada parlamentar, buscamos a melhor compreensão da necessidade das ações propostas, como as do empreendedorismo e turismo”, disse Márcio Paiva. “O objetivo é reforçar a importância dos projetos de apoio ao agronegócio e à agricultura familiar e sensibilizar mais ainda os senadores e deputados para a destinação de recursos para as ações de fortalecimento da nossa economia rural”, disse Edivan Maciel.“Reforçar os esclarecimentos sobre as propostas como as de infraestrutura, tão necessários para o Estado, significa melhor compreensão e maiores chances de destinação de recursos pelos parlamentares”, resumiu Petrônio Antunes.A Repac é o braço do governo do Acre na capital do Brasil e tem por objetivo defender os interesses da população acreana junto aos órgãos federais e organizações nacionais e internacion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Iniciativas abrangendo especialmente áreas como infraestrutura, segurança, agronegócio, educação e meio ambiente estão entre as propostas prioritárias do governo do Acre para o recebimento de recurso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1/08/GLADSON-NO-DEPASA-14.jpeg?resize=400%2C240&amp;ssl=1</text:p>
          </table:table-cell>
          <table:table-cell office:value-type="string" calcext:value-type="string">
            <text:p>Acre</text:p>
          </table:table-cell>
          <table:table-cell office:value-type="string" calcext:value-type="string">
            <text:p>Bloqueio de rodovias pode deixar Acre sem água tratada</text:p>
          </table:table-cell>
          <table:table-cell office:value-type="string" calcext:value-type="string">
            <text:p>https://ac24horas.com/2022/11/08/bloqueio-de-rodovias-deixa-acre-sem-produto-quimico-e-ameaca-faltar-agua-tratada/</text:p>
          </table:table-cell>
          <table:table-cell office:value-type="string" calcext:value-type="string">
            <text:p>O Serviço de Água e Esgoto de Rio Branco emitiu um comunicado nesta terça-feira, 7, para alertar os moradores da capital acreana sobre uma possível falta de água tratada na cidade. O motivo, segundo o órgão, é o fechamento de rodovias em vários pontos do país, inclusive naquelas que dão acesso a Rio Branco.Por esse motivo, Rio Branco está com o estoque de produtos químicos reduzidos, o que fez com que a vazão de tratamento será reduzida de 1.506 litros por segundo para 1.300 litros por segundo.“Tal atitude se fez necessária visto a redução do estoque de produto químico e aumento de turbidez em consequência do período chuvoso”, declarou a prefeitura.De acordo com o Saerb, todas as medidas possíveis já foram tomadas, inclusive o contato com a Polícia Rodoviária Federal (PRF) para buscar passagens nos bloqueios dos caminhões-tanque. “Mas até o momento, sem sucesso. O Saerb pede a todos os usuários que façam o uso racional de água, economizando e informando o usuário que estiver desperdiçando”, conclui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erviço de Água e Esgoto de Rio Branco emitiu um comunicado nesta terça-feira, 7, para alertar os moradores da capital acreana sobre uma possível falta...</text:p>
          </table:table-cell>
          <table:table-cell office:value-type="string" calcext:value-type="string">
            <text:p>Thais Farias</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VEREADOR_DINIZ.jpg?resize=400%2C240&amp;ssl=1</text:p>
          </table:table-cell>
          <table:table-cell office:value-type="string" calcext:value-type="string">
            <text:p>Cotidiano</text:p>
          </table:table-cell>
          <table:table-cell office:value-type="string" calcext:value-type="string">
            <text:p>Vereador de Sena Madureira, Gilberto Diniz, morre após cirurgia em Brasília</text:p>
          </table:table-cell>
          <table:table-cell office:value-type="string" calcext:value-type="string">
            <text:p>https://ac24horas.com/2022/11/08/vereador-de-sena-madureira-gilberto-diniz-morre-apos-cirurgia-em-brasilia/</text:p>
          </table:table-cell>
          <table:table-cell office:value-type="string" calcext:value-type="string">
            <text:p>O vereador Gilberto Diniz, 49 anos, de Sena Madureira, morreu nesta terça-feira, 8, após se submeter a uma cirurgia cardíaca em Brasília para troca de válvula no coraçãoDiniz que, atualmente, era vereador em Sena, foi deputado estadual durante dois mandatos, entre os anos de 2006 e 2014.Nas últimas eleições foi candidato a deputado estadual mas obteve apenas 1.333 votos e não foi eleito.A família ainda não divulgou informações sobre velório e sepulta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vereador Gilberto Diniz, 49 anos, de Sena Madureira, morreu nesta terça-feira, 8, após se submeter a uma cirurgia cardíaca em Brasília para troca de válvul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TEBET-E-LULA.jpg?resize=400%2C240&amp;ssl=1</text:p>
          </table:table-cell>
          <table:table-cell office:value-type="string" calcext:value-type="string">
            <text:p>Cotidiano</text:p>
          </table:table-cell>
          <table:table-cell office:value-type="string" calcext:value-type="string">
            <text:p>Equipe de transição tem primeiros nomes; Tebet, Persio e André Lara estão na lista</text:p>
          </table:table-cell>
          <table:table-cell office:value-type="string" calcext:value-type="string">
            <text:p>https://ac24horas.com/2022/11/08/equipe-de-transicao-tem-primeiros-nomes-tebet-persio-e-andre-lara-estao-na-lista/</text:p>
          </table:table-cell>
          <table:table-cell office:value-type="string" calcext:value-type="string">
            <text:p>A equipe de transição do presidente eleito Luiz Inácio Lula da Silva (PT) já tem seus primeiros nomes confirmados. Entre eles estão a senadora Simone Tebet (MDB-MS) e os economistas Persio Arida e André Lara Resende.Tebet, que disputou a eleição presidencial e apoiou Lula no segundo turno, participará do grupo na área de desenvolvimento social. Ela se reuniu com o vice-presidente eleito Geraldo Alckmin (PSB) nesta terça-feira (8).Na segunda (7), a Folha mostrou que a parlamentar já havia sido sondada pelo vice-presidente eleito. Durante o encontro, Alckmin disse a Tebet que ela poderia atuar e opinar na área que quisesse durante a transição. A senadora afirmou, então, que gostaria de trabalhar com temas ligados à assistência social.Além deles, os dez partidos que se aliaram a Lula no primeiro turno já indicaram ao menos um representante por sigla.O PSB indicou para a equipe o próprio presidente da sigla, Carlos Siqueira, o prefeito do Recife, João Campos, e o ex-governador de São Paulo Márcio França. O objetivo foi contemplar dois estados em que o PSB tem força.França também é cotado para ocupar algum ministério de Lula. São citadas como opções a pasta de Ciência e Tecnologia, Desenvolvimento Indústria e Comércio, além de Cidades.O grupo de transição é formado por 50 pessoas que serão nomeadas em cargo comissionado e mais uma série de colaboradores, que atuarão como voluntários, sem receber salário.A equipe de transição deverá ter até cinco grandes comissões, que serão subdivididas em grupos menores.O setor que tratará de economia deve ter quatro nomes principais. Além de Persio e André Lara, o economista Guilherme Mello, professor da Unicamp e ligado ao PT, também fará parte da equipe. O quarto nome ainda está em definição.Persio Arida chegou a ser citado entre os nomes considerados para assumir a economia. Ele é próximo de Alckmin, vice-presidente eleito e coordenador da transição.O economista é um dos pais do Plano Real —medida que acabou com o cenário de hiperinflação nos anos 90, na transição dos governos Itamar Franco (1992-1994) e Fernando Henrique Cardoso (1995-2002)— e declarou voto em Lula no segundo turno.Já o economista André Lara Resende, outro integrante da equipe do pai do Real que apoiou Lula, não deve ter cargo de gestão. Pode ser indicado para representar o Brasil em algum organismo internacional, como o Banco Mundial ou o FMI (Fundo Monetário Internacional), ou atuar como um formulador de políticas públicas.Alckmin e Tebet se encontraram em um hotel de Brasília, onde acertaram os últimos detalhes da área de desenvolvimento social.“[Simone] integra conosco a transição e vai nos ajudar em um grupo importantíssimo. Sempre digo: nós temos dois desafios grandes, um deles é a economia, e o outro é o social e eles não disputam. Eles são sinérgicos, eles se somam, se complementam, não são excludentes”, afirmou o vice-presidente eleito.“A Simone, com a sua experiência e a sensibilidade, da força da mulher, vai trabalhar conosco na área do desenvolvimento social, que é uma área importantíssima”, completou.Alckmin evitou afirmar que essa designação da senadora significaria que ela vai ocupar o ministério referente ao tema. Elogiou Tebet, mas afirmou que ele e o presidente Lula têm trabalhado com uma separação entre a equipe que vai integrar o governo e a equipe de transição.“O presidente Lula tem dito que a transição e o ministério não são […] claro que ela tem expertise, experiência, espírito público para ser ministra de qualquer área, mas não tem relação entre transição e ministério”, afirmou.Após o encontro, Tebet também explicou o que está abrangido na área de atuação do grupo que vai coordenar na transição. Disse que será responsável, por exemplo, pelos programas de transferência de renda.“Acho que está muito ligado à questão da cidadania, estamos falando aí dos auxílios, do Auxílio Brasil. É óbvio que como estamos falando de 28 temas e temos tempo muito curto para tratar, não dá para trazer para essa pasta tudo aquilo que a gente entende de desenvolvimento social. Pelo contrário, agora é hora de destrinchar. Quanto mais divisão e mais colaboradores tivermos, mais eficiente seremos”.Na lista de indicados por partidos constam ainda os nomes do presidente do PSOL, Juliano Medeiros; da presidente do PC do B, Luciana Santos; do deputado Wolney Queiroz (PDT); do porta-voz da Rede, Wesley Diógenes; e do presidente do PV, Luiz Penna. O deputado eleito Guilherme Boulos (PSOL-SP) ainda será um membro da transição.Alckmin também já designou o ex-deputado Floriano Pesaro, que tende a ser uma espécie de braço direito do vice-presidente eleito.A presidente do PT, Gleisi Hoffmann, conversou com o dirigente do PSD, Gilberto Kassab, que indicou o líder do partido na Câmara, Antônio Brito, para compor o conselho político que será formado durante o governo de transição. Outros nomes serão indicados pela sigla para compor a equipe que atuará no CCBB.No desenho já definido da transição, a socióloga Rosângela da Silva, a Janja, esposa do petista, deverá atuar na organização da cerimônia de posse.Aloizio Mercadante deve coordenar esses núcleos de discussão temática. A deputada Gleisi Hoffmann (PT-PR) deverá coordenar as relações institucionais da transiçãoLula deve ir a Brasília na noite desta terça, onde se reunirá com a presidente do STF (Supremo Tribunal Federal), Rosa Weber, o presidente da Câmara, Arthur Lira, e o presidente do Senado, Rodrigo Pache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equipe de transição do presidente eleito Luiz Inácio Lula da Silva (PT) já tem seus primeiros nomes confirmados. Entre eles estão a senadora Simone Tebet...</text:p>
          </table:table-cell>
          <table:table-cell office:value-type="string" calcext:value-type="string">
            <text:p>Folha de São Paul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bolsonaro.jpg?resize=400%2C240&amp;ssl=1</text:p>
          </table:table-cell>
          <table:table-cell office:value-type="string" calcext:value-type="string">
            <text:p>Cotidiano</text:p>
          </table:table-cell>
          <table:table-cell office:value-type="string" calcext:value-type="string">
            <text:p>PL quer Bolsonaro como presidente de honra e diz que fará oposição a Lula</text:p>
          </table:table-cell>
          <table:table-cell office:value-type="string" calcext:value-type="string">
            <text:p>https://ac24horas.com/2022/11/08/pl-quer-bolsonaro-como-presidente-de-honra-e-diz-que-fara-oposicao-a-lula/</text:p>
          </table:table-cell>
          <table:table-cell office:value-type="string" calcext:value-type="string">
            <text:p>O PL (Partido Liberal), do qual o presidente Jair Bolsonaro faz parte, se colocou oficialmente na oposição ao presidente eleito Luiz Inácio Lula da Silva (PT). O anúncio foi feito na tarde de hoje pelo presidente da legenda e ex-deputado Valdemar Costa Neto, que também demonstrou interesse em ter Bolsonaro como presidente de honra da sigla.“O PL não renunciará às suas bandeiras e ideais. Será oposição aos valores comunistas e socialistas. Será oposição ao futuro presidente. O Partido Liberal seguirá mais forte do que nunca na busca pela construção de uma nação unida, pela liberdade, verdade e fé”, disse Valdemar Costa Neto, em coletiva em Brasília.O PL conquistou as maiores bancadas tanto na Câmara quanto no Senado, com 99 deputados e 14 senadores (6 destes eleitos nas eleições deste ano).Segundo Costa Neto, a maioria dos parlamentares eleitos defende “os mesmos ideais, valores e bandeiras” que o partido. Durante o pronunciamento, o presidente do partido também colocou o atual chefe do Executivo como responsável por “glorificar” estas ideias com a chegada ao partido: “O presidente Bolsonaro devolveu ao nosso povo o orgulho de ser brasileiro”.“Hoje nós queremos que ele [Bolsonaro] comande nosso partido. Queremos Bolsonaro à frente dessa luta que ele construiu para levar o nosso partido para um patamar mais importante”, disse. Valdemar também disse que o presidente terá “toda a estrutura que necessitar” e que é “muito importante que ele corra o Brasil e continue fazendo política”.Resultado das urnas. Questionado se o PL pretende entrar com alguma ação na Justiça contra o resultado da eleição, Valdemar Costa Neto disse que “não”. O presidente da legenda disse que foram feitos questionamentos à Justiça Eleitoral e esperam respostas, bem como vão aguardar o relatório da auditoria feitas nas urnas eletrônicas pelo Ministério da Defesa, que deve ser encaminhado amanhã para o TSE (Tribunal Superior Eleitoral).“Nós estamos esperando o relatório do Exército amanhã, para ver se tem alguma coisa consistente, para que ele [Bolsonaro] possa questionar o TSE”, afirmou. Questionado se o partido apoiará Bolsonaro em contestações do resultado, Valdemar afirmou que o presidente só fará isso “se tiver algo real”. “Bolsonaro é o nosso capitão, nós vamos segui-lo no que for preciso”, completou.Lula foi eleito pela terceira vez. O petista teve numericamente a maior votação da história — o recorde anterior era dele mesmo, em 2006, com 58.295.042 votos. Esta é a quinta eleição do PT para a chefia do país — sempre em segundo turno — e a primeira vez que um presidente no exercício do mandato perde a reeleição.Apoio à presidência da Câmara. Valdemar Costa Neto disse que o PL deverá apoiar o atual presidente da Casa, Arthur Lira (PP-AL), para a reeleição, mas colocou como condição para isso a garantia que Lira “nos ajude, trabalhe para eleger nosso candidato no Senado”.“Nós temos a maior bancada na Câmara e a maior bancada no Senado. Não é possível que a gente não tenha a presidência de uma das Casas”, disse, ressaltando que estão trabalhando para isso.Sobre possíveis conversas entre Lira e Lula, o presidente do PL disse considerar normal as conversas, e que o presidente da Câmara pode estar conversando com o PT para “viabilizar a situação dele”, mas que não acredita que o PT (Partido dos Trabalhadores) tenha força para conseguir a presidência de qualquer uma das Casas.Punição aos que apoiarem pautas do PT. Há divergências no PL sobre os parlamentares que não seguirem a orientação da executiva e apoiarem pautas do novo governo petista. Os parlamentares mais ligados ao bolsonarismo defendem punição aos colegas. Mas há, também, uma expectativa de que a ala pragmática das bancadas do PL vai aderir gradualmente à agenda do Palácio do Planalto a partir da mudança de governo.Pelas contas de políticos da federação que engloba PT, PCdoB e PV, a base de Lula no Senado pode chegar a 51 senadores, caso o presidente eleito consiga fechar acordo com outros partidos, incluindo siglas do Centrão.*Com informações de Estadão Conteú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L (Partido Liberal), do qual o presidente Jair Bolsonaro faz parte, se colocou oficialmente na oposição ao presidente eleito Luiz Inácio Lula da Silva (PT)....</text:p>
          </table:table-cell>
          <table:table-cell office:value-type="string" calcext:value-type="string">
            <text:p>UOL</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0/ALEXANDRE-DE-MORAES-FOTO.jpg?resize=400%2C240&amp;ssl=1</text:p>
          </table:table-cell>
          <table:table-cell office:value-type="string" calcext:value-type="string">
            <text:p>Cotidiano</text:p>
          </table:table-cell>
          <table:table-cell office:value-type="string" calcext:value-type="string">
            <text:p>Procuradores dizem a Moraes que empresários bancaram atos antidemocráticos</text:p>
          </table:table-cell>
          <table:table-cell office:value-type="string" calcext:value-type="string">
            <text:p>https://ac24horas.com/2022/11/08/procuradores-dizem-a-moraes-que-empresarios-bancaram-atos-antidemocraticos/</text:p>
          </table:table-cell>
          <table:table-cell office:value-type="string" calcext:value-type="string">
            <text:p>Procuradores-gerais de Justiça de São Paulo, Santa Catarina e Espírito Santo informaram ao ministro Alexandre de Moraes, presidente do TSE (Tribunal Superior Eleitoral), que investigações estaduais identificaram a participação de empresários no financiamento de atos antidemocráticos pelo país.As informações foram repassadas ao magistrado em reunião realizada nesta manhã (8) no tribunal.Segundo o procurador-geral de Justiça de São Paulo, Mário Sarrubbo, já foi detectada a atuação de empresários e até de prefeituras na organização dos bloqueios de estradas e nos atos em quartéis das Forças Armadas.Sarrubbo disse que, por ser uma apuração em andamento, não daria o número de investigados no caso.“São empresários que são financiadores, nós já temos alguns nomes, mas que não podemos relevar, que estão sendo investigados”, disse.Na nossa visão, há uma grande organização criminosa com funções predefinidas. Financiadores, arrecadadores, tem várias mensagens com número de Pix e tudo mais para que as pessoas possam abastecer financeiramente. E a partir daí nós temos que estabelecer quem exercia qual função. Tem a função financeira, a alimentação. Em São Paulo, a gente percebe ônibus de prefeituras transportando pessoas. Tudo isso está sendo objeto de investigação “Mario Sarrubbo, procurador-geral de Justiça de São PauloSarrubbo afirmou que as investigações miram agora o “fluxo financeiro” dos atos e que o encontro com Moraes serviu para a troca de investigações sobre o caso.O ministro tem acompanhado o atos de perto e ontem ordenou que as forças policiais estaduais e federais enviem todas as informações obtidas sobre possíveis financiadores dos atos nos quartéis e nas estradas.Segundo Sarrubbo, há indicativo de que o movimento tem caráter interestadual. “Há algo em nível nacional e nós vamos trabalhar e o TSE fornecerá algumas informações e com isso a gente espera que o Brasil possa prosseguir sem golpes”, disse.Listas. A procuradora-geral de Justiça do Espírito Santo, Luciana Andrade, também afirmou que a atuação dos empresários envolve ainda a criação de “listas” para impedir consumidores e empresários de utilizarem determinados produtos ou serviços no Estado.“A gente tem percebido um movimento também de empresariado que é criar uma lista de pessoas e empresários cujos consumidores não deveriam consumir ali produtos ou serviços. Estão criando embaraço à livre iniciativa do comércio, algo que não víamos há muitos e muitos anos”, afirmou.Identificação. Ontem (7), Moraes mandou a Polícia Federal, a Polícia Rodoviária Federal e as Polícias Civil e Militar de todos os estados e do Distrito Federal enviarem informações sobre a identificação de líderes, organizadores e financiadores dos atos antidemocráticos nas proximidades de quartéis das Forças Armadas.O ministro deu prazo de 48 horas para receber as informações. Moraes também cobrou os dados de identificação dos respectivos proprietários dos veículos envolvidos nos bloqueios de estradas e nas manifestações nos quarteis, sejam pessoas físicas ou jurídicas.Desde a vitória do presidente eleito Luiz Inácio Lula da Silva no dia 30 de outubro, diversas manifestações de bolsonaristas defendem pautas antidemocráticas, como “intervenção federal” ou “intervenção militar”.O movimento teve início com o fechamento de estradas e migraram para atos na frente de quartéis do país.Em Brasília, o grupo se concentrou em frente ao quartel-general do Exército, em uma área militar da capital federal. No Rio, a concentração foi em frente ao Palácio Duque de Caxias, sede do CML (Comando Militar do Leste), no centro da cidade.Em São Paulo, o ato ocorre em frente ao Comando Militar do Sudeste, na região do Parque do Ibirapuera, zona sul da capital paulista.Os bloqueios nas rodovias persistem em pontos isolados e perderam força ao longo da semana — ontem, bolsonaristas usaram barras de ferro para agredir agentes da PRF em Rio do Sul (SC), município a 194 quilômetros de Florianópolis.Segundo a PRF, nesta manhã foram registrados quatro pontos de bloqueios, sendo três deles em Mato Grosso e um no Paraná. Além disso, há nove trechos com interdições parciais pelo paí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rocuradores-gerais de Justiça de São Paulo, Santa Catarina e Espírito Santo informaram ao ministro Alexandre de Moraes, presidente do TSE (Tribunal Superior Eleitoral), que investigações estaduais...</text:p>
          </table:table-cell>
          <table:table-cell office:value-type="string" calcext:value-type="string">
            <text:p>UOL</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14.41.26.jpeg?resize=400%2C240&amp;ssl=1</text:p>
          </table:table-cell>
          <table:table-cell office:value-type="string" calcext:value-type="string">
            <text:p>Cotidiano</text:p>
          </table:table-cell>
          <table:table-cell office:value-type="string" calcext:value-type="string">
            <text:p>Gestores participam de capacitação do Sistema Nacional de Promoção da Igualdade Racial</text:p>
          </table:table-cell>
          <table:table-cell office:value-type="string" calcext:value-type="string">
            <text:p>https://ac24horas.com/2022/11/08/gestores-participam-de-capacitacao-do-sistema-nacional-de-promocao-da-igualdade-racial/</text:p>
          </table:table-cell>
          <table:table-cell office:value-type="string" calcext:value-type="string">
            <text:p>Gestores técnicos da prefeitura de Rio Branco que trabalham a política voltada para população negra, gestores do estado e gestores dos municípios de Plácido de Castro, Senador Guiomard, além dos Conselhos da Igualdade Racial e Entidades Organizadas iniciaram nesta terça-feira, 8, uma capacitação do Sistema Nacional de Promoção da Igualdade Racial – SINAPIR sobre o Sistema Nacional de Promoção da Igualdade Racial – SINAPIR.Rila Freze, diretora da Secretaria de Direitos Humanos, afirma que a capacitação tem sido bastante importante.“A capacitação é importante para que a política pública de Promoção de Igualdade Racial seja trabalhada de maneira transversal na sua efetividade, levará cada servidor aqui presente ao conhecimento e também a uma reflexão de como está realizando seu trabalho”, afirma.A abertura da capacitação, que ocorre no auditório da prefeitura e vai até a próxima quinta, contou a presença da prefeita em exercício, Marfiza Galvão, já que o prefeito Tião Bocalom se encontra em agenda internacional em Portug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Gestores técnicos da prefeitura de Rio Branco que trabalham a política voltada para população negra, gestores do estado e gestores dos municípios de Plácido de Castr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6/BINHO_ETXRA.jpg?resize=400%2C240&amp;ssl=1</text:p>
          </table:table-cell>
          <table:table-cell office:value-type="string" calcext:value-type="string">
            <text:p>Cotidiano</text:p>
          </table:table-cell>
          <table:table-cell office:value-type="string" calcext:value-type="string">
            <text:p>Binho Marques participa de reunião sobre transição na área de educação para o governo Lula</text:p>
          </table:table-cell>
          <table:table-cell office:value-type="string" calcext:value-type="string">
            <text:p>https://ac24horas.com/2022/11/08/binho-marques-participa-de-reuniao-sobre-transicao-na-area-de-educacao-para-o-governo-lula/</text:p>
          </table:table-cell>
          <table:table-cell office:value-type="string" calcext:value-type="string">
            <text:p>O ex-governador do Acre, Binho Marques, que também foi secretário de educação durante o governo de Jorge Viana, foi um dos 50 nomes convidados para discutir o início da transição do governo Lula na questão da educação.O encontro aconteceu nesta manhã em um hotel em São Paulo, foi promovido pelo ex-ministro Fernando Haddad e também pelo ex-ministro da Educação Henrique Paim.De acordo com o relato da reunião, as maiores preocupações do novo governo para a próxima gestão é o prejuízo causado pela pandemia na alfabetização e o sucateamento das universidades federais.Binho, nos anos de 2012 e 2016 foi Secretário Nacional do Ministério da Educ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governador do Acre, Binho Marques, que também foi secretário de educação durante o governo de Jorge Viana, foi um dos 50 nomes convidados para discutir...</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JORGE-E-LULA-_2.jpg?resize=400%2C240&amp;ssl=1</text:p>
          </table:table-cell>
          <table:table-cell office:value-type="string" calcext:value-type="string">
            <text:p>Cotidiano</text:p>
          </table:table-cell>
          <table:table-cell office:value-type="string" calcext:value-type="string">
            <text:p>JV se emociona em encontro com Lula em SP: “Deus bendiga nosso presidente”</text:p>
          </table:table-cell>
          <table:table-cell office:value-type="string" calcext:value-type="string">
            <text:p>https://ac24horas.com/2022/11/08/jv-se-encontra-com-lula-em-sp-e-diz-ter-ficado-emocionado-que-deus-bendiga-nosso-presidente/</text:p>
          </table:table-cell>
          <table:table-cell office:value-type="string" calcext:value-type="string">
            <text:p>O ex-senador Jorge Viana (PT), usou as redes sociais nesta terça-feira, 8, para registrar seu primeiro encontro com o presidente eleito, Luiz Inácio Lula da Silva, em São Paulo, após a desgastante eleição presidencial.Na postagem, que ocorreu no perfil oficial do Instagram, JV disse que as fotos lhe deixaram emocionado e classificou o encontro como histórico. “Hoje tive o prazer de abraçar, cumprimentar e conversar com o presidente e renovar minha esperança de um Brasil pacificado e de dias melhores para o nosso povo”, declarou.Viana, que foi derrotado nas eleições estaduais deste ano, fez um pedido divino para que Lula possa ser abençoado. “Que Deus bendiga o presidente e nosso país”, comentou.Antes do início das eleições, Jorge Viana chegou a ser citado como provável ministro de Lula em um eventual governo, contudo, com o início dos trabalhos de transição governamental, o nome do político acreano ainda não foi mencionado.View this post on InstagramA post shared by Jorge Viana (@jorgeviana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senador Jorge Viana (PT), usou as redes sociais nesta terça-feira, 8, para registrar seu primeiro encontro com o presidente eleito, Luiz Inácio Lula da Silva,...</text:p>
          </table:table-cell>
          <table:table-cell office:value-type="string" calcext:value-type="string">
            <text:p>Saimo Martins</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EXTRA_CALOR.jpg?resize=400%2C240&amp;ssl=1</text:p>
          </table:table-cell>
          <table:table-cell office:value-type="string" calcext:value-type="string">
            <text:p>Cotidiano</text:p>
          </table:table-cell>
          <table:table-cell office:value-type="string" calcext:value-type="string">
            <text:p>Rio Branco tem novembro atípico com apenas 2% da chuva esperada e alerta Defesa Civil</text:p>
          </table:table-cell>
          <table:table-cell office:value-type="string" calcext:value-type="string">
            <text:p>https://ac24horas.com/2022/11/08/rio-branco-tem-novembro-atipico-com-apenas-2-da-chuva-esperada-e-alerta-defesa-civil/</text:p>
          </table:table-cell>
          <table:table-cell office:value-type="string" calcext:value-type="string">
            <text:p>Dados coletados entre os dias 01 e 07 deste mês de novembro fizeram com que a Defesa Civil de Rio Branco emitisse um alerta nesta terça-feira. A informação é de que, com base nesses período, a capital acreana está vivenciando um início de novembro inédito, tamanhas as anormalidades verificadas no clima, temperatura e outros critérios.De acordo com os dados obtidos, Rio Branco sofre com piora na qualidade de ar, sem previsão de chuvas até o próximo dia 11 e nível do Rio Acre inseguro para está época do ano.Além disso, as temperatura seguem elevadas, apresentando risco de temporais. “O início do mês de novembro de 2022 vem se mostrando bastante atípico. Registramos que choveu apenas 2% do esperado de todo o mês, piorou a qualidade do ar, dado o número de focos de calor e incêndios ambientais urbanos”, disse a Defesa Civil.Conforme o órgão, o nível do Rio Acre mostra-se aceitável, mas há de se considerar que não é um nível seguro, pois o aumento que houve nas últimas 48 não é fruto de chuvas no município, mas chuvas ocorridas em outras localidades, que influenciou no nível local. Também não há previsão de novas chuvas até dia 11 de novembro.“A Defesa Civil do Município de Rio Branco permanece em alerta e realizando todas as ações de resposta necessárias para o enfrentamento ao momento atípico que vivemos”, assegu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ados coletados entre os dias 01 e 07 deste mês de novembro fizeram com que a Defesa Civil de Rio Branco emitisse um alerta nesta terça-feira....</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MEU_GAROTO_PAPAI.jpg?resize=400%2C240&amp;ssl=1</text:p>
          </table:table-cell>
          <table:table-cell office:value-type="string" calcext:value-type="string">
            <text:p>Charge</text:p>
          </table:table-cell>
          <table:table-cell office:value-type="string" calcext:value-type="string">
            <text:p>Será?</text:p>
          </table:table-cell>
          <table:table-cell office:value-type="string" calcext:value-type="string">
            <text:p>https://ac24horas.com/2022/11/08/sera-2/</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IDOSA-SENAI.jpg?resize=400%2C240&amp;ssl=1</text:p>
          </table:table-cell>
          <table:table-cell office:value-type="string" calcext:value-type="string">
            <text:p>Destaque 7</text:p>
          </table:table-cell>
          <table:table-cell office:value-type="string" calcext:value-type="string">
            <text:p>Idosa de mais de 80 anos se destaca em curso do Senai; “me sinto uma jovem, cheia de vida”</text:p>
          </table:table-cell>
          <table:table-cell office:value-type="string" calcext:value-type="string">
            <text:p>https://ac24horas.com/2022/11/08/idosa-de-mais-de-80-anos-se-destaca-em-curso-do-senai-me-sinto-uma-jovem-cheia-de-vida/</text:p>
          </table:table-cell>
          <table:table-cell office:value-type="string" calcext:value-type="string">
            <text:p>Nesta quarta-feira, 9, se encerra o curso de bolos e tortas promovido pela carreta do Senai. A turma chega ao final do curso animada com as novas técnicas aprendidas.Uma das alunas chama atenção pela vitalidade. Divanice Leite de Souza, tem nada mais, nada menos que 83 anos. Mesmo assim, ninguém a vê se lamentando da vida. Pelo contrário, assim que soube do curso, correu para se matricular. “Meu filho, eu gosto de trabalhar, não dou conta de ficar parada. Os meus colegas é que se espantam porque me acham forte. Eu sei que tem muita gente da minha idade que nem anda mais. Eu tô aqui firme e forte”, conta dona Diva, como é conhecida.Dona Diva é um exemplo de dedicação ao trabalho. Criou os cinco filhos com seu próprio suor, sem contar com ajuda de marido. Teve bar, pensão e chegou até a cortar seringa. “Eu nasci e me criei no Seringal Bom Destino e cortei até seringa quando era mais jovem. Nunca tive vergonha, nem medo de trabalho”, diz.A idosa foi um dos destaques do curso e a disposição chamou a atenção dos mais novos. “É uma inspiração ter a dona Diva como colega de curso. Ela aprende tudo muito rápido, é divertida demais. Às vezes, eu penso que ela tem mais energia que todos os outros alunos. Eu confesso que quero chegar aos meus 80 nessa forma física”, diz Andressa Souza, 27, que tem 56 anos a menos que Diva.Em relação ao convívio com outros alunos, a Idosa é só alegria. “Eu me sinto uma jovem, não me sinto excluída e acho ótimo estar no meio dos jovens”. Diva afirma que não pretende parar no curso de bolos e tortas e diz que vai participar de outras formações. “Eu já sabia fazer bolo, agora tenho curso superior. Quero fazer vários cursos enquanto tiver saúde”, diz, entre gargalhad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quarta-feira, 9, se encerra o curso de bolos e tortas promovido pela carreta do Senai. A turma chega ao final do curso animada com a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10.45.12.jpeg?resize=400%2C240&amp;ssl=1</text:p>
          </table:table-cell>
          <table:table-cell office:value-type="string" calcext:value-type="string">
            <text:p>Acre</text:p>
          </table:table-cell>
          <table:table-cell office:value-type="string" calcext:value-type="string">
            <text:p>Polícia identifica motoristas que atropelaram estudante na Sobral</text:p>
          </table:table-cell>
          <table:table-cell office:value-type="string" calcext:value-type="string">
            <text:p>https://ac24horas.com/2022/11/08/policia-identifica-motoristas-que-atropelaram-estudante-que-saia-de-escola-em-rio-branco/</text:p>
          </table:table-cell>
          <table:table-cell office:value-type="string" calcext:value-type="string">
            <text:p>Há mais de uma semana, o estudante Glaverton Marlon Rodrigues Fontes, de 11 anos de idade, se encontra em um leito de UTI do Hospital da Criança, no Into, em Rio Branco.O garoto foi atingido por uma motocicleta, quando atravessava a rua, e depois de cair foi atropelado por um carro, após sair da escola, no dia 1º de novembro.Na manhã desta terça-feira, 8, a Polícia Civil, por meio da Delegacia da 1ª Regional, identificou os motoristas, J. M. M, de 57 anos, (motorista do carro) e A. S. da S. de 23 anos, (piloto da motocicleta).O crime ocorreu , segundo a polícia, na avenida Sobral, local conhecido como Ladeira do Bola Preta, em frente à sede da Secretaria de Educação. Logo após o acidente os veículos se evadiram do local e não prestaram socorro à vítima.Após um intenso trabalho de coletas de imagens de câmeras da região e oitivas de testemunhas, os policiais civis da 1ª regional conseguiram identificar, qualificar e ouvir os autores do crime em apenas 7 dias após o fato.Ainda de acordo com as informações da Polícia Civil, Glaverton continua sob tratamento em unidade de terapia intensiva (UTI), mas segundo relatos dos pais, a equipe médica expediu laudo atestando que a vítima vem reagindo positivamente aos tratamentos.Veja 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Há mais de uma semana, o estudante Glaverton Marlon Rodrigues Fontes, de 11 anos de idade, se encontra em um leito de UTI do Hospital d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8/ROGERIO-PRESO.jpg?resize=400%2C240&amp;ssl=1</text:p>
          </table:table-cell>
          <table:table-cell office:value-type="string" calcext:value-type="string">
            <text:p>Acre</text:p>
          </table:table-cell>
          <table:table-cell office:value-type="string" calcext:value-type="string">
            <text:p>Preso por descumprir medidas, vereador obtém liberdade provisória</text:p>
          </table:table-cell>
          <table:table-cell office:value-type="string" calcext:value-type="string">
            <text:p>https://ac24horas.com/2022/11/08/preso-por-descumprir-medidas-em-favor-de-ex-mulher-vereador-obtem-liberdade-provisoria/</text:p>
          </table:table-cell>
          <table:table-cell office:value-type="string" calcext:value-type="string">
            <text:p>Preso preventivamente no último dia 22 de outubro por descumprir, segundo denúncia do Ministério Público, medidas protetivas em favor de sua ex-mulher, Yuna Gagarin, o vereador de Brasiléia Rogério Pontes, do PROS, foi solto nesta terça-feira, 8, por decisão Clovis de Souza Lodi, da Vara Criminal daquela comarca.No alvará de soltura, o magistrado deixou claro que as mesmas medidas estão mantidas e estabeleceu ao vereador o monitoramento eletrônico por meio do Sistema Sac24, que possibilita a visualização em tempo real da movimentação para o cumprimento de regras pelo custodiado.A prisão de Pontes havia se dado por conta de o Ministério Público entender que o parlamentar teria influenciado a prefeita do município, Fernanda Hassem (PT), para que a ex-mulher fosse demitida de um cargo que detinha na Secretaria Municipal de Cidadania e Ação Social de Brasiléia.Ainda segundo o MP, o vereador teria atuado de maneira direta para prejudicar a vítima em seu trabalho, causando-lhe significativa perda financeira, aproveitando-se de acordo político com a prefeita municipal, implicando em descumprimento das medidas protetivas impostas pela Justiça em favor de Yuna Gagarin.Alegando a prática de prejuízo patrimonial à vítima, o MP pediu a prisão preventiva de Rogério Pontes, assim como a recondução da ex-mulher dele ao cargo do qual fora exonerada, sob pena de multa de R$ 10 mil diários a incidir contra Fernanda Hassem. Dias depois da decisão favorável, Yuna foi novamente efetivada no carg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reso preventivamente no último dia 22 de outubro por descumprir, segundo denúncia do Ministério Público, medidas protetivas em favor de sua ex-mulher, Yuna Gagarin, o vereador...</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3-at-08.12.58.jpeg?resize=400%2C240&amp;ssl=1</text:p>
          </table:table-cell>
          <table:table-cell office:value-type="string" calcext:value-type="string">
            <text:p>Cotidiano</text:p>
          </table:table-cell>
          <table:table-cell office:value-type="string" calcext:value-type="string">
            <text:p>Apenas um trecho da BR-364 em Rondônia segue bloqueado por Bolsonaristas</text:p>
          </table:table-cell>
          <table:table-cell office:value-type="string" calcext:value-type="string">
            <text:p>https://ac24horas.com/2022/11/08/apenas-um-trecho-da-br-364-em-rondonia-segue-bloqueado-por-bolsonaristas/</text:p>
          </table:table-cell>
          <table:table-cell office:value-type="string" calcext:value-type="string">
            <text:p>Depois da publicação do decreto do Ministério da Justiça que autorizava a Força Nacional na desobstrução dos bloqueios em trechos da BR-364, a Polícia Rodoviária Federal (PRF) informou na tarde desta terça-feira, 8, que há apenas um trecho interditado na rodovia de Rondônia que dá acesso ao Acre.A PRF havia confirmado seis pontos de bloqueio: BR 364 KM 16 – Vilhena; BR 364 KM 234 – Cacoal; BR 364 KM 383 – Ouro Preto; BR 364 KM 423 – Jaru; BR 364 KM 512 – Ariquemes; BR 364 KM 512 – Ariquemes. Porém, apenas em Vilhena se mantém o fechamento da estrada.Os manifestantes não aceitam o resultado das urnas que teve Luiz Inácio Lula da Silva (PT) eleito como novo presidente do Bras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pois da publicação do decreto do Ministério da Justiça que autorizava a Força Nacional na desobstrução dos bloqueios em trechos da BR-364, a Polícia Rodoviária Federal...</text:p>
          </table:table-cell>
          <table:table-cell office:value-type="string" calcext:value-type="string">
            <text:p>Saimo Martins</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1/mega-da-virada.jpg?resize=400%2C240&amp;ssl=1</text:p>
          </table:table-cell>
          <table:table-cell office:value-type="string" calcext:value-type="string">
            <text:p>Cotidiano</text:p>
          </table:table-cell>
          <table:table-cell office:value-type="string" calcext:value-type="string">
            <text:p>Prêmio da Mega da Virada 2022 pode chegar a R$ 450 milhões; apostas começam dia 14/11</text:p>
          </table:table-cell>
          <table:table-cell office:value-type="string" calcext:value-type="string">
            <text:p>https://ac24horas.com/2022/11/08/premio-da-mega-da-virada-2022-pode-chegar-a-r-450-milhoes-apostas-comecam-dia-14-11/</text:p>
          </table:table-cell>
          <table:table-cell office:value-type="string" calcext:value-type="string">
            <text:p>Já virou tradição. No último dia do ano pelo menos um brasileiro fica milionário e desta vez não será diferentes. A Mega da Virada 2022 promete chegar a um prêmio recorde de aproximadamente R$ 450 milhões, o maior da história das loterias da Caixa, para quem acertar as seis dezenas do sorteio especial. Mas quando começam as apostas para a Mega da Virada?As apostas para a Mega da Virada 2023 começam na próxima segunda-feira, dia 14 de novembro, em todas as lotéricas da Caixa espalhadas pelo brasil, pelo portal Loterias Online e também para os clientes da Caixa, que podem jogar pelo internet banking. O valor da aposta continua o mesmo de sempre R$ 4,50 para aposta simples de seis números.Se você ganhar essa bolada sozinho, meu amigo, pode mudar a vida até daquele parente que você nunca ouviu falar, mas que certamente via aparecer do nada quando a notícia correr. Se você aplicar os R$ 450 milhões do prêmio da Mega na poupança, a aplicação mais “furrepa” que existe em termos de rendimentos (0,68% por mês), você vai ganhar pelo menos R$ 3 milhões a mais no primeiro mês (e cada vez mais nos meses seguintes), livre de impostos.Para este ano, a Mega da Virada terá uma super novidade, especial para quem gosta de fazer um bolãozinh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Já virou tradição. No último dia do ano pelo menos um brasileiro fica milionário e desta vez não será diferentes. A Mega da Virada 2022 promete...</text:p>
          </table:table-cell>
          <table:table-cell office:value-type="string" calcext:value-type="string">
            <text:p>UOL</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09.51.52.jpeg?resize=400%2C240&amp;ssl=1</text:p>
          </table:table-cell>
          <table:table-cell office:value-type="string" calcext:value-type="string">
            <text:p>Na rede</text:p>
          </table:table-cell>
          <table:table-cell office:value-type="string" calcext:value-type="string">
            <text:p>Por problemas técnico em equipamento, mamografias seguem suspensas em Cruzeiro do Sul</text:p>
          </table:table-cell>
          <table:table-cell office:value-type="string" calcext:value-type="string">
            <text:p>https://ac24horas.com/2022/11/08/por-problemas-tecnico-em-equipamento-mamografias-seguem-suspensas-em-cruzeiro-do-sul/</text:p>
          </table:table-cell>
          <table:table-cell office:value-type="string" calcext:value-type="string">
            <text:p>Exames de mamografias seguem suspensos em Cruzeiro do Sul desde a segunda quinzena de outubro, mês dedicado à prevenção do câncer de mama. O mamógrafo do Hospital da Mulher apresentou problema técnico e não teve conserto no próprio município, tendo que ser enviado para Rio Branco. Não há previsão de data da reabilitação do equipamento.“O equipamento foi encaminhado para Rio Branco no domingo para manutenção e o pessoal da empresa responsável está trabalhando no equipamento”, informou o diretor Administrativo do Hospital da Mulher, Raudinei Queiroz.A primeira informação sobre o mamógrafo do Hospital da Mulher de Cruzeiro do Sul foi de que um técnico esteve no município e detectou problema na placa do equipamento, que seria trocada.O Hospital da Mulher informou que 818 mamografias foram realizadas este ano na unidade hospital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xames de mamografias seguem suspensos em Cruzeiro do Sul desde a segunda quinzena de outubro, mês dedicado à prevenção do câncer de mama. O mamógrafo 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09.35.10.jpeg?resize=400%2C240&amp;ssl=1</text:p>
          </table:table-cell>
          <table:table-cell office:value-type="string" calcext:value-type="string">
            <text:p>Na rede</text:p>
          </table:table-cell>
          <table:table-cell office:value-type="string" calcext:value-type="string">
            <text:p>Ex-presidiário é morto por vingança na zona rural de Cruzeiro do Sul</text:p>
          </table:table-cell>
          <table:table-cell office:value-type="string" calcext:value-type="string">
            <text:p>https://ac24horas.com/2022/11/08/ex-presidiario-e-morto-por-vinganca-na-zona-rural-de-cruzeiro-do-sul/</text:p>
          </table:table-cell>
          <table:table-cell office:value-type="string" calcext:value-type="string">
            <text:p>O ex-presidiário Valderli S. de Oliveira foi morto com tiros e golpes de terçado na noite desta segunda-feira, 7, no Ramal do Aníbal, na Vila Lagoinha, zona rural de Cruzeiro do Sul.Segundo a Polícia Militar, os autores do homicídio são conhecidos na região por Zedi e Buchudo, que são parentes de um rapaz que teria sido assassinado por Valderli.“Eles teriam uma rixa com a vítima, pois, segundo populares, ele teria matado o sobrinho de um dos autores há um tempo atrás. Os possíveis autores estariam de posse de espingarda e terçado e os ferimentos que levaram a vítima à morte aparentemente foram tiro de espingarda e golpes de terçado”, citou a Assessoria de Comunicação da Polícia Militar de Cruzeiro do SulSuspeitos não foram localizadosSegundo a Polícia Militar, uma guarnição foi acionada via COPOM, para atender à ocorrência, e quando chegou ao local encontrou uma equipe do SAMU já com uma pessoa caída ao solo, sendo atestada a morte da vítima. A polícia técnica realizou perícia e removeu o corpo para o Instituto Médico Legal – IM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presidiário Valderli S. de Oliveira foi morto com tiros e golpes de terçado na noite desta segunda-feira, 7, no Ramal do Aníbal, na Vila Lagoinh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07.32.57.jpeg?resize=400%2C240&amp;ssl=1</text:p>
          </table:table-cell>
          <table:table-cell office:value-type="string" calcext:value-type="string">
            <text:p>Na rede</text:p>
          </table:table-cell>
          <table:table-cell office:value-type="string" calcext:value-type="string">
            <text:p>Bombeiros controlam incêndio de grandes proporções ao lado de presídio em Cruzeiro do Sul</text:p>
          </table:table-cell>
          <table:table-cell office:value-type="string" calcext:value-type="string">
            <text:p>https://ac24horas.com/2022/11/08/bombeiros-controlam-incendio-de-grandes-proporcoes-ao-lado-de-presidio-em-cruzeiro-do-sul/</text:p>
          </table:table-cell>
          <table:table-cell office:value-type="string" calcext:value-type="string">
            <text:p>Na noite desta segunda-feira, 7, um incêndio de grandes proporções destruiu dois hectares de vegetação ao lado do complexo penitenciário Manoel Neri, em Cruzeiro do Sul.Segundo os moradores, um homem fazia a limpeza de alguns entulhos e o fogo se espalhou. As equipes do Corpo de Bombeiros foram acionadas e controlaram as chamas. A operação durou cerca de uma hora e nem o presídio nem as casas próximas foram atingidos pelas chamas.“Fizemos o combate às chamas utilizando o nosso material como abafadores, bombas costais e o motor soprador”, contou o aluno oficial Márcio Morais, que participou do combate ao fogo.Ele conta que depois da frente fria, o número de queimadas voltou a aumentar em Cruzeiro do Sul.“Após a friagem, o número de ocorrências dessa natureza aumentou consideravelmente e a gente está atendendo várias ocorrências por dia. Hoje já tivemos outras ocorrências dessa natureza”, co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noite desta segunda-feira, 7, um incêndio de grandes proporções destruiu dois hectares de vegetação ao lado do complexo penitenciário Manoel Neri, em Cruzeiro do Sul....</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07.19.07.jpeg?resize=400%2C240&amp;ssl=1</text:p>
          </table:table-cell>
          <table:table-cell office:value-type="string" calcext:value-type="string">
            <text:p>Na rede</text:p>
          </table:table-cell>
          <table:table-cell office:value-type="string" calcext:value-type="string">
            <text:p>Caos na telefonia móvel em Porto Walter afeta serviços e atendimentos de saúde à população</text:p>
          </table:table-cell>
          <table:table-cell office:value-type="string" calcext:value-type="string">
            <text:p>https://ac24horas.com/2022/11/08/caos-na-telefonia-movel-em-porto-walter-afeta-servicos-e-atendimentos-de-saude-a-populacao/</text:p>
          </table:table-cell>
          <table:table-cell office:value-type="string" calcext:value-type="string">
            <text:p>Há cerca de dois meses, o município de Porto Walter vive um caos na comunicação móvel. Segundo os moradores, desde que houve a troca da operadora Oi pela Tim, o sinal que ficava oscilando, foi interrompido em definitivo.Os vereadores de Porto Walter, Rosildo e Cleide Silva, estão em Cruzeiro do Sul, onde nesta segunda-feira, 7, denunciaram a situação ao Ministério Público e ao Procon. Eles afirmam que a cidade está sem o funcionamento do banco e do correspondente bancário.“Está tudo parado no município: banco, lotérica, e as pessoas não têm como comprar e pagar com cartão. É muito prejuízo para os comerciantes também”, diz Rosildo.A vereadora Cleide Silva conta que os problemas se intensificaram quando houve a troca da empresa de telefonia Oi para a Tim no município. Os consumidores ficaram sem sinal e agora até no wi-fi há deficiência na comunicação.“Cai o sinal, o wi-fi oscila, e isso está afetando a cidade como um todo”, conta ela afirmando que até a saúde da população está sendo afetada negativamente pela situação.“Tem gente em Porto Walter com problema no coração esperando para fazer eletrocardiograma há mais de 20 dias e não consegue por causa da falta de internet”, pontua a vereadora.Segundo a Assessoria de Comunicação da prefeitura de Porto Walter, os problemas na saúde vão além da impossibilidade da realização dos exames de coração.“Esse exame e as consultas são feitos por meio da telemedicina. Estão prejudicadas não só do coração, mas consultas médicas com neuropediatra, por exemplo, também ficam inviabilizadas”, aponta a Assessoria de Comunicação da prefeitura de Porto Walte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Há cerca de dois meses, o município de Porto Walter vive um caos na comunicação móvel. Segundo os moradores, desde que houve a troca da operador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07.16.28.jpeg?resize=400%2C240&amp;ssl=1</text:p>
          </table:table-cell>
          <table:table-cell office:value-type="string" calcext:value-type="string">
            <text:p>Na rede</text:p>
          </table:table-cell>
          <table:table-cell office:value-type="string" calcext:value-type="string">
            <text:p>Hospital do Juruá, em Cruzeiro do Sul, retoma visitas a pacientes a partir desta quarta-feira</text:p>
          </table:table-cell>
          <table:table-cell office:value-type="string" calcext:value-type="string">
            <text:p>https://ac24horas.com/2022/11/08/hospital-do-jurua-em-cruzeiro-do-sul-retoma-visitas-a-pacientes-a-partir-desta-quarta-feira/</text:p>
          </table:table-cell>
          <table:table-cell office:value-type="string" calcext:value-type="string">
            <text:p>Suspensas desde o início da pandemia de Covid-19, em 2020, as visitas aos pacientes internados nas enfermarias do Hospital Regional do Juruá, em Cruzeiro do Sul, serão retomadas nesta quarta-feira, 9, das 14 às 15 horas.O coordenador médico da unidade hospitalar, Ozzy Câmara, diz que serão permitidos dois visitantes por paciente que deverão se revezar, ficando 30 minutos cada um junto aos doentes. Visitantes com gripe e resfriado, erupção cutânea ou gastroenterites não poderão realizar visitas.“Pedimos que se o visitante tiver alguma patologia não venha para que não agrave a situação dos pacientes internados”, solicita o médico.Outros critérios para as visitas são: estar no horário de visita estabelecido pelo hospital; ser maior de 16 anos – as exceções serão avaliadas e autorizadas pela gerência de Enfermagem; não estar sem camisa ou trajando roupas transparentes, minissaia, decote avantajado, shorts, dentre outras vestimentas com exposição de grande área corporal; não levar gêneros alimentícios, salvo com a apresentação escrita da nutricionista da unidade; não apresentar sintomas de embriaguez ou utilização de drogas ilícitas; não estar fumando; não estar abalado emocionalmente, de forma a prejudicar o paciente internado; não levar cigarros, bebidas alcoólicas ou drogas para o hospital; não falar alto na enfermarias ou corredores; e não sentar na cama do paciente.A direção do Hospital do Juruá destaca ainda que a privacidade do paciente nos horários de repouso, alimentação e procedimentos técnicos deve ser obrigatoriamente respeitada e, sempre que solicitado, os visitantes deverão retirar-se do quarto para a realização de procedimentos. A gerência da unidade pede ainda que os visitantes não levem flores para os pacientes.Para os leitos da Unidade de Terapia Intensiva (UTI), as visitas seguem sendo das 13h30 às 14 horas e das 19:30 às 19:45. Só será permitida a presença de um visitante por pacien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Suspensas desde o início da pandemia de Covid-19, em 2020, as visitas aos pacientes internados nas enfermarias do Hospital Regional do Juruá, em Cruzeiro do Sul,...</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MARFIM-PRESO.jpg?resize=400%2C240&amp;ssl=1</text:p>
          </table:table-cell>
          <table:table-cell office:value-type="string" calcext:value-type="string">
            <text:p>Cotidiano</text:p>
          </table:table-cell>
          <table:table-cell office:value-type="string" calcext:value-type="string">
            <text:p>Polícia prende “Marfim” com arma, munição, droga e quase R$ 20 mil na Vila Acre</text:p>
          </table:table-cell>
          <table:table-cell office:value-type="string" calcext:value-type="string">
            <text:p>https://ac24horas.com/2022/11/08/policia-prende-marfim-com-arma-municao-droga-e-quase-r-20-mil-na-vila-acre/</text:p>
          </table:table-cell>
          <table:table-cell office:value-type="string" calcext:value-type="string">
            <text:p>Nas primeiras horas desta terça-feira, 8, a Polícia Civil, por meio da Delegacia de Combate a Roubos e Extorsões (DCORE) prendeu, em flagrante, I. S. de M. de 23 anos, vulgo “Marfim”, em um residência localizada no Ramal Benfica, região da Vila Acre.O preso, com dois mandados de prisão em aberto por organização criminosa e homicídio, também é investigado pelos crimes de homicídio, roubo, organização criminosa e tráfico de drogas.Durante o cumprimento dos mandados expedidos pela Vara de Organização Criminosa e pela Vara do Júri, I. E. de M. recebeu os policiais com arma em punho e engatilhada.O investigado recebeu voz de prisão e em seguida foi contido pelos policiais e conduzido a sede da DEIC para adoção das medidas cabíveis pela autoridade policial em razão da situação do flagrante.Em posse do investigado os policiais apreenderam um pistola, calibre 380, 2 carregadores, 31 munições intactas, 8 celulares, material para embalo de entorpecente, balança de precisão e mais de R$ 19.775,00 (dezenove mil e setecentos e setenta e cinco reais).O trabalho investigativo da Polícia Civil identificou o preso como um dos líderes de uma organização criminosa que regia ações criminosas e tinha posição de conselheiro e poderes de decisão.De acordo com a autoridade policial, a investigação segue para identificar outros delitos cometidos pelo investigado, assim como descobrir a participação de outras pessoas que agiam em conluio.O material apreendido será remetido à análise pericial no sentido de arrecadar mais elementos probatórios que irão compor o inquéri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s primeiras horas desta terça-feira, 8, a Polícia Civil, por meio da Delegacia de Combate a Roubos e Extorsões (DCORE) prendeu, em flagrante, I. S. d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1/09/POSTO-GASOLINA-SERGIO-VALE-1.jpeg?resize=400%2C240&amp;ssl=1</text:p>
          </table:table-cell>
          <table:table-cell office:value-type="string" calcext:value-type="string">
            <text:p>Destaque 3</text:p>
          </table:table-cell>
          <table:table-cell office:value-type="string" calcext:value-type="string">
            <text:p>Com novo bloqueio, associação garante que supermercados e postos foram reabastecidos</text:p>
          </table:table-cell>
          <table:table-cell office:value-type="string" calcext:value-type="string">
            <text:p>https://ac24horas.com/2022/11/08/com-novo-bloqueio-nas-brs-associacao-garante-que-supermercados-e-postos-foram-reabastecidos/</text:p>
          </table:table-cell>
          <table:table-cell office:value-type="string" calcext:value-type="string">
            <text:p>Nesta terça-feira, 8, foi noticiada a volta de bloqueios na BR-364 no lado de Rondônia. De acordo com informações da Polícia Rodoviária Federal (PRF), nesta manhã eram dois bloqueios nos municípios de Vilhena e Ouro Preto.Com as novas manifestações, já surge a dúvida de como está o estoque de produtos de primeira necessidade, como alimentos e combustíveis.De acordo com o Sindicato do Comércio de Derivados de Petróleo do Estado do Acre (Sindepac) os dias em que a estrada federal ficou liberada deu tempo para os postos se reabastecerem e também as distribuidoras que possuem base em Rio Branco. “Acredito que os estoques durem em média até 4 dias nos postos que não possuem base aqui e 7 dias ou mais nos postos que possuem base local”, explica.A situação também é a mesma. Segundo o empresário Adem Araújo, presidente da Associação dos Supermercados do Acre, o estoque é suficiente para os próximos dias. “Esses dias em que a BR esteve aberta a gente conseguiu reabastecer grande parte dos produtos e dar um fôlego para mais uma semana sem faltar. Pode ser que um ou outro produto não tenha tido tempo de chegar, mas nada significante”, expl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terça-feira, 8, foi noticiada a volta de bloqueios na BR-364 no lado de Rondônia. De acordo com informações da Polícia Rodoviária Federal (PRF), nesta manhã...</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ADEM.jpg?resize=400%2C240&amp;ssl=1</text:p>
          </table:table-cell>
          <table:table-cell office:value-type="string" calcext:value-type="string">
            <text:p>Notícias</text:p>
          </table:table-cell>
          <table:table-cell office:value-type="string" calcext:value-type="string">
            <text:p>“Pelo nosso tipo de negócio, atendemos o amarelo e o vermelho da mesma forma”, diz Adem Araújo</text:p>
          </table:table-cell>
          <table:table-cell office:value-type="string" calcext:value-type="string">
            <text:p>https://ac24horas.com/2022/11/08/pelo-nosso-tipo-de-negocio-atendemos-o-amarelo-e-o-vermelho-da-mesma-forma-diz-adem-araujo/</text:p>
          </table:table-cell>
          <table:table-cell office:value-type="string" calcext:value-type="string">
            <text:p>O Programa da Jô Edição Podcast desta segunda-feira, 7, entrevistou o empresário Adem Araújo, sócio-proprietário do Grupo Arasuper, uma das maiores franquias de supermercados do Acre.Nascido em Sena Madureira e filho de seringalistas, o acreano veio para a capital aos 12 anos. Ele iniciou no ramo do comercio ajudando um de seus 14 irmãos, como embalador em uma pequena mercearia, construída com recursos de seu pai, após a venda de um barco.“Nós começamos novos, não tínhamos nenhuma formação, então foi tudo na prática. Meu irmão, que era muito inteligente, conseguiu em pouco tempo aprender tudo, a margear os produtos para sobrar alguma coisa”, destacou.O empreendimento existe a 41 anos, foi fundado no final de 1981 e hoje conta com 14 lojas, 11 em Rio Branco e 3 em Porto Velho. Possui proximamente 2700 empregados, mas o total pode chegar a 8 mil colaboradores indiretamente.Para Adem, o segredo para o negócio ter sucesso é saber dar limites. “Se Deus colocar a mão e dizer que você vai ser um sucesso, vai acontecer. É oração e ação, temos que nos esforçar também”, comentou.Sobre a região, o empresário destacou que o Estado é um local promissor, que com muita dificuldade se desenvolveu e que viu o crescimento durante os governos de Flaviano Melo e Jorge Viana.“O Acre está melhor que antigamente, tem uma renda per capita maior, tem negócios primários, como o agronegócio. Precisamos de mais políticas públicas, mais investimentos, principalmente em infraestrutura, o estado precisa se interligar direito para que possa ter o crescimento do interior. Com um pouco mais de esforço desse governo, vamos crescer muito”, falou.A nível nacional, ele acredita que o país não sofrerá com a troca de presidentes, mesmo com o abalo durante as eleições que dividiu a nação, mas que consagrou a vitória de Lula. “Agora não tem mais porque brigar”, declarou.Araújo disse não gostar de debater sobre política e que já foi convidado para ser candidato em algum cargo, o que para ele é algo impossível, pois acha que não possui perfil para a função.“Não nos metemos em assuntos políticos, até pelo nosso tipo de negócio, temos que atender o amarelo e o vermelho da mesma forma. Já fui convidado a me candidatar, mas não nasci para isso”, afirmou.Foram abordados ainda assuntos como empreendimentos que não deram certos, sobre o encerramento da loja no Via Verde Shopping, o investimento no futebol do Acre e concorrência.“A concorrência tende a cada vez mais aumentar, tem alguns que são difíceis de lhe dar, são agressivos, mas trabalhamos em cima de estudos para observar qual as falhas deles, as fraquezas e assim ofertar o melhor para os nossos clientes”, revelou.Assista ao programa completoPlease enable JavaScriptplay-rounded-fillLink54:4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ograma da Jô Edição Podcast desta segunda-feira, 7, entrevistou o empresário Adem Araújo, sócio-proprietário do Grupo Arasuper, uma das maiores franquias de supermercados do Acre....</text:p>
          </table:table-cell>
          <table:table-cell office:value-type="string" calcext:value-type="string">
            <text:p>Deylon Félix</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enem_vac_abr_2811214312.jpg?resize=400%2C240&amp;ssl=1</text:p>
          </table:table-cell>
          <table:table-cell office:value-type="string" calcext:value-type="string">
            <text:p>Destaque 6</text:p>
          </table:table-cell>
          <table:table-cell office:value-type="string" calcext:value-type="string">
            <text:p>Enem 2022 começa domingo com prova de redação</text:p>
          </table:table-cell>
          <table:table-cell office:value-type="string" calcext:value-type="string">
            <text:p>https://ac24horas.com/2022/11/08/enem-2022-comeca-domingo-com-prova-de-redacao/</text:p>
          </table:table-cell>
          <table:table-cell office:value-type="string" calcext:value-type="string">
            <text:p>O Exame Nacional do Ensino Médio (Enem) 2022 começa a ser aplicado no próximo domingo (13). Além das provas de linguagens e ciências humanas, os estudantes farão a única prova subjetiva do exame, a de redação. Os cerca de 3,4 milhões de estudantes terão cinco horas e meia para responder a todas as questões.Ir bem na redação pode ser um diferencial para o candidato. As notas dessa prova variam de 0 a mil. Os candidatos que zeram a prova não podem participar de programas como o Sistema de Seleção Unificada (Sisu), que oferece vagas em instituições públicas de ensino superior, ou o Programa Universidade para Todos (ProUni), que concede bolsas de estudo em instituições privadas de ensino superior.Na reta final de preparação, a dica é que os estudantes revisem as próprias redações escritas ao longo do ano e que vejam exemplos de redações que obtiveram nota máxima. “Recomendo que leiam o maior número de redações possível porque agora é muito ruim pressionar o estudante para que faça maratona [de escrita]. Ler as redações nota mil é um estudo ativo e mais confortável”, diz o professor de língua portuguesa e redação Vinícius Oliveira, conhecido como Profinho.Oliveira foi um dos 77 participantes do Enem 2016 que tiraram a nota máxima na redação. Naquele ano, mais de 6 milhões fizeram a prova. A redação que escreveu apareceu na cartilha divulgada anualmente pelo Instituto Nacional de Estudos e Pesquisas Educacionais Anísio Teixeira (Inep) como exemplo de texto nota mil, em 2017.A cartilha do Enem 2022 está disponível na internet . Ela explica os critérios de correção e traz exemplos de redações que receberam a nota máxima para ajudar os estudantes na preparação para o exame.A professora de língua portuguesa e produção textual do Colégio Mopi, no Rio de Janeiro, Tatiana Nunes Camara recomenda que, nessa reta final, os estudantes releiam também os próprios textos e revejam as anotações e as correções feitas por professores. “O mais importante de tudo é ter confiança do que sabe e ter capacidade de produzir de forma autoral. Isso vai dar mais segurança para o aluno fazer uma boa prova”, diz.A professora sugere ainda que, no dia do exame, os estudantes comecem pela prova de redação. “Por ser a única prova discursiva, ela exige mais clareza, uma cabeça limpa. Deixar essa prova por último pode prejudicar o estudante”.Já Oliveira recomenda que os estudantes leiam a prova de redação e intercalem a escrita com a resolução de questões objetivas da prova de linguagens. “Isso é legal por dois motivos, primeiro porque refresca um pouco a mente para ter mais ideias e, segundo, porque algum texto da prova pode colaborar com a argumentação do aluno. Não pode copiar o texto, mas pode abrir a mente para alguma ideia”.Correção da redaçãoAs redações do Enem são avaliadas em cinco competências, cada uma valendo 200 pontos: demonstrar domínio da modalidade escrita formal da língua portuguesa; compreender a proposta de redação e aplicar conceitos das várias áreas de conhecimento para desenvolver o tema, dentro dos limites estruturais do texto dissertativo-argumentativo em prosa; selecionar, relacionar, organizar e interpretar informações, fatos, opiniões e argumentos em defesa de um ponto de vista; demonstrar conhecimento dos mecanismos linguísticos necessários para a construção da argumentação; e elaborar proposta de intervenção para o problema abordado, respeitando os direitos humanos.Cada prova passa por dois corretores. Caso haja diferença de mais de 100 pontos em relação à nota total da prova ou de mais de 80 pontos em relação a alguma das competências, o texto passa, então, por um terceiro corretor. Se a diferença persistir, a prova é avaliada por uma banca composta por três professores, que atribuirá a nota final do participante.Cuidado com a nota zeroSegundo o edital do Enem, são motivos para zerar a redação:• fuga total ao tema;• não obediência ao tipo dissertativo-argumentativo;• texto com até sete linhas manuscritas, qualquer que seja o conteúdo, ou extensão de até dez linhas escritas no sistema Braille;• cópia de texto(s) da prova de redação e/ou do Caderno de Questões sem que haja pelo menos oito linhas de produção própria do participante;• impropérios, desenhos e outras formas propositais de anulação, em qualquer parte da folha de redação;• números ou sinais gráficos sem função clara em qualquer parte do texto ou da folha de redação;• parte deliberadamente desconectada do tema proposto;• assinatura, nome, iniciais, apelido, codinome ou rubrica fora do local devidamente designado para a assinatura do participante;• texto predominante ou integralmente escrito em língua estrangeira;• folha de redação em branco, mesmo que haja texto escrito na folha de rascunho; e• texto ilegível, que impossibilite sua leitura por dois avaliadores independentes.Veja os temas das redações de anos anteriores:Enem 2009: O indivíduo frente à ética nacionalEnem 2010: O trabalho na construção da dignidade humanaEnem 2011: Viver em rede no século XXI: os limites entre o público e o privadoEnem 2012: O movimento imigratório para o Brasil no século XXIEnem 2013: Efeitos da implantação da Lei Seca no BrasilEnem 2014: Publicidade infantil em questão no BrasilEnem 2015: A persistência da violência contra a mulher na sociedade brasileiraEnem 2016: Caminhos para combater a intolerância religiosa no Brasil e Caminhos para combater o racismo no Brasil – Neste ano houve duas aplicações regulares do exame.Enem 2017: Desafios para formação educacional de surdos no Brasil.Enem 2018: Manipulação do comportamento do usuário pelo controle de dados na internetEnem 2019: Democratização do acesso ao cinema no BrasilEnem 2020: O Estigma Associado às Doenças Mentais na Sociedade Brasileira (Enem impresso), O desafio de reduzir as desigualdades entre as regiões do Brasil (Enem digital) e A falta de empatia nas relações sociais no Brasil (Enem PPL e reaplicação)Enem 2021: Invisibilidade e Registro Civil: garantia de acesso à cidadania no BrasilEnem 2022O Enem será aplicado nos dias 13 e 20 de novembro para cerca de 3,4 milhões de estudantes em todo o país. No primeiro dia de prova, os participantes farão as provas de linguagens, ciências humanas e redação. No segundo, matemática e ciências da natureza. Os locais de prova estão disponíveis no Cartão de Confirmação de Inscrição, na Página do Participante.Quem está se preparando para o Enem pode acessar todas as provas e os gabaritos de edições anteriores no site do Inep, para se preparar para as provas. Para testar os conhecimentos, os estudantes podem acessar gratuitamente o Questões Enem, um banco preparado pela Empresa Brasil de Comunicação (EBC), que reúne questões de provas de anos anteriores. No sistema, é possível escolher quais áreas do conhecimento se quer estudar. O banco seleciona as questões de maneira aleatór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ame Nacional do Ensino Médio (Enem) 2022 começa a ser aplicado no próximo domingo (13). Além das provas de linguagens e ciências humanas, os estudante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6/BRASIL-VENCE_2.jpg?resize=400%2C240&amp;ssl=1</text:p>
          </table:table-cell>
          <table:table-cell office:value-type="string" calcext:value-type="string">
            <text:p>Destaque 6</text:p>
          </table:table-cell>
          <table:table-cell office:value-type="string" calcext:value-type="string">
            <text:p>Dia de jogo do Brasil na Copa será feriado? Como negociar folga?</text:p>
          </table:table-cell>
          <table:table-cell office:value-type="string" calcext:value-type="string">
            <text:p>https://ac24horas.com/2022/11/08/dia-de-jogo-do-brasil-na-copa-sera-feriado-como-negociar-folga/</text:p>
          </table:table-cell>
          <table:table-cell office:value-type="string" calcext:value-type="string">
            <text:p>Com a aproximação da Copa do Mundo, muito brasileiro pode estar com a mesma dúvida: quando o Brasil jogar, vai ser feriado? Vou ter que trabalhar no horário das partidas?Os jogos do Brasil da primeira fase da Copa do Qatar serão exibidos em dias úteis e horário comercial, entre 10h e 16h. Veja abaixo direitos e deveres, e o que pode ser negociado.É feriado? Posso pedir folga? De acordo com a legislação atual, os dias de partidas da seleção brasileira de futebol não são feriados e não há dispositivo legal que garanta aos trabalhadores o direito de se ausentar ou paralisar as atividades durante os jogos.Ou seja, para tristeza de muitos, os empregadores não são obrigados a liberar os funcionários para assistir Neymar, Alisson, Marquinhos e companhia em campo.Posso negociar? Apesar do intervalo para ver os jogos, ou mesmo a folga, não ser previsto em legislação, nada impede que empregadores e empregados negociem a paralisação das atividades durante os dias ou horários de jogos da Copa do Mundo.Segundo a advogada trabalhista Emiliane Oliveira, do escritório Martins Oliveira Advogados, a negociação é livre. “Cada empresa pode definir o que acontecerá durante as partidas do Brasil. É muito importante que essa definição seja feita antes do início dos jogos e que seja expressa de forma clara para todos os empregados”, ressalta.“É muito comum que as empresas organizem e realizem confraternizações internas, para assistir aos jogos ao invés de liberar mais cedo. Se as empresas optarem por dar folga aos funcionários, essa folga pode ser compensada por meio de banco de horas, para não comprometer a rotina da empresa”, completa.Home office pode ser alternativa. Para o advogado trabalhista Marcos Lemos, da Benício Advogados Associados, outra possibilidade para as empresas é a liberação para trabalho remoto nos dias em que a Seleção Brasileira entrar em campo.“São soluções que permitem a possibilidade de acompanhamento dos jogos, sem causar grandes impactos para a empresa e sem necessidades de descontos ou compensação de horas”, explica.Como funciona a compensação? Em casos que a empresa optar pela liberação com eventual compensação de horas, é importante que os funcionários se atentem para cumprir o acordo. “Caso contrário, poderá haver desconto do valor correspondente no salário e, se for o caso, receber uma advertência ou suspensão”, afirma Lemos.Emiliane Oliveira explica que os empregadores precisam comunicar com antecedência quais são os horários e os procedimentos adotados em dias de jogos do Brasil. “A compensação de horas não trabalhadas pode ser feita no mesmo dia ou no mês”, diz.Se houver um sistema de banco de horas, é preciso ficar atento à regra da empresa. Com a reforma trabalhista, os prazos para compensação foram flexibilizados. Se a negociação foi feita diretamente com o empregador, o prazo máximo é de seis meses. Se foi por meio de convenção coletiva, a compensação pode ser feita em até um ano, diz.Comportamento no ambiente de trabalho. Caso a sua empresa opte por liberar os funcionários para assistirem o jogo dentro do ambiente de trabalho, os advogados orientam que se evite excessos durante a partida.“Recomenda-se postura e atitude adequada por parte dos trabalhadores, sob risco de receber advertência em caso de excessos. Por se tratar de evento fora da normalidade, eventuais penalidades exigem cuidado e bom senso por parte das chefias”, afirma Lemos.Entre as recomendações estão evitar proferir palavras de baixo calão, respeitar o ambiente de trabalho e também os colegas, principalmente quando houver opiniões divergentes. O respeito deve prevalecer mesmo em um momento de descontração, de interação, diz Emiliane.Vale lembrar que é proibida a ingestão de bebidas alcoólicas e o uso de drogas ilícitas no ambiente de trabalho. Dependendo da gravidade do caso, o empregado pode ser demitido por justa causa.E o funcionário público? O governo federal ainda não anunciou regras para o expediente durante os jogos da Copa do Mundo no Qatar, em 2022. O UOL entrou em contato com o Ministério da Economia para saber quais serão as recomendações, mas não recebeu retorno até a publicação desta reportagem.Em 2018, quando os jogos aconteceram na Rússia, o funcionalismo público foi liberado para ter o expediente reduzido. Órgãos que prestam serviços essenciais, no entanto, tinham de garantir o funcionamento. Para isso, os chefes deveriam estabelecer escalas mínimas mesmo nos horários das partidas.Quando o Brasil joga? Se você ainda não negociou com seu patrão e quer liberação para assistir aos jogos do Brasil na primeira fase, fique de olho nas datas. A Seleção Brasileira encara a Sérvia no dia 24 de novembro (quinta-feira), às 16 horas.Depois, enfrenta a Suíça no dia 28 de novembro (segunda-feira), às 13 horas. A última partida está marcada para o dia 2 de dezembro (sexta-feira), às 16 horas, contra Camarões. As datas da segunda fase dependem dos resultados destas partid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a aproximação da Copa do Mundo, muito brasileiro pode estar com a mesma dúvida: quando o Brasil jogar, vai ser feriado? Vou ter que trabalhar...</text:p>
          </table:table-cell>
          <table:table-cell office:value-type="string" calcext:value-type="string">
            <text:p>UOL</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CAIXA.jpg?resize=400%2C240&amp;ssl=1</text:p>
          </table:table-cell>
          <table:table-cell office:value-type="string" calcext:value-type="string">
            <text:p>Notícias</text:p>
          </table:table-cell>
          <table:table-cell office:value-type="string" calcext:value-type="string">
            <text:p>As caixas de contar bolinhas num país “democrático”</text:p>
          </table:table-cell>
          <table:table-cell office:value-type="string" calcext:value-type="string">
            <text:p>https://ac24horas.com/2022/11/08/as-caixas-de-contar-bolinhas-num-pais-democratico/</text:p>
          </table:table-cell>
          <table:table-cell office:value-type="string" calcext:value-type="string">
            <text:p>Aconteceu recentemente uma experiência rotineira num país longínquo chamado Brazuela. Em todas as escolas do país, os professores realizaram um exercício com suas turmas. Os alunos iriam escolher entre duas bolinhas, uma vermelha e outra azul, e colocar em uma caixa que, no caso, eram basicamente de dois tipos. Uma de aço, nova, que vamos chamar de caixa A, enquanto as outras eram antigas, de papelão, que vamos chamar de caixa P. As turmas tinham tamanho variado, mas vamos combinar que tinham 100 (encarem como 100% de qualquer número) alunos.Ao fim do dia, no mesmo instante, os professores abriram as caixas para contar as bolinhas. Quando somaram tudo, havia 51% de bolinhas vermelhas e 49% de bolinhas azuis. Normal, os alunos gostam um pouco mais das bolinhas vermelhas e estamos conversados. Só que não.Vários professores, entre eles um enxerido (vamos chamá-lo de Dieguito), que não fazia parte do exame, foi examinar as caixas e notou que as caixas P apresentavam uma distorção, de modo que, apuradas estatisticamente, elas davam como resultado quase sempre mais bolinhas vermelhas do que deveria acontecer segundo uma ciência chamada matemática. No gráfico acima (um exemplo de Gauss) isso quer dizer que o comportamento das duas caixas (curvas) teria que ser muito próximo uma da outra, praticamente superpostas e não com a distância encontrada. É quase impossível que acontecesse. Tipo ganhar na mega-sena duas vezes seguidas.Além disso, havia centenas de casos em que as 100 bolinhas na caixa de uma turma eram todas vermelhas e nunca eram todas azuis. Os casos em que havia 99, 98, 97 bolinhas vermelhas também eram comuns nas caixas P, mas acontecia muito menos com as bolinhas azuis. Outro detalhe: Todas as caixas que deram ZERO bolinha azul eram do tipo P. Enquanto isso, nas caixas A o comportamento era normal, não havia essa disparidade.Quando foi anunciado o resultado do levantamento que o Dieguito fez, muita gente em Brazuela que já desconfiava das caixas ficou brava. Como assim? Quer dizer que por causa da caixa ser de aço – A, ou de papelão – P, os alunos se comportam diferentemente? Impossível. Em seguida, muitos alunos das turmas em que as bolinhas eram todas vermelhas apareceram para dizer que haviam escolhido bolas azuis e se perguntaram: cadê a bolinha azul que eu coloquei na caixa? Ninguém sabia.O Dieguito fez então outros cálculos e chegou a conclusão de que, se as caixas de papelão fossem de aço, ou, se elas se comportassem normalmente como as caixas de aço, o resultado teria sido o inverso. Ou seja, na verdade os alunos escolheram mais bolinhas azuis do que vermelhas. Mas, como? Bem, partindo do pressuposto de que os alunos não mudam de ideia por causa da caixa que, aliás, eles nem desconfiavam de que tipo eram, o Dieguito suspeita que muitas caixas de papelão causadoras do problema, tem um mecanismo estranho que convertem bola azul em vermelha ou desaparecem com as bolinhas azuis, ou, às vezes, somem com a caixa toda, então, na contagem total milhões de bolinhas azuis desaparecem. Algo parecido já havia acontecido na experiência de 2014. Os caras das bolinhas azuis procuraram ajuda, mas várias empresas confirmaram em relatório público que as caixas não são verificáveis. Naquele país, depois de colocar a bolinha, o aluno tem que confiar na caixa e no contador das bolinhas. Algumas perguntas estão sem respostas em Brazuela:– As distorções encontradas pelo Dieguito e outros professores que refizeram e ratificaram os cálculos, vão ficar por isso mesmo?– Os alunos que colocaram bolinhas azuis, mas a caixa apareceu com 100% de bolinhas vermelhas vão ficar sem resposta?– O experimento vai ficar valendo com o resultado distorcido?– Os jornais vão dizer que tinha mais vermelho, mesmo a ciência matemática dizendo que tinha mais azul?– A autoridade do diretor do sistema escolar é mais importante do que a verdade das caixas?– Os outros países que também fazem o experimento não saberão que as caixas de Brazuela mudam a cor das bolinhas?Como se trata de uma ficção em construção, ainda não se sabe o fim da história, mas logo ela será contada, mesmo que em Brazuela muitas instituições e profissionais outrora sérios e confiáveis estejam embaixo da mesa, se borrando, com medo de enfrentar a verdade, entregando-se à servidão como diria Ethiene de La Boethie, porque isso lhes garante sossego e, ocasionalmente, algumas migalhas que caem do banquete dos poderosos.Algo grande e digno está acontecendo porque a liberdade é um valor intrínseco ao ser humano. Quem dela renuncia, por segurança ou interesses mesquinhos, não é suficientemente forte para barrar aqueles que a veem como o ar que respiram. Ouvi falar que em Brazuela, os alunos insatisfeitos com a contagem distorcida estão reclamando e prometem não se acalmar até que tudo se esclareça e o Diretor seja destituído com toda a desonra que possa merecer.Valterlucio Bessa Campelo escreve às sextas-feiras no site ac24horas e, eventualmente, no seuBLOG, no site Liberais e Conservadores doPuggina, na revistaNavegose em outros si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conteceu recentemente uma experiência rotineira num país longínquo chamado Brazuela. Em todas as escolas do país, os professores realizaram um exercício com suas turmas. Os alunos...</text:p>
          </table:table-cell>
          <table:table-cell office:value-type="string" calcext:value-type="string">
            <text:p>Valterlucio Campel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9/titulo_de_eleitor.jpg?resize=400%2C240&amp;ssl=1</text:p>
          </table:table-cell>
          <table:table-cell office:value-type="string" calcext:value-type="string">
            <text:p>Destaque 6</text:p>
          </table:table-cell>
          <table:table-cell office:value-type="string" calcext:value-type="string">
            <text:p>TRE retoma cadastramento eleitoral no Acre</text:p>
          </table:table-cell>
          <table:table-cell office:value-type="string" calcext:value-type="string">
            <text:p>https://ac24horas.com/2022/11/08/tre-retoma-cadastramento-eleitoral-no-acre/</text:p>
          </table:table-cell>
          <table:table-cell office:value-type="string" calcext:value-type="string">
            <text:p>A partir desta terça-feira (8) os eleitores do Acre podem, pela internet, tirar seu primeiro título, fazer a mudança de município de onde vota, alterar dados pessoais, mudar seu local de votação ou reativar o documento (caso de quem está com ele cancelado).Todos estes serviços podem ser feitos presencialmente nas sedes dos cartórios eleitorais do estado ou pelo autoatendimento ao eleitor disponível no endereço eletrônico www.tre-ac.jus.br.O atendimento será iniciado sem a coleta de dados biométricos, dado que isso dependerá de cronograma a ser elaborado pela Diretoria-Geral do TSE.O cadastro eleitoral estava fechado desde 4 de maio como determina a Lei das Eleições (Lei nº 9.504/1997), que prevê o fechamento 151 dias antes do pleito.Para atendimento presencial a eleitora ou eleitor deve comparecer portando originais e cópias de documento oficial com foto e comprovante de residência. Se do gênero masculino, e for primeiro título, com idade de 19 anos, também o certificado de reservista.No caso daqueles eleitores que estão em situação irregular, antes de preencher o formulário para atendimento, é necessário emitir a guia de multa e realizar o pagamento para prosseguir com o atendimento.Caso não haja pendência, o eleitor deve preparar a documentação necessária para anexar ao requerimento: documento oficial de identidade com foto (frente e verso), comprovante de residência, comprovante de pagamento de débito com a Justiça Eleitoral (quando houver) e comprovante de quitação do serviço militar (se o requerente for do sexo masculino e maior de 18 anos, para alistamento).O eleitor também precisa fazer uma foto no estilo “selfie”, colocando ao lado de sua face, o documento oficial de identificação, com o lado que contenha a foto voltado para a câmera. É proibida a utilização de qualquer adereço, vestimenta ou aparato que impossibilite a completa visão de sua face, tais como óculos, bonés, gorros, entre outros. Os arquivos podem ser enviados nos formatos PDF, JPG e PNG.O próximo passo é iniciar o preenchimento do requerimento, no próprio site. O eleitor precisa informar, no formulário, ao menos um telefone para contato, caso a Justiça Eleitoral precise colocar o requerimento em diligência para pedido de complementação de algumas informações que, se não atendido, pode resultar em indeferimento do requerimento.O requerimento será concluído somente após análise das informações prestadas e dos documentos apresentados, confrontando-os com a imagem do requerente e sua respectiva fotografia no documento de identificação. Também na plataforma, há a possibilidade do eleitor acompanhar o andamento da sua solicitação.Uma vez realizado o pedido, o eleitor poderá acompanhar o status, inclusive se deferido ou não. Se deferido, basta baixar o aplicativo e-título para ter a via digital do documento. Caso indeferido, pode complementar informações, entrando em contato por telefone ou e-mail com o cartório eleitoral de sua cidade.Em caso de dúvida sobre o andamento da solicitação feita pelo autoatendimento, o interessado deve entrar em contato com o seu respectivo cartório eleitoral.Os números de telefones, e-mails e horário de atendimento constam no endereço eletrônicohttps://www.tre-ac.jus.br/o-tre/cartorios-eleitorais/foruns-eleitor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artir desta terça-feira (8) os eleitores do Acre podem, pela internet, tirar seu primeiro título, fazer a mudança de município de onde vota, alterar dado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5/VAGA-EMPREGO.jpg?resize=400%2C240&amp;ssl=1</text:p>
          </table:table-cell>
          <table:table-cell office:value-type="string" calcext:value-type="string">
            <text:p>Cotidiano</text:p>
          </table:table-cell>
          <table:table-cell office:value-type="string" calcext:value-type="string">
            <text:p>Sine do Acre tem 47 vagas de emprego nesta terça-feira em Rio Branco</text:p>
          </table:table-cell>
          <table:table-cell office:value-type="string" calcext:value-type="string">
            <text:p>https://ac24horas.com/2022/11/08/sine-do-acre-tem-47-vagas-de-emprego-nesta-terca-feira-em-rio-branco/</text:p>
          </table:table-cell>
          <table:table-cell office:value-type="string" calcext:value-type="string">
            <text:p>O Sistema Nacional de Empregos do Acre (Sine), está disponibilizando 47 vagas de emprego para várias áreas em Rio Branco, nesta terça-feira, 08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47 vagas de emprego para várias áreas em Rio Branco, nesta terça-feira, 08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5/calor-temperatura-clima-quente.jpg?resize=400%2C240&amp;ssl=1</text:p>
          </table:table-cell>
          <table:table-cell office:value-type="string" calcext:value-type="string">
            <text:p>Cotidiano</text:p>
          </table:table-cell>
          <table:table-cell office:value-type="string" calcext:value-type="string">
            <text:p>Terça-feira será de tempo firme, quente e ensolarado no Acre, aponta previsão</text:p>
          </table:table-cell>
          <table:table-cell office:value-type="string" calcext:value-type="string">
            <text:p>https://ac24horas.com/2022/11/08/terca-feira-sera-de-tempo-firme-quente-e-ensolarado-no-acre-aponta-previsao/</text:p>
          </table:table-cell>
          <table:table-cell office:value-type="string" calcext:value-type="string">
            <text:p>A terça-feira, 8, no Acre será de tempo firme, quente e ensolarado, com muito sol e termômetros chegando a máxima de 37°C na maioria dos municípios. Não deve chover na capital e nas microrregiões de Brasileia e Sena Madureira.Em Cruzeiro do Sul e Tarauacá, o dia será seco, também sem chuvas, com ventos soprando entre fracos e calmos, em direções variadas. Acompanhe as temperaturas em todo o Estado:– Rio Branco, Senador Guiomard, Bujari e Porto Acre, com mínimas oscilando entre 19 e 21ºC, e máximas, entre 34 e 36ºC;– Brasileia, Epitaciolândia, Xapuri, Capixaba, Assis Brasil e Santa Rosa do Purus, com mínimas oscilando entre 18 e 20ºC, e máximas, entre 35 e 37ºC;– Plácido de Castro e Acrelândia, com mínimas oscilando entre 19 e 21ºC, e máximas, entre 35 e 37ºC;– Sena Madureira e Manuel Urbano, com mínimas oscilando entre 20 e 22ºC, e máximas, entre 35 e 37ºC;– Tarauacá e Feijó, com mínimas oscilando entre 21 e 23ºC, e máximas, entre 35 e 37ºC;– Cruzeiro do Sul, Mâncio Lima e Rodrigues Alves, com mínimas oscilando entre 22 e 24ºC, e máximas, entre 34 e 36ºC;– Marechal Thaumaturgo, Porto Walter e Jordão, com mínimas oscilando entre 22 e 24ºC, e máximas, entre 34 e 36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terça-feira, 8, no Acre será de tempo firme, quente e ensolarado, com muito sol e termômetros chegando a máxima de 37°C na maioria dos municípi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GEFRON2.jpg?resize=400%2C240&amp;ssl=1</text:p>
          </table:table-cell>
          <table:table-cell office:value-type="string" calcext:value-type="string">
            <text:p>Acre</text:p>
          </table:table-cell>
          <table:table-cell office:value-type="string" calcext:value-type="string">
            <text:p>Imagens mostram perseguição do Gefron a carro roubado a 180 km</text:p>
          </table:table-cell>
          <table:table-cell office:value-type="string" calcext:value-type="string">
            <text:p>https://ac24horas.com/2022/11/08/imagens-mostram-perseguicao-do-gefron-a-carro-roubado-a-180-km-por-hora/</text:p>
          </table:table-cell>
          <table:table-cell office:value-type="string" calcext:value-type="string">
            <text:p>Um veículo roubado no estado de Rondônia foi perseguido por policiais na BR-364 do lado do Acre na noite desta segunda-feira, 7.As imagens são impressionantes e mostram que o veículo roubado, que estava com os proprietários dentro, se deslocava a 180 km por hora sendo perseguido pelos policiais do Grupo Especial de Fronteira (GEFRON).A ação faz parte da operação Tucandeira. Um dos assaltantes foi preso. Um comparsa ainda conseguiu fugir pela mata.Apesar do enorme susto, o casal proprietário do veículo não teve ferimentos.Veja um trecho d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veículo roubado no estado de Rondônia foi perseguido por policiais na BR-364 do lado do Acre na noite desta segunda-feira, 7. As imagens são impressionante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1/CESTA-BASICA-E-CARNE.jpg?resize=400%2C240&amp;ssl=1</text:p>
          </table:table-cell>
          <table:table-cell office:value-type="string" calcext:value-type="string">
            <text:p>Cotidiano</text:p>
          </table:table-cell>
          <table:table-cell office:value-type="string" calcext:value-type="string">
            <text:p>Custo da cesta básica em Rio Branco reduz cerca de 10% entre agosto e novembro, diz Fecomércio</text:p>
          </table:table-cell>
          <table:table-cell office:value-type="string" calcext:value-type="string">
            <text:p>https://ac24horas.com/2022/11/08/custo-da-cesta-basica-em-rio-branco-reduz-cerca-de-10-entre-agosto-e-novembro-diz-fecomercio/</text:p>
          </table:table-cell>
          <table:table-cell office:value-type="string" calcext:value-type="string">
            <text:p>Dados divulgados pela Federação do Comércio de Bens, Serviços e Turismo do Estado do Acre (Fecomércio-AC), entre os meses de agosto e novembro mostram que o custo da cesta básica de alimentos na capital acreana sofreu redução de aproximadamente 10%, atingindo preço médio de R$ 590,26.Para o levantamento, que teve como base cotações de quatro supermercados locais, feitas no último dia 3 de novembro, utilizou preços proporcionais às quantidades unitárias de quinze produtos para provisão alimentar de uma família com três pessoas adultas, ou duas adultas e duas crianças, com renda média de até R$ 2 mil.Entre os produtos pesquisados, a carne bovina continua como o item de maior valor, muito embora tenha sido observada redução de 20,93% no mês de novembro (R$ 37,08 por quilo) em relação ao mês de outubro, assim como, de 20,95% do mês de novembro em relação ao mês de agosto.De acordo com o assessor da presidência da Fecomércio-AC, Egídio Garó, a redução impacta na liquidez do orçamento doméstico da população de baixa renda na capital acreana.“O estudo ressalta também que o custo médio da cesta básica de alimentos, em novembro/2022, possibilita um ganho para o consumidor de aproximadamente 14,75% (R$87,09), bastando intensificar a procura dos produtos elencados entre os supermercados locais”, destac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ados divulgados pela Federação do Comércio de Bens, Serviços e Turismo do Estado do Acre (Fecomércio-AC), entre os meses de agosto e novembro mostram que 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0/CAMINHAO-BR-FECHADA.jpg?resize=400%2C240&amp;ssl=1</text:p>
          </table:table-cell>
          <table:table-cell office:value-type="string" calcext:value-type="string">
            <text:p>Cotidiano</text:p>
          </table:table-cell>
          <table:table-cell office:value-type="string" calcext:value-type="string">
            <text:p>Ministério da Justiça autoriza Força Nacional a apoiar PRF para desbloquear trechos da BR-364</text:p>
          </table:table-cell>
          <table:table-cell office:value-type="string" calcext:value-type="string">
            <text:p>https://ac24horas.com/2022/11/08/ministerio-da-justica-autoriza-forca-nacional-a-apoiar-prf-para-desbloquear-trechos-da-br-364/</text:p>
          </table:table-cell>
          <table:table-cell office:value-type="string" calcext:value-type="string">
            <text:p>Foi publicado na edição do Diário Oficial da União (DOU), nesta terça-feira, 8, um decreto do Ministério da Justiça que autoriza a Força Nacional a apoiar a Polícia Rodoviária Federal (PRF) a desobstruir os bloqueios em trechos da BR-364. A informação foi confirmada pelo G1 de Rondônia.Na noite de segunda-feira, 7, um balanço divulgado pela PRF confirmou seis pontos de bloqueio: BR 364 KM 16 – Vilhena; BR 364 KM 234 – Cacoal; BR 364 KM 383 – Ouro Preto; BR 364 KM 423 – Jaru; BR 364 KM 512 – Ariquemes; BR 364 KM 512 – Ariquemes, contudo, na manhã de hoje, um novo boletim mostrou que apenas dois pontos seguem bloqueados, em Vilhena e Ouro Preto – os demais pontos foram, por hora, desobstruídos.A manifestação ocorre no país desde o dia 30 de outubro, quando houve o resultado do segundo turno das eleições presidenciais. Os manifestantes não aceitam o resultado das urnas que teve Luiz Inácio Lula da Silva (PT) eleito como novo presidente do Brasil e defendem uma intervenção federal pelas forças armad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Foi publicado na edição do Diário Oficial da União (DOU), nesta terça-feira, 8, um decreto do Ministério da Justiça que autoriza a Força Nacional a apoiar...</text:p>
          </table:table-cell>
          <table:table-cell office:value-type="string" calcext:value-type="string">
            <text:p>Saimo Martins</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MARFIZA-VICE.jpg?resize=400%2C240&amp;ssl=1</text:p>
          </table:table-cell>
          <table:table-cell office:value-type="string" calcext:value-type="string">
            <text:p>Cotidiano</text:p>
          </table:table-cell>
          <table:table-cell office:value-type="string" calcext:value-type="string">
            <text:p>Vice-prefeita de Rio Branco vai participar de evento na Espanha sobre cidades inteligentes</text:p>
          </table:table-cell>
          <table:table-cell office:value-type="string" calcext:value-type="string">
            <text:p>https://ac24horas.com/2022/11/08/vice-prefeita-de-rio-branco-vai-participar-de-evento-na-espanha-sobre-cidades-inteligentes/</text:p>
          </table:table-cell>
          <table:table-cell office:value-type="string" calcext:value-type="string">
            <text:p>O prefeito de Rio Branco, Tião Bocalom, participa a partir desta terça-feira, 8, de agendas em Portugal, onde representa municípios brasileiros. O evento, em terras lusitanas, vai até a quinta-feira, 10. No dia seguinte, quem viaja para a Europa é a vice-prefeita de Rio Branco, Marfiza Galvão.No caso de Marfiza, a viagem é para a Espanha, onde participa da Smart City Expo World Congress 2022 em Barcelona entre os dias 15 e 17 de novembro. Por conta do deslocamento e a volta do país europeu, o afastamento, com pagamento de diárias e compra de passagens, vai do dia 11 até o dia 20, totalizando nove dias. A autorização de viagem foi publicada no Diário Oficial.Marfiza será acompanhada da secretária de Planejamento da prefeitura de Rio Branco, Neiva Tessinari.O evento de Smart City é considerado uma visão estratégica das cidades do futuro e dos governantes que avançam em direção ao uso mais racional e eficiente dos recursos naturais, humanos e financeiros, objetivando uma melhor qualidade de vida para seus cidadã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Rio Branco, Tião Bocalom, participa a partir desta terça-feira, 8, de agendas em Portugal, onde representa municípios brasileiros. O evento, em terras lusitana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17/11/ifac.jpg?resize=400%2C240&amp;ssl=1</text:p>
          </table:table-cell>
          <table:table-cell office:value-type="string" calcext:value-type="string">
            <text:p>Destaque 7</text:p>
          </table:table-cell>
          <table:table-cell office:value-type="string" calcext:value-type="string">
            <text:p>IFAC abre mais de 1,4 mil vagas para cursos na capital e interior</text:p>
          </table:table-cell>
          <table:table-cell office:value-type="string" calcext:value-type="string">
            <text:p>https://ac24horas.com/2022/11/08/ifac-abre-mais-de-14-mil-vagas-para-cursos-na-capital-e-interior/</text:p>
          </table:table-cell>
          <table:table-cell office:value-type="string" calcext:value-type="string">
            <text:p>O Instituto Federal do Acre (Ifac) abre inscrições, a partir desta terça-feira (08.11), para o Processo Seletivo 2023/1 de cursos técnicos integrados e subsequentes. Estão sendo ofertadas 1.425 vagas para os campi Baixada do Sol, Cruzeiro do Sul, Rio Branco, Sena Madureira, Tarauacá e Xapuri.As vagas para os cursos integrados são destinadas para estudantes que concluíram o Ensino Fundamental e irão iniciar o Ensino Médio em 2023. Já os cursos subsequentes são destinados para as pessoas que já finalizaram o Ensino Médio, mas desejam realizar um novo curso e se aprimorar para o mercado de trabalho.Clique e se inscreve gratuitamente:https://selecoes.ifac.edu.br/Conforme edital, as inscrições são gratuitas e seguem até o dia 26 de dezembro. A seleção de novos alunos será realizada por meio da análise de notas, nas disciplinas de Língua PortuguesaCursos Técnicos IntegradosDestinados para estudantes que já concluíram o Ensino Fundamental, a modalidade integrado contempla cursos que serão realizados em conjunto com o Ensino Médio. Ou seja, o estudante aprovado para a vaga, além de cursar as disciplinas previstas para o Ensino Médio, também terá a oportunidade de realizar um curso técnico de sua escolha. Para concorrer às vagas, o estudante deve ter, no máximo, 17 anos até a data da matrícula.Também nesta seletiva, o Ifac está ofertando vagas para pessoas com idade mínima de 18 anos e que não tenham concluído o Ensino Médio. Nesse caso, as vagas contemplam a modalidade de Educação de Jovens e Adultos (EJA).Confira abaixo os cursos técnicos integrados ofertados:Campus Baixada do Sol:Alimentos (40 vagas)Recursos Pesqueiros (40 vagas)Campus Cruzeiro do Sul:Agropecuária (70 vagas – matutino; 35 vagas – vespertino)Meio Ambiente (70 vagas – matutino; 35 vagas – vespertino)Campus Rio Branco:Edificações (70 vagas)Informática para Internet (70 vagas)Redes de Computadores (35 vagas)Campus Sena Madureira:Informática (40 vagas)Agropecuária (40 vagas)Administração (40 vagas)Campus Tarauacá:Administração (40 vagas)Agricultura (40 vagas)Florestas (40 vagas)Campus Xapuri:Alimentos (40 vagas)Agropecuária (40 vagas)Biotecnologia (40 vagas)Alimentos – EJA (40 vagas)Cursos Técnicos SubsequentesCom foco em estudantes que já tenham concluído o Ensino Médio, os cursos técnicos subsequentes são formações de curta duração e com foco no mercado de trabalho.Confira abaixo os cursos técnicos subsequentes ofertados:Campus Baixada do Sol:Agroecologia (40 vagas)Agropecuária (40 vagas)Zootecnia (40 vagas)Campus Cruzeiro do Sul:Recursos Pesqueiros (40 vagas)Zootecnia (40 vagas)Campus Rio Branco:Segurança do Trabalho (40 vagas)Administração (80 vagas)Recursos Humanos (80 vagas)Campus Sena Madureira:Técnico em Administração (40 vagas)Campus Tarauacá:Administração (40 vagas)Campus Xapuri:Alimentos (40 vagas)Agropecuária (40 vag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nstituto Federal do Acre (Ifac) abre inscrições, a partir desta terça-feira (08.11), para o Processo Seletivo 2023/1 de cursos técnicos integrados e subsequentes. Estão send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1667881796761.jpg?resize=400%2C240&amp;ssl=1</text:p>
          </table:table-cell>
          <table:table-cell office:value-type="string" calcext:value-type="string">
            <text:p>Cotidiano</text:p>
          </table:table-cell>
          <table:table-cell office:value-type="string" calcext:value-type="string">
            <text:p>Cine Teatro Recreio estreia filmes ‘Curtas Jornadas Noites Adentro’ e ‘Paloma’</text:p>
          </table:table-cell>
          <table:table-cell office:value-type="string" calcext:value-type="string">
            <text:p>https://ac24horas.com/2022/11/08/cine-teatro-recreio-estreia-filmes-curtas-jornadas-noites-adentro-e-paloma/</text:p>
          </table:table-cell>
          <table:table-cell office:value-type="string" calcext:value-type="string">
            <text:p>O Cine Teatro Recreio segue trazendo a Rio Branco o melhor do cinema Internacional e Nacional. Com sessões a partir das 19h, a casa de cinema acreana preparou atrações especiais nessa semana.Na quarta-feira, 9, será apresentado o longa-metragem ‘Curtas Jornadas Noite Adentro’, uma homenagem ao samba, que contará com a participação do diretor Thiago Mendonça.Já na sexta-feira, 11, a estreia nacional e película multipremiada, ‘Paloma’ passará nas telonas do espaço, com a presença da atriz principal, Kika Sena. O filme recebeu o prêmio de Melhor Longa da mostra competitiva da Première Brasil do Festival do Rio de 2022.O público ainda poderá acompanhar outras obras em cartaz, como ‘O Clube dos Anjos’, ‘Carvão’ e ‘Noites de Paris’. Para saber mais sobre as sessões, Acompanhe Aqui as redes sociais do Cine Teatro Recreio.Sobre os filmes:Curtas Jornadas Noite AdentroSeis sambistas paulistanos sonham em ser descobertos na noite, alternando dias em serviços precários e madrugadas na busca por um caminho no mundo da música. Conseguem assim, expelir suas frustrações e agonias do dia de um trabalhador.PalomaPaloma é uma mulher trans que está decidida a realizar seu maior sonho: um casamento tradicional, na igreja, com seu namorado Zé. Ela trabalha duro como agricultora em uma plantação de mamão e está economizando para pagar a festa.A recusa do padre em aceitar seu pedido, faz com que ela enfrente a sociedade rural. Durante o caminho, sofre violência, traição, preconceito e injustiça, mas nada abala sua fé.Link do Instagram:https://instagram.com/cineteatrorecreioac?igshid=YmMyMTA2M2Y=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ine Teatro Recreio segue trazendo a Rio Branco o melhor do cinema Internacional e Nacional. Com sessões a partir das 19h, a casa de cinema...</text:p>
          </table:table-cell>
          <table:table-cell office:value-type="string" calcext:value-type="string">
            <text:p>Assessoria</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17/08/reserva_chico_mendes-3.jpg?resize=400%2C240&amp;ssl=1</text:p>
          </table:table-cell>
          <table:table-cell office:value-type="string" calcext:value-type="string">
            <text:p>Acre</text:p>
          </table:table-cell>
          <table:table-cell office:value-type="string" calcext:value-type="string">
            <text:p>Unidade de conservação do Acre sofre com devastação da floresta</text:p>
          </table:table-cell>
          <table:table-cell office:value-type="string" calcext:value-type="string">
            <text:p>https://ac24horas.com/2022/11/08/em-meio-promessas-na-cop-27-unidade-de-conservacao-do-acre-sofre-com-devastacao-da-floresta/</text:p>
          </table:table-cell>
          <table:table-cell office:value-type="string" calcext:value-type="string">
            <text:p>O Imazon publicou nesta segunda-feira (7) mais um estudo reafirmando a difícil situação da Reserva Extrativista Chico Mendes. A publicação do Imazon considera a resex “Ícone do ativismo pelo uso sustentável da floresta” e diz que a unidade foi a área protegida mais pressionada pelo desmatamento na Amazônia no terceiro trimestre, entre julho e setembro deste ano.Segundo o Imazon, a unidade de conservação federal localizada no Acre liderou um ranking composto em grande maioria pelo Pará: dos 10 territórios protegidos sob maior pressão, sete ficam localizados em solo paraense.Os dados do levantamento trimestral “Ameaça e Pressão de Desmatamento em Áreas Protegidas”, produzido pelo Instituto do Homem e Meio Ambiente da Amazônia (Imazon). Com uma metodologia que analisa o número de ocorrências de derrubada da floresta, e não a área total desmatada, esse estudo mostra quais territórios protegidos podem vir a ser os mais desmatados. E, consequentemente, os que precisam de ações urgentes para evitar o avanço da destruição.“No caso do avanço da derrubada sobre os territórios, apesar do Acre ser o segundo menor estado da Amazônia Legal, possui duas áreas protegidas entre as 10 mais pressionadas. Além da líder Resex Chico Mendes, que já havia aparecido em terceiro lugar no ranking do mesmo período no ano passado, agora o Parque Nacional (Parna) da Serra do Divisor também entrou na lista”, diz o estudo.O estudo surge em meio à COP 27, a conferência do clima para a qual o Acre leva a promessa de atuar para conter a devastação de suas florestas.“O Acre vem se sobressaindo a outros estados da Amazônia em relação ao desmatamento e esse avanço ocorre não apenas em imóveis privados, mas também em áreas protegidas. A causa pode estar na concretização de obras de infraestrutura, como a construção de estradas, que facilitam o acesso às áreas de floresta”, afirma Bianca Santos, pesquisadora do Imazon.Para identificar as áreas protegidas sob maior ameaça e pressão de desmatamento, os pesquisadores dividem a Amazônia Legal em células de 100 km² e analisam se houve derrubada da floresta dentro e ao redor delas no período estudado. A partir disso, são contabilizadas células com ocorrência de desmatamento. Classificadas como pressão, as que estão dentro das áreas protegidas, e como mais ameaçadas das que estão ao redor (a até 10 km).Áreas protegidas mais pressionadas1ª Resex Chico Mendes (AC)2ª APA Triunfo do Xingu (PA)3ª TI Apyterewa (PA)4ª APA do Lago de Tucuruí (PA)5ª APA do Tapajós (PA)6ª TI Cachoeira Seca do Iriri (PA)7ª Flona do Jamanxim (PA)8ª Parna da Serra do Divisor (AC)9ª APA Arquipélago do Marajó (PA)10ª Resex Jaci Paraná (RO)Áreas protegidas mais ameaçadas1ª Resex Chico Mendes (AC)2ª Parna Mapinguari (AM/RO)3ª TI Trincheira/Bacajá (PA)4ª Flona do Tapajós (PA)5ª Flona do Iquiri (AM)6ª APA do Lago de Tucuruí (PA)7ª TI Parakanã (PA)8ª TI Cachoeira Seca do Iriri (PA)9ª Flona do Aripuanã (AM)10ª Parna da Serra do Divisor (A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Imazon publicou nesta segunda-feira (7) mais um estudo reafirmando a difícil situação da Reserva Extrativista Chico Mendes. A publicação do Imazon considera a resex “Ícone...</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2/CNH-THALLES-ANDRE-1536x1023-1.jpeg?resize=400%2C240&amp;ssl=1</text:p>
          </table:table-cell>
          <table:table-cell office:value-type="string" calcext:value-type="string">
            <text:p>Acre</text:p>
          </table:table-cell>
          <table:table-cell office:value-type="string" calcext:value-type="string">
            <text:p>Governo publica lista dos contemplados no CNH Social</text:p>
          </table:table-cell>
          <table:table-cell office:value-type="string" calcext:value-type="string">
            <text:p>https://ac24horas.com/2022/11/08/apos-promessa-de-edicao-extra-governo-publica-lista-dos-contemplados-no-cnh-social-estudantil/</text:p>
          </table:table-cell>
          <table:table-cell office:value-type="string" calcext:value-type="string">
            <text:p>Após prometer na segunda-feira divulgar em uma edição extra do Diário Oficial, o Departamento Estadual de Trânsito (Detran) publicou finalmente nesta terça-feira, 8, a lista com os nomes dos selecionados no Programa CNH Social na modalidade Estudantil.Os contemplados nesta etapa têm agora dez dias úteis, contados da publicação do edital, para efetivar matrícula nas unidades da autarquia na capital e interior. Aqueles que residem em cidades onde não há representação do Detran devem enviar a documentação exigida no edital para o email[email protected]A contar desta terça-feira, o candidato selecionado terá o prazo de 10 (dez) dias úteis para realizar sua matrícula, munido do CPF, Carteira de Identidade ou equivalente e comprovante de endereço. I – O candidato selecionado para o município de Rio Branco deverá comparecer à Unidade de Atendimento de Habilitação, localizada na Avenida Ceará, no 3059, Bairro Jardim Nazle. II – O candidato selecionado para cidades do interior do Estado do Acre deverá comparecer à CIRETRAN de sua localidade; III – O candidato que reside em localidade não contemplada com CIRETRAN deverá encaminhar suas informações conforme citado no caput para endereço de e-mail[email protected]ou, caso prefira, se dirigir a CIRETRAN mais próxima de sua residência.Prestes a contemplar 27 anos de criação, o Departamento entregou as primeiras carteiras de habilitação do CNH Social ainda no mês de agosto, mas foi preciso interromper as atividades, em respeito à legislação eleitoral. Em sua retomada, foram contemplados desta vez 630 estudantes.Acesse a lista dos contemplados no Diário Oficial de hoj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prometer na segunda-feira divulgar em uma edição extra do Diário Oficial, o Departamento Estadual de Trânsito (Detran) publicou finalmente nesta terça-feira, 8, a lista com...</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07.22.12.jpeg?resize=400%2C240&amp;ssl=1</text:p>
          </table:table-cell>
          <table:table-cell office:value-type="string" calcext:value-type="string">
            <text:p>Notícias</text:p>
          </table:table-cell>
          <table:table-cell office:value-type="string" calcext:value-type="string">
            <text:p>Centro Universitário Uninorte realiza Campus Tour 2022</text:p>
          </table:table-cell>
          <table:table-cell office:value-type="string" calcext:value-type="string">
            <text:p>https://ac24horas.com/2022/11/08/centro-universitario-uninorte-realiza-campus-tour-2022/</text:p>
          </table:table-cell>
          <table:table-cell office:value-type="string" calcext:value-type="string">
            <text:p>O Centro Universitário Uninorte realiza nos dias 9 e 10 de novembro o “Campus Tour 2022”. O evento é focado nas experiências do mercado de trabalho, metodologias de ensino inovadoras, tecnologia, novas formas de aprendizagem e profissões do futuro. Para vivenciar tudo isso, os alunos serão divididos em três times, são eles: Decididos, práticos e objetivos; indecisos; e sonhadores. Os alunos visitantes serão identificados por intermédio de pulseiras que representam cada time, sendo que para cada time existe um roteiro personalizado a seguir dentro do prédio da instituição.Para participar do evento os alunos precisam se inscrever pelo site uninorteac.edu.br. A ação está imperdível, além do tour pelo campus da Uninorte, os participantes podem tirar fotos no espaço instagramável; ter um momento descontraído no palco show montado na praça de alimentação com som, iluminação e painéis de led, além de show de talentos e sorteio de prêmios; visitar o espaço interativo e tirar fotos na plataforma 360 ° e também com o Robotron de led; e muito mais, só participando para usufruir de tudo que a Uninorte montou.Lembrando que o evento é nos dias 9 e 10 de novembro e quer conectar você com o seu futuro para evoluir e transformar. Participe dessa experiência incrível que ajudará na decisão sobre a sua futura profiss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entro Universitário Uninorte realiza nos dias 9 e 10 de novembro o “Campus Tour 2022”. O evento é focado nas experiências do mercado de trabalh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0/08/FOGO-QUEIMADA.jpg?resize=400%2C240&amp;ssl=1</text:p>
          </table:table-cell>
          <table:table-cell office:value-type="string" calcext:value-type="string">
            <text:p>Acre</text:p>
          </table:table-cell>
          <table:table-cell office:value-type="string" calcext:value-type="string">
            <text:p>Acre registra em apenas sete dias o pior novembro em queimadas</text:p>
          </table:table-cell>
          <table:table-cell office:value-type="string" calcext:value-type="string">
            <text:p>https://ac24horas.com/2022/11/08/com-nova-explosao-de-queimadas-acre-registra-em-apenas-sete-dias-o-pior-novembro-da-historia/</text:p>
          </table:table-cell>
          <table:table-cell office:value-type="string" calcext:value-type="string">
            <text:p>Os números do monitoramento dos focos ativos por estado, do Instituto Nacional de Pesquisas Espaciais (Inpe) indicavam que o pior já havia passado em 2022, com a drástica diminuição dos registros de queimadas no Acre, mas a primeira semana de novembro trouxe uma surpresa desagradável.Apenas nos sete primeiros dias do mês, a quantidade de focos de queimadas registradas no estado, no total de 728, é quase cinco vezes superior ao que foi detectado em novembro de 2011, o pior novembro da história, até então, com 152 focos ativos, segundo a série histórica do Inpe, que começa em 1998.Com esses números, o Acre passa a registrar 11.636 focos de queimadas em 2022, um acumulado 31% superior ao mesmo período do ano passado, quando foram detectados 8.820 focos de calor pelo satélite de referência do Inpe, o AQUA Tarde, da Agência Espacial Norte Americana – Nasa.Nas últimas 48 horas, foram detectados 500 focos de queimadas no Acre, o estado com mais registros no país nesse período, logo à frente de Rondônia, que registrou 453 ocorrências. O aumento deste começo de novembro se concentra nos municípios de Sena Madureira, Xapuri e Brasiléia, que juntos somam 48% do total.Qualidade do ArA nova disparada na quantidade de queimadas repercute diretamente na qualidade do ar respirado pelos acreanos, que na etapa final de outubro havia voltado a atingir níveis adequados. Na noite desta segunda-feira (7), vários municípios acreanos apresentavam condição crítica de poluição atmosférica.Em Xapuri, por volta das 23 horas, o sensor do Sistema de Monitoramento da Qualidade do Ar do Acre registrava 73µg/m³, condição em que todos podem começar a ter efeitos na saúde e membros de grupos sensíveis podem experimentar efeitos mais graves na saúde se expostos por 24 horas.Em Acrelândia, a situação era mais grave, com o sensor indicando 182µg/m³, que significa alerta de saúde, quando todas as pessoas podem experimentar efeitos mais graves na saúde se expostas por 24 horas à referida condição de concentração de partículas finas no 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números do monitoramento dos focos ativos por estado, do Instituto Nacional de Pesquisas Espaciais (Inpe) indicavam que o pior já havia passado em 2022, com...</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05/GASOSA-CARA-1.jpg?resize=400%2C240&amp;ssl=1</text:p>
          </table:table-cell>
          <table:table-cell office:value-type="string" calcext:value-type="string">
            <text:p>Destaque 6</text:p>
          </table:table-cell>
          <table:table-cell office:value-type="string" calcext:value-type="string">
            <text:p>Gás e diesel sobem pela 3ª semana no Acre</text:p>
          </table:table-cell>
          <table:table-cell office:value-type="string" calcext:value-type="string">
            <text:p>https://ac24horas.com/2022/11/08/gas-e-diesel-sobem-pela-3a-semana-no-acre/</text:p>
          </table:table-cell>
          <table:table-cell office:value-type="string" calcext:value-type="string">
            <text:p>O preço do gás de cozinha subiu ao menos 0,8% na primeira semana de novembro em comparação à ultima semana de outubro, segundo o Sistema de Levantamento de Preços (SLP), da Agência Nacional do Petróleo, Gás Natural e Biocombustíveis (ANP) atualizado nesta segunda-feira (7).A botija de 13 quilos custava R$125,40 no fim de outubro e agora está cotada a R$126,00 em seu valor médio.Mas não foi só o GLP, nome técnico do gás de cozinha, que subiu no período. O litro do diesel comum também sofreu reajuste: o preço médio desse combustível era R$7,43 e foi ajustado para R$7,45 em uma semana no valor médio.E o litro do diesel S10 também teve seu preço médio reajustado de R$7,48 para R$7,49 no mesmo período.É a terceira semana seguida que a tabela desses produtos é ajustada no Acre. O preço da gasolina oscila atualmente e registra queda neste último levantamento da ANP. No País, a situação é diferente: O preço médio do litro da gasolina vendido nos postos do país subiu pela quarta semana consecutiva.Os reajustes ocorrem após um período de queda nos preços, muito forçados pelas reduções de impostos e alterações na tabela da Petrob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ço do gás de cozinha subiu ao menos 0,8% na primeira semana de novembro em comparação à ultima semana de outubro, segundo o Sistema d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CHINA-NORTE.jpg?resize=400%2C240&amp;ssl=1</text:p>
          </table:table-cell>
          <table:table-cell office:value-type="string" calcext:value-type="string">
            <text:p>Cotidiano</text:p>
          </table:table-cell>
          <table:table-cell office:value-type="string" calcext:value-type="string">
            <text:p>Restaurante China Norte fecha em apoio à movimento no Acre e gera polêmica na web</text:p>
          </table:table-cell>
          <table:table-cell office:value-type="string" calcext:value-type="string">
            <text:p>https://ac24horas.com/2022/11/07/restaurante-china-norte-fecha-em-apoio-a-movimento-no-acre-e-gera-polemica-na-web/</text:p>
          </table:table-cell>
          <table:table-cell office:value-type="string" calcext:value-type="string">
            <text:p>Um aviso divulgado por um dos restaurantes mais antigos e tradicionais de comida oriental no estado do Acre pegou os clientes de surpresa nesta segunda-feira (7). O restaurante China Norte informou que “em apoio ao movimento realizado pelos empresários estaremos fechados nos dias 07/11 e 08/11”.O estabelecimento não deixa claro, nem cita qual movimento seria, mas, nas entrelinhas, internautas deduziram se tratar dos protestos de apoiadores do presidente Jair Bolsonaro em frente ao 4° Batalhão de Infantaria e Selva, na capital acreana e também em vários estados brasileiros.A publicação com o aviso ganhou centenas de comentários no Instagram oficial do restaurante. “Perderam um cliente”, disse um dos internautas. Outro já comentou: “Parabéns. Arrasaram”. Um dos comentários diz: “deveriam ter vergonha”.O empreendimento garante que retornará a normalidade de suas atividades no dia 09 de novembro (quarta-feira). “Agradecemos a sua compreensão”, conclui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aviso divulgado por um dos restaurantes mais antigos e tradicionais de comida oriental no estado do Acre pegou os clientes de surpresa nesta segunda-feira (7)....</text:p>
          </table:table-cell>
          <table:table-cell office:value-type="string" calcext:value-type="string">
            <text:p>Thais Faria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hatsApp-Image-2022-11-07-at-20.28.08.jpeg?resize=400%2C240&amp;ssl=1</text:p>
          </table:table-cell>
          <table:table-cell office:value-type="string" calcext:value-type="string">
            <text:p>Acre</text:p>
          </table:table-cell>
          <table:table-cell office:value-type="string" calcext:value-type="string">
            <text:p>Bolsonaristas continuam com protesto no 4º Bis, em Rio Branco</text:p>
          </table:table-cell>
          <table:table-cell office:value-type="string" calcext:value-type="string">
            <text:p>https://ac24horas.com/2022/11/07/bolsonaristas-continuam-com-protesto-no-4o-bis-em-rio-branco/</text:p>
          </table:table-cell>
          <table:table-cell office:value-type="string" calcext:value-type="string">
            <text:p>Apoiadores do presidente da República, Jair Bolsonaro (PL), continuam a manifestação em frente ao 4º Batalhão de Infantaria de Selva (4º BIS), na noite desta segunda-feira, 7, em protesto à vitória de Lula nas eleições presidenciais deste ano.De acordo com relatos de um membro do movimento denominado de “patriotas”, a manifestação vai ocorrer para pressionar as forças militares a realizar uma intervenção federal e impedir a posse de Lula em 2023. “Queremos impedir a posse do Lula ladrão”, comentou um dos manifestantes que, novamente pediu sigilo na identidade.Como de costume, no início da noite, centenas de “patriotas” se dirigem ao local da manifestação para continuar o acampamento que já dura quase uma semana. Em seguida, os manifestantes vestidos de verde e amarelo, cantaram o hino nacion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oiadores do presidente da República, Jair Bolsonaro (PL), continuam a manifestação em frente ao 4º Batalhão de Infantaria de Selva (4º BIS), na noite desta segunda-feira,...</text:p>
          </table:table-cell>
          <table:table-cell office:value-type="string" calcext:value-type="string">
            <text:p>Saimo Martin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BR-RO-1.jpg?resize=400%2C240&amp;ssl=1</text:p>
          </table:table-cell>
          <table:table-cell office:value-type="string" calcext:value-type="string">
            <text:p>Acre</text:p>
          </table:table-cell>
          <table:table-cell office:value-type="string" calcext:value-type="string">
            <text:p>Manifestantes voltam a interditar trechos da BR-364 em Rondônia</text:p>
          </table:table-cell>
          <table:table-cell office:value-type="string" calcext:value-type="string">
            <text:p>https://ac24horas.com/2022/11/07/manifestantes-insatisfeitos-com-vitoria-de-lula-voltam-a-interditar-trechos-da-br-364-em-rondonia/</text:p>
          </table:table-cell>
          <table:table-cell office:value-type="string" calcext:value-type="string">
            <text:p>No início da noite desta segunda-feira, 7, os manifestantes contrários ao resultado das urnas voltaram a interditar a rodovia da BR-364, no estado de Rondônia – que faz fronteira com o Acre.A informação foi confirmada pela assessoria da Polícia Rodoviária Federal (PRF) e divulgada nas redes sociais. Os trechos bloqueados são seis: Vilhena, Ouro Preto, Jaru, São Miguel do Guaporé e dois pontos de Ariquemes.Segundo dados obtidos pela reportagem doac24horas,nas próximas horas os municípios de Extrema e Vila Califórnia podem voltar a ser interditado – dificultando ainda mais o tráfego de passageiros, combustíveis, alimentos e cargas viv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início da noite desta segunda-feira, 7, os manifestantes contrários ao resultado das urnas voltaram a interditar a rodovia da BR-364, no estado de Rondônia –...</text:p>
          </table:table-cell>
          <table:table-cell office:value-type="string" calcext:value-type="string">
            <text:p>Saimo Martin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1/01/AMAZONIA.jpeg?resize=400%2C240&amp;ssl=1</text:p>
          </table:table-cell>
          <table:table-cell office:value-type="string" calcext:value-type="string">
            <text:p>Destaque 3</text:p>
          </table:table-cell>
          <table:table-cell office:value-type="string" calcext:value-type="string">
            <text:p>Governo leva à COP 27 projeto para captar R$ 21 mi e recuperar 29,2 mil hectares no Acre</text:p>
          </table:table-cell>
          <table:table-cell office:value-type="string" calcext:value-type="string">
            <text:p>https://ac24horas.com/2022/11/07/governo-leva-a-cop-27-projeto-para-captar-r-21-milhoes-e-recuperar-292-mil-hectares-no-acre/</text:p>
          </table:table-cell>
          <table:table-cell office:value-type="string" calcext:value-type="string">
            <text:p>Um dos objetivos do Brasil na 27ª Conferência Climática das Nações Unidas, que começou neste domingo (6), no Egito, é mostrar ao mundo as medidas adotadas pelo Governo Federal para promover a restauração da vegetação nativa em todos os biomas do Brasil.A meta é recuperar, pelo menos, 12 milhões de hectares até 2030, principalmente em áreas de preservação permanente, reserva legal e terras degradadas com baixa produtividade. A medida faz parte do Plano Nacional de Recuperação da Vegetação Nativa (Planaveg).Uma das ações é o Projeto Paisagens Sustentáveis da Amazônia (ASL-Brasil), que busca recuperar a vegetação nativa na Amazônia. A meta é promover a restauração florestal de 29,2 mil hectares de áreas estratégicas nos estados Acre, Amazonas, Pará e Rondônia, até 2026.O projeto aprovou um plano de R$ 47,2 milhões para o período 2022/2023. Serão priorizadas a entrega de atividades de restauração florestal com o aporte de aproximadamente R$ 21 milhões no avanço da adequação ambiental de propriedades rurais e na restauração de área nativa.O objetivo do Planaveg é ampliar e fortalecer as políticas públicas, incentivos financeiros, mercados e outras medidas necessárias para a recuperação da vegetação nativa. (M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dos objetivos do Brasil na 27ª Conferência Climática das Nações Unidas, que começou neste domingo (6), no Egito, é mostrar ao mundo as medidas adotada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hatsApp-Image-2022-11-07-at-17.05.57.jpeg?resize=400%2C240&amp;ssl=1</text:p>
          </table:table-cell>
          <table:table-cell office:value-type="string" calcext:value-type="string">
            <text:p>Cotidiano</text:p>
          </table:table-cell>
          <table:table-cell office:value-type="string" calcext:value-type="string">
            <text:p>Pacientes do Programa de Obesidade da Fundhacre recebem orientações sobre bariátrica</text:p>
          </table:table-cell>
          <table:table-cell office:value-type="string" calcext:value-type="string">
            <text:p>https://ac24horas.com/2022/11/07/pacientes-do-programa-de-obesidade-da-fundhacre-recebem-orientacoes-sobre-bariatrica/</text:p>
          </table:table-cell>
          <table:table-cell office:value-type="string" calcext:value-type="string">
            <text:p>A Fundação Hospital Estadual do Acre (Fundhacre), por meio do Programa de Obesidade, realizou na manhã desta segunda-feira, 7, no prédio da Gerência de Ensino da unidade hospitalar, uma reunião com os pacientes que já estão cadastrados na Central de Agendamento Cirúrgico (CAC).“Esse é o primeiro encontro com esses pacientes que estão cadastrados recentemente no CAC. A importância da reunião é para que o paciente entre na sala de cirurgia ciente do procedimento, nesse encontro é explicado para os pacientes o passo a passo de como funciona cada processo”, destaca o coordenador do programa, Alysson Morais.O encontro, com 18 pacientes, foi conduzido pelo médico cirurgião do Programa de Obesidade, Romeu Delilo, que explicou aos pacientes como funciona o método da cirurgia bariátrica adotado na Fundhacre, além dos cuidados que os pacientes devem ter na semana que antecede a cirurgia, bem como os cuidados no pós-operatório.A paciente Ana Lúcia Losana, autônoma, 49 anos, cadastrada há uma semana, explica que é um privilégio todo o cuidado que vem recebendo dos profissionais no processo. “Essa reunião de hoje é muito importante, pois nos reunimos com todos os médicos, e aqui vamos tirar nossas dúvidas. Vejo todo o cuidado de cada profissional, tanto antes da cirurgia quanto depois. É um privilégio termos todo esse acompanhamento e cuidado via Sistema Único de Saúde (SUS)”, disse a paciente.O programa conta com assistente social; fonoaudiólogo; médico cirurgião-geral, endocrinologista, cardiologista, psiquiatra, pneumologista, nutricionista e psicólogo. Foram realizadas, de fevereiro de 2022 até o momento, 63 cirurgias bariátric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Fundação Hospital Estadual do Acre (Fundhacre), por meio do Programa de Obesidade, realizou na manhã desta segunda-feira, 7, no prédio da Gerência de Ensino d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hatsApp-Image-2022-11-04-at-11.22.51-2.jpeg?resize=400%2C240&amp;ssl=1</text:p>
          </table:table-cell>
          <table:table-cell office:value-type="string" calcext:value-type="string">
            <text:p>Cotidiano</text:p>
          </table:table-cell>
          <table:table-cell office:value-type="string" calcext:value-type="string">
            <text:p>Após suposto “corpo mole” citado por de Moraes, PM do Acre afirma que cumpre com seu papel</text:p>
          </table:table-cell>
          <table:table-cell office:value-type="string" calcext:value-type="string">
            <text:p>https://ac24horas.com/2022/11/07/apos-suposto-corpo-mole-citado-por-de-moraes-pm-do-acre-afirma-que-cumpre-com-seu-papel/</text:p>
          </table:table-cell>
          <table:table-cell office:value-type="string" calcext:value-type="string">
            <text:p>A decisão do judicial do Ministro do Supremo Tribunal Federal (STF) Alexandre Moraes que determina a aplicação de multa de R$ 100 mil reais por hora para quem estiver em eventos contra o resultado das eleições e interrompa o fluxo de veículos e que também cita um suposto “corpo mole” da PM acreana para cumprir as determinações judiciais foi alvo de um posicionamento do comando da Polícia Militar.Após questionamento do ac24horas, o comandante da PM, capitão Luciano Fonseca, enviou uma nota onde afirma que que desde o recebimento da Arguição de Descumprimento de Preceito Fundamental (ADPF) nº 519/DF, emitida pelo Ministro Alexandre de Moraes, que trata da desobstrução das vias públicas que se encontrem ilicitamente com seu tráfego interrompido, vem cumprindo a determinação no sentido de identificar ilícitos mencionados em tal documento, entre eles a desobstrução das vias públicas, poluição sonora, bem como quaisquer outros verificados.Na nota, esclarece que após receber determinação judicial da Vara de Plantão da Comarca de Rio Branco, às 00:48h da sexta-feira, 4, a PMAC acompanhou o oficial de justiça designado, deslocando seu efetivo para a frente do 4º Batalhão de Infantaria e Selva (4º BIS), no cruzamento da rua Colômbia com a rua Valério Magalhães, onde não constataram ruas obstruídas, nem utilização de carros de som, tampouco outros ilícitos.Diz ainda que a PMAC vem realizando o patrulhamento/fiscalização no local e arredores, porém, em momento algum, os policiais militares empregados nas ações se depararam com queima de pneus ou qualquer outro material, ou veículos obstruindo as vias. Em uma dessas ações foi determinada a retirada de duas tendas montadas na rua Valério Magalhães. Ainda sobre este fato, a PMAC encaminhou um documento no dia 6 de novembro ao Exército Brasileiro, mais especificamente ao comando do 4º BIS, e teve como resposta que “não houve interrupção do fluxo de veículos e pessoal pelo portão principal e/ou lateral do Cmdo Fron ACRE/4º BIS” e que “as atividades do Batalhão estão transcorrendo normalmente, tanto as internas quanto as externas”.Informa ainda que todas as ações realizadas no referido local, assim como qualquer ação da Polícia Militar do Acre, vem sendo devidamente documentadas por meio de relatórios diários, inclusive com o registro fotográfico.Luciano afirma que a Polícia Militar do Acre reafirma o compromisso com a sociedade acreana, mantendo-se firme no cumprimento do seu dever, que é a segurança e a manutenção da ordem pública, preservando o direito de ir e vir do cidad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ecisão do judicial do Ministro do Supremo Tribunal Federal (STF) Alexandre Moraes que determina a aplicação de multa de R$ 100 mil reais por hor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a32a8fd23f3d46807278.png?resize=400%2C240&amp;ssl=1</text:p>
          </table:table-cell>
          <table:table-cell office:value-type="string" calcext:value-type="string">
            <text:p>Destaque 6</text:p>
          </table:table-cell>
          <table:table-cell office:value-type="string" calcext:value-type="string">
            <text:p>Ex-vereador Gabriel Monteiro é preso acusado de estupro</text:p>
          </table:table-cell>
          <table:table-cell office:value-type="string" calcext:value-type="string">
            <text:p>https://ac24horas.com/2022/11/07/ex-vereador-gabriel-monteiro-e-preso-acusado-de-estupro/</text:p>
          </table:table-cell>
          <table:table-cell office:value-type="string" calcext:value-type="string">
            <text:p>O ex-vereador Gabriel Monteiro foi preso após se apresentar na 77ª DP (Icaraí). A Justiça do Rio decretou a prisão preventiva dele, nesta segunda-feira (7), devido a um processo que ele responde por estupro. O ex-parlamentar nega o crime e disse que vai provar sua inocência (veja mais abaixo o que ele disse).A decisão é do juiz Rudi Baldi Loewenkron, da 34ª Vara Criminal do Rio.O caso pelo qual o parlamentar responde teria ocorrido no dia 15 de julho.Uma estudante de 23 anos afirma que conheceu Gabriel na boate Vitrinni, na Barra da Tijuca, Zona Oeste do Rio, e de lá foi levada para a casa de um amigo de Monteiro, no Joá, na Zona Sul.Segundo a vítima, no local, Gabriel teria a constrangido a fazer sexo com ele, com violência, passando uma arma no seu rosto, empurrando-a na cama, segurando seus os braços e dando tapas na cara da vítima.Quem é Gabriel Monteiro, vereador cassado e preso por estuproNa decisão, Rudi Baldi Loewenkron também determinou que sejam aprendidos celulares e armas de fogo do acusado. O processo corre em segredo de Justiça.Por meio de sua rede social, Gabriel Monteiro negou o crime e disse que vai provar sua inocência.“Fiquei sabendo pela minha advogada que foi decretada a minha prisão preventiva por um crime que eu não fui escutado na delegacia. Respeito as autoridades e por isso estou vindo aqui. Não fui conduzido pela polícia. Assim que fiquei sabendo vim imediatamente me entregar para a Justiça porque acredito nela e sei que minha inocência vai ficar comprovada. Não só tecnicamente, mas também para todo o Brasil, de forma que fique incontestável qualquer acusação contra mim”, disse Monteiro antes de se entregar.Vereador cassadoGabriel teve seu mandato cassado no dia 18 de agosto, após uma votação no plenário da Câmara, por quebra de decoro parlamentar.Várias acusações foram feitas contra: assédio sexual, moral e tentativa de estupro. Gabriel Monteiro também foi acusado de intimidações, agressões e de cometer crimes contra menores de idade.Nas denúncias analisadas pela Câmara, constam quatro acusações de mulheres que dizem ter sido estupradas.Ao menos três delas afirmaram que as relações começaram de forma consentida e passaram para uma situação de violência.Sempre que se pronunciou, Gabriel Monteiro negou os crim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vereador Gabriel Monteiro foi preso após se apresentar na 77ª DP (Icaraí). A Justiça do Rio decretou a prisão preventiva dele, nesta segunda-feira (7), devido...</text:p>
          </table:table-cell>
          <table:table-cell office:value-type="string" calcext:value-type="string">
            <text:p>O GLOBO</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EVEERTON.jpg?resize=400%2C240&amp;ssl=1</text:p>
          </table:table-cell>
          <table:table-cell office:value-type="string" calcext:value-type="string">
            <text:p>Acre</text:p>
          </table:table-cell>
          <table:table-cell office:value-type="string" calcext:value-type="string">
            <text:p>Vídeo mostra festa de Weverton ao ser chamado para a Copa</text:p>
          </table:table-cell>
          <table:table-cell office:value-type="string" calcext:value-type="string">
            <text:p>https://ac24horas.com/2022/11/07/video-mostra-festa-de-weverton-ao-ser-chamado-por-tite-para-disputar-a-copa-do-catar/</text:p>
          </table:table-cell>
          <table:table-cell office:value-type="string" calcext:value-type="string">
            <text:p>Na tarde desta segunda-feira, 7, ainda pela manhã no Acre, o goleiro Weverton, do Palmeiras, apareceu na lista final de 26 jogadores que irão para a Copa do Mundo do Qatar.Convocado para defender a Seleção Brasileira pelo técnico Tite, o camisa 21 agradeceu a oportunidade ao lado de amigos e familiares em sua casa.Em vídeo divulgado pela TV Palmeiras, é possível ver o atleta comemorando com a família e amigos logo após o anúncio da sua convocação.Campeão olímpico, Weverton será o primeiro acreano a disputar uma Copa do Mund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tarde desta segunda-feira, 7, ainda pela manhã no Acre, o goleiro Weverton, do Palmeiras, apareceu na lista final de 26 jogadores que irão para a...</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JESSICA-E-WEVERTON.jpg?resize=400%2C240&amp;ssl=1</text:p>
          </table:table-cell>
          <table:table-cell office:value-type="string" calcext:value-type="string">
            <text:p>Acre</text:p>
          </table:table-cell>
          <table:table-cell office:value-type="string" calcext:value-type="string">
            <text:p>“Acreano é enjoado”, diz Gladson a acreanos que vão ao Catar</text:p>
          </table:table-cell>
          <table:table-cell office:value-type="string" calcext:value-type="string">
            <text:p>https://ac24horas.com/2022/11/07/acreano-e-enjoado-diz-gladson-ao-parabenizar-acreanos-que-vao-ao-catar/</text:p>
          </table:table-cell>
          <table:table-cell office:value-type="string" calcext:value-type="string">
            <text:p>O governador Gladson Cameli (Progressistas) usou as redes sociais na tarde desta segunda-feira, 7, para parabenizar os dois acreanos que vão ao Catar participar direta e indiretamente da Copa do Mundo este ano. São eles o goleiro Weverton e a influenciadora digital Jessica Ingrede, ambos criados na região da Baixada da Sobral, em Rio Branco.Cameli lembrou o ditado que diz que todo acreano é enjoado. “E não tem nada que me deixe mais feliz do que ver o acreano brilhando para além das nossas fronteiras”, escreveu.O governador ressaltou que Weverton é a grande estrela da seleção brasileira e do Palmeiras. A influenciadora digital Jéssica Ingrede foi escolhida em concurso nacional da CBF para fazer parte do time de criadores de conteúdo da Copa.“Vale dizer que o Weverton e a Jéssica sempre carregam nossa bandeira por onde passam e isso diz muito do orgulho que eles têm de serem acreanos. Tenham certeza que torço e acredito em vocês. Sucesso na Copa!”, concluiu o governad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usou as redes sociais na tarde desta segunda-feira, 7, para parabenizar os dois acreanos que vão ao Catar participar direta e...</text:p>
          </table:table-cell>
          <table:table-cell office:value-type="string" calcext:value-type="string">
            <text:p>Thais Faria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hatsApp-Image-2022-11-07-at-17.02.57.jpeg?resize=400%2C240&amp;ssl=1</text:p>
          </table:table-cell>
          <table:table-cell office:value-type="string" calcext:value-type="string">
            <text:p>Cotidiano</text:p>
          </table:table-cell>
          <table:table-cell office:value-type="string" calcext:value-type="string">
            <text:p>Bocalom apresenta projeto de moradia popular “1.001 Dignidades” ao prefeito de São Paulo</text:p>
          </table:table-cell>
          <table:table-cell office:value-type="string" calcext:value-type="string">
            <text:p>https://ac24horas.com/2022/11/07/bocalom-apresenta-projeto-de-moradia-popular-1-001-dignidades-ao-prefeito-de-sao-paulo/</text:p>
          </table:table-cell>
          <table:table-cell office:value-type="string" calcext:value-type="string">
            <text:p>O prefeito de São Paulo, Ricardo Nunes, recebeu em seu gabinete, na manhã desta segunda-feira (7), o prefeito de Rio Branco, Tião Bocalom. O gestor busca parceria com a Prefeitura de São Paulo para o “Projeto 1.001 Dignidades”. O projeto consiste na construção de mil e uma moradias populares para pessoas que moram em áreas de risco, alagadiças ou de esgoto a céu aberto, utilizando restos de madeiras que iriam virar lenha, conseguindo assim, além de levar dignidade para essas famílias, diminuir a emissão de gás carbônico (co2) na atmosfera. As moradias terão aproximadamente 42 metros quadrados, com sala, cozinha, dois quartos e banheiro.O prefeito da maior cidade do país, Ricardo Nunes, elogiou o projeto, que chamou de inovador e, também o prefeito Bocalom, a quem chamou de amigo. “Que privilégio tem o povo de Rio Branco em ter um prefeito como o Tião Bocalom, que não para, estando sempre em busca de inovação. ele tem uma visão muito ampla do processo e está sempre olhando para frente. Eu fico muito feliz em tê-lo como amigo. Conte com a Prefeitura de São Paulo, parabéns.”Além de promover dignidade àqueles que mais precisam do auxílio do poder público, o projeto forma o tripé do verdadeiro desenvolvimento sustentável na Amazônia.Sustentabilidade ambiental10.000 metros cúbicos de resíduos madeireiros (lenha) deixarão de ser queimados, evitando, com isso, a emissão de milhares de toneladas de CO2 na atmosfera;Sustentabilidade econômicaO beneficiamento para o aproveitamento da lenha em madeiras para a construção das unidades habitacionais, demandará a mão de obra de 31 profissionais, durante 18 meses. A transformação dos resíduos madeireiros, irá gerar uma quantia de aproximadamente R$ 20 milhões, ou 4 milhões de dólares, que serão injetados na economia local.Desenvolvimento socialAs 1.001 unidades habitacionais acolherão 1.001 famílias com aproximadamente 4.000 pessoas beneficiadas, advindas de áreas alagadas às margens do rio acre, aluguel social pagos pela prefeitura e famílias advindas de moradias sobre fundos de vales, onde predomina o esgoto a céu aberto.De São Paulo, o prefeito Tião Bocalom vai à Portugal representar as capitais brasileiras e as cidades com mais de 80 habitantes em agenda pela Frente Nacional de prefeitos do Brasil. Em Lisboa , Bocalom tentará mais parcerias para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São Paulo, Ricardo Nunes, recebeu em seu gabinete, na manhã desta segunda-feira (7), o prefeito de Rio Branco, Tião Bocalom. O gestor busc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5D3D5E0E-B016-4B6E-AED9-436EBCDE614C.jpeg?resize=400%2C240&amp;ssl=1</text:p>
          </table:table-cell>
          <table:table-cell office:value-type="string" calcext:value-type="string">
            <text:p>Acre</text:p>
          </table:table-cell>
          <table:table-cell office:value-type="string" calcext:value-type="string">
            <text:p>Família de Milton dos Santos Freitas manda rezar missa de 7º dia na Paróquia de Santa Inês</text:p>
          </table:table-cell>
          <table:table-cell office:value-type="string" calcext:value-type="string">
            <text:p>https://ac24horas.com/2022/11/07/familia-de-milton-dos-santos-freitas-manda-rezar-missa-de-7o-dia-na-paroquia-de-santa-ines/</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hatsApp-Image-2022-11-07-at-13.32.07.jpeg?resize=400%2C240&amp;ssl=1</text:p>
          </table:table-cell>
          <table:table-cell office:value-type="string" calcext:value-type="string">
            <text:p>Na rede</text:p>
          </table:table-cell>
          <table:table-cell office:value-type="string" calcext:value-type="string">
            <text:p>Pela segunda vez, homem é suspeito de incendiar casa da ex-mulher no Acre</text:p>
          </table:table-cell>
          <table:table-cell office:value-type="string" calcext:value-type="string">
            <text:p>https://ac24horas.com/2022/11/07/pela-segunda-vez-homem-e-suspeito-de-incendiar-casa-da-ex-mulher-no-acre/</text:p>
          </table:table-cell>
          <table:table-cell office:value-type="string" calcext:value-type="string">
            <text:p>A casa da doméstica Maria Francisca Cassiano foi totalmente consumida pelo fogo no último sábado (5). O caso aconteceu na Vila Lagoinha, situada na zona rural de Cruzeiro do Sul. Vizinhos disseram que o incêndio seria criminoso e o ex-marido de Maria, identificado como ‘Cego’, é apontado como principal suspeito de atear fogo.De acordo com as testemunhas, essa já seria a segunda ocorrência da mesma natureza provocada pelo homem, mas ninguém afirmou tê-lo visto no sábado, no momento do incêndio.O Corpo de Bombeiros de Cruzeiro do Sul foi acionado pelos vizinhos, que informaram ter ouvido um barulho de explosão e em seguida a casa já estaria toda em chamas. A dona da residência não estava no local na hora do incêndio e a perda do imóvel é total.Segundo o Corpo de Bombeiros, quando a guarnição chegou ao local, a casa mista de madeira/alvenaria já estava totalmente consumida pelo fogo e foram gastos 2 mil litros de água para debelar as chamas. “Foi feito o rescaldo e foram procurados vestígios, não encontrando nada”, cita o Boletim dos Bombeiros. A Polícia Civil vai investigar o cas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sa da doméstica Maria Francisca Cassiano foi totalmente consumida pelo fogo no último sábado (5). O caso aconteceu na Vila Lagoinha, situada na zona rural...</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CADEIRANTE.jpg?resize=400%2C240&amp;ssl=1</text:p>
          </table:table-cell>
          <table:table-cell office:value-type="string" calcext:value-type="string">
            <text:p>Cotidiano</text:p>
          </table:table-cell>
          <table:table-cell office:value-type="string" calcext:value-type="string">
            <text:p>Deficiente que sempre construiu seus veículos de locomoção ganha triciclo elétrico</text:p>
          </table:table-cell>
          <table:table-cell office:value-type="string" calcext:value-type="string">
            <text:p>https://ac24horas.com/2022/11/07/deficiente-que-sempre-construiu-seus-veiculos-de-locomocao-ganha-triciclo-eletrico/</text:p>
          </table:table-cell>
          <table:table-cell office:value-type="string" calcext:value-type="string">
            <text:p>Um cadeirante muito conhecido em Xapuri, Francisco das Chagas Pereira, mais conhecido como Chico Bacú, de 73 anos de idade, foi surpreendido na semana passada por um ato beneficente de um grupo de Whatsapp conhecido como “Amigos do Bem”.Chico Bacú, apesar da deficiência física que lhe acompanha desde a infância, por conta da poliomielite, sempre trabalhou no ramo de oficina de motores de rabeta, sendo um dos profissionais dessa área mais conhecidos na cidade.Para se locomover, ele sempre usou triciclos artesanais, construídos por ele mesmo, em madeira e outros materiais, com um sistema de tração manual dotado de catracas e corrente que ele operava com o braço direito, por meio de uma espécie de manivela.Ocorre que com a idade e um problema no braço, Francisco passou a ter dificuldade para fazer o movimento que impulsiona a cadeira, tendo, a partir de então, que enfrentar dificuldades para se locomover, uma vez que ele nunca dependeu de ninguém para isso.Sensibilizado com a situação de Chico Bacú, o grupo Amigos do Bem realizou uma espécie de vaquinha entre os próprios membros e adquiriu uma cadeira elétrica que foi entregue a ele no começo da noite da última sexta-feira (5).O idoso é uma pessoa ilustre em Xapuri por sua história de vida e, principalmente pela sua independência com relação às sequelas da paralisia infantil. Participante ativo da vida política da cidade, é comum vê-lo em atos e reuniões públicas.Chico Bacú foi notícia aqui no ac24horas em junho passado, quando comoveu a cidade ao ter um de seus cães morto gratuitamente por um usuário de drogas quando ele buscava atendimento médico no hospital Epaminondas Jácome.Um dos membros do grupo que costuma levantar recursos para pessoas em dificuldades de saúde relatou que Francisco ficou muito emocionado ao receber a doação. “Não pesou no bolso de ninguém”, diss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cadeirante muito conhecido em Xapuri, Francisco das Chagas Pereira, mais conhecido como Chico Bacú, de 73 anos de idade, foi surpreendido na semana passada por...</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18/09/IFAC-XAPURI-.jpg?resize=400%2C240&amp;ssl=1</text:p>
          </table:table-cell>
          <table:table-cell office:value-type="string" calcext:value-type="string">
            <text:p>Cotidiano</text:p>
          </table:table-cell>
          <table:table-cell office:value-type="string" calcext:value-type="string">
            <text:p>Ifac Xapuri lança pós-graduação em Ciência e Tecnologia de Alimentos e Práticas Pedagógicas</text:p>
          </table:table-cell>
          <table:table-cell office:value-type="string" calcext:value-type="string">
            <text:p>https://ac24horas.com/2022/11/07/ifac-xapuri-lanca-pos-graduacao-em-ciencia-e-tecnologia-de-alimentos-e-praticas-pedagogicas/</text:p>
          </table:table-cell>
          <table:table-cell office:value-type="string" calcext:value-type="string">
            <text:p>A aula inaugural dos cursos de especialização aconteceu na última sexta-feira (4), com a presença da reitora Rosana Cavalcante acompanhada dos pró-reitores de Ensino, Lucilene Acácio, e de Planejamento de Desenvolvimento Institucional, Ubiracy Dantas.A reitora Rosana Cavalcante presidiu a solenidade da aula inaugural de dois cursos de Especialização: Ciência e Tecnologia de Alimentos e Ensino e Práticas Pedagógicas, ofertadas pelo Campus Xapuri.Além da Reitora Rosana Cavalcante, prestigiaram a solenidade o diretor-geral Joel Bezerra, o prefeito de Xapuri, Bira Vasconcelos, o prefeito de Epitaciolândia, Sérgio Lopes, e os professores coordenadores dos cursos, Alex Santos e Ricardo Pereira.O curso de Pós-Graduação Lato Sensu, em nível de Especialização, em Ciência e Tecnologia de Alimentos visa capacitar profissionais para atuarem na indústria de alimentos, na pesquisa e extensão técnica agroindustrial e no ensino de Ciência e Tecnologia de Alimentos.Já o curso de Pós-Graduação Lato Sensu em Ensino e Práticas Pedagógicas visa proporcionar a qualificação e o aprofundamento de conhecimentos aos profissionais que atuam ou desejam atuar na área Educacional, com vistas ao aprimoramento da prática pedagógica e dos processos educativ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ula inaugural dos cursos de especialização aconteceu na última sexta-feira (4), com a presença da reitora Rosana Cavalcante acompanhada dos pró-reitores de Ensino, Lucilene Acáci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tite-daniel-alves-selecao-copa-do-mundo.png?resize=400%2C240&amp;ssl=1</text:p>
          </table:table-cell>
          <table:table-cell office:value-type="string" calcext:value-type="string">
            <text:p>Cotidiano</text:p>
          </table:table-cell>
          <table:table-cell office:value-type="string" calcext:value-type="string">
            <text:p>Tite explica presença de Daniel Alves e elogia nova geração ofensiva</text:p>
          </table:table-cell>
          <table:table-cell office:value-type="string" calcext:value-type="string">
            <text:p>https://ac24horas.com/2022/11/07/tite-explica-presenca-de-daniel-alves-e-elogia-nova-geracao-ofensiva/</text:p>
          </table:table-cell>
          <table:table-cell office:value-type="string" calcext:value-type="string">
            <text:p>Depois de anunciar os 26 convocados da seleção brasileira para a Copa do Mundo do Catar, nesta segunda-feira (7), no auditório da Confederação Brasileira de Futebol (CBF), o técnico Tite foi questionado, em entrevista coletiva, sobre a presença de Daniel Alves na lista. O lateral-direito, de 39 anos, atualmente defende o Pumas (México), mas não disputa uma partida oficial desde 24 de setembro e vem treinando com o time B do Barcelona (Espanha), atrás da melhor forma física. Ele é o jogador mais velho a ser chamado para defender o Brasil em um Mundial.O veterano, que disputará o quarto Mundial da carreira, era dúvida, após ficar fora dos jogos contra Gana e Tunísia, nos dias 23 e 27 de setembro, os últimos antes da convocação desta segunda. Para começar a responder, Tite pediu ao preparador físico da seleção brasileira, Fábio Mahseredjian, que explicasse a ausência do lateral na ocasião, antes de justificar os papéis técnico e tático do jogador na equipe.“O Dani não veio na convocação de setembro por causa de problemas físicos diagnosticados pelo nosso fisiologista. Ele estava com baixos níveis de potência e força. Dissemos a ele que precisava melhorar esses índices. E ele respondeu: missão dada é missão a ser cumprida. Ele mostrou grande evolução. Quero agradecer à comissão do Rafa Marquez [técnico do Barcelona B], que nos mostrou números que deram segurança no aspecto físico, mostrando que o Dani Alves, que treina com eles desde 12 de outubro, é o mesmo que esteve conosco em 2022 e na Olimpíada [em Tóquio, no Japão, no ano passado]. No aspecto físico, ele se encontra apto”, esclareceu Mahseredjian.“As pessoas têm que entender que os laterais na equipe brasileira, na medida que temos pontas, são laterais construtores. A qualidade técnica individual que o Dani Alves empresta nesse sentido é impressionante, sendo um articulador, um organizador. Não temos nele um jogador que vai e volta. Essa é a função dele”, completou Tite.Na outra ponta, o técnico brasileiro enalteceu a renovação do elenco que vai ao Catar, principalmente no setor ofensivo. Dos 26 convocados, 16 disputarão uma Copa pela primeira vez, sendo sete atacantes (entre os nove chamados): Vinícius Júnior, Rodrygo, Raphinha, Richarlison, Pedro, Antony e Gabriel Martinelli. Os demais estreantes são o goleiro Weverton, os zagueiros Bremer e Éder Militão, os laterais Alex Telles e Alex Sandro, os volantes Fabinho e Bruno Guimarães e os meias Lucas Paquetá e Everton Ribeiro.“Quero bater na tecla do equilíbrio. Isso é fundamental não só no esporte, mas na vida. Temos uma geração de atletas de alto nível, que estão se convocando. Não sou ‘eu’, eles estão buscando e o fazem na medida que têm versatilidade. Priorizamos atletas importantes no meio para frente, sem fugirmos à ideia de termos uma equipe equilibrada. Para vencermos em alto nível, precisamos de criação e gols. Temos uma parcela maior de atletas convocados nesse sentido, mas a consistência defensiva gera o ponto de equilíbrio para vencermos”, comentou Tite, detalhando, em especial, a presença de Martinelli, o mais jovem da lista, com 21 anos e três meses.“Martinelli é um externo, um ponta agressivo, que tem sido um dos destaques do Arsenal, líder da Premier League [Campeonato Inglês]. É um jogador de transições em velocidade, esteve conosco em duas convocações e veio mantendo o alto nível. É um atleta que [se encaixa] nas características, no modelo de jogo. Precisamos de jogadores incisivos pelos lados”, concluiu o treinador.Os convocados se apresentam à seleção na próxima segunda-feira (14), em Turim (Itália), onde o grupo se concentrará por cinco dias no centro de treinamento da Juventus, antes da viagem para Doha (Catar). A estreia na Copa será no próximo dia 24, às 16h (horário de Brasília), no Estádio Lusail, contra a Sérvia. No dia 28, às 13h, o Brasil terá pela frente a Suíça, no Estádio 974. No dia 2 de dezembro, os comandados de Tite voltam ao Lusail, para encarar Camarões, às 16h, encerrando a participação no Grupo G, pela primeira fas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pois de anunciar os 26 convocados da seleção brasileira para a Copa do Mundo do Catar, nesta segunda-feira (7), no auditório da Confederação Brasileira de Futebol...</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GABIGOL.jpg?resize=400%2C240&amp;ssl=1</text:p>
          </table:table-cell>
          <table:table-cell office:value-type="string" calcext:value-type="string">
            <text:p>Cotidiano</text:p>
          </table:table-cell>
          <table:table-cell office:value-type="string" calcext:value-type="string">
            <text:p>Copa do Mundo 2022: Confira jogadores esquecidos por Tite na convocação para Copa</text:p>
          </table:table-cell>
          <table:table-cell office:value-type="string" calcext:value-type="string">
            <text:p>https://ac24horas.com/2022/11/07/copa-do-mundo-2022-confira-jogadores-esquecidos-por-tite-na-convocacao-para-copa/</text:p>
          </table:table-cell>
          <table:table-cell office:value-type="string" calcext:value-type="string">
            <text:p>Nesta segunda-feira (07), o treinador Adenor Bacchi, mais conhecido como Tite, convocou os 26 jogadores que vão representar as cores do Brasil na Copa do Mundo.Assim como em outros Mundiais, a convocação não foi unanimidade entre os brasileiros. Há cada Copa que chega, os torcedores opinam sobre quais jogadores devem disputar a competição e, neste ano, não foi diferente.Nas redes sociais, alguns jogadores esquecidos por Tite foram lembrados por internautas que, em debate com outros torcedores, classificaram os nomes como ‘injustiçados’.Confira alguns jogadores deixados de lado por Tite:GabigolCampeão da Copa do Brasil e da Libertadores neste ano, Gabigol é uma das ausências mais sentidas na lista de Tite. Autor de quatro gols em três finais de Libertadores pelo Flamengo, o atacante não vai desembarcar no Catar para disputar a Copa do Mundo.Maior artilheiro brasileiro na história da Libertadores, Gabigol chegou a ser convocado algumas vezes por Tite durante o ciclo de Copa. Na reta final de preparação para o Mundial, contudo, acabou ficando de fora de alguns jogos das eliminatórias e amistosos.Roberto FirminoConvocado em 2018, Roberto Firmino ficou de fora da lista para o Mundial deste ano. Atacante do Liverpool e muito elogiado por Jürgen Klopp, o camisa 9 passou a perder espaço na seleção com a chegada dos jovens Raphinha, Antony e Vinicius Jr.A confirmação de Richarlison como centroavante da equipe de Tite também contribuiu para o jogador dos Reds ficar afastado das convocações. Convocado para os duelos diante de Gana e Tunísia, os últimos desafios da seleção antes da Copa, Firmino não entrou em nenhuma das partidas, evidenciando que não estaria na lista final da Copa do Mundo.CássioVivendo um ano de grandes defesas com a camisa do Corinthians, Cássio foi um dos nomes especulados por torcedores brasileiros. O arqueiro, que foi convocado para a Copa do Mundo de 2018, já não era mais convocado por Tite há algum tempo.Em 2018, Cássio disputava a posição de goleiro da seleção com Alisson e Ederson e, quatro anos depois, vê os companheiros carimbarem o passaporte, novamente, para uma Copa do Mundo. O arqueiro do Timão acabou perdendo a vaga para Weverton, do Palmeiras, que, apesar de não ser exigido como o camisa 12 do Corinthians, foi o guarda-redes que acompanhou o ciclo do Mundial junto dos outros dois goleiros.RodineiCom a carência de boas opções na lateral-direita, Rodinei foi um nome muito pedido por torcedores. Há um mês, inclusive, os internautas chegaram a lançar uma campanha pelo ‘Rodilindo’ na seleção.Em coletiva de imprensa, que antecedeu os jogos contra Gana e Tunísia, Tite chegou a elogiar o lateral do Flamengo, mas afirmou que não havia convocado Rodinei pelo estilo diferente de jogo, uma vez que, na seleção, o treinador pede uma construção interna, não externa, como acontece no Rubro-Negro.Renato AugustoAssim como o companheiro de clube – Cássio -, Renato Augusto também esteve na lista de Tite para o Mundial da Rússia em 2018. O meia do Corinthians fez uma boa temporada e foi, em algumas ocasiões, um dos jogadores mais importantes do Timão. As lesões recorrentes, contudo, atrapalharam a longevidade do maestro.Admirado por Tite, Renato não é convocado para a seleção há alguns anos e, na lista final para o Catar, acabou ficando novamente de fora da canarinh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gunda-feira (07), o treinador Adenor Bacchi, mais conhecido como Tite, convocou os 26 jogadores que vão representar as cores do Brasil na Copa do Mundo....</text:p>
          </table:table-cell>
          <table:table-cell office:value-type="string" calcext:value-type="string">
            <text:p>IstoÉ</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hatsApp-Image-2022-11-07-at-13.42.47-1.jpeg?resize=400%2C240&amp;ssl=1</text:p>
          </table:table-cell>
          <table:table-cell office:value-type="string" calcext:value-type="string">
            <text:p>Destaque 4</text:p>
          </table:table-cell>
          <table:table-cell office:value-type="string" calcext:value-type="string">
            <text:p>Escola Primeiro Passo/Anglo Acre promove “Manhã de Autógrafos” na Biblioteca da Uninorte</text:p>
          </table:table-cell>
          <table:table-cell office:value-type="string" calcext:value-type="string">
            <text:p>https://ac24horas.com/2022/11/07/escola-primeiro-passo-anglo-acre-promove-manha-de-autografos-na-biblioteca-da-uninorte/</text:p>
          </table:table-cell>
          <table:table-cell office:value-type="string" calcext:value-type="string">
            <text:p>Na manhã do último sábado (05), na biblioteca da Uninorte, aconteceu a “Manhã de Autógrafos” da Escola Primeiro Passo Anglo Acre. Os alunos receberam seus familiares para entrega do livro que confeccionaram no decorrer do segundo semestre, todo em inglês. Eles fizeram registros de suas histórias de vida, ilustraram os momentos que marcaram suas trajetórias desde o seu nascimento até os dias atuais.Participaram deste projeto alunos dos 3º, 4º e 5 anos. Foram momentos de muita emoção, quando as famílias viram publicado nas páginas episódios que marcaram a vida de seus filhos. Viagens inesquecíveis, primeiro dia de aula, a chegada de irmãozinhos ou irmãzinhas, presentes recebidos como animaizinhos de estimação, a visita dos avós, foram registros que rechearam os livros de muita emoção e alegria.O objetivo deste projeto foi transformar crianças em autores, gerando mais interesse pelo mundo literário e também auxiliando no desenvolvimento da criatividade e da autonomia.Durante a produção dos livros e o evento de autógrafos, ajudamos a desenvolver a leitura, a escrita, a autoestima, a expressão de sentimentos e outras competências socioemocionais, além de incentivar o estudo e interesse por outro idio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o último sábado (05), na biblioteca da Uninorte, aconteceu a “Manhã de Autógrafos” da Escola Primeiro Passo Anglo Acre. Os alunos receberam seus familiare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IMG_1047.jpg?resize=400%2C240&amp;ssl=1</text:p>
          </table:table-cell>
          <table:table-cell office:value-type="string" calcext:value-type="string">
            <text:p>Na rede</text:p>
          </table:table-cell>
          <table:table-cell office:value-type="string" calcext:value-type="string">
            <text:p>Concurso ‘Minha Rua é Louca pelo Brasil’ dará 350 quilos de carne, cerveja e outros prêmios em Cruzeiro do Sul</text:p>
          </table:table-cell>
          <table:table-cell office:value-type="string" calcext:value-type="string">
            <text:p>https://ac24horas.com/2022/11/07/concurso-minha-rua-e-louca-pelo-brasil-dara-350-quilos-de-carne-cerveja-e-outros-premios-em-cruzeiro-do-sul/</text:p>
          </table:table-cell>
          <table:table-cell office:value-type="string" calcext:value-type="string">
            <text:p>O concurso ‘Minha Rua é Louca pelo Brasil’ foi lançado nesta segunda-feira, 7, em Cruzeiro do Sul pela Associação Comercial, Federação das Associações Comerciais e Empresariais do Estado do Acre (Federacre), prefeitura do município, governo do Estado e duas empresas privadas.As inscrições poderão ser feitas a partir de hoje até o dia 18 na sede da Associação Comercial. Pelo menos 5 moradores das ruas deverão fazer as inscrições. As ruas enfeitadas para a Copa do Mundo serão julgadas e as três primeiras colocadas serão premiadas com 350 quilos de carne, bebida e outros itens.Segundo o vice-presidente da Associação Comercial do Alto Juruá, Assem Cameli, além dos setores de tintas e adereços, outros ramos de negócios estarão aquecidos no período. ” As pessoas vão caprichar na decoração e isso é bom para o comércio. Também vão se reunir e comemorar, o que aquece outros setores como o de bebidas, alimentos, transporte e outros”.O secretário de Esportes de Cruzeiro do Sul, Ademir Maciel, ressalta que será um momento de grande confraternização das famílias e vizinhos em torno do esporte. Ele afirma que 6 critérios devem ser seguidos pelos moradores para que as ruas estejam aptas à concorrerem.“A Comissão Julgadora fará suas avaliações, escolhas e votação ao seu livre e exclusivo arbítrio, mas com base nos seguintes critérios:criatividade, originalidade e harmonia da decoração; Alegria e integração dos moradores da rua ou condomínio; utilização da marca dos Promotores do Concurso; respeito à natureza, ao bem público e limpeza da rua ou condomínio; não utilização dos logotipos, palavras, títulos, símbolos e qualquer outra marca que esteja nas “diretrizes públicas – marcas oficiais da FIFA” ou em seu Site:https://www.fifa.com/fifaplus/en/tournaments/mens/worldcup/qatar2022“, explica.Aldemir destaca que a seleção brasileira vai jogar nos 24 e 28 de novembro e 2 dezembro e que a Comissão Julgadora, composta por 9 membros, vai visitar as ruas sempre um dia antes e dará notas de 5 a 10.Premiação1° Lugar:200 kg de carne para o churrasco da comemoração 25 Caixas de cerveja em lata; 15 fardo de refrigerantes de 2Lt; 1 Kit esportivo contendo: 2 bolas de futebol, 2 bolas de futsal, 2 bolas de Voleibol.2° Lugar:100 kg de carne para comemoração; 15 caixas de cerveja em Lata; 10 fardos de refrigerantes de 2Ls; 1 Kit esportivo contendo: 01 bolas de futebol, 01 bola de futsal, 01 bola de Voleibol.3° Lugar:50 kg de carnes para comemoração; 10 Caixas de Cerveja em Lata; 5 Fardo de Refrigerantes de 2Lt; 1 Kit Esportivo contendo: 01 bolas de futebol, 01 bola de futs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ncurso ‘Minha Rua é Louca pelo Brasil’ foi lançado nesta segunda-feira, 7, em Cruzeiro do Sul pela Associação Comercial, Federação das Associações Comerciais e Empresariais...</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05/cartao-auxilio-brasil.jpg?resize=400%2C240&amp;ssl=1</text:p>
          </table:table-cell>
          <table:table-cell office:value-type="string" calcext:value-type="string">
            <text:p>Destaque 4</text:p>
          </table:table-cell>
          <table:table-cell office:value-type="string" calcext:value-type="string">
            <text:p>Mais de 40 mil famílias estão ameaçadas de perder o Auxílio Brasil em Rio Branco</text:p>
          </table:table-cell>
          <table:table-cell office:value-type="string" calcext:value-type="string">
            <text:p>https://ac24horas.com/2022/11/07/mais-de-40-mil-familias-estao-ameacadas-de-perder-o-auxilio-brasil-em-rio-branco/</text:p>
          </table:table-cell>
          <table:table-cell office:value-type="string" calcext:value-type="string">
            <text:p>Cerca de 40 mil dos 53.754 beneficiários do Programa do Governo Federal Auxílio Brasil em Rio Branco estão ameaçados de ter o benefício suspenso ou até mesmo bloqueado em definitivo. A alerta é da coordenadora do programa Cíntia Martins, que está convocando toda as pessoas ligadas a atualizar os itens exigidos para continuar no programa.“Quem não estiver com o Cadastro Único atualizado, e outros exigidos, vai ter o pagamento suspenso, podendo até bloqueado de vez”, alertou a coordenadora.Para receber o Auxílio Brasil, as pessoas são obrigadas a uma série de exigências, dentre as quais de manterem os filhos na escola, a carteira de vacinação atualizada, e as grávidas fazerem o pré-natal. Cerca de 30% dos beneficiários tem como única renda o auxílio dado pelo governo federal, e perdê-lo é mesmo que tirar toda a comida da mesa.Exigir a atualização do Cadastro Único e dos demais documentos exigidos para o recebimento do benefício foi a maneira encontrada pelas autoridades para forçar com que os pais cuidem da saúde dos filhos e melhore a cobertura vacinal em Rio Branco, que é considerada baixa.“Convoco todos para fazer o acompanhamento de saúde, tendo em vista que já estamos chegando à segunda vigência e temos alcançado poucas legendas. É necessário que todos cumpram com esse quesito”, disse Cíntia Martins.A coordenadora alertou que esse acompanhamento de saúde é feito de forma individual, sendo obrigatório a presença de todos os indivíduos cadastrados, e que a ausência pode significar a suspensão ou até o bloqueio do benefício. “Não queremos de forma alguma que isso venha acontecer, conclui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erca de 40 mil dos 53.754 beneficiários do Programa do Governo Federal Auxílio Brasil em Rio Branco estão ameaçados de ter o benefício suspenso ou até...</text:p>
          </table:table-cell>
          <table:table-cell office:value-type="string" calcext:value-type="string">
            <text:p>Antônio Malvadeza</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hatsApp-Image-2022-11-07-at-12.32.36.jpeg?resize=400%2C240&amp;ssl=1</text:p>
          </table:table-cell>
          <table:table-cell office:value-type="string" calcext:value-type="string">
            <text:p>Acre</text:p>
          </table:table-cell>
          <table:table-cell office:value-type="string" calcext:value-type="string">
            <text:p>Acre participa da 25º conferência nacional da UNALE</text:p>
          </table:table-cell>
          <table:table-cell office:value-type="string" calcext:value-type="string">
            <text:p>https://ac24horas.com/2022/11/07/acre-participa-da-25o-conferencia-nacional-da-unale/</text:p>
          </table:table-cell>
          <table:table-cell office:value-type="string" calcext:value-type="string">
            <text:p>Politica, economia, empreendedorismo, sustentabilidade, segurança, turismo, saúde, educação e outros temas vão nortear a 25º edição da Conferência União Nacional dos Legisladores e Legislativos Estaduais, UNALE, que acontece de 9 a 11, em Recife, PÉ.Com o tema o “Rumo do Parlamento do Futuro”, a conferência vai debater a fundo as principais questões no cenários nacional e internacional sobre política, o principal eixo do encontro.O Acre vai está no centro do debate com 21 parlamentares, entre eles o secretário geral da UNALE, Luís Tchê. O intercâmbio de informações e estratégias entre os parlamentares de todo o Brasil é o ponto forte da reunião.O presidente da ALEAC, Nicolau Junior, disse que todos os 24 parlamentares foram convidados e que o Acre vai está bem representado no evento.“ Vamos fortalecer esse debate e trocar experiências de gestão com outros estados. É um momento de debater as problemáticas de cada região e certamente essa capacitação, vai apontar propostas que possam ser aplicadas aqui para melhorar a vida da nossa gente”, disse Nicolau.Por conta da participação da delegação acreana no evento, não haverá sessões essa semana na Aleac.Durante a conferência serão ministradas palestras, oficinas e painéis por personalidades de renome internacional.ALEAC vai fazer cobertura do eventoEquipe de comunicação da ALEAC vai cobrir o evento ofertando todo suporte e informações da conferência pelo sitehttp://www.al.ac.leg.br/, enviando releases diários com imagens e fotos depoimentos dos parlamentares, transmissões ao vivo (link a ser informado) com transmissões diár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litica, economia, empreendedorismo, sustentabilidade, segurança, turismo, saúde, educação e outros temas vão nortear a 25º edição da Conferência União Nacional dos Legisladores e Legislativos Estaduais, UNALE,...</text:p>
          </table:table-cell>
          <table:table-cell office:value-type="string" calcext:value-type="string">
            <text:p>Assessoria</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BOLSOS-2.jpg?resize=400%2C240&amp;ssl=1</text:p>
          </table:table-cell>
          <table:table-cell office:value-type="string" calcext:value-type="string">
            <text:p>Acre</text:p>
          </table:table-cell>
          <table:table-cell office:value-type="string" calcext:value-type="string">
            <text:p>Manifestantes intimidam trabalho da imprensa em manifestação</text:p>
          </table:table-cell>
          <table:table-cell office:value-type="string" calcext:value-type="string">
            <text:p>https://ac24horas.com/2022/11/07/manifestantes-intimidam-trabalho-da-imprensa-em-manifestacao-no-4-bis-em-rio-branco/</text:p>
          </table:table-cell>
          <table:table-cell office:value-type="string" calcext:value-type="string">
            <text:p>Durante a manifestação realizada por apoiadores do presidente da República, Jair Bolsonaro (PL), em frente ao 4º Batalhão de Infantaria de Selva (4º BIS), nesta segunda-feira, 7, ocorreu intensas críticas a profissionais da imprensa pela cobertura dada nas manifestações.De acordo com os manifestantes, a imprensa vem sendo parcial aos protestos e, para eles, usam a manifestação para divulgar informações infundadas.Em certo momento do protesto, um grupo de pessoas criticou a forma de trabalho nas redações jornalísticas de alguns jornais do Estado. “O ac24horas só divulga mentiras, eles mentem e não mostram a verdade”, reclamou um dos manifestantes.Em forma de intimidação, o grupo de “patriotas” resolveu ditar regras e pediram que os detalhes fossem divulgados por jornalistas. “Vamos ver se vocês vão colocar na íntegra os vídeo”, questionou outro membro do movimento que não teve a identidade revelad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urante a manifestação realizada por apoiadores do presidente da República, Jair Bolsonaro (PL), em frente ao 4º Batalhão de Infantaria de Selva (4º BIS), nesta segunda-feira,...</text:p>
          </table:table-cell>
          <table:table-cell office:value-type="string" calcext:value-type="string">
            <text:p>Saimo Martin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4-BIS-BOLSO.jpg?resize=400%2C240&amp;ssl=1</text:p>
          </table:table-cell>
          <table:table-cell office:value-type="string" calcext:value-type="string">
            <text:p>Acre</text:p>
          </table:table-cell>
          <table:table-cell office:value-type="string" calcext:value-type="string">
            <text:p>Manifestantes negam ser Bolsonaristas: “somos patriotas”</text:p>
          </table:table-cell>
          <table:table-cell office:value-type="string" calcext:value-type="string">
            <text:p>https://ac24horas.com/2022/11/07/manifestantes-negam-ser-bolsonaristas-e-cantam-hino-nacional-durante-protesto-somos-patriotas/</text:p>
          </table:table-cell>
          <table:table-cell office:value-type="string" calcext:value-type="string">
            <text:p>Na manhã desta segunda-feira, 7, centenas de apoiadores do presidente da República, Jair Bolsonaro (PL), realizam um ato em frente ao 4º Batalhão de Infantaria de Selva (4º BIS), em protesto ao resultado das urnas que proclamou a vitória de Lula para a presidência do Brasil.Bastante empenhados no movimento e revoltados com a imprensa, os manifestantes alegaram à reportagem do ac24horas que não fazem parte do ato em prol do Bolsonarismo, mas sim, em defesa da pátria. “Não somos Bolsonaristas e sim patriotas e estamos defendendo o Brasil”, comentou.A manifestação “pacífica” ocorre mesmo após a decisão do ministro Alexandre de Moraes do Supremo Tribunal Federal (STF) que solicitou a desobstrução imediata de vias públicas pela Polícia Militar do Estado.Apesar da decisão, nenhuma via e nem a entrada do 4° BIS se encontra obstruída. A Polícia Militar já esteve no local realizando a patrulha e garantindo a ordem da manifestação.Veja o vídeo:Please enable JavaScriptplay-rounded-fillLink02:38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7, centenas de apoiadores do presidente da República, Jair Bolsonaro (PL), realizam um ato em frente ao 4º Batalhão de Infantaria de...</text:p>
          </table:table-cell>
          <table:table-cell office:value-type="string" calcext:value-type="string">
            <text:p>Saimo Martin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everton-palmeiras-libertadores-2021-photo-by-franklin-jacome-scaled.jpg?resize=400%2C240&amp;ssl=1</text:p>
          </table:table-cell>
          <table:table-cell office:value-type="string" calcext:value-type="string">
            <text:p>Acre</text:p>
          </table:table-cell>
          <table:table-cell office:value-type="string" calcext:value-type="string">
            <text:p>Weverton é o primeiro acreano convocado para uma Copa</text:p>
          </table:table-cell>
          <table:table-cell office:value-type="string" calcext:value-type="string">
            <text:p>https://ac24horas.com/2022/11/07/weverton-entra-para-historia-ao-ser-o-primeiro-acreano-convocado-para-uma-copa-do-mundo/</text:p>
          </table:table-cell>
          <table:table-cell office:value-type="string" calcext:value-type="string">
            <text:p>O goleiro Weverton é o primeiro jogador de futebol do Acre a ser convocado para uma Copa do Mundo. Na manhã desta segunda-feira, 7, o técnico Tite, convocou os 26 atletas que vão defender a seleção brasileira que vai disputar a Copa do Mundo no Catar, a partir do próximo dia 19 de novembro.Aos 34 anos, o goleiro multicampeão do Palmeiras que começou nos campinhos de várzea em Rio Branco e se destacou ao disputar uma Copa São Paulo de Futebol Júnior, coroa uma carreira de sucesso com a convocação. Weverton coleciona diversos títulos e é considerado um dos melhores goleiros do país há muitos anos. Já conquistou por 6 vezes o título de melhor goleiro do Campeonato Brasileiro e em 2020 foi eleito o melhor goleiro a Copa do Brasil.Em sua trajetória, tem no currículo, como principais títulos, dois campeonatos brasileiros, uma Copa do Brasil, dois títulos da Libertadores e o título nas Olímpiadas do Rio de Janeiro em 2016.Como acreano, Weverton vai se tornando cada vez mais histórico ao alcançar um nível de sucesso no futebol nunca atingido por outro atleta e vai ser o primeiro acreano a disputar uma Copa do Mundo. Ao lado do ex-jogador de vôlei, Carlão, são os únicos atletas nascidos no Acre a ganhar uma medalha de ouro em Olímpiadas.Confira a lista dos demais convocados para a Copa do Mundo:GOLEIROSAlisson (Liverpool) Ederson (Manchester City) Weverton (Palmeiras)LATERAIS DIREITOSDaniel Alves (Pumas) Danilo (Juventus) Alex Telles (Sevilla) Alexsandro (Juventus)ZAGUEIROSBremer (Juventus) Eder Militão (Real Madrid) Marquinhos (PSG) Thiago Silva (Chelsea)MEIO-CAMPISTASCasemiro (Manchester United) Everton Ribeiro (Flamengo) Bruno Guimarães (Newcastle) Fabinho (Liverpool) Fred (Manchester United) Lucas Paquetá (West Ham)ATACANTESAntony (Manchester United) Gabriel Jesus (Arsenal) Gabriel Martinelli (Arsenal) Neymar (PSG) Pedro (Flamengo) Raphinha (Barcelona) Richarlison (Tottenham) Rodrygo (Real Madrid) Vinicius Júnior (Real Madrid)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leiro Weverton é o primeiro jogador de futebol do Acre a ser convocado para uma Copa do Mundo. Na manhã desta segunda-feira, 7, o técnic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CONVOCADOS-2.jpg?resize=400%2C240&amp;ssl=1</text:p>
          </table:table-cell>
          <table:table-cell office:value-type="string" calcext:value-type="string">
            <text:p>Destaque 7</text:p>
          </table:table-cell>
          <table:table-cell office:value-type="string" calcext:value-type="string">
            <text:p>Tite convoca os 26 atletas da seleção brasileira para a Copa do Mundo</text:p>
          </table:table-cell>
          <table:table-cell office:value-type="string" calcext:value-type="string">
            <text:p>https://ac24horas.com/2022/11/07/tite-convoca-os-26-atletas-da-selecao-brasileira-para-a-copa-do-mundo-confira-a-lista/</text:p>
          </table:table-cell>
          <table:table-cell office:value-type="string" calcext:value-type="string">
            <text:p>A seleção que defenderá o Brasil na Copa do Mundo do Catar, a partir do próximo dia 20, está convocada. A relação com os 26 jogadores que buscarão o hexacampeonato mundial foi divulgada pelo técnico Tite nesta segunda-feira (7), no auditório da Confederação Brasileira de Futebol (CBF), na Barra da Tijuca, zona oeste do Rio de Janeiro.A lista tem nove remanescentes da equipe do último Mundial, há quatro anos, na Rússia. Três deles (o zagueiro Thiago Silva, o lateral Daniel Alves e o atacante Neymar) ainda defenderam o país na Copa de 2014 (Brasil). Thiago e Daniel, por sua vez, caminham para a quarta participação da carreira, já que também representaram o Brasil na edição de 2010, na África do Sul. Quinze atletas terão a oportunidade de jogar o torneio pela primeira vez. O presidente da CBF, Ednaldo Rodrigues, será o chefe da delegação.Todos os jogadores integram uma lista prévia, com 55 nomes, que Tite enviou à Federação Internacional de Futebol (Fifa) no último dia 21 de outubro. A CBF e o treinador optaram por não divulgarem, oficialmente, quem fez parte da relação. Uma eventual troca, somente por lesão, pode ser realizada até um dia antes da estreia brasileira, desde que o novo atleta conste entre os 55 pré-convocados.Os convocados se apresentam à seleção na próxima segunda-feira (14), em Turim (Itália), onde o grupo se concentrará por cinco dias no centro de treinamento da Juventus, antes da viagem para Doha (Catar). A estreia na Copa será no próximo dia 24, às 16h (horário de Brasília), no Estádio Lusail, contra a Sérvia. No dia 28, às 13h, a equipe canarinho terá pela frente a Suíça, no Estádio 974. No dia 2 de dezembro, os comandados de Tite voltam ao Lusail, para encarar Camarões, às 16h, encerrando a participação no Grupo G, pela primeira fase.GOLEIROSAlisson (Liverpool) Ederson (Manchester City) Weverton (Palmeiras)LATERAIS DIREITOSDaniel Alves (Pumas) Danilo (Juventus) Alex Telles (Sevilla) Alexsandro (Juventus)ZAGUEIROSBremer (Juventus) Eder Militão (Real Madrid) Marquinhos (PSG) Thiago Silva (Chelsea)MEIO-CAMPISTASCasemiro (Manchester United) Everton Ribeiro (Flamengo) Bruno Guimarães (Newcastle) Fabinho (Liverpool) Fred (Manchester United) Lucas Paquetá (West Ham)ATACANTESAntony (Manchester United) Gabriel Jesus (Arsenal) Gabriel Martinelli (Arsenal) Neymar (PSG) Pedro (Flamengo) Raphinha (Barcelona) Richarlison (Tottenham) Rodrygo (Real Madrid) Vinicius Júnior (Real Madrid).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seleção que defenderá o Brasil na Copa do Mundo do Catar, a partir do próximo dia 20, está convocada. A relação com os 26 jogadores...</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hatsApp-Image-2022-11-07-at-10.42.09.jpeg?resize=400%2C240&amp;ssl=1</text:p>
          </table:table-cell>
          <table:table-cell office:value-type="string" calcext:value-type="string">
            <text:p>Acre</text:p>
          </table:table-cell>
          <table:table-cell office:value-type="string" calcext:value-type="string">
            <text:p>Gonzaga participa do lançamento da campanha “Lugar de Autista é em todos os lugares”, no Juruá</text:p>
          </table:table-cell>
          <table:table-cell office:value-type="string" calcext:value-type="string">
            <text:p>https://ac24horas.com/2022/11/07/gonzaga-participa-do-lancamento-da-campanha-lugar-de-autista-e-em-todos-os-lugares-no-jurua/</text:p>
          </table:table-cell>
          <table:table-cell office:value-type="string" calcext:value-type="string">
            <text:p>Na última sexta-feira (4) aconteceu no Teatro Dos Náuas, em Cruzeiro do Sul, o lançamento da campanha “Lugar de Autista é em Todos os Lugares”.O Ministério Público do Estado do Acre (MPAC), por meio do Centro de Apoio Operacional (Caop) de Defesa da Saúde, Pessoa Idosa e Pessoa com Deficiência, estendeu o convite além de sua participação no referido evento ao médico especialista em autismo, Mazinho Maciel, para integrar permanentemente o grupo criado em defesa dos direitos dos autistas, o GT-TEA.O deputado Luiz Gonzaga (PSDB), defensor dos direitos das pessoas com Transtorno do Espectro Autismo (TEA), também foi convidado a participar do evento.Mazinho e Gonzaga agradeceram o convite feito pela coordenadora do Caop, procuradora de Justiça Gilcely Evangelista, e pelo procurador Glaucio Oshiro.“O convite do MPAC foi aceito imediatamente. Não tenho dúvidas que essa parceiria trará bons frutos para toda sociedade acreana em especial aos autistas e seus familiares”, disse Mazinho.O deputado Gonzaga aproveitou para reforçar seu empenho em lutar na Aleac pelo direito a um tratamento digno aos autistas.“Lugar de autista é onde ele quiser, que possamos ver cada dia mais nossos autistas mais livres, com mais oportunidades, com mais espaço na nossa sociedade. É um grande marco para nosso povo autista Acreano, vamos trabalhar para que cada vez mais eles possam ter seus direitos”, disse o parlamentar.Já no sábado (5), o promotor Glaucio Oshiro acompanhado da também promotora Luana Diniz realizaram uma visita institucional ao CENTRIN na cidade de Tarauacá onde atualmente 82 crianças são contempladas com terapias multidisciplinares.Na ocasião, as autoridades do MPAC, a prefeita Maria Lucinéia e Mazinho, idealizador do projeto, percorreram o local que hoje oferece a melhor estrutura do estado sendo custeado 100% com recursos municip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última sexta-feira (4) aconteceu no Teatro Dos Náuas, em Cruzeiro do Sul, o lançamento da campanha “Lugar de Autista é em Todos os Lugares”. 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ASSAI-ACRE.jpeg?resize=400%2C240&amp;ssl=1</text:p>
          </table:table-cell>
          <table:table-cell office:value-type="string" calcext:value-type="string">
            <text:p>Acre</text:p>
          </table:table-cell>
          <table:table-cell office:value-type="string" calcext:value-type="string">
            <text:p>Assaí Atacadista abre vagas temporárias no Acre e Rondônia</text:p>
          </table:table-cell>
          <table:table-cell office:value-type="string" calcext:value-type="string">
            <text:p>https://ac24horas.com/2022/11/07/assai-atacadista-abre-vagas-temporarias-no-acre-e-rondonia/</text:p>
          </table:table-cell>
          <table:table-cell office:value-type="string" calcext:value-type="string">
            <text:p>O Assaí Atacadista está com vagas temporárias para atuação no seu parque de lojas do Acre e Rondônia. As oportunidades de atuação no período de festas representam uma possibilidade de renda nos últimos meses do ano e contam com possibilidade de efetivação.Entre as funções disponíveis no processo seletivo estão a de Operador(a) de Caixa, Repositor(a) de Mercearia e Repositor(a) de Perecíveis. Os(as) candidatos(as) devem ter mais de 18 anos, ensino médio completo e disponibilidade para trabalhar em escala 6×1 – inclusive aos finais de semana e no período tarde e noite – entre 22 de novembro e 31 de dezembro.O processo seletivo é híbrido e para participar, é necessário ter em mãos, RG, CPF, número de telefone e endereço de e-mail e se cadastrar, até o dia 13 de novembro, exclusivamente no link:https://candidato.luandre.com.br/cadast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ssaí Atacadista está com vagas temporárias para atuação no seu parque de lojas do Acre e Rondônia. As oportunidades de atuação no período de festa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MANIFESTO-4-BIS.jpg?resize=400%2C240&amp;ssl=1</text:p>
          </table:table-cell>
          <table:table-cell office:value-type="string" calcext:value-type="string">
            <text:p>Acre</text:p>
          </table:table-cell>
          <table:table-cell office:value-type="string" calcext:value-type="string">
            <text:p>Manifestantes mantêm protesto mesmo após decisão de Moraes</text:p>
          </table:table-cell>
          <table:table-cell office:value-type="string" calcext:value-type="string">
            <text:p>https://ac24horas.com/2022/11/07/manifestantes-mantem-protesto-em-frente-ao-4-bis-mesmo-apos-decisao-do-ministro-alexandre-de-moraes/</text:p>
          </table:table-cell>
          <table:table-cell office:value-type="string" calcext:value-type="string">
            <text:p>Centenas de apoiadores do presidente da República, Jair Bolsonaro (PL), se mantém firmes nesta segunda-feira, 7, na manifestação em frente ao 4º Batalhão de Infantaria de Selva (4º BIS), em protesto ao resultado das urnas mesmo após a decisão do ministro Alexandre de Moraes do Supremo Tribunal Federal (STF) que solicitou a desobstrução imediata de vias públicas pela Polícia Militar do Estado.O batalhão do Exército recebe manifestantes desde a quarta-feira, 2, onde eles solicitaram uma intervenção militar contra a posse do presidente eleito Luiz Inácio Lula da Silva (PT), ato considerado antidemocrático e criminoso. Além das intensas reclamações de moradores da região, que alegam perturbação do sossego.Apesar da decisão, nenhuma via e nem a entrada do 4° BIS se encontra obstruída. A Polícia Militar já esteve no local realizando a patrulha e garantindo a ordem.Pela determinação, a PM teria poucas horas para a retirada dos manifestantes, Moraes determinou ainda que cada veículo que estiver sendo usado para o bloqueio seja multado em R$ 100 mil. A ordem atende a um pedido do Ministério Público do Acre (MPAC), que alega que a PM está se omitindo a fazer a desobstru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entenas de apoiadores do presidente da República, Jair Bolsonaro (PL), se mantém firmes nesta segunda-feira, 7, na manifestação em frente ao 4º Batalhão de Infantaria de...</text:p>
          </table:table-cell>
          <table:table-cell office:value-type="string" calcext:value-type="string">
            <text:p>Saimo Martin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1bombanuclear.jpg?resize=400%2C240&amp;ssl=1</text:p>
          </table:table-cell>
          <table:table-cell office:value-type="string" calcext:value-type="string">
            <text:p>Charge</text:p>
          </table:table-cell>
          <table:table-cell office:value-type="string" calcext:value-type="string">
            <text:p>Sem bomba</text:p>
          </table:table-cell>
          <table:table-cell office:value-type="string" calcext:value-type="string">
            <text:p>https://ac24horas.com/2022/11/07/sem-bomba/</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pecuarista-niteroi.jpg?resize=400%2C240&amp;ssl=1</text:p>
          </table:table-cell>
          <table:table-cell office:value-type="string" calcext:value-type="string">
            <text:p>Destaque 4</text:p>
          </table:table-cell>
          <table:table-cell office:value-type="string" calcext:value-type="string">
            <text:p>Pecuarista do Acre nega financiamento de manifestações e defende prisão de Moraes</text:p>
          </table:table-cell>
          <table:table-cell office:value-type="string" calcext:value-type="string">
            <text:p>https://ac24horas.com/2022/11/07/pecuarista-do-acre-nega-financiamento-de-manifestacoes-fala-em-fraude-nas-eleicoes-e-defende-prisao-de-moraes/</text:p>
          </table:table-cell>
          <table:table-cell office:value-type="string" calcext:value-type="string">
            <text:p>O pecuarista Henrique Luiz Cardoso Neto, proprietário da Fazenda Nitheroy, na estrada de Senador Guiomard, conversou com oac24horasna manhã desta segunda-feira, 7, e negou que seja um dos financiadores do movimento que ocorre em frente ao 4° Batalhão de Infantaria de Selva (4º BIS), em Rio Branco.No entanto, apesar da negativa, Cardoso contou que caso tivesse recursos, ele financiaria a manifestação em prol do país. “Não financiei nada, estou aperreado agora. Meu total repúdio a esse cabeça de ovo. Enquanto ninguém tomar uma atitude, ele [Moraes] vai achar que é o dono do Brasil”, declarou.O pecuarista contou que esteve na manifestação, contudo, explicou que sua revolta não é contra o resultado das urnas, mas sim, contra uma “suposta” fraude nas eleições presidenciais. “Sou a favor do Bolsonaro, acho que houve fraude nas eleições, tenho certeza. Estou questionando que em várias urnas houve fraude e tá na hora de se manifestar porque alguém tem que parar o Alexandre de Moraes, pois o Brasil não pode ficar refém dele, está na hora de cortar esse mal pela raiz porque ele tá extrapolando a legalidade. Sou a favor da prisão do Moraes, ele é corrupto”, comentou, indignado.Na noite de domingo, 6, o ministro Alexandre de Moraes, do Supremo Tribunal Federal (STF), determinou que a Polícia Militar (PM) do Acre retire manifestantes que estão em frente ao 4º Batalhão de Infantaria de Selva (4º BIS).O batalhão do Exército recebe manifestantes desde a quarta-feira (2), eles solicitaram uma intervenção militar contra a posse do presidente eleito Luiz Inácio Lula da Silva (PT), ato considerado antidemocrático e criminoso. Além das intensas reclamações de moradores da região, que alegam perturbação do sosseg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ecuarista Henrique Luiz Cardoso Neto, proprietário da Fazenda Nitheroy, na estrada de Senador Guiomard, conversou com o ac24horas na manhã desta segunda-feira, 7, e negou...</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07/GLADSON_APONTA.jpg?resize=400%2C240&amp;ssl=1</text:p>
          </table:table-cell>
          <table:table-cell office:value-type="string" calcext:value-type="string">
            <text:p>Acre</text:p>
          </table:table-cell>
          <table:table-cell office:value-type="string" calcext:value-type="string">
            <text:p>Gladson quer Acre com mais financiamento ambiental na COP 27</text:p>
          </table:table-cell>
          <table:table-cell office:value-type="string" calcext:value-type="string">
            <text:p>https://ac24horas.com/2022/11/07/gladson-ve-desmate-como-desafio-e-quer-acre-com-mais-financiamento-ambiental-na-cop-27/</text:p>
          </table:table-cell>
          <table:table-cell office:value-type="string" calcext:value-type="string">
            <text:p>Para o governador Gladson Cameli, o maior desafio do Acre na área ambiental é a redução do desmatamento ilegal e ampliar os projetos que atendam, no contexto das mudanças climáticas, as populações tradicionais e os produtores rurais de todo o Estado.Cameli pede que os acreanos acompanhem, pelas redes sociais, a movimentação da comitiva acreana na COP 27, que começou neste domingo (6) no Egito.“Vamos participar de agendas com nossos principais financiadores da Alemanha e Reino Unido. Com união, acreditamos em ampliar as parcerias”, disse o governador.A Conferência das Nações Unidas sobre Mudanças Climáticas de 2022, mais comumente referida como Conferência das Partes da UNFCCC, ou COP27, está sendo realizada como a 27ª Conferência das Nações Unidas sobre Mudanças Climáticas , e ocorre de 6 de novembro a 18 de novembro de 2022 em Sharm El Sheikh , Egito. Será realizado sob a presidência do ministro egípcio das Relações Exteriores, Sameh Shoukry , com a presença de mais de 90 chefes de Estado e representantes de 190 países.A conferência é realizada anualmente desde o primeiro acordo climático da ONU em 1992 . É usado pelos governos para concordar com políticas para limitar o aumento da temperatura global e se adaptar aos impactos associados às mudanças climátic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ara o governador Gladson Cameli, o maior desafio do Acre na área ambiental é a redução do desmatamento ilegal e ampliar os projetos que atendam, n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JESSICA-COPA.jpg?resize=400%2C240&amp;ssl=1</text:p>
          </table:table-cell>
          <table:table-cell office:value-type="string" calcext:value-type="string">
            <text:p>Acre</text:p>
          </table:table-cell>
          <table:table-cell office:value-type="string" calcext:value-type="string">
            <text:p>Blogueira do Acre vence concurso da CBF e irá para a Copa, no Catar</text:p>
          </table:table-cell>
          <table:table-cell office:value-type="string" calcext:value-type="string">
            <text:p>https://ac24horas.com/2022/11/07/blogueira-do-acre-vence-concurso-da-cbf-e-ira-para-a-copa-do-mundo-no-catar/</text:p>
          </table:table-cell>
          <table:table-cell office:value-type="string" calcext:value-type="string">
            <text:p>A Influenciadora digital acreana Jéssica Ingrede foi uma das seis pessoas mais votadas dentro de um concurso lançado pela Confederação Brasileira de Futebol (CBF) e, portanto, será levada para assistir de perto todos os jogos da Copa do Mundo, no Catar.Ela fará parte do grupo oficial de criadores de conteúdo da seleção brasileira, após obter mais de 14 mil votos do público. Entre os seis escolhidos, a acreana e a única mulher e a mais bem votada.Para se tornar uma das escolhidas, ela teve de passar por várias fases dentro do processo de votação. Nas redes sociais, ela agradeceu a colocação e a participação dos seguidores.“Obrigada a todos vocês. Obrigada por cada voto, cada compartilhamento, cada torcida. Estou eufórica. Se não fosse esse apoio eu não estaria vivendo esse sonho”.View this post on InstagramA post shared by Jéssica Ingrede (@jessicaingre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Influenciadora digital acreana Jéssica Ingrede foi uma das seis pessoas mais votadas dentro de um concurso lançado pela Confederação Brasileira de Futebol (CBF) e, portanto,...</text:p>
          </table:table-cell>
          <table:table-cell office:value-type="string" calcext:value-type="string">
            <text:p>Thais Faria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003_cristiano_ronaldo_e_lionel_messi_durante_partida_juventus_x_barcelona.jpg?resize=400%2C240&amp;ssl=1</text:p>
          </table:table-cell>
          <table:table-cell office:value-type="string" calcext:value-type="string">
            <text:p>Destaque 6</text:p>
          </table:table-cell>
          <table:table-cell office:value-type="string" calcext:value-type="string">
            <text:p>Copa do Catar marca fim da era Messi e Cristiano Ronaldo em mundiais</text:p>
          </table:table-cell>
          <table:table-cell office:value-type="string" calcext:value-type="string">
            <text:p>https://ac24horas.com/2022/11/07/copa-do-catar-marca-fim-da-era-messi-e-cristiano-ronaldo-em-mundiais/</text:p>
          </table:table-cell>
          <table:table-cell office:value-type="string" calcext:value-type="string">
            <text:p>Não há duvidas de que Lionel Messi e Cristiano Ronaldo são os maiores nomes de futebol do século XXI. Juntos, os astros argentino e português colecionam 11 prêmios de melhor jogador do planeta pela Federação Internacional de Futebol (Fifa), nove títulos de Liga dos Campeões da Europa (onde, aliás, são os principais artilheiros e únicos a terem ultrapassado a barreira dos 100 gols), entre outros recordes. A era deles, porém, está chegando ao fim e a Copa do Mundo deste ano será a última com a presença de ambos.Será o quinto Mundial de cada um, o que os igualará a mais quatro nomes (os mexicanos Antonio Carbajal e Rafa Márquez, o alemão Lothar Matthäus e o italiano Gianlugi Buffon) como jogadores com mais participações no evento. Messi, de 35 anos, anunciou recentemente que a Copa do Catar será a derradeira da carreira. Ronaldo, dois anos mais velho, ainda não fala em adeus e deseja estar na edição de 2026 (Canadá, Estados Unidos e México), aos 41 anos.A trajetória de ambos em Copas teve início em 2006. À época com 18 anos, Messi ainda não era o protagonista que viria a se tornar no Barcelona (Espanha), mas era apontado como candidato a revelação do torneio disputado na Alemanha. Ele esteve presente em três jogos do Mundial. A estreia foi na segunda rodada da fase de grupos, na goleada por 6 a 0 sobre Sérvia e Montenegro. Reserva, o atacante entrou no lugar do meia Máxi Rodriguez aos 29 minutos do segundo tempo. Participou do quarto gol, marcado pelo centroavante (e hoje técnico) Hernán Crespo, além de balançar as redes para fazer o quinto tento argentino na partida.Com a seleção alviceleste garantida nas oitavas de final, Messi ganhou chance como titular no duelo seguinte, no empate sem gols com a Holanda. No mata-mata, iniciou no banco o jogo com o México, no dia em que completou 19 anos, entrando em campo aos 39 minutos da etapa final. Discreto, o atacante não recebeu oportunidade nas quartas de final, quando a Argentina foi eliminada pela Alemanha nos pênaltis, gerando críticas ao técnico José Pekerman.Naquele mesmo Mundial, Ronaldo já era um dos principais nomes da seleção portuguesa de Luiz Felipe Scolari, embora o protagonista ainda fosse o veterano Luís Figo. Este último, aos 33 anos, preparava-se para transferir o bastão de líder rubro-verde justamente ao então jovem de 21 anos, titular desde o vice-campeonato europeu em 2004 e que balançou as redes pela primeira vez em uma Copa (edição da Alemanha) na vitória por 2 a 0 sobre o Irã, na segunda rodada, cobrando pênalti.Nas oitavas de final, diante da Holanda, Ronaldo foi uma das vítimas do jogo mais violento da história das Copas (16 amarelos e quatro vermelhos), deixando o gramado contundido no primeiro tempo – Portugal venceu por 1 a 0. Nas quartas, foi dele o gol que decretou a classificação lusitana às semifinais, nos pênaltis, contra a Inglaterra. O atacante ainda esteve presente nas derrotas para França (semifinal) e Alemanha (disputa pelo terceiro lugar).De promessas a estrelasQuatro anos depois, Messi e Ronaldo já eram os principais astros do futebol mundial, ambos com um prêmio de melhor do mundo cada, sendo o argentino o detentor do posto quando a bola rolou na Copa da África do Sul. A dupla, porém, decepcionou. Apesar da ótima atuação na goleada por 4 a 1 sobre a Coreia do Sul, participando dos quatro gols da Argentina, o então craque do Barcelona passou em branco na competição e foi questionado por não render na seleção o tanto que apresentava no clube espanhol.O português, por sua vez, foi eleito o melhor em campo nos três jogos da primeira fase, ainda que longe de brilhar nos empates sem gols com Costa do Marfim e Brasil e na goleada por 7 a 0 sobre a Coreia do Norte, em que balançou as redes pela única vez na edição. Na eliminação para a futura campeã Espanha, nas oitavas de final (derrota por 1 a 0), CR7 foi criticado por se recusar a dar entrevistas mesmo sendo capitão da seleção e por cuspir na direção de um cinegrafista na saída do gramado.Na edição do Mundial no Brasil (2014), Messi, enfim, foi protagonista em uma Copa do Mundo. Ele marcou quatro vezes nos três primeiros jogos da Argentina e deu assistência para o atacante Ángel Di Maria fazer, na prorrogação, o gol da vitória sobre a Suíça, por 1 a 0, que levou a equipe alviceleste às quartas de final. Com a braçadeira de capitão, o camisa 10 liderou os hermanos à decisão, mesmo sem balançar as redes no mata-mata. Diante da Alemanha, porém, o craque não aproveitou as chances e a meta de ser campeão mundial no Maracanã sucumbiu ao gol do meia Mario Gotze. Ainda assim, foi eleito o melhor jogador do torneio.A participação de Ronaldo foi curta. Então melhor do mundo, o português chegou ao Mundial no Brasil sofrendo com lesões. A goleada sofrida para os alemães (4 a 0) e o empate por 2 a 2 com os Estados Unidos praticamente sentenciaram o duelo com Gana, na última rodada da fase de grupos, a somente cumprir tabela. O camisa 7 até deixou a marca dele, garantindo o triunfo rubro-verde por 2 a 1, mas Portugal se despediu antes do mata-mata.Veio, então, a Copa da Rússia (2018). Após as derrotas nas finais das Copas Américas de 2015 e 2016 (ambas para o Chile), Messi chegou a anunciar que se aposentaria da seleção, mas voltou atrás. Na estreia dos hermanos o camisa 10 perdeu um pênalti (empate por 1 a 1 com a Islândia) e pouco conseguiu fazer na derrota para a Croácia ( 3 a 0). O craque desencantou contra a Nigéria, marcando o primeiro gol da vitória por 2 a 1, que classificou os argentinos. Nas oitavas de final, apesar de duas assistências, ele viu a França, do atacante Kylian Mbappé, vencer por 4 a 3 e adiar, novamente, o sonho do título mundial.Ronaldo chegou à Rússia novamente como melhor do mundo, além de campeão europeu por Portugal, dois anos antes. Na estreia, tornou-se o atleta mais velho (33 anos e 130 dias) a marcar um hat-trick (três gols na mesma partida) em uma Copa, no empate por 3 a 3 com a Espanha. Ele também se igualou a Pelé ao balançar as redes pelo quarto Mundial seguido. O atacante ainda fez o gol da vitória por 1 a 0 sobre Marrocos, no jogo seguinte. Pela terceira rodada, porém, o camisa 7 desperdiçou um pênalti no empate em 1 a 1 com o Irã, o que custou a liderança do grupo. Nas oitavas, os portugueses caíram para o Uruguai.À caça de recordesO inédito título mundial é a principal motivação de Messi e Ronaldo no Catar, mas não a única. Ambos podem estabelecer marcas históricas na edição deste ano. Caso entre em campo, o argentino se tornará o jogador com mais Copas no currículo (cinco) em seu país. Se participar dos três jogos da primeira fase, será o hermano com mais atuações na competição, chegando a 21 e superando o ídolo Diego Armando Maradona. Por fim, o camisa 10 está a quatro bolas na rede de igualar o feito do ex-atacante Gabriel Batistuta, autor de 10 gols, como maior artilheiro da Argentina em Mundiais.Já Ronaldo, se balançar a rede no Catar, será o primeiro a marcar em cinco Copas consecutivas. Na lista dos jogadores mais velhos a balançarem as redes na história da competição, o astro ficaria atrás somente do ex-atacante Roger Milla, que tinha 42 anos e 39 dias quando fez o gol de honra de Camarões na derrota por 6 a 1 para a Rússia, nos Estados Unidos (1994) – o português terá 37 anos e oito meses no Mundial do Oriente Médio.Pela primeira vez desde que se tornaram as duas principais grifes do futebol mundial, os craques chegam à Copa sem um deles ser o melhor do mundo. O momento de ambos também é distinto. Ainda que sem o protagonismo dos anos de Barcelona, Messi tem feito bons jogos pelo Paris Saint-Germain (França), após uma temporada 2021/22 abaixo das expectativas, na qual sequer foi listado, por exemplo, entre os 30 finalistas do prêmio Bola de Ouro, da revista France Football. Já com a torcida argentina, o clima do camisa 10 é de festa, depois de, enfim, liderar a conquista do título da última edição da Copa América, no Brasil, no ano passado.Ronaldo, ao contrário, vive momento delicado no clube e na seleção. Ausente de quase toda a pré-temporada do Manchester United (Inglaterra), de onde tentou sair – ele tem sido pouco aproveitado pelo técnico Erik Ten Hag. Em algumas partidas do Campeonato Inglês, deixou o banco de reservas antes do apito final. Vestindo a camisa rubro-verde, o craque foi criticado pelas atuações nos últimos amistosos e teve até a titularidade questionada. O Mundial do Catar pode ser a oportunidade derradeira para o camisa 7 dar a volta por cima na temporada.A estreia da Argentina, de Messi, na Copa do Catar, será em 22 de novembro, às 7h (horário de Brasília), diante da Arábia Saudita, pelo Grupo C, no Estádio Lusail. No dia 24, às 13h, será a vez de Portugal, de CR7, debutar no Mundial, contra Gana, no Estádio 974, pelo Grupo H.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ão há duvidas de que Lionel Messi e Cristiano Ronaldo são os maiores nomes de futebol do século XXI. Juntos, os astros argentino e português colecionam...</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real_moedadinheiro_jfcrz_abr_1701220041_1.jpg?resize=400%2C240&amp;ssl=1</text:p>
          </table:table-cell>
          <table:table-cell office:value-type="string" calcext:value-type="string">
            <text:p>Destaque 6</text:p>
          </table:table-cell>
          <table:table-cell office:value-type="string" calcext:value-type="string">
            <text:p>Mercado eleva projeção da inflação de 5,61% para 5,63%</text:p>
          </table:table-cell>
          <table:table-cell office:value-type="string" calcext:value-type="string">
            <text:p>https://ac24horas.com/2022/11/07/mercado-eleva-projecao-da-inflacao-de-561-para-563/</text:p>
          </table:table-cell>
          <table:table-cell office:value-type="string" calcext:value-type="string">
            <text:p>A previsão do mercado financeiro para o Índice Nacional de Preços ao Consumidor Amplo (IPCA), considerada a inflação oficial do país, subiu de 5,61% para 5,63% para este ano. A estimativa consta do Boletim Focus de hoje (7), pesquisa divulgada semanalmente, em Brasília, pelo Banco Central (BC) com a expectativa de instituições financeiras para os principais indicadores econômicos.Para 2023, a projeção da inflação ficou em 4,94%. Para 2024 e 2025, as previsões são de inflação em 3,5% e 3%, respectivamente.A previsão para 2022 está acima do teto da meta de inflação que deve ser perseguida pelo BC. A meta, definida pelo Conselho Monetário Nacional, é de 3,5% para este ano, com intervalo de tolerância de 1,5 ponto percentual para cima ou para baixo. Ou seja, o limite inferior é de 2% e o superior de 5%.Da mesma forma, a projeção do mercado para a inflação de 2023 também está acima do teto previsto. Para 2023 e 2024, as metas fixadas são de 3,25% e 3%, respectivamente, também com os intervalos de tolerância de 1,5 ponto percentual. Ou seja, para 2023 os limites são 1,75% e 4,75%.Em setembro, houve deflação de 0,29%, o terceiro mês seguido de queda no indicador. Com o resultado, o IPCA acumula alta de 4,09% no ano e 7,17% em 12 meses, segundo o Instituto Brasileiro de Geografia e Estatística (IBGE). Para outubro, o Índice de Preços ao Consumidor Amplo-15 (IPCA-15), que é a prévia da inflação, também teve aumento de 0,16% . Os dados consolidados de outubro serão divulgados na quinta-feira (10) pelo IBGE.Taxa de jurosPara alcançar a meta de inflação, o Banco Central usa como principal instrumento a taxa básica de juros, a Selic, definida em 13,75% ao ano pelo Comitê de Política Monetária (Copom) ]. A taxa está no maior nível desde janeiro de 2017, quando também estava nesse patamar.Para o mercado financeiro, a expectativa é de que a Selic encerre o ano nos mesmos 13,75%. Para o fim de 2023, a estimativa é de que a taxa básica caia para 11,25% ao ano. Já para 2024 e 2025, a previsão é de Selic em 8% ao ano, para os dois anos.Quando o Copom aumenta a taxa básica de juros, a finalidade é conter a demanda aquecida, e isso causa reflexos nos preços porque os juros mais altos encarecem o crédito e estimulam a poupança. Desse modo, taxas mais altas também podem dificultar a expansão da economia. Além da Selic, os bancos consideram outros fatores na hora de definir os juros cobrados dos consumidores, como risco de inadimplência, lucro e despesas administrativas.Quando o Copom diminui a Selic, a tendência é de que o crédito fique mais barato, com incentivo à produção e ao consumo, reduzindo o controle sobre a inflação e estimulando a atividade econômica.PIB e câmbioA projeção das instituições financeiras para o crescimento da economia brasileira neste ano se mantém em 2,76%. Para 2023, a expectativa para o Produto Interno Bruto (PIB) – a soma de todos os bens e serviços produzidos no país – é de crescimento de 0,7%. Para 2024 e 2025, o mercado financeiro projeta expansão do PIB em 1,8% e 2%, respectivamente.A expectativa para a cotação do dólar manteve-se em R$ 5,20 para o final deste ano. Para o fim de 2023, a previsão é de que a moeda americana se mantenha nesse mesmo patam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visão do mercado financeiro para o Índice Nacional de Preços ao Consumidor Amplo (IPCA), considerada a inflação oficial do país, subiu de 5,61% para 5,63%...</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06/carteira-de-trabalho-digital_mcamgo_abr_240620211818-7.jpg?resize=400%2C240&amp;ssl=1</text:p>
          </table:table-cell>
          <table:table-cell office:value-type="string" calcext:value-type="string">
            <text:p>Cotidiano</text:p>
          </table:table-cell>
          <table:table-cell office:value-type="string" calcext:value-type="string">
            <text:p>Sine do Acre tem 50 vagas de emprego nesta segunda-feira em Rio Branco</text:p>
          </table:table-cell>
          <table:table-cell office:value-type="string" calcext:value-type="string">
            <text:p>https://ac24horas.com/2022/11/07/sine-do-acre-tem-50-vagas-de-emprego-nesta-segunda-feira-em-rio-branco/</text:p>
          </table:table-cell>
          <table:table-cell office:value-type="string" calcext:value-type="string">
            <text:p>O Sistema Nacional de Empregos do Acre (Sine), está disponibilizando 50 vagas de emprego para várias áreas em Rio Branco, nesta segunda-feira, 07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50 vagas de emprego para várias áreas em Rio Branco, nesta segunda-feira, 07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19/02/tempo2-2.jpg?resize=400%2C240&amp;ssl=1</text:p>
          </table:table-cell>
          <table:table-cell office:value-type="string" calcext:value-type="string">
            <text:p>Cotidiano</text:p>
          </table:table-cell>
          <table:table-cell office:value-type="string" calcext:value-type="string">
            <text:p>Acre inicia semana com tempo seco e ensolarado, aponta previsão</text:p>
          </table:table-cell>
          <table:table-cell office:value-type="string" calcext:value-type="string">
            <text:p>https://ac24horas.com/2022/11/07/acre-inicia-semana-com-tempo-seco-e-ensolarado-aponta-previsao/</text:p>
          </table:table-cell>
          <table:table-cell office:value-type="string" calcext:value-type="string">
            <text:p>O tempo firme, com muito sol e poucas nuvens deve predominar no Acre nesta segunda-feira, 7. Os termômetros batem a máxima de 35°C em todos os municípios do Estado.Não chove em Rio Branco, Brasileia e Sena Madureira, que terão o dia seco e ensolarado, assim como ocorrerá em Cruzeiro do Sul e Tarauacá, com ventos que sopram entre fracos e calmos.Temperaturas:– Rio Branco, Senador Guiomard, Bujari e Porto Acre, com mínimas oscilando entre 18 e 20ºC, e máximas, entre 33 e 35ºC;– Brasileia, Epitaciolândia, Xapuri, Capixaba, Assis Brasil e Santa Rosa do Purus, com mínimas oscilando entre 17 e 19ºC, e máximas, entre 33 e 35ºC;– Plácido de Castro e Acrelândia, com mínimas oscilando entre 19 e 21ºC, e máximas, entre 33 e 35ºC;– Sena Madureira e Manuel Urbano, com mínimas oscilando entre 20 e 22ºC, e máximas, entre 33 e 35ºC;– Tarauacá e Feijó, com mínimas oscilando entre 20 e 22ºC, e máximas, entre 33 e 35ºC;– Cruzeiro do Sul, Mâncio Lima e Rodrigues Alves, com mínimas oscilando entre 21 e 23ºC, e máximas, entre 33 e 35ºC;– Marechal Thaumaturgo, Porto Walter e Jordão, com mínimas oscilando entre 21 e 23ºC, e máximas, entre 33 e 35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tempo firme, com muito sol e poucas nuvens deve predominar no Acre nesta segunda-feira, 7. Os termômetros batem a máxima de 35°C em todos 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1/11/megasenadsc_5279.jpg?resize=400%2C240&amp;ssl=1</text:p>
          </table:table-cell>
          <table:table-cell office:value-type="string" calcext:value-type="string">
            <text:p>Cotidiano</text:p>
          </table:table-cell>
          <table:table-cell office:value-type="string" calcext:value-type="string">
            <text:p>Mega-Sena acumula prêmio de R$ 65 milhões para o próximo sorteio</text:p>
          </table:table-cell>
          <table:table-cell office:value-type="string" calcext:value-type="string">
            <text:p>https://ac24horas.com/2022/11/07/mega-sena-acumula-premio-de-r-65-milhoes-para-o-proximo-sorteio/</text:p>
          </table:table-cell>
          <table:table-cell office:value-type="string" calcext:value-type="string">
            <text:p>Ninguém acertou as seis dezenas da Mega-Sena sorteadas na noite deste sábado, 5, no Espaço da Sorte, em São Paulo. As dezenas foram09, 22, 27, 30, 33 e 45.Acertaram a quina 163 jogadores, e cada um receberá R$ 28.773,28. A quadra teve 10.787 ganhadores, e o prêmio para cada um será de R$ 621,12.No Acre, 92 apostas fizeram quatro acertos em lotéricas de Rio Branco, Plácido de Castro, Senador Guiomard e Brasiléia.O prêmio para quem acertar os seis números no próximo concurso é estimado em R$ 65 milhões. O sorteio será na quarta-feira (9).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inguém acertou as seis dezenas da Mega-Sena sorteadas na noite deste sábado, 5, no Espaço da Sorte, em São Paulo. As dezenas foram 09, 22, 27,...</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06/ULYSSES_NA-MARCHA.jpg?resize=400%2C240&amp;ssl=1</text:p>
          </table:table-cell>
          <table:table-cell office:value-type="string" calcext:value-type="string">
            <text:p>Coluna do Astério</text:p>
          </table:table-cell>
          <table:table-cell office:value-type="string" calcext:value-type="string">
            <text:p>Segurança preocupa deputado federal eleito coronel Ulysses!</text:p>
          </table:table-cell>
          <table:table-cell office:value-type="string" calcext:value-type="string">
            <text:p>https://ac24horas.com/2022/11/07/seguranca-preocupa-deputado-federal-eleito-coronel-ulysses/</text:p>
          </table:table-cell>
          <table:table-cell office:value-type="string" calcext:value-type="string">
            <text:p>Uma das maiores preocupações com a eleição do ex-presidente Lula (PT) é a segurança pública. É certo que com o presidente Jair Bolsonaro (PL) os índices melhoraram no país, especialmente no Acre. Os crimes contra a vida, por exemplo, despencaram em relação a governos anteriores (Dilma/Temer), muito embora o estado lidere os feminicídios.Nesse aspecto, o deputado eleito, coronel Ulysses tem uma preocupação especial: Garantir investimentos e execuções de programas dos governos federal e estadual como o Guardião da Fronteira que financia o Grupo Especial, o Gefron. Muito embora reconheça o que o presidente Bolsonaro e o governador Gladson Cameli têm feito pela segurança, é necessário externar essa preocupação com a mudança política em Brasília.Para Ulysses, é fundamental garantir recursos para a segurança pública, inclusive, com a vinda de mais e maiores investimentos. Segundo ele, a população precisa se sentir amplamente segura em seus lares e nas cidades que residem. Não apenas por ser oficial da Polícia Militar especialista na área, mas como cidadão que compreende a necessidade de se combater o tráfico e a violência como determina a constituição. É um dever do Estado. Como deputado federal, em Brasília, deverá ser uma de suas principais bandeiras.“Segurança pública se faz com pessoas que conseguem aliar boas ideias, planejamento e ação”. (Ivenio Hermes). Mais de 90 chefes de Estado participarão da conferência do clima, que ocorre entre os dias seis e 18 de novembro no Egito.. O governador Gladson Cameli (PROGRESSISTA) já está lá; o Lula também!. O que isso significa?. Tudo e nada, só que o Acre é o estado amazônico mais preservado do Brasil;. É muita coisa, ou não?!. Lideranças fortes do PT não podem tirar dos pés as sandálias da humildade depois da campanha eleitoral.. Devem continuar calçados.. Do contrário, não terá valido a pena.. Já dizia o poeta:. “Tudo vale a pena quando a alma não é pequena”. (Fernando Pessoa). O PT do Acre terá um papel importante nesse processo de ter um presidente eleito, mas um governador e uma bancada federal contrária.. A convivência deve ser democrática e institucional.. Jorge Viana está correto em voltar no tempo e tentar reconstruir as alianças que levaram o PT a governar por 20 anos no Acre.. Sem alianças não se vai a lugar algum; é só observar a eleição da chapa Lula/Alckmin.. Se as eleições foram fraudadas, todas as eleições com urna eletrônica nos últimos 30 anos também o foram, ou seja, eleições ilegítimas.. Anulando a eleição, como propagam alguns, teria que anular primeiro e segundo turnos respectivamente, ou seja, não vale nada!. “É pura bucha”, analisa o Macunaíma..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das maiores preocupações com a eleição do ex-presidente Lula (PT) é a segurança pública. É certo que com o presidente Jair Bolsonaro (PL) os índice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aras.jpg?resize=400%2C240&amp;ssl=1</text:p>
          </table:table-cell>
          <table:table-cell office:value-type="string" calcext:value-type="string">
            <text:p>Acre</text:p>
          </table:table-cell>
          <table:table-cell office:value-type="string" calcext:value-type="string">
            <text:p>Supremo invalida dispositivo da Constituição do Acre sobre atividade nuclear</text:p>
          </table:table-cell>
          <table:table-cell office:value-type="string" calcext:value-type="string">
            <text:p>https://ac24horas.com/2022/11/07/supremo-invalida-dispositivo-da-constituicao-do-acre-sobre-atividade-nuclear/</text:p>
          </table:table-cell>
          <table:table-cell office:value-type="string" calcext:value-type="string">
            <text:p>Por unanimidade de votos, o Plenário do Supremo Tribunal Federal (STF) declarou inconstitucional dispositivo da Constituição do Estados do Acre e de Roraima que restringiam atividades nucleares em seus territórios. A decisão foi publicada no dia 29 de outubro.O entendimento do STF é de que somente a União tem competência privativa para legislar sobre atividades nucleares de qualquer natureza, transporte e utilização de materiais radioativos e localização de usinas nucleares.A Constituição estadual condicionava o licenciamento para “a execução de programas e projetos, produção ou uso de substância química ou fontes energéticas que constituam ameaça potencial aos ecossistemas naturais e à saúde humana” à autorização da Assembleia Legislativa. Também exigia edição de lei específica para definir critérios de instalação de equipamentos nucleares destinados às atividades de pesquisas ou terapêutica.Outro processo relacionado a Roraima também foi julgado inconstitucional. As ações foram movidas pelo procurador-geral da República, Augusto Aras.Em seu voto, o ministro Gilmar Mendes afirmou que uma leitura sistemática da Constituição demonstra a preocupação em dar ao Congresso Nacional o protagonismo na definição das políticas públicas referentes à matéria. Desde então, ficou definido que toda atividade nuclear em território nacional somente será admitida para fins pacíficos e mediante aprovação do Congresso. Antes de 1988, a construção e a operação de usinas nucleoelétricas podiam ser autorizadas por decreto.Segundo o relator, razões de natureza local, como a defesa do meio ambiente e da saúde, devem ser consideradas pelas políticas públicas de regulação de atividades nucleares, mas devem ser analisadas pela União. Ainda assim, eventual iniciativa legislativa do estado em razão de circunstância regional peculiar que a justifique, dependeria de prévia delegação do Congresso Nacional, porque o Brasil assumiu obrigações relevantes acerca da matéria, como o Protocolo da Convenção de Segurança Nuclear de Viena e o Tratado sobre a Não Proliferação de Armas Nuclear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 unanimidade de votos, o Plenário do Supremo Tribunal Federal (STF) declarou inconstitucional dispositivo da Constituição do Estados do Acre e de Roraima que restringiam atividades...</text:p>
          </table:table-cell>
          <table:table-cell office:value-type="string" calcext:value-type="string">
            <text:p>Editorial ac24hora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1/02/CARGO-COMISSIONADOS.jpg?resize=400%2C240&amp;ssl=1</text:p>
          </table:table-cell>
          <table:table-cell office:value-type="string" calcext:value-type="string">
            <text:p>Acre</text:p>
          </table:table-cell>
          <table:table-cell office:value-type="string" calcext:value-type="string">
            <text:p>Confira as nomeações e exonerações do governo do Acre</text:p>
          </table:table-cell>
          <table:table-cell office:value-type="string" calcext:value-type="string">
            <text:p>https://ac24horas.com/2022/11/07/confira-as-nomeacoes-e-exoneracoes-do-governo-do-acre-neste-inicio-de-semana/</text:p>
          </table:table-cell>
          <table:table-cell office:value-type="string" calcext:value-type="string">
            <text:p>O governador Gladson Cameli começou a semana fazendo alterações em cargos comissionados em secretarias do governo.Confira abaixo quem foi nomeado e exonerado pelo Diário Oficial de hoje.NomeaçõesMárcia da Silva – CEC5 na Secretaria de Empreendedorismo e TurismoIngor Lopes de Souza – CEC 5 – na Secretaria de Empreendedorismo e TurismoIsabelle Victoria de Souza França – CEC4 Instituto de Meio Ambiente do AcreRicardo José Damasceno Castelo – diretor na Secretaria de indústria Ciência e TecnologiaExoneraçõesTatiana da Silva Bassanin – CEC5 na Secretaria de Empreendedorismo e TurismoGlaciele Santos da Silva – CEC4 no Instituto de Meio Ambiente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começou a semana fazendo alterações em cargos comissionados em secretarias do governo. Confira abaixo quem foi nomeado e exonerado pelo Diário Oficial...</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0/03/Detran-Sede-2-Renato-Beiruth-1200x800-1.jpg?resize=400%2C240&amp;ssl=1</text:p>
          </table:table-cell>
          <table:table-cell office:value-type="string" calcext:value-type="string">
            <text:p>Acre</text:p>
          </table:table-cell>
          <table:table-cell office:value-type="string" calcext:value-type="string">
            <text:p>Acre aumenta em R$ 3,5 milhões desvinculação de receitas do Detran</text:p>
          </table:table-cell>
          <table:table-cell office:value-type="string" calcext:value-type="string">
            <text:p>https://ac24horas.com/2022/11/07/governo-do-acre-aumenta-em-r-35-milhoes-desvinculacao-de-receitas-do-detran/</text:p>
          </table:table-cell>
          <table:table-cell office:value-type="string" calcext:value-type="string">
            <text:p>O Governador Gladson Cameli publicou na manhã desta segunda-feira, 7, no Diário Oficial do Estado, decreto que aumenta o valor desvinculado do Detran para demais órgãos do governo estadual.Ao contrário dos R$ 7 milhões publicado em agosto deste ano, o governo está aumentando o valor em mais R$ 3,5 milhões, o que significa que serão desvinculados do Detran esse ano o valor total de R$ 10,5 milhões.O dinheiro chega no período do ano em que é preciso fechar as contas do mandato que se encerra no próximo dia 31 de dezemb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ublicou na manhã desta segunda-feira, 7, no Diário Oficial do Estado, decreto que aumenta o valor desvinculado do Detran para demais órgão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MORAES-E-JORGE-.jpg?resize=400%2C240&amp;ssl=1</text:p>
          </table:table-cell>
          <table:table-cell office:value-type="string" calcext:value-type="string">
            <text:p>Destaque 4</text:p>
          </table:table-cell>
          <table:table-cell office:value-type="string" calcext:value-type="string">
            <text:p>Moraes determina multa para participantes de protestos e cita pecuaristas como financiadores</text:p>
          </table:table-cell>
          <table:table-cell office:value-type="string" calcext:value-type="string">
            <text:p>https://ac24horas.com/2022/11/07/moraes-determina-multa-de-r-100-mil-para-participantes-de-protestos-golpistas-no-acre-e-cita-pecuaristas-como-financiadores/</text:p>
          </table:table-cell>
          <table:table-cell office:value-type="string" calcext:value-type="string">
            <text:p>O Ministro do Supremo Tribunal Federal (STF), Alexandre de Moraes, determinou neste domingo, 6, que a Polícia Militar desobstrua de forma imediata qualquer via pública que esteja com seu trânsito interrompido por manifestantes em Rio Branco.A determinação de Moraes resulta de um pedido do Ministério Público do Estado do Acre (MPAC) que entrou com uma Arguição de Descumprimento de Preceito Fundamental (ADPF) em relação ao movimento de protesto realizado nas imediações do 4º Batalhão de Infantaria e Selva (BIS) pedindo a cassação da decisão do Tribunal de Justiça do Acre que havia reduzido a multa horária de R$ 1 mil para uma multa diária no valor de R$ 5 mil . É citado também que Polícia Militar não tem levado a efeito o conteúdo das determinações, sendo conivente com as persistências das condutas contrárias à paz pública.Em sua decisão, Alexandre de Moraes determina a imediata desobstrução de todas as vias públicas que, ilicitamente, estejam com seu trânsito interrompido pela Polícia Militar, e determina que todos os veículos sejam identificados e que seja aplicada uma multa de R$ 100 mil por hora aos proprietários dos veículos. bem como às pessoas que incorrem no descumprimento da decisão mediante apoio material (logístico e financeiro) às pessoas e veículos que permanecem em locais públicos.O Ministro do STF determina ainda, em caso de continuidade dos protestos, é passível a imposição de multa aos organizadores/financiadores identificados como sendo o pecuarista e agricultor, Jorge José de Moura, conhecido como o Rei da Soja no Acre, e Henrique Luis Cardoso Neto, proprietário da Fazenda Nictheroy, próxima ao município de Senador Guiomard. Os dois têm aparecido em vídeos participando e apoiando os protest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ro do Supremo Tribunal Federal (STF), Alexandre de Moraes, determinou neste domingo, 6, que a Polícia Militar desobstrua de forma imediata qualquer via pública qu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VAScao.jpg?resize=400%2C240&amp;ssl=1</text:p>
          </table:table-cell>
          <table:table-cell office:value-type="string" calcext:value-type="string">
            <text:p>Destaque 3</text:p>
          </table:table-cell>
          <table:table-cell office:value-type="string" calcext:value-type="string">
            <text:p>A espera acabou: Vasco vence o Ituano e está de volta à Série A do Campeonato Brasileiro</text:p>
          </table:table-cell>
          <table:table-cell office:value-type="string" calcext:value-type="string">
            <text:p>https://ac24horas.com/2022/11/06/a-espera-acabou-vasco-vence-o-ituano-e-esta-de-volta-a-serie-a-do-campeonato-brasileiro/</text:p>
          </table:table-cell>
          <table:table-cell office:value-type="string" calcext:value-type="string">
            <text:p>A torcida vascaína comemora em todo o Brasil. Depois de dois anos de sofrimento na Série B, o Vasco respira aliviado e está de volta à Primeira Divisão do Campeonato Brasileiro! Foi sofrido, mas o acesso veio na última rodada na “Batalha de Itu”. Em jogo com duas expulsões (uma para cada lado), Thiago Rodrigues virou herói, Nenê marcou de pênalti, e os cariocas venceram o duelo direto com o Ituano por 1 a 0 na noite deste domingo, no estádio Novelli Jr.Como terminou?Com a vitória, o Vasco terminou em quarto lugar, com 62 pontos, e pegou a última vaga para a Série A (Cruzeiro, Grêmio e Bahia também subiram). O Ituano, que sonhava com o acesso inédito e dependia apenas de si, ainda foi ultrapassado pelo Sampaio Corrêa e acabou em sexto lugar, com 57 pontos.Promessa é dívida!Há um ano, após voltar ao Vasco e não conseguir o acesso, Nenê chorou e prometeu, aos prantos, que só deixaria o time após colocar o clube de volta à Série A. Nenê cumpriu sua promessa neste domingo e se emocionou.Craque do jogoThiago Rodrigues foi eleito o craque da partida. Foram ao menos três defesas espetaculares. O goleiro foi um dos grandes personagens da equipe ao longo de toda a temporada: do destaque no Campeonato Carioca que rendeu o apelido de “Batman”, por conta da máscara usada no rosto após uma lesão, ele passou por muitas críticas, mas encerrou como protagonista. LEIA A MATÉRIA!1º tempoA tensão para os vascaínos durou apenas dois minutos. Até Lucas Dias evitar um gol com a mão, ser expulso e dar um pênalti para Nenê cobrar e converter. O time carioca passou a ter um jogador a mais em campo e podendo ainda tomar um gol, já que jogava pelo empate, e ficou tranquilo. Teve chance de ampliar em falta cobrada por Nenê e em cabeçada de Danilo Boza após escanteio. Só que ficou tranquilo até demais e recuou muito, chamando o Ituano para o jogo. Apesar da equipe paulista abusar dos cruzamentos quase sempre infrutíferos, em um deles Aylon ganhou pelo alto e só não marcou porque Thiago Rodrigues fez milagre, aos 27. E Léo Ceará, também de cabeça, assustou aos 41. O Vasco se segurou para levar a vantagem ao intervalo.2º tempoLutando contra o relógio, o Ituano voltou com mais um centroavante, Brenner, para tentar aproveitar os vários cruzamentos. Mas o Vasco mostrava que não estava morto e perdeu chance clara com Gabriel Pec, que parou em Jefferson Paulista aos seis minutos.No lance seguinte, o goleiro ainda foi buscar um chute colocado de Nenê. Só que após Andrey levar o vermelho por uma entrada dura em Aylon, o Ituano cresceu. Vinícius Jaú errou a mira aos 30. Mário Sérgio perdeu gol feito de cabeça na pequena área aos 32. Brenner furou um peixinho aos 42. E Gabriel Barros, que pouco antes da expulsão havia perdido oportunidade cara a cara com Thiago Rodrigues, ainda teve outra aos 51, mas parou no goleiro de novo. Era o último suspiro.A voz da torcida“O Vasco ganhou essa partida sem jogar nada!”, diz João Almiran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torcida vascaína comemora em todo o Brasil. Depois de dois anos de sofrimento na Série B, o Vasco respira aliviado e está de volta à...</text:p>
          </table:table-cell>
          <table:table-cell office:value-type="string" calcext:value-type="string">
            <text:p>globo esporte</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1667775220682.jpg?resize=400%2C240&amp;ssl=1</text:p>
          </table:table-cell>
          <table:table-cell office:value-type="string" calcext:value-type="string">
            <text:p>Cotidiano</text:p>
          </table:table-cell>
          <table:table-cell office:value-type="string" calcext:value-type="string">
            <text:p>Jovem é ferido a tiros enquanto bebia com amigos na Baixada da Sobral</text:p>
          </table:table-cell>
          <table:table-cell office:value-type="string" calcext:value-type="string">
            <text:p>https://ac24horas.com/2022/11/06/jovem-e-ferido-a-tiros-enquanto-bebia-com-amigos-em-frente-de-residencia-na-baixada-da-sobral/</text:p>
          </table:table-cell>
          <table:table-cell office:value-type="string" calcext:value-type="string">
            <text:p>João Paulo Lacerda Miller, de 21 anos, foi ferido a tiros na tarde deste domingo, 6, em frente a uma residência situada no bairro Pista, na Baixada da Sobral, em Rio Branco.De acordo com informações da polícia, João Paulo estava participando de uma bebedeira com amigos na frente de uma casa desde a noite de ontem, 05, até a tarde deste domingo, quando um homem não identificado chegou no local em uma motocicleta modelo Honda Titan, de cor preta, desceu e seguiu a pé até aonde João Paulo se encontrava. Em posse de uma arma de fogo, o criminoso efetuou sete tiros na direção de João, que mesmo ferido ainda conseguiu correr e fugir. Após a ação, o criminoso fugiu na motocicleta. Os amigos de João Paulo saíram ilesos no ataque.A ambulância do Serviço de Atendimento Móvel de Urgência (SAMU) foi acionada, os paramédicos prestaram os primeiros atendimentos e pediram apoio a viatura de suporte avanço do SAMU, 01. João Paulo foi encaminhado ao Pronto-Socorro de Rio Branco em estado de saúde grave. Segundo médica do SAMU, o paciente foi ferido com cinco projéteis.Policiais Militares estiveram no local, colheram as características do autor do crime e da moto, fizeram patrulhamento na região em busca de prendê-lo, mas ele não foi encontrado.A  polícia acredita que a motivação do crime está relacionado a guerra entre facções. O caso segue sob investigação dos Agentes de Polícia Civil da Equipe de Pronto Emprego (EPE), da Delegacia Especializada de Investigação Criminal (DEI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João Paulo Lacerda Miller, de 21 anos, foi ferido a tiros na tarde deste domingo, 6, em frente a uma residência situada no bairro Pista, na...</text:p>
          </table:table-cell>
          <table:table-cell office:value-type="string" calcext:value-type="string">
            <text:p>Davi Sahid</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guilherme-padua.jpeg?resize=400%2C240&amp;ssl=1</text:p>
          </table:table-cell>
          <table:table-cell office:value-type="string" calcext:value-type="string">
            <text:p>Destaque 6</text:p>
          </table:table-cell>
          <table:table-cell office:value-type="string" calcext:value-type="string">
            <text:p>Morre Guilherme de Pádua, condenado pelo assassinato de Daniella Perez</text:p>
          </table:table-cell>
          <table:table-cell office:value-type="string" calcext:value-type="string">
            <text:p>https://ac24horas.com/2022/11/06/morre-guilherme-de-padua-condenado-pelo-assassinato-de-daniella-perez/</text:p>
          </table:table-cell>
          <table:table-cell office:value-type="string" calcext:value-type="string">
            <text:p>O ex-ator e atual pastor batista, Guilherme de Pádua, morreu na noite de domingo (6), vítima de um infarto, em Belo Horizonte. A informação foi confirmada em uma live feita pelo pastor Márcio Valadão, da Igreja Batista da Lagoinha.Nascido em Belo Horizonte (MG), Guilherme de Pádua mudou para o Rio de Janeiro no final dos anos 1980. A mudança foi com o objetivo de tentar uma carreira no meio artístico. Há cinco anos, o ex-ator se tornou pastor da Igreja Batista da Lagoinha, em sua cidade nat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ator e atual pastor batista, Guilherme de Pádua, morreu na noite de domingo (6), vítima de um infarto, em Belo Horizonte. A informação foi confirmada...</text:p>
          </table:table-cell>
          <table:table-cell office:value-type="string" calcext:value-type="string">
            <text:p>O GLOBO</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1667761798610.jpg?resize=400%2C240&amp;ssl=1</text:p>
          </table:table-cell>
          <table:table-cell office:value-type="string" calcext:value-type="string">
            <text:p>Destaque 7</text:p>
          </table:table-cell>
          <table:table-cell office:value-type="string" calcext:value-type="string">
            <text:p>Acreanos conseguem resultados expressivos nos Jogos Escolares</text:p>
          </table:table-cell>
          <table:table-cell office:value-type="string" calcext:value-type="string">
            <text:p>https://ac24horas.com/2022/11/06/xadrez-do-acre-consegue-resultados-expressivos-nos-jogos-escolares/</text:p>
          </table:table-cell>
          <table:table-cell office:value-type="string" calcext:value-type="string">
            <text:p>Quatro aletas do Acre da modalidade xadrez, participaram na última semana dos Jogos Escolares Brasileiros (JEBs), competição que acontece no Parque Olímpico da Barra da Tijuca, no Rio de Janeiro.Os estudantes, um do Colégio Meta e outros três do Colégio Anglo, tiveram como técnicos os professores Francisco Jonas e Neurismar Rocha, que também é presidente da Federação Acreana de Xadrez (FAX).De acordo com os profissionais, os participantes acreanos tiveram resultados expressivos. “Eles tiveram um desempenho bastante satisfatório”, disse Jonas sobre os atletas João Francisco Montezuma (Meta), Guilherme Sales (Anglo) e Laís Rodrigues (Anglo).Maria Alice, do Anglo, garantiu o 7° lugar na competição, uma das melhores classificações para o Estado e para a região Norte. A jovem atleta venceu 5 das 7 adversárias, derrotando atletas de São Paulo, Paraná e Rio Grande do Norte, mas perdeu para a competidora de Santa Catarina.“Para se ter uma ideia do desempenho da nossa atleta, ela ficou com a mesma pontuação da terceira colocada, mas perdeu pelos critérios de desempate”, explicou o professor.O técnico Neurismar Rocha, apontou que essa foi a melhor participação do Acre nos jogos escolares, com todos os participantes pontuando. “Nosso objetivo, a partir de agora, é fazer com o que o xadrez chegue também na rede pública do nosso Estado”, afirm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atro aletas do Acre da modalidade xadrez, participaram na última semana dos Jogos Escolares Brasileiros (JEBs), competição que acontece no Parque Olímpico da Barra da Tijuca,...</text:p>
          </table:table-cell>
          <table:table-cell office:value-type="string" calcext:value-type="string">
            <text:p>Deylon Félix</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EVANGELISTA.jpg?resize=400%2C240&amp;ssl=1</text:p>
          </table:table-cell>
          <table:table-cell office:value-type="string" calcext:value-type="string">
            <text:p>Cotidiano</text:p>
          </table:table-cell>
          <table:table-cell office:value-type="string" calcext:value-type="string">
            <text:p>Delegado aguarda laudo para falar sobre caso de evangelista morto em Acrelândia</text:p>
          </table:table-cell>
          <table:table-cell office:value-type="string" calcext:value-type="string">
            <text:p>https://ac24horas.com/2022/11/06/delegado-aguarda-laudo-para-falar-sobre-caso-de-evangelista-morto-em-acrelandia/</text:p>
          </table:table-cell>
          <table:table-cell office:value-type="string" calcext:value-type="string">
            <text:p>O delegado Diones Lucas, titular da Delegacia Geral de Acrelândia, aguarda os laudos da Polícia Técnica para poder se pronunciar sobre a morte violenta do evangelista João de Deus, ocorrido na noite do dia 31 de outubro, no Ramal do Bengala, em Acrelândia.O religioso apresentava um ferimento de arma de fogo em uma das pernas, a hipótese de um acidente é a mais provável, pois ele teria saído para caçar, mas a possibilidade de um homicídio não é descartada.O homem, que era muito conhecido por pregar o evangelho, especialmente na área rural do município e adjacências, saiu de casa por volta de 5h da manhã, afirmando que iria voltar cedo, o que não ocorreu.Com a demora, um dos filhos foi a procura do pai e encontrou o corpo em um pasto de uma fazenda. Ao tomar conhecimento do ocorrido, o delegado foi ao local e constatou o fato.O cadáver foi removido para o Instituto Médico Legal (IML) para autopsia e definição da causa da morte. Peritos criminais fizeram um trabalho completo no local da ocorrência.“Por enquanto não temos como dizer se houve um acidente, que é o mais provável, ou mesmo um homicídio, tudo vai depender dos laudos da Policia Técnica. Espero ter em minhas mãos no menor espaço de tempo possível. Só então terei condições reais de me pronunciar à respeito”, concluiu Diones Luc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legado Diones Lucas, titular da Delegacia Geral de Acrelândia, aguarda os laudos da Polícia Técnica para poder se pronunciar sobre a morte violenta do evangelista...</text:p>
          </table:table-cell>
          <table:table-cell office:value-type="string" calcext:value-type="string">
            <text:p>Antônio Malvadeza</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JOVEM_2B.jpg?resize=400%2C240&amp;ssl=1</text:p>
          </table:table-cell>
          <table:table-cell office:value-type="string" calcext:value-type="string">
            <text:p>Acre</text:p>
          </table:table-cell>
          <table:table-cell office:value-type="string" calcext:value-type="string">
            <text:p>Jovem é alvejado com dois tiros em praça de Sena Madureira</text:p>
          </table:table-cell>
          <table:table-cell office:value-type="string" calcext:value-type="string">
            <text:p>https://ac24horas.com/2022/11/06/jovem-e-alvejado-dois-tiros-em-praca-de-sena-madureira/</text:p>
          </table:table-cell>
          <table:table-cell office:value-type="string" calcext:value-type="string">
            <text:p>Um principal ponto de encontro de moradores do bairro Ana Vieira, uma pracinha na periferia de Sena Madureira, a 156 quilômetros de Rio Branco, foi palco de um atentado na tarde do último domingo, 5.O jovem identificado por João Paulo, 19, foi baleado duas vezes e internado às pressas na emergência do Hospital João Câncio Fernandes. As forças de segurança da cidade realizam buscas na tentativa de prender os envolvidos na tentativa de homicídio.Segundo o delegado plantonista da Delegacia Geral do município, a vítima estaria conversando com um amigo no local, quando foi surpreendido por dois homens que atiraram em sua direção e fugiram. O atentado tem características de disputas entre pessoas ligadas á facções criminosas que atuam na regi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principal ponto de encontro de moradores do bairro Ana Vieira, uma pracinha na periferia de Sena Madureira, a 156 quilômetros de Rio Branco, foi palco...</text:p>
          </table:table-cell>
          <table:table-cell office:value-type="string" calcext:value-type="string">
            <text:p>Antônio Malvadeza</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GARIS-2.jpg?resize=400%2C240&amp;ssl=1</text:p>
          </table:table-cell>
          <table:table-cell office:value-type="string" calcext:value-type="string">
            <text:p>Destaque 4</text:p>
          </table:table-cell>
          <table:table-cell office:value-type="string" calcext:value-type="string">
            <text:p>Vídeo com garis dançando em caminhão coletor de lixo viraliza nas redes sociais</text:p>
          </table:table-cell>
          <table:table-cell office:value-type="string" calcext:value-type="string">
            <text:p>https://ac24horas.com/2022/11/06/video-com-garis-dancando-em-caminhao-coletor-de-lixo-viraliza-nas-redes-sociais/</text:p>
          </table:table-cell>
          <table:table-cell office:value-type="string" calcext:value-type="string">
            <text:p>Quem disse que não é possível ser feliz no trabalho? A resposta foi dada por três garis da prefeitura de Rio Branco em um vídeo postado nas redes sociais na manhã deste domingo, dia 6.Os garis estão em um veículo de coleta de lixo em Rio Branco e aproveitam o som de um veículo para mostrar toda alegria e o gingado de quem trabalha na coleta de lixo urbano na capital acreana.O vídeo viralizou nas redes sociais com muita gente elogiando o trabalho feito pelos garis e a disposição a alegria com que eles desenvolvem o seu ofício tão importante, mas nem sempre valorizado e respeitado pela sociedade.Veja 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disse que não é possível ser feliz no trabalho? A resposta foi dada por três garis da prefeitura de Rio Branco em um vídeo postad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04/TEMPO-ACRE-2.jpeg?resize=400%2C240&amp;ssl=1</text:p>
          </table:table-cell>
          <table:table-cell office:value-type="string" calcext:value-type="string">
            <text:p>Cotidiano</text:p>
          </table:table-cell>
          <table:table-cell office:value-type="string" calcext:value-type="string">
            <text:p>Domingo será de tempo firme e seco nem regiões do Acre, aponta previsão</text:p>
          </table:table-cell>
          <table:table-cell office:value-type="string" calcext:value-type="string">
            <text:p>https://ac24horas.com/2022/11/06/domingo-sera-de-tempo-firme-e-seco-nem-regioes-do-acre-aponta-previsao/</text:p>
          </table:table-cell>
          <table:table-cell office:value-type="string" calcext:value-type="string">
            <text:p>O domingo, 6, no Acre deve ter o tempo firme e seco, com muito sol, em toda a região. Os termômetros marcam a máxima de 35°C em quase todos os municípios do Estado.Não chove em Rio Branco, Brasileia e Sena Madureira. O fim da incursão de ar polar ainda mantém a noite amena nas cidades, os ventos sopram entre fracos e calmos, com rajadas moderadas. Cruzeiro do Sul e Tarauacá terão as mesmas características.Temperaturas:– Rio Branco, Senador Guiomard, Bujari e Porto Acre, com mínimas oscilando entre 15 e 17ºC, e máximas, entre 32 e 34ºC;– Brasileia, Epitaciolândia, Xapuri, Capixaba, Assis Brasil e Santa Rosa do Purus, com mínimas oscilando entre 14 e 16ºC, e máximas, entre 33 e 35ºC;– Plácido de Castro e Acrelândia, com mínimas oscilando entre 15 e 17ºC, e máximas, entre 32 e 34ºC;– Sena Madureira e Manuel Urbano, com mínimas oscilando entre 16 e 18ºC, e máximas, entre 33 e 35ºC;– Tarauacá e Feijó, com mínimas oscilando entre 17 e 19ºC, e máximas, entre 33 e 35ºC;– Cruzeiro do Sul, Mâncio Lima e Rodrigues Alves, com mínimas oscilando entre 18 e 20ºC, e máximas, entre 33 e 35ºC;– Marechal Thaumaturgo, Porto Walter e Jordão, com mínimas oscilando entre 18 e 20ºC, e máximas, entre 33 e 35ºC.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omingo, 6, no Acre deve ter o tempo firme e seco, com muito sol, em toda a região. Os termômetros marcam a máxima de 35°C...</text:p>
          </table:table-cell>
          <table:table-cell office:value-type="string" calcext:value-type="string">
            <text:p>Deylon Félix</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WhatsApp-Image-2022-11-06-at-09.16.02.jpeg?resize=400%2C240&amp;ssl=1</text:p>
          </table:table-cell>
          <table:table-cell office:value-type="string" calcext:value-type="string">
            <text:p>Acre</text:p>
          </table:table-cell>
          <table:table-cell office:value-type="string" calcext:value-type="string">
            <text:p>Lutador acreano vence torneio de MMA no Egito</text:p>
          </table:table-cell>
          <table:table-cell office:value-type="string" calcext:value-type="string">
            <text:p>https://ac24horas.com/2022/11/06/lutador-acreano-vence-torneio-de-mma-no-egito/</text:p>
          </table:table-cell>
          <table:table-cell office:value-type="string" calcext:value-type="string">
            <text:p>O acreano natural de Cruzeiro do Sul, Marcos Silva do Nascimento, 25 anos, em luta no Egito na noite deste sábado, 5, venceu o egípcio Islam Mostafa na categoria 77kg, durante competição internacional de MMA.O acreano impôs o ritmo da luta desde o inicio e a competição teve 3 rounds. Ao final os juízes, por unanimidade, consagram Marcos Silva campeão da competição internacional no QADYA MMA 002Marcos Silva pediu ajuda para custear passagens de Cruzeiro do Sul para o Egito por meio de uma vaquinha nas redes sociais. Ele já esteve em 10 lutas, teve 7 vitórias e 3 derrot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creano natural de Cruzeiro do Sul, Marcos Silva do Nascimento, 25 anos, em luta no Egito na noite deste sábado, 5, venceu o egípcio Islam...</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WhatsApp-Image-2022-11-05-at-18.53.58.jpeg?resize=400%2C240&amp;ssl=1</text:p>
          </table:table-cell>
          <table:table-cell office:value-type="string" calcext:value-type="string">
            <text:p>Kennedy Santos</text:p>
          </table:table-cell>
          <table:table-cell office:value-type="string" calcext:value-type="string">
            <text:p>Conheça a história de quatro mulheres da roça que sustentam filhos da produção de farinha e goma</text:p>
          </table:table-cell>
          <table:table-cell office:value-type="string" calcext:value-type="string">
            <text:p>https://ac24horas.com/2022/11/06/conheca-a-historia-de-quatro-mulheres-da-roca-que-sustentam-filhos-da-producao-de-farinha-e-goma/</text:p>
          </table:table-cell>
          <table:table-cell office:value-type="string" calcext:value-type="string">
            <text:p>Videomaker doac24horasKennedy Santos, foi até a comunidade Baixa Verde, na BR-317, para mostrar o trabalho de quatro mulheres que acompanhadas dos filhos, vão à roça todos os dias da semana.Maria, Helena, Comadre e Bia são mulheres com perfis parecidos. Chefes de família nascidas e criadas na roça, e que nunca tiveram vida fácil. O videomaker acompanhou o plantio da mandioca, colheita e produção da goma. Kennedy mostra também a torragem do produto para fabricação da farinha.A área de terra de um pouco mais de 1 hectare é próspera. Parece pequena, mas é de onde a família tira boa parte da renda que alimenta toda a família.A agricultura familiar é responsável por fornecer, aproximadamente, 70% dos alimentos à população brasileira.Assista ao vídeo:Please enable JavaScriptplay-rounded-fillLink07:41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Videomaker do ac24horas Kennedy Santos, foi até a comunidade Baixa Verde, na BR-317, para mostrar o trabalho de quatro mulheres que acompanhadas dos filhos, vão à...</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Data não encontrada</text:p>
          </table:table-cell>
          <table:table-cell office:value-type="string" calcext:value-type="string">
            <text:p>https://i0.wp.com/ac24horas.com/wp-content/uploads/2022/11/WhatsApp-Image-2022-11-05-at-21.37.03-1.jpeg?resize=400%2C240&amp;ssl=1</text:p>
          </table:table-cell>
          <table:table-cell office:value-type="string" calcext:value-type="string">
            <text:p>Gente - Economia e Negócios</text:p>
          </table:table-cell>
          <table:table-cell office:value-type="string" calcext:value-type="string">
            <text:p>Brechós, feiras e coletivos com incentivo à arte e cultura viram febre no Acre</text:p>
          </table:table-cell>
          <table:table-cell office:value-type="string" calcext:value-type="string">
            <text:p>https://ac24horas.com/2022/11/06/brechos-feiras-e-coletivos-com-incentivo-a-arte-e-cultura-viram-febre-no-acre/</text:p>
          </table:table-cell>
          <table:table-cell office:value-type="string" calcext:value-type="string">
            <text:p>Texto não encontrada</text:p>
          </table:table-cell>
          <table:table-cell office:value-type="string" calcext:value-type="string">
            <text:p>Em menos de um ano, cerca de 120 empreendimentos se envolveram na feira que cultua o brechó</text:p>
          </table:table-cell>
          <table:table-cell office:value-type="string" calcext:value-type="string">
            <text:p>Autor não encontrado</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GOLEIRO-GALVEZ.jpg?resize=400%2C240&amp;ssl=1</text:p>
          </table:table-cell>
          <table:table-cell office:value-type="string" calcext:value-type="string">
            <text:p>Acre</text:p>
          </table:table-cell>
          <table:table-cell office:value-type="string" calcext:value-type="string">
            <text:p>Goleiro do Galvez morre durante partida de futebol com amigos</text:p>
          </table:table-cell>
          <table:table-cell office:value-type="string" calcext:value-type="string">
            <text:p>https://ac24horas.com/2022/11/06/goleiro-do-galvez-sofre-mal-subito-durante-jogo-com-amigos-tem-parada-cardiaca-e-morre/</text:p>
          </table:table-cell>
          <table:table-cell office:value-type="string" calcext:value-type="string">
            <text:p>O goleiro do time Galvez, Felipe Dias de Albuquerque, de 19 anos, sofreu um mal súbito durante um jogo de futebol na Escolinha do Flamenguinho situada na Estrada Dias Martins, em Rio Branco, e morreu dentro da ambulância do Serviço de Atendimento Móvel de Urgência (SAMU) na noite deste sábado, 5.De acordo com informações de populares que presenciaram o fato, Felipe estava jogando futebol com amigos dentro do ginásio, quando inesperadamente sofreu um mal súbito e caiu desmaiado.A ambulância básica do SAMU foi acionada e quando os paramédicos chegaram ao local, encontraram Felipe em parada cardíaca. Foi feito o procedimento de reanimação cardiopulmonar e em seguida foi pedido o apoio da viatura do suporte avançado (01).O médico Thiago Brasil, do SAMU, juntamente com sua equipe, tentou vários ritmos de reanimação durante 50 minutos e conseguiu voltar os batimentos cardíacos do jovem. Durante o trajeto da viatura até ao Pronto-Socorro de Rio Branco, Felipe voltou a ter uma parada cardíaca e não resistiu.Segundo o presidente do Galvez, Igor de Oliveira, o Goleiro Felipe jogava em outro time de futebol fora do Estado do Acre, foi chamado como reforço do time do Galvez para jogar o campeonato Copinha no Estado de São Paulo e pelo turno da manhã treinou normalmente com o time. Durante a noite enquanto jogava com amigos passou mal e sofreu uma parada cardíaca.O corpo de Felipe foi colocado no necrotério do hospital e em seguida foi liberado para os familiar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leiro do time Galvez, Felipe Dias de Albuquerque, de 19 anos, sofreu um mal súbito durante um jogo de futebol na Escolinha do Flamenguinho situada...</text:p>
          </table:table-cell>
          <table:table-cell office:value-type="string" calcext:value-type="string">
            <text:p>Davi Sahid</text:p>
          </table:table-cell>
          <table:table-cell table:number-columns-repeated="16376"/>
        </table:table-row>
        <table:table-row table:style-name="ro1">
          <table:table-cell office:value-type="string" calcext:value-type="string">
            <text:p>06/11/2022</text:p>
          </table:table-cell>
          <table:table-cell office:value-type="string" calcext:value-type="string">
            <text:p>https://i0.wp.com/ac24horas.com/wp-content/uploads/2022/11/CAMINHAO-EXERCITO.jpg?resize=400%2C240&amp;ssl=1</text:p>
          </table:table-cell>
          <table:table-cell office:value-type="string" calcext:value-type="string">
            <text:p>Acre</text:p>
          </table:table-cell>
          <table:table-cell office:value-type="string" calcext:value-type="string">
            <text:p>Caminhão com as cores do Exército chama atenção em carreata</text:p>
          </table:table-cell>
          <table:table-cell office:value-type="string" calcext:value-type="string">
            <text:p>https://ac24horas.com/2022/11/06/caminhao-com-as-cores-do-exercito-chama-atencao-em-carreata/</text:p>
          </table:table-cell>
          <table:table-cell office:value-type="string" calcext:value-type="string">
            <text:p>Um caminhão camuflado como se fosse do Exército Brasileiro chamou a atenção durante carreata de bolsonaristas em Rio Branco na tarde desse sábado, 5.Os manifestantes, que são contrários ao resultado da eleição que elegeu o ex-presidente Lula, fizeram uma manifestação e saíram em carreata pelas ruas da capital acreana.Uma das principais pautas dos bolsonaristas é um pedido de intervenção militar no Brasil. Exatamente por isso chamou a atenção um caminhão supostamente do Exército participando do evento.O que acontece é que é o veículo, pintado com cores parecidas, não pertence ao Exército Brasileiro. É um veículo particular, que o dono decidiu camuflar com as cores do Exército.O ac24horas procurou um especialista em legislação de trânsito, que prefere não ser identificado, que afirma que pintar com cores parecidas não é crime e disse que crime é se o proprietário colocar alguma identificação do Exército.“Não tem problema nenhum em fazer a pintura com cores parecidas, o que não pode é colocar a logotipo do Exército ou qualquer símbolo oficial, sso não é permitido”, expl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caminhão camuflado como se fosse do Exército Brasileiro chamou a atenção durante carreata de bolsonaristas em Rio Branco na tarde desse sábado, 5. Os manifestante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exame-fundacao.jpg?resize=400%2C240&amp;ssl=1</text:p>
          </table:table-cell>
          <table:table-cell office:value-type="string" calcext:value-type="string">
            <text:p>Cotidiano</text:p>
          </table:table-cell>
          <table:table-cell office:value-type="string" calcext:value-type="string">
            <text:p>Fundhacre volta a realiza exames de rotina aos sábados</text:p>
          </table:table-cell>
          <table:table-cell office:value-type="string" calcext:value-type="string">
            <text:p>https://ac24horas.com/2022/11/05/fundhacre-volta-a-realiza-exames-de-rotina-aos-sabados/</text:p>
          </table:table-cell>
          <table:table-cell office:value-type="string" calcext:value-type="string">
            <text:p>A Fundação Hospital Estadual do Acre (Fundhacre), por meio do setor de exames da unidade hospitalar vem realizando aos sábados exames de rotina para pacientes do Estado.“Nosso objetivo é cada vez mais agilizar os atendimentos da nossa população, além de facilitar para o usuário que não tem tempo durante a semana, assim disponibilizamos aos sábados esses exames para atendermos melhor a população de todo o Estado. Já realizamos mutirão para desafogar as filas e agora estamos com a realização de alguns exames aos sábados para acelerar os atendimentos do usuário”, destacou o chefe do setor de exames, Marcelo Cavalcante.Os atendimentos iniciaram em janeiro deste ano e mensalmente foram realizados, 28 ultrassonografia adultos, 4 endoscopia infantil, 10 endoscopia adultos e 40 eletrocardiogramacom sedação infantil.Ao total foram 280 ultrassonografia, 40 endoscopia infantil, 100 endoscopia adultos e 400 eletrocardiograma com sedação infantil, totalizando 720 exames somente aos sábad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Fundação Hospital Estadual do Acre (Fundhacre), por meio do setor de exames da unidade hospitalar vem realizando aos sábados exames de rotina para pacientes d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1667686301678.jpg?resize=400%2C240&amp;ssl=1</text:p>
          </table:table-cell>
          <table:table-cell office:value-type="string" calcext:value-type="string">
            <text:p>Cotidiano</text:p>
          </table:table-cell>
          <table:table-cell office:value-type="string" calcext:value-type="string">
            <text:p>Bebedeira em distribuidora termina com morador em situação de rua esfaqueado</text:p>
          </table:table-cell>
          <table:table-cell office:value-type="string" calcext:value-type="string">
            <text:p>https://ac24horas.com/2022/11/05/bebedeira-em-distribuidora-termina-com-morador-em-situacao-de-rua-esfaqueado/</text:p>
          </table:table-cell>
          <table:table-cell office:value-type="string" calcext:value-type="string">
            <text:p>Jorge Luiz de Souza, morador em situação de rua, foi ferido com um golpe de faca na tarde deste sábado, 5, em distribuidora situada na rua Valdomiro Lopes, no bairro Conquista, em Rio Branco.De acordo com informações da polícia, Jorge estava bebendo na distribuidora com uma pessoa ainda não identificada, quando começaram uma discussão. Irritado, o autor do crime em posse de uma faca desferiu um golpe que atingiu o abdômen de Jorge Luiz.  O criminoso fugiu do local.Populares acionaram a ambulância do suporte avançado do Serviço de Atendimento Móvel de Urgência (SAMU) os paramédicos prestaram os primeiros atendimentos e encaminharam o ferido ao Pronto-Socorro de Rio Branco em estado de saúde grave.Policiais Militares estiveram no local, colheram as características do autor do crime e em seguida fizeram patrulhamento na região em busca de prendê-lo, mas ele não foi encontrado.O caso será investigado pel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Jorge Luiz de Souza, morador em situação de rua, foi ferido com um golpe de faca na tarde deste sábado, 5, em distribuidora situada na rua...</text:p>
          </table:table-cell>
          <table:table-cell office:value-type="string" calcext:value-type="string">
            <text:p>Davi Sahid</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07/NOVA-IDENTIDADE-RG.jpg?resize=400%2C240&amp;ssl=1</text:p>
          </table:table-cell>
          <table:table-cell office:value-type="string" calcext:value-type="string">
            <text:p>Cotidiano</text:p>
          </table:table-cell>
          <table:table-cell office:value-type="string" calcext:value-type="string">
            <text:p>Polícia participa do MP na Comunidade com emissão da Carteira de Identidade em Tarauacá</text:p>
          </table:table-cell>
          <table:table-cell office:value-type="string" calcext:value-type="string">
            <text:p>https://ac24horas.com/2022/11/05/policia-participa-do-mp-na-comunidade-com-emissao-da-carteira-de-identidade-em-tarauaca/</text:p>
          </table:table-cell>
          <table:table-cell office:value-type="string" calcext:value-type="string">
            <text:p>Na manhã deste sábado, 5, a Polícia Civil, por meio do Instituto de Identificação Raimundo de Melo (IIRHM) participou da ação do Ministério Público do Acre (MPAC) com emissão de Carteira Nacional de Identidade.O MP na Comunidade foi realizado na Escola José Augusto de Araújo,em Tarauacá, com a oferta de vários serviços a comunidade.A Polícia Civil do estado do Acre é parceira do Ministério Público do Acre e leva cidadania com a emissão do documento de identificação as pessoas que mais precisam seguir do diretrizes da atual gest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e sábado, 5, a Polícia Civil, por meio do Instituto de Identificação Raimundo de Melo (IIRHM) participou da ação do Ministério Público do Acr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1667665947383.jpg?resize=400%2C240&amp;ssl=1</text:p>
          </table:table-cell>
          <table:table-cell office:value-type="string" calcext:value-type="string">
            <text:p>Acre</text:p>
          </table:table-cell>
          <table:table-cell office:value-type="string" calcext:value-type="string">
            <text:p>Mais de 150 policiais civis se formam em Rio Branco</text:p>
          </table:table-cell>
          <table:table-cell office:value-type="string" calcext:value-type="string">
            <text:p>https://ac24horas.com/2022/11/05/mais-de-150-policiais-civis-se-formam-em-rio-branco/</text:p>
          </table:table-cell>
          <table:table-cell office:value-type="string" calcext:value-type="string">
            <text:p>Na noite da última sexta-feira, 4, no Teatro Universitário da Universidade Federal do Acre (Ufac), ocorreu a formatura dos 156 novos aprovados no concurso da Polícia Civil Acre.Após 4 meses de curso preparatório, 12 alunos delegados, 9 escrivães, 19 peritos, 1 legista médico e 116 agentes de polícia civil, serão os novos integrantes efetivos da segurança pública do Estado.Familiares, amigos, autoridades e parceiros de trabalho se reuniram para prestigiar o fim deste ciclo dos profissionais que logo deve integrar a corporação. O governador, Gladson Cameli, salientou a importância da iniciativa.“O Estado precisa de vocês, quero uma polícia forte que cumpra com os seus deveres constitucionais. Aproveito para voltar a dizer que o meu compromisso é com o que rege a Constituição Federal”, comentou.Já o secretário de Estado de Segurança Pública, Paulo Cézar, engrandeceu a realização e o trabalho dos parceiros para concretização da ação.“É um momento de festa e de muito esforço, então o trabalho dos nossos parlamentares estaduais, da Controladoria Geral, a Secretaria de Planejamento e Gestão, e o Sistema de Segurança Pública foi muito importante para garantir esse momento”, apo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noite da última sexta-feira, 4, no Teatro Universitário da Universidade Federal do Acre (Ufac), ocorreu a formatura dos 156 novos aprovados no concurso da Polícia...</text:p>
          </table:table-cell>
          <table:table-cell office:value-type="string" calcext:value-type="string">
            <text:p>Deylon Félix</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4-BIS-MANIFESTO.jpg?resize=400%2C240&amp;ssl=1</text:p>
          </table:table-cell>
          <table:table-cell office:value-type="string" calcext:value-type="string">
            <text:p>Acre</text:p>
          </table:table-cell>
          <table:table-cell office:value-type="string" calcext:value-type="string">
            <text:p>Manifestantes bolsonaristas do Acre voltam a ocupar 4º BIS</text:p>
          </table:table-cell>
          <table:table-cell office:value-type="string" calcext:value-type="string">
            <text:p>https://ac24horas.com/2022/11/05/manifestantes-bolsonaristas-do-acre-voltam-a-ocupar-4o-bis/</text:p>
          </table:table-cell>
          <table:table-cell office:value-type="string" calcext:value-type="string">
            <text:p>Um dos locais de concentração dos manifestantes que não concordam com o resultado das eleições que levou o ex-presidente Lula à vitória é em frente a sede do Comando de Fronteira do Acre/4º Batalhão de Infantaria e Selva (BIS) em Rio Branco. O endereço não é à toa, já que parte dos insatisfeitos com os resultados das urnas pede uma intervenção militar no país.A justiça decidiu ao longo da semana que os manifestantes deveriam desocupar o local, onde foram colocadas tendas. Mesmo assim, como pode ser percebido pelos registros deste sábado, 5, os manifestantes permanecem no local.O argumento de quem está no protesto é de que não há nenhum tipo de bloqueio das ruas e os moradores não estão tendo impedido seu direito de ir e vir. Outro argumento é que os manifestantes têm respeitado o horário e não há barulho excessivo e a promoção de desordem pública.Na tarde deste sábado, a carreata, que saiu da Arena da Floresta, passou no local de concentração. Os manifestantes fizeram um corredor para saudar a passagem dos carros.Veja o víde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dos locais de concentração dos manifestantes que não concordam com o resultado das eleições que levou o ex-presidente Lula à vitória é em frente 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CARREATA-BOLSO-22.jpg?resize=400%2C240&amp;ssl=1</text:p>
          </table:table-cell>
          <table:table-cell office:value-type="string" calcext:value-type="string">
            <text:p>Acre</text:p>
          </table:table-cell>
          <table:table-cell office:value-type="string" calcext:value-type="string">
            <text:p>Bolsonaristas realizam carreata contra resultado das eleições</text:p>
          </table:table-cell>
          <table:table-cell office:value-type="string" calcext:value-type="string">
            <text:p>https://ac24horas.com/2022/11/05/bolsonaristas-do-acre-realizam-carreata-contra-resultado-das-eleicoes/</text:p>
          </table:table-cell>
          <table:table-cell office:value-type="string" calcext:value-type="string">
            <text:p>Ainda inconformados com o resultado das eleições nacionais, bolsonaristas realizaram na tarde deste sábado, 5, uma carreata, na capital acreana, com concentração e saída do estacionamento do estádio Arena da Floresta.Gritando palavras de ordem, com bandeiras e vestidos de verde e amarelo e tendo como trilha sonora o hino nacional e o hino à bandeira, os manifestantes passaram também pela frente do 4º Batalhão de Infantaria e Selva (BIS) que tem sido outro local de protestos na capital acreana.Desde a divulgação dos resultados das eleições no último domingo, 30, que parte dos eleitores de Bolsonaro realizam manifestação contra o resultado das eleições, chegando, inclusive, a fechar trechos das rodovias federais no Acre. As manifestações só foram cessadas após decisão da justiça.Na carreata deste sábado, reforçada com a presença de alguns caminhoneiros, mais uma vez os manifestantes afirmaram que são contra o comunismo e contra o resultado das eleições.“Estamos aqui pelo nosso país, pela nossa bandeira, que é o símbolo maior. Vamos mostrar que nosso Brasil não pode regredir e que estamos firmes em defesa da nossa família. O Acre tem demonstrado que é um dos estados onde o nosso presidente pode contar com o apoio da população”, afirmou Jesus Sérgio, um dos integrantes da passeata.No carro de som, um apresentador, mesmo sem nenhuma denúncia formal, dizia que a eleição foi vencida por Bolsonaro, mas “tomada” do atual presidente e que, por isso, os manifestantes estão nas ruas protestando pela vitória de Lula no 2º turno das eleições.Quem também aproveitou para faturar foram os vendedores ambulantes que chegaram antes dos manifestantes na Arena da Floresta e passaram a vender bandeiras, toalhas e camisas da seleção e com a foto do Bolsonaro estampada. Quem saiu de casa sem a “farda” bolsonarista não teve dificuldade em rapidamente se vestir de verde e amarelo.Veja o víde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inda inconformados com o resultado das eleições nacionais, bolsonaristas realizaram na tarde deste sábado, 5, uma carreata, na capital acreana, com concentração e saída do estacionament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0/02/MARCUS-ALEXANDRE-CHAME-CHAME.jpg?resize=400%2C240&amp;ssl=1</text:p>
          </table:table-cell>
          <table:table-cell office:value-type="string" calcext:value-type="string">
            <text:p>Blog do Crica</text:p>
          </table:table-cell>
          <table:table-cell office:value-type="string" calcext:value-type="string">
            <text:p>O nome na mesa do PT para o embate de 2024</text:p>
          </table:table-cell>
          <table:table-cell office:value-type="string" calcext:value-type="string">
            <text:p>https://ac24horas.com/2022/11/05/o-nome-na-mesa-do-pt-para-o-embate-de-2024/</text:p>
          </table:table-cell>
          <table:table-cell office:value-type="string" calcext:value-type="string">
            <text:p>QUE A META é eleger o prefeito da capital em 2024, isso não é nenhuma novidade dentro do PT. E que o nome do ex-prefeito Marcus Alexandre (PT), é o mais citado, também, não é novidade. Claro que não vão falar isso agora, até porque não seria inteligente. Os caminhos das alianças serão primeiro construídos. Só que, com a chegada do Lula à presidência, os caminhos para alianças com partidos que não são do campo da esquerda ficaram mais abertos.O PT disputou a PMRB e o Governo sem um pau para dar no gato, com o Lula presidente terá este pau. Você pode não gostar do Jorge Viana por algum motivo ideológico, mas ninguém poderá lhe tirar a habilidade de negociar quando tem o poder nas mãos.E se por acaso for ministro no governo Lula ou tenha algum cargo de relevância, voltará sim a ter um protagonismo no cenário político estadual. Ninguém espere que o JV será aquele político ao estilo Madre Tereza de Calcutá, bonzinho, o que puder fazer para brecar as gestões de adversários no quesito verbas federais, vai fazer. Pode até jurar de mãos postas que isso não ocorrerá, mas esperem para conferir mais na frente. Do JV eu não entendo tudo, mas entendo muito.ACABOU, NÃO ENTENDERAM ISSO?NÃO EXISTE um pouco de massa encefálica para entender que, o Lula ganhou a eleição de forma limpa, que não há prova de fraude, e que não vai haver golpe militar, que não terá ditadura? É preciso desenhar?SEM ESPAÇO DE MANOBRANÃO HAVERÁ espaço de manobra na bancada do Acre no Senado, para o governador Gladson negociar apoio de votos ao Lula. Márcio Bittar (União Brasil) e Alan Rick (União Brasil) são bolsonaristas de extrema direita. E, o senador Sérgio Petecão (PSD) é seu adversário e Lula.POSIÇÕES CLARASALAN E MÁRCIO não escondem suas posições de direita e de ultraconservadorismo. Sem entrar no mérito ideológico de ambos, na política tem que se ter lado.NÃO FICAM NO UNIÃOCASOS as negociações nacionais avancem no sentido do União Brasil integrar a base de apoio ao Lula na Câmara Federal e Senado, ou os deputados federais e senadores do Acre aderem, ou terão de mudar de partido. É isso.MUITA INGENUIDADEÉ SER MUITO ingênuo pensar que o Lula não vai usar a força do poder para cooptar deputados federais e senadores, e ter maioria no Senado e Câmara Federal.METASO EX-SENADOR Jorge Viana tem duas metas: formar um bloco plural em que tenham também lideranças políticas tradicionais, para derrotar o prefeito Bocalom em 2024, e depois lançar em 2026, um nome ao governo.NÃO SERÁ TÃO FÁCILÉ MUITO prematuro se imaginar que tomar a prefeitura do Bocalom será como tomar pirulito da boca de criança, ele tem dois anos ainda de mandato, dinheiro em caixa, e pode chegar em 2024 muito bem avaliado.PAUTA DA EDUCAÇÃOA DEPUTADA federal eleita Socorro Neri (PP) deverá pautar o seu mandato no foco central na área educacional, onde é especialista. Não se muda ou se melhora um país se não passar pela melhoria da Educação.ATÉ O MALAFAIAATÉ O PASTOR Silas Malafaia, que comandou na campanha um ataque virulento à candidatura do Lula, já veio a público reconhecer que não existe uma prova de fraude nas urnas eletrônicas. “Acabou” – já disse o próprio Bolsonaro. É esperar 2026, para tentar voltar ao poder.FALTA O PRINCIPALO QUE FALTA aos que não querem reconhecer a derrota do Bolsonaro, é um mínimo motivo legal para os protestos e o pedido de uma intervenção federal, para implantar uma ditadura. As Forças Armadas vão continuar sendo defensoras da Constituição Federal.A MENTIRA NA POLÍTICAGustavo Capanema era ministro da Educação e Saúde Pública e discursava num comício na cidade de Pará de Minas. Durante a fala, cita verbas em números exatos, dos bilhões aos centavos. Depois do evento, um assessor pergunta a ele por que tinha usado tantos quebradinhos numéricos, se não era melhor arredondar. Resposta: – “Para você mentir na política, é preciso ser minucioso. Assim, ninguém desconfia que você está mentindo”. Do livro “Faíscas Verbais”, de Márcio Bueno.TEVE A IMAGEM DEMOLIDAO presidente Bolsonaro cometeu um erro ao trombar com a GLOBO. A emissora teve um papel importante na sua derrota, pois, construiu em seus editoriais uma imagem negativa do seu governo. E, a GLOBO está presente nos mais distantes rincões do país.BOLSONARO NÃO ESTÁ MORTOÉ UM ERRO DE AVALIAÇÃO se colocar o presidente Bolsonaro como morto politicamente, por causa da sua derrota. A expressiva votação que obteve o credencia a ser a principal voz de oposição ao Lula. E toda oposição é bom para democracia, tem que ter o contraditório.MÉRITO DO BOLSONAROO BOLSONARO tem o mérito de ter colocado no cenário político nacional um movimento de direita, que existia apenas em ações pífias e individuais, pela sua mão virou um movimento representativo e que veio para ficar.NEM UM SINALO GOVERNADOR Gladson não deu um sinal, não fez um movimento no sentido de apoiar as contestações à derrota do Bolsonaro; ao contrário, foi um dos primeiros governadores que apoiaram o Bolsonaro a se manifestar reconhecendo a legitimidade da vitória do Lula. Na democracia não tem golpe, ponto para o Gladson.DEIXAR DE SER PUXADINHOA VEREADORA Michelle Melo (PDT) diz que seu partido tem um projeto de poder para chegar ao Palácio Rio Branco, em 2026. Se de fato o jogo é este, tem que começar deixando de ser um puxadinho do governo.CACIFE FORTEO SENADOR Sérgio Petecão (PSD) chegará na mesa das negociações em Brasília, com o status de ter sido o único senador do Acre que não apoiou o Bolsonaro.BREVE AUSÊNCIAO BLOG terá uma semana de ausência nas páginas do ac24horas. Sempre é preciso se dar um tempo em qualquer atividade, para não virar um escravo da rotina.O BURACODA PMRB É MAIS EMBAIXOCOM o Lula na presidência só existe um caminho para o deputado Jenilson Leite (PSB) ser candidato a prefeito da capital, caso não resolva deixar o partido; que é o de buscar uma reconciliação política com o PT. Ninguém é candidato a cargo majoritário de si mesmo. O Jenilson deve ter aprendido a lição na disputa do Senado.FRASE MARCANTE“Deus dá o leite, mas não o balde.” Ditado ingl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 A META é eleger o prefeito da capital em 2024, isso não é nenhuma novidade dentro do PT. E que o nome do ex-prefeito Marcus...</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Screenshot_20221105-091721_Chrome.jpg?resize=400%2C240&amp;ssl=1</text:p>
          </table:table-cell>
          <table:table-cell office:value-type="string" calcext:value-type="string">
            <text:p>Cotidiano</text:p>
          </table:table-cell>
          <table:table-cell office:value-type="string" calcext:value-type="string">
            <text:p>Prefeitura realiza seminário para coibir assédio moral e melhorar atendimento</text:p>
          </table:table-cell>
          <table:table-cell office:value-type="string" calcext:value-type="string">
            <text:p>https://ac24horas.com/2022/11/05/prefeitura-realiza-seminario-para-coibir-assedio-moral-e-melhorar-atendimento-no-setor-publico/</text:p>
          </table:table-cell>
          <table:table-cell office:value-type="string" calcext:value-type="string">
            <text:p>O seminário, realizado nesta sexta-feira, 4, auditório da Uninorte durante a manhã e contou com a presença de cerca de 600 servidores públicos municipais.O procurador do Trabalho do Ministério Público do Acre (MPAC), Igor Gonçalves, um dos palestrantes, falou sobre assédio moral, uma situação que segundo ele está em todos os ambientes de trabalho, seja no setor privado ou público, e tem como único objetivo minar a saúde mental do trabalhador.“Seja pelas tarefas, exigências de metas de difícil execução, por meio de práticas abusivas, xingamentos ou outras ações que minem a saúde do trabalhador ou do servidor público”.A secretária em exercício da Casa Civil, Lanna Palladino, informou que esse seminário vem para melhorar o atendimento ao público em geral, um pedido do próprio prefeito.“Teremos um seminário que vai falar um pouco da qualidade de vida do servidor público e a humanização no ambiente de trabalho que é um tema que foi sempre muito defendido pelo nosso prefeito Tião Bocalom”.Em seu discurso o prefeito Tião Bocalom disse que o trabalho rende mais quando feito com amor, segundo ele, o ambiente se torna mais prazeroso quando isso acontece.“No momento que é prazeroso, nos relacionamos bem com amigos de trabalho, consequentemente o relacionamento com o público também será. Eu tenho certeza que um seminário como esse aqui é muito importan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eminário, realizado nesta sexta-feira, 4, auditório da Uninorte durante a manhã e contou com a presença de cerca de 600 servidores públicos municipais. O procurador...</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1/10/TEMPO-JURUA.jpg?resize=400%2C240&amp;ssl=1</text:p>
          </table:table-cell>
          <table:table-cell office:value-type="string" calcext:value-type="string">
            <text:p>Cotidiano</text:p>
          </table:table-cell>
          <table:table-cell office:value-type="string" calcext:value-type="string">
            <text:p>Sábado quente e ensolarado com noite fria no Acre, informa previsão do tempo</text:p>
          </table:table-cell>
          <table:table-cell office:value-type="string" calcext:value-type="string">
            <text:p>https://ac24horas.com/2022/11/05/sabado-quente-e-ensolarado-com-noite-fria-no-acre-informa-previsao-do-tempo/</text:p>
          </table:table-cell>
          <table:table-cell office:value-type="string" calcext:value-type="string">
            <text:p>O sábado, 5, no Acre será firme, com muito sol e a noite continua fria devido a permanência de uma onda polar no Estado. Os termômetros alcançam a máxima de 34°C na maioria dos municípios.Não chove em Rio Branco, Brasileia e Sena Madureira, que terão o dia firme e seco, com ventos soprando ininterruptamente, entre fracos e calmos. Da mesma forma também deve ocorrer em Cruzeiro do Sul e Tarauacá.Veja as temperaturas em todas as cidades:– Rio Branco, Senador Guiomard, Bujari e Porto Acre, com mínimas oscilando entre 14 e 16ºC, e máximas, entre 31 e 33ºC;– Brasileia, Epitaciolândia, Xapuri, Capixaba, Assis Brasil e Santa Rosa do Purus, com mínimas oscilando entre 13 e 15ºC, e máximas, entre 32 e 34ºC;– Plácido de Castro e Acrelândia, com mínimas oscilando entre 14 e 16ºC, e máximas, entre 31 e 33ºC;– Sena Madureira e Manuel Urbano, com mínimas oscilando entre 15 e 16ºC, e máximas, entre 31 e 33ºC;– Tarauacá e Feijó, com mínimas oscilando entre 17 e 19ºC, e máximas, entre 32 e 34ºC;– Cruzeiro do Sul, Mâncio Lima e Rodrigues Alves, com mínimas oscilando entre 18 e 20ºC, e máximas, entre 32 e 34ºC;– Marechal Thaumaturgo, Porto Walter e Jordão, com mínimas oscilando entre 17 e 19ºC, e máximas, entre 32 e 34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ábado, 5, no Acre será firme, com muito sol e a noite continua fria devido a permanência de uma onda polar no Estado. Os termômetr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09/mega_sena_mcajr_abr_2904223679.jpg?resize=400%2C240&amp;ssl=1</text:p>
          </table:table-cell>
          <table:table-cell office:value-type="string" calcext:value-type="string">
            <text:p>Cotidiano</text:p>
          </table:table-cell>
          <table:table-cell office:value-type="string" calcext:value-type="string">
            <text:p>Não esqueça: prêmio deste sábado da Mega-Sena chega a R$ 55 milhões</text:p>
          </table:table-cell>
          <table:table-cell office:value-type="string" calcext:value-type="string">
            <text:p>https://ac24horas.com/2022/11/05/nao-esqueca-premio-deste-sabado-da-mega-sena-chega-a-r-55-milhoes/</text:p>
          </table:table-cell>
          <table:table-cell office:value-type="string" calcext:value-type="string">
            <text:p>A Mega-Sena sorteará logo mais neste sábado (5) prêmio de R$ 55 milhões a quem acertar as seis dezenas do concurso 2536.O sorteio será realizado no terminal Tietê, em São Paulo. As apostas podem ser feitas até as 17h de hoje em qualquer lotérica do país ou pela internet, no site da Caixa Econômica Federal.A aposta simples, com seis dezenas, custa R$ 4,50. Quanto mais números marcar, maior o preço da aposta e maiores as chances de faturar o prêm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ega-Sena sorteará logo mais neste sábado (5) prêmio de R$ 55 milhões a quem acertar as seis dezenas do concurso 2536. O sorteio será realizad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ACREANA-CANTORA.jpg?resize=400%2C240&amp;ssl=1</text:p>
          </table:table-cell>
          <table:table-cell office:value-type="string" calcext:value-type="string">
            <text:p>Cotidiano</text:p>
          </table:table-cell>
          <table:table-cell office:value-type="string" calcext:value-type="string">
            <text:p>Cantora acreana considerada mestre de saberes tradicionais se apresenta em festival no RJ</text:p>
          </table:table-cell>
          <table:table-cell office:value-type="string" calcext:value-type="string">
            <text:p>https://ac24horas.com/2022/11/05/cantora-acreana-considerada-mestre-de-saberes-tradicionais-se-apresenta-em-festival-no-rj/</text:p>
          </table:table-cell>
          <table:table-cell office:value-type="string" calcext:value-type="string">
            <text:p>A cantora e compositora acreana Zenaide Parteira, mestra de saberes tradicionais, natural do município de Tarauacá, apresenta o show Mulher Vagalume no Festival Arte dos Povos, que começou na última quinta, 3, e vai até este domingo, 6, no Museu de Arte Moderna do Rio de Janeiro. Sua obra é considerada um retrato das lutas sociais e uma exaltação aos saberes da floresta amazônica.O show será uma divulgação do álbum recém lançado Mulher Vagalume (ouça: https://spoti.fi/3fWWmry), e composições inéditas. Tudo envolvido por levadas musicais ainda desconhecidas mundo afora. É o caso dos baques de samba e marcha, ritmos legitimamente acreanos. Trazem em seus enredos histórias da vida da mestra, da luta das mulheres por seus direitos e igualdade no campo, nas cidades e na floresta.“Me sinto muito feliz, a rainha do Acre (risos). Já estive no Rio de Janeiro, mas ainda não conheço o MAM. Pra mim é uma grande alegria, me sinto honrada e também é uma honra poder representar a cultura acreana. Fico feliz, pois cada vez mais as portas vêm se abrindo para o reconhecimento e valorização do trabalho das culturas tradicionais e também das parteiras”, comenta Zenaide.Descendente da cultura Kampa, povo Ashaninka, herdou de sua mãe o dom de ser parteira e com apenas 10 anos de idade, ajudou uma criança vir ao mundo. Já fez mais de 300 partos, registra os nascimentos em um caderno e para cada criança compõe uma canção.O Festival Arte dos Povos tem o propósito de celebrar expressões culturais de matriz indígena e africana com a arte, agregando em sua programação shows, oficinas, seminários, arte visuais e cinema.Apresenta-se como espaço de reflexão sobre a crise climática, relação do ser humano com a natureza e cultura dos povos e como alternativa de construção de um mundo melhor, o Festival Arte dos Povos.A programação de apresentações culturais e palestras contempla importantes nomes da arte e cultura brasileira, como Elisa Lucinda, Denilson Baniwa, Carlos Vergara, Marcela Cantuária e outros. Durante o evento acontece o encontro da Cúpula dos Povos, marcando os 30 anos da Eco 92, a Conferência das Nações Unidas sobre Meio Ambiente e Desenvolvimento, no Rio de Janeiro.A Cúpula reúne organizações, coletivos, movimentos sociais e representantes da sociedade civil em defesa da diversidade cultural, religiosa e biológica. Neste encontro serão propostas novas formas de se viver no planeta.Zenaide Parteira se apresenta acompanhada do violonista israelense Tom Orgad e do músico Alexandre Anselmo, natural de São Paulo, que além de arte educador, artista visual e produtor fonográfico, Anselmo desenvolve desde o ano de 2007 um importante trabalho de pesquisa sobre música dos povos indígenas e seringueiros acreanos, educação patrimonial, luthieria, produção e tecnologia musical em sua metodologia. Também é coordenador do Baquemirim, Organização da Sociedade Civil que trabalha pela salvaguarda das culturas tradicionais da Amazônia acreana, responsável pela produção do trabalho musical da mestra.A participação no evento tem o apoio da jornalista e produtora cultural carioca Priscilla Benecase e do Instituto Nova Era de Desenvolvimento Socioambiental, organização do terceiro setor que fomenta ações regenerativas por todo o Brasil.Acesse o Instagram do evento @artedospovos para conferir a programação comple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ntora e compositora acreana Zenaide Parteira, mestra de saberes tradicionais, natural do município de Tarauacá, apresenta o show Mulher Vagalume no Festival Arte dos Povo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Reuniao-com-Secretarios-08-1536x1025-1.jpg?resize=400%2C240&amp;ssl=1</text:p>
          </table:table-cell>
          <table:table-cell office:value-type="string" calcext:value-type="string">
            <text:p>Acre</text:p>
          </table:table-cell>
          <table:table-cell office:value-type="string" calcext:value-type="string">
            <text:p>Gladson reúne secretários e demais integrantes do 1º escalão</text:p>
          </table:table-cell>
          <table:table-cell office:value-type="string" calcext:value-type="string">
            <text:p>https://ac24horas.com/2022/11/05/gladson-reune-secretarios-e-demais-integrantes-do-1o-escalao-e-define-metas-para-proximo-governo/</text:p>
          </table:table-cell>
          <table:table-cell office:value-type="string" calcext:value-type="string">
            <text:p>Mesmo sem ainda está definido quem permanece para o próximo governo, o governador Gladson Cameli esteve no auditório da Secretaria de Planejamento e Gestão (Seplag) com todos os secretários e presidentes de autarquias projetar os próximos 100 dias do seu novo governo. O encontro coordenado pelo titular da Seplag, Ricardo Brandão, foi realizado nesta sexta, dia 4.Foi apresentado o Plano de Desenvolvimento Sustentável – Agenda Acre 10 anos. Uma pesquisa dos aspectos econômicos e sociais do estado na última década e as perspectivas para a otimização das potencialidades para incremento da economia acreana para os próximos anos, com um foco especial nos primeiros 100 dias do novo governo que se inicia em 2023.O governador destacou ainda que a geração de empregos e oportunidades para a população do estado devem ser prioridades. “Tivemos uma caminhada de muito aprendizado nesses quatro anos. Não devemos subestimar o povo que sabe de tudo que acontece. Precisamos cuidar desse diamante que é o nosso estado. Sou um servidor público com data marcada para sair e governar é a ciência do aprendizado com o poder de fazer aquilo que a gente precisa para ajudar a população. Por isso quero agradecer a cada um dos nossos gestores”, disse ele.Gladson refletiu que o governo precisa decidir por uma direção e cumprir as metas estabelecidas. “Vamos nos dedicar ainda mais à regularização fundiária, concluir obras e gerar empregos para as pessoas”, afirmou o governador à sua equipe”, afirmou o governador à sua equipe.Desenvolvimento econômico e humanoRicardo Brandão salientou para os secretários e presidentes de autarquias que o Plano de Desenvolvimento Sustentável do Acre contempla os aspectos econômicos, ambientais e sociais.A partir do ajuste fiscal que realizamos no atual governo poderemos abrir novos caminhos para o próximo. Olhamos o que foi o Acre nos últimos anos. Isso permitiu a percepção de uma análise socioeconômica visando o futuro. Ouvimos a sociedade como um todo e verificamos as potencialidades e os bloqueios. Além de buscarmos experiências nacionais e internacionais para aplicar no Acre”, explicou o gestor da Seplag.Ele explicou ainda como foram desenhadas as potencialidades do Acre e os principais objetivos a serem alcançados. “Projetamos um desenvolvimento sustentável com o uso das nossas potencialidades naturais de maneira racional com a geração de empregos e renda para a população. Desejamos ser uma referência em desenvolvimento humano na região Norte com um sistema de monitoramento e governança”, finalizou.Com informações da Agência de Notícias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esmo sem ainda está definido quem permanece para o próximo governo, o governador Gladson Cameli esteve no auditório da Secretaria de Planejamento e Gestão (Seplag) com...</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IMG-20221105-WA0004.jpg?resize=400%2C240&amp;ssl=1</text:p>
          </table:table-cell>
          <table:table-cell office:value-type="string" calcext:value-type="string">
            <text:p>Acre</text:p>
          </table:table-cell>
          <table:table-cell office:value-type="string" calcext:value-type="string">
            <text:p>Vereador é condenado por se apoderar de material de construção</text:p>
          </table:table-cell>
          <table:table-cell office:value-type="string" calcext:value-type="string">
            <text:p>https://ac24horas.com/2022/11/05/vereador-e-condenado-por-apropriacao-de-material-de-construcao-de-escola/</text:p>
          </table:table-cell>
          <table:table-cell office:value-type="string" calcext:value-type="string">
            <text:p>Após seis anos, o vereador Adailton dos Santos (PROS) do município de Bujari, perdeu o mandato após enfrentar um processo de acusação de desvio de material de construção que deveria atender uma escola, mas de acordo com a acusação foi usado pelo próprio parlamentar em benefício próprio.Como já havia perdido em outras instâncias, Adailton vai ficar sem o mandato e ainda vai ter que prestar serviços à comunidade e fica proibido de frequentar festas e consumir bebida alcoólica, além de se recolher, no máximo, às 20 horas.O crime ocorreu em 2016 e a justiça, após o vereador recorrer em outras instâncias, a justiça decidiu pela condenação. A pena de três anos e três meses de reclusão foi substituída pela perda do mandato e pelo trabalho comunitár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ós seis anos, o vereador Adailton dos Santos (PROS) do município de Bujari, perdeu o mandato após enfrentar um processo de acusação de desvio de material...</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WhatsApp-Image-2022-11-01-at-19.16.12.jpeg?resize=400%2C240&amp;ssl=1</text:p>
          </table:table-cell>
          <table:table-cell office:value-type="string" calcext:value-type="string">
            <text:p>Acre 01</text:p>
          </table:table-cell>
          <table:table-cell office:value-type="string" calcext:value-type="string">
            <text:p>Prefeitura diz que sem ajuda da segurança é impossível manter Rio Branco iluminada</text:p>
          </table:table-cell>
          <table:table-cell office:value-type="string" calcext:value-type="string">
            <text:p>https://ac24horas.com/2022/11/05/prefeitura-diz-que-sem-ajuda-da-seguranca-publica-e-impossivel-manter-rio-branco-iluminada/</text:p>
          </table:table-cell>
          <table:table-cell office:value-type="string" calcext:value-type="string">
            <text:p>Nesta semana, parte do Parque do Tucumã ficou sem iluminação. A escuridão no local frequentado por centenas de pessoas todas as noites para atividades físicas, aumenta a preocupação, principalmente em relação a furtos e assaltos. Infelizmente, a falta de iluminação é algo recorrente, não só no referido parque, como em outros locais de circulação pública.Na segunda-feira, quando foi procurado por frequentadores, a reportagem doac24horasentrou em contato com a Prefeitura de Rio Branco. O secretário de Cuidados com a Cidade, Joabe Lira, prometeu encaminhar técnicos para o local. Ao analisar o problema, a descoberta do que aconteceu não foi nenhuma novidade. Mais uma vez, o Parque do Tucumã foi alvo de furto de cabos que alimentam a energia. “Desta vez, foram 600 metros de cabo, é muita coisa e infelizmente a gente não consegue refazer esse trabalho na mesma hora, são furtos recorrentes”, afirma.Joabe afirma que o prejuízo mensal só com furtos da prefeitura gira em torno de R$ 100 mil reais. “É muito complicada essa situação, sem o apoio da Segurança Pública a gente não consegue manter Rio Branco iluminada”, expl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mana, parte do Parque do Tucumã ficou sem iluminação. A escuridão no local frequentado por centenas de pessoas todas as noites para atividades físicas, aument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0/05/INCENDIO-QUEIMADA-FOGO-SERGIO-VALE-11.jpeg?resize=400%2C240&amp;ssl=1</text:p>
          </table:table-cell>
          <table:table-cell office:value-type="string" calcext:value-type="string">
            <text:p>Acre</text:p>
          </table:table-cell>
          <table:table-cell office:value-type="string" calcext:value-type="string">
            <text:p>Queimadas voltam a ameaçar qualidade do ar no Acre</text:p>
          </table:table-cell>
          <table:table-cell office:value-type="string" calcext:value-type="string">
            <text:p>https://ac24horas.com/2022/11/05/queimadas-voltam-a-ameacar-qualidade-do-ar-no-acre/</text:p>
          </table:table-cell>
          <table:table-cell office:value-type="string" calcext:value-type="string">
            <text:p>As queimadas deram sinal de trégua desde que as chuvas se intensificaram no Acre em outubro mas as seguidas friagens tem trazido dias secos que estimulam o uso do fogo.De acordo com o mapa de consolidação do risco de fogo previsto para este sábado, 5 de novembro, há possibilidade de novas queimadas em vários pontos do Estado. Esse risco, porém, varia de baixo a mínimo. “O risco de fogo Médio a alto é previsto em ponto isolado no município do Bujari”, informa o boletim da Secretaria de Estado do Meio Ambiente e Políticas Indígenas do Acre.O princípio do risco de fogo é de que quanto mais dias seguidos sem chuva, maior o risco de queima da vegetação.Com o recrudescimento das queimadas urbanas, a qualidade do ar em Rio Branco avança para ficar comprometida novamente, especialmente quando se trata da saúde de crianças e idosos.De acordo com o portal O Tempo Aqui a umidade relativa do ar caiu a 23% neste 1ª semana de novembro em Rio Branco. “É muito provável que, nos próximos dias, sejam registrados novos recordes, com percentuais até inferiores a 20%, o que caracterizaria o estado de alerta para a saúde humana”, diz o port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queimadas deram sinal de trégua desde que as chuvas se intensificaram no Acre em outubro mas as seguidas friagens tem trazido dias secos que estimulam...</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04/DIVIDAS-ACRE.jpg?resize=400%2C240&amp;ssl=1</text:p>
          </table:table-cell>
          <table:table-cell office:value-type="string" calcext:value-type="string">
            <text:p>Destaque 4</text:p>
          </table:table-cell>
          <table:table-cell office:value-type="string" calcext:value-type="string">
            <text:p>Inadimplência volta a crescer e Acre já tem 270,1 mil afundados em contas atrasadas</text:p>
          </table:table-cell>
          <table:table-cell office:value-type="string" calcext:value-type="string">
            <text:p>https://ac24horas.com/2022/11/05/inadimplencia-volta-a-crescer-e-acre-ja-tem-2701-mil-afundados-em-contas-atrasadas/</text:p>
          </table:table-cell>
          <table:table-cell office:value-type="string" calcext:value-type="string">
            <text:p>Publicado nesta sexta-feira (4) o mais recente levantamento da inadimplência no Brasil traz dados sobre a situação em setembro, indicando que o crescimento da inadimplência no Brasil tem leve aceleração nesse mês, com aumento de 411 mil novos inadimplentes frente aos 340 mil registrados entre os meses de julho e agosto. Crescendo pelo nono mês consecutivo, o indicador de inadimplência aponta 68,39 milhões de brasileiros com o nome restrito. Os dados são da Serasa.o Acre, a situação não é diferente com cada vez mais pessoas completamente endividadas: em agosto os inadimplentes eram 43,77% da população e em setembro esse percentual saltou para 44,58%, recolocando os acreanos na 8ª posição do ranking nacional dos devedores.O crescimento é de 0,88%, elevando de 267.755 para mais de 270,1 mil pessoas inadimplentes no Estado.No País, com relação ao perfil dos inadimplentes, os brasileiros de 31 a 40 anos se destacam na faixa etária, representando 31,3% do total dos inadimplentes.Para ajudar os brasileiros, o Serasa Limpa Nome disponibiliza ofertas de negociação de dívidas com condições especiais. No período, o total de descontos concedidos na plataforma chegou a mais de R$ 4,8 bilhões. O valor médio de cada acordo ficou em R$ 705,03 e o estado de São Paulo segue em destaque, representando 29,69% das renegociações.Atualmente, existem outras 84,6 milhões de ofertas para negociação no Serasa Limpa Nome. No total, são mais de R$ 116 bilhões de reais em ofertas disponíve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ublicado nesta sexta-feira (4) o mais recente levantamento da inadimplência no Brasil traz dados sobre a situação em setembro, indicando que o crescimento da inadimplência n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0/AVIAO_2-VIAGEM.jpg?resize=400%2C240&amp;ssl=1</text:p>
          </table:table-cell>
          <table:table-cell office:value-type="string" calcext:value-type="string">
            <text:p>Destaque 4</text:p>
          </table:table-cell>
          <table:table-cell office:value-type="string" calcext:value-type="string">
            <text:p>Pressionado pela alta no combustível, preço médio da passagem aérea sobe 18,9% no Acre</text:p>
          </table:table-cell>
          <table:table-cell office:value-type="string" calcext:value-type="string">
            <text:p>https://ac24horas.com/2022/11/05/pressionado-pela-alta-no-combustivel-de-aviacao-preco-medio-da-passagem-aerea-sobe-189-no-acre/</text:p>
          </table:table-cell>
          <table:table-cell office:value-type="string" calcext:value-type="string">
            <text:p>Atualizado nesta sexta-feira, 4 de novembro, pela Agência Nacional de Aviação Civil (ANAC), o painel de indicadores de tarifas aéreas domésticas indica que o bilhete aéreo em agosto foi comercializado pelo preço médio de R$ 894,58 no Acre, 18,9% maior que no mês anterior, quando o valor mediano foi de R$757,25.Além disso, considerando o panorama nacional, o valor médio pago pelo passageiro por quilômetro voado, também conhecido como yield, subiu 24,5% em agosto deste ano (R$ 0,5483) em relação ao resultado apurado em 2019 (R$ 0,4405). Nesse item, o Acre apresentou o menor valor do yield, de R$ 0,3481. Por outro lado, Minas Gerais foi a Unidade da Federação com o maior valor por quilômetro voado, R$ 0,7031.Em nível nacional, o valor mediano da passagem ficou R$687,82 no mês de agosto. Esse preço médio corresponde a uma alta real de 34,7% em comparação com o mesmo mês em 2019, antes da pandemia de covid-19, quando a tarifa média custava R$ 510,67. O preço do querosene de aviação (QAV), entre julho/2019 e julho/2022, aumentou cerca de 169%, embora desde o final de agosto este item venha apresentando queda nos preços divulgados pela ANP.O painel de tarifas aéreas domésticas mostra que 21% dos bilhetes comercializados em agosto custaram até R$ 300,00; cerca de 45% foram vendidos abaixo de R$ 500,00; e 7,6% custaram acima de R$ 1.500,00.Os cinco principais destinos domésticos em agosto (SP, RJ, MG, PR e DF) representaram cerca de 53% do total comercializado, sendo que apenas São Paulo representou 24,8% desse total (tarifa média de R$ 645,62), configurando-se o destino doméstico mais procurado em agosto, seguido do Rio de Janeiro, com 9,5% (tarifa média de R$ 681,92), e Minas Gerais, com 6,7% (tarifa média de R$ 596,30).No oitavo mês do ano, a disponibilidade de voos no transporte aéreo doméstico, aferida por assentos-quilômetros ofertados (ASK), registrou redução de 0,1% frente aos dados computados em igual período de 2019. Embora o indicador seja importante para a formação dos preços das tarifas aéreas, destaca-se que outros fatores são igualmente considerados, como demanda, sazonalidade, custo do QAV, variação cambial e demais indicadores macroeconômicos.Já no cenário internacional, o preço médio da tarifa aérea comercializada em agosto de 2022 foi de US$ 837, um aumento de 25% relativo à tarifa média praticada no mesmo período em 2019, de US$ 67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tualizado nesta sexta-feira, 4 de novembro, pela Agência Nacional de Aviação Civil (ANAC), o painel de indicadores de tarifas aéreas domésticas indica que o bilhete aére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HOMENS-PRESOS-POLICIA.jpg?resize=400%2C240&amp;ssl=1</text:p>
          </table:table-cell>
          <table:table-cell office:value-type="string" calcext:value-type="string">
            <text:p>Na rede</text:p>
          </table:table-cell>
          <table:table-cell office:value-type="string" calcext:value-type="string">
            <text:p>Quatro homens que planejavam comprar drogas no Peru são presos com R$ 170 mil</text:p>
          </table:table-cell>
          <table:table-cell office:value-type="string" calcext:value-type="string">
            <text:p>https://ac24horas.com/2022/11/05/quatro-homens-que-planejavam-comprar-drogas-no-peru-sao-presos-com-r-170-mil/</text:p>
          </table:table-cell>
          <table:table-cell office:value-type="string" calcext:value-type="string">
            <text:p>Nesta sexta-feira, 4, uma ação integradas das Polícias Civil, Federal e Militar de Cruzeiro do Sul, prendeu três adultosJ. M. de L. J. de 33 anos; A. M. da S. L., 36 anos, E. M. de A., 26 anos e B. da R. B.de 17 anos, com R$ 176.862,50 em espécie em um barco no Rio Juruá. O dinheiro estava acondicionado nas laterais e fundo falso de uma maleta térmica.Segundo a Polícia Civil, eles iriam para Marechal Thaumaturgo, município que faz fronteira com o Peru. E esse modusoperandis, de transporte de capitais para fronteira, é usual entre traficantes que sobem o rio com grandes quantias em dinheiro para comprar drogas.O Núcleo Draco/Denarc já vinha há algum tempo acompanhando informações relacionadas a Organização Criminosa e suas principais lideranças. J. M. de L. J. de 33 anos, teria assumido a presidência da organização criminosa na região do Juruá, após a prisão de outras lideranças. No momento da abordagem ele jogou uma pistola calibre 380 no rio, sendo apreendido apenas com as munições de mesmo calibre, bem como apresentou documento de identidade falso com o nome de João Brito de Oliveira.Contra J. M. de L. J e A. M. da S. L., constam mandados de prisão em aberto, sendo o do primeiro por homicídio e o do segundo por Organização Criminosa.De acordo com a autoridade policial, estima-se que o prejuízo dado ao crime chegue a R$ 245.942,50 – Duzentos e quarenta e cinco mil, novecentos e quarenta e dois reais e cinquenta centavos.Todos foram conduzidos a Delegacia de Polícia Civil para as providências legais e lavratura de auto de prisão em flagrante.A ação é em cumprimento à operação Hórus, Programa Guardiões das Fronteir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xta-feira, 4, uma ação integradas das Polícias Civil, Federal e Militar de Cruzeiro do Sul, prendeu três adultos J. M. de L. J. de 33...</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1667620991129.jpg?resize=400%2C240&amp;ssl=1</text:p>
          </table:table-cell>
          <table:table-cell office:value-type="string" calcext:value-type="string">
            <text:p>Cotidiano</text:p>
          </table:table-cell>
          <table:table-cell office:value-type="string" calcext:value-type="string">
            <text:p>Bandido é ferido com um tiro após invadir casa na zona Rural de Rio Branco</text:p>
          </table:table-cell>
          <table:table-cell office:value-type="string" calcext:value-type="string">
            <text:p>https://ac24horas.com/2022/11/05/bandido-e-ferido-com-um-tiro-apos-invadir-casa-na-zona-rural-de-rio-branco/</text:p>
          </table:table-cell>
          <table:table-cell office:value-type="string" calcext:value-type="string">
            <text:p>Um assaltante identificado como Natanael Ferreira dos Santos, de 31 anos, foi ferido com um tiro na noite desta sexta-feira, 04, dentro de uma chácara situada no km 14 da Rodovia AC-10, no km 10 do Ramal Santa Clara, na zona rural de Rio Branco.De acordo com informações da polícia, o proprietário estava chegando na sua chácara quando percebeu que havia criminosos dentro da casa. Ele reagiu e em posse de uma arma de fogo legalizada efetuou um tiro que atingiu o assaltante no punho. Após ser ferido, Natanael se rendeu e os demais criminosos fugiram.A Polícia Militar foi acionada e quando chegaram ao local deram voz de prisão ao assaltante, que em seguida foi socorrido pelos paramédicos do SAMU e encaminhado ao Pronto-Socorro de Rio Branco em estado de saúde estável.Ainda segundo a polícia, Natanael estava com uma faca e já possui passagem pelo crime de roubo.O caso será investigado pela Polícia Civ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assaltante identificado como Natanael Ferreira dos Santos, de 31 anos, foi ferido com um tiro na noite desta sexta-feira, 04, dentro de uma chácara situada...</text:p>
          </table:table-cell>
          <table:table-cell office:value-type="string" calcext:value-type="string">
            <text:p>Davi Sahid</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WhatsApp-Image-2022-11-04-at-19.12.36.jpeg?resize=400%2C240&amp;ssl=1</text:p>
          </table:table-cell>
          <table:table-cell office:value-type="string" calcext:value-type="string">
            <text:p>Acre</text:p>
          </table:table-cell>
          <table:table-cell office:value-type="string" calcext:value-type="string">
            <text:p>Aleac ilumina prédio e sinaliza apoio à campanha Novembro Azul</text:p>
          </table:table-cell>
          <table:table-cell office:value-type="string" calcext:value-type="string">
            <text:p>https://ac24horas.com/2022/11/05/aleac-ilumina-predio-e-sinaliza-apoio-a-campanha-novembro-azul/</text:p>
          </table:table-cell>
          <table:table-cell office:value-type="string" calcext:value-type="string">
            <text:p>A Assembleia Legislativa do Acre (Aleac) aderiu à campanha Novembro Azul, nesta sexta-feira (4), e iluminou a fachada do prédio com a cor da campanha. O ato solene que aconteceu no hall do parlamento acreano, contou com a participação de deputados estaduais, servidores da Casa, e do coordenador do Núcleo e Saúde do Homem da Sesacre, Sérgio Soares.A solenidade também contou com a presença da Banda de Música Mirim da PM que abrilhantou o evento com repertório de músicas regionais e nacionais.O presidente do Poder Legislativo, deputado Nicolau Júnior (PP), junto à mesa diretora, investiu na iluminação externa para reforçar as campanhas de conscientização temáticas. A iniciativa visa chamar atenção para o movimento mundial de conscientização sobre a importância da prevenção e do diagnóstico precoce do câncer de próstata, segundo câncer que mais atinge os brasileiros, perdendo apenas para o câncer de pele.A campanha abrangerá, ainda, ações voltadas para o Dia Mundial do Diabetes, que é comemorado em 14 de novembro. A data tem como foco alertar para o impacto do diabetes, estimulando políticas públicas que favoreçam e possibilitem aos portadores da doença viver mais e melhor, promovendo o diagnóstico precoce e orientando sobre formas de tratamento adequado.O presidente da Aleac, deputado Nicolau Júnior (Progressistas), frisou que além da iluminação no prédio, também estão previstas atividades alusivas ao Novembro Azul na Casa, como acontece anualmente.“Este Poder sempre esteve comprometido com as ações de saúde pública. Neste sentido, com o objetivo de reforçar ainda mais essa linda e importante campanha, decidimos iluminar o prédio da Casa, sinalizando que também aderimos à campanha Novembro Azul. As luzes mudam de cor dependendo do tema a ser destacado. É uma forma de reforçar as campanhas de conscientização temáticas. Às 17:30 de hoje, acendemos as luzes pela primeira vez. A Aleac iluminada é o mais novo cartão postal do centro da capital acreana; enfatizou o presidente Nicolau Júnior.Em sua fala, o vice-presidente do Legislativo, deputado Jenilson Leite (PSB) destacou a importância da iniciativa. “Quando um Poder se posiciona dando bom exemplo, chamando a atenção para um assunto tão importante como esse, isso merece ser reconhecido. Portanto, essa Casa está de parabéns por essa bela iniciativa”, disse o parlamentar.Novembro AzulO “Novembro Azul” é uma campanha que foi desenvolvida no Brasil desde 2011 e tem como objetivo principal a prevenção do câncer de próstata, e estimular os homens a cuidarem mais de sua saúde.Texto: Mircléia Magalhães/Agência AleacRevisão: Suzame FreitasFoto: Sérgio Val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embleia Legislativa do Acre (Aleac) aderiu à campanha Novembro Azul, nesta sexta-feira (4), e iluminou a fachada do prédio com a cor da campanha. O...</text:p>
          </table:table-cell>
          <table:table-cell office:value-type="string" calcext:value-type="string">
            <text:p>Assessoria</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PROTESTO-RUAS.jpg?resize=400%2C240&amp;ssl=1</text:p>
          </table:table-cell>
          <table:table-cell office:value-type="string" calcext:value-type="string">
            <text:p>Notícias</text:p>
          </table:table-cell>
          <table:table-cell office:value-type="string" calcext:value-type="string">
            <text:p>É nas ruas que a democracia floresce e frutifica</text:p>
          </table:table-cell>
          <table:table-cell office:value-type="string" calcext:value-type="string">
            <text:p>https://ac24horas.com/2022/11/04/e-nas-ruas-que-a-democracia-floresce-e-frutifica/</text:p>
          </table:table-cell>
          <table:table-cell office:value-type="string" calcext:value-type="string">
            <text:p>Desde segunda-feira, os descontentes com a eleição do ex-presidiário foram às ruas em protesto. Sob o silêncio sepulcral do candidato derrotado, milhares, senão milhões, iniciaram e estão até agora em manifestações que embora dispersas e desalinhadas, basicamente orgânicas, sem lideranças e guias, não aceitam os resultados revelados pelas urnas do TSE. Quando falou, o presidente Bolsonaro foi econômico nas palavras e, no dia seguinte, voltou para condenar protestos que interditassem estradas causando prejuízos e impedindo o ir e vir das pessoas.Há nessa multidão quem tenha certeza de que o processo eleitoral foi enlameado pela ação articulada do consórcio da mídia/pesquisas com o STF/TSE, que a partir da descondenação do Lula, o tempo todo ladearam-no de modo siamês em desfavor do Bolsonaro. Lula, apesar de condenado em diversas instâncias e das robustas provas da lava jato, teria sido retirado da cadeia pelo Sistema por causa do CEP da comarca para ser eleito e ponto final. Há, de outra banda, os que apenas acham que as urnas não são confiáveis, o que macularia de plano as eleições. Para desgosto do Bolsonaro, a maioria parlamentar que havia votado anteriormente pela adoção de um sistema auditável, com impressão paralela dos votos, foi desfeita em nova votação que contou, vejam só! com ministros do STF fazendo campanha aberta contra. Sabe-se lá os argumentos que usaram contra parlamentares de rabo preso no Tribunal.Há ainda, entre os descontentes, aqueles que não separam uma coisa da outra, ou seja, eles acreditam que o Sistema atuou para comprimir o Bolsonaro em narrativas maliciosas e omissões de seus bons resultados, inflar o Lula como um injustiçado e, via pesquisas e mídia, dar verossimilhança ao resultado sacado das urnas aprontadas de véspera como coelho em cartola de mágico. Tipo, pelo Sistema segura-se a vítima e pelas urnas lhe cortam a cabeça, mas uma perversidade depende da outra.Para o lado vitorioso, nada disso ocorreu. Lula continua sendo, como ele mesmo disse, o homem mais honesto do mundo, seus ministros foram todos maravilhosos embora por “perseguição” de alguns juízes muitos tenham sido pegos em estrepolias, o PT é um centro de formação de bom caráter apesar de seus dirigentes terem sido quase todos presos, a mídia foi neutra e equilibrada, e ele não saia nas ruas porque não precisava. Já Bolsonaro é um genocida, negacionista, assassino, arboricida, jamais foi boicotado ou perseguido pela mídia, a peste chinesa não teve nada a ver com a economia, o Brasil está enfiado numa crise total embora os números digam o contrário, o judiciário é finamente imparcial e equilibrado com os outros poderes, as multidões que o acompanhavam eram de fascistas, nunca houve censura nem perseguição aos defensores do presidente e, além de tudo, ele fala palavrão. AlgunsEstamos neste pé. Aquele que juntava multidões para clamar por liberdade perdeu porque é autoritário e o outro, que praticamente não viu a luz do sol desde que foi preso, ganhou porque o povo estava com saudade de uma picanha fictícia. Só que não. A verdade começa a aparecer.Está causando grande repercussão a apresentação, na tarde desta sexta-feira, de um vídeo desde a Argentina (aqui é crime questionar as urnas) no qual, utilizando método estatísticos refinados a partir da curva de Gauss, fica demonstrado que as máquinas NÃO AUDITADAS apresentaram anomalias pró-lula em todas as regiões. Outras análises que vi com base na Lei de Benford também parecem embasar a desconfiança nas urnas. Além disso, nos EUA, onde as canetadas supremas nada valem e pode-se abertamente falar de urnas, vários jornais e a FOX NEWS bateram na tecla. O âncora de maior alcance na terra do tio Sam, Tucker Carlson, já botou a boca no trombone, inclusive com sugestão de que, através da CIA (lembrei-me de alguém) tem dedo do Biden nas eleições brasileiras. Será? Pode?Enquanto parte significativa da sociedade brasileira está nas ruas (apesar da grande mídia esconder), o PT prepara o botim. De uma vez só, o MST encomendou a uma fábrica nada menos que 40.000 bonés e se assanha para invadir propriedades amparado em decisão recente do STF. Os nomes anunciados ou cotados para o comando das pastas são de envergonhar o PCC. Tem até comunista – Flávio Dino, sendo cotado para Ministro do STF.  Enquanto os velhos ex-presidiários (Zé Dirceu, Genoíno, Mantega…) dão as cartas na formação do governo, o vice, Geraldo Alckimin, aproxima-se do centrão invertebrado (aqui no Acre, alguns já se apresentaram) e articula a expansão da base parlamentar de apoio ao Lula. O preço ainda não foi revelado, mas talvez possa ser encontrado verificando-se o rombo programado de 200 bilhões no teto de gastos, ou os 13 novos ministérios a serem criados com milhares de cargos a serem preenchidos. É o Brasil voltando à esbornia sob os auspícios do Sistema e da Justiça brasileira.A meu ver, toda manifestação popular é importante por si mesma se mansa e pacífica, mas não farão as FFAA saírem de seu papel constitucional, nem devem. A não ser que o TSE deixe de contestar publicamente, claramente, os estudos já apresentados e o relatório das FFAA que aguardamos para segunda-feira. Se a verdade límpida não vier à lume, salvo melhor juízo, cabe sim aos militares, até por questão de segurança nacional, conter os danos e tomar para si o papel moderador, restabelecendo a ordem e a credibilidade do sistema eleitoral.Neste ponto, lembro Fréderic Bastiat em “A Lei”, de 1850, um dos livros mais importantes entre os que li: “Infelizmente, a lei nem sempre se mantém dentro de seus limites próprios. Às vezes os ultrapassa, com consequências pouco defensáveis e danosas. É o que aconteceu quando a aplicaram para destruir a justiça, que ela deveria salvaguardar. Limitou e destruiu direitos que, por missão, deveria respeitar. Colocou a força coletiva à disposição de inescrupulosos que desejavam, sem risco, explorar a pessoa, a liberdade e a propriedade alheia. Converteu a legítima defesa em crime para punir a legítima defesa”.Pelas decisões que tomaram, penso que alguns togados nunca sequer ouviram falar em Bastiat. Pelo que ouvi de um mequetrefe hoje em uma TV, alguns “jornalistas” também não. Perderam totalmente o sentido do direito e da liberdade, inclusive a própria. Causa indignação ver gente que deveria usar seu tempo nobre, esclarecendo as pessoas sobre seus direitos, inclusive o de livre manifestação pacífica e ordeira, mas usam-no para sabujar, submetem-se de bom grado à censura, como meliantes minúsculos do sistema que os anula e humilha.Valterlucio Bessa Campelo escreve às sextas-feiras no site ac24horas e, eventualmente, no seuBLOG, no site Liberais e Conservadores doPuggina, na revistaNavegose em outros si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sde segunda-feira, os descontentes com a eleição do ex-presidiário foram às ruas em protesto. Sob o silêncio sepulcral do candidato derrotado, milhares, senão milhões, iniciaram e...</text:p>
          </table:table-cell>
          <table:table-cell office:value-type="string" calcext:value-type="string">
            <text:p>Valterlucio Campelo</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PORTAO-2.jpg?resize=400%2C240&amp;ssl=1</text:p>
          </table:table-cell>
          <table:table-cell office:value-type="string" calcext:value-type="string">
            <text:p>Destaque 3</text:p>
          </table:table-cell>
          <table:table-cell office:value-type="string" calcext:value-type="string">
            <text:p>Voos de Rio Branco/Manaus por R$ 388 e para o Rio a 656 (ida e volta) na Black Friday antecipada</text:p>
          </table:table-cell>
          <table:table-cell office:value-type="string" calcext:value-type="string">
            <text:p>https://ac24horas.com/2022/11/04/voos-de-rio-branco-manaus-por-r-388-e-para-o-rio-a-656-ida-e-volta-na-black-friday-antecipada/</text:p>
          </table:table-cell>
          <table:table-cell office:value-type="string" calcext:value-type="string">
            <text:p>A tradicional promoção Black Friday que sempre acontece no dia 25 de novembro foi antecipada para os consumidores do Acre. São várias opções de voos baratos para quem pretende viajar em 2023. O menor valor é de Rio Branco para Manaus com ida e volta por R$ 388. As passagens aéreas da capital acreana para o Rio de Janeiro estão sendo vendidas por R$ 656. (Veja detalhes na imagem abaixo).De Rio Branco para Salvador a viagem de avião poderá ser realizada por R$ 809. Os outros destaques são as passagens aéreas de Rio Branco para Fortaleza, a capital cearense, por (R$ 756), e Maceió (R$ 713). Outros destinos com belas praias no Nordeste estão com ofertas de passagens aéreas com descontos especiais. De Rio Branco para João Pessoa a nossa equipe encontrou voos de ida e volta por (R$ 619), Natal (R$ 693), e Recife (R$ 861). Todas essas promoções são para viagens em novembro de 2023, mas para outras datas também tem promoção.Garanta aqui passagens Rio Branco/Rio por R$ 656Voos de Rio Branco para Brasília por R$ 856Para quem pretende viajar no mês de junho de 2023 há opções de compra das passagens aéreas de Rio Branco para o Rio de Janeiro por (R$ 919), Manaus (R$ 543), Curitiba (R$ 1.073,00), São Paulo (R$ 1.021,00), Fortaleza (R$ 1.058,00, e Brasília (R$ 856). Essas ofertas incluem, voos de ida e volta e todas as taxas. Mas seja rápido! Essas ofertas podem acabar a qualquer momento por ser uma promoção relâmpago.As promoções da Black Friday antecipada são da 123milhas em voos flexíveis. As datas escolhidas serão preferencialmente mantidas, mas há casos de o bilhete ser marcado também um dia antes ou depois. Mas a dica antes de comprar as passagens é ler todas as regras desta promoção.Os valores poderão ser parcelados em 12 vezes pelos principais cartões de crédito. Se o pagamento for por boleto o parcelamento poderá ser em 6 vezes. Lembrando que no caso de atraso em uma das parcelas a reserva da passagem aérea é cancelada.Voos de ida e voltajunho-2023Rio Branco para Brasília – R$ 856junho-2023Rio Branco para Curitiba – R$ 1073junho-2023Rio Branco para Florianópolis – R$ 894junho-2023Rio Branco para Fortaleza – R$ 1058junho-2023Rio Branco para Foz do Iguaçu – R$ 1367junho-2023Rio Branco para João Pessoa – R$ 866junho-2023Rio Branco para Maceió – R$ 998junho-2023Rio Branco para Manaus – R$ 543junho-2023Rio Branco para Natal – R$ 971junho-2023Rio Branco para Porto Alegre – R$ 1334junho-2023Rio Branco para Porto Seguro – R$ 1449junho-2023Rio Branco para Recife – R$ 1206junho-2023Rio Branco para Rio de Janeiro – R$ 919junho-2023Rio Branco para Salvador – R$ 1132junho-2023Rio Branco para São Luís – R$ 1246junho-2023Rio Branco para São Paulo – R$ 1021VoltarVoos de ida e voltanovembro-2023Rio Branco para Brasília – R$ 612novembro-2023Rio Branco para Curitiba – R$ 767novembro-2023Rio Branco para Florianópolis – R$ 639novembro-2023Rio Branco para Fortaleza – R$ 756novembro-2023Rio Branco para Foz do Iguaçu – R$ 976novembro-2023Rio Branco para João Pessoa – R$ 619novembro-2023Rio Branco para Maceió – R$ 713novembro-2023Rio Branco para Manaus – R$ 388novembro-2023Rio Branco para Natal – R$ 693novembro-2023Rio Branco para Porto Alegre – R$ 953novembro-2023Rio Branco para Porto Seguro – R$ 1035novembro-2023Rio Branco para Recife – R$ 861novembro-2023Rio Branco para Rio de Janeiro – R$ 656novembro-2023Rio Branco para Salvador – R$ 809novembro-2023Rio Branco para São Luís – R$ 890novembro-2023Rio Branco para São Paulo – R$ 730InícioFaça aqui a sua pesquisa e garanta descontos para outros destinosComprou as passagens? Faça aqui a reserva do hotel com descontos especiaisLei aqui outras notícias sobre viagens e promoçõesAtenção:  Oac24horasnão vende passagens aéreas, pacotes de viagens ou realiza reservas de hotéis. O site apenas divulga as melhores promoções, ficando o leitor livre para escolher a melhor opção e decidir se o produto atende as suas necessidad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a capital acreana para Fortaleza a ida e volta estão por R$ 756.</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WhatsApp-Image-2022-11-04-at-17.00.53.jpeg?resize=400%2C240&amp;ssl=1</text:p>
          </table:table-cell>
          <table:table-cell office:value-type="string" calcext:value-type="string">
            <text:p>Cotidiano</text:p>
          </table:table-cell>
          <table:table-cell office:value-type="string" calcext:value-type="string">
            <text:p>Neném se posiciona contrário a privatização da saúde: “dão o direito de contratar esse tipo de serviço”</text:p>
          </table:table-cell>
          <table:table-cell office:value-type="string" calcext:value-type="string">
            <text:p>https://ac24horas.com/2022/11/04/nenem-se-posiciona-contrario-a-privatizacao-da-saude-dao-o-direito-de-contratar-esse-tipo-de-servico/</text:p>
          </table:table-cell>
          <table:table-cell office:value-type="string" calcext:value-type="string">
            <text:p>O deputado Neném Almeida (Podemos) esteve reunido no Sindicato dos Bancários para tratar sobre a abertura do chamamento público para a contratação de serviços assistenciais à saúde por meio dos credenciados e contratados com pessoas jurídicas de direito privado.O parlamentar se mostrou bastante preocupado com esse tipo de contratação. A iniciativa do governo do estado é providenciar a contratação de serviços como medicina especializada, enfermagem, fisioterapia, odontologia, psicologia, fonoaudiologia, psiquiatria, biomedicina, assistência social e nutrição através de terceirização.“No meu entendimento, a Constituição do Brasil assim como o Plano Municipal de Saúde não dão o direito de contratar esse tipo de serviço através de terceirização”, comentou Almeida.Ao fim, Neném alertou sobre o risco desses profissionais não possuírem a estabilidade de servidores efetivos e acabarem ficando sujeitos a interferências polític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Neném Almeida (Podemos) esteve reunido no Sindicato dos Bancários para tratar sobre a abertura do chamamento público para a contratação de serviços assistenciais à...</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WhatsApp-Image-2022-11-04-at-16.37.28.jpeg?resize=400%2C240&amp;ssl=1</text:p>
          </table:table-cell>
          <table:table-cell office:value-type="string" calcext:value-type="string">
            <text:p>Acre</text:p>
          </table:table-cell>
          <table:table-cell office:value-type="string" calcext:value-type="string">
            <text:p>Na FIEAC, Alan Rick destaca os mais de R$ 163 milhões em emendas destinados a obras no Acre</text:p>
          </table:table-cell>
          <table:table-cell office:value-type="string" calcext:value-type="string">
            <text:p>https://ac24horas.com/2022/11/04/na-fieac-alan-rick-destaca-os-mais-de-r-163-milhoes-em-emendas-destinados-a-obras-no-acre/</text:p>
          </table:table-cell>
          <table:table-cell office:value-type="string" calcext:value-type="string">
            <text:p>Durante a solenidade de assinatura das ordens de serviço para obras do Programa de Estímulo a Construção Civil e Geração de Emprego e Renda (PEC GER) do estado, o deputado federal e senador eleito Alan Rick (União Brasil) destacou o montante em emendas parlamentares enviado ao governo e aos municípios para execução de obras.“Nestes dois mandatos como deputado federal, já são mais de R$ 163 milhões para que o governo do estado e as prefeituras executem obras de reforma e/ou construção de prédios públicos como hospitais e escolas, pavimentação e requalificação de ruas, construção de portos, viaduto, aeródromo e tantas outras. O resultado desse trabalho é melhorar a qualidade de vida da nossa população estruturando os serviços, melhorando a infraestrutura das cidades e já no primeiro momento, do início das obras, impactamos a economia com mais emprego e renda.” – disse.A solenidade ocorreu nesta sexta-feira, 04/11, no prédio da Federação das Indústrias do Acre – FIEAC. Com a assinatura das ordens de serviço, 27 obras serão iniciadas com a contratação de empresas locais, fomentando a economia dos 22 municípios. Investimento de cerca de R$ 14 milhões do governo do estado.Alan Rick também aproveitou a oportunidade para defender que as obras de pavimentação de ruas do governo e prefeituras passem a adotar tijolos produzidos no nosso estado, o que o parlamentar já tem solicitado na execução das emendas que destina para essa finalidade.“Fomentar o desenvolvimento das nossas indústrias é um caminho para melhorarmos a vida do nosso povo. O PEC GER traz esse fomento, desburocratizando e contratando as empresas locais para pequenas obras. Que essa iniciativa seja ampliada com, por exemplo, a aquisição dos tijolos produzidos aqui para a pavimentação de ruas. O que geraria mais empregos nas nossas cerâmicas e o retorno desse investimento ficaria no nosso estado.” – defendeu Alan.Também compuseram o dispositivo de honra na solenidade, o secretário de Indústria, Ciência e Tecnologia, Assurbanipal Mesquita, o secretário de Desenvolvimento Urbano, Egleuson Araújo Santiago, o presidente da FIEAC, José Adriano, o vice-presidente do Sindicato das Indústrias, Sérgio Nakamura, o deputado estadual reeleito Pedro Longo, a senadora e vice-governadora eleita Mailza Gomes e o secretário adjunto da SELIC, Júlio Cés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urante a solenidade de assinatura das ordens de serviço para obras do Programa de Estímulo a Construção Civil e Geração de Emprego e Renda (PEC GER)...</text:p>
          </table:table-cell>
          <table:table-cell office:value-type="string" calcext:value-type="string">
            <text:p>Assessoria</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WhatsApp-Image-2022-11-04-at-15.35.49.jpeg?resize=400%2C240&amp;ssl=1</text:p>
          </table:table-cell>
          <table:table-cell office:value-type="string" calcext:value-type="string">
            <text:p>Cotidiano</text:p>
          </table:table-cell>
          <table:table-cell office:value-type="string" calcext:value-type="string">
            <text:p>Gonzaga se reúne com Zequinha e anuncia novas parcerias com Cruzeiro do Sul</text:p>
          </table:table-cell>
          <table:table-cell office:value-type="string" calcext:value-type="string">
            <text:p>https://ac24horas.com/2022/11/04/gonzaga-se-reune-com-zequinha-e-anuncia-novas-parcerias-com-cruzeiro-do-sul/</text:p>
          </table:table-cell>
          <table:table-cell office:value-type="string" calcext:value-type="string">
            <text:p>O deputado Luiz Gonzaga (PSDB) se reuniu com o prefeito de Cruzeiro do Sul, Zequinha Lima, para anunciar novas parcerias com o Município e colocar seu mandato à disposição dos cruzeirenses.Gonzaga agradeceu ao prefeito pelo apoio e reforçou a parceria entre a Assembleia Legislativa do Acre e a Prefeitura de Cruzeiro do Sul.“Fiz questão de me reunir com o prefeito Zequinha para agradecê-lo pelo apoio e reforçar a parceria entre a Assembleia Legislativa do Acre e a Prefeitura de Cruzeiro do Sul. Nossa intenção é fortalecer ainda mais as relações entre o poder Legislativo e o Executivo de Cruzeiro do Sul”, disse o deputado.O deputado tucano é um defensor do fortalecimento social e econômico da região do Juruá. Gonzaga colocou o seu mandato à disposição para ajudar Cruzeiro do Sul com novas emendas e indicações.”Nossa intenção é fomentar ainda mais a economia do Juruá cobrando investimentos do Poder Público para gerar mais emprego e renda na região. Tratamos também sobre alocação de novas emendas que vai melhorar a vida de milhares de acreanos”, finalizou o parlament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Luiz Gonzaga (PSDB) se reuniu com o prefeito de Cruzeiro do Sul, Zequinha Lima, para anunciar novas parcerias com o Município e colocar seu...</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WhatsApp-Image-2022-11-04-at-09.58.06.jpeg?resize=400%2C240&amp;ssl=1</text:p>
          </table:table-cell>
          <table:table-cell office:value-type="string" calcext:value-type="string">
            <text:p>Notícias</text:p>
          </table:table-cell>
          <table:table-cell office:value-type="string" calcext:value-type="string">
            <text:p>Terra Indígena Puyanawa tem aprovado projeto que torna feriado municipal o dia do Festival Atsá</text:p>
          </table:table-cell>
          <table:table-cell office:value-type="string" calcext:value-type="string">
            <text:p>https://ac24horas.com/2022/11/04/terra-indigena-puyanawa-tem-aprovado-projeto-que-torna-feriado-municipal-o-dia-do-festival-atsa/</text:p>
          </table:table-cell>
          <table:table-cell office:value-type="string" calcext:value-type="string">
            <text:p>Na última quinta-feira, 3, a Terra Indígena Puyanawa, em Mâncio Lima, sediou um sessão ordinária da Câmara de Vereadores do município. Na sessão o vereador Joel, que é o cacique da localidade, conseguiu aprovar uma Lei que torna feriado municipal o primeiro dia do Festival Atsá, realizado anualmente no mês de julho, que atrai pessoas de várias partes do mundo.O presidente da Câmara, Renan Costa, lembrou que o objetivo da sessão, além de levar o trabalho legislativo mais próximo da população, é buscar conjuntamente soluções para os problemas da cidade.“As pessoas desconhecem o funcionamento do Legislativo. Essa aproximação é fundamental para que o cidadão compreenda não só o rito da sessão legislativa, mas para que ele também perceba a importância da Câmara de Vereadores na vida da cidade”, destacou.O anfitrião da sessão, o vereador e cacique Joel Puyanawa, lembrou das lutas e conquistas de seu povo na busca do resgate de seus costumes e tradições. Ele conseguiu a aprovação do projeto de lei que institui feriado municipal no primeiro dia do Festival Atsá Puyanawa, que ocorre sempre nos mês de julho e reúne centenas de pessoas de todas as partes do Brasil e de outros países.“Ficamos felizes em receber a sessão e aprovar nosso projeto, o que demonstra o respeito do parlamento de Mâncio Lima pela nossa cultura Indígena “.O Secretário Especial, Danilo Chagas, esteve presente na sessão como representante do Poder Executivo. Ele lembrou da parceria e da boa relação que ambos os poderes mantêm e lembrou que sempre que os projetos chegam aos legisladores são aprovados em tempo hábil.A intenção dos parlamentares é levar a sessão itinerante a outras comunidades de Mâncio Lim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última quinta-feira, 3, a Terra Indígena Puyanawa, em Mâncio Lima, sediou um sessão ordinária da Câmara de Vereadores do município. Na sessão o vereador Joel,...</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08/camara_01.jpg?resize=400%2C240&amp;ssl=1</text:p>
          </table:table-cell>
          <table:table-cell office:value-type="string" calcext:value-type="string">
            <text:p>Acre 01</text:p>
          </table:table-cell>
          <table:table-cell office:value-type="string" calcext:value-type="string">
            <text:p>Sem data para votação da LOA e eleição da Mesa, Câmara de Cruzeiro aprova contas de 2015/2017</text:p>
          </table:table-cell>
          <table:table-cell office:value-type="string" calcext:value-type="string">
            <text:p>https://ac24horas.com/2022/11/04/sem-definir-data-para-votacao-da-loa-e-eleicao-da-mesa-camara-de-cruzeiro-aprova-contas-de-2015-e-2017/</text:p>
          </table:table-cell>
          <table:table-cell office:value-type="string" calcext:value-type="string">
            <text:p>Os vereadores de Cruzeiro do Sul aprovaram na noite desta quinta-feira, 3, as contas do ex-prefeito do município, Vagner Sales, relativa ao ano de 2015, e do ex-prefeito Ilderlei Cordeiro, de 2017, mas ainda não definiram data da eleição da mesa diretora nem votaram o orçamento de 2023 do município, que ainda não foi enviado ao legislativo pelo prefeito Zequinha Lima.Tanto Vagner quanto Ilderlei estão inelegíveis, de acordo com a Justiça Eleitoral. Segundo a Assessoria de Comunicação da Câmara Municipal, houve um indicativo de rejeição dessas contas dos dois ex-gestores por parte do Tribunal de Contas do Estado (TCE).“Mas em seguida, as contas foram aprovadas por 11 votos a favor e duas abstenções e foram aprovadas agora pelos vereadores”, informou a Assessoria da Câmara.Em novembro de 2020, o Tribunal de Contas do Estado rejeitou a prestação de contas de Vagner Sales, correspondente ao último quadrimestre de 2016. No despacho, a conselheira Maria de Jesus determinou a instalação de um processo de tomadas de contas especiais para apurar as irregularidades cometidas e a responsabilização também do ex-prefeito Ilderlei Cordeiro, que sucedeu Sales na prefeitura do município.O relatório do Ministério Público de Contas (MPC), apontou um gasto extra no valor de R$ 253 mil de pagamentos de subsídios pagos aos gestores públicos que exerciam cargos de confiança e a aplicação de multa contra o ex-prefeito Ilderlei Cordeiro por não ter encaminhado os balanços contábeis da gestão passada no prazo previsto.A auditoria detectou ainda a ausência de inventário de bens móveis e imóveis do patrimônio do município e a não aplicação dos 60% da recursos do Fundeb no pagamento dos professores da rede municipal e o descumprimento constitucional dos 25% dos recurso arrecadados na Educação.A Câmara Municipal só poderá entrar em recesso de fim de ano depois que votar a Lei Orçamentária Anual (LOA) de 2023. O documento ainda não foi enviado da prefeitura para a Câmara Municipal de Cruzeiro do Sul para apreciação e votação dos vereadores.A LOA é a lei elaborada pelo Poder Executivo que estabelece as despesas e as receitas que serão realizadas no próximo ano. Nela, está contido um planejamento de gastos que define as obras e os serviços que são prioritários para o Município, levando em conta os recursos disponíveis.Com relação à eleição da Mesa Diretora da Câmara Municipal de Cruzeiro do Sul, ainda não há uma data prevista para a votação. O atual presidente, Franciney Melo, deve disputar o cargo com os vereadores Antônio Cosmo e Elter Nóbreg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vereadores de Cruzeiro do Sul aprovaram na noite desta quinta-feira, 3, as contas do ex-prefeito do município, Vagner Sales, relativa ao ano de 2015, e...</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WhatsApp-Image-2022-11-04-at-09.39.25.jpeg?resize=400%2C240&amp;ssl=1</text:p>
          </table:table-cell>
          <table:table-cell office:value-type="string" calcext:value-type="string">
            <text:p>Na rede</text:p>
          </table:table-cell>
          <table:table-cell office:value-type="string" calcext:value-type="string">
            <text:p>PP e Podemos já tratam de candidatura para as eleições de 2024 em Tarauacá</text:p>
          </table:table-cell>
          <table:table-cell office:value-type="string" calcext:value-type="string">
            <text:p>https://ac24horas.com/2022/11/04/pp-e-podemos-ja-tratam-de-candidatura-para-as-eleicoes-de-2024-em-tarauaca/</text:p>
          </table:table-cell>
          <table:table-cell office:value-type="string" calcext:value-type="string">
            <text:p>Passada a eleição 2022, as atenções já se voltam para o pleito municipal de 2024 e alianças começam a ser feitas.Em Tarauacá, a presidente do Progressistas (PP), ex-vereadora Janaina Furtado, e o vice do PROS, Orlando Melo, se reuniram nesta quinta-feira, 3, com o ex-prefeito do município, Rodrigo Damasceno, do Podemos.Na pauta, a possibilidade de Damasceno disputar a prefeitura de Tarauacá pelo PP.Orlando ressaltou que o Progressistas em Tarauacá está em fase de fortalecimento e renovação.“Queremos chegar nas eleições com uma chapa competitiva para vereadores e um nome forte para prefeitura que possa unir as diversas forças políticas do município”, disse Orlando.A professora e ex-vereadora Janaina Furtado destaca a importância da união de forças para a elaboração de um plano de desenvolvimento para Tarauacá.“Eu estou desapegada de candidatura porque ainda não terminei minha missão na Educação, porém estou à disposição do partido e das demais forças políticas para ajudar no debate e no processo de sucessão. Rodrigo Damasceno é um nome forte e seria bem vindo nessa construção junto com a gente”, declarou ela.Rodrigo Damasceno, que já foi prefeito de Tarauacá e teve 5.919 votos para deputado federal, sendo a maioria do município, não descarta a possibilidade de migrar para o PP e disputar a eleição.“Eu estou a disposição das forças políticas do município para a disputa pela prefeitura, mas tudo isso vai depender de compromissos firmados, porque não vou entrar em bola dividida. Quero unir as forças políticas em torno de um projeto e de compromissos firmados para garantir boas condições de disputarmos a eleição para administrar o município”, ressaltou.Com informações do Blog do Accioly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assada a eleição 2022, as atenções já se voltam para o pleito municipal de 2024 e alianças começam a ser feitas. Em Tarauacá, a presidente 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05/AGENDA-CULTURAL.jpeg?resize=400%2C240&amp;ssl=1</text:p>
          </table:table-cell>
          <table:table-cell office:value-type="string" calcext:value-type="string">
            <text:p>Cotidiano</text:p>
          </table:table-cell>
          <table:table-cell office:value-type="string" calcext:value-type="string">
            <text:p>Filmes, exposição, shows e muito mais: saiba onde aproveitar o fim de semana em Rio Branco</text:p>
          </table:table-cell>
          <table:table-cell office:value-type="string" calcext:value-type="string">
            <text:p>https://ac24horas.com/2022/11/04/filmes-exposicao-shows-e-muito-mais-saiba-onde-aproveitar-o-fim-de-semana-em-rio-branco/</text:p>
          </table:table-cell>
          <table:table-cell office:value-type="string" calcext:value-type="string">
            <text:p>Quem busca opções de lazer e entretenimento neste final de semana em Rio Branco, tem à disposição diversas celebrações que movimentam os espaços públicos e privados da cidade.O ac24horas separou as melhores atrações para se divertir com segurança. Acompanhe.– As Origens e Caminhos do BluesCom apresentação da banda Jamblues,o SESC Acre realiza nesta sexta-feira, 4, às 20h, o especial ‘As Origens e Caminhos do Blues, que contam um pouco a história de um dos gêneros musicais mais populares do mundo.– Cine Teatro RecreioTem sessão de filmes nas telonas do Cine Teatro Recreio, com o melhor das produções brasileiras e mundiais. Com os longas ‘Noites de Paris’, ‘Carvão’ e o ‘Clube dos Anjos’, as apresentações ocorrem todo o fim de semana, às 15h20 e 17h30.– Rock in ConcertNo Studio Beer, nesta sexta-feira, 4, às 21h, o Rock in Concert, evento dedicado aos clássicos internacional, reuniu o melhor das bandas Simphony Killer, Dream Healer, Death Silence e Warbest.– Exposição Coletiva UniversosAs artistas plásticas Giulia Anastácio, Roberta Marisa e Nassára Pires, construíram juntas a exposição ‘Universos’, que ocorre todos os dias, até 25 de novembro, no salão do Sesc Centro, às 19h.– Recanto Food&amp;BeerO Recanto Food&amp;Beer, bar e restaurante na Estrada Dias Martins, preparou três noites especiais para aproveitar bem o fim de semana. Agora com novo horário de funcionamento, das 19h às 03h.Nesta sexta-feira, 4, acontece o ‘Esquenta do Orjia’, com 20 litros de gummy grátis e apresentação dos DJs Roa e Nareza. Já no sábado, 5, tem o ‘Halloween do Recanto’, com open gummy a noite toda e premiação para melhor fantasia. Fechando a semana, o especial da rainha Marília Mendonça, ‘Esqueça Me Se For Capaz’ ‘vai fazer chorar de saudade, no domingo, 6.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busca opções de lazer e entretenimento neste final de semana em Rio Branco, tem à disposição diversas celebrações que movimentam os espaços públicos e privados...</text:p>
          </table:table-cell>
          <table:table-cell office:value-type="string" calcext:value-type="string">
            <text:p>Deylon Félix</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gleici.jpg?resize=400%2C240&amp;ssl=1</text:p>
          </table:table-cell>
          <table:table-cell office:value-type="string" calcext:value-type="string">
            <text:p>Destaque 4</text:p>
          </table:table-cell>
          <table:table-cell office:value-type="string" calcext:value-type="string">
            <text:p>Campeã do BBB 18, Gleici Damasceno dá carrão de presente de Natal para a mãe</text:p>
          </table:table-cell>
          <table:table-cell office:value-type="string" calcext:value-type="string">
            <text:p>https://ac24horas.com/2022/11/04/campea-do-bbb-18-gleici-damasceno-da-carrao-de-presente-de-natal-para-a-mae/</text:p>
          </table:table-cell>
          <table:table-cell office:value-type="string" calcext:value-type="string">
            <text:p>Presentão! Campeã do “BBB 18”, Gleice Damasceno deu um carrão para a mãe. Vanuzia Damasceno mostrou nas redes sociais o mimo na garagem da sua casa, no Acre, e contou que o veículo é seu presente de Natal antecipado dado pela filha. “Obrigado, minha filha, que Deus abençoe cada dia mais e mais a sua vida”, postou.O automóvel é um Chevrolet Tracker branco, que custa a partir de R$ 118 mil. Uau!Gleici mudou completamente de vida depois que venceu o “BBB 18”, em 2018. Ela usou parte do prêmio de R$ 1,5 milhão para ajudar a família no Acre e comprou uma casa para mãe, que antes vivia em uma residência só de tijolo e bem humilde.A ex-BBB vive atualmente em São Paulo, trabalhando como influenciadora digital e atriz.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resentão! Campeã do “BBB 18”, Gleice Damasceno deu um carrão para a mãe. Vanuzia Damasceno mostrou nas redes sociais o mimo na garagem da sua cas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0/04/feira-supermercado.jpg?resize=400%2C240&amp;ssl=1</text:p>
          </table:table-cell>
          <table:table-cell office:value-type="string" calcext:value-type="string">
            <text:p>Extra Total</text:p>
          </table:table-cell>
          <table:table-cell office:value-type="string" calcext:value-type="string">
            <text:p>Apesar do fim dos bloqueios, supermercados ainda não foram abastecidos e começa a faltar hortifrúti e derivados do leite</text:p>
          </table:table-cell>
          <table:table-cell office:value-type="string" calcext:value-type="string">
            <text:p>https://ac24horas.com/2022/11/04/apesar-do-fim-dos-bloqueios-supermercados-ainda-nao-foram-abastecidos-e-comeca-a-faltar-hortifruti-e-derivados-do-leite/</text:p>
          </table:table-cell>
          <table:table-cell office:value-type="string" calcext:value-type="string">
            <text:p>O presidente da Associação dos Supermercados do Acre, empresário Aden Araújo, afirmou no final da manhã desta sexta-feira, 4, que os supermercados da capital acreana ainda não foram abastecidos após o fim dos bloqueios. O problema é a grande quantidade de caminhões que estão na estrada e que ainda continuam retidos por conta da demora na retomada do fluxo.“Algumas cargas já passaram e outras ainda não conseguiram chegar. O que mais nos preocupa são os produtos mais perecíveis como frutas e verduras e derivados do leite, como iogurte. Outros alimentos temos em boa quantidade e não deve ter problema de abastecimento”, afirma Aden.Em relação aos combustíveis a situação já começa a ser regularizada segundo o presidente do sindicato do Comércio Varejista de Derivados de petróleo no Estado do Acre, o (Sindepc) Delano Lima, alguns postos já foram reabastecidos na manhã de hoje e os demais devem receber combustíveis até o final de semana.“Já temos a informação que chegou combustíveis na Distribuidora Equador e está chegando produto na Distribuidora BR. Os postos estão sendo abastecidos. Quanto aos postos Shell, Ipiranga e Atem os caminhões estão carregando em Porto Velho, diz Della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a Associação dos Supermercados do Acre, empresário Aden Araújo, afirmou no final da manhã desta sexta-feira, 4, que os supermercados da capital acreana aind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WhatsApp-Image-2022-11-04-at-12.16.59.jpeg?resize=400%2C240&amp;ssl=1</text:p>
          </table:table-cell>
          <table:table-cell office:value-type="string" calcext:value-type="string">
            <text:p>Acre 01</text:p>
          </table:table-cell>
          <table:table-cell office:value-type="string" calcext:value-type="string">
            <text:p>Governo assina ordem de serviço de R$ 4,8 milhões e garante mais de 300 empregos no Acre</text:p>
          </table:table-cell>
          <table:table-cell office:value-type="string" calcext:value-type="string">
            <text:p>https://ac24horas.com/2022/11/04/governo-assina-ordem-de-servico-de-r-48-milhoes-e-garante-mais-de-300-empregos-no-acre/</text:p>
          </table:table-cell>
          <table:table-cell office:value-type="string" calcext:value-type="string">
            <text:p>O secretário da Secretaria de Estado de Indústria, Ciência e Tecnologia (SEICT), Assurbanipal Barbary de Mesquita, realizou nesta sexta-feira, 4, a realização da assinatura de um pacote de obras de pequeno porte no Estado do Acre.Assurbanipal Barbary, destacou que o governo vai investir mais de R$ 4,8 milhões na revitalização de órgãos públicos do Estado. Além disso, o gestor salientou que as obras serão feitas em vários municípios. “Estamos atendendo as necessidades do Estado na reforma de locais públicos”, comentou.Assur contou que foram gerados mais de 300 empregos diretos – fortalecendo a proposta do governo na geração de emprego e renda. “Vai aquecer a economia nesse final de ano”, ressaltou.O presidente da Federação das Indústrias do Acre (Fieac), José Adriano, disse que as 27 obras visa contemplar as pequenas empresas no Acre. “Esse programa terá a inclusão de pequenas empresas até R$ 400 mil reais. Os recursos estarão girando no município. A ideia é multiplicar os empregos com as obras”, comentou.A senadora e vice-governadora eleita, Mailza Gomes (Progressistas), esteve presente na solenidade e enalteceu a iniciativa do governo. “A geração de emprego é uma das necessidades do governo e é preciso investir nesses programas e mostrar o comprometimento da gestão”, decla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ecretário da Secretaria de Estado de Indústria, Ciência e Tecnologia (SEICT), Assurbanipal Barbary de Mesquita, realizou nesta sexta-feira, 4, a realização da assinatura de um...</text:p>
          </table:table-cell>
          <table:table-cell office:value-type="string" calcext:value-type="string">
            <text:p>Saimo Martins</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1/01/simone-santiago.jpg?resize=400%2C240&amp;ssl=1</text:p>
          </table:table-cell>
          <table:table-cell office:value-type="string" calcext:value-type="string">
            <text:p>Acre</text:p>
          </table:table-cell>
          <table:table-cell office:value-type="string" calcext:value-type="string">
            <text:p>Simone Santiago é única candidata ao cargo de defensora-geral</text:p>
          </table:table-cell>
          <table:table-cell office:value-type="string" calcext:value-type="string">
            <text:p>https://ac24horas.com/2022/11/04/simone-santiago-e-unica-candidata-ao-cargo-de-defensora-geral/</text:p>
          </table:table-cell>
          <table:table-cell office:value-type="string" calcext:value-type="string">
            <text:p>A defensora pública geral, Simone Santiago, concorre à reeleição em votação que acontece no próximo dia 21 de novembro, nas eleições da Defensoria Pública do Estado do Acre (DPE/AC). O prazo para as inscrições de defensoras e defensores públicos interessados em participar do pleito 2022 encerrou às 14h desta quinta-feira, 3 e apenas uma candidatura foi registrada, a da atual gestora.A recondução da defensora-geral, Simone Santiago, se dá pelo trabalho de credibilidade que vem desempenhando a frente da instituição. Em todos os anos eleitorais na DPE/AC, é comum o envio de uma lista contendo três nomes que são submetidos à escolha do chefe do Executivo, mas neste pleito apenas um nome será enviado.O momento é favorável para a candidata à reeleição, Simone Santiago, principalmente porque em seu primeiro mandato ela cumpriu todas as metas estabelecidas durante a campanha, como a nomeação das defensoras e defensores públicos aprovados no concurso da DPE/AC, a ampliação do orçamento, articulação para aumento de vencimentos e a gestão da folha de pagamento feita pela própria instituição.O mérito dos avanços da Defensoria Pública também é da gestão do atual governador, Gladson Cameli, com destaque para o encaminhamento do Projeto de Lei à Assembleia Legislativa, que viabilizou a suplementação e nomeação dos 15 novos defensores públicos que já estão atendendo no interior do Acre. Outra importante conquista aprovada por Gladson foi o aumento do percentual orçamentário da Defensoria, de 0,9% para 1,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efensora pública geral, Simone Santiago, concorre à reeleição em votação que acontece no próximo dia 21 de novembro, nas eleições da Defensoria Pública do Estado...</text:p>
          </table:table-cell>
          <table:table-cell office:value-type="string" calcext:value-type="string">
            <text:p>Assessoria</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uso_de_smartphone_e_celular050720211244.jpg?resize=400%2C240&amp;ssl=1</text:p>
          </table:table-cell>
          <table:table-cell office:value-type="string" calcext:value-type="string">
            <text:p>Destaque 6</text:p>
          </table:table-cell>
          <table:table-cell office:value-type="string" calcext:value-type="string">
            <text:p>Anatel cria código 0304 para identificar ligações de cobrança</text:p>
          </table:table-cell>
          <table:table-cell office:value-type="string" calcext:value-type="string">
            <text:p>https://ac24horas.com/2022/11/04/anatel-cria-codigo-0304-para-identificar-ligacoes-de-cobranca/</text:p>
          </table:table-cell>
          <table:table-cell office:value-type="string" calcext:value-type="string">
            <text:p>A exemplo do que já faz para diminuir a quantidade de ligações indevidas de telemarketing, a Agência Nacional de Telecomunicações (Anatel) adotará também um “código não geográfico” para a identificação de ligações de cobrança.A decisão foi tomada pelo Conselho Diretor da agência durante a reunião na tarde de ontem (3), quando foi aprovada a “designação do Código Não Geográfico 0304 para atividades de cobrança, nos moldes do que já foi feito para o código 0303”.Entre as justificativas apresentadas pelo conselheiro Emmanoel Campelo, está a de que a atividade de cobrança é “ofensora em igual ou maior peso que a atividade de telemarketing em termos de volume de chamadas curtas no Brasil”.Para começar a vigorar, será realizada consulta pública pelo prazo de 60 dias com o objetivo de regulamentar o procedimento operacional. Posteriormente, com a publicação do ato da Anatel, as empresas terão 180 dias para implementar a medida.Em nota, a agência lembra que, conforme previsto pela Lei Geral de Telecomunicações, cabe à União, por intermédio do órgão regulador, disciplinar e fiscalizar o funcionamento das redes de telecomunicações.Segundo o conselheiro Moisés Moreira, “o que se busca é a adoção de condutas responsáveis por parte dessas empresas sem sobrecarregar as redes”. O conselheiro Arthur Coimbra complementou dizendo ser lamentável que o uso indiscriminado da rede de telecomunicações cause tanto transtornou aos usuári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exemplo do que já faz para diminuir a quantidade de ligações indevidas de telemarketing, a Agência Nacional de Telecomunicações (Anatel) adotará também um “código nã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06/prf.jpeg?resize=400%2C240&amp;ssl=1</text:p>
          </table:table-cell>
          <table:table-cell office:value-type="string" calcext:value-type="string">
            <text:p>Destaque 6</text:p>
          </table:table-cell>
          <table:table-cell office:value-type="string" calcext:value-type="string">
            <text:p>Todas as rodovias federais estão desbloqueadas, informa PRF</text:p>
          </table:table-cell>
          <table:table-cell office:value-type="string" calcext:value-type="string">
            <text:p>https://ac24horas.com/2022/11/04/todas-as-rodovias-federais-estao-desbloqueadas-informa-prf/</text:p>
          </table:table-cell>
          <table:table-cell office:value-type="string" calcext:value-type="string">
            <text:p>A Polícia Rodoviária Federal (PRF) informou que todas as rodovias federais estão desbloqueadas no início da tarde de hoje (4), mas há registro de 13 interdições, onde o fluxo está “parcialmente impedido”.Até o momento, 962 manifestações foram desfeitas, conforme informado pela PRF nas redes sociais. Das 13 interdições parciais, quatro estão localizadas no Pará; e quatro em Mato Grosso. Há, ainda três pontos de interdições em Rondônia; um no Amazonas e um no Mato Grosso do Sul.No domingo (30), após o anúncio da vitória de Luiz Inácio Lula da Silva no segundo turno da eleição para a Presidência da República, grupos de caminhoneiros e apoiadores de Jair Bolsonaro iniciaram bloqueios de rodovias em diversos pontos do país.Diante da situação, o presidente Jair Bolsonaro divulgou um vídeo pedindo aos manifestantes que desobstruíssem as rodovias.“O fechamento de rodovias pelo Brasil prejudica o direito de ir e vir das pessoas, está lá na Constituição”, disse o presidente. “Desobstruam as rodovias, isso não faz parte das manifestações legítimas”, acresc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olícia Rodoviária Federal (PRF) informou que todas as rodovias federais estão desbloqueadas no início da tarde de hoje (4), mas há registro de 13 interdiçõe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1667580791375.jpg?resize=400%2C240&amp;ssl=1</text:p>
          </table:table-cell>
          <table:table-cell office:value-type="string" calcext:value-type="string">
            <text:p>Acre</text:p>
          </table:table-cell>
          <table:table-cell office:value-type="string" calcext:value-type="string">
            <text:p>Banda cover de Guns N’ Roses se apresenta neste sábado no Acre</text:p>
          </table:table-cell>
          <table:table-cell office:value-type="string" calcext:value-type="string">
            <text:p>https://ac24horas.com/2022/11/04/banda-cover-de-guns-n-roses-se-apresenta-neste-sabado-no-a-confraria/</text:p>
          </table:table-cell>
          <table:table-cell office:value-type="string" calcext:value-type="string">
            <text:p>Para quem curte rock, a Guns N’ Roses Cover Brazil® vai animar o sábado, 5 e domingo, 6, no A Confraria Gastrobar, em Rio Branco.O tributo em homenagem à banda norte-americana Guns N’ Roses, é sucesso de público por onde passa e tem no repertório as músicas Sweet Child O’ Mine, Don’t Cry, November Rain, e muitas outras.O grupo já viajou vários países e já tocou em palcos televisivos como Domingão do Faustão, Programa da Eliana, A Grande Chance na Band, Cante Se Puder no SBT e foram entrevistados no Fantástico, Caldeirão do Huck e MTV.Com apresentação no sábado, às 22h e show acústico no domingo, às 18h, os ingressos custam a partir de R$ 20. Mais informações e compra de mesas e ingressos, podem ser feitas no contato (68) 99973 5138.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ara quem curte rock, a Guns N’ Roses Cover Brazil® vai animar o sábado, 5 e domingo, 6, no A Confraria Gastrobar, em Rio Branco. O...</text:p>
          </table:table-cell>
          <table:table-cell office:value-type="string" calcext:value-type="string">
            <text:p>Deylon Félix</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BOLSOS-QUARTEL-ACRE.jpg?resize=400%2C240&amp;ssl=1</text:p>
          </table:table-cell>
          <table:table-cell office:value-type="string" calcext:value-type="string">
            <text:p>Acre 01</text:p>
          </table:table-cell>
          <table:table-cell office:value-type="string" calcext:value-type="string">
            <text:p>“Estamos prontos para tudo, inclusive morrer”, dizem bolsonaristas ao continuar manifestação</text:p>
          </table:table-cell>
          <table:table-cell office:value-type="string" calcext:value-type="string">
            <text:p>https://ac24horas.com/2022/11/04/estamos-prontos-para-tudo-inclusive-morrer-dizem-bolsonaristas-do-acre-ao-continuar-manifestacao/</text:p>
          </table:table-cell>
          <table:table-cell office:value-type="string" calcext:value-type="string">
            <text:p>Na manhã desta sexta-feira, 4, centenas de apoiadores do presidente da República, Jair Bolsonaro (PL), decidiram manter a manifestação pacífica, em frente ao Comando de Fronteira Acre/ 4º Batalhão de Infantaria de Selva – 4° BIS, localizado em Rio Branco.No entanto, os apoiadores que defendem uma intervenção federal em protesto a vitória do presidente eleito, Luiz Inácio Lula da Silva (PT), afirmaram que o movimento é ordeiro e não está causando perturbação sonora e, muito menos, obstruindo a passagem dos moradores a suas residências.Em meio ao protesto, alguns militantes criticaram a decisão do juiz Giordane Dourado, que atendeu a ação civil pública do Ministério Público do Estado do Acre (MP), para a desobstrução do 4° BIS. “Nós temos apoio dos moradores da região e também não estamos queimando pneus em via pública, isso é mentira. Porque o juiz não veio ver isso aqui com seus próprios olhos”, indagou uma manifestante.A polícia militar esteve presente no local para verificar se a via estava obstruída, contudo, os militares se retiraram após verificar que a manifestação estava atendendo a decisão judicial de Giordane Dourado.Please enable JavaScriptplay-rounded-fillLink05:57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xta-feira, 4, centenas de apoiadores do presidente da República, Jair Bolsonaro (PL), decidiram manter a manifestação pacífica, em frente ao Comando de Fronteira...</text:p>
          </table:table-cell>
          <table:table-cell office:value-type="string" calcext:value-type="string">
            <text:p>Saimo Martins</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WhatsApp-Image-2022-11-04-at-07.57.33.jpeg?resize=400%2C240&amp;ssl=1</text:p>
          </table:table-cell>
          <table:table-cell office:value-type="string" calcext:value-type="string">
            <text:p>Cotidiano</text:p>
          </table:table-cell>
          <table:table-cell office:value-type="string" calcext:value-type="string">
            <text:p>Academia Acreana de Letras (AAL) empossa novos imortais neste fim de semana</text:p>
          </table:table-cell>
          <table:table-cell office:value-type="string" calcext:value-type="string">
            <text:p>https://ac24horas.com/2022/11/04/academia-acreana-de-letras-aal-empossa-novos-imortais-neste-fim-de-semana/</text:p>
          </table:table-cell>
          <table:table-cell office:value-type="string" calcext:value-type="string">
            <text:p>A cerimônia de posse dos novos imortais que foram eleitos pela Academia Acreana de Letras (AAL) em 2022 ocorrerá neste sábado, 5 de novembro, Dia Nacional da Cultura Brasileira, às 18 horas, no Theatro da Universidade Federal do Acre (UFAC).Os 10 novos imortais são:Adelino Cézar F. Oliveira (Cadeira 37) – Jornalista e escritorGeórgia Pereira Lima (Cadeira 36) – Professora e escritoraJosé Barbosa de Morais (Cadeira 40) – Advogado e escritorKelen Gleysse Maia Andrade (Cadeira 16) – Historiadora e escritoraLucicléia Barreto Queiroz (Cadeira 08) – Professora e escritoraMilton Menezes Júnior (Cadeira 09) – PoetaManoel Coracy Saboia Dias (Cadeira 14) – Professor e escritorPedro Ranzi (Cadeira 21) -Jurista e escritorRubicleis Gomes da Silva (Cadeira 05) – Economista e pesquisadorUeliton Santana dos Santos (Cadeira 28) – Doutor em Arte ContemporâneaA instituição, que completará no dia 17 de novembro 85 anos de existência, é a mais antiga entidade cultural do estado, cuja prioridade sempre foi resguardar a cultura do povo acreano como também a principal defensora da manutenção dos traços regionais como a linguagem e a identidade do povo acreano.Segundo a professora Luísa Galvão Lessa Karlberg, presidente da AAL, o sodalício acreano é composto pelas mentes mais brilhantes da cultura local, tanto nas artes como nas letras.“O sodalício da AAL dá as boas-vindas ao grupo de intelectuais que chegam para enriquecer, sempre mais, a consagrada instituição literária, criada para bem servir as Letras, expressando a multiplicidades de vozes e linguagens. Importante, para nós, é que desse diversificado colegiado tenhamos produções literárias que deem voz ao Estado do Acre, a exemplo de outras unidades da Federação. O culto ao idioma pátrio é dever de todos, porque escrever é doar ao mundo aquilo que existe dentro do nosso mundo”, disse Luísa Galvão, doutora em Letras e em Lexicografia e a primeira mulher a presidir a entidade nos seus 85 anos de existência.Sobre a Academia Acreana de Letras (AAL)Fundada em 17 de novembro de 1937, filiada à Federação das Academias de Letras do Brasil, entidade de Utilidade Pública pela Lei Estadual nº 117 de 19 de setembro de 1967, registrada no Conselho Nacional do Serviço Social sob o nº 30854/30, nasceu no Palácio Rio Branco, em 17 de novembro de 1937, por Amanajós de Araújo e um grupo de intelectuais da época.Composta por 40 cadeiras de membros efetivos, a AAL tem o mesmo modelo da Academia Brasileira de Letras (ABL) que consequentemente segue o trilho da Academia Francesa de Letras. A única diferença é que, a Academia Francesa de Letras aceita membros de outros países enquanto a ABL e a AAL só aceitam escritores brasileiros. Durante estes 85 anos a instituição teve 6 presidentes:1 – Amanajós de Alcântara Vilhena de Araújo – 1937 -1938;2 – Paulo de Menezes Bentes – 1938 -1967;3 – Omar Sabino de Paula – 1967 – 1988;4 – Mauro D’ Ávila Modesto – 1988 – 1996;5 – Clodomir Monteiro da Silva – 1996 – 2015;6 – Luísa Galvão Lessa Karlberg – 2015-20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erimônia de posse dos novos imortais que foram eleitos pela Academia Acreana de Letras (AAL) em 2022 ocorrerá neste sábado, 5 de novembro, Dia Nacional...</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JAVOU.jpg?resize=400%2C240&amp;ssl=1</text:p>
          </table:table-cell>
          <table:table-cell office:value-type="string" calcext:value-type="string">
            <text:p>Charge</text:p>
          </table:table-cell>
          <table:table-cell office:value-type="string" calcext:value-type="string">
            <text:p>Tô indo embora…</text:p>
          </table:table-cell>
          <table:table-cell office:value-type="string" calcext:value-type="string">
            <text:p>https://ac24horas.com/2022/11/04/to-indo-embora/</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termeletricas.jpg?resize=400%2C240&amp;ssl=1</text:p>
          </table:table-cell>
          <table:table-cell office:value-type="string" calcext:value-type="string">
            <text:p>Acre</text:p>
          </table:table-cell>
          <table:table-cell office:value-type="string" calcext:value-type="string">
            <text:p>Energisa anuncia desativação de termelétricas até 2025 no Acre</text:p>
          </table:table-cell>
          <table:table-cell office:value-type="string" calcext:value-type="string">
            <text:p>https://ac24horas.com/2022/11/04/energisa-anuncia-desativacao-de-termeletricas-ate-2025-no-acre/</text:p>
          </table:table-cell>
          <table:table-cell office:value-type="string" calcext:value-type="string">
            <text:p>Visando descarbonizar a base de produção, até 2025 serão desativas cinco usinas termoelétricas da Energisa no Acre. As intervenções estão divididas em três blocos. No bloco I, concluído em 2020, as cidades de Assis Brasil e Manoel Urbano foram interligadas ao Sistema Interligado Nacional; no bloco II, serão contemplados, até 2023, os municípios de Feijó e Tarauacá. O bloco III prevê a conexão da região de Cruzeiro do Sul, até 2025.Atualmente, as sete usinas térmicas do Acre consomem cerca de 5,5 milhões de litros de óleo diesel por mês.Uma das obras mais esperadas pelos moradores da Transacreana está em ritmo acelerado, diz a concessionária. A subestação de energia deverá ser entregue em dezembro deste ano. Além disso, estão sendo instaladas 66,5 quilômetros de linhas de distribuição exclusivas que irão oferecer energia elétrica de qualidade e confiável aos mais de 3,6 mil clientes da região. O investimento é na ordem de R$ 13 milhões.De acordo com o gerente do Departamento de Construção e Transmissão da Energisa no Acre, André Amarante, a obra segue em ritmo acelerado, apesar das chuvas que atingiram a região recentemente.“Sabemos a importância dessa obra para os moradores. Estamos comprometidos em cumprir o cronograma e entregar esse investimento que veio em boa hora e vai impactar diretamente na qualidade de vida dos clientes e suas produções”, explicou.Neste ano, a Energisa realiza investimentos de R$ 419 milhões na área de concessão do Acre. A quantia é a maior já investida na história do setor elétrico do estado.Desde que assumiu a concessão, em dezembro de 2018, o valor investido já supera a marca de R$ 1 bilhão, beneficiar todos os municípios e contribuindo para a melhoria e a ampliação do fornecimento de energia.Além da Transacreana, a Energisa está investindo em obras de construção de subestações e linhas de distribuição de energia em Rio Branco, Acrelândia, Cruzeiro do Sul, Tarauacá, Feijó e Mâncio Lima, e melhorias na subestação de Sena Madureira. Também serão construídas novas redes de distribuição para atender aos municípios de Porto Acre e Bujar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Visando descarbonizar a base de produção, até 2025 serão desativas cinco usinas termoelétricas da Energisa no Acre. As intervenções estão divididas em três blocos. No bloc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1/01/AMAZONIA.jpeg?resize=400%2C240&amp;ssl=1</text:p>
          </table:table-cell>
          <table:table-cell office:value-type="string" calcext:value-type="string">
            <text:p>Acre</text:p>
          </table:table-cell>
          <table:table-cell office:value-type="string" calcext:value-type="string">
            <text:p>STF determina reativação do Fundo Amazônia no prazo de 60 dias</text:p>
          </table:table-cell>
          <table:table-cell office:value-type="string" calcext:value-type="string">
            <text:p>https://ac24horas.com/2022/11/04/stf-determina-reativacao-do-fundo-amazonia-no-prazo-de-60-dias/</text:p>
          </table:table-cell>
          <table:table-cell office:value-type="string" calcext:value-type="string">
            <text:p>O Plenário do Supremo Tribunal Federal (STF) determinou à União que adote, no prazo de 60 dias, as providências administrativas necessárias para a reativação do Fundo Amazônia, sem novas paralisações. A decisão foi publicada nesta quinta-feira (3).A maioria dos ministros concluiu pela inconstitucionalidade dos decretos que alteraram o formato do fundo e impediram o financiamento de novos projetos, manifestando-se também no sentido da retomada do modelo anterior.A Corte avaliou que as alterações promovidas no formato do fundo, desde 2019, com a extinção unilateral de comitês e sem a criação de outro órgão administrativo, impediram o financiamento de novos projetos, o que configura omissão do governo em seu dever de preservação da Amazônia.A matéria foi analisada na Ação Direta de Inconstitucionalidade por Omissão (ADO) 59, ajuizada pelo Partido Socialista Brasileiro (PSB), cujo julgamento foi finalizado nesta quinta-feira (3) com os votos da ministra Cármen Lúcia e dos ministros Ricardo Lewandowski e Gilmar Mendes (decano). No mérito, eles se uniram à maioria já formada e acompanharam o voto da relatora, ministra Rosa Weber, para invalidar os decretos questionados na ação.Segundo a ministra Cármen Lúcia, o tema é relevante para as gerações presentes e futuras do país. Ela observou que alguns parceiros internacionais, principalmente a Noruega e a Alemanha, sinalizaram que, para que haja a recomposição do fundo, é necessária a adoção das providências e de tratativas, bem como a retomada de projetos. “O Supremo está determinando que se retirem as travas para que se tenha o pleno emprego dos valores e dos recursos depositados naquele fundo”, afirmou.O ministro Gilmar Mendes ressaltou a importância que o texto constitucional conferiu à questão da proteção ambiental, da Floresta Amazônica, e de seu financiamento. De acordo com ele, os governos dispõem de poder para estabelecer políticas públicas, mas essas devem estar em consonância com a Constituição.No julgamento, ficou vencido o ministro Nunes Marques, que votou pela improcedência dos pedidos. Já o ministro André Mendonça ficou vencido apenas no ponto referente à determinação para que a União não mais paralise o funcionamento do Fundo Amazôn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lenário do Supremo Tribunal Federal (STF) determinou à União que adote, no prazo de 60 dias, as providências administrativas necessárias para a reativação do Fund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1/12/MEGA-SENA-21.jpg?resize=400%2C240&amp;ssl=1</text:p>
          </table:table-cell>
          <table:table-cell office:value-type="string" calcext:value-type="string">
            <text:p>Cotidiano</text:p>
          </table:table-cell>
          <table:table-cell office:value-type="string" calcext:value-type="string">
            <text:p>Acumulou de novo: Mega-Sena sorteia R$ 55 milhões neste sábado (5)</text:p>
          </table:table-cell>
          <table:table-cell office:value-type="string" calcext:value-type="string">
            <text:p>https://ac24horas.com/2022/11/04/acumulou-de-novo-mega-sena-sorteia-r-55-milhoes-neste-sabado-5/</text:p>
          </table:table-cell>
          <table:table-cell office:value-type="string" calcext:value-type="string">
            <text:p>A Caixa Econômica Federal realizou nesta quinta-feira (3) o sorteio 2.535 da Mega-Sena mas nenhum apostador acertou as seis dezenas principais.Por isso, o prêmio acumulou em R$ 55 milhões para o próximo sorteio, que acontece no sábado (5).Os números sorteados foram:01 – 03 – 24 – 37 – 51 – 56.É possível apostar até as 17h do dia do sorteio, em qualquer casa lotérica credenciada pela Caix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ixa Econômica Federal realizou nesta quinta-feira (3) o sorteio 2.535 da Mega-Sena mas nenhum apostador acertou as seis dezenas principais. Por isso, o prêmio acumulou...</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0/10/SEGURO-DESEMPREGO.jpg?resize=400%2C240&amp;ssl=1</text:p>
          </table:table-cell>
          <table:table-cell office:value-type="string" calcext:value-type="string">
            <text:p>Cotidiano</text:p>
          </table:table-cell>
          <table:table-cell office:value-type="string" calcext:value-type="string">
            <text:p>Sine do Acre oferta 37 vagas de emprego nesta sexta-feira em Rio Branco</text:p>
          </table:table-cell>
          <table:table-cell office:value-type="string" calcext:value-type="string">
            <text:p>https://ac24horas.com/2022/11/04/sine-do-acre-oferta-37-vagas-de-emprego-nesta-sexta-feira-em-rio-branco/</text:p>
          </table:table-cell>
          <table:table-cell office:value-type="string" calcext:value-type="string">
            <text:p>O Sistema Nacional de Empregos do Acre (Sine), está disponibilizando 37 vagas de emprego para várias áreas em Rio Branco, nesta sexta-feira, 04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37 vagas de emprego para várias áreas em Rio Branco, nesta sexta-feira, 04 de novembro. A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19/08/TEMPO-CLIMA.jpg?resize=400%2C240&amp;ssl=1</text:p>
          </table:table-cell>
          <table:table-cell office:value-type="string" calcext:value-type="string">
            <text:p>Cotidiano</text:p>
          </table:table-cell>
          <table:table-cell office:value-type="string" calcext:value-type="string">
            <text:p>Tempo seco e ensolarado com noite fria nesta sexta-feira no Acre, aponta previsão</text:p>
          </table:table-cell>
          <table:table-cell office:value-type="string" calcext:value-type="string">
            <text:p>https://ac24horas.com/2022/11/04/tempo-seco-e-ensolarado-com-noite-fria-nesta-sexta-feira-no-acre-aponta-previsao/</text:p>
          </table:table-cell>
          <table:table-cell office:value-type="string" calcext:value-type="string">
            <text:p>O ar polar continua penetrando e deixa o tempo firme, com muito sol e noite fria, nesta sexta-feira, 4, no Acre. Em alguns municípios, os termômetros marcam a máxima de 33°C.Não chove em Rio Branco, Brasileia e Sena Madureira, que devem ter ventos soprando ininterruptamente entre fracos e moderados. As características são as mesmas em Cruzeiro do Sul e Tarauacá.Temperaturas:– Rio Branco, Senador Guiomard, Bujari e Porto Acre, com mínimas oscilando entre 13 e 15ºC, e máximas, entre 29 e 31ºC;– Brasileia, Epitaciolândia, Xapuri, Capixaba, Assis Brasil e Santa Rosa do Purus, com mínimas oscilando entre 12 e 14ºC, e máximas, entre 29 e 31ºC;– Plácido de Castro e Acrelândia, com mínimas oscilando entre 12 e 14ºC, e máximas, entre 29 e 31ºC;– Sena Madureira e Manuel Urbano, com mínimas oscilando entre 14 e 16ºC, e máximas, entre 30 e 32ºC;– Tarauacá e Feijó, com mínimas oscilando entre 15 e 17ºC, e máximas, entre 31 e 33ºC;– Cruzeiro do Sul, Mâncio Lima e Rodrigues Alves, com mínimas oscilando entre 16 e 18ºC, e máximas, entre 31 e 33ºC;– Marechal Thaumaturgo, Porto Walter e Jordão, com mínimas oscilando entre 16 e 18ºC, e máximas, entre 30 e 32ºC.As informações são do portal O Tempo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r polar continua penetrando e deixa o tempo firme, com muito sol e noite fria, nesta sexta-feira, 4, no Acre. Em alguns municípios, os termômetro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1/01/FLAVIO-CASA-CIVIL.jpg?resize=400%2C240&amp;ssl=1</text:p>
          </table:table-cell>
          <table:table-cell office:value-type="string" calcext:value-type="string">
            <text:p>Acre 01</text:p>
          </table:table-cell>
          <table:table-cell office:value-type="string" calcext:value-type="string">
            <text:p>Braço direito de Gladson, Flávio Silva pede demissão para se dedicar a iniciativa privada</text:p>
          </table:table-cell>
          <table:table-cell office:value-type="string" calcext:value-type="string">
            <text:p>https://ac24horas.com/2022/11/04/braco-direito-de-gladson-flavio-silva-pede-demissao-do-governo-para-se-dedicar-a-iniciativa-privada/</text:p>
          </table:table-cell>
          <table:table-cell office:value-type="string" calcext:value-type="string">
            <text:p>O Governador Gladson Cameli fez diversas mudanças em cargos comissionados no diário oficial desta sexta-feira, 4. A principal delas foi o pedido de demissão de Flávio Pereira da Silva, braço direito do chefe do Palácio Rio Branco, que chegou a ser secretário da Casa Civil no ano passado.Aoac24horas,Flávio confirmou o pedido de demissão e afirmou que entrará para a iniciativa privada. “O governador continua sendo o meu amigo e eu continuo a disposição dele e do Estado. Apenas quero cuidar mais de mim e da família dele”.Veja outras mudanças:NomeaçõesElisângela de Siqueira Rodrigues – chefe de departamento na Secretaria de Empreendedorismo e TurismoManuela Carolina da Silva e Silva – CEC 2 na Secretaria de Justiça e Segurança PúblicaIsadora de Sena Santiago Barbosa – CEC 3 na Secretaria de Justiça e Segurança públicaCláudia Maria de Souza Leite Saab – 2 na Secretaria de Justiça e Segurança PúblicaTchaila Costa da Silva – CEC 3 na Secretaria de Empreendedorismo e TurismoFloriane Rocha da Silva – CEC 3 na Secretaria de Estado de Empreendedorismo e TurismoExoneraçõesLemuel da Silva Lima – CEC 3 – na Secretaria de Empreendedorismo e TurismoJussara Herculano da Silva CEC – 3 na Secretaria de Empreendedorismo e TurismoPaulo Sérgio Teixeira – CEC 6 – na Secretaria de Justiça e Segurança PúblicaManuela Carolina da Silva e Silva – CEC 2 na Secretaria de Justiça e Segurança PúblicaDionatan Iuri do Nascimento da Silva – chefe de apartamento na Secretaria de Empreendedorismo e Turism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fez diversas mudanças em cargos comissionados no diário oficial desta sexta-feira, 4. A principal delas foi o pedido de demissão de Flávi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2/11/BOLSOS-QUARTEL.jpg?resize=400%2C240&amp;ssl=1</text:p>
          </table:table-cell>
          <table:table-cell office:value-type="string" calcext:value-type="string">
            <text:p>Destaque 3</text:p>
          </table:table-cell>
          <table:table-cell office:value-type="string" calcext:value-type="string">
            <text:p>Justiça acata pedido do MP e determina desobstrução de via de acesso ao 4° BIS em Rio Branco</text:p>
          </table:table-cell>
          <table:table-cell office:value-type="string" calcext:value-type="string">
            <text:p>https://ac24horas.com/2022/11/04/justica-acata-pedido-do-mp-e-determina-desobstrucao-de-via-de-acesso-ao-4-bis-em-rio-branco/</text:p>
          </table:table-cell>
          <table:table-cell office:value-type="string" calcext:value-type="string">
            <text:p>O juiz Giordane Dourado, titular do 3º Juizado Especial Cível da Comarca de Rio Branco, acatou a ação civil pública do Ministério Público do Estado do Acre (MP-AC), para a desobstrução da via de acesso ao Comando de Fronteira Acre/ 4º Batalhão de Infantaria de Selva – 4° BIS, localizado em Rio Branco – ocupada pelos apoiadores do presidente da República, Jair Bolsonaro (PL), que solicitam uma intervenção federal em protesto contra a vitória de Luiz Inácio Lula da Silva (PT), nas eleições presidenciais deste ano.De acordo com o magistrado, a manifestação vem ocasionando danos aos moradores da Rua Colômbia, no bairro Bosque, como prejuízos à circulação em via pública e poluição sonora, bem como perturbação da paz. “As manifestações estão a realizar queima de pneus, estouro de fogos de artifício e incitam a animosidade entre as forças armadas e os poderes constitucionais, incidindo na configuração de vários ilícitos penais”, diz trecho do mandado de segurança.Dourado elencou que dentro das justificativas para a desobstrução da via pública, estão que a manifestação, por exemplo, vem ocasionando problemas à saúde de crianças que sofrem do espectro autista. Diante disso, o juiz pediu que as forças de segurança do Estado, no caso a Polícia Militar, realizem uma negociação para o encerramento da mobilização na via pública.“Defiro o pedido de medida liminar para determinar que o Estado do Acre, por meio da Polícia Militar, proceda, no prazo máximo de três horas, as providências necessárias para liberar o tráfego de veículos na Rua Colômbia e vias adjacentes, no bairro Bosque, nesta cidade, mantendo a fluidez do trânsito, bem como para impedir manifestações sonoras que, após as 22h, comprometam o repouso noturno dos moradores da região”, esclarece.Em caso de desobediência, a justiça estipulou multa de mil reais por hora. Porém, a decisão garante que não visa proibir a manifestação de forma pacífica, contudo, que os apoiadores possam obedecer aos limites estabelecidos no documen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juiz Giordane Dourado, titular do 3º Juizado Especial Cível da Comarca de Rio Branco, acatou a ação civil pública do Ministério Público do Estado 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1/09/POSTO-GASOLINA-AC-sergio-vale-5.jpeg?resize=400%2C240&amp;ssl=1</text:p>
          </table:table-cell>
          <table:table-cell office:value-type="string" calcext:value-type="string">
            <text:p>Acre</text:p>
          </table:table-cell>
          <table:table-cell office:value-type="string" calcext:value-type="string">
            <text:p>Mesmo com BR’s liberadas, postos já estão sem combustível</text:p>
          </table:table-cell>
          <table:table-cell office:value-type="string" calcext:value-type="string">
            <text:p>https://ac24horas.com/2022/11/04/ja-existem-postos-sem-combustivel-em-rio-branco-desobstrucao-da-br-deve-normalizar-abastecimento/</text:p>
          </table:table-cell>
          <table:table-cell office:value-type="string" calcext:value-type="string">
            <text:p>Ao contrário da própria previsão do Sindicato do Comércio Varejista de Derivados de Petróleo no Estado do Acre , o Sindepac, que estimou que o estoque seria suficiente até esta sexta-feira, 4, alguns postos já estão sem combustível na capital acreana desde o fim da tarde desta quinta-feira.Relatos feitos por motoristas comprovam que em alguns locais não existe mais combustível, principalmente a gasolina. O presidente do Sindepac, Dellano Lima, confirmou a informação aoac24horas, mesmo sem precisar em quantos postos há falta de combustível. “De fato, ontem, a partir das 16 horas, alguns postos ficaram sem combustíveis, acredito que outros devam ficar hoje durante o dia caso a estrada não tenha sido desobstruída pela PRF”, explicou.O abastecimento deve ser normalizado completamente entre hoje e nos próximos dias, já que a Polícia Rodoviária Federal informou o completo desbloqueio da BR-364.Nesta sexta-feira, completam cinco dias sem a chegada de cargas de combustível e alimentos a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o contrário da própria previsão do Sindicato do Comércio Varejista de Derivados de Petróleo no Estado do Acre , o Sindepac, que estimou que o estoqu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1667522318617.jpg?resize=400%2C240&amp;ssl=1</text:p>
          </table:table-cell>
          <table:table-cell office:value-type="string" calcext:value-type="string">
            <text:p>Acre 01</text:p>
          </table:table-cell>
          <table:table-cell office:value-type="string" calcext:value-type="string">
            <text:p>Nicolau enaltece construção de casas de apoio para mulheres vítimas de violência no Estado</text:p>
          </table:table-cell>
          <table:table-cell office:value-type="string" calcext:value-type="string">
            <text:p>https://ac24horas.com/2022/11/03/nicolau-enaltece-construcao-de-casas-de-apoio-para-mulheres-vitimas-de-violencia-no-estado/</text:p>
          </table:table-cell>
          <table:table-cell office:value-type="string" calcext:value-type="string">
            <text:p>Durante encontro com representantes do Tribunal de Justiça do Acre (TJAC), o governador Gladson Cameli, assinou na tarde desta quinta-feira, 3, a ordem de serviço para a construção de 3 abrigos, em Rio Branco, Epitaciolândia e Cruzeiro do Sul, para o acolhimento de mulheres vítimas de violência doméstica e familiar.A iniciativa, que deve se chamar Casa da Mulher Brasileira, terá o investimento de R$ 4,8 milhões. Durante a ação, o presidente da Assembleia Legislativa, deputado Nicolau Júnior, reafirmou o compromisso do Estado com políticas públicas em toda a cidade.“De uma só vez serão construídas três unidades de apoio para as mulheres vítimas de violência, mas ações do governo vão muito além disso. As políticas públicas estão chegando em todas as cidades acreanas e temos visto esses investimentos”, explicou.Também estiveram presentes no evento, a desembargadora Eva Evangelista, a secretária Ana Paula Lima, a defensora Pública, Simone Santiago, a secretária adjunta de Segurança Pública, delegada Mardhia El-shawa e a secretária de Saúde, Paula Maria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urante encontro com representantes do Tribunal de Justiça do Acre (TJAC), o governador Gladson Cameli, assinou na tarde desta quinta-feira, 3, a ordem de serviço para...</text:p>
          </table:table-cell>
          <table:table-cell office:value-type="string" calcext:value-type="string">
            <text:p>Deylon Félix</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0/JESSICA_BAR.jpg?resize=400%2C240&amp;ssl=1</text:p>
          </table:table-cell>
          <table:table-cell office:value-type="string" calcext:value-type="string">
            <text:p>Acre 01</text:p>
          </table:table-cell>
          <table:table-cell office:value-type="string" calcext:value-type="string">
            <text:p>“A política está no meu sangue, serei candidata a prefeita de Cruzeiro do Sul”, diz Jéssica Sales</text:p>
          </table:table-cell>
          <table:table-cell office:value-type="string" calcext:value-type="string">
            <text:p>https://ac24horas.com/2022/11/03/a-politica-esta-no-meu-sangue-serei-candidata-a-prefeita-de-cruzeiro-do-sul-diz-jessica-sales/</text:p>
          </table:table-cell>
          <table:table-cell office:value-type="string" calcext:value-type="string">
            <text:p>Quem apostou que pelo fato do MDB não ter conseguido legenda para a sua reeleição a deputada federal, deixaria a Jéssica Sales (MDB),  que teve quase 21 mil votos, de fora do jogo político de 2024, se enganou. Jéssica disse esta semana ao BLOG que a política está no seu sangue, e que enquanto o povo lhe quiser estará na luta. “Posso lhe dizer sim que serei candidata a prefeita de Cruzeiro do Sul”, afirmou.Jéssica é de fato uma oponente de peso, a maior liderança da oposição no Juruá, e com força política para enfrentar o atual prefeito de Cruzeiro do Sul, Zequinha (PP), que deverá buscar a sua reeleição.ASSUNTO DECIDIDOQUEM faz parte do círculo mais fechado em torno do ex-deputado Ney Amorim (PODEMOS), revelou ao BLOG de que a manifestação ao seu grupo de que, ele vai disputar a PMRB em 2024, é para valer. A sua meta é conseguir ser o candidato a ser apoiado pelo Gladson.REDUTO NA CAPITALNEY AMORIM foi o segundo colocado na última eleição para senador e tem a sua maior base eleitoral na capital.NÃO VAI TER GOLPE MILITAR, E A VIDA CONTINUACADA UM FAZ o que bem entender da sua vida. Se quiser ficar berrando em frente aos quartéis pedindo a volta da ditadura, bom proveito. Mas é perda de tempo, o Bolsonaro já reconheceu a derrota e a vida continua.TRANSIÇÃO COMEÇOUATÉ a transição do poder já começou, com o Bolsonaro indicando os ministros Paulo Guedes e Ciro Nogueira, para tratar dos trâmites com os indicados pelo PT.DERROTA NÃO É ARGUMENTOHAVERIA razão para os protestos pela derrota do Bolsonaro, se a eleição tivesse sido fraudada, mas foi uma eleição limpa, transparente, e não foi achada uma irregularidade nas urnas eletrônicas. O jogo acabou.ATOS DEMOCRÁTICOSO PREFEITO Bocalom e o governador Gladson estiveram na linha de frente da campanha do Bolsonaro no estado, mas assim que deu Lula, disseram aceitar o resultado e reconheceram o vencedor. Isso sim, é democracia.NEM TOMARIA POSSEESTRANHA foi a presença do deputado federal eleito Coronel Ulysses, na frente do quartel a favor da intervenção militar. Alguém precisa lhe dizer que, numa ditadura o Congresso é o primeiro lugar a ser fechado.POSIÇÃO COERENTEPOSIÇÃO coerente foi a da deputada federal eleita Socorro Neri (PP). Não vai aderir ao Lula, mas ressaltou não crer nas pautas bolsonaristas que o mundo acabará.NO MESMO TOMQUEM FOI no mesmo tom da Socorro Neri foram a deputada federal Meire Serafim (União Brasil) e o deputado Pedro Longo (PDT), para os quais a eleição acabou, teremos um novo presidente e a vida segue.TEM QUE SABER PERDERQUEM entra numa eleição, é porque aceitou as regras do jogo. E se entrou e perdeu tem que ser altivo para reconhecer a vitória do adversário, é assim que agem os grandes políticos, Saber perder, é uma virtude política.NÃO TEM DO QUE SE PREOCUPARESTA SEMANA, eu li a declaração de uma das cabeças pensantes regionais do agronegócio da categoria estar aflita com a vitória do Lula. Os que agem dentro da lei não têm do que se preocupar, quem deve se preocupar é o grileiro, quem garimpa em terras indígenas e etc.AGORA É AMÉM E SIM SENHORO PREFEITO Bocalom tirou a sorte grande na eleição que passou. Os únicos vereadores que lhe faziam oposição dura e para valer na Câmara Municipal, foram eleitos.SEM PROBLEMASJÁ NA ALEAC, o governador Gladson deverá ter no máximo três parlamentares na trincheira da oposição, o restante, com cargos no governo, fará o seu jogo.MIRANDO CARGO“É NATURAL que eu faça indicação para algum dos órgãos federais no estado, afinal, estarei na bancada de apoio ao Lula, com voto”. Senador Sérgio Petecão (PSD).MAIORIA ESMAGADORAÉ ESMAGADORA no MDB a maioria que quer a continuidade do deputado federal Flaviano Melo (MDB) no comando do partido. Só não ficará se não quiser.NÃO SERÁ DE ADMIRARNÃO SERÁ de se admirar se o ex-prefeito Marcus Alexandre aparecer na direção do INCRA OU DNIT, dois órgãos que podem lhe deixar na mídia para 2024.NOME PLURALEXISTE UM SENTIMENTO no PT de que deve ser montada uma grande frente política até com partidos mais conservadores, para lançar um nome a prefeito de Rio Branco que seja plural e não apenas de cara petista.META PRINCIPAISO EX-SENADOR Jorge Viana (PT) tem como metas principais conseguir levar alguns parlamentares federais eleitos para a base de apoio ao Lula, montar uma frente para ganhar a prefeitura da capital em 2024, e ser escolhido para o futuro ministério do governo do PT.FRASE MARCANTE“O homem conhece tão pouco a sua fraqueza, quanto o boi a sua força”. Ditado chin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apostou que pelo fato do MDB não ter conseguido legenda para a sua reeleição a deputada federal, deixaria a Jéssica Sales (MDB),  que teve quase...</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WhatsApp-Image-2022-11-03-at-18.28.08.jpeg?resize=400%2C240&amp;ssl=1</text:p>
          </table:table-cell>
          <table:table-cell office:value-type="string" calcext:value-type="string">
            <text:p>Acre</text:p>
          </table:table-cell>
          <table:table-cell office:value-type="string" calcext:value-type="string">
            <text:p>Sem uso da força, bloqueios na BR-364 em RO são liberados pela PRF</text:p>
          </table:table-cell>
          <table:table-cell office:value-type="string" calcext:value-type="string">
            <text:p>https://ac24horas.com/2022/11/03/sem-uso-da-forca-bloqueios-na-br-364-em-vista-alegre-e-extrema-sao-liberados-pela-prf/</text:p>
          </table:table-cell>
          <table:table-cell office:value-type="string" calcext:value-type="string">
            <text:p>No fim da tarde desta quinta-feira, 3, chegaram ao fim os bloqueios na BR-364 nos municípios de Extrema e Vista Alegre do Abunã, no Estado de Rondônia – que faz divisa com o Acre, após uma conversa pacífica das “Forças de Choque” da região com os líderes do movimento.Desde a madrugada da última segunda-feira, 31, centenas de apoiadores do presidente da República Jair Bolsonaro,(PL), candidato derrotado nas eleições presidenciais, decidiram bloquear as rodovias federais pelo país, contudo, somente nesta sexta, as forças de segurança de Rondônia decretaram o uso da força para desobstruir a rodovia, cumprindo assim, a decisão do ministro Alexandre de Moraes do Supremo Tribunal Federal (STF).As negociações em Vista Alegre do Abunã ocorreram tranquilamente, contudo, em Extrema, os manifestantes encheram a estrada de madeira – dificultando o trabalho dos agentes da PRF. Em vídeos nas redes sociais, alguns fazem questão de debochar do trabalho de desobstrução dos membros da segurança pública.Assista ao vídeo:Please enable JavaScriptplay-rounded-fillLinkLIBERA PF01:53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fim da tarde desta quinta-feira, 3, chegaram ao fim os bloqueios na BR-364 nos municípios de Extrema e Vista Alegre do Abunã, no Estado de...</text:p>
          </table:table-cell>
          <table:table-cell office:value-type="string" calcext:value-type="string">
            <text:p>Saimo Martins</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EDIR.jpg?resize=400%2C240&amp;ssl=1</text:p>
          </table:table-cell>
          <table:table-cell office:value-type="string" calcext:value-type="string">
            <text:p>Destaque 6</text:p>
          </table:table-cell>
          <table:table-cell office:value-type="string" calcext:value-type="string">
            <text:p>Edir Macedo diz que Lula foi eleito por Deus e fala em perdão</text:p>
          </table:table-cell>
          <table:table-cell office:value-type="string" calcext:value-type="string">
            <text:p>https://ac24horas.com/2022/11/03/edir-macedo-diz-que-lula-foi-eleito-por-deus-e-fala-em-perdao/</text:p>
          </table:table-cell>
          <table:table-cell office:value-type="string" calcext:value-type="string">
            <text:p>Depois de ter gravado um primeiro vídeo pós-eleição dizendo para os fiéis olharem para a frente, o bispo Edir Macedo avançou e agora falou em perdoar e não ter mágoa por causa da eleição de Luiz Inácio Lula da Silva (PT) como presidente.“Quantas pessoas neste Brasil ou por este mundo à fora, devem ter ficado irados contra o Lula e agarraram um sentimento de mágoa contra ele. Ora minha amiga e caro amigo, vamos colocar a cabeça no lugar. Nós fizemos nossas escolhas e a escolha foi da maioria que votou”, disse o líder da Igreja Universal do Reino de Deus em vídeo publicado nesta 5ª feira (3.nov.2022) em seu perfil no Instagram.Prosseguiu o raciocínio relatando que, no dia anterior, ouviu uma mulher dizer que perdoava Lula. “Então nós não podemos ficar com mágoa, pois é isso que o diabo quer (…) por causa de Lula ou dos políticos. Não dá. Bola pra frente. Vamos olhar para a frente”.Apoiador do presidente Jair Bolsonaro (PL) nos últimos anos, Edir Macedo, cuja família é também dona da TV Record, disse: “Às vezes eu quero que o Bolsonaro ganhe. Mas seja feita a Tua vontade. Deus fez a vontade Dele (…). Querem que fiquem com ódio e mágoa do Lula… [Mas] ele se candidatou! O povo votou e ele ganhou. E acabou. Ele ganhou supostamente segundo a vontade de Deus, mas quem ganhou fomos todos nó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pois de ter gravado um primeiro vídeo pós-eleição dizendo para os fiéis olharem para a frente, o bispo Edir Macedo avançou e agora falou em perdoar...</text:p>
          </table:table-cell>
          <table:table-cell office:value-type="string" calcext:value-type="string">
            <text:p>web</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EUJUROSIM.jpg?resize=400%2C240&amp;ssl=1</text:p>
          </table:table-cell>
          <table:table-cell office:value-type="string" calcext:value-type="string">
            <text:p>Charge</text:p>
          </table:table-cell>
          <table:table-cell office:value-type="string" calcext:value-type="string">
            <text:p>Alguns dias depois…</text:p>
          </table:table-cell>
          <table:table-cell office:value-type="string" calcext:value-type="string">
            <text:p>https://ac24horas.com/2022/11/03/alguns-dias-depois/</text:p>
          </table:table-cell>
          <table:table-cell office:value-type="string" calcext:value-type="string">
            <text:p>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table:table-cell office:value-type="string" calcext:value-type="string">
            <text:p>Da Redação</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WhatsApp-Image-2022-11-03-at-15.26.47.jpeg?resize=400%2C240&amp;ssl=1</text:p>
          </table:table-cell>
          <table:table-cell office:value-type="string" calcext:value-type="string">
            <text:p>Cotidiano</text:p>
          </table:table-cell>
          <table:table-cell office:value-type="string" calcext:value-type="string">
            <text:p>Polícia Civil prende homem que abusou da própria filha no Bujari</text:p>
          </table:table-cell>
          <table:table-cell office:value-type="string" calcext:value-type="string">
            <text:p>https://ac24horas.com/2022/11/03/policia-civil-prende-homem-que-abusou-da-propria-filha-no-bujari/</text:p>
          </table:table-cell>
          <table:table-cell office:value-type="string" calcext:value-type="string">
            <text:p>Na tarde desta quinta-feira, 3, a Polícia Civil no município de Bujari efetuou a prisão de I.O.M, 39 anos de idade, suspeito de abusar sexualmente de sua própria filha, adolescente, à época dos fatos, com apenas 13 anos de idade.De acordo com a Autoridade Policial que conduz as investigações, Delegado Bruno Coelho Oliveira, há fortes indícios do cometimento do crime, visto que as declarações da vítima são firmes, coerentes e sem contradição.Após noticiado os fatos, a Polícia Civil agiu rapidamente e representou pela prisão temporária do suspeito, a qual foi cumprida na tarde desta quinta-feira. As investigações continuam a fim elucidar o fato.Para mais, o delegado disse que, além da prisão efetuada, que de suma importância para cessar novos abusos, é importante dar o apoio necessário à vítima, a qual já foi encaminhada à casa da mãe, iniciou tratamento psicológico, e está sendo acompanhada pela equipe multidisciplinar da Rede de Apoio Ninho da Paz do município de Bujari/AC.O preso foi conduzido a Delegacia Geral do município e seguirá à disposição da justiç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tarde desta quinta-feira, 3, a Polícia Civil no município de Bujari efetuou a prisão de I.O.M, 39 anos de idade, suspeito de abusar sexualmente d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19/07/exames-toxicologicos-quando-e-necessario-que-o-funcionario-faca-810x540.jpeg?resize=400%2C240&amp;ssl=1</text:p>
          </table:table-cell>
          <table:table-cell office:value-type="string" calcext:value-type="string">
            <text:p>Acre</text:p>
          </table:table-cell>
          <table:table-cell office:value-type="string" calcext:value-type="string">
            <text:p>Mais de 1,5 mil pacientes não foram buscar exames no Cecon</text:p>
          </table:table-cell>
          <table:table-cell office:value-type="string" calcext:value-type="string">
            <text:p>https://ac24horas.com/2022/11/03/mais-de-15-mil-pacientes-nao-foram-buscar-exames-no-cecon/</text:p>
          </table:table-cell>
          <table:table-cell office:value-type="string" calcext:value-type="string">
            <text:p>Desde 2019, o Centro de Controle Oncológico do Acre (Cecon) vem acumulando mais de 1,5 mil exames de mamografia, que aguardam a retirada por parte dos pacientes.Pensando nesse problema, o governo do Estado criou uma campanha educativa, frisando a importância da volta dessas mulheres para a busca dos resultados de suas análises médicas.Desde os últimos 3 anos, 12.7 mil exames de mamografias foram realizados no local, desses números, 1.587 precisam ainda serem retirados, sendo 780 do ano de 2019, 314 de 2020, 209 de 2021 e 284 de 2022.“Nossa maior demanda pendente para retirada, ou seja, o comparecimento dessas pacientes, está no ano de 2019. Estamos orientando as pacientes, já no ato do exame, a buscarem seus resultados e, de certa forma, tem dado certo”, disse Lucilene Oliveira, responsável pelo setor de mamografia do Cecon.A unidade solicita que as pacientes que aguardam ser chamadas para realizar exames ou receber resultados, compareçam ao centro para atualizar o cadastro, munidas com o protocolo de atendimento.Em caso de extravio, deve ser apresentado um documento de identificação. O espaço funciona de segunda a sexta-feira, das 8 às 14h, na Travessa Hemoacre, ao lado do Laboratório Central de Saúde Pública (Lacen).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sde 2019, o Centro de Controle Oncológico do Acre (Cecon) vem acumulando mais de 1,5 mil exames de mamografia, que aguardam a retirada por parte do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WhatsApp-Image-2022-11-03-at-15.14.12.jpeg?resize=400%2C240&amp;ssl=1</text:p>
          </table:table-cell>
          <table:table-cell office:value-type="string" calcext:value-type="string">
            <text:p>Acre 01</text:p>
          </table:table-cell>
          <table:table-cell office:value-type="string" calcext:value-type="string">
            <text:p>Em rádio, Paulo Cézar fala de narcotráfico, manifestações e o plano de segurança</text:p>
          </table:table-cell>
          <table:table-cell office:value-type="string" calcext:value-type="string">
            <text:p>https://ac24horas.com/2022/11/03/em-radio-paulo-cezar-fala-de-narcotrafico-manifestacoes-e-o-plano-de-seguranca-do-governo/</text:p>
          </table:table-cell>
          <table:table-cell office:value-type="string" calcext:value-type="string">
            <text:p>O governo Gladson Cameli, cujos primeiros quatro anos terminam no próximo dia 31 de dezembro de 2022, entrará para a história como o primeiro a criar o Plano de Segurança Pública e Defesa Social, entre todos os demais que já passaram pelo Palácio Rio Branco. Temas como o combate ao narcotráfico nas fronteiras e às facções criminosas, o programa de pacificação social Acre pela Vida e o Cerco Eletrônico são comemorados pela sociedade graças ao esforço descomunal dos operadores do setor.E à frente desta jornada contra o crime está o coronel Paulo Cézar Rocha dos Santos, titular da pasta da Secretaria de Estado de Justiça e Segurança Pública (Sejusp). Num papo descontraído com o jornalista Damião Viana, do Programa Gente em Debate, na Rádio Difusora, o titular da Sejusp discorre sobre narcotráfico, integração entre as polícias e as manifestações ilegais dos caminhoneiros nas rodovias do país. Abaixo, os principais textos da entrevista.Bloqueios ilegais nas BRs no pós-Eleições“Independentemente da decisão judicial do [ministro-presidente do Tribunal Superior Eleitoral] Alexandre de Moraes, referendada pelo Supremo Tribunal Federal desde a segunda-feira, 31, a PRF [Polícia Rodoviária Federal] havia reportado ao Sistema de Segurança Pública que a Polícia Militar do Estado do Acre passasse a apoiar, efetivamente, as ações para evitar as obstruções de vias.E, a partir desse momento, as forças estaduais e federais locais passaram a agir. Então podemos afirmar tecnicamente que as vias que estavam com restrição de passagens de veículos foram desobstruídas. Hoje, o que temos são manifestações em determinados locais aqui no estado.E é importante mencionar ainda que a PRF e a nossa PM se fazem presentes nestes locais, no sentido de manter a ordem e evitar que ocorra desabastecimento. Mas é importante ressaltar que, independentemente das obstruções em território acreano, existem ainda outros pontos de obstrução no nosso vizinho estado de Rondônia.A preocupação com a possibilidade de um desabastecimento existe. Mas, o mais importante é que os nossos colegas da PRF também estão deslocando equipes para apoiar os seus colegas da Superintendência da PRF em Rondônia, na desobstrução de vários pontos dentro do estado vizinho. A Polícia Rodoviária Federal já está engajada em todo o país, no sentido de evitar que esses bloqueios proporcionem desabastecimento.É bom ressaltar que as polícias estaduais e federais têm a consciência plena de seus deveres constitucionais, de que não é permitido a ruptura da ordem”.As estratégias de combate aos crimes de fronteira“Sabemos que o estado do Acre sofre consequências pelo fato de estar posicionado, geograficamente, ao lado de dois países que produzem cocaína, que é a principal droga comercializada no mercado internacional. E os insumos de violência, que perpassam no estado do Acre, bem como em todo o território nacional, tem vínculo direto com o narcotráfico.Neste sentido, o governo Gladson Cameli tem operado com ombridade com o governo federal, no combate aos crimes transfronteiriços, independentemente de a competência desses crimes serem da União.A estratégia de crimes fronteiriços no estado passa pela criação do Gefron [Grupo Especial de Fronteira], das integrações da Polícia Militar e da Polícia Civil, no combate aos crimes transfronteiriços. Na aproximação da União, por meio do Programa Integrado de Fronteira, por meio do Programa Vivia, no sentido da garantir respostas eficazes aos crimes que passam pela fronteira.Então, no início desta semana, estivemos com o Ministério Público do Estado do Acre e com o Judiciário, discutindo ações integradas. Temos também realizado com o governo boliviano, por meio do Vice-Ministério de Segurança Cidadã, reduzindo os indicadores de violência no território acreano. São vários os encontros na cidade de Cobija e, algumas vezes, em Santa Cruz de La Sierra, tratando diretamente com os ministros da Bolívia, sobre ações que levem maior segurança aos cidadãos, que residem em nossas fronteiras.Essa política exige do estado do Acre, e do próprio Sistema Integrado de Segurança Pública, um esforço acima do que é definido constitucionalmente. Mas é importante para cada cidadão acreano, essa atuação das forças policiais e, principalmente, a integração das forças federais.As grandes apreensões de entorpecentes não são aleatórias“As apreensões não são aleatórias. Se tivéssemos um grande contingente de operadores de segurança em serviço integral, seria o ideal pra estancarmos as ações desses criminosos, mas isso é impossível, porque temos hoje quatro países próximos que são produtores de entorpecentes. Mas felizmente, temos também uma integração efetiva com as forças estaduais, nacionais e entre as polícias dos países vizinhos”.O combate a facções criminosas“As facções estão em todo o território brasileiro. E um desafio muito grande para os nossos agentes de segurança foi justamente as “exportações” dessas organizações de representantes para os nossos países vizinhos.Mas planejamento é tudo, e o governo Gladson Cameli buscou um diagnóstico muito profundo sobre a atuação dessas organizações aqui no Brasil, nos nossos estados fronteiriços, elaborou o primeiro Plano Estadual de Segurança Pública e Defesa Social, que tem diversos objetivos estratégicos, mas que também está voltado para o combate ao narcotráfico e às facções criminosas e temos alcançados reduções. Temos ainda o programa Acre pela Vida, o Cerco Eletrônico e outras tecnolog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Gladson Cameli, cujos primeiros quatro anos terminam no próximo dia 31 de dezembro de 2022, entrará para a história como o primeiro a criar...</text:p>
          </table:table-cell>
          <table:table-cell office:value-type="string" calcext:value-type="string">
            <text:p>Assessoria</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RUA2.jpg?resize=400%2C240&amp;ssl=1</text:p>
          </table:table-cell>
          <table:table-cell office:value-type="string" calcext:value-type="string">
            <text:p>Acre</text:p>
          </table:table-cell>
          <table:table-cell office:value-type="string" calcext:value-type="string">
            <text:p>Manifestantes batem em retirada antes da chegada do Choque</text:p>
          </table:table-cell>
          <table:table-cell office:value-type="string" calcext:value-type="string">
            <text:p>https://ac24horas.com/2022/11/03/em-rondonia-manifestantes-batem-em-retirada-antes-da-chegada-do-choque/</text:p>
          </table:table-cell>
          <table:table-cell office:value-type="string" calcext:value-type="string">
            <text:p>Uma megaoperação das polícias Militar, Federal e Rodoviária Federal acabou com a manifestação na BR-364, região de Candeias do Jamari, em Rondônia.No início da tarde desta quinta-feira (03) os protestantes que não aceitam a derrota nas urnas de Bolsonaro desobstruíram às pressas a rodovia ao tomarem conhecimento de que as Forças Policiais estavam chegando ao local.Por volta das 15 horas, a força-tarefa chegou a Jaci-Paraná para cumprir a ordem judicial de desocupação das vias federais. A operação também seguiu com direção aos distritos de Extrema e Nova Califórnia.Os policiais estão cumprindo a ordem judicial para a desobstrução de todas as rodovias que foram fechadas após a derrota do presidente Jair Bolsonaro para Luiz Inácio Lula da Silva, no último domingo, 30.Com informações do site Rondônia ao Viv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megaoperação das polícias Militar, Federal e Rodoviária Federal acabou com a manifestação na BR-364, região de Candeias do Jamari, em Rondônia. No início da tar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PICANHA-CHURRA-S.jpg?resize=400%2C240&amp;ssl=1</text:p>
          </table:table-cell>
          <table:table-cell office:value-type="string" calcext:value-type="string">
            <text:p>Destaque 4</text:p>
          </table:table-cell>
          <table:table-cell office:value-type="string" calcext:value-type="string">
            <text:p>Bolsonaristas fazem churrasco com “picanha” em ironia a Lula no 4° BIS: “aqui é 0800”</text:p>
          </table:table-cell>
          <table:table-cell office:value-type="string" calcext:value-type="string">
            <text:p>https://ac24horas.com/2022/11/03/bolsonaristas-fazem-churrasco-com-picanha-em-ironia-a-lula-no-4-bis-aqui-e-0800/</text:p>
          </table:table-cell>
          <table:table-cell office:value-type="string" calcext:value-type="string">
            <text:p>Apoiadores do presidente da República, Jair Bolsonaro (PL), que estão acampados na frente do Comando de Fronteira Acre/ 4º Batalhão de Infantaria de Selva – 4° BIS, localizado em Rio Branco, nesta quinta-feira, 3, em protesto contra a vitória de Luiz Inácio Lula da Silva (PT) nas eleições presidenciais, decidiram fazer uma “churrascada” para os militantes que se encontram de plantão.Em vídeo obtido pelo ac24horas, os manifestantes divulgaram o local onde montaram uma churrasqueira improvisada com vários pedaços de picanha – uma ironia à proposta eleitoral de Lula. “Nós já tem picanha e aqui é 0800 meu amigo”, comentou um internauta que não teve a identidade revelada.O grupo solicita que seja acionado o artigo 142 que trata da intervenção federal. O objetivo da intervenção militar é impedir a posse do presidente eleito, Lula, do PT, ao comando do Palácio do Planalto em 2023/2026.Veja 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poiadores do presidente da República, Jair Bolsonaro (PL), que estão acampados na frente do Comando de Fronteira Acre/ 4º Batalhão de Infantaria de Selva – 4°...</text:p>
          </table:table-cell>
          <table:table-cell office:value-type="string" calcext:value-type="string">
            <text:p>Saimo Martins</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19/09/MERCADO-COMERCIO.jpg?resize=400%2C240&amp;ssl=1</text:p>
          </table:table-cell>
          <table:table-cell office:value-type="string" calcext:value-type="string">
            <text:p>Acre 01</text:p>
          </table:table-cell>
          <table:table-cell office:value-type="string" calcext:value-type="string">
            <text:p>Comércio do Acre vê reflexo ainda pequeno com bloqueios nas rodovias em Rondônia</text:p>
          </table:table-cell>
          <table:table-cell office:value-type="string" calcext:value-type="string">
            <text:p>https://ac24horas.com/2022/11/03/comercio-do-acre-ve-reflexo-ainda-pequeno-com-bloqueios-nas-rodovias-em-rondonia/</text:p>
          </table:table-cell>
          <table:table-cell office:value-type="string" calcext:value-type="string">
            <text:p>A Federação do Comércio do Acre monitora o abastecimento do Acre com bens de primeira necessidade e vê que, apesar da renitência dos bloqueios nas rodovias de Rondônia, o reflexo ainda é pequeno, principalmente nos supermercados acreanos.Não há mais intervenções nas estradas do Acre, segundo a Polícia Rodoviária Federal, mas o movimento antidemocrático contrário ao resultado das eleições segue nas rodovias de Rondônia.Na avaliação de Egídio Garó, consultor da Fecomércio, pelo fato de os bloqueios estarem ocorrendo desde o dia 1º e diminuindo por conta da ação da ação das polícias, ainda é cedo para uma mensuração mais apurada.“Contudo, a expectativa é otimista no sentido do equilíbrio do comércio ao longo dos próximos dias”, observa Garó.No dia 1º de novembro, início dos bloqueios, a Associação Brasileira de Supermercados (Abras) divulgou, em entrevista coletiva, que vários estabelecimentos em diferentes Estados já sofriam com o desabastecimento -mas ao mesmo tempo se vislumbrava um horizonte melhor com a regularização dos estoques.A Abras deve emitir no fim desta quinta-feira (3) um novo balanço dos estoques nos supermercados brasileir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Federação do Comércio do Acre monitora o abastecimento do Acre com bens de primeira necessidade e vê que, apesar da renitência dos bloqueios nas rodovia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GENERAL-SANTOS.jpg?resize=400%2C240&amp;ssl=1</text:p>
          </table:table-cell>
          <table:table-cell office:value-type="string" calcext:value-type="string">
            <text:p>Destaque 6</text:p>
          </table:table-cell>
          <table:table-cell office:value-type="string" calcext:value-type="string">
            <text:p>“Não há risco nenhum de golpe militar”, diz general Santos Cruz</text:p>
          </table:table-cell>
          <table:table-cell office:value-type="string" calcext:value-type="string">
            <text:p>https://ac24horas.com/2022/11/03/nao-ha-risco-nenhum-de-golpe-militar-diz-general-santos-cruz/</text:p>
          </table:table-cell>
          <table:table-cell office:value-type="string" calcext:value-type="string">
            <text:p>O general de divisão da reserva do Exército Brasileiro, Carlos Alberto Santos Cruz, ex-ministro do governo de Jair Bolsonaro (PL), afirmou que as Forças Armadas não são salvadoras da pátria. Em participação no UOL Entrevista desta quinta-feira (2), ele disse que o presidente criou essa ideia.“Ir para frente dos quartéis é um problema de manipulação da população, com a ideia de que precisamos de uma intervenção militar para salvar o Brasil. É uma ideia que o governo vem tentando, ao se confundir com a instituição militar, desde o início, falando ‘minhas Forças Armadas’, ‘o meu exército’. Isso vai criando um ambiente em que as Forças Armadas são a salvação. Salvação é o povo e suas instituições”.O ex-ministro disse que os protestos antidemocráticos de bolsonaristas acontecem por causa de fake news divulgadas ao longo do governo de Bolsonaro.“É um problema sério, decorrente de um longo processo de manipulação, onde a indústria de fake news foi se aperfeiçoando, principalmente com recurso de redes sociais. Essa indústria de fake news foi minando a opinião pública, com um profissionalismo de fake news, com teorias da conspiração”, explicou o general.O ex-aliado de Bolsonaro também apontou a responsabilidade do presidente nesses protestos.“A responsabilidade de uma autoridade é transmitir tranquilidade e segurança para a população que ele governa. Isso precisaria ser feito. No caso da pandemia ele não transmitiu tranquilidade. E na eleição não transmitiu tranquilidade.”O general também foi categórico em dizer que o resultado das urnas tem que ser aceito, e que não fazer isso é um problema comportamental do presidente.“Tem que aceitar resultado. Quando aceita resultado, transmite uma noção institucional para a população. Essa demora para aceitar o resultado e construir os próximos passos é um problema comportamental, que estimula esse tipo de coisa”, acrescentou.Confira a entrevista completa no Portal Uo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eneral de divisão da reserva do Exército Brasileiro, Carlos Alberto Santos Cruz, ex-ministro do governo de Jair Bolsonaro (PL), afirmou que as Forças Armadas não...</text:p>
          </table:table-cell>
          <table:table-cell office:value-type="string" calcext:value-type="string">
            <text:p>UOL</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WhatsApp-Image-2022-11-03-at-11.50.19.jpeg?resize=400%2C240&amp;ssl=1</text:p>
          </table:table-cell>
          <table:table-cell office:value-type="string" calcext:value-type="string">
            <text:p>Cotidiano</text:p>
          </table:table-cell>
          <table:table-cell office:value-type="string" calcext:value-type="string">
            <text:p>Polícia Civil identifica e prende mandante de ataques em Manoel Urbano</text:p>
          </table:table-cell>
          <table:table-cell office:value-type="string" calcext:value-type="string">
            <text:p>https://ac24horas.com/2022/11/03/policia-civil-identifica-e-prende-mandante-de-ataques-em-manoel-urbano/</text:p>
          </table:table-cell>
          <table:table-cell office:value-type="string" calcext:value-type="string">
            <text:p>Na manhã desta quinta-feira, 3, a Policia Civil em Manoel Urbano prendeu S. S. M. de 23, vulgo (Lico), em uma residência localizada no conjunto habitacional Wilson Ribeiro, região do Calafate em Rio Branco.De acordo com a investigação, S. S. M. participou efetivamente da tentativa de três homicídios ocorridos em agosto e após os crimes fugiu para Rio Branco de onde vinha coordenando outros ataques de incêndios criminosos ocorridos no início do mês de outubro quando 5 casas foram incendiadas de forma criminosa.A prisão do indivíduo é desdobramento das ações investigativas desencadeadas no início de agosto desse ano quando houve três tentativas de homicídio a integrantes de organização criminosa rival e incêndios criminosos.Desde agosto, o trabalho investigativo da Polícia Civil identificou e prendeu várias pessoas responsáveis pelos crimes e apreendeu nove armas de fogo que foram usadas no cometimento dos delitos.O preso é também investigado por ser um dos fornecedores de armas e drogas enviadas ao município de Manoel Urbano.O preso já responde por processo pelo crime de tráfico de drogas e tinha mandado de prisão em aberto cumprido na manhã desta quinta-feira. O preso foi conduzido a Delegacia de Flagrantes – DEFLA onde ficará à disposição da justiç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quinta-feira, 3, a Policia Civil em Manoel Urbano prendeu S. S. M. de 23, vulgo (Lico), em uma residência localizada no conjunto habitacional...</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1/09/POSTO-GASOLINA-SERGIO-VALE-5.jpeg?resize=400%2C240&amp;ssl=1</text:p>
          </table:table-cell>
          <table:table-cell office:value-type="string" calcext:value-type="string">
            <text:p>Acre</text:p>
          </table:table-cell>
          <table:table-cell office:value-type="string" calcext:value-type="string">
            <text:p>Alguns postos da capital podem ficar sem combustível no fim de semana</text:p>
          </table:table-cell>
          <table:table-cell office:value-type="string" calcext:value-type="string">
            <text:p>https://ac24horas.com/2022/11/03/alguns-postos-da-capital-podem-ficar-sem-combustivel-ja-neste-final-de-semana/</text:p>
          </table:table-cell>
          <table:table-cell office:value-type="string" calcext:value-type="string">
            <text:p>Preocupante. É como o presidente do Sindicato do Comércio de Derivados de Petróleo do Estado do Acre (Sindepac), Dellano Lima, classifica os bloqueios na BR-364 que impedem a chegada de veículos ao Acre.Os atos golpistas que fecham as estradas federais podem comprometer o abastecimento de combustível no estado. Até o momento, Dellano afirma que não há registro de falta de combustíveis nos postos, mas que a situação pode mudar nos próximos dias. “Já estamos com quatro dias com esse bloqueio e se permanecer assim teremos falta em breve, já que não há reposição de gasolina e diesel, principalmente, que são os mais vendidos”, afirma.Delano explica ainda que os empresários do setor trabalham com a promessa de desbloqueio ainda durante o dia de hoje. “Nossa expectativa é que desbloqueiem de hoje até amanhã como estão prometendo. Segundo as informações é que a PRF vai fazer o desbloqueio e a gente conta com isso, já que a partir desta sexta a situação já pode começar a ficar mais difícil”, explica Della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reocupante. É como o presidente do Sindicato do Comércio de Derivados de Petróleo do Estado do Acre (Sindepac), Dellano Lima, classifica os bloqueios na BR-364 qu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WhatsApp-Image-2022-11-03-at-11.42.27.jpeg?resize=400%2C240&amp;ssl=1</text:p>
          </table:table-cell>
          <table:table-cell office:value-type="string" calcext:value-type="string">
            <text:p>Na rede</text:p>
          </table:table-cell>
          <table:table-cell office:value-type="string" calcext:value-type="string">
            <text:p>Bolsonaristas liberam entrada do 61° BIS em Cruzeiro do Sul, mas mantêm tendas no local</text:p>
          </table:table-cell>
          <table:table-cell office:value-type="string" calcext:value-type="string">
            <text:p>https://ac24horas.com/2022/11/03/bolsonaristas-liberam-entrada-do-61-bis-em-cruzeiro-do-sul-mas-mantem-tendas-no-local/</text:p>
          </table:table-cell>
          <table:table-cell office:value-type="string" calcext:value-type="string">
            <text:p>Não há mais ninguém na área em frente ao 61° Batalhão de Infantaria e Selva (BIS) na manhã desta quinta-feira, 3, em Cruzeiro do Sul. Contudo, duas tendas permanecem armadas no local, sugerindo que pode haver o retorno do grupo que protesta contra a resultado das eleições de domingo (2).Os bolsonaristas querem intervenção federal no Brasil, dissolução do Congresso Nacional, do Superior Tribunal Federal e Tribunal Superior Eleitoral. Os manifestantes defendem a realização de novas eleições e durante todo esse processo, querem a permanência do presidente Bolsonaro no poder, sendo que ele concorreria ao novo pleito.Nesse formato de intervenção, seria instaurado o Tribunal Militar com poderes acima do STF, e que poderá destituir os ministr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ão há mais ninguém na área em frente ao 61° Batalhão de Infantaria e Selva (BIS) na manhã desta quinta-feira, 3, em Cruzeiro do Sul. Contudo,...</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PRF-CHOQUE.jpg?resize=400%2C240&amp;ssl=1</text:p>
          </table:table-cell>
          <table:table-cell office:value-type="string" calcext:value-type="string">
            <text:p>Cotidiano</text:p>
          </table:table-cell>
          <table:table-cell office:value-type="string" calcext:value-type="string">
            <text:p>PRF convoca “tropas de choque” para cumprir decisão do STF e desobstruir BR-364</text:p>
          </table:table-cell>
          <table:table-cell office:value-type="string" calcext:value-type="string">
            <text:p>https://ac24horas.com/2022/11/03/prf-convoca-tropas-de-choque-para-cumprir-decisao-do-stf-e-desobstruir-br-364-em-rondonia/</text:p>
          </table:table-cell>
          <table:table-cell office:value-type="string" calcext:value-type="string">
            <text:p>Na manhã desta quinta-feira, 3, a Polícia Rodoviária Federal (PRF) confirmou que convocou grupos especializados da PM, Força Nacional, Polícia Federal para cumprir a a decisão do Supremo Tribunal Federal (STF) e desbloquear as rodovias interditadas em Rondônia – incluindo a BR-364 dá acesso ao Estado do Acre – em Extrema e Vila Califórnia.A PRF argumentou que a decisão se faz necessária devido às inúmeras tentativas, sem sucesso, para a realização do desbloqueio da rodovia. Entretanto, a ação das forças de segurança será acompanhado presencialmente por uma Procuradora do Ministério Público Federal.A PRF comunicou que a medida drástica visa garantir o cumprimento da lei. “Após constatação de que, mesmo cientes da existência de interdito proibitório, emitido pelo Poder Judiciário, e também após manifestação em vídeo do Presidente da República, na qual explicitamente desaprova os atos, ainda há quem permaneça restringindo o direito de ir e vir da população, iniciamos o protocolo de desobstrução das rodovias de modo coercitivo, utilizando intensiva força policial”, diz trecho da nota da instituição.Ao fim do comunicado, os agentes afirmam que, os manifestantes que desobedecerem a ordem, poderá ser multado em até R$ 17 mil e, consequentemente, preso por atentado ao serviço público – Artigo 265 do Código Penal.Veja o vídeo das viaturas de deslocando até o bloquei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quinta-feira, 3, a Polícia Rodoviária Federal (PRF) confirmou que convocou grupos especializados da PM, Força Nacional, Polícia Federal para cumprir a a decisão...</text:p>
          </table:table-cell>
          <table:table-cell office:value-type="string" calcext:value-type="string">
            <text:p>Saimo Martins</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4-BIS-.jpg?resize=400%2C240&amp;ssl=1</text:p>
          </table:table-cell>
          <table:table-cell office:value-type="string" calcext:value-type="string">
            <text:p>Acre</text:p>
          </table:table-cell>
          <table:table-cell office:value-type="string" calcext:value-type="string">
            <text:p>Bolsonaristas mantém protesto no 4° BIS pedindo intervenção</text:p>
          </table:table-cell>
          <table:table-cell office:value-type="string" calcext:value-type="string">
            <text:p>https://ac24horas.com/2022/11/03/bolsonaristas-mantem-acampamento-no-4-bis-pedindo-intervencao-militar-no-pais/</text:p>
          </table:table-cell>
          <table:table-cell office:value-type="string" calcext:value-type="string">
            <text:p>Nesta quinta-feira, 3, manifestantes apoiadores do presidente da República, Jair Bolsonaro (PL), se mantém, em número pequeno, por mais de 24h acampados na frente do Comando de Fronteira Acre/ 4º Batalhão de Infantaria de Selva – 4° BIS, localizado em Rio Branco, em busca de apoio dos oficiais do exército para a realização de uma intervenção militar em Brasília.O foco da intervenção militar buscada pelos “direitistas”, é impedir a posse do presidente eleito, Luiz Inácio Lula da Silva, do PT, ao comando do Palácio do Planalto em 2023, no entanto, na manhã de hoje, o vice-presidente eleito, Geraldo Alckmin, já começa a dialogar o processo de transição governamental.Apesar do pequeno número de manifestantes no local, os líderes do movimento pedem que os apoiadores compareçam ao local para dar sustentabilidade ao ato pacífic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quinta-feira, 3, manifestantes apoiadores do presidente da República, Jair Bolsonaro (PL), se mantém, em número pequeno, por mais de 24h acampados na frente do Coman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cerveja-urgente.jpg?resize=400%2C240&amp;ssl=1</text:p>
          </table:table-cell>
          <table:table-cell office:value-type="string" calcext:value-type="string">
            <text:p>Acre</text:p>
          </table:table-cell>
          <table:table-cell office:value-type="string" calcext:value-type="string">
            <text:p>Bares e distribuidoras no Acre só tem cerveja até este domingo</text:p>
          </table:table-cell>
          <table:table-cell office:value-type="string" calcext:value-type="string">
            <text:p>https://ac24horas.com/2022/11/03/maioria-dos-bares-e-distribuidoras-no-acre-so-tem-cerveja-ate-domingo/</text:p>
          </table:table-cell>
          <table:table-cell office:value-type="string" calcext:value-type="string">
            <text:p>A Associação de Bares, Restaurantes, Conveniências, Distribuidoras e Eventos do Acre (Abracre), divulgou uma nota na manhã desta quinta-feira, 3, que preocupa quem gosta de tomar uma cerveja. É que o estoque da loira gelada, como é chamada pelos seus apreciadores, está muito baixo no Estado.De acordo com o comunicado da Abracre, a quantidade de cerveja é suficiente apenas para os próximos dias. “Em virtude dos bloqueios feitos em vários pontos das estradas brasileiras, estamos na iminência de um desabastecimento de cerveja em nosso estado, podendo haver o fechamento de bares, conveniências e distribuidoras causando um prejuízo incalculável ao segmento, em virtude disso solicitamos o apoio das autoridades constituídas no sentido de ajudar nossa categoria”, diz o comunicado.O presidente da entidade, Leôncio Castro, afirma que o estoque é suficiente apenas até o fim de semana. “A maioria, se não tiver reposição, só tem até este final de semana, principalmente a cerveja com embalagem retornável, no caso as de 600 mi”, expl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ociação de Bares, Restaurantes, Conveniências, Distribuidoras e Eventos do Acre (Abracre), divulgou uma nota na manhã desta quinta-feira, 3, que preocupa quem gosta de tomar...</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MEC.jpg?resize=400%2C240&amp;ssl=1</text:p>
          </table:table-cell>
          <table:table-cell office:value-type="string" calcext:value-type="string">
            <text:p>Destaque 6</text:p>
          </table:table-cell>
          <table:table-cell office:value-type="string" calcext:value-type="string">
            <text:p>MEC cria grupo para detalhar tabela de pontos para o Enem</text:p>
          </table:table-cell>
          <table:table-cell office:value-type="string" calcext:value-type="string">
            <text:p>https://ac24horas.com/2022/11/03/mec-cria-grupo-para-detalhar-tabela-de-pontos-para-o-enem/</text:p>
          </table:table-cell>
          <table:table-cell office:value-type="string" calcext:value-type="string">
            <text:p>O Ministério da Educação (MEC) criou um grupo de trabalho para estabelecer como será a chamada “Tabela de Aderência” no âmbito da reformulação que está sendo planejada para o Exame Nacional do Ensino Médio (Enem). A tabela será utilizada no Sistema de Bonificação do exame, com a pontuação que servirá de referência para as vagas em cada curso.A Portaria nº 826 detalha competências e composição do grupo, que terá prazo de um ano para a conclusão dos trabalhos. Caberá ao grupo elaborar um relatório detalhando a tabela abrangendo cursos técnicos de nível médio e cursos superiores. Se necessário, serão elaboradas minutas com normativos.ComposiçãoO grupo será composto por representantes e suplentes de diversas diretorias ligadas ao ministério – em especial ao Instituto Nacional de Estudos e Pesquisas Educacionais Anísio Teixeira (Inep) – e do Conselho Nacional de Educação (CNE).As reuniões serão bimestrais por videoconferência, e os resultados dos trabalhos serão relatados à Diretoria de Políticas e Regulação da Educação Profissional e Tecnológica e ao secretário de Educação Profissional e Tecnológica do MEC, a quem caberá a apreciação e a aprovação do relatóri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Ministério da Educação (MEC) criou um grupo de trabalho para estabelecer como será a chamada “Tabela de Aderência” no âmbito da reformulação que está sendo...</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relator-orc-.jpg?resize=400%2C240&amp;ssl=1</text:p>
          </table:table-cell>
          <table:table-cell office:value-type="string" calcext:value-type="string">
            <text:p>Destaque 6</text:p>
          </table:table-cell>
          <table:table-cell office:value-type="string" calcext:value-type="string">
            <text:p>Alckmin se reúne com relator para tentar adequar Orçamento a promessas de campanha</text:p>
          </table:table-cell>
          <table:table-cell office:value-type="string" calcext:value-type="string">
            <text:p>https://ac24horas.com/2022/11/03/alckmin-se-reune-com-relator-para-tentar-adequar-orcamento-a-promessas-de-campanha/</text:p>
          </table:table-cell>
          <table:table-cell office:value-type="string" calcext:value-type="string">
            <text:p>O vice-presidente eleito e coordenador da transição governamental, Geraldo Alckmin (PSB), se reuniu nesta quinta-feira (3) com o relator do Orçamento, Marcelo Castro (MDB-PI) e o senador eleito Wellington Dias (PT-PI) para discutir a adequação da proposta orçamentária de 2023 a promessas de campanha do presidente eleito Luiz Inácio Lula da Silva (PT).Também participaram da audiência a presidente do PT, Gleisi Hoffmann (PR), o coordenador do programa de governo de Lula, Aloizio Mercadante, os senadores Paulo Rocha (PT-PA), Jean Paul Prates (PT-RN), Fabiano Contarato (PT-ES), Confúcio Moura (MDB-RO) e os deputados federais Reginaldo Lopes (PT-MG), Enio Verri (PT-PR), Rui Falcão (PT-SP) e Paulo Pimenta (PT-RS).Dias, indicado como o coordenador do governo Lula para o Orçamento, disse nesta quarta (2), em entrevista à GloboNews, que a manutenção do pagamento do Auxílio Brasil em R$ 600 e um ganho real (acima da inflação) de 1,3% ou 1,4% no salário mínimo em 2023 estão entre os planos da gestão petista.As promessas, no entanto, não estão previstas no projeto orçamentário enviado pelo governo de Jair Bolsonaro ao Congresso Nacional.O relator Marcelo Castro já ressaltou que o Orçamento, do jeito que foi enviado pelo governo atual ao Congresso, não comporta as promessas da campanha petista.“Todos nós sabemos que este é o orçamento mais restritivo da história. O orçamento veio com alguns furos, algumas deficiências, como por exemplo, a não correção da merenda escolar, não tem recursos para a farmácia popular, foram cortados recursos, por exemplo, da saúde indígena, dos imunobiológicos, das vacinas. É um orçamento que já é deficitário por si próprio”, afirmou Castro ao chegar para o encontro desta quinta.Ele também disse que o Congresso terá boa vontade com as promessas feitas pela chapa eleita, mas que precisa ouvir ideias sobre como adequar os compromissos assumidos com a peça orçamentária.“Só no Bolsa Família teríamos um acréscimo de aproximadamente R$ 70 bilhões. Não há espaço orçamentário. Nós não maquiamos números, não fantasiamos com números”, disse o emedebist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vice-presidente eleito e coordenador da transição governamental, Geraldo Alckmin (PSB), se reuniu nesta quinta-feira (3) com o relator do Orçamento, Marcelo Castro (MDB-PI) e o...</text:p>
          </table:table-cell>
          <table:table-cell office:value-type="string" calcext:value-type="string">
            <text:p>Com informações do G1</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MESARIO-ELEICAO.jpg?resize=400%2C240&amp;ssl=1</text:p>
          </table:table-cell>
          <table:table-cell office:value-type="string" calcext:value-type="string">
            <text:p>Destaque 6</text:p>
          </table:table-cell>
          <table:table-cell office:value-type="string" calcext:value-type="string">
            <text:p>Mesários faltosos no 1° turno têm até hoje para justificar ausência</text:p>
          </table:table-cell>
          <table:table-cell office:value-type="string" calcext:value-type="string">
            <text:p>https://ac24horas.com/2022/11/03/mesarios-faltosos-no-1-turno-tem-ate-hoje-para-justificar-ausencia/</text:p>
          </table:table-cell>
          <table:table-cell office:value-type="string" calcext:value-type="string">
            <text:p>Termina hoje (3) o prazo para mesários que não compareceram ao primeiro turno das eleições (2/10) justificarem a ausência ao juiz eleitoral. Já para os mesários que não compareceram ao segundo turno (30/10), o prazo vai até 29 de novembro.As justificativas podem ser entregues nos cartórios eleitorais. O requerimento deve ser destinado ao juiz da zona eleitoral à qual o mesário faltoso está vinculado, “com a comprovação do fato alegado”.Caso a justificativa não seja apresentada, serão cobrada multa de até um salário mínimo (R$ 1.212). “Se o mesário faltoso for servidor público ou autárquico, a pena será de suspensão de até 15 dias”, podendo ser aplicada em dobro nos casos em que a mesa receptora “deixar de funcionar por culpa dos ausentes ou dos que abandonaram o trabalho”, acrescenta.Ontem (2) terminou o prazo para mesários que abandonaram o posto de trabalho durante o 2° turno se justificarem. “As datas limite estão previstas no Artigo 124 do Código Eleitoral e podem ser consultadas no calendário eleitoral de 2022”, informa o Tribunal Superior Eleitoral (TS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Termina hoje (3) o prazo para mesários que não compareceram ao primeiro turno das eleições (2/10) justificarem a ausência ao juiz eleitoral. Já para os mesários...</text:p>
          </table:table-cell>
          <table:table-cell office:value-type="string" calcext:value-type="string">
            <text:p>Agência Brasil</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ANEL-VIARIO-1.jpg?resize=400%2C240&amp;ssl=1</text:p>
          </table:table-cell>
          <table:table-cell office:value-type="string" calcext:value-type="string">
            <text:p>Cotidiano</text:p>
          </table:table-cell>
          <table:table-cell office:value-type="string" calcext:value-type="string">
            <text:p>Com 70% de ponte construída, anel viário do Alto Acre deve ser entregue no início de 2023</text:p>
          </table:table-cell>
          <table:table-cell office:value-type="string" calcext:value-type="string">
            <text:p>https://ac24horas.com/2022/11/03/com-70-de-ponte-construida-anel-viario-do-alto-acre-deve-ser-entregue-no-inicio-de-2023/</text:p>
          </table:table-cell>
          <table:table-cell office:value-type="string" calcext:value-type="string">
            <text:p>O anel viário de Brasileia e Epitaciolândia, maior obra pública do governo do Estado do Acre na atual gestão, segue tomando forma entre as duas cidades. Com 70% da estrutura concluída, a construção da nova ponte sobre o Rio Acre se encaminha para a fase de finalização.A ponte possuirá 251,5 metros de comprimento e 15,95 metros de largura, contemplando duas pistas de rolamento para veículos e passagem de pedestres. A obra, que deve ficar pronta no primeiro semestre de 2023, o consórcio formado pelas construtoras Cidade, CZS e Meta conta com a força de trabalho de 84 operários. Até o momento, a construção já consumiu 3,8 mil metros cúbicos de concreto e quase 4 toneladas de aço.“Essa é a maior obra da história de Brasileia e Epitaciolândia. Um sonho antigo da população, que está se transformando em realidade e, muito em breve, vamos inaugurá-la”, declarou o governador Gladson Cameli.Quando estiver pronto, o futuro contorno rodoviário da BR-317, a Estrada do Pacífico, terá 10,3 quilômetros de extensão. Além de desviar todo o fluxo de veículos pesados da zona urbana, o empreendimento criará um novo eixo de desenvolvimento para Brasileia e Epitaciolândia, beneficiando cerca de 50 mil moradores da regi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nel viário de Brasileia e Epitaciolândia, maior obra pública do governo do Estado do Acre na atual gestão, segue tomando forma entre as duas cidades....</text:p>
          </table:table-cell>
          <table:table-cell office:value-type="string" calcext:value-type="string">
            <text:p>Agência de Notícias do Acre</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05/BOCALOM_PAGAMENTO.jpg?resize=400%2C240&amp;ssl=1</text:p>
          </table:table-cell>
          <table:table-cell office:value-type="string" calcext:value-type="string">
            <text:p>Destaque 4</text:p>
          </table:table-cell>
          <table:table-cell office:value-type="string" calcext:value-type="string">
            <text:p>Bocalom cria comissão para os Objetivos de Desenvolvimento Sustentável da ONU</text:p>
          </table:table-cell>
          <table:table-cell office:value-type="string" calcext:value-type="string">
            <text:p>https://ac24horas.com/2022/11/03/bocalom-cria-comissao-para-os-objetivos-de-desenvolvimento-sustentavel-da-onu/</text:p>
          </table:table-cell>
          <table:table-cell office:value-type="string" calcext:value-type="string">
            <text:p>O prefeito Tião Bocalom publicou no Diário Oficial desta quinta-feira, 3, a criação da Comissão Municipal para os Objetivos de Desenvolvimento Sustentável com a finalidade de internalizar, difundir e dar transparência ao processo de implementação da Agenda 2030, para o Desenvolvimento Sustentável da Organização das Nações Unidas, em Rio Branco.Compete à Comissão Municipal para os Objetivos de Desenvolvimento Sustentável: Internalizar, difundir e dar transparência ao processo de implementação da Agenda 2030 no município de Rio Branco, Identificar, sistematizar e divulgar boas práticas e iniciativas que colaborem para o alcance dos ODS Propor estratégias, instrumentos e ações para implementação dos ODS, além de outras atribuições.A Comissão Municipal para os Objetivos de Desenvolvimento Sustentável será integrada por um representante, titular e suplente das principais secretarias municipais e de outras instituições como Centro de Defesa dos Direitos Humanos e Educação Popular do Acre – CDDHEP; SOS AMAZÔNIA; Universidade Federal do Acre – UFAC; Empresa Brasileira de Pesquisa Agropecuária – Embrapa/AC; Federação das Indústrias do Estado do Acre – FIEAC; Federação do Comércio de Bens, Serviços e Turismo – Fecomércio/AC; Instituto Federal de Educação, Ciências e Tecnologia do Acre – IFAC e Serviço Brasileiro de Apoio às Micro e Pequenas Empresas do Estado do Acre – SEBRAE/AC.A Comissão Municipal para os Objetivos de Desenvolvimento Sustentável poderá convidar representantes de órgãos e entidades públicos, da sociedade civil e do setor privado para colaborar com as suas atividades. A Comissão Municipal para os Objetivos de Desenvolvimento Sustentável poderá convidar representantes de órgãos e entidades públicos, da sociedade civil e do setor privado para colaborar com as suas atividad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Tião Bocalom publicou no Diário Oficial desta quinta-feira, 3, a criação da Comissão Municipal para os Objetivos de Desenvolvimento Sustentável com a finalidade d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WhatsApp-Image-2022-11-03-at-08.12.58.jpeg?resize=400%2C240&amp;ssl=1</text:p>
          </table:table-cell>
          <table:table-cell office:value-type="string" calcext:value-type="string">
            <text:p>Acre</text:p>
          </table:table-cell>
          <table:table-cell office:value-type="string" calcext:value-type="string">
            <text:p>Bolsonaristas se negam a negociar com PRF e bloqueio segue em RO</text:p>
          </table:table-cell>
          <table:table-cell office:value-type="string" calcext:value-type="string">
            <text:p>https://ac24horas.com/2022/11/03/bolsonaristas-se-negam-a-negociar-com-prf-e-br-364-em-ro-segue-bloqueada/</text:p>
          </table:table-cell>
          <table:table-cell office:value-type="string" calcext:value-type="string">
            <text:p>A manifestação BR-364 nos municípios de Extrema e Vila Califórnia, em Rondônia – Estado que faz fronteira com o Acre – segue firme nesta quinta-feira, 3, em protesto à vitória do petista Luiz Inácio Lula da Silva, para o seu terceiro mandato como presidente da República a partir de 2023.A paralisação ocorre mesmo após uma decisão do Supremo Tribunal Federal (STF), que trata da desobstrução das vias públicas. Desde a última segunda-feira, 31, os apoiadores do presidente Jair Bolsonaro (PL), candidato derrotado em sua tentativa de reeleição ao Palácio do Planalto, continuam solicitando das forças armadas uma intervenção militar – que visa impedir a posse de Lula.Segundo Informação repassadas ao ac24horas, os manifestantes não aceitam encerrar o bloqueio, mesmo com o pedido do presidente Jair Bolsonaro em suas redes sociais. O grupo espera um suposto documento constando fraudes no pleito eleitoral.A Polícia Rodoviária Federal (PRF) emitiu um boletim informando que os bloqueios no Estados de Rondônia seguem em 10 trechos diferentes, entre eles, Vilhena, Nova Mamoré, Jaci- Paraná, Ji- Paraná, Ariquemes e Caco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manifestação BR-364 nos municípios de Extrema e Vila Califórnia, em Rondônia – Estado que faz fronteira com o Acre – segue firme nesta quinta-feira, 3,...</text:p>
          </table:table-cell>
          <table:table-cell office:value-type="string" calcext:value-type="string">
            <text:p>Saimo Martins</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06/EDVALDO_ALEAC-GLA.jpg?resize=400%2C240&amp;ssl=1</text:p>
          </table:table-cell>
          <table:table-cell office:value-type="string" calcext:value-type="string">
            <text:p>Destaque 4</text:p>
          </table:table-cell>
          <table:table-cell office:value-type="string" calcext:value-type="string">
            <text:p>Levantamento da oposição mostra gangorra de perdas e ganhos em áreas da LOA 2023</text:p>
          </table:table-cell>
          <table:table-cell office:value-type="string" calcext:value-type="string">
            <text:p>https://ac24horas.com/2022/11/03/orcamento-de-2023-levantamento-da-oposicao-mostra-gangorra-de-perdas-e-ganhos-em-areas-sensiveis/</text:p>
          </table:table-cell>
          <table:table-cell office:value-type="string" calcext:value-type="string">
            <text:p>Um levantamento produzido pelo gabinete do deputado Edvaldo Magalhães (PCdoB) mostra que nem tudo são flores na Lei de Orçamento Anual (LOA) 2023, apesar do crescimento global em torno dos 14% nas receitas do Estado. O recurso para os órgãos da administração direta saíram de R$ 3.363.027.006,18 para R$3.468.533.527,1 -crescimento aproximado de 3,1% -visualizando uma gangorra de sobe-desce no comparativo de cada órgão entre 2022 e 2023.O levantamento pode subsidiar a oposição – e até a base governista -nos debates sobre a aplicação dos recursos públicos em áreas como habitação, tem um pouco mais de R$8 milhões na LOA, valor insuficiente para as políticas que se pretendem no futuro.Os debates sobre a se intensificam na 2ª quinzena de novembro, após as tradicionais audiências públicas com técnicos, gestores, deputados e representantes dos poderes.Os fundos tem dotação igual ou inferior, na maioria dos casos, com a LOA atual. O fundo desportivo, por exemplo, figura com R$1 mil, permanecendo o mesmo de 2022.Aquele que se convencionou chamar-se de carro-chefe da economia, o agronegócio é nesta primeira análise visto como pouco incentivado. O orçamento previsto para a Secretaria de Produção e Agronegócio aumentou pouco mais de R$ 40 milhões, chegando, ainda assim, a menos de 1% do orçamento geral de quase R$9 bilhões.A reportagem encaminhou mensagens a gestores solicitando detalhes sobre a LOA e aguarda manifest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levantamento produzido pelo gabinete do deputado Edvaldo Magalhães (PCdoB) mostra que nem tudo são flores na Lei de Orçamento Anual (LOA) 2023, apesar do crescimento...</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1/08/Palacio-Rio-Branco.jpeg?resize=400%2C240&amp;ssl=1</text:p>
          </table:table-cell>
          <table:table-cell office:value-type="string" calcext:value-type="string">
            <text:p>Acre 01</text:p>
          </table:table-cell>
          <table:table-cell office:value-type="string" calcext:value-type="string">
            <text:p>Confira a lista de nomeados e exonerados no governo nesta quinta-feira</text:p>
          </table:table-cell>
          <table:table-cell office:value-type="string" calcext:value-type="string">
            <text:p>https://ac24horas.com/2022/11/03/confira-a-lista-de-nomeados-e-exonerados-no-governo-nesta-quinta-feira/</text:p>
          </table:table-cell>
          <table:table-cell office:value-type="string" calcext:value-type="string">
            <text:p>Confira a lista de nomeados e exonerados no governo nesta quinta-feiraO governador Gladson Cameli fez mudanças em cargos comissionados pelo Diário Oficial desta quinta-feira, 3, principalmente na Secretaria de Desenvolvimento Urbano e Regional.Confira abaixo quem foi exonerado e nomeado.NomeaçõesBruno André Lameira Aquino – CEC-3, na Secretaria de Estado de Saúde – SESACREJosé Renato Oliveira de Souza – CEC-3, na Secretaria de Estado de Desenvolvimento Urbano e Regional – SEDURSara Lima Verde de Souza – CEC-4, na Secretaria de Estado de Desenvolvimento Urbano e Regional – SEDUR.Sailane Amorim Ferreira – CEC-1, na Secretaria de Estado de Desenvolvimento Urbano e Regional – SEDURLetícia Lopes de Souza Saraiva de Farias – CEC-3, na Secretaria de Estado de Desenvolvimento Urbano e Regional – SEDURExoneraçõesLuciana da Silva Sousa – CEC-3, da Secretaria de Estado de Desenvolvimento Urbano e Regional – SEDURBreno Rodrigues de Oliveira – CEC-3, da Secretaria de Estado de Saúde – SESACREOdlan da Rocha Ferreira – CEC-3, da Secretaria de Estado de Desenvolvimento Urbano e Regional – SEDUREmanuel Hermes De Lima Amaral – CEC-1, da Secretaria de Estado de Desenvolvimento Urbano e Regional – SEDURFlávio Luiz de Calixto do Cargo – CEC-7, da Secretaria de Estado de Desenvolvimento Urbano e Regional – SEDURAndré Lucas Ferreira Ximenes – CEC-4, da Secretaria de Estado de Desenvolvimento Urbano e Regional – SEDU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nfira a lista de nomeados e exonerados no governo nesta quinta-feira O governador Gladson Cameli fez mudanças em cargos comissionados pelo Diário Oficial desta quinta-feira, 3,...</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07/ACRE-EMPREGO.jpg?resize=400%2C240&amp;ssl=1</text:p>
          </table:table-cell>
          <table:table-cell office:value-type="string" calcext:value-type="string">
            <text:p>Cotidiano</text:p>
          </table:table-cell>
          <table:table-cell office:value-type="string" calcext:value-type="string">
            <text:p>Sine do Acre oferta 30 vagas de emprego nesta quinta-feira em Rio Branco</text:p>
          </table:table-cell>
          <table:table-cell office:value-type="string" calcext:value-type="string">
            <text:p>https://ac24horas.com/2022/11/03/sine-do-acre-oferta-30-vagas-de-emprego-nesta-quinta-feira-em-rio-branco/</text:p>
          </table:table-cell>
          <table:table-cell office:value-type="string" calcext:value-type="string">
            <text:p>O Sistema Nacional de Empregos do Acre (Sine), está disponibilizando 30 vagas de emprego para várias áreas em Rio Branco, nesta quinta-feira, 03 de novembro.As oportunidades de trabalho são rotativas, ou seja, são divulgadas para o dia, podendo ou não estar mais disponíveis para a data seguinte. O atendimento está sendo feito exclusivamente via telefone, mas presencialmente continua sendo na Organização em Centros de Atendimento (OCA).Para se candidatar, é necessário que o candidato esteja com o cadastro atualizado. Aqueles que precisam fazer o registro na instituição, devem ter em mãos os seguintes documentos: Carteira de Trabalho, Identidade/CPF, Título de Eleitor, comprovante de escolaridade e de endereço.O cidadão poderá verificar se a vaga ainda está disponível através dos telefones (68) 3224-5094 (68) 3224-1519, (68) 3223-6502 ou (68) 0800 647 818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istema Nacional de Empregos do Acre (Sine), está disponibilizando 30 vagas de emprego para várias áreas em Rio Branco, nesta quinta-feira, 03 de novembro. As...</text:p>
          </table:table-cell>
          <table:table-cell office:value-type="string" calcext:value-type="string">
            <text:p>Deylon Félix</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1/04/MEGA-SENA-H.jpg?resize=400%2C240&amp;ssl=1</text:p>
          </table:table-cell>
          <table:table-cell office:value-type="string" calcext:value-type="string">
            <text:p>Cotidiano</text:p>
          </table:table-cell>
          <table:table-cell office:value-type="string" calcext:value-type="string">
            <text:p>Mega-Sena sorteia prêmio de R$ 43 milhões nesta quinta-feira</text:p>
          </table:table-cell>
          <table:table-cell office:value-type="string" calcext:value-type="string">
            <text:p>https://ac24horas.com/2022/11/03/mega-sena-sorteia-premio-de-r-43-milhoes-nesta-quinta-feira/</text:p>
          </table:table-cell>
          <table:table-cell office:value-type="string" calcext:value-type="string">
            <text:p>A Caixa Econômica Federal sorteia nesta quinta-feira (3) o concurso 2535 da Mega-Sena, com prêmio estimado em R$ 43 milhões. O sorteio acontece às 18 horas, no Espaço da Sorte, em São Paulo, e será transmitido ao vivo pelas redes sociais da Caixa.As apostas podem ser feitas até às 17 horas em casas lotéricas ou através da interne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Caixa Econômica Federal sorteia nesta quinta-feira (3) o concurso 2535 da Mega-Sena, com prêmio estimado em R$ 43 milhões. O sorteio acontece às 18 horas,...</text:p>
          </table:table-cell>
          <table:table-cell office:value-type="string" calcext:value-type="string">
            <text:p>Edmilson Ferreira</text:p>
          </table:table-cell>
          <table:table-cell table:number-columns-repeated="16376"/>
        </table:table-row>
        <table:table-row table:style-name="ro1" table:number-rows-repeated="1047675">
          <table:table-cell table:number-columns-repeated="16384"/>
        </table:table-row>
        <table:table-row table:style-name="ro1">
          <table:table-cell table:number-columns-repeated="16384"/>
        </table:table-row>
      </table:table>
      <table:table table:name="Cameli" table:style-name="ta2">
        <office:forms form:automatic-focus="false" form:apply-design-mode="false"/>
        <table:table-column table:style-name="co1" table:number-columns-repeated="16384" table:default-cell-style-name="Default"/>
        <table:table-row table:style-name="ro1">
          <table:table-cell office:value-type="string" calcext:value-type="string">
            <text:p>28/11/2022</text:p>
          </table:table-cell>
          <table:table-cell office:value-type="string" calcext:value-type="string">
            <text:p>https://i0.wp.com/ac24horas.com/wp-content/uploads/2019/10/AGENCIA.jpg?resize=400%2C240&amp;ssl=1</text:p>
          </table:table-cell>
          <table:table-cell office:value-type="string" calcext:value-type="string">
            <text:p>Acre</text:p>
          </table:table-cell>
          <table:table-cell office:value-type="string" calcext:value-type="string">
            <text:p>Plataformas digitais do governo ficam fora do ar até o início da tarde</text:p>
          </table:table-cell>
          <table:table-cell office:value-type="string" calcext:value-type="string">
            <text:p>https://ac24horas.com/2022/11/28/plataformas-digitais-do-governo-ficam-fora-do-ar-ate-o-inicio-da-tarde/</text:p>
          </table:table-cell>
          <table:table-cell office:value-type="string" calcext:value-type="string">
            <text:p>Na manhã desta segunda-feira, 28, dia do segundo jogo da seleção brasileira de futebol contra a Suíça, em Doha, no Catar, o governo do Estado do Acre informou que o site Agência de Notícias do Acre está fora do ar – pelo menos até o início da tarde.Sendo assim, não somente o site de notícias do Estado está fora do ar, como também, o Diário Oficial do Estado (DOE), o site do Departamento Estadual de Trânsito (Detran) e as demais plataformas digitais se encontram indisponíveis para acesso ao público.De acordo com a assessoria da gestão de Gladson Cameli, o problema ocorreu devido ao link da OI estar off-line. A previsão da equipe técnica é que a normalidade de estabilização ocorra às 13h – após a partida do Brasil na Copa do Mundo do Cat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28, dia do segundo jogo da seleção brasileira de futebol contra a Suíça, em Doha, no Catar, o governo do Estado 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19/10/AGENCIA.jpg?resize=400%2C240&amp;ssl=1</text:p>
          </table:table-cell>
          <table:table-cell office:value-type="string" calcext:value-type="string">
            <text:p>Acre</text:p>
          </table:table-cell>
          <table:table-cell office:value-type="string" calcext:value-type="string">
            <text:p>Plataformas digitais do governo ficam fora do ar até o início da tarde</text:p>
          </table:table-cell>
          <table:table-cell office:value-type="string" calcext:value-type="string">
            <text:p>https://ac24horas.com/2022/11/28/plataformas-digitais-do-governo-ficam-fora-do-ar-ate-o-inicio-da-tarde/</text:p>
          </table:table-cell>
          <table:table-cell office:value-type="string" calcext:value-type="string">
            <text:p>Na manhã desta segunda-feira, 28, dia do segundo jogo da seleção brasileira de futebol contra a Suíça, em Doha, no Catar, o governo do Estado do Acre informou que o site Agência de Notícias do Acre está fora do ar – pelo menos até o início da tarde.Sendo assim, não somente o site de notícias do Estado está fora do ar, como também, o Diário Oficial do Estado (DOE), o site do Departamento Estadual de Trânsito (Detran) e as demais plataformas digitais se encontram indisponíveis para acesso ao público.De acordo com a assessoria da gestão de Gladson Cameli, o problema ocorreu devido ao link da OI estar off-line. A previsão da equipe técnica é que a normalidade de estabilização ocorra às 13h – após a partida do Brasil na Copa do Mundo do Cata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segunda-feira, 28, dia do segundo jogo da seleção brasileira de futebol contra a Suíça, em Doha, no Catar, o governo do Estado d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10/PETECAO_ENTREVIST.jpg?resize=400%2C240&amp;ssl=1</text:p>
          </table:table-cell>
          <table:table-cell office:value-type="string" calcext:value-type="string">
            <text:p>Blog do Crica</text:p>
          </table:table-cell>
          <table:table-cell office:value-type="string" calcext:value-type="string">
            <text:p>Petecão contesta Jorge Viana e vê apoio para a reeleição de Bocalom indefinido</text:p>
          </table:table-cell>
          <table:table-cell office:value-type="string" calcext:value-type="string">
            <text:p>https://ac24horas.com/2022/11/28/petecao-contesta-jorge-viana-e-ve-apoio-para-a-reeleicao-de-bocalom-indefinido/</text:p>
          </table:table-cell>
          <table:table-cell office:value-type="string" calcext:value-type="string">
            <text:p>NUMA CONVERSA ONTEM COM O BLOG, o senador Sérgio Petecão (PSD) negou que tenha feito qualquer movimento para apoiar uma frente de oposição defendida pelo ex-senador Jorge Viana (PT). “Ele deveria ter pensado nisso na última eleição, quando impediu a formação de uma aliança de todos os partidos de oposição, com a sua candidatura ao governo. É uma proposta que está chegando tarde, vou conversar sobre alianças para a disputa da PMRB bem mais adiante”, falou Petecão. Mas, colocou em dúvida estar no palanque da reeleição do prefeito Tião Bocalom em 2024. “Depois que me disse numa conversa que a sua meta será ser reeleito, depois de se afastar para ser candidato a senador, entrou em confronto com o meu projeto, vou analisar isso mais na frente. Como é que vou apoiar alguém para no futuro disputar o Senado comigo?”. Foi a indagação do senador Sérgio Petecão (PSD). Falando sobre o seu posicionamento no Senado, Petecão garantiu que estará na base de sustentação do futuro governo do petista Lula.VAI INDICAR NOMESPODE-SE prever uma disputa por cargos federais no estado entre o senador Sérgio Petecão (PSD) e o ex-senador Jorge Viana (PT). “Tenho voto no Senado, já conversei com lideranças nacionais, e com certeza indicarei ocupantes a cargos federais no estado”, falou Petecão.PONTO MARCADOO SECRETÁRIO de Educação, Aberson Carvalho, além de estar fazendo uma boa gestão, tem o apoio da futura deputada federal Socorro Neri (PP) para permanecer. Por isso, será difícil ao Minoru Kinpara ser indicado à pasta.AINDA TEM MANDATODEPOIS de ser escorraçado de todos os seus projetos na eleição passada, não se sabe se o senador Márcio Bittar (União Brasil) continuará aliado do governador Gladson Cameli. Não terá nenhum prestígio no governo Lula, mas ainda tem emendas parlamentares para serem liberadas.LADEIRA ABAIXOO SEU GRANDE PROJETO, que era o de fazer da Márcia Bittar (PL) vice-governadora foi ladeira abaixo.PERDERAM TEMPOOS QUE SE POSTARAM na porta dos quartéis na defesa de uma intervenção militar e pela volta da ditadura, podem voltar para casa, não haverá golpe militar e o Lula vai assumir a presidência, pois, ganhou a eleição. E, ponto!GRANDE INTERROGAÇÃONOS MEIOS PETISTAS regionais a grande interrogação, é sobre se o Jorge Viana será ministro no governo Lula. Se for, ele vai colocar o PT no protagonismo, no estado.NÃO ESTAVA NAS CONTASCANDIDATO do PDT que não se reelegeu me falou ontem que, não contava com a boa votação do deputado Pedro Longo (PDT). “Eu o colocava entre os candidatos que não conseguiriam se reeleger, sua votação inesperada foi uma zebra com qual não contava”, lamentou.LIVRE E SOLTOO GRANDE DIFERENCIAL do governador Gladson Cameli para o segundo mandato é que estará livre e solto para escolher seus secretários, porque foi uma reeleição focada no seu carisma pessoal, sem dono da sua vitória.SÉRIE DE TRAPALHADASNESTE primeiro mandato preste a se encerrar, cometeu trapalhadas em série na escolha do seu secretariado.FOI TUDOA DERROTA do Flaviano Melo (MDB) na última eleição para a Câmara Federal, não apaga a sua brilhante trajetória na política. Foi prefeito de Rio Branco, deputado federal, senador e governador. Natural que abra o caminho para a turma nova do MDB. Foi tudo.REQUESITOS ESSENCIAISCASO a deputada estadual eleita Michelle Melo (PDT) queira se projetar para futuras disputas majoritárias, ela terá de cumprir um mandato independente e propositivo, e ter o suporte de uma boa estrutura de divulgação.NOVO ROUNDO PREFEITO Mazinho Serafim (União Brasil) e o deputado Gérlen Diniz (PP), adversários ferrenhos, terão novo enfrentamento em 2024, com cada um lançando candidato a prefeito de Sena Madureira.ANOTEM PARA CONFERIRA LÓGICA é o Gladson se afastar no último ano de mandato para disputar uma das vagas para o Senado. A vice Mailza Gomes vai assumir, e ninguém fique surpreso, casa ela queira ser candidata a governadora em 2026.MUITO NATURALÉ MUITO natural, que este seja o seu caminho, só abdicou do direito de ser candidata a um novo mandato no Senado, depois que lhe foi oferecida a vaga da vice.ACORDO PARA O FUTUROOUVI do próprio senador Márcio Bittar (União Brasil) que vai jogar as suas emendas parlamentares na prefeitura da capital, apoiar a reeleição do Tião Bocalom à PMRB e, posteriormente, ao Senado. Não disse qual será o troco, mas no mínimo deve ser lhe apoiar para governador.PONTO DE REFERÊNCIAO DEPUTADO Edvaldo Magalhães (PCdoB) deverá ser o principal ponto de referência da oposição ao governo do Gladson. E, é bom que seja, porque um parlamento sem uma oposição forte vira armazém de secos e molhados.NÃO PODESER A CASA DO AMÉMO Legislativo não pode ser a casa do amém e sim senhor.A FARINHA DO LULAENQUANTO alguns assessores do Gladson se esgoelam pedindo a ditadura militar para impedir a posse do Lula, ele já prometeu ao Lula que vai lhe levar farinha de Cruzeiro do Sul no próximo encontro que tiverem. Isso se chama de pragmatismo político pela governabilidade.FALTA COERÊNCIAAS URNAS que elegeram o Bolsonaro em 2018, não são as mesmas que elegeram agora o Lula? Se não foi fraude ontem, não pode ser hoje, ora pois. Quer dizer que a eleição só seria legal se o Bolsonaro tivesse ganhado? Falta coerência na contestação do último pleito eleitoral.QUATRO NA TRANSIÇÃOO PT do Acre colocou três filiados na equipe da transição do Lula: Jorge Viana, Binho Marques e Léo de Brito. E o PV, a Shirley Torres.FRASE MARCANTE“Tua casa pode substituir o mundo, mas jamais o mundo substituir tua casa”. Ditado alem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UMA CONVERSA ONTEM COM O BLOG, o senador Sérgio Petecão (PSD) negou que tenha feito qualquer movimento para apoiar uma frente de oposição defendida pelo ex-senador...</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08/BOCALOM-E-PETECAO-.jpg?resize=400%2C240&amp;ssl=1</text:p>
          </table:table-cell>
          <table:table-cell office:value-type="string" calcext:value-type="string">
            <text:p>Coluna do Astério</text:p>
          </table:table-cell>
          <table:table-cell office:value-type="string" calcext:value-type="string">
            <text:p>Opções políticas de Bocalom!</text:p>
          </table:table-cell>
          <table:table-cell office:value-type="string" calcext:value-type="string">
            <text:p>https://ac24horas.com/2022/11/28/opcoes-politicas-de-bocalom/</text:p>
          </table:table-cell>
          <table:table-cell office:value-type="string" calcext:value-type="string">
            <text:p>É fato que depois das eleições o senador Sérgio Petecão (PSD) se afasta cada vez mais da gestão do prefeito Tião Bocalom (PROGRESSISTA). Por certo, os dois não estarão no mesmo palanque em 2024. É o que se escuta dos assessores mais próximos do senador acreano que não tem poupado críticas ao ex-aliado, o velho Boca.Como ficará a chapa de Bocalom em 2024 é outra incógnita, já que a mulher de Sérgio Petecão, Marfisa, é a vice do atual prefeito de Rio Branco. Outra questão é que o senador 100% popular também tem se aproximado de velhos aliados como Jorge Viana (PT), Edvaldo Magalhães (PC do B) e por conseguinte do presidente eleito, Luís Inácio Lula da Silva.Bocalom precisa encontrar mil e uma maneiras de se articular politicamente para construir um bom arco de alianças para a sua reeleição. O ideal seria conseguir o apoio do governador Gladson Cameli (PROGRESSISTA), porém, comenta-se que a ex-prefeita e deputada federal eleita, Socorro Neri (PROGRESSISTA), que perdeu para o atual prefeito, possa enfrentá-lo nas urnas novamente. Entretanto, Bocalom está no cargo e não pode ser subestimado pelos adversários.“Quem quiser ser líder deve ser primeiro servo. Se você quiser liderar, deve servir”. (Jesus Cristo). A morte pede passagem novamente!. Um conceituado médico de Rio Brando revelou que, “muitos servidores da saúde já estão se contaminando com a nova onda da Covid-19 que surge no Brasil”.. Em várias partes do mundo, as sub variantes do corona ameaçam uma nova pandemia, inclusive na China, berço originário do vírus.. Apesar das vacinas, o risco ainda é alto, principalmente para funcionários com comorbidade.. Portanto, é necessário ampliar recursos e proteção para todos que trabalham nos hospitais e demais unidades de saúde com inclusão dos municípios.. Nada mais propício à propagação do vírus do que uma Copa do Mundo e festas de final de ano. Faz tão pouco tempo, será que já esquecemos o que aconteceu?. Nem mesmo os jogos da seleção estão conseguindo quebrar a polarização política estabelecida no país.. O presidente Bolsonaro está quem nem curió de muda:. Não dá um pio!. É os políticos brigando e o povo se lascando!. O povo também gosta de um perrengue!. A violência está tomando uma proporção que nem nas chácaras, colônias e seringais dá para se esconder, viver em paz.. Melhor ficar enclausurado dentro das casas, de preferência em condomínios com muros, câmeras, cercas elétricas e grades.. Segundo Macunaíma, muitos cristãos querem soluções políticas e econômicas para seus problemas; esse negócio de esperar as coisas melhorarem em outra vida, outro reino é muito demorado.. Não são todos, disseste bem!.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É fato que depois das eleições o senador Sérgio Petecão (PSD) se afasta cada vez mais da gestão do prefeito Tião Bocalom (PROGRESSISTA). Por certo, o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screenshot-20211203-183522-2.webp?resize=400%2C240&amp;ssl=1</text:p>
          </table:table-cell>
          <table:table-cell office:value-type="string" calcext:value-type="string">
            <text:p>Acre</text:p>
          </table:table-cell>
          <table:table-cell office:value-type="string" calcext:value-type="string">
            <text:p>Estradas estaduais estão ruins no Acre, diz pesquisa da CNT</text:p>
          </table:table-cell>
          <table:table-cell office:value-type="string" calcext:value-type="string">
            <text:p>https://ac24horas.com/2022/11/26/estradas-estaduais-estao-ruins-pessimas-ou-regulares-no-acre-diz-pesquisa-da-cnt/</text:p>
          </table:table-cell>
          <table:table-cell office:value-type="string" calcext:value-type="string">
            <text:p>De acordo com a Confederação Nacional do Transporte (CNT) não são somente as rodovias federais -BRs 364 e 317 -que estão com sérios problemas no Acre mas também as estradas estaduais.No estudo divulgado na 1ª quinzena de novembro, a CNT alerta para estado geral, pavimento, sinalização e geometria em ruins ou péssimos nas rodovias AC-10, AC-40, AC-307 e AC-405.A CNT avaliou 163 quilômetros nessas rodovias, e concluiu que o pavimento é ruim em toda quase toda essa extensão, e apontado como regular em apenas 10km da AC-307. A sinalização é péssima ou ruim em todo o trecho analisado.O presidente do Departamento Estadual de Estradas de Rodagem (Deracre), Petrônio Antunes, explicou que essas rodovias são antigas e já não atendem às normas que o Departamento Nacional de Infraestrutura Terrestre (DNIT) adota atualmente -largura, declividade, geometria e outras – e devido à idade o pavimento está deteriorado, o que leva às classificações ruins nas avaliações.“Mas a gente está com um programa, e vamos licitar logo, para melhorar a qualidade. Logo licitamos R$126 milhões para fazer a manutenção e revitalização delas”, disse, lembrando que o Deracre realiza diretamente na melhoria de acostamento, entre outras ações.As rodovias federais estão em situação precária na maioria dos trechos, diz a CNT, demandando mais de R$1 bilhão para sua recuperação.Não é fácil conseguir recursos no atual momento. O governador Gladson Cameli está pedindo a suplementação de recursos no Orçamento Geral da União (OGU) de 2023 para a recuperação e manutenção da BR-364. Atualmente, segundo o governo, estão previstos no orçamento federal pouco mais de R$ 76 milhões para esses serviços na rodovia, valor considerado muito baixo pelo governo, que está pedindo mais R$ 70 milhões, elevando o valor global para mais de R$ 146 milhõ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e acordo com a Confederação Nacional do Transporte (CNT) não são somente as rodovias federais -BRs 364 e 317 -que estão com sérios problemas no Acre...</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ALEAC-MESA-DIRETORA-2023.webp?resize=400%2C240&amp;ssl=1</text:p>
          </table:table-cell>
          <table:table-cell office:value-type="string" calcext:value-type="string">
            <text:p>Acre</text:p>
          </table:table-cell>
          <table:table-cell office:value-type="string" calcext:value-type="string">
            <text:p>Eleição para presidência da Assembleia já está decidida</text:p>
          </table:table-cell>
          <table:table-cell office:value-type="string" calcext:value-type="string">
            <text:p>https://ac24horas.com/2022/11/26/eleicao-para-presidencia-da-assembleia-legislativa-do-acre-ja-esta-decidida/</text:p>
          </table:table-cell>
          <table:table-cell office:value-type="string" calcext:value-type="string">
            <text:p>EM QUE PESE os argumentos de que, pelo PDT ter a maior bancada na Assembleia Legislativa a presidência deve ficar com o partido, na figura do deputado Luiz Tchê (PDT); a realidade política nos bastidores da chamada “Casa do Povo” é outra, já existem votos combinados por uma maioria a favor da chapa formada pelo deputado Luiz Gonzaga (PSDB) para presidente e do deputado Nicolau Junior (PP) de primeiro secretário. Na verdade, deve acontecer apenas uma inversão de cargos: Nicolau é hoje o presidente e Gonzaga primeiro secretário. A chapa também tem o aval do governador Gladson Cameli, porque com ambos não teria problemas para aprovar os projetos que enviará ao Legislativo.NÃO TERÁ A PANDEMIAANTES da pandemia, as pesquisas registravam uma baixa aceitação do governo do Gladson. Sua ação na pandemia contra o negacionismo e a favor da vacina, inflaram a sua popularidade. No segundo governo terá que se reinventar, não terá mais a pandemia para dar um plus.VOLTANDO PARA A DISPUTADEPOIS DE NÃO se eleger deputado federal na última eleição, o ex-prefeito Rodrigo Damasceno (PODEMOS) deverá disputar a prefeitura de Tarauacá, com chance de sucesso. Não foi bem na sua gestão, mas é muito forte.BOM TRÂNSITOBASTA SE CONVERSAR com deputados da base do governo para sentir a simpatia pelo nome do Rômulo Grandidier para o gabinete civil. O fato de se relacionar bem com os políticos, é um ponto ao seu favor, o que lhe dá cacife para fazer uma ponte com a ALEAC.NÃO É BOI MORTOÉ CEDO para se dizer que ganhar do prefeito Tião Bocalom é um passeio, pela atual conjuntura da sua gestão. Ainda tem dois anos para tocar projetos. Em qualquer situação, o Bocalom não será um boi morto.NÃO É CITADOPODE ATÉ contrariar essas notícias, mas pelo que se lê dos grandes analistas nacionais da política, o Jorge Viana não aparece cotado para qualquer dos ministérios.APOSTA ERRADAOS RADICAIS BOLSONARISTAS fizeram duas apostas erradas, com as suas mobilizações: a primeira, foi que seus atos comoveriam os militares a darem um golpe; e segundo, que teriam a cobertura da imprensa. Nem uma coisa e nem outra. Não há clima para ditadura militar.NÃO SEGUE O PDTO DEPUTADO Pedro Longo (PDT) não deve se engajar na candidatura do deputado Luiz Tchê (PDT) para a presidência do partido na ALEAC. Deve se agarrar na possibilidade de ser o vice-presidente na chapa puxada pelo deputado Luiz Gonzaga (PSDB) para presidência.MAR DE TRANQUILADADENADA melhor para o prefeito Bocalom que as eleições para deputado dos vereadores Michelle Melo (PDT) e Emerson Jarude (MDB), justamente os seus calos na Câmara Municipal de Rio Branco. Ficará sem oposição.O QUE FARÁ O BITTAR?DEPOIS de tudo dar errado nos seus planos na última eleição estadual, não se sabe quais seus planos para 2026. Para o Senado e Governo, o senador Márcio Bittar (União Brasil) teria paradas duras. Não será de se admirar se optar por disputar vaga de deputado federal.OLHO NA PREFEITURAO deputado Antônio Pedro (União Brasil), que não conseguiu se eleger, está focado em ser candidato a prefeito de Xapuri em 2024, para não ficar fora da política por quatro anos. Sua derrota foi uma surpresa.PLANO ABORTADOA ELEIÇÃO do Lula podou o plano do primeiro suplente do União Brasil, Fábio Rueda. Com a permanência do Bolsonaro poderia negociar para ser puxado para o governo federal um dos deputados eleitos para o, e ele assumir.CEDO PARA COMPOSIÇÃOQUEM está próximo do senador Petecão (PSD) fala que, por enquanto, não deverá entrar em nenhuma frente da oposição. Quer deixar o quadro se aclarar, antes de tomar uma decisão. Acha cedo para o movimento.ENTRARAM EM MUTISMODEPOIS da derrota na última eleição os irmãos Rocha – Major Rocha e Mara Rocha – não voltaram ao cenário eleitoral, se recolheram sem falar no futuro político.FAXINA EM FEIJÓO eleitorado de Feijó fez uma faxina política na última eleição. Os dois deputados da região, Marcos Cavalcante (PTB) e Cadmiel Bonfin (PSDB), não se reelegeram.IRONIA DO DESTINOO CANDIDATO para o qual o presidente do PSDB, Correinha, não queria dar legenda, o deputado Luiz Gonzaga (PSDB), por ironia do destino, foi o único do partido a se reeleger para a Assembleia Legislativa.SENTIMENTO MAJORITÁRIOMESMO tendo perdido a eleição, há um sentimento majoritário dentro do MDB, para que o deputado federal Flaviano Melo continue na presidência da sigla.MUITO BEM CONDUZIDAPor trás do fato da Socorro Neri (PP) ter sido eleita a candidata a deputada federal mais votado na última eleição, além dos seus méritos, foi importante a coordenação da sua campanha pelo secretário de Educação, Aberson Carvalho.URNAS CRUÉISAS URNAS foram cruéis com os ex-deputados estaduais que tentaram retornar aos mandatos na Assembleia Legislativa, todos foram derrotados.O GLADSON É PRAGMÁTICOAo anunciar que, no próximo encontro com o Lula levará de mimo farinha de Cruzeiro do Sul, mostra que o governador Gladson Cameli é pragmático, pensa antes no estado do que na ideologia política. A eleição acabou.NÃO TEM GOLPE MILITARO GLADSON raciocina de forma coerente, sabe que não passam de esbirros antidemocráticos os pedidos pela volta da ditadura militar, e que o Lula assumirá.FRASE MARCANTE“Três grosserias do mundo: jovens caçoando dos velhos, sadios caçoando de doentes, sábios caçoando de tol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QUE PESE os argumentos de que, pelo PDT ter a maior bancada na Assembleia Legislativa a presidência deve ficar com o partido, na figura do...</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CALEGARIO-E-PR-FELIPE.jpg?resize=400%2C240&amp;ssl=1</text:p>
          </table:table-cell>
          <table:table-cell office:value-type="string" calcext:value-type="string">
            <text:p>Cotidiano</text:p>
          </table:table-cell>
          <table:table-cell office:value-type="string" calcext:value-type="string">
            <text:p>Palácio reúne parte da base de apoio na Aleac e causa mal estar entre deputados</text:p>
          </table:table-cell>
          <table:table-cell office:value-type="string" calcext:value-type="string">
            <text:p>https://ac24horas.com/2022/11/26/palacio-reune-parte-da-base-de-apoio-na-aleac-e-causa-mal-estar-entre-deputados/</text:p>
          </table:table-cell>
          <table:table-cell office:value-type="string" calcext:value-type="string">
            <text:p>O chefe da Casa Civil, Jonathan Donadoni, o secretário de governo, Alysson Bestene, e o secretário de planejamento e gestão, Ricardo Brandão, reuniram no início da semana parte dos deputados da base de apoio do Palácio Rio Branco na Assembleia Legislativa para tratar da Reforma Administrativa que será enviada ao parlamento na próxima semana. Na oportunidade, foram apresentadas mudanças que seriam feitas na nova gestão de Gladson Cameli para 2023.Atentos às demandas palacianas, alguns deputados, como o pastor Wagner Felipe (Republicanos), que não se reelegeu em outubro, aproveitaram a oportunidade para reclamar da falta de apoio do governo no pleito eleitoral. O descontentamento do parlamentar era ligado ao fato do governo não ter liberado parte de suas emendas no valor de R$ 50 mil, que segundo ele, poderia ter influenciado na sua reeleição. O deputado obteve 4.159 votos e ficou na primeira suplência do partido.Pondo panos quentes na situação, os secretários presentes na reunião informaram que os deputados têm até o próximo dia 30 para entregar a lista das emendas individuais no valor de R$ 2 milhões. Essas emendas serão executadas no orçamento de 2023, que deve ser aprovado na Assembleia Legislativa até o dia 15 de dezembro.O descontentamento não ficou por conta apenas de Wagner Felipe, como nem todos os parlamentares da base foram convidados para o encontro, o clima ficou pesado na Assembleia Legislativa. O deputado Fagner Calegário (Podemos), ao descobrir que ocorreu uma reunião da base e ele não teria sido convidado, tratou de ir no grupo de WhatsApp dos deputados da base e reclamar: “Eu sou da base?”, teria postado o parlamentar que obteve 7.112 votos nas eleições e se reelegeu para ocupar a cadeira de deputado por mais 4 an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hefe da Casa Civil, Jonathan Donadoni, o secretário de governo, Alysson Bestene, e o secretário de planejamento e gestão, Ricardo Brandão, reuniram no início da...</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WhatsApp-Image-2022-11-25-at-11.25.53.jpeg?resize=400%2C240&amp;ssl=1</text:p>
          </table:table-cell>
          <table:table-cell office:value-type="string" calcext:value-type="string">
            <text:p>Destaque 7</text:p>
          </table:table-cell>
          <table:table-cell office:value-type="string" calcext:value-type="string">
            <text:p>Reforma de Gladson terá Gestão e Planejamento desmembrados</text:p>
          </table:table-cell>
          <table:table-cell office:value-type="string" calcext:value-type="string">
            <text:p>https://ac24horas.com/2022/11/26/reforma-administrativa-de-gladson-tera-gestao-e-planejamento-desmembrados-e-secretaria-extinta/</text:p>
          </table:table-cell>
          <table:table-cell office:value-type="string" calcext:value-type="string">
            <text:p>O Palácio Rio Branco deve enviar na próxima semana para a Assembleia Legislativa a Reforma Administrativa que deve fazer mudanças na estrutura governamental do segundo mandato do governador Gladson Cameli a partir de 2023. A priori, o número de secretarias de Estado continuará o mesmo e o de cargos comissionados também, mas algumas nomenclaturas devem ser mudadas, conforme apurou o ac24horas.Entre as principais mudanças, está o desmembramento da Secretaria de Planejamento e Gestão (Seplag), que passará a ser duas pastas separadas: A secretaria de Planejamento e a Secretaria de Gestão Administrativa, assim como era nos governos da Frente Popular. A junção dessas pastas ocorreu no início do governo Cameli em 2019 e somente agora deve voltar a sua formação original. Com a adição de mais uma pasta, a Secretaria de Estado de Empreendedorismo e Turismo (SEET) deverá se extinta, porém suas políticas públicas devem ser incorporadas a Secretaria de Estado de Indústria, Ciência e Tecnologia (SEICT), que passará a ter departamentos de turismo e empreendedorismo.Outra mudança significativa será na Secretaria de Estado de Desenvolvimento Urbano e Regional (Sedur), que terá sua nomenclatura alterada para Secretaria de Habitação e Desenvolvimento Urbano. Com isso, a pasta que era responsável por elaborar projetos na atual gestão ficará responsável pelas políticas públicas de habitação do novo governo de Cameli, que recentemente prometeu construir 18 mil casas.Sobre a Secretaria da Mulher, que foi promessa de campanha do governo Gladson Cameli, haverá apenas uma pequena mudança na nomenclatura. A pasta que é denominada como Secretaria de Estado de Assistência Social dos Direitos Humanos e de Políticas para Mulheres passará a ter o nome de Secretaria da Mulher, Assistência Social e Direitos Humanos.Sobre mudanças na composição do primeiro escalão, alguns nomes já estão com seus passaportes garantidos para o próximo ano, como o chefe da Casa Civil, Jonathan Donadoni, o secretário de governo, Alysson Bestene, o Secretário de Planejamento, Ricardo Brandão e o secretário de segurança, coronel Paulo César. Outro nome que deve ser mantido é Petrônio Antunes, como diretor-presidente do Der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alácio Rio Branco deve enviar na próxima semana para a Assembleia Legislativa a Reforma Administrativa que deve fazer mudanças na estrutura governamental do segundo mandato...</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LULA-E-GLADSON.jpg?resize=400%2C240&amp;ssl=1</text:p>
          </table:table-cell>
          <table:table-cell office:value-type="string" calcext:value-type="string">
            <text:p>Acre</text:p>
          </table:table-cell>
          <table:table-cell office:value-type="string" calcext:value-type="string">
            <text:p>Lula teria pedido “farinha de Cruzeiro do Sul” a Gladson</text:p>
          </table:table-cell>
          <table:table-cell office:value-type="string" calcext:value-type="string">
            <text:p>https://ac24horas.com/2022/11/25/ele-me-pediu-a-farinha-de-cruzeiro-do-sul-diz-gladson-sobre-conversa-com-lula/</text:p>
          </table:table-cell>
          <table:table-cell office:value-type="string" calcext:value-type="string">
            <text:p>O governador Gladson Cameli (Progressistas), revelou a interlocutores nesta semana que o presidente eleito, Lula (PT), fez um pedido inusitado ao gestor durante o primeiro encontro ocorrido no Egito, na COP-27.Cameli adiantou que Lula deseja uma das iguarias mais conhecidas nacionalmente. “Ele me pediu a farinha de Cruzeiro do Sul e depois da posse já vou levar”, declarou.O chefe do executivo acreano, contudo, contou que aproveitou para fazer seus tradicionais pedidos ao novo presidente do Brasil que comandará o país no início de 2023. Um dos pedidos, foi ajuda para recuperar as BR-317 e 364. “Em dois minutos de conversa, já pedi dinheiro e falei das BRs”, ressal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revelou a interlocutores nesta semana que o presidente eleito, Lula (PT), fez um pedido inusitado ao gestor durante o primeiro encontro...</text:p>
          </table:table-cell>
          <table:table-cell office:value-type="string" calcext:value-type="string">
            <text:p>Saimo Martin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GLADSON_3.jpg?resize=400%2C240&amp;ssl=1</text:p>
          </table:table-cell>
          <table:table-cell office:value-type="string" calcext:value-type="string">
            <text:p>Acre</text:p>
          </table:table-cell>
          <table:table-cell office:value-type="string" calcext:value-type="string">
            <text:p>Gladson posta TBT de quando esteve no Egito vestido de Shake</text:p>
          </table:table-cell>
          <table:table-cell office:value-type="string" calcext:value-type="string">
            <text:p>https://ac24horas.com/2022/11/24/em-ritmo-de-copa-gladson-posta-tbt-de-quando-esteve-no-egito-com-vestimenta-local/</text:p>
          </table:table-cell>
          <table:table-cell office:value-type="string" calcext:value-type="string">
            <text:p>O governador Gladson Cameli (Progressistas) resolveu postar nesta quinta-feira, 24, dia que marcou a estreia da seleção brasileira na Copa do Catar, seu TBT de quando esteve em Sharm El Sheikh, no Egito, na 27ª Conferência do Clima da Organização das Nações Unidas, COP 27, vestido com vestimentas características do Oriente Médio –A roupa específica remete à vestimenta árabe é composta por Thobe, Gahfiya, Ghutra e Agal. Nas redes sociais, a postagem rendeu milhares de curtidas e centenas de comentários.A jornalista Júlia Beatriz entrou na onda e comentou chamando o chefe do executivo acreano de “Sheik Cameli”.View this post on InstagramA post shared by Gladson Cameli (@gladsoncamel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resolveu postar nesta quinta-feira, 24, dia que marcou a estreia da seleção brasileira na Copa do Catar, seu TBT de quand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2/bombeiros-acre.jpeg?resize=400%2C240&amp;ssl=1</text:p>
          </table:table-cell>
          <table:table-cell office:value-type="string" calcext:value-type="string">
            <text:p>Cotidiano</text:p>
          </table:table-cell>
          <table:table-cell office:value-type="string" calcext:value-type="string">
            <text:p>Corpo de Bombeiros do Acre homologa matrículas e incorpora mais de 230 soldados</text:p>
          </table:table-cell>
          <table:table-cell office:value-type="string" calcext:value-type="string">
            <text:p>https://ac24horas.com/2022/11/24/corpo-de-bombeiros-do-acre-homologa-matriculas-e-incorpora-mais-de-230-soldados/</text:p>
          </table:table-cell>
          <table:table-cell office:value-type="string" calcext:value-type="string">
            <text:p>O Corpo de Bombeiros do Acre publicou nesta quinta-feira, 24, no Diário Oficial (DOE) a homologação da matrícula no curso de formação dos 236 aprovados no concurso público.Assinado pelo comandante-geral, coronel Charles da Silva Santos, o decreto também incorpora os novos alunos nas fileiras do Corpo de Bombeiros Militar do Estado do Acre.Foram convocados 249 candidatos, que tinham até o dia 4 de novembro para comparecer na diretoria do órgão. A aula inaugural aconteceu dia 21 de novembro e contou com a participação do governador Gladson Cameli.“Esta portaria entra em vigor na data de sua publicação com efeito retroativo a 21 de novembro de 2022”, registra.Inicialmente, o certame previa o preenchimento de 153 vagas, mas após a retirada da cláusula de barreira do edital, o quantitativo foi aumentado para 249 oportunidades.O concurso tem validade de dois anos, podendo ser prorrogado por igual período. Durante o curso, cada aluno soldado combatente receberá, mensalmente, R$ 4.344,22.Veja a lista AQU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rpo de Bombeiros do Acre publicou nesta quinta-feira, 24, no Diário Oficial (DOE) a homologação da matrícula no curso de formação dos 236 aprovados no...</text:p>
          </table:table-cell>
          <table:table-cell office:value-type="string" calcext:value-type="string">
            <text:p>Deylon Félix</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WhatsApp-Image-2022-11-24-at-10.27.34.jpeg?resize=400%2C240&amp;ssl=1</text:p>
          </table:table-cell>
          <table:table-cell office:value-type="string" calcext:value-type="string">
            <text:p>Na rede</text:p>
          </table:table-cell>
          <table:table-cell office:value-type="string" calcext:value-type="string">
            <text:p>Com telões espalhados, shopping de Cruzeiro do Sul se prepara para receber torcedores na Copa</text:p>
          </table:table-cell>
          <table:table-cell office:value-type="string" calcext:value-type="string">
            <text:p>https://ac24horas.com/2022/11/24/com-teloes-espalhados-shopping-de-cruzeiro-do-sul-se-prepara-para-receber-torcedores-na-copa/</text:p>
          </table:table-cell>
          <table:table-cell office:value-type="string" calcext:value-type="string">
            <text:p>O único shopping center de Cruzeiro do Sul, no Vale do Juruá, está preparado para receber os torcedores que vão ao local assistir ao jogo da estreia do Brasil na Copa do Mundo 2022.Além de dois telões, há aparelhos de televisão espalhados por todo o local. “Quem for, encontrará espaço seguro, com comida e bebida garantida pelos estabelecimentos do shopping”, cita o dono do espaço, Assem Cameli.No Balneário Igarapé Preto, uma das barracas também estará com telão montado.Em várias empresas os funcionários e clientes poderão acompanhar os lances da partida entre Brasil e Sérvia. Em um posto de combustível vão acompanhar tudo no sistema de projeção. “Vamos torcendo e torcer trabalhando”, conta a frentista Beatriz.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único shopping center de Cruzeiro do Sul, no Vale do Juruá, está preparado para receber os torcedores que vão ao local assistir ao jogo d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GLADSON-HEXA.jpg?resize=400%2C240&amp;ssl=1</text:p>
          </table:table-cell>
          <table:table-cell office:value-type="string" calcext:value-type="string">
            <text:p>Acre</text:p>
          </table:table-cell>
          <table:table-cell office:value-type="string" calcext:value-type="string">
            <text:p>Gladson está animadíssimo com a seleção na Copa: “o hexa vem”</text:p>
          </table:table-cell>
          <table:table-cell office:value-type="string" calcext:value-type="string">
            <text:p>https://ac24horas.com/2022/11/24/gladson-esta-animadissimo-com-a-selecao-na-copa-o-hexa-vem/</text:p>
          </table:table-cell>
          <table:table-cell office:value-type="string" calcext:value-type="string">
            <text:p>O governador do Acre, Gladson Cameli, está muito otimista com a estreia da Seleção Brasileira logo mais contra a Sérvia -e diz que já vestiu o “manto” de tanta animação: “o hexa vem!”, profetiza o mandatário.Para aproveitar o ânimo em meio à problemas diversos, o governo está concluindo a primeira etapa da revitalização do Parque Maternidade para receber a população nos jogos do Brasil.Para dessa revitalização deve ser entregue nesta quinta-feira (24) com a estreia do Brasil. As partidas dos jogos com a seleção brasileira serão transmitidas na Concha Acúst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do Acre, Gladson Cameli, está muito otimista com a estreia da Seleção Brasileira logo mais contra a Sérvia -e diz que já vestiu 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1/11/BANCADA-ACRE-2021.jpg?resize=400%2C240&amp;ssl=1</text:p>
          </table:table-cell>
          <table:table-cell office:value-type="string" calcext:value-type="string">
            <text:p>Destaque 4</text:p>
          </table:table-cell>
          <table:table-cell office:value-type="string" calcext:value-type="string">
            <text:p>Seis parlamentares acreanos não direcionaram emendas para o Estado no OGU 2023</text:p>
          </table:table-cell>
          <table:table-cell office:value-type="string" calcext:value-type="string">
            <text:p>https://ac24horas.com/2022/11/24/seis-parlamentares-acreanos-nao-direcionaram-emendas-para-o-estado-no-ogu-2023/</text:p>
          </table:table-cell>
          <table:table-cell office:value-type="string" calcext:value-type="string">
            <text:p>Dos R$ 27,8 milhões que foram destinados para o Estado do Acre no Orçamento Geral da União (OGU) 2023 em emendas individuais, segundo planilha disponível no site da Representação do Governo do Acre em Brasília (Repac), constam indicações de apenas cinco dos 11 parlamentares federais do estado.Os montantes direcionados ao estado estão assim distribuídos na planilha: deputado Alan Rick (UB) – R$ 12.550.000,00; senadora Mailza Gomes (PP) – R$ 9.634.896,00; deputada Jéssica Sales (MDB) – R$ 3.800.000,00; deputado Léo de Brito (PT) – R$ 1.700.000,00; e deputada Mara Rocha (MDB) – R$ 150.000,00.Coincidência ou não, com exceção do deputado Jesus Sérgio (PDT), os parlamentares acreanos que não indicaram emendas para o Acre, os deputados Vanda Milani (Pros), Flaviano Melo (MDB) e Perpétua Almeida (PCdoB), além dos senadores Marcio Bittar (PSL) e Sérgio Petecão (PSD), formam um time de candidatos derrotados nas urnas pelo governador Gladson Cameli.Outros R$ 188,9 milhões foram para outras indicações, incluindo municípios. Já dos R$ 284,8 milhões do OGU relativos às emendas de bancada, R$ 250,3 milhões foram indicados para o Estado. O levantamento tem por base relatório da Comissão Mista de Planos, Orçamentos Públicos e Fiscalização (CMO) do Congresso Nacional.De acordo com publicação da Agência de Notícias do Acre, a indicação dos recursos não significa que todos estão garantidos e serão mantidos, uma vez que os parlamentares ainda poderão fazer alterações, além do fato de que muitas emendas ainda estão na modalidade “a definir” – aquelas genéricas cujo objeto, ou seja, a destinação, ainda não está especificada.“A expectativa e apelo do governo é para que os parlamentares mantenham os valores e façam logo a indicação dos objetos das emendas, para que se possa programar a execução das ações e entregar os benefícios para a população”, disse Ricardo França, chefe da Repac, órgão responsável pelo levantamento, elaboração e disponibilização das planilhas.MunicípiosAinda conforme o balanço, dos R$ 216,7 milhões de emendas individuais, cerca de 60%, ou seja, R$ 129,9 milhões, foram destinados para os municípios. Outros R$ 11,8 milhões foram para entidades privadas sem fins lucrativos, R$ 7,3 milhões para aplicação direta por órgãos do governo federal e R$ 36 milhões na modalidade a defini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os R$ 27,8 milhões que foram destinados para o Estado do Acre no Orçamento Geral da União (OGU) 2023 em emendas individuais, segundo planilha disponível n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4/ALEAC-PLENARIO.jpg?resize=400%2C240&amp;ssl=1</text:p>
          </table:table-cell>
          <table:table-cell office:value-type="string" calcext:value-type="string">
            <text:p>Blog do Crica</text:p>
          </table:table-cell>
          <table:table-cell office:value-type="string" calcext:value-type="string">
            <text:p>Navegando em céu de brigadeiro no parlamento</text:p>
          </table:table-cell>
          <table:table-cell office:value-type="string" calcext:value-type="string">
            <text:p>https://ac24horas.com/2022/11/24/navegando-em-ceu-de-brigadeiro-no-parlamento/</text:p>
          </table:table-cell>
          <table:table-cell office:value-type="string" calcext:value-type="string">
            <text:p>O GLADSON não apenas foi eleito com folga no primeiro turno, mas também conseguiu eleger aliados, que serão majoritários na Câmara Federal e na Assembleia Legislativa. Na ALEAC, pode mandar um projeto loteando a Lua que será aprovado, tão é a folga de votos que terá. Não terá a mesma oposição ferrenha que teve no primeiro mandato, porque deputados importantes que lhe faziam oposição ou foram derrotados ou não estarão mais no parlamento estadual, como o deputado Jenilson Leite (PSB), que perdeu a eleição para o Senado.O cenário é de céu de brigadeiro. Se não fizer um bom segundo mandato não será por falta de apoio parlamentar. E, é bom que faça um mandato promissor, porque não terá mais a pandemia para lhe ancorar, como no seu primeiro mandato no Palácio Rio Branco.NOMES COTADOSRÔMULO GRANDIDIER, no Gabinete Civil; Aberson Carvalho, na Educação; Paulo César, na Segurança, são nomes citados na composição do segundo governo do Gladson. Nomes que deram certo no primeiro mandato.QUEM NÃO CERTO TEM DE SAIRSECRETÁRIO que num prazo de carência de quatro anos não se destacou na gestão, não há como o governador Gladson segurar. Quem não decolou, não vai decolar.ALAN RICKAS URNAS reservaram ao futuro senador Alan Rick (União Brasil) o papel de ser oposição ao governo do Lula. Pode-se não gostar de suas posições, mas ninguém pode lhe tirar o direito de não querer apoiar o Lula e o de contestar ações do judiciário. E, ademais, a oposição é essencial em todo governo. Assim, é na democracia.É ESSENCIALNA POLÍTICA, é essencial ser ter posições firmes. O condenável é o político com mandato mudar de posição ao sabor de quem chega ao poder, porque nunca será respeitado. Dono de mandato não pode ficar no muro.NOME PARA A PMRBO EX-DEPUTADO Ney Amorim (PODEMOS) tem mostrado intenção, nas conversas com seu círculo mais próximo, de ser candidato à PMRB, na eleição de 2024.BASE NA CAPITALNEY tem jogado com os argumentos de que não pode ficar sem mandato e fora do cenário político, sob pena de desaparecer, E, ainda que, sua base é na capital.PROJETO INOVADORO PROJETO do prefeito Tião Bocalom de construir em um dia 1001 casas populares, é inovador, e pode minorar o problema do déficit habitacional na capital.TEM QUE SER OUSADOO GESTOR que dá certo é o ousado, não aquele que fica no eterno arroz com feijão. Essa ação do Bocalom vai quebrar a mesmice do acomodamento administrativo.PAZ PARA GOVERNARA PRESENÇA da Mailza Gomes como vice-governadora vai permitir ao governador Gladson Cameli ter a garantia de que, ele não terá problemas no relacionamento, ao longo da sua administração. Terá paz para governar.ARMOU E SE DEU MALO PRESIDENTE do PL, Valdemar da Costa Neto, armou e se de mal com a chicana de propor a anulação de metade das urnas eletrônicas. Seu partido pegou uma multa de 22 milhões de reais por litigância de má-fé e a ação foi rejeitada. A eleição acabou, não terá golpe militar, e ponto final. O resultado não terá volta.É MUITA INGENUIDADEÉ SER MUITO ingênuo pensar que ficar se manifestando pela intervenção militar, pela volta da ditadura, na porta dos quartéis, as Forças Armadas iriam para as ruas.NÃO ACABOUÉ, entretanto, um erro imaginar também que a derrota do Bolsonaro significou o enterro da direita no país, o bolsonarismo vai sobreviver como movimento; e se o Lula não fizer um bom governo, pode voltar ao poder.DOBRADINHA CERTAPELO que se tem ouvido de deputados, a chapa formada por Luiz Gonzaga (PSDB) para presidente e Nicolau Junior (PP) de primeiro-secretário, tem maioria dos votos na ALEAC. Não há clima para chapa alternativa.A SABER COMO SERÁ NA ALEACOS VEREADORES Emerson Jarude (MDB) e Michelle Melo (PDT) foram um calo na gestão do prefeito Tião Bocalom. A saber como será o comportamento de ambos, como deputados, em relação ao atual governo.PAUTADA EDUCAÇÃONinguém se admire se a deputada federal eleita Socorro Neri (PP) tiver uma boa atuação no parlamento, principalmente, na defesa das pautas da Educação.NÃO FOI RECONHECIDONENHUM parlamentar trouxe tantos recursos para o estado como o senador Márcio Bittar (União Brasil). Mas fez uma avaliação errada ao focar que com isso, ele seria reconhecido ao ponto de ser representado na chapa majoritária que disputou o governo. Apostou errado.PERDEU O PODER DE BARGANHAO MDB perdeu o poder de barganha para abrir conversa e ter participação no governo, por um motivo: o Gladson tem votos de sobra na sua base parlamentar.MENOR QUE ENTROUO MDB saiu menor do que entrou na última eleição, além de perder os dois deputados federais que tinha, ficou distante de ganhar a eleição para o governo.NÃO É OPORTUNISMONÃO É oportunismo o apoio do senador Sérgio Petecão (PSD) ao futuro governo do Lula, com seu voto no Senado. Nunca escondeu que não votaria no Bolsonaro.RECONHECIMENTO INTERNACIONALNÃO CONCORDO com algumas das pautas que defende, mas não posso deixar de reconhecer que a Marina – que pode ser ministra do Meio-Ambiente – é uma personalidade de prestígio e reconhecimento internacional no meio ambiental. Muito respeitada.FOI PARA O SALCOM a vitória do Lula já foi para o sal o projeto de ligar Cruzeiro do Sul à Pucalpa (Peru) cortando a Serra do Divisor, defendido pelo senador Márcio Bittar (União Brasil). A Marina é totalmente contra a obra.INTUIÇÃOÉ O NOME do novo livro do jornalista Nelson Liano, que mostra na obra que o autoconhecimento é acessível a todos os campos religiosos através da meditação. O Nelson é um espiritualista, uma pessoa do bem.TUDO É COPAO BRASIL estreia logo mais. Vamos sair das pautas negativas do golpismo para a beleza contagiante do futebol. A eleição nacional tem o dom de unir a todos.FRASE MARCANTE“Os homens fazem as leis, mas as mulheres fazem os costumes.” Ditado franc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LADSON não apenas foi eleito com folga no primeiro turno, mas também conseguiu eleger aliados, que serão majoritários na Câmara Federal e na Assembleia Legislativa....</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0/11/URNA-2-B.jpg?resize=400%2C240&amp;ssl=1</text:p>
          </table:table-cell>
          <table:table-cell office:value-type="string" calcext:value-type="string">
            <text:p>Cotidiano</text:p>
          </table:table-cell>
          <table:table-cell office:value-type="string" calcext:value-type="string">
            <text:p>Saiba o que está em jogo após decisão de Moraes sobre pedido do PL</text:p>
          </table:table-cell>
          <table:table-cell office:value-type="string" calcext:value-type="string">
            <text:p>https://ac24horas.com/2022/11/23/saiba-o-que-esta-em-jogo-apos-decisao-de-moraes-sobre-pedido-do-pl/</text:p>
          </table:table-cell>
          <table:table-cell office:value-type="string" calcext:value-type="string">
            <text:p>O presidente do TSE, Alexandre de Moraes, deu 24 horas para que o pedido do PL para anular votos de parte das urnas abranja os dois turnos das eleições. Caso o PL faça isso, pode colocar em risco a votação expressiva atingida no 1º turno pela coligação de Jair Bolsonaro, composta por PL, Progressistas e Republicanos.Juntos, os partidos elegeram seis governadores. Quatro deles em primeiro turno: Gladson Cameli (Progressistas), no Acre; Cláudio Castro (PL), no Rio de Janeiro; Antonio Denarium (Progressistas), em Roraima; e Wanderlei Barbosa (Republicanos), em Tocantins.Nas eleições Legislativas, o PL foi o partido com o melhor desempenho. Elegeu 99 deputados e 8 senadores. Ao todo, a coligação de Jair Bolsonaro emplacou 187 cadeiras na Câmara e 13 no Senado.Parlamentares eleitos na Câmara dos DeputadosPL – 99Progressistas – 47Republicanos – 41Parlamentares eleitos no SenadoPL – 8Progressistas – 3Republicanos – 2Nos estados, onde as coligações não necessariamente são as mesmas do âmbito nacional, o PL elegeu 129 deputados estaduais. Veja lista abaixo:Acre – 2Amapá – 2Amazonas – 3Alagoas – 1Bahia – 4Ceará – 4DF – 4Espírito Santo – 5Goiás – 3Maranhão – 5Mato Grosso – 2Mato Grosso do Sul – 3Minas gerais – 9Paraná – 5Paraíba – 3Pará – 3Pernambuco – 5Piauí – 0Rio de Janeiro – 17Rio Grande do Norte – 4Rio Grande do Sul – 5Rondônia – 2Roraima – 1Santa Catarina – 11Sergipe – 3São Paulo – 19Tocantins – 4EntendaO presidente Jair Bolsonaro (PL) e o presidente do PL, Valdemar Costa Neto, entraram com uma representação no Tribunal Superior Eleitoral (TSE) para pedir a anulação de votos feitos em modelos de urnas anteriores a 2020.O presidente do TSE, Alexandre de Moraes, se manifestou rapidamente e deu 24 horas para que o pedido do PL abranja os dois turnos das eleições.Na decisão, Moraes argumentou que “as urnas eletrônicas apontadas na petição inicial foram utilizadas tanto no primeiro turno quanto no segundo turno”.O PL pediu a anulação dos votos nos modelos de urnas UE2009, UE2010, UE2011, UE2013 e UE2015. A alegação é de que houve “desconformidades irreparáveis de mau funcionamento” nesses modelos.Assinada pelo advogado Marcelo Luiz Ávila de Bessa, a representação cita o laudo técnico de auditoria feito pelo Instituto Voto Legal (IVL), contratado pelo PL, que teria constatado, segundo eles, “evidências contundentes de mau funcionamento de urnas eletrônicas”.“Apenas as urnas eletrônicas modelo UE2020 é que geraram arquivos LOG com o número correto do respectivo código de identificação”, afirma a representação. Este modelo mais recente tem 224.999 urnas, o que representa 40,82% do total de urnas usadas nas eleições.*Publicado por Renan Port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do TSE, Alexandre de Moraes, deu 24 horas para que o pedido do PL para anular votos de parte das urnas abranja os dois...</text:p>
          </table:table-cell>
          <table:table-cell office:value-type="string" calcext:value-type="string">
            <text:p>CNN Brasil</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1669219056266.jpg?resize=400%2C240&amp;ssl=1</text:p>
          </table:table-cell>
          <table:table-cell office:value-type="string" calcext:value-type="string">
            <text:p>Cotidiano</text:p>
          </table:table-cell>
          <table:table-cell office:value-type="string" calcext:value-type="string">
            <text:p>Após desbloqueio, estudantes de psicologia da Ufac conseguem chegar em Rio Branco</text:p>
          </table:table-cell>
          <table:table-cell office:value-type="string" calcext:value-type="string">
            <text:p>https://ac24horas.com/2022/11/23/apos-desbloqueio-estudantes-de-psicologia-da-ufac-conseguem-chegar-em-rio-branco/</text:p>
          </table:table-cell>
          <table:table-cell office:value-type="string" calcext:value-type="string">
            <text:p>Os estudantes de psicologia da Universidade Federal do (UFAC) que passaram quase uma semana parados nos bloqueios das rodovias federais de Rondônia, devido as manifestações de grupos Bolsonaristas, conseguiram chegar na noite desta terça-feira, 22, em Rio Branco.Retornando de um congresso em São Paulo, os alunos chegaram a dormir no chão em algumas paradas e ficaram com pouco recursos para alimentação e a compra de medicamentos. Além disso, alegam que foram ofendidos e receberam comentários invasivos.De acordo com Kássia Geovana, responsável pela comissão que organizou a viagem, todos conseguiram regressar a capital com mais rapidez, depois da ajuda da Ufac e do governador Gladson Cameli.“A Ufac enviou carros e o Gladson mandou uma Van para nos retirar de Vista Alegre em segurança. Passamos por momentos difíceis, mas toda a divulgação e o trabalho jornalístico nos ajudou a acabar com esse pesadelo”, decla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s estudantes de psicologia da Universidade Federal do (UFAC) que passaram quase uma semana parados nos bloqueios das rodovias federais de Rondônia, devido as manifestações de...</text:p>
          </table:table-cell>
          <table:table-cell office:value-type="string" calcext:value-type="string">
            <text:p>Deylon Félix</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1/07/GLADSON-OBRAS.jpg?resize=400%2C240&amp;ssl=1</text:p>
          </table:table-cell>
          <table:table-cell office:value-type="string" calcext:value-type="string">
            <text:p>Coluna do Astério</text:p>
          </table:table-cell>
          <table:table-cell office:value-type="string" calcext:value-type="string">
            <text:p>Gladson e o segundo mandato!</text:p>
          </table:table-cell>
          <table:table-cell office:value-type="string" calcext:value-type="string">
            <text:p>https://ac24horas.com/2022/11/23/gladson-e-o-segundo-mandato/</text:p>
          </table:table-cell>
          <table:table-cell office:value-type="string" calcext:value-type="string">
            <text:p>Um segundo mandato de presidente, governador ou prefeito deve ser bem diferente do primeiro. Isto porque o governante não está sob pressão de garantir a própria reeleição, o que não é fácil como pensam alguns. Em um segundo mandato, o objetivo é deixar a marca de um bom gestor. Com isso, a área técnica é sempre mais valorizada do que a política. Essa é a principal preocupação do governador Gladson Cameli (PROGRESSISTA) hoje. Superar-se a si mesmo à frente do governo.Com dois senadores e oito deputados federais e maioria absoluta na Assembleia Legislativa, Gladson Cameli tem a faca e o queijo na mão para fazer uma boa gestão. Apesar da eleição de Lula, que deverá ser diplomado e empossado até o dia primeiro de janeiro, Gladson não terá dificuldades em relacionar-se com o governo federal. O motivo é simples: Não é um político radical nem de direita, muito menos de esquerda.Gladson Cameli ainda não declarou se será ou não candidato ao Senado em 2026. Também ainda não demonstrou interesse algum sobre as eleições municipais. Deverá se posicionar sobre as duas questões no devido tempo. Ele não tem pressa, o segundo governo ainda nem começou. Porém, uma coisa é certa, a população sempre espera uma pouco mais de um gestor no segundo mandato. Não existem mais desculpas para os equívocos.“Quando o medo invade um povo, transforma muitas vezes um pusilânime num herói”. (Getúlio Vargas). O deputado Neném Almeida diz que sabe muita coisa sobre o partido, mas não fala, apenas ameaça.. Melhor ficar calado, aquietar-se se não vai resolver o problema.. “Se não aguenta o trote não monte no burro”, dizia o presidente Getúlio Vargas ao amigo e jornalista Samuel Wanner.. A dúvida é a seguinte:. É para anular toda a eleição ou apenas algumas urnas que deram a vitória ao ex-presidente Lula?. Se deletar tudo, muita gente boa que venceu a eleição para cargos proporcionais e majoritários não se elegeria mais.. Essa é a tese do Macunaíma.. Outra dúvida do Macuna:. Vai ter ou não ditadura militar? Vai ter ou não comunismo?. Ele quer saber para decidir que rumo tomar na vida!. É melhor esperar o Brasil entrar em campo do que ficar zombando da Argentina antecipadamente.. Todo cuidado é pouco, futebol é sempre imprevisível.. A Maria Rosa quer saber o que Jesus de Nazaré, o Cristo de Deus, diria sobre as eleições no Brasil?. Responde aí Macunaíma…. Acho que Ele diria:. Dá pro Lula o que é do Lula; pro Jair o que é do Jair e para Deus o que é de Deus.. O que é de Deus?. O coração; porque onde estiver o teu tesouro estará também o teu coração.. O Lula e o Jair já, já passam… Deus nã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 segundo mandato de presidente, governador ou prefeito deve ser bem diferente do primeiro. Isto porque o governante não está sob pressão de garantir a própria...</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16/12/AC24HORAS-URGENTE.jpg?resize=400%2C240&amp;ssl=1</text:p>
          </table:table-cell>
          <table:table-cell office:value-type="string" calcext:value-type="string">
            <text:p>Destaque 2</text:p>
          </table:table-cell>
          <table:table-cell office:value-type="string" calcext:value-type="string">
            <text:p>Sem bloqueios, trânsito é totalmente liberado nas rodovias de Rondônia</text:p>
          </table:table-cell>
          <table:table-cell office:value-type="string" calcext:value-type="string">
            <text:p>https://ac24horas.com/2022/11/22/sem-bloqueios-transito-e-totalmente-liberado-nas-rodovias-de-rondonia/</text:p>
          </table:table-cell>
          <table:table-cell office:value-type="string" calcext:value-type="string">
            <text:p>Todos os pontos que estavam bloqueados em rodovias federais e estaduais em Rondônia foram liberados por volta das 16 horas desta terça-feira (22).Segundo a Polícia Rodoviária Federal (PRF), não há mais nenhuma barreira de veículos em trechos da BR-364, que ligam o estado do Acre ao restante do país por via terrestre.Ainda na tarde desta terça, haviam trechos bloqueados em Vila Califórnia, Extrema e Nova Mamoré, que foram desbloqueados sem a necessidade do uso da força, ficando liberado assim, a passagem dos caminhões com combustíveis e alinhamentos que estavam parados na rodovia.Na manhã de hoje, a PRF em Rondônia havia destacado que vários trechos estavam bloqueados: em Vila Califórnia, Extrema, Vista Alegre do Abunã, Nova Mamoré e Cerejeiras. O último bloqueio liberado foi o de Vista Alegre do Abunã.Em Rio Branco, devido aos bloqueios, vários postos de combustíveis estão desabastecidos. Acerca da situação, o governador Gladson Cameli já havia solicitado apoio da Força Nacional para realizar a desobstrução da rodovia que faz fronteira ao Acre.Desde o fim de outubro, apoiadores do presidente da República, Jair Bolsonaro (PL), mantêm o protesto contra o resultado das eleições presidenciais em outubro deste ano, que teve o presidente eleito, Luiz Inácio Lula da Silva, do PT.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Todos os pontos que estavam bloqueados em rodovias federais e estaduais em Rondônia foram liberados por volta das 16 horas desta terça-feira (22). Segundo a Polícia...</text:p>
          </table:table-cell>
          <table:table-cell office:value-type="string" calcext:value-type="string">
            <text:p>Thais Faria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CAMINHAO-2.jpg?resize=400%2C240&amp;ssl=1</text:p>
          </table:table-cell>
          <table:table-cell office:value-type="string" calcext:value-type="string">
            <text:p>Destaque 6</text:p>
          </table:table-cell>
          <table:table-cell office:value-type="string" calcext:value-type="string">
            <text:p>PRF confirma desbloqueio da BR-364 em Vila Califórnia, Extrema e Nova Mamoré, em Rondônia</text:p>
          </table:table-cell>
          <table:table-cell office:value-type="string" calcext:value-type="string">
            <text:p>https://ac24horas.com/2022/11/22/prf-confirma-desbloqueio-da-br-364-em-vila-california-extrema-e-nova-mamore-em-rondonia/</text:p>
          </table:table-cell>
          <table:table-cell office:value-type="string" calcext:value-type="string">
            <text:p>A assessoria da Polícia Rodoviária Federal (PRF) no Acre, confirmou na tarde desta terça-feira, 22, que três trechos da BR-364, em Vila Califórnia, Extrema e Nova Mamoré, foram desbloqueado sem a necessidade do uso da força, ficando liberado assim, a passagem dos caminhões com combustíveis e alinhamentos que estavam parados na rodovia.Na manhã de hoje, a PRF em Rondônia, havia destacado que vários trechos estavam bloqueados: em Vila Califórnia, Extrema, Vista Alegre do Abunã, Nova Mamoré e Cerejeiras. O bloqueio está mantido apenas em Vista Alegre do Abunã.Em Rio Branco, devido aos bloqueios, vários postos de combustíveis estão desabastecidos. Acerca da situação, o governador Gladson Cameli já havia solicitado apoio da Força Nacional para realizar a desobstrução da rodovia que faz fronteira ao Acre.Desde o fim de outubro, apoiadores do presidente da República, Jair Bolsonaro (PL), mantêm o protesto contra o resultado das eleições presidenciais em outubro deste ano, que teve o presidente eleito, Luiz Inácio Lula da Silva, do PT.Veja o vídeo:Please enable JavaScriptplay-rounded-fillLink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assessoria da Polícia Rodoviária Federal (PRF) no Acre, confirmou na tarde desta terça-feira, 22, que três trechos da BR-364, em Vila Califórnia, Extrema e Nov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08/forca-nacional.jpg?resize=400%2C240&amp;ssl=1</text:p>
          </table:table-cell>
          <table:table-cell office:value-type="string" calcext:value-type="string">
            <text:p>Acre</text:p>
          </table:table-cell>
          <table:table-cell office:value-type="string" calcext:value-type="string">
            <text:p>Governo do Acre pede que Força Nacional desobstrua a BR-364</text:p>
          </table:table-cell>
          <table:table-cell office:value-type="string" calcext:value-type="string">
            <text:p>https://ac24horas.com/2022/11/22/governo-do-acre-pede-que-forca-nacional-desobstrua-a-br-364/</text:p>
          </table:table-cell>
          <table:table-cell office:value-type="string" calcext:value-type="string">
            <text:p>O governador Gladson Cameli (Progressistas), confirmou nesta terça-feira, 21, que decidiu solicitar junto ao Ministério da Justiça, o envio da tropa da Força Nacional para realizar a desobstrução da BR-364, em trechos da rodovia de Rondônia.De acordo com o chefe do executivo acreano, a manifestação realizada é legítima, contudo, se mostrou contra o bloqueio de estradas que – segundo ele – ocasiona transtorno à população – se referindo a falta de combustível em vários postos da capital. “Todo protesto que causa prejuízo a população como um todo, ele é negativo, ainda mais quando causa prejuízo a população como um todo”, declarou.Mediante a falta de diálogo, Cameli revelou que decidiu tomar uma atitude para evitar danos maiores – como por exemplo, falta de alimentos e até medicamentos. “Temos que achar um meio termo, só não pode faltar alimento e gasolina”, argumentou.Segundo a PRF, os trechos bloqueados se mantêm em Vila Califórnia, Extrema, Vista Alegre do Abunã e Nova Mamoré e Cerejeiras. Além do Acre, os governantes de Rondônia e Mato Grosso já pediram apoio da Força Nacional para desobstruir a rodov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confirmou nesta terça-feira, 21, que decidiu solicitar junto ao Ministério da Justiça, o envio da tropa da Força Nacional para realizar...</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WhatsApp-Image-2022-11-22-at-09.50.36.jpeg?resize=400%2C240&amp;ssl=1</text:p>
          </table:table-cell>
          <table:table-cell office:value-type="string" calcext:value-type="string">
            <text:p>Acre</text:p>
          </table:table-cell>
          <table:table-cell office:value-type="string" calcext:value-type="string">
            <text:p>Gladson quer autorização para empréstimo de R$ 240 milhões</text:p>
          </table:table-cell>
          <table:table-cell office:value-type="string" calcext:value-type="string">
            <text:p>https://ac24horas.com/2022/11/22/antes-do-recesso-gladson-quer-autorizacao-para-emprestimo-de-r-240-milhoes-junto-ao-bird/</text:p>
          </table:table-cell>
          <table:table-cell office:value-type="string" calcext:value-type="string">
            <text:p>O governador Gladson Cameli encaminhou à Assembleia Legislativa nesta terça-feira, 22, um projeto de lei pedindo autorização dos deputados estaduais para a obtenção de um empréstimo até o valor de US$ 45 milhões de dólares, cerca de R$ 240 milhões convertidos na moeda brasileira na atual cotação, junto ao Banco Internacional para Reconstrução e Desenvolvimento (BIRD), com garantias da União.De acordo com o PL encaminhado ao parlamento, o Palácio Rio Branco argumenta que os recursos serão aplicados no Programa de Sustentabilidade Fiscal, Eficácia do Gasto Público (Pró-Gestão), para melhoria da gestão orçamentária e patrimonial da administração pública, aumentando a eficiência e eficácia dos gastos públicos.Na mensagem governamental assinada por Cameli, a Secretaria de Planejamento e Gestão do Acre (Seplag), assegurou que não acontecerá a contratação propriamente dita, sendo a aprovação da lei apenas uma das fases da negociação com o agente financiador e um pré-requisito para o pleito de aprovação junto ao Governo Federal e Senado Federal.De acordo com o governo, existe um cronograma que informa que a operação deve ser aprovada na Aleac até o final de dezembro de 2022. O Conselho Diretor do Banco e o Senado Federal devem aprovar a proposta até março de 2023 e assinatura deve ocorrer para efetivação do acordo até junho de 2023.A matéria foi distribuída nas comissões de Constituição e Justiça (CCJ) e de Orçamento e Finanças (COF) a poucos dias do início do recesso de final de ano. O relator do pedido de autorização será o deputado Pedro Longo (PDT), líder do governo.OPERAÇÕES DE CRÉDITO NO GOVERNO CAMELIDesde que o governador Gladson Cameli chegou ao Palácio Rio Branco em 2019, vários pedidos de autorização de crédito foram enviados à Assembleia Legislativa totalizando quase R$ 2 bilhões em empréstimos que não foram executados pelo governo.A última operação de crédito que passou pelo parlamento ocorreu em outubro de 2021 que tratava de um empréstimo de R$ 227 milhões junto ao Fundo Financeiro para Desenvolvimento da Bacia do Prata (Fonplata), com sede em Cochabamba, na Bolívia. Na época, a Aleac aprovou a proposta por unanimidad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encaminhou à Assembleia Legislativa nesta terça-feira, 22, um projeto de lei pedindo autorização dos deputados estaduais para a obtenção de um empréstimo...</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RUI-BIRICO-PROTESTO.jpg?resize=400%2C240&amp;ssl=1</text:p>
          </table:table-cell>
          <table:table-cell office:value-type="string" calcext:value-type="string">
            <text:p>Cotidiano</text:p>
          </table:table-cell>
          <table:table-cell office:value-type="string" calcext:value-type="string">
            <text:p>Após ameaçar furar comunistas, Ruy Birico é exonerado do Acreprevidência</text:p>
          </table:table-cell>
          <table:table-cell office:value-type="string" calcext:value-type="string">
            <text:p>https://ac24horas.com/2022/11/22/apos-ameacar-furar-comunistas-ruy-birico-e-exonerado-do-acreprevidencia/</text:p>
          </table:table-cell>
          <table:table-cell office:value-type="string" calcext:value-type="string">
            <text:p>O governo decidiu exonerar via Diário Oficial nesta terça-feira, 22, Ruy Medeiros de Araújo Birico, o “Ruy Birico”, de 62 anos, do cargo em comissão referência Cec-5, do Instituto Acre Previdência do Estado do Acre, no qual havia sido nomeado desde fevereiro de 2019.Brinco se envolveu em polêmicas no último fim de semana, quando resolveu ameaçar “furar o buxo de comunistas” com uma faca feita com molas de fuscas. A repercussão do caso não pegou bem no Palácio Rio Branco que acabou optando por exonerar um dos apoiadores fiéis do governador Gladson Cameli.O decreto foi assinado pelo presidente da autarquia, Francisco Assis. O motivo não foi especificado no ato de exonera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decidiu exonerar via Diário Oficial nesta terça-feira, 22, Ruy Medeiros de Araújo Birico, o “Ruy Birico”, de 62 anos, do cargo em comissão referênci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MATIAS.jpg?resize=400%2C240&amp;ssl=1</text:p>
          </table:table-cell>
          <table:table-cell office:value-type="string" calcext:value-type="string">
            <text:p>Acre</text:p>
          </table:table-cell>
          <table:table-cell office:value-type="string" calcext:value-type="string">
            <text:p>Ex-assessor da juventude do governo do PT é nomeado na Segov</text:p>
          </table:table-cell>
          <table:table-cell office:value-type="string" calcext:value-type="string">
            <text:p>https://ac24horas.com/2022/11/22/ex-assessor-da-juventude-dos-governos-do-pt-e-nomeado-no-governo/</text:p>
          </table:table-cell>
          <table:table-cell office:value-type="string" calcext:value-type="string">
            <text:p>Na manhã desta terça-feira, 21, o governador Gladson Cameli (Progressistas), nomeou o ex-assessor especial da juventude na gestão de Sebastião Viana (PT), Weverton Francisco Silva Matias, para exercer o Cargo em Comissão, referência CEC-6, na Secretaria Extraordinária de Assuntos Governamentais – SEGOV.O decreto foi publicado na edição do Diário Oficial do Estado (DOE) referente a uma CEC 6. Ele deve atuar junto com o secretário da pasta, Alysson Bestene.Matias foi nomeado na gestão petista no início do segundo mandato de Viana, contudo, ele acabou exonerado em novembro de 2018.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terça-feira, 21, o governador Gladson Cameli (Progressistas), nomeou o ex-assessor especial da juventude na gestão de Sebastião Viana (PT), Weverton Francisco Silva Matias,...</text:p>
          </table:table-cell>
          <table:table-cell office:value-type="string" calcext:value-type="string">
            <text:p>Saimo Martins</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PRF_BALA.jpg?resize=400%2C240&amp;ssl=1</text:p>
          </table:table-cell>
          <table:table-cell office:value-type="string" calcext:value-type="string">
            <text:p>Coluna do Astério</text:p>
          </table:table-cell>
          <table:table-cell office:value-type="string" calcext:value-type="string">
            <text:p>O político avestruz!</text:p>
          </table:table-cell>
          <table:table-cell office:value-type="string" calcext:value-type="string">
            <text:p>https://ac24horas.com/2022/11/22/o-politico-avestruz/</text:p>
          </table:table-cell>
          <table:table-cell office:value-type="string" calcext:value-type="string">
            <text:p>Enquanto a maioria da população acreana começa a sofrer as consequências dos bloqueios ilegais e violentos da BR-364, principalmente em Rondônia, a maioria dos representantes atuais e eleitos enfiam a cabeça no buraco como faz a avestruz quando vê o perigo ou se sente ameaçada. Não têm opinião pública própria, seguem o que melhor lhes convier.Protestar, reclamar, espernear contra o resultado de uma eleição é uma coisa; a outra é agir contra o direito e a constituição. Já diziam os romanos: “A lei é para todos e contra todos”. Nesse contexto, o pior tipo de político é o que teme o brado das multidões como fez pôncio Pilatos ao lavar as mãos condenando um inocente à tortura e a morte, morte de cruz. Alguns ficam em silêncio, só observam para entrar em cena na hora mais confortável.Todo político eleito deveria saber se posicionar como líder e não liderado. Muitos sabem, mas é preciso agir a favor dos ventos. Sobre isso, um dia, lá no meio do deserto, em muitos séculos passados, um egípcio nascido dos hebreus escreveu:  “Não acompanharás a multidão para torcer o direito, nem com o pobre na sua demanda o acompanharás para torcer o direito e a justiça”. Seu nome era Moisés, um grande líder político. Nunca enfiou a cabeça em um buraco, tão pouco temeu as multidões.“Dirige os humildes na justiça e os instrui no seu caminho”.(Salmo 25:9). Rio Branco está  ficando sem ônibus por falta de combustível e alguns políticos dão o calado como resposta.. Os que falaram só falaram o que a torcida queria ouvir.. “A cura brota quando somos confrontados com a verdade e não com mentiras e ilusões”. (Afif Arão). Alguém se habilita a orientar pessoas ou estão receosos, acovardados?. O governador Gladson Cameli já se manifestou sobre a democracia, alguém mais?. O prefeito Bocalom também falou, mas foi mal; o MPF reagiu com nota de repúdio à sua fala.. A bancada federal eleita vive um grande drama:. Se fizer parte da base do governo Lula se arrebenta com o eleitor, se não, não conseguirá obter projetos e recursos para estado e municípios além de suas emendas.. Mesmo as emendas parlamentares necessitam de projetos aprovados em ministérios.. De acordo com Cesário Braga, o PT ainda não começou a discutir a transição de cargos federais no Acre.. PSB, PC do B e PSD querem seus lotes no futuro governo.. Pela última vez:. Se o candidato não pagou pelo trabalho de cabos eleitorais a reclamação deve ser feita no Procon, TRE ou em outro ambiente, não na coluna.. Ôxi!.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nquanto a maioria da população acreana começa a sofrer as consequências dos bloqueios ilegais e violentos da BR-364, principalmente em Rondônia, a maioria dos representantes atuai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0/GLADSON_FOLHA-2.jpg?resize=400%2C240&amp;ssl=1</text:p>
          </table:table-cell>
          <table:table-cell office:value-type="string" calcext:value-type="string">
            <text:p>Blog do Crica</text:p>
          </table:table-cell>
          <table:table-cell office:value-type="string" calcext:value-type="string">
            <text:p>Pragmatismo é um chute no golpismo</text:p>
          </table:table-cell>
          <table:table-cell office:value-type="string" calcext:value-type="string">
            <text:p>https://ac24horas.com/2022/11/22/pragmatismo-e-um-chute-no-golpismo/</text:p>
          </table:table-cell>
          <table:table-cell office:value-type="string" calcext:value-type="string">
            <text:p>O GOVERNADOR Gladson Cameli não escondeu de ninguém que, ele apoiou a reeleição do presidente Bolsonaro. Foi um apoio público. Mas, no momento em que o Lula foi eleito, ele foi o primeiro dos governadores a reconhecer e o parabenizar pela sua vitória; e ainda defender a lisura das urnas eletrônicas. E, é assim que deve ser, eleição se ganha e se perde. A beleza da política numa democracia é o contraditório; não é nem a comemoração de uma vitória, mas a grandeza de reconhecer a derrota.A sua declaração de que o Lula será o presidente de todos os brasileiros, resume tudo isso. A democracia não pode ser perneta de somente se reconhecer a validade de um pleito eleitoral, quando é favorável a um candidato. Em nenhuma ocasião se viu uma afirmação sua referendado o grotesco espetáculo da defesa do golpismo e o clamor pela instalação de uma ditadura. A sua conduta foi até aqui democrática, pelo pragmatismo político e contra o golpismo que prega a volta do cruel regime da ditadura militar. É assim que se age num país regido pela democracia.É TUDO MUITO SIMPLESQUANDO alguém que se encontra num mandato, ou que ganhou a última eleição e vai assumir, e considera as urnas eletrônicas uma fraude, para ser coerente tem que renunciar se no cargo estiver; ou não assumir um mandato a partir do janeiro. Porque, se não fizer assim está sendo incoerente, cuspindo no prato que comeu, e validando o que combate. Se as urnas eletrônicas são uma fraude, não pode ser seletivo, tem que ser para todos. É tudo muito simples.MOVIMENTO SIMPÁTICOHÁ dentro do governo e mesmo no PP, correntes que querem ver a deputada federal eleita Socorro Neri (PP), disputando o comando da PMRB em 2024.MOSTRAR AÇÃOANTES de definir um futuro político, a mais votada candidata a deputada federal da última eleição, Socorro Neri (PP), tem que justificar com ações, os seus votos.EM JOGOO DESTRAMBELHO do governo da Dilma e os casos de corrupções nos governos do PT, elegeram o Bolsonaro presidente. A truculência e a insurgência contra a vacina por parte do Bolsonaro, trouxe o Lula de volta ao poder. Se o Lula não tiver aprendido a lição e não fizer um governo plural e não apenas para os petistas, poderá trazer o Bolsonaro de volta em 2026. Este é o jogo.BULA PAPALNEM AS FORÇAS ARMADAS vão sair do quartel para dar um golpe militar e impedir a posse do Lula, e nem vai sair uma bula papal, excomungando o Lula, aceitem.ALGO VERGONHOSOQUATRO ano do governo do Gladson, vários secretários de comunicação, e não conseguiram montar um Plano de Cargos e Salários para os funcionários da Rádio Difusora Acreana, que viraram uma espécie de párias na máquina estatal. É algo muito vergonhoso.FALANDO EM COMUNICAÇÃOUM SETOR que funciona bem na PMRB, é a ASSECOM, comandada pelo Ailton Oliveira. O volume de notícias que chegam nas redações, é diário e bem elaborado.NÃO É A SUA PRAIAO DEPUTADO federal Alan Rick (União Brasil) vem do jornalismo, sempre foi plural nos seus dois bons mandatos, e por isso, não lhe cai bem a roupa de ser a favor do golpismo. Até porque sua praia não é o radicalismo, mas a do pluralismo de ideias.SITUAÇÃO DIFERENTEA oposição é essencial no regime democrático, desde que não defenda pautas que atentem contra a própria democracia. Assim o Alan pode tocar o seu futuro no Senado e cumprir um bom mandato, como na Câmara Federal.NÃO TERÁ DIFERENÇAO DEPUTADO Tchê (PDT) tem dito que quer ser presidente da ALEAC para tornar o poder protagonista. Errado. Seja o Tchê ou Luiz Gonzaga o próximo presidente, nada mudará. A ALEAC continuará ser um puxadinho do Palácio Rio Branco.NOME LANÇADOQUEM lançou seu nome como candidato a prefeito de Tarauacá pelo PSD, foi o Paulo Ximenes, que vai começar desde já a sedimentação da sua candidatura.EXEMPLO PARA GERAÇÕESCOMO tinha dado um tempo no BLOG, só agora registro, tardiamente, o aniversário de um dos melhores exemplos do Acre de como fazer política com honra, me refiro ao ex-senador Nabor Junior. Meus parabéns.TERÁ PAPEL IMPORTANTEPODE anotar para conferir: o ex-senador Jorge Viana (PT) terá um papel importante no futuro governo Lula, com reflexos no cenário político regional.FORÇA DO MANDATOQUEM também terá força no futuro governo do Lula, ao ponto de influir nas nomeações de cargos federais no estado, é o senador Sérgio Petecão (PSD), o único da bancada acreana a formar no apoio ao governo Lula. Márcio Bittar e Alan Rick são bolsonaristas ferrenhos.UMA PIADAO PREFEITO de Assis Brasil, Jerry Correia – em processo de expulsão do PT – dizer que é fruto de perseguição do Jorge Viana, isso é piada. Quem cometeu infidelidade partidária para com o PT foi ele, e não o JV.OU SOMEQUEM tem de montar uma estratégia para se manter na mídia e assim projetar o seu nome para disputar a PMRB em 2024, é o deputado Jenilson Leite (PSB), cujo mandato encerra em janeiro. Político sem mandato, nem o vento costuma bater nas costas.LUZ PRÓPRIAA PREFEITA de Brasiléia, Fernanda Hassem, não deve ser abalada politicamente, com a sua certa saída do PT. A Fernanda hoje tem luz própria na política do Alto Acre.NOME CERTOO Rômulo Grandidier, que teve um papel importante nos bastidores e a na formatação de alianças a favor da reeleição do governador Gladson Cameli, será presença certa no próximo governo. Soma muito politicamente.FRASE CORRETA“Pluralismo faz bem ao país, o que faz mal é o extremismo”. Senador eleito Flávio Dino (PCdoB).QUESTÃO DE TEMPOO LULA deve caminhar para ter maioria no Senado e Câmara Federal. O grosso dos integrantes do chamado “Centrão” não tem ideologia política, é movido por cargos públicos na máquina federal.MUITO LAMENTÁVELRIO BRANCO continua com baixo índice de vacinação contra o Covid. Mas não é por falta de divulgação da PMRB, e sim pela mais pura ignorância dos omissos.NÃO TEM MAIS FORTEA OPOSIÇÃO não tem um nome mais forte do que o da deputada federal Jéssica Sales (MDB), para disputar em 2024, a prefeitura de Cruzeiro do Sul. Além de ser leve.FRASE MARCANTE“O poder é afrodisíaco”. Frase do saudoso deputado Hermelindo Brasileiro, explicando por sempre estar ao lado do pode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não escondeu de ninguém que, ele apoiou a reeleição do presidente Bolsonaro. Foi um apoio público. Mas, no momento em que o...</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WhatsApp-Image-2022-11-21-at-13.43.53.jpeg?resize=400%2C240&amp;ssl=1</text:p>
          </table:table-cell>
          <table:table-cell office:value-type="string" calcext:value-type="string">
            <text:p>Cotidiano</text:p>
          </table:table-cell>
          <table:table-cell office:value-type="string" calcext:value-type="string">
            <text:p>Pedro Longo participa de aula inaugural do curso de formação dos Bombeiros</text:p>
          </table:table-cell>
          <table:table-cell office:value-type="string" calcext:value-type="string">
            <text:p>https://ac24horas.com/2022/11/21/pedro-longo-participa-de-aula-inaugural-do-curso-de-formacao-dos-bombeiros/</text:p>
          </table:table-cell>
          <table:table-cell office:value-type="string" calcext:value-type="string">
            <text:p>Quem foi convidado e marcou presença na aula inaugural do curso de formação de Soldados Bombeiros Militares, nesta segunda-feira (21), foi o deputado e líder do Governo na Assembleia Legislativa do Acre (Aleac), Pedro Longo.O parlamentar, que representou a Aleac no evento, sempre tratou a convocação do grupo como uma de suas pautas principais, reforçando o diálogo com o poder executivo e os órgãos de controle do Estado.Longo também foi autor da Lei que ampliou a idade máxima de 30 para 32 anos, possibilitando uma maior participação no certame.Ao lado do governador Gladson Cameli e das demais autoridades, Longo compôs e dispositivo e falou sobre a satisfação de presenciar o momento.“Feliz por ver tantos jovens realizando o sonho de ingressar em uma carreira tão importante e respeitada. Agradeço pela oportunidade de participar desse momento tão significativo para vocês e para história desse Estado. Também estendo meu agradecimento ao governador Gladson Cameli por reforçar a Segurança Pública e inserir novos combatentes no serviço público”, destacou.“Sucesso a vocês que, muitas vezes, vão colocar suas vidas em risco pelo bem da população. Merecem nosso respeito e nossa admiração”, final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foi convidado e marcou presença na aula inaugural do curso de formação de Soldados Bombeiros Militares, nesta segunda-feira (21), foi o deputado e líder d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7/DINHEIRO_SALARIO2.jpg?resize=400%2C240&amp;ssl=1</text:p>
          </table:table-cell>
          <table:table-cell office:value-type="string" calcext:value-type="string">
            <text:p>Cotidiano</text:p>
          </table:table-cell>
          <table:table-cell office:value-type="string" calcext:value-type="string">
            <text:p>Antecipação: governo paga salário de aposentados no dia 25 e servidores ativos no dia 28</text:p>
          </table:table-cell>
          <table:table-cell office:value-type="string" calcext:value-type="string">
            <text:p>https://ac24horas.com/2022/11/21/antecipacao-governo-paga-salario-de-aposentados-no-dia-25-e-servidores-ativos-no-dia-28/</text:p>
          </table:table-cell>
          <table:table-cell office:value-type="string" calcext:value-type="string">
            <text:p>Por meio das secretarias de Estado de Planejamento e Gestão (Seplag) e da Fazenda (Sefaz), o governo do Acre anunciou a antecipação do pagamento dos salários referentes a novembro de 2022.Na sexta-feira, 25, recebem os aposentados e pensionistas, e na segunda-feira, 28, os servidores públicos ativos.De acordo com o calendário anual de pagamentos, divulgado no dia 11 de janeiro, o pagamento correspondente a novembro só estaria disponível em conta no dia 30.Com o adiantamento, serão contemplados 51.886 servidores ativos e inativos, com proventos que somam montante superior a R$318,8 milhões, que entram em circulação na economia local.A antecipação do pagamento dos servidores tem se tornado uma rotina do governo Gladson Cameli.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 meio das secretarias de Estado de Planejamento e Gestão (Seplag) e da Fazenda (Sefaz), o governo do Acre anunciou a antecipação do pagamento dos salários...</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GLADSON_2B.jpg?resize=400%2C240&amp;ssl=1</text:p>
          </table:table-cell>
          <table:table-cell office:value-type="string" calcext:value-type="string">
            <text:p>Acre</text:p>
          </table:table-cell>
          <table:table-cell office:value-type="string" calcext:value-type="string">
            <text:p>Lula garante a Gladson continuidade em projetos de Bolsonaro</text:p>
          </table:table-cell>
          <table:table-cell office:value-type="string" calcext:value-type="string">
            <text:p>https://ac24horas.com/2022/11/21/lula-garante-a-gladson-continuidade-em-projetos-firmados-no-governo-bolsonaro/</text:p>
          </table:table-cell>
          <table:table-cell office:value-type="string" calcext:value-type="string">
            <text:p>O governador Gladson Cameli (Progressistas), revelou nesta segunda-feira, 21, detalhes do encontro com o presidente eleito, Luiz Inácio Lula da Silva (PT), no Egito, na última semana durante a COP-27. Segundo ele, o petista assegurou o projeto para a construção de 18 mil casas habitacionais no Estado do Acre, promessa então feita pelo presidente da República, Jair Bolsonaro (PL).Além disso, Cameli destacou que além da construção de casas habitacionais, Lula se comprometeu com os demais projetos já em andamento que vêm sendo feitos pelo atual governo federal, como a Orla do 15 e Anel Viário de Brasileia e Epitaciolândia. “Vamos dar andamento ao projeto que ele [Lula] se comprometeu a fazer conosco. Eu não o apoiei, mas assim como sou governador de todos, ele é presidente de todos”, declarou.O chefe do executivo acreano disse ainda que Lula precisa do apoio dos demais governadores do país em prol da resolutividade às demandas da população. “Nós não temos que criar mais problemas, temos que dar resposta”,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revelou nesta segunda-feira, 21, detalhes do encontro com o presidente eleito, Luiz Inácio Lula da Silva (PT), no Egito, na últim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WhatsApp-Image-2022-11-21-at-11.38.27.jpeg?resize=400%2C240&amp;ssl=1</text:p>
          </table:table-cell>
          <table:table-cell office:value-type="string" calcext:value-type="string">
            <text:p>Acre</text:p>
          </table:table-cell>
          <table:table-cell office:value-type="string" calcext:value-type="string">
            <text:p>Governo realiza aula inaugural de 249 alunos soldados do bombeiro</text:p>
          </table:table-cell>
          <table:table-cell office:value-type="string" calcext:value-type="string">
            <text:p>https://ac24horas.com/2022/11/21/governo-realiza-aula-inaugural-de-249-novos-alunos-soldados-do-corpo-de-bombeiros/</text:p>
          </table:table-cell>
          <table:table-cell office:value-type="string" calcext:value-type="string">
            <text:p>O governador Gladson Cameli (Progressistas), prestigiou na manhã desta segunda-feira, 21, no auditório do Centro Universitário Uninorte, a solenidade da aula inaugural do curso de 249 alunos soldados do Corpo de Bombeiros do Estado do Acre. A duração do curso será de 6 meses.Em seu pronunciamento, o chefe do executivo parabenizou o trabalho dos deputados da Assembleia Legislativa que ajudaram na realização de sonhos aos jovens militares. “Vamos colocar um estado transparente, colocar os controles internos nos órgãos públicos para lapidar o nosso estado. Quanto a vocês, já terão uma responsabilidade muito grande e sempre lembre desse diamante que é o Acre”, disse.Cameli disse ainda que, em breve, mandará soltar novos concursos públicos. “Temos mais concursos vindo por aí, como a Polícia Penal”.O secretário de planejamento e gestão, Ricardo Brandão, parabenizou a presença dos alunos soldados e familiares presentes no ato solene. Para o militar, a responsabilidade será grande na missão da instituição. “Será dada muita cobrança e responsabilidade também. Vocês não estão ingressando em emprego público, mas em uma missão. Todos após o curso, serão seres humanos diferenciados. Vocês colocarão suas vidas em risco em prol de outras vidas”, comentou.Já o Comandante do Corpo de Bombeiros, coronel Charles Santos, fez um resgate histórico que levou ao tão sonhado chamamento público dos novos militares. Segundo ele, o governador Gladson Cameli teve um papel de fundamental importância no processo. “Muito obrigado ao governo e boa sorte a todos”, disse.O comandante destacou ainda que a há nove anos não havia concurso público e que o fato estava desgastando a corporação. “Os novos combatentes vão ajudar nos serviços essenciais à sociedade que estavam em risco”, ressaltou.Durante a solenidade, foi entregue 9 quadriciclos para atividades do Corpo de Bombeiros. O investimento foi de mais de R$ 400 m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prestigiou na manhã desta segunda-feira, 21, no auditório do Centro Universitário Uninorte, a solenidade da aula inaugural do curso de 249...</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JERRY.jpg?resize=400%2C240&amp;ssl=1</text:p>
          </table:table-cell>
          <table:table-cell office:value-type="string" calcext:value-type="string">
            <text:p>Acre</text:p>
          </table:table-cell>
          <table:table-cell office:value-type="string" calcext:value-type="string">
            <text:p>PT de Assis Brasil se opõe a expulsão de Jerry Correia</text:p>
          </table:table-cell>
          <table:table-cell office:value-type="string" calcext:value-type="string">
            <text:p>https://ac24horas.com/2022/11/21/pt-de-assis-brasil-se-opoe-a-expulsao-de-jerry-correia/</text:p>
          </table:table-cell>
          <table:table-cell office:value-type="string" calcext:value-type="string">
            <text:p>Em reunião realizada na última sexta-feira (18), membros da direção da executiva municipal e filiados do Partido dos Trabalhadores (PT) em Assis Brasil se posicionaram de maneira contrária ao processo disciplinar aberto pelo partido para a expulsão do prefeito Jerry Correia e do vereador Juracy Pacheco.De acordo com informações prestadas por um membro do partido no município, pontos do estatuto do PT embasam a decisão por unanimidade da executiva municipal pela não expulsão de Jerry Correia, assim como do vereador, que são acusados pela direção estadual da sigla por infidelidade partidária.Jerry Correia e os seus colegas de partido Fernanda Hassem, de Brasiléia, e Isaac Lima, de Mâncio Lima, se negaram a apoiar a candidatura do ex-senador Jorge Viana ao governo do estado nas últimas eleições. Os três apoiaram o candidato vencedor, o atual governador Gladson Cameli.O prefeito de Assis Brasil afirma que a decisão de não seguir o partido se deu por não ter havido debate interno sobre a candidatura e que a abertura de processo para expulsá-lo foi deliberação de Jorge Viana.“O partido se resumiu aos interesses do Jorge Viana. Tanto é que foi uma candidatura isolada, rifaram grandes aliados, como foi o caso do PSB, do Dr. Jenilson, e que resultou na vergonhosa votação que o Jorge Viana teve”, disse Correia.Isaac Lima disse que a medida do partido não o surpreendeu, mas apenas antecipou uma decisão que ele já havia tomado ao se afastar do PT para apoiar Gladson Cameli. Fernanda Hassem foi procurada, mas não se manifestou a respeito do assunto.Os vereadores Lessandro Jorge André Lopes e Elenilson da Silva Santos, de Brasiléia; Renan da Costa Silva, Jean de Almeida Figueiredo e Joel Ferreira Lima, de Mâncio Lima, e Edésio Matos dos Santos, de Marechal Thaumaturgo, também são alvo do processo de expuls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reunião realizada na última sexta-feira (18), membros da direção da executiva municipal e filiados do Partido dos Trabalhadores (PT) em Assis Brasil se posicionaram 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18/03/marcus-alexandre.jpg?resize=400%2C240&amp;ssl=1</text:p>
          </table:table-cell>
          <table:table-cell office:value-type="string" calcext:value-type="string">
            <text:p>Acre</text:p>
          </table:table-cell>
          <table:table-cell office:value-type="string" calcext:value-type="string">
            <text:p>Ex-prefeito Marcus Alexandre poderá ir para o Dnit</text:p>
          </table:table-cell>
          <table:table-cell office:value-type="string" calcext:value-type="string">
            <text:p>https://ac24horas.com/2022/11/21/marcus-alexandre-podera-ir-para-o-dnit/</text:p>
          </table:table-cell>
          <table:table-cell office:value-type="string" calcext:value-type="string">
            <text:p>O ex-prefeito de Rio Branco, Marcus Alexandre (PT), poderá assumir o Dnit no Acre a partir de janeiro do ano que vem. O nome do engenheiro Thiago Caetano, servidor de carreira do órgão e que já dirigiu a instituição, também é comentado. Marcus seria uma indicação do PT e Caetano do senador Sérgio Petecão (PSD), cujo partido integrará a base de apoio do terceiro mandato do presidente eleito Lula.O atual dirigente do órgão, o engenheiro Carlos Morais, deverá entregar a superintendência até o dia 31 de dezembro. Ele também é servidor do Dnit e continuará na equipe com os demais técnicos. Apesar da falta de recursos, Carlos fez um excelente trabalho à frente da instituição que enfrenta a escassez de verbas para as rodovias por parte do governo federal. A situação é política e dependerá exclusivamente do novo governo.Com a mudança de governo em Brasília, a expectativa é que o orçamento para o Dnit melhore, já que atualmente é considerado o menor da história desde que o órgão foi criado. Outro ponto a ser discutido é a parceria com o governo do estado através do Deracre. Caberá ao governador Gladson Cameli (PROGRESSISTA) e à bancada federal se articular para manter o nível de relacionamento.“Se os governantes não construírem escolas, em 20 anos faltará dinheiro para construir presídios”. (Darcy Ribeiro). Nas terras do Marechal Rondon, radicais que bloqueiam as rodovias e saqueiam carretas e caminhões (incendiando até) estão fazendo inveja ao MST.. Acusaram tanto a tal “esquerda” de o Brasil virar uma Venezuela que estão fazendo o mesmo.. “Não se transforme no monstro que você luta e combate; não olhe muito tempo para o abismo, ele olhará para você também”. (Nietzsche, em Zaratustra).. Traduzindo:. Cuidado para quem você direciona seu ódio, crítica e fúria vai acabar se transformando no próprio inimigo e seus métodos, ou seja, radicalismo de direita ou de esquerda é tudo a mesma coisa.. “Esses métodos antidemocráticos são da esquerda”. (Presidente Jair Bolsonaro).. Cargos federais já em disputa no Acre.. Ainda não entendi se é para anular apenas a eleição de presidente ou de deputados estaduais, federais, governadores e senadores?. Vamos todos juntos/pra frente Brasil/Salve essa eleição!. Ops!. Digo seleção!. O prefeito Bocalom precisa ser mais prudente com as palavras; prudência é de Deus.. A eleição de prefeito está bem aí, na próxima esquina.. E esse novembro desconjuntado, chuvas raras, friagem…será o prenúncio do fim do mundo como dizem alguns?!. Salienta a irmã Nair no Tic-Toc, que já foi ao inferno e voltou várias vezes, preparem-se porque vem coisa por aí.. Deus nos livre!. Como diz o Macunaíma, ledo engano achar que se ataca apenas Alexandre de Morais, Barroso, o STF… o judiciário é um dos poderes da república assim como o Executivo e o Legislativo.. Tem mais:. Não é um poder desarmado!. Detém a arma mais forte de todas que, inclusive, tem segurado os que detêm as armas de aço e chumbo:. A CF de 1988.. Não fosse isso, a cobra tava fumando, a jiripoca piando e a porca torcendo o rabo.. Bom dia, vai Bras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prefeito de Rio Branco, Marcus Alexandre (PT), poderá assumir o Dnit no Acre a partir de janeiro do ano que vem. O nome do engenheiro...</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maxresdefault-1.jpg?resize=400%2C240&amp;ssl=1</text:p>
          </table:table-cell>
          <table:table-cell office:value-type="string" calcext:value-type="string">
            <text:p>Cotidiano</text:p>
          </table:table-cell>
          <table:table-cell office:value-type="string" calcext:value-type="string">
            <text:p>Dupla sertaneja Jads e Jadson será a atração do governo na festa de réveillon em Rio Branco</text:p>
          </table:table-cell>
          <table:table-cell office:value-type="string" calcext:value-type="string">
            <text:p>https://ac24horas.com/2022/11/18/dupla-sertaneja-jads-e-jadson-sera-a-atracao-do-governo-na-festa-de-reveillon-em-rio-branco/</text:p>
          </table:table-cell>
          <table:table-cell office:value-type="string" calcext:value-type="string">
            <text:p>A festa de réveillon no Acre – tradicionalmente realizada no dia 31 de dezembro para celebrar a virada para o próximo ano, deverá contar com a presença da dupla sertaneja Jads e Jadson. A Informação foi repassada aoac24horaspelo governador Gladson Cameli (Progressistas) na tarde desta sexta-feira, 18.De acordo com o chefe do executivo acreano, a intenção era trazer uma dupla de mais destaque, como por exemplo, os cantores Henrique e Juliano, contudo, a agenda lotada dos sertanejos impediram avanço nas negociações. “Vamos fazer uma grande festa para esse povo que tanto trabalha em prol do desenvolvimento do Acre”, comentou.O local da atração – que será gratuita ao público – será o estacionamento do estádio da Arena da Floresta, localizado no Segundo Distrito de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festa de réveillon no Acre – tradicionalmente realizada no dia 31 de dezembro para celebrar a virada para o próximo ano, deverá contar com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GLADSON_VACINA.jpg?resize=400%2C240&amp;ssl=1</text:p>
          </table:table-cell>
          <table:table-cell office:value-type="string" calcext:value-type="string">
            <text:p>Acre</text:p>
          </table:table-cell>
          <table:table-cell office:value-type="string" calcext:value-type="string">
            <text:p>Gladson apela para que população se vacine contra a Covid-19</text:p>
          </table:table-cell>
          <table:table-cell office:value-type="string" calcext:value-type="string">
            <text:p>https://ac24horas.com/2022/11/18/gladson-apela-para-que-populacao-se-vacine-contra-a-covid-19/</text:p>
          </table:table-cell>
          <table:table-cell office:value-type="string" calcext:value-type="string">
            <text:p>O governador Gladson Cameli foi às redes sociais nesta sexta-feira (18) para pedir que a população do Acre tome a vacina contra a Covid-19. Ele lamentou que quase 150 mil acreanos ainda não se vacinaram com a 1ª dose.“Hoje quero reforçar a importância da vacinação contra a covid-19. Infelizmente, nosso estado ainda não alcançou a cobertura vacinal de 90% da população”, disse, completando que mais de 145 mil acreanos ainda não tomaram nem a primeira dose da vacina e mais de 257 mil tomaram a 1ª, mas não a 2ª dose.“Se cuide! Procure uma Unidade Básica de Saúde e complete seu esquema vacinal. A vacinação contra a covid é nosso maior aliado para evitar casos graves da doença”, apelou o governad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foi às redes sociais nesta sexta-feira (18) para pedir que a população do Acre tome a vacina contra a Covid-19. Ele lamentou...</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07/TRE-AC.jpeg?resize=400%2C240&amp;ssl=1</text:p>
          </table:table-cell>
          <table:table-cell office:value-type="string" calcext:value-type="string">
            <text:p>Destaque 6</text:p>
          </table:table-cell>
          <table:table-cell office:value-type="string" calcext:value-type="string">
            <text:p>Tribunal Eleitoral diploma 34 eleitos no Acre até 19 de dezembro</text:p>
          </table:table-cell>
          <table:table-cell office:value-type="string" calcext:value-type="string">
            <text:p>https://ac24horas.com/2022/11/18/tribunal-eleitoral-diploma-34-eleitos-no-acre-ate-19-de-dezembro/</text:p>
          </table:table-cell>
          <table:table-cell office:value-type="string" calcext:value-type="string">
            <text:p>Até o dia 19 de dezembro todos 34 eleitos no Acre em 2022 (governador, senador, deputados estaduais e federais) devem ser diplomados pelo Tribunal Regional Eleitoral (TRE).A cerimônia é organizada pela Justiça Eleitoral e marca o encerramento do processo eleitoral. Na ocasião, são entregues os diplomas, assinados pelo presidente do TSE e dos respectivos TREs ou juntas eleitorais.O diploma atesta a vitória nas urnas e formaliza a escolha do candidato mais votado pela maioria dos eleitores, tornando os eleitos aptos a tomar posse. Sem esse documento, eles não podem assumir o cargo.A entrega dos diplomas ocorre depois de terminado o pleito, apurados os votos e passados os prazos de questionamento e de processamento do resultado das eleições. Não será diplomado o candidato que estiver com o registro indeferido, ainda que haja recurso pendente de julgamento.“Vale lembrar que, enquanto o Tribunal Superior Eleitoral não decidir sobre eventual recurso contra a expedição do diploma, o diplomado poderá exercer o mandato normalmente. Esse recurso está previsto no artigo 262 do Código Eleitoral (Lei nº 4.737/1965) e deve ser interposto no prazo de três dias contados da diplomação”, informa o Tribunal Superior Eleitoral (TSE).O diploma e o ato de diplomação são essenciais para o exercício de um mandato eletivo. O Glossário Eleitoral esclarece o que é o diploma no âmbito da Justiça Eleitoral. No documento, deve constar o nome da pessoa eleita, a indicação da legenda pela qual concorreu, o cargo para o qual se elegeu e, facultativamente, outros dados a critério do juiz ou do Tribunal Eleitoral.No diploma de suplente, deve constar também a classificação, segundo previsto no parágrafo único do artigo 215 do Código Eleitoral.No Acre serão diplomados o governador reeleito Gladson Cameli, o senador eleito Alan Rick, os deputados federais eleitos Dr. Eduardo Velloso, Antônia Lucia, Coronel Ulysses, Gerlen Diniz, Meire Serafim, Roberto Duarte, Socorro Neri e Zezinho Barbary, além dos deputados estaduais eleitos Nicolau Junior, Maria Antônia, Emerson Jarude, Manoel Moraes, Gilberto Lira, Clodoaldo Rodrigues, André da Droga Vale, Pedro Longo, Luiz Tchê, Fagner Calegário, Luiz Gonzaga, Whendy Lia, Tadeu Hassem, Adailton Cruz, Drª Michelle Melo, Edvaldo Magalhães, Afonso Fernandes, Antonia Sales, Tanizio Sá, Chico Viga, Gene Diniz, Arlenilson Cunha, Pablo Bregense e Eduardo Ribei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té o dia 19 de dezembro todos 34 eleitos no Acre em 2022 (governador, senador, deputados estaduais e federais) devem ser diplomados pelo Tribunal Regional Eleitoral...</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2/11/JOGOS-BRASIL.jpg?resize=400%2C240&amp;ssl=1</text:p>
          </table:table-cell>
          <table:table-cell office:value-type="string" calcext:value-type="string">
            <text:p>Destaque 6</text:p>
          </table:table-cell>
          <table:table-cell office:value-type="string" calcext:value-type="string">
            <text:p>Governo define funcionamento nos órgãos em dias de jogos</text:p>
          </table:table-cell>
          <table:table-cell office:value-type="string" calcext:value-type="string">
            <text:p>https://ac24horas.com/2022/11/18/governo-define-regras-no-horario-de-funcionamento-nos-orgaos-publicos-em-dias-de-jogos-da-selecao/</text:p>
          </table:table-cell>
          <table:table-cell office:value-type="string" calcext:value-type="string">
            <text:p>O governador Gladson Cameli (Progressistas), definiu as regras de funcionamento do serviço em órgãos públicos em dias de jogos da seleção brasileira na Copa do Mundo do Catar – 2022. O decreto foi publicado na edição do Diário Oficial do Estado (DOE) nesta sexta-feira, 18.De acordo com o decreto, em dias de jogos da Seleção Brasileira de Futebol na Copa do Mundo FIFA 2022, às 10h e 11h, o expediente será cumprido remotamente.Já nos dias em que a seleção jogar às 14h, o expediente se encerrará às 12h. Em ambos os casos, o expediente se encerrará 15 minutos antes do início dos jogos.No entanto, apesar da flexibilidade no horário de expediente, “caberá aos dirigentes dos órgãos e entidades, nas respectivas áreas de competência, assegurar a integral preservação e funcionamento dos serviços considerados essenci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definiu as regras de funcionamento do serviço em órgãos públicos em dias de jogos da seleção brasileira na Copa do Mund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1/03/FLORESTA-GREGORIO.jpg?resize=400%2C240&amp;ssl=1</text:p>
          </table:table-cell>
          <table:table-cell office:value-type="string" calcext:value-type="string">
            <text:p>Coluna do Astério</text:p>
          </table:table-cell>
          <table:table-cell office:value-type="string" calcext:value-type="string">
            <text:p>Guinada à esquerda!</text:p>
          </table:table-cell>
          <table:table-cell office:value-type="string" calcext:value-type="string">
            <text:p>https://ac24horas.com/2022/11/18/guinada-a-esquerda/</text:p>
          </table:table-cell>
          <table:table-cell office:value-type="string" calcext:value-type="string">
            <text:p>Com a eleição de Lula muda completamente o eixo de desenvolvimento para o a Amazônia e especialmente o Acre. O discurso do agronegócio propalado nas eleições de 2018 perde força para a volta do modelo de desenvolvimento sustentável, ou seja, a floresta em pé.Órgãos como Ibama, ICMBio, Instituto Chico Mendes, Imac e secretarias municipais de meio ambiente deverão ganhar força na nova política a ser implementada a partir de janeiro do ano que vem. As populações tradicionais (tema da redação do ENEM este ano) serão empoderadas com parcerias público/privadas e público/comunitárias. Marina Silva, Binho Marques e Jorge Viana estarão lá para garantir.Vale salientar que em governos petistas passados, o agro foi muito valorizado a despeito das rusgas da última campanha eleitoral. Muito embora, os órgãos de fiscalização pesaram a mão na aplicação de multas sobre grandes, médios e pequenos, deixando o setor revoltado.Para receber recursos, o governador Gladson Cameli terá que dar uma guinada na locomotiva à esquerda e garantir o sucesso do segundo mandato. Só precisa tomar cuidado para que o trem não descarrile com tantos bolsonaristas no Acre que tem pavor ao conceito de desenvolvimento sustentável. Se Gladson não acompanhar as mudanças, o Acre perde, Amazonas e Pará ganham. Já saíram na frente!“Sustentabilidade: A eterna prosperidade de todas as coisas”. (Andrea Taiyoo). A política tá uma pasmaceira só!. Nada de novo!. Não vai ter golpe, não vai ter é nada!. “Opção do Lula pelos pobres revolta mercado financeiro”.. Isto, segundo o cientista político Macunaíma Silva.. O pior, segundo disse em sua palestra, é que muitos pobres ficam do lado do mercado.. Os bancos querem o mesmo modelo de política de quando o Fundo Monetário Internacional (FMI) mandava e desmandava no Brasil.. Pelo visto, tem gente com saudades.. Sofrível as décadas de 80 e 90.. Ninguém nem lembra mais, foi pouco tempo depois da extinção dos dinos.. O problema é que o Lula está falando demais!. Cala a boca Lula!. PT, MDB, PSD deverão caminhar juntos nas eleições de 2024; sem ajuda o PT não sobre de jeito nenhum no Acre.. Para onde vão os prefeitos que deixarão o PT é uma resposta muito particular, pessoal.. O Macunaíma arrisca que é para onde estiver batendo o vento.. Pode ser!. Transformar os concessionários em permissionários novamente no shopping Aquiry é cruel, é fazer pessoas perderem 20,30 anos de todo o investimento que se fez na vida.. Não vai dar certo!. Prefeito Bocalom precisa focar na reeleição!. Os acreanos Jorge Viana e Binho Marques (ex-governadores) agora podem salvar a empresa Peixes da Amazônia.. A BR-364, também!. TRE preparando a solenidade de posse dos eleitos que deverá acontecer agora em dezembr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a eleição de Lula muda completamente o eixo de desenvolvimento para o a Amazônia e especialmente o Acre. O discurso do agronegócio propalado nas eleiçõe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1/08/Palacio-Rio-Branco.jpeg?resize=400%2C240&amp;ssl=1</text:p>
          </table:table-cell>
          <table:table-cell office:value-type="string" calcext:value-type="string">
            <text:p>Acre</text:p>
          </table:table-cell>
          <table:table-cell office:value-type="string" calcext:value-type="string">
            <text:p>Acre pode ter R$ 250,3 milhões em emendas de bancada federal</text:p>
          </table:table-cell>
          <table:table-cell office:value-type="string" calcext:value-type="string">
            <text:p>https://ac24horas.com/2022/11/17/acre-pode-ter-r-2503-milhoes-em-emendas-de-bancada-federal/</text:p>
          </table:table-cell>
          <table:table-cell office:value-type="string" calcext:value-type="string">
            <text:p>Dos mais de R$ 284,8 milhões referentes às emendas de bancada ao Orçamento Geral da União (OGU) de 2023, a bancada de parlamentares federais do Acre destinou R$ 250,3 milhões para o estado. Outros R$ 29 milhões foram para aplicação direta por órgãos do governo federal e R$ 5,3 milhões foram indicados para entidades sem fins lucrativos.O levantamento é da Representação do Governo do Acre em Brasília (Repac) e foi realizado com base em relatório da Comissão Mista de Orçamento do Congresso Nacional. Desde 2019, a Repac faz o balanço das indicações de emendas aos orçamentos anuais do governo federal.“Esse acompanhamento faz parte do trabalho da Repac na defesa dos interesses do Acre em Brasília e segue determinação do governador Gladson Cameli, de total transparência nas ações, principalmente relativas a recursos públicos”, explicou o chefe do órgão, Ricardo França. A iniciativa, ressaltou ele, também visa reconhecer o apoio parlamentar “para que o governo continue avançando nas melhorias para a população”.ReivindicaçõesNeste mês, Ricardo França entregou aos deputados e senadores do Acre as propostas prioritárias do governo para o recebimento de recursos por meio de emendas parlamentares, no valor de R$ 476 milhões. O documento foi elaborado pela Secretaria de Planejamento e Gestão (Seplag), juntamente com a Repac, a partir das necessidades apontadas pelos órgãos governamentais e com base no Planejamento Estratégico do Estado.Distribuição dos recursosOs parlamentares ainda poderão alterar a destinação das emendas para ajustes que considerarem necessários. Pelo balanço atual, dos R$ 250,3 milhões destinados para o estado, cerca de R$ 107,5 milhões são para infraestrutura básica; R$ 35,8 milhões vão para a agricultura; e R$ 28,3 milhões são para desenvolvimento urbano.Ainda do valor total das emendas de bancada, R$ 21,3 milhões são destinados para a área de assistência social; R$18 milhões vão para a Segurança Pública; e R$ 6 milhões para saneamento. Para a área de saúde foram R$ 32 milhões para serviços de custeio e R$ 1 milhão para atenção primária.Aplicação diretaDos R$ 29 milhões de emendas de aplicação direta, R$ 6,5 milhões são para obras do aeródromo do município de Santa Rosa do Purus e R$ 5 milhões para a ponte sobre o Rio Juruá, no acesso ao município de Rodrigues Alves via BR-364. São destinados ainda R$ 3 milhões para apoio à inclusão digital. Outros R$ 14,4 milhões são distribuídos entre instituições federais de ensino superior e de educação profissional, científica e tecnológica.EntidadesJá os R$ 5,3 milhões indicados para entidades sem fins lucrativos vão para a manutenção de contrato de gestão com organizações sociais.A RepacA Representação do Governo do Acre em Brasília é o braço do governo do Acre na capital do Brasil e tem por objetivo defender os interesses da população acreana junto aos órgãos federais e organizações nacionais e internacionai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os mais de R$ 284,8 milhões referentes às emendas de bancada ao Orçamento Geral da União (OGU) de 2023, a bancada de parlamentares federais do Acre...</text:p>
          </table:table-cell>
          <table:table-cell office:value-type="string" calcext:value-type="string">
            <text:p>Agência de Notícias do Acre</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WhatsApp-Image-2022-11-17-at-10.53.40.jpeg?resize=400%2C240&amp;ssl=1</text:p>
          </table:table-cell>
          <table:table-cell office:value-type="string" calcext:value-type="string">
            <text:p>Na rede</text:p>
          </table:table-cell>
          <table:table-cell office:value-type="string" calcext:value-type="string">
            <text:p>Shopping de Cruzeiro do Sul terá telões para torcedores assistirem jogos da Copa do Mundo</text:p>
          </table:table-cell>
          <table:table-cell office:value-type="string" calcext:value-type="string">
            <text:p>https://ac24horas.com/2022/11/17/shopping-de-cruzeiro-do-sul-tera-teloes-para-torcedores-assistirem-jogos-da-copa-do-mundo/</text:p>
          </table:table-cell>
          <table:table-cell office:value-type="string" calcext:value-type="string">
            <text:p>O Shopping Copacabana, localizado em Cruzeiro do Sul, prepara um espaço com telões para os torcedores assistirem aos jogos da Copa do Mundo, incluindo a abertura do evento, neste domingo, 20.Além dos telões na praça de alimentação, aparelhos de televisão serão instalados em vários pontos do Shopping.O empresário Assem Cameli diz que todos os estabelecimentos da praça de alimentação estarão funcionando nos dias de jogos, bem como as lojas. “Vamos estar com os telões em todos os jogos da Copa e claro, que nos dias de partidas da Seleção Brasileira, a animação será bem maior. Se o Brasil chegar à final decidiremos juntos como será o funcionamento dos espaços, mas até lá, tudo estará funcionando nos dias de jogos”, explicou.A Copa do Mundo será aberta no domingo, 20 de novembro, no Catar, com a partida entre a Seleção do país anfitrião, o Catar, às 13h – horário de Brasília; sendo 11 da manhã no Acre. O Brasil jogará nos dias 24 e 28 novembro, e no dia 2 de dezemb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hopping Copacabana, localizado em Cruzeiro do Sul, prepara um espaço com telões para os torcedores assistirem aos jogos da Copa do Mundo, incluindo a abertura...</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1668693506827.jpg?resize=400%2C240&amp;ssl=1</text:p>
          </table:table-cell>
          <table:table-cell office:value-type="string" calcext:value-type="string">
            <text:p>Acre</text:p>
          </table:table-cell>
          <table:table-cell office:value-type="string" calcext:value-type="string">
            <text:p>“Lutamos para ser Brasil”, diz Gladson sobre Tratado de Petrópolis</text:p>
          </table:table-cell>
          <table:table-cell office:value-type="string" calcext:value-type="string">
            <text:p>https://ac24horas.com/2022/11/17/lutamos-para-ser-brasil-diz-gladson-sobre-tratado-de-petropolis/</text:p>
          </table:table-cell>
          <table:table-cell office:value-type="string" calcext:value-type="string">
            <text:p>No dia em que o Acre celebra 119 anos do Tratado de Petrópolis, o governador Gladson Cameli disse ter orgulho de fazer parte da terra, que possui um povo guerreiro, que sempre batalhou pela soberania.A data, 17 de novembro de 1903, marca o momento em que a região se torna território da República Brasileira, com a assinatura do documento, na cidade do Rio de Janeiro e, o acordo firmado entre a Bolívia e o Brasil.“O Tratado de Petrópolis tornou o Acre oficialmente um território brasileiro. Tenho orgulho de ser acreano do pé rachado e de fazer parte de um estado guerreiro que sempre lutou pela sua soberania”, afirmou Cameli.O representante do Estado destaca que o local conquistou com muito suor, o direito de fazer parte da nação verde e amarela e que a luta irá continuar para se tornar um lugar melhor para todos.“Temos orgulho em ser do Brasil e vamos continuar lutando para que nosso Acre seja cada vez mais reconhecido em todo o país. Lutamos para ser Brasil e vamos continuar lutando para ser melhor”, decla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 dia em que o Acre celebra 119 anos do Tratado de Petrópolis, o governador Gladson Cameli disse ter orgulho de fazer parte da terra, que...</text:p>
          </table:table-cell>
          <table:table-cell office:value-type="string" calcext:value-type="string">
            <text:p>Deylon Félix</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WhatsApp-Image-2022-11-16-at-07.58.46.jpeg?resize=400%2C240&amp;ssl=1</text:p>
          </table:table-cell>
          <table:table-cell office:value-type="string" calcext:value-type="string">
            <text:p>Cotidiano</text:p>
          </table:table-cell>
          <table:table-cell office:value-type="string" calcext:value-type="string">
            <text:p>Gladson Cameli se encontra com presidente eleito Lula ao entregar Carta da Amazônia</text:p>
          </table:table-cell>
          <table:table-cell office:value-type="string" calcext:value-type="string">
            <text:p>https://ac24horas.com/2022/11/16/gladson-cameli-se-encontra-com-presidente-eleito-lula-ao-entregar-carta-da-amazonia/</text:p>
          </table:table-cell>
          <table:table-cell office:value-type="string" calcext:value-type="string">
            <text:p>O governador do Acre, Gladson Cameli (PP) foi um dos governadores da Região Norte a aparecer na foto de entrega oficial da Carta da Amazônia ao presidente eleito do Brasil, Luiz Inácio Lula da Silva. O encontro ocorreu nesta quarta-feira, 16, no estande do Consórcio de Governadores, durante a realização da COP27.A carta pede uma agenda comum de transição climática para Amazônia e o documento assinado pelos nove governadores que compõem o Consórcio Interestadual de Desenvolvimento Sustentável da Amazônia Legal contém todas as propostas de desenvolvimento sustentável da região, que precisam do apoio do governo federal e de países e empresas internacionais.Cameli reforçou a Lula o compromisso de que o governo federal deve continuar tendo com todos os moradores da região amazônica e enfatizou que é preciso que os diversos agentes que participam da COP27 e que buscam soluções para o problema das alterações climáticas do planeta tenham em mente que a preservação da biodiversidade amazônica passa pela valorização humana.“As pessoas que vivem na Amazônia precisam ter recursos para uma sobrevivência com qualidade de vida. E isso passa não só pela geração de empregos, mas também pela melhoria da nossa educação, da saúde pública, da segurança dos cidadãos e cidadãs, através de uma vigilância efetiva das nossas fronteiras”, completou.Lula disse aos governadores, que “assinaria a carta sem reparos” e se comprometeu a estabelecer o diálogo entre o governo federal, os estados e os municípios. “É preciso dar aos estados e aos municípios as condições de cumprir as obrigações constitucionais”.Participaram, ainda, da solenidade os governadores Mauro Mendes (MT) e Wanderlei Barbosa (TO). Como integrante da comitiva de Lula, a governadora Fátima Bezerra (RN) também esteve presente, além da futura primeira-dama, Rosângela Silva, a Janja, senadores, deputados federais e estaduais e secretários de Estado.Veja a íntegra da carta:“Carta dos governadores pela AmazôniaSabedores da importância estratégica da Amazônia para o desenvolvimento nacional, os Governadores dos nove estados da Amazônia Legal reafirmam seu compromisso e seu espírito de cooperação em favor de políticas orientadas à conservação e ao desenvolvimento sustentável da Região.Nesse novo quadro político resultante das eleições de outubro de 2022, expressamos a disposição em construir uma relação profícua e eficaz com o Governo Federal, baseada no respeito democrático, na observância da Constituição e do diálogo com os poderes constituídos nas esferas estadual e federal.A urgência colocada pela emergência climática exige, igualmente, urgência na busca de soluções. Esse imperativo requer um diálogo com a comunidade internacional, com vistas a estruturar parcerias mais eficazes, bem como a observância dos princípios e o cumprimento dos compromissos assumidos na Convenção-Quadro das Nações Unidas sobre Mudança do Clima e nos Acordos de Paris.A Amazônia é uma região de superlativos, contradições, desafios e oportunidades. A Amazônia também é um espaço multicultural cuja diversidade é um dos elementos que definem a identidade brasileira. A riqueza dos seus recursos naturais foi o motor, em diferentes momentos históricos, do desenvolvimento econômico e da projeção geopolítica do Brasil.As transformações econômicas então geradas foram, porém, incapazes de reduzir as desigualdades e erradicar a pobreza extrema. O modelo de desenvolvimento vigente, para ser economicamente pujante, trouxe o custo de ser ambientalmente devastador e socialmente excludente.Mudar isso requer uma nova cooperação entre os Estados da Amazônia legal e o Governo federal, orientada pela ciência, pela estabilidade e reforço institucional e impulsionada pela determinação e pela vontade política de ambas as partes. Essa cooperação demanda retomar o diálogo construtivo com os demais países amazônicos de modo a fortalecer sua concertação, bem como reforçar a capacidade de atuação da Organização do Tratado de Cooperação Amazônica (OTCA).Um aspecto importante: nos últimos quatro anos os Estados da Amazônia alcançaram um nível de capacidade de relacionamento com organismos internacionais, com a sociedade civil, com instituições financeiras e até mesmo entre si que deve ser incentivado não pode mais retroceder e apoiado pelo novo governo federal no afã de se alcançar a melhor cooperação possível.Urge superar a assimetria entre as responsabilidades legais assumidas pelas unidades subnacionais e suas precárias capacidades estruturais e financeiras. Esta contradição prejudica a presença e a efetividade de nossas ações no território, derivadas, em grande parte, da histórica centralização e do distanciamento do ente federal em relação à realidade amazônica.No contexto dessa colaboração, propomos um esforço conjunto que permita maior celeridade na tramitação dos apoios internacionais, em particular aqueles na área financeira, de modo a transformar a realidade da floresta e das comunidades locais em prazos mais curtos. Precisamos da floresta viva, isto é, capaz de prover serviços ambientais e gerar remuneração por eles e pelos produtos dela derivados. Essa noção de vida” é o marco que nos permitirá a monetização da floresta enquanto nova “commodity” no mercado de bens e serviços ambientais.A posição de liderar uma região vasta, complexa e essencial para o desenvolvimento do Brasil e a manutenção de fatores determinantes à existência humana neste planeta, como é a Amazônia, requer de cada Governador alto senso de responsabilidade pública neste Consórcio. Este mesmo compromisso esperamos das altas autoridades do Executivo federal e dos membros do Congresso Nacional na apreciação e tratamento de matérias de interesse da região.Cumpre alavancar os meios para promoção do desenvolvimento sustentável da Região, particularmente com ênfase na inovação, no reforço da agregação de valor aos produtos florestais e da biodiversidade, por meio da bioeconomia. Tornar isso realidade exige aperfeiçoar as capacidades humanas e institucionais e mobilizar a ação empresarial. Ao mesmo tempo, é necessário conjugar os saberes técnico e ancestral para que o potencial produtivo da Amazônia se expresse por meio do aproveitamento racional das vocações da Região e com retorno justo e equânime para as populações locais. Esses esforços – nos planos doméstico e internacional – devem ter como premissa soluções práticas orientadas a dar maior dignidade aos 29,6 milhões de habitantes de uma região- chave para a conservação da biodiversidade e da estabilidade climática do planeta.A saída para a adequação da economia brasileira no pós-pandemia passa, necessariamente, pela Amazônia. Não poderá haver um Brasil verdadeiramente desenvolvido, convivendo com uma Amazônia cuja maioria da população permaneça em condições que afrontam a sua dignidade, pela falta de saneamento, pela desnutrição e pelas carências nas áreas de saúde, educação e infraestrutura.Um Brasil desenvolvido passa, necessariamente, por uma Amazônia viva, pulsante e conservada, capaz de expressar suas potencialidades ao mundo. Ainda é possível, mas a Amazônia que queremos, precisa acontecer agora.Sharm El-Sheikh, Egito, 16 de novembro de 2022.”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do Acre, Gladson Cameli (PP) foi um dos governadores da Região Norte a aparecer na foto de entrega oficial da Carta da Amazônia ao...</text:p>
          </table:table-cell>
          <table:table-cell office:value-type="string" calcext:value-type="string">
            <text:p>Thais Faria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01/ISAAC-LIMA.jpg?resize=400%2C240&amp;ssl=1</text:p>
          </table:table-cell>
          <table:table-cell office:value-type="string" calcext:value-type="string">
            <text:p>Cotidiano</text:p>
          </table:table-cell>
          <table:table-cell office:value-type="string" calcext:value-type="string">
            <text:p>Isaac Lima diz que medida do PT antecipa decisão que ele já havia tomado</text:p>
          </table:table-cell>
          <table:table-cell office:value-type="string" calcext:value-type="string">
            <text:p>https://ac24horas.com/2022/11/16/isaac-lima-diz-que-medida-do-pt-antecipa-decisao-que-ele-ja-havia-tomado/</text:p>
          </table:table-cell>
          <table:table-cell office:value-type="string" calcext:value-type="string">
            <text:p>O prefeito do município de Mâncio Lima, Isaac Lima, recém-expulso do Partido dos Trabalhadores em deliberação ocorrida na última segunda-feira (14), disse aoac24horas,por meio de sua assessoria, que a decisão do partido não o surpreendeu e apenas antecipou decisão que ele já havia tomado de deixar a sigla da qual já havia pedido afastamento.“Essa notícia não é nenhuma novidade para o prefeito, ele não foi pego de surpresa. Eles apenas estão antecipando uma decisão que ele já havia tomado e comunicado ao partido lá atrás. O prefeito é muito transparente e costuma resolver as coisas com muita seriedade”, disse o assessor de comunicação do prefeito, Jenildo Cavalcante.O assessor ainda relatou algumas circunstâncias que levaram Isaac Lima a apoiar Gladson Cameli nas últimas eleições. Em primeiro lugar, ele citou o apoio prestado pelo governador para a reeleição do prefeito nas últimas eleições municipais. Em seguida, comparou o apoio dado ao município por Tião Viana, em seu governo, e por Cameli, na atual gestão.“É só avaliar o tratamento que o prefeito Isaac teve no governo Tião Viana para o tratamento que ele tem com o Gladson Cameli, que abriu mão de apoiar a sua candidata em favor do Isaac. O prefeito era mal recebido no gabinete (do Tião). Os secretários não recebiam o prefeito e não visitavam a prefeitura com a mesma frequência que os atuais secretários visitam”, disse.Jenildo Cavalcante também afirmou que durante o período em que Jorge Viana não definia se seria candidato ao governo ou ao senado, o prefeito conversou com o seu irmão, o então deputado Jonas Lima, quando decidiu não sair para a reeleição, e depois disso declarou apoio para o presidente da Aleac, Nicolau Júnior, e para Gladson.“O prefeito está muito tranquilo e diz que vai estar do lado de quem ajuda o município. Hoje, o governo já está investindo mais de R$ 10 milhões em Mâncio Lima. Então, o prefeito não ia deixar de apoiar um governo que está ajudando a cidade para embarcar em outro que não ajudou no passado e que não deu nenhuma esperança de que seria diferente no futuro”, conclui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o município de Mâncio Lima, Isaac Lima, recém-expulso do Partido dos Trabalhadores em deliberação ocorrida na última segunda-feira (14), disse ao ac24horas, por meio...</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comitiva-Lula-cop27-16nov-2022-848x477-1.png?resize=400%2C240&amp;ssl=1</text:p>
          </table:table-cell>
          <table:table-cell office:value-type="string" calcext:value-type="string">
            <text:p>Destaque 6</text:p>
          </table:table-cell>
          <table:table-cell office:value-type="string" calcext:value-type="string">
            <text:p>Lula diz que pedirá à ONU que Brasil sedie COP de 2025</text:p>
          </table:table-cell>
          <table:table-cell office:value-type="string" calcext:value-type="string">
            <text:p>https://ac24horas.com/2022/11/16/lula-diz-que-pedira-a-onu-que-brasil-sedie-cop-de-2025/</text:p>
          </table:table-cell>
          <table:table-cell office:value-type="string" calcext:value-type="string">
            <text:p>O presidente eleito, Luiz Inácio Lula da Silva (PT), disse nesta 4ª feira (16.nov.2022) que falará com o secretário-geral da ONU (Organização das Nações Unidas), António Guterres, para que a COP de 2025 seja realizada no Brasil.“Pode ficar certo que nós vamos falar com o secretário-geral da ONU e vamos pedir para que essa COP de 2025 seja feita no Brasil, que seja feita na Amazônia”, afirmou durante discurso em painel da Amazônia na COP27, conferência do clima sediada no Egito.Segundo o petista, as pessoas que defendem a Amazônia precisam conhecer a região. “Na Amazônia tem 2 Estados aptos para receber qualquer conferência internacional, que é o Estado do Amazonas e o Estado do Pará”, disse o presidente eleito olhando para governadores que compareceram ao evento. “Aí vocês discutem entre vocês quem é que tem mais a oferecer do ponto de vista de infraestrutura.”Lula também falou que fará “o Brasil conviver democraticamente com os seus representantes” por meio de reuniões periódicas com os governadores e prefeitos para acabar com o desmatamento ilegal. “Não dá para evitar queimadas sem falar com os prefeitos”, explicou.Assista ao pronunciamento de Lula na COP27 (10min04s):O ex-presidente participou do painel “Carta da Amazônia – uma agenda comum para a transição climática”, no qual o governador Helder Barbalho (MDB-PA) leu uma carta dos governadores pela Amazônia.Também estavam presentes:os governadores: Waldez (PDT-AP) Gladson Cameli (PP-AC), Mauro Mendes (União-MT), Wanderlei Barbosa (Republicanos-TO), e Marcos Rocha (União-RO);os senadores: Randolfe Rodrigues (Rede-AP), Alessandro Vieira (Rede-SE), Eliziane Gama (PPS-MA), Mauro Carvalho (União Brasil-MT), Jean Paul Prates (PT-RN), Katia Abreu (PP-TO);os deputados federais: Airton Faleiro (PT-PA), Alessandro Molon (PSB-RJ), Joenia Wapichana (Rede-RR), Sônia Guajajara (Psol-SP), Carlos Veras (PT-PE), Rodrigo Augustinho (PSB-SP) e Julio Delgado (PV-MG); a representante da ONU no Brasil, Silvi Rucks; os ex-ministros Fernando Haddad (PT) e Marina Silva (Rede); e o ministro do TCU (Tribunal de Contas da União), Vital do Rego também estavam presentes, além deputados estaduais, embaixadores e outras autoridades.O presidente eleito foi convidado para participar da COP27 logo depois de confirmada a sua vitória no 2º turno das eleições.LULA NA COP27Na 3ª feira (15.nov), o petista se reuniu a portas fechadas com as autoridades climáticas dos Estados Unidos e da China -respectivamente, John Kerry e Xie Zhen.Além de Kerry e Zhenhua, Lula também se encontrou com senadores brasileiros na 3ª feira (15.nov) na COP27.O futuro presidente tem os seguintes compromissos na conferência da ONU para o clima:4ª feira (16.nov) às 12h15 — faz pronunciamento na área da ONU;5ª feira (17.nov) às 5h — encontro com representantes da sociedade civil brasileira, no Brazil Hub; e5ª feira (17.nov) às 10h — encontro com o Fórum Internacional dos Povos Indígenas/Fórum dos Povos sobre Mudança Climática.Ele não detalhou o horário em que deve se encontrar com Frans Timmermans nesta 4ª feira (16.nov).Lula foi ao Egito participar da COP27 a bordo de um avião de José Seripieri Junior, empresário ex-dono da Qualicorp e dono da QSaúde.Próximo de Lula, Júnior, como é conhecido, foi um dos primeiros donos de empresa a se encontrarem com o então candidato a presidente durante a campanha eleitoral. O jato é do modelo Gulfstream G600 e tem capacidade para transportar 16 pesso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sidente eleito, Luiz Inácio Lula da Silva (PT), disse nesta 4ª feira (16.nov.2022) que falará com o secretário-geral da ONU (Organização das Nações Unidas), António...</text:p>
          </table:table-cell>
          <table:table-cell office:value-type="string" calcext:value-type="string">
            <text:p>CNN Brasil</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09/JERRY-CORREIA-PREFEITO-ASSIS.jpg?resize=400%2C240&amp;ssl=1</text:p>
          </table:table-cell>
          <table:table-cell office:value-type="string" calcext:value-type="string">
            <text:p>Coluna do Astério</text:p>
          </table:table-cell>
          <table:table-cell office:value-type="string" calcext:value-type="string">
            <text:p>PT: De quem é a culpa?</text:p>
          </table:table-cell>
          <table:table-cell office:value-type="string" calcext:value-type="string">
            <text:p>https://ac24horas.com/2022/11/16/pt-de-quem-e-a-culpa/</text:p>
          </table:table-cell>
          <table:table-cell office:value-type="string" calcext:value-type="string">
            <text:p>O prefeito de Assis Brasil, Jerry Correia, em via de ser expulso do PT, afirmou que, “a culpa de sua expulsão do partido é do Jorge Viana”. Na verdade, Jerry quer arranjar um bode expiatório para sua postura durante a campanha eleitoral. Mais do que ninguém, o prefeito Correia deveria saber o que diz o estatuto do PT sobre infidelidade partidária. Ele sabe que a culpa não é de Jorge Viana, mas precisa se justificar diante dos eleitores petistas de sua cidade.O mínimo que poderia ter feito era pedir licença, afastamento ou até mesmo o desligamento do PT para apoiar outros candidatos. Fazer o que o governador Gladson Cameli fez quando decidiu apoiar a reeleição da ex-prefeita Socorro Neri (PSB à época), eleita deputada federal recentemente pelo PP. E o que o prefeito Bocalom fez agora para apoiar a candidatura de Sérgio Petecão (PSD). Os dois pediram afastamento do PROGRESSISTA. Muito embora o PT nem aceite esse tipo de postura, mas publicamente seria aceitável.Por que os petistas de Xapuri não pediram a expulsão do prefeito Bira Vasconcelos? Jerry Correia poderia responder: Porque apoiou Jorge Viana para o governo! A Resposta é não, e não. O Bira apoiaria qualquer candidato definido pelo PT em convenção, inclusive o deputado Jenilson Leite (PSB) se a aliança tivesse dado certo. A postura do Bira desmonta qualquer argumento contrário, principalmente por ter Gladson Cameli como parceiro institucional sem ter transgredido o estatuto do PT. Portanto, a culpa não é do Jorge Viana é dele mesmo, do Jerry, muito menos do PT. Regras são regras…“A culpa é do mordomo”. (Alfred Hitchcock). Uma coisa é certa:. Depois desse movimento patriota todo, a maioria das pessoas aprenderão a cantar corretamente o Hino Nacional.. Região de fronteira do Vale do Acre carecendo de uma operação em larga escala para conter a onda de violência.. É o que pedem os habitantes da região.. A situação é tensa!. O governador Gladson Cameli já embarcou nas propostas da COP 27 e articula a vinda de recursos para o Acre.. Certo ele!. O sucesso ou fracasso do governo recai sobre o seu espinhaço.. Gladson sempre dá um passo à frente na política.. Quem não parou de trabalhar um minuto sequer foi o deputado federal e senador eleito Alan Rick (União Brasil).. Por falar em União Brasil, notícias vindas do DF dão conta de que o partido poderá fazer parte da base do futuro governo Lula/Alckmin.. O Alckmin é um lorde!. O PSD do senador Petecão já enfiou a bola na caçapa.. Subestimar o poder de influência dos Vianas (mesmo sem mandato) no futuro governo Lula é um erro de avaliação política.. Porém, tem gente que ache que não.. O prefeito Tião Bocalom precisa focar na sua reeleiçã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Assis Brasil, Jerry Correia, em via de ser expulso do PT, afirmou que, “a culpa de sua expulsão do partido é do Jorge...</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2/11/FUNDO_DINHEIRO.jpg?resize=400%2C240&amp;ssl=1</text:p>
          </table:table-cell>
          <table:table-cell office:value-type="string" calcext:value-type="string">
            <text:p>Destaque 4</text:p>
          </table:table-cell>
          <table:table-cell office:value-type="string" calcext:value-type="string">
            <text:p>Campanha ao governo do Acre e Senado custou R$ 31,4 milhões em 2022</text:p>
          </table:table-cell>
          <table:table-cell office:value-type="string" calcext:value-type="string">
            <text:p>https://ac24horas.com/2022/11/16/campanha-ao-governo-do-acre-e-senado-custou-r-314-milhoes-em-2022-sobras-de-campanha-chegam-a-r13-milhao/</text:p>
          </table:table-cell>
          <table:table-cell office:value-type="string" calcext:value-type="string">
            <text:p>As campanhas para governador e senador do Acre custaram mais de R$ 31,4 milhões. Esse montante tem origem de fundo eleitoral e partidário, além de doações de pessoas físicas e jurídicas, sendo a maior parte dinheiro público.O candidato David Hall, do Avante, não declarou receita nem despesa na plataforma DivulgaCandContas, do Tribunal Superior Eleitoral, informando como sobra o ingresso de R$100 mil do Fundão – e a campanha mais cara foi a vitoriosa: Gladson Cameli, do PP, que recebeu R$4.079.999,99, 100% do Fundão.O Acre teve sete candidatos a governador em 2022. Todos os candidatos que tiveram receita e despesa apresentaram gasto menor que o valor recebido, levando em conta o que foi pago: os gastos somaram mais de R$ 16 milhões, o que indica sobras de campanha que podem passar dos R$306 mil.As prestações de contas ainda não foram julgadas pela Justiça Eleitoral. Em nota do dia 31 de outubro, o TSE informa que passado o segundo turno das Eleições Gerais de 2022, os partidos políticos e os candidatas que concorreram no pleito, inclusive aos cargos de vice-presidente e vice-governador, têm até o dia 19 de novembro para apresentar as prestações de contas das respectivas campanhas eleitorais referentes aos dois turnos. Vale lembrar que a diplomação dos eleitos é condicionada à apresentação e ao julgamento das contas pela Justiça Eleitoral.Para o Senado, a disputa foi ainda mais afunilada com oito postulantes e Alan Rick o eleito para a única vaga do Acre. No total, os candidatos informaram ter recebido mais de R$ 15,1 milhões com gastos que superaram R$ 14,3 milhões.Em algumas campanhas houve doação a outras candidaturas. Marcia Bittar, do PL, doou R$ 355 mil do valor recebido para outros candidatos. Nazaré Araújo doou R$808.327,50. Ney Amorim, do Podemos, declarou igual valor para receita e despesa.Na soma dos pleitos ao governo e Senado, o total de sobras de campanha pode chegar a R$ 1,3 milhão. Os dados são públicos e podem ser acessados por qualquer cidadão no endereçohttps://divulgacandcontas.tse.jus.br/divulga/#/.Saiba quanto cada candidato recebeu e gastou nestas eleições:GOVERNODavid Hall (Avante)Declaração informa R$100.000,00 de entrada e igual valor em sobras de campanha.Gladson Cameli (PP)Recebeu R$4.079.999,99Gastou R$4.077.836,89Jorge Viana (PT)Recebeu R$2.568.736,54Gastou R$2.462.596,06Mara Rocha (MDB)Recebeu R$2.980.195,00Gastou R$2.877.367,08Marcio Bittar (União Brasil)Recebeu R$3.399.321,39Gastou R$3.358.942,69Sergio Petecão (PSD)Recebeu R$3.066.000,00Gastou R$3.016.571,30Nilson Euclides (PSOL)Recebeu R$223.535,92Gastou R$213.127,50SENADOAlan Rick (União Brasil)Recebeu R$2.835.539,64Gastou R$2.835.458,46Dimas Sandas (AGIR)Informa R$950,00 de receita e despesaJenilson Leite (PSB)Recebeu R$1.779.935,00Gastou R$1.645.843,37Vanda Milani (PROS)Recebeu R$3.183.000,00Gastou R$2.778.135,05Marcia Bittar (PL)Recebeu R$2.107.527,25Gastou R$1.964.177,24Nazaré Araújo (PT)Recebeu R$3.228.233,18Gastou R$3.076.247,79Ney Amorim (Podemos)Recebeu R$1.724.494,65Gastou R$1.724.494,65Sanderson Moura (PSOL)Recebeu R$307.593,74Gastou R$307.390,50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s campanhas para governador e senador do Acre custaram mais de R$ 31,4 milhões. Esse montante tem origem de fundo eleitoral e partidário, além de doações...</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315699033_667439328079860_7746505341046759734_n.jpg?resize=400%2C240&amp;ssl=1</text:p>
          </table:table-cell>
          <table:table-cell office:value-type="string" calcext:value-type="string">
            <text:p>Cotidiano</text:p>
          </table:table-cell>
          <table:table-cell office:value-type="string" calcext:value-type="string">
            <text:p>No encontro com Lula na COP, Gladson fará referência ao projeto de dez anos para desenvolvimento</text:p>
          </table:table-cell>
          <table:table-cell office:value-type="string" calcext:value-type="string">
            <text:p>https://ac24horas.com/2022/11/15/no-encontro-com-lula-na-cop-gladson-fara-referencia-ao-projeto-de-dez-anos-para-desenvolvimento/</text:p>
          </table:table-cell>
          <table:table-cell office:value-type="string" calcext:value-type="string">
            <text:p>Na manhã desta quarta-feira (16) o governador Gladson Cameli estará reunido com o presidente eleito Lula na COP 27, no Egito.Junto com governadores de estados que integram a Amazônia Legal, o governador do Acre busca do presidente eleito um compromisso com a ampliação de alianças junto ao governo federal para o apoio a ações de preservação da floresta.No encontro, os governadores pretendem entregar uma carta contendo interesses políticos e econômicos de cada Estado. O Acre leva à COP o esboço de um plano de desenvolvimento de dez anos, que busca gerar emprego e renda, garantindo a sustentabilidade da região amazônica.Além de Gladson, devem participar do encontro Mauro Mendes (União Brasil), do Mato Grosso, Helder Barbalho (MDB), do Pará, Wanderlei Barbosa (Republicanos), o Tocantins e Marcos Rocha (União Brasil), de Rondôn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manhã desta quarta-feira (16) o governador Gladson Cameli estará reunido com o presidente eleito Lula na COP 27, no Egito. Junto com governadores de estados...</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15/11/2022</text:p>
          </table:table-cell>
          <table:table-cell office:value-type="string" calcext:value-type="string">
            <text:p>https://i0.wp.com/ac24horas.com/wp-content/uploads/2022/11/GLADSON-COP.jpg?resize=400%2C240&amp;ssl=1</text:p>
          </table:table-cell>
          <table:table-cell office:value-type="string" calcext:value-type="string">
            <text:p>Destaque 4</text:p>
          </table:table-cell>
          <table:table-cell office:value-type="string" calcext:value-type="string">
            <text:p>Gladson se reúne com governo americano e propõe projeto de desenvolvimento sustentável</text:p>
          </table:table-cell>
          <table:table-cell office:value-type="string" calcext:value-type="string">
            <text:p>https://ac24horas.com/2022/11/15/gladson-se-reune-com-governo-americano-e-propoe-projeto-de-desenvolvimento-sustentavel/</text:p>
          </table:table-cell>
          <table:table-cell office:value-type="string" calcext:value-type="string">
            <text:p>Cada vez mais governos e instituições não-governamentais estão com o olhar voltado para o desenvolvimento sustentável tendo em vista objetivos comuns de conservação da natureza e no combate às queimadas ilegais. E para fortalecer as parceiras desse eixo, o governador Gladson Cameli, se reuniu nesta segunda-feira, 14, durante a COP27, no Egito, com representantes do governo americano.O encontro foi organizado por meio do GCF (Task Force), com participação do Instituto de Pesquisa Ambiental da Amazônia (IPAM) e contou com a participação dos governadores Helder Barbalho do Pará e de Mauro Mendes do Mato Grosso.Os parceiros Daniel Kandy, diretor de Paisagem Sustentável dos Estados Unidos, Evan Norman da Agência dos Estados Unidos para o Desenvolvimento Internacional (Usaid) e Shira Yoffe, assessora sênior do Serviço Florestal dos Estados Unidos, fizeram uma apresentação dos projetos que ajudam a desenvolver ao redor do mundo e disseram que têm muito a contribuir com o Brasil e sobretudo com o Acre.Para o governador Gladson Cameli, a aproximação entre USA e estados amazônicos visa potencializar objetivos comuns. Cameli disse que precisa de apoio para ampliar as ações de combate e monitoramento às queimadas.“Nós já trabalhamos para colocar sempre as pessoas em primeiro lugar. Então esses objetivos se encaixam em nossos projetos de governo. Nessa reunião, o Acre abre um novo trilho de investimento e cooperação para políticas de desenvolvimento com conservação natural. Estamos dispostos a encontrar soluções para nossos problemas. Por isso, não poderíamos deixar de pedir apoio tecnológico para ampliação dos serviços que já executamos no combate às queimadas ilegais”, pontuou Cameli.O diretor de Paisagem nos Estados Unidos, Daniel Kandt, disse que se inicia agora uma nova fase dessa parceria com o Brasil. “Estamos aqui porque temos uma história de conservação. O governo dos Estados Unidos está disposto a colaborar em todos os níveis de governo. Estamos aqui para ouvir quais as prioridades e quais os desafios para que os estados que compõem a Amazônia Legal possam ter mais desempenho nos combates aos ilícitos ambientais”, enfat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ada vez mais governos e instituições não-governamentais estão com o olhar voltado para o desenvolvimento sustentável tendo em vista objetivos comuns de conservação da natureza e...</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COP-27.jpg?resize=400%2C240&amp;ssl=1</text:p>
          </table:table-cell>
          <table:table-cell office:value-type="string" calcext:value-type="string">
            <text:p>Acre</text:p>
          </table:table-cell>
          <table:table-cell office:value-type="string" calcext:value-type="string">
            <text:p>Governadores da Amazônia vão propor aliança a Lula na COP27</text:p>
          </table:table-cell>
          <table:table-cell office:value-type="string" calcext:value-type="string">
            <text:p>https://ac24horas.com/2022/11/14/governadores-da-amazonia-vao-propor-alianca-a-lula-na-cop27/</text:p>
          </table:table-cell>
          <table:table-cell office:value-type="string" calcext:value-type="string">
            <text:p>Pelo menos cinco governadores dos estados que compõem a região da Amazônia Legal vão entregar uma carta ao presidente eleito, Luiz Inácio Lula da Silva (PT), na COP27, propondo uma aliança com o governo federal para a preservação da floresta.Os governadores vão se encontrar com Lula nesta quarta-feira (16), no estande que o consórcio montou no espaço da Cúpula do Clima da ONU, em Sharm el-Sheik, no Egito.A carta ainda está sendo negociada entre os governadores e terá que incorporar pontos específicos que satisfaçam minimamente os interesses políticos e econômicos de cada estado.As diferenças entre essas posições ficaram claras nesta segunda-feira (14) durante um encontro na COP27 com as presenças dos governadores do Acre, Gladson Cameli; do Mato Grosso, Mauro Mendes; do Pará, Helder Barbalho; do Tocantins, Wanderlei Barbosa; e de Rondônia, Marcos Rocha.Barbalho, que está liderando o grupo temporariamente na COP27 devido à ausência de Waldez Góes, governador do Amapá e presidente do consórcio, foi o mais enfático na defesa de uma aliança com as políticas ambientais de Lula.Segundo ele, o ponto fundamental do encontro com o presidente eleito será deixar claro que “os estados serão aliados do governo federal na agenda de desenvolvimento sustentável e social e que devem adotar uma pauta deve ser de comprometimento com a redução das emissões, com soluções econômicas para a Amazônia e o Brasil”.Um dos primeiros nomes a convidar Lula para participar da COP27, o governador do Pará disse que a presença do presidente eleito coloca o país em uma posição de protagonismo.Um patamar de protagonismo positivo, reinserindo o Brasil no centro dessas discussões. Compreendo que o diálogo com o governo federal será um facilitador para que possamos unir esforços em torno da agenda que reciprocamente e coletivamente vamos construir , disse Helder.O governador do Mato Grosso, Mauro Mendes, que apoiou o presidente Jair Bolsonaro (PL) na disputa eleitoral, foi bem mais reservado nas observações sobre Lula, preferindo dar destaque a mensagens para outros países.Respondendo a uma pergunta da CNN Brasil, Mendes disse que carta ao presidente eleito vai falar da importância da Amazônia para o país e para o mundo num “tom diferente”.“Queremos discutir a Amazônia num tom de respeito ao nosso país, para discutir o pagamento de serviços ambientais e a valorização da floresta. Precisamos garantir o respeito à Amazônia e a todos os que vivem lá.Preservar a floresta nós queremos, mas também queremos que o povo da Amazônia possa ter direito de continuar crescendo e se desenvolvendo”, afirmou.O governador de Mato Grosso também reclamou do comportamento de certos países que pressionam o Brasil para acabar com o desmatamento.Nós queremos ser tratados com respeito. (É preciso que os países) parem de nos ameaçar com embargos, o que é uma grande balela. Sem o Brasil como um player mundial, o preço dos alimentos dobrariadisse o governador do Mato GrossoMendes disse que o Brasil precisa ser respeitado pelos grandes ativos que o país possui, entre eles a própria floresta amazônic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elo menos cinco governadores dos estados que compõem a região da Amazônia Legal vão entregar uma carta ao presidente eleito, Luiz Inácio Lula da Silva (PT),...</text:p>
          </table:table-cell>
          <table:table-cell office:value-type="string" calcext:value-type="string">
            <text:p>CNN Brasil</text:p>
          </table:table-cell>
          <table:table-cell table:number-columns-repeated="16376"/>
        </table:table-row>
        <table:table-row table:style-name="ro1">
          <table:table-cell office:value-type="string" calcext:value-type="string">
            <text:p>14/11/2022</text:p>
          </table:table-cell>
          <table:table-cell office:value-type="string" calcext:value-type="string">
            <text:p>https://i0.wp.com/ac24horas.com/wp-content/uploads/2022/11/WhatsApp-Image-2022-11-14-at-10.08.38.jpeg?resize=400%2C240&amp;ssl=1</text:p>
          </table:table-cell>
          <table:table-cell office:value-type="string" calcext:value-type="string">
            <text:p>Destaque 4</text:p>
          </table:table-cell>
          <table:table-cell office:value-type="string" calcext:value-type="string">
            <text:p>Gladson diz que Lula “não é presidente de esquerda ou de direita, mas sim do povo”</text:p>
          </table:table-cell>
          <table:table-cell office:value-type="string" calcext:value-type="string">
            <text:p>https://ac24horas.com/2022/11/14/na-cop-27-gladson-diz-que-lula-nao-e-presidente-de-esquerda-ou-de-direita-mas-sim-do-povo/</text:p>
          </table:table-cell>
          <table:table-cell office:value-type="string" calcext:value-type="string">
            <text:p>Nesta segunda-feira, 14, o governador Gladson Cameli (Progressistas), declarou durante a 27º edição da Conferência das Partes das Nações Unidas (COP27), realizada em Sharm el-Sheikh, no Egito, que vai participar na quarta-feira, 16, com os governadores de Estados amazônicos que integram o Consórcio Interestadual Amazônia Legal, de um encontro com o presidente eleito, Luiz Inácio Lula da Silva (PT), onde devem reforçar o compromisso dos governos estaduais em reforçar a fiscalização do desmatamento na Amazônia Legal e a necessidade de mais investimentos nos Estados, inclusive em infraestrutura. A declaração foi divulgada pelo site nacional Metrópoles.Questionado sobre o resultado das eleições, Cameli defendeu que a politização deve ser encerrada, haja vista que, Lula deverá ser presidente do povo brasileiro – e não somente da esquerda. “A eleição acabou. Desci do palanque e estou pronto para ajudar no que for necessário. Temos as políticas ambientais e as políticas do agronegócio”, declarou.Os demais Governadores da Amazônia que declararam apoio à reeleição de Jair Bolsonaro (PL) também indicaram ao tablóide estar dispostos a trabalhar junto ao novo governo para reduzir o desmatamento ilegal na região. Eles ponderam, contudo, que políticas do agronegócio não podem ser deixadas de lad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esta segunda-feira, 14, o governador Gladson Cameli (Progressistas), declarou durante a 27º edição da Conferência das Partes das Nações Unidas (COP27), realizada em Sharm el-Sheikh, no...</text:p>
          </table:table-cell>
          <table:table-cell office:value-type="string" calcext:value-type="string">
            <text:p>Marcos Venicios</text:p>
          </table:table-cell>
          <table:table-cell table:number-columns-repeated="16376"/>
        </table:table-row>
        <table:table-row table:style-name="ro1">
          <table:table-cell office:value-type="string" calcext:value-type="string">
            <text:p>13/11/2022</text:p>
          </table:table-cell>
          <table:table-cell office:value-type="string" calcext:value-type="string">
            <text:p>https://i0.wp.com/ac24horas.com/wp-content/uploads/2022/11/Captura-de-Tela-2022-11-13-às-07.44.04.png?resize=400%2C240&amp;ssl=1</text:p>
          </table:table-cell>
          <table:table-cell office:value-type="string" calcext:value-type="string">
            <text:p>Destaque 7</text:p>
          </table:table-cell>
          <table:table-cell office:value-type="string" calcext:value-type="string">
            <text:p>No Egito, Gladson se reúne com investidores para tratar de desenvolvimento sustentável</text:p>
          </table:table-cell>
          <table:table-cell office:value-type="string" calcext:value-type="string">
            <text:p>https://ac24horas.com/2022/11/13/no-egito-gladson-se-reune-com-investidores-para-tratar-de-desenvolvimento-sustentavel/</text:p>
          </table:table-cell>
          <table:table-cell office:value-type="string" calcext:value-type="string">
            <text:p>O governador Gladson Cameli (Progressistas) que se encontra na Conferência das Nações Unidas sobre Mudanças Climáticas – COP 27, na cidade de Sharm El-Sheikh, no Egito, usou as redes sociais no sábado, 12, com investidores para discutir políticas de desenvolvimento sustentável para o Acre.O encontro ocorreu investidores suíços, Enric Arderiu – CEO da Global Head of Environmental Products Suíça, Celso Fiori, da Global Head of Environmental Products Brasil e o diretor executivo do Earth Innovation Institute (EEI), Daniel Nepstad, juntos, traçaram planos para o desenvolvimento da amazônia. “Para dialogarmos sobre as alternativas de investimentos para políticas de desenvolvimento e sustentabilidade para o nosso Estado Estamos em busca de uma agenda ambiental que permita preservar nosso planeta, sobretudo o Acre, para nossas futuras gerações” declarou.Cameli aproveitou para deixar claro sua grande responsabilidade com o povo acreano no próximo mandato. “Para que assim possamos gerar desenvolvimento especialmente para nosso povo. A nossa responsabilidade é enorme!”,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que se encontra na Conferência das Nações Unidas sobre Mudanças Climáticas – COP 27, na cidade de Sharm El-Sheikh, no Egito,...</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11/11/2022</text:p>
          </table:table-cell>
          <table:table-cell office:value-type="string" calcext:value-type="string">
            <text:p>https://i0.wp.com/ac24horas.com/wp-content/uploads/2022/11/Samu-Pedro-Pascoal.jpg?resize=400%2C240&amp;ssl=1</text:p>
          </table:table-cell>
          <table:table-cell office:value-type="string" calcext:value-type="string">
            <text:p>Acre</text:p>
          </table:table-cell>
          <table:table-cell office:value-type="string" calcext:value-type="string">
            <text:p>Pedro Pascoal pede demissão e não é mais coordenador do SAMU</text:p>
          </table:table-cell>
          <table:table-cell office:value-type="string" calcext:value-type="string">
            <text:p>https://ac24horas.com/2022/11/11/pedro-pascoal-pede-demissao-e-nao-e-mais-coordenador-do-samu/</text:p>
          </table:table-cell>
          <table:table-cell office:value-type="string" calcext:value-type="string">
            <text:p>Nomeado em março de 2019, o Diário Oficial publicou na edição desta sexta-feira, 11, o pedido de demissão do médico Pedro Pascoal do cargo de Coordenador Estadual do Serviço de Atendimento Móvel de Urgência (SAMU, da Secretaria de Estado de Saúde (SESACRE).Considerado um dos melhores quadros da saúde estadual, tanto que estava no cargo desde o início do governo praticamente, o pedido de demissão surpreendeu. Oac24horasconversou com o médico que explicou que sua exoneração foi por questões pessoais. “Serei extremamente grato ao governador Gladson Cameli, mas fiz questão, neste momento, de optar por ficar mais próximo da minha família. Estou em São Paulo, onde mora a minha mãe. É sempre uma decisão difícil pelo trabalho que realizamos no SAMU”, afirma.Pascoal destaca alguns avanços como o aumento do recurso de repasse de R$ 1,1 para R$ 1,7 milhões de reais, habilitação da aeronave do CIOPAER com valor integral e disponível 100% para o SAMU e implantação de rádio comunicação digital de Assis Brasil até Cruzeiro do Sul e a aquisição de 28 ambulâncias com recursos próprios. “Antes de sair do cargo ainda ainda recebi a informação de que, no máximo, até fevereiro, vamos receber mais 10 ambulâncias para o SAMU”, explica.Na mesma edição do Diário foi nomeado para o cargo, Eduardo Formiga Noguei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meado em março de 2019, o Diário Oficial publicou na edição desta sexta-feira, 11, o pedido de demissão do médico Pedro Pascoal do cargo de Coordenador...</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PREFEITURA-2024.jpg?resize=400%2C240&amp;ssl=1</text:p>
          </table:table-cell>
          <table:table-cell office:value-type="string" calcext:value-type="string">
            <text:p>Coluna do Astério</text:p>
          </table:table-cell>
          <table:table-cell office:value-type="string" calcext:value-type="string">
            <text:p>Os prefeituráveis de Rio Branco</text:p>
          </table:table-cell>
          <table:table-cell office:value-type="string" calcext:value-type="string">
            <text:p>https://ac24horas.com/2022/11/10/os-prefeituraveis-de-rb/</text:p>
          </table:table-cell>
          <table:table-cell office:value-type="string" calcext:value-type="string">
            <text:p>Uma eleição sempre está engatilhada na outra e a próxima é para vereador e prefeito. Na capital, alguns nomes já começam a aparecer para disputar com o prefeito Tião Bocalom (PROGRESSISTAS) que tentará a reeleição. Mara Rocha (MDB), Marcus Alexandre (PT), Ney Amorim (PODEMOS) e Jenilson Leite. Fala-se até na ex-deputada federal Vanda Milani (PROS).Discorrer sobre eleição para prefeito há cerca de dois anos do pleito é ruim só para quem governa, mas para partidos e candidatos o processo já começou na capital e no interior com possíveis candidatos que começam a ser colocados no tabuleiro. Em Cruzeiro do Sul, por exemplo, que é a segunda maior cidade do Acre, a deputada federal Jéssica Sales (MDB) já se lançou. O mesmo ocorre em vários municípios do Vale do Acre.O embate maior vai se dar entre candidatos ligados ao governador Gladson Cameli (PROGRESSISTA) e ao PT de Jorge Viana. As duas maiores forças eleitorais que foram excluídas das urnas na última eleição. O PT, inclusive, pretende repetir a receita do Lula construindo um arco de alianças com partidos que compõem a base do governo como o MDB, PSD, PV e PC do B.“O animal é tão ou mais sábio que o homem: Conhece a medida de sua necessidade, enquanto o homem a ignora”. (Demócrito). O secretário de Educação e o adjunto, Aberson Carvalho e Tião Flores respectivamente, devem permanecer como titulares da pasta a partir de janeiro do ano que vem.. A Educação está pronta para grandes conquistas a partir do ano que vem.. É o que se escuta, o que se fala nos corredores do Palácio Rio Branco..  Cabos eleitorais e similares denunciam na imprensa a loba que pegaram de candidatos na campanha eleitoral.. O endereço certo para a denúncia é o TRE ou calem-se até a próxima eleição quando estarão apoiando os mesmos candidatos.. No embalo que vai não duvidem se o senador eleito Alan Rick (União Brasil) suceder o governador Gladson Cameli (PROGRESSISTA).. Gladson voltará ao Senado, se tudo caminhar nos conformes.. Quanto à vice, senadora Mailza Gomes (PROGRESSISTA), terá dois anos e meio para tentar viabilizar sua candidatura ao governo.. É perfeitamente natural se o Gladson Cameli se afastar para disputar o Senado.. A eleição do deputado Luís Gonzaga (PSDB) para a presidência da Assembleia Legislativa está consolidada.. O deputado Luiz Tchê (PDT), como um parlamentar muito experiente, sabe muito bem disso.. Nicolau Júnior (PROGRESSISTA) vai para a primeira secretaria.. A pergunta é:. Para onde vai a deputada federal Mara Rocha se o MDB amasiar com o PT como deseja Flaviano Melo e Jorge Viana.. Não sabe o que é amasiar?. É exatamente o que os partidos fazem, se mancornam.. Com o tal do relatório do Ministério da Defesa a montanha pariu um rato.. Pelo sim, pelo não, o Xandão tem que ficar de olho no peixe e no gat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eleição sempre está engatilhada na outra e a próxima é para vereador e prefeito. Na capital, alguns nomes já começam a aparecer para disputar com...</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GALDSON_CN.jpg?resize=400%2C240&amp;ssl=1</text:p>
          </table:table-cell>
          <table:table-cell office:value-type="string" calcext:value-type="string">
            <text:p>Destaque 6</text:p>
          </table:table-cell>
          <table:table-cell office:value-type="string" calcext:value-type="string">
            <text:p>Gladson critica atos pós-segundo turno e quer diálogo com Lula</text:p>
          </table:table-cell>
          <table:table-cell office:value-type="string" calcext:value-type="string">
            <text:p>https://ac24horas.com/2022/11/10/gladson-critica-atos-pos-segundo-turno-e-quer-dialogo-com-lula/</text:p>
          </table:table-cell>
          <table:table-cell office:value-type="string" calcext:value-type="string">
            <text:p>Em entrevista ao Metrópoles, o governador reeleito do Acre, Gladson Cameli (PP), criticou as manifestações registradas nos últimos dias que impediram a circulação de carros em estradas de todo país. Desde o dia 30 de outubro, apoiadores do presidente Jair Bolsonaro (PL) foram às ruas para protestar contra a vitória de Luiz Inácio Lula da Silva (PT).Cameli, que é aliado de Bolsonaro, requisitou a ação das forças de segurança do estado para impedir os bloqueios das rodovias BR-364 e BR-367, sob risco de impacto no abastecimento do estado.“É preciso ter bem claro que todos têm o direito de se manifestar. Porém, essa manifestação tem que ser pacífica e ordeira, sem atrapalhar a vida do cidadão. Nosso estado não pode correr o risco de desabastecimento, ainda mais de produtos e serviços essenciais”, disse.Cameli foi questionado sobre a inação do presidente para demover os apoiadores dos atos. O governador acreano avaliou que “antes de tudo, o presidente é um patriota e democrata”. “Como ele mesmo diz, sempre trabalhou dentro das quatro linhas da Constituição”, defendeu.Bolsonaro só pediu aos apoiadores que desobstruíssem as rodovias dois dias depois do início dos atos, que começaram ao final do segundo turno das eleições. Na ocasião, o presidente disse que o “fechamento de rodovias prejudica o direito de ir e vir das pessoas e apelou: “Desobstruam as rodovias, isso não faz parte das manifestações legítimas”.O pedido de Bolsonaro somado ao uso de força policial surtiu efeito e grandes partes dos bloqueios foram contornados. Até a tarde dessa quarta-feira (9/11), as rodovias do país não registravam mais bloqueios e interdições, segundo a Polícia Rodoviária Federa (PRF).“Gratidão a Bolsonaro”Eleito ainda no primeiro turno, Cameli trabalhou durante todo segundo turno para consolidar votos a Bolsonaro no Acre. O atual presidente já havia vencido Lula no estado e foi o candidato mais votado em 18 das 22 cidades, no dia 30 de outubro.Para o governador do estado, os votos do eleitorado acreano a Bolsonaro podem ser interpretados como “gratidão do eleitor a tudo que o governo federal fez pelo nosso estado”.“Desde o começo, trabalhamos muito pela candidatura de Bolsonaro porque acreditamos que ele foi um grande parceiro para o estado do Acre. Somos um estado que ainda depende muito das verbas federais e nesse governo tivemos apoio para avançar em diversas áreas como segurança, saúde, educação. Então, essa vitória no estado pode ser vista como a gratidão do eleitor acreano a tudo o que o governo federal fez pelo nosso estado”, disse ao Metrópoles.Conversa com LulaO governador afirma que, apesar de ter feito campanha para Bolsonaro nas eleições, está aberto a dialogar com o presidente eleito. “Quando chegar a hora de nos sentarmos e discutirmos, penso que vou estar a frente do Luiz Inácio Lula da Silva, presidente de todos os brasileiros”, enfatizou.“Estou preparado para ir como Gladson Cameli, governador de todos os acreanos. A eleição já passou, as siglas partidárias têm que estar em segundo plano. Por exemplo, aqui no estado do Acre, temos alguns municípios em que os prefeitos são do PT. E a maioria deles me apoiou para a reeleição, num sinal de que é possível colocar o bem-estar das pessoas em primeiro lugar”, prosseguiu.Segundo Cameli, Lula deu “recado claro de que pretende fazer um governo de pacificação quando escolheu Geraldo Alckmin, um ex-adversário como vice”. “De nossa parte, vamos continuar trabalhando colocando em primeiro lugar as pessoas”, finaliz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entrevista ao Metrópoles, o governador reeleito do Acre, Gladson Cameli (PP), criticou as manifestações registradas nos últimos dias que impediram a circulação de carros em...</text:p>
          </table:table-cell>
          <table:table-cell office:value-type="string" calcext:value-type="string">
            <text:p>Da redação ac24horas</text:p>
          </table:table-cell>
          <table:table-cell table:number-columns-repeated="16376"/>
        </table:table-row>
        <table:table-row table:style-name="ro1">
          <table:table-cell office:value-type="string" calcext:value-type="string">
            <text:p>09/11/2022</text:p>
          </table:table-cell>
          <table:table-cell office:value-type="string" calcext:value-type="string">
            <text:p>https://i0.wp.com/ac24horas.com/wp-content/uploads/2022/06/PALACIO-OUTRA.jpg?resize=400%2C240&amp;ssl=1</text:p>
          </table:table-cell>
          <table:table-cell office:value-type="string" calcext:value-type="string">
            <text:p>Acre</text:p>
          </table:table-cell>
          <table:table-cell office:value-type="string" calcext:value-type="string">
            <text:p>Gladson exonera diretores e faz novas nomeações pelo Diário Oficial</text:p>
          </table:table-cell>
          <table:table-cell office:value-type="string" calcext:value-type="string">
            <text:p>https://ac24horas.com/2022/11/09/fim-de-mandato-gladson-exonera-diretores-e-faz-novas-nomeacoes-pelo-diario-desta-quarta/</text:p>
          </table:table-cell>
          <table:table-cell office:value-type="string" calcext:value-type="string">
            <text:p>Com o fim do governo se aproximando, o governador Gladson Cameli volta a fazer alterações em cargos comissionados. Vale lembrar que mesmo que vai permanecer no próximo governo vai ser exonerado, já que como se trata oficialmente de uma nova administração, é preciso que seus integrantes sejam nomeados.Na edição desta quarta-feira, 9, Gladson exonerou dois diretores de secretarias diferentes. Foram demitidos Alisson Bezerra de Oliveira do cargo de Diretor, da Secretaria de Estado de Empreendedorismo e Turismo – SEET e Renê Roberto Nobre de Fontes, diretor do cargo de Diretor, da Secretaria de Estado do Meio Ambiente e das Políticas Indígenas – SEMAPI.Já Francisco Nazareno da Silva foi exonerado do cargo de chefe de departamento no Instituto de Meio Ambiente do Acre (IMAC), mas foi nomeado como diretor na Secretaria de Estado de Empreendedorismo e Turismo – SEET.O Diário trouxe ainda as nomeações de Franciele da Cunha Pinheiro Gerhardt e Raimundo Carlos Mota Monteiro em uma CEC-4, na Secretaria de Estado de Desenvolvimento Urbano e Regional – SEDU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o fim do governo se aproximando, o governador Gladson Cameli volta a fazer alterações em cargos comissionados. Vale lembrar que mesmo que vai permanecer n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JESSICA-E-WEVERTON.jpg?resize=400%2C240&amp;ssl=1</text:p>
          </table:table-cell>
          <table:table-cell office:value-type="string" calcext:value-type="string">
            <text:p>Acre</text:p>
          </table:table-cell>
          <table:table-cell office:value-type="string" calcext:value-type="string">
            <text:p>“Acreano é enjoado”, diz Gladson a acreanos que vão ao Catar</text:p>
          </table:table-cell>
          <table:table-cell office:value-type="string" calcext:value-type="string">
            <text:p>https://ac24horas.com/2022/11/07/acreano-e-enjoado-diz-gladson-ao-parabenizar-acreanos-que-vao-ao-catar/</text:p>
          </table:table-cell>
          <table:table-cell office:value-type="string" calcext:value-type="string">
            <text:p>O governador Gladson Cameli (Progressistas) usou as redes sociais na tarde desta segunda-feira, 7, para parabenizar os dois acreanos que vão ao Catar participar direta e indiretamente da Copa do Mundo este ano. São eles o goleiro Weverton e a influenciadora digital Jessica Ingrede, ambos criados na região da Baixada da Sobral, em Rio Branco.Cameli lembrou o ditado que diz que todo acreano é enjoado. “E não tem nada que me deixe mais feliz do que ver o acreano brilhando para além das nossas fronteiras”, escreveu.O governador ressaltou que Weverton é a grande estrela da seleção brasileira e do Palmeiras. A influenciadora digital Jéssica Ingrede foi escolhida em concurso nacional da CBF para fazer parte do time de criadores de conteúdo da Copa.“Vale dizer que o Weverton e a Jéssica sempre carregam nossa bandeira por onde passam e isso diz muito do orgulho que eles têm de serem acreanos. Tenham certeza que torço e acredito em vocês. Sucesso na Copa!”, concluiu o governado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rogressistas) usou as redes sociais na tarde desta segunda-feira, 7, para parabenizar os dois acreanos que vão ao Catar participar direta e...</text:p>
          </table:table-cell>
          <table:table-cell office:value-type="string" calcext:value-type="string">
            <text:p>Thais Farias</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IMG_1047.jpg?resize=400%2C240&amp;ssl=1</text:p>
          </table:table-cell>
          <table:table-cell office:value-type="string" calcext:value-type="string">
            <text:p>Na rede</text:p>
          </table:table-cell>
          <table:table-cell office:value-type="string" calcext:value-type="string">
            <text:p>Concurso ‘Minha Rua é Louca pelo Brasil’ dará 350 quilos de carne, cerveja e outros prêmios em Cruzeiro do Sul</text:p>
          </table:table-cell>
          <table:table-cell office:value-type="string" calcext:value-type="string">
            <text:p>https://ac24horas.com/2022/11/07/concurso-minha-rua-e-louca-pelo-brasil-dara-350-quilos-de-carne-cerveja-e-outros-premios-em-cruzeiro-do-sul/</text:p>
          </table:table-cell>
          <table:table-cell office:value-type="string" calcext:value-type="string">
            <text:p>O concurso ‘Minha Rua é Louca pelo Brasil’ foi lançado nesta segunda-feira, 7, em Cruzeiro do Sul pela Associação Comercial, Federação das Associações Comerciais e Empresariais do Estado do Acre (Federacre), prefeitura do município, governo do Estado e duas empresas privadas.As inscrições poderão ser feitas a partir de hoje até o dia 18 na sede da Associação Comercial. Pelo menos 5 moradores das ruas deverão fazer as inscrições. As ruas enfeitadas para a Copa do Mundo serão julgadas e as três primeiras colocadas serão premiadas com 350 quilos de carne, bebida e outros itens.Segundo o vice-presidente da Associação Comercial do Alto Juruá, Assem Cameli, além dos setores de tintas e adereços, outros ramos de negócios estarão aquecidos no período. ” As pessoas vão caprichar na decoração e isso é bom para o comércio. Também vão se reunir e comemorar, o que aquece outros setores como o de bebidas, alimentos, transporte e outros”.O secretário de Esportes de Cruzeiro do Sul, Ademir Maciel, ressalta que será um momento de grande confraternização das famílias e vizinhos em torno do esporte. Ele afirma que 6 critérios devem ser seguidos pelos moradores para que as ruas estejam aptas à concorrerem.“A Comissão Julgadora fará suas avaliações, escolhas e votação ao seu livre e exclusivo arbítrio, mas com base nos seguintes critérios:criatividade, originalidade e harmonia da decoração; Alegria e integração dos moradores da rua ou condomínio; utilização da marca dos Promotores do Concurso; respeito à natureza, ao bem público e limpeza da rua ou condomínio; não utilização dos logotipos, palavras, títulos, símbolos e qualquer outra marca que esteja nas “diretrizes públicas – marcas oficiais da FIFA” ou em seu Site:https://www.fifa.com/fifaplus/en/tournaments/mens/worldcup/qatar2022“, explica.Aldemir destaca que a seleção brasileira vai jogar nos 24 e 28 de novembro e 2 dezembro e que a Comissão Julgadora, composta por 9 membros, vai visitar as ruas sempre um dia antes e dará notas de 5 a 10.Premiação1° Lugar:200 kg de carne para o churrasco da comemoração 25 Caixas de cerveja em lata; 15 fardo de refrigerantes de 2Lt; 1 Kit esportivo contendo: 2 bolas de futebol, 2 bolas de futsal, 2 bolas de Voleibol.2° Lugar:100 kg de carne para comemoração; 15 caixas de cerveja em Lata; 10 fardos de refrigerantes de 2Ls; 1 Kit esportivo contendo: 01 bolas de futebol, 01 bola de futsal, 01 bola de Voleibol.3° Lugar:50 kg de carnes para comemoração; 10 Caixas de Cerveja em Lata; 5 Fardo de Refrigerantes de 2Lt; 1 Kit Esportivo contendo: 01 bolas de futebol, 01 bola de futs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concurso ‘Minha Rua é Louca pelo Brasil’ foi lançado nesta segunda-feira, 7, em Cruzeiro do Sul pela Associação Comercial, Federação das Associações Comerciais e Empresariais...</text:p>
          </table:table-cell>
          <table:table-cell office:value-type="string" calcext:value-type="string">
            <text:p>Sandra Assunção</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07/GLADSON_APONTA.jpg?resize=400%2C240&amp;ssl=1</text:p>
          </table:table-cell>
          <table:table-cell office:value-type="string" calcext:value-type="string">
            <text:p>Acre</text:p>
          </table:table-cell>
          <table:table-cell office:value-type="string" calcext:value-type="string">
            <text:p>Gladson quer Acre com mais financiamento ambiental na COP 27</text:p>
          </table:table-cell>
          <table:table-cell office:value-type="string" calcext:value-type="string">
            <text:p>https://ac24horas.com/2022/11/07/gladson-ve-desmate-como-desafio-e-quer-acre-com-mais-financiamento-ambiental-na-cop-27/</text:p>
          </table:table-cell>
          <table:table-cell office:value-type="string" calcext:value-type="string">
            <text:p>Para o governador Gladson Cameli, o maior desafio do Acre na área ambiental é a redução do desmatamento ilegal e ampliar os projetos que atendam, no contexto das mudanças climáticas, as populações tradicionais e os produtores rurais de todo o Estado.Cameli pede que os acreanos acompanhem, pelas redes sociais, a movimentação da comitiva acreana na COP 27, que começou neste domingo (6) no Egito.“Vamos participar de agendas com nossos principais financiadores da Alemanha e Reino Unido. Com união, acreditamos em ampliar as parcerias”, disse o governador.A Conferência das Nações Unidas sobre Mudanças Climáticas de 2022, mais comumente referida como Conferência das Partes da UNFCCC, ou COP27, está sendo realizada como a 27ª Conferência das Nações Unidas sobre Mudanças Climáticas , e ocorre de 6 de novembro a 18 de novembro de 2022 em Sharm El Sheikh , Egito. Será realizado sob a presidência do ministro egípcio das Relações Exteriores, Sameh Shoukry , com a presença de mais de 90 chefes de Estado e representantes de 190 países.A conferência é realizada anualmente desde o primeiro acordo climático da ONU em 1992 . É usado pelos governos para concordar com políticas para limitar o aumento da temperatura global e se adaptar aos impactos associados às mudanças climátic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ara o governador Gladson Cameli, o maior desafio do Acre na área ambiental é a redução do desmatamento ilegal e ampliar os projetos que atendam, no...</text:p>
          </table:table-cell>
          <table:table-cell office:value-type="string" calcext:value-type="string">
            <text:p>Edmilson Ferreira</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06/ULYSSES_NA-MARCHA.jpg?resize=400%2C240&amp;ssl=1</text:p>
          </table:table-cell>
          <table:table-cell office:value-type="string" calcext:value-type="string">
            <text:p>Coluna do Astério</text:p>
          </table:table-cell>
          <table:table-cell office:value-type="string" calcext:value-type="string">
            <text:p>Segurança preocupa deputado federal eleito coronel Ulysses!</text:p>
          </table:table-cell>
          <table:table-cell office:value-type="string" calcext:value-type="string">
            <text:p>https://ac24horas.com/2022/11/07/seguranca-preocupa-deputado-federal-eleito-coronel-ulysses/</text:p>
          </table:table-cell>
          <table:table-cell office:value-type="string" calcext:value-type="string">
            <text:p>Uma das maiores preocupações com a eleição do ex-presidente Lula (PT) é a segurança pública. É certo que com o presidente Jair Bolsonaro (PL) os índices melhoraram no país, especialmente no Acre. Os crimes contra a vida, por exemplo, despencaram em relação a governos anteriores (Dilma/Temer), muito embora o estado lidere os feminicídios.Nesse aspecto, o deputado eleito, coronel Ulysses tem uma preocupação especial: Garantir investimentos e execuções de programas dos governos federal e estadual como o Guardião da Fronteira que financia o Grupo Especial, o Gefron. Muito embora reconheça o que o presidente Bolsonaro e o governador Gladson Cameli têm feito pela segurança, é necessário externar essa preocupação com a mudança política em Brasília.Para Ulysses, é fundamental garantir recursos para a segurança pública, inclusive, com a vinda de mais e maiores investimentos. Segundo ele, a população precisa se sentir amplamente segura em seus lares e nas cidades que residem. Não apenas por ser oficial da Polícia Militar especialista na área, mas como cidadão que compreende a necessidade de se combater o tráfico e a violência como determina a constituição. É um dever do Estado. Como deputado federal, em Brasília, deverá ser uma de suas principais bandeiras.“Segurança pública se faz com pessoas que conseguem aliar boas ideias, planejamento e ação”. (Ivenio Hermes). Mais de 90 chefes de Estado participarão da conferência do clima, que ocorre entre os dias seis e 18 de novembro no Egito.. O governador Gladson Cameli (PROGRESSISTA) já está lá; o Lula também!. O que isso significa?. Tudo e nada, só que o Acre é o estado amazônico mais preservado do Brasil;. É muita coisa, ou não?!. Lideranças fortes do PT não podem tirar dos pés as sandálias da humildade depois da campanha eleitoral.. Devem continuar calçados.. Do contrário, não terá valido a pena.. Já dizia o poeta:. “Tudo vale a pena quando a alma não é pequena”. (Fernando Pessoa). O PT do Acre terá um papel importante nesse processo de ter um presidente eleito, mas um governador e uma bancada federal contrária.. A convivência deve ser democrática e institucional.. Jorge Viana está correto em voltar no tempo e tentar reconstruir as alianças que levaram o PT a governar por 20 anos no Acre.. Sem alianças não se vai a lugar algum; é só observar a eleição da chapa Lula/Alckmin.. Se as eleições foram fraudadas, todas as eleições com urna eletrônica nos últimos 30 anos também o foram, ou seja, eleições ilegítimas.. Anulando a eleição, como propagam alguns, teria que anular primeiro e segundo turnos respectivamente, ou seja, não vale nada!. “É pura bucha”, analisa o Macunaíma..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das maiores preocupações com a eleição do ex-presidente Lula (PT) é a segurança pública. É certo que com o presidente Jair Bolsonaro (PL) os índice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1/02/CARGO-COMISSIONADOS.jpg?resize=400%2C240&amp;ssl=1</text:p>
          </table:table-cell>
          <table:table-cell office:value-type="string" calcext:value-type="string">
            <text:p>Acre</text:p>
          </table:table-cell>
          <table:table-cell office:value-type="string" calcext:value-type="string">
            <text:p>Confira as nomeações e exonerações do governo do Acre</text:p>
          </table:table-cell>
          <table:table-cell office:value-type="string" calcext:value-type="string">
            <text:p>https://ac24horas.com/2022/11/07/confira-as-nomeacoes-e-exoneracoes-do-governo-do-acre-neste-inicio-de-semana/</text:p>
          </table:table-cell>
          <table:table-cell office:value-type="string" calcext:value-type="string">
            <text:p>O governador Gladson Cameli começou a semana fazendo alterações em cargos comissionados em secretarias do governo.Confira abaixo quem foi nomeado e exonerado pelo Diário Oficial de hoje.NomeaçõesMárcia da Silva – CEC5 na Secretaria de Empreendedorismo e TurismoIngor Lopes de Souza – CEC 5 – na Secretaria de Empreendedorismo e TurismoIsabelle Victoria de Souza França – CEC4 Instituto de Meio Ambiente do AcreRicardo José Damasceno Castelo – diretor na Secretaria de indústria Ciência e TecnologiaExoneraçõesTatiana da Silva Bassanin – CEC5 na Secretaria de Empreendedorismo e TurismoGlaciele Santos da Silva – CEC4 no Instituto de Meio Ambiente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começou a semana fazendo alterações em cargos comissionados em secretarias do governo. Confira abaixo quem foi nomeado e exonerado pelo Diário Oficial...</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0/03/Detran-Sede-2-Renato-Beiruth-1200x800-1.jpg?resize=400%2C240&amp;ssl=1</text:p>
          </table:table-cell>
          <table:table-cell office:value-type="string" calcext:value-type="string">
            <text:p>Acre</text:p>
          </table:table-cell>
          <table:table-cell office:value-type="string" calcext:value-type="string">
            <text:p>Acre aumenta em R$ 3,5 milhões desvinculação de receitas do Detran</text:p>
          </table:table-cell>
          <table:table-cell office:value-type="string" calcext:value-type="string">
            <text:p>https://ac24horas.com/2022/11/07/governo-do-acre-aumenta-em-r-35-milhoes-desvinculacao-de-receitas-do-detran/</text:p>
          </table:table-cell>
          <table:table-cell office:value-type="string" calcext:value-type="string">
            <text:p>O Governador Gladson Cameli publicou na manhã desta segunda-feira, 7, no Diário Oficial do Estado, decreto que aumenta o valor desvinculado do Detran para demais órgãos do governo estadual.Ao contrário dos R$ 7 milhões publicado em agosto deste ano, o governo está aumentando o valor em mais R$ 3,5 milhões, o que significa que serão desvinculados do Detran esse ano o valor total de R$ 10,5 milhões.O dinheiro chega no período do ano em que é preciso fechar as contas do mandato que se encerra no próximo dia 31 de dezemb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publicou na manhã desta segunda-feira, 7, no Diário Oficial do Estado, decreto que aumenta o valor desvinculado do Detran para demais órgão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1667665947383.jpg?resize=400%2C240&amp;ssl=1</text:p>
          </table:table-cell>
          <table:table-cell office:value-type="string" calcext:value-type="string">
            <text:p>Acre</text:p>
          </table:table-cell>
          <table:table-cell office:value-type="string" calcext:value-type="string">
            <text:p>Mais de 150 policiais civis se formam em Rio Branco</text:p>
          </table:table-cell>
          <table:table-cell office:value-type="string" calcext:value-type="string">
            <text:p>https://ac24horas.com/2022/11/05/mais-de-150-policiais-civis-se-formam-em-rio-branco/</text:p>
          </table:table-cell>
          <table:table-cell office:value-type="string" calcext:value-type="string">
            <text:p>Na noite da última sexta-feira, 4, no Teatro Universitário da Universidade Federal do Acre (Ufac), ocorreu a formatura dos 156 novos aprovados no concurso da Polícia Civil Acre.Após 4 meses de curso preparatório, 12 alunos delegados, 9 escrivães, 19 peritos, 1 legista médico e 116 agentes de polícia civil, serão os novos integrantes efetivos da segurança pública do Estado.Familiares, amigos, autoridades e parceiros de trabalho se reuniram para prestigiar o fim deste ciclo dos profissionais que logo deve integrar a corporação. O governador, Gladson Cameli, salientou a importância da iniciativa.“O Estado precisa de vocês, quero uma polícia forte que cumpra com os seus deveres constitucionais. Aproveito para voltar a dizer que o meu compromisso é com o que rege a Constituição Federal”, comentou.Já o secretário de Estado de Segurança Pública, Paulo Cézar, engrandeceu a realização e o trabalho dos parceiros para concretização da ação.“É um momento de festa e de muito esforço, então o trabalho dos nossos parlamentares estaduais, da Controladoria Geral, a Secretaria de Planejamento e Gestão, e o Sistema de Segurança Pública foi muito importante para garantir esse momento”, apo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a noite da última sexta-feira, 4, no Teatro Universitário da Universidade Federal do Acre (Ufac), ocorreu a formatura dos 156 novos aprovados no concurso da Polícia...</text:p>
          </table:table-cell>
          <table:table-cell office:value-type="string" calcext:value-type="string">
            <text:p>Deylon Félix</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Reuniao-com-Secretarios-08-1536x1025-1.jpg?resize=400%2C240&amp;ssl=1</text:p>
          </table:table-cell>
          <table:table-cell office:value-type="string" calcext:value-type="string">
            <text:p>Acre</text:p>
          </table:table-cell>
          <table:table-cell office:value-type="string" calcext:value-type="string">
            <text:p>Gladson reúne secretários e demais integrantes do 1º escalão</text:p>
          </table:table-cell>
          <table:table-cell office:value-type="string" calcext:value-type="string">
            <text:p>https://ac24horas.com/2022/11/05/gladson-reune-secretarios-e-demais-integrantes-do-1o-escalao-e-define-metas-para-proximo-governo/</text:p>
          </table:table-cell>
          <table:table-cell office:value-type="string" calcext:value-type="string">
            <text:p>Mesmo sem ainda está definido quem permanece para o próximo governo, o governador Gladson Cameli esteve no auditório da Secretaria de Planejamento e Gestão (Seplag) com todos os secretários e presidentes de autarquias projetar os próximos 100 dias do seu novo governo. O encontro coordenado pelo titular da Seplag, Ricardo Brandão, foi realizado nesta sexta, dia 4.Foi apresentado o Plano de Desenvolvimento Sustentável – Agenda Acre 10 anos. Uma pesquisa dos aspectos econômicos e sociais do estado na última década e as perspectivas para a otimização das potencialidades para incremento da economia acreana para os próximos anos, com um foco especial nos primeiros 100 dias do novo governo que se inicia em 2023.O governador destacou ainda que a geração de empregos e oportunidades para a população do estado devem ser prioridades. “Tivemos uma caminhada de muito aprendizado nesses quatro anos. Não devemos subestimar o povo que sabe de tudo que acontece. Precisamos cuidar desse diamante que é o nosso estado. Sou um servidor público com data marcada para sair e governar é a ciência do aprendizado com o poder de fazer aquilo que a gente precisa para ajudar a população. Por isso quero agradecer a cada um dos nossos gestores”, disse ele.Gladson refletiu que o governo precisa decidir por uma direção e cumprir as metas estabelecidas. “Vamos nos dedicar ainda mais à regularização fundiária, concluir obras e gerar empregos para as pessoas”, afirmou o governador à sua equipe”, afirmou o governador à sua equipe.Desenvolvimento econômico e humanoRicardo Brandão salientou para os secretários e presidentes de autarquias que o Plano de Desenvolvimento Sustentável do Acre contempla os aspectos econômicos, ambientais e sociais.A partir do ajuste fiscal que realizamos no atual governo poderemos abrir novos caminhos para o próximo. Olhamos o que foi o Acre nos últimos anos. Isso permitiu a percepção de uma análise socioeconômica visando o futuro. Ouvimos a sociedade como um todo e verificamos as potencialidades e os bloqueios. Além de buscarmos experiências nacionais e internacionais para aplicar no Acre”, explicou o gestor da Seplag.Ele explicou ainda como foram desenhadas as potencialidades do Acre e os principais objetivos a serem alcançados. “Projetamos um desenvolvimento sustentável com o uso das nossas potencialidades naturais de maneira racional com a geração de empregos e renda para a população. Desejamos ser uma referência em desenvolvimento humano na região Norte com um sistema de monitoramento e governança”, finalizou.Com informações da Agência de Notícias do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Mesmo sem ainda está definido quem permanece para o próximo governo, o governador Gladson Cameli esteve no auditório da Secretaria de Planejamento e Gestão (Seplag) com...</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1/01/simone-santiago.jpg?resize=400%2C240&amp;ssl=1</text:p>
          </table:table-cell>
          <table:table-cell office:value-type="string" calcext:value-type="string">
            <text:p>Acre</text:p>
          </table:table-cell>
          <table:table-cell office:value-type="string" calcext:value-type="string">
            <text:p>Simone Santiago é única candidata ao cargo de defensora-geral</text:p>
          </table:table-cell>
          <table:table-cell office:value-type="string" calcext:value-type="string">
            <text:p>https://ac24horas.com/2022/11/04/simone-santiago-e-unica-candidata-ao-cargo-de-defensora-geral/</text:p>
          </table:table-cell>
          <table:table-cell office:value-type="string" calcext:value-type="string">
            <text:p>A defensora pública geral, Simone Santiago, concorre à reeleição em votação que acontece no próximo dia 21 de novembro, nas eleições da Defensoria Pública do Estado do Acre (DPE/AC). O prazo para as inscrições de defensoras e defensores públicos interessados em participar do pleito 2022 encerrou às 14h desta quinta-feira, 3 e apenas uma candidatura foi registrada, a da atual gestora.A recondução da defensora-geral, Simone Santiago, se dá pelo trabalho de credibilidade que vem desempenhando a frente da instituição. Em todos os anos eleitorais na DPE/AC, é comum o envio de uma lista contendo três nomes que são submetidos à escolha do chefe do Executivo, mas neste pleito apenas um nome será enviado.O momento é favorável para a candidata à reeleição, Simone Santiago, principalmente porque em seu primeiro mandato ela cumpriu todas as metas estabelecidas durante a campanha, como a nomeação das defensoras e defensores públicos aprovados no concurso da DPE/AC, a ampliação do orçamento, articulação para aumento de vencimentos e a gestão da folha de pagamento feita pela própria instituição.O mérito dos avanços da Defensoria Pública também é da gestão do atual governador, Gladson Cameli, com destaque para o encaminhamento do Projeto de Lei à Assembleia Legislativa, que viabilizou a suplementação e nomeação dos 15 novos defensores públicos que já estão atendendo no interior do Acre. Outra importante conquista aprovada por Gladson foi o aumento do percentual orçamentário da Defensoria, de 0,9% para 1,5%.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defensora pública geral, Simone Santiago, concorre à reeleição em votação que acontece no próximo dia 21 de novembro, nas eleições da Defensoria Pública do Estado...</text:p>
          </table:table-cell>
          <table:table-cell office:value-type="string" calcext:value-type="string">
            <text:p>Assessoria</text:p>
          </table:table-cell>
          <table:table-cell table:number-columns-repeated="16376"/>
        </table:table-row>
        <table:table-row table:style-name="ro1">
          <table:table-cell office:value-type="string" calcext:value-type="string">
            <text:p>04/11/2022</text:p>
          </table:table-cell>
          <table:table-cell office:value-type="string" calcext:value-type="string">
            <text:p>https://i0.wp.com/ac24horas.com/wp-content/uploads/2021/01/FLAVIO-CASA-CIVIL.jpg?resize=400%2C240&amp;ssl=1</text:p>
          </table:table-cell>
          <table:table-cell office:value-type="string" calcext:value-type="string">
            <text:p>Acre 01</text:p>
          </table:table-cell>
          <table:table-cell office:value-type="string" calcext:value-type="string">
            <text:p>Braço direito de Gladson, Flávio Silva pede demissão para se dedicar a iniciativa privada</text:p>
          </table:table-cell>
          <table:table-cell office:value-type="string" calcext:value-type="string">
            <text:p>https://ac24horas.com/2022/11/04/braco-direito-de-gladson-flavio-silva-pede-demissao-do-governo-para-se-dedicar-a-iniciativa-privada/</text:p>
          </table:table-cell>
          <table:table-cell office:value-type="string" calcext:value-type="string">
            <text:p>O Governador Gladson Cameli fez diversas mudanças em cargos comissionados no diário oficial desta sexta-feira, 4. A principal delas foi o pedido de demissão de Flávio Pereira da Silva, braço direito do chefe do Palácio Rio Branco, que chegou a ser secretário da Casa Civil no ano passado.Aoac24horas,Flávio confirmou o pedido de demissão e afirmou que entrará para a iniciativa privada. “O governador continua sendo o meu amigo e eu continuo a disposição dele e do Estado. Apenas quero cuidar mais de mim e da família dele”.Veja outras mudanças:NomeaçõesElisângela de Siqueira Rodrigues – chefe de departamento na Secretaria de Empreendedorismo e TurismoManuela Carolina da Silva e Silva – CEC 2 na Secretaria de Justiça e Segurança PúblicaIsadora de Sena Santiago Barbosa – CEC 3 na Secretaria de Justiça e Segurança públicaCláudia Maria de Souza Leite Saab – 2 na Secretaria de Justiça e Segurança PúblicaTchaila Costa da Silva – CEC 3 na Secretaria de Empreendedorismo e TurismoFloriane Rocha da Silva – CEC 3 na Secretaria de Estado de Empreendedorismo e TurismoExoneraçõesLemuel da Silva Lima – CEC 3 – na Secretaria de Empreendedorismo e TurismoJussara Herculano da Silva CEC – 3 na Secretaria de Empreendedorismo e TurismoPaulo Sérgio Teixeira – CEC 6 – na Secretaria de Justiça e Segurança PúblicaManuela Carolina da Silva e Silva – CEC 2 na Secretaria de Justiça e Segurança PúblicaDionatan Iuri do Nascimento da Silva – chefe de apartamento na Secretaria de Empreendedorismo e Turism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ador Gladson Cameli fez diversas mudanças em cargos comissionados no diário oficial desta sexta-feira, 4. A principal delas foi o pedido de demissão de Flávi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1667522318617.jpg?resize=400%2C240&amp;ssl=1</text:p>
          </table:table-cell>
          <table:table-cell office:value-type="string" calcext:value-type="string">
            <text:p>Acre 01</text:p>
          </table:table-cell>
          <table:table-cell office:value-type="string" calcext:value-type="string">
            <text:p>Nicolau enaltece construção de casas de apoio para mulheres vítimas de violência no Estado</text:p>
          </table:table-cell>
          <table:table-cell office:value-type="string" calcext:value-type="string">
            <text:p>https://ac24horas.com/2022/11/03/nicolau-enaltece-construcao-de-casas-de-apoio-para-mulheres-vitimas-de-violencia-no-estado/</text:p>
          </table:table-cell>
          <table:table-cell office:value-type="string" calcext:value-type="string">
            <text:p>Durante encontro com representantes do Tribunal de Justiça do Acre (TJAC), o governador Gladson Cameli, assinou na tarde desta quinta-feira, 3, a ordem de serviço para a construção de 3 abrigos, em Rio Branco, Epitaciolândia e Cruzeiro do Sul, para o acolhimento de mulheres vítimas de violência doméstica e familiar.A iniciativa, que deve se chamar Casa da Mulher Brasileira, terá o investimento de R$ 4,8 milhões. Durante a ação, o presidente da Assembleia Legislativa, deputado Nicolau Júnior, reafirmou o compromisso do Estado com políticas públicas em toda a cidade.“De uma só vez serão construídas três unidades de apoio para as mulheres vítimas de violência, mas ações do governo vão muito além disso. As políticas públicas estão chegando em todas as cidades acreanas e temos visto esses investimentos”, explicou.Também estiveram presentes no evento, a desembargadora Eva Evangelista, a secretária Ana Paula Lima, a defensora Pública, Simone Santiago, a secretária adjunta de Segurança Pública, delegada Mardhia El-shawa e a secretária de Saúde, Paula Marian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Durante encontro com representantes do Tribunal de Justiça do Acre (TJAC), o governador Gladson Cameli, assinou na tarde desta quinta-feira, 3, a ordem de serviço para...</text:p>
          </table:table-cell>
          <table:table-cell office:value-type="string" calcext:value-type="string">
            <text:p>Deylon Félix</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WhatsApp-Image-2022-11-03-at-15.14.12.jpeg?resize=400%2C240&amp;ssl=1</text:p>
          </table:table-cell>
          <table:table-cell office:value-type="string" calcext:value-type="string">
            <text:p>Acre 01</text:p>
          </table:table-cell>
          <table:table-cell office:value-type="string" calcext:value-type="string">
            <text:p>Em rádio, Paulo Cézar fala de narcotráfico, manifestações e o plano de segurança</text:p>
          </table:table-cell>
          <table:table-cell office:value-type="string" calcext:value-type="string">
            <text:p>https://ac24horas.com/2022/11/03/em-radio-paulo-cezar-fala-de-narcotrafico-manifestacoes-e-o-plano-de-seguranca-do-governo/</text:p>
          </table:table-cell>
          <table:table-cell office:value-type="string" calcext:value-type="string">
            <text:p>O governo Gladson Cameli, cujos primeiros quatro anos terminam no próximo dia 31 de dezembro de 2022, entrará para a história como o primeiro a criar o Plano de Segurança Pública e Defesa Social, entre todos os demais que já passaram pelo Palácio Rio Branco. Temas como o combate ao narcotráfico nas fronteiras e às facções criminosas, o programa de pacificação social Acre pela Vida e o Cerco Eletrônico são comemorados pela sociedade graças ao esforço descomunal dos operadores do setor.E à frente desta jornada contra o crime está o coronel Paulo Cézar Rocha dos Santos, titular da pasta da Secretaria de Estado de Justiça e Segurança Pública (Sejusp). Num papo descontraído com o jornalista Damião Viana, do Programa Gente em Debate, na Rádio Difusora, o titular da Sejusp discorre sobre narcotráfico, integração entre as polícias e as manifestações ilegais dos caminhoneiros nas rodovias do país. Abaixo, os principais textos da entrevista.Bloqueios ilegais nas BRs no pós-Eleições“Independentemente da decisão judicial do [ministro-presidente do Tribunal Superior Eleitoral] Alexandre de Moraes, referendada pelo Supremo Tribunal Federal desde a segunda-feira, 31, a PRF [Polícia Rodoviária Federal] havia reportado ao Sistema de Segurança Pública que a Polícia Militar do Estado do Acre passasse a apoiar, efetivamente, as ações para evitar as obstruções de vias.E, a partir desse momento, as forças estaduais e federais locais passaram a agir. Então podemos afirmar tecnicamente que as vias que estavam com restrição de passagens de veículos foram desobstruídas. Hoje, o que temos são manifestações em determinados locais aqui no estado.E é importante mencionar ainda que a PRF e a nossa PM se fazem presentes nestes locais, no sentido de manter a ordem e evitar que ocorra desabastecimento. Mas é importante ressaltar que, independentemente das obstruções em território acreano, existem ainda outros pontos de obstrução no nosso vizinho estado de Rondônia.A preocupação com a possibilidade de um desabastecimento existe. Mas, o mais importante é que os nossos colegas da PRF também estão deslocando equipes para apoiar os seus colegas da Superintendência da PRF em Rondônia, na desobstrução de vários pontos dentro do estado vizinho. A Polícia Rodoviária Federal já está engajada em todo o país, no sentido de evitar que esses bloqueios proporcionem desabastecimento.É bom ressaltar que as polícias estaduais e federais têm a consciência plena de seus deveres constitucionais, de que não é permitido a ruptura da ordem”.As estratégias de combate aos crimes de fronteira“Sabemos que o estado do Acre sofre consequências pelo fato de estar posicionado, geograficamente, ao lado de dois países que produzem cocaína, que é a principal droga comercializada no mercado internacional. E os insumos de violência, que perpassam no estado do Acre, bem como em todo o território nacional, tem vínculo direto com o narcotráfico.Neste sentido, o governo Gladson Cameli tem operado com ombridade com o governo federal, no combate aos crimes transfronteiriços, independentemente de a competência desses crimes serem da União.A estratégia de crimes fronteiriços no estado passa pela criação do Gefron [Grupo Especial de Fronteira], das integrações da Polícia Militar e da Polícia Civil, no combate aos crimes transfronteiriços. Na aproximação da União, por meio do Programa Integrado de Fronteira, por meio do Programa Vivia, no sentido da garantir respostas eficazes aos crimes que passam pela fronteira.Então, no início desta semana, estivemos com o Ministério Público do Estado do Acre e com o Judiciário, discutindo ações integradas. Temos também realizado com o governo boliviano, por meio do Vice-Ministério de Segurança Cidadã, reduzindo os indicadores de violência no território acreano. São vários os encontros na cidade de Cobija e, algumas vezes, em Santa Cruz de La Sierra, tratando diretamente com os ministros da Bolívia, sobre ações que levem maior segurança aos cidadãos, que residem em nossas fronteiras.Essa política exige do estado do Acre, e do próprio Sistema Integrado de Segurança Pública, um esforço acima do que é definido constitucionalmente. Mas é importante para cada cidadão acreano, essa atuação das forças policiais e, principalmente, a integração das forças federais.As grandes apreensões de entorpecentes não são aleatórias“As apreensões não são aleatórias. Se tivéssemos um grande contingente de operadores de segurança em serviço integral, seria o ideal pra estancarmos as ações desses criminosos, mas isso é impossível, porque temos hoje quatro países próximos que são produtores de entorpecentes. Mas felizmente, temos também uma integração efetiva com as forças estaduais, nacionais e entre as polícias dos países vizinhos”.O combate a facções criminosas“As facções estão em todo o território brasileiro. E um desafio muito grande para os nossos agentes de segurança foi justamente as “exportações” dessas organizações de representantes para os nossos países vizinhos.Mas planejamento é tudo, e o governo Gladson Cameli buscou um diagnóstico muito profundo sobre a atuação dessas organizações aqui no Brasil, nos nossos estados fronteiriços, elaborou o primeiro Plano Estadual de Segurança Pública e Defesa Social, que tem diversos objetivos estratégicos, mas que também está voltado para o combate ao narcotráfico e às facções criminosas e temos alcançados reduções. Temos ainda o programa Acre pela Vida, o Cerco Eletrônico e outras tecnologia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overno Gladson Cameli, cujos primeiros quatro anos terminam no próximo dia 31 de dezembro de 2022, entrará para a história como o primeiro a criar...</text:p>
          </table:table-cell>
          <table:table-cell office:value-type="string" calcext:value-type="string">
            <text:p>Assessoria</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1/ANEL-VIARIO-1.jpg?resize=400%2C240&amp;ssl=1</text:p>
          </table:table-cell>
          <table:table-cell office:value-type="string" calcext:value-type="string">
            <text:p>Cotidiano</text:p>
          </table:table-cell>
          <table:table-cell office:value-type="string" calcext:value-type="string">
            <text:p>Com 70% de ponte construída, anel viário do Alto Acre deve ser entregue no início de 2023</text:p>
          </table:table-cell>
          <table:table-cell office:value-type="string" calcext:value-type="string">
            <text:p>https://ac24horas.com/2022/11/03/com-70-de-ponte-construida-anel-viario-do-alto-acre-deve-ser-entregue-no-inicio-de-2023/</text:p>
          </table:table-cell>
          <table:table-cell office:value-type="string" calcext:value-type="string">
            <text:p>O anel viário de Brasileia e Epitaciolândia, maior obra pública do governo do Estado do Acre na atual gestão, segue tomando forma entre as duas cidades. Com 70% da estrutura concluída, a construção da nova ponte sobre o Rio Acre se encaminha para a fase de finalização.A ponte possuirá 251,5 metros de comprimento e 15,95 metros de largura, contemplando duas pistas de rolamento para veículos e passagem de pedestres. A obra, que deve ficar pronta no primeiro semestre de 2023, o consórcio formado pelas construtoras Cidade, CZS e Meta conta com a força de trabalho de 84 operários. Até o momento, a construção já consumiu 3,8 mil metros cúbicos de concreto e quase 4 toneladas de aço.“Essa é a maior obra da história de Brasileia e Epitaciolândia. Um sonho antigo da população, que está se transformando em realidade e, muito em breve, vamos inaugurá-la”, declarou o governador Gladson Cameli.Quando estiver pronto, o futuro contorno rodoviário da BR-317, a Estrada do Pacífico, terá 10,3 quilômetros de extensão. Além de desviar todo o fluxo de veículos pesados da zona urbana, o empreendimento criará um novo eixo de desenvolvimento para Brasileia e Epitaciolândia, beneficiando cerca de 50 mil moradores da regi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anel viário de Brasileia e Epitaciolândia, maior obra pública do governo do Estado do Acre na atual gestão, segue tomando forma entre as duas cidades....</text:p>
          </table:table-cell>
          <table:table-cell office:value-type="string" calcext:value-type="string">
            <text:p>Agência de Notícias do Acre</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1/08/Palacio-Rio-Branco.jpeg?resize=400%2C240&amp;ssl=1</text:p>
          </table:table-cell>
          <table:table-cell office:value-type="string" calcext:value-type="string">
            <text:p>Acre 01</text:p>
          </table:table-cell>
          <table:table-cell office:value-type="string" calcext:value-type="string">
            <text:p>Confira a lista de nomeados e exonerados no governo nesta quinta-feira</text:p>
          </table:table-cell>
          <table:table-cell office:value-type="string" calcext:value-type="string">
            <text:p>https://ac24horas.com/2022/11/03/confira-a-lista-de-nomeados-e-exonerados-no-governo-nesta-quinta-feira/</text:p>
          </table:table-cell>
          <table:table-cell office:value-type="string" calcext:value-type="string">
            <text:p>Confira a lista de nomeados e exonerados no governo nesta quinta-feiraO governador Gladson Cameli fez mudanças em cargos comissionados pelo Diário Oficial desta quinta-feira, 3, principalmente na Secretaria de Desenvolvimento Urbano e Regional.Confira abaixo quem foi exonerado e nomeado.NomeaçõesBruno André Lameira Aquino – CEC-3, na Secretaria de Estado de Saúde – SESACREJosé Renato Oliveira de Souza – CEC-3, na Secretaria de Estado de Desenvolvimento Urbano e Regional – SEDURSara Lima Verde de Souza – CEC-4, na Secretaria de Estado de Desenvolvimento Urbano e Regional – SEDUR.Sailane Amorim Ferreira – CEC-1, na Secretaria de Estado de Desenvolvimento Urbano e Regional – SEDURLetícia Lopes de Souza Saraiva de Farias – CEC-3, na Secretaria de Estado de Desenvolvimento Urbano e Regional – SEDURExoneraçõesLuciana da Silva Sousa – CEC-3, da Secretaria de Estado de Desenvolvimento Urbano e Regional – SEDURBreno Rodrigues de Oliveira – CEC-3, da Secretaria de Estado de Saúde – SESACREOdlan da Rocha Ferreira – CEC-3, da Secretaria de Estado de Desenvolvimento Urbano e Regional – SEDUREmanuel Hermes De Lima Amaral – CEC-1, da Secretaria de Estado de Desenvolvimento Urbano e Regional – SEDURFlávio Luiz de Calixto do Cargo – CEC-7, da Secretaria de Estado de Desenvolvimento Urbano e Regional – SEDURAndré Lucas Ferreira Ximenes – CEC-4, da Secretaria de Estado de Desenvolvimento Urbano e Regional – SEDUR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nfira a lista de nomeados e exonerados no governo nesta quinta-feira O governador Gladson Cameli fez mudanças em cargos comissionados pelo Diário Oficial desta quinta-feira, 3,...</text:p>
          </table:table-cell>
          <table:table-cell office:value-type="string" calcext:value-type="string">
            <text:p>Leônidas Badaró</text:p>
          </table:table-cell>
          <table:table-cell table:number-columns-repeated="16376"/>
        </table:table-row>
        <table:table-row table:style-name="ro1" table:number-rows-repeated="1048507">
          <table:table-cell table:number-columns-repeated="16384"/>
        </table:table-row>
        <table:table-row table:style-name="ro1">
          <table:table-cell table:number-columns-repeated="16384"/>
        </table:table-row>
      </table:table>
      <table:table table:name="Bocalom"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6377" table:default-cell-style-name="Default"/>
        <table:table-row table:style-name="ro1">
          <table:table-cell office:value-type="string" calcext:value-type="string">
            <text:p>28/11/2022</text:p>
          </table:table-cell>
          <table:table-cell office:value-type="string" calcext:value-type="string">
            <text:p>https://i0.wp.com/ac24horas.com/wp-content/uploads/2022/10/PETECAO_ENTREVIST.jpg?resize=400%2C240&amp;ssl=1</text:p>
          </table:table-cell>
          <table:table-cell office:value-type="string" calcext:value-type="string">
            <text:p>Blog do Crica</text:p>
          </table:table-cell>
          <table:table-cell office:value-type="string" calcext:value-type="string">
            <text:p>Petecão contesta Jorge Viana e vê apoio para a reeleição de Bocalom indefinido</text:p>
          </table:table-cell>
          <table:table-cell office:value-type="string" calcext:value-type="string">
            <text:p>https://ac24horas.com/2022/11/28/petecao-contesta-jorge-viana-e-ve-apoio-para-a-reeleicao-de-bocalom-indefinido/</text:p>
          </table:table-cell>
          <table:table-cell office:value-type="string" calcext:value-type="string">
            <text:p>NUMA CONVERSA ONTEM COM O BLOG, o senador Sérgio Petecão (PSD) negou que tenha feito qualquer movimento para apoiar uma frente de oposição defendida pelo ex-senador Jorge Viana (PT). “Ele deveria ter pensado nisso na última eleição, quando impediu a formação de uma aliança de todos os partidos de oposição, com a sua candidatura ao governo. É uma proposta que está chegando tarde, vou conversar sobre alianças para a disputa da PMRB bem mais adiante”, falou Petecão. Mas, colocou em dúvida estar no palanque da reeleição do prefeito Tião Bocalom em 2024. “Depois que me disse numa conversa que a sua meta será ser reeleito, depois de se afastar para ser candidato a senador, entrou em confronto com o meu projeto, vou analisar isso mais na frente. Como é que vou apoiar alguém para no futuro disputar o Senado comigo?”. Foi a indagação do senador Sérgio Petecão (PSD). Falando sobre o seu posicionamento no Senado, Petecão garantiu que estará na base de sustentação do futuro governo do petista Lula.VAI INDICAR NOMESPODE-SE prever uma disputa por cargos federais no estado entre o senador Sérgio Petecão (PSD) e o ex-senador Jorge Viana (PT). “Tenho voto no Senado, já conversei com lideranças nacionais, e com certeza indicarei ocupantes a cargos federais no estado”, falou Petecão.PONTO MARCADOO SECRETÁRIO de Educação, Aberson Carvalho, além de estar fazendo uma boa gestão, tem o apoio da futura deputada federal Socorro Neri (PP) para permanecer. Por isso, será difícil ao Minoru Kinpara ser indicado à pasta.AINDA TEM MANDATODEPOIS de ser escorraçado de todos os seus projetos na eleição passada, não se sabe se o senador Márcio Bittar (União Brasil) continuará aliado do governador Gladson Cameli. Não terá nenhum prestígio no governo Lula, mas ainda tem emendas parlamentares para serem liberadas.LADEIRA ABAIXOO SEU GRANDE PROJETO, que era o de fazer da Márcia Bittar (PL) vice-governadora foi ladeira abaixo.PERDERAM TEMPOOS QUE SE POSTARAM na porta dos quartéis na defesa de uma intervenção militar e pela volta da ditadura, podem voltar para casa, não haverá golpe militar e o Lula vai assumir a presidência, pois, ganhou a eleição. E, ponto!GRANDE INTERROGAÇÃONOS MEIOS PETISTAS regionais a grande interrogação, é sobre se o Jorge Viana será ministro no governo Lula. Se for, ele vai colocar o PT no protagonismo, no estado.NÃO ESTAVA NAS CONTASCANDIDATO do PDT que não se reelegeu me falou ontem que, não contava com a boa votação do deputado Pedro Longo (PDT). “Eu o colocava entre os candidatos que não conseguiriam se reeleger, sua votação inesperada foi uma zebra com qual não contava”, lamentou.LIVRE E SOLTOO GRANDE DIFERENCIAL do governador Gladson Cameli para o segundo mandato é que estará livre e solto para escolher seus secretários, porque foi uma reeleição focada no seu carisma pessoal, sem dono da sua vitória.SÉRIE DE TRAPALHADASNESTE primeiro mandato preste a se encerrar, cometeu trapalhadas em série na escolha do seu secretariado.FOI TUDOA DERROTA do Flaviano Melo (MDB) na última eleição para a Câmara Federal, não apaga a sua brilhante trajetória na política. Foi prefeito de Rio Branco, deputado federal, senador e governador. Natural que abra o caminho para a turma nova do MDB. Foi tudo.REQUESITOS ESSENCIAISCASO a deputada estadual eleita Michelle Melo (PDT) queira se projetar para futuras disputas majoritárias, ela terá de cumprir um mandato independente e propositivo, e ter o suporte de uma boa estrutura de divulgação.NOVO ROUNDO PREFEITO Mazinho Serafim (União Brasil) e o deputado Gérlen Diniz (PP), adversários ferrenhos, terão novo enfrentamento em 2024, com cada um lançando candidato a prefeito de Sena Madureira.ANOTEM PARA CONFERIRA LÓGICA é o Gladson se afastar no último ano de mandato para disputar uma das vagas para o Senado. A vice Mailza Gomes vai assumir, e ninguém fique surpreso, casa ela queira ser candidata a governadora em 2026.MUITO NATURALÉ MUITO natural, que este seja o seu caminho, só abdicou do direito de ser candidata a um novo mandato no Senado, depois que lhe foi oferecida a vaga da vice.ACORDO PARA O FUTUROOUVI do próprio senador Márcio Bittar (União Brasil) que vai jogar as suas emendas parlamentares na prefeitura da capital, apoiar a reeleição do Tião Bocalom à PMRB e, posteriormente, ao Senado. Não disse qual será o troco, mas no mínimo deve ser lhe apoiar para governador.PONTO DE REFERÊNCIAO DEPUTADO Edvaldo Magalhães (PCdoB) deverá ser o principal ponto de referência da oposição ao governo do Gladson. E, é bom que seja, porque um parlamento sem uma oposição forte vira armazém de secos e molhados.NÃO PODESER A CASA DO AMÉMO Legislativo não pode ser a casa do amém e sim senhor.A FARINHA DO LULAENQUANTO alguns assessores do Gladson se esgoelam pedindo a ditadura militar para impedir a posse do Lula, ele já prometeu ao Lula que vai lhe levar farinha de Cruzeiro do Sul no próximo encontro que tiverem. Isso se chama de pragmatismo político pela governabilidade.FALTA COERÊNCIAAS URNAS que elegeram o Bolsonaro em 2018, não são as mesmas que elegeram agora o Lula? Se não foi fraude ontem, não pode ser hoje, ora pois. Quer dizer que a eleição só seria legal se o Bolsonaro tivesse ganhado? Falta coerência na contestação do último pleito eleitoral.QUATRO NA TRANSIÇÃOO PT do Acre colocou três filiados na equipe da transição do Lula: Jorge Viana, Binho Marques e Léo de Brito. E o PV, a Shirley Torres.FRASE MARCANTE“Tua casa pode substituir o mundo, mas jamais o mundo substituir tua casa”. Ditado alem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UMA CONVERSA ONTEM COM O BLOG, o senador Sérgio Petecão (PSD) negou que tenha feito qualquer movimento para apoiar uma frente de oposição defendida pelo ex-senador...</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8/11/2022</text:p>
          </table:table-cell>
          <table:table-cell office:value-type="string" calcext:value-type="string">
            <text:p>https://i0.wp.com/ac24horas.com/wp-content/uploads/2022/08/BOCALOM-E-PETECAO-.jpg?resize=400%2C240&amp;ssl=1</text:p>
          </table:table-cell>
          <table:table-cell office:value-type="string" calcext:value-type="string">
            <text:p>Coluna do Astério</text:p>
          </table:table-cell>
          <table:table-cell office:value-type="string" calcext:value-type="string">
            <text:p>Opções políticas de Bocalom!</text:p>
          </table:table-cell>
          <table:table-cell office:value-type="string" calcext:value-type="string">
            <text:p>https://ac24horas.com/2022/11/28/opcoes-politicas-de-bocalom/</text:p>
          </table:table-cell>
          <table:table-cell office:value-type="string" calcext:value-type="string">
            <text:p>É fato que depois das eleições o senador Sérgio Petecão (PSD) se afasta cada vez mais da gestão do prefeito Tião Bocalom (PROGRESSISTA). Por certo, os dois não estarão no mesmo palanque em 2024. É o que se escuta dos assessores mais próximos do senador acreano que não tem poupado críticas ao ex-aliado, o velho Boca.Como ficará a chapa de Bocalom em 2024 é outra incógnita, já que a mulher de Sérgio Petecão, Marfisa, é a vice do atual prefeito de Rio Branco. Outra questão é que o senador 100% popular também tem se aproximado de velhos aliados como Jorge Viana (PT), Edvaldo Magalhães (PC do B) e por conseguinte do presidente eleito, Luís Inácio Lula da Silva.Bocalom precisa encontrar mil e uma maneiras de se articular politicamente para construir um bom arco de alianças para a sua reeleição. O ideal seria conseguir o apoio do governador Gladson Cameli (PROGRESSISTA), porém, comenta-se que a ex-prefeita e deputada federal eleita, Socorro Neri (PROGRESSISTA), que perdeu para o atual prefeito, possa enfrentá-lo nas urnas novamente. Entretanto, Bocalom está no cargo e não pode ser subestimado pelos adversários.“Quem quiser ser líder deve ser primeiro servo. Se você quiser liderar, deve servir”. (Jesus Cristo). A morte pede passagem novamente!. Um conceituado médico de Rio Brando revelou que, “muitos servidores da saúde já estão se contaminando com a nova onda da Covid-19 que surge no Brasil”.. Em várias partes do mundo, as sub variantes do corona ameaçam uma nova pandemia, inclusive na China, berço originário do vírus.. Apesar das vacinas, o risco ainda é alto, principalmente para funcionários com comorbidade.. Portanto, é necessário ampliar recursos e proteção para todos que trabalham nos hospitais e demais unidades de saúde com inclusão dos municípios.. Nada mais propício à propagação do vírus do que uma Copa do Mundo e festas de final de ano. Faz tão pouco tempo, será que já esquecemos o que aconteceu?. Nem mesmo os jogos da seleção estão conseguindo quebrar a polarização política estabelecida no país.. O presidente Bolsonaro está quem nem curió de muda:. Não dá um pio!. É os políticos brigando e o povo se lascando!. O povo também gosta de um perrengue!. A violência está tomando uma proporção que nem nas chácaras, colônias e seringais dá para se esconder, viver em paz.. Melhor ficar enclausurado dentro das casas, de preferência em condomínios com muros, câmeras, cercas elétricas e grades.. Segundo Macunaíma, muitos cristãos querem soluções políticas e econômicas para seus problemas; esse negócio de esperar as coisas melhorarem em outra vida, outro reino é muito demorado.. Não são todos, disseste bem!.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É fato que depois das eleições o senador Sérgio Petecão (PSD) se afasta cada vez mais da gestão do prefeito Tião Bocalom (PROGRESSISTA). Por certo, o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26/11/2022</text:p>
          </table:table-cell>
          <table:table-cell office:value-type="string" calcext:value-type="string">
            <text:p>https://i0.wp.com/ac24horas.com/wp-content/uploads/2022/11/ALEAC-MESA-DIRETORA-2023.webp?resize=400%2C240&amp;ssl=1</text:p>
          </table:table-cell>
          <table:table-cell office:value-type="string" calcext:value-type="string">
            <text:p>Acre</text:p>
          </table:table-cell>
          <table:table-cell office:value-type="string" calcext:value-type="string">
            <text:p>Eleição para presidência da Assembleia já está decidida</text:p>
          </table:table-cell>
          <table:table-cell office:value-type="string" calcext:value-type="string">
            <text:p>https://ac24horas.com/2022/11/26/eleicao-para-presidencia-da-assembleia-legislativa-do-acre-ja-esta-decidida/</text:p>
          </table:table-cell>
          <table:table-cell office:value-type="string" calcext:value-type="string">
            <text:p>EM QUE PESE os argumentos de que, pelo PDT ter a maior bancada na Assembleia Legislativa a presidência deve ficar com o partido, na figura do deputado Luiz Tchê (PDT); a realidade política nos bastidores da chamada “Casa do Povo” é outra, já existem votos combinados por uma maioria a favor da chapa formada pelo deputado Luiz Gonzaga (PSDB) para presidente e do deputado Nicolau Junior (PP) de primeiro secretário. Na verdade, deve acontecer apenas uma inversão de cargos: Nicolau é hoje o presidente e Gonzaga primeiro secretário. A chapa também tem o aval do governador Gladson Cameli, porque com ambos não teria problemas para aprovar os projetos que enviará ao Legislativo.NÃO TERÁ A PANDEMIAANTES da pandemia, as pesquisas registravam uma baixa aceitação do governo do Gladson. Sua ação na pandemia contra o negacionismo e a favor da vacina, inflaram a sua popularidade. No segundo governo terá que se reinventar, não terá mais a pandemia para dar um plus.VOLTANDO PARA A DISPUTADEPOIS DE NÃO se eleger deputado federal na última eleição, o ex-prefeito Rodrigo Damasceno (PODEMOS) deverá disputar a prefeitura de Tarauacá, com chance de sucesso. Não foi bem na sua gestão, mas é muito forte.BOM TRÂNSITOBASTA SE CONVERSAR com deputados da base do governo para sentir a simpatia pelo nome do Rômulo Grandidier para o gabinete civil. O fato de se relacionar bem com os políticos, é um ponto ao seu favor, o que lhe dá cacife para fazer uma ponte com a ALEAC.NÃO É BOI MORTOÉ CEDO para se dizer que ganhar do prefeito Tião Bocalom é um passeio, pela atual conjuntura da sua gestão. Ainda tem dois anos para tocar projetos. Em qualquer situação, o Bocalom não será um boi morto.NÃO É CITADOPODE ATÉ contrariar essas notícias, mas pelo que se lê dos grandes analistas nacionais da política, o Jorge Viana não aparece cotado para qualquer dos ministérios.APOSTA ERRADAOS RADICAIS BOLSONARISTAS fizeram duas apostas erradas, com as suas mobilizações: a primeira, foi que seus atos comoveriam os militares a darem um golpe; e segundo, que teriam a cobertura da imprensa. Nem uma coisa e nem outra. Não há clima para ditadura militar.NÃO SEGUE O PDTO DEPUTADO Pedro Longo (PDT) não deve se engajar na candidatura do deputado Luiz Tchê (PDT) para a presidência do partido na ALEAC. Deve se agarrar na possibilidade de ser o vice-presidente na chapa puxada pelo deputado Luiz Gonzaga (PSDB) para presidência.MAR DE TRANQUILADADENADA melhor para o prefeito Bocalom que as eleições para deputado dos vereadores Michelle Melo (PDT) e Emerson Jarude (MDB), justamente os seus calos na Câmara Municipal de Rio Branco. Ficará sem oposição.O QUE FARÁ O BITTAR?DEPOIS de tudo dar errado nos seus planos na última eleição estadual, não se sabe quais seus planos para 2026. Para o Senado e Governo, o senador Márcio Bittar (União Brasil) teria paradas duras. Não será de se admirar se optar por disputar vaga de deputado federal.OLHO NA PREFEITURAO deputado Antônio Pedro (União Brasil), que não conseguiu se eleger, está focado em ser candidato a prefeito de Xapuri em 2024, para não ficar fora da política por quatro anos. Sua derrota foi uma surpresa.PLANO ABORTADOA ELEIÇÃO do Lula podou o plano do primeiro suplente do União Brasil, Fábio Rueda. Com a permanência do Bolsonaro poderia negociar para ser puxado para o governo federal um dos deputados eleitos para o, e ele assumir.CEDO PARA COMPOSIÇÃOQUEM está próximo do senador Petecão (PSD) fala que, por enquanto, não deverá entrar em nenhuma frente da oposição. Quer deixar o quadro se aclarar, antes de tomar uma decisão. Acha cedo para o movimento.ENTRARAM EM MUTISMODEPOIS da derrota na última eleição os irmãos Rocha – Major Rocha e Mara Rocha – não voltaram ao cenário eleitoral, se recolheram sem falar no futuro político.FAXINA EM FEIJÓO eleitorado de Feijó fez uma faxina política na última eleição. Os dois deputados da região, Marcos Cavalcante (PTB) e Cadmiel Bonfin (PSDB), não se reelegeram.IRONIA DO DESTINOO CANDIDATO para o qual o presidente do PSDB, Correinha, não queria dar legenda, o deputado Luiz Gonzaga (PSDB), por ironia do destino, foi o único do partido a se reeleger para a Assembleia Legislativa.SENTIMENTO MAJORITÁRIOMESMO tendo perdido a eleição, há um sentimento majoritário dentro do MDB, para que o deputado federal Flaviano Melo continue na presidência da sigla.MUITO BEM CONDUZIDAPor trás do fato da Socorro Neri (PP) ter sido eleita a candidata a deputada federal mais votado na última eleição, além dos seus méritos, foi importante a coordenação da sua campanha pelo secretário de Educação, Aberson Carvalho.URNAS CRUÉISAS URNAS foram cruéis com os ex-deputados estaduais que tentaram retornar aos mandatos na Assembleia Legislativa, todos foram derrotados.O GLADSON É PRAGMÁTICOAo anunciar que, no próximo encontro com o Lula levará de mimo farinha de Cruzeiro do Sul, mostra que o governador Gladson Cameli é pragmático, pensa antes no estado do que na ideologia política. A eleição acabou.NÃO TEM GOLPE MILITARO GLADSON raciocina de forma coerente, sabe que não passam de esbirros antidemocráticos os pedidos pela volta da ditadura militar, e que o Lula assumirá.FRASE MARCANTE“Três grosserias do mundo: jovens caçoando dos velhos, sadios caçoando de doentes, sábios caçoando de tol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M QUE PESE os argumentos de que, pelo PDT ter a maior bancada na Assembleia Legislativa a presidência deve ficar com o partido, na figura do...</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11/WhatsApp-Image-2022-11-25-at-12.13.56.jpeg?resize=400%2C240&amp;ssl=1</text:p>
          </table:table-cell>
          <table:table-cell office:value-type="string" calcext:value-type="string">
            <text:p>Destaque 4</text:p>
          </table:table-cell>
          <table:table-cell office:value-type="string" calcext:value-type="string">
            <text:p>Lojistas reclamam de alto preço do aluguel e terceirização do Shopping Aquiri, na Câmara</text:p>
          </table:table-cell>
          <table:table-cell office:value-type="string" calcext:value-type="string">
            <text:p>https://ac24horas.com/2022/11/25/lojistas-reclamam-de-alto-preco-do-aluguel-e-terceirizacao-do-shopping-aquiri-durante-audiencia-na-camara/</text:p>
          </table:table-cell>
          <table:table-cell office:value-type="string" calcext:value-type="string">
            <text:p>Ocorreu na manhã desta sexta-feira, 25, na Câmara Municipal de Rio Branco, uma audiência pública com os lojistas e gestores públicos para debater a terceirização da administração do Shopping Aquiri – que passou a ser administrado por uma empresa privada de Minas Gerais,Durante a audiência, os lojistas reclamaram aos parlamentares que deixaram de ser concessionários para serem locatários e que isso demanda um valor maior a ser gasto.O presidente do Sindicato dos Camelôs, Carlos Juruna, ex-vereador de Rio Branco, contou a dificuldade que os comerciantes enfrentam para vender os seus produtos na localidade. Segundo ele, com a mudança ao shopping, os lojistas perderam clientes. “O Terminal Urbano está literalmente quebrado. Com isso, perdemos muitos clientes, e não conseguimos acompanhar o fluxo da tabela de preços da empresa que ganhou a licitação para pagar o aluguel dos boxes. Eles querem cobrar um valor que não conseguimos pagar, isso é fato”, lamentou.Carlos afirmou que cerca de 90% dos proprietários não conseguem arcar com o aluguel no empreendimento. “Antes éramos concessionários, e agora somos locatários dos pontos, isso é errado. ‘Tem uns 10% que conseguem, os outros 90% não pagam. Se o lojista atrasar em dois meses o aluguel, é ‘rua’, ele é despejado e colocam outra pessoa no lugar. Estão cobrando R$ 100 por metro quadrado”, comentou.A vereadora Michele Melo (PDT), elogiou o prefeito Tião Bocalom por ter dialogado com os comerciantes. “Trouxemos a categoria para dentro da casa do povo, onde nós os representamos, convocamos os representantes do poder público municipal para que tenha essa conversa”.Melo também avaliou negativamente o alto valor do aluguel no espaço. “Existe a cobrança de um valor muito grande de aluguel para esses lojistas, e tememos que eles não possam pagar e percam o trabalho de uma vida”, ressaltou.Representando a prefeitura de Rio Branco, o coronel Ezequiel de Oliveira Bino, Chefe do Gabinete Militar da prefeitura, garantiu que os camelôs não serão prejudicados com a terceirização. “Quero deixar claro o total compromisso do prefeito Tião Bocalom com essa questão. O Executivo não irá desamparar esses trabalhadores”, declar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correu na manhã desta sexta-feira, 25, na Câmara Municipal de Rio Branco, uma audiência pública com os lojistas e gestores públicos para debater a terceirização d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5/11/2022</text:p>
          </table:table-cell>
          <table:table-cell office:value-type="string" calcext:value-type="string">
            <text:p>https://i0.wp.com/ac24horas.com/wp-content/uploads/2022/08/DECISAO-ALAN_RICK-.jpg?resize=400%2C240&amp;ssl=1</text:p>
          </table:table-cell>
          <table:table-cell office:value-type="string" calcext:value-type="string">
            <text:p>Blog do Crica</text:p>
          </table:table-cell>
          <table:table-cell office:value-type="string" calcext:value-type="string">
            <text:p>Nada contra as urnas</text:p>
          </table:table-cell>
          <table:table-cell office:value-type="string" calcext:value-type="string">
            <text:p>https://ac24horas.com/2022/11/25/nada-contra-as-urnas/</text:p>
          </table:table-cell>
          <table:table-cell office:value-type="string" calcext:value-type="string">
            <text:p>O deputado federal Alan Rick (União Brasil), esclareceu ontem ao BLOG que, não duvida da lisura das urnas eletrônicas, não se engaja nos pedidos de intervenção militar; e que o movimento ao qual se engajou na Câmara Federal foi no da formação de uma CPI para discutir o que chama de “ativismo judicial” de alguns ministros do STF, que ao seu ver tolhem a liberdade de expressão, indo contra a Constituição Federal, podando até o direito dos parlamentares de terem a palavra e posições políticas invioláveis em seu mandatos. Destacou que em momento algum defendeu ou pediu que as Forças Armadas dessem um golpe militar para impedir a posse do presidente eleito Lula.TOMA QUE O FILHO É TEUO PP E O REPUBLICANOS pediram ontem ao STF, que não os coloquem no mesmo cesto do presidente do PL, Valdemar da Costa Neto, cujo partido pegou uma multa de 22 milhões de reais por litigância de má-fé, ao propor sem provas a anulação do resultado que elegeu o Lula. Deixaram o PL só segurando o pincel sem escada, ao negar que endossaram o pedido golpista do Valdemar.SABER SE VAI ACEITARO ÚNICO nome palatável e com base eleitoral que o PT tem para disputar em 2024 o comando da PMRB, é o ex-prefeito Marcus Alexandre. A saber se aceita a missão.60 DIASEm 60 dias após suas posses, já se vai saber quais os deputados que vão figurar no alto clero dos debates na ALEAC, e os que ficarão relegados ao baixo clero da Casa. E, quem comporá ainda a bancada dos mudinhos.PEDRA CANTADAO LULA já se acertou com o Centrão e o PT deve apoiar a reeleição do deputado federal Artur Lira (PP), para a presidência da Câmara Federal. Isso se chama de pragmatismo político, para ter a maioria parlamentar.VOLTA POR CIMAO PP velho e cansado de guerra, deu um pulo na eleição municipal, elegendo os prefeitos da capital e de Cruzeiro do Sul; e na eleição estadual, elegeu o governador, três deputados federais e quatro estaduais. Virou o maior partido do Acre, destronando o MDB e o PT.FUGIR DO TRIVIALDESTINAR emendas parlamentares para prefeitos amigos, até um macaco treinado pode fazer. Um deputado federal tem que ter o seu mandato avaliado, pelas pautas que defende e os projetos apresentados.VOTOS PESSOAISCOM cerca de 21 mil votos, a Jéssica Sales (MDB) só não se reelegeu deputada federal, por seus companheiros de chapa terem obtido baixas votações; mas isso não abalou seu prestígio, para disputar a prefeitura de CZS, em 2024. Jéssica, de votos pessoais, será um nome forte.ABANDONADO NO BAILEO SENADOR SÉRGIO Petecão (PSD) saiu da eleição para o governo, como o candidato mais traído pelos aliados. Todos os ex-prefeitos do PSD lhe traíram na campanha.GILSON DA FUNERÁRIALIVRE dos processos que respondia, o ex-vereador Gilson da Funerária (PROS) deverá ser na próxima eleição para a prefeitura de Senador Guiomard, osso duro de roer.MARCA REGISTRADAPRAÇAS limpas e iluminadas, é uma marca registrada na gestão do prefeito Bocalom. Ponto para o secretário  Joabe Lira, que comanda a pasta da limpeza pública.MUITO MAIS PROVÁVELUM DISCO VOADOR lotado de Ets posando na Praça dos Três Poderes, em Brasília; é mais fácil de acontecer, que as Forças Armadas darem um golpe militar.SOBROU O MAGALHÃESDAQUELE partido com vários vereadores, deputados estaduais, deputados federais, o PCdoB ficou restrito ao mandato do deputado Edvaldo Magalhães (PCdoB).BANCADA DO BATOMA CHAMADA bancada do batom na ALEAC, será formada na próxima legislatura pelas deputadas Antônia Sales (MDB), Maria Antônia (PP) e Michelle Melo (PDT).MUITO RESOLUTIVAA violência permanece alta em Rio Branco e municípios do interior, mas o grau de resolutividade dos crimes e grande por parte da Secretaria de Segurança. O Paulo César é um dos melhores secretários do Gladson.COMPASSO DE ESPERAO PT no estado está em compasso de espera para saber se o Jorge Viana vai ou não virar ministro do Lula. Se virar, pode levar o PT novamente ao protagonismo, no Acre.FRASE MARCANTE“Viúva com dinheiro é sempre noiva,” Ditado brasileir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deputado federal Alan Rick (União Brasil), esclareceu ontem ao BLOG que, não duvida da lisura das urnas eletrônicas, não se engaja nos pedidos de intervenção...</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11/20181119105025658383o.jpg?resize=400%2C240&amp;ssl=1</text:p>
          </table:table-cell>
          <table:table-cell office:value-type="string" calcext:value-type="string">
            <text:p>Luiz Calixto</text:p>
          </table:table-cell>
          <table:table-cell office:value-type="string" calcext:value-type="string">
            <text:p>A democracia e a revolta dos lambe-coturnos</text:p>
          </table:table-cell>
          <table:table-cell office:value-type="string" calcext:value-type="string">
            <text:p>https://ac24horas.com/2022/11/24/a-democracia-e-a-revolta-dos-lambe-coturnos/</text:p>
          </table:table-cell>
          <table:table-cell office:value-type="string" calcext:value-type="string">
            <text:p>Ao final do último debate promovido pela rede Globo, o presidente Jair Bolsonaro declarou à jornalista Renata Lo Prete que respeitaria o resultado das eleições. Às 18h44m do domingo, o TSE informou que o candidato Lula havia sido eleito com 50,80% dos votos.Para quem falou que respeitaria o veredito das urnas, no mínimo, esperava-se do derrotado que este telefonasse civilizadamente para parabenizar o vencedor, como fazem todos os estadistas mundiais.Não se trata de ser fanático bolsonarista tampouco um radical petista. O centro da questão é o respeito à democracia.Mas o que fez Bolsonaro? Sorumbático com o resultado das urnas, enfurnou-se no Palácio do Planalto. Somente 45 horas após a promulgação de sua sentença, este deu as caras para dizer meia dúzia de palavras, sem, no entanto, expressar nenhuma delas para reconhecer o resultado do pleito.Nesse longo intervalo de horas, baderneiros facistas fecharam estradas impedindo o livre direito de ir e vir consagrado na Constituição brasileira.Hoje, 24 de novembro, quase trinta dias após a proclamação do resultado eleitoral do segundo turno e de silêncio do rei morto, um segmento tresloucado da sociedade, alimentado por notícias falsas, clama por novas eleições sob a alegação de fraude nas urnas eletrônicas, as mesmas cujas teclas e memórias elegeu majoritariamente governadores, senadores e deputados com DNA bolsonarista.Essas reações são a demonstração de apenas um tira-gosto daquilo que Bolsonaro faria caso tivesse sido eleito: uma ditadura com adornos de democracia.O que assistimos hoje, ao vivo e em cores, um dia será contado nos livros de história para as gerações futuras.A história brasileira é rica em episódios de revoltas populares e revoluções, entre as quais, a Revolução Acreana, a Inconfidência Mineira, a Guerra de Canudos, a Cabanagem, a Revolta dos Farrapos, a Guerra do Paraguai etc. ⏤ cada uma destas com causas e objetivos capazes de encher de orgulho e inflar os brios, tanto dos que lutaram quanto dos que leram nos livros de história.No caso atual, para se fazer justiça aos motivos que levam os bolsonaristas a acamparem na frente de quartéis do Exército Brasileiro, a revolta, sem dúvida, será eternizada nos compêndios como “a revolta dos lambe-coturnos”.Vergonhosamente, nossas gerações vindouras terão que estudar esses momentos para responder nos exames do Enem que uma parcela significativa da população brasileira, estimulada pelo silêncio de um candidato derrotado, deu plantões na frente de quartéis do Exército clamando por uma intervenção militar, reclamando de urnas que foram honestas para eleger o clã Bolsonaro por 25 anos seguidos, incluindo centenas de aliados, e fraudadas para derrotar especificamente o presidente.Até o prefeito bolsonarista Tiao Bocalom, que foi eleito com 63% de votos eletrônicos, declarou que as urnas não são confiáveis.Fato é que os patriotas não estão sendo levados a sério nem pelas forças armadas, a qual tanto bajulam.Quem circulou ontem por Rio Branco teve a oportunidade de ver as filas de veículos tentando salvar-se da escassez de combustíveis em razão da interdição da BR-364, um dos métodos antidemocráticos usados na revolta dos lambe-coturnos.Lamentável que no futuro algum historiador tenha que anotar que essa os revoltosos batiam continência e cantavam o hino nacional para pneu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o final do último debate promovido pela rede Globo, o presidente Jair Bolsonaro declarou à jornalista Renata Lo Prete que respeitaria o resultado das eleições. Às...</text:p>
          </table:table-cell>
          <table:table-cell office:value-type="string" calcext:value-type="string">
            <text:p>Luiz Calixto</text:p>
          </table:table-cell>
          <table:table-cell table:number-columns-repeated="16376"/>
        </table:table-row>
        <table:table-row table:style-name="ro1">
          <table:table-cell office:value-type="string" calcext:value-type="string">
            <text:p>24/11/2022</text:p>
          </table:table-cell>
          <table:table-cell office:value-type="string" calcext:value-type="string">
            <text:p>https://i0.wp.com/ac24horas.com/wp-content/uploads/2022/04/ALEAC-PLENARIO.jpg?resize=400%2C240&amp;ssl=1</text:p>
          </table:table-cell>
          <table:table-cell office:value-type="string" calcext:value-type="string">
            <text:p>Blog do Crica</text:p>
          </table:table-cell>
          <table:table-cell office:value-type="string" calcext:value-type="string">
            <text:p>Navegando em céu de brigadeiro no parlamento</text:p>
          </table:table-cell>
          <table:table-cell office:value-type="string" calcext:value-type="string">
            <text:p>https://ac24horas.com/2022/11/24/navegando-em-ceu-de-brigadeiro-no-parlamento/</text:p>
          </table:table-cell>
          <table:table-cell office:value-type="string" calcext:value-type="string">
            <text:p>O GLADSON não apenas foi eleito com folga no primeiro turno, mas também conseguiu eleger aliados, que serão majoritários na Câmara Federal e na Assembleia Legislativa. Na ALEAC, pode mandar um projeto loteando a Lua que será aprovado, tão é a folga de votos que terá. Não terá a mesma oposição ferrenha que teve no primeiro mandato, porque deputados importantes que lhe faziam oposição ou foram derrotados ou não estarão mais no parlamento estadual, como o deputado Jenilson Leite (PSB), que perdeu a eleição para o Senado.O cenário é de céu de brigadeiro. Se não fizer um bom segundo mandato não será por falta de apoio parlamentar. E, é bom que faça um mandato promissor, porque não terá mais a pandemia para lhe ancorar, como no seu primeiro mandato no Palácio Rio Branco.NOMES COTADOSRÔMULO GRANDIDIER, no Gabinete Civil; Aberson Carvalho, na Educação; Paulo César, na Segurança, são nomes citados na composição do segundo governo do Gladson. Nomes que deram certo no primeiro mandato.QUEM NÃO CERTO TEM DE SAIRSECRETÁRIO que num prazo de carência de quatro anos não se destacou na gestão, não há como o governador Gladson segurar. Quem não decolou, não vai decolar.ALAN RICKAS URNAS reservaram ao futuro senador Alan Rick (União Brasil) o papel de ser oposição ao governo do Lula. Pode-se não gostar de suas posições, mas ninguém pode lhe tirar o direito de não querer apoiar o Lula e o de contestar ações do judiciário. E, ademais, a oposição é essencial em todo governo. Assim, é na democracia.É ESSENCIALNA POLÍTICA, é essencial ser ter posições firmes. O condenável é o político com mandato mudar de posição ao sabor de quem chega ao poder, porque nunca será respeitado. Dono de mandato não pode ficar no muro.NOME PARA A PMRBO EX-DEPUTADO Ney Amorim (PODEMOS) tem mostrado intenção, nas conversas com seu círculo mais próximo, de ser candidato à PMRB, na eleição de 2024.BASE NA CAPITALNEY tem jogado com os argumentos de que não pode ficar sem mandato e fora do cenário político, sob pena de desaparecer, E, ainda que, sua base é na capital.PROJETO INOVADORO PROJETO do prefeito Tião Bocalom de construir em um dia 1001 casas populares, é inovador, e pode minorar o problema do déficit habitacional na capital.TEM QUE SER OUSADOO GESTOR que dá certo é o ousado, não aquele que fica no eterno arroz com feijão. Essa ação do Bocalom vai quebrar a mesmice do acomodamento administrativo.PAZ PARA GOVERNARA PRESENÇA da Mailza Gomes como vice-governadora vai permitir ao governador Gladson Cameli ter a garantia de que, ele não terá problemas no relacionamento, ao longo da sua administração. Terá paz para governar.ARMOU E SE DEU MALO PRESIDENTE do PL, Valdemar da Costa Neto, armou e se de mal com a chicana de propor a anulação de metade das urnas eletrônicas. Seu partido pegou uma multa de 22 milhões de reais por litigância de má-fé e a ação foi rejeitada. A eleição acabou, não terá golpe militar, e ponto final. O resultado não terá volta.É MUITA INGENUIDADEÉ SER MUITO ingênuo pensar que ficar se manifestando pela intervenção militar, pela volta da ditadura, na porta dos quartéis, as Forças Armadas iriam para as ruas.NÃO ACABOUÉ, entretanto, um erro imaginar também que a derrota do Bolsonaro significou o enterro da direita no país, o bolsonarismo vai sobreviver como movimento; e se o Lula não fizer um bom governo, pode voltar ao poder.DOBRADINHA CERTAPELO que se tem ouvido de deputados, a chapa formada por Luiz Gonzaga (PSDB) para presidente e Nicolau Junior (PP) de primeiro-secretário, tem maioria dos votos na ALEAC. Não há clima para chapa alternativa.A SABER COMO SERÁ NA ALEACOS VEREADORES Emerson Jarude (MDB) e Michelle Melo (PDT) foram um calo na gestão do prefeito Tião Bocalom. A saber como será o comportamento de ambos, como deputados, em relação ao atual governo.PAUTADA EDUCAÇÃONinguém se admire se a deputada federal eleita Socorro Neri (PP) tiver uma boa atuação no parlamento, principalmente, na defesa das pautas da Educação.NÃO FOI RECONHECIDONENHUM parlamentar trouxe tantos recursos para o estado como o senador Márcio Bittar (União Brasil). Mas fez uma avaliação errada ao focar que com isso, ele seria reconhecido ao ponto de ser representado na chapa majoritária que disputou o governo. Apostou errado.PERDEU O PODER DE BARGANHAO MDB perdeu o poder de barganha para abrir conversa e ter participação no governo, por um motivo: o Gladson tem votos de sobra na sua base parlamentar.MENOR QUE ENTROUO MDB saiu menor do que entrou na última eleição, além de perder os dois deputados federais que tinha, ficou distante de ganhar a eleição para o governo.NÃO É OPORTUNISMONÃO É oportunismo o apoio do senador Sérgio Petecão (PSD) ao futuro governo do Lula, com seu voto no Senado. Nunca escondeu que não votaria no Bolsonaro.RECONHECIMENTO INTERNACIONALNÃO CONCORDO com algumas das pautas que defende, mas não posso deixar de reconhecer que a Marina – que pode ser ministra do Meio-Ambiente – é uma personalidade de prestígio e reconhecimento internacional no meio ambiental. Muito respeitada.FOI PARA O SALCOM a vitória do Lula já foi para o sal o projeto de ligar Cruzeiro do Sul à Pucalpa (Peru) cortando a Serra do Divisor, defendido pelo senador Márcio Bittar (União Brasil). A Marina é totalmente contra a obra.INTUIÇÃOÉ O NOME do novo livro do jornalista Nelson Liano, que mostra na obra que o autoconhecimento é acessível a todos os campos religiosos através da meditação. O Nelson é um espiritualista, uma pessoa do bem.TUDO É COPAO BRASIL estreia logo mais. Vamos sair das pautas negativas do golpismo para a beleza contagiante do futebol. A eleição nacional tem o dom de unir a todos.FRASE MARCANTE“Os homens fazem as leis, mas as mulheres fazem os costumes.” Ditado franc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GLADSON não apenas foi eleito com folga no primeiro turno, mas também conseguiu eleger aliados, que serão majoritários na Câmara Federal e na Assembleia Legislativa....</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WhatsApp-Image-2022-11-23-at-10.19.44.jpeg?resize=400%2C240&amp;ssl=1</text:p>
          </table:table-cell>
          <table:table-cell office:value-type="string" calcext:value-type="string">
            <text:p>Acre</text:p>
          </table:table-cell>
          <table:table-cell office:value-type="string" calcext:value-type="string">
            <text:p>Bocalom entrega micro-ônibus oriundo de emenda de Angelim</text:p>
          </table:table-cell>
          <table:table-cell office:value-type="string" calcext:value-type="string">
            <text:p>https://ac24horas.com/2022/11/23/bocalom-realiza-entrega-de-micro-onibus-oriundo-de-emenda-de-angelim/</text:p>
          </table:table-cell>
          <table:table-cell office:value-type="string" calcext:value-type="string">
            <text:p>Ao lado do ex-deputado federal Raimundo Angelim (PT), o prefeito de Rio Branco, Tião Bocalom (Progressistas), realizou nesta quarta-feira, 23, a entrega de veículos para a Secretaria de Assistência Social e Direitos Humanos (SASDH), resultado de emenda parlamentar em 2018.Ao todo, são um micro-ônibus com capacidade para 24 passageiros, um veículo administrativo tipo passeio e uma van. Ao todo, o investimento chega a R$ 589 mil reais, sendo que mais de R$ 300 mil custeou o micro-ônibus.Em seu breve discurso, Bocalom agradeceu a emenda parlamentar de Angelim e destacou que a prefeitura terá que alocar mais recursos para aquisição dos veículos – haja vista a mudança de preços no mercado. “Estou muito feliz com a emenda”, declarou.Angelim fez um discurso agradecendo a iniciativa do convite feito pela gestão municipal e disse que o ato pacífica o clima tenso no país. “Meu amigo de velha data. Esse encontro serve para as pessoas pararem de tanto ódio, violência e divergência”, comentou.O ex-prefeito de Rio Branco pediu para que os gestores tenham zelo no patrimônio público. *Angelim pediu para zelar pelo veículo adquirido”.O secretário-adjunto de assistência social, Francisco Bezerra, elogiou o trabalho de Angelim na vida pública e disse que o órgão fará bom uso dos veículos. “Acredito que vamos fazer atendimentos de excelência”, ressal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o lado do ex-deputado federal Raimundo Angelim (PT), o prefeito de Rio Branco, Tião Bocalom (Progressistas), realizou nesta quarta-feira, 23, a entrega de veículos para 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BOCALOM-E-ANGELIM.jpg?resize=400%2C240&amp;ssl=1</text:p>
          </table:table-cell>
          <table:table-cell office:value-type="string" calcext:value-type="string">
            <text:p>Acre</text:p>
          </table:table-cell>
          <table:table-cell office:value-type="string" calcext:value-type="string">
            <text:p>Tião Bocalom convida Angelim para evento na prefeitura</text:p>
          </table:table-cell>
          <table:table-cell office:value-type="string" calcext:value-type="string">
            <text:p>https://ac24horas.com/2022/11/23/adversarios-politicos-bocalom-convida-angelim-para-evento-na-prefeitura-nossa-amizade-nao-e-politica/</text:p>
          </table:table-cell>
          <table:table-cell office:value-type="string" calcext:value-type="string">
            <text:p>Antes da solenidade de entrega de veículos na sede da prefeitura de Rio Branco, o prefeito Tião Bocalom (Progressistas) e o ex-deputado federal, Raimundo Angelim (PT), estiveram reunidos no gabinete na sede do Poder Executivo Municipal na manhã desta quarta-feira, 23.Acerca da participação de Angelim no evento, Bocalom disse que é natural e citou a amizade com o petista. “Somos amigos de longa data,e nossa amizade não é política. Somos de lados diferentes, mas nos respeitamos. Eu sei que você foi um grande prefeito e excelente parlamentar”, ressaltou.Sobre o encontro, Angelim agradeceu o convite para a solenidade e relembrou que Bocalom foi de suma importância para a construção da Associação dos Municípios do Acre (AMAC). “A gente extinguiu duas instituições e fizemos uma só, no caso, a Amac. Ser prefeito não é fácil, dorme pouco e acorda cedo. Todo mundo sabe onde sua casa”, comen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ntes da solenidade de entrega de veículos na sede da prefeitura de Rio Branco, o prefeito Tião Bocalom (Progressistas) e o ex-deputado federal, Raimundo Angelim (PT),...</text:p>
          </table:table-cell>
          <table:table-cell office:value-type="string" calcext:value-type="string">
            <text:p>Saimo Martins</text:p>
          </table:table-cell>
          <table:table-cell table:number-columns-repeated="16376"/>
        </table:table-row>
        <table:table-row table:style-name="ro1">
          <table:table-cell office:value-type="string" calcext:value-type="string">
            <text:p>23/11/2022</text:p>
          </table:table-cell>
          <table:table-cell office:value-type="string" calcext:value-type="string">
            <text:p>https://i0.wp.com/ac24horas.com/wp-content/uploads/2022/11/URNA.jpg?resize=400%2C240&amp;ssl=1</text:p>
          </table:table-cell>
          <table:table-cell office:value-type="string" calcext:value-type="string">
            <text:p>Blog do Crica</text:p>
          </table:table-cell>
          <table:table-cell office:value-type="string" calcext:value-type="string">
            <text:p>A oposição precisa se reinventar, perder o ego, para voltar ao poder nas próximas disputas</text:p>
          </table:table-cell>
          <table:table-cell office:value-type="string" calcext:value-type="string">
            <text:p>https://ac24horas.com/2022/11/23/a-oposicao-precisa-se-reinventar-perder-o-ego-para-voltar-ao-poder-nas-proximas-disputas/</text:p>
          </table:table-cell>
          <table:table-cell office:value-type="string" calcext:value-type="string">
            <text:p>A OPOSIÇÃO, que sofreu uma derrota fragorosa na última eleição, não elegendo ninguém para o Senado, para a Câmara Federal, e diminuindo a sua representação na Assembleia Legislativa, e ainda ficando longe de ganhar o governo, precisa se reinventar para as próximas disputas majoritárias.A começar pela eleição municipal de 2024. Se entrar dividida no pleito para a prefeitura da capital, como aconteceu na última eleição estadual, pode sofrer outra derrota acachapante. Os dirigentes da oposição precisam perder o ego de cada um olhar apenas para o umbigo. Ou fazem uma grande frente plural, como aconteceu com o extinto e vitorioso MDA, ou seus políticos vão ficar de bengala perdendo uma eleição atrás da outra.Ficaram 20 anos no poder, e podem ficar 20 anos fora do poder, se permanecerem pendurados no sectarismo de que podem resolver tudo com cada um para o seu lado. A não ser que queiram se tornar masoquistas. Juízo não se compra num boteco. As urnas não costumam perdoar os amadores na política.AFASTA DE MIM ESTE CÁLICEAO PEDIR ao Ministério da Justiça que mande a Força Nacional desbloquear a BR-364, o governador Gladson  mostra que quer desvincular sua imagem do golpismo.NINGUÉM ENTENDEUO JORGE VIANA seria hoje deputado federal e poderia puxar um outro nome na aliança política formada pelo PT-PCdoB-PV. Ninguém entendeu ele ir para uma disputa do governo, com uma candidatura de alto risco.PEDIDO CONJUNTOUMA FONTE palaciana informou ao BLOG que a decisão do Gladson de demissão do militante bolsonarista Ruy Birico de cargo de confiança, foi reforçada por um pedido conjunto dos 24 deputados feito neste sentido.ESPERTEZA COME O DONOA JUSTIÇA ELEITORAL pôs o PL no canto do ringue com seu pedido de anulação de várias urnas do segundo turno. Mandou aditar ao pedido também as urnas do primeiro turno, que se anuladas derrubariam toda bancada federal do PL. Esperteza cresce e come o dono.POSIÇÃO FIRMEQUEM TOMOU uma posição firme contra os atos golpistas de fechamento da BR-364, foi o líder do governo na ALEAC, deputado Pedro Longo (PDT), que denominou os atos como “esbirros da ditadura”.PODE IR PENSANDOPELAS informações que tenho, é bom o prefeito Bocalom (PP) pensar em outra sigla para disputar a reeleição. O nome do coração do Gladson para a disputa da PMRB, é o da deputada federal eleita Socorro Neri (PP).É LEIA LEI ELEITORAL especifica que, o parlamentar que cometer infidelidade partidária, é passível de perda do mandato. O PT e o PSD apenas estão aplicando a Lei.VALE PARA OS DOISAS URNAS que elegeram o Lula este ano foram as mesmas que elegeram o Bolsonaro em 2018. Se são fraudes neste pleito, também, foram no de 2018. Não há como separar estes dois casos, porque vale para ambos.GABINETE CIVILDEVE SER ESTE o cargo que será ocupado pelo Rômulo Grandidier, no próximo governo do Gladson. A decisão já estaria tomada, faltando apenas ser feita a nomeação.BASTANTE REDUZIDAA OPOSIÇÃO vai ser muita reduzida na nova legislatura na Assembleia Legislativa. A base do governo deverá voar em céu de brigadeiro, aprovando o que quiser.PEDIDO DOS MANDATOSNÃO SE APLICA aos prefeitos que serão expulsos do PT, mas há dentro do partido o sentimento de pedir os mandatos dos vereadores que apoiaram adversários na última eleição. Podem ir pensando em contratar bons advogados.FOCO FUTUROO FOCO FUTURO do governador Gladson é cumprir um segundo mandato com visibilidade, para que dispute a eleição do Senado em 2026, com certa tranquilidade.MANDATOS ENCERRADOSEM 2026 serão duas vagas do Senado em disputa, as dos senadores Petecão (PSD) e do senador Márcio Bittar (União Brasil). Não se sabe se ambos disputarão a reeleição. É cedo para uma avaliação a esse respeito.CARTA DE SEGUROO REPUBLICANOS não vai para a oposição ao governo do Lula. A direção nacional tirou uma posição de deixar os parlamentares do partido com independência para atuar. Na política, se chama isso de carta de seguro.MEME NO FUTEBOLA MEME que corria ontem era que a Argentina vai pedir a anulação da partida contra a Arábia Saudita por ter pedido o jogo. Política e futebol, é com o brasileiro.CEREJA DO BOLOA CEREJA do bolo dos cargos federais no estado são o DNIT e o INCRA. O PT e o senador Sérgio Petecão (PSD) estão de olho nos dois órgãos, para nomear afilhados.PERDA DE QUALIDADEA DERROTA do deputado Daniel Zen (PT), vai por certo empobrecer o debate qualificado na ALEAC, na próxima legislatura. Zen é um dos melhores quadros do PT.NÃO PODE SE DAR AO LUXOO ACRE, um estado pobre e dependente do governo federal, não pode se dar ao luxo de ter um governador brigado com o presidente. Assim é que, a posição pragmática do governador Gladson deve ser entendida.TERRITÓRIO LIVREACRELÂNDIA e Plácido de Castro se tornaram território livre dos bandidos, pelo que se nota dos roubos e sequestros quase diários de produtores rurais. Na biqueira da Bolívia, o paraíso dos carros roubados, torna a troca dos veículos por droga algo rentável.NÃO CONSEGUEM ENTENDER?AS ELEIÇÕES não serão anuladas, não haverá golpe militar, a volta da ditadura, e o Lula vai assumir, por estarmos numa democracia. Não conseguem entender?NÃO ACONTECERÁ NADAO LULA VAI ASSUMIR, nenhuma igreja evangélica será fechada, o país não terá o regime comunista, a bandeira nacional não será vermelha, e tudo vai seguir como antes no quartel do Abrantes. O resto é a pura balela.NOMES VEICULADOSSOCORRO NERI, Jenilson Leite, Bocalom, Emerson Jarude, Marcus Alexandre, são nomes sempre citados quando se trata da eleição para a PMRB, em 2024.FICOU UMA PORCARIAO PREFEITO Bocalom tem primado por obras bem feitas. Mas, não foi o que aconteceu com o principal acesso do Tropical, a pavimentação é de baixa qualidade. Se der um pulo no local vai fazer a constatação desse registro.NÃO CONVIDEMNÃO CONVIDEM o deputado Neném Almeida e a direção do PODEMOS para o mesmo tacacá. Neném debita sua derrota a um boicote dos dirigentes à sua candidatura à reeleição.FRASE MARCANTE“Deus dá o leite, mas não o balde”. Ditado ingl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OPOSIÇÃO, que sofreu uma derrota fragorosa na última eleição, não elegendo ninguém para o Senado, para a Câmara Federal, e diminuindo a sua representação na...</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05/BOCALOM_TIAO-FOTO.jpg?resize=400%2C240&amp;ssl=1</text:p>
          </table:table-cell>
          <table:table-cell office:value-type="string" calcext:value-type="string">
            <text:p>Cotidiano</text:p>
          </table:table-cell>
          <table:table-cell office:value-type="string" calcext:value-type="string">
            <text:p>“Ataques a minha pessoa e à nossa gestão”, diz Bocalom sobre suposto apoio a ditadura</text:p>
          </table:table-cell>
          <table:table-cell office:value-type="string" calcext:value-type="string">
            <text:p>https://ac24horas.com/2022/11/22/ataques-a-minha-pessoa-e-a-nossa-gestao-diz-bocalom-sobre-suposto-apoio-a-ditadura/</text:p>
          </table:table-cell>
          <table:table-cell office:value-type="string" calcext:value-type="string">
            <text:p>O prefeito de Rio Branco, Tião Bocalom, se manifestou após ter sido destaque local e nacionalmente com a afirmativa de que ele seria um apoiador da ditadura militar. Em nota, o gestor comentou que em nenhum momento isso teria acontecido.Dizendo esclarecer 4 pontos do que realmente ocorreu durante a entrevista em um podcast da região, Bocalom explica que foi questionado sobre o pedido de intervenção militar dos manifestantes em desacordo as eleições presidenciais, mas não incitou sobre a volta do regime.“Veículos de notícias estão usando termos como “defender a ditadura militar”, o que não aconteceu. Durante a conversa, o jornalista faz a seguinte afirmação: “As pessoas estão pedindo intervenção militar”, ao que respondi: “E qual o problema?”, referindo-se aos atos e ao direito constitucional de livre manifestação nas ruas, jamais incitando uma ditadura militar”, revelou.Além disso, ele confirma que falou sobre a época ter sido um “destaque na economia” e classifica a proporção a qual sua fala se tornou, como um ataque a sua pessoa e gestão.“Classifico essa distorção da minha fala como ataques a minha pessoa e à nossa gestão, no intuito de desidratar minha imagem e os feitos à população de Rio Branco, mas repudiamos a disseminação de mentiras e factoides que prejudicam não apenas o prefeito, mas a população local”, apontou.Veja o informativo:NOTA DE ESCLARECIMENTOPor Tião BocalomQuero aqui fazer alguns esclarecimentos diante das informações que estão sendo veiculadas pela imprensa referente a uma fala que fiz em entrevista a um site local.1- Veículos de notícias estão usando termos como “defender a ditadura militar”, o que não aconteceu durante entrevista que dei a um site de notícias local. Durante a conversa, o jornalista faz a seguinte afirmação: “As pessoas estão pedindo intervenção militar”, ao que respondi: “E qual o problema?”, referindo-se aos atos e ao direito constitucional de livre manifestação nas ruas, jamais incitando uma ditadura militar.2- Durante minha fala, no mesmo programa, fiz questão de deixar claro que, no período dos governos militares, como profissional da área de estatística, destaquei a economia, quando afirmei que na época houve o famoso “milagre econômico”, quando o país saiu da trigésima posição econômica mundial para a terceira ou quarta.3- A medida que o conteúdo foi tomando repercussão que ultrapassou a esfera local, sites, munidos de um único trecho da entrevista, chegaram a afirmar que eu seria um apoiador da ditadura militar, o que reitero não ser verdade. A íntegra da entrevista está disponível na internet.4- Classifico essa distorção da minha fala como ataques a minha pessoa e à nossa gestão, no intuito de desidratar minha imagem e os feitos à população de Rio Branco, mas repudiamos a disseminação de mentiras e factoides que prejudicam não apenas o prefeito, mas a população local.Sempre defensor da liberdade de expressão, respeitoso com a imprensa e praticante dos princípios constitucionais que regem nosso município de Rio Branco, nosso Estado do Acre e nosso Brasil, sempre defendi, durante toda minha vida política, a liberdade plena, conforme previsto em nossa Constituição (art. 5º, inciso IX – é livre a expressão da atividade intelectual, artística, científica e de comunicação, independentemente de censura ou licença). O que não significa intentar contra o atual sistema civil.Eu me coloco à disposição da população para repor a verdade. Reitero que trabalho, incessante e incansavelmente, para transformar os sonhos da população de Rio Branco em realidade, e continuar firme no propósito de levar mais produção, emprego e dignidade a todos os rio-branquenses.É BOM LEMBRAR: No dia 31/10, como prefeito, emiti uma nota parabenizando o presidente e o vice-presidente eleitos.Tião BocalomProfessor de matemática e prefeito de Rio Branco, Acre, Bras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Rio Branco, Tião Bocalom, se manifestou após ter sido destaque local e nacionalmente com a afirmativa de que ele seria um apoiador da...</text:p>
          </table:table-cell>
          <table:table-cell office:value-type="string" calcext:value-type="string">
            <text:p>Deylon Félix</text:p>
          </table:table-cell>
          <table:table-cell table:number-columns-repeated="16376"/>
        </table:table-row>
        <table:table-row table:style-name="ro1">
          <table:table-cell office:value-type="string" calcext:value-type="string">
            <text:p>22/11/2022</text:p>
          </table:table-cell>
          <table:table-cell office:value-type="string" calcext:value-type="string">
            <text:p>https://i0.wp.com/ac24horas.com/wp-content/uploads/2022/11/PRF_BALA.jpg?resize=400%2C240&amp;ssl=1</text:p>
          </table:table-cell>
          <table:table-cell office:value-type="string" calcext:value-type="string">
            <text:p>Coluna do Astério</text:p>
          </table:table-cell>
          <table:table-cell office:value-type="string" calcext:value-type="string">
            <text:p>O político avestruz!</text:p>
          </table:table-cell>
          <table:table-cell office:value-type="string" calcext:value-type="string">
            <text:p>https://ac24horas.com/2022/11/22/o-politico-avestruz/</text:p>
          </table:table-cell>
          <table:table-cell office:value-type="string" calcext:value-type="string">
            <text:p>Enquanto a maioria da população acreana começa a sofrer as consequências dos bloqueios ilegais e violentos da BR-364, principalmente em Rondônia, a maioria dos representantes atuais e eleitos enfiam a cabeça no buraco como faz a avestruz quando vê o perigo ou se sente ameaçada. Não têm opinião pública própria, seguem o que melhor lhes convier.Protestar, reclamar, espernear contra o resultado de uma eleição é uma coisa; a outra é agir contra o direito e a constituição. Já diziam os romanos: “A lei é para todos e contra todos”. Nesse contexto, o pior tipo de político é o que teme o brado das multidões como fez pôncio Pilatos ao lavar as mãos condenando um inocente à tortura e a morte, morte de cruz. Alguns ficam em silêncio, só observam para entrar em cena na hora mais confortável.Todo político eleito deveria saber se posicionar como líder e não liderado. Muitos sabem, mas é preciso agir a favor dos ventos. Sobre isso, um dia, lá no meio do deserto, em muitos séculos passados, um egípcio nascido dos hebreus escreveu:  “Não acompanharás a multidão para torcer o direito, nem com o pobre na sua demanda o acompanharás para torcer o direito e a justiça”. Seu nome era Moisés, um grande líder político. Nunca enfiou a cabeça em um buraco, tão pouco temeu as multidões.“Dirige os humildes na justiça e os instrui no seu caminho”.(Salmo 25:9). Rio Branco está  ficando sem ônibus por falta de combustível e alguns políticos dão o calado como resposta.. Os que falaram só falaram o que a torcida queria ouvir.. “A cura brota quando somos confrontados com a verdade e não com mentiras e ilusões”. (Afif Arão). Alguém se habilita a orientar pessoas ou estão receosos, acovardados?. O governador Gladson Cameli já se manifestou sobre a democracia, alguém mais?. O prefeito Bocalom também falou, mas foi mal; o MPF reagiu com nota de repúdio à sua fala.. A bancada federal eleita vive um grande drama:. Se fizer parte da base do governo Lula se arrebenta com o eleitor, se não, não conseguirá obter projetos e recursos para estado e municípios além de suas emendas.. Mesmo as emendas parlamentares necessitam de projetos aprovados em ministérios.. De acordo com Cesário Braga, o PT ainda não começou a discutir a transição de cargos federais no Acre.. PSB, PC do B e PSD querem seus lotes no futuro governo.. Pela última vez:. Se o candidato não pagou pelo trabalho de cabos eleitorais a reclamação deve ser feita no Procon, TRE ou em outro ambiente, não na coluna.. Ôxi!.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Enquanto a maioria da população acreana começa a sofrer as consequências dos bloqueios ilegais e violentos da BR-364, principalmente em Rondônia, a maioria dos representantes atuai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02/NOVOS-ONIBUS-DOMIG.jpeg?resize=400%2C240&amp;ssl=1</text:p>
          </table:table-cell>
          <table:table-cell office:value-type="string" calcext:value-type="string">
            <text:p>Acre</text:p>
          </table:table-cell>
          <table:table-cell office:value-type="string" calcext:value-type="string">
            <text:p>Temendo escassez de combustível, frota de ônibus reduzirá 30%</text:p>
          </table:table-cell>
          <table:table-cell office:value-type="string" calcext:value-type="string">
            <text:p>https://ac24horas.com/2022/11/21/temendo-escassez-de-combustivel-frota-de-onibus-de-rio-branco-reduzira-30/</text:p>
          </table:table-cell>
          <table:table-cell office:value-type="string" calcext:value-type="string">
            <text:p>Com os bloqueios realizados por apoiadores do presidente da República Jair Bolsonaro (PL), ao longo da BR-364 em cinco trechos no Estado de Rondônia, a prefeitura de Rio Branco informou na noite desta segunda-feira, 21, que deverá reduzir a frota de veículos de ônibus que circulam na cidade em até 30%.De acordo com a nota assinada por Francisco José Benício Dias, Superintendente da RBTRANS, a redução já vai ocorrer a partir de terça-feira, 22 de novembro. “Considerando a falta de combustível no Estado do Acre, em razão dos bloqueios viários em vários pontos das rodovias federais em todo o país, comunicamos que a partir de 22 de novembro de 2022, como estratégia de equilíbrio do SITURB, a frota de ônibus de Rio Branco será reduzida em 30%”, diz trecho da nota.Contudo, a gestão do prefeito Tião Bocalom (Progressistas), deixou claro que tão logo a situação seja normalizada, voltará a operar com 100% da frota na capital. “Sempre pensando na melhor prestação do serviço para a população rio-branquense”, encerr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os bloqueios realizados por apoiadores do presidente da República Jair Bolsonaro (PL), ao longo da BR-364 em cinco trechos no Estado de Rondônia, a prefeitura...</text:p>
          </table:table-cell>
          <table:table-cell office:value-type="string" calcext:value-type="string">
            <text:p>Saimo Martin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1/10/empresa-1.jpg?resize=400%2C240&amp;ssl=1</text:p>
          </table:table-cell>
          <table:table-cell office:value-type="string" calcext:value-type="string">
            <text:p>Cotidiano</text:p>
          </table:table-cell>
          <table:table-cell office:value-type="string" calcext:value-type="string">
            <text:p>Rio Branco pula de 24ª para 1ª colocada na agilidade em abertura de novas empresas</text:p>
          </table:table-cell>
          <table:table-cell office:value-type="string" calcext:value-type="string">
            <text:p>https://ac24horas.com/2022/11/21/rio-branco-pula-de-24a-para-1a-colocada-na-agilidade-em-abertura-de-novas-empresas/</text:p>
          </table:table-cell>
          <table:table-cell office:value-type="string" calcext:value-type="string">
            <text:p>Por meio do Índice de Gestão Municipal realizado pelo Instituto Áquila este ano, Rio Branco passou de 24º lugar no quesito agilidade em abertura de novas empresas, para a primeira posição, ao lado de Aracajú. De acordo com a secretaria municipal de Finanças (Sefin), desde 2018, quando o município passou a usar a “RedeSim”, portal estadual, gerenciado pela Junta Comercial que agiliza o processo de abertura de empresas, 15.754 novos empreendimentos foram liberados pelo município.O prefeito Tião Bocalom disse que se sente feliz, pois a equipe está modernizando a prefeitura da Capital. “Somos as duas capitais brasileiras que estão em primeiro lugar em abertura de empresas. Em menos de dois anos a nossa equipe conseguiu realizar isso, então é um orgulho para nós em Rio Branco e um orgulho para nossa gestão.”De acordo com a chefe do cadastro fiscal de contribuintes da Sefin, Monique Morais, eles fazem a integração e o processo é feito todo de forma digital. “Não tem mais processo físico e o que antes demorava meses para finalizar, agora pela RedeSim é possível liberar o alvará de forma eletrônica em questão de horas ou até minutos, dependendo do risco.”O secretário municipal de finanças e infraestrutura e mobilidade urbana (Seinfra) ressaltou que o avanço se deve ao empenho da equipe. “A dedicação de toda a equipe, que dentro da “RedeSim”, buscou informações, fez as configurações necessárias e hoje estamos equiparados a Aracaju na abertura de empresas. A prefeitura hoje avançou demais no que se refere à abertura de empresas, de médio porte, microempresas, e para o “MEI”, a abertura é mais rápida ainda, em cinco minutos está aberta.”FONTE: Assecom/Prefeitura de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Nos últimos 4 anos, foram 15.754 novos empreendimentos liberados pela capital acreana</text:p>
          </table:table-cell>
          <table:table-cell office:value-type="string" calcext:value-type="string">
            <text:p>Thais Farias</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TROC.jpg?resize=400%2C240&amp;ssl=1</text:p>
          </table:table-cell>
          <table:table-cell office:value-type="string" calcext:value-type="string">
            <text:p>Acre</text:p>
          </table:table-cell>
          <table:table-cell office:value-type="string" calcext:value-type="string">
            <text:p>Prefeitura assina Termo para suprir demanda de junta médica</text:p>
          </table:table-cell>
          <table:table-cell office:value-type="string" calcext:value-type="string">
            <text:p>https://ac24horas.com/2022/11/21/prefeitura-assina-termo-para-suprir-demanda-de-junta-medica/</text:p>
          </table:table-cell>
          <table:table-cell office:value-type="string" calcext:value-type="string">
            <text:p>A Prefeitura de Rio Branco, por meio da Superintendência Municipal de Transporte e Trânsito (RBTrans) e a Secretaria Municipal de Gestão Administrativa (SMGA), assinou um Termo de Cooperação Técnica, na manhã desta segunda-feira (21), para que junta médica do Município passe a realizar as perícias médicas necessárias para a concessão do benefício da gratuidade no transporte público coletivo de Rio Branco.De acordo com o secretário municipal da SMGA, Jonathan Santiago, o convênio entre secretaria e superintendência, visa levar mais dignidade às pessoas com deficiência e cadeirantes, que possuam laudo e estão no aguardo da gratuidade do serviço.“A ideia neste primeiro momento é finalizar a demanda reprimida, que são de 110 pessoas em espera. Posteriormente, seguirá a rotina, pela manhã durante quatro horas, que vai contemplar em torno de vinte pessoas por dia”, explicou.O superintendente da RBTrans, Benício Dias, explicou que os usuários que foram em busca da gratuidade do serviço não estavam totalmente desassistidos, mas que através da parceria, agora, será possível conceder as carteiras permanentes.“Vale a pena frisar que os cadeirantes já tinham direito a essa gratuidade, mesmo sem a RBTrans estar preparada com a junta médica, estamos fornecendo uma carteira de gratuidade provisória de até 90 dias, até conseguirmos fazer esse convênio com a SMGA”, disse.O prefeito Tião Bocalom, agradeceu pela gestão sempre estar compromissada com a população rio-branquense.“Isso é muito importante, pois é mais uma prova de que a nossa gestão está comprometida com aqueles que mais precisam”, enfatizou.Estiveram presentes na assinatura, o secretário municipal da Casa Civil (SMCC), Valtim José, além dos assessores especiais Helder Paiva (Articulação) e Dr. Jorge Bezerra (Assuntos Jurídic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A Prefeitura de Rio Branco, por meio da Superintendência Municipal de Transporte e Trânsito (RBTrans) e a Secretaria Municipal de Gestão Administrativa (SMGA), assinou um Termo...</text:p>
          </table:table-cell>
          <table:table-cell office:value-type="string" calcext:value-type="string">
            <text:p>Assessoria</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22/11/BOCALOM_MORAES.jpg?resize=400%2C240&amp;ssl=1</text:p>
          </table:table-cell>
          <table:table-cell office:value-type="string" calcext:value-type="string">
            <text:p>Cotidiano</text:p>
          </table:table-cell>
          <table:table-cell office:value-type="string" calcext:value-type="string">
            <text:p>MPF/AC emite nota de repúdio contra falas antidemocráticas de Tião Bocalom</text:p>
          </table:table-cell>
          <table:table-cell office:value-type="string" calcext:value-type="string">
            <text:p>https://ac24horas.com/2022/11/21/mpf-ac-emite-nota-de-repudio-contra-falas-antidemocraticas-de-tiao-bocalom/</text:p>
          </table:table-cell>
          <table:table-cell office:value-type="string" calcext:value-type="string">
            <text:p>Por meio da Procuradoria Regional dos Direitos do Cidadão (PRDC), o Ministério Público Federal (MPF) no Acre manifestou repúdio contra as manifestações recentes do prefeito de Rio Branco, Tião Bocalom (PP), durante participação em um podcast local, quando, segundo o órgão, “defendeu e normalizou a ditadura militar implantada no Brasil em 1964 e os atos antidemocráticos realizados após o resultado da eleição de 2022”.“Elogios ao regime de exceção instalado no País por meio do golpe militar de 1964 violam a noção republicana e o sistema de direitos humanos implementado pela Constituição Federal, porque na ditadura foram empregadas práticas de tortura e execuções de pessoas, o que, inclusive levou o Brasil a ser responsabilizado por esses crimes perante a Corte Interamericana de Direitos Humanos”, diz um trecho da nota.Assinada pelo procurador regional dos Direitos do Cidadão no Acre, Lucas Costa Almeida Dias, a nota diz que o MPF reitera o compromisso com a proteção dos direitos humanos e continuará envidando todos os esforços perante os órgãos de investigação para que crimes de violação aos direitos fundamentais cometidos durante a ditadura militar no Acre sejam devidamente responsabilizados, notadamente pelo seu caráter de imprescritibilidade.Na entrevista, Bocalom disse que é a favor de atos antidemocráticos em frente a quartéis, que pedem intervenção militar e, sem apresentar provas, afirmou que houve fraude nas eleições presidenciais que deram vitória a Luiz Inácio Lula da Silva nos dois turnos do pleito.“Eu sou a favor de deixar que as pessoas se manifestem, não estão quebrando nada, não estão fazendo nada de errado. Qual o problema?”, disse sobre as manifestações.Sobre a dúvida relacionada às eleições, afirmou: “Infelizmente, perdeu ou foi roubado, não sei. Eu acredito sim. Eu acredito, porque como matemático que sou e trabalho com estatística, quando você pega aqueles números daquela auditoria que aquele argentino fez e mostra tem realmente um comportamento diferente nas urnas.”A seguir, a íntegra da nota do MPF/AC:Nota de RepúdioO Ministério Público Federal (MPF), por meio da Procuradoria Regional dos Direitos do Cidadão (PRDC), manifesta veemente repúdio à fala do prefeito de Rio Branco, Sebastião Bocalom, que, na última sexta-feira (18), defendeu e normalizou a ditadura militar implantada no Brasil em 1964 e os atos antidemocráticos realizados após o resultado da eleição de 2022.Elogios ao regime de exceção instalado no País por meio do golpe militar de 1964 violam a noção republicana e o sistema de direitos humanos implementado pela Constituição Federal, porque na ditadura foram empregadas práticas de tortura e execuções de pessoas, o que, inclusive levou o Brasil a ser responsabilizado por esses crimes perante a Corte Interamericana de Direitos Humanos.Diante desse quadro, o MPF reitera o compromisso com a proteção dos direitos humanos e continuará envidando todos os esforços perante os órgãos de investigação para que crimes de violação aos direitos fundamentais cometidos durante a ditadura militar no Acre sejam devidamente responsabilizados, notadamente pelo seu caráter de imprescritibilidade.Lucas Costa Almeida DiasProcurador Regional dos Direitos do Cidadão – Acr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Por meio da Procuradoria Regional dos Direitos do Cidadão (PRDC), o Ministério Público Federal (MPF) no Acre manifestou repúdio contra as manifestações recentes do prefeito de...</text:p>
          </table:table-cell>
          <table:table-cell office:value-type="string" calcext:value-type="string">
            <text:p>Raimari Cardoso</text:p>
          </table:table-cell>
          <table:table-cell table:number-columns-repeated="16376"/>
        </table:table-row>
        <table:table-row table:style-name="ro1">
          <table:table-cell office:value-type="string" calcext:value-type="string">
            <text:p>21/11/2022</text:p>
          </table:table-cell>
          <table:table-cell office:value-type="string" calcext:value-type="string">
            <text:p>https://i0.wp.com/ac24horas.com/wp-content/uploads/2018/03/marcus-alexandre.jpg?resize=400%2C240&amp;ssl=1</text:p>
          </table:table-cell>
          <table:table-cell office:value-type="string" calcext:value-type="string">
            <text:p>Acre</text:p>
          </table:table-cell>
          <table:table-cell office:value-type="string" calcext:value-type="string">
            <text:p>Ex-prefeito Marcus Alexandre poderá ir para o Dnit</text:p>
          </table:table-cell>
          <table:table-cell office:value-type="string" calcext:value-type="string">
            <text:p>https://ac24horas.com/2022/11/21/marcus-alexandre-podera-ir-para-o-dnit/</text:p>
          </table:table-cell>
          <table:table-cell office:value-type="string" calcext:value-type="string">
            <text:p>O ex-prefeito de Rio Branco, Marcus Alexandre (PT), poderá assumir o Dnit no Acre a partir de janeiro do ano que vem. O nome do engenheiro Thiago Caetano, servidor de carreira do órgão e que já dirigiu a instituição, também é comentado. Marcus seria uma indicação do PT e Caetano do senador Sérgio Petecão (PSD), cujo partido integrará a base de apoio do terceiro mandato do presidente eleito Lula.O atual dirigente do órgão, o engenheiro Carlos Morais, deverá entregar a superintendência até o dia 31 de dezembro. Ele também é servidor do Dnit e continuará na equipe com os demais técnicos. Apesar da falta de recursos, Carlos fez um excelente trabalho à frente da instituição que enfrenta a escassez de verbas para as rodovias por parte do governo federal. A situação é política e dependerá exclusivamente do novo governo.Com a mudança de governo em Brasília, a expectativa é que o orçamento para o Dnit melhore, já que atualmente é considerado o menor da história desde que o órgão foi criado. Outro ponto a ser discutido é a parceria com o governo do estado através do Deracre. Caberá ao governador Gladson Cameli (PROGRESSISTA) e à bancada federal se articular para manter o nível de relacionamento.“Se os governantes não construírem escolas, em 20 anos faltará dinheiro para construir presídios”. (Darcy Ribeiro). Nas terras do Marechal Rondon, radicais que bloqueiam as rodovias e saqueiam carretas e caminhões (incendiando até) estão fazendo inveja ao MST.. Acusaram tanto a tal “esquerda” de o Brasil virar uma Venezuela que estão fazendo o mesmo.. “Não se transforme no monstro que você luta e combate; não olhe muito tempo para o abismo, ele olhará para você também”. (Nietzsche, em Zaratustra).. Traduzindo:. Cuidado para quem você direciona seu ódio, crítica e fúria vai acabar se transformando no próprio inimigo e seus métodos, ou seja, radicalismo de direita ou de esquerda é tudo a mesma coisa.. “Esses métodos antidemocráticos são da esquerda”. (Presidente Jair Bolsonaro).. Cargos federais já em disputa no Acre.. Ainda não entendi se é para anular apenas a eleição de presidente ou de deputados estaduais, federais, governadores e senadores?. Vamos todos juntos/pra frente Brasil/Salve essa eleição!. Ops!. Digo seleção!. O prefeito Bocalom precisa ser mais prudente com as palavras; prudência é de Deus.. A eleição de prefeito está bem aí, na próxima esquina.. E esse novembro desconjuntado, chuvas raras, friagem…será o prenúncio do fim do mundo como dizem alguns?!. Salienta a irmã Nair no Tic-Toc, que já foi ao inferno e voltou várias vezes, preparem-se porque vem coisa por aí.. Deus nos livre!. Como diz o Macunaíma, ledo engano achar que se ataca apenas Alexandre de Morais, Barroso, o STF… o judiciário é um dos poderes da república assim como o Executivo e o Legislativo.. Tem mais:. Não é um poder desarmado!. Detém a arma mais forte de todas que, inclusive, tem segurado os que detêm as armas de aço e chumbo:. A CF de 1988.. Não fosse isso, a cobra tava fumando, a jiripoca piando e a porca torcendo o rabo.. Bom dia, vai Brasi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ex-prefeito de Rio Branco, Marcus Alexandre (PT), poderá assumir o Dnit no Acre a partir de janeiro do ano que vem. O nome do engenheiro...</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8/11/2022</text:p>
          </table:table-cell>
          <table:table-cell office:value-type="string" calcext:value-type="string">
            <text:p>https://i0.wp.com/ac24horas.com/wp-content/uploads/2021/03/FLORESTA-GREGORIO.jpg?resize=400%2C240&amp;ssl=1</text:p>
          </table:table-cell>
          <table:table-cell office:value-type="string" calcext:value-type="string">
            <text:p>Coluna do Astério</text:p>
          </table:table-cell>
          <table:table-cell office:value-type="string" calcext:value-type="string">
            <text:p>Guinada à esquerda!</text:p>
          </table:table-cell>
          <table:table-cell office:value-type="string" calcext:value-type="string">
            <text:p>https://ac24horas.com/2022/11/18/guinada-a-esquerda/</text:p>
          </table:table-cell>
          <table:table-cell office:value-type="string" calcext:value-type="string">
            <text:p>Com a eleição de Lula muda completamente o eixo de desenvolvimento para o a Amazônia e especialmente o Acre. O discurso do agronegócio propalado nas eleições de 2018 perde força para a volta do modelo de desenvolvimento sustentável, ou seja, a floresta em pé.Órgãos como Ibama, ICMBio, Instituto Chico Mendes, Imac e secretarias municipais de meio ambiente deverão ganhar força na nova política a ser implementada a partir de janeiro do ano que vem. As populações tradicionais (tema da redação do ENEM este ano) serão empoderadas com parcerias público/privadas e público/comunitárias. Marina Silva, Binho Marques e Jorge Viana estarão lá para garantir.Vale salientar que em governos petistas passados, o agro foi muito valorizado a despeito das rusgas da última campanha eleitoral. Muito embora, os órgãos de fiscalização pesaram a mão na aplicação de multas sobre grandes, médios e pequenos, deixando o setor revoltado.Para receber recursos, o governador Gladson Cameli terá que dar uma guinada na locomotiva à esquerda e garantir o sucesso do segundo mandato. Só precisa tomar cuidado para que o trem não descarrile com tantos bolsonaristas no Acre que tem pavor ao conceito de desenvolvimento sustentável. Se Gladson não acompanhar as mudanças, o Acre perde, Amazonas e Pará ganham. Já saíram na frente!“Sustentabilidade: A eterna prosperidade de todas as coisas”. (Andrea Taiyoo). A política tá uma pasmaceira só!. Nada de novo!. Não vai ter golpe, não vai ter é nada!. “Opção do Lula pelos pobres revolta mercado financeiro”.. Isto, segundo o cientista político Macunaíma Silva.. O pior, segundo disse em sua palestra, é que muitos pobres ficam do lado do mercado.. Os bancos querem o mesmo modelo de política de quando o Fundo Monetário Internacional (FMI) mandava e desmandava no Brasil.. Pelo visto, tem gente com saudades.. Sofrível as décadas de 80 e 90.. Ninguém nem lembra mais, foi pouco tempo depois da extinção dos dinos.. O problema é que o Lula está falando demais!. Cala a boca Lula!. PT, MDB, PSD deverão caminhar juntos nas eleições de 2024; sem ajuda o PT não sobre de jeito nenhum no Acre.. Para onde vão os prefeitos que deixarão o PT é uma resposta muito particular, pessoal.. O Macunaíma arrisca que é para onde estiver batendo o vento.. Pode ser!. Transformar os concessionários em permissionários novamente no shopping Aquiry é cruel, é fazer pessoas perderem 20,30 anos de todo o investimento que se fez na vida.. Não vai dar certo!. Prefeito Bocalom precisa focar na reeleição!. Os acreanos Jorge Viana e Binho Marques (ex-governadores) agora podem salvar a empresa Peixes da Amazônia.. A BR-364, também!. TRE preparando a solenidade de posse dos eleitos que deverá acontecer agora em dezembr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om a eleição de Lula muda completamente o eixo de desenvolvimento para o a Amazônia e especialmente o Acre. O discurso do agronegócio propalado nas eleições...</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7/11/2022</text:p>
          </table:table-cell>
          <table:table-cell office:value-type="string" calcext:value-type="string">
            <text:p>https://i0.wp.com/ac24horas.com/wp-content/uploads/2022/11/BOCA-ASSINA.jpg?resize=400%2C240&amp;ssl=1</text:p>
          </table:table-cell>
          <table:table-cell office:value-type="string" calcext:value-type="string">
            <text:p>Destaque 4</text:p>
          </table:table-cell>
          <table:table-cell office:value-type="string" calcext:value-type="string">
            <text:p>Bocalom sanciona PL que institui o alvará de construção simplificada em Rio Branco</text:p>
          </table:table-cell>
          <table:table-cell office:value-type="string" calcext:value-type="string">
            <text:p>https://ac24horas.com/2022/11/17/bocalom-sanciona-pl-que-institui-o-alvara-de-construcao-simplificada-em-rio-branco-vamos-fazer-historia/</text:p>
          </table:table-cell>
          <table:table-cell office:value-type="string" calcext:value-type="string">
            <text:p>O prefeito Tião Bocalom (Progressistas), sancionou nesta quinta-feira, 17, em seu gabinete, o Projeto de Lei Complementar que institui o alvará de construção imediata, no município de Rio Branco, alterando a Lei Complementar nº 48 de 25 de julho de 2018. O PL foi aprovado na Câmara de Vereadores.O objetivo do PL é cumprir as funções sociais da propriedade urbana e da cidade, propiciando um desenvolvimento urbano equilibrado, socialmente justo, e sustentável a nível econômico e ambiental, assim como evitar e corrigir possíveis distorções no crescimento urbano e seus efeitos negativos para o meio ambiente.Contudo, para isso, é necessário desburocratizar o processo de licenciamento urbanístico municipal, alcançando uma padronização, aperfeiçoamento e simplificação dos atos administrativos prévios à concessão do Alvará de Licença para Construção.Em seu pronunciamento, o chefe do executivo municipal, prefeito Tião Bocalom, disse que a lei servirá para o desenvolvimento da cidade de Rio Branco. Segundo ele, apesar dos percalços, a capital está evoluindo. “Trazemos uma evolução e esse alvará imediato vai trazer facilidade para as empresas. A nossa equipe está de parabéns pois não temos medo de errar”, comentou.O gestor disse ainda que sua gestão deverá fazer história na área da inovação. “Com esse projeto, vamos fazer história e fomentar a construção civil”, garantiu.O secretário de infraestrutura, Cid Ferreira, disse que a iniciativa vai impulsionar a economia local – contribuindo na geração de emprego e renda. “Visa acelerar esse processo de alvará que antes demorava cerca de 60 dias para ser liberado. Isso haverá de acelerar todos os processos e vai impulsionar a economia em Rio Branco”, ressaltou.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Tião Bocalom (Progressistas), sancionou nesta quinta-feira, 17, em seu gabinete, o Projeto de Lei Complementar que institui o alvará de construção imediata, no município...</text:p>
          </table:table-cell>
          <table:table-cell office:value-type="string" calcext:value-type="string">
            <text:p>Saimo Martins</text:p>
          </table:table-cell>
          <table:table-cell table:number-columns-repeated="16376"/>
        </table:table-row>
        <table:table-row table:style-name="ro1">
          <table:table-cell office:value-type="string" calcext:value-type="string">
            <text:p>16/11/2022</text:p>
          </table:table-cell>
          <table:table-cell office:value-type="string" calcext:value-type="string">
            <text:p>https://i0.wp.com/ac24horas.com/wp-content/uploads/2021/09/JERRY-CORREIA-PREFEITO-ASSIS.jpg?resize=400%2C240&amp;ssl=1</text:p>
          </table:table-cell>
          <table:table-cell office:value-type="string" calcext:value-type="string">
            <text:p>Coluna do Astério</text:p>
          </table:table-cell>
          <table:table-cell office:value-type="string" calcext:value-type="string">
            <text:p>PT: De quem é a culpa?</text:p>
          </table:table-cell>
          <table:table-cell office:value-type="string" calcext:value-type="string">
            <text:p>https://ac24horas.com/2022/11/16/pt-de-quem-e-a-culpa/</text:p>
          </table:table-cell>
          <table:table-cell office:value-type="string" calcext:value-type="string">
            <text:p>O prefeito de Assis Brasil, Jerry Correia, em via de ser expulso do PT, afirmou que, “a culpa de sua expulsão do partido é do Jorge Viana”. Na verdade, Jerry quer arranjar um bode expiatório para sua postura durante a campanha eleitoral. Mais do que ninguém, o prefeito Correia deveria saber o que diz o estatuto do PT sobre infidelidade partidária. Ele sabe que a culpa não é de Jorge Viana, mas precisa se justificar diante dos eleitores petistas de sua cidade.O mínimo que poderia ter feito era pedir licença, afastamento ou até mesmo o desligamento do PT para apoiar outros candidatos. Fazer o que o governador Gladson Cameli fez quando decidiu apoiar a reeleição da ex-prefeita Socorro Neri (PSB à época), eleita deputada federal recentemente pelo PP. E o que o prefeito Bocalom fez agora para apoiar a candidatura de Sérgio Petecão (PSD). Os dois pediram afastamento do PROGRESSISTA. Muito embora o PT nem aceite esse tipo de postura, mas publicamente seria aceitável.Por que os petistas de Xapuri não pediram a expulsão do prefeito Bira Vasconcelos? Jerry Correia poderia responder: Porque apoiou Jorge Viana para o governo! A Resposta é não, e não. O Bira apoiaria qualquer candidato definido pelo PT em convenção, inclusive o deputado Jenilson Leite (PSB) se a aliança tivesse dado certo. A postura do Bira desmonta qualquer argumento contrário, principalmente por ter Gladson Cameli como parceiro institucional sem ter transgredido o estatuto do PT. Portanto, a culpa não é do Jorge Viana é dele mesmo, do Jerry, muito menos do PT. Regras são regras…“A culpa é do mordomo”. (Alfred Hitchcock). Uma coisa é certa:. Depois desse movimento patriota todo, a maioria das pessoas aprenderão a cantar corretamente o Hino Nacional.. Região de fronteira do Vale do Acre carecendo de uma operação em larga escala para conter a onda de violência.. É o que pedem os habitantes da região.. A situação é tensa!. O governador Gladson Cameli já embarcou nas propostas da COP 27 e articula a vinda de recursos para o Acre.. Certo ele!. O sucesso ou fracasso do governo recai sobre o seu espinhaço.. Gladson sempre dá um passo à frente na política.. Quem não parou de trabalhar um minuto sequer foi o deputado federal e senador eleito Alan Rick (União Brasil).. Por falar em União Brasil, notícias vindas do DF dão conta de que o partido poderá fazer parte da base do futuro governo Lula/Alckmin.. O Alckmin é um lorde!. O PSD do senador Petecão já enfiou a bola na caçapa.. Subestimar o poder de influência dos Vianas (mesmo sem mandato) no futuro governo Lula é um erro de avaliação política.. Porém, tem gente que ache que não.. O prefeito Tião Bocalom precisa focar na sua reeleiçã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Assis Brasil, Jerry Correia, em via de ser expulso do PT, afirmou que, “a culpa de sua expulsão do partido é do Jorge...</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18.14.43.jpeg?resize=400%2C240&amp;ssl=1</text:p>
          </table:table-cell>
          <table:table-cell office:value-type="string" calcext:value-type="string">
            <text:p>Acre</text:p>
          </table:table-cell>
          <table:table-cell office:value-type="string" calcext:value-type="string">
            <text:p>Bocalom assina parceria entre Brasil e Portugal representando a FNP</text:p>
          </table:table-cell>
          <table:table-cell office:value-type="string" calcext:value-type="string">
            <text:p>https://ac24horas.com/2022/11/10/bocalom-assina-parceria-entre-brasil-e-portugal-representando-a-frente-nacional-de-prefeitos/</text:p>
          </table:table-cell>
          <table:table-cell office:value-type="string" calcext:value-type="string">
            <text:p>O prefeito de Rio Branco, Tião Bocalom permanece em Coimbra, Portugal, participando do Fórum de Integração Brasil Europa (FIBE).O FIBE é uma associação sem fins lucrativos criada para promover a integração do Brasil ao continente europeu através de iniciativas culturais, acadêmicas e sociais, incluindo a promoção de eventos e o apoio ou desenvolvimento de estudos, pesquisas e debates públicos.Nesta quinta-feira (10) o prefeito que também é vice-presidente de Agricultura da Frente Nacional de Prefeitos (FNP), assinou documento, representando o presidente nacional da FNP, Edvaldo Nogueira, firmando parceria entre os dois países.Trata-se de um acordo entre a FNP no Brasil e a Fundação que representa os municípios lusitanos que irá integrar as prefeituras dos municípios brasileiros e portugueses.A Frente Nacional de Prefeitos do Brasil congrega mais de 400 prefeituras, principalmente àquelas com mais de 80 mil habitant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Rio Branco, Tião Bocalom permanece em Coimbra, Portugal, participando do Fórum de Integração Brasil Europa (FIBE). O FIBE é uma associação sem fin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WhatsApp-Image-2022-11-10-at-07.04.26.jpeg?resize=400%2C240&amp;ssl=1</text:p>
          </table:table-cell>
          <table:table-cell office:value-type="string" calcext:value-type="string">
            <text:p>Cotidiano</text:p>
          </table:table-cell>
          <table:table-cell office:value-type="string" calcext:value-type="string">
            <text:p>Prefeito Tião Bocalom cumpre extensa agenda em Portugal</text:p>
          </table:table-cell>
          <table:table-cell office:value-type="string" calcext:value-type="string">
            <text:p>https://ac24horas.com/2022/11/10/prefeito-tiao-bocalom-cumpre-extensa-agenda-em-portugal/</text:p>
          </table:table-cell>
          <table:table-cell office:value-type="string" calcext:value-type="string">
            <text:p>Cumprindo extensa agenda em Portugal, representando a Frente Nacional dos Prefeitos (FNP), o prefeito de Rio Branco, Tião Bocalom, acompanhado do prefeito de São Vicente, Kayo Amado, visitou na manhã desta quarta-feira (9), a Associação Nacional dos Municípios Portugueses, que agrega todos os municípios de Portugal. O objetivo do encontro foi tratar da relação entre os municípios dos dois países.De lá, o prefeito foi recebido no Centro de Estudos Sociais (CES) da Universidade de Coimbra, para desdobrar, com o pró-reitor de assuntos internacionais, professores e doutores da universidade, sobre o apoio acadêmico na cooperação entre as cidades brasileiras e portuguesas.Na segunda metade do dia, o prefeito se encontrou com o prefeito de Coimbra, José Manuel Silva, para avançar em parcerias de cooperação técnica com cidades brasileiras, na sequência o gestor visitará dois laboratórios de inovação de Coimbra, ciceroneado pelo diretor do Departamento de Sistema de Informação e Inovação, engenheiro Nuno Pimenta.O prefeito Tião Bocalom tem aproveitado as agendas oficiais para apresentar para as autoridades portuguesas o projeto “1.001 Dignidades”, que consiste na construção de mil e uma moradias populares para pessoas que moram em áreas de risco, alagadiças ou de esgoto a céu aberto, utilizando restos de madeiras que iriam virar lenha, conseguindo assim, além de levar dignidade para essas famílias, diminuir a emissão de gás carbônico (co2) na atmosfera. As moradias terão aproximadamente 42 metros quadrados, com sala, cozinha, dois quartos e banheiro. O projeto tem encantado as autoridades do país lusitano que têm garantido parceria em sua execuçã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Cumprindo extensa agenda em Portugal, representando a Frente Nacional dos Prefeitos (FNP), o prefeito de Rio Branco, Tião Bocalom, acompanhado do prefeito de São Vicente, Kay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10/11/2022</text:p>
          </table:table-cell>
          <table:table-cell office:value-type="string" calcext:value-type="string">
            <text:p>https://i0.wp.com/ac24horas.com/wp-content/uploads/2022/11/PREFEITURA-2024.jpg?resize=400%2C240&amp;ssl=1</text:p>
          </table:table-cell>
          <table:table-cell office:value-type="string" calcext:value-type="string">
            <text:p>Coluna do Astério</text:p>
          </table:table-cell>
          <table:table-cell office:value-type="string" calcext:value-type="string">
            <text:p>Os prefeituráveis de Rio Branco</text:p>
          </table:table-cell>
          <table:table-cell office:value-type="string" calcext:value-type="string">
            <text:p>https://ac24horas.com/2022/11/10/os-prefeituraveis-de-rb/</text:p>
          </table:table-cell>
          <table:table-cell office:value-type="string" calcext:value-type="string">
            <text:p>Uma eleição sempre está engatilhada na outra e a próxima é para vereador e prefeito. Na capital, alguns nomes já começam a aparecer para disputar com o prefeito Tião Bocalom (PROGRESSISTAS) que tentará a reeleição. Mara Rocha (MDB), Marcus Alexandre (PT), Ney Amorim (PODEMOS) e Jenilson Leite. Fala-se até na ex-deputada federal Vanda Milani (PROS).Discorrer sobre eleição para prefeito há cerca de dois anos do pleito é ruim só para quem governa, mas para partidos e candidatos o processo já começou na capital e no interior com possíveis candidatos que começam a ser colocados no tabuleiro. Em Cruzeiro do Sul, por exemplo, que é a segunda maior cidade do Acre, a deputada federal Jéssica Sales (MDB) já se lançou. O mesmo ocorre em vários municípios do Vale do Acre.O embate maior vai se dar entre candidatos ligados ao governador Gladson Cameli (PROGRESSISTA) e ao PT de Jorge Viana. As duas maiores forças eleitorais que foram excluídas das urnas na última eleição. O PT, inclusive, pretende repetir a receita do Lula construindo um arco de alianças com partidos que compõem a base do governo como o MDB, PSD, PV e PC do B.“O animal é tão ou mais sábio que o homem: Conhece a medida de sua necessidade, enquanto o homem a ignora”. (Demócrito). O secretário de Educação e o adjunto, Aberson Carvalho e Tião Flores respectivamente, devem permanecer como titulares da pasta a partir de janeiro do ano que vem.. A Educação está pronta para grandes conquistas a partir do ano que vem.. É o que se escuta, o que se fala nos corredores do Palácio Rio Branco..  Cabos eleitorais e similares denunciam na imprensa a loba que pegaram de candidatos na campanha eleitoral.. O endereço certo para a denúncia é o TRE ou calem-se até a próxima eleição quando estarão apoiando os mesmos candidatos.. No embalo que vai não duvidem se o senador eleito Alan Rick (União Brasil) suceder o governador Gladson Cameli (PROGRESSISTA).. Gladson voltará ao Senado, se tudo caminhar nos conformes.. Quanto à vice, senadora Mailza Gomes (PROGRESSISTA), terá dois anos e meio para tentar viabilizar sua candidatura ao governo.. É perfeitamente natural se o Gladson Cameli se afastar para disputar o Senado.. A eleição do deputado Luís Gonzaga (PSDB) para a presidência da Assembleia Legislativa está consolidada.. O deputado Luiz Tchê (PDT), como um parlamentar muito experiente, sabe muito bem disso.. Nicolau Júnior (PROGRESSISTA) vai para a primeira secretaria.. A pergunta é:. Para onde vai a deputada federal Mara Rocha se o MDB amasiar com o PT como deseja Flaviano Melo e Jorge Viana.. Não sabe o que é amasiar?. É exatamente o que os partidos fazem, se mancornam.. Com o tal do relatório do Ministério da Defesa a montanha pariu um rato.. Pelo sim, pelo não, o Xandão tem que ficar de olho no peixe e no gato.. Bom dia!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Uma eleição sempre está engatilhada na outra e a próxima é para vereador e prefeito. Na capital, alguns nomes já começam a aparecer para disputar com...</text:p>
          </table:table-cell>
          <table:table-cell office:value-type="string" calcext:value-type="string">
            <text:p>Astério Moreira -[email protected]</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WhatsApp-Image-2022-11-08-at-14.41.26.jpeg?resize=400%2C240&amp;ssl=1</text:p>
          </table:table-cell>
          <table:table-cell office:value-type="string" calcext:value-type="string">
            <text:p>Cotidiano</text:p>
          </table:table-cell>
          <table:table-cell office:value-type="string" calcext:value-type="string">
            <text:p>Gestores participam de capacitação do Sistema Nacional de Promoção da Igualdade Racial</text:p>
          </table:table-cell>
          <table:table-cell office:value-type="string" calcext:value-type="string">
            <text:p>https://ac24horas.com/2022/11/08/gestores-participam-de-capacitacao-do-sistema-nacional-de-promocao-da-igualdade-racial/</text:p>
          </table:table-cell>
          <table:table-cell office:value-type="string" calcext:value-type="string">
            <text:p>Gestores técnicos da prefeitura de Rio Branco que trabalham a política voltada para população negra, gestores do estado e gestores dos municípios de Plácido de Castro, Senador Guiomard, além dos Conselhos da Igualdade Racial e Entidades Organizadas iniciaram nesta terça-feira, 8, uma capacitação do Sistema Nacional de Promoção da Igualdade Racial – SINAPIR sobre o Sistema Nacional de Promoção da Igualdade Racial – SINAPIR.Rila Freze, diretora da Secretaria de Direitos Humanos, afirma que a capacitação tem sido bastante importante.“A capacitação é importante para que a política pública de Promoção de Igualdade Racial seja trabalhada de maneira transversal na sua efetividade, levará cada servidor aqui presente ao conhecimento e também a uma reflexão de como está realizando seu trabalho”, afirma.A abertura da capacitação, que ocorre no auditório da prefeitura e vai até a próxima quinta, contou a presença da prefeita em exercício, Marfiza Galvão, já que o prefeito Tião Bocalom se encontra em agenda internacional em Portugal.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Gestores técnicos da prefeitura de Rio Branco que trabalham a política voltada para população negra, gestores do estado e gestores dos municípios de Plácido de Castro,...</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8/11/2022</text:p>
          </table:table-cell>
          <table:table-cell office:value-type="string" calcext:value-type="string">
            <text:p>https://i0.wp.com/ac24horas.com/wp-content/uploads/2022/11/MARFIZA-VICE.jpg?resize=400%2C240&amp;ssl=1</text:p>
          </table:table-cell>
          <table:table-cell office:value-type="string" calcext:value-type="string">
            <text:p>Cotidiano</text:p>
          </table:table-cell>
          <table:table-cell office:value-type="string" calcext:value-type="string">
            <text:p>Vice-prefeita de Rio Branco vai participar de evento na Espanha sobre cidades inteligentes</text:p>
          </table:table-cell>
          <table:table-cell office:value-type="string" calcext:value-type="string">
            <text:p>https://ac24horas.com/2022/11/08/vice-prefeita-de-rio-branco-vai-participar-de-evento-na-espanha-sobre-cidades-inteligentes/</text:p>
          </table:table-cell>
          <table:table-cell office:value-type="string" calcext:value-type="string">
            <text:p>O prefeito de Rio Branco, Tião Bocalom, participa a partir desta terça-feira, 8, de agendas em Portugal, onde representa municípios brasileiros. O evento, em terras lusitanas, vai até a quinta-feira, 10. No dia seguinte, quem viaja para a Europa é a vice-prefeita de Rio Branco, Marfiza Galvão.No caso de Marfiza, a viagem é para a Espanha, onde participa da Smart City Expo World Congress 2022 em Barcelona entre os dias 15 e 17 de novembro. Por conta do deslocamento e a volta do país europeu, o afastamento, com pagamento de diárias e compra de passagens, vai do dia 11 até o dia 20, totalizando nove dias. A autorização de viagem foi publicada no Diário Oficial.Marfiza será acompanhada da secretária de Planejamento da prefeitura de Rio Branco, Neiva Tessinari.O evento de Smart City é considerado uma visão estratégica das cidades do futuro e dos governantes que avançam em direção ao uso mais racional e eficiente dos recursos naturais, humanos e financeiros, objetivando uma melhor qualidade de vida para seus cidadão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Rio Branco, Tião Bocalom, participa a partir desta terça-feira, 8, de agendas em Portugal, onde representa municípios brasileiros. O evento, em terras lusitanas,...</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7/11/2022</text:p>
          </table:table-cell>
          <table:table-cell office:value-type="string" calcext:value-type="string">
            <text:p>https://i0.wp.com/ac24horas.com/wp-content/uploads/2022/11/WhatsApp-Image-2022-11-07-at-17.02.57.jpeg?resize=400%2C240&amp;ssl=1</text:p>
          </table:table-cell>
          <table:table-cell office:value-type="string" calcext:value-type="string">
            <text:p>Cotidiano</text:p>
          </table:table-cell>
          <table:table-cell office:value-type="string" calcext:value-type="string">
            <text:p>Bocalom apresenta projeto de moradia popular “1.001 Dignidades” ao prefeito de São Paulo</text:p>
          </table:table-cell>
          <table:table-cell office:value-type="string" calcext:value-type="string">
            <text:p>https://ac24horas.com/2022/11/07/bocalom-apresenta-projeto-de-moradia-popular-1-001-dignidades-ao-prefeito-de-sao-paulo/</text:p>
          </table:table-cell>
          <table:table-cell office:value-type="string" calcext:value-type="string">
            <text:p>O prefeito de São Paulo, Ricardo Nunes, recebeu em seu gabinete, na manhã desta segunda-feira (7), o prefeito de Rio Branco, Tião Bocalom. O gestor busca parceria com a Prefeitura de São Paulo para o “Projeto 1.001 Dignidades”. O projeto consiste na construção de mil e uma moradias populares para pessoas que moram em áreas de risco, alagadiças ou de esgoto a céu aberto, utilizando restos de madeiras que iriam virar lenha, conseguindo assim, além de levar dignidade para essas famílias, diminuir a emissão de gás carbônico (co2) na atmosfera. As moradias terão aproximadamente 42 metros quadrados, com sala, cozinha, dois quartos e banheiro.O prefeito da maior cidade do país, Ricardo Nunes, elogiou o projeto, que chamou de inovador e, também o prefeito Bocalom, a quem chamou de amigo. “Que privilégio tem o povo de Rio Branco em ter um prefeito como o Tião Bocalom, que não para, estando sempre em busca de inovação. ele tem uma visão muito ampla do processo e está sempre olhando para frente. Eu fico muito feliz em tê-lo como amigo. Conte com a Prefeitura de São Paulo, parabéns.”Além de promover dignidade àqueles que mais precisam do auxílio do poder público, o projeto forma o tripé do verdadeiro desenvolvimento sustentável na Amazônia.Sustentabilidade ambiental10.000 metros cúbicos de resíduos madeireiros (lenha) deixarão de ser queimados, evitando, com isso, a emissão de milhares de toneladas de CO2 na atmosfera;Sustentabilidade econômicaO beneficiamento para o aproveitamento da lenha em madeiras para a construção das unidades habitacionais, demandará a mão de obra de 31 profissionais, durante 18 meses. A transformação dos resíduos madeireiros, irá gerar uma quantia de aproximadamente R$ 20 milhões, ou 4 milhões de dólares, que serão injetados na economia local.Desenvolvimento socialAs 1.001 unidades habitacionais acolherão 1.001 famílias com aproximadamente 4.000 pessoas beneficiadas, advindas de áreas alagadas às margens do rio acre, aluguel social pagos pela prefeitura e famílias advindas de moradias sobre fundos de vales, onde predomina o esgoto a céu aberto.De São Paulo, o prefeito Tião Bocalom vai à Portugal representar as capitais brasileiras e as cidades com mais de 80 habitantes em agenda pela Frente Nacional de prefeitos do Brasil. Em Lisboa , Bocalom tentará mais parcerias para Rio Branco.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de São Paulo, Ricardo Nunes, recebeu em seu gabinete, na manhã desta segunda-feira (7), o prefeito de Rio Branco, Tião Bocalom. O gestor busca...</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0/02/MARCUS-ALEXANDRE-CHAME-CHAME.jpg?resize=400%2C240&amp;ssl=1</text:p>
          </table:table-cell>
          <table:table-cell office:value-type="string" calcext:value-type="string">
            <text:p>Blog do Crica</text:p>
          </table:table-cell>
          <table:table-cell office:value-type="string" calcext:value-type="string">
            <text:p>O nome na mesa do PT para o embate de 2024</text:p>
          </table:table-cell>
          <table:table-cell office:value-type="string" calcext:value-type="string">
            <text:p>https://ac24horas.com/2022/11/05/o-nome-na-mesa-do-pt-para-o-embate-de-2024/</text:p>
          </table:table-cell>
          <table:table-cell office:value-type="string" calcext:value-type="string">
            <text:p>QUE A META é eleger o prefeito da capital em 2024, isso não é nenhuma novidade dentro do PT. E que o nome do ex-prefeito Marcus Alexandre (PT), é o mais citado, também, não é novidade. Claro que não vão falar isso agora, até porque não seria inteligente. Os caminhos das alianças serão primeiro construídos. Só que, com a chegada do Lula à presidência, os caminhos para alianças com partidos que não são do campo da esquerda ficaram mais abertos.O PT disputou a PMRB e o Governo sem um pau para dar no gato, com o Lula presidente terá este pau. Você pode não gostar do Jorge Viana por algum motivo ideológico, mas ninguém poderá lhe tirar a habilidade de negociar quando tem o poder nas mãos.E se por acaso for ministro no governo Lula ou tenha algum cargo de relevância, voltará sim a ter um protagonismo no cenário político estadual. Ninguém espere que o JV será aquele político ao estilo Madre Tereza de Calcutá, bonzinho, o que puder fazer para brecar as gestões de adversários no quesito verbas federais, vai fazer. Pode até jurar de mãos postas que isso não ocorrerá, mas esperem para conferir mais na frente. Do JV eu não entendo tudo, mas entendo muito.ACABOU, NÃO ENTENDERAM ISSO?NÃO EXISTE um pouco de massa encefálica para entender que, o Lula ganhou a eleição de forma limpa, que não há prova de fraude, e que não vai haver golpe militar, que não terá ditadura? É preciso desenhar?SEM ESPAÇO DE MANOBRANÃO HAVERÁ espaço de manobra na bancada do Acre no Senado, para o governador Gladson negociar apoio de votos ao Lula. Márcio Bittar (União Brasil) e Alan Rick (União Brasil) são bolsonaristas de extrema direita. E, o senador Sérgio Petecão (PSD) é seu adversário e Lula.POSIÇÕES CLARASALAN E MÁRCIO não escondem suas posições de direita e de ultraconservadorismo. Sem entrar no mérito ideológico de ambos, na política tem que se ter lado.NÃO FICAM NO UNIÃOCASOS as negociações nacionais avancem no sentido do União Brasil integrar a base de apoio ao Lula na Câmara Federal e Senado, ou os deputados federais e senadores do Acre aderem, ou terão de mudar de partido. É isso.MUITA INGENUIDADEÉ SER MUITO ingênuo pensar que o Lula não vai usar a força do poder para cooptar deputados federais e senadores, e ter maioria no Senado e Câmara Federal.METASO EX-SENADOR Jorge Viana tem duas metas: formar um bloco plural em que tenham também lideranças políticas tradicionais, para derrotar o prefeito Bocalom em 2024, e depois lançar em 2026, um nome ao governo.NÃO SERÁ TÃO FÁCILÉ MUITO prematuro se imaginar que tomar a prefeitura do Bocalom será como tomar pirulito da boca de criança, ele tem dois anos ainda de mandato, dinheiro em caixa, e pode chegar em 2024 muito bem avaliado.PAUTA DA EDUCAÇÃOA DEPUTADA federal eleita Socorro Neri (PP) deverá pautar o seu mandato no foco central na área educacional, onde é especialista. Não se muda ou se melhora um país se não passar pela melhoria da Educação.ATÉ O MALAFAIAATÉ O PASTOR Silas Malafaia, que comandou na campanha um ataque virulento à candidatura do Lula, já veio a público reconhecer que não existe uma prova de fraude nas urnas eletrônicas. “Acabou” – já disse o próprio Bolsonaro. É esperar 2026, para tentar voltar ao poder.FALTA O PRINCIPALO QUE FALTA aos que não querem reconhecer a derrota do Bolsonaro, é um mínimo motivo legal para os protestos e o pedido de uma intervenção federal, para implantar uma ditadura. As Forças Armadas vão continuar sendo defensoras da Constituição Federal.A MENTIRA NA POLÍTICAGustavo Capanema era ministro da Educação e Saúde Pública e discursava num comício na cidade de Pará de Minas. Durante a fala, cita verbas em números exatos, dos bilhões aos centavos. Depois do evento, um assessor pergunta a ele por que tinha usado tantos quebradinhos numéricos, se não era melhor arredondar. Resposta: – “Para você mentir na política, é preciso ser minucioso. Assim, ninguém desconfia que você está mentindo”. Do livro “Faíscas Verbais”, de Márcio Bueno.TEVE A IMAGEM DEMOLIDAO presidente Bolsonaro cometeu um erro ao trombar com a GLOBO. A emissora teve um papel importante na sua derrota, pois, construiu em seus editoriais uma imagem negativa do seu governo. E, a GLOBO está presente nos mais distantes rincões do país.BOLSONARO NÃO ESTÁ MORTOÉ UM ERRO DE AVALIAÇÃO se colocar o presidente Bolsonaro como morto politicamente, por causa da sua derrota. A expressiva votação que obteve o credencia a ser a principal voz de oposição ao Lula. E toda oposição é bom para democracia, tem que ter o contraditório.MÉRITO DO BOLSONAROO BOLSONARO tem o mérito de ter colocado no cenário político nacional um movimento de direita, que existia apenas em ações pífias e individuais, pela sua mão virou um movimento representativo e que veio para ficar.NEM UM SINALO GOVERNADOR Gladson não deu um sinal, não fez um movimento no sentido de apoiar as contestações à derrota do Bolsonaro; ao contrário, foi um dos primeiros governadores que apoiaram o Bolsonaro a se manifestar reconhecendo a legitimidade da vitória do Lula. Na democracia não tem golpe, ponto para o Gladson.DEIXAR DE SER PUXADINHOA VEREADORA Michelle Melo (PDT) diz que seu partido tem um projeto de poder para chegar ao Palácio Rio Branco, em 2026. Se de fato o jogo é este, tem que começar deixando de ser um puxadinho do governo.CACIFE FORTEO SENADOR Sérgio Petecão (PSD) chegará na mesa das negociações em Brasília, com o status de ter sido o único senador do Acre que não apoiou o Bolsonaro.BREVE AUSÊNCIAO BLOG terá uma semana de ausência nas páginas do ac24horas. Sempre é preciso se dar um tempo em qualquer atividade, para não virar um escravo da rotina.O BURACODA PMRB É MAIS EMBAIXOCOM o Lula na presidência só existe um caminho para o deputado Jenilson Leite (PSB) ser candidato a prefeito da capital, caso não resolva deixar o partido; que é o de buscar uma reconciliação política com o PT. Ninguém é candidato a cargo majoritário de si mesmo. O Jenilson deve ter aprendido a lição na disputa do Senado.FRASE MARCANTE“Deus dá o leite, mas não o balde.” Ditado ingl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 A META é eleger o prefeito da capital em 2024, isso não é nenhuma novidade dentro do PT. E que o nome do ex-prefeito Marcus...</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05/11/2022</text:p>
          </table:table-cell>
          <table:table-cell office:value-type="string" calcext:value-type="string">
            <text:p>https://i0.wp.com/ac24horas.com/wp-content/uploads/2022/11/Screenshot_20221105-091721_Chrome.jpg?resize=400%2C240&amp;ssl=1</text:p>
          </table:table-cell>
          <table:table-cell office:value-type="string" calcext:value-type="string">
            <text:p>Cotidiano</text:p>
          </table:table-cell>
          <table:table-cell office:value-type="string" calcext:value-type="string">
            <text:p>Prefeitura realiza seminário para coibir assédio moral e melhorar atendimento</text:p>
          </table:table-cell>
          <table:table-cell office:value-type="string" calcext:value-type="string">
            <text:p>https://ac24horas.com/2022/11/05/prefeitura-realiza-seminario-para-coibir-assedio-moral-e-melhorar-atendimento-no-setor-publico/</text:p>
          </table:table-cell>
          <table:table-cell office:value-type="string" calcext:value-type="string">
            <text:p>O seminário, realizado nesta sexta-feira, 4, auditório da Uninorte durante a manhã e contou com a presença de cerca de 600 servidores públicos municipais.O procurador do Trabalho do Ministério Público do Acre (MPAC), Igor Gonçalves, um dos palestrantes, falou sobre assédio moral, uma situação que segundo ele está em todos os ambientes de trabalho, seja no setor privado ou público, e tem como único objetivo minar a saúde mental do trabalhador.“Seja pelas tarefas, exigências de metas de difícil execução, por meio de práticas abusivas, xingamentos ou outras ações que minem a saúde do trabalhador ou do servidor público”.A secretária em exercício da Casa Civil, Lanna Palladino, informou que esse seminário vem para melhorar o atendimento ao público em geral, um pedido do próprio prefeito.“Teremos um seminário que vai falar um pouco da qualidade de vida do servidor público e a humanização no ambiente de trabalho que é um tema que foi sempre muito defendido pelo nosso prefeito Tião Bocalom”.Em seu discurso o prefeito Tião Bocalom disse que o trabalho rende mais quando feito com amor, segundo ele, o ambiente se torna mais prazeroso quando isso acontece.“No momento que é prazeroso, nos relacionamos bem com amigos de trabalho, consequentemente o relacionamento com o público também será. Eu tenho certeza que um seminário como esse aqui é muito importante.”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seminário, realizado nesta sexta-feira, 4, auditório da Uninorte durante a manhã e contou com a presença de cerca de 600 servidores públicos municipais. O procurador...</text:p>
          </table:table-cell>
          <table:table-cell office:value-type="string" calcext:value-type="string">
            <text:p>Leônidas Badaró</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10/JESSICA_BAR.jpg?resize=400%2C240&amp;ssl=1</text:p>
          </table:table-cell>
          <table:table-cell office:value-type="string" calcext:value-type="string">
            <text:p>Acre 01</text:p>
          </table:table-cell>
          <table:table-cell office:value-type="string" calcext:value-type="string">
            <text:p>“A política está no meu sangue, serei candidata a prefeita de Cruzeiro do Sul”, diz Jéssica Sales</text:p>
          </table:table-cell>
          <table:table-cell office:value-type="string" calcext:value-type="string">
            <text:p>https://ac24horas.com/2022/11/03/a-politica-esta-no-meu-sangue-serei-candidata-a-prefeita-de-cruzeiro-do-sul-diz-jessica-sales/</text:p>
          </table:table-cell>
          <table:table-cell office:value-type="string" calcext:value-type="string">
            <text:p>Quem apostou que pelo fato do MDB não ter conseguido legenda para a sua reeleição a deputada federal, deixaria a Jéssica Sales (MDB),  que teve quase 21 mil votos, de fora do jogo político de 2024, se enganou. Jéssica disse esta semana ao BLOG que a política está no seu sangue, e que enquanto o povo lhe quiser estará na luta. “Posso lhe dizer sim que serei candidata a prefeita de Cruzeiro do Sul”, afirmou.Jéssica é de fato uma oponente de peso, a maior liderança da oposição no Juruá, e com força política para enfrentar o atual prefeito de Cruzeiro do Sul, Zequinha (PP), que deverá buscar a sua reeleição.ASSUNTO DECIDIDOQUEM faz parte do círculo mais fechado em torno do ex-deputado Ney Amorim (PODEMOS), revelou ao BLOG de que a manifestação ao seu grupo de que, ele vai disputar a PMRB em 2024, é para valer. A sua meta é conseguir ser o candidato a ser apoiado pelo Gladson.REDUTO NA CAPITALNEY AMORIM foi o segundo colocado na última eleição para senador e tem a sua maior base eleitoral na capital.NÃO VAI TER GOLPE MILITAR, E A VIDA CONTINUACADA UM FAZ o que bem entender da sua vida. Se quiser ficar berrando em frente aos quartéis pedindo a volta da ditadura, bom proveito. Mas é perda de tempo, o Bolsonaro já reconheceu a derrota e a vida continua.TRANSIÇÃO COMEÇOUATÉ a transição do poder já começou, com o Bolsonaro indicando os ministros Paulo Guedes e Ciro Nogueira, para tratar dos trâmites com os indicados pelo PT.DERROTA NÃO É ARGUMENTOHAVERIA razão para os protestos pela derrota do Bolsonaro, se a eleição tivesse sido fraudada, mas foi uma eleição limpa, transparente, e não foi achada uma irregularidade nas urnas eletrônicas. O jogo acabou.ATOS DEMOCRÁTICOSO PREFEITO Bocalom e o governador Gladson estiveram na linha de frente da campanha do Bolsonaro no estado, mas assim que deu Lula, disseram aceitar o resultado e reconheceram o vencedor. Isso sim, é democracia.NEM TOMARIA POSSEESTRANHA foi a presença do deputado federal eleito Coronel Ulysses, na frente do quartel a favor da intervenção militar. Alguém precisa lhe dizer que, numa ditadura o Congresso é o primeiro lugar a ser fechado.POSIÇÃO COERENTEPOSIÇÃO coerente foi a da deputada federal eleita Socorro Neri (PP). Não vai aderir ao Lula, mas ressaltou não crer nas pautas bolsonaristas que o mundo acabará.NO MESMO TOMQUEM FOI no mesmo tom da Socorro Neri foram a deputada federal Meire Serafim (União Brasil) e o deputado Pedro Longo (PDT), para os quais a eleição acabou, teremos um novo presidente e a vida segue.TEM QUE SABER PERDERQUEM entra numa eleição, é porque aceitou as regras do jogo. E se entrou e perdeu tem que ser altivo para reconhecer a vitória do adversário, é assim que agem os grandes políticos, Saber perder, é uma virtude política.NÃO TEM DO QUE SE PREOCUPARESTA SEMANA, eu li a declaração de uma das cabeças pensantes regionais do agronegócio da categoria estar aflita com a vitória do Lula. Os que agem dentro da lei não têm do que se preocupar, quem deve se preocupar é o grileiro, quem garimpa em terras indígenas e etc.AGORA É AMÉM E SIM SENHORO PREFEITO Bocalom tirou a sorte grande na eleição que passou. Os únicos vereadores que lhe faziam oposição dura e para valer na Câmara Municipal, foram eleitos.SEM PROBLEMASJÁ NA ALEAC, o governador Gladson deverá ter no máximo três parlamentares na trincheira da oposição, o restante, com cargos no governo, fará o seu jogo.MIRANDO CARGO“É NATURAL que eu faça indicação para algum dos órgãos federais no estado, afinal, estarei na bancada de apoio ao Lula, com voto”. Senador Sérgio Petecão (PSD).MAIORIA ESMAGADORAÉ ESMAGADORA no MDB a maioria que quer a continuidade do deputado federal Flaviano Melo (MDB) no comando do partido. Só não ficará se não quiser.NÃO SERÁ DE ADMIRARNÃO SERÁ de se admirar se o ex-prefeito Marcus Alexandre aparecer na direção do INCRA OU DNIT, dois órgãos que podem lhe deixar na mídia para 2024.NOME PLURALEXISTE UM SENTIMENTO no PT de que deve ser montada uma grande frente política até com partidos mais conservadores, para lançar um nome a prefeito de Rio Branco que seja plural e não apenas de cara petista.META PRINCIPAISO EX-SENADOR Jorge Viana (PT) tem como metas principais conseguir levar alguns parlamentares federais eleitos para a base de apoio ao Lula, montar uma frente para ganhar a prefeitura da capital em 2024, e ser escolhido para o futuro ministério do governo do PT.FRASE MARCANTE“O homem conhece tão pouco a sua fraqueza, quanto o boi a sua força”. Ditado chinê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Quem apostou que pelo fato do MDB não ter conseguido legenda para a sua reeleição a deputada federal, deixaria a Jéssica Sales (MDB),  que teve quase...</text:p>
          </table:table-cell>
          <table:table-cell office:value-type="string" calcext:value-type="string">
            <text:p>Luis Carlos Moreira Jorge</text:p>
          </table:table-cell>
          <table:table-cell table:number-columns-repeated="16376"/>
        </table:table-row>
        <table:table-row table:style-name="ro1">
          <table:table-cell office:value-type="string" calcext:value-type="string">
            <text:p>03/11/2022</text:p>
          </table:table-cell>
          <table:table-cell office:value-type="string" calcext:value-type="string">
            <text:p>https://i0.wp.com/ac24horas.com/wp-content/uploads/2022/05/BOCALOM_PAGAMENTO.jpg?resize=400%2C240&amp;ssl=1</text:p>
          </table:table-cell>
          <table:table-cell office:value-type="string" calcext:value-type="string">
            <text:p>Destaque 4</text:p>
          </table:table-cell>
          <table:table-cell office:value-type="string" calcext:value-type="string">
            <text:p>Bocalom cria comissão para os Objetivos de Desenvolvimento Sustentável da ONU</text:p>
          </table:table-cell>
          <table:table-cell office:value-type="string" calcext:value-type="string">
            <text:p>https://ac24horas.com/2022/11/03/bocalom-cria-comissao-para-os-objetivos-de-desenvolvimento-sustentavel-da-onu/</text:p>
          </table:table-cell>
          <table:table-cell office:value-type="string" calcext:value-type="string">
            <text:p>O prefeito Tião Bocalom publicou no Diário Oficial desta quinta-feira, 3, a criação da Comissão Municipal para os Objetivos de Desenvolvimento Sustentável com a finalidade de internalizar, difundir e dar transparência ao processo de implementação da Agenda 2030, para o Desenvolvimento Sustentável da Organização das Nações Unidas, em Rio Branco.Compete à Comissão Municipal para os Objetivos de Desenvolvimento Sustentável: Internalizar, difundir e dar transparência ao processo de implementação da Agenda 2030 no município de Rio Branco, Identificar, sistematizar e divulgar boas práticas e iniciativas que colaborem para o alcance dos ODS Propor estratégias, instrumentos e ações para implementação dos ODS, além de outras atribuições.A Comissão Municipal para os Objetivos de Desenvolvimento Sustentável será integrada por um representante, titular e suplente das principais secretarias municipais e de outras instituições como Centro de Defesa dos Direitos Humanos e Educação Popular do Acre – CDDHEP; SOS AMAZÔNIA; Universidade Federal do Acre – UFAC; Empresa Brasileira de Pesquisa Agropecuária – Embrapa/AC; Federação das Indústrias do Estado do Acre – FIEAC; Federação do Comércio de Bens, Serviços e Turismo – Fecomércio/AC; Instituto Federal de Educação, Ciências e Tecnologia do Acre – IFAC e Serviço Brasileiro de Apoio às Micro e Pequenas Empresas do Estado do Acre – SEBRAE/AC.A Comissão Municipal para os Objetivos de Desenvolvimento Sustentável poderá convidar representantes de órgãos e entidades públicos, da sociedade civil e do setor privado para colaborar com as suas atividades. A Comissão Municipal para os Objetivos de Desenvolvimento Sustentável poderá convidar representantes de órgãos e entidades públicos, da sociedade civil e do setor privado para colaborar com as suas atividades.Compartilhe isso:Clique para compartilhar no WhatsApp(abre em nova janela)Clique para compartilhar no Facebook(abre em nova janela)Clique para compartilhar no Twitter(abre em nova janela)Clique para compartilhar no Telegram(abre em nova janela)Clique para compartilhar no LinkedIn(abre em nova janela)Clique para imprimir(abre em nova janela)</text:p>
          </table:table-cell>
          <table:table-cell office:value-type="string" calcext:value-type="string">
            <text:p>O prefeito Tião Bocalom publicou no Diário Oficial desta quinta-feira, 3, a criação da Comissão Municipal para os Objetivos de Desenvolvimento Sustentável com a finalidade de...</text:p>
          </table:table-cell>
          <table:table-cell office:value-type="string" calcext:value-type="string">
            <text:p>Leônidas Badaró</text:p>
          </table:table-cell>
          <table:table-cell table:number-columns-repeated="16376"/>
        </table:table-row>
        <table:table-row table:style-name="ro1" table:number-rows-repeated="1048545">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Cameli" style:display-name="PageStyle_Cameli" style:page-layout-name="Mpm1">
      <style:header style:display="false"/>
      <style:header-left style:display="false"/>
      <style:header-first style:display="false"/>
      <style:footer style:display="false"/>
      <style:footer-left style:display="false"/>
      <style:footer-first style:display="false"/>
    </style:master-page>
    <style:master-page style:name="PageStyle_5f_Bocalom" style:display-name="PageStyle_Bocalom" style:page-layout-name="Mpm1">
      <style:header style:display="false"/>
      <style:header-left style:display="false"/>
      <style:header-first style:display="false"/>
      <style:footer style:display="false"/>
      <style:footer-left style:display="false"/>
      <style:footer-first style:display="false"/>
    </style:master-page>
    <style:master-page style:name="PageStyle_5f_Ac24horas_20_Scraping" style:display-name="PageStyle_Ac24horas Scraping"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penpyxl</meta:initial-creator>
    <meta:creation-date>2022-11-29T06:26:08</meta:creation-date>
    <dc:date>2022-11-29T01:54:15.196000000</dc:date>
    <meta:generator>LibreOffice/7.4.3.2$Windows_X86_64 LibreOffice_project/1048a8393ae2eeec98dff31b5c133c5f1d08b890</meta:generator>
    <meta:editing-duration>PT14M41S</meta:editing-duration>
    <meta:editing-cycles>1</meta:editing-cycles>
    <meta:document-statistic meta:table-count="3" meta:cell-count="7973" meta:object-count="0"/>
    <meta:user-defined meta:name="AppVersion">3.0</meta:user-defined>
  </office:meta>
</office:document-meta>
</file>